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/>
    <style:font-face style:name="Helvetica" svg:font-family="Helvetica"/>
    <style:font-face style:name="Helvetica Neue" svg:font-family="'Helvetica Neue'"/>
    <style:font-face style:name="Kailasa Regular" svg:font-family="'Kailasa Regular'"/>
    <style:font-face style:name="Liberation Sans" svg:font-family="'Liberation Sans'" style:font-family-generic="swiss" style:font-pitch="variable"/>
    <style:font-face style:name="Monlam Uni OuChan2" svg:font-family="'Monlam Uni OuChan2'"/>
    <style:font-face style:name="Monlam Uni OuChan21" svg:font-family="'Monlam Uni OuChan2'" style:font-family-generic="system" style:font-pitch="variable"/>
    <style:font-face style:name="Monlam Uni OuChan3" svg:font-family="'Monlam Uni OuChan3'"/>
    <style:font-face style:name="Monlam Uni OuChan31" svg:font-family="'Monlam Uni OuChan3'" style:font-family-generic="system" style:font-pitch="variable"/>
    <style:font-face style:name="Monlam Uni OuChan32" svg:font-family="'Monlam Uni OuChan3'" style:font-pitch="variable"/>
    <style:font-face style:name="PingFang SC" svg:font-family="'PingFang SC'" style:font-family-generic="system" style:font-pitch="variable"/>
    <style:font-face style:name="SambhotaUnicode" svg:font-family="SambhotaUnicode" style:font-pitch="variable"/>
    <style:font-face style:name="SambhotaUnicode Regular" svg:font-family="'SambhotaUnicode Regular'"/>
    <style:font-face style:name="SambhotaUnicode Regular1" svg:font-family="'SambhotaUnicode Regular'" style:font-family-generic="system" style:font-pitch="variable"/>
    <style:font-face style:name="SambhotaUnicode1" svg:font-family="SambhotaUnicode"/>
    <style:font-face style:name="Times New Roman" svg:font-family="'Times New Roman'"/>
    <style:font-face style:name="Times New Roman1" svg:font-family="'Times New Roman'" style:font-family-generic="system" style:font-pitch="variable"/>
    <style:font-face style:name="Times Roman" svg:font-family="'Times Roman'"/>
    <style:font-face style:name="Times Roman1" svg:font-family="'Times Roman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fo:margin-top="0in" fo:margin-bottom="0in" style:contextual-spacing="false" fo:text-align="center" style:justify-single-word="false" fo:text-indent="0.25in" style:auto-text-indent="false" style:writing-mode="lr-tb"/>
      <style:text-properties style:font-name="SambhotaUnicode" style:font-name-complex="SambhotaUnicode"/>
    </style:style>
    <style:style style:name="P2" style:family="paragraph" style:parent-style-name="Default">
      <style:paragraph-properties fo:margin-left="0in" fo:margin-right="0in" fo:margin-top="0in" fo:margin-bottom="0in" style:contextual-spacing="false" fo:text-align="center" style:justify-single-word="false" fo:text-indent="0.25in" style:auto-text-indent="false" fo:break-before="page" style:writing-mode="lr-tb"/>
      <style:text-properties style:font-name="SambhotaUnicode" style:font-name-complex="SambhotaUnicode"/>
    </style:style>
    <style:style style:name="P3" style:family="paragraph" style:parent-style-name="Default" style:master-page-name="Converted4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" style:font-name-complex="SambhotaUnicode"/>
    </style:style>
    <style:style style:name="P4" style:family="paragraph" style:parent-style-name="Default" style:master-page-name="Converted5">
      <style:paragraph-properties fo:margin-left="0in" fo:margin-right="0in" fo:margin-top="0in" fo:margin-bottom="0in" style:contextual-spacing="false" fo:text-align="center" style:justify-single-word="false" fo:text-indent="0.25in" style:auto-text-indent="false" style:page-number="auto" style:writing-mode="lr-tb"/>
      <style:text-properties style:font-name="SambhotaUnicode" style:font-name-complex="SambhotaUnicode"/>
    </style:style>
    <style:style style:name="P5" style:family="paragraph" style:parent-style-name="Default" style:master-page-name="Converted1">
      <style:paragraph-properties fo:margin-left="0in" fo:margin-right="0in" fo:margin-top="0in" fo:margin-bottom="0.0193in" style:contextual-spacing="false" fo:line-height="100%" fo:text-align="justify" style:justify-single-word="false" fo:text-indent="0.25in" style:auto-text-indent="false" style:page-number="auto" style:writing-mode="lr-tb"/>
      <style:text-properties style:font-name="SambhotaUnicode" style:font-name-complex="SambhotaUnicode"/>
    </style:style>
    <style:style style:name="P6" style:family="paragraph" style:parent-style-name="Default">
      <style:paragraph-properties fo:margin-left="0in" fo:margin-right="0in" fo:margin-top="0in" fo:margin-bottom="0.0193in" style:contextual-spacing="false" fo:line-height="100%" fo:text-align="justify" style:justify-single-word="false" fo:text-indent="0.25in" style:auto-text-indent="false" style:writing-mode="lr-tb"/>
      <style:text-properties style:font-name="SambhotaUnicode" style:font-name-complex="SambhotaUnicode"/>
    </style:style>
    <style:style style:name="P7" style:family="paragraph" style:parent-style-name="Default">
      <style:paragraph-properties fo:margin-left="0in" fo:margin-right="0in" fo:margin-top="0in" fo:margin-bottom="0.0193in" style:contextual-spacing="false" fo:line-height="100%" fo:text-align="justify" style:justify-single-word="false" fo:text-indent="0.25in" style:auto-text-indent="false" style:writing-mode="lr-tb"/>
      <style:text-properties style:font-name="SambhotaUnicode" officeooo:paragraph-rsid="0016c617" style:font-name-complex="SambhotaUnicode"/>
    </style:style>
    <style:style style:name="P8" style:family="paragraph" style:parent-style-name="Default">
      <style:paragraph-properties fo:margin-left="0in" fo:margin-right="0.0311in" fo:margin-top="0in" fo:margin-bottom="0.0193in" style:contextual-spacing="false" fo:line-height="100%" fo:text-align="end" style:justify-single-word="false" fo:text-indent="0.25in" style:auto-text-indent="false" style:writing-mode="lr-tb"/>
      <style:text-properties style:font-name="SambhotaUnicode" style:font-name-complex="SambhotaUnicode"/>
    </style:style>
    <style:style style:name="P9" style:family="paragraph" style:parent-style-name="Default">
      <style:paragraph-properties fo:margin-left="0in" fo:margin-right="0in" fo:margin-top="0in" fo:margin-bottom="0.0193in" style:contextual-spacing="false" fo:line-height="100%" fo:text-align="center" style:justify-single-word="false" fo:text-indent="0.25in" style:auto-text-indent="false" style:writing-mode="lr-tb"/>
      <style:text-properties style:font-name="SambhotaUnicode" style:font-name-complex="SambhotaUnicode"/>
    </style:style>
    <style:style style:name="P10" style:family="paragraph" style:parent-style-name="Default">
      <style:paragraph-properties fo:margin-left="0in" fo:margin-right="0.0311in" fo:margin-top="0.0701in" fo:margin-bottom="0in" style:contextual-spacing="false" fo:line-height="100%" fo:text-align="center" style:justify-single-word="false" fo:text-indent="0in" style:auto-text-indent="false" fo:break-before="page" style:writing-mode="lr-tb"/>
      <style:text-properties style:font-name="SambhotaUnicode" style:font-name-complex="SambhotaUnicode"/>
    </style:style>
    <style:style style:name="P11" style:family="paragraph" style:parent-style-name="Default">
      <style:paragraph-properties fo:margin-left="0in" fo:margin-right="0.0311in" fo:margin-top="0in" fo:margin-bottom="0in" style:contextual-spacing="false" fo:line-height="100%" fo:text-align="start" style:justify-single-word="false" fo:text-indent="0in" style:auto-text-indent="false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" style:font-name-complex="SambhotaUnicode"/>
    </style:style>
    <style:style style:name="P12" style:family="paragraph" style:parent-style-name="Default" style:master-page-name="Converted3">
      <style:paragraph-properties fo:margin-left="1in" fo:margin-right="0.8646in" fo:margin-top="0in" fo:margin-bottom="0in" style:contextual-spacing="false" fo:text-align="justify" style:justify-single-word="false" fo:text-indent="0.3484in" style:auto-text-indent="false" style:page-number="auto" style:writing-mode="lr-tb"/>
      <style:text-properties style:font-name="SambhotaUnicode" style:font-name-complex="SambhotaUnicode"/>
    </style:style>
    <style:style style:name="P13" style:family="paragraph" style:parent-style-name="Default">
      <style:paragraph-properties fo:margin-left="1in" fo:margin-right="0.8646in" fo:margin-top="0in" fo:margin-bottom="0in" style:contextual-spacing="false" fo:text-align="justify" style:justify-single-word="false" fo:text-indent="0.3484in" style:auto-text-indent="false" style:writing-mode="lr-tb"/>
      <style:text-properties style:font-name="SambhotaUnicode" style:font-name-complex="SambhotaUnicode"/>
    </style:style>
    <style:style style:name="P14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style:font-name-complex="SambhotaUnicode"/>
    </style:style>
    <style:style style:name="P15" style:family="paragraph" style:parent-style-name="Default">
      <style:paragraph-properties fo:margin-left="0.6in" fo:margin-right="0.5in" fo:margin-top="0in" fo:margin-bottom="0in" style:contextual-spacing="false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" style:font-name-complex="SambhotaUnicode"/>
    </style:style>
    <style:style style:name="P16" style:family="paragraph" style:parent-style-name="Default">
      <style:paragraph-properties fo:margin-left="0.4in" fo:margin-right="0.3in" fo:margin-top="0in" fo:margin-bottom="0in" style:contextual-spacing="false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" style:font-name-complex="SambhotaUnicode"/>
    </style:style>
    <style:style style:name="P17" style:family="paragraph" style:parent-style-name="Default">
      <style:paragraph-properties fo:margin-left="0.6in" fo:margin-right="0.5311in" fo:margin-top="0in" fo:margin-bottom="0in" style:contextual-spacing="false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" style:font-name-complex="SambhotaUnicode"/>
    </style:style>
    <style:style style:name="P18" style:family="paragraph" style:parent-style-name="Default">
      <style:paragraph-properties fo:margin-left="1in" fo:margin-right="0.8646in" fo:margin-top="0in" fo:margin-bottom="0in" style:contextual-spacing="false" fo:text-align="justify" style:justify-single-word="false" fo:text-indent="0.3484in" style:auto-text-indent="false" style:writing-mode="lr-tb"/>
      <style:text-properties style:font-name="SambhotaUnicode" officeooo:paragraph-rsid="001bbf95" style:font-name-complex="SambhotaUnicode"/>
    </style:style>
    <style:style style:name="P19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officeooo:paragraph-rsid="001ea14d" style:font-name-complex="SambhotaUnicode"/>
    </style:style>
    <style:style style:name="P20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officeooo:paragraph-rsid="002291b8" style:font-name-complex="SambhotaUnicode"/>
    </style:style>
    <style:style style:name="P21" style:family="paragraph" style:parent-style-name="Default">
      <style:paragraph-properties fo:margin-left="0.8in" fo:margin-right="0.3957in" fo:margin-top="0in" fo:margin-bottom="0in" style:contextual-spacing="false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22" style:family="paragraph" style:parent-style-name="Default">
      <style:paragraph-properties fo:margin-left="1in" fo:margin-right="0.8335in" fo:margin-top="0in" fo:margin-bottom="0in" style:contextual-spacing="false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23" style:family="paragraph" style:parent-style-name="Default">
      <style:paragraph-properties fo:margin-left="0.8in" fo:margin-right="0.3646in" fo:margin-top="0in" fo:margin-bottom="0in" style:contextual-spacing="false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24" style:family="paragraph" style:parent-style-name="Default">
      <style:paragraph-properties fo:margin-left="0.8in" fo:margin-right="0in" fo:margin-top="0in" fo:margin-bottom="0in" style:contextual-spacing="false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25" style:family="paragraph" style:parent-style-name="Default">
      <style:paragraph-properties fo:margin-left="0.9in" fo:margin-right="0.8646in" fo:margin-top="0in" fo:margin-bottom="0in" style:contextual-spacing="false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26" style:family="paragraph" style:parent-style-name="Default">
      <style:paragraph-properties fo:margin-left="1in" fo:margin-right="0.8646in" fo:margin-top="0in" fo:margin-bottom="0in" style:contextual-spacing="false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27" style:family="paragraph" style:parent-style-name="Default">
      <style:paragraph-properties fo:margin-left="0in" fo:margin-right="0in" fo:margin-top="0in" fo:margin-bottom="0in" style:contextual-spacing="false" fo:line-height="130%" fo:text-align="justify" style:justify-single-word="false" fo:text-indent="0.25in" style:auto-text-indent="false" style:writing-mode="lr-tb"/>
      <style:text-properties style:font-name="SambhotaUnicode" style:font-name-complex="SambhotaUnicode"/>
    </style:style>
    <style:style style:name="P28" style:family="paragraph" style:parent-style-name="Default">
      <style:paragraph-properties fo:margin-left="0.8in" fo:margin-right="0in" fo:margin-top="0in" fo:margin-bottom="0in" style:contextual-spacing="false" fo:line-height="130%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29" style:family="paragraph" style:parent-style-name="Default">
      <style:paragraph-properties fo:margin-left="0in" fo:margin-right="0in" fo:margin-top="0in" fo:margin-bottom="0in" style:contextual-spacing="false" fo:line-height="110%" fo:text-align="justify" style:justify-single-word="false" fo:text-indent="0.25in" style:auto-text-indent="false" style:writing-mode="lr-tb"/>
      <style:text-properties style:font-name="SambhotaUnicode" style:font-name-complex="SambhotaUnicode"/>
    </style:style>
    <style:style style:name="P30" style:family="paragraph" style:parent-style-name="Default">
      <style:paragraph-properties fo:margin-left="0.6in" fo:margin-right="0.5in" fo:margin-top="0in" fo:margin-bottom="0in" style:contextual-spacing="false" fo:line-height="110%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" style:font-name-complex="SambhotaUnicode"/>
    </style:style>
    <style:style style:name="P31" style:family="paragraph" style:parent-style-name="Default">
      <style:paragraph-properties fo:margin-left="0.4in" fo:margin-right="0.3in" fo:margin-top="0in" fo:margin-bottom="0in" style:contextual-spacing="false" fo:line-height="110%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" style:font-name-complex="SambhotaUnicode"/>
    </style:style>
    <style:style style:name="P32" style:family="paragraph" style:parent-style-name="Default">
      <style:paragraph-properties fo:margin-left="1in" fo:margin-right="0.8335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33" style:family="paragraph" style:parent-style-name="Default">
      <style:paragraph-properties fo:margin-left="0.8in" fo:margin-right="0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34" style:family="paragraph" style:parent-style-name="Default">
      <style:paragraph-properties fo:margin-left="0.8in" fo:margin-right="0.3646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35" style:family="paragraph" style:parent-style-name="Default">
      <style:paragraph-properties fo:margin-left="1in" fo:margin-right="0.8646in" fo:margin-top="0in" fo:margin-bottom="0in" style:contextual-spacing="false" fo:line-height="110%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36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" officeooo:paragraph-rsid="0019eb68" style:font-name-complex="SambhotaUnicode"/>
    </style:style>
    <style:style style:name="P37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" officeooo:paragraph-rsid="001e9e9f" style:font-name-complex="SambhotaUnicode"/>
    </style:style>
    <style:style style:name="P38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" officeooo:paragraph-rsid="002291b8" style:font-name-complex="SambhotaUnicode"/>
    </style:style>
    <style:style style:name="P39" style:family="paragraph" style:parent-style-name="Default">
      <style:paragraph-properties fo:margin-left="0in" fo:margin-right="0in" fo:margin-top="0in" fo:margin-bottom="0in" style:contextual-spacing="false" fo:line-height="120%" fo:text-align="justify" style:justify-single-word="false" fo:text-indent="0.25in" style:auto-text-indent="false" style:writing-mode="lr-tb"/>
      <style:text-properties style:font-name="SambhotaUnicode" style:font-name-complex="SambhotaUnicode"/>
    </style:style>
    <style:style style:name="P40" style:family="paragraph" style:parent-style-name="Default">
      <style:paragraph-properties fo:margin-left="0.6in" fo:margin-right="0.5in" fo:margin-top="0in" fo:margin-bottom="0in" style:contextual-spacing="false" fo:line-height="120%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" style:font-name-complex="SambhotaUnicode"/>
    </style:style>
    <style:style style:name="P41" style:family="paragraph" style:parent-style-name="Default">
      <style:paragraph-properties fo:margin-left="0.8in" fo:margin-right="0in" fo:margin-top="0in" fo:margin-bottom="0in" style:contextual-spacing="false" fo:line-height="120%" fo:text-align="start" style:justify-single-word="false" fo:text-indent="0in" style:auto-text-indent="false" style:writing-mode="lr-tb"/>
      <style:text-properties style:font-name="SambhotaUnicode" style:font-name-complex="SambhotaUnicode"/>
    </style:style>
    <style:style style:name="P42" style:family="paragraph" style:parent-style-name="Default">
      <style:paragraph-properties fo:margin-left="0in" fo:margin-right="0.0311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" style:font-name-complex="SambhotaUnicode"/>
    </style:style>
    <style:style style:name="P43" style:family="paragraph" style:parent-style-name="Default">
      <style:paragraph-properties fo:margin-left="0in" fo:margin-right="0in" fo:margin-top="0in" fo:margin-bottom="0in" style:contextual-spacing="false" fo:text-align="center" style:justify-single-word="false" fo:text-indent="0.25in" style:auto-text-indent="false" style:writing-mode="lr-tb"/>
      <style:text-properties style:font-name="SambhotaUnicode" fo:font-size="19pt" style:font-name-asian="SambhotaUnicode Regular1" style:font-size-asian="19pt" style:font-name-complex="SambhotaUnicode" style:font-size-complex="19pt"/>
    </style:style>
    <style:style style:name="P44" style:family="paragraph" style:parent-style-name="Default">
      <style:paragraph-properties fo:margin-left="0in" fo:margin-right="0in" fo:margin-top="0in" fo:margin-bottom="0.0193in" style:contextual-spacing="false" fo:line-height="100%" fo:text-align="center" style:justify-single-word="false" fo:text-indent="0.25in" style:auto-text-indent="false" style:writing-mode="lr-tb"/>
      <style:text-properties style:font-name="SambhotaUnicode" fo:font-size="19pt" style:font-name-asian="SambhotaUnicode Regular1" style:font-size-asian="19pt" style:font-name-complex="SambhotaUnicode" style:font-size-complex="19pt"/>
    </style:style>
    <style:style style:name="P45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9pt" style:font-name-asian="SambhotaUnicode Regular1" style:font-size-asian="19pt" style:font-name-complex="SambhotaUnicode" style:font-size-complex="19pt"/>
    </style:style>
    <style:style style:name="P46" style:family="paragraph" style:parent-style-name="Default">
      <style:paragraph-properties fo:margin-left="0in" fo:margin-right="0.0311in" fo:margin-top="0.0701in" fo:margin-bottom="0in" style:contextual-spacing="false" fo:line-height="100%" fo:text-align="justify" style:justify-single-word="false" fo:text-indent="0in" style:auto-text-indent="false" style:writing-mode="lr-tb"/>
      <style:text-properties style:font-name="SambhotaUnicode" fo:font-size="19pt" style:font-name-asian="Times Roman1" style:font-size-asian="19pt" style:font-name-complex="SambhotaUnicode" style:font-size-complex="19pt"/>
    </style:style>
    <style:style style:name="P47" style:family="paragraph" style:parent-style-name="Default">
      <style:paragraph-properties fo:margin-left="0in" fo:margin-right="0.0311in" fo:margin-top="0in" fo:margin-bottom="0.05in" style:contextual-spacing="false" fo:line-height="100%" fo:text-align="start" style:justify-single-word="false" fo:text-indent="0.35in" style:auto-text-indent="false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" fo:font-size="18pt" style:font-name-asian="Times Roman1" style:font-size-asian="18pt" style:font-name-complex="SambhotaUnicode" style:font-size-complex="18pt"/>
    </style:style>
    <style:style style:name="P48" style:family="paragraph" style:parent-style-name="Default" style:master-page-name="Converted2">
      <style:paragraph-properties fo:margin-left="0in" fo:margin-right="0.0311in" fo:margin-top="0in" fo:margin-bottom="0in" style:contextual-spacing="false" fo:line-height="100%" fo:text-align="center" style:justify-single-word="false" fo:text-indent="0in" style:auto-text-indent="false" style:page-number="auto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" style:font-name-complex="Monlam Uni OuChan32"/>
    </style:style>
    <style:style style:name="P49" style:family="paragraph" style:parent-style-name="Default">
      <style:paragraph-properties fo:margin-left="0in" fo:margin-right="0in" fo:margin-top="0in" fo:margin-bottom="0.0193in" style:contextual-spacing="false" fo:line-height="100%" fo:text-align="center" style:justify-single-word="false" fo:text-indent="0.25in" style:auto-text-indent="false" style:writing-mode="lr-tb"/>
      <style:text-properties style:font-name="SambhotaUnicode" style:font-name-complex="Monlam Uni OuChan32"/>
    </style:style>
    <style:style style:name="P50" style:family="paragraph" style:parent-style-name="Default">
      <style:paragraph-properties fo:margin-left="0in" fo:margin-right="0in" fo:margin-top="0in" fo:margin-bottom="0.0193in" style:contextual-spacing="false" fo:line-height="115%" fo:text-align="center" style:justify-single-word="false" fo:text-indent="0.25in" style:auto-text-indent="false" fo:break-before="page" style:writing-mode="lr-tb"/>
      <style:text-properties style:font-name="SambhotaUnicode" style:font-name-complex="Monlam Uni OuChan32"/>
    </style:style>
    <style:style style:name="P51" style:family="paragraph" style:parent-style-name="Default">
      <style:paragraph-properties fo:margin-left="0in" fo:margin-right="0in" fo:margin-top="0in" fo:margin-bottom="0.0193in" style:contextual-spacing="false" fo:line-height="115%" fo:text-align="center" style:justify-single-word="false" fo:text-indent="0.25in" style:auto-text-indent="false" style:writing-mode="lr-tb"/>
      <style:text-properties style:font-name="SambhotaUnicode" style:font-name-complex="Monlam Uni OuChan32"/>
    </style:style>
    <style:style style:name="P52" style:family="paragraph" style:parent-style-name="Default">
      <style:paragraph-properties fo:margin-left="0in" fo:margin-right="0.0311in" fo:margin-top="0in" fo:margin-bottom="0in" style:contextual-spacing="false" fo:line-height="115%" fo:text-align="center" style:justify-single-word="false" fo:text-indent="0in" style:auto-text-indent="false" style:writing-mode="lr-tb">
        <style:tab-stops>
          <style:tab-stop style:position="0.3in"/>
          <style:tab-stop style:position="0.6528in"/>
          <style:tab-stop style:position="4.8445in" style:type="right"/>
        </style:tab-stops>
      </style:paragraph-properties>
      <style:text-properties style:font-name="SambhotaUnicode" style:font-name-complex="Monlam Uni OuChan32"/>
    </style:style>
    <style:style style:name="P53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8.7999992370605pt" style:font-size-asian="18.7999992370605pt" style:font-name-complex="SambhotaUnicode" style:font-size-complex="18.7999992370605pt"/>
    </style:style>
    <style:style style:name="P54" style:family="paragraph" style:parent-style-name="Default">
      <style:paragraph-properties fo:margin-left="0.4in" fo:margin-right="0.3in" fo:margin-top="0in" fo:margin-bottom="0in" style:contextual-spacing="false" fo:text-align="justify" style:justify-single-word="false" fo:text-indent="0in" style:auto-text-indent="false" style:writing-mode="lr-tb">
        <style:tab-stops>
          <style:tab-stop style:position="1.1118in"/>
        </style:tab-stops>
      </style:paragraph-properties>
      <style:text-properties style:font-name="SambhotaUnicode" fo:font-size="18.7999992370605pt" style:font-size-asian="18.7999992370605pt" style:font-name-complex="SambhotaUnicode" style:font-size-complex="18.7999992370605pt"/>
    </style:style>
    <style:style style:name="P55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8.5pt" style:font-size-asian="18.5pt" style:font-name-complex="SambhotaUnicode" style:font-size-complex="18.5pt"/>
    </style:style>
    <style:style style:name="P56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8.6000003814697pt" style:font-size-asian="18.6000003814697pt" style:font-name-complex="SambhotaUnicode" style:font-size-complex="18.6000003814697pt"/>
    </style:style>
    <style:style style:name="P57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8.3999996185303pt" style:font-size-asian="18.3999996185303pt" style:font-name-complex="SambhotaUnicode" style:font-size-complex="18.3999996185303pt"/>
    </style:style>
    <style:style style:name="P58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9.2999992370605pt" style:font-size-asian="19.2999992370605pt" style:font-name-complex="SambhotaUnicode" style:font-size-complex="19.2999992370605pt"/>
    </style:style>
    <style:style style:name="P59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8.2999992370605pt" style:font-size-asian="18.2999992370605pt" style:font-name-complex="SambhotaUnicode" style:font-size-complex="18.2999992370605pt"/>
    </style:style>
    <style:style style:name="P60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8.1000003814697pt" style:font-size-asian="18.1000003814697pt" style:font-name-complex="SambhotaUnicode" style:font-size-complex="18.1000003814697pt"/>
    </style:style>
    <style:style style:name="P61" style:family="paragraph" style:parent-style-name="Default">
      <style:paragraph-properties fo:margin-left="0in" fo:margin-right="0in" fo:margin-top="0in" fo:margin-bottom="0in" style:contextual-spacing="false" fo:text-align="justify" style:justify-single-word="false" fo:text-indent="0.25in" style:auto-text-indent="false" style:writing-mode="lr-tb"/>
      <style:text-properties style:font-name="SambhotaUnicode" fo:font-size="19.2000007629395pt" style:font-size-asian="19.2000007629395pt" style:font-name-complex="SambhotaUnicode" style:font-size-complex="19.2000007629395pt"/>
    </style:style>
    <style:style style:name="P62" style:family="paragraph" style:parent-style-name="Header_20__26__20_Footer">
      <style:paragraph-properties fo:text-align="start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1" style:family="text">
      <style:text-properties fo:color="#000000" loext:opacity="100%" style:text-outline="false" fo:font-size="19pt" style:font-size-asian="19pt" style:font-size-complex="19pt"/>
    </style:style>
    <style:style style:name="T2" style:family="text">
      <style:text-properties fo:color="#000000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3" style:family="text">
      <style:text-properties fo:color="#000000" loext:opacity="100%" style:text-outline="false" fo:font-size="19pt" fo:language="pt" fo:country="PT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4" style:family="text">
      <style:text-properties fo:color="#000000" loext:opacity="100%" style:text-outline="false" fo:font-size="18.5pt" style:font-size-asian="18.5pt" style:font-size-complex="18.5pt"/>
    </style:style>
    <style:style style:name="T5" style:family="text">
      <style:text-properties fo:color="#000000" loext:opacity="100%" style:text-outline="false" fo:font-size="18.5pt" fo:language="en" fo:country="US" fo:font-style="normal" fo:font-weight="normal" style:font-name-asian="Arial Unicode MS1" style:font-size-asian="18.5pt" style:font-style-asian="normal" style:font-weight-asian="normal" style:font-size-complex="18.5pt" style:font-style-complex="normal" style:font-weight-complex="normal"/>
    </style:style>
    <style:style style:name="T6" style:family="text">
      <style:text-properties fo:color="#000000" loext:opacity="100%" style:text-outline="false" fo:font-size="16pt" fo:language="en" fo:country="US" fo:font-style="normal" fo:font-weight="normal" style:font-name-asian="Arial Unicode MS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000000" loext:opacity="100%" style:text-outline="false" fo:font-size="16pt" style:font-size-asian="16pt" style:font-size-complex="16pt"/>
    </style:style>
    <style:style style:name="T8" style:family="text">
      <style:text-properties fo:color="#000000" loext:opacity="100%" style:text-outline="false" fo:font-size="18pt" fo:language="en" fo:country="US" fo:font-style="normal" fo:font-weight="normal" style:font-name-asian="Arial Unicode MS1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loext:opacity="100%" style:text-outline="false" fo:font-size="18pt" style:font-size-asian="18pt" style:font-size-complex="18pt"/>
    </style:style>
    <style:style style:name="T10" style:family="text">
      <style:text-properties fo:color="#000000" loext:opacity="100%" style:text-outline="false" fo:font-size="18.7999992370605pt" style:font-size-asian="18.7999992370605pt" style:font-size-complex="18.7999992370605pt"/>
    </style:style>
    <style:style style:name="T11" style:family="text">
      <style:text-properties fo:color="#000000" loext:opacity="100%" style:text-outline="false" fo:font-size="18.7999992370605pt" fo:language="en" fo:country="US" fo:font-style="normal" fo:font-weight="normal" style:font-name-asian="Arial Unicode MS1" style:font-size-asian="18.7999992370605pt" style:font-style-asian="normal" style:font-weight-asian="normal" style:font-size-complex="18.7999992370605pt" style:font-style-complex="normal" style:font-weight-complex="normal"/>
    </style:style>
    <style:style style:name="T12" style:family="text">
      <style:text-properties fo:color="#000000" loext:opacity="100%" style:text-outline="false" fo:font-size="18.7999992370605pt" fo:language="pt" fo:country="PT" fo:font-style="normal" fo:font-weight="normal" style:font-name-asian="Arial Unicode MS1" style:font-size-asian="18.7999992370605pt" style:font-style-asian="normal" style:font-weight-asian="normal" style:font-size-complex="18.7999992370605pt" style:font-style-complex="normal" style:font-weight-complex="normal"/>
    </style:style>
    <style:style style:name="T13" style:family="text">
      <style:text-properties fo:color="#000000" loext:opacity="100%" style:text-outline="false"/>
    </style:style>
    <style:style style:name="T14" style:family="text">
      <style:text-properties fo:color="#000000" loext:opacity="100%" style:text-outline="false" fo:font-size="18.3999996185303pt" style:font-size-asian="18.3999996185303pt" style:font-size-complex="18.3999996185303pt"/>
    </style:style>
    <style:style style:name="T15" style:family="text">
      <style:text-properties fo:color="#000000" loext:opacity="100%" style:text-outline="false" fo:font-size="18.2000007629395pt" style:font-size-asian="18.2000007629395pt" style:font-size-complex="18.2000007629395pt"/>
    </style:style>
    <style:style style:name="T16" style:family="text">
      <style:text-properties fo:color="#929000" loext:opacity="100%" style:text-outline="false" fo:font-size="19pt" style:font-size-asian="19pt" style:font-size-complex="19pt"/>
    </style:style>
    <style:style style:name="T17" style:family="text">
      <style:text-properties fo:color="#ff9200" loext:opacity="100%" style:text-outline="false" fo:font-size="19pt" style:font-size-asian="19pt" style:font-size-complex="19pt"/>
    </style:style>
    <style:style style:name="T18" style:family="text">
      <style:text-properties fo:color="#ff6150" loext:opacity="100%" style:text-outline="false" fo:font-size="19pt" style:font-size-asian="19pt" style:font-size-complex="19pt"/>
    </style:style>
    <style:style style:name="T19" style:family="text">
      <style:text-properties fo:color="#ff6150" loext:opacity="100%" style:text-outline="false" fo:font-size="19pt" fo:language="en" fo:country="US" style:font-size-asian="19pt" style:font-size-complex="19pt"/>
    </style:style>
    <style:style style:name="T20" style:family="text">
      <style:text-properties fo:color="#ff6150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21" style:family="text">
      <style:text-properties fo:color="#ff6150" loext:opacity="100%" style:text-outline="false" fo:font-size="19pt" fo:language="pt" fo:country="PT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22" style:family="text">
      <style:text-properties fo:color="#ff6150" loext:opacity="100%" style:text-outline="false" fo:font-size="18.5pt" style:font-size-asian="18.5pt" style:font-size-complex="18.5pt"/>
    </style:style>
    <style:style style:name="T23" style:family="text">
      <style:text-properties fo:color="#ff6150" loext:opacity="100%" style:text-outline="false" fo:font-size="18.5pt" fo:language="en" fo:country="US" fo:font-style="normal" fo:font-weight="normal" style:font-name-asian="Arial Unicode MS1" style:font-size-asian="18.5pt" style:font-style-asian="normal" style:font-weight-asian="normal" style:font-size-complex="18.5pt" style:font-style-complex="normal" style:font-weight-complex="normal"/>
    </style:style>
    <style:style style:name="T24" style:family="text">
      <style:text-properties fo:color="#ff6150" loext:opacity="100%" style:text-outline="false" fo:font-size="18pt" style:font-size-asian="18pt" style:font-size-complex="18pt"/>
    </style:style>
    <style:style style:name="T25" style:family="text">
      <style:text-properties fo:color="#ff6150" loext:opacity="100%" style:text-outline="false" fo:font-size="18pt" fo:language="en" fo:country="US" fo:font-style="normal" fo:font-weight="normal" style:font-name-asian="Arial Unicode MS1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color="#ff6150" loext:opacity="100%" style:text-outline="false" fo:font-size="18.7999992370605pt" style:font-size-asian="18.7999992370605pt" style:font-size-complex="18.7999992370605pt"/>
    </style:style>
    <style:style style:name="T27" style:family="text">
      <style:text-properties fo:color="#ff6150" loext:opacity="100%" style:text-outline="false"/>
    </style:style>
    <style:style style:name="T28" style:family="text">
      <style:text-properties fo:color="#ff6150" loext:opacity="100%" style:text-outline="false" fo:font-size="18.3999996185303pt" style:font-size-asian="18.3999996185303pt" style:font-size-complex="18.3999996185303pt"/>
    </style:style>
    <style:style style:name="T29" style:family="text">
      <style:text-properties fo:color="#ff6150" loext:opacity="100%" style:text-outline="false" fo:font-size="18.3999996185303pt" fo:language="en" fo:country="US" fo:font-style="normal" fo:font-weight="normal" style:font-name-asian="Arial Unicode MS1" style:font-size-asian="18.3999996185303pt" style:font-style-asian="normal" style:font-weight-asian="normal" style:font-size-complex="18.3999996185303pt" style:font-style-complex="normal" style:font-weight-complex="normal"/>
    </style:style>
    <style:style style:name="T30" style:family="text">
      <style:text-properties fo:color="#ff6150" loext:opacity="100%" style:text-outline="false" fo:font-size="18.2000007629395pt" style:font-size-asian="18.2000007629395pt" style:font-size-complex="18.2000007629395pt"/>
    </style:style>
    <style:style style:name="T31" style:family="text">
      <style:text-properties fo:color="#ff6150" loext:opacity="100%" style:text-outline="false" fo:font-size="18.2000007629395pt" fo:language="en" fo:country="US" fo:font-style="normal" fo:font-weight="normal" style:font-name-asian="Arial Unicode MS1" style:font-size-asian="18.2000007629395pt" style:font-style-asian="normal" style:font-weight-asian="normal" style:font-size-complex="18.2000007629395pt" style:font-style-complex="normal" style:font-weight-complex="normal"/>
    </style:style>
    <style:style style:name="T32" style:family="text">
      <style:text-properties fo:color="#ff6300" loext:opacity="100%" style:text-outline="false" fo:font-size="19pt" style:font-size-asian="19pt" style:font-size-complex="19pt"/>
    </style:style>
    <style:style style:name="T33" style:family="text">
      <style:text-properties fo:color="#fe634d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34" style:family="text">
      <style:text-properties fo:color="#fe634d" loext:opacity="100%" style:text-outline="false" fo:font-size="19pt" style:font-size-asian="19pt" style:font-size-complex="19pt"/>
    </style:style>
    <style:style style:name="T35" style:family="text">
      <style:text-properties fo:color="#fe634d" loext:opacity="100%" style:text-outline="false" fo:font-size="15pt" fo:language="en" fo:country="US" fo:font-style="normal" fo:font-weight="normal" style:font-name-asian="Arial Unicode MS1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color="#fe634d" loext:opacity="100%" style:text-outline="false" fo:font-size="15pt" style:font-size-asian="15pt" style:font-size-complex="15pt"/>
    </style:style>
    <style:style style:name="T37" style:family="text">
      <style:text-properties fo:color="#ff42a1" loext:opacity="100%" style:text-outline="false" fo:font-size="19pt" style:font-size-asian="19pt" style:font-size-complex="19pt"/>
    </style:style>
    <style:style style:name="T38" style:family="text">
      <style:text-properties fo:color="#ef5ea7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39" style:family="text">
      <style:text-properties fo:color="#ef5ea7" loext:opacity="100%" style:text-outline="false" fo:font-size="19pt" fo:language="en" fo:country="US" style:font-size-asian="19pt" style:font-size-complex="19pt"/>
    </style:style>
    <style:style style:name="T40" style:family="text">
      <style:text-properties fo:color="#ef5ea7" loext:opacity="100%" style:text-outline="false" fo:font-size="19pt" style:font-size-asian="19pt" style:font-size-complex="19pt"/>
    </style:style>
    <style:style style:name="T41" style:family="text">
      <style:text-properties fo:color="#ef5ea7" loext:opacity="100%" style:text-outline="false" fo:font-size="14pt" fo:language="en" fo:country="US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ef5ea7" loext:opacity="100%" style:text-outline="false" fo:font-size="14pt" style:font-size-asian="14pt" style:font-size-complex="14pt"/>
    </style:style>
    <style:style style:name="T43" style:family="text">
      <style:text-properties fo:color="#1cb000" loext:opacity="100%" style:text-outline="false" fo:font-size="14pt" fo:language="pt" fo:country="PT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color="#1cb000" loext:opacity="100%" style:text-outline="false" fo:font-size="14pt" style:font-size-asian="14pt" style:font-size-complex="14pt"/>
    </style:style>
    <style:style style:name="T45" style:family="text">
      <style:text-properties fo:color="#1cb000" loext:opacity="100%" style:text-outline="false" fo:font-size="14pt" fo:language="en" fo:country="US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color="#00a2d7" loext:opacity="100%" style:text-outline="false" fo:font-size="19pt" style:font-size-asian="19pt" style:font-size-complex="19pt"/>
    </style:style>
    <style:style style:name="T47" style:family="text">
      <style:text-properties fo:color="#00a2d7" loext:opacity="100%" style:text-outline="false" fo:font-size="18.5pt" style:font-size-asian="18.5pt" style:font-size-complex="18.5pt"/>
    </style:style>
    <style:style style:name="T48" style:family="text">
      <style:text-properties fo:color="#00a2d7" loext:opacity="100%" style:text-outline="false"/>
    </style:style>
    <style:style style:name="T49" style:family="text">
      <style:text-properties fo:color="#00a1ff" loext:opacity="100%" style:text-outline="false" fo:font-size="19pt" style:font-size-asian="19pt" style:font-size-complex="19pt"/>
    </style:style>
    <style:style style:name="T50" style:family="text">
      <style:text-properties fo:color="#00a1ff" loext:opacity="100%" style:text-outline="false" fo:font-size="18pt" style:font-size-asian="18pt" style:font-size-complex="18pt"/>
    </style:style>
    <style:style style:name="T51" style:family="text">
      <style:text-properties fo:color="#009edb" loext:opacity="100%" style:text-outline="false" fo:font-size="19pt" style:font-size-asian="19pt" style:font-size-complex="19pt"/>
    </style:style>
    <style:style style:name="T52" style:family="text">
      <style:text-properties fo:color="#ed220b" loext:opacity="100%" style:text-outline="false"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53" style:family="text">
      <style:text-properties fo:color="#ed220b" loext:opacity="100%" style:text-outline="false" fo:font-size="19pt" style:font-size-asian="19pt" style:font-size-complex="19pt"/>
    </style:style>
    <style:style style:name="T54" style:family="text">
      <style:text-properties fo:color="#ff40ff" loext:opacity="100%" style:text-outline="false" fo:font-size="19pt" style:font-size-asian="19pt" style:font-size-complex="19pt"/>
    </style:style>
    <style:style style:name="T55" style:family="text">
      <style:text-properties fo:color="#f3a3c0" loext:opacity="100%" style:text-outline="false" fo:font-size="19pt" style:font-size-asian="19pt" style:font-size-complex="19pt"/>
    </style:style>
    <style:style style:name="T56" style:family="text">
      <style:text-properties fo:color="#ff2600" loext:opacity="100%" style:text-outline="false" fo:font-size="19pt" style:font-size-asian="19pt" style:font-size-complex="19pt"/>
    </style:style>
    <style:style style:name="T57" style:family="text">
      <style:text-properties fo:color="#f32300" loext:opacity="100%" style:text-outline="false" fo:font-size="19pt" style:font-size-asian="19pt" style:font-size-complex="19pt"/>
    </style:style>
    <style:style style:name="T58" style:family="text">
      <style:text-properties fo:color="#f32300" loext:opacity="100%" style:text-outline="false" fo:font-size="19pt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59" style:family="text">
      <style:text-properties fo:font-size="19pt" style:font-size-asian="19pt" style:font-size-complex="19pt"/>
    </style:style>
    <style:style style:name="T60" style:family="text">
      <style:text-properties fo:font-size="19pt" fo:language="en" fo:country="US" style:font-size-asian="19pt" style:font-size-complex="19pt"/>
    </style:style>
    <style:style style:name="T61" style:family="text">
      <style:text-properties fo:font-size="19pt" fo:language="en" fo:country="US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62" style:family="text">
      <style:text-properties fo:font-size="19pt" fo:letter-spacing="0.002in" style:font-size-asian="19pt" style:font-size-complex="19pt"/>
    </style:style>
    <style:style style:name="T63" style:family="text">
      <style:text-properties fo:font-size="19pt" fo:letter-spacing="0.002in" fo:language="en" fo:country="US" style:font-size-asian="19pt" style:font-size-complex="19pt"/>
    </style:style>
    <style:style style:name="T64" style:family="text">
      <style:text-properties fo:font-size="19pt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65" style:family="text">
      <style:text-properties fo:font-size="19pt" fo:language="pt" fo:country="PT" fo:font-style="normal" fo:font-weight="normal" style:font-name-asian="Arial Unicode MS1" style:font-size-asian="19pt" style:font-style-asian="normal" style:font-weight-asian="normal" style:font-size-complex="19pt" style:font-style-complex="normal" style:font-weight-complex="normal"/>
    </style:style>
    <style:style style:name="T66" style:family="text">
      <style:text-properties fo:font-size="18pt" style:font-size-asian="18pt" style:font-size-complex="18pt"/>
    </style:style>
    <style:style style:name="T67" style:family="text">
      <style:text-properties fo:font-size="14pt" fo:language="en" fo:country="US" fo:font-style="normal" fo:font-weight="normal" style:font-name-asian="Arial Unicode MS1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style:font-size-asian="14pt" style:font-size-complex="14pt"/>
    </style:style>
    <style:style style:name="T69" style:family="text">
      <style:text-properties fo:font-size="17pt" fo:font-style="normal" fo:font-weight="normal" style:font-name-asian="Arial Unicode MS1" style:font-size-asian="17pt" style:font-style-asian="normal" style:font-weight-asian="normal" style:font-size-complex="17pt" style:font-style-complex="normal" style:font-weight-complex="normal"/>
    </style:style>
    <style:style style:name="T70" style:family="text">
      <style:text-properties fo:font-size="17pt" style:font-size-asian="17pt" style:font-size-complex="17pt"/>
    </style:style>
    <style:style style:name="T71" style:family="text">
      <style:text-properties fo:font-size="18.5pt" style:font-size-asian="18.5pt" style:font-size-complex="18.5pt"/>
    </style:style>
    <style:style style:name="T72" style:family="text">
      <style:text-properties style:font-name="SambhotaUnicode" fo:font-size="19pt" style:font-size-asian="19pt" style:font-name-complex="SambhotaUnicode" style:font-size-complex="19pt"/>
    </style:style>
    <style:style style:name="T73" style:family="text">
      <style:text-properties fo:font-size="18.7999992370605pt" style:font-size-asian="18.7999992370605pt" style:font-size-complex="18.7999992370605pt"/>
    </style:style>
    <style:style style:name="T74" style:family="text">
      <style:text-properties fo:font-size="18.2000007629395pt" style:font-size-asian="18.2000007629395pt" style:font-size-complex="18.2000007629395pt"/>
    </style:style>
    <style:style style:name="T75" style:family="text">
      <style:text-properties fo:font-size="19.2000007629395pt" style:font-size-asian="19.2000007629395pt" style:font-size-complex="19.2000007629395pt"/>
    </style:style>
    <style:style style:name="T76" style:family="text">
      <style:text-properties fo:font-size="18.6000003814697pt" style:font-size-asian="18.6000003814697pt" style:font-size-complex="18.600000381469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9">བརྟག་གཉིས་འགྲེལ་པ་ལེགས་བཤད་ཉི་མའི་འོད་ཟེར། </text:span></text:p>
      <text:p text:style-name="P1"><text:span text:style-name="T59">བརྟག་པ་ཕྱི་མ།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"><text:span text:style-name="T59">མཛད་པ་པོ། དྭགས་པོ་པཎ་ཆེན་བཀྲ་ཤིས་རྣམ་རྒྱལ།</text:span></text:p>
      <text:p text:style-name="P5"><text:span text:style-name="T59">མཚན་བྱང་། བརྟག་གཉིས་འགྲེལ་པ་ལེགས་བཤད་ཉི་མའི་འོད་ཟེར། བརྟག་པ་ཕྱི་མ།</text:span></text:p>
      <text:p text:style-name="P6"><text:span text:style-name="T59">མཛད་པ་པོ། དྭགས་པོ་པཎ་ཆེན་བཀྲ་ཤིས་རྣམ་རྒྱལ། ༡༥༡༣</text:span><text:span text:style-name="T60"> </text:span><text:span text:style-name="T61">-</text:span><text:span text:style-name="T60"> </text:span><text:span text:style-name="T59">༡༥༨༧</text:span></text:p>
      <text:p text:style-name="P6"><text:span text:style-name="T59">མ་དཔེ། དིལླི་པར་མ་གཞིར་བཟུང་སྟེ་ནི་ཏཱརྠ་ནས་ཁཾ་ཕིའུ་ཊར་གྱིས་པར་གཞི་</text:span><text:span text:style-name="T62">བསྒྲིགས་ཏེ་འདིར་པར་སྐྲུན་ཞུས་པ་ལགས།</text:span><text:span text:style-name="T63"> </text:span></text:p>
      <text:p text:style-name="P7"><text:span text:style-name="T59">གཞུང་འགྲེལ་གྱི་ས་བཅད་ཆ་ཚང་ཟུར་དུ་བཏོན་ཏེ་དེབ་འདིའི་མཇུག་ཏུ་བསྒྲིགས་ཡོད། </text:span></text:p>
      <text:p text:style-name="P7"><text:span text:style-name="T72">གཞུང་གི་རྩ་ཚིག་རྣམས་འགྲེལ་པའི་ས་བཅད་ཀྱི་མཚམས་ཐིག་ཕྲེང་ཕྱེས་ནས་ཡིག་གེའི་མདོག་སྔོན་པོའི་གཟུགས་སུ་བཀོད་ཡོད།</text:span></text:p>
      <text:p text:style-name="P6"><text:span text:style-name="T60">མ་</text:span><text:span text:style-name="T59">དཔེའི་ལྡེབ་གྲངས་རྣམས་གུག་རྟགས་འདིའི་</text:span><text:span text:style-name="T64">()</text:span><text:span text:style-name="T59">ནང་དུ་ཨང་གྲངས་དང་ཆ་ལ་</text:span><text:span text:style-name="T64">”</text:span><text:span text:style-name="T59">ན</text:span><text:span text:style-name="T64">”</text:span><text:span text:style-name="T59">དང་</text:span><text:span text:style-name="T64">”</text:span><text:span text:style-name="T59">བ</text:span><text:span text:style-name="T64">”</text:span><text:span text:style-name="T59">་བཀོད་ཡོད་པ་ནི་ལྡེབ་ངོས་མདུན་རྒྱབ་གསལ་བྱེད་ཀྱི་ཆེད་དུ་ཡིན། </text:span></text:p>
      <text:p text:style-name="P6"><text:span text:style-name="T59">དམིགས་བསལ་སྔ་རབས་ཀྱི་གསུང་རབ་འགའ་ཞིག་ལ་དེང་སང་ཡོངས་གྲགས་ཀྱི་བོད་ཀྱི་བརྡ་སྤྲོད་ཀྱི་གཞུང་དང་མི་མཐུན་པ་མང་དུ་མཆིས་པ་རྣམས་ལ། རྩོམ་པ་པོའི་བརྡ་སྤྲོད་འགྲེལ་ཚུལ་གྱི་དགོངས་པ་དང་དུས་རབས་སོ་སོ་སྟོན་པའི་ཕྱིར། མ་ཕྱིར་གང་ཡང་མ་བཅོས་པར་སོར་བཞག་ཞུས་ནས།</text:span><text:span text:style-name="T60"> </text:span><text:span text:style-name="T59">ཞུ་དག་པས་ཁ་སྐོང་ཞུས་པའི་མཆན་བྲིས་རྣམས་གུག་རྟགས་འདི་ལྟ་བུའི་</text:span><text:span text:style-name="T65">[</text:span><text:span text:style-name="T59"> </text:span><text:span text:style-name="T65">]</text:span><text:span text:style-name="T59">ནང་བཞག་ཡོད། </text:span></text:p>
      <text:p text:style-name="P6"><text:span text:style-name="T59">ཞུ་དག་དང་ལེགས་བཅོས་སོགས། ནི་ཏཱརྠའི་དཔེ་སྐྲུན་ཁང་ནས་སོ་སོའི་བློའི་ནུས་པ་གང་ཐོན་ཞུས་ཁུལ་བྱས་ཀྱང་ད་དུང་ཐེ་ཚོམ་གྱི་གཞིར་གྱུར་པ་མང་བའི་རྐྱེན་གྱིས། ཆད་ལྷག་འཛོལ་སོགས་ཀྱི་སྐྱོན་ཅི་མཆིས་པ་གཟུར་གནས་ཀྱི་དཔྱོད་ལྡན་མཁས་དབང་རྣམས་ལ་བཟོད་གསོལ་དང་། དེ་བཞིན་སྐྱོན་བསངས་དགེ་སྤེལ་ལ་སྨིན་པའི་དགོངས་འཆར་གང་ཡོད་ངེས་པར་སྩོལ་གནང་ཡོང་བ་ཞུ། </text:span></text:p>
      <text:p text:style-name="P8"><text:span text:style-name="T59">ནི་ཏཱརྠ་པར་སྐྲུན་སྡེ་ཚན་ནས། ༢༠༢༣ ཟླ་བ། ༣ ཚེས། ༡༠ ལ།</text:span><text:span text:style-name="T66"> </text:span></text:p>
      <text:p text:style-name="P48"><text:span text:style-name="T59">བརྟག་གཉིས་འགྲེལ་པ་ལེགས་བཤད་ཉི་མའི་འོད་ཟེར། </text:span></text:p>
      <text:p text:style-name="P49"><text:span text:style-name="T59">བརྟག་པ་ཕྱི་མ། དེབ་གཉིས་པ།</text:span></text:p>
      <text:p text:style-name="P44"/>
      <text:p text:style-name="P11"><text:span text:style-name="T59">བརྟག་པ་ཕྱི་མ། དང་པོ་རབ་གནས་ཀྱི་ལེའུ།</text:span><text:span text:style-name="T67">———-——-——————-</text:span><text:span text:style-name="T69">(</text:span><text:span text:style-name="T70">༡༦༧ན</text:span><text:span text:style-name="T69">)</text:span></text:p>
      <text:p text:style-name="P11"><text:span text:style-name="T59">བརྟག་པ་ཕྱི་མ། གཉིས་པ་དངོས་གྲུབ་གཏན་ལ་དབབ་པའི་ལེའུ།</text:span><text:span text:style-name="T67">———-——-</text:span><text:span text:style-name="T69">(</text:span><text:span text:style-name="T70">༡༧༥ན</text:span><text:span text:style-name="T69">)</text:span></text:p>
      <text:p text:style-name="P11"><text:span text:style-name="T1">བརྟག་པ་ཕྱི་མ། </text:span><text:span text:style-name="T59">གསུམ་པ་རྒྱུད་ཀྱི་གླེང་གཞི་དང་གསང་བའི་སྐད་བསྟན་པའི་ལེའུ།</text:span><text:span text:style-name="T67">—-</text:span><text:span text:style-name="T69">(</text:span><text:span text:style-name="T70">༡༩༠བ</text:span><text:span text:style-name="T69">)</text:span></text:p>
      <text:p text:style-name="P11"><text:span text:style-name="T59">བརྟག་པ་ཕྱི་མ། བཞི་པ་ཕྱག་རྒྱ་བསྡུས་པའི་དོན་གྱི་ལེའུ།</text:span><text:span text:style-name="T67">———-——-———-</text:span><text:span text:style-name="T69">(</text:span><text:span text:style-name="T70">༢༠༦བ</text:span><text:span text:style-name="T69">)</text:span></text:p>
      <text:p text:style-name="P11"><text:span text:style-name="T59">བརྟག་པ་ཕྱི་མ། ལྔ་པ་མངོན་པར་འབྱུང་བའི་ལེའུ།</text:span><text:span text:style-name="T67">———-——-———-——</text:span><text:span text:style-name="T69">(</text:span><text:span text:style-name="T70">༢༣༠ན</text:span><text:span text:style-name="T69">)</text:span></text:p>
      <text:p text:style-name="P11"><text:span text:style-name="T59">བརྟག་པ་ཕྱི་མ། དྲུག་པ་བྲིས་སྐུའི་ཆོ་གའི་ལེའུ།</text:span><text:span text:style-name="T67">———-——-———-———</text:span><text:span text:style-name="T69">(</text:span><text:span text:style-name="T70">༢༥༠ན</text:span><text:span text:style-name="T69">)</text:span></text:p>
      <text:p text:style-name="P11"><text:span text:style-name="T59">བརྟག་པ་ཕྱི་མ། བདུན་པ་བཟའ་བའི་ལེའུ།</text:span><text:span text:style-name="T67">———-——-———-———</text:span><text:span text:style-name="T69">(</text:span><text:span text:style-name="T70">༢༥༤ན</text:span><text:span text:style-name="T69">)</text:span></text:p>
      <text:p text:style-name="P11"><text:span text:style-name="T59">བརྟག་པ་ཕྱི་མ། བརྒྱད་པ་གདུལ་དཀའ་འདུལ་བའི་ལེའུ།</text:span><text:span text:style-name="T67">———-——-—-—</text:span><text:span text:style-name="T69">(</text:span><text:span text:style-name="T70">༢༥༩ན</text:span><text:span text:style-name="T69">)</text:span></text:p>
      <text:p text:style-name="P11"><text:span text:style-name="T59">བརྟག་པ་ཕྱི་མ། དགུ་པ་སྔགས་བཏུ་བའི་ལེའུ།</text:span><text:span text:style-name="T67">———-——-———-——</text:span><text:span text:style-name="T69">(</text:span><text:span text:style-name="T70">༢༦༤བ</text:span><text:span text:style-name="T69">)</text:span></text:p>
      <text:p text:style-name="P11"><text:span text:style-name="T59">བརྟག་པ་ཕྱི་མ། བཅུ་པ་བཟླས་པའི་ལེའུ།</text:span><text:span text:style-name="T67">———-——-———-———</text:span><text:span text:style-name="T69">(</text:span><text:span text:style-name="T70">༢༧༣ན</text:span><text:span text:style-name="T69">)</text:span></text:p>
      <text:p text:style-name="P11"><text:span text:style-name="T59">བརྟག་པ་ཕྱི་མ། བཅུ་གཅིག་པ་ལྷན་ཅིག་སྐྱེས་པའི་སྦྱོར་བ་དོན་གྱི་ལེའུ།</text:span><text:span text:style-name="T67">—-—</text:span><text:span text:style-name="T69">(</text:span><text:span text:style-name="T70">༢༧༥བ</text:span><text:span text:style-name="T69">)</text:span></text:p>
      <text:p text:style-name="P11"><text:span text:style-name="T59">བརྟག་པ་ཕྱི་མ། བཅུ་གཉིས་པ་རྫོགས་པའི་ལེའུ།</text:span><text:span text:style-name="T67">———-——-———-—</text:span><text:span text:style-name="T69">(</text:span><text:span text:style-name="T70">༢༨༠ན</text:span><text:span text:style-name="T69">)</text:span></text:p>
      <text:p text:style-name="P12"><text:span text:style-name="T16">སྲིད་ཞི་མཉམ་ཉིད་ཟུང་འཇུག་ཕྱག་རྒྱ་ཆེ། །</text:span></text:p>
      <text:p text:style-name="P13"><text:span text:style-name="T16">བདེ་སྟོང་ལྷན་སྐྱེས་རོ་ལ་དགྱེས་པའི་གར། །</text:span></text:p>
      <text:p text:style-name="P13"><text:span text:style-name="T16">བརྟན་གཡོའི་དཀྱིལ་འཁོར་ཀུན་ཏུ་རྣམ་རོལ་པ། །</text:span></text:p>
      <text:p text:style-name="P13"><text:span text:style-name="T17">བླ་མ་དགྱེས་རྡོར་བཙུན་མོར་བཅས་ལ་འདུད། །</text:span></text:p>
      <text:p text:style-name="P13"><text:span text:style-name="T16">མཁྱེན་བརྩེའི་འོད་ཕྲེང་བྱེ་བའི་ཆ་ཤས་ཀྱང་། །</text:span></text:p>
      <text:p text:style-name="P13"><text:span text:style-name="T16">འགྲོ་ཡིད་མཁའ་ལ་འཁྲིགས་པའི་རོལ་རྩེད་ལས། །</text:span></text:p>
      <text:p text:style-name="P13"><text:span text:style-name="T16">བློ་གྲོས་སྣང་བ་བགྱེད་པའི་སྒྱུ་འཕྲུལ་མཁན། །</text:span></text:p>
      <text:p text:style-name="P13"><text:span text:style-name="T17">ལྷག་པའི་ལྷ་མཆོག་དེ་ལའང་གུས་བཏུད་དེ། །</text:span></text:p>
      <text:p text:style-name="P13"><text:span text:style-name="T16">སྙིང་པོའི་རྒྱུད་རྒྱལ་བརྟག་པ་སྔ་མ་ཡི། །</text:span></text:p>
      <text:p text:style-name="P13"><text:span text:style-name="T16">ཁ་སྐོང་ཡན་ལག་འཁོར་གྱིས་ཞུས་པའི་ཚེ། །</text:span></text:p>
      <text:p text:style-name="P13"><text:span text:style-name="T16">སླར་ཡང་ལེགས་གསུངས་བརྟག་པ་ཕྱི་མའི་གཞུང་། །</text:span></text:p>
      <text:p text:style-name="P13"><text:span text:style-name="T17">རྒྱ་བོད་མཁས་གྲུབ་བཞེད་བཞིན་འདིར་བཤད་བྱ། །</text:span></text:p>
      <text:p text:style-name="P14"><text:span text:style-name="T18">ང</text:span><text:span text:style-name="T1">༢ </text:span><text:span text:style-name="T18">དེ་ཡང་རྩ་བའི་དོན་གཉིས་པ་བརྟག་པ་ཕྱི་མ་མ་ཚང་བ་ཁ་སྐོང་བའི་ཚུལ་དུ་བཤད་པ་ལ། </text:span><text:span text:style-name="T1">ཅ༡ </text:span><text:span text:style-name="T18">གཞུང་དངོས་དང་། </text:span><text:span text:style-name="T1">ཅ༢ </text:span><text:span text:style-name="T18">བརྟག་པའི་མཚན་བསྟན་པ་གཉིས་ཀྱི།</text:span><text:span text:style-name="T19"> </text:span></text:p>
      <text:p text:style-name="P14"><text:span text:style-name="T1">ཅ༡ </text:span><text:span text:style-name="T18">དང་པོ་ལ་ལེའུ་བཅུ་གཉིས་ལས། </text:span></text:p>
      <text:p text:style-name="P1"><text:span text:style-name="T59">བརྟག་པ་ཕྱི་མ། དང་པོ་རབ་གནས་ཀྱི་ལེའུ།</text:span></text:p>
      <text:p text:style-name="P14"><text:span text:style-name="T1">ཆ༡ </text:span><text:span text:style-name="T18">ཐོག་མར་ལེའུ་དང་པོ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oft-page-break/><text:span text:style-name="T59">ཇ༡ དང་པོ་ནི། བརྟག་པ་དང་པོའི་བཅུ་པར། སློབ་མ་དབང་བསྐུར་བ་དཀྱིལ་འཁོར་གྱི་ཆོ་ག་གསུངས་ཀྱང་། ལྷ་དབང་བསྐུར་བ་རབ་གནས་ཀྱི་ཆོ་ག་མ་གསུངས་པ་དང་། གསུམ་པ་དང་བརྒྱད་པར་བསྐྱེད་པའི་རིམ་པ་གསུངས་ཀྱང་། དེས་ལས་སྒྲུབ་པའི་ཐབས་སམ་ལྷ་མཆོད་པའི་ཡན་ལག་སྦྱིན་བསྲེག་མ་གསུངས་པས་དེ་དག་ཁ་སྐོང་བའི་ཕྱིར་ལེའུ་འདི་གསུངས་སོ། །</text:span></text:p>
      <text:p text:style-name="P14"><text:span text:style-name="T59">ལེའུ་སྔ་ཕྱིའི་འབྲེལ་ནི། གོང་དུ་སྟ་སྟངས་ཀྱི་སྒོ་ནས་སེམས་ཅན་གདུག་པ་ཅན་གཞུག་པ་བསྟན་ནས། དེའི་རྗེས་ལ་སེམས་ཅན་དམན་པ་གཞུག་པའི་དོན་དུ་སློབ་དཔོན་གྱི་ལས་རབ་གནས་དང་སྦྱིན་སྲེག་བཤད་པར་འབྲེལ་ཞིང་། </text:span></text:p>
      <text:p text:style-name="P14"><text:span text:style-name="T71">ལེའུའི་མངོན་རྟོགས་ནི། རབ་གནས་དང་སྦྱིན་སྲེག་སོགས་སྟོན་པས་བསྐྱེད་རིམ་དང་འབྲེལ་ལོ། །</text:span></text:p>
      <text:p text:style-name="P14"><text:span text:style-name="T1">ཇ༢ </text:span><text:span text:style-name="T18">གཉིས་པ་</text:span><text:span text:style-name="T2">[</text:span><text:span text:style-name="T1">ལེའུའི་དོན་</text:span><text:span text:style-name="T2">]</text:span><text:span text:style-name="T18">ལ། </text:span><text:span text:style-name="T1">ཉ༡ </text:span><text:span text:style-name="T18">སྤྱི་དོན་དང་། </text:span><text:span text:style-name="T1">ཉ༢ </text:span><text:span text:style-name="T18">གཞུང་དོན་གཉིས་ལས། </text:span></text:p>
      <text:p text:style-name="P14"><text:span text:style-name="T1">ཉ༡ </text:span><text:span text:style-name="T18">དང་པོ་ལ། རྟེན་རབ་ཏུ་གནས་པ་དང་། </text:span><text:span text:style-name="T2">(</text:span><text:span text:style-name="T1">༡༦༧བ</text:span><text:span text:style-name="T2">)</text:span><text:span text:style-name="T18">དེ་དང་འབྲེལ་བ་སྦྱིན་སྲེག་གཉིས་ཀྱི། </text:span></text:p>
      <text:p text:style-name="P14"><text:span text:style-name="T18">དང་པོ་ལ། རབ་ཏུ་གནས་བྱའི་རྟེན། རབ་གནས་བྱེད་པའི་སློབ་དཔོན། རབ་གནས་ཀྱི་གནས་དང་དུས། རབ་ཏུ་གནས་བྱེད་ཀྱི་ཆོ་ག་བཞི་ལས། </text:span></text:p>
      <text:p text:style-name="P14"><text:span text:style-name="T59">དང་པོ་ནི། བཟོ་བོ་མཁས་པས་བཀའ་དང་བསྟན་བཅོས་རྣམ་དག་ནས་བཤད་པའི་ཆག་ཚད་དང་ལྡན་པར་བྱས་པའི་སྐུ་གཟུགས་འབུར་དོད་དང་རས་བྲིས་དང་གླེགས་བམ་རྣམས་ཏེ། </text:span></text:p>
      <text:p text:style-name="P14"><text:span text:style-name="T59">བཟང་པོ་ཡོངས་བཟུང་ལས། </text:span></text:p>
      <text:p text:style-name="P21"><text:span text:style-name="T32">སྐུ་གཟུགས་རས་བྲིས་གླེགས་བམ་རྣམས། །དེ་རུ་ཇི་སྙེད་རྒྱན་གྱིས་བརྒྱན། །</text:span></text:p>
      <text:p text:style-name="P21"><text:span text:style-name="T32">བདག་ཉིད་ལྷག་པའི་ལྷར་སྦྱོར་བས། །མདུན་དུ་བྱས་ནས་ལྷག་གནས་བྱ། །</text:span></text:p>
      <text:p text:style-name="P14"><text:span text:style-name="T59">ཞེས་དང་། </text:span></text:p>
      <text:p text:style-name="P14"><text:soft-page-break/><text:span text:style-name="T59">རབ་གནས་ཀྱི་རྒྱུད་ལས། </text:span></text:p>
      <text:p text:style-name="P22"><text:span text:style-name="T32">ཚད་ཀྱི་ཚད་ལ་ཕབ་ཅིང་བཟང་། །དེ་འདྲ་རབ་ཏུ་གནས་པར་བསྔགས། །</text:span></text:p>
      <text:p text:style-name="P14"><text:span text:style-name="T59">ཞེས་སོ། །</text:span></text:p>
      <text:p text:style-name="P14"><text:span text:style-name="T59">དེ་ཡང་སྐུ་གཟུགས་ལ། ལོངས་སྐུ་དང་སྤྲུལ་སྐུའི་ཆ་བྱད་ཅན་དང་། མཆོད་རྟེན་གྱི་གཟུགས་རྣམས་དང་། དེ་དང་མཚུངས་པར་ཕྱག་རྒྱ་དང་། མཚན་མ་དང་། རྒྱན་གོས་ཁྱད་པར་ཅན་དང་། ལྷ་ཁང་དང་། ཀུན་དགའ་ར་བ་དང་། སྐྱེད་མོས་ཚལ་སོགས་ཀྱང་རབ་ཏུ་གནས་བྱར་བཤད་དོ། །</text:span></text:p>
      <text:p text:style-name="P14"><text:span text:style-name="T59">གཉིས་པ་</text:span><text:span text:style-name="T33">[</text:span><text:span text:style-name="T34">རབ་གནས་བྱེད་པའི་སློབ་དཔོན་</text:span><text:span text:style-name="T33">]</text:span><text:span text:style-name="T59">ནི། རབ་གནས་ཀྱི་རྒྱུད་ལས། </text:span></text:p>
      <text:p text:style-name="P23"><text:span text:style-name="T32">སློབ་དཔོན་དེ་ཉིད་བཅུ་ཤེས་ཤིང་། །མཚན་ཉིད་ཀུན་དང་ཡང་དག་ལྡན། །</text:span></text:p>
      <text:p text:style-name="P23"><text:span text:style-name="T32">ཕྱག་རྒྱ་བསྔགས་དང་ཆོ་ག་ཤེས། །ལས་རྣམས་ཀུན་ལ་མཁས་པའོ། །</text:span></text:p>
      <text:p text:style-name="P14"><text:span text:style-name="T59">ཞེས་བཤད་པའི་དེ་ཉིད་བཅུ་ནི། རྡོ་རྗེ་སྙིང་པོ་རྒྱན་གྱི་རྒྱུད་ལས། </text:span></text:p>
      <text:p text:style-name="P21"><text:span text:style-name="T32">ཕྱིར་བཟློག་གཉིས་ཀྱི་ཆོ་ག་དང་། །གསང་དང་ཤེས་རབ་ཡེ་ཤེས་དང་། །</text:span></text:p>
      <text:p text:style-name="P21"><text:span text:style-name="T32">ཁ་སྦྱོར་འབྱེད་པའི་ཆོ་ག་དང་། །གཏོར་མ་རྡོ་རྗེས་བཟླས་པ་དང་། །</text:span></text:p>
      <text:p text:style-name="P21"><text:span text:style-name="T32">དྲག་ཤུལ་སྒྲུབ་པའི་ཆོ་ག་དང་། །རབ་ཏུ་གནས་དང་དཀྱིལ་འཁོར་སྒྲུབ། །</text:span></text:p>
      <text:p text:style-name="P21"><text:span text:style-name="T32">གསང་བའི་དེ་ཉིད་བཅུ་ཡིན་ནོ། །དཀྱིལ་འཁོར་ཏིང་འཛིན་ཕྱག་རྒྱ་དང་། །</text:span></text:p>
      <text:p text:style-name="P24"><text:span text:style-name="T37">སྟངས་སྟབས་འདུག་སྟངས་བཟླས་བརྗོད་དང་། །སྦྱིན་སྲེག་མཆོད་པ་ལས་སྦྱོར་དང་། །</text:span></text:p>
      <text:p text:style-name="P21"><text:span text:style-name="T32">སླར་བསྡུད་པ་ཡི་རྣམ་པ་ནི། །ཕྱི་ཡི་དེ་ཉིད་བཅུ་ཡིན་ནོ། །</text:span></text:p>
      <text:p text:style-name="P14"><text:span text:style-name="T59">ཞེས་བཤད་པའི་ཕྱིར་བཟློག་གཉིས་ནི། བསྒོམས་པ་དང་བྲིས་པའི་བསྲུང་འཁོར་གྱི་གནོད་བྱེད་བཟློག་པ་དང་། ཁ་སྦྱོར་འབྱེད་པ་</text:span><text:span text:style-name="T38">(</text:span><text:span text:style-name="T40">༡༦༨ན</text:span><text:span text:style-name="T38">)</text:span><text:span text:style-name="T59">ནི། དགྲའི་ལུས་སྲོག་འབྱེད་པ་སྟེ་བསད་པའོ། །</text:span></text:p>
      <text:p text:style-name="P14"><text:soft-page-break/><text:span text:style-name="T59">མཚན་ཉིད་གཞན་རྣམས་ནི། གུར་ལས། </text:span></text:p>
      <text:p text:style-name="P22"><text:span text:style-name="T32">བརྟན་ཞིང་ཟབ་མོའི་ཆོས་དང་ལྡན། །</text:span></text:p>
      <text:p text:style-name="P14"><text:span text:style-name="T59">ཞེས་སོགས་མང་དུ་གསུངས་པ་རྣམས་ཏེ་ཕུན་སུམ་ཚོགས་པའི་དབང་དུ་བྱས་པ་ཡིན་ལ། </text:span></text:p>
      <text:p text:style-name="P14"><text:span text:style-name="T59">དོན་བསྡུས་ན། དེ་ཉིད་བཅུ་ཚང་བས་ཆོག་སྟེ། བཟང་པོ་ཡོངས་བཟུང་ལས། </text:span></text:p>
      <text:p text:style-name="P22"><text:span text:style-name="T32">དེ་ཉིད་བཅུ་ཤེས་སློབ་དཔོན་ནི། །རབ་གནས་བྱེད་པར་འོས་པ་ཡིན། །</text:span></text:p>
      <text:p text:style-name="P14"><text:span text:style-name="T59">ཞེས་སོ། །</text:span></text:p>
      <text:p text:style-name="P14"><text:span text:style-name="T59">གསུམ་པ་</text:span><text:span text:style-name="T33">[</text:span><text:span text:style-name="T34">རབ་གནས་ཀྱི་གནས་དང་དུས་</text:span><text:span text:style-name="T33">]</text:span><text:span text:style-name="T59">ནི། སྤྱི་རྒྱུད་ལས། </text:span></text:p>
      <text:p text:style-name="P22"><text:span text:style-name="T32">དུས་དང་ཚེས་གྲངས་ཞི་བ་ལ། །སྔགས་ཀྱི་སྤྱན་འདྲེན་བྱེད་པ་ནི། །</text:span></text:p>
      <text:p text:style-name="P22"><text:span text:style-name="T32">བསམ་པའི་དངོས་གྲུབ་ཐོབ་པར་འགྱུར། །</text:span></text:p>
      <text:p text:style-name="P14"><text:span text:style-name="T59">ཞེས་པ་ལྟར། ཚེས་གྲངས་དང་གཟའ་དང་སྐར་མ་ལ་སོགས་པ་བཟང་བའི་དུས་དགེ་བ་ལ་བྱ་སྟེ། དེའི་ཚུལ་ནི་རབ་གནས་ཀྱི་རྒྱུད་ཉིད་ལས་རྒྱས་པར་གསུངས་སོ། །</text:span></text:p>
      <text:p text:style-name="P14"><text:span text:style-name="T59">དུས་ངན་པ་ལ་མི་རུང་པ་ནི། སྤྱི་རྒྱུད་ལས། </text:span></text:p>
      <text:p text:style-name="P22"><text:span text:style-name="T32">ཚེས་གྲངས་ངན་དང་དུས་མིན་དང་། །གནས་མིན་ཆོ་ག་མི་ལྡན་པར། །</text:span></text:p>
      <text:p text:style-name="P22"><text:span text:style-name="T32">མཁས་པས་དཀྱིལ་འཁོར་མི་བྲི་འོ། །བྲིས་ན་དོགས་པ་མེད་པར་འཆི། །</text:span></text:p>
      <text:p text:style-name="P14"><text:span text:style-name="T59">ཞེས་པ་རབ་གནས་ལའང་འདྲའོ། །</text:span></text:p>
      <text:p text:style-name="P14"><text:span text:style-name="T59">གནས་ནི་བཀྲ་ཤིས་ཤིང་ཉམས་དགའ་བའི་ས་ཕྱོགས་བྱི་དོར་བྱས་ཤིང་ལེགས་པར་བརྒྱན་པ་སྟེ། </text:span></text:p>
      <text:p text:style-name="P14"><text:span text:style-name="T59">ཡོངས་བཟུང་དུ། </text:span></text:p>
      <text:p text:style-name="P23"><text:span text:style-name="T32">ལེགས་མཐས་པ་ཡི་རྣམ་ལྔ་ཡིས། །བྱུགས་པ་མེ་ཏོག་གིས་བརྒྱན་པ། །</text:span></text:p>
      <text:p text:style-name="P23"><text:soft-page-break/><text:span text:style-name="T32">བླ་བྲེས་གདུགས་དཀར་བ་དན་དང་། །མང་པོ་རྣམས་ཀྱིས་ཡང་དག་མཛེས། །</text:span></text:p>
      <text:p text:style-name="P23"><text:span text:style-name="T32">བདུག་སྤོས་བཏུལ་བ་དྲི་ཞིམ་པས། །ཡིད་འཕྲོག་པ་ཡི་རབ་གནས་སར། །</text:span></text:p>
      <text:p text:style-name="P14"><text:span text:style-name="T59">ཞེས་སོ། །</text:span></text:p>
      <text:p text:style-name="P14"><text:span text:style-name="T59">བཞི་པ་</text:span><text:span text:style-name="T33">[</text:span><text:span text:style-name="T34">རབ་ཏུ་གནས་བྱེད་ཀྱི་ཆོ་ག་</text:span><text:span text:style-name="T33">]</text:span><text:span text:style-name="T59">ནི། ཆོ་ག་རྒྱས་པ་ལ་སློབ་མ་དང་དབང་བསྐུར་བའི་དཀྱིལ་འཁོར་གྱི་ཆོ་ག་ཇི་སྐད་གསུངས་པ་ལྟར་གྱི་ས་ཆོག །སྟ་གོན། དངོས་གཞི་རྣམས་དང་། ཞི་རྒྱས་ཀྱི་སྦྱིན་སྲེག་དང་འབྲེལ་བར་བྱ་དགོས་ཏེ། </text:span></text:p>
      <text:p text:style-name="P14"><text:span text:style-name="T59">རབ་གནས་ཀྱི་རྒྱུད་ལས། </text:span></text:p>
      <text:p text:style-name="P23"><text:span text:style-name="T32">དཀྱིལ་འཁོར་སྦྱིན་སྲེག་མ་རྟོགས་པར། །རབ་གནས་གཞན་དུ་གཏན་ཡོད་མིན། །</text:span></text:p>
      <text:p text:style-name="P14"><text:span text:style-name="T59">ཞེས་སོ། །</text:span></text:p>
      <text:p text:style-name="P14"><text:span text:style-name="T59">དེ་ནས་འགའ་ཞིག །རབ་གནས་ཀྱི་ཆོ་ག་རྒྱས་པ་ལའང་དཀྱིལ་འཁོར་གྱི་ལས་དང་ཆོ་ག་ཕལ་ཆེར་དོར་ནས་མདོ་ལུགས་ཞེས་འཇུག་བདེ་ཁོ་ན་གཙོ་བོར་བྱེད་པ་ནི་ལེགས་པ་</text:span><text:span text:style-name="T38">(</text:span><text:span text:style-name="T40">༡༦༨བ</text:span><text:span text:style-name="T38">)</text:span><text:span text:style-name="T59">མ་ཡིན་ནོ། །</text:span></text:p>
      <text:p text:style-name="P27"><text:span text:style-name="T59">རབ་གནས་དངོས་ཀྱི་ཆོ་ག་ལའང་གསུམ་ལས། སྟ་གོན་ནི། ཁྲུས་བུམ་སྒྲུབ་ཅིང་སྦྱང་བ་བྱ་བ། ཁྲུས་གསོལ་བྱ་ཞིང་རྟེན་བསྐྱེད་པ། ཡེ་ཤེས་པ་གཞུག་ཅིང་རྒྱས་གདབ་པ། མཆོད་ཅིང་བསྟོད་དེ་སྙན་གསན་དབབ་པ། བཟོད་པར་གསོལ་ཞིང་གཤེགས་པ། རྟེན་དགབ་ཅིང་བསྲུང་བ་བྱ་བ་སོགས་སོ། །</text:span></text:p>
      <text:p text:style-name="P27"><text:span text:style-name="T59">དངོས་གཞི་ནི། སྦྱང་བ་བྱ་ཞིང་ཁྲུས་གསོལ་བ། གསོལ་བ་གདབ་ཅིང་སེམས་བསྐྱེད་པ། རྟེན་བསྐྱེད་ཅིང་ཡེ་ཤེས་པ་གཞུག་པ། རྒྱས་གདབ་ཅིང་དབང་བསྐུར་བ། མཆོད་ཅིང་བསྟོད་དེ་སྤྱན་དབྱེ་བ། མདའ་དབུལ་དང་བརྟན་བཞུགས་བྱ་བ་སོགས་སོ། །</text:span></text:p>
      <text:p text:style-name="P14"><text:soft-page-break/><text:span text:style-name="T59">རྗེས་ཆོག་ནི། གཏོར་མ་དབུལ་ཞིང་ཆོས་སྐྱོང་བསྒོ་བ། ཡོན་བདག་བསྒོ་ཞིང་ཤིས་པ་བརྗོད་པ། མཆོད་ཅིང་བསྟོད་དེ་སྨོན་ལམ་གདབ་པ། དགའ་སྟོན་དང་ཡོན་དབུལ་བ་སོགས་སོ། །</text:span></text:p>
      <text:p text:style-name="P14"><text:span text:style-name="T59">ཚུལ་འདི་དག་ལོ་ཆེན་རིན་བཟང་གིས་སྡོམ་ཚིག་ཏུ་མཛད་ཅིང་། བོད་ཀྱི་མཁས་པ་མཐའ་དག་ཀྱང་འདིའི་རྗེས་སུ་འབྲང་བ་ལྟར་རོ། །</text:span></text:p>
      <text:p text:style-name="P14"><text:span text:style-name="T18">གཉིས་པ་</text:span><text:span text:style-name="T2">[</text:span><text:span text:style-name="T1">དེ་དང་འབྲེལ་བ་སྦྱིན་སྲེག་</text:span><text:span text:style-name="T2">]</text:span><text:span text:style-name="T18">ལ། ཕྱི། ནང་། བླ་མེད་ཀྱི་སྦྱིན་སྲེག་གསུམ་གྱི། </text:span></text:p>
      <text:p text:style-name="P14"><text:span text:style-name="T18">དང་པོ་ལ། བྱ་བའི་རིམ་པ། སྒྲུབ་པ་པོའི་རྣམ་ངེས། ཆོ་གའི་ཚུལ་གསུམ་གྱི། </text:span></text:p>
      <text:p text:style-name="P14"><text:span text:style-name="T18">དང་པོ་ལ། ཐབ། ཤིང་། མེ། མཆོད་རྫས། སྲེག་རྫས། བཤམ་ཚུལ། དགང་བླུགས། དུས་ཀྱི་ཁྱད་པར་བརྒྱད་ཀྱི། </text:span></text:p>
      <text:p text:style-name="P14"><text:span text:style-name="T59">དང་པོ་ནི། ཐབ་ཀྱི་དབྱིབས་ལ། འདིར། </text:span><text:span text:style-name="T43">[</text:span><text:span text:style-name="T44">བརྟག་པ་ཕྱི་མ། དང་པོ་རབ་གནས་ཀྱི་ལེའུར།</text:span><text:span text:style-name="T43">]</text:span></text:p>
      <text:p text:style-name="P22"><text:span text:style-name="T32">ཞི་བར་ཐབ་ཁུང་ཟླུམ་པོ་ཉིད། །</text:span></text:p>
      <text:p text:style-name="P14"><text:span text:style-name="T59">སོགས་དང་། </text:span></text:p>
      <text:p text:style-name="P14"><text:span text:style-name="T59">ཚད་ནི། </text:span><text:span text:style-name="T43">[</text:span><text:span text:style-name="T44">བརྟག་པ་ཕྱི་མ། དང་པོ་རབ་གནས་ཀྱི་ལེའུར།</text:span><text:span text:style-name="T43">]</text:span></text:p>
      <text:p text:style-name="P22"><text:span text:style-name="T32">ཁྲུ་གང་དང་ནི་ཁྲུ་ཕྱེད་ཉིད། །</text:span></text:p>
      <text:p text:style-name="P14"><text:span text:style-name="T59">སོགས་དང་། </text:span></text:p>
      <text:p text:style-name="P14"><text:span text:style-name="T59">ཁ་དོག་ནི། </text:span><text:span text:style-name="T43">[</text:span><text:span text:style-name="T44">བརྟག་པ་ཕྱི་མ། དང་པོ་རབ་གནས་ཀྱི་ལེའུར།</text:span><text:span text:style-name="T43">]</text:span></text:p>
      <text:p text:style-name="P22"><text:span text:style-name="T32">ཞི་བར་ཁ་དོག་དཀར་པོར་འགྱུར། །</text:span></text:p>
      <text:p text:style-name="P14"><text:span text:style-name="T59">ཞེས་སོགས་གསུངས་པ་ལྟར། སཾ་ཊི་དང་ནག་པོ་པའི་གཞུང་ལས་བཤད་ལ། </text:span></text:p>
      <text:p text:style-name="P14"><text:span text:style-name="T59">ཁ་ཁྱེར་ཡང་ནག་པོ་པས། </text:span></text:p>
      <text:p text:style-name="P23"><text:soft-page-break/><text:span text:style-name="T32">ཞི་བ་ཁ་ཁྱེར་སོར་བཞིས་བསྐོར། །རྒྱས་པ་ལ་ནི་སོར་བརྒྱདདོ། །</text:span></text:p>
      <text:p text:style-name="P23"><text:span text:style-name="T32">མངོན་སྤྱོད་ལ་ནི་སོར་གསུམ་མོ། །དབང་དང་དགུག་པའང་དེ་དང་འདྲ། །</text:span></text:p>
      <text:p text:style-name="P14"><text:span text:style-name="T59">ཞེས་སོ། །</text:span></text:p>
      <text:p text:style-name="P14"><text:span text:style-name="T59">མཚན་མ་ནི། སཾ་ཊིར། ཞི་བ་ལ་འཁོར་ལོ། དབང་ལ་པདྨ་དམར་པོ། བསད་པ་ལ་ཁྲོ་བོའི་རྡོ་རྗེ། རྒྱས་པ་ལ་རིན་པོ་ཆེ། དགུག་པ་ལ་ཨུཏྤལ་དམར་པོའོ། །ཞེས་གསུངས་ལ། </text:span><text:span text:style-name="T38">(</text:span><text:span text:style-name="T40">༡༦༩ན</text:span><text:span text:style-name="T38">)</text:span></text:p>
      <text:p text:style-name="P14"><text:span text:style-name="T59">ནག་པོ་པས། </text:span></text:p>
      <text:p text:style-name="P22"><text:span text:style-name="T32">ཞི་བའི་ཐབ་ཁུང་དབུས་སུ་ནི། །རྡོ་རྗེ་དང་ནི་གྲི་གུག་བྲི། །</text:span></text:p>
      <text:p text:style-name="P22"><text:span text:style-name="T32">ཁ་ཁྱེར་ལ་ཡང་རྡོ་རྗེ་བསྐོར། །རྒྱས་པའི་ཐབ་ལ་རིན་པོ་ཆེ། །</text:span></text:p>
      <text:p text:style-name="P22"><text:span text:style-name="T32">ཁ་ཁྱེར་རིན་པོ་ཆེ་ཡིས་བསྐོར། །མངོན་སྤྱོད་ཐབ་ལ་རལ་གྲི་བྲི། །</text:span></text:p>
      <text:p text:style-name="P22"><text:span text:style-name="T32">ཁ་ཁྱེར་ལ་ཡང་རལ་གྲིས་བསྐོར། །དབང་དང་དགུག་པ་ལྕགས་ཀྱུ་འོ། །ཁ་ཁྱེར་ལ་ཡང་ལྕགས་ཀྱུས་བསྐོར། །</text:span></text:p>
      <text:p text:style-name="P14"><text:span text:style-name="T59">ཞེས་སོ། །</text:span></text:p>
      <text:p text:style-name="P14"><text:span text:style-name="T59">ལས་ཐམས་ཅད་པ་ལ་ཞི་བ་དང་འདྲ་བ་ལས་ཁ་ཁྱེར་པདྨ་འདབ་མ་རྒྱས་པའི་དབྱིབས་ཅན་དུ་བྱ་བ་དང་། ནང་གི་དབུས་སུ་ལས་དང་རྗེས་མཐུན་གྱི་གཙོ་བོའི་ཕྱག་མཚན་གྱི་ཕྱོགས་བཞིར་མཚན་མ་བཞི་འགོད་པར་ཨ་བྷྱ་ཀ་རས་བཤད་དོ། །</text:span></text:p>
      <text:p text:style-name="P14"><text:span text:style-name="T59">གཉིས་པ་</text:span><text:span text:style-name="T33">[</text:span><text:span text:style-name="T34">་ཤིང་གི་ཁྱད་པར་</text:span><text:span text:style-name="T33">]</text:span><text:span text:style-name="T59">ནི། བུད་ཤིང་ལ། ནག་པོ་པས། </text:span></text:p>
      <text:p text:style-name="P22"><text:span text:style-name="T32">ཡལ་གའི་རྩེ་མོའི་ཆ་ལས་བྱུང་། །བུད་ཤིང་ཞི་བའི་ལས་ལ་འདོད། །</text:span></text:p>
      <text:p text:style-name="P22"><text:span text:style-name="T32">ཡལ་གའི་དབུས་ཀྱི་ཆ་ལས་བྱུང་། །བུད་ཤིང་རྒྱས་པའི་ལས་ལ་འོ། །</text:span></text:p>
      <text:p text:style-name="P22"><text:soft-page-break/><text:span text:style-name="T32">ཡལ་གའི་རྩ་བའི་ཆ་ལས་བྱུང་། །བུད་ཤིང་མངོན་སྤྱོད་ལས་ལ་འོ། །</text:span></text:p>
      <text:p text:style-name="P14"><text:span text:style-name="T59">ཞེས་དང་། </text:span></text:p>
      <text:p text:style-name="P14"><text:span text:style-name="T59">ཡམ་ཤིང་ཡང་།</text:span></text:p>
      <text:p text:style-name="P23"><text:span text:style-name="T32">མཆོད་སྦྱིན་ལ་སོགས་ཤིང་ལས་བྱུང་། །ཡམ་ཤིང་སོར་ནི་བཅུ་གཉིས་པ། །</text:span></text:p>
      <text:p text:style-name="P23"><text:span text:style-name="T32">དེ་ནི་ཞི་བའི་ལས་ལ་ཤིས། །རྒྱས་པ་ལ་ནི་ཁྲུ་གང་ངོ་། །</text:span></text:p>
      <text:p text:style-name="P23"><text:span text:style-name="T32">དབང་དང་དགུག་པ་ཞི་དང་འདྲ། །མངོན་སྤྱོད་ལ་ནི་སོར་བཅུ་འོ། །</text:span></text:p>
      <text:p text:style-name="P14"><text:span text:style-name="T59">ཞེས་བཤད་ལ། </text:span></text:p>
      <text:p text:style-name="P14"><text:span text:style-name="T59">སཾ་ཊི་དང་ཨ་བྷྱས་ཞི་རྒྱས་ལ་བྱང་ཆུབ་ཀྱི་ཤིང་དང་ཨུ་དུམ་ཝ་ར་སོགས་འོ་མ་ཅན། དབང་ལ་ཙནྡན་ནམ་ཤིང་མདོག་དམར་ཞིང་སྐྱུར་བ། དྲག་པོ་ལ་ཚེར་མ་ཅན་གྱི་ཤིང་རོ་ཚ་བ་རྣམས་བཤད་ཅིང་། རྩ་རྩེ་དང་དབུས་ཀྱི་ཆ་ལས་སྒྲུབ་པ་འདྲ་བར་བཤད་དོ། །</text:span></text:p>
      <text:p text:style-name="P14"><text:span text:style-name="T59">གསུམ་པ་</text:span><text:span text:style-name="T33">[</text:span><text:span text:style-name="T34">མེའི་ཁྱད་པར་</text:span><text:span text:style-name="T33">]</text:span><text:span text:style-name="T59">ནི། ནག་པོ་པས། </text:span></text:p>
      <text:p text:style-name="P22"><text:span text:style-name="T32">ཞི་བ་ལ་ནི་དགོན་མེའམ། །བྲམ་ཟེ་ཐ་མལ་པ་ཡི་མེ། །</text:span></text:p>
      <text:p text:style-name="P22"><text:span text:style-name="T32">རྒྱས་པ་ལ་ནི་རྒྱལ་རིགས་སམ། །རྗེ་རིགས་ལས་བྱུང་མེ་ཡིས་བྱ། །</text:span></text:p>
      <text:p text:style-name="P22"><text:span text:style-name="T32">དབང་དང་དགུག་ལ་སྨད་པའམ། །ལམ་དུ་བྱུང་བའི་མེ་ཡིས་བྱ། །</text:span></text:p>
      <text:p text:style-name="P22"><text:span text:style-name="T32">མངོན་སྤྱོད་ལ་ནི་གདོལ་པ་འམ། །རྡོ་ལས་བྱུང་བའི་མེ་ཡིས་བྱ། །</text:span></text:p>
      <text:p text:style-name="P14"><text:span text:style-name="T59">ཞེས་སོ། །</text:span></text:p>
      <text:p text:style-name="P14"><text:span text:style-name="T59">བཞི་པ་</text:span><text:span text:style-name="T33">[</text:span><text:span text:style-name="T34">མཆོད་རྫས་ཀྱི་ཁྱད་པར་</text:span><text:span text:style-name="T33">]</text:span><text:span text:style-name="T59">ནི། ནག་པོ་པས། </text:span></text:p>
      <text:p text:style-name="P22"><text:span text:style-name="T32">ཀུན་ལ་མཐུན་པ་འདི་ལྟ་སྟེ། །བསང་གཏོར་དྲི་དང་བྱུག་པ་དང་། །</text:span></text:p>
      <text:p text:style-name="P22"><text:soft-page-break/><text:span text:style-name="T32">མེ་ཏོག་མར་མེ་ལྷ་བཤོས་དང་། །</text:span><text:span text:style-name="T38">(</text:span><text:span text:style-name="T40">༡༦༩བ</text:span><text:span text:style-name="T38">)</text:span><text:span text:style-name="T32">ཡམ་ཤིང་ཀུ་ཤའི་མྱུ་གུ་དང་། །</text:span></text:p>
      <text:p text:style-name="P22"><text:span text:style-name="T32">མར་དང་སྦྲང་རྩི་དུར་བ་དང་། །བླ་གོར་ཞོ་ཤ་འཛའ་ཏི་སོགས། །</text:span></text:p>
      <text:p text:style-name="P22"><text:span text:style-name="T32">འབྲས་བུ་རྣམ་པ་སྣ་ཚོགས་དང་། །མ་དྲུག་འབྲས་དང་གྲོ་དང་འབྲུ། །</text:span></text:p>
      <text:p text:style-name="P22"><text:span text:style-name="T32">ནས་ཐུག་དང་ནི་གྲོ་ཐུག་དང་། །བདུད་རྩི་ལྔ་དང་འོ་ཐུག་དང་། །</text:span></text:p>
      <text:p text:style-name="P22"><text:span text:style-name="T32">མཆོད་ཡོན་དང་ནི་ཞབས་བསིལ་ལོ། །</text:span></text:p>
      <text:p text:style-name="P14"><text:span text:style-name="T59">ཞེས་མཆོད་རྫས་དང་སྲེག་རྫས་ཐུན་མོང་དུ་བཤད་ལ། </text:span></text:p>
      <text:p text:style-name="P14"><text:span text:style-name="T59">སཾ་ཊི་དང་ཨ་བྷྱས། ཆུ་ཉེར་སྤྱོད་སོགས་མཆོད་རྫས་སོ་སོ་ལའང་ལས་དང་རྗེས་སུ་མཐུན་པའི་རྣམ་དབྱེ་མང་དུ་གསུངས་པས་དེ་ལེགས་པ་ཡིན་ནོ། །</text:span></text:p>
      <text:p text:style-name="P14"><text:span text:style-name="T59">ལྔ་པ་</text:span><text:span text:style-name="T33">[</text:span><text:span text:style-name="T34">སྲེག་རྫས་ཀྱི་ཁྱད་པར་</text:span><text:span text:style-name="T33">]</text:span><text:span text:style-name="T59">ནི། འདིར། </text:span><text:span text:style-name="T43">[</text:span><text:span text:style-name="T44">བརྟག་པ་ཕྱི་མ། དང་པོ་རབ་གནས་ཀྱི་ལེའུར།</text:span><text:span text:style-name="T43">]</text:span></text:p>
      <text:p text:style-name="P22"><text:span text:style-name="T32">ཞི་ལ་ཏིལ་དང་རྒྱས་ལ་ཞོ། །</text:span></text:p>
      <text:p text:style-name="P14"><text:span text:style-name="T59">ཞེས་སོགས་མཚོན་བྱེད་ཙམ་གསུངས་པ་ལ། </text:span></text:p>
      <text:p text:style-name="P14"><text:span text:style-name="T59">སཾ་ཊིར། ཞི་བ་ལ། འབྲས་ས་ལུ་དང་སོ་བ་དང་ཏིལ་དཀར་པོ་སོགས་དང་། རྒྱས་པ་ལ། མངར་གསུམ་དང་ཞོ་དང་ཟས་མཆོག་སོགས་དང་། དབང་ལ། ཏིལ་དམར་པོ་དང་པྲི་ཡང་ཀུ་དང་ན་ག་གེ་སར་སོགས་དང་། མངོན་སྤྱོད་ལ། ཏིལ་ནག་པོ་དང་མོན་སྲན་གྲེའུ་སོགས་དང་། སྐྱེས་པའི་རུས་པ་སོགས་སྲེག་རྫས་ཁྱད་པར་བ་མང་དུ་གསུངས་ལ། </text:span></text:p>
      <text:p text:style-name="P14"><text:span text:style-name="T59">ནག་པོ་པས་ཀྱང་གཞན་རྩ་རྒྱུད་དང་འདྲ་བ་ལས། དྲག་པོ་ལ། </text:span></text:p>
      <text:p text:style-name="P22"><text:span text:style-name="T32">མངོན་སྤྱོད་ལ་ནི་སྒྲུབ་བྱ་ཡི། །རྐང་རྗེས་ས་དང་བཤང་གཅི་དང་། །</text:span></text:p>
      <text:p text:style-name="P22"><text:span text:style-name="T32">ཁྲག་དང་མི་རུས་ཕྱེ་མ་དང་། །དུག་དང་སྐེ་ཚེ་ལན་ཚྭ་དང་། །</text:span></text:p>
      <text:p text:style-name="P22"><text:soft-page-break/><text:span text:style-name="T32">དབང་པོ་ལྔ་དང་བི་ཥ་འོ། །</text:span></text:p>
      <text:p text:style-name="P14"><text:span text:style-name="T59">ཞེས་བཤད་དེ། སཾ་ཊི་དང་ཨ་བྷ་གཉིས་དང་མཐུན་ནོ། །</text:span></text:p>
      <text:p text:style-name="P14"><text:span text:style-name="T59">རྫས་སོ་སོའི་བྱེད་ལས་ནི། སྡོམ་འབྱུང་དུ། </text:span></text:p>
      <text:p text:style-name="P23"><text:span text:style-name="T32">མར་གྱིས་སྦྱོར་བ་ཐམས་ཅད་བྱེད། །ཡམ་ཤིང་གཟི་བརྗིད་རྣམ་འཕེལ་བའོ། །</text:span></text:p>
      <text:p text:style-name="P23"><text:span text:style-name="T32">བུད་ཤིང་ལྷག་པར་དཔའ་བར་བྱེད། །ཀུ་ཤས་ཐམས་ཅད་བསྲུང་བར་བྱེད། །</text:span></text:p>
      <text:p text:style-name="P23"><text:span text:style-name="T32">ཡུངས་ཀར་དཀར་པོས་ཞི་བར་བྱེད། །འབྲས་ཀྱིས་རྒྱས་པར་བྱེད་པར་བཤད། །</text:span></text:p>
      <text:p text:style-name="P23"><text:span text:style-name="T32">ཏིལ་གྱིས་སྡིག་པ་འཇོམས་རིག་བྱ། །སོ་བས་ནོར་དང་འབྲུ་རྣམས་འགུགས། །</text:span></text:p>
      <text:p text:style-name="P23"><text:span text:style-name="T32">མ་ཤས་སྟོབས་ནི་ཆེན་པོར་བྱེད། །ནས་ཀྱི་རླུང་གི་ཤུགས་རབ་སྟེར། །</text:span></text:p>
      <text:p text:style-name="P23"><text:span text:style-name="T32">དུར་བས་ཚེ་ནི་འཕེལ་བར་བྱེད། །གྲོ་ཡིས་ནད་ནི་འཇོམས་པར་བྱེད། །</text:span></text:p>
      <text:p text:style-name="P23"><text:span text:style-name="T32">འོ་མ་སྦྲང་རྩིས་ཤེས་རབ་འཕེལ། །ཟས་མཆོག་གིས་ནི་བདེ་ཀུན་སྟེར། །</text:span></text:p>
      <text:p text:style-name="P23"><text:span text:style-name="T32">མེས་ནི་འདོད་དོན་དངོས་གྲུབ་སྟེར། །རང་འདོད་ལྷས་ནི་གྲོལ་བར་སྩོལ། །</text:span></text:p>
      <text:p text:style-name="P14"><text:span text:style-name="T59">ཞེས་གསུངས་པ་ལྟར་རོ། །</text:span><text:span text:style-name="T38">(</text:span><text:span text:style-name="T40">༡༧༠ན</text:span><text:span text:style-name="T38">)</text:span></text:p>
      <text:p text:style-name="P14"><text:span text:style-name="T59">དྲུག་པ</text:span><text:span text:style-name="T33">[</text:span><text:span text:style-name="T34">བཤམ་ཚུལ་གྱི་ཁྱད་པར་</text:span><text:span text:style-name="T33">]</text:span><text:span text:style-name="T59">་ནི། འཇམ་པོ་གསུམ་ལ་གཡོན་དུ་བསང་ཆུའི་སྣོད་དང་ཆུ་གསུམ་གྱི་སྣོད། གཡས་སུ་སྲེག་རྫས་རྣམས་དང་དེའི་ནང་དུ་མཆོད་གཏོར་གཞན་རྣམས་དང་། མདུན་དུ་ཕྱག་མཚན་དགང་བླུགས་ཀུ་ཤ་མེ་ཆས་རྣམས་བཤམ་པ་དང་། དྲག་པོ་ལ་གཡས་གཡོན་གཉིས་བཟློག་སྟེ་བཤམ་པར་ཨ་བྷྱས་བཤད་དོ། །</text:span></text:p>
      <text:p text:style-name="P14"><text:span text:style-name="T59">བདུན་པ་</text:span><text:span text:style-name="T33">[</text:span><text:span text:style-name="T34">དགང་བླུགས་ཀྱི་ཁྱད་པར་</text:span><text:span text:style-name="T33">]</text:span><text:span text:style-name="T59">ནི། བཤད་ཚུལ་མང་དུ་ཡོད་ཀྱང་། དགང་བླུགས་གཉིས་ཀའི་ཡུ་བ་ཁྲུ་གང་བའི་མཐར་རྡོ་རྗེ་དང་རིན་པོ་ཆེས་སྨྲས་པ། དགང་གཟར་གྱི་སྟེང་དུ་གཟར་མགོ་</text:span><text:soft-page-break/><text:span text:style-name="T59">པདྨའི་དབྱིབས་ཅན་རྡོ་རྗེ་རྩེ་གསུམ་པས་མཚན་པ་རྒྱར་སོར་བཞི། ཟབས་སུ་སོར་གཉིས་པའི་དབུས་སུ་རྡོ་རྗེས་མཚན་པ། སྲིད་དུ་བཅུད་འཛག་པའི་བུ་ག་ཅན། བླུགས་གཟར་གྱི་མགོ་རྒྱར་སོར་གཉིས། ཟབས་སུ་སོར་གཅིག་པ། བའི་མིག་གམ་པདྨའི་དབྱིབས་ཅན་ཁ་ལ་རྡོ་རྗེས་མཚན་པ་སྟེ། དེ་དག་གི་མདོག་དང་མཚན་མ་ལས་སོ་སོའི་ཐབས་དང་འདྲ་བའོ། །</text:span></text:p>
      <text:p text:style-name="P14"><text:span text:style-name="T59">བརྒྱད་པ་</text:span><text:span text:style-name="T33">[</text:span><text:span text:style-name="T34">དུས་ཀྱི་ཁྱད་པར་</text:span><text:span text:style-name="T33">]</text:span><text:span text:style-name="T59">ནི། ནག་པོ་པས། </text:span></text:p>
      <text:p text:style-name="P22"><text:span text:style-name="T32">ཞི་བ་ཕལ་ཆེར་སྲོད་ལ་བྱ། །རྒྱས་པ་སྔ་དྲོ་བྱ་བར་བཤད། །</text:span></text:p>
      <text:p text:style-name="P22"><text:span text:style-name="T32">དབང་ནི་དགོང་ཀའི་དུས་སུ་འོ། །</text:span></text:p>
      <text:p text:style-name="P29"><text:span text:style-name="T59">ཞེས་བཤད་ཀྱང་། ཨ་བྷྱས་ནི། ཞི་བ་སྲོད་དང་ཐོ་རངས། རྒྱས་པ་སྔ་དྲོ། དབང་སྲོད་ཆེན། དྲག་པོ་གུང་གཉིས་ལ་བྱ་བར་བཤད་དོ། །</text:span></text:p>
      <text:p text:style-name="P29"><text:span text:style-name="T18">གཉིས་པ་</text:span><text:span text:style-name="T2">[</text:span><text:span text:style-name="T1">སྒྲུབ་པ་པོའི་རྣམ་ངེས་</text:span><text:span text:style-name="T2">]</text:span><text:span text:style-name="T18">ལ། བསམ་པ། ཆ་ལུགས། ཁ་ཕྱོགས། གདན། འདུག་སྟངས་ཀྱི་ཁྱད་པར་ལྔའི། </text:span></text:p>
      <text:p text:style-name="P29"><text:span text:style-name="T59">དང་པོ་ནི། སཾ་ཊིར། ཞི་བ་ལ་ཞི་བའི་ཡིད་དང་། རྒྱས་པ་ལ་སོགས་པ་ལ་ཚིམས་པས་འཕེལ་བར་འགྱུར་བ་དང་། དབང་ལ་དབང་གི་ཡིད་དང་མྱོས་པར་བྱེད་ཅིང་རྣམ་པར་འཁྲུལ་པ་དང་། མངོན་སྤྱོད་ལ་ཧཱུྃ་དང་ཕཊ་ཀྱིས་ལུས་འབར་ཞིང་འབར་བ་དང་། འཇིག་རྟེན་གསུམ་བྱ་བའི་སེམས་ཀྱི་ཆོ་གས་གནས་སོ། །ཞེས་སོ། །</text:span></text:p>
      <text:p text:style-name="P29"><text:span text:style-name="T59">གཉིས་པ་</text:span><text:span text:style-name="T33">[</text:span><text:span text:style-name="T34">ཆ་ལུགས་</text:span><text:span text:style-name="T33">]</text:span><text:span text:style-name="T59">ནི། ཞི་རྒྱས་དབང་གསུམ་ལ་ཁྲུས་བྱས་པའི་ལུས་དྲི་ཞིམ་པོས་བྱུགས་ལ། རིམ་པས་རྒྱན་གོས་དཀར་པོ་དང་། སེར་པོའམ་སྣ་ཚོགས་དང་། དམར་པོ་རྣམས་དང་། </text:span><text:span text:style-name="T38">(</text:span><text:span text:style-name="T40">༡༧༠བ</text:span><text:span text:style-name="T38">)</text:span><text:span text:style-name="T59">དྲག་པོ་ལ། ལུས་རོ་སོལ་དང་ཁྲག་གི་བྱུགས། ཁྲག་དང་བཤང་གཅིས་སྦགས་པའི་རེ་བ་སོགས་ཀྱི་གོས་ནག་གྱོན་པ་སོགས་མི་སྡུག་པའི་ཆ་ལུགས་བྱ་བར་ཨ་བྷྱས་བཤད་དོ། །</text:span></text:p>
      <text:p text:style-name="P14"><text:soft-page-break/><text:span text:style-name="T59">གསུམ་པ་</text:span><text:span text:style-name="T33">[</text:span><text:span text:style-name="T34">ཁ་ཕྱོགས་</text:span><text:span text:style-name="T33">]</text:span><text:span text:style-name="T59">ནི། ནག་པོ་པས། </text:span></text:p>
      <text:p text:style-name="P22"><text:span text:style-name="T32">ཞི་བ་ཤར་གྱི་ཕྱོགས་སུ་བྱ། །ལྷོ་ཡི་ཕྱོགས་སུ་རྒྱས་པ་འོ། །</text:span></text:p>
      <text:p text:style-name="P22"><text:span text:style-name="T32">དབང་དང་དགུགས་པ་ནུབ་ཏུ་བྱ། །མངོན་སྤྱོད་ལ་ནི་བྱང་ཕྱོགས་སུའོ། །</text:span></text:p>
      <text:p text:style-name="P14"><text:span text:style-name="T59">ཞེས་དང་། </text:span></text:p>
      <text:p text:style-name="P14"><text:span text:style-name="T59">ཨ་བྷྱས། རྒྱས་པ་བྱང་དང་། དྲག་པོ་ལྷོ་དང་། </text:span></text:p>
      <text:p text:style-name="P14"><text:span text:style-name="T59">འགའ་ཞིག་ཏུ། ཞི་བ་བྱང་དང་། རྒྱས་པ་ཤར་དུ་བལྟ་བར་ཡང་བཤད་དོ། །</text:span></text:p>
      <text:p text:style-name="P14"><text:span text:style-name="T59">བཞི་པ་</text:span><text:span text:style-name="T35">[</text:span><text:span text:style-name="T36">གདན་</text:span><text:span text:style-name="T35">]</text:span><text:span text:style-name="T59">ནི། ཞི་བ་ལ་འཇམ་པའི་གདན། རྒྱས་པ་ལ་ཁྲིའུ། དབང་ལ་བདེ་བ། དྲག་པོ་ལ་མི་སྡུག་ཅིང་སྲ་བའི་གདན་བྱ་བར་ཨ་བྷྱས་བཤད་དེ། གདན་གྱི་མདོག་ཀྱང་གོས་ཀྱི་རིགས་པས་ཤེས་སོ།</text:span></text:p>
      <text:p text:style-name="P14"><text:span text:style-name="T59">ལྔ་པ་</text:span><text:span text:style-name="T35">[</text:span><text:span text:style-name="T36">འདུག་སྟངས་</text:span><text:span text:style-name="T35">]</text:span><text:span text:style-name="T59">ནི། ཞི་བ་ལ་པདྨའི་འདུག་སྟངས། རྒྱས་པ་ལ་བཟང་པོའི་འདུག་སྟངས། དབང་ལ་རྡོ་རྗེས་སྐྱིལ་དཀྲུང་། དྲག་པོ་ལ་ཁྲོ་བོའི་སྐྱིལ་དཀྲུང་ངམ་པུས་བཙུག་བྱ་བར་ཨ་བྷྱས་བཤད་ལ། </text:span></text:p>
      <text:p text:style-name="P14"><text:span text:style-name="T59">ཁ་ཅིག་ཏུ། ཞི་བ་ལ་ཙོག་པུ། རྒྱས་པ་ལ་རོལ་པ། དབང་ལ་པདྨའི་སྐྱིལ་དཀྲུང་། དྲག་པོ་ལ་རྐང་པ་གཡོན་པས་གཡས་པ་མནན་པའི་འདུག་སྟངས་སུའང་བཤད་དོ། །</text:span></text:p>
      <text:p text:style-name="P14"><text:span text:style-name="T18">གསུམ་པ་</text:span><text:span text:style-name="T2">[</text:span><text:span text:style-name="T1">ཆོ་གའི་ཚུལ་</text:span><text:span text:style-name="T2">]</text:span><text:span text:style-name="T18">ལ། ཁྱད་པར་གྱི་ཆོ་ག་དང་། ཆོ་ག་སྤྱིའི་རིམ་པ་གཉིས་ཀྱི། </text:span></text:p>
      <text:p text:style-name="P14"><text:span text:style-name="T18">དང་པོ་ལ། ལྷའི་རྣལ་འབྱོར། ཀུ་ཤ་འགྲེམས་ཚུལ། འཇིག་རྟེན་པའི་མེ་ལྷ། རྫས་འབུལ་ཚུལ། སྔགས་ཀྱི་སྤེལ་ཚིག །འདས་པའི་མེ་ལྷ། བསམ་གཏན་གྱི་ཁྱད་པར་བདུན་ལས། </text:span></text:p>
      <text:p text:style-name="P14"><text:span text:style-name="T59">དང་པོ་ནི། ཞི་བ་ལ་ལྷ་ཐམས་ཅད་དཀར་པོ་ཞི་བའི་ཉམས་ཅན། རྒྱས་པ་ལ་སེར་པོ་བརྗིད་པའི་ཉམས་ཅན། དབང་ལ་དམར་པོ་ཆགས་པའི་ཉམས་ཅན། དྲག་པོ་ལ་ནག་པོ་ཤིན་ཏུ་ཁྲོས་པའི་ཉམས་ཅན་སྒོམ་པར་ཨ་བྷྱས་བཤད་དེ། </text:span></text:p>
      <text:p text:style-name="P14"><text:soft-page-break/><text:span text:style-name="T59">ལྷ་ཞལ་མང་ཅན་ལ་རྩ་ཞལ་དང་སྐུ་མདོག་བསྒྱུར་རོ། །</text:span></text:p>
      <text:p text:style-name="P14"><text:span text:style-name="T59">གཉིས་པ་</text:span><text:span text:style-name="T33">[</text:span><text:span text:style-name="T34">ཀུ་ཤ་འགྲེམས་ཚུལ་</text:span><text:span text:style-name="T33">]</text:span><text:span text:style-name="T59">ནི། ཐབ་ཀྱི་ཁ་ཁྱེར་གྱི་ཀུ་ཤ་རྩེ་མོ་དང་པོར། ཞི་བ་ལ་ཤར། རྒྱས་པ་ལ་བྱང་། དབང་ལ་ནུབ། དྲག་པོ་ལ་ལྷོར་བསྟན་ཞིང་། ཐབ་སྟེང་གི་ཀུ་ཤའི་རྩེ་མོ་ཡང་དེ་བཞིན་དུ་བྱ་བར་བཤད་དོ། །</text:span></text:p>
      <text:p text:style-name="P14"><text:span text:style-name="T59">གསུམ་པ་</text:span><text:span text:style-name="T33">[</text:span><text:span text:style-name="T34">འཇིག་རྟེན་པའི་མེ་ལྷ་</text:span><text:span text:style-name="T33">]</text:span><text:span text:style-name="T59">ནི། སཾ་ཊིར། མེ་ལྷ་དམར་པོ་ཞལ་བཞི་</text:span><text:span text:style-name="T38">(</text:span><text:span text:style-name="T40">༡༧༡ན</text:span><text:span text:style-name="T38">)</text:span><text:span text:style-name="T59">མདུན་ནས་གཡས་སྐོར་གྱིས་དམར་ནག་སེར་དཀར་བ། ཕྱག་བཞིའི་གཡས་གཉིས་མཆོད་སྦྱིན་དང་བགྲང་ཕྲེང་། གཡོན་གཉིས་སྤྱི་བླུགས་དང་དབྱུག་གུ་འཛིན་པ། ལས་དང་མཐུན་པའི་འོད་ཟེར་གྱིས་བརྒྱན་པ་གསུངས་ལ། </text:span></text:p>
      <text:p text:style-name="P14"><text:span text:style-name="T59">ཨ་བྷྱས་རིམ་བཞིན། དཀར་པོ་ཞི་བའི་ཉམས་ཅན་སོགས་བཤད་དེ། ཞལ་བཞི་ཀའང་མདོག་འདྲ་བའོ། །དེའི་རྒྱས་འདེབས་ཀྱང་རིམ་བཞིན་རྣམ་སྣང་སོགས་ཀྱི་རྒྱས་འདེབས་པར་བཤད་དོ། །</text:span></text:p>
      <text:p text:style-name="P14"><text:span text:style-name="T59">བཞི་པ་</text:span><text:span text:style-name="T33">[</text:span><text:span text:style-name="T34">རྫས་འབུལ་ཚུལ་</text:span><text:span text:style-name="T33">]</text:span><text:span text:style-name="T59">ནི། ཞི་བ་ལ་བྱང་ཆུབ་མཆོག་གི་ཕྱག་རྒྱའམ་རྡོ་རྗེ་ཁུར་ཚུར། རྒྱས་པ་ལ་རིན་པོ་ཆེའི་ཁུ་ཚུར། དབང་ལ་པདྨའི་ཁུ་ཚུར་གྱིས་གཡོན་ཁ་སྟེང་དུ་བསྟན་པས་དགང་གཟར་དང་། གཡས་ཁ་འོག་ཏུ་བལྟ་བས་བླུག་གཟར་བཟུང་། ལག་པ་པུས་མོའི་ནང་ནས་ཕྱིར་མི་འདའ་བར་གཡས་སྐོར་གྱིས་དབུལ་བ་དང་། དྲག་པོ་ལ་ཁྲོ་བོའི་ཁུ་ཚུར་གྱིས་གཡས་དགང་གཟར་དང་། གཡོན་བླུག་གཟར་བཟུང་། པུས་མོའི་ཕྱི་ནས་ནང་དུ་མི་འདའ་བར་གཡོན་བསྐོར་གྱིས་དབུལ་བར་ཨ་བྷྱས་བཤད་དོ། །</text:span></text:p>
      <text:p text:style-name="P14"><text:span text:style-name="T59">ལྔ་པ་</text:span><text:span text:style-name="T33">[</text:span><text:span text:style-name="T34">སྔགས་ཀྱི་སྤེལ་ཚིག་</text:span><text:span text:style-name="T33">]</text:span><text:span text:style-name="T59">ནི། གུར་ལས། </text:span></text:p>
      <text:p text:style-name="P22"><text:span text:style-name="T32">མཐར་ནི་སྭཱ་ཧྭ་ཞི་བ་སྟེ། །རྒྱས་པའི་དུས་སུ་བོ་ཥ་ཌ། །</text:span></text:p>
      <text:p text:style-name="P22"><text:soft-page-break/><text:span text:style-name="T32">མཐར་ནི་ཧཱུྃ་ཕཊ་བསད་པ་ལ། དབང་དང་དགུག་པ་ཛ་དང་ཧྲཱི༔། །</text:span></text:p>
      <text:p text:style-name="P14"><text:span text:style-name="T59">ཞེས་བཤད་ཅིང་། </text:span></text:p>
      <text:p text:style-name="P14"><text:span text:style-name="T59">ཕལ་ཆེར་གྱིས། ཞི་བ་ལ་ཤཱནྟི་ཀུ་རུ་སྭཱ་ཧྭ། རྒྱས་པ་ལ་པུཥཊིཾ་ཀུ་རུ་སྭཱ་ཧཱ། དབང་ལ་ཝ་ཤཾ་ཀུ་རུ་ཧོཿ <text:s/>དྲག་པོ་ལ་མ་ར་ཡ་ཕཊ། ཅེས་སོགས་སྦྱར་བར་བཤད་དོ། །</text:span></text:p>
      <text:p text:style-name="P14"><text:span text:style-name="T59">དྲུག་པ་</text:span><text:span text:style-name="T33">[</text:span><text:span text:style-name="T34">འདས་པའི་མེ་ལྷ་</text:span><text:span text:style-name="T33">]</text:span><text:span text:style-name="T59">ནི། འདས་པའི་མེ་ལྷ་དཀྱིལ་འཁོར་པ་བསྐྱེད་པའི་ལྷའི་སྐུ་མདོག་ཀྱང་ལས་དང་མཐུན་པའི་ཁ་དོག་ཏུ་བྱ་བར་བཤད་དེ། ལྷའི་རྣལ་འབྱོར་བཞིན་ནོ། །</text:span></text:p>
      <text:p text:style-name="P29"><text:span text:style-name="T59">བདུན་པ་</text:span><text:span text:style-name="T33">[</text:span><text:span text:style-name="T34">བསམ་གཏན་གྱི་ཁྱད་པར་</text:span><text:span text:style-name="T33">]</text:span><text:span text:style-name="T59">ནི། རྫས་ཕུལ་ལ་ཕྲིན་ལས་བཅོལ་བའི་ཚེ། ཞི་བ་ལ། ལྷའི་ཐུགས་ཀ་ནས་སྤྲོས་པའི་སངས་རྒྱས་རྣམས་ཀྱིས་བུམ་པ་དཀར་པོ་བདུད་རྩིས་གང་བས་བསྒྲུབ་བྱ་ཟླ་བ་ལ་གནས་པ་ལ་ཁྲུས་བྱས་པས་སྡིག་སྒྲིབ་དག་ནས་ལུས་ཤེལ་ལྟར་གྱུར་པར་བསམ། </text:span></text:p>
      <text:p text:style-name="P29"><text:span text:style-name="T59">རྒྱས་པ་ལ། ལྷ་ལས་སྤྲོས་པའི་སངས་རྒྱས་ཀྱིས་བུམ་པ་དང་བདུད་རྩི་སེར་པོས་ཟླ་བ་སེར་པོ་ལ་གནས་པའི་བསྒྲུབ་བྱ་སེར་པོ་ལ་དབང་བསྐུར་བས་</text:span><text:span text:style-name="T38">(</text:span><text:span text:style-name="T40">༡༧༡བ</text:span><text:span text:style-name="T38">)</text:span><text:span text:style-name="T59">དེའི་ཚེ་རང་བསོད་ནམས་རྒྱས་ཤིང་ནོར་གྱི་ཆར་འབབ་པར་བསམ། </text:span></text:p>
      <text:p text:style-name="P29"><text:span text:style-name="T59">དབང་ལ། ཟླ་བ་དམར་པོ་ལ་གནས་པའི་བསྒྲུབ་བྱ་དམར་པོ་ལྷའི་འོད་ཟེར་དམར་པོ་ལྕགས་ཀྱུ་ལྟ་བུས་བཀུག་པ་ཤིན་ཏུ་མྱོས་པར་གྱུར་ཏེ་རང་གི་དྲུང་དུ་གནས་པ་ལ། ལྷ་མོ་དམར་མོས་བུམ་པ་དམར་པོའི་ཆུས་དབང་བསྐུར་བས་དྲི་མ་བཀྲུས་ཏེ་རང་དབང་དུ་གྱུར་པར་བསམ། </text:span></text:p>
      <text:p text:style-name="P29"><text:span text:style-name="T59">དྲག་པོ་ལ། བསྒྲུབ་བྱ་ལྷ་དང་བྲལ་ཞིང་ཉམས་ཐག་པ་མདུན་དུ་འགྱེལ་བ་ལ། ལྷའི་ཐུགས་ཀ་ནས་སྤྲོས་པའི་ཁྲོ་བོ་མཚོན་ཆ་སྣ་ཚོགས་འཛིན་པ་རྣམས་ཀྱིས་ལུས་དུམ་བུ་བརྒྱ་སྟོང་དུ་བྱས་ནས་ཤ་རུས་ཟ་ཞིང་ཁྲག་འཐུང་བ་དང་། ལྷ་རྣམས་ལའང་དྲངས་པས་རྔམ་པའི་ཚུལ་དུ་གསོལ་བར་བསམ་པ་སོགས་ཨ་བྷྱས་བཤད་དོ། །</text:span></text:p>
      <text:p text:style-name="P14"><text:soft-page-break/><text:span text:style-name="T59">གཉིས་པ་</text:span><text:span text:style-name="T33">[</text:span><text:span text:style-name="T34">ཆོ་ག་སྤྱིའི་རིམ་པ་</text:span><text:span text:style-name="T33">]</text:span><text:span text:style-name="T59">ནི། བྱ་བའི་རིམ་པ་རྫོགས་ནས་ཆོ་གའི་ཚུལ་ལ་ལྷའི་རྣལ་འབྱོར་སྔོན་དུ་འགྲོ་བས། བསང་ཞིང་མེ་སྦར་ནས་ཀུ་ཤ་དགྲམ་པ། མེ་ལྷ་བསྐྱེད་ཅིང་སྤྱན་དྲངས་ཏེ་མཆོད་པ། མེ་ལྟས་བརྟགས་ཏེ་རྫས་སྦྱར་བ། སྲེག་རྫས་ཕུལ་ཏེ་མཆོད་ཅིང་བསྟོད་པ། འདས་པའི་མེ་ལྷ་བསྐྱེད་ནས་མཆོད་བསྟོད་བྱ་བ། དགང་བླུག་དང་སྲེག་རྫས་རྣམས་དབུལ་བ། མཆོད་བསྟོད་དང་བཟོད་གསོལ་བྱས་ཏེ་གཤེགས་པ། སླར་ཡང་མེ་ལྷ་མཆོད་ཅིང་བསྟོད་པ། སྲེག་རྫས་དང་གཏོར་མ་དབུལ་བ། བཟོད་པར་གསོལ་ཏེ་མེ་ལྷ་གཤེགས་པ། སྨོན་ལམ་དང་ཤིས་བརྗོད་བྱས་ནས་མཇུག་བསྡུ་བ་རྣམས་སོ། །</text:span></text:p>
      <text:p text:style-name="P14"><text:span text:style-name="T59">གཉིས་པ་</text:span><text:span text:style-name="T33">[</text:span><text:span text:style-name="T34">ནང་གི་སྦྱིན་སྲེག་</text:span><text:span text:style-name="T33">]</text:span><text:span text:style-name="T59">ནི། ལྟོ་བར་མེ་འབར་བའི་དབུས་སུ་དཀྱིལ་འཁོར་གསལ་བཏབ་སྟེ་བཟའ་བཏུང་བདུད་རྩིར་བྱས་པ་ལག་པའི་དགང་བླུགས་ཀྱིས་དབུལ་བ་སྟེ། </text:span></text:p>
      <text:p text:style-name="P14"><text:span text:style-name="T59">ནག་པོ་པས། </text:span></text:p>
      <text:p text:style-name="P22"><text:span text:style-name="T32">ཁ་ཟས་བཟའ་སོགས་ནང་གིར་བཤད། །</text:span></text:p>
      <text:p text:style-name="P14"><text:span text:style-name="T59">ཅེས་སོ། །</text:span></text:p>
      <text:p text:style-name="P14"><text:span text:style-name="T59">གསུམ་པ་</text:span><text:span text:style-name="T33">[</text:span><text:span text:style-name="T34">བླ་མེད་ཀྱི་སྦྱིན་སྲེག་</text:span><text:span text:style-name="T33">]</text:span><text:span text:style-name="T59">ནི། གཏུམ་མོའི་མེ་ལ་བྱང་སེམས་དང་ཕུང་ཁམས་སོགས་བསྲེགས་ནས། དེ་དག་གི་ངོ་བོ་བདེ་སྟོང་ལྷན་སྐྱེས་ཀྱི་ལྷ་མཆོད་པ་སྟེ། </text:span></text:p>
      <text:p text:style-name="P14"><text:span text:style-name="T59">སཾ་ཊིར། </text:span></text:p>
      <text:p text:style-name="P23"><text:span text:style-name="T32">ཤེས་རབ་མེ་ནི་ཆེར་འབར་བར། །ནང་གི་ཁུ་བ་ལ་སོགས་པ། །</text:span></text:p>
      <text:p text:style-name="P23"><text:span text:style-name="T32">དེ་བཞིན་ཕྱི་རོལ་གཟུགས་སོགས་ཀྱི། །སྲེག་རྫས་ཀྱི་ནི་སྦྱིན་བསྲེག་བྱ། །</text:span></text:p>
      <text:p text:style-name="P23"><text:span text:style-name="T32">སྐྱེ་མཆེད་དྲུག་དང་ཁམས་རྣམས་དང་། །ཕུང་པོ་</text:span><text:span text:style-name="T38">(</text:span><text:span text:style-name="T40">༡༧༢ན</text:span><text:span text:style-name="T38">)</text:span><text:span text:style-name="T32">ལ་སོགས་ཁྱད་པར་ལས།</text:span></text:p>
      <text:p text:style-name="P23"><text:soft-page-break/><text:span text:style-name="T32">དེ་རྣམས་ཀྱི་ནི་གཟུགས་ཅན་ལྷ། །དེ་བཞིན་མཁའ་འགྲོ་མ་ཉིད་ནི། །</text:span></text:p>
      <text:p text:style-name="P23"><text:span text:style-name="T32">དེས་ནི་དེ་མཆོད་གང་གི་ཕྱིར། །རྣལ་འབྱོར་མཆོད་པར་ཡང་དག་བཤད། །</text:span></text:p>
      <text:p text:style-name="P14"><text:span text:style-name="T59">ཅེས་སོ། །</text:span></text:p>
      <text:p text:style-name="P14"><text:span text:style-name="T4">ཉ༢ </text:span><text:span text:style-name="T22">གཉིས་པ་གཞུང་དོན་ལ། </text:span><text:span text:style-name="T4">ཏ༡ </text:span><text:span text:style-name="T22">རབ་གནས་ཀྱི་ཆོ་ག་དང་། </text:span><text:span text:style-name="T4">ཏ༢ </text:span><text:span text:style-name="T22">འཕྲོས་དོན་སྦྱིན་སྲེག་གཉིས་ཀྱི།</text:span></text:p>
      <text:p text:style-name="P14"><text:span text:style-name="T1">ཏ༡ </text:span><text:span text:style-name="T18">དང་པོ་ལ། </text:span><text:span text:style-name="T1">ཐ༡ </text:span><text:span text:style-name="T18">རབ་གནས་དངོས་དང་། </text:span><text:span text:style-name="T1">ཐ༢ </text:span><text:span text:style-name="T18">མཆོད་པ་འབུལ་ཚུལ་གཉིས་ལས། </text:span></text:p>
      <text:p text:style-name="P14"><text:span text:style-name="T1">ཐ༡ </text:span><text:span text:style-name="T18">དང་པོ་ལ། </text:span><text:span text:style-name="T1">ད༡ </text:span><text:span text:style-name="T18">ཞུས་པ་དང་། </text:span><text:span text:style-name="T1">ད༢ </text:span><text:span text:style-name="T18">ལན་གཉིས་ཀྱི། </text:span></text:p>
      <text:p text:style-name="P14"><text:span text:style-name="T59">ད༡ དང་པོ་ནི། </text:span></text:p>
      <text:p text:style-name="P15"><text:span text:style-name="T46">རྡོ་རྗེ་སྙིང་པོས་གསོལ་པ། </text:span></text:p>
      <text:p text:style-name="P24"><text:span text:style-name="T49">བཅོམ་ལྡན་རྡོ་རྗེ་སྙིང་པོ་བདག །སངས་རྒྱས་ཐམས་ཅད་གཅིག་བསྡུས་པའི། །</text:span></text:p>
      <text:p text:style-name="P24"><text:span text:style-name="T49">རབ་གནས་མཚན་ཉིད་བཟང་པོ་ཉིད། །རིམ་པ་ཇི་ལྟར་བཤད་དུ་གསོལ། །</text:span></text:p>
      <text:p text:style-name="P14"><text:span text:style-name="T59">ཞེས་པ་སྟེ། རྡོ་རྗེ་སྙིང་པོས། བརྟག་པ་སྔ་མའི་ཁ་སྐོང་དུ་རབ་གནས་ཆོ་ག་ཞུ་བའི་ཕྱིར་སྟོན་པ་ལ་གསོལ་པ། བཅོམ་ལྡན་འདས་ཞེས་བོས་ནས། རྡོ་རྗེ་སྙིང་པོ་བདག་ལ། རྟེན་གཅིག་ཉིད་ལའང་སངས་རྒྱས་ཐམས་ཅད་གཅིག་ཏུ་བསྡུས་ནས་དགེ་ལེགས་འཕེལ་བར་བྱེད་པའི་རབ་གནས་མཚན་ཉིད་བཟང་པོ་དང་ལྡན་པ་ཉིད་ཀྱི་ཆོ་གའི་རིམ་པ་ཇི་ལྟར་བགྱི་བ་བཤད་དུ་གསོལ། ཞེས་ཞུས་པའོ། །</text:span></text:p>
      <text:p text:style-name="P14"><text:span text:style-name="T10">ད༢ </text:span><text:span text:style-name="T26">གཉིས་པ་</text:span><text:span text:style-name="T11">[</text:span><text:span text:style-name="T10">ལན་ལ་</text:span><text:span text:style-name="T11">]</text:span><text:span text:style-name="T26">ལ། </text:span><text:span text:style-name="T10">ན༡ </text:span><text:span text:style-name="T26">རབ་གནས་ཀྱི་ཆོ་ག་དང་། </text:span><text:span text:style-name="T10">ན༢ </text:span><text:span text:style-name="T26">སློབ་དཔོན་བཤད་པ་གཉིས་ཀྱི།</text:span><text:span text:style-name="T18"> </text:span></text:p>
      <text:p text:style-name="P14"><text:span text:style-name="T59">ན༡ དང་པོ་ནི། </text:span></text:p>
      <text:p text:style-name="P15"><text:span text:style-name="T46">བཅོམ་ལྡན་འདས་ཀྱིས་བཀའ་བསྩལ་པ། </text:span></text:p>
      <text:p text:style-name="P13"><text:span text:style-name="T51">ཅི་གསུངས་སྦྱིན་སྲེག་བྱས་ནས་ནི། །</text:span></text:p>
      <text:p text:style-name="P13"><text:soft-page-break/><text:span text:style-name="T51">དཀྱིལ་འཁོར་དམ་པ་བཞེངས་པ་དང་། །</text:span></text:p>
      <text:p text:style-name="P13"><text:span text:style-name="T51">སྔ་བར་སྐུ་གཟུགས་སྦྱང་བ་དང་། །</text:span></text:p>
      <text:p text:style-name="P13"><text:span text:style-name="T51">སྟ་གོན་ལ་སོགས་བྱས་ནས་ནི། །</text:span></text:p>
      <text:p text:style-name="P13"><text:span text:style-name="T51">ནམ་མཁར་བཞུགས་པའི་སངས་རྒྱས་ཀུན། །</text:span></text:p>
      <text:p text:style-name="P13"><text:span text:style-name="T51">སྐུ་གཟུགས་སྙིང་ཁར་རབ་ཏུ་གཞུག །</text:span></text:p>
      <text:p text:style-name="P14"><text:span text:style-name="T59">ཅེས་པ་སྟེ། བཅོམ་ལྡན་འདས་ཀྱིས་ལན་དུ་བཀའ་སྩལ་པ། དང་པོར་བགེགས་ཞི་བ་སོགས་ཀྱི་དོན་དུ་རྒྱུད་ལས་ཅི་སྐད་གསུངས་པའི་སྦྱིན་སྲེག་ངེས་པར་བྱས་ནས་ནི། དཀྱིལ་ཆོག་ལས་བཤད་པ་ལྟར་དཀྱིལ་འཁོར་དམ་པ་བཞེངས་པའི་ཆོ་ག་དང་སྔོན་དུ་བྱ་བའི་རིམ་པ་ཅི་རིགས་གྲུབ་ནས། ཇི་ལྟར་སྔ་བར་རབ་ཏུ་གནས་བྱའི་སྐུ་གཟུགས་ཀྱི་འགེགས་དང་དྲི་མ་སྦྱང་བ་དང་། རྟེན་བསྐྱེད་པ་དང་ཡེ་ཤེས་པ་</text:span><text:span text:style-name="T38">(</text:span><text:span text:style-name="T40">༡༧༢བ</text:span><text:span text:style-name="T38">)</text:span><text:span text:style-name="T59">སྤྱན་དྲངས་པ་སོགས་རབ་གནས་ཀྱི་སྟ་གོན་དང་། ལ་སོགས་པས་བསྟན་པ་དཀྱིལ་འཁོར་གྱི་ཆོ་གའང་ཅི་རིགས་བྱས་ནས་ནི། སྙན་གསན་ཕབ་ཅིང་ནམ་མཁར་བཞུགས་པའི་སངས་རྒྱས་ཀུན་སྐུ་གཟུགས་ལྷར་སྐྱེད་པའི་སྙིང་གར་རབ་ཏུ་གཞུག་པ་དང་དབང་བསྐུར་བ་གཙོ་བོར་གྱུར་པའི་ཆོ་ག་དངོས་གཞི་དང་རྗེས་ཀྱི་བྱ་བ་རྣམས་སྒྲུབ་པར་གསུངས་པའོ། །</text:span></text:p>
      <text:p text:style-name="P14"><text:span text:style-name="T59">ན༢ གཉིས་པ་</text:span><text:span text:style-name="T33">[</text:span><text:span text:style-name="T34">སློབ་དཔོན་བཤད་པ་</text:span><text:span text:style-name="T33">]</text:span><text:span text:style-name="T59">ནི། </text:span></text:p>
      <text:p text:style-name="P24"><text:span text:style-name="T49">རང་འདོད་ལྷ་མཉམ་རྣལ་འབྱོར་པ། །རབ་མཐོང་སྔགས་ཀྱི་ཕ་རོལ་སོན། །</text:span></text:p>
      <text:p text:style-name="P14"><text:span text:style-name="T59">ཞེས་པ་སྟེ། རང་འདོད་ལྷ་དང་མཉམ་པ་རྣལ་འབྱོར་པ་དེས་རབ་ཏུ་མཐོང་བ་སྟེ། རིམ་གཉིས་ཀྱི་རྟོགས་པ་ཐོབ་ནས་ཡེ་ཤེས་ལ་དབང་བ། དེ་ཉིད་བཅུ་ལ་སོགས་པ་སྔགས་ཀྱི་རྒྱུད་དོན་མང་པོའི་ཕ་རོལ་ཏུ་སོན་པའི་མཚན་ཉིད་ཅན་ནོ། །</text:span></text:p>
      <text:p text:style-name="P14"><text:soft-page-break/><text:span text:style-name="T59">ཁ་ཅིག །རང་འདོད་ལྷའི་ཏིང་ངེ་འཛིན་ལ་མཉམ་པར་བཞག་པའི་རྣལ་འབྱོར་པ་རབ་གནས་ཀྱི་ཆོ་ག་མཐོང་བ་ཞེས་སོགས་འཆད་པ་ནི་གཞུང་གི་དགོངས་དོན་ལ་ལེགས་པར་མ་དཔྱད་པ་སྟེ། ལྷ་མཉམ་ཞེས་པ་ལ་ལྷའི་ཏིང་ངེ་འཛིན་སྒོམ་པ་ཙམ་ལས་ལྷག་པའི་རྟོགས་པ་ཐོབ་དགོས་པའི་ཕྱིར་དང་། སྔགས་ཀྱི་ཕ་རོལ་དུ་སོན་པ་ལ་རབ་གནས་ཀྱི་ཆོ་ག་མཐོང་བ་ཞེས་སྨོས་མི་དགོས་པའི་ཕྱིར་རོ། །</text:span></text:p>
      <text:p text:style-name="P14"><text:span text:style-name="T59">ཐ༢ གཉིས་པ་</text:span><text:span text:style-name="T33">[</text:span><text:span text:style-name="T34">མཆོད་པ་འབུལ་ཚུལ་</text:span><text:span text:style-name="T33">]</text:span><text:span text:style-name="T59">ནི། </text:span></text:p>
      <text:p text:style-name="P15"><text:span text:style-name="T46">ཨོཾ་བཛྲ་པུཥྤེ་ཨཱཿཧཱུྃ་སྭཱ་ཧཱ། ཨོཾ་བཛྲ་དྷཱུ་པེ་ཨཱཿཧཱུྃ་སྭཱ་ཧཱ། ཨོཾ་བཛྲ་དཱི་པེ་ཨཱཿཧཱུྃ་སྭཱ་ཧཱ། ཨོཾ་བཛྲ་གནྡྷེ་ཨཱཿཧཱུྃ་སྭཱ་ཧཱ། ཨོཾ་བཛྲ་ནི་ཝི་དྱཾ་ཨཱཿཧཱུྃ་སྭཱ་ཧཱ།</text:span></text:p>
      <text:p text:style-name="P24"><text:span text:style-name="T49">སྣ་ཚོགས་ཧཱུྃ་ནི་རྫོགས་པ་དང་། །མེ་ཏོག་ལ་སོགས་དབུལ་བ་ཉིད། །</text:span></text:p>
      <text:p text:style-name="P24"><text:span text:style-name="T49">གོང་མའི་རྒྱུད་ཀྱི་ཆོག་རིམ་པས། །མཆོད་ཡོན་ཞབས་བསིལ་གོང་མ་བཞིན། །</text:span></text:p>
      <text:p text:style-name="P14"><text:span text:style-name="T59">ཞེས་པ་སྟེ། རབ་གནས་ཀྱི་ཆོ་གའི་ཁོངས་སམ་ཞར་ལ་ལྷ་མཆོད་པའི་ཚུལ་བཤད་པར་བཞེད་ནས་གསུངས་པ་ལ། </text:span></text:p>
      <text:p text:style-name="P14"><text:span text:style-name="T59">ༀ་ནི། སྐུའི་ས་བོན་ཏེ། སྔགས་ཀྱི་མགོ་འདྲེན། བཛྲ་ནི། རྡོ་རྗེ་སྟེ་ཤེས་རབ་སྟོང་པ་ཉིད་ཀྱི་ངོ་བོ། པུཥྤེ་ནི། མེ་ཏོག་སྟེ། དེའི་རྣམ་པར་སྣང་བའོ། །རྡོ་རྗེས་སྒྲ་སྦྱར་བའི་དགོས་པ་ནི། ངོ་བོ་སྟོང་ཉིད་དང་རྣམ་པ་མཆོད་རྫས་མི་ཕྱེད་པར་སྦྱོར་བའི་དོན་ཏོ། །</text:span></text:p>
      <text:p text:style-name="P14"><text:span text:style-name="T59">དེ་ནས། ཨཿནི། གསུང་དང་། ཧཱུྃ་ནི། ཐུགས་ཀྱི་ས་བོན། སྭཱ་ཧཱ་ནི། གཞི་</text:span><text:span text:style-name="T38">(</text:span><text:span text:style-name="T40">༡༧༣ན</text:span><text:span text:style-name="T38">)</text:span><text:span text:style-name="T59">ཚུགས་ཤིག་པ་སྟེ། མཇུག་བསྡུ་བའོ། །</text:span></text:p>
      <text:p text:style-name="P14"><text:span text:style-name="T59">དེ་ལྟར་རྡོ་རྗེ་གསུམ་གྱི་ས་བོན་གྱི་དབུས་སུ་མཆོད་རྫས་ཀྱི་མིང་སྔགས་བཅུག་པ་ནི་དེའི་རང་བཞིན་དུ་བྱིན་གྱིས་བརླབ་པ་སྟེ། འོག་མ་རྣམས་ལའང་སྦྱར་རོ། །</text:span></text:p>
      <text:p text:style-name="P14"><text:soft-page-break/><text:span text:style-name="T59">དེ་ནས། དྷུ་པེ་ནི། བདུག་སྤོས། དཱི་པེ་ནི། མར་མེ། གནྡྷེ་ནི། དྲི། ནཻ་ཝི་དྱཾ་ནི། ཞལ་ཟས་སམ། ཡང་ན། མིང་སྔགས་ཀྱི་མཐའི་འགྲེང་བུ་ནི་རྣམ་དབྱེ་ཨོས་བྱིན། རྟག་མཐའ་ཨེ་རུ་བྱས་པས་མོ་རྟགས་ཅན་ཏེ། མེ་ཏོག་མ་ལ་སོགས་པར་ཡང་འགྱུར་ཞིང་། གཞན་བཤད་ཚུལ་འདྲའོ། །</text:span></text:p>
      <text:p text:style-name="P14"><text:span text:style-name="T59">དེ་ལྟར་མཆོད་རྫས་སྣ་ཚོགས་པ་དེ་དག་ཀྱང་རྡོ་རྗེ་གསུམ་དབྱེར་མེད་པའི་ངོ་བོ་ཧཱུྃ་ཡིག་ནི་ཡོངས་སུ་གྱུར་པ་ལས་རྣམ་པ་མཆོད་རྫས་སུ་རྫོགས་པ་སྟེ་གྲུབ་པ་དང་། དེ་ནས་གོང་གི་སྔགས་ཀྱི་མེ་ཏོག་ལ་སོགས་པའི་ཉེར་སྤྱོད་དབུལ་བར་བྱ་བ་ཉིད་དང་། དེར་མ་ཟད་རྒྱུད་རྒྱས་པ་འབུམ་ལྔ་སོགས་གོང་མའི་རྒྱུད་ཀྱི་མཆོད་ཆོག་གི་རིམ་པས། སྔོན་དུ་མཆོད་ཡོན་དང་ཞབས་བསིལ་ཀྱང་བྱིན་གྱིས་བརླབས་ཏེ་དབུལ་བ་གོང་མ་ཉེར་སྤྱོད་བཞིན་དུ་བྱ་བའི་དོན་ཏོ། །</text:span></text:p>
      <text:p text:style-name="P14"><text:span text:style-name="T1">ཏ༢ </text:span><text:span text:style-name="T18">གཉིས་པ་</text:span><text:span text:style-name="T6">[</text:span><text:span text:style-name="T7">འཕྲོས་དོན་སྦྱིན་སྲེག་</text:span><text:span text:style-name="T6">]</text:span><text:span text:style-name="T18">ལ། </text:span><text:span text:style-name="T1">ཐ༡ </text:span><text:span text:style-name="T18">ཐབ་ཀྱི་རྣམ་དབྱེ། </text:span><text:span text:style-name="T1">ཐ༢ </text:span><text:span text:style-name="T18">སྲེག་རྫས། </text:span><text:span text:style-name="T1">ཐ༣ </text:span><text:span text:style-name="T18">མེ་ལྷ་དགུག་པ། </text:span><text:span text:style-name="T1">ཐ༤ </text:span><text:span text:style-name="T18">ས་ལྷ་མཁྱེན་གསོལ། </text:span><text:span text:style-name="T1">ཐ༥ </text:span><text:span text:style-name="T18">མེ་ལྷ་གཤེགས་པ། </text:span><text:span text:style-name="T1">ཐ༦ </text:span><text:span text:style-name="T18">མཆོད་སྔགས་བཤད་པ་དྲུག་ལས། </text:span></text:p>
      <text:p text:style-name="P14"><text:span text:style-name="T1">ཐ༡ </text:span><text:span text:style-name="T18">དང་པོ་ལ། </text:span><text:span text:style-name="T1">ད༡ </text:span><text:span text:style-name="T18">ཐབ་ཀྱི་དབྱིབས། </text:span><text:span text:style-name="T1">ད༢ </text:span><text:span text:style-name="T18">ཚད། </text:span><text:span text:style-name="T1">ད༣ </text:span><text:span text:style-name="T18">ཁ་དོག་གསུམ་གྱི། </text:span></text:p>
      <text:p text:style-name="P14"><text:span text:style-name="T59">ད༡ དང་པོ་ནི། </text:span></text:p>
      <text:p text:style-name="P24"><text:span text:style-name="T49">ཞི་བར་ཐབ་ཁུང་ཟླུམ་པོ་ཉིད། །རྒྱས་པ་ཉིད་ཀྱི་གྲུ་བཞི་པ། །</text:span></text:p>
      <text:p text:style-name="P24"><text:span text:style-name="T49">བསད་པ་ལ་ནི་གྲུ་གསུམ་བརྗོད། །འདི་ཉིད་ལ་ནི་ལྷག་མ་སྒྲུབ། །</text:span></text:p>
      <text:p text:style-name="P14"><text:span text:style-name="T59">ཅེས་པ་སྟེ། བགེགས་དང་སྡིག་པ་སོགས་ཞི་བར་བྱ་བའི་ལས་ལ་ཐབ་ཁུང་གི་དབྱིབས་ཟླུམ་པོ་ཉིད་དང་། ཚེ་དང་བསོད་ནམས་སོགས་རྒྱས་པ་ཉིད་ཀྱི་ལས་ལ་གྲུ་བཞི་པ་དང་། བསད་པ་སོགས་མངོན་སྤྱོད་ལ་ནི་གྲུ་གསུམ་པར་བརྗོད་ཅིང་། གྲུ་གསུམ་པ་འདི་ཉིད་ལ་ནི་ལྷག་མ་དབང་དགུག་དང་བསྐྲད་དབྱེ་སོགས་ཀྱང་སྒྲུབ་པར་བྱ་བའོ། །</text:span></text:p>
      <text:p text:style-name="P14"><text:soft-page-break/><text:span text:style-name="T59">དབང་གི་ལས་ཀྱང་ཐབ་འདི་ལས་སྒྲུབ་པར་མཚོ་སྐྱེས་ཀྱིས་བཤད་པ་གཞུང་དོན་དང་ཤིན་ཏུ་འབྱོར་ཏེ། དེ་ལྟ་མིན་ན་སྟོན་པས་དབང་གི་ཐབ་ཀྱི་དབྱིབས་དང་ཚད་མ་གསུངས་པར་དེ་མ་ཐག་ཏུ་དབང་</text:span><text:span text:style-name="T41">(</text:span><text:span text:style-name="T42">༡༧༣བ</text:span><text:span text:style-name="T41">)</text:span><text:span text:style-name="T59">གི་ཐབ་ཀྱི་ཁ་དོག་དང་སྲེག་རྫས་གསུང་བ་སྐབས་སུ་མ་བབ་པའི་ཕྱིར་དང་། ཐབ་གཞན་གསུངས་ནས་དབང་གི་ཐབ་མི་གསུང་བ་སྟོན་པ་མཉམ་པར་མ་བཞག་པར་འགྱུར་བའི་ཕྱིར་རོ། །</text:span></text:p>
      <text:p text:style-name="P14"><text:span text:style-name="T59">དེ་ལྟར་ན། ཁ་ཅིག །གུར་དུ། </text:span></text:p>
      <text:p text:style-name="P22"><text:span text:style-name="T32">དབང་གི་ཟླ་བ་ཕྱེད་པ་འདྲ། །</text:span></text:p>
      <text:p text:style-name="P14"><text:span text:style-name="T59">ཞེས་པས་ཁ་འགེངས་པར་འཆད་པ་དང་། </text:span></text:p>
      <text:p text:style-name="P14"><text:span text:style-name="T59">ལ་ལ་འདིར་ཡང་གཞུང་གཞན་དུ་འབྱུང་བའི་ཟླ་གམ་གྱི་དབྱིབས་ཁོ་ན་དགོས་པར་འཆད་པ་ནི་གཞུང་ཚིག་ལ་བློས་མ་བརྟགས་པའོ། །</text:span></text:p>
      <text:p text:style-name="P14"><text:span text:style-name="T59">ད༢ གཉིས་པ་</text:span><text:span text:style-name="T33">[</text:span><text:span text:style-name="T34">ཚད་</text:span><text:span text:style-name="T33">]</text:span><text:span text:style-name="T59">ནི། </text:span></text:p>
      <text:p text:style-name="P24"><text:span text:style-name="T49">ཁྲུ་གང་དང་ནི་ཁྲུ་ཕྱེད་ཉིད། །ཞི་བའི་སྟེང་དང་འོག་ཏུ་ཡིན། །</text:span></text:p>
      <text:p text:style-name="P24"><text:span text:style-name="T49">ཁྲུ་དོ་དང་ནི་ཁྲུ་གང་ཉིད། །རྒྱས་པའི་སྟེང་དང་འོག་ཏུ་བརྗོད། །</text:span></text:p>
      <text:p text:style-name="P24"><text:span text:style-name="T49">སོར་མོ་ཉི་ཤུའང་དེ་ཡི་ཕྱེད། །བསད་པའི་སྟེང་དང་འོག་ཏུ་ཡིན། །</text:span></text:p>
      <text:p text:style-name="P14"><text:span text:style-name="T59">ཞེས་པ་སྟེ། ཁྲུ་གང་བ་དང་ནི་ཁྲུ་ཕྱེད་པའི་ཚད་ཉིད་ནི་རིམ་པས་ཞི་བའི་ཐབ་ཀྱི་སྟེང་གི་རྒྱ་ཚད་དང་། འོག་ཏུ་སྟེ་ཟབས་སམ་དཔངས་ཀྱི་ཚད་ཡིན་ལ། དེ་བཞིན་དུ། ཁྲུ་དོ་དང་ནི་ཁྲུ་གང་ཉིད་ནི་རྒྱས་པའི་ཐབས་ཀྱི་སྟེང་གི་རྒྱ་དང་། འོག་ཏུ་སྟེ་དཔངས་སུ་བརྗོད་ཅིང་། སོར་མོ་ཉི་ཤུའང་དེ་ཡི་ཕྱེད་སོར་བཅུ་ནི་བསད་པའི་ཐབས་ཀྱི་སྟེང་གི་རྒྱ་དང་། འོག་ཏུ་སྟེ་དཔངས་ཀྱི་ཚད་ཡིན་ཏེ། དེས་ལྷག་མ་དབང་དགུག་སོགས་ཀྱང་ཤེས་སོ། །</text:span></text:p>
      <text:p text:style-name="P14"><text:soft-page-break/><text:span text:style-name="T59">ད༣ གསུམ་པ་</text:span><text:span text:style-name="T33">[</text:span><text:span text:style-name="T34">ཁ་དོག་</text:span><text:span text:style-name="T33">]</text:span><text:span text:style-name="T59">ནི། </text:span></text:p>
      <text:p text:style-name="P24"><text:span text:style-name="T49">ཞི་བར་ཁ་དོག་དཀར་པོར་འགྱུར། །རྒྱས་པར་སེར་པོ་དེ་བཞིན་ནོ། །</text:span></text:p>
      <text:p text:style-name="P24"><text:span text:style-name="T49">བསད་པ་ལ་ནི་ཁ་དོག་གནག །དབང་ལ་དམར་པོར་རབ་ཏུ་གྲགས། །</text:span></text:p>
      <text:p text:style-name="P24"><text:span text:style-name="T49">དབང་ལ་ཇི་བཞིན་དེ་ལྟར་དགུག །བསད་ལ་ཇི་ལྟར་ཞེ་སྡང་སོགས། །</text:span></text:p>
      <text:p text:style-name="P14"><text:span text:style-name="T59">ཞེས་པ་སྟེ། ཞི་བར་ཐབ་ཀྱི་ཁ་དོག་དཀར་པོར་འགྱུར་བར་ཚོན་གྱིས་བྱ་ཞིང་། རྒྱས་པར་ཐབ་སེར་པོ་ཚོན་གྱིས་བྱ་བ་གོང་མ་དེ་བཞིན་ནོ། །</text:span></text:p>
      <text:p text:style-name="P14"><text:span text:style-name="T59">བསད་པ་ལ་ནི་ཐབ་ཀྱི་ཁ་དོག་གནག་པ་སྟེ་ནག་པོ། དབང་ལ་ཐབ་མདོག་དམར་པོར་བྱ་བ་རབ་ཏུ་གྲགས་ཤིང་། དབང་ལ་བྱེད་པའི་མདོག་ཇི་ལྟ་བ་བཞིན་དེ་ལྟར་དུ་དགུག་པ་ལ་ཡང་འདྲ་ལ། བསད་པ་ལ་ཁ་དོག་ཇི་ལྟར་བྱ་བ་ལྟར་ཞེ་སྡང་སྟེ། དབྱེ་བ་དང་བསྐྲད་པ་སོགས་དྲག་པོའི་ལས་ཐམས་ཅད་ལ་བྱ་བའི་དོན་ཏོ། །</text:span></text:p>
      <text:p text:style-name="P14"><text:span text:style-name="T59">ཐ༢ གཉིས་པ་</text:span><text:span text:style-name="T33">[</text:span><text:span text:style-name="T34">སྲེག་རྫས་</text:span><text:span text:style-name="T33">]</text:span><text:span text:style-name="T59">ནི། </text:span><text:span text:style-name="T38">(</text:span><text:span text:style-name="T40">༡༧༤ན</text:span><text:span text:style-name="T38">)</text:span></text:p>
      <text:p text:style-name="P24"><text:span text:style-name="T49">ཞི་ལ་ཏིལ་དང་རྒྱས་ལ་ཞོ། །བསད་ལ་ཚེར་མ་དེ་བཞིན་ནོ། །</text:span></text:p>
      <text:p text:style-name="P24"><text:span text:style-name="T49">སྡང་ལ་སོགས་པའང་ཚེར་མར་བརྗོད། །དབང་དང་དགུག་ལ་ཨུད་པ་ལ།།</text:span></text:p>
      <text:p text:style-name="P14"><text:span text:style-name="T59">ཞེས་པ་སྟེ། སྲེག་རྫས་ཁྱད་པར་བ་ནི། ཞི་བ་ལ་ཏིལ་དཀར་དང་རྒྱས་པ་ལ་ཞོའམ་དེ་ལས་བྱས་པའི་ཟས་མཆོག་རབ་ཏུ་བསྔགས་ཤིང་། བསད་པ་ལ་ཚེར་མ་བསྔགས་པ་ཡང་གོང་མ་དེ་བཞིན་ནོ། །སྡང་བ་སྟེ་འབྱེད་པ་ལ་སོགས་པ་ལའང་ཁྱད་པར་གྱི་སྲེག་རྫས་ཚེར་མར་བརྗོད་ཅིང་། དབང་དུ་བྱ་བ་དང་དགུག་པའི་ལས་ལ་ཨུད་པ་ལ་ཆེད་དུ་བསྔགས་ཞེས་པའོ། །</text:span></text:p>
      <text:p text:style-name="P14"><text:span text:style-name="T59">ཐ༣ གསུམ་པ་</text:span><text:span text:style-name="T33">[</text:span><text:span text:style-name="T34">མེ་ལྷ་དགུ་པ་</text:span><text:span text:style-name="T33">]</text:span><text:span text:style-name="T59">ནི། </text:span></text:p>
      <text:p text:style-name="P15"><text:soft-page-break/><text:span text:style-name="T46">ཨོཾ་ཨ་ག་ན་ཡེ་མ་ཧཱ་ཏེ་ཛཱ། སརྦ་ཀརྨཱབྲ་སཱ་དྷ་ཀཿ ཀ་རུ་ཎ་ཡ་ཀྲྀ་ཏ་སརྦ་ཨརྠ། ཨསྨི་སན་ནི་ཧི་ཏོ་བྷ་ཝཱཿ མེ་དགུག་པའོ། །</text:span></text:p>
      <text:p text:style-name="P14"><text:span text:style-name="T59">ཞེས་པ་སྟེ། ཨོཾ་ནི། མགོ་འདྲེན། ཨགྣ་ཡེ་ནི། མེའི་ལྷ། མ་ཧྭ་ཏེ་ཛཱ་ནི། གཟི་བརྗིད་ཆེན་པོ། སརྦ་ཀརྨཱ་ནི། ལས་ཐམས་ཅད། བྲ་སཱ་དྷ་ཀཿནི། སོ་སོར་སྩོལ་བ། ཀ་རུ་ཎ་ཡ་ཀྲྀ་ཏ་ནི། སྙིང་རྗེས་དབང་གིས། སརྦ་ཨརྠ་ནི། དོན་ཐམས་ཅད། ཨསྨིན་སན་ནི་ཧི་ཏོ་བྷ་ཝཱཿནི། ཤར་ལྷོ་འདིར་ཐངས་ཅིག་བཞུགས། ཞེས་པ་སྟེ། མེ་ལྷ་དགུག་པའི་སྔགས་གསུངས་པའོ། །</text:span></text:p>
      <text:p text:style-name="P14"><text:span text:style-name="T59">ཐ༤ བཞི་པ་</text:span><text:span text:style-name="T33">[</text:span><text:span text:style-name="T34">ས་ལྷ་མཁྱེན་གསོལ་</text:span><text:span text:style-name="T33">]</text:span><text:span text:style-name="T59">ནི། </text:span></text:p>
      <text:p text:style-name="P24"><text:span text:style-name="T49">མ་མ་རིན་ཆེན་སྣ་ཚོགས་འཛིན། །ཀྱེ་ཡི་རྡོ་རྗེ་ཁྲོས་མཆོད་པའི། །</text:span></text:p>
      <text:p text:style-name="P24"><text:span text:style-name="T49">ལྷ་མོ་ཁྱོད་ནི་དཔང་དུ་འགྱུར། །ཆེ་གེ་བདག་ནི་དཀྱིལ་འཁོར་འབྲི། །</text:span></text:p>
      <text:p text:style-name="P14"><text:span text:style-name="T59">ཞེས་པ་སྟེ། སྦྱིན་སྲེག་དང་དཀྱིལ་འཁོར་འབྲེལ་བས་དེའི་ས་ཆོག་གི་སྐབས་སུ་ས་ལྷ་དཔང་དུ་གསོལ་བ་འདིར་ཁ་བསྐང་ནས་ཞར་ལ་གསུངས་ཏེ། སྐྱེ་དགུ་ཐམས་ཅད་སྐྱོང་བས་མ་མ་ཞེས་དང་། རིན་ཆེན་སྣ་ཚོགས་ཀྱི་རྒྱན་འཛིན་མ་ཞེས་བསྔགས་པ་བརྗོད་དེ་བོས་ནས། བདག་གིས་ཀྱེའི་རྡོ་རྗེ་ཁྲོས་པའི་ཉམས་ཅན་མཆོད་པའི་ལས་སྒྲུབ་པ་ལ། ལྷ་མོ་ཁྱོད་ནི་དཔང་དུ་གྱུར་པ་སྟེ། དེས་ན་སློབ་དཔོན་ཆེ་གེ་མོ་བདག་ནི་གནས་འདིར་དཀྱིལ་འཁོར་འབྲི་བས་གནང་བར་མཛོད་ཅེས་མཁྱེན་པར་གསོལ་བའོ། །</text:span></text:p>
      <text:p text:style-name="P14"><text:span text:style-name="T59">ཐ༥ ལྔ་པ་</text:span><text:span text:style-name="T33">[</text:span><text:span text:style-name="T34">མེ་ལྷ་གཤེགས་པ་</text:span><text:span text:style-name="T33">]</text:span><text:span text:style-name="T59">ནི། </text:span></text:p>
      <text:p text:style-name="P15"><text:span text:style-name="T46">སྭ་ཨརྠ་ཉ་ཙཻ་ཝ་པ་ར་ཨརྠཉྩ། སཱ་དྷི་ཏཾ་གཙྪ་ཧ་བྱ་བྷུ་ཀ །ཨཱ་ག་མི་ཥྱ་སི་ཡ་ཐཱ་ཀཱ་ལེ། སརྦ་སིད་དྷིཾ་ཀུ་རུ་ཥྭ་མེ། མེ་དགའ་བའི་སྔགས་སོ། །</text:span></text:p>
      <text:p text:style-name="P14"><text:soft-page-break/><text:span text:style-name="T59">ཞེས་པ་སྟེ། སྭ་ཨརྠཉ་ཙ་ནི། བདག་གི་དོན་དང་། ཨེ་ཝཱ་པ་ར་</text:span><text:span text:style-name="T38">(</text:span><text:span text:style-name="T40">༡༧༤བ</text:span><text:span text:style-name="T38">)</text:span><text:span text:style-name="T59">ཨརྠཉྩ་ནི། གཞན་གྱི་དོན་དང་། སཱ་དྷི་ཏཾ་ནི། སྒྲུབས་ཀྱིས། གཙྪཿནི། གཤེགས། ཧ་བྱ་བྷུ་ཀ་ནི། སྲེག་བྱ་ཟ་བ། ཨཱ་ག་མི་ཥྱ་སི་ནི། སླར་ཡང་ཅི་ནས། ཡ་ཐཱ་ཀཱ་ལེ་ནི། དུས་བཞིན་བྱོན། སརྦ་སིད་ངྷིཾ་ནི། དངོས་གྲུབ་ཐམས་ཅད། ཀུ་རུ་ཥྭ་མེ་ནི། བདག་ལ་མཛོད། ཅེས་པར་འགྱུར་ཏེ། མེ་ལྷ་དགའ་བར་བྱས་ནས་གཤེགས་སུ་གསོལ་བའི་སྔགས་སོ་ཞེས་པའོ། །</text:span></text:p>
      <text:p text:style-name="P14"><text:span text:style-name="T59">ཐ༦ དྲུག་པ་</text:span><text:span text:style-name="T33">[</text:span><text:span text:style-name="T34">མཆོད་སྔགས་བཤད་པ་</text:span><text:span text:style-name="T33">]</text:span><text:span text:style-name="T59">ནི། </text:span></text:p>
      <text:p text:style-name="P25"><text:span text:style-name="T51">ཨོཾ་ཛཿཧཱུྃ་བྃ་ཧོཿཁྃ་རྃ། མཆོད་ཡོན་གྱི་སྔགས་སོ། །</text:span></text:p>
      <text:p text:style-name="P25"><text:span text:style-name="T51">ཨོཾ་ནི་རི་ཏི་ཧཱུྃ་ཁྃ། ཞབ་བསིལ་གྱི་སྔགས་སོ། །</text:span></text:p>
      <text:p text:style-name="P25"><text:span text:style-name="T51">ཨོཾ་དྷྭཾ་དྷྭཾ། ལྷ་བཤོས་ཀྱི་སྔགས་སོ། །</text:span></text:p>
      <text:p text:style-name="P14"><text:span text:style-name="T71">ཞེས་པ་སྟེ། གོང་དུ་མཆོད་པའི་སྔགས་མ་གསུངས་པ་འགའ་ཞིག་འདིར་ཁ་བསྐང་ནས་གསུངས་ཏེ།</text:span></text:p>
      <text:p text:style-name="P14"><text:span text:style-name="T59">ཨོཾ་ཛཿཧཱུྃ་བཾ་ཧོ་ཁྃ་རྃ། ཞེས་པ་མཆོད་ཡོན་འབུལ་བྱེད་ཀྱི་སྔགས་སོ། །</text:span></text:p>
      <text:p text:style-name="P14"><text:span text:style-name="T59">ཨོཾ་ནི་རི་ཏི་ཧཱུྃ་ཁྃ། ཞེས་པ་ཞབས་བསིལ་འབུལ་བྱེད་ཀྱི་སྔགས་སོ། །</text:span></text:p>
      <text:p text:style-name="P14"><text:span text:style-name="T59">ཨོཾ་དྷྭཾ་དྷྭཾ། ཞེས་པ་ལྷ་བཤོས་ཀྱི་སྔགས་སོ། །</text:span></text:p>
      <text:p text:style-name="P14"><text:span text:style-name="T59">འདི་དག་གི་མཐར་ཨཱཿཧཱུྃ་སྭཱ་ཧཱ་ཞེས་པ་གོང་གི་རིགས་པས་སྦྱར་བར་བྱ་སྟེ། བྱིན་གྱིས་རློབ་པའི་སྔགས་སུ་བྱའོ། །</text:span></text:p>
      <text:p text:style-name="P14"><text:span text:style-name="T59">འདི་དག་ལ་གྲུབ་ཆེན་འགའ་ཟུང་གིས་མེ་ལྷའི་མཆོད་སྔགས་སུ་བཤད་ལ། </text:span></text:p>
      <text:p text:style-name="P14"><text:span text:style-name="T59">བོད་ཁ་ཅིག །སྦྱིན་སྲེག་ཁོ་ནའི་དུས་ཀྱི་ཆུ་གཉིས་ཀྱི་སྔགས་དང་དྷྭཾ་དྷྭཾ་ནི་དེའི་ཚེ་བཟའ་བཏུང་སྣ་ཚོགས་དབུལ་བའི་སྔགས་སུ་འདོད་ཀྱང་། གཞན་དུ་མི་རུང་བར་འཆད་པ་མི་འཐད་དེ། </text:span></text:p>
      <text:p text:style-name="P14"><text:soft-page-break/><text:span text:style-name="T59">ཆུ་གཉིས་ལ་འདིར་སྔགས་གཞན་མ་གསུངས་པས། འདི་ཉིད་ཁོ་ན་ཀུན་ཏུ་སྦྱར་དགོས་པའི་ཕྱིར་སྤྱིའི་བཤད་པ་སྟེ། དྲང་དོན་ནོ། །</text:span></text:p>
      <text:p text:style-name="P14"><text:span text:style-name="T59">ནང་ལྟར་ན། རང་བྱིན་རླབས་སམ་དཀྱིལ་འཁོར་འཁོར་ལོའི་ཆོ་གའི་རིམ་པས་རྩ་རླུང་བྱང་སེམས་རྣམས་བཅིངས་ནས་ཆོས་ཐམས་ཅད་འོད་གསལ་ལྷན་ཅིག་སྐྱེས་པའི་ཡེ་ཤེས་ཀྱི་ངོ་བོར་མཉམ་པར་འཇོག་པ་བླ་ན་མེད་པའི་རབ་གནས་ཏེ། །</text:span></text:p>
      <text:p text:style-name="P14"><text:span text:style-name="T59">ནཱ་རོའི་འགྲེལ་ཆེན་ལས། </text:span></text:p>
      <text:p text:style-name="P23"><text:span text:style-name="T32">རྣམ་པར་མི་རྟོག་ངོ་བོ་རུ། །སེམས་ནི་གང་ཞིག་རབ་ཞུགས་པ། །</text:span></text:p>
      <text:p text:style-name="P23"><text:span text:style-name="T32">རབ་ཏུ་གནས་ཤིང་ལྷ་རྣམས་མཆོད། །དེ་ལས་རང་བྱིན་རླབས་པར་འགྱུར། །</text:span></text:p>
      <text:p text:style-name="P14"><text:span text:style-name="T59">ཞེས་དང་། </text:span><text:span text:style-name="T38">(</text:span><text:span text:style-name="T40">༡༧༥ན</text:span><text:span text:style-name="T38">)</text:span></text:p>
      <text:p text:style-name="P23"><text:span text:style-name="T32">གང་ཞིག་སེམས་ནི་མཚོན་པ་ཅན། །སྐུ་གཟུགས་ལྷ་ཞེས་ཡང་དག་བཤད། །</text:span></text:p>
      <text:p text:style-name="P14"><text:span text:style-name="T59">ཅེས་སོ། །</text:span></text:p>
      <text:p text:style-name="P14"><text:span text:style-name="T59">དེ་བཞིན་དུ། རྩ་རླུང་བྱང་སེམས་ཀྱི་མན་ངག་ལ་བརྟེན་ནས་གཏུམ་མོའི་རྣལ་འབྱོར་སྒོམ་པ་སྦྱིན་སྲེག་སྟེ། ལྟེ་བའི་འཁོར་ལོ་ནི་ཐབ། དེའི་དབུས་ཀྱི་གཏུམ་མོ་ནི་མེ། རོ་རྐྱང་གི་རླུང་ནི་རླུང་གཡབ། སྤྱི་བོའི་ཧཾ་ཞུ་བ་སྲེག་རྫས། གཉིས་སྣང་གི་ཀུན་རྟོག་ཞི་བ་ནི་ཡམ་ཤིང་བསྲེག་པ། བདེ་བ་ཆེན་པོའི་ཡེ་ཤེས་སྐྱེས་པ་ནི་མེ་ལྷ་ཚིམ་པ་སོགས་དང་སྦྱར་བར་མཚོ་སྐྱེས་སོགས་ཀྱིས་བཤད་ཅིང་། </text:span></text:p>
      <text:p text:style-name="P14"><text:span text:style-name="T59">སཾ་ཊིར་ཡང་། </text:span></text:p>
      <text:p text:style-name="P23"><text:span text:style-name="T32">ཐོད་པ་འདི་ནི་མགོ་བོ་ཉིད། །སྲེག་རྫས་ཀྱི་ནི་སྣོད་དུ་གསུངས། །</text:span></text:p>
      <text:p text:style-name="P23"><text:span text:style-name="T32">བླུགས་གཟར་རོ་མར་བཤད་པ་སྟེ། །སྙིང་གའི་འཁོར་ལོ་རྐྱང་མ་དག །</text:span></text:p>
      <text:p text:style-name="P23"><text:soft-page-break/><text:span text:style-name="T32">དགང་གཟར་ཞེས་བྱར་ཡང་དག་བརྗོད། །ཐབ་ཁུང་ལྟེ་བའི་དཀྱིལ་འཁོར་དུ། །</text:span></text:p>
      <text:p text:style-name="P14"><text:span text:style-name="T59">ཞེས་སོགས་གསུངས་སོ། །</text:span></text:p>
      <text:p text:style-name="P14"><text:span text:style-name="T59">འདི་དག་ནི་སྦས་བཤད་དེ། ངེས་དོན་ནོ། །</text:span></text:p>
      <text:p text:style-name="P14"><text:span text:style-name="T59">ཇ༣ གསུམ་པ་</text:span><text:span text:style-name="T33">[</text:span><text:span text:style-name="T34">ལེའུའི་མཚན་</text:span><text:span text:style-name="T33">]</text:span><text:span text:style-name="T59">ནི། </text:span></text:p>
      <text:p text:style-name="P15"><text:span text:style-name="T46">ཀྱེའི་རྡོ་རྗེ་མཁའ་འགྲོ་མའི་དྲ་བའི་སྡོམ་པའི་ལས། བརྟག་པ་གཉིས་པ་རབ་གནས་ཀྱི་ལེའུ་སྟེ། དང་པོའོ།། །།</text:span></text:p>
      <text:p text:style-name="P14"><text:span text:style-name="T59">ཞེས་པ་སྟེ། ཀྱེའི་རྡོ་རྗེ་ནི་ཐབས་ཤེས་མི་ཕྱེད་པ། མཁའ་འགྲོ་མའི་དྲ་བ་ནི་རྣལ་འབྱོར་མའི་ཚོགས། དེའི་སྡོམ་པ་ནི་དེ་དག་རང་བཞིན་ལྷན་སྐྱེས་ཀྱི་རྣམ་རོལ་དུ་བསྡུས་པ་སྟེ། རྒྱས་པར་བརྟག་པ་དང་པོའི་མཇུག་ཏུ་བཤད་ཟིན་ཏོ། །</text:span></text:p>
      <text:p text:style-name="P14"><text:span text:style-name="T59">དེ་ལྟ་བུའི་རྒྱུད་བརྟག་པ་གཉིས་པ་སྟེ་ཕྱི་མ་ལས་རབ་གནས་དང་སྦྱིན་སྲེག་སྟོན་བྱེད་ཀྱི་ལེའུ་སྟེ། གཞུང་གི་དུམ་ཚན་དང་པོའི་ཞེས་གཞུང་གི་སྐབས་དོན་ཞིག་གསུངས་ཟིན་པའི་ཚིག་གོ། །</text:span></text:p>
      <text:p text:style-name="P14"><text:span text:style-name="T59">ལེའུ་དང་པོ་བཤད་ཟིན་ཏོ།། །།</text:span></text:p>
      <text:p text:style-name="P1"/>
      <text:p text:style-name="P2"><text:span text:style-name="T59">བརྟག་པ་ཕྱི་མ། གཉིས་པ་དངོས་གྲུབ་གཏན་ལ་དབབ་པའི་ལེའུ།</text:span></text:p>
      <text:p text:style-name="P43"/>
      <text:p text:style-name="P14"><text:span text:style-name="T1">ཆ༢</text:span><text:span text:style-name="T18"> ད་ནི་ལེའུ་གཉིས་པ་བཤད་པར་བྱ་སྟེ།</text:span><text:span text:style-name="T1"> </text:span><text:span text:style-name="T18">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གསུམ་པ་དང་བརྒྱད་པ་སོགས་ཀྱི་གཞུང་མཐའ་དག་ཏུ་དངོས་གྲུབ་སྒྲུབ་པའི་ཐབས་མང་དུ་གསུངས་པ་ལ་ཐེ་ཚོམ་བཅད་ནས་ནན་ཏན་དུ་དངོས་གྲུབ་ལེན་པར་གཏན་ལ་དབབ་པའི་ཕྱིར་ལེའུ་འདི་གསུངས་སོ། །</text:span></text:p>
      <text:p text:style-name="P14"><text:span text:style-name="T59">ལེའུ་སྔ་</text:span><text:span text:style-name="T38">(</text:span><text:span text:style-name="T40">༡༧༥བ</text:span><text:span text:style-name="T38">)</text:span><text:span text:style-name="T59">ཕྱིའི་འབྲེལ་ནི། འདིའི་ལེའུ་དང་པོར་ཐུན་མོང་གི་དངོས་གྲུབ་སྒྲུབ་པའི་རབ་གནས་དང་སྦྱིན་སྲེག་མཆོག་གི་དངོས་གྲུབ་སྒྲུབ་པའི་ཆེད་དུ་ལེའུ་འདི་བཤད་པར་འབྲེལ་ཞིང་། </text:span></text:p>
      <text:p text:style-name="P14"><text:span text:style-name="T59">ལེའུ་མངོན་རྟོགས་ནི། ལྷའི་རྣལ་འབྱོར་སྤྱོད་པའི་ཚུལ་ལྷན་སྐྱེས་ཀྱི་དེ་ཁོ་ན་ཉིད་རྣམས་སྟོན་པས་རིམ་པ་གཉིས་ཀ་དང་འབྲེལ་ལོ། །</text:span></text:p>
      <text:p text:style-name="P14"><text:span text:style-name="T1">ཇ༡ </text:span><text:span text:style-name="T18">གཉིས་པ་</text:span><text:span text:style-name="T2">[</text:span><text:span text:style-name="T1">ལེའུའི་དོན་</text:span><text:span text:style-name="T2">]</text:span><text:span text:style-name="T18">ལ། </text:span><text:span text:style-name="T1">ཉ༡ </text:span><text:span text:style-name="T18">དོགས་གཅོད་ཀྱི་ཚུལ་དུ་ཞུས་པ་དང་། </text:span><text:span text:style-name="T1">ཉ༢ </text:span><text:span text:style-name="T18">ལན་གྱི་ཚུལ་དུ་གསུངས་པ་གཉིས་ཀྱི། </text:span></text:p>
      <text:p text:style-name="P14"><text:span text:style-name="T59">ཉ༡ དང་པོ་ནི། </text:span></text:p>
      <text:p text:style-name="P15"><text:span text:style-name="T46">རྡོ་རྗེ་སྙིང་པོས་གསོལ་པ། </text:span></text:p>
      <text:p text:style-name="P24"><text:span text:style-name="T49">ནམ་མཁའ་ལྟ་བུ་ཆོས་ཀུན་ལ། །རྒྱ་མཚོར་ཀུ་བ་ཇི་ལྟ་བར། །</text:span></text:p>
      <text:p text:style-name="P24"><text:span text:style-name="T49">རང་འདོད་ལྷ་ཡི་གཟུགས་ཀྱིས་ནི། །སེམས་ཅན་ཇི་ལྟར་འགྲུབ་པར་འགྱུར། །</text:span></text:p>
      <text:p text:style-name="P14"><text:soft-page-break/><text:span text:style-name="T59">ཞེས་པ་སྟེ། སྔར་ལྷའི་རྣལ་འབྱོར་གྱིས་གྲོལ་བར་གསུངས་པ་ལ་དོགས་པ་གཅོད་པའི་ཕྱིར་རྡོ་རྗེ་སྙིང་པོས་སྟོན་པ་ལ་གསོལ་པ། ནམ་མཁའ་རང་བཞིན་མེད་པ་ལྟ་བུའི་ཆོས་ཀུན་སྤྲོས་པ་དང་བྲལ་བ་ལ། རྒྱ་མཚོར་ཕྱག་ཚང་ཀུ་པ་ལྷུང་བ་རླུང་གིས་དེད་ནས་ངེས་མེད་དུ་འཕྱོ་བ་ཇི་ལྟ་བར། རང་འདོད་པའི་ལྷ་ཡི་གཟུགས་སུ་བསྒོམས་པའི་རྣམ་རྟོག་གློ་བུར་བ་དེ་ཉིད་ཀྱིས་ནི། སེམས་ཅན་རྣམས་ཀྱིས་རྣམ་གྲོལ་ཇི་ལྟར་འགྲུབ་པར་འགྱུར་ཞེས་པའོ། །</text:span></text:p>
      <text:p text:style-name="P14"><text:span text:style-name="T1">ཉ༢ </text:span><text:span text:style-name="T18">གཉིས་པ་</text:span><text:span text:style-name="T2">[</text:span><text:span text:style-name="T1">ལན་གྱི་ཚུལ་དུ་གསུངས་པ་</text:span><text:span text:style-name="T2">]</text:span><text:span text:style-name="T18">ལ། </text:span><text:span text:style-name="T1">ཏ༡ </text:span><text:span text:style-name="T18">ལྷའི་རྣལ་འབྱོར་དགོས་ཚུལ། </text:span><text:span text:style-name="T1">ཏ༢ </text:span><text:span text:style-name="T18">དེ་ནས་སྤྱོད་པ་སྤྱད་ཚུལ། </text:span><text:span text:style-name="T1">ཏ༣ </text:span><text:span text:style-name="T18">དེ་ལས་འཕྲོས་པའི་དོན། </text:span><text:span text:style-name="T1">ཏ༣ </text:span><text:span text:style-name="T18">དངོས་གྲུབ་སྒྲུབ་ཚུལ་བཞི་ལས། </text:span></text:p>
      <text:p text:style-name="P14"><text:span text:style-name="T1">ཏ༡ </text:span><text:span text:style-name="T18">དང་པོ་ལ། </text:span><text:span text:style-name="T1">ཐ༡ </text:span><text:span text:style-name="T18">མདོར་བསྟན་དང་། </text:span><text:span text:style-name="T1">ཐ༢ </text:span><text:span text:style-name="T18">རྒྱས་བཤད་གཉིས་ཀྱི། </text:span></text:p>
      <text:p text:style-name="P14"><text:span text:style-name="T59">ཐ༡ དང་པོ་ནི། </text:span></text:p>
      <text:p text:style-name="P15"><text:span text:style-name="T46">བཅོམ་ལྡན་འདས་ཀྱིས་བཀའ་སྩལ་པ། </text:span></text:p>
      <text:p text:style-name="P24"><text:span text:style-name="T49">བདག་མེད་རྣལ་འབྱོར་ལྡན་པའམ། །ཡང་ན་ཧེ་རུ་ཀ་དཔལ་རྩོན། །</text:span></text:p>
      <text:p text:style-name="P24"><text:span text:style-name="T49">གཞན་པའི་སེམས་ཀྱིས་སྐད་ཅིག་ཀྱང་། །དངོས་གྲུབ་འདོད་པས་མི་གནས་སོ། །</text:span></text:p>
      <text:p text:style-name="P27"><text:span text:style-name="T59">ཞེས་པ་སྟེ། བཅོམ་ལྡན་འདས་ཀྱིས་ཞུས་ལན་བཀའ་སྩལ་པ། འདི་ཉིད་ཀྱི་ལམ་ལ་བརྟེན་ནས་གྲོལ་བ་དོན་དུ་གཉེར་བའི་སྒྲུབ་པ་པོས་སྨིན་བྱེད་སྔོན་དུ་འགྲོ་བས། དང་པོར་བདག་མེད་མའི་བསྐྱེད་རིམ་གྱི་རྣལ་འབྱོར་དང་ལྡན་པའམ། ཡང་ན། ཧེ་རུ་ཀ་དཔལ་གྱི་རྣལ་འབྱོར་ལ་བརྩོན་པར་བྱ་སྟེ། དེ་ལས་གཞན་པའི་སེམས་ཐ་མལ་པའི་ཡིད་ཀྱིས་དུས་སྐད་ཅིག་ཀྱང་</text:span><text:span text:style-name="T38">(</text:span><text:span text:style-name="T40">༡༧༦ན</text:span><text:span text:style-name="T38">)</text:span><text:span text:style-name="T59">དངོས་གྲུབ་མྱུར་དུ་འདོད་པས་མི་གནས་སོ། །ཞེས་འབད་དགོས་པར་བསྟན་ཏོ། །</text:span></text:p>
      <text:p text:style-name="P14"><text:soft-page-break/><text:span text:style-name="T59">འདིར་ཁ་ཅིག །ཕྱག་བཅུ་དྲུག་པ་མིན་པའི་ཧེ་རུ་ཀ་དང་ཀུ་རུ་ཀུལླེ་སོགས་ཀྱིས་མཆོག་སྒྲུབ་པའི་ལྷའི་རྣལ་འབྱོར་མི་རུང་བ་དང་། ལྷ་དེ་དག་ཡེ་ཤེས་དང་བྲལ་བ་དང་། དེ་ལས་འབྲས་བུ་མི་འགྱུར་བར་འཆད་པ་ཤིན་ཏུ་མི་འཐད་དེ། ཧེ་རུ་ཀ་གཞན་གསུམ་གྱིས་རུང་བ་བརྟག་པ་དང་པོ་དང་གཞུང་ཚིག་འདི་ཉིད་ཀྱིས་དངོས་སུ་བསྟན་པའི་ཕྱིར་དང་། ལྷ་དེ་དག་ཡེ་ཤེས་དང་བྲལ་བར་སྨྲ་བའང་ལྷ་ལ་བསྐུར་པ་བཏབ་ཅིང་ལུང་རིགས་རྣམ་དག་དང་མ་འབྲེལ་བའི་ཕྱིར་དང་། འབྲས་བུ་མི་འབྱུང་བའི་ལྷའི་རྣལ་འབྱོར་བརྟག་པ་སྔ་མར་སྟོན་པས་གསུང་དོན་མེད་པའི་ཕྱིར་རོ། །</text:span></text:p>
      <text:p text:style-name="P14"><text:span text:style-name="T1">ཐ༢ </text:span><text:span text:style-name="T18">གཉིས་པ་ལ། </text:span><text:span text:style-name="T1">ད༡ </text:span><text:span text:style-name="T18">ལས་དང་པོ་པས་སྒོམ་ཚུལ་དང་། </text:span><text:span text:style-name="T1">ད༢ </text:span><text:span text:style-name="T18">ཅུང་ཟད་བརྟན་པ་ཐོབ་པས་སྒོམ་ཚུལ་གཉིས་ཀྱི། </text:span></text:p>
      <text:p text:style-name="P14"><text:span text:style-name="T59">ད༡ དང་པོ་ནི། </text:span></text:p>
      <text:p text:style-name="P24"><text:span text:style-name="T49">དང་པོ་གོམས་པར་བྱེད་དུས་ཀྱི། །གནས་ནི་གང་དུ་སྔགས་པའི་སེམས། །</text:span></text:p>
      <text:p text:style-name="P24"><text:span text:style-name="T49">གཅིག་ཏུ་མཉམ་བཞག་འགྲུབ་འགྱུར་པའི། །གནས་ནི་བཟང་པོ་ངེས་པར་བརྟག །</text:span></text:p>
      <text:p text:style-name="P24"><text:span text:style-name="T49">རང་གི་ཁྱིམ་དུ་མཚན་དུས་སུ། །བདག་ཉིད་འགྲུབ་པའི་སེམས་ཀྱིས་ནི། །</text:span></text:p>
      <text:p text:style-name="P24"><text:span text:style-name="T49">རྣལ་འབྱོར་མ་སྒོམ་ཤེས་རབ་ཅན། །ཡང་ན་ཧེ་རུ་ཀ་དཔལ་གཟུགས། །</text:span></text:p>
      <text:p text:style-name="P14"><text:span text:style-name="T59">ཞེས་པ་སྟེ། དེ་ཡང་ལས་དང་པོ་པས་ལྷའི་རྣལ་འབྱོར་ལ་གོམས་པར་བྱེད་དུས་ཀྱི་གནས་ནི་གང་དུ་སྔགས་པ་སྟེ། སྒྲུབ་པ་པོའི་སེམས་མི་གཡོ་བར་རྩེ་གཅིག་ཏུ་ལྷའི་རྣལ་འབྱོར་གྱི་མཉམ་བཞག་བརྟན་པོ་འགྲུབ་པར་འགྱུར་བའི་ས་ཕྱོགས་དབེན་ཞིང་ཡིད་དང་མཐུན་པའི་གནས་ནི་བཟང་པོ་གེགས་སྐྱོན་མེད་པ་ངེས་པར་བརྟག་ཅིང་བཙལ་བའམ། མ་རྙེད་ན་རང་གི་ཁྱིམ་དུ་མཚན་མོ་གཞན་གྱིས་གཡེང་བ་ཞི་བའི་དུས་སུ་བསྒོམས་ཀྱང་རུང་སྟེ། བསམ་པའི་ཁྱད་པར་སེམས་ཅན་གྱི་དོན་དུ་བདག་</text:span><text:soft-page-break/><text:span text:style-name="T59">ཉིད་དངོས་གྲུབ་འགྲུབ་པར་བྱེད་པའི་སེམས་ཀྱིས་ནི། རྣལ་འབྱོར་མ་བདག་མེད་མ་སྒོམ་སྟེ། དེ་ཡང་དམིགས་པ་སྐྱོང་ཚུལ་ལ་མཁས་པའི་ཤེས་རབ་ཅན་གྱིས་སོ། །</text:span></text:p>
      <text:p text:style-name="P14"><text:span text:style-name="T59">ཡང་ན། ཧེ་རུ་ཀ་དཔལ་གྱི་གཟུགས་སུ་བསྒོམ་པར་བྱ་སྟེ། འདམ་གའོ། །</text:span></text:p>
      <text:p text:style-name="P14"><text:span text:style-name="T59">ད༢ གཉིས་པ་</text:span><text:span text:style-name="T33">[</text:span><text:span text:style-name="T34">ཅུང་ཟད་བརྟན་པ་ཐོབ་པས་སྒོམ་ཚུལ་</text:span><text:span text:style-name="T33">]</text:span><text:span text:style-name="T59">ནི། </text:span><text:span text:style-name="T38">(</text:span><text:span text:style-name="T40">༡༧༦བ</text:span><text:span text:style-name="T38">)</text:span></text:p>
      <text:p text:style-name="P13"><text:span text:style-name="T51">རྐང་པ་འཁྲུད་དང་ཟ་བ་དང་། །</text:span></text:p>
      <text:p text:style-name="P13"><text:span text:style-name="T51">འཐོར་འཐུང་སོ་རྩི་ཟ་བ་དང་། །</text:span></text:p>
      <text:p text:style-name="P13"><text:span text:style-name="T51">ཙནྡན་གྱིས་ནི་ལག་ཉེད་དང་། །</text:span></text:p>
      <text:p text:style-name="P13"><text:span text:style-name="T51">སྨད་གཡོགས་ཀྱིས་ནི་རྐེད་འགེབས་དང་། །</text:span></text:p>
      <text:p text:style-name="P13"><text:span text:style-name="T51">འབྱུང་དང་སྨྲ་དང་འགྲོ་བ་དང་། །</text:span></text:p>
      <text:p text:style-name="P13"><text:span text:style-name="T51">འདུག་དང་ཁྲོ་དང་རྒོད་པ་དང་། །</text:span></text:p>
      <text:p text:style-name="P13"><text:span text:style-name="T51">བཅོམ་ལྡན་འདས་མ་བསྟེན་པ་དང་། །</text:span></text:p>
      <text:p text:style-name="P13"><text:span text:style-name="T51">ཤེས་རབ་བརྟུལ་ཞུགས་ཅན་རྣམས་ཀྱིས། །</text:span></text:p>
      <text:p text:style-name="P13"><text:span text:style-name="T51">རྣལ་འབྱོར་མ་ནི་རྣམ་པར་བསྒོམ། །</text:span></text:p>
      <text:p text:style-name="P13"><text:span text:style-name="T51">གཞན་གྱི་ཚུལ་གྱིས་སྐད་ཅིག་ཀྱང་། །</text:span></text:p>
      <text:p text:style-name="P13"><text:span text:style-name="T51">གདུགས་པའི་སེམས་ནི་མ་རིག་པས། །</text:span></text:p>
      <text:p text:style-name="P13"><text:span text:style-name="T51">དངོས་གྲུབ་འདོད་པས་དངོས་གྲུབ་ཕྱིར། །</text:span></text:p>
      <text:p text:style-name="P13"><text:span text:style-name="T51">མཁས་པས་འབད་པས་མི་གནས་སོ། །</text:span></text:p>
      <text:p text:style-name="P14"><text:soft-page-break/><text:span text:style-name="T59">ཞེས་པ་སྟེ། ལྷའི་རྣལ་འབྱོར་ལ་ཅུང་ཟད་བརྟན་པ་ཐོབ་པས་ནི་སྤྱོད་ལམ་གྱི་སྐབས། རྐང་པ་སོགས་འཁྲུད་པ་དང་། ཁ་ཟས་ཟ་བ་དང་། འཐོར་འཐུང་གིས་འཐོར་བའམ་ཁ་བཤལ་བ་དང་། སོ་རྩི་གོ་ལ་སོགས་ཟ་བ་དང་། ཙནྡན་གྱིས་ནི་ལག་པ་ཉེད་ཅིང་བྱུག་པ་དང་། སྨད་གཡོགས་སོགས་ཀྱིས་ནི་རྐེད་པ་སོགས་འགེབས་པ་དང་། ཕྱི་རོལ་དུ་འབྱུང་བ་དང་གཏམ་སྨྲ་བ་དང་ལམ་དུ་འགྲོ་བ་དང་། གདན་ལ་འདུག་པ་དང་། གཞན་ལ་ཁྲོ་བ་དང་རྩེ་ཞིང་རྒོད་པ་དང་། བཅོམ་ལྡན་འདས་མ་སྟེ་ཕྱག་རྒྱ་བསྟེན་པ་དང་། དེ་ལས་གཞན་པའི་སྐབས་སུའང་ལམ་སྒོམ་ཚུལ་ལ་མཁས་པའི་ཤེས་རབ་དང་། མྱུར་དུ་དངོས་གྲུབ་སྒྲུབ་པའི་བརྟུལ་ཞུགས་ཅན་ཉིད་ཀྱིས་ཧེ་རུ་ཀའམ་བདག་མེད་རྣལ་འབྱོར་མ་ནི་རྣམ་པར་བསྒོམ་པར་བྱ་སྟེ། དེ་ལས་གཞན་པ་ཐ་མལ་གྱི་ཚུལ་གྱིས་དུས་སྐད་ཅིག་ཀྱང་མི་འདའ་ཞིང་། གདུག་པའི་སེམས་ཐ་མལ་གྱི་རྟོག་པ་ནི་དོན་མ་རིག་པའི་བློ་ཡིན་པས། སྔགས་ཀྱི་དངོས་གྲུབ་འདོད་པས་ནི་དངོས་གྲུབ་སྒྲུབ་པའི་ཕྱིར་དུ་བླང་དོར་ལ་མཁས་པས་རབ་ཏུ་འབད་པས་ཐ་མལ་དུ་མི་གནས་སོ་ཞེས་རྣམ་པ་ཀུན་ཏུ་ལྷའི་རྣལ་འབྱོར་ལ་རྩལ་སྦྱོང་བར་གསུངས་པའོ། །</text:span></text:p>
      <text:p text:style-name="P14"><text:span text:style-name="T1">ཐ༢ </text:span><text:span text:style-name="T18">གཉིས་པ་</text:span><text:span text:style-name="T2">[</text:span><text:span text:style-name="T1">དེ་ནས་སྤྱོད་པ་སྤྱད་ཚུལ་</text:span><text:span text:style-name="T2">]</text:span><text:span text:style-name="T18">ལ། </text:span><text:span text:style-name="T1">ད༡ </text:span><text:span text:style-name="T18">སྔོན་འགྲོའི་རྣམ་ངེས་དང་། </text:span><text:span text:style-name="T1">ད༢ </text:span><text:span text:style-name="T18">སྤྱོད་པ་སྤྱད་ཚུལ་གཉིས་ལས། </text:span></text:p>
      <text:p text:style-name="P14"><text:span text:style-name="T1">ད༡ </text:span><text:span text:style-name="T18">དང་པོ་ལ། </text:span><text:span text:style-name="T1">ན༡ </text:span><text:span text:style-name="T18">རྣལ་འབྱོར་བརྟན་མི་བརྟན་བརྟགས་པ། </text:span><text:span text:style-name="T1">ན༢ </text:span><text:span text:style-name="T18">ཕྱག་རྒྱའི་ལམ་གྱི་ཁྱད་པར་བརྗོད་པ། </text:span><text:span text:style-name="T1">ན༣ </text:span><text:span text:style-name="T18">དྲོད་རྟགས་ཀྱི་རིམ་པ་བསྟན་པ། </text:span><text:span text:style-name="T1">ན༤ </text:span><text:span text:style-name="T18">ལམ་སྒྲུབ་པའི་གང་ཟག་བཤད་པ་བཞིའི།</text:span></text:p>
      <text:p text:style-name="P14"><text:span text:style-name="T59">དང་པོ་ནི། </text:span><text:span text:style-name="T38">(</text:span><text:span text:style-name="T40">༡༧༧ན</text:span><text:span text:style-name="T38">)</text:span></text:p>
      <text:p text:style-name="P24"><text:span text:style-name="T49">བསམ་གཏན་ཉོན་མོངས་འཇིག་བྱེད་པ། །རྡོ་རྗེ་སྙིང་པོ་ང་ཡིས་བཤད། །</text:span></text:p>
      <text:p text:style-name="P24"><text:span text:style-name="T49">བརྩེ་བས་དངོས་གྲུབ་དོན་དུ་ཡང་། །ཟླ་བ་ཕྱེད་དུ་ཡོངས་སུ་རྟོགས། །</text:span></text:p>
      <text:p text:style-name="P24"><text:soft-page-break/><text:span text:style-name="T49">བསམ་པ་ཐམས་ཅད་ཡོངས་སྤངས་ནས། །ལྷ་ཡི་གཟུགས་སུ་སེམས་པ་ཡི། །</text:span></text:p>
      <text:p text:style-name="P24"><text:span text:style-name="T49">ཉི་མ་གཅིག་ཏུ་མ་ཆད་པར། །སྒོམ་པས་ཡོངས་སུ་བརྟག་པར་གྱིས། །</text:span></text:p>
      <text:p text:style-name="P14"><text:span text:style-name="T59">ཞེས་པ་སྟེ། ལྷན་སྐྱེས་ཀྱི་བདེ་བ་ལ་རྩེ་གཅིག་པའི་བསམ་གཏན་སྡུག་བསྔལ་དང་ཉོན་མོངས་འཇིག་ཅིང་འཇོམས་པར་བྱེད་པ་ཐོབ་པའི་ཐབས་སྤྱོད་པ། རྡོ་རྗེ་སྙིང་པོ་ཁྱོད་ལ་ང་ཡིས་བཤད་པར་བྱ་སྟེ། དེ་ལ་སྔོན་དུ་སེམས་ཅན་ལ་བརྩེ་བས་ཀུན་ནས་བླངས་ཏེ་དངོས་གྲུབ་ཐོབ་པའི་དོན་དུ་སླར་ཡང་ཟླ་བ་ཕྱེད་ཀྱི་བར་དུ་རྣལ་འབྱོར་བརྟན་མི་བརྟན་ཡོངས་སུ་རྟོགས་པར་བྱ་སྟེ། དེ་ཡང་ཐ་མལ་གྱིས་བསམ་པ་ཐམས་ཅད་ཡོངས་སུ་སྤངས་ནས་འདོད་པའི་ལྷ་ཡི་གཟུགས་སུ་རྩེ་གཅིག་ཏུ་སེམས་པ་ཡིས་ཉི་མ་གཅིག་ཏུ་རྟོག་པ་གཞན་གྱིས་བར་མ་ཆད་པར་སྒོམ་པས་ལྷའི་རྣལ་འབྱོར་བརྟན་མི་བརྟན་ཡོངས་སུ་བརྟག་པར་གྱིས་ཤིག་པའི་དོན་ཏོ། །</text:span></text:p>
      <text:p text:style-name="P14"><text:span text:style-name="T59">འདིར་འགྲེལ་པ་ལ་ལར། བསམ་གཏན་ཉོན་མོངས་འཇིག་བྱེད་ཀྱི་དོན་ལ། བསམ་གཏན་ནི་ལྷའི་རྣལ་འབྱོར་དང་། ཉོན་མོངས་འཇིག་ནི་ཐ་མལ་གྱི་རྟོག་པའམ་ལས་ཉོན་འཇིག་པར་བཤད་པ་ནི་ཡིག་སྤྱིའི་དོན་དུ་འགྱུར་ལ། </text:span></text:p>
      <text:p text:style-name="P14"><text:span text:style-name="T59">གཞུང་གི་དགོངས་དོན་ནི་གོང་དུ་བཤད་པའི་སྦས་དོན་དུ་གནས་ཏེ། འོག་ཏུ་ལྷན་སྐྱེས་ཀྱི་བདེ་བས་ཉོན་མོངས་འཇིག་ཚུལ་དཔེ་དང་སྦྱར་ནས་གསུངས་པ་འདིར་ཟུར་གྱིས་བསྟན་པའི་ཕྱིར་དང་། </text:span></text:p>
      <text:p text:style-name="P14"><text:span text:style-name="T59">ནཱ་རོའི་འགྲེལ་ཆེན་ལས་ཀྱང་། </text:span></text:p>
      <text:p text:style-name="P23"><text:span text:style-name="T32">བསམ་གཏན་དོན་ནི་ཅི་ཞིག་བརྗོད། །སྡུག་བསྔལ་ཐམས་ཅད་བསྲེག་པ་དང་། །</text:span></text:p>
      <text:p text:style-name="P23"><text:span text:style-name="T32">ཉོན་མོངས་ཐམས་ཅད་འཇོམ་པ་ཉིད། །ཤེས་རབ་ལྷན་ཅིག་བསམ་གཏན་ནི། །</text:span></text:p>
      <text:p text:style-name="P23"><text:span text:style-name="T32">སྲིད་པ་དུམ་བུར་བྱེད་པའི་མཆོག །</text:span></text:p>
      <text:p text:style-name="P14"><text:soft-page-break/><text:span text:style-name="T59">ཅེས་གསུངས་པའི་ཕྱིར་རོ། །</text:span></text:p>
      <text:p text:style-name="P14"><text:span text:style-name="T59">ན༢ གཉིས་པ་</text:span><text:span text:style-name="T33">[</text:span><text:span text:style-name="T34">ཕྱག་རྒྱའི་ལམ་གྱི་ཁྱད་པར་བརྗོད་པ་</text:span><text:span text:style-name="T33">]</text:span><text:span text:style-name="T59">ནི། </text:span><text:span text:style-name="T38">(</text:span><text:span text:style-name="T40">༡༧༧བ</text:span><text:span text:style-name="T38">)</text:span></text:p>
      <text:p text:style-name="P24"><text:span text:style-name="T49">རང་གཞན་དོན་ནི་རབ་སྒྲུབ་ཕྱིར། །འཁོར་བར་ཐབས་གཞན་ཡོད་མ་ཡིན། །</text:span></text:p>
      <text:p text:style-name="P24"><text:span text:style-name="T49">རིག་མ་ལྷན་ཅིག་གོམས་བྱས་པས། །འཕྲལ་དུ་མངོན་དུ་བྱེད་པ་ཉིད། །</text:span></text:p>
      <text:p text:style-name="P14"><text:span text:style-name="T59">ཅེས་པ་སྟེ། གོང་གི་བསམ་གཏན་དེ་ཐབས་གང་གིས་མངོན་དུ་བྱེད་ཅེ་ན། རང་གཞན་རྣམས་ཀྱི་དོན་ནི་རབ་ཏུ་སྒྲུབ་པར་བྱ་བའི་ཕྱིར་འབད་པ་བྱེད་ན། འཁོར་བར་འདོད་ཡོན་ལམ་བྱེད་ལས་ཟབ་པའི་ཐབས་གཞན་ཡོད་པ་མ་ཡིན་པས། ཆོ་ག་ཇི་ལྟ་བར་རིག་མ་དང་ལྷན་ཅིག་ཏུ་དཀྱིལ་འཁོར་འཁོར་ལོའི་རིམ་པ་ལ་གོམས་པར་བྱེད་པས། རིང་པོར་མི་ཐོགས་པར་འཕྲལ་དུ་སྟེ་མྱུར་བར་དངོས་གྲུབ་མངོན་དུ་བྱེད་པར་འགྱུར་བ་ཉིད་ཡིན་ནོ་ཞེས་པའོ། །</text:span></text:p>
      <text:p text:style-name="P14"><text:span text:style-name="T59">ན༣ གསུམ་པ་</text:span><text:span text:style-name="T33">[</text:span><text:span text:style-name="T34">དྲོད་རྟགས་ཀྱི་རིམ་པ་བསྟན་པ་</text:span><text:span text:style-name="T33">]</text:span><text:span text:style-name="T59">ནི། </text:span></text:p>
      <text:p text:style-name="P24"><text:span text:style-name="T49">འཇིགས་སྨྱོ་དེ་བཞིན་སྡུག་བསྔལ་དང་། །མྱ་ངན་གདུང་བ་འཚེ་བ་དང་། །</text:span></text:p>
      <text:p text:style-name="P24"><text:span text:style-name="T49">འདོད་ཆགས་ཞེ་སྡང་གཏི་མུག་ཆེས། །སྒྲུབ་པ་པོ་ཉིད་ཉོན་མི་མོངས། །</text:span></text:p>
      <text:p text:style-name="P24"><text:span text:style-name="T49">ཕན་དང་གནོད་པའི་འབྲས་འབྱུང་བར། །དེ་ལྟར་ངེས་པར་ཤེས་ནས་ནི། །</text:span></text:p>
      <text:p text:style-name="P24"><text:span text:style-name="T49">ཇི་ལྟར་དེ་ནི་སྐད་ཅིག་ཀྱང་། །རྣལ་འབྱོར་པ་རྣམས་ངུ་འབོད་གནས། །</text:span></text:p>
      <text:p text:style-name="P14"><text:span text:style-name="T59">ཞེས་པ་སྟེ། དེ་ལྟ་བུའི་ལམ་ལ་འབད་པས་དྲོད་རྟགས་ཇི་ལྟར་ཐོབ་སྙམ་ན། འཇིགས་ཤིང་སྐྲག་པ་དང་། འཁྲུལ་ནས་སྨྱོ་བ་དང་། དེ་བཞིན་དུ། ལུས་ནད་ཀྱིས་སྡུག་བསྔལ་བ་དང་། སེམས་མྱ་ངན་གྱིས་གདུང་བ་དང་། གཞན་གྱིས་གནོད་ཅིང་འཚེ་བ་དང་། འདོད་ཆགས་དང་ཞེ་སྡང་དང་གཏི་མུག་དང་དུག་གསུམ་ཆེས་ཆེར་གྱུར་པས་ཀྱང་སྒྲུབ་པ་པོ་ཉིད་ཉོན་མི་མོངས་པ་སྟེ་དེས་མི་རྫི་བ་དང་། གཞན་ལ་</text:span><text:soft-page-break/><text:span text:style-name="T59">ཕན་པ་སྟེ་གདུལ་བྱ་རྗེས་སུ་འཛིན་པ་དང་། གནོད་པ་སྟེ་གདུག་པ་ཅན་ཚར་གཅོད་ནུས་པའི་འབྲས་བུ་འབྱུང་བར་འགྱུར་རོ། །</text:span></text:p>
      <text:p text:style-name="P55">ཚུལ་དེ་ལྟར་ངེས་པར་ཤེས་ཤིང་མངོན་དུ་གྱུར་ནས་ནི་སྤྱོད་པ་སྤྱད་ན། རྒྱུ་མཚན་ཇི་ལྟར་དེ་ནི་སྐད་ཅིག་ཀྱང་རྣལ་འབྱོར་པ་རྣམས་དམྱལ་བ་ངུ་འབོད་ལ་སོགས་པར་གནས་པར་འགྱུར་ཏེ། མི་གནས་པའོ།།</text:p>
      <text:p text:style-name="P14"><text:span text:style-name="T59">སྐབས་འདིའི་གཞུང་གི་འགྱུར་ཅུང་ཟད་མ་བདེ་བ་སྟེ། དགོངས་དོན་ལྟར་ན། དྲོད་རྟགས་དེ་དག་ཐོབ་ནས་སྤྱོད་པ་བྱེད་པའི་རྣལ་འབྱོར་པ་དེ་ནི་སྐད་ཅིག་ཙམ་ཡང་ངུ་འབོད་དུ་ཅིའི་ཕྱིར་གནས་པར་འགྱུར་ཞེས་པའི་དོན་ཏོ། །</text:span></text:p>
      <text:p text:style-name="P14"><text:span text:style-name="T59">གཞན་ནི་དྲོད་རྟགས་མ་ཐོབ་པར་སྤྱོད་པ་སྤྱད་ན་དམྱལ་</text:span><text:span text:style-name="T38">(</text:span><text:span text:style-name="T40">༡༧༨ན</text:span><text:span text:style-name="T38">)</text:span><text:span text:style-name="T59">བར་སྐྱེ་བར་གསུངས་ཏེ། </text:span></text:p>
      <text:p text:style-name="P14"><text:span text:style-name="T59">ཧེ་རུ་ཀ་མངོན་འབྱུང་ལས། </text:span></text:p>
      <text:p text:style-name="P23"><text:span text:style-name="T32">རྣལ་འབྱོར་མེད་པར་རྣལ་འབྱོར་ཆོས། །ཕྱག་རྒྱ་ལ་ནི་བགྲོད་གྱུར་དང་། །</text:span></text:p>
      <text:p text:style-name="P23"><text:span text:style-name="T32">ཡེ་ཤེས་མེད་པར་ཡེ་ཤེས་ཚུལ། །དམྱལ་བར་འགྲོ་བ་ཐེ་ཚོམ་མེད། །</text:span></text:p>
      <text:p text:style-name="P14"><text:span text:style-name="T59">ཅེས་དང་། </text:span></text:p>
      <text:p text:style-name="P14"><text:span text:style-name="T59">དེ་ཁོ་ན་ཉིད་གྲུབ་པར། </text:span></text:p>
      <text:p text:style-name="P23"><text:span text:style-name="T32">དེ་ཉིད་དེ་ཉིད་ཅེས་ཤེས་ནས། །གང་ཞིག་ལྷ་མོ་ལ་བརྟེན་པ། །</text:span></text:p>
      <text:p text:style-name="P23"><text:span text:style-name="T32">དེ་འགྲུབ་འགྱུར་གྱི་གཞན་དུ་མིན། །དམྱལ་བ་ཆེན་པོར་ལྟུང་བར་འགྱུར། །</text:span></text:p>
      <text:p text:style-name="P14"><text:span text:style-name="T59">ཞེས་སོ། །</text:span></text:p>
      <text:p text:style-name="P14"><text:span text:style-name="T59">འདིར་བླ་མ་དག །འཇིགས་སྨྱོ་སོགས་ཀྱིས་རྒྱུད་མི་འཁྲུག་པ་དྲོད་ཆུང་ངུ་། དུག་གསུམ་ཆེན་པོས་མི་བརྫི་བ་དྲོད་འབྲིང་། ཚར་གཅོད་རྗེས་འཛིན་ནུས་པ་དྲོད་ཆེན་པོར་འཆད་པ་དང་། </text:span></text:p>
      <text:p text:style-name="P14"><text:soft-page-break/><text:span text:style-name="T59">ལ་ལར། དུག་གསུམ་ཆེན་པོས་ཉོན་མི་མོངས་པ་མན་གྱིས་དྲོད་ཆུང་ངུ་། ཕན་གནོད་གང་རུང་ནུས་པ་དྲོད་འབྲིང་། གཉིས་ཀ་ནུས་པ་དྲོད་ཆེན་པོར་འཆད་ཀྱང་། གཞུང་ཚིག་ཉིད་ཀྱིས་དེ་ལྟར་བསྟན་པ་ནི་ཆེས་མི་གསལ་བས་དཔྱད་གཞིར་སྣང་ངོ་། །</text:span></text:p>
      <text:p text:style-name="P14"><text:span text:style-name="T1">ན༤ </text:span><text:span text:style-name="T18">བཞི་པ་</text:span><text:span text:style-name="T2">[</text:span><text:span text:style-name="T1">ལམ་སྒྲུབ་པའི་གང་ཟག་བཤད་པ་</text:span><text:span text:style-name="T2">]</text:span><text:span text:style-name="T18">ལ། </text:span><text:span text:style-name="T1">ད༡ </text:span><text:span text:style-name="T18">རྟེན་དམན་པས་ཀྱང་འགྲུབ་ཚུལ་དང་། </text:span><text:span text:style-name="T1">ད༢ </text:span><text:span text:style-name="T18">མཆོག་གིས་ངེས་པར་འགྲུབ་ཚུལ་གཉིས་ཀྱི། </text:span></text:p>
      <text:p text:style-name="P14"><text:span text:style-name="T59">ད༡ དང་པོ་ནི། </text:span></text:p>
      <text:p text:style-name="P24"><text:span text:style-name="T49">མཚམས་མེད་ལྔ་ནི་བྱེད་པ་དང་། །སྲོགས་ཆགས་གསོད་ལ་དགའ་བ་དང་། །</text:span></text:p>
      <text:p text:style-name="P24"><text:span text:style-name="T49">གཞན་ཡང་སྐྱེ་བ་དམན་གང་དང་། །རྨོངས་དང་མ་རུངས་ལས་བྱེད་དང་། །</text:span></text:p>
      <text:p text:style-name="P24"><text:span text:style-name="T49">གཟུགས་ངན་ཡན་ལག་མ་ཚང་བ། །བསམ་པས་དེ་རྣམས་འགྲུབ་པར་འགྱུར། །</text:span></text:p>
      <text:p text:style-name="P14"><text:span text:style-name="T59">ཞེས་པ་སྟེ། དྲོད་རྟགས་དེ་དག་ཇི་ལྟ་བུས་འགྲུབ་སྙམ་ན། རྟེན་དམན་པ་ཕ་མ་དང་དགྲ་བཅོམ་པ་གསོད་པ་གསུམ་དང་། དེ་བཞིན་གཤེགས་པ་ལ་བཀྲོང་སེམས་ཀྱིས་ཁྲག་འབྱིན་པ་དང་། དགེ་འདུན་འཁོར་ལོའི་དབྱེན་བྱེད་པ་སྟེ། དམྱལ་བར་སྐྱེ་གནས་གཞན་གྱི་མཚམས་མེད་པར་འགྲོ་བའི་ལས་ལྔ་ནི་བྱེད་པ་དང་། སྲོག་ཆགས་གསོད་པ་ལ་དགའ་བ་གཤན་པ་སོགས་དང་། གཞན་ཡང་བུད་མེད་སོགས་ཀྱི་སྐྱེ་བ་དམན་པ་གང་དག་དང་། ཀུན་ཏུ་རྨོངས་པ་ཤས་ཆེ་བ་དང་། འཕྲོག་བརྫུན་སོགས་མ་རུངས་པའི་ལས་སྣ་ཚོགས་བྱེད་པ་དང་། མིའུ་ཐུང་སོགས་གཟུགས་ངན་པ་དང་། ལུས་ཀྱི་ཡན་ལག་དང་ཉིང་ལག་མ་ཚང་བ་</text:span><text:span text:style-name="T38">(</text:span><text:span text:style-name="T40">༡༧༨བ</text:span><text:span text:style-name="T38">)</text:span><text:span text:style-name="T59">སོགས་པས་ཀྱང་རིམ་གཉིས་ཀྱི་རྣལ་འབྱོར་འབད་དེ་བསམ་པས་དྲོད་རྟགས་དེ་རྣམས་འགྲུབ་པར་འགྱུར་བའི་དོན་ཏེ། </text:span></text:p>
      <text:p text:style-name="P14"><text:span text:style-name="T59">དུས་འཁོར་རྩ་རྒྱུད་ལས། </text:span></text:p>
      <text:p text:style-name="P23"><text:soft-page-break/><text:span text:style-name="T32">གདོལ་པ་སྨིག་མ་མཁན་ལ་སོགས། །མཚམས་མེད་ལྔ་ནི་བྱེད་པ་རྣམས། །</text:span></text:p>
      <text:p text:style-name="P23"><text:span text:style-name="T32">སྔགས་ཀྱི་སྤྱོད་པ་རྗེས་སྤྱད་ན། །སྐྱེ་འདི་ཉིད་ལ་སངས་རྒྱས་འགྱུར། །</text:span></text:p>
      <text:p text:style-name="P14"><text:span text:style-name="T59">ཞེས་སོ། །</text:span></text:p>
      <text:p text:style-name="P14"><text:span text:style-name="T59">ད༢ གཉིས་པ་</text:span><text:span text:style-name="T33">[</text:span><text:span text:style-name="T34">མཆོག་གི་ངེས་པ་འགྲུབ་ཚུལ་</text:span><text:span text:style-name="T33">]</text:span><text:span text:style-name="T59">ནི། </text:span></text:p>
      <text:p text:style-name="P24"><text:span text:style-name="T49">དགེ་བ་བཅུ་ལ་གོམས་པ་དང་། །བླ་མ་ལ་གུས་དབང་པོ་ཐུལ། །</text:span></text:p>
      <text:p text:style-name="P24"><text:span text:style-name="T49">ང་རྒྱལ་ཁྲོ་ལས་རྣམ་པར་གྲོལ། །དེ་ནི་རེ་ཞིག་ངེས་འགྲུབ་འགྱུར། །</text:span></text:p>
      <text:p text:style-name="P14"><text:span text:style-name="T59">ཞེས་པ་སྟེ། དེ་ལ་སྔོན་སྦྱང་ཅན་གྱིས་ནི་འགྲུབ་ངེས་ཏེ། དགེ་བ་བཅུ་ནི་མི་དགེ་བ་བཅུ་སྤངས་པ་ཉིད་དམ། སླར་ཡང་གཞན་གྱི་སྲོག་འདོན་པ། སྦྱིན་པ་བཏང་བ། ཚངས་སྤྱོད་ལ་གནས་པ། དྲང་པོར་སྨྲ་བ། མི་འཛའ་བ་བསྡུམ་པ། སྙན་པར་སྨྲ་བ། དོན་ལྡན་གྱི་གཏམ་གླེང་བ། འདོད་ཆུང་ཆོག་ཤེས་བྱ་བ། གཞན་ཕན་སྒྲུབ་པ། ཡང་དག་པར་ལྟ་བ་རྣམས་སོ། །</text:span></text:p>
      <text:p text:style-name="P14"><text:span text:style-name="T59">དེ་ལྟ་བུ་ལ་གོམས་པ་སྟེ། སྔོན་སྦྱང་ཆེ་བ་དང་། བླ་མ་ལ་མོས་གུས་ཆེ་བ་དང་། ཡིད་ཀྱི་དབང་པོ་ཞི་ཞིང་ཐུལ་བ་དང་། ཁེངས་ཤིང་ང་རྒྱལ་བ་དང་གདུག་པ་ཆེ་ཞིང་ཁོང་ཁྲོ་བ་གཉིས་ལས་རྣམ་པར་གྲོལ་བ་སྟེ། དེ་དག་དང་བྲལ་བ་དེ་ནི་རེ་ཞིག་ཙམ་གྱིས་དྲོད་རྟགས་ངེས་པར་འགྲུབ་པར་འགྱུར་ཞེས་པའི་དོན་ཏོ། །</text:span></text:p>
      <text:p text:style-name="P14"><text:span text:style-name="T4">ད༢ </text:span><text:span text:style-name="T22">གཉིས་པ་</text:span><text:span text:style-name="T5">[</text:span><text:span text:style-name="T4">སྤྱོད་པ་སྤྱད་ཚུལ་</text:span><text:span text:style-name="T5">]</text:span><text:span text:style-name="T22">ལ། </text:span><text:span text:style-name="T4">ན༡ </text:span><text:span text:style-name="T22">དང་པོར་གསང་སྤྱོད་བྱ་ཚུལ། </text:span><text:span text:style-name="T4">ན༢ </text:span><text:span text:style-name="T22">ཕྱག་རྒྱའི་གནང་བ་རྙེད་ཚུལ། </text:span><text:span text:style-name="T4">ན༣ </text:span><text:span text:style-name="T22">དེའི་རྒྱུད་སྦྱང་ཚུལ། </text:span><text:span text:style-name="T4">ན༤ </text:span><text:span text:style-name="T22">ཡང་ན་ནུས་པས་དགུག་ཚུལ། </text:span><text:span text:style-name="T4">ན༥ </text:span><text:span text:style-name="T22">སྤྱོད་པའི་དགོས་དོན་ལྔའི།</text:span></text:p>
      <text:p text:style-name="P14"><text:span text:style-name="T59">ན༡ དང་པོ་ནི། </text:span></text:p>
      <text:p text:style-name="P24"><text:span text:style-name="T49">རྟག་ཏུ་གོམས་པའི་རྣལ་འབྱོར་གྱིས། །མཉམ་པར་བཞག་པས་དངོས་གྲུབ་ཐོབ། །</text:span></text:p>
      <text:p text:style-name="P24"><text:soft-page-break/><text:span text:style-name="T49">ཟླ་བ་གཅིག་ཏུ་གསང་ལ་སྤྱོད། །ཇི་སྲིད་ཕྱག་རྒྱ་མ་རྙེད་བར། །</text:span></text:p>
      <text:p text:style-name="P14"><text:span text:style-name="T59">ཞེས་པ་སྟེ། སྔར་བཤད་པ་ལྟར་དུས་རྟགས་ཏུ་གོམས་པར་བྱས་པའི་རྣལ་འབྱོར་གྱིས་སེམས་རྩེ་གཅིག་ཏུ་མཉམ་པར་བཞག་པས་སྤྱོད་པ་སྤྱད་ན་དངོས་གྲུབ་ཐོབ་པར་འགྱུར་ཏེ། ཐོག་མར་ཟླ་བ་གཅིག་ཏུ་རང་ཉིད་རིགས་རྒྱུད་དང་རྣལ་འབྱོར་སོགས་གསང་བར་བྱས་ལ། གཞན་དུ་རྒྱུ་བའི་སྤྱོད་པ་བྱས་པས་ལྷས་གནང་བ་སྦྱིན་པར་འགྱུར་ཞིང་། </text:span><text:span text:style-name="T38">(</text:span><text:span text:style-name="T40">༡༧༩ན</text:span><text:span text:style-name="T38">)</text:span><text:span text:style-name="T59">གལ་ཏེ་གནང་བ་མ་ཐོབ་ན་ཇི་སྲིད་ཕྱག་རྒྱའི་གནང་བ་མ་རྙེད་ཀྱི་བར་དུ་གསང་སྤྱོད་བྱ་ཞེས་པའོ། །</text:span></text:p>
      <text:p text:style-name="P14"><text:span text:style-name="T59">ན༢ གཉིས་པ་</text:span><text:span text:style-name="T33">[</text:span><text:span text:style-name="T34">ཕྱག་རྒྱའི་གནང་བ་རྙེད་ཚུལ་</text:span><text:span text:style-name="T33">]</text:span><text:span text:style-name="T59">ནི། </text:span></text:p>
      <text:p text:style-name="P24"><text:span text:style-name="T49">གནང་བ་རྙེད་འགྱུར་སྔགས་པ་ལ། །རྣལ་འབྱོར་མ་ཡིས་བསྟན་པར་བྱ། །</text:span></text:p>
      <text:p text:style-name="P24"><text:span text:style-name="T49">ཕྱག་རྒྱ་ཆེ་གེ་མོ་ཁྱེར་ལ། །སེམས་ཅན་དོན་གྱིས་རྡོ་རྗེ་འཛིན། །</text:span></text:p>
      <text:p text:style-name="P14"><text:span text:style-name="T59">ཞེས་པ་སྟེ། དེ་ལྟར་ཟླ་བ་གཅིག་ལ་སོགས་པའི་གསང་སྤྱོད་བྱས་པས་ཕྱག་རྒྱའི་གནང་བ་ངེས་པར་རྙེད་པར་འགྱུར་ཏེ། སྔགས་པ་སྒྲུབ་པ་པོ་དེ་ལ་བདག་མེད་རྣལ་འབྱོར་མའམ་ཧེ་རུ་ཀ་ཡིས་ཕྱག་རྒྱ་ལུང་བསྟན་པར་བྱ་བ་འབྱུང་ངོ་། །</text:span></text:p>
      <text:p text:style-name="P14"><text:span text:style-name="T59">ཇི་ལྟར་ཞེ་ན། ཕྱག་རྒྱ་ཆེ་གེ་མོ་ཞེས་བྱ་བ་ཁྱེར་བ་སྔགས་ཀྱི་སྤྱོད་པ་སྤྱད་ནས་སེམས་ཅན་གྱི་དོན་གྱིས་ཤིག །རྡོ་རྗེ་འཛིན་པ་ཞེས་པ་ལྟ་བུའི་ཚུལ་གྱིས་ལུང་སྟོན་ཞེས་པའོ། །</text:span></text:p>
      <text:p text:style-name="P14"><text:span text:style-name="T59">ན༣ གསུམ་པ་</text:span><text:span text:style-name="T33">[</text:span><text:span text:style-name="T34">དེའི་རྒྱུད་སྦྱང་ཚུལ་</text:span><text:span text:style-name="T33">]</text:span><text:span text:style-name="T59">ནི། </text:span></text:p>
      <text:p text:style-name="P24"><text:span text:style-name="T49">རྙེད་པ་དེ་ཡང་མིག་ཡངས་མ། །གཟུགས་དང་ལང་ཚོས་རྣམ་པར་བརྒྱན། །</text:span></text:p>
      <text:p text:style-name="P24"><text:span text:style-name="T49">སིཧླ་ག་པུར་ཡང་དག་ལྡན། །བྱང་ཆུབ་སེམས་ཀྱིས་རྣམ་པར་སྦྱང་། །</text:span></text:p>
      <text:p text:style-name="P24"><text:span text:style-name="T49">དགེ་བ་བཅུ་ལས་བརྩམས་ནས་ནི། །དེ་ལ་ཆོས་ནི་རབ་ཏུ་དབྱེ། །</text:span></text:p>
      <text:p text:style-name="P24"><text:soft-page-break/><text:span text:style-name="T49">ལྷ་ཡི་གཟུགས་ཀྱི་སེམས་དང་ནི། །དམ་ཚིག་སེམས་ཀྱང་གཅིག་པ་ཉིད། །</text:span></text:p>
      <text:p text:style-name="P24"><text:span text:style-name="T49">ཟླ་བ་གཅིག་གིས་སྐལ་ལྡན་པར། །འགྱུར་བ་འདི་ལ་ཐེ་ཚོམ་མེད། །</text:span></text:p>
      <text:p text:style-name="P24"><text:span text:style-name="T49">མཆོག་ཐོབ་པ་ཡི་བུད་མེད་གང་། །རྟོགས་པ་ཐམས་ཅད་ཡང་དག་སྤངས། །</text:span></text:p>
      <text:p text:style-name="P14"><text:span text:style-name="T59">ཞེས་པ་སྟེ། ལྷས་ལུང་བསྟན་ནས་རྙེད་པའི་ཕྱག་རྒྱ་དེ་ཡང་སེར་སྣའམ་ཕྲག་དོག་མེད་པས་མིག་ཡངས་མ། གཟུགས་བྱད་མཛེས་པ་དང་ལང་ཚོས་རྣམ་པར་བརྒྱན་པ། སིཧླ་སྟེ་རཀྟ་དང་། ག་པུར་ཏེ་བྱང་སེམས་རྒྱས་པ་དང་ཡང་དག་པར་ལྡན་པ་དེ་ཉིད། སྐྱབས་འགྲོ་དང་བྱང་ཆུབ་ཏུ་སེམས་བསྐྱེད་པ་སོགས་ཀྱིས་དེའི་བློ་རྣམ་པར་སྦྱང་བ་དང་། དགེ་བ་བཅུ་སྒྲུབ་དགོས་པ་ལས་བརྩམས་ནས་ནི་ཕྱག་རྒྱ་དེ་ལ་ཐེག་ཆེན་ཐུན་མོང་དང་ཐུན་མོང་མིན་པའི་ཆོས་ཀྱི་སྒོ་ནི་རབ་ཏུ་དབྱེ་ཞིང་། ལྷ་ཡི་གཟུགས་ཀྱི་སེམས་ཏེ་རིམ་གཉིས་ཀྱི་རྣལ་འབྱོར་དང་ནི། དམ་ཚིག་བསྲུང་བ་དང་ཕྱག་རྒྱའི་དངོས་གྲུབ་འདོད་པའི་སེམས་ཀྱང་</text:span><text:span text:style-name="T38">(</text:span><text:span text:style-name="T40">༡༧༩བ</text:span><text:span text:style-name="T38">)</text:span><text:span text:style-name="T59">གཅིག་པ་ཉིད་དུ་བྱ་སྟེ། ཟླ་བ་གཅིག་གིས་ཕྱག་རྒྱ་དེ་དངོས་གྲུབ་ཀྱི་སྐལ་པ་བཟང་པོ་དང་ལྡན་པར་འགྱུར་བ་འདི་ལ་ཐེ་ཚོམ་མེད་ཅིང་། དེ་ལ་མཆོག་གི་དངོས་གྲུབ་ཕྱག་རྒྱ་ཆེན་པོ་ཐོབ་པར་བྱེད་ནུས་པ་ཡི་བུད་མེད་གང་དེ་ནི་གཉིས་འཛིན་གྱི་རྟོག་པ་ཐམས་ཅད་ཡང་དག་པར་སྤངས་པའི་ཡོན་ཏན་དང་ལྡན་པ་སྟེ། དེ་ཉིད་མཆོག་ཏུ་བསྔགས་ཤེས་པའི་དོན་ཏོ། །</text:span></text:p>
      <text:p text:style-name="P14"><text:span text:style-name="T59">འདིར་ཁ་ཅིག །དྲོད་ཆུང་ངུ་ཐོབ་ནས་གསང་སྤྱོད་ཟླ་གཅིག་དང་། ཕྱག་རྒྱ་རྙེད་ནས་སྤྱོད་པ་དངོས་ཟླ་གཅིག་སྤྱད་པས་ཉེ་རྒྱུ་སྒྲུབ་པའི་སྐལ་ལྡན་དུ་བྱེད་པ་དང་། དེ་ནས་ཉེ་རྒྱུ་ཞག་བདུན་སྤྱད་པས་ཡེ་ཤེས་ཀྱི་སྐུ་དངོས་འགྲུབ་པར་འཆད་པ་སོགས་ནི་རྒྱུད་རྣམས་སུ་མི་གསལ་བ་དང་། གྲུབ་ཆེན་ཚད་ལྡན་གྱིས་ཀྱང་དེ་ལྟར་བཤད་པ་མ་མཐོང་བས། གཞུང་གི་དགོངས་དོན་མིན་ནོ། །</text:span></text:p>
      <text:p text:style-name="P14"><text:span text:style-name="T59">ན༤ བཞི་པ་</text:span><text:span text:style-name="T33">[</text:span><text:span text:style-name="T34">ཡང་ན་ནུས་པས་དགུག་ཚུལ་</text:span><text:span text:style-name="T33">]</text:span><text:span text:style-name="T59">ནི། </text:span></text:p>
      <text:p text:style-name="P24"><text:soft-page-break/><text:span text:style-name="T49">ཡང་ན་བདག་གིས་ནུས་པ་ཡིས། །ལྷ་དང་ལྷ་མིན་མི་རྣམས་དང་། །</text:span></text:p>
      <text:p text:style-name="P24"><text:span text:style-name="T49">གནོད་སྦྱིན་མིའམ་ཅི་ལས་ཀྱང་། །ཕྱག་རྒྱ་བཀུག་ལ་རབ་ཏུ་བརྟག །</text:span></text:p>
      <text:p text:style-name="P24"><text:span text:style-name="T49">དེ་ཡང་ཁྱེར་ལ་སྤྱོད་པ་སྤྱད། །</text:span></text:p>
      <text:p text:style-name="P14"><text:span text:style-name="T59">ཅེས་པ་སྟེ། འོ་ན། ཕྱག་རྒྱ་དེ་ལུང་བསྟན་ནས་རྙེད་པ་ཁོ་ན་དགོས་སམ་ཞེ་ན། མ་ཡིན་ཏེ། ཡང་ན། རྣལ་འབྱོར་བདག་གི་ཏིང་ངེ་འཛིན་གྱི་ནུས་པ་ཡིས་འགྲོ་བ་ལྷ་དང་ལྷ་མིན་དང་མི་རྣམས་དང་གནོད་སྦྱིན་དང་མིའམ་ཅི་མོ་རྣམས་ལས་ཀྱང་མཚན་ལྡན་གྱི་ཕྱག་རྒྱ་དགུག་པའི་ཆོ་གས་བཀུག་ལ་རབ་ཏུ་བརྟག་པ་སྟེ་རྒྱུད་སྨིན་པར་བྱས་ལ། དེ་ཡང་ཁྱེར་བ་སྟེ་བསྟེན་ལ། སྤྱོད་པ་སྤྱད་པར་བྱ་ཞེས་པའོ། །</text:span></text:p>
      <text:p text:style-name="P14"><text:span text:style-name="T59">ན༥ ལྔ་པ་</text:span><text:span text:style-name="T33">[</text:span><text:span text:style-name="T34">སྤྱོད་པའི་དགོས་དོན་</text:span><text:span text:style-name="T33">]</text:span><text:span text:style-name="T59">ནི། </text:span></text:p>
      <text:p text:style-name="P24"><text:span text:style-name="T49">བདག་གི་དལ་བ་མངོན་དུའི་ཕྱིར། །གང་བཤད་འཇིགས་པའི་གཟུགས་ཅན་གྱི། །</text:span></text:p>
      <text:p text:style-name="P24"><text:span text:style-name="T49">སྤྱོད་པ་ལོངས་སྤྱོད་ཕྱིར་མ་གསུངས། །ཡིད་ནི་བརྟན་ནམ་གཡོ་འམ་ཅི། །</text:span></text:p>
      <text:p text:style-name="P24"><text:span text:style-name="T49">རང་གི་སེམས་ནི་སོ་སོར་བརྟག །</text:span></text:p>
      <text:p text:style-name="P14"><text:span text:style-name="T59">ཅེས་པ་སྟེ། དེ་ལྟར་ཕྱག་རྒྱ་བསྟེན་པའི་དགོས་པ་ཇི་ལྟ་བུ་སྙམ་ན། བདག་གི་དལ་བ་དང་འབྱོར་པ་དོན་ཡོད་པར་བྱས་ནས་དངོས་གྲུབ་མངོན་དུ་བྱ་བའི་ཕྱིར་སྤྱོད་པའི་ལེའུ་སོགས་སུ་གང་བཤད་པའི། ཧེ་རུ་ཀ་འཇིགས་པའི་</text:span><text:span text:style-name="T38">(</text:span><text:span text:style-name="T40">༡༨༠ན</text:span><text:span text:style-name="T38">)</text:span><text:span text:style-name="T59">གཟུགས་ཅན་གྱིས་སྤྱོད་པ་ནི། འདོད་པ་ལ་ལོངས་སྤྱོད་པ་ཁོ་ནའི་ཕྱིར་མ་གསུངས་ཀྱི། ཡིད་ནི་རྣལ་འབྱོར་ལ་རྩེ་གཅིག་ཏུ་བརྟན་ནམ། འོན་ཏེ་གཡོ་འམ། ཅི་ལྟ་བུ་སྙམ་དུ་རང་གི་སེམས་ནི་ཤེས་རབ་ཀྱིས་སོ་སོར་བརྟག་ཅིང་དཔྱད་པའི་དོན་དུ་གསུངས་ཞེས་པའོ། །</text:span></text:p>
      <text:p text:style-name="P14"><text:span text:style-name="T1">ཏ༣ </text:span><text:span text:style-name="T18">གསུམ་པ་དེ་ལས་འཕྲོས་པའི་དོན་ལ། </text:span><text:span text:style-name="T1">ཐ༡ </text:span><text:span text:style-name="T18">དོགས་གཅོད་ཞུས་པ་དང་། </text:span><text:span text:style-name="T1">ཐ༢ </text:span><text:span text:style-name="T18">ལན་གསུངས་པ་གཉིས་ཀྱི། </text:span></text:p>
      <text:p text:style-name="P14"><text:soft-page-break/><text:span text:style-name="T59">ཐ༡ དང་པོ་ནི། </text:span></text:p>
      <text:p text:style-name="P15"><text:span text:style-name="T46">རྡོ་རྗེ་སྙིང་པོས་གསོལ་པ། </text:span></text:p>
      <text:p text:style-name="P24"><text:span text:style-name="T49">བདག་མེད་རྣལ་འབྱོར་ལྡན་པ་ཡིས། །ཕྱག་རྒྱ་ཉིད་ཀྱིས་ཇི་ལྟར་བརྗོད། །</text:span></text:p>
      <text:p text:style-name="P24"><text:span text:style-name="T49">ཕྱག་རྒྱ་ཕྱག་རྒྱ་གཉིས་དག་གིས། །ཕྱག་རྒྱའི་དངོས་གྲུབ་ཇི་ལྟར་གྱུར། །</text:span></text:p>
      <text:p text:style-name="P14"><text:span text:style-name="T59">ཞེས་པ་སྟེ། ལྷ་མོའི་རྣལ་འབྱོར་གྱིས་ཕྱག་རྒྱ་མོ་བསྟེན་པ་ལ་དོགས་པ་གཅོད་པའི་ཕྱིར་རྡོ་རྗེ་སྙིང་པོས་གསོལ་པ། གོང་དུ་བདག་མེད་མའི་རྣལ་འབྱོར་དང་ལྡན་པ་ཡིས། སྤྱོད་པའི་གྲོགས་ཕྱག་རྒྱ་མོ་བསྟེན་པ་ཉིད་བྱའོ། །ཅེས་གསུངས་ན། དེ་ཚུལ་ཇི་ལྟར་བརྗོད། རང་བདག་མེད་མར་གསལ་བ་ཕྱག་རྒྱ་མོ་དང་། སླར་ཕྱག་རྒྱ་མོ་གཉིས་དག་གིས་ལས་ཀྱི་ཕྱག་རྒྱའི་དངོས་གྲུབ་ཇི་ལྟར་འགྲུབ་པར་འགྱུར་ཞེས་ཞུས་པའོ། །</text:span></text:p>
      <text:p text:style-name="P14"><text:span text:style-name="T1">ཐ༢ </text:span><text:span text:style-name="T18">གཉིས་པ་</text:span><text:span text:style-name="T2">[</text:span><text:span text:style-name="T1">ལན་གསུངས་པ་</text:span><text:span text:style-name="T2">]</text:span><text:span text:style-name="T18">ལ། </text:span><text:span text:style-name="T1">ད༡ </text:span><text:span text:style-name="T18">དེའི་དངོས་ལན་དང་། </text:span><text:span text:style-name="T1">ད༢ </text:span><text:span text:style-name="T18">ཕྱག་རྒྱའི་དངོས་གྲུབ་བཤད་པ་གཉིས་ཀྱི། </text:span></text:p>
      <text:p text:style-name="P14"><text:span text:style-name="T59">ད༡ དང་པོ་ནི། </text:span></text:p>
      <text:p text:style-name="P15"><text:span text:style-name="T46">བཅོམ་ལྡན་འདས་ཀྱིས་བཀའ་སྩལ་པ། </text:span></text:p>
      <text:p text:style-name="P24"><text:span text:style-name="T50">བུད་མེད་གཟུགས་ནི་སྤངས་ནས་གཞན། །བཅོམ་ལྡན་འདས་ཀྱི་གཟུགས་སུ་བྱ། །</text:span></text:p>
      <text:p text:style-name="P24"><text:span text:style-name="T49">ནུ་མ་སྤངས་པ་བོ་ལར་འགྱུར། །ཀཀྐོ་ལ་དབུས་ཡང་དག་གནས། །</text:span></text:p>
      <text:p text:style-name="P24"><text:span text:style-name="T49">འགྲམ་གཉིས་དྲིལ་བུ་ཉིད་དུ་འགྱུར། །ཟེ་འབྲུ་བོ་ལ་ཅན་དུ་འགྱུར། །</text:span></text:p>
      <text:p text:style-name="P24"><text:span text:style-name="T49">ལྷག་མ་བདག་ཉིད་ཆེན་པོ་ཉིད། །དགའ་ཆེན་ཧེ་རུ་ཀ་ཡི་གཟུགས། །</text:span></text:p>
      <text:p text:style-name="P24"><text:span text:style-name="T49">ཧེ་རུ་ཀ་སྦྱོར་སྐྱེས་བུ་ཉིད། །འབད་པ་མེད་པར་སྐྱེས་བུ་འགྱུར། །</text:span></text:p>
      <text:p text:style-name="P24"><text:soft-page-break/><text:span text:style-name="T49">གསལ་བར་ནུས་པའི་རྣལ་འབྱོར་པས། །དེ་ཕྱིར་ཕྱག་རྒྱའི་དངོས་གྲུབ་འགྱུར། །</text:span></text:p>
      <text:p text:style-name="P14"><text:span text:style-name="T59">ཞེས་པ་སྟེ། བཅོམ་ལྡན་འདས་ཀྱིས་ལན་དུ་བཀའ་སྩལ་པ་ནི། བདག་མེད་མའི་རྣལ་འབྱོར་པས་དེའི་ཚེ་བུད་མེད་ཀྱི་རྣམ་པའི་གཟུགས་ནི་སྤངས་ནས་གཞན་པ་བཅོམ་ལྡན་འདས་ཏེ་ཧེ་རུ་ཀ་ཉིད་ཀྱི་གཟུགས་སུ་བསྒོམ་པར་བྱ་སྟེ། </text:span><text:span text:style-name="T38">(</text:span><text:span text:style-name="T40">༡༨༠བ</text:span><text:span text:style-name="T38">)</text:span><text:span text:style-name="T59">དེ་ཡང་བུད་མེད་ཀྱི་ནུ་མ་སྤངས་པ་བོ་ལ་སྟེ་རྡོ་རྗེར་འགྱུར་ཞིང་། དེ་ཉིད་ཀཀྐོ་ལ་སྟེ་པདྨའི་གནས་ཀྱི་དབུས་སུ་ཡང་དག་པར་གནས་སོ། །</text:span></text:p>
      <text:p text:style-name="P14"><text:span text:style-name="T59">བྷ་གའི་འགྲམ་གཉིས་ནི་དྲིལ་བུས་བརྗོད་པ་འབྲས་བུ་ཉིད་དུ་འགྱུར་ལ། བྷ་གའི་ཟེའུ་འབྲུ་ནི་བོ་ལ་ཅན་ཏེ་རྡོ་རྗེའི་ནོར་བུ་ཉིད་དུ་འགྱུར་རོ། །</text:span></text:p>
      <text:p text:style-name="P14"><text:span text:style-name="T59">ལུས་ལྷག་མ་ནི་དཀྱིལ་འཁོར་གྱི་བདག་ཉིད་ཆེན་པོ་ཉིད་དེ། དགའ་བ་ཆེན་པོ་ཧེ་རུ་ཀ་ཡི་གཟུགས་སུ་གྱུར་པ་སྟེ། སྐྱེས་པ་དང་བུད་མེད་འདྲ་བ་ཉིད་ཀྱིས་སོ། །</text:span></text:p>
      <text:p text:style-name="P14"><text:span text:style-name="T59">དེས་ན་ཧེ་རུ་ཀ་དང་སྦྱོར་བ་བདག་མེད་མའི་རྣལ་འབྱོར་ཅན་གྱི་སྐྱེས་བུ་ཉིད་ཀྱང་འབད་པ་དང་བརྩོལ་བ་མེད་པར་སྐྱེས་བུར་འགྱུར་རོ། །</text:span></text:p>
      <text:p text:style-name="P53">དེ་ལྟར་ན་ཏིང་ངེ་འཛིན་གསལ་བར་སྐྱོང་ནུས་པའི་རྣལ་འབྱོར་པས་ལྷ་ཕོ་མོའི་རྣམ་པ་བསྒྱུར་བ་རང་དབང་དུ་འགྱུར་བའི་རྒྱུ་མཚན་དེའི་ཕྱིར། ཕྱག་རྒྱའི་དངོས་གྲུབ་འགྲུབ་པར་འགྱུར་ཞེས་པའི་དོན་ཏོ། །</text:p>
      <text:p text:style-name="P14"><text:span text:style-name="T59">འགའ་ཞིག །གཞུང་འདིས་སྒྲུབ་པ་པོ་བུད་མེད་ཀྱི་རྟེན་ཅན་གྱིས་ཕྱག་རྒྱ་མོ་བསྟེན་པ་ལ་དོགས་གཅོད་ཞུས་པ་དང་། ལན་གྱིས་བུད་མེད་དེས་ལུས་དངོས་སུ་བསྒྱུར་བར་བསྟན་པ་དང་། དེ་ཡང་ཉེ་རྒྱུ་སྒྲུབ་པའི་སྐབས་དོན་ཡིན་པར་འཆད་པ་མི་འཐད་དེ། བུད་མེད་ཀྱིས་ཕྱག་རྒྱ་བསྟེན་པའི་དོགས་གཅོད་མ་ཡིན་པ་དང་། བདག་མེད་མའི་རྣལ་འབྱོར་བསྒོམས་པས་ཕྱག་རྒྱ་བསྟེན་པའི་དོགས་གཅོད་ཡིན་པ་གཞུང་ཚིག་ལ་དངོས་སུ་གསལ་བའི་ཕྱིར་དང་། བུད་མེད་སྤྱོད་པ་བྱེད་པ་ཕལ་ཆེར་གྱིས་</text:span><text:soft-page-break/><text:span text:style-name="T59">དངོས་སུ་ལུས་བསྒྱུར་བར་མི་ནུས་པས་བུད་མེད་ཀྱིས་བུད་མེད་ཕྱག་རྒྱར་བསྟེན་པ་སྐབས་སུ་མ་བབ་པའི་ཕྱིར་དང་། ཡང་ན། ལུས་དངོས་སུ་བསྒྱུར་བའི་ནུས་པ་མ་ཐོབ་པའི་བུད་མེད་ཀྱིས་སྤྱོད་པ་མི་རུང་བར་འགྱུར་བའི་ཕྱིར་དང་། གོང་གི་གཞུང་རྣམས་སྐྱེས་པའི་དབང་དུ་བྱས་ཏེ་གསུངས་པའི་མུ་ལ་འདི་བུད་མེད་ཀྱིས་ཉེ་རྒྱུ་སྒྲུབ་པའི་སྐབས་དོན་དུ་འགྱུར་བའི་ཤེས་བྱེད་མེད་པའི་ཕྱིར་རོ། །</text:span></text:p>
      <text:p text:style-name="P27"><text:span text:style-name="T59">ཡང་ལ་ལ་དག །ཐབས་ཀྱི་རྐྱེན་གྱིས་ཤེས་རབ་གྲོལ་ཞིང་། ཤེས་རབ་ཀྱི་རྐྱེན་གྱིས་ཐབས་མི་གྲོལ་བ་དང་། རྟོགས་པ་མཉམ་པའི་ཐབས་ཤེས་འཛོམས་ན་གཅིག་</text:span><text:span text:style-name="T38">(</text:span><text:span text:style-name="T40">༡༨༡ན</text:span><text:span text:style-name="T38">)</text:span><text:span text:style-name="T59">ཆར་གྲོལ་བ་དང་། བུད་མེད་ཀྱི་རྟེན་ལ་དངོས་སུ་གྲོལ་བ་མི་ཐུབ་པར་འཆད་པ་རྣམས་ནི་རིགས་ལམ་མ་ཤེས་པ་ཅལ་ཅོལ་དུ་སྨྲ་བའི་ནང་འགལ་ཁོ་ན་སྟེ། ཐབས་ཀྱི་རྐྱེན་གྱིས་ཤེས་རབ་གྲོལ་བ་ཡོད་ན། ཤེས་རབ་ཀྱི་རྐྱེན་གྱིས་ཐབས་གྲོལ་བ་ཡོད་དགོས་པར་མཚུངས་པ་དང་། ཤེས་རབ་ཀྱི་རྐྱེན་གྱིས་ཐབས་གྲོལ་བ་མེད་ན་སྒྲུབ་པ་པོས་ཤེས་རབ་བསྟན་པ་དོན་མེད་དུ་འགྱུར་བ་དང་། བུད་མེད་ཀྱི་རྟེན་ལ་དངོས་སུ་གྲོལ་བ་མི་ཐུབ་ན་ཐབས་ཤེས་རྟོགས་པ་མཉམ་པ་གཅིག་ཆར་དུ་གྲོལ་བར་འདོད་པའང་མི་རིགས་པ་དང་། སྐྱེ་བ་དམན་པའང་དངོས་གྲུབ་སྒྲུབ་པའི་རྟེན་དུ་གསུངས་པ་མི་འཐད་པར་འགྱུར་བའི་ཕྱིར་དང་། ཡང་སྨྲས་པའི་ཐབས་ཤེས་དེ་ཐབས་ཤེས་རྫས་སྤྱི་མ་ལ་བྱེད་ན་དེ་ཉིད་སྐབས་དོན་དང་མ་འབྲེལ་བའི་ཕྱིར་དང་། དེ་ལྟར་ན་ཐབས་ཀྱི་རྐྱེན་གྱིས་ཤེས་རབ་གྲོལ་བར་འདོད་པའང་སྒྲུབ་དཀའ་བའི་ཕྱིར་རོ། །</text:span></text:p>
      <text:p text:style-name="P14"><text:span text:style-name="T59">དེས་ན་བདག་མེད་མ་དང་ཧེ་རུ་ཀ་གཉིས་ཀ་སྐྱེས་པ་བུད་མེད་གཉིས་ཀའི་བསྒོམ་བྱར་གསུངས་མོད་ཀྱང་། འདིར་ཕྱག་རྒྱའི་དངོས་གྲུབ་སྒྲུབ་པ་པོ་སྐྱེས་པ་ཡིན་པའི་དབང་དུ་མཛད་ནས་ཕྱག་རྒྱ་མོ་བསྟེན་པར་གསུངས་པའི་སྐབས་ཡིན་པས་དོགས་གཅོད་ཀྱང་སྒྲུབ་པ་པོ་བདག་མེད་མའི་རྣལ་འབྱོར་</text:span><text:soft-page-break/><text:span text:style-name="T59">ཅན་གྱིས་ཕྱག་རྒྱ་མོ་བསྟེན་པའི་དོགས་གཅོད་ཡིན་ལ། ལན་གསུངས་པ་ཡང་སྒྲུབ་པ་པོས་དེའི་ཚེ་བདག་མེད་མ་དང་ཧེ་རུ་ཀ་གཉིས་རྣམ་པ་བསྒྱུར་དགོས་པར་བསྟན་པའོ། །</text:span></text:p>
      <text:p text:style-name="P14"><text:span text:style-name="T59">འོ་ན་སྒྲུབ་པ་མོས་ཕྱག་རྒྱའི་དངོས་གྲུབ་ཇི་ལྟར་སྒྲུབ་མི་ཞུ་བ་དང་མི་གསུང་བ་ཇི་ལྟར་ཡིན་ཞེ་ན། སྐྱོན་མེད་དེ། རྣལ་འབྱོར་པ་སྤྱོད་པ་བྱེད་པའི་ཚེ་བུད་མེད་ཤེས་རབ་ཏུ་བསྟེན་དགོས་པའི་རིགས་པས། རྣལ་འབྱོར་མས་སྤྱོད་པ་བྱེད་པའི་སྐྱེས་པ་ཐབས་སུ་བསྟེན་དགོས་པ་དང་། བདག་མེད་མ་སྒོམ་པའི་རྣལ་འབྱོར་པས་དེའི་ཚེ་བུད་མེད་ཀྱི་རྣམ་པ་སྤངས་ནས་ཧེ་རུ་ཀའི་རྣམ་པར་བསྒྱུར་བའི་རིགས་པས། ཧེ་རུ་ཀ་སྒོམ་པའི་རྣལ་འབྱོར་མས་དེའི་</text:span><text:span text:style-name="T38">(</text:span><text:span text:style-name="T40">༡༨༡བ</text:span><text:span text:style-name="T38">)</text:span><text:span text:style-name="T59">ཚེ་སྐྱེས་པའི་རྣམ་པ་སྤངས་ནས་བདག་མེད་མའི་རྣམ་པར་སྒྱུར་བ་དང་། དེ་བཞིན་དུ་ནུ་མ་སྤངས་པ་བོ་ལར་འགྱུར་བ་སོགས་ཀྱིས་རིགས་པས། བོ་ལ་སྤངས་པ་ནུ་མར་འགྱུར་བ་སོགས་དོན་གྱིས་བསྟན་ཞིང་གོ་བར་ནུས་པའི་ཕྱིར་ཏེ། </text:span></text:p>
      <text:p text:style-name="P14"><text:span text:style-name="T59">ཆོས་གྲགས་ཀྱིས། </text:span><text:span text:style-name="T43">[</text:span><text:span text:style-name="T44">ཚད་མ་རྣམ་འགྲེལ། རང་དོན་རྗེས་དཔག་གི་ལེའུར།</text:span><text:span text:style-name="T43">]</text:span></text:p>
      <text:p text:style-name="P22"><text:span text:style-name="T32">དོན་གྱི་རྒོལ་བས་གཅིག་ཤོས་ལ། །དྲན་པ་ཡང་དག་སྐྱེ་བར་འགྱུར། །</text:span></text:p>
      <text:p text:style-name="P14"><text:span text:style-name="T59">ཞེས་སོ། །</text:span></text:p>
      <text:p text:style-name="P14"><text:span text:style-name="T59">ཐབས་ཤེས་གཉིས་ཀྱི་གྲོལ་བ་ཐོབ་ཚུལ་ཡང་ལམ་ཉམས་སུ་ལེན་པའི་རྣལ་འབྱོར་ཕོ་མོ་ནི་ཕན་ཚུན་གཅིག་གིས་གཅིག་དངོས་གྲུབ་འགྲུབ་པའི་རྐྱེན་དུ་འགྱུར་ཏེ། བུད་མེད་ལ་བརྟེན་ནས་སྐྱེས་པ་ལ་ལྷན་སྐྱེས་སྐྱེ་བ་ལྟར། སྐྱེས་པ་ལ་བརྟེན་ན་ནས་བུད་མེད་ལ་ལྷན་སྐྱེས་སྐྱེ་བའི་ཕྱིར་རོ། །</text:span></text:p>
      <text:p text:style-name="P14"><text:span text:style-name="T59">དེ་ལྟར་ཡང་ཆོས་གྲགས་ཀྱིསྻ། </text:span><text:span text:style-name="T43">[</text:span><text:span text:style-name="T44">ཚད་མ་རྣམ་འགྲེལ། མངོན་སུམ་ལེའུར།</text:span><text:span text:style-name="T43">]</text:span></text:p>
      <text:p text:style-name="P23"><text:span text:style-name="T32">ཆགས་པས་ནུས་བསྐྱེད་གཞན་ཉམས་ཕྱིར། །གཉིས་ཀ་ལ་ཡང་རྩོད་འདི་ཡོད། །</text:span></text:p>
      <text:p text:style-name="P14"><text:span text:style-name="T59">ཅེས་དང་། </text:span></text:p>
      <text:p text:style-name="P14"><text:soft-page-break/><text:span text:style-name="T59">གུར་དུ། </text:span></text:p>
      <text:p text:style-name="P23"><text:span text:style-name="T32">མི་ཡི་ཕྱག་རྒྱ་བླངས་ནས་ནི། །དེ་ལ་ཆོས་ནི་རབ་ཏུ་དབྱེ། །</text:span></text:p>
      <text:p text:style-name="P23"><text:span text:style-name="T32">དེ་དང་ལྷན་ཅིག་དངོས་གྲུབ་འགྱུར། །ཕྱག་རྒྱའི་དངོས་གྲུབ་རབ་ཏུ་བསྒྲགས། །</text:span></text:p>
      <text:p text:style-name="P14"><text:span text:style-name="T59">ཞེས་སོ། །</text:span></text:p>
      <text:p text:style-name="P14"><text:span text:style-name="T59">དེ་གཉིས་དུས་ཅིག་ཆར་དུ་གྲོལ་བ་ནི་སྲིད་པ་ཙམ་སྟེ། སོ་སོའི་རྟོགས་པ་མཐོ་དམན་ལ་རག་ལས་པའི་ཕྱིར་རོ། །</text:span></text:p>
      <text:p text:style-name="P14"><text:span text:style-name="T59">བུད་མེད་ཀྱི་རྟེན་གྱིས་དངོས་སུ་མཆོག་མི་འགྲུབ་པའང་མིན་ཏེ། མཆོག་ལྷན་སྐྱེས་ཡེ་ཤེས་འགྲུབ་པ་གོང་དུ་བཤད་པ་དང་། </text:span></text:p>
      <text:p text:style-name="P14"><text:span text:style-name="T43">[</text:span><text:span text:style-name="T44">བརྟག་པ་ཕྱི་མ། གཉིས་པ་དངོས་གྲུབ་གཏན་ལ་དབབ་པའི་ལེའུར།</text:span><text:span text:style-name="T43">]</text:span></text:p>
      <text:p text:style-name="P22"><text:span text:style-name="T32">མཆོག་ཐོབ་པ་ཡི་བུད་མེད་གང་། །</text:span></text:p>
      <text:p text:style-name="P14"><text:span text:style-name="T59">ཞེས་པས་ཤེས་ལ། གཞན་ཡང་ཐ་མལ་གྱི་རྩ་ཁམས་རིམ་གྱིས་དྭངས་ནས་ཟུང་འཇུག་འགྲུབ་ལུགས་ཀྱང་ཕྱོགས་འདྲ་ཞིང་། ཐ་མལ་གྱི་ལུས་ཤ་ཁྲག་དང་བཅས་པ་འདི་ཉིད་གྲ་མ་ཉམས་པར་སྐྱེས་པས་ཀྱང་ཡེ་ཤེས་ཀྱི་སྐུ་དངོས་སུ་འགྲུབ་པ་མ་ཡིན་པས་སོ། །</text:span></text:p>
      <text:p text:style-name="P14"><text:span text:style-name="T59">འོ་ན་སྐྱེ་བ་དམན་པ་ཞེས་པའི་དོན་ཇི་ལྟ་བུ་ཞེ་ན། སྐྱེས་པ་ལ་བལྟོས་ན་བུད་མེད་སྐྱོན་ཤས་ཆེ་ཞིང་ཡོན་ཏན་སྒྲུབ་པའི་གེགས་སྐྱོན་མང་བས་དེ་ལྟར་བཏགས་པའོ། །</text:span></text:p>
      <text:p text:style-name="P14"><text:span text:style-name="T59">ད༢ གཉིས་པ་</text:span><text:span text:style-name="T33">[</text:span><text:span text:style-name="T34">ཕྱག་རྒྱའི་དངོས་གྲུབ་ཤད་པ་</text:span><text:span text:style-name="T33">]</text:span><text:span text:style-name="T59">ནི། </text:span><text:span text:style-name="T38">(</text:span><text:span text:style-name="T40">༡༨༢ན</text:span><text:span text:style-name="T38">)</text:span></text:p>
      <text:p text:style-name="P24"><text:span text:style-name="T49">ཆགས་དང་འཇིག་པ་དག་གིས་ཀྱང་། །ཐབས་དང་ཤེས་རབ་གནོན་མི་འགྱུར། །</text:span></text:p>
      <text:p text:style-name="P24"><text:span text:style-name="T49">གང་ཕྱིར་ཐབས་ནི་འབྱུང་བ་ཉིད། །འཇིག་པ་ཤེས་རབ་སྲིད་མཐར་བྱེད། །</text:span></text:p>
      <text:p text:style-name="P24"><text:soft-page-break/><text:span text:style-name="T49">དེས་ན་རབ་འཇིག་ཡོད་མ་ཡིན། །དེ་ཉིད་ལ་ནི་ཆགས་པ་མེད། །</text:span></text:p>
      <text:p text:style-name="P24"><text:span text:style-name="T49">ལ་ལ་འཇིག་པས་འཇིག་པར་འགྱུར། །འཇིག་པ་དངོས་མེད་ཟད་པ་མེད། །</text:span></text:p>
      <text:p text:style-name="P14"><text:span text:style-name="T59">ཅེས་པ་སྟེ། ཕྱག་རྒྱའི་དངོས་གྲུབ་འགྲུབ་པ་ན་ཇི་ལྟར་འགྱུར་ཞེ་ན། ཆགས་པ་སྟེ་སྐྱེ་བ་དང་། འཇིག་པ་སྟེ་འཆི་བ་དག་གིས་ཀྱང་ཐབས་དང་ཤེས་རབ་དབྱེར་མེད་པའི་བྱང་སེམས་བདེ་བ་ཆེན་པོ་དེ་ཟིལ་གྱིས་གནོན་པར་མི་འགྱུར་ཏེ། རྒྱུ་མཚན་གང་གི་ཕྱིར་ན། ཐབས་སྙིང་རྗེ་ཆེན་པོས་ནི་འབྱུང་བ་སྟེ་སྐྱེ་བ་ཉིད་ཀྱི་སྲིད་པའི་བག་ཆགས་མཐར་བྱེད་ཅིང་། འཇིག་པ་སྟེ་འཆི་བ་ནི་ཤེས་རབ་སྟོང་པ་ཉིད་ཀྱིས་སྲིད་པའི་མཐར་བྱེད་པའི་ཕྱིར་རོ། །</text:span></text:p>
      <text:p text:style-name="P14"><text:span text:style-name="T59">དེས་ན་གོ་འཕང་དེ་ལ་རབ་ཏུ་འཇིག་པའི་འཆི་བ་ཡོད་པ་མ་ཡིན་ཞིང་། དེ་ཉིད་ལ་ནི་ཆགས་པ་སྟེ་ལས་དབང་གིས་སྐྱེ་བ་ཡང་མེད་དོ། །</text:span></text:p>
      <text:p text:style-name="P53">ལ་ལ་སྟེ་སེམས་ཅན་ཕལ་པ་རྣམས་འཇིག་པ་སྟེ་འཆི་བས་སྲོག་ཟད་ཅིང་རྟེན་འཇིག་པར་འགྱུར་བ་ཡིན་ལ། འདིར་ནི་འཇིག་པ་སྟེ་འཆི་བའི་དངོས་པོར་གྲུབ་པ་མེད་པས་སྲོག་ཟད་པའང་མེད་ཅེས་པའོ།།</text:p>
      <text:p text:style-name="P14"><text:span text:style-name="T1">ཏ༤ </text:span><text:span text:style-name="T18">བཞི་པ་དངོས་གྲུབ་བསྒྲུབ་ཚུལ་ལ། </text:span><text:span text:style-name="T1">ཐ༡ </text:span><text:span text:style-name="T18">ལམ་གྱི་རྣམ་གཞག་དང་། </text:span><text:span text:style-name="T1">ཐ༢ </text:span><text:span text:style-name="T18">དེའི་དོགས་གཅོད་གཉིས་ཀྱི། </text:span></text:p>
      <text:p text:style-name="P14"><text:span text:style-name="T1">ཐ༡ </text:span><text:span text:style-name="T18">དང་པོ་ལ། </text:span><text:span text:style-name="T1">ད༡ </text:span><text:span text:style-name="T18">རིམ་གཉིས་ཀྱི་གོ་རིམ། </text:span><text:span text:style-name="T1">ད༢ </text:span><text:span text:style-name="T18">ཟུང་འཇུག་ཏུ་བྱ་ཚུལ། </text:span><text:span text:style-name="T1">ད༣ </text:span><text:span text:style-name="T18">དེ་གང་ལས་བྱུང་བ། </text:span><text:span text:style-name="T1">ད༤ </text:span><text:span text:style-name="T18">ཐམས་ཅད་བདེ་ཆེན་དུ་བསྟན་པ་བཞི་ལས། </text:span></text:p>
      <text:p text:style-name="P14"><text:span text:style-name="T59">ད༡ དང་པོ་ནི། </text:span></text:p>
      <text:p text:style-name="P24"><text:span text:style-name="T49">བསྐྱེད་པའི་རིམ་པའི་རྣལ་འབྱོར་གྱི། །བརྟུལ་ཞུགས་ཅན་གྱིས་སྤྲོས་པ་སྒོམ། །</text:span></text:p>
      <text:p text:style-name="P24"><text:span text:style-name="T49">སྤྲོས་པ་རྨི་ལམ་ལྟར་བྱས་ནས། །སྤྲོས་པ་ཉིད་ནི་སྤྲོས་མེད་བྱེད། །</text:span></text:p>
      <text:p text:style-name="P14"><text:soft-page-break/><text:span text:style-name="T59">ཅེས་པ་སྟེ། དངོས་གྲུབ་དེ་ལམ་རིམ་ཇི་ལྟ་བུས་སྒྲུབ་ཅེ་ན། ཐོག་མར་བསྐྱེད་པའི་རིམ་པའི་རྣལ་འབྱོར་གྱི་ཐབས་ལ་མཁས་པའི་བརྟུལ་ཞུགས་ཅན་གྱིས་རྟེན་དང་བརྟེན་པའི་དཀྱིལ་འཁོར་གྱི་སྤྲོས་པ་བསྒོམ་པར་བྱ་ཞིང་། སྤྲོས་པ་དེ་ཡང་རྨི་ལམ་ལྟར་སྣང་ལ་རང་བཞིན་མེད་པར་ཤེས་པར་བྱས་ནས། སྣ་ཚོགས་པའི་སྤྲོས་པ་དེ་ཉིད་ནི། དངོས་འཛིན་གྱི་སྤྲོས་པ་མེད་པར་བྱེད་པ་ཡིག་སྤྱིའི་བཤད་པ་སྟེ། དྲང་དོན་དང་། ཉིན་སྣང་བ་ཉིད་ཀྱི་འོད་</text:span><text:span text:style-name="T38">(</text:span><text:span text:style-name="T40">༡༨༢བ</text:span><text:span text:style-name="T38">)</text:span><text:span text:style-name="T59">གསལ་གྱིས་སྦྱངས་ནས་རྨི་ལམ་ཤར་བ་ལྟར། བསྐྱེད་རིམ་གྱི་སྤྲོས་པ་ལྷན་སྐྱེས་རྫོགས་རིམ་གྱིས་སྦྱངས་ནས་ལྷར་ཞེན་གྱི་སྤྲོས་པ་མེད་པར་བྱེད་པ་སྦས་བཤད་དེ། ངེས་དོན་ནོ། །</text:span></text:p>
      <text:p text:style-name="P14"><text:span text:style-name="T59">ད༢ གཉིས་པ་</text:span><text:span text:style-name="T33">[</text:span><text:span text:style-name="T34">ཟུང་འཇུག་ཏུ་བྱ་ཚུལ་</text:span><text:span text:style-name="T33">]</text:span><text:span text:style-name="T59">ནི། </text:span></text:p>
      <text:p text:style-name="P24"><text:span text:style-name="T49">ཇི་ལྟར་སྒྱུ་མ་རྨི་ལམ་དང་། །ཇི་ལྟར་བར་མའི་སྲིད་ཡིན་ལ། །</text:span></text:p>
      <text:p text:style-name="P24"><text:span text:style-name="T49">རྟག་ཏུ་གོམས་པའི་སྦྱོར་བ་ཡིས། །དཀྱིལ་འཁོར་ཉིད་ནི་དེ་བཞིན་འདོད། །</text:span></text:p>
      <text:p text:style-name="P27"><text:span text:style-name="T59">ཅེས་པ་སྟེ། འོ་ན་རྣམ་པ་ཀུན་ཏུ་དཀྱིལ་འཁོར་གྱི་སྤྲོས་པ་མེད་པར་བྱེད་པ་ཁོ་ན་ཡིན་སྙམ་ན། མིན་ཏེ། དངོས་པོའི་རྣམ་པ་རྫས་སྔགས་ཀྱི་ནུས་པས་སྦྱངས་ནས་ཡང་དག་པ་མིན་པའི་ཡུལ་འཁོར་སོགས་སུ་སྣང་བ་སྒྱུ་མའི་བཀོད་པ་ལྟ་བུའམ། སད་དུས་ཀྱི་སྣང་བ་གཉིད་ཀྱི་སྟོང་པས་སྦྱངས་ནས་རྨི་ལམ་གྱི་སྣང་བ་ཤར་བ་ལྟ་བུ་དང་། ཇི་ལྟར་སྐྱེ་སྲིད་ཀྱི་སྣང་བ་འཆི་བའི་འོད་གསལ་གྱིས་སྦྱངས་ནས་བར་མའི་སྲིད་པ་འབྱུང་བ་ཡིན་པ་ལྟར། བསྐྱེད་རིམ་གྱི་སྤྲོས་པ་བདེ་སྟོང་ལྷན་སྐྱེས་ཀྱིས་སྦྱངས་ནས། སླར་ལྷན་སྐྱེས་དེ་ཉིད་རླུང་སེམས་ཙམ་གྱི་དཀྱིལ་འཁོར་དུ་ཤར་བ་ལ་རྟག་ཏུ་གོམས་པར་བྱས་པའི་སྦྱོར་བ་ཡིས་ཡེ་ཤེས་ཀྱི་དཀྱིལ་འཁོར་ཉིད་ནི་གོང་གི་དཔེ་དེ་བཞིན་དུ་འདོད་པའོ། །</text:span></text:p>
      <text:p text:style-name="P14"><text:soft-page-break/><text:span text:style-name="T59">འགྲེལ་བྱེད་མཐའ་དག་གིས། འདིར་དཀྱིལ་འཁོར་སྣང་ལ་རང་བཞིན་མེད་པ་སྒྱུ་མ་དང་རྨི་ལམ་ལ་སོགས་པ་ལྟར་སྒོམ་པའི་སྤྱི་བཤད་ཁོ་ན་བྱེད་པ་ནི། གཞུང་གི་དགོངས་དོན་དུ་མ་མཐོང་སྟེ། འདིའི་དེ་མ་ཐག་ཏུ་དབང་གསུམ་པར་མཚོན་པའི་བདེ་ཆེན་ལས་འདིའི་དཀྱིལ་འཁོར་ཤེས་པར་བྱ་དགོས་པ་གསུངས་པས་འདིའི་སྐབས་ཀྱི་དཀྱིལ་འཁོར་རྫོགས་རིམ་པའི་སྐབས་ལ་དགོངས་པའི་ཕྱིར་དང་། དེ་ལྟར་ན་སྦས་དོན་གྱི་སྒྱུ་མ་དང་སྦྱར་ཚུལ་བྱེད་དགོས་པའི་ཕྱིར་དང་། བཤད་ཚུལ་དེ་དག་གཞུང་ཚིག་ཕྱི་མའི་བཤད་པ་དང་ཡང་མ་འབྲེལ་བའི་ཕྱིར་རོ། །</text:span></text:p>
      <text:p text:style-name="P14"><text:span text:style-name="T59">དེས་ན་ཅིར་སྣང་བདེན་པར་མ་གྲུབ་པ་ཙམ་གྱི་སྒྱུ་མ་ལྟ་བུ་ནི་མཚན་ཉིད་ཐེག་པར་ཡང་གྲགས་ཤིང་། དེ་དང་ཕྱོགས་མཐུན་པར་དཀྱིལ་འཁོར་གྱི་རྣམ་པར་སྣང་ཡང་རང་བཞིན་གྱིས་གྲུབ་པས་སྟོང་པའི་སྒྱུ་མ་ལྟ་བུ་</text:span><text:span text:style-name="T38">(</text:span><text:span text:style-name="T40">༡༨༣ན</text:span><text:span text:style-name="T38">)</text:span><text:span text:style-name="T59">ནི་བསྐྱེད་རིམ་པའི་སྐབས་སུའང་ཡོད་པས། དེ་དག་ནི་སྤྱི་དོན་གྱི་སྒྱུ་མ་ཡིན་ལ། སྐབས་འདིར་སྦས་དོན་གྱི་སྒྱུ་མ་ལྟ་བུའི་རྫོགས་རིམ་པའི་དཀྱིལ་འཁོར་གསུངས་པ་ལས་དེའི་ཚུལ་ནི་རང་བྱིན་རླབས་སམ་དཀྱིལ་འཁོར་འཁོར་ལོའི་མན་ངག་གིས་དགའ་བ་བཞིའམ་སྟོང་པ་བཞིའི་རིམ་པས་བསྐྱེད་རིམ་གྱི་སྤྲོས་པ་འོད་གསལ་ལྷན་སྐྱེས་ཀྱིས་སྤྲོས་མེད་དུ་སྦྱངས་ནས། ལྷན་སྐྱེས་ཀྱི་རོལ་པ་སླར་རླུང་སེམས་ཙམ་ལས་གྲུབ་པའི་དཀྱིལ་འཁོར་དུ་སྣང་བ་ནི་སྦས་དོན་གྱི་སྒྱུ་མ་དང་། དཔེ་དེས་ཁྱད་པར་དུ་བྱས་པའི་དཀྱིལ་འཁོར་ནི་རྫོགས་རིམ་པའི་དཀྱིལ་འཁོར་གྱི་ཚུལ་ཏེ། དེ་དག་གི་རྣམ་དབྱེ་ཤེས་དགོས་སོ། །</text:span></text:p>
      <text:p text:style-name="P14"><text:span text:style-name="T59">ད༣ གསུམ་པ་</text:span><text:span text:style-name="T33">[</text:span><text:span text:style-name="T34">དེ་གང་ལས་འབྱུང་ཚུལ་</text:span><text:span text:style-name="T33">]</text:span><text:span text:style-name="T59">ནི། </text:span></text:p>
      <text:p text:style-name="P24"><text:span text:style-name="T49">ཕྱག་རྒྱ་ཆེན་པོའི་དབང་བསྐུར་བར། །ཇི་ལྟར་ཤེས་པའི་བདེ་ཆེན་པོ། །</text:span></text:p>
      <text:p text:style-name="P24"><text:span text:style-name="T49">དེ་ཡི་འདི་ནི་བྱིན་རླབས་ཡིན། །གཞན་ལས་དཀྱིལ་འཁོར་འབྱུང་བ་མེད། །</text:span></text:p>
      <text:p text:style-name="P14"><text:soft-page-break/><text:span text:style-name="T59">ཅེས་པ་སྟེ། དེ་ལྟ་བུའི་དཀྱིལ་འཁོར་དེ་ཅི་འདྲ་ཞིག་ལས་འབྱུང་སྙམ་ན། ཕྱག་རྒྱ་ཆེན་པོ་མཚོན་པའི་དབང་གསུམ་པ་བསྐུར་བར་བྱས་པའི་ཚེ། ཇི་ལྟར་ཤེས་ཤིང་རིག་པའི་བདེ་བ་ཆེན་པོའི་ཡེ་ཤེས་ནི་འོད་གསལ་ལྷན་སྐྱེས་ཏེ། དེ་ཡི་རང་བཞིན་གྱི་དཀྱིལ་འཁོར་འདི་ནི་དབང་གསུམ་པའི་བྱིན་རླབས་ལས་བྱུང་བ་ཡིན་ལ། དངོས་རྒྱུ་གཞན་ལས་བདེ་བ་ཆེན་པོའི་རང་བཞིན་གྱི་རྫོགས་རིམ་པའི་དཀྱིལ་འཁོར་འབྱུང་བ་མེད་ཅེས་པའི་དོན་ཏོ། །</text:span></text:p>
      <text:p text:style-name="P14"><text:span text:style-name="T1">ད༤ </text:span><text:span text:style-name="T18">བཞི་པ་</text:span><text:span text:style-name="T8">[</text:span><text:span text:style-name="T9">ཐམས་ཅད་བདེ་ཆེན་དུ་བསྟན་པ་</text:span><text:span text:style-name="T8">]</text:span><text:span text:style-name="T18">ལ། </text:span><text:span text:style-name="T1">ན༡ </text:span><text:span text:style-name="T18">སྤྱི་དོན་དང་། </text:span><text:span text:style-name="T1">ན༢ </text:span><text:span text:style-name="T18">གཞུང་དོན་གཉིས་ཀྱི། </text:span></text:p>
      <text:p text:style-name="P14"><text:span text:style-name="T59">ན༡ དང་པོ་ནི། འདིར་བདེ་བ་ཆེན་པོ་ལ་དོན་བཞི་ལས། </text:span></text:p>
      <text:p text:style-name="P14"><text:span text:style-name="T59">ངོ་བོ་ནི། མཆོག་ཏུ་ཕན་པར་གྱུར་པ་སྟེ། </text:span></text:p>
      <text:p text:style-name="P14"><text:span text:style-name="T43">[</text:span><text:span text:style-name="T44">བརྟག་པ་ཕྱི་མ། གཉིས་པ་དངོས་གྲུབ་གཏན་ལ་དབབ་པའི་ལེའུར།</text:span><text:span text:style-name="T43">]</text:span></text:p>
      <text:p text:style-name="P22"><text:span text:style-name="T32">བདེ་ཆེན་མཆོག་ཏུ་ཕན་པ་ཉིད། །</text:span></text:p>
      <text:p text:style-name="P14"><text:span text:style-name="T59">ཅེས་སོ། །</text:span></text:p>
      <text:p text:style-name="P14"><text:span text:style-name="T59">ངེས་ཚིག་ནི། ལུས་སེམས་ཀྱི་བདེ་བ་ཕལ་མོ་ཆེ་ལས་ཆེས་ཁྱད་པར་དུ་གྱུར་པས་ན་བདེ་བ་ཆེན་པོ་ཞེས་བྱ་སྟེ། </text:span></text:p>
      <text:p text:style-name="P14"><text:span text:style-name="T43">[</text:span><text:span text:style-name="T44">བརྟག་པ་ཕྱི་མ། གཉིས་པ་དངོས་གྲུབ་གཏན་ལ་དབབ་པའི་ལེའུར།</text:span><text:span text:style-name="T43">]</text:span></text:p>
      <text:p text:style-name="P22"><text:span text:style-name="T32">དེ་ཡི་བདེ་བ་བདེ་ཆེན་བརྗོད། །</text:span></text:p>
      <text:p text:style-name="P14"><text:span text:style-name="T59">ཅེས་སོ། །</text:span></text:p>
      <text:p text:style-name="P14"><text:span text:style-name="T59">བྱེད་ལས་ནི། སྡུག་བསྔལ་ལས་གྲོལ་བ་དང་། གཟུང་འཛིན་གྱི་རྟོག་པ་སྤོང་བར་བྱེད་བ་སྟེ། </text:span></text:p>
      <text:p text:style-name="P14"><text:span text:style-name="T59">རྡོར་ཕྲེང་དུ། </text:span></text:p>
      <text:p text:style-name="P23"><text:soft-page-break/><text:span text:style-name="T32">ཡེ་ཤེས་བདེ་བ་ཀུན་གྱི་བདག །སྡུག་བསྔལ་ཀུན་ལས་རྣམ་པར་གྲོལ། །</text:span></text:p>
      <text:p text:style-name="P23"><text:span text:style-name="T32">གཟུང་དང་འཛིན་པ་རྣམ་པར་སྤངས། །བདེ་བའི་སེམས་ནི་བདེ་བ་ཉིད། །</text:span></text:p>
      <text:p text:style-name="P14"><text:span text:style-name="T59">ཅེས་སོ། །</text:span><text:span text:style-name="T38">(</text:span><text:span text:style-name="T40">༡༨༣བ</text:span><text:span text:style-name="T38">)</text:span></text:p>
      <text:p text:style-name="P14"><text:span text:style-name="T59">དབྱེ་བ་ནི། སྤྱིར་བདེ་བ་ལ། གནས་སྐབས་ཀྱི་བདེ་བ་དང་། རང་བཞིན་གྱི་བདེ་བ་གཉིས་ཀྱི། </text:span></text:p>
      <text:p text:style-name="P14"><text:span text:style-name="T75">སྔ་མ་ནི། འཇིག་རྟེན་པ་ལ་གྲགས་པའི་ལུས་སེམས་ཀྱི་ཚོར་བ་བདེ་བ་འཕོ་འགྱུར་ཅན་མཐའ་དག་དང་།</text:span><text:span text:style-name="T59"> </text:span></text:p>
      <text:p text:style-name="P14"><text:span text:style-name="T59">ཕྱི་མ་ནི། ཕལ་པ་ལ་ལྐོག་ཏུ་གྱུར་པ་གཞི་ལམ་འབྲས་བུས་བསྡུས་པའི་རང་གཤིས་ཀྱི་བདེ་བའོ། །</text:span></text:p>
      <text:p text:style-name="P14"><text:span text:style-name="T59">སྐབས་འདིར་རྣལ་འབྱོར་པ་ལ་གྲགས་པ་ནི། ཞུ་བདེ་ལྷན་སྐྱེས་ཀྱི་བདེ་བ་དང་། རང་བཞིན་ལྷན་སྐྱེས་ཀྱི་བདེ་བ་གཉིས་སུ་བཤད་པའི། </text:span></text:p>
      <text:p text:style-name="P27"><text:span text:style-name="T59">སྔ་མ་ལ། སྤྱིར་ཞུ་བདེ་ཙམ་ནི་ཀུན་རྫོབ་བྱང་སེམས་གཡོས་ནས་ཞུ་བའི་ཁུ་བ་ལུས་ཀྱི་རྩ་གནས་རྣམས་སུ་བབས་པ་ལས་སྐྱེས་པའི་ལུས་ཤེས་འཁོར་གྱི་ཚོར་བ་སིམ་པའི་དགའ་བདེ་སྟེ། འཇིག་རྟེན་པ་ལ་གྲགས་བའི་ཆགས་པའི་བདེ་བ་ཉིད་ཡིན་ལ། རྣལ་འབྱོར་པས་དེའི་རྐྱེན་ལ་བརྟེན་ནས་ཆོས་ཉིད་རྣམ་པར་མི་རྟོག་པའི་ཡེ་ཤེས་ལ་གོམས་པར་བྱས་པ་ལས་རླུང་སེམས་དྷཱུ་ཏཱིར་ཚུད་ཅིང་ཐིམ་པས་ཡེ་ཤེས་ཀྱི་རླུང་སྟོབས་སུ་གྱུར་ཏེ། དྷུ་ཏཱིའི་ནང་གི་དྭངས་མ་དཔྱིད་ཐིག་ཞུ་ནས་རྣམ་རྟོག་དང་སྡུག་བསྔལ་འགགས་ཤིང་བདེ་སྟོང་གཉིས་སུ་མེད་པའི་ཉམས་མྱོང་དང་བཅས་པའི་མི་རྟོག་ཡེ་ཤེས་གསལ་ཞིང་དྭངས་པ་ཞིག་འཆར་བ་ནི་ཞུ་བདེ་ལྷན་སྐྱེས་ཀྱི་བདེ་བ་ཡིན་ནོ། །</text:span></text:p>
      <text:p text:style-name="P14"><text:span text:style-name="T59">དེ་ལ་ངོ་བོའི་སྒོ་ནས་ཕྱེ་ན། དཔེ་དང་དོན་གྱི་ལྷན་སྐྱེས་ཀྱི་བདེ་བ་གཉིས་དང་། </text:span></text:p>
      <text:p text:style-name="P14"><text:soft-page-break/><text:span text:style-name="T59">རྟེན་གྱི་སྒོ་ནས་ཕྱེ་ན། ཕོ་མོའི་ཐབས་ཤེས་ཀྱི་བདེ་བ་གཉིས་དང་། རེ་རེ་ལའང་འབྱུང་བ་ལྔའི་བདེ་བ་ལྔ་དང་། </text:span></text:p>
      <text:p text:style-name="P58">ཉམས་མྱོང་གི་སྒོ་ནས་ཕྱེ་ན། དགའ་བ་བཞིའམ་སྟོང་ཆེན་བཞིའི་བདེ་བ་བཞི་ལ་སོགས་པར་དབྱེ་བའོ། །</text:p>
      <text:p text:style-name="P14"><text:span text:style-name="T59">འོ་ན་ཞུ་བདེ་ལྷན་སྐྱེས་ལ་བདེ་བར་རྟོག་པ་དང་ཚོར་བའི་བདེ་བ་མིན་པས་རང་ལུས་དང་ཕྱག་རྒྱ་ལ་བརྟེན་དགོས་པ་དང་། དེ་ཉིད་བདེ་བར་འཇོག་པ་ཇི་ལྟར་ཡིན་སྙམ་ན། དེ་ནི་ཐ་མལ་པ་ལ་གྲགས་པའི་ཚོར་བ་བདེ་བ་ཟུག་དང་བཅས་པ་མིན་ཀྱང་། རང་བྱིན་རླབས་སམ་དཀྱིལ་འཁོར་འཁོར་ལོའི་མན་ངག་ལ་བརྟེན་ནས་རང་ལུས་ལ་གནད་དུ་བསྣུན་པས་རྟོགས་པར་བྱེད་དགོས་ཏེ། </text:span><text:span text:style-name="T38">(</text:span><text:span text:style-name="T40">༡༨༤ན</text:span><text:span text:style-name="T38">)</text:span></text:p>
      <text:p text:style-name="P14"><text:span text:style-name="T43">[</text:span><text:span text:style-name="T44">བརྟག་པ་ཕྱི་མ། གསུམ་པ་རྒྱུད་ཀྱི་གླེང་གཞི་དང་གསང་བའི་སྐད་ཀྱི་ལེའུར།</text:span><text:span text:style-name="T43">]</text:span></text:p>
      <text:p text:style-name="P22"><text:span text:style-name="T32">འདི་ཉིད་ཡེ་ཤེས་ཆེན་པོ་ཉིད། །ཐམས་ཅད་ལུས་ལ་རྣམ་པར་གནས། །</text:span></text:p>
      <text:p text:style-name="P14"><text:span text:style-name="T59">ཞེས་དང་། </text:span></text:p>
      <text:p text:style-name="P14"><text:span text:style-name="T43">[</text:span><text:span text:style-name="T44">བརྟག་པ་ཕྱི་མ། གཉིས་པ་དངོས་གྲུབ་གཏན་ལ་དབབ་པའི་ལེའུར།</text:span><text:span text:style-name="T43">]</text:span></text:p>
      <text:p text:style-name="P22"><text:span text:style-name="T32">ལུས་ཀྱི་དངོས་མེད་གང་ལས་བདེ། །</text:span></text:p>
      <text:p text:style-name="P14"><text:span text:style-name="T59">ཞེས་དང་། </text:span></text:p>
      <text:p text:style-name="P14"><text:span text:style-name="T43">[</text:span><text:span text:style-name="T44">བརྟག་པ་ཕྱི་མ། བཞི་པ་ཕྱག་རྒྱ་བསྡུས་པའི་དོན་གྱི་ལེའུར།</text:span><text:span text:style-name="T43">]</text:span></text:p>
      <text:p text:style-name="P22"><text:span text:style-name="T32">དཀྱིལ་འཁོར་འཁོར་ལོའི་ཐབས་དང་ནི། །</text:span></text:p>
      <text:p text:style-name="P14"><text:span text:style-name="T59">ཞེས་སོགས་དང་། </text:span></text:p>
      <text:p text:style-name="P14"><text:span text:style-name="T43">[</text:span><text:span text:style-name="T44">བརྟག་པ་ཕྱི་མ། གསུམ་པ་རྒྱུད་ཀྱི་གླེང་གཞི་དང་གསང་བའི་སྐད་ཀྱི་ལེའུར།</text:span><text:span text:style-name="T43">]</text:span></text:p>
      <text:p text:style-name="P22"><text:span text:style-name="T32">བོ་ལ་ཀཀྐོ་ལ་སྦྱོར་བས། །དེ་ཡི་བདེ་བ་ཤེས་པར་འགྱུར། །</text:span></text:p>
      <text:p text:style-name="P14"><text:soft-page-break/><text:span text:style-name="T59">ཞེས་སོགས་མང་དུ་གསུངས་པ་ལྟར་རོ། །</text:span></text:p>
      <text:p text:style-name="P14"><text:span text:style-name="T59">བདེ་བར་འཇོག་པའི་རྒྱུམ་མཚན་ཡང་། སྡུག་བསྔལ་དང་རྣམ་རྟོག་སྤངས་པའི་བདེ་བ་ཆེན་པོ་སྟེ།</text:span></text:p>
      <text:p text:style-name="P14"><text:span text:style-name="T59">རྡོར་ཕྲེང་དུ། </text:span></text:p>
      <text:p text:style-name="P23"><text:span text:style-name="T32">ལྷན་ཅིག་སྐྱེས་པའི་དུས་སུ་ནི། །གཟུང་དང་འཛིན་པ་རྣམ་པར་སྤངས། །</text:span></text:p>
      <text:p text:style-name="P23"><text:span text:style-name="T32">བདེ་དང་སྡུག་བསྔལ་རྣམ་པར་སྤངས། །ཞི་བ་གཉིས་མེད་རྣམ་པར་གྲོལ། །</text:span></text:p>
      <text:p text:style-name="P23"><text:span text:style-name="T32">དངོས་པོ་ཀུན་གྱི་རང་བཞིན་བདག །བདེ་ཆེན་ཞེས་ནི་འདི་ལ་བརྗོད། །</text:span></text:p>
      <text:p text:style-name="P14"><text:span text:style-name="T59">ཅེས་པ་ལྟར་རོ། །</text:span></text:p>
      <text:p text:style-name="P14"><text:span text:style-name="T59">རང་བཞིན་ལྷན་སྐྱེས་ཀྱི་བདེ་བ་ནི། འཁོར་འདས་ཀྱིས་བསྡུས་པའི་ཆོས་ཐམས་ཅད་ཀྱི་ཁྱབ་བདག་ཏུ་གྱུར་པའི་རང་བཞིན་གྱིས་སྟོང་པ་ཉིད་འོད་གསལ་དོན་དམ་པའི་བདེ་བའོ། །</text:span></text:p>
      <text:p text:style-name="P14"><text:span text:style-name="T59">དབྱེ་ན། གཞི་ལམ་འབྲས་བུའི་རང་བཞིན་ལྷན་སྐྱེས་ཀྱི་བདེ་བ་གསུམ་སྟེ་མང་དུ་བཤད་ཅིང་འཆད་པར་འགྱུར་བ་ལྟར་རོ། །</text:span></text:p>
      <text:p text:style-name="P14"><text:span text:style-name="T59">རང་བཞིན་ལྷན་སྐྱེས་ནི་སྟོང་ཉིད་ངོས་བཟུང་ཐམས་ཅད་དང་བྲལ་བས་བདེ་བར་བརྗོད་པ་ཇི་ལྟར་ཡིན་སྙམ་ན། སྡུག་བསྔལ་དང་རྣམ་རྟོག་སྤངས་པས་བདེ་བར་བརྗོད་པ་ནི་གོང་དུ་བཤད་ཟིན་ལ། </text:span></text:p>
      <text:p text:style-name="P14"><text:span text:style-name="T59">གཞན་ཡང་། སྐྱེ་འགག་གནས་གསུམ་གྱི་སྤྲོས་པ་དང་བྲལ་བ་དང་། སྲིད་ཞིའི་མཐའ་ལ་མི་གནས་པ་དང་། བདག་གཞན་གྱི་འཛིན་པ་ལས་གྲོལ་བ་དང་། རང་རིག་པའི་ཡེ་ཤེས་ཡིན་པ་དང་། ཐམས་ཅད་ཀྱི་ཁྱབ་བདག་ཡིན་པ་དང་། དུས་ཐམས་ཅད་པ་རང་བཞིན་གྱི་བདེ་བས་བདེ་བར་བརྗོད་དེ། </text:span></text:p>
      <text:p text:style-name="P14"><text:span text:style-name="T43">[</text:span><text:span text:style-name="T44">བརྟག་པ་ཕྱི་མ། ལྔ་པ་མངོན་པར་འབྱུང་བའི་ལེའུར།</text:span><text:span text:style-name="T43">]</text:span></text:p>
      <text:p text:style-name="P22"><text:span text:style-name="T32">དེར་ནི་ཐོག་མ་དབུས་མཐའ་མེད། །སྲིད་མེད་མྱ་ངན་འདས་པ་མེད། །</text:span></text:p>
      <text:p text:style-name="P22"><text:soft-page-break/><text:span text:style-name="T32">འདི་ནི་མཆོག་ཏུ་བདེན་ཆེན་ཉིད། །བདག་མེད་གཞན་ཡང་མེད་པ་ཉི། །</text:span></text:p>
      <text:p text:style-name="P14"><text:span text:style-name="T59">ཅེས་དང་། </text:span></text:p>
      <text:p text:style-name="P14"><text:span text:style-name="T43">[</text:span><text:span text:style-name="T44">བརྟག་པ་སྔ་མ། དགུ་པ་རྣམ་དག་གི་ལེའུར།</text:span><text:span text:style-name="T43">]</text:span></text:p>
      <text:p text:style-name="P22"><text:span text:style-name="T32">རང་གིས་རིག་པའི་བདེ་བ་མཆོག །</text:span></text:p>
      <text:p text:style-name="P14"><text:span text:style-name="T59">ཅེས་དང་། </text:span></text:p>
      <text:p text:style-name="P14"><text:span text:style-name="T43">[</text:span><text:span text:style-name="T44">བརྟག་པ་སྔ་མ། ལྔ་པ་དེ་ཁོ་ན་ཉིད་ཀྱི་ལེའུར།</text:span><text:span text:style-name="T43">]</text:span></text:p>
      <text:p text:style-name="P22"><text:span text:style-name="T32">ཐམས་ཅད་ཀུན་གྱི་བདག་ཉིད་གནས། །དམ་པའི་བདེ་བས་དེ་ཉིད་དེ། །</text:span></text:p>
      <text:p text:style-name="P14"><text:span text:style-name="T59">ཞེས་དང་། </text:span></text:p>
      <text:p text:style-name="P14"><text:span text:style-name="T43">[</text:span><text:span text:style-name="T44">བརྟག་པ་ཕྱི་མ། བཞི་པ་ཕྱག་རྒྱ་བསྡུས་པའི་དོན་གྱི་ལེའུར།</text:span><text:span text:style-name="T43">]</text:span></text:p>
      <text:p text:style-name="P22"><text:span text:style-name="T32">རྟག་ཏུ་རང་བཞིན་བདེ་བ་ཅན། །</text:span></text:p>
      <text:p text:style-name="P14"><text:span text:style-name="T59">ཞེས་སོགས་མང་དུ་གསུངས་པ་</text:span><text:span text:style-name="T38">(</text:span><text:span text:style-name="T40">༡༨༤བ</text:span><text:span text:style-name="T38">)</text:span><text:span text:style-name="T59">ལས་ཤེས་སོ། །</text:span></text:p>
      <text:p text:style-name="P14"><text:span text:style-name="T59">ན༢ གཉིས་པ་</text:span><text:span text:style-name="T33">[</text:span><text:span text:style-name="T34">གཞུང་དོན་</text:span><text:span text:style-name="T33">]</text:span><text:span text:style-name="T59">ནི། </text:span></text:p>
      <text:p text:style-name="P24"><text:span text:style-name="T49">བདེ་བ་གནག་ཅིང་བདེ་བ་སེར། །བདེ་བ་དམར་པོ་བདེ་བ་དཀར། །</text:span></text:p>
      <text:p text:style-name="P24"><text:span text:style-name="T49">བདེ་བ་ལྗང་གུ་བདེ་བ་སྔོ། །བདེ་བ་རྒྱུ་དང་མི་རྒྱུ་ཀུན། །</text:span></text:p>
      <text:p text:style-name="P24"><text:span text:style-name="T49">བདེ་བ་ཤེས་རབ་བདེ་བ་ཐབས། །དེ་བཞིན་ཀུན་ཏུ་རུ་སྐྱེས་བདེ། །</text:span></text:p>
      <text:p text:style-name="P24"><text:span text:style-name="T49">བདེ་བ་དངོས་དང་དངོས་མེད་བདེ། །རྡོ་རྗེ་སེམས་དཔའ་བདེ་བར་བརྗོད།</text:span></text:p>
      <text:p text:style-name="P14"><text:span text:style-name="T59">ཅེས་པ་སྟེ། ལྷན་སྐྱེས་ཀྱི་བདེ་ཆེན་རྫོགས་རིམ་པའི་དཀྱིལ་འཁོར་དུ་འཆར་ཚུལ་ཇི་ལྟ་བུ་ཞེ་ན། དེའི་རོལ་པ་ཁ་དོག་དང་གཟུགས་ཀྱི་རྣམ་པར་འཆར་བ་ནི་བདེ་བ་ཆེན་པོ་མདོག་གནག་པ་སྟེ་ནག་པོའམ་དེས་མཚོན་པའི་ལྷ་མི་བསྐྱོད་པའི་རྣམ་པར་སྣང་བར་བྱེད་ཅིང་། དེ་བཞིན་དུ་ཤེས་པར་བྱས་ཏེ། </text:span><text:soft-page-break/><text:span text:style-name="T59">བདེ་བ་ཆེན་པོ་སེར་པོའམ་རིན་འབྱུང་དང་། བདེ་བ་དམར་པོའམ་འོད་དཔག་མེད་དང་། བདེ་བ་དཀར་པོའམ་རྣམ་སྣང་དང་། བདེ་བ་ལྗང་གུའམ་དོན་འགྲུབ་དང་། བདེ་བ་སྔོ་བའམ་རྡོ་རྗེ་འཆང་དང་། བདེ་བ་རྒྱུ་བ་ལྷའི་ཚོགས་སམ་བཅུད་ཀྱི་སེམས་ཅན་དང་། མི་རྒྱུ་བ་གཞལ་ཡས་ཁང་ངམ་སྣོད་ཀྱི་འཇིག་རྟེན་ཀུན་དང་། བདེ་བ་ཤེས་རབ་སྟེ་བུད་མེད་དམ་ལྷ་ཡུམ་དང་། བདེ་བ་ཐབས་ཏེ་སྐྱེས་པའམ་ལྷ་ཡབ་དང་། དེ་བཞིན་དུ་དེ་གཉིས་ཀྱི་ཀུན་ཏུ་རུ་སྟེ་དབང་པོ་གཉིས་སྦྱོར་ལས་སྐྱེས་པའི་བདེ་བ་དང་། བདེ་བ་གཟུང་འཛིན་གྱི་དངོས་པོར་སྣང་བ་དང་། དངོས་མེད་སྟོང་པ་ཉིད་ཀྱང་བདེ་བ་ཆེན་པོ་དང་། ཁྱབ་བདག་རྡོ་རྗེ་སེམས་དཔའ་ཡང་ལྷན་སྐྱེས་ཀྱི་བདེ་བའི་རོལ་པར་བརྗོད་པས། བདེ་བ་ཆེན་པོ་ནི་ཆོས་ཐམས་ཅད་ཀྱི་བདག་ཉིད་དེ། </text:span></text:p>
      <text:p text:style-name="P14"><text:span text:style-name="T59">སཾ་ཊིར། གང་དུ་བདེ་བ་ཆེན་པོའི་མགོན་པོ་གཅིག་ཉིད་དུ་མའི་ཉམས་ཀྱི་གར་གྱིས་རོལ་པར་མཛད་པའོ། །ཞེས་པ་ལྟར་རོ། །</text:span></text:p>
      <text:p text:style-name="P14"><text:span text:style-name="T18">ཐ༢ གཉིས་པ་</text:span><text:span text:style-name="T2">[</text:span><text:span text:style-name="T1">དེའི་དོགས་གཅོད་</text:span><text:span text:style-name="T2">]</text:span><text:span text:style-name="T18">ལ། ད༡ ཞུས་པ་དང་། ད༢ ལན་གཉིས་ཀྱི། </text:span></text:p>
      <text:p text:style-name="P14"><text:span text:style-name="T59">ད༡ དང་པོ་ནི། </text:span></text:p>
      <text:p text:style-name="P15"><text:span text:style-name="T46">རྡོ་རྗེ་སྙིང་པོས་གསོལ་པ། </text:span></text:p>
      <text:p text:style-name="P24"><text:span text:style-name="T49">རྫོགས་པའི་རིམ་པའི་རྣལ་འབྱོར་འདི། །དེ་ཡི་བདེ་བ་བདེ་ཆེན་བརྗོད། །</text:span></text:p>
      <text:p text:style-name="P24"><text:span text:style-name="T49">རྫོགས་པ་སྒོམ་པ་མེད་པ་སྟེ། །བསྐྱེད་པ་ཡིས་ནི་ཅི་ཞིག་འཚལ། །</text:span></text:p>
      <text:p text:style-name="P14"><text:span text:style-name="T59">ཞེས་པ་སྟེ། བདེ་ཆེན་སྒྲུབ་པ་རྫོགས་རིམ་ཁོ་ནས་ཆོག་གམ་སྙམ་པའི་རྗེས་འཇུག་གི་དོགས་གཅོད་ལ་དགོངས་</text:span><text:span text:style-name="T38">(</text:span><text:span text:style-name="T40">༡༨༥ན</text:span><text:span text:style-name="T38">)</text:span><text:span text:style-name="T59">ཏེ། རྡོ་རྗེ་སྙིང་པོས་གསོལ་པ། བརྟག་པ་དང་པོ་དང་གོང་དུའང་རྫོགས་པའི་རིམ་པའི་རྣམ་འབྱོར་འདི་ཉིད་ཆེད་དུ་བསྔགས་ཤིང་། དེ་ཡི་བདེ་བའང་མཆོག་ཏུ་མི་འགྱུར་བའི་</text:span><text:soft-page-break/><text:span text:style-name="T59">ལྷན་སྐྱེས་ཀྱི་བདེ་ཆེན་ཉིད་དུ་བརྗོད་ལ། རྫོགས་པའི་རིམ་པ་ནི་སྤྲོས་པ་དང་བྲལ་བས་ཀུན་རྟོག་གི་ལྷའི་དཀྱིལ་འཁོར་དུ་སྒོམ་པ་མེད་པ་ཞིག་སྟེ། རྒྱུ་མཚན་དེས་ན་རྟོག་བཏགས་ཀྱི་དཀྱིལ་འཁོར་སྒོམ་པའི་བསྐྱེད་པའི་རིམ་པ་ཡིས་ནི་དོན་ཅི་ཞིག་འཚལ་བ་ལགས་ཞེས་ཞུས་པའོ། །</text:span></text:p>
      <text:p text:style-name="P14"><text:span text:style-name="T18">ད༢ གཉིས་པ་</text:span><text:span text:style-name="T2">[</text:span><text:span text:style-name="T1">ལན་</text:span><text:span text:style-name="T2">]</text:span><text:span text:style-name="T18">ལ། ན༡ དངོས་ལན་དང་། ན༢ འཕྲོས་དོན་གཉིས་ཀྱི། </text:span></text:p>
      <text:p text:style-name="P14"><text:span text:style-name="T59">ན༡ དང་པོ་ནི། </text:span></text:p>
      <text:p text:style-name="P15"><text:span text:style-name="T46">བཅོམ་ལྡན་འདས་ཀྱིས་བཀའ་སྩལ་པ། </text:span></text:p>
      <text:p text:style-name="P24"><text:span text:style-name="T49">ཨེ་མ་བྱང་ཆུབ་སེམས་དཔའ་ཆེ། །དད་པའི་ཤུགས་ཀྱིས་རབ་ཏུ་ཉམས། །</text:span></text:p>
      <text:p text:style-name="P24"><text:span text:style-name="T49">ལུས་ཀྱི་དངོས་མེད་གང་ལས་བདེ། །བདེ་བ་སྨྲ་བར་མི་ནུས་སོ། །</text:span></text:p>
      <text:p text:style-name="P24"><text:span text:style-name="T49">ཁྱབ་དང་ཁྱབ་བྱེད་ཚུལ་གྱིས་ནི། །བདེ་བས་འགྲོ་བ་ཁྱབ་པ་ཉིད། །</text:span></text:p>
      <text:p text:style-name="P24"><text:span text:style-name="T49">ཇི་ལྟར་མེ་ཏོག་ལ་གནས་དྲི། །མེ་ཏོག་དངོས་མེད་ཤེས་མི་འགྱུར། །</text:span></text:p>
      <text:p text:style-name="P24"><text:span text:style-name="T49">དེ་བཞིན་གཟུགས་སོགས་དངོས་མེད་པར། །བདེ་བ་ཉིད་ཀྱང་དམིགས་མི་འགྱུར།</text:span></text:p>
      <text:p text:style-name="P14"><text:span text:style-name="T59">ཞེས་པ་སྟེ། བཅོམ་ལྡན་འདས་ཀྱིས་ལན་བཀའ་སྩལ་པ་ནི། ཨེ་མ་ཞེས་ངོ་མཚར་དང་བཅས་པས་བྱང་ཆུབ་སེམས་དཔའ་ཆེན་པོ་ཞེས་བོས་ནས། དོགས་པ་དེ་ནི་རྫོགས་རིམ་ལ་དད་པའི་ཤུགས་ཀྱིས་རིམ་པ་གཉིས་ཀའི་ཐབས་ཀྱི་ཆ་ལས་རབ་ཏུ་ཉམས་ཏེ། ཅིའི་ཕྱིར་ཞེ་ན། རྟེན་ལུས་ཀྱི་དངོས་པོ་མེད་པར་གང་ལས་བརྟེན་པ་བདེ་བ་སྐྱེ་སྟེ་མི་སྐྱེ་བས་རྟེན་ལུས་མེད་པའི་བརྟེན་པ་བདེ་བ་ཡོད་ཅེས་སྨྲ་བར་མི་ནུས་པས་སོ། །</text:span></text:p>
      <text:p text:style-name="P14"><text:span text:style-name="T59">རྒྱུ་མཚན་གཞན་ཡང་ཁྱབ་བྱ་དང་ཁྱབ་བྱེད་ཀྱི་ཚུལ་གྱིས་ནི། ཁྱབ་བྱེད་བདེ་བས་ཁྱབ་བྱ་འགྲོ་བ་ལ་ཁྱབ་པ་ཉིད་ཡིན་ཏེ། དཔེ་ཇི་ལྟར་ན། མེ་ཏོག་ལ་གནས་པའི་དྲི་མེ་ཏོག་གི་དངོས་པོ་མེད་ན་ཤེས་</text:span><text:soft-page-break/><text:span text:style-name="T59">པར་མི་འགྱུར་བ་དེ་བཞིན་དུ། རྟེན་བསྐྱེད་རིམ་ལྷའི་གཟུགས་ལ་སོགས་པའི་དངོས་པོ་མེད་པར། དེ་ལས་སྐྱེས་པའི་བརྟེན་པ་རྫོགས་རིམ་པའི་བདེ་བ་ཆེན་པོ་ཉིད་ཀྱང་དམིགས་པ་སྟེ་ཡོད་པར་མི་འགྱུར་བས་སོ་ཞེས་བསྐྱེད་རྫོགས་ཟུང་འབྲེལ་དུ་སྒོམ་</text:span><text:span text:style-name="T38">(</text:span><text:span text:style-name="T40">༡༨༥བ</text:span><text:span text:style-name="T38">)</text:span><text:span text:style-name="T59">དགོས་པའི་དོན་ཏོ། །</text:span></text:p>
      <text:p text:style-name="P14"><text:span text:style-name="T1">ན༢</text:span><text:span text:style-name="T18"> གཉིས་པ་</text:span><text:span text:style-name="T2">[</text:span><text:span text:style-name="T1">འཕྲོས་དོན་</text:span><text:span text:style-name="T2">]</text:span><text:span text:style-name="T18">ལ། </text:span><text:span text:style-name="T1">ད༡ </text:span><text:span text:style-name="T18">བསྒྲུབ་བྱ་འབྲས་བུའི་རྣམ་གཞག །</text:span><text:span text:style-name="T1">ད༢ </text:span><text:span text:style-name="T18">སྒྲུབ་བྱེད་ལམ་གྱི་དཔེ་དོན། </text:span><text:span text:style-name="T1">ད༣ </text:span><text:span text:style-name="T18">གྲུབ་འབྲས་བདེ་ཆེན་གྱི་དབྱེ་བསྡུ་གསུམ་གྱི། </text:span></text:p>
      <text:p text:style-name="P14"><text:span text:style-name="T1">ད༡ </text:span><text:span text:style-name="T18">དང་པོ་ལ། </text:span><text:span text:style-name="T1">ན༡ </text:span><text:span text:style-name="T18">བསྒྲུབ་བྱའི་སངས་རྒྱས། </text:span><text:span text:style-name="T1">ན༢ </text:span><text:span text:style-name="T18">དེའི་བཞུགས་གནས། </text:span><text:span text:style-name="T1">ན༣ </text:span><text:span text:style-name="T18">དེ་ཉིད་དུ་བཞུགས་ཚུལ། </text:span><text:span text:style-name="T1">ན༤ </text:span><text:span text:style-name="T18">སངས་རྒྱས་དེའི་རང་བཞིན། </text:span><text:span text:style-name="T1">ན༥ </text:span><text:span text:style-name="T18">དེའི་རིགས་འདྲ་བརྗོད་པ་ལྔ་ལས། </text:span></text:p>
      <text:p text:style-name="P14"><text:span text:style-name="T59">ན༡ དང་པོ་ནི། </text:span></text:p>
      <text:p text:style-name="P24"><text:span text:style-name="T49">དངོས་ང་དངོས་པོ་ང་མ་ཡིན། །དངོས་པོ་རྟོགས་ཕྱིར་སངས་རྒྱས་ང་། །</text:span></text:p>
      <text:p text:style-name="P24"><text:span text:style-name="T49">གང་ཞིག་ལེ་ལོས་བསྣུན་པ་དང་། །རྨོངས་པ་གང་གིས་ང་མི་ཤེས། །</text:span></text:p>
      <text:p text:style-name="P14"><text:span text:style-name="T59">ཞེས་པ་སྟེ། གོང་གི་ལན་དེ་དང་ཚུལ་མཐུན་པའི་ངེས་པ་བཤད་པར་བྱ་བ་ལས། ཐོག་མར་བསྐྱེད་རྫོགས་ཟུང་འབྲེལ་དེའི་བསྒྲུབ་བྱའི་སངས་རྒྱས་དེ་ཇི་ལྟ་བུ་ཞེ་ན། གཟུགས་སྐུ་དངོས་པོར་སྣང་བའི་བདེ་བ་ཆེན་པོ་ང་ནི་མཚན་འཛིན་གྱི་སྤྲོས་པ་དང་བྲལ་བས་གཟུང་འཛིན་གྱི་དངོས་པོ་ང་མ་ཡིན་ལ།</text:span><text:span text:style-name="T60"> </text:span><text:span text:style-name="T59">ཆོས་ཉིད་དོན་དམ་པའི་དངོས་པོ་རྟོགས་པ་དེའི་ཕྱིར་ན་སངས་རྒྱས་ཞེས་བྱ་བ་ང་ཡིན་ཏེ། འོན་ཀྱང་རྟེན་གྱི་གང་ཟག་གང་ཞིག་བློ་རྒྱུད་ལེ་ལོས་བསྣུན་པ་སྟེ་བརྩོན་པ་ཆུང་བ་དང་། དེ་ཁོ་ན་ཉིད་ལ་རྨོངས་པའི་སྐྱེ་བོ་གང་གིས་ནི་ང་ཡི་རང་བཞིན་མི་ཤེས་པའོ་ཞེས་པའི་དོན་ཏོ། །</text:span></text:p>
      <text:p text:style-name="P14"><text:span text:style-name="T59">ན༢ གཉིས་པ་</text:span><text:span text:style-name="T33">[</text:span><text:span text:style-name="T34">དེའི་བཞུགས་གནས་</text:span><text:span text:style-name="T33">]</text:span><text:span text:style-name="T59">ནི། </text:span></text:p>
      <text:p text:style-name="P24"><text:span text:style-name="T49">རྡོ་རྗེ་བཙུན་མོའི་བྷ་ག་ནི། །ཨེ་ཡི་རྣམ་པའི་ཆ་བྱད་གཟུགས། །</text:span></text:p>
      <text:p text:style-name="P24"><text:soft-page-break/><text:span text:style-name="T49">སངས་རྒྱས་རིན་ཆེན་ཟ་མ་ཏོག །བདེ་བ་ཅན་དུ་རྟག་ཏུ་བཞུགས། །</text:span></text:p>
      <text:p text:style-name="P14"><text:span text:style-name="T59">ཞེས་པ་སྟེ། སངས་རྒྱས་དེ་གང་ན་བཞུགས་ཞེ་ན། རྡོ་རྗེའི་བཙུན་མོ་བདག་མེད་མ་ལ་སོགས་པའི་བྷ་གའམ། དེས་མཚོན་པ་ཕྱག་རྒྱའི་སྐྱེ་གནས་ནི། ཡི་གེ་ཨེ་ཡི་རྣམ་པའི་དབྱིབས་གྲུ་གསུམ་པའི་ཆ་བྱད་ཀྱི་གཟུགས་ཅན་དེ་ཉིད། སངས་རྒྱས་རིན་ཆེན་ལྟ་བུ་གནས་པས་ན་ཟ་མ་ཏོག་ལྟ་བུ་ལྷན་སྐྱེས་ཀྱི་བདེ་ཆེན་འབྱུང་བ་ཅན་དེ་ཉིད་དུ་དུས་རྟག་ཏུ་བཞུགས་པ་སྟེ།</text:span></text:p>
      <text:p text:style-name="P23"><text:span text:style-name="T32">ཨེ་མ་བདག་གི་པདྨ་འདི། །</text:span></text:p>
      <text:p text:style-name="P14"><text:span text:style-name="T43">[</text:span><text:span text:style-name="T44">བརྟག་པ་ཕྱི་མ། གསུམ་པ་རྒྱུད་ཀྱི་གླེང་གཞི་དང་གསང་བའི་སྐད་ཀྱི་ལེའུར།</text:span><text:span text:style-name="T43">]</text:span></text:p>
      <text:p text:style-name="P23"><text:span text:style-name="T32">བདེ་བ་ཐམས་ཅད་ཀྱི་ནི་གནས། །</text:span></text:p>
      <text:p text:style-name="P14"><text:span text:style-name="T59">ཞེས་པ་ལྟར་རོ། །</text:span></text:p>
      <text:p text:style-name="P14"><text:span text:style-name="T1">ན༣ </text:span><text:span text:style-name="T18">གསུམ་པ་</text:span><text:span text:style-name="T2">[</text:span><text:span text:style-name="T1">དེ་ཉིད་དུ་བཞུགས་ཚུལ་</text:span><text:span text:style-name="T2">]</text:span><text:span text:style-name="T18">ལ། </text:span><text:span text:style-name="T1">པ༡ </text:span><text:span text:style-name="T18">བརྟེན་པ་ཆོས་སྐུའི་བཞུགས་ཚུལ་དང་། </text:span><text:span text:style-name="T1">པ༢ </text:span><text:span text:style-name="T18">རྟེན་གཟུགས་སྐུའི་བཞུགས་ཚུལ་གཉིས་ཀྱི། </text:span></text:p>
      <text:p text:style-name="P14"><text:span text:style-name="T59">པ༡ དང་པོ་ནི། </text:span><text:span text:style-name="T38">(</text:span><text:span text:style-name="T40">༡༨༦ན</text:span><text:span text:style-name="T38">)</text:span></text:p>
      <text:p text:style-name="P24"><text:span text:style-name="T49">འཆད་པ་པོ་ང་ཆོས་ཀྱང་ང་། །རང་གི་ཚོགས་ལྡན་ཉན་པ་ང་། །</text:span></text:p>
      <text:p text:style-name="P24"><text:span text:style-name="T49">འཇིག་རྟེན་སྟོན་པ་བསྒྲུབ་བྱ་ང་། །འཇིག་རྟེན་འཇིག་རྟེན་འདས་པ་ང་། །</text:span></text:p>
      <text:p text:style-name="P24"><text:span text:style-name="T49">ལྷན་ཅིག་སྐྱེས་དགའི་རང་བཞིན་ང་། །མཆོག་མཐའ་དགའ་བྲལ་དང་པོར་ནི། །</text:span></text:p>
      <text:p text:style-name="P24"><text:span text:style-name="T49">མུན་པ་ལ་ནི་མར་མེ་ལྟར། །དེ་བཞིན་བུས་ཀྱང་ཡིད་ཆེས་གྱིས། །</text:span></text:p>
      <text:p text:style-name="P14"><text:span text:style-name="T59">ཞེས་པ་སྟེ། བྷ་ག་དེར་ཆོས་སྐུའི་བཞུགས་ཚུལ་གྱི་ཁྱད་པར་ཇི་ལྟ་བུ་ཞེ་ན། རྒྱུད་ལ་སོགས་པའི་ཆོས་འཆད་པ་པོའི་སྟོན་པ་ཡང་སངས་རྒྱས་ང་ཡིན་ལ། རྒྱུད་ལ་སོགས་པ་བཤད་བྱའི་ཆོས་ཀྱང་ང་</text:span><text:soft-page-break/><text:span text:style-name="T59">ཡིན། རང་གི་འཁོར་ཚོགས་མང་པོ་དང་ལྡན་པའི་ཆོས་ཉན་པ་པོའང་ང་དང་། འཇིག་རྟེན་ལ་ལམ་སྟོན་པ་པོའང་ང་དང་། ལམ་གྱིས་བསྒྲུབ་བྱའི་འཇིག་རྟེན་འཁོར་བའང་ང་དང་། འཇིག་རྟེན་ལས་འདས་པ་མྱང་འདས་ཀྱང་ང་ཡིན་ཞིང་། དེ་ཐམས་ཅད་ཀྱི་ཁྱབ་བདག་ལྷན་ཅིག་སྐྱེས་པའི་དགའ་བའི་རང་བཞིན་ཡང་ང་ཡིན་ནོ། །</text:span></text:p>
      <text:p text:style-name="P14"><text:span text:style-name="T59">དེ་ཉིད་ཇི་ལྟ་བུ་ཞེ་ན། མཆོག་དགའ་ནི་ཆགས་པའམ་སྲིད་པ་དང་དེའི་མཐའ་ནི་དེ་ལས་གྲོལ་བ་ཡིན་ལ། དགའ་བྲལ་ནི་ཆགས་བྲལ་ལམ་མྱང་འདས་ཀྱི་མཐའ་སྟེ། དེའི་དང་པོར་ནི་ཞེས་པ་དེ་ལ་མི་གནས་པ་སྟེ། དེ་ལྟར་དབུ་མའི་རང་བཞིན་དེ་ཉིད། དཔེར་ན། མུན་པ་གཏིབས་པ་ལ་ནི་མར་མེ་བཏེགས་པས་སྣང་བ་གསལ་བ་ལྟར་གྱི་དཔེ་དེ་བཞིན་དུ་བུས་ཏེ་ཞུ་བ་པོས་མཚོན་པ་རྣམས་ཀྱིས་ཀྱང་བློ་མུན་སྤངས་ནས་ལྷན་སྐྱེས་ཀྱི་དགའ་བ་དེ་རིག་ཅིང་ཡིད་ཆེས་པར་གྱིས་ཤིག་ཅེས་པའི་དོན་ཏོ། །</text:span></text:p>
      <text:p text:style-name="P14"><text:span text:style-name="T59">ཡང་ན། མཆོག་དགའི་མཐའ་ཁྱད་དགས་མཚོན་པར། ཁུ་བ་འཕོས་ནས་དགའ་བ་དང་བྲལ་བའི་དང་པོར་འབྱུང་བ་ཞེས་པའི་ཚུལ་གྱིས་བཤད་ཀྱང་རུང་ངོ་། །</text:span></text:p>
      <text:p text:style-name="P14"><text:span text:style-name="T59">འདིར། </text:span><text:span text:style-name="T43">[</text:span><text:span text:style-name="T44">བརྟག་པ་ཕྱི་མ། གཉིས་པ་དངོས་གྲུབ་གཏན་ལ་དབབ་པའི་ལེའུར།</text:span><text:span text:style-name="T43">]</text:span></text:p>
      <text:p text:style-name="P22"><text:span text:style-name="T32">མཆོག་མཐའ་དགའ་བྲལ་དང་པོར་ནི། །</text:span></text:p>
      <text:p text:style-name="P14"><text:span text:style-name="T59">ཞེས་པ་ལ། </text:span></text:p>
      <text:p text:style-name="P14"><text:span text:style-name="T59">འགྲེལ་བྱེད་ཕལ་ཆེར་གྱིས། མཆོག་དགའི་མ་མཐའ། དགའ་བྲལ་གྱི་དང་པོར་ལྷན་སྐྱེས་མཚོན་པར་ཅལ་སྒྲོག་ཏུ་འཆད་པ་ནི་རྒྱུད་འདིའི་དགོངས་དོན་མ་ཡིན་ཏེ། </text:span></text:p>
      <text:p text:style-name="P14"><text:span text:style-name="T43">[</text:span><text:span text:style-name="T44">བརྟག་པ་སྔ་མ། བཅུ་པ་དབང་སྐུར་བའི་ལེའུར།</text:span><text:span text:style-name="T43">]</text:span></text:p>
      <text:p text:style-name="P23"><text:span text:style-name="T32">དང་པོར་དགའ་བ་ཙམ་ཉིད་དེ། །གཉིས་པའི་གྲངས་ལ་མཆོག་དགའ་ཉིད། །</text:span></text:p>
      <text:p text:style-name="P23"><text:soft-page-break/><text:span text:style-name="T32">གསུམ་པ་ལ་ནི་དགའ་བྲལ་བཤད། །བཞི་པ་ལྷན་ཅིག་སྐྱེས་པར་བརྗོད། །</text:span></text:p>
      <text:p text:style-name="P14"><text:span text:style-name="T59">ཅེས་པའི་གོ་རིམ་དང་འགལ་བའི་ཕྱིར་དང་། </text:span><text:span text:style-name="T38">(</text:span><text:span text:style-name="T40">༡༨༦བ</text:span><text:span text:style-name="T38">)</text:span><text:span text:style-name="T59">འཁོར་ལོ་བཞི་དང་སྐད་ཅིག་མ་བཞི་ལ་སོགས་པ་དང་སྦྱར་ནས་གསུངས་པའི་རྣམ་གཞག་ཐམས་ཅད་ཀྱང་འཁྲུགས་པར་འགྱུར་བའི་ཕྱིར་དང་། ཡང་ན། ལྷན་སྐྱེས་སྔ་ཕྱི་གཉིས་འབྱུང་བར་སྨྲ་དགོས་པས་དགའ་བ་ལྔར་འགྱུར་བའི་ཕྱིར་རོ། །</text:span></text:p>
      <text:p text:style-name="P14"><text:span text:style-name="T59">དེས་ན་བརྟག་པ་དང་པོར་མཆོག་དགའ་སྲིད་པ་དང་འདོད་ཆགས། དགའ་བྲལ་མྱང་འདས་དང་ཆགས་བྲལ་དུ་གསུངས་པས། </text:span></text:p>
      <text:p text:style-name="P14"><text:span text:style-name="T59">འདིར་མཐའ་དེ་གཉིས་ལ་མི་གནས་པ་ལ་དགོངས་ནས་གསུངས་པ་སྟེ། </text:span></text:p>
      <text:p text:style-name="P14"><text:span text:style-name="T43">[</text:span><text:span text:style-name="T44">བརྟག་པ་ཕྱི་མ། གསུམ་པ་རྒྱུད་ཀྱི་གླེང་གཞི་དང་གསང་བའི་སྐད་ཀྱི་ལེའུར།</text:span><text:span text:style-name="T43">]</text:span></text:p>
      <text:p text:style-name="P22"><text:span text:style-name="T32">ཆགས་དང་ཆགས་བྲལ་རྣམ་པར་སྤངས། །</text:span></text:p>
      <text:p text:style-name="P14"><text:span text:style-name="T59">ཞེས་དང་། </text:span></text:p>
      <text:p text:style-name="P14"><text:span text:style-name="T43">[</text:span><text:span text:style-name="T44">བརྟག་པ་ཕྱི་མ། ལྔ་པ་མངོན་པར་འབྱུང་བའི་ལེའུར།</text:span><text:span text:style-name="T43">]</text:span></text:p>
      <text:p text:style-name="P22"><text:span text:style-name="T32">སྲིད་མེད་མྱ་ངན་འདས་པ་མེད། །</text:span></text:p>
      <text:p text:style-name="P14"><text:span text:style-name="T59">ཅེས་སོགས་མང་དུ་གསུངས་སོ། །</text:span></text:p>
      <text:p text:style-name="P14"><text:span text:style-name="T59">དེ་ལྟར་ན་ལྷན་སྐྱེས་དགའ་བ་བཞིའི་དུས་གསུམ་པར་འབྱུང་བ་ལྟར་འཆད་པ་ནི་ཤིན་ཏུ་མི་ལེགས་ཏེ། འདི་ཉིད་ཀྱི་ལུང་རིགས་མང་པོ་དང་འགལ་བའི་ཕྱིར་རོ། །</text:span></text:p>
      <text:p text:style-name="P14"><text:span text:style-name="T59">ཚུལ་འདི་དག་དང་པོའི་བཅུ་པར་ཡང་བཤད་ཟིན་ཏོ། །</text:span></text:p>
      <text:p text:style-name="P14"><text:span text:style-name="T59">པ༢ གཉིས་པ་</text:span><text:span text:style-name="T33">[</text:span><text:span text:style-name="T34">རྟེན་གཟུགས་སྐུའི་བཞུགས་ཚུལ་</text:span><text:span text:style-name="T33">]</text:span><text:span text:style-name="T59">ནི། </text:span></text:p>
      <text:p text:style-name="P24"><text:span text:style-name="T49">བཙུན་མོའི་བྷ་ག་བདེ་ཅན་དུ། །སྟོན་པ་སུམ་ཅུ་རྩ་གཉིས་མཚན། །</text:span></text:p>
      <text:p text:style-name="P24"><text:soft-page-break/><text:span text:style-name="T49">གཙོ་བོ་དཔེ་བྱད་བརྒྱད་ཅུར་ལྡན། །ཁུ་བ་ཞེས་བྱའི་རྣམ་པར་གནས། །</text:span></text:p>
      <text:p text:style-name="P24"><text:span text:style-name="T49">དེ་མེད་པས་ནི་བདེ་མེད་འགྱུར། །བདེ་བ་མེད་ན་དེ་མེད་འགྱུར། །</text:span></text:p>
      <text:p text:style-name="P24"><text:span text:style-name="T49">ནུས་པ་མེད་ཕྱིར་བལྟོས་དང་བཅས། །</text:span></text:p>
      <text:p text:style-name="P14"><text:span text:style-name="T59">ཞེས་པ་སྟེ། དེར་གཟུགས་སྐུའི་བཞུགས་ཚུལ་ཇི་ལྟ་བུ་སྙམ་ན། གོང་དུ་བཤད་པའི་བཙུན་མོའི་བྷ་ག་བདེ་ཆེན་འབྱུང་བ་ཅན་དུ། སྟོན་པ་གཟུགས་ཀྱི་སྐུ་ཕྱག་ཞབས་འཁོར་ལོས་སྤྲས་པ་སོགས་སུམ་ཅུ་རྩ་གཉིས་ཀྱི་མཚན་བཟང་པོ་དང་ལྡན་པ་དང་། དཀྱིལ་འཁོར་གྱི་གཙོ་བོ་སེན་མོ་ཟངས་མདོག་ལྟར་དམར་བ་སོགས་དཔེ་བྱད་བརྒྱད་ཅུར་ལྡན་པ་དེ་ཉིད་བྱང་ཆུབ་ཀྱི་སེམས་ཞུ་བའི་ཁུ་བ་ཞེས་བྱ་བའི་རྣམ་པར་གནས་པ་སྟེ། རྟེན་ཁུ་བ་དེ་མེད་པས་ནི་བརྟེན་པ་ལྷན་སྐྱེས་ཀྱི་བདེ་བ་མེད་པར་འགྱུར་ཞིང་དེ་བཞིན་དུ། ལྷན་སྐྱེས་ཀྱི་བདེ་བ་མེད་ན་གཟུགས་སྐུའི་ངོ་བོའི་ཁུ་བ་དེ་ཡང་མེད་པར་འགྱུར་ཏེ། དེ་གཉིས་གཅིག་མེད་ན་གཅིག་ཤོས་འབྱུང་བའི་ནུས་པ་མེད་པའི་ཕྱིར། རྟེན་དང་བརྟེན་པའི་ཚུལ་གྱིས་ཕན་ཚུན་བལྟོས་པ་དང་བཅས་པའི་ཆོས་ཡིན་ནོ་ཞེས་</text:span><text:span text:style-name="T38">(</text:span><text:span text:style-name="T40">༡༨༧ན</text:span><text:span text:style-name="T38">)</text:span><text:span text:style-name="T59">པའོ། །</text:span></text:p>
      <text:p text:style-name="P14"><text:span text:style-name="T59">ན༤ བཞི་པ་</text:span><text:span text:style-name="T33">[</text:span><text:span text:style-name="T34">སངས་རྒྱས་དེའི་རང་བཞིན་</text:span><text:span text:style-name="T33">]</text:span><text:span text:style-name="T59">ནི། </text:span></text:p>
      <text:p text:style-name="P24"><text:span text:style-name="T49">ལྷ་ཡི་རྣལ་འབྱོར་ལས་བདེ་བ། །དེ་ཕྱིར་སངས་རྒྱས་དངོས་པོ་མིན། །</text:span></text:p>
      <text:p text:style-name="P24"><text:span text:style-name="T49">དེ་ཉིད་དངོས་མེད་ཚུལ་ཡང་མིན། །ཞལ་ཕྱག་རྣམ་པའི་གཟུགས་ཅན་ཉིད། །</text:span></text:p>
      <text:p text:style-name="P24"><text:span text:style-name="T49">མཆོག་ཏུ་བདེ་བ་གཟུགས་མེད་པ། །</text:span></text:p>
      <text:p text:style-name="P14"><text:span text:style-name="T59">ཞེས་པ་སྟེ། འོ་ན་སངས་རྒྱས་དེ་དངོས་པོ་དང་དངོས་མེད་གང་ཡང་མ་ཡིན་པའི་ཚུལ་ཇི་ལྟར་ཞེ་ན། སྒྱུ་མ་ལྟ་བུ་ལྷ་ཡི་རྣལ་འབྱོར་ལས་སྐྱེས་པའི་ཟག་མེད་ཀྱི་བདེ་བ་ཙམ་ཡིན་པ་དེའི་ཕྱིར་སངས་རྒྱས་དེ་གཟུགས་སྐུ་རྐྱང་པའི་དངོས་པོར་གྲུབ་པ་མིན་ལ། སངས་རྒྱས་དེ་ཉིད་ཆོས་སྐུ་རྐྱང་པའི་དངོས་མེད་ཀྱི་</text:span><text:soft-page-break/><text:span text:style-name="T59">ཚུལ་ཡང་མིན་ཏེ། ལྷའི་ཞལ་ཕྱག་གི་རྣམ་པའི་སྒྱུ་མ་ལྟ་བུའི་གཟུགས་ཅན་ཉིད་དང་། མཆོག་ཏུ་བདེ་བ་ལྷན་ཅིག་སྐྱེས་པའི་རང་བཞིན་གཟུགས་སུ་གྲུབ་པ་མེད་པ་གཉིས་ཀ་ཚོགས་པའི་ཕྱིར་རོ་ཞེས་པའི་དོན་ཏོ། །</text:span></text:p>
      <text:p text:style-name="P14"><text:span text:style-name="T59">ན༥ ལྔ་པ་</text:span><text:span text:style-name="T33">[</text:span><text:span text:style-name="T34">དེའི་རིགས་འདྲ་བརྗོད་པ་</text:span><text:span text:style-name="T33">]</text:span><text:span text:style-name="T59">ནི། </text:span></text:p>
      <text:p text:style-name="P24"><text:span text:style-name="T49">དེ་ཕྱིར་འགྲོ་ཀུན་ལྷན་ཅིག་སྐྱེས། །རང་བཞིན་ལྷན་ཅིག་སྐྱེས་པར་བརྗོད། །</text:span></text:p>
      <text:p text:style-name="P24"><text:span text:style-name="T49">རྣམ་དག་རྣམ་པའི་སེམས་ཀྱིས་ནི། །རང་བཞིན་མྱ་ངན་འདས་པ་ཉིད། །</text:span></text:p>
      <text:p text:style-name="P24"><text:span text:style-name="T49">ལྷ་ཡི་རྣམ་པའི་གཟུགས་ཀྱིས་ནི། །བཞིན་ལག་ཁ་དོག་གནས་པ་ནི། །</text:span></text:p>
      <text:p text:style-name="P24"><text:span text:style-name="T49">སྐྱེས་པ་ཙམ་གྱིས་རྣམ་པར་གནས། །འོན་ཀྱང་བག་ཆགས་ཕལ་པས་སོ། །</text:span></text:p>
      <text:p text:style-name="P14"><text:span text:style-name="T59">ཞེས་པ་སྟེ། འབྲས་དུས་ན་དེ་ལྟར་ཡིན་ན། གཞི་དུས་ན་ཇི་ལྟར་ཡིན་ཞེ་ན། གོང་གི་རྒྱུ་མཚན་དེའི་ཕྱིར་འགྲོ་བ་ཀུན་ཀྱང་ལྷན་ཅིག་སྐྱེས་པའི་ངོ་བོ་ཅན་ཡིན་པས་སྔ་མའི་རིགས་འདྲ་རང་བཞིན་ལྷན་ཅིག་སྐྱེས་པར་བརྗོད་པར་བྱ་སྟེ། ཆོས་ཉིད་རང་བཞིན་གྱིས་རྣམ་པར་དག་པའི་རྣམ་པའི་སེམས་ཀྱིས་ནི་རང་བཞིན་གྱི་མྱ་ངན་ལས་འདས་པ་ཉིད་དུ་བརྗོད་ཅིང་། ལྷ་ཡི་རྣམ་པ་དང་མཐུན་པའི་གཟུགས་ཀྱིས་གནས་པ་ནི་བཞིན་རས་དང་ལག་པ་དང་ཁ་དོག་སོགས་སུ་གནས་པར་སྣང་བས་དེར་བརྗོད་དེ། དེས་ན་འགྲོ་བ་ཀུན་ནི་སྐྱེས་པ་ཙམ་གྱིས་གཟུགས་སྐུའི་རྣམ་པར་གནས་པའོ། །</text:span></text:p>
      <text:p text:style-name="P14"><text:span text:style-name="T59">འོ་ན་སེམས་ཅན་རྣམས་ཇི་ལྟར་འཁོར་སྙམ་ན། བདེན་མོད་ཀྱི། འོན་ཀྱང་</text:span><text:span text:style-name="T38">(</text:span><text:span text:style-name="T40">༡༨༧བ</text:span><text:span text:style-name="T38">)</text:span><text:span text:style-name="T59">གློ་བུར་པའི་དྲི་མ་བག་ཆགས་ཕལ་པས་བསྒྲིབས་ནས་འཁོར་བས་སོ། །</text:span></text:p>
      <text:p text:style-name="P14"><text:span text:style-name="T59">དེ་ལྟར་ཡང་། </text:span><text:span text:style-name="T43">[</text:span><text:span text:style-name="T44">བརྟག་པ་ཕྱི་མ། བཞི་པ་ཕྱག་རྒྱ་བསྡུས་པའི་དོན་གྱི་ལེའུར།</text:span><text:span text:style-name="T43">]</text:span></text:p>
      <text:p text:style-name="P23"><text:span text:style-name="T32">སེམས་ཅན་རྣམས་ནི་སངས་རྒྱས་ཉིད། །འོན་ཀྱང་གློ་བུར་དྲི་མས་བསྒྲིབས། །</text:span></text:p>
      <text:p text:style-name="P14"><text:soft-page-break/><text:span text:style-name="T59">ཞེས་སོ། །</text:span></text:p>
      <text:p text:style-name="P14"><text:span text:style-name="T1">ད༢ </text:span><text:span text:style-name="T18">གཉིས་པ་སྒྲུབ་བྱེད་ལམ་གྱི་དཔེ་དོན་ལ། </text:span><text:span text:style-name="T1">ན༡ </text:span><text:span text:style-name="T18">རྣམ་རྟོག་དང་སྲིད་པ་སྦྱང་བའི་དཔེ་དོན། </text:span><text:span text:style-name="T1">ན༢ </text:span><text:span text:style-name="T18">རྣམ་རྟོག་དང་འདོད་ཆགས་སྦྱང་བའི་དཔེ་དོན། </text:span><text:span text:style-name="T1">ན༣ </text:span><text:span text:style-name="T18">ཐབས་དེ་ཉིད་ཀྱི་ཁྱད་པར་བཤད་པ་གསུམ་གྱི། </text:span></text:p>
      <text:p text:style-name="P14"><text:span text:style-name="T59">ན༡ དང་པོ་ནི། </text:span></text:p>
      <text:p text:style-name="P24"><text:span text:style-name="T49">དུག་གི་དུམ་བུ་གང་ཉིད་ཀྱིས། །སྐྱེ་བོ་ཐམས་ཅད་འཆི་བར་འགྱུར། །</text:span></text:p>
      <text:p text:style-name="P24"><text:span text:style-name="T49">དུག་གི་དེ་ཉིད་ཤེས་པ་དེས། །དུག་གིས་དུག་ནི་འབིགས་པར་བྱེད། །</text:span></text:p>
      <text:p text:style-name="P24"><text:span text:style-name="T49">ཇི་ལྟར་རླུང་གིས་ཟིན་པ་དེའི། །མོན་སྲན་རྡེའུ་བཟའ་བ་སྦྱིན། །</text:span></text:p>
      <text:p text:style-name="P24"><text:span text:style-name="T49">བཟློག་པའི་སྨན་ནི་བརྟགས་པ་ལས། །རླུང་གིས་རླུང་ལ་བསྣུམ་པར་བྱེད།</text:span></text:p>
      <text:p text:style-name="P24"><text:span text:style-name="T49">རྣམ་རྟོག་ལས་ནི་རྣམ་རྟོག་དང་། །སྲིད་པ་ཉིད་ཀྱིས་སྲིད་པ་དག །</text:span></text:p>
      <text:p text:style-name="P27"><text:span text:style-name="T59">ཅེས་པ་སྟེ། བསྒྲུབ་བྱའི་འབྲས་བུ་ནི་མཚན་མའི་སྤྲོས་པ་དང་བྲལ་བར་གསུངས་པ་ལ་ལམ་དུས་སུ་རྣམ་རྟོག་དང་སྲིད་པ་མི་སྤོང་བ་ཇི་ལྟར་ཡིན་སྙམ་ན། དཔེར་ན། དུག་གི་དུམ་བུ་གང་རང་གར་ཟོས་པའི་ནུས་པ་ཉིད་ཀྱིས་དེའི་སྐྱེ་བོ་ཐམས་ཅད་འཆི་བར་འགྱུར་ཡང་། དུག་གིས་འཆི་བའི་ནུས་པ་ཞི་བའི་སྔགས་སམ་སྨན་གྱི་དེ་ཁོ་ན་ཉིད་ཤེས་པ་དེས་དུག་ལ་བརྟེན་པའི་སྦྱོར་བ་གང་གིས་དུག་ནད་དག་ནི་འབིགས་པར་བྱེད་པ་དང་། ཡང་དཔེ་ཇི་ལྟར་སྐྱ་སྦབས་ལ་སོགས་པའི་རླུང་གིས་ཟིན་པ་དེའི་ནད་པ་ལ་གྲང་རླུང་བསྐྱེད་པ་མོན་སྲན་རྡེའུ་སྟེ་མ་ཤའི་བཟའ་བ་སྦྱིན་པས། དེ་ལྟ་བུ་གོ་བཟློག་པའི་སྨན་ནི་བརྟགས་པ་སྟེ་སྦྱར་བ་ལས། འཕྲལ་དུ་བསྐྱེད་པའི་རླུང་གིས་ཡུན་རིང་བསགས་པའི་རླུང་ལ་བསྣུན་པ་སྟེ་དབྱུང་བར་བྱེད་དོ། །</text:span></text:p>
      <text:p text:style-name="P14"><text:soft-page-break/><text:span text:style-name="T59">དེ་བཞིན་དུ་ལྷའི་རྣམ་པའམ་དེ་ཁོ་ན་ཉིད་ལ་སོ་སོར་རྟོག་པའི་རྣམ་རྟོག་བསྒོམས་པ་ལས་ནི་ཐ་མལ་པའི་རྣམ་རྟོག་འཇོམས་པ་དང་། སྣོད་བཅུད་ཀྱི་སྲིད་པ་དང་རྗེས་སུ་མཐུན་པའི་དཀྱིལ་འཁོར་སྒོམ་པ་ཉིད་ཀྱིས་འཁོར་བའི་སྲིད་པ་དག་པར་བྱེད་ཅེས་པའི་དོན་ཏོ། །</text:span></text:p>
      <text:p text:style-name="P14"><text:span text:style-name="T59">ན༢ གཉིས་པ་</text:span><text:span text:style-name="T33">[</text:span><text:span text:style-name="T34">རྣམ་རྟོག་དང་འདོད་ཆགས་སྦྱང་བའི་དཔེ་དོན་</text:span><text:span text:style-name="T33">]</text:span><text:span text:style-name="T59">ནི། </text:span><text:span text:style-name="T38">(</text:span><text:span text:style-name="T40">༡༨༨ན</text:span><text:span text:style-name="T38">)</text:span></text:p>
      <text:p text:style-name="P24"><text:span text:style-name="T49">ཇི་ལྟར་རྣ་བར་ཆུ་ཞུགས་པ། །ཆུ་གཞན་གྱིས་ནི་དགུག་པར་བྱ། །</text:span></text:p>
      <text:p text:style-name="P24"><text:span text:style-name="T49">དེ་བཞིན་དངོས་པོའི་རྣམ་རྟོག་ཀྱང་། །རྣམ་པར་ངེས་པས་སྦྱང་བར་བྱ། །</text:span></text:p>
      <text:p text:style-name="P24"><text:span text:style-name="T49">ཇི་ལྟར་འཚེད་པས་ཚིག་པ་ཡང་། །མེ་ཡིས་ཀྱང་ནི་གདུང་བར་བྱ། །</text:span></text:p>
      <text:p text:style-name="P24"><text:span text:style-name="T49">དེ་བཞིན་འདོད་ཆགས་མེས་ཚིག་པ། །འདོད་ཆགས་མེ་ཡིས་གདུང་བར་བྱ། །</text:span></text:p>
      <text:p text:style-name="P14"><text:span text:style-name="T59">ཞེས་པ་སྟེ། གཞན་ཡང་། དཔེ་ཇི་ལྟར་རྣ་བར་ཆུ་ཞུགས་པ་ན། སླར་ཡང་བླུག་པའི་ཆུ་གཞན་གྱིས་ནི་ཆུ་སྔ་མ་དགུག་པར་བྱ་བ་དེ་བཞིན་དུ་ཐ་མལ་པའི་གཟུང་འཛིན་གྱི་དངོས་པོའི་རྣམ་རྟོག་ཀྱང་ལྷ་ལ་སོགས་པའི་དེ་ཁོ་ན་ཉིད་རྣམ་པར་ངེས་པའི་ཤེས་རབ་ཀྱིས་སྦྱང་བར་བྱ་ཞིང་། ཡང་དཔེ་ཇི་ལྟར་འཚེད་པས་ཏེ་མེས་ཚིག་པ་དག་ལ་ཡང་སླར་མེ་ཡིས་དྲོ་བར་བྱས་པས་ཀྱང་ནི་གདུང་བར་བྱ་བ་དེས་ནད་ཞི་བ་དེ་བཞིན་དུ་སྐྱེ་བོ་ཉོན་མོངས་པ་འདོད་ཆགས་ཀྱི་མེས་ཚིག་པ་སྟེ་རྒྱུད་མ་རུངས་པར་གྱུར་པ་ལ། འདོད་ཆགས་ལམ་དུ་བྱེད་པའི་དེ་ཁོ་ན་ཉིད་ཀྱི་མེ་ཡིས་གདུང་བར་བྱ་སྟེ། དེས་ཉོན་མོངས་པ་ཞི་བར་འགྱུར་ཞེས་པའོ། །</text:span></text:p>
      <text:p text:style-name="P14"><text:span text:style-name="T59">ན༣ གསུམ་པ་</text:span><text:span text:style-name="T33">[</text:span><text:span text:style-name="T34">ཐབས་དེ་ཉིད་ཀྱི་ཁྱད་པར་བཤད་པ་</text:span><text:span text:style-name="T33">]</text:span><text:span text:style-name="T59">ནི། </text:span></text:p>
      <text:p text:style-name="P24"><text:span text:style-name="T49">སྐྱེ་བོ་མི་བཟད་པ་ཡི་ལས། །གང་དང་གང་གིས་འཆིང་འགྱུར་བ། །</text:span></text:p>
      <text:p text:style-name="P24"><text:span text:style-name="T49">ཐབས་དང་བཅས་ན་དེ་ཉིད་ཀྱིས། །སྲིད་པའི་འཆིང་བ་ལས་གྲོལ་འགྱུར། །</text:span></text:p>
      <text:p text:style-name="P24"><text:soft-page-break/><text:span text:style-name="T50">ཆགས་པས་འཇིག་རྟེན་འཆིང་འགྱུར་བ། །འདོད་ཆགས་ཉིད་ཀྱིས་རྣམ་གྲོལ་འགྱུར། །</text:span></text:p>
      <text:p text:style-name="P24"><text:span text:style-name="T49">བཟློག་པའི་སྒོམ་པ་འདི་ཉིད་ནི། །སངས་རྒྱས་མུ་སྟེགས་ཀྱིས་མི་ཤེས། །</text:span></text:p>
      <text:p text:style-name="P14"><text:span text:style-name="T59">ཞེས་པ་སྟེ། འདོད་ཆགས་ནི་འཁོར་བའི་རྒྱུ་ཡིན་པས་འཆིང་བྱེད་མ་ཡིན་ནམ་ཞེ་ན། སྐྱེ་བོ་ཕལ་པ་ལ་མི་བཟད་པ་སྟེ་མ་རུངས་པ་ཡི་ལས་སྡུག་བསྔལ་བསྐྱེད་པ་གང་དང་གང་གིས་འཁོར་བར་འཆིང་བར་འགྱུར་བ་དེ་ཐབས་དེ་ཁོ་ན་ཉིད་དང་བཅས་ན་ལས་དེ་ཉིད་ཀྱིས་ཀྱང་སྲིད་པའི་འཆིང་བ་ལས་རྣམ་པར་གྲོལ་བའི་རྒྱུར་འགྱུར་ཏེ། ཐ་མལ་པ་ལ་རྫས་སམ་སེམས་ཅན་ལ་ཆགས་པས་འཇིག་རྟེན་དུ་འཆིང་བར་འགྱུར་བ་ལྷན་སྐྱེས་ཀྱི་དེ་ཁོ་ན་ཉིད་ཤེས་པས་འཁྲིག་པའི་འདོད་ཆགས་</text:span><text:span text:style-name="T38">(</text:span><text:span text:style-name="T40">༡༨༨བ</text:span><text:span text:style-name="T38">)</text:span><text:span text:style-name="T59">ལམ་བྱེད་ཉིད་ཀྱིས་རྣམ་པར་གྲོལ་བར་འགྱུར་བའི་ཕྱིར་རོ། །</text:span></text:p>
      <text:p text:style-name="P14"><text:span text:style-name="T59">དེས་ན་ལམ་གཞན་དུ་གསུངས་པའི་ཉོན་མོངས་པའི་གཉེན་པོ་དང་གོ་བཟློག་པའི་ལམ་སྒོམ་པ་འདི་ཉིད་ནི་སངས་རྒྱས་པའི་ཐེག་པ་འོག་མ་བ་དང་མུ་སྟེགས་རྣམས་ཀྱིས་མི་ཤེས་པས་ཆེས་ཁྱད་པར་དུ་གྱུར་པ་ཡིན་ཞེས་པའི་དོན་ཏོ། །</text:span></text:p>
      <text:p text:style-name="P14"><text:span text:style-name="T1">ད༣ </text:span><text:span text:style-name="T18">གསུམ་པ་གྲུབ་འབྲས་བདེ་ཆེན་གྱི་དབྱེ་བསྡུ་ལ། </text:span><text:span text:style-name="T1">ན༡ </text:span><text:span text:style-name="T18">སངས་རྒྱས་ལྔའི་རིགས་སུ་དབྱེ་བ་དང་། </text:span><text:span text:style-name="T1">ན༢ </text:span><text:span text:style-name="T18">དེ་ལས་ཕྱེ་བའི་དབྱེ་བསྡུ་གཉིས་ཀྱི། </text:span></text:p>
      <text:p text:style-name="P14"><text:span text:style-name="T1">ན༡ </text:span><text:span text:style-name="T18">དང་པོ་ལ། </text:span><text:span text:style-name="T1">པ༡ </text:span><text:span text:style-name="T18">མདོར་བསྟན་དང་། </text:span><text:span text:style-name="T1">པ༢ </text:span><text:span text:style-name="T18">རྒྱས་བཤད་གཉིས་ལས། </text:span></text:p>
      <text:p text:style-name="P14"><text:span text:style-name="T59">པ༡ དང་པོ་ནི། </text:span></text:p>
      <text:p text:style-name="P24"><text:span text:style-name="T49">འབྱུང་བ་ལྔ་ཡི་རང་བཞིན་ལས། །ཀུན་ཏུ་རུ་ལས་ལྔ་རུ་འགྱུར། །</text:span></text:p>
      <text:p text:style-name="P24"><text:span text:style-name="T49">དགའ་བ་ཆེན་པོ་གཅིག་ཉིད་ལས། །དབྱེ་བས་ལྔ་རུ་འགྲོ་བར་འགྱུར། །</text:span></text:p>
      <text:p text:style-name="P14"><text:soft-page-break/><text:span text:style-name="T59">ཞེས་པ་སྟེ། བདེ་ཆེན་དེའི་དབྱེ་བ་ཇི་ལྟ་བུ་སྙམ་ན། དེ་ཡང་འབྱུང་བ་ས་ཆུ་མེ་རླུང་ནམ་མཁའ་ལྔ་ཡི་རང་བཞིན་ལས་ཕྱེ་ན་ཀུན་ཏུ་རུ་སྟེ་དབང་པོ་གཉིས་སྦྱར་བའི་གནས་སྐབས་ལས་ལྔ་རུ་འགྱུར་ཞིང་། དོན་དུ་ལྷན་སྐྱེས་ཀྱི་དགའ་བ་ཆེན་པོ་གཅིག་པུ་ཉིད་ལས་འཆད་པ་ལྟར་རིགས་ཀྱི་དབྱེ་བས་རྣམ་གྲངས་ལྔ་རུ་འགྲོ་བར་འགྱུར་ཞེས་པའོ། །</text:span></text:p>
      <text:p text:style-name="P14"><text:span text:style-name="T59">པ༢ གཉིས་པ་</text:span><text:span text:style-name="T33">[</text:span><text:span text:style-name="T34">རྒྱས་བཤད་</text:span><text:span text:style-name="T33">]</text:span><text:span text:style-name="T59">ནི། </text:span></text:p>
      <text:p text:style-name="P24"><text:span text:style-name="T49">བོ་ལ་ཀཀྐོ་ལ་སྦྱོར་བས། །རེག་པ་སྲ་བའི་བག་ཆགས་ཀྱིས། །</text:span></text:p>
      <text:p text:style-name="P24"><text:span text:style-name="T49">སྲ་བ་གཏི་མུག་ཆོས་ཀྱི་ཕྱིར། །གཏི་མུག་རྣམ་པར་སྣང་མཛད་བརྗོད། །</text:span></text:p>
      <text:p text:style-name="P24"><text:span text:style-name="T49">གང་ཕྱིར་བྱང་སེམས་གཤེར་བ་ཉིད། །གཤེར་བ་ཆུ་ཡི་ཁམས་སུ་བརྗོད། །</text:span></text:p>
      <text:p text:style-name="P24"><text:span text:style-name="T49">ཆུ་ནི་མི་བསྐྱོད་གཟུགས་ཀྱི་ཕྱིར། །ཞེ་སྡང་འདྲེན་པ་མི་བསྐྱོད་པ། །</text:span></text:p>
      <text:p text:style-name="P24"><text:span text:style-name="T49">གཉིས་ཀྱིས་བསྐྱོད་པའི་སྦྱོར་བ་ལས། །དྲོད་ནི་རྟག་ཏུ་སྐྱེ་བར་འགྱུར། །</text:span></text:p>
      <text:p text:style-name="P24"><text:span text:style-name="T50">འདོད་ཆགས་དཔག་མེད་རྡོ་རྗེ་ཡིན། །འདོད་ཆགས་དྲོད་ལས་འབྱུང་བར་འགྱུར། །</text:span></text:p>
      <text:p text:style-name="P24"><text:span text:style-name="T49">ཀཀྐོ་ལར་ནི་གང་ཞིག་སེམས། །དེ་ནི་རླུང་གི་རང་བཞིན་ཅན། །</text:span></text:p>
      <text:p text:style-name="P24"><text:span text:style-name="T49">ཕྲག་དོག་དོན་ཡོད་གྲུབ་པ་ཡིན། །དོན་ཡོད་རླུང་ལས་འབྱུང་བ་ཉིད། །</text:span></text:p>
      <text:p text:style-name="P24"><text:span text:style-name="T49">བདེ་བ་འདོད་ཆགས་ཁྲག་ཏུ་འགྱུར། །དགའ་བ་ནམ་མཁའི་མཚན་ཉིད་དེ། །</text:span></text:p>
      <text:p text:style-name="P24"><text:span text:style-name="T49">ནམ་མཁའ་སེར་སྣ་རྡོ་རྗེ་འགྱུར། །སེར་སྣ་ནམ་མཁའ་ལས་བྱུང་ཉིད། །</text:span></text:p>
      <text:p text:style-name="P14"><text:span text:style-name="T59">ཅེས་པ་སྟེ། རིགས་ལྔར་འགྱུར་ཚུལ་</text:span><text:span text:style-name="T38">(</text:span><text:span text:style-name="T40">༡༨༩ན</text:span><text:span text:style-name="T38">)</text:span><text:span text:style-name="T59">ཇི་ལྟ་བུ་ཡིན་ཞེ་ན། ཐབས་ཤེས་ཀྱི་བོ་ལ་དང་ཀཀྐོ་ལ་སྦྱོར་བས། ཕན་ཚུན་རེག་པ་ལས་སྲ་བའི་བག་ཆགས་འབྱུང་བ་ཉིད་ཀྱིས། སྲ་བ་ས་ཁམས་སུ་བརྗོད་ཅིང་། དེ་ལས་གཏི་མུག་འབྱུང་བའི་ཆོས་ཉིད་ཀྱི་ཕྱིར་ན། སྲ་བ་ནི་གཏི་མུག་རྣམ་པར་དག་པ་</text:span><text:soft-page-break/><text:span text:style-name="T59">རྣམ་པར་སྣང་མཛད་དུ་བརྗོད་ལ། དེའི་ཚེ་གང་གི་ཕྱིར་ཀུན་རྫོབ་བྱང་སེམས་ཞུ་བའི་ཁུ་བ་གཤེར་བ་ཉིད་ཡིན་ལ། </text:span></text:p>
      <text:p text:style-name="P14"><text:span text:style-name="T59">གཤེར་བ་ནི་ཆུའི་ཁམས་སུ་བརྗོད་ཅིང་། ཆུ་ནི་མི་བསྐྱོད་པའི་གཟུགས་ཏེ་ངོ་བོ་ཡིན་པ་ཉིད་ཀྱི་ཕྱིར། ཞེ་སྡང་དག་པ་མི་བསྐྱོད་པར་བརྗོད་ཅིང་། </text:span></text:p>
      <text:p text:style-name="P14"><text:span text:style-name="T59">དབང་པོ་གཉིས་ཀྱིས་ཕན་ཚུན་བསྐྱོད་པའི་སྦྱོར་བ་ལས་དྲོད་དེ་མེ་ཁམས་ནི་རྟག་ཏུ་སྐྱེ་བར་འགྱུར་ཞིང་། དྲོད་ནི་འདོད་ཆགས་དག་པ་འོད་དཔག་མེད་རྡོ་རྗེ་ཡིན་ཏེ། འདོད་ཆགས་ནི་དྲོད་དེ་མེ་ཁམས་ལས་འབྱུང་བར་འགྱུར་བས་སོ། །</text:span></text:p>
      <text:p text:style-name="P14"><text:span text:style-name="T59">ཡང་ཀཀྐོ་ལར་ནི་གང་ཞིག་བྱང་སེམས་གཡོ་བ་དེ་ནི་རླུང་གི་ཁམས་ཀྱི་རང་བཞིན་ཅན་ཕྲག་དོག་དག་པའི་དོན་ཡོད་གྲུབ་པ་ཡིན་ཏེ། དོན་ཡོད་གྲུབ་པ་ནི་རླུང་ཁམས་དག་པ་ལས་འབྱུང་བ་ཉིད་ཡིན་པས་སོ། །</text:span></text:p>
      <text:p text:style-name="P29"><text:span text:style-name="T59">ཀུན་ཏུ་རུ་ནི་བདེ་བའི་འདོད་ཆགས་ཀྱི་སེམས་བསྐུལ་བའི་ཁྲག་གི་རང་བཞིན་དུ་འགྱུར་ལ། བདེ་བའི་དགའ་བ་ནི་ནམ་མཁའི་མཚན་ཉིད་ཅན་ཉིད་དེ། དེ་ནི་ནམ་མཁའ་དག་པའི་སེར་སྣ་རྡོ་རྗེར་ཏེ་རིན་འབྱུང་དུ་འགྱུར་ཏེ། སེར་སྣ་ནི་ནམ་མཁའི་ཁམས་ལས་འབྱུང་བ་ཉིད་ཡིན་པས་སོ་ཞེས་པའོ། །</text:span></text:p>
      <text:p text:style-name="P29"><text:span text:style-name="T59">ཕལ་ཆེར་དུ། </text:span></text:p>
      <text:p text:style-name="P32"><text:span text:style-name="T32">བདེ་བ་འདོད་ཆགས་སེམས་ཡིན་ཏེ། །</text:span></text:p>
      <text:p text:style-name="P29"><text:span text:style-name="T59">ཞེས་འདོན་པ་ལེགས་ལ། དེ་ལྟར་ན་ཁ་སྦྱོར་གྱི་བདེ་བ་འདོད་ཆགས་ཀྱི་སེམས་ཚོར་བ་བདེ་བ་ཡིན་ལ། དེའི་དགའ་བ་ཞེས་སོགས་སུ་འཆད་པར་བྱའོ། །</text:span></text:p>
      <text:p text:style-name="P29"><text:span text:style-name="T1">ན༢ </text:span><text:span text:style-name="T18">གཉིས་པ་</text:span><text:span text:style-name="T2">[</text:span><text:span text:style-name="T1">དེ་ལས་ཕྱེ་བའི་དབྱེ་བསྡུ་</text:span><text:span text:style-name="T2">]</text:span><text:span text:style-name="T18">ལ། </text:span><text:span text:style-name="T1">པ༡ </text:span><text:span text:style-name="T18">སྤྱིར་བསྟན་པ་དང་། </text:span><text:span text:style-name="T1">པ༢ </text:span><text:span text:style-name="T18">བྱེ་བྲག་ཏུ་བཤད་པ་གཉིས་ཀྱི། </text:span></text:p>
      <text:p text:style-name="P14"><text:soft-page-break/><text:span text:style-name="T59">པ༡ དང་པོ་ནི། </text:span></text:p>
      <text:p text:style-name="P24"><text:span text:style-name="T49">སེམས་ནི་ཆེན་པོ་གཅིག་ཉིད་ལས། །ལྔ་ཡིས་གཟུགས་ཀྱིས་རྣམ་པར་མཚོན། །</text:span></text:p>
      <text:p text:style-name="P24"><text:span text:style-name="T49">རིགས་ནི་ལྔ་པོ་དེ་ཉིད་ལས། །སྟོང་ཕྲག་དུ་མ་སྐྱེས་པ་ཉིད། །</text:span></text:p>
      <text:p text:style-name="P24"><text:span text:style-name="T49">དེ་ཕྱིར་འདི་དག་རང་བཞིན་གཅིག །བདེ་ཆེན་མཆོག་ཏུ་ཕན་པ་ཉིད། །</text:span></text:p>
      <text:p text:style-name="P14"><text:span text:style-name="T59">ཅེས་པ་སྟེ། </text:span><text:span text:style-name="T38">(</text:span><text:span text:style-name="T40">༡༨༩བ</text:span><text:span text:style-name="T38">)</text:span><text:span text:style-name="T59">དེ་ལ་དབྱེ་བསྡུ་རགས་རིམ་ནི། བྱང་ཆུབ་ཀྱི་སེམས་ནི་ཆེན་པོ་གཅིག་ཉིད་ལས་བཤད་མ་ཐག་པའི་རིགས་ལྔའི་གཟུགས་ཏེ་རང་བཞིན་ཉིད་ཀྱི་རྣམ་པར་མཚོན་པར་བྱེད་ཅིང་། རྩ་བའི་རིགས་ནི་ལྔ་པོ་ཉིད་ལས་ཀྱང་རིགས་སྟོང་ཕྲག་དུ་མའང་སྐྱེས་པ་ཉིད་དུ་འགྱུར་བའི་རྒྱུ་མཚན་དེའི་ཕྱིར་ན། རིགས་འདི་དག་ཐམས་ཅད་ཀྱི་རང་བཞིན་ནི་གཅིག་ཡིན་ཏེ། རྩ་བའི་ལྷན་སྐྱེས་ཀྱི་བདེ་བ་ཆེན་པོ་མཆོག་ཏུ་ཕན་པ་ཉིད་ཡིན་པའི་ཕྱིར་རོ་ཞེས་པའོ། །</text:span></text:p>
      <text:p text:style-name="P14"><text:span text:style-name="T59">པ༢ གཉིས་པ་</text:span><text:span text:style-name="T33">[</text:span><text:span text:style-name="T34">བྱེ་བྲག་ཏུ་བཤད་པ་</text:span><text:span text:style-name="T33">]</text:span><text:span text:style-name="T59">ནི། </text:span></text:p>
      <text:p text:style-name="P13"><text:span text:style-name="T51">འདོད་ཆགས་ལ་སོགས་སེམས་ལྔ་ཡི། །</text:span></text:p>
      <text:p text:style-name="P13"><text:span text:style-name="T51">དབྱེ་བས་ལྔ་རུ་འགྲོ་བར་འགྱུར། །</text:span></text:p>
      <text:p text:style-name="P13"><text:span text:style-name="T51">གང་གཱའི་ཀླུང་ནི་བཅུ་ཡི་བྱེ་སྙེད་ཉིད། །</text:span></text:p>
      <text:p text:style-name="P13"><text:span text:style-name="T51">རིགས་གཅིག་ལ་ནི་དེ་བཞིན་གཤེགས་པའི་ཚོགས། །</text:span></text:p>
      <text:p text:style-name="P13"><text:span text:style-name="T51">རིགས་ཀྱི་ཚོགས་ལ་རིགས་ནི་དུ་མ་རྣམས། །</text:span></text:p>
      <text:p text:style-name="P13"><text:span text:style-name="T51">དེ་རྣམས་རིགས་ལ་རིགས་ནི་རྣམ་པ་བརྒྱ། །</text:span></text:p>
      <text:p text:style-name="P13"><text:span text:style-name="T51">དེ་རྣམས་ལ་ཡང་འབུམ་ཕྲག་རིགས་ཆེན་རྣམས། །</text:span></text:p>
      <text:p text:style-name="P13"><text:span text:style-name="T51">བྱེ་བའི་རིགས་ལ་གྲངས་ནི་མེད་པར་འགྱུར། །</text:span></text:p>
      <text:p text:style-name="P13"><text:soft-page-break/><text:span text:style-name="T51">དེ་ལ་རིགས་ལ་གྲངས་མེད་རིགས་རྣམས་ཉིད། །</text:span></text:p>
      <text:p text:style-name="P13"><text:span text:style-name="T51">མཆོག་ཏུ་དགའ་བའི་རིགས་ལས་བྱུང་བ་རྣམས། །</text:span></text:p>
      <text:p text:style-name="P14"><text:span text:style-name="T59">ཞེས་པ་སྟེ། རིགས་སྟོང་ཕྲག་དུ་མར་འགྱུར་ཚུལ་གྱི་དབྱེ་བསྡུ་ཇི་ལྟར་ཞེ་ན། བདེ་བ་ཆེན་པོ་གཅིག་ཉིད་ལ་འདོད་ཆགས་དང་ཞེ་སྡང་ལ་སོགས་པའི་རང་བཞིན་གྱི་སེམས་ལྔ་ཡི་དབྱེ་བས་བཤད་པ་ལྟར་གྱི་རིགས་ལྔ་རུ་འགྲོ་བར་འགྱུར་ལ། རྒྱས་པར་ཕྱེ་ན་ཆུ་བོ་གང་གཱའི་ཀླུང་ནི་བཅུ་ཡི་བྱེ་མའི་གྲངས་དེ་སྙེད་ཉིད་དང་མཉམ་པའི་རིགས་སུའང་འགྱུར་རོ། །</text:span></text:p>
      <text:p text:style-name="P14"><text:span text:style-name="T59">དེ་ཇི་ལྟར་སྙམ་ན། ལྷན་སྐྱེས་གསང་ཆེན་རིགས་གཅིག་པུ་དེ་ལ་ནི་གོང་དུ་བཤད་པའི་དེ་བཞིན་གཤེགས་པའི་རིགས་ཀྱི་ཚོགས་ལྔ་འབྱུང་བ་རྩ་བའི་རིགས་ལྔ་དང་། རྩ་བའི་རིགས་ཀྱི་ཚོགས་ལྔ་ལ་སོ་སོར་ནང་ཚན་གྱི་རིགས་ཆུང་ལྔ་ལྔར་ཕྱེ་བས་རིགས་ནི་དུ་མ་རྣམས་ཏེ་ཉེར་ལྔར་འགྱུར་ལ། དེ་རྣམས་ཀྱིས་རིགས་ལ་ཐབས་ཤེས་ཀྱི་དབྱེ་བས་ཕྱེ་ནས་ལྔ་བཅུ། དེ་ལ་ལུས་དང་བསམ་པའམ་རྟེན་དང་བརྟེན་པའི་དབྱེ་བས་ཕྱེ་ནས་རིགས་ནི་རྣམ་པ་བརྒྱར་འགྱུར་ཏེ། </text:span></text:p>
      <text:p text:style-name="P14"><text:span text:style-name="T59">དུས་འཁོར་འགྲེལ་ཆེན་ལས། རྩ་བའི་རིགས་ལྔའི་</text:span><text:span text:style-name="T2">(</text:span><text:span text:style-name="T1">༡༩༠ན</text:span><text:span text:style-name="T2">)</text:span><text:span text:style-name="T59">རེ་རེ་ལ་ལྔ་ལྔར་ཕྱེ་བས་ཉི་ཤུ་རྩ་ལྔའོ། །བདེ་བ་ཆེན་པོ་དང་དྲུག་དྲུག་ཏུ་ཕྱེ་བས་སུམ་ཅུ་རྩ་དྲུག་གོ། །གོང་མ་ལ་ཐབས་དང་ཤེས་རབ་ཀྱི་དབྱེ་བས་ལྔ་བཅུའོ། ། དེ་ལ་ལུས་དང་བསམ་པའི་དབང་གི་རིགས་བརྒྱའོ། །ཞེས་པ་ལྟར་རོ། །</text:span></text:p>
      <text:p text:style-name="P14"><text:span text:style-name="T59">རིགས་བརྒྱ་པོ་དེ་རྣམས་ལ་ཡང་སྔར་བཞིན་བརྒྱར་ཕྱེ་བས་འབུམ་ཕྲག་གི་རིགས་ཆེན་རྣམས་སུ་འགྱུར་ལ། དེ་ཡང་སྔར་ལྟར་བརྒྱར་ཕྱེ་བས་བྱེ་བའི་རིགས་དང་། དེ་ལ་ཡང་སྔར་ལྟར་ཕྱེ་བས་རིགས་གྲངས་ནི་མེད་པར་འགྱུར་ཞིང་། དེའང་མང་དུ་ཕྱེ་ན་གཾ་གཱའི་ཀླུང་བཅུའི་བྱེ་མ་སྙེད་དང་མཉམ་པར་འགྱུར་བའོ། །</text:span></text:p>
      <text:p text:style-name="P14"><text:soft-page-break/><text:span text:style-name="T59">བསྡུ་ན། དེ་ལ་བཤད་པ་ལྟར་རིགས་ལ་གྲངས་མེད་པའི་རིགས་རྣམས་སུ་ཕྱེ་བ་ཉིད་ཀྱང་རྩབ་མཆོག་ཏུ་དགའ་བ་ལྷན་ཅིག་སྐྱེས་པའི་རིགས་གཅིག་པུ་ལས་བྱུང་བ་རྣམས་སོ་ཞེས་པའི་དོན་ཏོ། །</text:span></text:p>
      <text:p text:style-name="P14"><text:span text:style-name="T59">འདིར་འགྲེལ་བྱེད་མང་པོས། རྩ་བའི་རིགས་རེ་ལ་གཾ་གཱའི་ཀླུང་བཅུའི་བྱེ་མ་སྙེད་ཀྱི་དེ་བཞིན་གཤེགས་པའི་རིགས་འབྱུང་བ་སོགས་སྤྲོས་ནས་འཆད་པ་ལ་འགལ་བ་ཆེར་མི་འབྱུང་མོད་ཀྱང་། གཞུང་གི་ཚིག་དོན་འོག་མ་དང་འབྲེལ་ཆགས་པར་མ་མཐོང་སྟེ། རིགས་གཅིག་ལས་ལྔ་དང་། དེ་ལས་དུ་མ་རྣམས་དང་། དེ་ལས་བརྒྱ་དང་འབུམ་སོགས་དབྱེ་བའི་རིམ་པ་དང་མ་མཐུན་པའི་ཕྱིར་རོ། །</text:span></text:p>
      <text:p text:style-name="P14"><text:span text:style-name="T59">གཞུང་འདི་དག་གི་སྐབས་འགའ་ཞིག་ཙམ་དྲང་དོན་དང་ཕལ་ཆེར་ངེས་དོན་དུ་སྣང་བས་བཤད་པ་ཡང་ཡིག་སྤྱི་དང་ཕལ་ཆེར་སྦས་བཤད་དང་དགོངས་མིན་གྱི་བཤད་པའོ། །</text:span></text:p>
      <text:p text:style-name="P14"><text:span text:style-name="T59">ཇ༣ གསུམ་པ་</text:span><text:span text:style-name="T33">[</text:span><text:span text:style-name="T34">ལེའུའི་མཚན་</text:span><text:span text:style-name="T33">]</text:span><text:span text:style-name="T59">ནི། </text:span></text:p>
      <text:p text:style-name="P15"><text:span text:style-name="T46">ཀྱེའི་རྡོ་རྗེ་མཁའ་འགྲོ་མ་དྲ་བའི་སྡོམ་པ་ལས། དངོས་གྲུབ་གཏན་ལ་དབབ་པའི་ལེའུ་སྟེ། གཉིས་པའོ།། །།</text:span></text:p>
      <text:p text:style-name="P14"><text:span text:style-name="T59">ཞེས་པ་སྟེ། ཀྱེའི་རྡོ་རྗེ་དང་མཁའ་འགྲོ་མའི་དྲ་བ་དང་དེ་སྡོམ་པ་རྣམས་བཤད་ཟིན་ལ། དེ་ལྟ་བུའི་གཞུང་ལས་རིམ་གཉིས་དང་ཕྱག་རྒྱའི་དངོས་གྲུབ་སྒྲུབ་ཚུལ་གཏན་ལ་དབབ་པ་གསལ་བར་སྟོན་པའི་ལེའུ་སྟེ། གཞུང་དུམ་ཚན་གཉིས་པའོ་ཞེས་གསུངས་ཟིན་པའི་དོན་ཏོ། །</text:span><text:span text:style-name="T38">(</text:span><text:span text:style-name="T40">༡༩༠བ</text:span><text:span text:style-name="T38">)</text:span></text:p>
      <text:p text:style-name="P14"><text:span text:style-name="T59">ལེའུ་གཉིས་པ་བཤད་ཟིན་ཏོ།། །།</text:span></text:p>
      <text:p text:style-name="P1"/>
      <text:p text:style-name="P2"><text:span text:style-name="T66">བརྟག་པ་ཕྱི་མ། </text:span><text:span text:style-name="T59">གསུམ་པ་རྒྱུད་ཐམས་ཅད་ཀྱི་གླེང་གཞི་དང་གསང་བའི་སྐད་ཀྱི་ལེའུ།</text:span></text:p>
      <text:p text:style-name="P43"/>
      <text:p text:style-name="P14"><text:span text:style-name="T1">ཆ༣ </text:span><text:span text:style-name="T18">ད་ནི་ལེའུ་གསུམ་པ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དང་པོར་སྡོམ་པའི་རྣམ་དབྱེ། བཅུ་པར་དབང་བསྐུར། དྲུག་པར་སྤྱོད་པ། དགུ་པར་སྐྱེ་མཆེད། བདུན་པར་ངག་གི་བརྡ་ལ་སོགས་པ་ཁ་སྐོང་བའི་ཕྱིར་དུ་ལེའུ་འདི་གསུངས་སོ། །</text:span></text:p>
      <text:p text:style-name="P14"><text:span text:style-name="T59">ལེའུ་སྔ་ཕྱིའི་འབྲེལ་ནི། ལེའུ་གཉིས་པར་རིམ་གཉིས་དང་ཕྱག་རྒྱའི་དངོས་གྲུབ་སྒྲུབ་ཚུལ་གསུངས་པ་དེ་ལ་སྔོན་དུ་སྨིན་བྱེད་ཀྱི་དབང་དང་ཁྱད་པར་དབང་གསུམ་པ་དང་། དེའི་ཡེ་ཤེས་རྟོགས་པར་བྱེད་པ་ལ་དགའ་བ་དང་སྐད་ཅིག་མའི་དབྱེ་བ་ལ་སོགས་པ་རྟོགས་དགོས་པས། དེ་དག་སྟོན་པའི་ལེའུ་འདི་འཆད་པར་འབྲེལ་ལོ། །</text:span></text:p>
      <text:p text:style-name="P14"><text:span text:style-name="T59">ལེའུའི་མངོན་རྟོགས་ནི། ལམ་སྨིན་བྱེད་དབང་བཞི་དང་། གྲོལ་བྱེད་རིམ་པ་གཉིས་དང་། གྲོགས་དམ་ཚིག་དང་། སྤྱོད་པ་ཐམས་ཅད་དང་འབྲེལ་ལོ། །</text:span></text:p>
      <text:p text:style-name="P14"><text:span text:style-name="T1">ཇ༢ </text:span><text:span text:style-name="T18">གཉིས་པ་</text:span><text:span text:style-name="T2">[</text:span><text:span text:style-name="T1">ལེའུའི་དོན་</text:span><text:span text:style-name="T2">]</text:span><text:span text:style-name="T18">ལ། </text:span><text:span text:style-name="T1">ཉ༡ </text:span><text:span text:style-name="T18">མཚམས་སྦྱར་བ་དང་། </text:span><text:span text:style-name="T1">ཉ༢ </text:span><text:span text:style-name="T18">གཞུང་དངོས་གཞི་གཉིས་ཀྱི། </text:span></text:p>
      <text:p text:style-name="P14"><text:span text:style-name="T59">ཉ༡ དང་པོ་ནི། </text:span></text:p>
      <text:p text:style-name="P15"><text:span text:style-name="T46">དེ་ནས་རྡོ་རྗེ་ཅན་གྱིས་རྣལ་འབྱོར་མ་རྣམས་ལ། རྒྱུད་ཐམས་ཅད་ཀྱི་གླེང་གཞི་ཞེས་བྱ་བའི་ཐབས་བཀའ་སྩལ་པ། </text:span></text:p>
      <text:p text:style-name="P24"><text:span text:style-name="T49">སྡོམ་པ་དང་ནི་དབང་དང་ཡང་། །དེ་བཞིན་དགོངས་པའི་སྐད་ཉིད་དང་། །</text:span></text:p>
      <text:p text:style-name="P24"><text:soft-page-break/><text:span text:style-name="T49">དགའ་དང་སྐད་ཅིག་དབྱེ་བ་དང་། །གཞན་ཡང་བཟའ་བ་ལ་སོགས་པ། །</text:span></text:p>
      <text:p text:style-name="P27"><text:span text:style-name="T59">ཞེས་པ་སྟེ། ལེའུ་གཉིས་པ་གསུངས་པའི་རྗེས་དེ་ནས་རྡོ་རྗེ་ཅན་གྱིས་ཏེ་སྟོན་པ་ཀྱེའི་རྡོ་རྗེས་བདག་མེད་མ་ལ་སོགས་པའི་རྣལ་འབྱོར་མ་རྣམས་ལ་ཐབས་ཤེས་ཀྱི་རྒྱུད་ཐམས་ཅད་ཀྱི་གླེང་གཞི་ཞེས་བྱ་བ་རྒྱུད་དོན་རྟོགས་པར་བྱེད་པའི་ཐབས་བཀའ་སྩལ་པ་ནི། གང་ཞེ་ན། ཨེ་ཝཾ་གིས་བསྡུས་པའི་སྡོམ་པ་དང་ནི། དེ་ཤེས་པར་བྱེད་པའི་ཐབས་དབང་དང་། ཡང་དེ་བཞིན་དུ་དགོངས་ཏེ་གསུངས་པའི་བརྡ་སྐད་ཉིད་དང་། དགའ་བ་བཞི་དང་། སྐད་ཅིག་མ་བཞིའི་དབྱེ་བ་དང་། གཞན་ཡང་སྤྱོད་པ་དང་། སྐྱེ་མཆེད་ཀྱི་དག་པ་དང་། རྣལ་འབྱོར་གྱི་བཟའ་བ་ལ་སོགས་པ་རྣམས་བཤད་པར་བྱ་ཞེས་པའི་དོན་ཏོ། །</text:span><text:span text:style-name="T38">(</text:span><text:span text:style-name="T40">༡༩༡ན</text:span><text:span text:style-name="T38">)</text:span></text:p>
      <text:p text:style-name="P14"><text:span text:style-name="T1">ཉ༢ </text:span><text:span text:style-name="T18">གཉིས་པ</text:span><text:span text:style-name="T1">་</text:span><text:span text:style-name="T2">[</text:span><text:span text:style-name="T1">གཞུང་དངོས་གཞི་</text:span><text:span text:style-name="T2">]</text:span><text:span text:style-name="T18">ལ། </text:span><text:span text:style-name="T1">ཏ༡ </text:span><text:span text:style-name="T18">སྡོམ་པའི་རྣམ་དབྱེ། </text:span><text:span text:style-name="T1">ཏ༢ </text:span><text:span text:style-name="T18">དབང་གི་རྣམ་གཞག །</text:span><text:span text:style-name="T1">ཏ༣ </text:span><text:span text:style-name="T18">སྤྱོད་པའི་ཚུལ། </text:span><text:span text:style-name="T1">ཏ༤ </text:span><text:span text:style-name="T18">དབང་པོའི་དག་པ། </text:span><text:span text:style-name="T1">ཏ༥ </text:span><text:span text:style-name="T18">གསང་བའི་བརྡ་སྐད་དང་ལྔ་ལས། </text:span></text:p>
      <text:p text:style-name="P14"><text:span text:style-name="T1">ཏ༡ </text:span><text:span text:style-name="T18">དང་པོ་ལ། </text:span><text:span text:style-name="T1">ཐ༡ </text:span><text:span text:style-name="T18">མདོར་བསྟན་དང་། </text:span><text:span text:style-name="T1">ཐ༢ </text:span><text:span text:style-name="T18">རྒྱས་བཤད་གཉིས་ཀྱི། </text:span></text:p>
      <text:p text:style-name="P14"><text:span text:style-name="T59">ཐ༡ དང་པོ་ནི། </text:span></text:p>
      <text:p text:style-name="P15"><text:span text:style-name="T46">དེ་ལ་སྡོམ་པ་བཀའ་སྩལ་པ། </text:span></text:p>
      <text:p text:style-name="P24"><text:span text:style-name="T49">སངས་རྒྱས་ཀུན་གྱི་སྡོམ་པ་ནི། །ཨེ་ཝཾ་རྣམ་པར་རབ་ཏུ་གནས། །</text:span></text:p>
      <text:p text:style-name="P24"><text:span text:style-name="T49">ཨེ་ཝཾ་རྣམ་པ་བདེ་ཆེན་པོ། །དབང་ལས་ཡང་དག་ཤེས་པར་འགྱུར། །</text:span></text:p>
      <text:p text:style-name="P14"><text:span text:style-name="T59">ཞེས་པ་སྟེ། བཤད་བྱའི་ལུས་རྣམ་གཞག་དེ་ལ། ཐོག་མར་སྡོམ་པ་བཀའ་སྩལ་པ་ནི། སངས་རྒྱས་ཀུན་གྱི་ཐབས་ཤེས་ཀྱི་སྡོམ་པ་ནི་ཡི་གེ་ཨེ་ཝཾ་གི་རྣམ་པར་ཏེ་དོན་དུ་རབ་ཏུ་གནས་ལ། ཨེ་ཝཾ་གི་རྣམ་</text:span><text:soft-page-break/><text:span text:style-name="T59">པ་སྟེ་དོན་བདེ་བ་ཆེན་པོ་དེ་ནི་དབང་གོང་མ་རྣམས་བསྐུར་བ་ལས་ཡང་དག་པར་ཤེས་ཤིང་མངོན་དུ་བྱེད་པར་འགྱུར་ཞེས་སྤྱིར་བསྟན་པའོ། །</text:span></text:p>
      <text:p text:style-name="P14"><text:span text:style-name="T1">ཐ༢ </text:span><text:span text:style-name="T18">གཉིས་པ་</text:span><text:span text:style-name="T2">[</text:span><text:span text:style-name="T1">རྒྱས་བཤད་</text:span><text:span text:style-name="T2">]</text:span><text:span text:style-name="T18">ལ། </text:span><text:span text:style-name="T1">ད༡ </text:span><text:span text:style-name="T18">ཞུས་པ་དང་། </text:span><text:span text:style-name="T1">ད༢ </text:span><text:span text:style-name="T18">ལན་གཉིས་ཀྱི། </text:span></text:p>
      <text:p text:style-name="P14"><text:span text:style-name="T59">ད༡ དང་པོ་ནི། </text:span></text:p>
      <text:p text:style-name="P15"><text:span text:style-name="T46">དེ་ནས་རྣལ་འབྱོར་མ་རྣམས་ཀྱིས་བཅོམ་ལྡན་འདས་རྡོ་རྗེ་སེམས་དཔའ་ལ་འདི་སྐད་ཅེས་གསོལ་ཏོ། །</text:span></text:p>
      <text:p text:style-name="P25"><text:span text:style-name="T51">བཅོམ་ལྡན་སྟོན་པ་འགྲོ་བའི་བླ། །མཁའ་འགྲོ་མ་ཡི་སྡོམ་པ་ཉིད། །</text:span></text:p>
      <text:p text:style-name="P25"><text:span text:style-name="T51">ཨེ་ཝཾ་རྣམ་པ་ཅི་ཞེས་བརྗོད། །རིམ་པ་ཇི་ལྟར་བཤད་དུ་གསོལ། །</text:span></text:p>
      <text:p text:style-name="P14"><text:span text:style-name="T59">ཞེས་པ་སྟེ། དེ་ནས་རྣལ་འབྱོར་མ་རྣམས་ཀྱིས་བཅོམ་ལྡན་འདས་རྡོ་རྗེ་སེམས་དཔའ་སྟེ་སྟོན་པ་ལ་ཞུ་བ་འདི་སྐད་ཅེས་གསོལ་ཏོ། །</text:span></text:p>
      <text:p text:style-name="P14"><text:span text:style-name="T59">ཀྱེ་བཅོམ་ལྡན་འདས་སྟོན་པ་འགྲོ་བའི་བླ་མ་ཞེས་བསྟོད་ཅིང་བོས་ནས། མཁའ་འགྲོ་མ་ཡི་སྡོམ་པ་ཉིད་ནི་ཡི་གེ་ཨེ་ཝཾ་གི་རྣམ་པ་སྟེ། དོན་དུ་རྒྱུ་མཚན་ཇི་སྐད་ཅེས་བགྱི་བས་བརྗོད། དེའི་ཚུལ་གྱི་རིམ་པ་ཇི་ལྟར་ལགས། བཤད་དུ་གསོལ་ཞེས་ཞུས་པའོ། །</text:span></text:p>
      <text:p text:style-name="P14"><text:span text:style-name="T4">ད༢ </text:span><text:span text:style-name="T22">གཉིས་པ་</text:span><text:span text:style-name="T5">[</text:span><text:span text:style-name="T4">ལན་</text:span><text:span text:style-name="T5">]</text:span><text:span text:style-name="T22">ལ། </text:span><text:span text:style-name="T4">ན༡ </text:span><text:span text:style-name="T22">ཨེ་ཝཾ་གི་སྡོམ་པ་དང་། </text:span><text:span text:style-name="T4">ན༢ </text:span><text:span text:style-name="T22">དེ་ཤེས་པའི་ཐབས་བསྟན་པ་གཉིས་ཀྱི།</text:span><text:span text:style-name="T18"> </text:span></text:p>
      <text:p text:style-name="P14"><text:span text:style-name="T59">ན༡ དང་པོ་ནི། </text:span></text:p>
      <text:p text:style-name="P15"><text:span text:style-name="T46">བཅོམ་ལྡན་འདས་ཀྱིས་བཀའ་སྩལ་པ། </text:span><text:span text:style-name="T39">(</text:span><text:span text:style-name="T40">༡༩༡བ</text:span><text:span text:style-name="T39">)</text:span></text:p>
      <text:p text:style-name="P24"><text:span text:style-name="T49">ཨེ་ཡི་ཆ་བྱད་བཟང་པོ་གང་། །དབུས་སུ་ཝཾ་གིས་རྣམ་པར་བརྒྱན། །</text:span></text:p>
      <text:p text:style-name="P24"><text:span text:style-name="T49">བདེ་བ་ཐམས་ཅད་ཀྱི་ནི་གནས། །སངས་རྒྱས་རིན་ཆེན་ཟ་མ་ཏོག །</text:span></text:p>
      <text:p text:style-name="P24"><text:soft-page-break/><text:span text:style-name="T49">སྐད་ཅིག་དབྱེ་བས་ཕྱེ་བ་ཉིད། །དགའ་བ་དེ་ལས་སྐྱེས་པར་འགྱུར། །</text:span></text:p>
      <text:p text:style-name="P24"><text:span text:style-name="T49">སྐད་ཅིག་ཤེས་ན་བདེ་ཤེས་པ། །ཨེ་ཝཾ་རྣམ་པར་རབ་ཏུ་གནས། །</text:span></text:p>
      <text:p text:style-name="P14"><text:span text:style-name="T59">ཞེས་པ་སྟེ། སྟོན་པ་བཅོམ་ལྡན་འདས་ཀྱིས་ལན་བཀའ་སྩལ་པ་ནི། འདིར་དོན་གྱི་ཨེ་ཝཾ་སྐྱེ་བའི་གནས་རྟགས་ཀྱི་ཨེ་ཝཾ་ནི་ཤེས་རབ་ཀྱི་པདྨ་ཡི་གེ་ཨེ་ཡི་ཆ་བྱད་བཟང་པོ་གྲུ་གསུམ་པ་གང་གི་དབུས་སུ་སྟེ་ཟེ་འབྲུ་ལ་ཝཾ་ཡིག་གི་རྣམ་པ་རྩ་མཛེས་སྤྱིའམ་ཐབས་ཀྱི་རྡོ་རྗེ་དག་གིས་རྣམ་པར་བརྒྱན་པ། དེ་ཉིད་བདེ་བ་ཆེན་པོ་ཐམས་ཅད་ཀྱི་ནི་འབྱུང་གནས། སྔར་བཤད་པའི་སངས་རྒྱས་རིན་ཆེན་ལྟ་བུ་བཞུགས་པས་ན་རིན་པོ་ཆེའི་སྣོད་ཟ་མ་ཏོག་ལྟ་བུ་ཡིན་ལ། དེ་ལ་བརྟེན་ནས་དོན་གྱི་ཨེ་ཝཾ་འབྱུང་ཚུལ་ནི། དཀྱིལ་འཁོར་འཁོར་ལོའི་མན་ངག་གིས་དུས་སྐད་ཅིག་མ་བཞིའི་དབྱེ་བས་ཕྱེ་བ་ཉིད་ཀྱིས། དགའ་བ་བཞིའི་བདེ་བ་རྟགས་ཀྱི་ཨེ་ཝཾ་དེ་ལས་སྐྱེ་བར་འགྱུར་ལ། སྐད་ཅིག་མ་བཞིའི་རྣམ་དབྱེ་ཤེས་ན་བདེ་བ་ཆེན་པོ་ལྷན་སྐྱེས་ཤེས་པས་དེ་ནི་དོན་གྱི་ཨེ་ཝཾ་བདེ་སྟོང་མི་ཕྱེད་པའི་རྣམ་པར་རབ་ཏུ་གནས་སོ་ཞེས་པའོ། །</text:span></text:p>
      <text:p text:style-name="P14"><text:span text:style-name="T1">ན༢ </text:span><text:span text:style-name="T18">གཉིས་པ་</text:span><text:span text:style-name="T2">[</text:span><text:span text:style-name="T1">དེ་ཤེས་པའི་ཐབས་བསྟན་པ་</text:span><text:span text:style-name="T2">]</text:span><text:span text:style-name="T18">ལ། </text:span><text:span text:style-name="T1">པ༡ </text:span><text:span text:style-name="T18">སྐད་ཅིག་མ་བཞི་མདོར་བསྟན་པ། </text:span><text:span text:style-name="T1">པ༢ </text:span><text:span text:style-name="T18">དེའི་དོན་རྒྱས་པར་བཤད་པ། </text:span><text:span text:style-name="T1">པ༣ </text:span><text:span text:style-name="T18">དེ་ལས་དགའ་བ་བཞི་ངོས་བཟུང་བ་གསུམ་གྱི། </text:span></text:p>
      <text:p text:style-name="P14"><text:span text:style-name="T59">པ༡ དང་པོ་ནི། </text:span></text:p>
      <text:p text:style-name="P24"><text:span text:style-name="T49">སྣ་ཚོགས་དང་ནི་རྣམ་སྨིན་དང་། །རྣམ་ཉེད་དེ་བཞིན་མཚན་ཉིད་བྲལ། །</text:span></text:p>
      <text:p text:style-name="P24"><text:span text:style-name="T49">སྐད་ཅིག་བཞི་ནི་རབ་ཤེས་པས། །དེ་ལྟར་རྣལ་འབྱོར་པས་ཤེས་འགྱུར། །</text:span></text:p>
      <text:p text:style-name="P14"><text:span text:style-name="T59">ཞེས་པ་སྟེ། སྐད་ཅིག་མ་བཞི་གང་ཞེ་ན། དུས་དང་པོར་རྣམ་པ་སྣ་ཚོགས་པ་དང་ནི། གཉིས་པར་རྣམ་པར་སྨིན་པ་དང་། གསུམ་པར་རྣམ་པར་ཉེད་པ་དང་། དེ་བཞིན་དུ། བཞི་པར་མཚན་ཉིད་དང་</text:span><text:soft-page-break/><text:span text:style-name="T59">བྲལ་བ་སྟེ། སྐད་ཅིག་མ་བཞིའི་དབྱེ་བ་ནི་རབ་ཏུ་ཤེས་པས་སྐད་ཅིག་མ་དེ་ལྟར་ལྷན་སྐྱེས་ཀྱི་བདེ་ཆེན་ཡང་རྣལ་འབྱོར་པས་ཤེས་པར་འགྱུར་ཞེས་པའོ། །</text:span></text:p>
      <text:p text:style-name="P14"><text:span text:style-name="T59">པ༢ གཉིས་པ་</text:span><text:span text:style-name="T33">[</text:span><text:span text:style-name="T34">དེའི་དོན་རྒྱས་པར་བཤད་པ་</text:span><text:span text:style-name="T33">]</text:span><text:span text:style-name="T59">ནི། </text:span><text:span text:style-name="T38">(</text:span><text:span text:style-name="T40">༡༩༢ན</text:span><text:span text:style-name="T38">)</text:span></text:p>
      <text:p text:style-name="P18"><text:span text:style-name="T51">འཁྱུད་དང་ཙུམ་བྷ་ལ་སོགས་པ། །</text:span></text:p>
      <text:p text:style-name="P18"><text:span text:style-name="T51">སྣ་ཚོགས་རྣམ་པ་སྣ་ཚོགས་བཤད། །</text:span></text:p>
      <text:p text:style-name="P13"><text:span text:style-name="T51">རྣམ་པར་སྨིན་པ་དེ་ལས་བཟློག །</text:span></text:p>
      <text:p text:style-name="P13"><text:span text:style-name="T51">བདེ་བའི་ཡེ་ཤེས་ཟ་བ་ཉིད། །</text:span></text:p>
      <text:p text:style-name="P13"><text:span text:style-name="T51">བདག་གིས་བདེ་བ་ཟོས་པ་ཡི། །</text:span></text:p>
      <text:p text:style-name="P13"><text:span text:style-name="T51">གྲོས་ནི་རྣམ་པར་ཉེད་པར་བརྗོད། །</text:span></text:p>
      <text:p text:style-name="P13"><text:span text:style-name="T51">མཚན་ཉིད་བྲལ་བ་གསུམ་ལས་གཞན། །</text:span></text:p>
      <text:p text:style-name="P13"><text:span text:style-name="T51">ཆགས་དང་ཆགས་བྲལ་རྣམ་པར་སྤངས། །</text:span></text:p>
      <text:p text:style-name="P14"><text:span text:style-name="T59">ཞེས་པ་སྟེ། སྐད་ཅིག་མ་དེ་དག་གི་ཁྱད་པར་ཇི་ལྟ་བུ་ཞེ་ན། ཐབས་ཤེས་གཉིས་འཁྱུད་པ་དང་ཙུམ་བྷ་ན་སྟེ་འོ་བྱེད་པ་ལ་སོགས་པ་རྗེས་ཆགས་ཀྱི་བྱ་བ་སྣ་ཚོགས་བྱེད་པ་ནི་རྣམ་པ་སྣ་ཚོགས་པའི་སྐད་ཅིག་མར་བཤད་ཅིང་། རྣམ་པར་སྨིན་པའི་སྐད་ཅིག་མ་ནི་བྱ་བ་སྣ་ཚོགས་བྱེད་པ་དེ་ལས་བཟློག་ནས་དབང་པོ་གཉིས་སྦྱར་བ་ལས་ཁམས་ཞུ་ནས་བདེ་བའི་ཚོར་བ་ཡེ་ཤེས་ཀྱིས་ཟ་སྟེ་མྱོང་བ་ཉིད་དང་། དེ་ལྟར་བདག་གིས་ཚོར་བ་བདེ་བ་ཟོས་པ་ཡི་གྲོས་ཏེ་འགྲོས་སམ་དེའི་མྱོང་བ་དྲན་པ་ནི་སྡུག་བསྔལ་ལམ་རྟོག་པ་རྣམ་པར་ཉེད་པ་འཇོམས་པའི་སྐད་ཅིག་མར་བརྗོད་པ་དང་། མཚན་ཉིད་དང་བྲལ་བའི་སྐད་ཅིག་མ་ནི་སྔ་མ་གསུམ་ལས་གཞན་པ་སྟེ། བདེ་བ་ཐོབ་པར་འདོད་ཅིང་ཆགས་པ་སྐད་</text:span><text:soft-page-break/><text:span text:style-name="T59">ཅིག་མ་དང་པོ་གཉིས་དང་། བདེ་བས་ཚིམ་ནས་སླར་ཐོབ་འདོད་ཀྱི་ཆགས་པ་དང་བྲལ་བ་རྣམ་ཉེད་ཀྱི་མཚན་ཉིད་ཀྱང་རྣམ་པར་སྤངས་པ་སྟེ། </text:span></text:p>
      <text:p text:style-name="P14"><text:span text:style-name="T59">བདེ་བ་ཆེན་པོའི་རྒྱུད་ལས་ཀྱང་། </text:span></text:p>
      <text:p text:style-name="P22"><text:span text:style-name="T32">འཁྱུད་དང་ཙུམ་བྷ་ལ་སོགས་པ། །སྣ་ཚོགས་དགའ་བ་སྣ་ཚོགས་ཉིད། །</text:span></text:p>
      <text:p text:style-name="P22"><text:span text:style-name="T32">བྷ་གར་ལིང་ག་རབ་སྦྱོར་བ། །རྣམ་པར་སྨིན་པའི་ཡེ་ཤེས་མཆོག །</text:span></text:p>
      <text:p text:style-name="P22"><text:span text:style-name="T32">ཕྱག་རྒྱ་ཉེད་ཕྱིར་རྣམ་པར་ཉེད། །མཚན་ཉིད་བྲལ་བ་དེས་མཚོན་བྱ། །</text:span></text:p>
      <text:p text:style-name="P14"><text:span text:style-name="T59">ཞེས་སོ། །</text:span></text:p>
      <text:p text:style-name="P14"><text:span text:style-name="T59">པ༣ གསུམ་པ་</text:span><text:span text:style-name="T33">[</text:span><text:span text:style-name="T34">དེ་ལས་དགའ་བ་བཞི་ངོས་བཟུང་བ་</text:span><text:span text:style-name="T33">]</text:span><text:span text:style-name="T59">ནི། </text:span></text:p>
      <text:p text:style-name="P24"><text:span text:style-name="T49">སྣ་ཚོགས་དང་པོའི་དགའ་བ་ཉིད། །རྣམ་སྨིན་ལ་ནི་མཆོག་དགའ་ཉིད། །</text:span></text:p>
      <text:p text:style-name="P24"><text:span text:style-name="T49">རྣམ་ཉེད་དགའ་བྲལ་དགའ་བ་ཉིད། །མཚན་བྲལ་ལྷན་ཅིག་སྐྱེས་དགའ་ཉིད། །</text:span></text:p>
      <text:p text:style-name="P14"><text:span text:style-name="T59">ཅེས་པ་སྟེ། དེ་དག་དགའ་བ་བཞིར་ཇི་ལྟར་འཇོག་ཅེ་ན། རྣམ་པ་སྣ་ཚོགས་པའི་སྐད་ཅིག་མ་ནི། དང་པོའི་དགའ་བ་ཉིད་དེ། ཀུན་ནས་འདོད་ཆགས་དང་བཅས་པའི་བདེ་བ་ཆུང་ངུ་མྱོང་བའོ། །</text:span></text:p>
      <text:p text:style-name="P14"><text:span text:style-name="T59">རྣམ་པར་སྨིན་པའི་སྐད་ཅིག་མ་ལ་ནི། མཆོག་ཏུ་དགའ་བ་ཉིད་དུ་བརྗོད་དེ། སྔ་མ་ལས་ཆེས་ལྷག་པའི་བདེ་བ་མྱོང་ཞིང་ཆགས་པའི་རྟོགས་པ་མཐའ་དག་ཞི་བའོ། །</text:span></text:p>
      <text:p text:style-name="P14"><text:span text:style-name="T59">རྣམ་པར་ཉེད་པའི་སྐད་ཅིག་མ་ནི། དགའ་བྲལ་གྱི་དགའ་བ་ཉིད་དེ། བདེ་</text:span><text:span text:style-name="T38">(</text:span><text:span text:style-name="T40">༡༩༢བ</text:span><text:span text:style-name="T38">)</text:span><text:span text:style-name="T59">བ་ཆེན་པོ་མྱོང་བས་རྒྱུད་ཚིམས་ནས་སླར་བདེ་བ་ཐོབ་འདོད་ཀྱི་ཆགས་པ་དང་བྲལ་བའོ། །</text:span></text:p>
      <text:p text:style-name="P14"><text:span text:style-name="T59">མཚན་ཉིད་དང་བྲལ་བའི་སྐད་ཅིག་མ་ནི། ལྷན་ཅིག་སྐྱེས་པའི་དགའ་བ་ཉིད་དེ། ཆགས་བྲལ་གྱི་རྟོག་པ་ཐམས་ཅད་དང་བྲལ་བའི་ཡེ་ཤེས་སོ། །ཞེས་པའི་དོན་ཏོ། །</text:span></text:p>
      <text:p text:style-name="P14"><text:soft-page-break/><text:span text:style-name="T1">ཏ༢ </text:span><text:span text:style-name="T18">གཉིས་པ་</text:span><text:span text:style-name="T2">[</text:span><text:span text:style-name="T1">དབང་གི་རྣམ་གཞག</text:span><text:span text:style-name="T2">]</text:span><text:span text:style-name="T18">ལ། </text:span><text:span text:style-name="T1">ཐ༡ </text:span><text:span text:style-name="T18">དབང་གི་དབྱེ་བ་དང་དག་པ། </text:span><text:span text:style-name="T1">ཐ༢ </text:span><text:span text:style-name="T18">དགོས་པ་དང་སྒྲ་དོན། </text:span><text:span text:style-name="T1">ཐ༣ </text:span><text:span text:style-name="T18">དབང་བཞི་བསྐུར་ཚུལ་གསུམ་གྱི། </text:span></text:p>
      <text:p text:style-name="P14"><text:span text:style-name="T59">ཐ༡ དང་པོ་ནི། </text:span></text:p>
      <text:p text:style-name="P24"><text:span text:style-name="T49">སློབ་དཔོན་གསང་བ་ཤེས་རབ་དང་། །བཞི་པ་དེ་ཡང་དེ་བཞིན་ནོ། །</text:span></text:p>
      <text:p text:style-name="P24"><text:span text:style-name="T49">དབང་ནི་བཞི་ཡི་གྲངས་ཀྱིས་ནི། །དགའ་བ་ལ་སོགས་རིམ་ཤེས་བྱ། །</text:span></text:p>
      <text:p text:style-name="P24"><text:span text:style-name="T49">རྒོད་པ་དག་པ་སློབ་དཔོན་ཉིད། །ལྟ་བ་གསང་བ་དེ་བཞིན་ནོ། །</text:span></text:p>
      <text:p text:style-name="P24"><text:span text:style-name="T49">ལག་བཅངས་ལ་ནི་ཤེས་རབ་ཉིད། །གཉིས་གཉིས་འཁྱུད་ལ་དེ་ཡང་ཉིད།</text:span></text:p>
      <text:p text:style-name="P27"><text:span text:style-name="T59">ཅེས་པ་སྟེ། གོང་དུ་ཨེ་ཝཾ་གི་དོན་བདེ་བ་ཆེན་པོ་དབང་ལས་ཤེས་པར་གསུངས་པའི་དབང་གང་ཞེ་ན། བུམ་དབང་ཡོངས་སུ་རྫོགས་ནས་རྡོ་རྗེ་སློབ་དཔོན་དུ་བྱེད་བའི་དབང་དང་། སློབ་དཔོན་ཡབ་ཡུམ་གྱི་བྱང་སེམས་གསང་བའི་རྫས་ཀྱིས་བསྐུར་བའི་དབང་དང་། ཤེས་རབ་མ་ལ་བརྟེན་ནས་ཡེ་</text:span><text:span text:style-name="T76">ཤེས་བསྐྱེད་པའི་དབང་དང་། དབང་བཞི་པ་དེ་ཡང་དབང་གསུམ་པའི་ཡེ་ཤེས་དཔེར་བྱས་ནས་དེ་བཞིན་དུ་ཡུལ་དང་ཡུལ་ཅན་དབྱེར་མེད་པའི་དོན་གྱིས་ཡེ་ཤེས་ཚིག་ཙམ་གྱིས་ངོ་སྤྲོད་པ་རྣམས་ཡིན་ནོ།།</text:span></text:p>
      <text:p text:style-name="P14"><text:span text:style-name="T59">དེ་ལྟར་དབང་ནི་བཞི་ཡི་གྲངས་ཀྱིས་ནི་དགའ་བ་བཞི་དང་སྐད་ཅིག་མ་བཞི་ལ་སོགས་པ་གོ་རིམ་བཞིན་དུ་ཤེས་པར་བྱའོ། །</text:span></text:p>
      <text:p text:style-name="P14"><text:span text:style-name="T59">དེའི་དག་པ་ནི་འདོད་ཁམས་པའི་ཆགས་པ་བཞི་དག་པ་དབང་བཞི་སྟེ། དེ་ཡང་འཕྲུལ་དགའ་བ་རྒོད་པས་ཚིམས་པའི་ཆགས་པ་དག་པ་སློབ་དཔོན་གྱི་དབང་ཉིད་དང་། གཞན་འཕྲུལ་དབང་བྱེད་པའི་ལྟ་བ་དག་པ་གསང་བའི་དབང་ཡིན་པའང་གོང་མ་དེ་བཞིན་ནོ། །དགའ་ལྡན་པའི་ལག་བཅངས་དག་</text:span><text:soft-page-break/><text:span text:style-name="T59">པ་ལ་ནི་ཤེས་རབ་ཡེ་ཤེས་ཉིད་དང་། སུམ་ཅུ་རྩ་གསུམ་པ་མན་གྱི་ཕོ་མོ་གཉིས་ཀྱི་དབང་པོ་གཉིས་སྦྱར་ཏེ་འཁྱུད་པ་དག་པ་ལ་དབང་བཞི་པ་དེ་ཡང་ཉིད་དོ། །</text:span></text:p>
      <text:p text:style-name="P14"><text:span text:style-name="T59">གཞན་དག་ཏུ་ནི་ཆགས་པ་བཞི་</text:span><text:span text:style-name="T38">(</text:span><text:span text:style-name="T40">༡༩༣ན</text:span><text:span text:style-name="T38">)</text:span><text:span text:style-name="T59">སྦྱོང་བྱེད་ཀྱི་ཐབས་སྟོན་པའི་རྒྱུད་སྡེ་བཞི་དག་པ་དབང་བཞིར་ཡང་གསུངས་སོ། །</text:span></text:p>
      <text:p text:style-name="P14"><text:span text:style-name="T59">ཁ་ཅིག །ལམ་དུ་བྱེད་པའི་ཐབས་ཤེས་དང་པོར་འཛུམ་ཞིང་དགོད་པ་སོགས་དང་། ཆགས་པས་བལྟ་ཞིང་ཙུམ་བྷ་བྱེད་པ་སོགས་དང་། ལག་བཅངས་དང་ནུ་མ་ཉེད་པ་སོགས་དང་། དབང་པོ་སྦྱོར་ཞིང་འཁྱུད་པ་རྣམས་རིམ་པས་དབང་བཞི་དང་གནས་སྐབས་སྦྱར་ནས་འཆད་པ་མི་འཐད་དེ། སྐད་ཅིག་མ་བཞིའི་གནས་སྐབས་དང་། དགའ་བ་བཞིའི་རྟོག་པ་འགག་ཚུལ་སོགས་དང་མི་མཐུན་པ་ཆེས་མང་བའི་ཕྱིར་རོ། །</text:span></text:p>
      <text:p text:style-name="P14"><text:span text:style-name="T59">ཐ༢ གཉིས་པ་</text:span><text:span text:style-name="T33">[</text:span><text:span text:style-name="T34">དགོས་པ་དང་སྒྲ་དོན་</text:span><text:span text:style-name="T33">]</text:span><text:span text:style-name="T59">ནི། </text:span></text:p>
      <text:p text:style-name="P24"><text:span text:style-name="T49">སེམས་ཅན་རྣམས་ཀྱི་དངོས་གྲུབ་ཕྱིར། །དབང་ནི་རྣམ་པ་བཞི་རུ་བཤད། །</text:span></text:p>
      <text:p text:style-name="P24"><text:span text:style-name="T49">གཏོར་དང་བླུགས་པ་ཞེས་བྱ་འདིས། །དེ་ནི་དབང་ཞེས་བརྗོད་པར་བྱ། །</text:span></text:p>
      <text:p text:style-name="P27"><text:span text:style-name="T59">ཞེས་པ་སྟེ། དེ་ལྟ་བུའི་དབང་ཅིའི་ཕྱིར་གསུངས་ཞེ་ན། སེམས་ཅན་རྣམས་ཀྱིས་སྐུ་བཞིའི་དངོས་གྲུབ་ཐོབ་པར་བྱ་བའི་ཕྱིར་དེའི་ས་བོན་བསྐྲུན་པའི་དབང་ནི་རྣམ་པ་བཞི་རུ་བཤད་ལ། དབང་གི་སྒྲ་དོན་ནི་ཥཱིཉྩ་གཏོར་བའམ་འཁྲུད་པ་དང་། ཥེཀྟ་བླུགས་པ་སྟེ་བུམ་ཆུ་ལ་སོགས་པ་གཏོར་ནས་སྤང་བྱའི་དྲི་མ་འཁྲུད་པ་དང་། ཐོབ་བྱའི་འབྲས་བུ་ལུགས་སུ་བླུགས་པ་ལྟར་འགྲུབ་པ་ཞེས་བྱ་བའི་སྒྲ་དོན་འདིས། རྒྱུ་མཚན་དེས་ན་དབང་ཞེས་བརྗོད་པར་བྱ་ཞེས་པའོ། །</text:span></text:p>
      <text:p text:style-name="P14"><text:soft-page-break/><text:span text:style-name="T1">ཐ༣ </text:span><text:span text:style-name="T18">གསུམ་པ་</text:span><text:span text:style-name="T2">[</text:span><text:span text:style-name="T1">དབང་བཞི་བསྐུར་ཚུལ་</text:span><text:span text:style-name="T2">]</text:span><text:span text:style-name="T18">ལ། </text:span><text:span text:style-name="T1">ད༡ </text:span><text:span text:style-name="T18">སློབ་དཔོན་གྱི་དབང་། </text:span><text:span text:style-name="T1">ད༢ </text:span><text:span text:style-name="T18">གསང་དབང་། </text:span><text:span text:style-name="T1">ད༣ </text:span><text:span text:style-name="T18">ཤེས་རབ་ཡེ་ཤེས། </text:span><text:span text:style-name="T1">ད༤ </text:span><text:span text:style-name="T18">དབང་བཞིའི། </text:span></text:p>
      <text:p text:style-name="P14"><text:span text:style-name="T59">ད༡ དང་པོ་ནི། </text:span></text:p>
      <text:p text:style-name="P24"><text:span text:style-name="T49">ཤེས་རབ་བཅུ་དྲུག་ལོན་པ་ལ། །ལག་པ་དག་གིས་ཡང་དག་འཁྱུད། །</text:span></text:p>
      <text:p text:style-name="P24"><text:span text:style-name="T49">རྡོ་རྗེ་དྲིལ་བུ་མཉམ་སྦྱོར་བ། །སློབ་དཔོན་དབང་དུ་རབ་ཏུ་བརྗོད། །</text:span></text:p>
      <text:p text:style-name="P14"><text:span text:style-name="T59">ཅེས་པ་སྟེ། སློབ་མ་རྡོ་རྗེ་འཆང་ངམ་རྡོར་སེམས་སུ་བསྐྱེད་པ་ཡེ་ཤེས་ཀྱི་ཤེས་རབ་མ་ལོ་གྲངས་བཅུ་དྲུག་ལོན་པའི་ལང་ཚོ་ཅན་ལ་ལག་པ་དག་གིས་ཡང་དག་པར་འཁྱུད་པར་མོས་ཏེ། གཡས་རྡོ་རྗེ་ཐུགས་ཀྱི་དམ་ཚིག་དང་། གཡོན་དྲིལ་བུ་གསུང་གི་དམ་ཚིག་དང་། དབང་པོ་གཉིས་མཉམ་པར་སྦྱོར་བ་ལྷ་སྐུ་ཕྱག་རྒྱ་ཆེན་པོའི་དམ་ཚིག་ལ་གནས་པར་བྱས་པ་ལས་བྱུང་བའི་བདེ་སྟོང་དབྱེར་མེད་</text:span><text:span text:style-name="T38">(</text:span><text:span text:style-name="T40">༡༩༣བ</text:span><text:span text:style-name="T38">)</text:span><text:span text:style-name="T59">ཀྱི་ཏིང་ངེ་འཛིན་སྐྱེས་པ་སློབ་དཔོན་གྱི་དབང་དུ་རབ་ཏུ་བརྗོད་དོ། །ཞེས་པའོ། །</text:span></text:p>
      <text:p text:style-name="P14"><text:span text:style-name="T59">ད༢ གཉིས་པ་</text:span><text:span text:style-name="T33">[</text:span><text:span text:style-name="T34">གསང་དབང་</text:span><text:span text:style-name="T33">]</text:span><text:span text:style-name="T59">ནི། </text:span></text:p>
      <text:p text:style-name="P24"><text:span text:style-name="T49">ཤིན་ཏུ་བཞིན་བཟང་མིག་ཡངས་མ། །གཟུགས་དང་ལང་ཚོས་རྣམ་པར་བརྒྱན། །</text:span></text:p>
      <text:p text:style-name="P24"><text:span text:style-name="T49">མཐེ་བོང་སྲིན་ལག་དག་གིས་ནི། །སློབ་མའི་ཁ་རུ་ལྟུང་བར་བྱ། །</text:span></text:p>
      <text:p text:style-name="P14"><text:span text:style-name="T59">ཞེས་པ་སྟེ། བླ་མས་ཤིན་ཏུ་བྱད་བཞིན་བཟང་ཞིང་མིག་ཡངས་མ་གཟུགས་མཛེས་པ་དང་ལང་ཚོས་རྣམ་པར་བརྒྱན་པའི་ཕྱག་རྒྱ་མཚན་ལྡན་ལ་ཆོ་ག་བཞིན་དུ་སྙོམས་པར་ཞུགས་པའི་བྱང་སེམས་ལག་པའི་མཐེ་བོང་དང་སྲིན་ལག་གིས་ཕྱུང་ནས་ནི། སློབ་མ་ལྷར་བསྐྱེད་པའི་ཁ་རུ་བྱང་སེམས་ལྟུང་བ་སྟེ་ལྷུང་བར་བྱ་ཞིང་། དེས་ཀྱང་མན་ངག་ལྟར་མྱངས་པ་ལས་ཏིང་ངེ་འཛིན་སྐྱེས་པ་གསང་དབང་ཡིན་ནོ། །ཞེས་པའོ། །</text:span></text:p>
      <text:p text:style-name="P14"><text:soft-page-break/><text:span text:style-name="T1">ད༣ </text:span><text:span text:style-name="T18">གསུམ་པ་</text:span><text:span text:style-name="T2">[</text:span><text:span text:style-name="T1">ཤེས་རབ་ཡེ་ཤེས་ཀྱི་དབང་</text:span><text:span text:style-name="T2">]</text:span><text:span text:style-name="T18">ལ། </text:span><text:span text:style-name="T1">ན༡ </text:span><text:span text:style-name="T18">ཤེས་རབ་མ་གཏད་པ། </text:span><text:span text:style-name="T1">ན༢ </text:span><text:span text:style-name="T18">མཆོད་ཅིང་གསོལ་བ་གདབ་པ། </text:span><text:span text:style-name="T1">ན༣ </text:span><text:span text:style-name="T18">ཡེ་ཤེས་ངོ་སྤྲོད་པ་གསུམ་གྱི། </text:span></text:p>
      <text:p text:style-name="P14"><text:span text:style-name="T59">ན༡ དང་པོ་ནི། </text:span></text:p>
      <text:p text:style-name="P24"><text:span text:style-name="T49">སྟོན་པས་ཤེས་རབ་རབ་ཏུ་མཆོད། །རྗེད་པར་བྱས་ནས་གཏད་པར་བྱ། །</text:span></text:p>
      <text:p text:style-name="P24"><text:span text:style-name="T49">སྟོན་པས་སྨྲས་པ་སེམས་དཔའ་ཆེ། །ཕྱག་རྒྱ་བདེ་བ་ལྡན་པ་ཁྱེར། །</text:span></text:p>
      <text:p text:style-name="P24"><text:span text:style-name="T49">ཕྲག་དོག་ཁྲོ་བ་རྣམ་སྤངས་པའི། །སློབ་མ་ཆེར་གྱུར་ཤེས་ནས་ནི། །</text:span></text:p>
      <text:p text:style-name="P24"><text:span text:style-name="T49">སྟོན་པས་དེ་ལ་གནང་བ་སྦྱིན། །ཀུན་ཏུ་རུ་གྱིས་རྡོ་རྗེ་འཛིན། །</text:span></text:p>
      <text:p text:style-name="P14"><text:span text:style-name="T59">ཞེས་པ་སྟེ། དེ་ནས་སྟོན་པ་སྟེ་བླ་མས་ཤེས་རབ་མ་དེ་རབ་ཏུ་མཆོད་པ་དང་རྗེད་པ་སྟེ་བསྔགས་པ་བརྗོད་པར་བྱས་ནས་སློབ་མ་ལ་གཏད་པར་བྱ་སྟེ། ཇི་ལྟར་ཞེ་ན། སྟོན་པ་སྟེ་བླ་མས་སྨྲས་པ། སེམས་དཔའ་ཆེན་པོ་ཞེས་བོས་ནས། ལས་ཀྱི་ཕྱག་རྒྱ་བདེ་བ་སྟེར་བ་དང་ལྡན་པ་འདི་ཁྱེར་ཅིག་ཅེས་ཕྲག་དོག་དང་ཁྲོ་བ་རྣམ་པར་སྤངས་པའི་སློབ་མ་སྐལ་ལྡན་ཆེན་པོར་གྱུར་པ་ཤེས་ནས་ནི་སྟོན་པས་སློབ་མ་དེ་ལ་གནང་བ་སྦྱིན་པར་བྱའོ། །</text:span></text:p>
      <text:p text:style-name="P14"><text:span text:style-name="T59">གང་ཞེ་ན། ཀུན་ཏུ་རུ་སྟེ། དབང་པོ་གཉིས་སྦྱོར་བར་གྱིས་ཤིག །རྡོ་རྗེ་འཛིན་པ་ཞེས་པའི་ཚུལ་གྱིས་སོ། །ཞེས་པའི་དོན་ཏོ། །</text:span></text:p>
      <text:p text:style-name="P14"><text:span text:style-name="T18">ན༢ གཉིས་པ་</text:span><text:span text:style-name="T2">[</text:span><text:span text:style-name="T1">མཆོད་ཅིང་གསོལ་བ་འདེབས་པ་</text:span><text:span text:style-name="T2">]</text:span><text:span text:style-name="T18">ལ། </text:span><text:span text:style-name="T1">པ༡</text:span><text:span text:style-name="T18"> སློབ་དཔོན་མཆོད་ཚུལ། </text:span><text:span text:style-name="T1">པ༢ </text:span><text:span text:style-name="T18">གསོལ་བ་འདེབས་ཚུལ། </text:span><text:span text:style-name="T1">པ༣ </text:span><text:span text:style-name="T18">མཆོད་རྫས་བཤད་པ་གསུམ་གྱི། </text:span></text:p>
      <text:p text:style-name="P14"><text:span text:style-name="T59">པ༡ དང་པོ་ནི། </text:span><text:span text:style-name="T38">(</text:span><text:span text:style-name="T40">༡༩༤ན</text:span><text:span text:style-name="T38">)</text:span></text:p>
      <text:p text:style-name="P24"><text:span text:style-name="T49">ཇི་ལྟར་དབང་བསྐུར་གསོལ་གདབ་པའི། །སློབ་མའི་བྱ་བ་བཤད་པར་བྱ།</text:span></text:p>
      <text:p text:style-name="P24"><text:soft-page-break/><text:span text:style-name="T49">བླ་མ་ཕྱག་རྒྱ་ལྡན་མཐོང་ནས། །བསྟོད་དང་མཆོད་པ་ཇི་བཞིན་བྱ། །</text:span></text:p>
      <text:p text:style-name="P14"><text:span text:style-name="T59">ཞེས་པ་སྟེ། དེ་ལྟར་སྣང་བ་ཐོབ་ནས་ཇི་ལྟར་བྱ་ཞེ་ན། ཚུལ་ཇི་ལྟར་དབང་གསུམ་པ་བསྐུར་བར་གསོལ་བ་གདབ་པའི་སློབ་མའི་བྱ་བ་བཤད་པར་བྱ་སྟེ། གང་ཞེ་ན། བླ་མ་ལས་ཀྱི་ཕྱག་རྒྱ་མ་དང་ལྡན་པ་མཐོང་ནས་བསྔགས་པའི་ཚིག་གིས་བསྟོད་པ་དང་འོག་ཏུ་འབྱུང་བའི་ཡོ་བྱད་རྣམས་ཀྱིས་མཆོད་པ་ཚུལ་ཇི་ལྟ་བ་བཞིན་དུ་བྱ་ཞེས་པའོ། །</text:span></text:p>
      <text:p text:style-name="P14"><text:span text:style-name="T59">པ༢ གཉིས་པ་</text:span><text:span text:style-name="T33">[</text:span><text:span text:style-name="T34">གསོལ་བ་འདེབས་ཚུལ་</text:span><text:span text:style-name="T33">]</text:span><text:span text:style-name="T59">ནི། </text:span></text:p>
      <text:p text:style-name="P24"><text:span text:style-name="T49">བཅོམ་ལྡན་ཞི་བ་ཆེན་པོ་ཀྱེ། །རྡོ་རྗེ་རྣལ་འབྱོར་གཅིག་བཞེད་པ། །</text:span></text:p>
      <text:p text:style-name="P24"><text:span text:style-name="T49">མི་ཕྱེད་ཕྱག་རྒྱ་སྒྲུབ་པ་པོ། །རྡོ་རྗེ་རྣལ་འབྱོར་ལས་བྱུང་བ། །</text:span></text:p>
      <text:p text:style-name="P24"><text:span text:style-name="T49">ཇི་ལྟར་ཁྱོད་ནི་བདག་ཉིད་ཆེ། །མངའ་བདག་བདག་ལའང་དེ་ལྟར་མཛོད། །</text:span></text:p>
      <text:p text:style-name="P24"><text:span text:style-name="T49">འཁོར་བ་འདམ་གྱི་ཚོགས་ནང་དུ། །བྱིང་བ་སྐྱབས་མེད་བདག་ལ་སྐྱོབས། །</text:span></text:p>
      <text:p text:style-name="P27"><text:span text:style-name="T59">ཞེས་པ་སྟེ། སློབ་མས་གསོལ་བ་འདེབས་ཚུལ་ཇི་ལྟ་བུ་སྙམ་ན། དབང་ཕྱུག་ལ་སོགས་པའི་ཡོན་ཏན་དང་ལྡན་པས་བཅོམ་ལྡན་དང་སྲིད་པའི་སྐྱོན་ཞི་བས་ཞི་བ་ཆེན་པོ་ཀྱེ་ཞེས་བོས་ནས། རྡོ་རྗེ་སྟེ་ཐབས་ཤེས་སམ་བདེ་སྟོང་མི་ཕྱེད་པའི་རྣལ་འབྱོར་འཁོར་འདས་རོ་གཅིག་པ་སྟེ་དབྱེར་མེད་པར་བཞེད་པའམ་གཞོལ་བ། དེ་ལྟ་བུའི་ཐབས་ཤེས་སམ་བདེ་སྟོང་མི་ཕྱེད་པ་ཕྱག་རྒྱ་ལ་བརྟེན་ནས་སྒྲུབ་པ་པོ། རྡོ་རྗེ་སྟེ་བདེ་སྟོང་མི་ཕྱེད་པའི་རྣལ་འབྱོར་ལས་བྱུང་བ་ཞེས་བསྔགས་པ་བརྗོད་དེ། ཇི་ལྟར་བླ་མ་ཁྱོད་ནི་སྲིད་ཞི་ཀུན་གྱི་བདག་ཉིད་ཆེན་པོར་གྱུར་པ་བཞིན་དུ་བདེ་བ་ཆེན་པོའི་མངའ་བདག་ཁྱེད་ཀྱིས་བདག་ལའང་དེ་ལྟར་གྱུར་པར་མཛོད་ལ། འཁོར་བ་མི་གཙང་བའི་འདམ་གྱི་ཚོགས་དང་འདྲ་</text:span><text:soft-page-break/><text:span text:style-name="T59">བའི་ནང་དུ་རབ་ཏུ་བྱིང་བ་ལྟར་སྡུག་བསྔལ་ཞིང་སྐྱབས་གཞན་མེད་པ་བདག་ལ་སྐྱོབས་ཤིག་ཅེས་པས་གསོལ་བ་འདེབས་པའི་དོན་</text:span></text:p>
      <text:p text:style-name="P14"><text:span text:style-name="T59">པ༣ གསུམ་པ་</text:span><text:span text:style-name="T33">[</text:span><text:span text:style-name="T34">མཆོད་རྫས་བཤད་པ་</text:span><text:span text:style-name="T33">]</text:span><text:span text:style-name="T59">ནི། </text:span><text:span text:style-name="T38">(</text:span><text:span text:style-name="T40">༡༩༤བ</text:span><text:span text:style-name="T38">)</text:span></text:p>
      <text:p text:style-name="P24"><text:span text:style-name="T49">ཞིམ་པའི་བཟའ་བ་བཏུང་བ་དང་། །བ་ལ་ཆེ་མཆོག་མ་ད་ན། །</text:span></text:p>
      <text:p text:style-name="P24"><text:span text:style-name="T49">བདུག་པ་ལྷ་བཤོས་ཕྲེང་བ་དང་། །དྲིལ་བུ་རྒྱལ་མཚན་བྱུག་པ་ཡིས། །</text:span></text:p>
      <text:p text:style-name="P24"><text:span text:style-name="T49">འདི་རྣམས་མཆོད་པ་རྣམས་ཀྱིས་ནི། །སློབ་མས་རྡོ་རྗེ་འཛིན་པ་མཆོད། །</text:span></text:p>
      <text:p text:style-name="P14"><text:span text:style-name="T59">ཅེས་པ་སྟེ། གོང་དུ་བླ་མ་མཆོད་པར་བཤད་པ་ལ་ཇི་ལྟ་བུས་མཆོད་ཅེ་ན། རོ་ཕུན་སུམ་ཚོགས་པས་ཞིམ་པའི་བཟའ་བ་དང་བཏུང་བ་དང་། བ་ལ་ཆེ་མཆོག་སྟེ་ཤ་ཆེན་བཟང་པོ་དང་། མ་ད་ན་སྟེ་ཆང་དང་བདུག་པའི་སྤོས་དང་ཟས་སྣ་ཚོགས་ཀྱི་ལྷ་བཤོས་དང་། རྒྱན་གྱི་ཕྲེང་བ་དང་དྲིལ་བུ་གཡེར་ཁ་སོགས་དང་། རྒྱལ་མཚན་དང་གདུགས་སོགས་དང་། དྲི་ཞིམ་པའི་བྱུག་པ་ཡིས་བསྡུས་པའི་ཡོ་བྱད་འདི་རྣམས་དང་། གཞན་ཡང་ཅི་འབྱོར་བའི་མཆོད་པ་རྣམས་ཀྱིས་ནི་སློབ་མས་རྡོ་རྗེ་འཛིན་པ་སྟེ་སློབ་དཔོན་མཆོད་པར་བྱ་ཞེས་པའོ། །</text:span></text:p>
      <text:p text:style-name="P14"><text:span text:style-name="T59">ན༣ གསུམ་པ་</text:span><text:span text:style-name="T33">[</text:span><text:span text:style-name="T34">ཡེ་ཤེས་ངོ་སྤྲོད་པ་</text:span><text:span text:style-name="T33">]</text:span><text:span text:style-name="T59">ནི། </text:span></text:p>
      <text:p text:style-name="P24"><text:span text:style-name="T49">མཆོག་ཏུ་དགའ་བ་ཡང་དག་ཐོབ། །སྣ་ཚོགས་སྤངས་པའི་སྐད་ཅིག་ལ། །</text:span></text:p>
      <text:p text:style-name="P24"><text:span text:style-name="T49">སྟོན་པས་སྨྲས་པ་སེམས་དཔའ་ཆེ། །བདེ་བ་ཆེན་པོ་རྣམ་པར་ཟུང་། །</text:span></text:p>
      <text:p text:style-name="P24"><text:span text:style-name="T49">ཇི་སྲིད་བྱང་ཆུབ་བར་དུ་ནི། །སེམས་ཅན་དོན་གྱིས་རྡོ་རྗེ་འཛིན། །</text:span></text:p>
      <text:p text:style-name="P14"><text:span text:style-name="T59">ཞེས་པ་སྟེ། དབང་གསུམ་པའི་ཆོ་ག་དེ་ལྟར་ཡིན་ན་དེའི་ཡེ་ཤེས་ཚུལ་ཇི་ལྟ་བུས་རྟོགས་པར་བྱ་སྙམ་ན། དེ་ནས་སློབ་མས་ཆོ་ག་བཞིན་དུ་ཕྱག་རྒྱ་ལ་སྙོམས་པར་ཞུགས་པས་ཞུ་བདེ་རིམ་གྱིས་སྐྱེས་</text:span><text:soft-page-break/><text:span text:style-name="T59">ནས་མཆོག་ཏུ་དགའ་བ་ལྷན་སྐྱེས་ཡང་དག་པར་ཐོབ་པའི་དུས། སྙོམས་འཇུག་གི་བྱ་བ་སྣ་ཚོགས་སྤངས་པའི་སྐད་ཅིག་མ་ལ། སྟོན་པ་སྟེ་བླ་མས་སྨྲས་པ། སེམས་དཔའ་ཆེན་པོ་ཞེས་བོས་ནས། བདེ་བ་ཆེན་པོ་ལྷན་སྐྱེས་མན་ངག་ལྟར་རྣམ་པར་ཟུང་ལ་ངེས་པར་གྱིས་ཤིག །ཇི་སྲིད་བྱང་ཆུབ་ཀྱི་བར་དུ་ནི་ལྷན་སྐྱེས་འདིའི་རྒྱུན་ལ་གོམས་པར་བྱེད་པའི་ཚུལ་གྱིས་སེམས་ཅན་གྱི་དོན་གྱིས་ཤིག །རྡོ་རྗེ་འཛིན་པ་ཞེས་གདམས་པར་བྱ་བའི་དོན་ཏོ། །</text:span></text:p>
      <text:p text:style-name="P29"><text:span text:style-name="T59">ཡང་ན། མཆོག་དགའ་ཐོབ་པ་རྣམ་པ་སྣ་ཚོགས་པའི་སྐད་ཅིག་མ་སྤངས་པའི་ཚེ་འདི་དང་འདིའི་སྐབས་སུ་ལྷན་སྐྱེས་འཆར་བ་ཟུང་ཞིག་པའི་མན་ངག་གསལ་བཏབ་པར་བཤད་ཀྱང་གཞུང་ཚིག་དང་འབྱོར་བ་ཡིན་ནོ། །</text:span></text:p>
      <text:p text:style-name="P29"><text:span text:style-name="T1">ད༤ </text:span><text:span text:style-name="T18">བཞི་པ་</text:span><text:span text:style-name="T2">[</text:span><text:span text:style-name="T1">དབང་བཞི་པ་</text:span><text:span text:style-name="T2">]</text:span><text:span text:style-name="T18">ལ། </text:span><text:span text:style-name="T1">ན༡ </text:span><text:span text:style-name="T18">དབང་གི་ངོ་བོ། </text:span><text:span text:style-name="T1">ན༢ </text:span><text:span text:style-name="T18">དེ་མངོན་དུ་བྱེད་ཐབས། </text:span><text:span text:style-name="T1">ན༣ </text:span><text:span text:style-name="T18">དེའི་འཕྲོས་དོན་གསུམ་གྱི། </text:span></text:p>
      <text:p text:style-name="P29"><text:span text:style-name="T59">ན༡ དང་པོ་ནི། </text:span><text:span text:style-name="T38">(</text:span><text:span text:style-name="T40">༡༩༥ན</text:span><text:span text:style-name="T38">)</text:span></text:p>
      <text:p text:style-name="P33"><text:span text:style-name="T49">སློབ་མ་སྙིང་རྗེ་ཅན་མཐོང་ནས། །རྡོ་རྗེ་ཅན་གྱིས་འདི་སྐད་སྨྲ། །</text:span></text:p>
      <text:p text:style-name="P33"><text:span text:style-name="T49">འདི་ཉིད་ཡེ་ཤེས་ཆེན་པོ་ཉིད། །ཐམས་ཅད་ལུས་ལ་རྣམ་པར་གནས། །</text:span></text:p>
      <text:p text:style-name="P33"><text:span text:style-name="T49">གཉིས་དང་གཉིས་སུ་མེད་པའི་ཚུལ། །དངོས་དང་དངོས་མེད་བདག་ཉིད་གཙོ། །</text:span></text:p>
      <text:p text:style-name="P33"><text:span text:style-name="T49">བརྟན་དང་གཡོ་བ་ཁྱབ་ནས་གནས། །སྒྱུ་མའི་གཟུགས་ཅན་ཉིད་དུ་འདོད། །</text:span></text:p>
      <text:p text:style-name="P14"><text:span text:style-name="T59">ཅེས་པ་སྟེ། ཚིག་གིས་བརྡ་སྤྲོད་པའི་དབང་ཇི་ལྟ་བུ་སྙམ་ན། དེ་ནས་སློབ་མ་འགྲོ་བ་ལ་སྙིང་རྗེའི་སེམས་དང་ལྡན་པ་ཅན་མཐོང་ནས་རྡོ་རྗེ་ཅན་ཏེ་སློབ་དཔོན་གྱིས་ཚིག་འདི་སྐད་ཅེས་སྨྲ་སྟེ། ཁྱོད་ཀྱིས་དབང་གསུམ་པའི་ཡེ་ཤེས་དཔེར་བྱས་ནས་ཐོབ་པའི་དོན་གྱི་ལྷན་སྐྱེས་འདི་ཉིད་ཡུལ་དང་ཡུལ་ཅན་དབྱེར་མེད་པའི་ཡེ་ཤེས་ཆེན་པོ་ཉིད་དེ། འགྲོ་བ་ཐམས་ཅད་ཀྱི་ལུས་ལ་རྣམ་པར་གནས་སོ། །</text:span></text:p>
      <text:p text:style-name="P14"><text:soft-page-break/><text:span text:style-name="T59">ཚུལ་ཇི་ལྟར་ཞེ་ན། གཟུང་འཛིན་གཉིས་དང་མི་ཕྱེད་པར་གཉིས་སུ་མེད་པའི་ཚུལ་དུ་གནས་ཤིང་། དེར་མ་ཟད་དངོས་པོ་འཁོར་བ་དང་དངོས་མེད་མྱང་འདས་ཀྱི་བདག་ཉིད་དེ་དག་གི་གཙོ་བོ་ལྟ་བུ། བརྟན་པ་སྣོད་དང་གཡོ་བ་བཅུད་ཐམས་ཅད་ལ་ཁྱབ་ནས་སོ་སོའི་རང་བཞིན་དུ་གནས་པ། དེ་ཡང་སྒྱུ་མའི་དཔེས་མཚོན་པའི་གཟུགས་ཅན་ཉིད་དུ་འདོད་པའོ་ཞེས་པའི་ཚུལ་གྱིས་ངོ་སྤྲོད་པའི་དོན་ཏོ། །</text:span></text:p>
      <text:p text:style-name="P14"><text:span text:style-name="T59">ཁ་ཅིག །གཞུང་འདི་དག་དབང་གསུམ་པ་དང་དེའི་འཕྲོས་དོན་དུ་འཆད་པ་མི་འཐད་དེ། དབང་གི་དབྱེ་བ་བཞིར་གསུངས་ཤིང་། སོ་སོའི་རྒྱས་བཤད་ཀྱི་སྐབས་སུའང་གཞན་གསུམ་གསུངས་ནས་བཞི་པ་མི་གསུངས་པའི་རྒྱུ་མཚན་མེད་པའི་ཕྱིར་དང་། གྲུབ་ཆེན་མཚོ་སྐྱེས་སོགས་ཚད་ལྡན་མང་པོས་གཞུང་འདི་དབང་བཞི་པ་འཕྲོས་དང་བཅས་པར་བཀྲལ་བའི་ཕྱིར་རོ། །</text:span></text:p>
      <text:p text:style-name="P14"><text:span text:style-name="T59">ན༢ གཉིས་པ་</text:span><text:span text:style-name="T33">[</text:span><text:span text:style-name="T34">དེ་མངོན་དུ་བྱེད་ཐབས་</text:span><text:span text:style-name="T33">]</text:span><text:span text:style-name="T59">ནི། </text:span></text:p>
      <text:p text:style-name="P24"><text:span text:style-name="T49">དཀྱིལ་འཁོར་འཁོར་ལོའི་ཐབས་ཀྱིས་ནི། །རྟག་ཏུ་ངེས་པར་འགྲོ་བར་འགྱུར། །</text:span></text:p>
      <text:p text:style-name="P14"><text:span text:style-name="T59">ཞེས་པ་སྟེ། དེ་ལྟ་བུ་ཐབས་གང་གིས་མངོན་དུ་འགྱུར་ཞེ་ན། དཀྱིལ་འཁོར་འཁོར་ལོའི་རྫོགས་རིམ་ལ་བརྟེན་པའི་ཐབས་ཀྱིས་ནི་རྟག་ཏུ་ཉམས་སུ་བླངས་ན་གོ་འཕང་དེར་ངེས་པར་འགྲོ་བར་འགྱུར་བའམ། ཡང་ན། གམྟིའི་སྒྲ་རྟོགས་པ་ལའང་</text:span><text:span text:style-name="T38">(</text:span><text:span text:style-name="T40">༡༩༥བ</text:span><text:span text:style-name="T38">)</text:span><text:span text:style-name="T59">འཇུག་པས། དེ་ངེས་པར་རྟོགས་པར་འགྱུར་བའི་དོན་ཏོ། །</text:span></text:p>
      <text:p text:style-name="P14"><text:span text:style-name="T1">ན༣ </text:span><text:span text:style-name="T18">གསུམ་པ་</text:span><text:span text:style-name="T2">[</text:span><text:span text:style-name="T1">དེའི་འཕྲོས་དོན་</text:span><text:span text:style-name="T2">]</text:span><text:span text:style-name="T18">ལ། </text:span><text:span text:style-name="T1">པ༡ </text:span><text:span text:style-name="T18">དཀྱིལ་འཁོར་འཁོར་ལོའི་ཞུས་ལན། </text:span><text:span text:style-name="T1">པ༢ </text:span><text:span text:style-name="T18">སྡོམ་པ་དང་དམ་ཚིག་གི་ཞུས་ལན། </text:span><text:span text:style-name="T1">པ༣ </text:span><text:span text:style-name="T18">སྦྱང་གཞི་ཡུལ་དབང་སོགས་ཀྱི་ཞུས་ལན་གསུམ་ལས། </text:span></text:p>
      <text:p text:style-name="P14"><text:span text:style-name="T1">པ༡ </text:span><text:span text:style-name="T18">དང་པོ་ལ། </text:span><text:span text:style-name="T1">ཕ༡ </text:span><text:span text:style-name="T18">ཞུས་པ་དང་། </text:span><text:span text:style-name="T1">ཕ༢ </text:span><text:span text:style-name="T18">ལན་གཉིས་ཀྱི། </text:span></text:p>
      <text:p text:style-name="P14"><text:span text:style-name="T59">ཕ༡ དང་པོ་ནི། </text:span></text:p>
      <text:p text:style-name="P15"><text:soft-page-break/><text:span text:style-name="T46">དེ་ནས་རྡོ་རྗེ་སྙིང་པོས་རྣལ་འབྱོར་མ་རྣམས་ལ་བཟོད་པར་གསོལ་ནས་བཅོམ་ལྡན་འདས་ལ་འདི་སྐད་ཅེས་གསོལ་ཏོ། །</text:span></text:p>
      <text:p text:style-name="P24"><text:span text:style-name="T49">དཀྱིལ་འཁོར་འཁོར་ལོ་ཅི་ཞེས་བརྗོད། །སངས་རྒྱས་ཀུན་བདག་གྲོང་ཁྱེར་ལ། །</text:span></text:p>
      <text:p text:style-name="P24"><text:span text:style-name="T49">བཅོམ་ལྡན་བདག་ནི་འཁྲུལ་གྱུར་པས། །རིམ་པ་ཇི་ལྟར་བཤད་དུ་གསོལ། །</text:span></text:p>
      <text:p text:style-name="P14"><text:span text:style-name="T59">ཞེས་པ་སྟེ། གོང་དུ་དཀྱིལ་འཁོར་འཁོར་ལོ་ཞེས་པ་ལས་འཕྲོས་ཏེ། དེ་ནས་རྡོ་རྗེ་སྙིང་པོས་རྣལ་འབྱོར་མ་རྣམས་ལ་ཞུ་ལན་གྱི་མཚམས་བཅད་དེ་ཞུས་པ་ལ་བཟོད་པར་གསོལ་ནས་སྟོན་པ་བཅོམ་ལྡན་འདས་ལ་འདི་སྐད་ཅེས་གསོལ་ཏོ། །</text:span></text:p>
      <text:p text:style-name="P14"><text:span text:style-name="T59">ལྷན་སྐྱེས་རྟོགས་པའི་ཐབས་ལ་དཀྱིལ་འཁོར་འཁོར་ལོ་རྒྱུ་མཚན་ཇི་སྐད་ཅེས་བགྱི་བས་བརྗོད། སངས་རྒྱས་ཀུན་བཞུགས་པའི་བདག་ཉིད་ཀྱི་གྲོང་ཁྱེར་གཞལ་ཡས་ཁང་ལ། དཀྱིལ་འཁོར་ཞེས་གསུངས་པས་བཅོམ་ལྡན་འདས་ཞེས་བོས་ནས། བདག་ནི་དེ་ལ་འཁྲུལ་ཞིང་ཡིད་ཐེ་ཚོམ་དུ་གྱུར་པས། དཀྱིལ་འཁོར་འཁོར་ལོ་ཞེས་བགྱི་བའི་རྒྱུ་མཚན་གྱི་རིམ་པ་ཇི་ལྟར་ལགས། བཤད་དུ་གསོལ། ཞེས་ཞུས་པའོ། །</text:span></text:p>
      <text:p text:style-name="P14"><text:span text:style-name="T59">ཕ༢ གཉིས་པ་</text:span><text:span text:style-name="T33">[</text:span><text:span text:style-name="T34">ལན་</text:span><text:span text:style-name="T33">]</text:span><text:span text:style-name="T59">ནི། </text:span></text:p>
      <text:p text:style-name="P15"><text:span text:style-name="T46">བཅོམ་ལྡན་འདས་ཀྱིས་བཀའ་སྩལ་པ། </text:span></text:p>
      <text:p text:style-name="P24"><text:span text:style-name="T49">དཀྱིལ་ནི་སྙིང་པོ་ཞེས་བརྗོད་དེ། །བྱང་ཆུབ་སེམས་ནི་བདེ་ཆེན་པོ། །</text:span></text:p>
      <text:p text:style-name="P24"><text:span text:style-name="T49">ལེན་པར་བྱེད་པས་དཀྱིལ་འཁོར་ཉིད། །འདུས་པ་དཀྱིལ་འཁོར་ཉིད་དུ་བརྗོད། །</text:span></text:p>
      <text:p text:style-name="P24"><text:span text:style-name="T49">འཁོར་ལོ་ཞེས་བྱ་ནམ་མཁའི་ཁམས། །ཡུལ་ལ་སོགས་པ་རྣམ་པར་སྦྱོང་། །</text:span></text:p>
      <text:p text:style-name="P24"><text:span text:style-name="T49">བོ་ལ་ཀཀྐོ་ལ་སྦྱོར་བས། །དེ་ཡི་བདེ་བ་ཤེས་པར་འགྱུར། །</text:span></text:p>
      <text:p text:style-name="P14"><text:soft-page-break/><text:span text:style-name="T59">ཞེས་པ་སྟེ། དེ་ལ་བཅོམ་ལྡན་འདས་ཀྱིས་ལན་བཀའ་སྩལ་པ་ནི། དཀྱིལ་འཁོར་གྱི་སྒྲ་མཎྜལ་ཞེས་པའི། མཎྜལ་ནི་སྙིང་པོ་དང་། ལ་ཏི་ལེན་པ་ལ་འཇུག་པས། སྙིང་པོ་ལེན་པ་ཞེས་བྱ་བར་འགྱུར་ལ། དེས་ན་དཀྱིལ་ཞེས་པ་ནི་སྙིང་པོ་ཞེས་པར་བརྗོད་ཅིང་། དེ་ནི་བྱང་ཆུབ་ཀྱི་སེམས་ནི་བདེ་བ་ཆེན་པོའི་</text:span><text:span text:style-name="T38">(</text:span><text:span text:style-name="T40">༡༩༦ན</text:span><text:span text:style-name="T38">)</text:span><text:span text:style-name="T59">ཡེ་ཤེས་ཏེ། དེ་ཉིད་སྙོམས་འཇུག་གི་ཐབས་ཀྱིས་ལེན་ཞིང་རྟོགས་པར་བྱེད་པས་དཀྱིལ་འཁོར་ཉིད་དུ་བརྗོད་དོ། །</text:span></text:p>
      <text:p text:style-name="P14"><text:span text:style-name="T59">དེ་ལྟར་སྒྲ་དོན་འདུས་པའམ་བསྡོམས་ནས་དཀྱིལ་འཁོར་ཉིད་དུ་བརྗོད་པའོ། །</text:span></text:p>
      <text:p text:style-name="P14"><text:span text:style-name="T59">འཁོར་ལོ་ཞེས་བྱ་བ་ནི་ཆོས་མཐུན་གྱི་སྒོ་ནས་ནམ་མཁའི་ཁམས་བདེ་བ་ཆེན་པོ་ལ་བརྗོད་དེ། དེས་ཡུལ་དང་དབང་པོ་ལ་སོགས་པའི་དྲི་མ་གཅོད་ཅིང་རྣམ་པར་སྦྱོང་བས་སོ། །</text:span></text:p>
      <text:p text:style-name="P14"><text:span text:style-name="T59">དེ་ཇི་ལྟ་བུས་ཤེས་པར་བྱེད་ཅེ་ན། ཐབས་ཀྱི་བོ་ལ་དང་ཤེས་རབ་ཀྱི་ཀཀྐོ་ལ་ཆོ་ག་ལྟར་སྦྱོར་བས་དཀྱིལ་འཁོར་འཁོར་ལོ་དེ་ཡི་བདེ་བ་ལྷན་སྐྱེས་ཤེས་པར་འགྱུར་ཞེས་པའི་དོན་ཏོ། །</text:span></text:p>
      <text:p text:style-name="P14"><text:span text:style-name="T1">པ༢ </text:span><text:span text:style-name="T18">གཉིས་པ་</text:span><text:span text:style-name="T6">[</text:span><text:span text:style-name="T7">སྡོམ་པ་དང་དམ་ཚིག་གི་ཞུས་ལན་</text:span><text:span text:style-name="T6">]</text:span><text:span text:style-name="T18">ལ། </text:span><text:span text:style-name="T1">ཕ༡ </text:span><text:span text:style-name="T18">སྤྱི་དོན་དང་། </text:span><text:span text:style-name="T1">ཕ༢ </text:span><text:span text:style-name="T18">གཞུང་དོན་གཉིས་ཀྱི། </text:span></text:p>
      <text:p text:style-name="P14"><text:span text:style-name="T1">ཕ༡ </text:span><text:span text:style-name="T18">དང་པོ་ལ། སྡོམ་པ་དང་དམ་ཚིག་གི་རྣམ་དབྱེ། ཁྱད་པར་དམ་ཚིག་གི་རྣམ་གཞག །དེ་ཉིད་ལེགས་པར་བསྲུང་ཚུལ། ཉམས་ན་ཕྱིར་བཅོས་ཐབས་བཞི་ལས། </text:span></text:p>
      <text:p text:style-name="P14"><text:span text:style-name="T59">དང་པོ་ནི། སྤྱིར་སྡོམ་པ་དང་དམ་ཚིག་ཅེས་གྲགས་པ་ལ། སྡོམ་པ་ཐམས་ཅད་ཀྱི་རྩ་བ་ནི་སོ་ཐར་དང་། དེ་ནས་བྱང་སྡོམ་གྱི་བསླབ་པ་བསྲུང་བ་གཉིས་ལ་སྒོ་གསུམ་ཉེས་སྤྱོད་ལས་སྡོམ་པའི་བྱེད་པ་གཙོ་ཆེ་བས་སྡོམ་པ་ཞེས་བརྗོད་ལ། རིག་འཛིན་གྱི་སྒོར་ཞུགས་ནས་དེའི་བཅས་པ་ནི་ཤིན་ཏུ་གཉན་པས་ས་མ་ཡ་ཞེས་པ་ནམ་ཡང་མི་འདའ་བར་བྱ་བས་ན་དམ་ཚིག་ཅེས་བརྗོད་དེ། དེས་ན་སྔགས་ཀྱི་སྡོམ་པ་དང་དམ་ཚིག་གནད་ཅིག་ཀྱང་གཙོ་བོར་དམ་ཚིག་ཅེས་གྲགས་པ་ཡིན་ནོ། །</text:span></text:p>
      <text:p text:style-name="P14"><text:soft-page-break/><text:span text:style-name="T59">དེ་ལྟར་ན་སྔགས་སྡོམ་ལ་རིགས་ལྔ་སོ་སོའི་སྡོམ་པ་ནི། རྩེ་མོར། </text:span></text:p>
      <text:p text:style-name="P23"><text:span text:style-name="T32">སངས་རྒྱས་ཆོས་དང་དགེ་འདུན་ཏེ། །དཀོན་མཆོག་གསུམ་ལ་སྐྱབས་སུ་སོང་། །</text:span></text:p>
      <text:p text:style-name="P23"><text:span text:style-name="T32">འདི་ནི་སངས་རྒྱས་རིགས་དག་པའི། །སྡོམ་པ་བརྟན་པོར་གྱུར་པ་འོ། །</text:span></text:p>
      <text:p text:style-name="P14"><text:span text:style-name="T59">ཞེས་པ་ནས། </text:span></text:p>
      <text:p text:style-name="P22"><text:span text:style-name="T32">མཆོད་པའི་ལས་ནི་ཅི་ནུས་བྱོས། །</text:span></text:p>
      <text:p text:style-name="P14"><text:span text:style-name="T59">ཞེས་པའི་བར་སོ་སོར་བཤད་ཅིང་། </text:span></text:p>
      <text:p text:style-name="P14"><text:span text:style-name="T59">རིགས་ལྔ་སྤྱིའི་སྡོམ་པ་ཡང་། དེ་ཉིད་དུ། </text:span></text:p>
      <text:p text:style-name="P22"><text:span text:style-name="T32">དེ་ལས་གཞན་པ་བཅུ་བཞི་ནི། །ཕས་ཕམ་པར་ནི་རབ་ཏུ་བཤད། །</text:span></text:p>
      <text:p text:style-name="P14"><text:span text:style-name="T59">ཅེས་པ་ནས། </text:span></text:p>
      <text:p text:style-name="P22"><text:span text:style-name="T32">མཚན་མ་འགོད་པར་མི་བྱ་འོ། །འདི་དག་དམ་ཚིག་ཡིན་པར་བཤད། །</text:span></text:p>
      <text:p text:style-name="P14"><text:span text:style-name="T59">ཅེས་པའི་བར་གསུངས་ཏེ། ཕྱེ་ན། རྩ་ལྟུང་དང་། སྦོམ་པོ་དང་། </text:span><text:span text:style-name="T38">(</text:span><text:span text:style-name="T40">༡༩༦བ</text:span><text:span text:style-name="T38">)</text:span><text:span text:style-name="T59">སྤོང་བའི་དམ་ཚིག་དང་། བསྟེན་པའི་དམ་ཚིག་སོགས་བསྟན་ཏོ། །</text:span></text:p>
      <text:p text:style-name="P14"><text:span text:style-name="T59">གཉིས་པ་</text:span><text:span text:style-name="T33">[</text:span><text:span text:style-name="T34">ཁྱད་པར་དམ་ཚིག་གི་རྣམ་གཞག་</text:span><text:span text:style-name="T33">]</text:span><text:span text:style-name="T59">ནི། རྟེན་གྱི་སྒོ་ནས་དབྱེ་ན། སྐུ་གསུང་ཐུགས་ཀྱི་དམ་ཚིག་གསུམ་སྟེ། སྒོ་གསུམ་གྱི་མི་དགེ་བཅུ་སྤོང་བའོ། །</text:span></text:p>
      <text:p text:style-name="P14"><text:span text:style-name="T59">དབང་གི་སྒོ་ནས་དབྱེ་ན། དབང་བཞིའི་དམ་ཚིག་བཞིར་འཆད་དེ། བུམ་དབང་གི་ནི། མི་དགེ་བཅུ་སྤོང་བ། ཐེག་དམན་ལ་འདོད་པ་མི་བྱ་བ། ཆང་དང་སེམས་ཅན་གྱི་དོན་ལ་རྒྱབ་ཕྱོགས་སྤོང་བ། ལྷ་སོགས་ཀྱི་མཚན་མ་འགོད་པ་སྤོང་བ། རྩ་བ་དང་ཡན་ལག་གི་ལྟུང་བ་སྤོང་བ། རིགས་ལྔའི་སྡོམ་པ་འཛིན་པའོ། །</text:span></text:p>
      <text:p text:style-name="P14"><text:soft-page-break/><text:span text:style-name="T59">གསང་དབང་གི་ནི། བདུད་རྩི་ལྔ་བསྟེན་པ་དང་། རྡོར་དྲིལ་དང་། ཕྱག་རྒྱའི་དེ་ཁོ་ན་ཉིད་གསུམ་སྒོམ་པའོ། །</text:span></text:p>
      <text:p text:style-name="P14"><text:span text:style-name="T59">ཤེས་རབ་ཡེ་ཤེས་ཀྱི་ནི། བྱང་སེམས་མི་སྤོང་བ་དང་། ཉིན་མཚན་སོ་སོར་དངོས་སམ་ཡེ་ཤེས་ཀྱི་རིག་མ་བསྟེན་པའོ། །</text:span></text:p>
      <text:p text:style-name="P14"><text:span text:style-name="T59">དབང་བཞི་པའི་ནི། འདིར། </text:span><text:span text:style-name="T43">[</text:span><text:span text:style-name="T44">བརྟག་པ་ཕྱི་མ། གསུམ་པ་རྒྱུད་ཀྱི་གླེང་གཞི་དང་གསང་བའི་སྐད་ཀྱི་ལེའུར།</text:span><text:span text:style-name="T43">]</text:span></text:p>
      <text:p text:style-name="P22"><text:span text:style-name="T32">ཁྱོད་ཀྱིས་སྲོག་ཆགས་བསད་པ་དང་། །</text:span></text:p>
      <text:p text:style-name="P14"><text:span text:style-name="T59">ཞེས་སོགས་དགོངས་ཏེ་གསུངས་པའི་དམ་ཚིག་བཞི་བསྲུང་བ་དང་། དུག་ལྔ་སྤོང་བ་དང་། དེ་ཁོ་ན་ཉིད་སྒོམ་པའོ། །ཞེས་མཁས་པ་དག་བཞེད་དོ། །</text:span></text:p>
      <text:p text:style-name="P14"><text:span text:style-name="T59">དམ་ཚིག་རང་གི་ངོ་བོའི་སྒོ་ནས་དབྱེ་ན་བཞི་ལས། </text:span></text:p>
      <text:p text:style-name="P14"><text:span text:style-name="T59">བསྲུང་བའི་དམ་ཚིག་ལ། རྩ་བ་དང་། ཡན་ལག་གི་ལྟུང་བ་གཉིས་ཀྱི། </text:span></text:p>
      <text:p text:style-name="P14"><text:span text:style-name="T59">རྩ་ལྟུང་ནི། བླ་མ་ལ་བརྙས་པ། བདེ་གཤེགས་བཀའ་འདས། རྡོ་རྗེ་སྤུན་ལ་ཁྲོ་བ། བྱམས་པ་གཏོང་བ། བྱང་སེམས་སྤོང་བ། ཆོས་ལ་སྨོད་པ། གསང་བ་སྒྲོག་པ། ཕུང་པོ་ལ་བརྙས་པ། རང་བཞིན་དག་པ་ལ་སོམ་ཉི་ཟ་བ། གདུག་པ་ཅན་ལ་བྱམས་པ། མིང་སོགས་དང་བྲལ་བའི་ཆོས་ལ་མིང་སོགས་སུ་རྟོག་པ། དད་པ་ཅན་གྱི་སེམས་སུན་འབྱིན་པ། ཇི་ལྟར་རྙེད་པའི་དམ་ཚིག་མི་བསྟེན་པ། བུད་མེད་ལ་སྨོད་པ་བཅུ་བཞིར། གུར་དང་དགྲ་ནག་ཏུ་གསུངས་པ་ལྟར་སློབ་དཔོན་བྷ་བི་ལྷས་ཀྱང་བཤད་དེ་གྲགས་ཆེའོ། །</text:span></text:p>
      <text:p text:style-name="P14"><text:span text:style-name="T59">ཡན་ལག་གི་ལྟུང་བ་ནི། ཀླུ་སྒྲུབ་ཀྱིས། </text:span></text:p>
      <text:p text:style-name="P23"><text:span text:style-name="T32">ཤེས་རབ་སྟོབས་ཀྱིས་ལེན་པ་དང་། །དེ་ཡི་བདུད་རྩི་སྟོབས་ཀྱིས་ལེན། །</text:span></text:p>
      <text:p text:style-name="P23"><text:soft-page-break/><text:span text:style-name="T32">སྣོད་མིན་ལ་ནི་མི་གསང་དང་། །ཚོགས་ཀྱི་ནང་དུ་རྩོད་པ་དང་། །</text:span></text:p>
      <text:p text:style-name="P23"><text:span text:style-name="T32">དད་ལྡན་ལ་གཞན་ཆོས་སྟོན་དང་། །ཉན་ཐོས་ནང་དུ་ཞག་བདུན་གནས། །</text:span></text:p>
      <text:p text:style-name="P23"><text:span text:style-name="T32">བརྫུན་གྱི་རྣལ་འབྱོར་ང་རྒྱལ་བྱེད། །དད་པ་མེད་ལ་ཆོས་སྟོན་པ། །</text:span></text:p>
      <text:p text:style-name="P23"><text:span text:style-name="T32">འདི་རྣམས་སྦོམ་པོའི་ལྟུང་བར་བཤད། །</text:span><text:span text:style-name="T38">(</text:span><text:span text:style-name="T40">༡༩༧ན</text:span><text:span text:style-name="T38">)</text:span></text:p>
      <text:p text:style-name="P14"><text:span text:style-name="T59">ཅེས་པ་བརྒྱད་དོ། །</text:span></text:p>
      <text:p text:style-name="P14"><text:span text:style-name="T59">དམ་ཚིག་འདི་དག་གི་གཞི། བསམ་པ། སྦྱོར་བ། མཐར་ཐུག་པའི་སྒོ་ནས་ལྟུང་བར་འགྱུར་བའི་ས་མཚམས་ཀྱི་རྣམ་དབྱེ་ཤིན་ཏུ་གལ་ཆེ་ཡང་མང་བར་འགྱུར་བས་འདིར་མ་སྤྲོས་ཏེ་གཞན་ལས་ཤེས་དགོས་སོ། །</text:span></text:p>
      <text:p text:style-name="P14"><text:span text:style-name="T59">བཟའ་བའི་དམ་ཚིག་ནི། བསྐྱེད་རིམ་པས་ཉིན་ཞག་རེ་ཞིང་བདུད་རྩི་རིལ་བུ་བསྟེན་པ་དང་། རྫོགས་རིམ་པས་བདུད་རྩི་ལྔ་དང་ཤ་ལྔ་སོགས་ཇི་ལྟར་རྙེད་པའི་བཟའ་བ་བསྟེན་པ་དང་། ཁྱད་པར་གྱི་དམ་ཚིག་ཚོགས་འཁོར་བྱ་བ་སོགས་སོ། །</text:span></text:p>
      <text:p text:style-name="P14"><text:span text:style-name="T59">བཅང་བའམ་བཟུང་བར་བྱ་བའི་དམ་ཚིག་ནི། བྲིས་སྐུ། གླེགས་བམ། རྡོར་དྲིལ། ཌ་མ་རུ། ཀ་པཱ་ལ། ཁ་ཊཱཾ་ག །བགྲང་ཕྲེང་། མི་ལྤགས་ཀྱི་གོས། སྟག་ལྤགས་སམ་རོ་རས་ཀྱི་གདན། རིགས་ལྔའི་དབུ་རྒྱན། རུས་པའི་རྒྱན་དྲུག་སོགས་བཅང་བ་ལ་བཤད་དོ། །</text:span></text:p>
      <text:p text:style-name="P14"><text:span text:style-name="T59">སྒྲུབ་པའི་དམ་ཚིག་ནི། ཉིན་ཞག་རེ་ཞིང་རིམ་གཉིས་ཀྱི་རྣལ་འབྱོར་ཐུན་དྲུག་གམ། བཞི་འམ། གསུམ་མམ། གཅིག་ཏུ་སྒོམ་པར་བཞེད་དོ། །</text:span></text:p>
      <text:p text:style-name="P14"><text:span text:style-name="T59">གསུམ་པ་</text:span><text:span text:style-name="T35">[</text:span><text:span text:style-name="T36">དེ་ཉིད་ལེགས་པར་བསྲུང་ཚུལ་</text:span><text:span text:style-name="T35">]</text:span><text:span text:style-name="T59">ནི། དེ་ལྟར་དམ་ཚིག་གི་རྣམ་དབྱེ་རྣམས་ཐོས་བསམ་ལ་སོགས་པས་གཏན་ལ་ཕབ་ནས། ཇི་སྐད་གསུངས་པ་བཞིན་སྲོག་ལས་གཅེས་པར་བསྲུང་དགོས་ཏེ། </text:span></text:p>
      <text:p text:style-name="P14"><text:soft-page-break/><text:span text:style-name="T59">སྡོམ་འབྱུང་དུ། </text:span></text:p>
      <text:p text:style-name="P22"><text:span text:style-name="T32">ཅི་སྟེ་དངོས་གྲུབ་མཆོག་འདོད་ན། །སྲོག་ནི་ཡོངས་སུ་གཏོང་ཡང་སླ། །</text:span></text:p>
      <text:p text:style-name="P22"><text:span text:style-name="T32">འཆི་བའི་དུས་ལ་བབ་ཀྱང་སླ། །རྟག་ཏུ་དམ་ཚིག་བསྲུང་བར་བྱ། །</text:span></text:p>
      <text:p text:style-name="P14"><text:span text:style-name="T59">ཞེས་སོ། །</text:span></text:p>
      <text:p text:style-name="P14"><text:span text:style-name="T59">དམ་ཚིག་མ་བསྲུངས་པའི་ཉེས་དམིགས་ནི། མཉམ་སྦྱོར་ལས། </text:span></text:p>
      <text:p text:style-name="P22"><text:span text:style-name="T32">དམ་ཚིག་རྣམས་ནི་སྤངས་པ་དང་། །གསང་བའི་དེ་ཉིད་མི་ཤེས་པས། །</text:span></text:p>
      <text:p text:style-name="P22"><text:span text:style-name="T32">སྒྲུབ་ཀྱང་ཅི་ཡང་མི་འགྲུབ་བོ། །</text:span></text:p>
      <text:p text:style-name="P14"><text:span text:style-name="T59">ཞེས་དང་། </text:span></text:p>
      <text:p text:style-name="P14"><text:span text:style-name="T59">སངས་རྒྱས་ཐོད་པར། </text:span></text:p>
      <text:p text:style-name="P22"><text:span text:style-name="T32">རེ་ཞིག་དམ་ཚིག་ཉམས་པ་ལས། །སངས་རྒྱས་ཐོབ་པ་ལྟ་ཞོག་གི། །</text:span></text:p>
      <text:p text:style-name="P22"><text:span text:style-name="T32">མི་ཡི་སྐྱེ་བའང་རྙེད་པར་དཀའ། །</text:span></text:p>
      <text:p text:style-name="P14"><text:span text:style-name="T59">ཞེས་དང་། </text:span><text:span text:style-name="T38">(</text:span><text:span text:style-name="T40">༡༩༧བ</text:span><text:span text:style-name="T38">)</text:span></text:p>
      <text:p text:style-name="P14"><text:span text:style-name="T59">བྷ་བི་ལྷས། </text:span></text:p>
      <text:p text:style-name="P23"><text:span text:style-name="T32">གཞན་དུ་དམ་ཚིག་ལས་ཉམས་ན། །ཉམས་པ་བདུད་ཀྱིས་བཟུང་བར་གྱུར། །</text:span></text:p>
      <text:p text:style-name="P23"><text:span text:style-name="T32">དེ་ནས་སྡུག་བསྔལ་མྱོང་འགྱུར་ཞིང་། །འཐུར་དུ་བལྟས་ཏེ་དམྱལ་བར་འགྲོ །</text:span></text:p>
      <text:p text:style-name="P14"><text:span text:style-name="T59">ཞེས་པ་ལྟར་རོ། །</text:span></text:p>
      <text:p text:style-name="P14"><text:span text:style-name="T59">དམ་ཚིག་བསྲུངས་པའི་ཕན་ཡོན་ནི། གསང་བ་མཛོད་ལས། </text:span></text:p>
      <text:p text:style-name="P22"><text:span text:style-name="T32">གལ་ཏེ་དམ་ཚིག་སྡོམ་ལ་གནས། །ཚེ་འདིར་ལས་དབང་གིས་མ་གྲུབ། །</text:span></text:p>
      <text:p text:style-name="P22"><text:soft-page-break/><text:span text:style-name="T32">སྐྱེ་བ་བཞིན་དུ་དངོས་གྲུབ་ཐོབ། །</text:span></text:p>
      <text:p text:style-name="P14"><text:span text:style-name="T59">ཅེས་དང་། </text:span></text:p>
      <text:p text:style-name="P14"><text:span text:style-name="T59">འོད་ཕྲེང་དུ། </text:span></text:p>
      <text:p text:style-name="P23"><text:span text:style-name="T32">རིག་པ་འཛིན་པའི་ཕན་ཡོན་ནི། །གནས་སྐབས་ཀུན་ཏུ་བདེ་ལོངས་སྤྱོད། །</text:span></text:p>
      <text:p text:style-name="P23"><text:span text:style-name="T32">གལ་ཏེ་སྒོམ་པ་དང་བཅས་ན། །ཚེ་འདི་ཉིད་ལ་སངས་རྒྱས་འགྲུབ། །</text:span></text:p>
      <text:p text:style-name="P23"><text:span text:style-name="T32">མ་སྒོམ་གྱུར་ཀྱང་ལྟུང་མེད་ན། །སྐྱེ་བ་བཅུ་དྲུག་དག་ན་འོ། །</text:span></text:p>
      <text:p text:style-name="P14"><text:span text:style-name="T59">ཞེས་པ་ལྟར་རོ། །</text:span></text:p>
      <text:p text:style-name="P14"><text:span text:style-name="T59">བཞི་པ་</text:span><text:span text:style-name="T33">[</text:span><text:span text:style-name="T34">ཉམས་ན་ཕྱིར་བཅོས་ཐབས་</text:span><text:span text:style-name="T33">]</text:span><text:span text:style-name="T59">ནི། གལ་ཏེ་ལྟུང་བ་འབྱུང་བའི་རྒྱུ་བཞིས་དམ་ཚིག་ཉམས་ན་ཕྱིར་བཅོས་དགོས་ཤིང་། དེ་ལ་ཡང་དང་པོར་ཉེས་པ་བཤགས་དགོས་ཏེ། </text:span></text:p>
      <text:p text:style-name="P14"><text:span text:style-name="T59">ཀླུ་སྒྲུབ་ཀྱིས།</text:span><text:span text:style-name="T60"> </text:span></text:p>
      <text:p text:style-name="P22"><text:span text:style-name="T32">རྩ་ལྟུང་སྦོམ་པོའི་རིམ་པ་དག །ཆོ་ག་ཡིས་ནི་ཤེས་བྱ་ཞིང་། །</text:span></text:p>
      <text:p text:style-name="P22"><text:span text:style-name="T32">ཉམས་པར་གྱུར་ན་བཤགས་པ་བྱ། །</text:span></text:p>
      <text:p text:style-name="P14"><text:span text:style-name="T59">ཞེས་སོ། །</text:span></text:p>
      <text:p text:style-name="P14"><text:span text:style-name="T59">བཤགས་པའི་ཡུལ་ནི། སྔར་དམ་ཚིག་དང་སྡོམ་པ་ཁས་ལེན་པའི་ཚེ་དཔང་དུ་བཞག་པའི་དཀྱིལ་འཁོར་པ་ལ་བཤགས་པར་བཤད་དེ། </text:span></text:p>
      <text:p text:style-name="P14"><text:span text:style-name="T59">དགྲ་ནག་ལས། </text:span></text:p>
      <text:p text:style-name="P23"><text:span text:style-name="T32">གལ་ཏེ་བག་མེད་བྱུང་གྱུར་པས། །བླ་མ་དམ་ཚིག་ལ་གནོད་ན། །</text:span></text:p>
      <text:p text:style-name="P23"><text:span text:style-name="T32">དེས་ནི་དཀྱིལ་འཁོར་བྲིས་བྱས་ལ། །བདེ་གཤེགས་རྣམས་ལ་སྡིག་པ་བཤགས། །</text:span></text:p>
      <text:p text:style-name="P14"><text:soft-page-break/><text:span text:style-name="T59">ཞེས་སོ། །</text:span></text:p>
      <text:p text:style-name="P14"><text:span text:style-name="T59">ཡང་ན། སྤྱི་འགྲོ་རྡོར་སེམས་ཀྱི་སྒོམ་བཟླས་ཀྱིས་བཤགས་ཀྱང་རུང་བར་མངོན་ཏེ། </text:span></text:p>
      <text:p text:style-name="P14"><text:span text:style-name="T59">སྙིང་པོ་རྒྱན་ལས། </text:span></text:p>
      <text:p text:style-name="P23"><text:span text:style-name="T32">པད་དཀར་ཟླ་བའི་གདན་སྟེང་དུ། །རྡོ་རྗེ་སེམས་དཔའ་ལེགས་དམིགས་ཤིང་། །</text:span></text:p>
      <text:p text:style-name="P23"><text:span text:style-name="T32">ཡི་གེ་བརྒྱ་པ་ཆོ་ག་བཞིན། །ཉི་ཤུ་རྩ་ནི་རེ་རེ་བཟླ། །</text:span></text:p>
      <text:p text:style-name="P23"><text:span text:style-name="T32">ལྟུང་སོགས་བྱིན་གྱིས་བརླབ་འགྱུར་བས། །འཕེལ་བ་རུ་ནི་མི་འགྱུར་ཞེས། །</text:span></text:p>
      <text:p text:style-name="P23"><text:span text:style-name="T32">གྲུབ་པ་མཆོག་རྣམས་ཀྱིས་བཤད་པས། །ཐུན་མཚམས་སུ་ནི་སྦྱང་བར་བྱ། །</text:span></text:p>
      <text:p text:style-name="P23"><text:span text:style-name="T32">འབུམ་ཕྲག་གཅིག་ཏུ་བཟླས་གྱུར་ན། །རྣམ་པར་དག་པའི་བདག་ཉིད་འགྱུར། །</text:span></text:p>
      <text:p text:style-name="P14"><text:span text:style-name="T59">ཞེས་སོ། །</text:span></text:p>
      <text:p text:style-name="P14"><text:span text:style-name="T59">དེ་ནས་དམ་ཚིག་གསོ་བ་དངོས་ནི། དཀྱིལ་འཁོར་དུ་འཇུག་ཅིང་དབང་ཞུ་བ་སོགས་བྱ་སྟེ། </text:span></text:p>
      <text:p text:style-name="P14"><text:span text:style-name="T59">དུས་འཁོར་ལས། རྩ་བའི་ལྟུང་བ་བྱུང་བ་གང་ཞིག །དག་པའི་སླད་དུ་</text:span><text:span text:style-name="T38">(</text:span><text:span text:style-name="T40">༡༩༨ན</text:span><text:span text:style-name="T38">)</text:span><text:span text:style-name="T59">སླར་ཡང་དཀྱིལ་འཁོར་འདིར་ནི་བཟུང་བྱ་སྟེ། ཞེས་དང་། </text:span></text:p>
      <text:p text:style-name="P27"><text:span text:style-name="T59">འགྲེལ་པར། འདིར་གང་གི་ཚེ་དབང་བདུན་ལ་གནས་པའམ། བུམ་པ་དང་གསང་བའི་དབང་ལ་གནས་པ་ལ་རྩ་བའི་ལྟུང་བ་བྱུང་བར་གྱུར་ན། དེའི་ཚེ་དེ་དག་པའི་སླད་དུ་དཀྱིལ་འཁོར་འདི་བྲིས་ནས། སླར་མི་བྱེད་པའི་དོན་དུ་སླར་ཡང་དཀྱིལ་འཁོར་དུ་འཇུག་པ་ལ་སོགས་པ་བྱའོ། །ཞེས་སོ། །</text:span></text:p>
      <text:p text:style-name="P27"><text:span text:style-name="T59">དེ་ཡང་གཙོ་བོ་བླ་མ་དེ་ཉིད་བཞུགས་ན་དེ་ཉིད་ལ་ཞུ་དགོས་ཤིང་། གལ་ཏེ། དེ་ལ་ཞུ་ས་མེད་ན་བདག་ཉིད་དཀྱིལ་འཁོར་དུ་འཇུག་ཅིང་དབང་བླང་བ་སྟེ། </text:span></text:p>
      <text:p text:style-name="P14"><text:soft-page-break/><text:span text:style-name="T59">ཕྲེང་བར། རང་ཉིད་ཀྱང་དམ་ཚིག་ཉམས་ན་འདི་ལྟ་བུའི་བདག་ཉིད་ཇི་ལྟར་སློབ་དཔོན་འཇུག་པའི་ཆོ་གར་བླང་བར་བཤད་པ་དེ་ལྟར་བླང་བར་བྱའོ། །འོན་ཀྱང་གལ་ཏེ་བླ་མ་དམ་པ་ཤིན་ཏུ་རིང་བ་ནའམ། ལམ་བགྲོད་དཀའ་བ་ལ་སོགས་པའི་ཉེ་བར་འཚེ་བས་བགྲོད་པར་མི་ནུས་པའི་ཕྱོགས་ན་བཞུགས་ན་སྟེ་གཞན་དུ་ནི་མ་ཡིན་ནོ། །ཞེས་སོ། །</text:span></text:p>
      <text:p text:style-name="P14"><text:span text:style-name="T59">དེ་ཡང་བརྩོན་པ་ཆེ་ཞིང་ཐབས་མཁས་པས་ཉེས་ལྟུང་བྱུང་མ་ཐག་གམ། ཉིན་ཞག་དེའི་ཆ་བཞི་གང་རུང་ལ་བཤགས་པར་བྱ་སྟེ། </text:span></text:p>
      <text:p text:style-name="P14"><text:span text:style-name="T59">ལེགས་གྲུབ་ལས། </text:span></text:p>
      <text:p text:style-name="P23"><text:span text:style-name="T32">ཉིན་པར་བག་མེད་བྱས་པ་དག །མཚན་མོ་སོ་སོར་བཤགས་པར་བྱ། །</text:span></text:p>
      <text:p text:style-name="P23"><text:span text:style-name="T32">ནུབ་མོ་བྱས་པའང་ཉིན་པར་བཤགས། །ལེགས་པར་བྱས་ལ་མངོན་དགར་བྱ། །</text:span></text:p>
      <text:p text:style-name="P14"><text:span text:style-name="T59">ཞེས་པ་ལྟར་རོ། །</text:span></text:p>
      <text:p text:style-name="P14"><text:span text:style-name="T59">དེ་ལྟར་མ་གྲུབ་ན་བརྩོན་པ་འབྲིང་གིས་ཞག་བདུན་ནམ། དུས་ཁྱད་པར་ཅན་ཞག་ཉི་ཤུ་རྩ་གཅིག་དང་། བརྩོན་པ་ཆུང་བས་ཟླ་བ་གཅིག་དང་བདུན་དང་ལོ་གཅིག་དང་། ཐ་མས་འཆི་ཁ་ཚུན་ལ་དམ་ཚིག་མ་བསྐང་ན་དམྱལ་བར་ལྟུང་བར་ཇོ་བོ་རྗེས་བཤད་དོ། །</text:span></text:p>
      <text:p text:style-name="P14"><text:span text:style-name="T59">དེ་ལྟར་ན་ཉེས་ལྟུང་མེད་པ་ནི་མཆོག་ཡིན་ལ། ཉེས་ལྟུང་ཕོག་ནའང་སྦྱང་བ་ལ་བརྩོན་པ་ནི་མཁས་པ་སྟེ། ཐབས་མི་མཁས་པས་མ་བཤགས་པའི་སྡིག་པ་ཆུང་ཡང་འཕེལ་ཏེ་དམྱལ་བར་ལྟུང་བ་དང་། </text:span><text:span text:style-name="T71">ཐབས་མཁས་པས་ཡང་ཡང་བཤགས་པའི་སྡིག་པ་ནི་ཆེ་ཡང་བྱང་ནས་རྣམ་པར་དག་པར་འགྱུར་བ་སྟེ།</text:span></text:p>
      <text:p text:style-name="P22"><text:span text:style-name="T32">མཁས་པས་སྡིག་བྱས་པ་ནི་ཕྲལ་ཞིང་བྱང་། །</text:span></text:p>
      <text:p text:style-name="P22"><text:span text:style-name="T32">མི་མཁས་སྡིག་པ་</text:span><text:span text:style-name="T38">(</text:span><text:span text:style-name="T40">༡༩༨བ</text:span><text:span text:style-name="T38">)</text:span><text:span text:style-name="T32">བྱས་པ་འཐུར་དུ་འགྲོ །</text:span></text:p>
      <text:p text:style-name="P22"><text:soft-page-break/><text:span text:style-name="T32">ལྕགས་ཀྱི་གོང་བུ་ཆུང་ཡང་གཏིང་དུ་འགྲོ། །</text:span></text:p>
      <text:p text:style-name="P22"><text:span text:style-name="T32">དེ་ཉིད་སྣོད་བྱས་ཆེ་ཡང་ཁ་ན་འཕྱོ། །</text:span></text:p>
      <text:p text:style-name="P14"><text:span text:style-name="T59">ཞེས་ནག་པོ་པས་དྲངས་པ་ལྟར་རོ། །</text:span></text:p>
      <text:p text:style-name="P14"><text:span text:style-name="T1">ཕ༢ </text:span><text:span text:style-name="T18">གཉིས་པ་གཞུང་དོན་ལ། </text:span><text:span text:style-name="T1">བ༡ </text:span><text:span text:style-name="T18">ཞུས་པ་དང་། </text:span><text:span text:style-name="T1">བ༢ </text:span><text:span text:style-name="T18">ལན་གཉིས་ཀྱི། </text:span></text:p>
      <text:p text:style-name="P14"><text:span text:style-name="T59">བ༡ དང་པོ་ནི། </text:span></text:p>
      <text:p text:style-name="P15"><text:span text:style-name="T46">རྡོ་རྗེ་སྙིང་པོས་གསོལ་པ། </text:span></text:p>
      <text:p text:style-name="P24"><text:span text:style-name="T49">སྡོམ་པ་ཞེས་བྱ་གང་གིས་དང་། །དམ་ཚིག་གང་གིས་གནས་པར་བགྱི། །</text:span></text:p>
      <text:p text:style-name="P14"><text:span text:style-name="T59">ཞེས་པ་སྟེ། སླར་དབང་གི་སྡོམ་པ་སོགས་ཞུ་བའི་ཕྱིར་རྡོ་རྗེ་སྙིང་པོས་སྟོན་པ་ལ་གསོལ་པ། དབང་ཐོབ་ནས་ཚུལ་མ་ཡིན་པ་འགོག་པའི་སྡོམ་པ་ཞེས་བྱ་བ་གང་དང་གང་གིས་གནས་པ་དང་། ཚུལ་མཐུན་པའི་དམ་ཚིག་གང་དང་གང་གིས་གནས་པར་བགྱི་བ་ལགས་ཞེས་ཞུས་པའོ། །</text:span></text:p>
      <text:p text:style-name="P14"><text:span text:style-name="T1">བ༢ </text:span><text:span text:style-name="T18">གཉིས་པ་</text:span><text:span text:style-name="T2">[</text:span><text:span text:style-name="T1">ལན་</text:span><text:span text:style-name="T2">]</text:span><text:span text:style-name="T18">ལ། </text:span><text:span text:style-name="T1">མ༡ </text:span><text:span text:style-name="T18">རྩ་བ་མདོར་བསྟན་པ་དང་། </text:span><text:span text:style-name="T1">མ༢ </text:span><text:span text:style-name="T18">དེའི་དོན་བཤད་པ་གཉིས་ཀྱི། </text:span></text:p>
      <text:p text:style-name="P14"><text:span text:style-name="T59">མ༡ དང་པོ་ནི། </text:span></text:p>
      <text:p text:style-name="P15"><text:span text:style-name="T46">བཅོམ་ལྡན་འདས་ཀྱིས་བཀའ་སྩལ་པ། </text:span></text:p>
      <text:p text:style-name="P24"><text:span text:style-name="T49">ཁྱོད་ཀྱིས་སྲོག་ཆགས་བསད་པ་དང་། །བརྫུན་གྱི་ཚིག་ཀྱང་སྨྲ་བ་དང་། །</text:span></text:p>
      <text:p text:style-name="P24"><text:span text:style-name="T49">ཁྱོད་ཀྱིས་མ་བྱིན་པར་ཡང་ལོངས། །ཕ་རོལ་བུད་མེད་བསྟེན་པར་གྱིས། །</text:span></text:p>
      <text:p text:style-name="P14"><text:span text:style-name="T59">ཞེས་པ་སྟེ། འཇིག་རྟེན་ན་གྲགས་པའི་སྒྲ་ཇི་བཞིན་པ་མ་ཡིན་པའི་བརྡ་ཚིག་གིས་དགོངས་པ་ཅན་དུ་བཅོམ་ལྡན་འདས་ཀྱིས་ལན་བཀའ་སྩལ་པ། ཁྱོད་ཀྱིས་སྲོག་ཆགས་བསད་པས་བསྟན་པ་སེམས་ཆོས་ཉིད་དུ་རོ་གཅིག་པར་བྱ་བ་དང་། བརྫུན་གྱི་ཚིག་ཀྱང་སྨྲ་བས་བསྟན་པ་འགྲོ་བ་སྒྲོལ་བ་དང་། </text:span><text:soft-page-break/><text:span text:style-name="T59">ཁྱོད་ཀྱིས་མ་བྱིན་པར་ཡང་ལོངས་ཞེས་པས་བསྟན་པ་ཕྱག་རྒྱའི་བྱང་སེམས་འདྲེན་པ་དང་། ཕ་རོལ་བུད་མེད་བསྟེན་པས་བསྟན་པ་རང་རིགས་ལས་གཞན་པའི་ཕྱག་རྒྱའང་བསྟེན་པར་གྱིས། ཞེས་དབང་བཞི་པའི་དམ་ཚིག་བསྟན་ཏོ། །</text:span></text:p>
      <text:p text:style-name="P14"><text:span text:style-name="T59">མ༢ གཉིས་པ་</text:span><text:span text:style-name="T33">[</text:span><text:span text:style-name="T34">དེའི་དོན་བཤད་པ་</text:span><text:span text:style-name="T33">]</text:span><text:span text:style-name="T59">ནི། </text:span></text:p>
      <text:p text:style-name="P24"><text:span text:style-name="T49">སེམས་གཅིག་སྲོག་ཆགས་གསོད་པ་ཉིད། །གང་ཕྱིར་སྲོག་ནི་སེམས་སུ་བརྗོད། །</text:span></text:p>
      <text:p text:style-name="P24"><text:span text:style-name="T49">འཇིག་རྟེན་བསྒྲལ་བ་ཞེས་བྱ་བ། །བརྫུན་གྱི་ཚིག་ཏུ་རབ་ཏུ་བསྒྲགས། །</text:span></text:p>
      <text:p text:style-name="P24"><text:span text:style-name="T49">བཙུན་མོའི་ཁུ་བ་མ་བྱིན་པར། །གཞན་གྱི་བུད་མེད་རང་མཚུངས་མཛེས། །</text:span></text:p>
      <text:p text:style-name="P14"><text:span text:style-name="T59">ཞེས་པ་སྟེ། དེ་ལྟར་སྒྲ་མིན་དུ་གསུངས་པའི་དོན་བཀྲོལ་ནས་གསུངས་པ་ནི། གོང་གི་སྲོག་ཆགས་</text:span><text:span text:style-name="T38">(</text:span><text:span text:style-name="T40">༡༩༩ན</text:span><text:span text:style-name="T38">)</text:span><text:span text:style-name="T59">བསད་པ་སོགས་ཀྱི་དོན་གང་ཞེ་ན། སེམས་ཀྱི་གཡོ་བ་རྣམ་རྟོག་ཐམས་ཅད་བཅོམ་ནས་དེའི་ངོ་བོ་དེ་བཞིན་ཉིད་གཅིག་པུར་བྱེད་པ་ནི་སྲོག་ཆགས་གསོད་པ་ཉིད་དུ་བརྗོད་དེ། རྒྱུ་མཚན་གང་གི་ཕྱིར་ན། འགྲོ་བའི་སྲོག་ཅེས་པ་ནི་སེམས་སུ་བཅས་པ་ལ་བརྗོད་པས་སོ། །</text:span></text:p>
      <text:p text:style-name="P14"><text:span text:style-name="T59">འཇིག་རྟེན་ཐམས་ཅད་བསྒྲལ་བ་ཞེས་བྱ་བ་ནི་བརྫུན་གྱི་ཚིག་ཏུ་རབ་ཏུ་བསྒྲགས་ཏེ། དོན་དམ་པར་བསྒྲལ་བྱ་དང་སྒྲོལ་བྱེད་ཀྱི་ངོ་བོ་ཉིད་མེད་པས་སོ། །</text:span></text:p>
      <text:p text:style-name="P14"><text:span text:style-name="T59">བཙུན་མོ་སྟེ་ཕྱག་རྒྱའི་ཁུ་བ་བྱང་སེམས་འདྲེན་པ་ནི་མ་བྱིན་པར་ལེན་པ་སྟེ། རླུང་སྟོབས་ཀྱིས་བླངས་པས་སོ། །</text:span></text:p>
      <text:p text:style-name="P14"><text:span text:style-name="T59">གཞན་གྱི་བུད་མེད་ནི་རང་རིགས་དང་མི་མཐུན་པའི་ཕྱག་རྒྱ་སྟེ། དཔེར་ན། རང་རྡོ་རྗེའི་རིགས་ལ་པདྨའི་རིགས་ཅན་མ་ལྟ་བུའོ། །</text:span></text:p>
      <text:p text:style-name="P14"><text:span text:style-name="T59">དེ་ཡང་རང་རིགས་དང་མཚུངས་པ་རྡོ་རྗེའི་རིགས་ལ་གཡུང་མོ་ལྟར་མཛེས་པར་བསྟེན་པ་སྟེ། </text:span></text:p>
      <text:p text:style-name="P14"><text:soft-page-break/><text:span text:style-name="T43">[</text:span><text:span text:style-name="T44">བརྟག་པ་སྔ་མ། དྲུག་པ་སྤྱོད་པའི་ལེའུར།</text:span><text:span text:style-name="T43">]</text:span></text:p>
      <text:p text:style-name="P22"><text:span text:style-name="T32">ཡང་ན་གཞན་གྱི་རིགས་བྱུང་བ། །</text:span></text:p>
      <text:p text:style-name="P14"><text:span text:style-name="T59">ཞེས་པ་ལྟར་རོ། །</text:span></text:p>
      <text:p text:style-name="P14"><text:span text:style-name="T1">པ༣ </text:span><text:span text:style-name="T18">གསུམ་པ་</text:span><text:span text:style-name="T2">[</text:span><text:span text:style-name="T1">སྦྱང་གཞི་ཡུལ་དབང་སོགས་ཀྱི་ཞུས་ལན་</text:span><text:span text:style-name="T2">]</text:span><text:span text:style-name="T18">ལ། </text:span><text:span text:style-name="T1">ཕ༡ </text:span><text:span text:style-name="T18">ཞུས་པ། </text:span><text:span text:style-name="T1">ཕ༢ </text:span><text:span text:style-name="T18">དེའི་ལན། </text:span><text:span text:style-name="T1">ཕ༣ </text:span><text:span text:style-name="T18">རྣལ་འབྱོར་མའི་མཆོད་པ་གསུམ་གྱི། </text:span></text:p>
      <text:p text:style-name="P14"><text:span text:style-name="T59">ཕ༡ དང་པོ་ནི། </text:span></text:p>
      <text:p text:style-name="P15"><text:span text:style-name="T46">དེ་ནས་རྣལ་འབྱོར་མ་ཐམས་ཅད་ཀྱིས་བཅོམ་ལྡན་འདས་ལ་འདི་སྐད་ཅེས་གསོལ་ཏོ། །</text:span></text:p>
      <text:p text:style-name="P15"><text:span text:style-name="T46">ཡུལ་དེ་རྣམས་ཀྱང་ཅི་ལགས། དབང་པོ་རྣམས་ནི་གང་ལགས། སྐྱེ་མཆེད་རྣམས་ནི་ཅི་ལགས། ཕུང་པོ་རྣམས་ནི་གང་ལགས། ཁམས་རྣམས་དེ་ཡང་ཅི་ལགས། འདི་རྣམས་ཀྱི་རང་བཞིན་ནི་ཅི་ལགས། </text:span></text:p>
      <text:p text:style-name="P14"><text:span text:style-name="T59">ཞེས་པ་སྟེ། གོང་དུ། ཡུལ་ལ་སོགས་པ་རྣམ་པར་སྦྱོང་། །ཞེས་གསུངས་པ་ལས་འཕྲོས་ཏེ། དེ་ནས་རྣལ་འབྱོར་མ་ཐམས་ཅད་ཀྱིས་དེ་དག་ཞུ་བའི་ཕྱིར་སྟོན་པ་བཅོམ་ལྡན་འདས་ལ་འདི་སྐད་ཅེས་གསོལ་ཏོ། །</text:span></text:p>
      <text:p text:style-name="P14"><text:span text:style-name="T59">གོང་དུ་སྦྱང་གཞིར་གསུངས་པའི་ཕྱིའི་ཡུལ་དེ་རྣམས་ཀྱང་ཅི་ཙམ་ལགས། ནང་གི་དབང་པོ་རྣམས་ནི་གང་ལགས། གཉིས་ཀའི་སྐྱེ་མཆེད་རྣམས་ནི་ཅི་ཙམ་ལགས། ཕུང་པོ་རྣམས་ནི་གང་དང་གང་ལགས། ཁམས་རྣམས་ཞེས་པ་དེ་ཡང་ཅི་ཙམ་ལགས། ཡུལ་ལ་སོགས་པ་འདི་རྣམས་ཀྱི་རང་བཞིན་ནི་ཅི་ལྟ་བུ་ལགས་ཞེས་ཞུས་པའོ། །</text:span></text:p>
      <text:p text:style-name="P14"><text:soft-page-break/><text:span text:style-name="T1">ཕ༢ </text:span><text:span text:style-name="T18">གཉིས་པ་</text:span><text:span text:style-name="T2">[</text:span><text:span text:style-name="T1">དེའི་ལན་</text:span><text:span text:style-name="T2">]</text:span><text:span text:style-name="T18">ལ། </text:span><text:span text:style-name="T1">བ༡ </text:span><text:span text:style-name="T18">ཡུལ་དང་དབང་པོ་བཤད་པ། </text:span><text:span text:style-name="T1">བ༢ </text:span><text:span text:style-name="T18">སྐྱེ་མཆེད་དང་</text:span><text:span text:style-name="T38">(</text:span><text:span text:style-name="T40">༡༩༩བ</text:span><text:span text:style-name="T38">)</text:span><text:span text:style-name="T18">ཕུང་ཁམས་བཤད་པ། </text:span><text:span text:style-name="T1">བ༣ </text:span><text:span text:style-name="T18">དེ་དག་གི་རང་བཞིན་བཤད་པ་གསུམ་གྱི། </text:span></text:p>
      <text:p text:style-name="P14"><text:span text:style-name="T59">བ༡ དང་པོ་ནི། </text:span></text:p>
      <text:p text:style-name="P15"><text:span text:style-name="T46">བཅོམ་ལྡན་འདས་ཀྱིས་བཀའ་སྩལ་པ། ཡུལ་དྲུག་ནི། </text:span></text:p>
      <text:p text:style-name="P24"><text:span text:style-name="T49">གཟུགས་སྒྲ་དེ་བཞིན་དྲི་དང་ནི། །རོ་དང་དེ་བཞིན་རེག་བྱ་ཉིད། །</text:span></text:p>
      <text:p text:style-name="P24"><text:span text:style-name="T49">ཆོས་ཀྱི་ཁམས་ཀྱི་རང་བཞིན་ཉིད། །འདི་རྣམས་ཡུལ་ནི་དྲུག་ཏུ་བརྗོད། །</text:span></text:p>
      <text:p text:style-name="P24"><text:span text:style-name="T49">དབང་པོ་རྣམས་ནི་དྲུག་སྟེ། །མིག་དང་རྣ་བ་སྣ་དང་ནི། །</text:span></text:p>
      <text:p text:style-name="P24"><text:span text:style-name="T49">ལྕེ་དང་ལུས་དང་དེ་བཞིན་ཡིད། །འདི་རྣམས་དབང་པོ་དྲུག་པོ་ནི། །</text:span></text:p>
      <text:p text:style-name="P24"><text:span text:style-name="T49">གཏི་མུག་རྡོ་རྗེ་ལ་སོགས་ལྡན། །</text:span></text:p>
      <text:p text:style-name="P14"><text:span text:style-name="T59">ཞེས་པ་སྟེ། བཅོམ་ལྡན་འདས་ཀྱི་ལན་བཀའ་སྩལ་པ། དབང་ཤེས་ཀྱིས་གཟུང་བྱའི་ཡུལ་དྲུག་ནི། མིག་གི་ཡུལ་གཟུགས་ཁ་དོག་དང་དབྱིབས་ཀྱིས་བསྡུས་པ་ཉི་ཤུ་དང་། རྣ་བའི་ཡུལ་སྒྲ་བརྒྱད་དང་། དེ་བཞིན་དུ། སྣའི་ཡུལ་དྲི་བཞི་དང་ནི། ལྕེའི་ཡུལ་རོ་དྲུག་དང་། དེ་བཞིན་དུ་ལུས་ཀྱི་ཡུལ་རེག་བྱ་བཅུ་གཅིག་ཉིད་དང་། ཡིད་ཀྱི་ཡུལ་ཆོས་འདུས་བྱས་དང་འདུས་མ་བྱས་ཀྱིས་བསྡུས་པའི་བཅུ་དྲུག་ཉིད་ཀྱི་ཁམས་ཀྱི་རང་བཞིན་ཉིད་དེ། འདི་རྣམས་ལ་གཟུང་བའི་ཡུལ་ནི་དྲུག་ཏུ་བརྗོད་ལ། </text:span></text:p>
      <text:p text:style-name="P14"><text:span text:style-name="T59">དེ་བཞིན་དུ་དབང་པོ་རྣམས་ནི་དྲུག་སྟེ། གཟུགས་ལ་ལྷག་པར་དབང་བྱེད་པ་མིག་གི་དབང་པོ་དང་། དེ་བཞིན་དུ་ཤེས་པར་བྱས་ཏེ། སྒྲ་ལ་རྣ་བ། དྲི་ལ་སྣ་དང་ནི་། རོ་ལ་ལྕེ་དང་། རེག་བྱ་ལ་ལུས་དབང་སྟེ། གཟུགས་ཅན་དང་བ་ལྔ་དང་། དེ་བཞིན་དུ་ཆོས་ལ་དབང་བྱེད་པ་ཡིད་དབང་སྟེ། འདི་རྣམས་དབང་པོ་དྲུག་པོ་ཡིན་ལ། </text:span></text:p>
      <text:p text:style-name="P14"><text:soft-page-break/><text:span text:style-name="T59">འདིའི་སྦྱོང་བྱེད་ནི། འོག་ཏུ་འཆད་པའི་གཏི་མུག་རྡོ་རྗེ་མ་ལ་སོགས་པ་དང་ལྡན་པའོ་ཞེས་པའི་དོན་ཏོ། །</text:span></text:p>
      <text:p text:style-name="P14"><text:span text:style-name="T59">བ༢ གཉིས་པ་</text:span><text:span text:style-name="T33">[</text:span><text:span text:style-name="T34">སྐྱེ་མཆེད་དང་ཕུང་ཁམས་བཤད་པ་</text:span><text:span text:style-name="T33">]</text:span><text:span text:style-name="T59">ནི། </text:span></text:p>
      <text:p text:style-name="P24"><text:span text:style-name="T49">ཡུལ་དང་ཡུལ་ཅན་དག་གིས་ནི། །སྐྱེ་མཆེད་བཅུ་གཉིས་དག་ཏུ་འགྱུར། །</text:span></text:p>
      <text:p text:style-name="P24"><text:span text:style-name="T49">ཕུང་པོ་ལྔ་ནི་གཟུགས་ལ་སོགས། །མཐར་ནི་རྣམ་ཤེས་སྙིང་རྗེ་ཆེ། །</text:span></text:p>
      <text:p text:style-name="P24"><text:span text:style-name="T49">དབང་པོ་དང་ནི་ཡུལ་ཉིད་དང་། །དབང་པོའི་རྣམ་པར་ཤེས་པ་ཉིད། །</text:span></text:p>
      <text:p text:style-name="P24"><text:span text:style-name="T49">རྣལ་འབྱོར་མ་རྣམས་གོ་བྱའི་ཕྱིར། །ཁམས་ནི་བཅོ་བརྒྱད་རྣམས་སུ་བཤད། །</text:span></text:p>
      <text:p text:style-name="P14"><text:span text:style-name="T59">ཅེས་པ་སྟེ། བཤད་མ་ཐག་པའི་ཕྱིའི་ཡུལ་དྲུག་དང་། ནང་གི་ཡུལ་ཅན་དབང་པོ་དྲུག་དག་གིས་ནི་སེམས་བྱུང་སྐྱེ་བའི་སྒོ་དང་མཆེད་ཅིང་རྒྱས་པར་བྱེད་པའི་སྐྱེ་མཆེད་བཅུ་</text:span><text:span text:style-name="T38">(</text:span><text:span text:style-name="T40">༢༠༠ན</text:span><text:span text:style-name="T38">)</text:span><text:span text:style-name="T59">གཉིས་དག་ཏུ་འགྱུར་ཏེ་གཟུགས་ཀྱི་སྐྱེ་མཆེད་ལ་སོགས་པའོ། །</text:span></text:p>
      <text:p text:style-name="P14"><text:span text:style-name="T59">མང་པོ་ཕྱོགས་གཅིག་ཏུ་སྤུངས་པའི་དོན་ཅན་གྱི་ཀུན་གྱི་ཕུང་པོ་ལྔ་ནི། འགྱུར་བ་དང་བསྐྱེད་དུ་རུང་བས་གཟུགས་ཀྱི་ཕུང་པོ་དང་། ལ་སོགས་པས་བསྟན་པ། ཉམས་སུ་མྱོང་བས་ཚོར་བ་དང་། མཚན་མར་འཛིན་པས་འདུ་ཤེས་དང་། མངོན་པར་འདུ་བྱེད་པས་འདུ་བྱེད་དང་། དེ་དག་གི་མཐར་ནི་དོན་གྱི་རྣམ་པ་ཤེས་པས་རྣམ་ཤེས་ཀྱི་ཕུང་པོ་རྣམས་སོ། །</text:span></text:p>
      <text:p text:style-name="P14"><text:span text:style-name="T59">སྙིང་རྗེ་ཆེན་པོ་ཞེས་ཞུ་བ་པོའི་རྣལ་འབྱོར་མ་དག་ལ་བོས་ནས་གདམས་པའོ། །</text:span></text:p>
      <text:p text:style-name="P14"><text:span text:style-name="T59">ཁམས་ནི། རིགས་ཀྱི་དོན་ཏེ། ཕྱེ་ན་དབང་པོའི་ཁམས་དྲུག་དང་ནི། ཡུལ་གྱི་ཁམས་དྲུག་ཉིད་དང་། དབང་པོའི་རྣམ་པར་ཤེས་པའི་ཁམས་དྲུག་ཉིད་དེ། འདི་དག་རྣལ་འབྱོར་མ་རྣམས་ཀྱིས་གོ་བར་བྱ་བའི་ཕྱིར། ཁམས་ནི་བཅོ་བརྒྱད་པོ་རྣམས་སུ་བཤད་དོ། །ཞེས་པའི་དོན་དང་། </text:span></text:p>
      <text:p text:style-name="P14"><text:soft-page-break/><text:span text:style-name="T59">ངེས་ཚིག་ནི། མཛོད་ལས། </text:span><text:span text:style-name="T45">[</text:span><text:span text:style-name="T44">གནས་དང་པོ། ཁམས་བསྟན་པ།</text:span><text:span text:style-name="T45">]</text:span></text:p>
      <text:p text:style-name="P23"><text:span text:style-name="T32">སྤུངས་དང་སྐྱེ་སྒོ་རིགས་ཀྱི་དོན། །ཕུང་པོ་སྐྱེ་མཆེད་ཁམས་རྣམས་ཡིན། །</text:span></text:p>
      <text:p text:style-name="P14"><text:span text:style-name="T59">ཞེས་པ་ལྟར་རོ། །</text:span></text:p>
      <text:p text:style-name="P14"><text:span text:style-name="T1">བ༣ </text:span><text:span text:style-name="T18">གསུམ་པ་</text:span><text:span text:style-name="T2">[</text:span><text:span text:style-name="T1">དེ་དག་གི་རང་བཞིན་བཤད་པ་</text:span><text:span text:style-name="T2">]</text:span><text:span text:style-name="T18">ལ། </text:span><text:span text:style-name="T1">མ༡ </text:span><text:span text:style-name="T18">སྣང་སྟོང་དབྱེར་མེད་དུ་བསྟན་པ་དང་། </text:span><text:span text:style-name="T1">མ༢ </text:span><text:span text:style-name="T18">དེ་ཉིད་དཔེ་དང་སྦྱར་བ་གཉིས་ཀྱི། </text:span></text:p>
      <text:p text:style-name="P14"><text:span text:style-name="T59">མ༡ དང་པོ་ནི། </text:span></text:p>
      <text:p text:style-name="P24"><text:span text:style-name="T49">རང་བཞིན་གདོད་ནས་མ་སྐྱེས་པ། །བརྫུན་མིན་བདེན་མིན་དེ་བཞིན་དུ། །</text:span></text:p>
      <text:p text:style-name="P24"><text:span text:style-name="T49">ཐམས་ཅད་ཆུ་ཡི་ཟླ་བ་ལྟར། །འདོད་པས་རྣལ་འབྱོར་མས་ཤེས་ཀྱིས། །</text:span></text:p>
      <text:p text:style-name="P14"><text:span text:style-name="T59">ཞེས་པ་སྟེ། ཡུལ་དབང་ལ་སོགས་པ་དེ་དག་ཐམས་ཅད་ཀྱི་རང་བཞིན་ནི། དོན་དམ་པར་གྲུབ་པ་མེད་དེ། གདོད་མ་ནས་མ་སྐྱེས་པའི་ཕྱིར་རོ། །འོ་ན་སྣ་ཚོགས་སུ་སྣང་བ་ཇི་ལྟ་བུ་ཞེ་ན། བག་ཆགས་ཀྱི་དབང་གིས་ལོག་ཤེས་ཕྱི་དོན་དུ་སྣང་བ་ཙམ་ཡིན་ལ། སྣང་བ་ཙམ་གྱིས་བདེན་པར་མི་འགྲུབ་སྟེ། རབ་རིབ་ཅན་ལ་སྐྲ་ཤད་དང་ཟླ་གཉིས་སྣང་བ་ལྟ་བུ་ཡིན་པའི་ཕྱིར་རོ། །</text:span></text:p>
      <text:p text:style-name="P14"><text:span text:style-name="T59">དོན་འདི་དག་ལུང་རིགས་དང་སྦྱར་ནས་བརྟག་པ་དང་པོའི་ལྔ་པར་བཤད་ཟིན་ཏོ། །</text:span></text:p>
      <text:p text:style-name="P14"><text:span text:style-name="T59">དེས་ན་རྣམ་རིག་ཙམ་དུ་སྣང་བས་བརྫུན་པ་མིན་ཞིང་། སྣང་བ་ལྟར་དོན་དམ་དུ་མ་གྲུབ་པས་བདེན་པའང་མིན་ནོ། །</text:span></text:p>
      <text:p text:style-name="P14"><text:span text:style-name="T59">དེ་བཞིན་དུ། ཆོས་ཐམས་ཅད་ཆུ་ཡི་ནང་དུ་ཟླ་བའི་གཟུགས་སྣང་བ་ལྟར་སྣང་</text:span><text:span text:style-name="T38">(</text:span><text:span text:style-name="T40">༢༠༠བ</text:span><text:span text:style-name="T38">)</text:span><text:span text:style-name="T59">ལ་རང་བཞིན་མེད་པར་འདོད་པས་ན། ཚུལ་དེ་རྣལ་འབྱོར་མས་ཤེས་པར་གྱིས་ཤིག་ཅེས་པའི་དོན་ཏོ། །</text:span></text:p>
      <text:p text:style-name="P14"><text:span text:style-name="T59">མ༢ གཉིས་པ་</text:span><text:span text:style-name="T33">[</text:span><text:span text:style-name="T34">དེ་ཉིད་དཔེ་དང་སྦྱར་བ་</text:span><text:span text:style-name="T33">]</text:span><text:span text:style-name="T59">ནི། </text:span></text:p>
      <text:p text:style-name="P15"><text:soft-page-break/><text:span text:style-name="T46">འདི་ལྟ་སྟེ། གཙུབ་ཤིང་དང་། གཙུབ་སྟན་དང་། སྐྱེས་བུའི་ལག་པའི་རྩོལ་བ་ལས་གློ་བུར་དུ་མེ་སྐྱེ་བར་འགྱུར་རོ། །མེ་འདི་གཙུབ་ཤིང་ལ་ཡང་མི་གནས། གཙུབ་སྟན་ལ་ཡང་མ་ཡིན། སྐྱེས་བུའི་ལག་པ་དག་ལ་ཡང་མ་ཡིན་ཏེ། རྣམ་པ་ཐམས་ཅད་དུ་ཡོངས་སུ་བཙལ་ན། གཅིག་ན་ཡང་ཡོད་པ་མ་ཡིན་པས། མེ་དེ་ཡང་བདེན་པ་ཡང་མ་ཡིན། བརྫུན་པ་ཡང་མ་ཡིན་ནོ། །དེ་ལྟར་ཆོས་ཐམས་ཅད་རྣལ་འབྱོར་མས་ཡིད་ལ་གྱིས་ཤིག །</text:span></text:p>
      <text:p text:style-name="P14"><text:span text:style-name="T59">ཅེས་པ་སྟེ། དེ་ལྟར་བཤད་པའི་དོན་གྱི་དཔེ་ནི། འདི་ལྟ་སྟེ། མཁྲེགས་པའི་གཙུབ་ཤིང་དང་། དེའི་གཞི་གཙུབ་སྟན་དང་། གཙུབ་མཁན་གྱི་སྐྱེས་བུའི་ལག་པའི་རྩོལ་བའི་རྒྱུ་རྐྱེན་ཚོགས་པ་ལས་གློ་བུར་དུ་མེ་སྐྱེ་བར་འགྱུར་རོ། །བརྟགས་ཤིང་དཔྱད་ན་མེ་འདི་གཙུབ་ཤིང་རྐྱང་པ་ལ་ཡང་དངོས་སུ་མི་གནས། གཙུབ་སྟན་རྐྱང་བ་ལ་ཡང་མ་ཡིན། སྐྱེས་བུའི་ལག་པ་རྐྱང་པ་དག་ལ་ཡང་གནས་པ་མ་ཡིན་ཏེ། རྣམ་པ་ཐམས་ཅད་དུ་དེ་ལྟར་ཡོངས་སུ་དཔྱད་ཅིང་བཙལ་ན་དེ་དག་གཅིག་ན་ཡང་ཡོད་པ་མ་ཡིན་པས། མེ་དེ་ཡང་དཔྱད་ན་གང་ལས་ཀྱང་སྐྱེ་བ་མེད་པས་བདེན་པ་ཡང་མ་ཡིན། མེར་ཡོངས་སུ་སྣང་བའི་ཕྱིར་ཀུན་རྫོབ་ཏུ་འང་མ་གྲུབ་པའི་བརྫུན་པ་ཡང་མ་ཡིན་ནོ། །དཔེ་དེ་ལྟར་ན། ཆོས་ཐམས་ཅད་རྟེན་ཅིང་འབྲེལ་འབྱུང་ཙམ་དུ་སྣང་ཞིང་དེ་ཁོ་ན་ཉིད་ཀྱིས་དཔྱད་ན་གདོད་མ་ནས་སྐྱེ་བ་མེད་པའི་སྟོང་པ་ཉིད་དུ་རྣལ་འབྱོར་མས་ཡིད་ལ་གྱིས་ཤིག་ཅེས་པའི་དོན་ཏེ། </text:span></text:p>
      <text:p text:style-name="P14"><text:span text:style-name="T59">གུར་ལས། </text:span></text:p>
      <text:p text:style-name="P23"><text:span text:style-name="T32">ཀུན་རྫོབ་ཙམ་དུ་འཇིག་རྟེན་ཡོད། །དཔྱད་པས་གང་ནའང་འཇིག་རྟེན་ཅི། །</text:span></text:p>
      <text:p text:style-name="P14"><text:span text:style-name="T59">ཞེས་དང་། </text:span></text:p>
      <text:p text:style-name="P14"><text:soft-page-break/><text:span text:style-name="T59">མདོ་ལས། </text:span></text:p>
      <text:p text:style-name="P22"><text:span text:style-name="T32">དཔེར་ན་ཤིང་དང་རྒྱུད་ལ་བརྟེན་བྱས་ནས། །</text:span></text:p>
      <text:p text:style-name="P22"><text:span text:style-name="T32">ལག་པའི་རྩོལ་བ་བྱས་པ་གསུམ་ཚོགས་ན། །</text:span></text:p>
      <text:p text:style-name="P22"><text:span text:style-name="T32">སྒྲོག་བྱེད་པི་ཝང་གླིང་བུ་ལ་སོགས་ལས། །</text:span></text:p>
      <text:p text:style-name="P22"><text:span text:style-name="T32">དེ་དག་ལས་སྐྱེས་སྒྲ་ཡང་འབྱུང་བར་འགྱུར། །</text:span></text:p>
      <text:p text:style-name="P22"><text:span text:style-name="T32">དེ་ནས་མཁས་པ་ལ་ལས་བརྟག་བྱ་སྟེ། །</text:span></text:p>
      <text:p text:style-name="P32"><text:span text:style-name="T32">དེ་ནི་གང་ནས་འོངས་ལ་གར་སོང་ཞེས། །</text:span></text:p>
      <text:p text:style-name="P32"><text:span text:style-name="T32">ཕྱོགས་དང་</text:span><text:span text:style-name="T2">(</text:span><text:span text:style-name="T1">༢༠༡ན</text:span><text:span text:style-name="T2">)</text:span><text:span text:style-name="T32">ཕྱོགས་མཚམས་དག་ཏུ་བརྟགས་བྱས་ན། །</text:span></text:p>
      <text:p text:style-name="P32"><text:span text:style-name="T32">སྒྲ་ཡི་འོང་བའམ་འགྲོ་བ་རྙེད་པར་འགྱུར། །</text:span></text:p>
      <text:p text:style-name="P32"><text:span text:style-name="T32">དེ་ལྟར་རྒྱུ་དག་དང་ནི་རྐྱེན་དག་ལས། །</text:span></text:p>
      <text:p text:style-name="P32"><text:span text:style-name="T32">འདུ་བྱེད་གྱུར་པ་ཐམས་ཅད་འབྱུང་བ་སྟེ། །</text:span></text:p>
      <text:p text:style-name="P32"><text:span text:style-name="T32">ཡང་དག་མཐོང་བའི་རྣལ་འབྱོར་པ་ཡིས་ནི། །</text:span></text:p>
      <text:p text:style-name="P32"><text:span text:style-name="T32">འདུ་བྱེད་སྟོང་པ་གཡོ་བ་མེད་པར་མཐོང་། །</text:span></text:p>
      <text:p text:style-name="P29"><text:span text:style-name="T59">ཞེས་པ་ལྟར་རོ། །</text:span></text:p>
      <text:p text:style-name="P29"><text:span text:style-name="T59">ཕ༣ གསུམ་པ་</text:span><text:span text:style-name="T33">[</text:span><text:span text:style-name="T34">རྣལ་འབྱོར་མའི་མཆོད་པ་</text:span><text:span text:style-name="T33">]</text:span><text:span text:style-name="T59">ནི། </text:span></text:p>
      <text:p text:style-name="P30"><text:span text:style-name="T46">དེ་ནས་རྣལ་འབྱོར་མ་བདག་མེད་མ་ལ་སོགས་པ་རྡོ་རྗེ་མཁའ་འགྲོ་མ་ཐམས་ཅད་བདུད་རྩི་ལྔ་ཐོགས་ཤིང་དམ་ཚིག་གི་རྫས་ཐོགས་པས་བཅོམ་ལྡན་འདས་རྡོ་རྗེ་སེམས་དཔའ་ལ་མཆོད་པར་བྱེད། ཀུན་ཏུ་རུའི་སྦྱོར་བས་རྗེས་སུ་ཆགས་པར་བྱེད། བདུད་རྩིའི་རོ་ཡང་འཐུང་བར་བྱེད་དོ། །</text:span></text:p>
      <text:p text:style-name="P14"><text:soft-page-break/><text:span text:style-name="T59">ཞེས་པ་སྟེ། དེ་ནས་ཞུ་བ་པོའི་རྣལ་འབྱོར་མ་བདག་མེད་མ་ལ་སོགས་པ་རྡོ་རྗེ་མཁའ་འགྲོ་མ་ཐམས་ཅད་ཀྱིས་དེ་ལྟ་བུའི་དོན་རྟོགས་ཤིང་དགའ་བའི་ཚུལ་གྱིས་ནང་གི་མཆོད་པ་བདུད་རྩི་ལྔ་ཐོགས་ཤིང་། དམ་ཚིག་གི་རྫས་ཤ་ལྔ་ལ་སོགས་པ་ཐོགས་པས་སྟོན་པ་བཅོམ་ལྡན་འདས་རྡོ་རྗེ་སེམས་དཔའ་སྟེ་ཀྱེའི་རྡོ་རྗེ་ལ་མཆོད་པར་བྱེད། གསང་བའི་མཆོད་པ་ཀུན་ཏུ་རུའི་སྦྱོར་བས་རྗེས་སུ་ཆགས་པར་བྱེད། དེ་ཁོ་ན་ཉིད་ཀྱི་མཆོད་པ་བདུད་རྩིའི་རོ་ཡང་འཐུང་བ་སྟེ་ལྷན་སྐྱེས་ཀྱི་བདེ་བ་ཆེན་པོ་ཉམས་སུ་མྱོང་བར་བྱེད་དོ་ཞེས་པའོ། །</text:span></text:p>
      <text:p text:style-name="P39"><text:span text:style-name="T1">ཏ༣ </text:span><text:span text:style-name="T18">གསུམ་པ་སྤྱོད་པའི་ཚུལ་ལ། </text:span><text:span text:style-name="T1">ཐ༡ </text:span><text:span text:style-name="T18">མཉན་པར་གདམས་པ། </text:span><text:span text:style-name="T1">ཐ༢ </text:span><text:span text:style-name="T18">ཉན་པའི་ཚུལ། </text:span><text:span text:style-name="T1">ཐ༣ </text:span><text:span text:style-name="T18">གསུངས་པའི་སྤྱོད་པ་གསུམ་གྱི།</text:span></text:p>
      <text:p text:style-name="P39"><text:span text:style-name="T59">ཐ༡ དང་པོ་ནི། </text:span></text:p>
      <text:p text:style-name="P40"><text:span text:style-name="T46">དེ་ནས་བཅོམ་ལྡན་འདས་དགྱེས་ནས་རང་བྱིན་གྱིས་བརླབ་པ་བསྟན་པ། </text:span></text:p>
      <text:p text:style-name="P41"><text:span text:style-name="T49">ཀྱེ་ཀྱེ་རྡོ་རྗེ་མཁའ་འགྲོ་མ། །སངས་རྒྱས་ཀུན་གྱིས་ཕྱག་མཛད་པ། །</text:span></text:p>
      <text:p text:style-name="P41"><text:span text:style-name="T49">དེ་ཉིད་བདག་གིས་གསང་མཛད་པ། །རྡོ་རྗེ་མཆོད་པའི་བྱིན་རླབས་ཀྱིས། །</text:span></text:p>
      <text:p text:style-name="P41"><text:span text:style-name="T49">བཤད་ཀྱི་འདོད་པས་རབ་ཏུ་ཉོན། །</text:span></text:p>
      <text:p text:style-name="P27"><text:span text:style-name="T59">ཞེས་པ་སྟེ། དེ་ནས་གོང་གི་མཆོད་པས་སྟོན་པ་བཅོམ་ལྡན་འདས་དགྱེས་ནས། གཞན་ཡང་བཟའ་བ་ལ་སོགས་པ། ཞེས་མདོར་བསྟན་པའི་སྤྲོས་མེད་ཀྱི་སྤྱོད་པས་རང་བྱིན་གྱིས་བརླབ་པར་བྱེད་པའི་ཚུལ་ཞར་ལ་བསྟན་པར་བཞེད་པས། ཀྱེ་ཀྱེ་རྡོ་རྗེ་མཁའ་འགྲོ་མ་ཞེས་བོས་ནས། </text:span><text:span text:style-name="T38">(</text:span><text:span text:style-name="T40">༢༠༡བ</text:span><text:span text:style-name="T38">)</text:span><text:span text:style-name="T59">སངས་རྒྱས་ཀུན་གྱིས་ཀྱང་ངོ་མཚར་ནས་ཕྱག་མཛད་པའི་སྤྱོད་པའི་དེ་ཁོ་ན་ཉིད། སྟོན་པ་བདག་གིས་སྐབས་</text:span><text:soft-page-break/><text:span text:style-name="T59">གཞན་དུ་གསང་ཞིང་སྦས་པར་མཛད་པ་ལས། སྐབས་འདིར་རྡོ་རྗེའི་མཆོད་པ་བྱས་པའི་བྱིན་རླབས་ཀྱིས་ངས་བཤད་ཀྱི། དོན་དུ་གཉེར་བའི་འདོད་པས་ཡིད་རྩེ་གཅིག་པར་རབ་ཏུ་ཉོན་ཅིག་ཅེས་པའོ། །</text:span></text:p>
      <text:p text:style-name="P14"><text:span text:style-name="T59">ཐ༢ གཉིས་པ་</text:span><text:span text:style-name="T33">[</text:span><text:span text:style-name="T34">ཉན་པའི་ཚུལ་</text:span><text:span text:style-name="T33">]</text:span><text:span text:style-name="T59">ནི། </text:span></text:p>
      <text:p text:style-name="P15"><text:span text:style-name="T46">ལྷ་མོ་ཐམས་ཅད་དགའ་བར་གྱུར། རངས་པར་གྱུར་ཏེ། པུས་མོ་གཡས་པའི་ལྷ་ང་ས་ལ་བཙུགས་ནས། བཅོམ་ལྡན་འདས་ག་ལ་བ་དེར་ཐལ་མོ་སྦྱར་བ་བཏུད་ནས་བཅོམ་ལྡན་འདས་ཀྱི་གསུང་ཉན་ཏོ། །</text:span></text:p>
      <text:p text:style-name="P14"><text:span text:style-name="T59">ཞེས་པ་སྟེ། དེ་ལྟར་གདམས་པས་ལྷ་མོ་ཐམས་ཅད་དགའ་བར་གྱུར། རྗེས་སུ་ཡི་རངས་པར་གྱུར་ཏེ། པུས་མོ་གཡས་པའི་ལྷ་ང་ས་ལ་བཙུགས་ནས། སྟོན་པ་བཅོམ་ལྡན་འདས་བཞུགས་པའི་ཕྱོགས་ག་ལ་བ་དེར་ཐལ་མོ་སྦྱར་བ་བཏུད་ནས་གུས་པས་བཅོམ་ལྡན་འདས་ཀྱི་གསུང་ལེགས་པར་ཉན་ཏོ་ཞེས་པའོ། །</text:span></text:p>
      <text:p text:style-name="P14"><text:span text:style-name="T1">ཐ༣ </text:span><text:span text:style-name="T18">གསུམ་པ་</text:span><text:span text:style-name="T2">[</text:span><text:span text:style-name="T1">གསུངས་པའི་སྤྱོད་པ་</text:span><text:span text:style-name="T2">]</text:span><text:span text:style-name="T18">ལ། </text:span><text:span text:style-name="T1">ད༡ </text:span><text:span text:style-name="T18">རྟོག་པ་བཅོམ་ཞིང་སྤྲོས་པ་སྐྱུང་བ། </text:span><text:span text:style-name="T1">ད༢ </text:span><text:span text:style-name="T18">འདོད་པ་བསྟེན་ཞིང་ཆགས་སོགས་སྤང་བ། </text:span><text:span text:style-name="T1">ད༣ </text:span><text:span text:style-name="T18">གཙང་བཙོག་རོ་མཉམ་པ། </text:span><text:span text:style-name="T1">ད༤ </text:span><text:span text:style-name="T18">བཟའ་བཏུང་གི་ཁྱད་པར། </text:span><text:span text:style-name="T1">ད༥ </text:span><text:span text:style-name="T18">ཆ་ལུགས་ཀྱི་ཁྱད་པར་ལྔའི། </text:span></text:p>
      <text:p text:style-name="P14"><text:span text:style-name="T59">ད༡ དང་པོ་ནི། </text:span></text:p>
      <text:p text:style-name="P15"><text:span text:style-name="T46">བཅོམ་ལྡན་འདས་ཀྱིས་བཀའ་སྩལ་པ། </text:span></text:p>
      <text:p text:style-name="P24"><text:span text:style-name="T49">བཟའ་བཏུང་ཇི་ལྟར་རྙེད་པ་དང་། །བགྲོད་དང་བགྲོད་མིན་མི་སྤང་ཞིང་། །</text:span></text:p>
      <text:p text:style-name="P24"><text:span text:style-name="T49">ཁྲུས་དང་གཙང་སྦྲ་མི་བྱ་སྟེ། །གྲོང་གི་ཆོས་ནི་རབ་ཏུ་སྤང་། །</text:span></text:p>
      <text:p text:style-name="P24"><text:span text:style-name="T49">བློ་ལྡན་སྔགས་ཉིད་མི་བཟླ་ཞིང་། །བསམ་གཏན་ཉིད་ནི་དམིགས་མི་བྱ། །</text:span></text:p>
      <text:p text:style-name="P24"><text:soft-page-break/><text:span text:style-name="T49">གཉིད་ནི་སྤང་བར་མི་བྱ་སྟེ། །དབང་པོ་རྣམས་ནི་མི་དགག་གོ། །</text:span></text:p>
      <text:p text:style-name="P14"><text:span text:style-name="T59">ཞེས་པ་སྟེ། དེ་ནས་བཅོམ་ལྡན་འདས་ཀྱིས་སྤྱོད་ཚུལ་བཀའ་སྩལ་པ་ནི། སྐབས་འདིར་བཟའ་བ་དང་བཏུང་བ་བཟང་ངན་ཇི་ལྟར་རྙེད་པ་ལོངས་སྤྱོད་པ་དང་། བགྲོད་བྱ་ཆུང་མ་སོགས་དང་བགྲོད་བྱ་མིན་པ་མ་སྲིང་སོགས་ལས་བྱུང་བའི་བདེ་བ་མི་སྤང་ཞིང་། ཕྱིའི་དག་བྱེད་ཀྱི་ཁྲུས་དང་གཙང་སྦྲ་ཡང་མི་བྱ་སྟེ། དེ་བཞིན་དུ་ངོ་ཚ་བསྲུང་སྡོམ་སོགས་གྲོང་གི་ཁ་ན་མ་ཐོ་བ་སྤོང་བའི་ཆོས་ནི་རབ་ཏུ་སྤང་བ་དང་། བློ་དང་ལྡན་པས་ཕྱིའི་སྔགས་ཉིད་ཀྱང་མི་བཟླ་ཞིང་། ལྷ་སྒོམ་པ་སོགས་ཀུན་བཏགས་ཀྱི་བསམ་གཏན་ཉིད་ནི་དམིགས་</text:span><text:span text:style-name="T38">(</text:span><text:span text:style-name="T40">༢༠༢ན</text:span><text:span text:style-name="T38">)</text:span><text:span text:style-name="T59">པ་སྟེ་སྒོམ་པར་མི་བྱ་ལ། རྣལ་འབྱོར་གྱི་གཉིད་ནི་སྤང་བར་མི་བྱ་སྟེ། དེ་བཞིན་དུ་མིག་སོགས་དབང་པོ་རྣམས་ནི་གཟུགས་སོགས་ཡུལ་ལ་འཇུག་པའང་མི་དགག་གོ། །ཞེས་པའོ། །</text:span></text:p>
      <text:p text:style-name="P14"><text:span text:style-name="T59">ད༢ གཉིས་པ་</text:span><text:span text:style-name="T33">[</text:span><text:span text:style-name="T34">འདོད་པ་བསྟེན་ཞིང་ཆགས་སོགས་སྤང་བ་</text:span><text:span text:style-name="T33">]</text:span><text:span text:style-name="T59">ནི། </text:span></text:p>
      <text:p text:style-name="P24"><text:span text:style-name="T49">བ་ལ་ཐམས་ཅད་བཟའ་བར་བྱ། །ཁ་དོག་ལྔ་ལ་མཉམ་པར་སྤྱད། །</text:span></text:p>
      <text:p text:style-name="P24"><text:span text:style-name="T49">དོགས་པ་མེད་པའི་སེམས་ཀྱིས་ནི། །བཙུན་མོ་ཐམས་ཅད་དགའ་བར་བྱ།</text:span></text:p>
      <text:p text:style-name="P24"><text:span text:style-name="T49">མཛའ་བོ་སྡུག་པར་མི་བྱ་ཞིང་། །དེ་བཞིན་སྡུག་ལ་ཞེ་སྡང་ཉིད། །</text:span></text:p>
      <text:p text:style-name="P24"><text:span text:style-name="T49">རྡོ་ཤིང་འཇིམ་པའི་བདག་ཉིད་ཀྱི། །ལྷ་འདི་རྣམས་ལ་ཕྱག་མི་བྱ། །</text:span></text:p>
      <text:p text:style-name="P14"><text:span text:style-name="T59">ཞེས་པ་སྟེ། བ་ལ་སྟེ་ཤའི་བྱེ་བྲག་ཐམས་ཅད་སྤང་བླང་མེད་པར་བཟའ་བར་བྱ་ཞིང་། ཁ་དོག་སྟེ་རིགས་ལྔའི་ཕྱག་རྒྱ་གང་རྙེད་ལ་གདམ་ང་མེད་པར་མཉམ་པར་སྤྱད་དེ། དེ་ཡང་དོགས་པ་སྟེ། འཇིགས་པ་དང་ངོ་ཚ་བ་མེད་པའི་སེམས་ཀྱིས་ནི། བཙུན་མོ་སྟེ་ཕྱག་རྒྱ་ཐམས་ཅད་སྙོམས་འཇུག་གི་བདེ་བས་དགའ་བར་བྱའོ། །</text:span></text:p>
      <text:p text:style-name="P14"><text:soft-page-break/><text:span text:style-name="T59">གཞན་ཡང་། མཛའ་བོ་སྟེ་གཉེན་བཤེས་སོགས་ལ་སྙིང་དུ་སྡུག་པ་སྟེ་ཆགས་པར་མི་བྱ་ཞིང་། དེ་བཞིན་དུ། གདུག་པ་ཅན་དགྲ་སོགས་ལ་ཞེ་སྡང་ཉིད་ཀྱང་མི་བྱ་ལ། རྡོ་དང་དེ་ལས་བྱུང་བ་ཟངས་སོགས་དང་ཤིང་དང་འཇིམ་པ་སོགས་ལས་བྱས་པའི་བདག་ཉིད་ཀྱི་ལྷ་གཟུགས་བརྙན་དུ་བྱས་པ་འདི་རྣམས་ལའང་ཕྱག་མི་བྱའོ་ཞེས་པའོ། །</text:span></text:p>
      <text:p text:style-name="P14"><text:span text:style-name="T59">ད༣ གསུམ་པ་</text:span><text:span text:style-name="T33">[</text:span><text:span text:style-name="T34">གཙང་བཙོག་རོ་མཉམ་པ་</text:span><text:span text:style-name="T33">]</text:span><text:span text:style-name="T59">ནི། </text:span></text:p>
      <text:p text:style-name="P24"><text:span text:style-name="T49">གཡུང་པོ་གདོལ་པ་ཀོ་པགས་མཁན། །ཕྱགས་དར་མཁན་སོགས་རེག་རིང་དང་།</text:span></text:p>
      <text:p text:style-name="P24"><text:span text:style-name="T49">བྲམ་ཟེ་རྒྱལ་རིགས་རྗེའུ་དམངས་རྣམས། །བདག་གི་ལུས་ལྟར་རེག་པ་ཉིད། །</text:span></text:p>
      <text:p text:style-name="P14"><text:span text:style-name="T59">ཅེས་པ་སྟེ། གྲོགས་སུ་གཡུང་པོ་སྟེ། རིགས་ངན་དང་། གདོལ་བ་སྟེ། གཤན་པ་དང་། ལྷམ་མཁན་སོགས་ཀོ་པགས་མཁན་དང་། ཕྱགས་དར་མཁན་སོགས་རེག་པ་ལས་རིང་བ་སྟེ་བརྒྱང་དུ་བྱེད་པ་དང་། བྲམ་ཟེ་དང་རྒྱལ་རིགས་དང་རྗེའུ་རིགས་དང་དམངས་རིགས་རྣམས་ལ་བདག་གི་ལུས་ལྟར་རེག་པའམ་ཉེ་བར་བྱེད་པ་སོགས་ཀྱི་གཙང་རྨེ་ཉིད་མི་བྱ་བའི་དོན་ཏོ། །</text:span></text:p>
      <text:p text:style-name="P14"><text:span text:style-name="T59">ད༤ བཞི་པ་</text:span><text:span text:style-name="T33">[</text:span><text:span text:style-name="T34">བཟའ་བཏུང་གི་ཁྱད་པར་</text:span><text:span text:style-name="T33">]</text:span><text:span text:style-name="T59">ནི། </text:span><text:span text:style-name="T38">(</text:span><text:span text:style-name="T40">༢༠༢བ</text:span><text:span text:style-name="T38">)</text:span></text:p>
      <text:p text:style-name="P24"><text:span text:style-name="T49">བདུད་རྩི་ལྔ་དང་བུ་རམ་ཆང་། །དུག་དང་ནིམ་པ་བུ་བཙས་སྐྱེས། །</text:span></text:p>
      <text:p text:style-name="P24"><text:span text:style-name="T49">སྐྱུར་དང་མངར་དང་བསྐ་ལ་སོགས། །ཁ་བ་ལན་ཚྭ་ཚ་བ་དང་། །</text:span></text:p>
      <text:p text:style-name="P24"><text:span text:style-name="T49">དྲི་ང་དྲི་ཞིམ་མཆི་རྣག་རྣམས། །བྱང་ཆུབ་སེམས་བསྲེས་རབ་ཏུ་བཟའ། །</text:span></text:p>
      <text:p text:style-name="P24"><text:span text:style-name="T49">གཉིས་མེད་ཡེ་ཤེས་སེམས་ཀྱིས་ནི། །མི་བཟའ་ཅུང་ཟད་ཡོད་མ་ཡིན། །</text:span></text:p>
      <text:p text:style-name="P24"><text:span text:style-name="T49">རང་བྱུང་མེ་ཏོག་རྙེད་ནས་ནི། །པདྨའི་སྣོད་དུ་བཞག་པ་དང་། །</text:span></text:p>
      <text:p text:style-name="P24"><text:span text:style-name="T49">ལུད་པ་དང་ནི་སྣབས་དག་གིས། །བསྲེས་ནས་བརྟུལ་ཞུགས་ཅན་གྱིས་བཏུང་། །</text:span></text:p>
      <text:p text:style-name="P14"><text:soft-page-break/><text:span text:style-name="T59">ཞེས་པ་སྟེ། ཟས་སུ། དྲི་ཆུ། དྲི་ཆེན། རཀྟ། བྱང་སེམས། ཤ་ཆེན་ཏེ། བདུད་རྩི་ལྔ་དང་། བུ་རམ་དང་། ཆང་དང་། དུག་སྟེ་དནྡའི་འབྲས་བུ་དང་། ཤིང་ནིམ་པ་ཁ་མོ་དང་། བུ་བཙས་སྐྱེས་ཏེ་ཤ་མ་དང་། རོ་སྐྱུར་བ་དང་། མངར་བ་དང་། བསྐ་བ་ལ་སོགས་པ་དང་། ཁ་བ་དང་། ལན་ཚྭ་བ་དང་། ཚ་བ་དང་། དྲི་ང་བ་སྟེ་དྲི་མི་ཞིམ་པ་དང་། དྲི་ཞིམ་པ་དང་། མཆི་མ་དང་། རྣག་རྣམས་ཀུན་རྫོབ་བྱང་ཆུབ་ཀྱི་སེམས་ཀུནྡ་ལྟ་བུ་དང་བསྲེས་ནས་རབ་ཏུ་བཟའ་བར་བྱ་སྟེ། བདེ་སྟོང་གཉིས་སུ་མེད་པའི་ལྷན་སྐྱེས་ཡེ་ཤེས་ཀྱི་སེམས་ཀྱིས་ནི་གཞན་ཡང་མི་བཟའ་བ་ཅུང་ཟད་ཀྱང་ཡོད་པ་མ་ཡིན་ལ། ཁྱད་པར་རང་བྱུང་མེ་ཏོག་སྟེ་གཞོན་ནུ་མ་མ་ཉམས་པའི་རཀྟ་རྙེད་ནས་ནི་པདྨའི་སྣོད་དེ་ཐོད་པའི་ནང་དུ་བཞག་པ་དང་།</text:span><text:span text:style-name="T71"> ལུད་པ་དང་ནི་སྣབས་དག་གིས་བསྲེས་ནས་སྤྱོད་པའི་བརྟུལ་ཞུགས་ཅན་གྱིས་བཏུང་བ་སྟེ་ཐམས་ཅད་དུ་བཟང་ངན་དང་ཞིམ་མི་ཞིམ་སོགས་ཀྱི་རྟོག་པ་དང་བྲལ་བར་བྱ་བའི་དོན་ཏེ་སྒྲ་ཇི་བཞིན་པའོ། །</text:span></text:p>
      <text:p text:style-name="P14"><text:span text:style-name="T59">གྲུབ་ཆེན་གྱི་འགྲེལ་པ་འགའ་ཞིག་ཏུ། བུ་རམ་ལ་སོགས་པ་བདུད་རྩི་ལྔ་སོགས་ཀྱི་འཆད་བྱེད་དང་བྱང་སེམས་འཕེལ་བར་བྱེད་པའི་བཅུད་ལེན་བསྟན་པར་འཆད་དེ། </text:span></text:p>
      <text:p text:style-name="P14"><text:span text:style-name="T59">དེ་ཡང་། བུ་རམ་ནི་ཁྲག་དང་། ཆང་ནི་རྐང་མར་དང་། དུག་ནི་ཞག་དང་། ནིམ་པ་ནི་པགས་པ་སྟེ། </text:span></text:p>
      <text:p text:style-name="P14"><text:span text:style-name="T59">དེ་ཡང་བུ་བཙས་པ་ལས་སྐྱེས་པ་ཤ་མ་དང་སྐྱུར་བ་རང་བྱུང་གི་མེ་ཏོག་དང་། མངར་བ་ཆུ་དང་། བསྐ་བ་ཤ་དང་། ཁ་བ་ཁུ་བ་དང་། ལན་ཚྭ་བ་ཚིལ་དང་། ཚ་བ་ལུད་པ་དང་། དྲི་ང་བ་དྲི་ཆེན་མར་ཁུ་དང་། དྲི་ཞིམ་པ་སེན་མོའི་བར་གྱི་དྲི་མ་དང་། མཆི་མ་དྲི་ཆུ་བསྡུས་པའི་ཚྭ་དང་། རྣག་ནི་རྣག་ཉིད་དང་། བྱང་སེམས་ནི་སྔར་བུད་མེད་དང་མ་ཕྲད་པའི་ཁུ་བ་རྣམས་ལ་</text:span><text:span text:style-name="T38">(</text:span><text:span text:style-name="T40">༢༠༣ན</text:span><text:span text:style-name="T38">)</text:span><text:span text:style-name="T59">བཤད་དོ། །</text:span></text:p>
      <text:p text:style-name="P14"><text:span text:style-name="T59">མཚོ་སྐྱེས་ཀྱིས། </text:span></text:p>
      <text:p text:style-name="P22"><text:span text:style-name="T32">དྲི་ང་དྲི་ཞིམ་ཆུ་དང་ཁྲག །བྱང་ཆུབ་སེམས་བསྲེས་ཞེས་སྟོན་ནས། །</text:span></text:p>
      <text:p text:style-name="P14"><text:soft-page-break/><text:span text:style-name="T59">དྲི་ང་ཀླད་པ། དྲི་ཞིམ་དྲི་ཆེན། ཆུ་དྲི་ཆུ། ཁྲག་བྱང་སེམས་སྤྱི་དང་འདྲ་བར་བཤད་ཅིང་། </text:span></text:p>
      <text:p text:style-name="P14"><text:span text:style-name="T59">འདི་དག་བཅུད་ཀྱིས་ལེན་རྣམས་ཏེ། </text:span></text:p>
      <text:p text:style-name="P22"><text:span text:style-name="T32">ནད་རྣམས་ཐམས་ཅད་འཇོམས་པར་བྱེད། །</text:span></text:p>
      <text:p text:style-name="P22"><text:span text:style-name="T32">ཐམས་ཅད་བསྲུང་བར་བྱེད་པའི་གཙོ། །</text:span></text:p>
      <text:p text:style-name="P22"><text:span text:style-name="T32">རྟོག་པ་ཐམས་ཅད་འཇོམས་བྱེད་པ། །</text:span></text:p>
      <text:p text:style-name="P14"><text:span text:style-name="T59">ཞེས་བཤད་དེ། སྒྲ་ཇི་བཞིན་པ་མ་ཡིན་པའོ། །</text:span></text:p>
      <text:p text:style-name="P29"><text:span text:style-name="T59">ད༥ ལྔ་པ་</text:span><text:span text:style-name="T33">[</text:span><text:span text:style-name="T34">ཆ་ལུགས་ཀྱི་ཁྱད་པར་</text:span><text:span text:style-name="T33">]</text:span><text:span text:style-name="T59">ནི། </text:span></text:p>
      <text:p text:style-name="P33"><text:span text:style-name="T49">སྨད་གཡོགས་ཁ་དོག་སྣ་ཚོགས་དང་། །རོ་བསྲེགས་ཐལ་བས་དེ་བཞིན་བརྒྱན། །</text:span></text:p>
      <text:p text:style-name="P33"><text:span text:style-name="T49">མེ་ཏོག་རབ་སོང་གནས་རྙེད་པས། །མགོ་སྐྱེས་ལེགས་པར་བཅིང་བར་བྱ། །</text:span></text:p>
      <text:p text:style-name="P29"><text:span text:style-name="T59">ཞེས་པ་སྟེ། སྤྱོད་པའི་ཆ་བྱད་ནི། སྨད་གཡོགས་ཁ་དོག་དང་བཟང་ངན་སྣ་ཚོགས་པ་སྟེ་ཇི་ལྟར་རྙེད་པ་དང་། རོ་བསྲེགས་པའི་ཐལ་བས་དེ་བཞིན་དུ་ལུས་ལ་བརྒྱན་པ་དང་། མེ་ཏོག་སྲོག་རབ་ཏུ་སོང་བ་རོའི་གནས་ནས་རྙེད་པའི་ཕྲེང་བས་མགོ་སྐྱེས་ཏེ་སྐྲ་ལེགས་པར་བཅིང་བར་བྱ་བའི་དོན་ཏོ། །</text:span></text:p>
      <text:p text:style-name="P29"><text:span text:style-name="T1">ཏ༤ </text:span><text:span text:style-name="T18">བཞི་པ་</text:span><text:span text:style-name="T2">[</text:span><text:span text:style-name="T1">དབང་པོའི་དག་པ་</text:span><text:span text:style-name="T2">]</text:span><text:span text:style-name="T18">ལ། </text:span><text:span text:style-name="T1">ཐ༡ </text:span><text:span text:style-name="T18">ཞུས་པ་དང་། </text:span><text:span text:style-name="T1">ཐ༢ </text:span><text:span text:style-name="T18">ལན་གཉིས་ཀྱི། </text:span></text:p>
      <text:p text:style-name="P29"><text:span text:style-name="T59">ཐ༡ དང་པོ་ནི། </text:span></text:p>
      <text:p text:style-name="P30"><text:span text:style-name="T46">དེ་ནས་རྡོ་རྗེ་སྙིང་པོས་གསོལ་པ། </text:span></text:p>
      <text:p text:style-name="P33"><text:span text:style-name="T49">ཐམས་ཅད་ཡུམ་གྱི་རྣམ་དག་པ། །བཅོམ་ལྡན་འདས་ཀྱིས་སྔར་གསུངས་ན། །</text:span></text:p>
      <text:p text:style-name="P33"><text:span text:style-name="T49">ངེས་པར་དབང་པོ་དྲུག་གི་གྲངས། །རྣམ་པར་དག་པ་མ་མཛད་པ། །</text:span></text:p>
      <text:p text:style-name="P14"><text:span text:style-name="T59">ཞེས་པ་སྟེ། དེ་ནས་དབང་པོའི་རྣམ་དག་ཞུ་བའི་ཕྱིར་རྡོ་རྗེ་སྙིང་པོས་གསོལ་པ། དབང་པོ་ཐམས་ཅད་ཀྱི་ཡུལ་གཟུགས་སོགས་ཀྱི་རྣམ་པར་དག་པ་བཅོམ་ལྡན་འདས་ཀྱིས་སྔར་བརྟག་པ་དང་པོའི་</text:span><text:soft-page-break/><text:span text:style-name="T59">དགུ་པར་གསུངས་ན་ཡང་། སྦྱར་ནས་དབང་པོ་དྲུག་གི་གྲངས་དང་མཐུན་པའི་ལྷའི་རྣམ་པར་དག་པ་གསུངས་པར་མ་མཛད་པ་བཤད་དུ་གསོལ་ཞེས་ཞུས་པའོ། །</text:span></text:p>
      <text:p text:style-name="P14"><text:span text:style-name="T59">ཐ༢ གཉིས་པ་</text:span><text:span text:style-name="T33">[</text:span><text:span text:style-name="T34">ལན་</text:span><text:span text:style-name="T33">]</text:span><text:span text:style-name="T59">ནི། </text:span><text:span text:style-name="T38">(</text:span><text:span text:style-name="T40">༢༠༣བ</text:span><text:span text:style-name="T38">)</text:span></text:p>
      <text:p text:style-name="P15"><text:span text:style-name="T46">བཅོམ་ལྡན་འདས་ཀྱིས་བཀའ་སྩལ་པ། </text:span></text:p>
      <text:p text:style-name="P24"><text:span text:style-name="T49">མིག་ལ་གཏི་མུག་རྡོ་རྗེ་མ། །རྣ་བར་ཞེ་སྡང་རྡོ་རྗེ་མ། །</text:span></text:p>
      <text:p text:style-name="P24"><text:span text:style-name="T49">སྣ་ལ་སེར་སྣ་མ་ཞེས་བཤད། །ཁ་ལ་འདོད་ཆགས་རྡོ་རྗེ་མ། །</text:span></text:p>
      <text:p text:style-name="P24"><text:span text:style-name="T49">ལུས་ལ་ཕྲག་དོག་རྡོ་རྗེ་མ། །ཡིད་ལ་བདག་མེད་རྣལ་འབྱོར་མ། །</text:span></text:p>
      <text:p text:style-name="P24"><text:span text:style-name="T49">དབང་པོ་རྣམས་ནི་དག་བྱའི་ཕྱིར། །འདིས་ནི་གོ་ཆ་སེམས་དཔའ་ཆེ། །</text:span></text:p>
      <text:p text:style-name="P14"><text:span text:style-name="T59">ཞེས་པ་སྟེ། དེའི་ལན་དུ་བཅོམ་ལྡན་འདས་ཀྱིས་བཀའ་སྩལ་པ། མིག་དག་པར་བྱེད་པ་ལ་མྃ་ལས་གཏི་མུག་རྡོ་རྗེ་མ་དཀར་མོ། རྣ་བར་དྃ་ལས་ཞེ་སྡང་རྡོ་རྗེ་མ་ནག་མོ། སྣ་ལ་མྃ་ལས་སེར་སྣ་རྡོ་རྗེ་མ་སེར་མོ་ཞེས་བཤད་ཅིང་། ཁ་སྟེ་ལྕེ་ལ་རྃ་ལས་འདོད་ཆགས་རྡོ་རྗེ་མ་དམར་མོ། ལུས་ལ་སྟེ་དཔྲལ་བར་ཨྃ་ལས་ཕྲག་དོག་རྡོ་རྗེ་མ་ལྗང་གུ། ཡིད་ལ་སྟེ་སྙིང་ག་ལ་ནྃ་ལས་བདག་མེད་རྣལ་འབྱོར་མ་ནག་མོ་རྣམས་ཐ་མལ་གྱི་དབང་པོ་རྣམས་ནི་དག་པར་བྱ་བའི་ཕྱིར་ལྷ་མོ་དྲུག་པོ་འདིས་ནི་དབང་པོ་རྣམས་སྦྱང་ཞིང་འགལ་རྐྱེན་བསྲུང་བས་ན་གོ་ཆའི་ལྷ་ཞེས་ཀྱང་བྱའོ། །</text:span></text:p>
      <text:p text:style-name="P14"><text:span text:style-name="T59">ང་ཆུབ་སེམས་དཔའ་ཆེན་པོ་ཞེས་ཞུ་བ་པོ་ལ་བོས་ནས་དེའི་ངེས་པ་བསྐྱེད་པའི་དོན་ཏོ། །</text:span></text:p>
      <text:p text:style-name="P14"><text:span text:style-name="T1">ཏ༥ </text:span><text:span text:style-name="T18">ལྔ་པ་</text:span><text:span text:style-name="T2">[</text:span><text:span text:style-name="T1">གསང་བའི་བརྡ་སྐད་</text:span><text:span text:style-name="T2">]</text:span><text:span text:style-name="T18">ལ། </text:span><text:span text:style-name="T1">ཐ༡ </text:span><text:span text:style-name="T18">ཞུས་པ་དང་། </text:span><text:span text:style-name="T1">ཐ༢ </text:span><text:span text:style-name="T18">ལན་གཉིས་ཀྱི། </text:span></text:p>
      <text:p text:style-name="P14"><text:span text:style-name="T59">ཐ༡ དང་པོ་ནི། </text:span></text:p>
      <text:p text:style-name="P15"><text:span text:style-name="T46">རྡོ་རྗེའི་སྙིང་པོས་གསོལ་པ། </text:span></text:p>
      <text:p text:style-name="P24"><text:soft-page-break/><text:span text:style-name="T49">དགོས་པའི་སྐད་ནི་ཅི་ཞེས་བགྱི། །རྣལ་འབྱོར་མ་ཡི་དམ་ཚིག་ཆེ། །</text:span></text:p>
      <text:p text:style-name="P24"><text:span text:style-name="T49">ཉན་ཐོས་ལ་སོགས་མི་ཤེས་པ། །རྒོད་དང་ལྟ་བ་དག་གིས་དང་། །</text:span></text:p>
      <text:p text:style-name="P24"><text:span text:style-name="T49">འཁྱུད་དང་དེ་བཞིན་གཉིས་གཉིས་ཀྱིས། རྒྱུད་ཀྱང་རྣམ་པ་བཞི་རྣམས་ཀྱིས། །</text:span></text:p>
      <text:p text:style-name="P24"><text:span text:style-name="T49">དགོངས་པའི་སྐད་ནི་མ་གྲགས་པ། །བཅོམ་ལྡན་ངེས་པར་གསུང་དུ་གསོལ། །</text:span></text:p>
      <text:p text:style-name="P14"><text:span text:style-name="T59">ཞེས་པ་སྟེ། མདོར་བསྟན་དུ་དགོངས་པའི་སྐད་སྟོན་པར་ཞལ་གྱིས་བཞེས་པ་དེ་ཉིད་ཞུ་བར་བཞེད་ནས། རྡོ་རྗེ་སྙིང་པོས་གསོལ་པ། སྟོན་པས་དགོངས་ཏེ་གསུངས་པའི་སྐད་ནི་ཇི་སྐད་ཅེས་བགྱི། རྣལ་འབྱོར་མ་ཡི་དམ་ཚིག་ཆེན་པོའི་བརྡ་སྐད་ཉན་ཐོས་དང་། ལ་སོགས་པས་བསྡུས་པ་མཚན་ཉིད་ཐེག་པ་བས་མི་ཤེས་པ་དང་། རྒོད་པའི་རྒྱུད་སྤྱོད་རྒྱུད་དང་། བལྟ་བ་བྱ་རྒྱུད་དག་གིས་དང་། འཁྱུད་པ་རྣལ་འབྱོར་གྱི་རྒྱུད་དང་། དེ་བཞིན་དུ་གཉིས་གཉིས་ཀྱིས་འཁྱུད་པ་དེ་བླ་མེད་བརྒྱུད་ཀྱང་རྣམ་པ་བཞི་པོ་རྣམས་ཀྱིས་དགོངས་པའི་སྐད་ནི་འདི་དང་འདི་ལྟ་བུ་ཞེས་སྔར་མ་གྲགས་པ་སྟོན་པ་བཅོམ་ལྡན་འདས་ཀྱིས་ངེས་པར་གསུང་དུ་གསོལ་ཞེས་ཞུས་པའོ། །</text:span></text:p>
      <text:p text:style-name="P14"><text:span text:style-name="T1">ཐ༢ </text:span><text:span text:style-name="T18">གཉིས་པ་</text:span><text:span text:style-name="T2">[</text:span><text:span text:style-name="T1">ལན་</text:span><text:span text:style-name="T2">]</text:span><text:span text:style-name="T18">ལ། </text:span><text:span text:style-name="T1">ད༡ </text:span><text:span text:style-name="T18">ཉན་པར་བསྐུལ་བ། </text:span><text:span text:style-name="T1">ད༢ </text:span><text:span text:style-name="T18">བརྡ་སྐད་དངོས། </text:span><text:span text:style-name="T1">ད༣ </text:span><text:span text:style-name="T18">འཛིན་པར་གདམས་པ་གསུམ་གྱི། </text:span></text:p>
      <text:p text:style-name="P14"><text:span text:style-name="T59">ད༡ དང་པོ་ནི། </text:span><text:span text:style-name="T38">(</text:span><text:span text:style-name="T40">༢༠༤ན</text:span><text:span text:style-name="T38">)</text:span></text:p>
      <text:p text:style-name="P24"><text:span text:style-name="T49">དགོངས་པའི་སྐད་ནི་སྐད་ཆེན་པོ། །དམ་ཚིག་བརྡ་ནི་རྒྱས་པ་རུ། །</text:span></text:p>
      <text:p text:style-name="P24"><text:span text:style-name="T49">རྡོ་རྗེ་སྙིང་པོ་ངས་བཤད་ཀྱི། །ཁྱོད་ནི་རྩེ་གཅིག་སེམས་ཀྱིས་ཉོན། །</text:span></text:p>
      <text:p text:style-name="P14"><text:span text:style-name="T59">ཞེས་པ་སྟེ། དེའི་ལན་དུ་བཅོམ་ལྡན་འདས་ཀྱིས་བཀའ་བསྩལ་པ། དགོངས་པའི་སྐད་ནི་དགོས་པ་ཆེན་པོ་དང་ལྡན་པས་ན་སྐད་ཆེན་པོ་སྟེ། རྣལ་འབྱོར་ཕོ་མོའི་དམ་ཚིག་གི་བརྡའི་སྐད་ནི་རྒྱས་པ་རུ་རྡོ་</text:span><text:soft-page-break/><text:span text:style-name="T59">རྗེ་སྙིང་པོ་ཁྱོད་ལ་ངས་བཤད་ཀྱི། ཁྱོད་ནི་གཞན་དུ་མ་ཡེངས་པར་རྩེ་གཅིག་པའི་སེམས་ཀྱིས་ཉོན་ཅིག་ཅེས་པའོ། །</text:span></text:p>
      <text:p text:style-name="P14"><text:span text:style-name="T1">ད༢ </text:span><text:span text:style-name="T18">གཉིས་པ་</text:span><text:span text:style-name="T2">[</text:span><text:span text:style-name="T1">བརྡ་སྐད་དངོས་</text:span><text:span text:style-name="T2">]</text:span><text:span text:style-name="T18">ལ། </text:span><text:span text:style-name="T1">ན༡ </text:span><text:span text:style-name="T18">རྣལ་འབྱོར་ཚོགས་པ་ལ་མཁོ་བའི་སྐད་དང་། </text:span><text:span text:style-name="T1">ན༢ </text:span><text:span text:style-name="T18">དཀྱིལ་འཁོར་འཁོར་ལོ་ལ་མཁོ་བའི་སྐད་འཕྲོས་དང་བཅས་པ་གཉིས་ཀྱི། </text:span></text:p>
      <text:p text:style-name="P14"><text:span text:style-name="T59">ན༡ དང་པོ་ནི། </text:span></text:p>
      <text:p text:style-name="P24"><text:span text:style-name="T49">མ་ད་ན་ཆང་བ་ལ་ཤ། །འདུ་བ་མ་ལ་ཡ་ཛ་བརྗོད། །</text:span></text:p>
      <text:p text:style-name="P24"><text:span text:style-name="T49">འགྲོ་བ་ཁེ་ཊ་རོ་ནི་ཤྲབ། །རུས་པའི་བརྒྱན་ནི་ནི་རཾ་ཤུ། །</text:span></text:p>
      <text:p text:style-name="P24"><text:span text:style-name="T49">འོང་བ་ཕྲེཾ་ཁ་ཎ་རུ་བརྗོད། །ཅང་ཏེའུ་ཀྲྀ་བི་ཏ་རུ་བརྗོད། །</text:span></text:p>
      <text:p text:style-name="P24"><text:span text:style-name="T49">སྐལ་མེད་དུ་དྷུ་ར་ཞེས་བརྗོད། །སྐལ་ལྡན་ཀ་ལིཉྫ་ར་བརྗོད། །</text:span></text:p>
      <text:p text:style-name="P24"><text:span text:style-name="T49">རེག་མིན་ཌིཎ་ཌི་མ་ཞེས་བརྗོད། །ཐོད་པ་པདྨ་བྷ་ཛ་ནཾ། །</text:span></text:p>
      <text:p text:style-name="P24"><text:span text:style-name="T49">བཟའ་བ་ཏྲི་པི་ཏ་ཞེས་བརྗོད། །ཚོད་མ་མཱ་ལ་ཏིན་དྷ་ནཾ། །</text:span></text:p>
      <text:p text:style-name="P24"><text:span text:style-name="T49">བཤང་བ་ཙ་ཏུར་ས་མཾ་བརྗོད། །གཅི་བ་ཀསྠུ་རི་ཞེས་བརྗོད། །</text:span></text:p>
      <text:p text:style-name="P24"><text:span text:style-name="T49">རང་བྱུང་སིཧླར་ཤེས་པར་བྱ། །ཁུ་བ་ཀཔྤུ་ར་ཞེས་བརྗོད། །</text:span></text:p>
      <text:p text:style-name="P24"><text:span text:style-name="T49">ཤ་ཆེན་ཤཱ་ལི་ཛ་ཞེས་བརྗོད། །</text:span></text:p>
      <text:p text:style-name="P14"><text:span text:style-name="T59">ཅེས་པ་སྟེ། ཕལ་དུ་མ་གྲགས་པའི་བརྡ་སྐད་གསུངས་པ་ནི་མ་ད་ན་ཞེས་པ་ཆང་གི་བརྡ་སྐད་དེ། དེ་བཞིན་དུ་ཤེས་པར་བྱས་ལ། བ་ལ་ནི་ཤ་དང་། ཐབས་ཤེས་འདུ་བ་ལ་མ་ལ་ཡ་ཛ་ཞེས་བརྗོད། ཕར་འགྲོ་བ་ལ་ཁེ་ཊ་དང་། རོ་ལ་ནི་ཤྲབ། རུས་པའི་རྒྱན་ལ་ནི་ནི་རཾ་ཤུ་དང་། ཚུར་འོང་བ་ལ་ཕྲེཾ་ཁ་ཎ་རུ་བརྗོད། ཅང་ཏེའུ་ལ་ཀྲྀ་བི་ཏ་རུ་བརྗོད། སྐལ་མེད་དབང་མ་ཐོབ་པ་ལ་དུ་དྷུ་ར་ཞེས་བརྗོད། སྐལ་ལྡན་</text:span><text:soft-page-break/><text:span text:style-name="T59">ལ་ཀ་ལིཉྫ་ར་ཞེས་བརྗོད། རེག་པར་བྱ་བ་མིན་པ་གཡུང་མོ་ལ་ཌིཎ་ཌི་མ་ཞེས་བརྗོད། ཐོད་པའི་སྣོད་ལ་པདྨ་བྷ་ཛ་ནཾ་དང་། ཟན་སོགས་ཀྱི་བཟའ་བ་ལ་ཏྲི་བི་ཏ་ཞེས་བརྗོད། ཚོད་མ་ལ་མཱ་ལ་ཏིན་དྷ་ནཾ་ཞེས་དང་། བཤང་བ་དྲི་ཆེན་ལ་ཙ་ཏུར་ས་མཾ་ཞེས་བརྗོད། གཅི་བ་དྲི་ཆུ་ལ་ཀསྠུ་རི་ཞེས་བརྗོད། རང་བྱུང་རཀྟ་ལ་སིཧླར་བརྗོད་</text:span><text:span text:style-name="T38">(</text:span><text:span text:style-name="T40">༢༠༤བ</text:span><text:span text:style-name="T38">)</text:span><text:span text:style-name="T59">པ་ཤེས་པར་བྱ་བ་དང་། ཁུ་བ་བྱང་སེམས་ལ་ཀཔྤུ་ར་ཞེས་བརྗོད། ཤ་ཆེན་ལ་ཤཱ་ལི་ཛ་ཞེས་བརྗོད་པར་བྱ་བའི་དོན་ཏོ། །</text:span></text:p>
      <text:p text:style-name="P14"><text:span text:style-name="T59">ན༢ གཉིས་པ་</text:span><text:span text:style-name="T33">[</text:span><text:span text:style-name="T34">དཀྱིལ་འཁོར་འཁོར་ལོ་ལ་མཁོ་བའི་སྐད་འཕྲོས་དང་བཅས་པ་</text:span><text:span text:style-name="T33">]</text:span><text:span text:style-name="T59">ནི། </text:span></text:p>
      <text:p text:style-name="P24"><text:span text:style-name="T49">དབང་པོ་གཉིས་སྦྱོར་ཀུན་ཏུ་རུ། །རྡོ་རྗེ་བོ་ལ་ཞེས་བཤད་དེ། །</text:span></text:p>
      <text:p text:style-name="P24"><text:span text:style-name="T49">པདྨ་ཀཀྐོ་ལ་ཞེས་ཟེར། །ཁ་དོག་དབྱེ་བས་ཕྱེ་བ་ལས། །</text:span></text:p>
      <text:p text:style-name="P24"><text:span text:style-name="T49">རིགས་ནི་རྣམ་པ་ལྔ་རུ་བཤད། །འདི་ནི་གསང་བའི་སྐད་ཡིན་ནོ། །</text:span></text:p>
      <text:p text:style-name="P24"><text:span text:style-name="T49">ཕྱག་རྒྱ་ལྔ་ནི་བསྡུས་པ་ཉིད། །གཡུང་མོ་རྡོ་རྗེའི་རིགས་སུ་བཤད། །</text:span></text:p>
      <text:p text:style-name="P24"><text:span text:style-name="T49">གར་མ་དེ་བཞིན་པདྨའི་རིགས། །རང་འཚེད་མ་ནི་རིན་ཆེན་རིགས། །</text:span></text:p>
      <text:p text:style-name="P24"><text:span text:style-name="T49">སྐྱེ་གཉིས་དེ་བཞིན་གཤེགས་པའི་རིགས། །ཚོས་མ་ལས་ཀྱི་རིགས་ཉིད་དེ། །</text:span></text:p>
      <text:p text:style-name="P24"><text:span text:style-name="T49">ཕྱག་རྒྱ་འདི་རྣམས་དངོས་གྲུབ་སྦྱིན། །འདི་རྣམས་ཁུ་བ་རྡོ་རྗེར་འགྱུར། །</text:span></text:p>
      <text:p text:style-name="P24"><text:span text:style-name="T49">བརྟུལ་ཞུགས་ཅན་གྱིས་མཆོད་ནས་བཏུང་། །</text:span></text:p>
      <text:p text:style-name="P14"><text:span text:style-name="T59">ཞེས་པ་སྟེ། གོང་བཞིན་དུ་དབང་པོ་གཉིས་སྦྱོར་བ་ལ་ཀུན་ཏུ་རུ་དང་། སྐྱེས་པའི་རྡོ་རྗེ་ལ་བོ་ལ་ཞེས་བཤད་དེ། བུད་མེད་ཀྱི་པདྨ་ལ་ཀཀྐོ་ལ་ཞེས་ཟེར་རོ། །</text:span></text:p>
      <text:p text:style-name="P14"><text:span text:style-name="T59">ཁ་དོག་གི་སྒྲ་ཝརྣ་རིགས་ལ་འཇུག་ཅིང་། དེའི་དབྱེ་བས་ཕྱེ་བ་ལས་ཕྱག་རྒྱའི་རིགས་ནི་རྣམ་པ་ལྔ་རུ་བཤད་དེ། ཚུལ་འདི་ཡང་ནི་གསང་བའི་སྐད་ཡིན་ནོ། །</text:span></text:p>
      <text:p text:style-name="P14"><text:soft-page-break/><text:span text:style-name="T59">དེས་ན་ཕྱག་རྒྱ་ལྔར་ནི་བསྡུས་པ་ཉིད་ཀྱི་བརྡ་སྐད་ལའང་། གཡུང་མོ་ཞེས་པ་རྡོ་རྗེའི་རིགས་སུ་བཤད་ཅིང་། གར་མའང་གོང་མ་དེ་བཞིན་དུ་པདྨའི་རིགས་དང་། རང་འཚེད་མ་གདོལ་པ་མོ་ནི་རིན་ཆེན་གྱི་རིགས་དང་། སྐྱེ་གཉིས་བྲམ་ཟེ་མོ་ནི་དེ་བཞིན་གཤེགས་པའི་རིགས་དང་། ཚོས་མཁན་མ་ལས་ཀྱི་རིགས་ཉིད་དེ། ཕྱག་རྒྱ་འདི་རྣམས་ལ་བརྟེན་ནས་མཆོག་གི་དངོས་གྲུབ་སྦྱིན་པར་འགྱུར་ལ། འདི་རྣམས་བསྟེན་པ་ལས་བྱུང་བའི་ཁུ་བ་ཡང་རྡོ་རྗེར་ཏེ་གཉིས་མེད་ཡེ་ཤེས་བསྐྱེད་པར་འགྱུར་བས། ལྷན་སྐྱེས་ངེས་པའི་བརྟུལ་ཞུགས་ཅན་གྱིས་ཕྱག་རྒྱ་དེ་དག་ཀུན་ཏུ་རུས་མཆོད་ནས་ཁུ་བ་དེ་བཏུང་ངོ་ཞེས་འཕྲོས་དང་བཅས་པ་གསུངས་པ་སྟེ་དྲང་བའི་དོན་ཏོ། །</text:span></text:p>
      <text:p text:style-name="P14"><text:span text:style-name="T59">ངེས་དོན་ལ་སྦྱར་བ་ནི། རྩ་རྒྱུད་རྒྱས་པའི་ལུང་ལས། </text:span></text:p>
      <text:p text:style-name="P23"><text:span text:style-name="T32">མ་ད་ན་ཆང་བ་ལ་ཤ། །ཕྱི་དང་ནང་གི་བྱེ་བྲག་གིས། །</text:span></text:p>
      <text:p text:style-name="P23"><text:span text:style-name="T32">ཚིག་འདི་ཀུན་ལ་རབ་ཏུ་སྦྱར། །ཁུ་བ་བདེ་བྱེད་མྱོས་</text:span><text:span text:style-name="T38">(</text:span><text:span text:style-name="T40">༢༠༥ན</text:span><text:span text:style-name="T38">)</text:span><text:span text:style-name="T32">བྱེད་ཆང་། །</text:span></text:p>
      <text:p text:style-name="P23"><text:span text:style-name="T32">སྔོན་དུ་བཤད་པའི་དབང་པོ་རྣམས། །ཕྱི་རུ་མི་འགྲོ་ཤྲཱ་རུ་བརྗོད། །</text:span></text:p>
      <text:p text:style-name="P23"><text:span text:style-name="T32">འདུ་བ་མ་ལ་ཡ་ཛ་བརྗོད། རིགས་དང་རིགས་མིན་ལས་བྱུང་བ། །</text:span></text:p>
      <text:p text:style-name="P23"><text:span text:style-name="T32">འཁོར་ལོ་བཞིའི་བདག་ཉིད་ཅན། །རང་རང་གནས་སུ་འདུ་བའི་ཕྱིར། །</text:span></text:p>
      <text:p text:style-name="P23"><text:span text:style-name="T32">མ་ལ་ཡ་ཛཾ་ཞེས་སུ་བརྗོད། །འགྲོ་བ་ཁེ་ཊ་རོ་ཤྲ་བ། །</text:span></text:p>
      <text:p text:style-name="P23"><text:span text:style-name="T32">དུས་ཀྱི་མེ་ཡི་གནས་གང་ནས། །མུན་པའི་གནས་སུ་འགྲོ་བ་དེ། །</text:span></text:p>
      <text:p text:style-name="P23"><text:span text:style-name="T32">འོད་ཟེར་གློག་སྟོང་འཁྱུག་པ་འདྲ། །དེ་ལ་ཁེ་ཊ་རོ་ཤྲ་པ། །</text:span></text:p>
      <text:p text:style-name="P23"><text:span text:style-name="T32">རུས་པའི་རྒྱན་ནི་ནི་རཾ་ཤུ། །ཆ་ཤས་མེད་ཅིང་བརྗོད་པ་སྤངས། །</text:span></text:p>
      <text:p text:style-name="P23"><text:span text:style-name="T32">ཚིག་གི་ཡུལ་ལས་རྣམ་པར་འདས། །ཁུ་བའི་བདེ་བ་གང་ཡིན་པ། །</text:span></text:p>
      <text:p text:style-name="P23"><text:soft-page-break/><text:span text:style-name="T32">དེ་ལ་ནི་རཾ་ཤུ་ཞེས་གྲགས། །འོང་བ་ཕྲེཾ་ཁ་ན་རུ་བརྗོད། །</text:span></text:p>
      <text:p text:style-name="P23"><text:span text:style-name="T32">ཟླ་བའི་ལམ་ནི་གཡོན་ཕྱོགས་ནས། །གང་གིས་བསྐུལ་ཏེ་འོང་བ་དེ། །</text:span></text:p>
      <text:p text:style-name="P23"><text:span text:style-name="T32">ལྷ་དང་མི་སོགས་སྨིན་པར་མཛད། །ཕྲེཾ་ཁ་ན་ཞེས་དེ་ལ་གྲགས། །</text:span></text:p>
      <text:p text:style-name="P23"><text:span text:style-name="T32">ཅང་ཏེའུ་ཀྲྀ་བི་ཏ་རུ་བརྗོད། །སྲོག་གི་རླུང་ནི་ཅང་ཏེའུ་སྒྲ། །</text:span></text:p>
      <text:p text:style-name="P23"><text:span text:style-name="T32">མི་ཤིགས་ལམ་ལ་རབ་གནས་པ། །རྣལ་འབྱོར་གང་གིས་ཐོས་གྱུར་པ། །</text:span></text:p>
      <text:p text:style-name="P23"><text:span text:style-name="T32">ཀྲྀ་བི་ཏ་ཞེས་རྣམ་པར་བཤད། །སྐལ་མེད་དུ་དྷུ་ར་ཞེས་བརྗོད། །</text:span></text:p>
      <text:p text:style-name="P23"><text:span text:style-name="T32">རྣལ་འབྱོར་བརྩེ་བས་རབ་དམན་པས། །བཅུ་དྲུག་ཕྱག་གང་འཕྲོ་བར་བྱེད། །</text:span></text:p>
      <text:p text:style-name="P23"><text:span text:style-name="T32">དེ་ནི་སྙིང་རྗེ་དམན་པ་སྟེ། །དུ་དྷུ་ར་ཞེས་བརྗོད་པར་བྱ། །</text:span></text:p>
      <text:p text:style-name="P23"><text:span text:style-name="T32">སྐལ་ལྡན་ཀ་ལིཉྫ་རར་འདོད། །བདག་གིས་ཐོས་པའི་བདེ་བ་གང་། །</text:span></text:p>
      <text:p text:style-name="P23"><text:span text:style-name="T32">ཚངས་དབྱངས་ཁྱབ་འཇུག་འདོད་ལྷས་ཀྱང་། །ཀུན་ཏུ་འཕྲོག་པར་མི་འགྱུར་ལ། །</text:span></text:p>
      <text:p text:style-name="P23"><text:span text:style-name="T32">དམ་པར་འཛིན་ཏེ་ཀ་ལིཉྫ། །རེག་མིན་ཌིཎ་ཌི་མ་ཞེས་བརྗོད། །</text:span></text:p>
      <text:p text:style-name="P23"><text:span text:style-name="T32">བདག་མེད་མ་སོགས་རྣལ་འབྱོར་མ། །རང་བཞིན་ཆ་ཤས་བཅུ་དྲུག་ཅན། །</text:span></text:p>
      <text:p text:style-name="P23"><text:span text:style-name="T32">བདག་ཏུ་མི་འཛིན་སྡིག་པར་བྱེད། །ཌིཎ་ཌི་མ་ཞེས་རབ་ཏུ་གྲགས། །</text:span></text:p>
      <text:p text:style-name="P23"><text:span text:style-name="T32">ཐོད་པ་པདྨ་བྷན་ཛ་ན། །གང་གི་རྒྱུན་གྱིས་ལུས་སྐྱོང་བྱེད། །</text:span></text:p>
      <text:p text:style-name="P23"><text:span text:style-name="T32">དེ་མེད་དེ་ནི་ཡོད་མི་འགྱུར། །འཇིག་རྟེན་གསུམ་གྱི་མངའ་བདག་གང་། །</text:span></text:p>
      <text:p text:style-name="P23"><text:span text:style-name="T32">དེ་ནི་པདྨ་བྷ་ཛ་ན། །བཟའ་བ་ཏྲིཔྟི་ཞེས་བྱ། །</text:span></text:p>
      <text:p text:style-name="P23"><text:span text:style-name="T32">སྔར་བཤད་ཡུལ་གྱི་དངོས་པོ་རྣམས། །ལྕེ་ཡིས་མ་ཡིན་ཀུན་ཏུ་བཟང་། །</text:span></text:p>
      <text:p text:style-name="P23"><text:span text:style-name="T32">བསམ་གཏན་ཟས་ཀྱི་རོ་མཆོག་ནི། །ཏྲིཔྟི་ཞེས་ཀུན་ཏུ་གྲགས། །</text:span></text:p>
      <text:p text:style-name="P23"><text:soft-page-break/><text:span text:style-name="T32">ཚོད་མ་མ་ལ་ཏིན་ཏ་ན། །ཉི་མ་</text:span><text:span text:style-name="T2">(</text:span><text:span text:style-name="T1">༢༠༥བ</text:span><text:span text:style-name="T2">)</text:span><text:span text:style-name="T32">ཟླ་བ་སྒྲ་གཅན་དང་། །</text:span></text:p>
      <text:p text:style-name="P23"><text:span text:style-name="T32">ལུག་དང་སེར་སྐྱ་ཀུན་སྤངས་མ། །ལཾ་འདི་གྲུབ་པར་རབ་ཏུ་གསལ། །</text:span></text:p>
      <text:p text:style-name="P23"><text:span text:style-name="T32">མ་ལ་ཏིན་ཏ་ན་ཞེས་གྲགས། །བཤང་བ་ཙ་དུར་ས་མར་བརྗོད། །</text:span></text:p>
      <text:p text:style-name="P23"><text:span text:style-name="T32">ཉི་ཟླ་སྒྲ་གཅན་དུས་ཀྱི་མེ། །གང་དུ་མཉམ་པར་ཚོགས་པ་ན། །</text:span></text:p>
      <text:p text:style-name="P23"><text:span text:style-name="T32">བསམ་གཏན་བཞི་ནི་མཉམ་པའི་ཕྱིར། །བཞི་མཉམ་ཞེས་ནི་རབ་ཏུ་གྲགས། །</text:span></text:p>
      <text:p text:style-name="P23"><text:span text:style-name="T32">གཅི་བ་ཀསྠུ་རི་ཀར་བརྗོད། །ལུས་པོ་གྲུབ་པའི་སྐྱེས་བུ་ལྟར། །</text:span></text:p>
      <text:p text:style-name="P23"><text:span text:style-name="T32">གང་ལ་བརྟེན་ཏེ་རི་དྭགས་ཀྱི། །ལྟེ་བའི་དྲི་དང་མཚུངས་པ་ཡིས། །</text:span></text:p>
      <text:p text:style-name="P23"><text:span text:style-name="T32">ཀསྠུ་རི་ཞེས་བརྗོད་པར་བྱ། །རང་བྱུང་སིཧླར་ཤེས་པར་བྱ། །</text:span></text:p>
      <text:p text:style-name="P23"><text:span text:style-name="T32">མི་མོ་གང་གིས་སྐྱེ་གནས་ཁྲག །རྣལ་འབྱོར་མཁས་པ་བློ་ལྡན་པས། །</text:span></text:p>
      <text:p text:style-name="P23"><text:span text:style-name="T32">ཙནྡན་དང་ནི་སིཧླར། །བསྐྱེད་བྱེད་སི་ལ་ཡ་ནིར་ཤེས། །</text:span></text:p>
      <text:p text:style-name="P23"><text:span text:style-name="T32">ཁུ་བ་ག་པུར་ཞེས་སུ་བརྗོད། །ཤེས་རབ་མེ་ཆེན་གང་གིས་སུ། །</text:span></text:p>
      <text:p text:style-name="P23"><text:span text:style-name="T32">གྲོང་ཁྱེར་རྣམས་ནི་རབ་དཀྲུགས་ནས། །ག་པུར་ཁ་དོག་དྲི་སྟོན་པ། །</text:span></text:p>
      <text:p text:style-name="P23"><text:span text:style-name="T32">དེ་ཕྱིར་ཀརྦ་ར་ཞེས་ཟེར། །ཤ་ཆེན་ཤཱ་ལི་ཛ་ཞེས་བརྗོད། །</text:span></text:p>
      <text:p text:style-name="P23"><text:span text:style-name="T32">ཚུལ་ཁྲིམས་ཆེན་པོ་འཆང་བའི་མཆོག །རྡོ་རྗེ་ལྟ་བུ་ལུས་ལྡན་ཞིང་། །</text:span></text:p>
      <text:p text:style-name="P23"><text:span text:style-name="T32">འོན་ཏེ་གཞན་དག་འདོད་མོས་ན། །མཁའ་སྤྱོད་སྟེར་བ་ཤཱ་ལི་ཛ། །</text:span></text:p>
      <text:p text:style-name="P23"><text:span text:style-name="T32">དབང་པོ་གཉིས་སྦྱོར་ཀུན་ཏུ་རུ། །གཙང་བའི་གནས་ན་དབང་ཕྱུག་ཆེ། །</text:span></text:p>
      <text:p text:style-name="P23"><text:span text:style-name="T32">སྲེག་བྱ་ཞེས་པས་སྤྱན་དྲངས་པས། །དེ་གཉིས་མཉམ་པར་འབྱོར་བ་ལ། །</text:span></text:p>
      <text:p text:style-name="P23"><text:span text:style-name="T32">ཀུན་ཏུ་རུ་ཞེས་དེ་བརྗོད་དོ། །རྡོ་རྗེ་བོ་ལ་ཞེས་བཤད་དེ། །</text:span></text:p>
      <text:p text:style-name="P23"><text:soft-page-break/><text:span text:style-name="T32">ཡེ་ཤེས་སུ་ནི་རབ་བསྐྱེད་ཅིང་། །སྟོབས་དང་གཟི་བརྗིད་མཚུངས་མེད་ཆེ། །</text:span></text:p>
      <text:p text:style-name="P23"><text:span text:style-name="T32">བོ་ལ་ཞེས་སུ་རྣམ་པར་བཤད། །པདྨ་ཀཀྐོ་ལ་ཞེས་ཟེར། །</text:span></text:p>
      <text:p text:style-name="P23"><text:span text:style-name="T32">པདྨ་ལ་བརྟེན་འཇིག་རྟེན་གསུམ། །བདེན་པའི་ངང་ཚུལ་རབ་ཏུ་ལྡན། །</text:span></text:p>
      <text:p text:style-name="P23"><text:span text:style-name="T32">རྡོ་རྗེས་སྐུ་ལུས་ཐོབ་མཛད་ཕྱིར། །ཀཀྐོ་ལ་ཞེས་རབ་ཏུ་གྲགས། །</text:span></text:p>
      <text:p text:style-name="P14"><text:span text:style-name="T59">ཞེས་གསུངས་པ་ལྟར་རོ། །</text:span></text:p>
      <text:p text:style-name="P14"><text:span text:style-name="T1">ད༣ </text:span><text:span text:style-name="T18">གསུམ་པ་</text:span><text:span text:style-name="T2">[</text:span><text:span text:style-name="T1">འཛིན་པར་གདམས་པ་</text:span><text:span text:style-name="T2">]</text:span><text:span text:style-name="T18">ལ། </text:span><text:span text:style-name="T1">ན༡ </text:span><text:span text:style-name="T18">སྤྱིར་བསྟན་པ་དང་། </text:span><text:span text:style-name="T1">ན༢ </text:span><text:span text:style-name="T18">བྱེ་བྲག་ཏུ་བཤད་པ་གཉིས་ཀྱི། </text:span></text:p>
      <text:p text:style-name="P14"><text:span text:style-name="T59">ན༡ དང་པོ་ནི། </text:span></text:p>
      <text:p text:style-name="P24"><text:span text:style-name="T49">རྡོ་རྗེ་སྙིང་པོ་སེམས་དཔའ་ཆེ། །གསང་བའི་སྐད་ནི་མཚར་ཆེ་བ། །</text:span></text:p>
      <text:p text:style-name="P24"><text:span text:style-name="T49">ང་ཡིས་ཁྱོད་ལ་གང་བཤད་པ། །དེ་རྣམས་ཐམས་ཅད་གུས་པས་ཟུང་། །</text:span></text:p>
      <text:p text:style-name="P14"><text:span text:style-name="T59">ཞེས་པ་སྟེ། རྡོ་རྗེ་སྙིང་པོ་བྱང་ཆུབ་སེམས་དཔའ་ཆེན་པོ་ཞེས་བོས་ནས། དེ་ལྟར་བཤད་པའི་གསང་བའི་སྐད་ནི་རྒྱུད་སྡེ་ཕལ་དུ་མ་གྲགས་ཤིང་། ངོ་མཚར་ཆེ་བ་</text:span><text:span text:style-name="T38">(</text:span><text:span text:style-name="T40">༢༠༦ན</text:span><text:span text:style-name="T38">)</text:span><text:span text:style-name="T59">ང་ཡིས་ཁྱོད་ལ་གོང་དུ་གང་བཤད་པ་དེ་རྣམས་ཐམས་ཅད་གུས་པས་ཡིད་ལ་ཟུངས་ཞིག་པའི་དོན་ཏོ། །</text:span></text:p>
      <text:p text:style-name="P14"><text:span text:style-name="T59">ན༢ གཉིས་པ་</text:span><text:span text:style-name="T33">[</text:span><text:span text:style-name="T34">བྱེ་བྲག་ཏུ་བཤད་པ་</text:span><text:span text:style-name="T33">]</text:span><text:span text:style-name="T59">ནི། </text:span></text:p>
      <text:p text:style-name="P24"><text:span text:style-name="T49">ཀྱེའི་རྡོ་རྗེ་འདིར་དབང་བསྐུར་གང་། །གསང་བའི་སྐད་ཅེས་མི་སྨྲ་བ། །</text:span></text:p>
      <text:p text:style-name="P24"><text:span text:style-name="T49">དེ་ནི་དམ་ཚིག་ཉམས་པར་ནི། །འགྱུར་བ་འདི་ལ་ཐེ་ཚོམ་མེད། །</text:span></text:p>
      <text:p text:style-name="P24"><text:span text:style-name="T49">འཚེ་བ་དང་ནི་རྐུ་མ་དང་། །གདོན་དང་རིམ་དང་དུག་གིས་ཀྱང་། །</text:span></text:p>
      <text:p text:style-name="P24"><text:span text:style-name="T49">གལ་ཏེ་སངས་རྒྱས་གསང་བའི་སྐད། །མི་གསུང་ན་ཡང་འགྲོངས་པར་འགྱུར། །</text:span></text:p>
      <text:p text:style-name="P24"><text:soft-page-break/><text:span text:style-name="T49">རང་གི་དམ་ཚིག་རིགས་རྙེད་ནས། །གལ་ཏེ་ཚིག་འདི་མི་སྨྲ་ན། །</text:span></text:p>
      <text:p text:style-name="P24"><text:span text:style-name="T49">གནས་བཞི་ལས་སྐྱེས་མཁའ་འགྲོ་མ། །དེ་ཡི་ཚེ་ན་ཁྲོ་བར་བྱེད། །</text:span></text:p>
      <text:p text:style-name="P14"><text:span text:style-name="T59">ཅེས་པ་སྟེ། གསང་ཚིག་མ་སྨྲས་པའི་ཉེས་པ་དམིགས་བསལ་ཅན་ནི། ཀྱེའི་རྡོ་རྗེའི་དཀྱིལ་འཁོར་འདིར་དབང་བསྐུར་ཐོབ་པ་གང་དག་ཚོགས་འཁོར་དང་ཐབས་ཤེས་འདུ་བའི་དུས་སུ་གསང་བའི་སྐད་ཀྱིས་མི་སྨྲ་བ་དེ་ནི་ངག་གི་དམ་ཚིག་ལས་ཉམས་པར་ནི་འགྱུར་བར་བཤད་པས་དོན་འདི་ལ་བདེན་བརྫུན་གྱི་ཐེ་ཚོམ་མེད་དེ། རྒྱལ་པོ་ལ་སོགས་པའི་འཚེ་བ་དང་ནི། ནོར་འཕྲོག་པའི་རྐུན་མ་སོགས་དང་། སྲོག་འཕྲོག་པའི་གདོན་དང་། རིམས་ནད་དྲག་པོ་དང་། དུག་ལ་སོགས་པ་དག་གིས་ཀྱང་འཆི་བར་འགྱུར་ཏེ། གལ་ཏེ་སངས་རྒྱས་ཀྱིས་ཀྱང་དུས་དེ་དག་གི་ཚེ་གསང་བའི་སྐད་མི་གསུང་ན་ཡང་འགྲོངས་པར་འགྱུར་བས་ཕལ་པ་ལ་སྨོས་ཅི་དགོས་པ་དང་། ཁྱད་པར་རང་གི་དམ་ཚིག་གི་རྫས་དང་རིག་མ་རྙེད་ནས་བསྟེན་པའི་ཚེ། གལ་ཏེ་གསང་ཚིག་འདི་དག་མི་སྨྲ་ན། གནས་བཞི་ལས་སྐྱེས་པ་གྲུབ་པའི་མཁའ་འགྲོ་མ་རྣམས་དུས་དེ་ཡི་ཚེ་ན་ཁྲོ་བ་དང་སྡང་བར་བྱེད་དོ་ཞེས་ཆེད་དུ་གདམས་པའི་དོན་ཏོ། །</text:span></text:p>
      <text:p text:style-name="P14"><text:span text:style-name="T59">གནས་བཞི་ལ་བླ་མ་དག །ཕོ་ཉ་ལྷན་སྐྱེས་ནི། འོག་མིན་དུ་གནས་པའི་འཕགས་པ་ལ་ལྷ་མོའི་ཚུལ་དུ་སྣང་བའི་ལོངས་སྐུ་དང་། </text:span></text:p>
      <text:p text:style-name="P14"><text:span text:style-name="T59">ཞིང་སྐྱེས་ནི། ཡུལ་སོ་གཉིས་ལ་སོགས་པར་རྣལ་འབྱོར་མའི་གཟུགས་སུ་སྟོན་པ་བླ་ན་མེད་པའི་ཏིང་ངེ་འཛིན་དང་ལྡན་པ་དང་། </text:span></text:p>
      <text:p text:style-name="P14"><text:span text:style-name="T59">སྔགས་སྐྱེས་ནི། སྔགས་ལམ་གྱིས་རྒྱུད་སྦྱངས་པ་ཡུལ་དབུས་ལ་སོགས་པར་མཁའ་འགྲོའི་སྐྱེ་གནས་འཛིན་པ་དང་། </text:span></text:p>
      <text:p text:style-name="P14"><text:soft-page-break/><text:span text:style-name="T59">ལས་སྐྱེས་ནི། སྐྱེ་བ་སྔོན་དུ་སྔགས་ལམ་ལ་</text:span><text:span text:style-name="T38">(</text:span><text:span text:style-name="T40">༢༠༦བ</text:span><text:span text:style-name="T38">)</text:span><text:span text:style-name="T59">གོམས་པར་བྱས་ནས་ལམ་ཐོབ་པའི་བུད་མེད་ལ་བཞེད་དོ། །</text:span></text:p>
      <text:p text:style-name="P14"><text:span text:style-name="T59">གཞུང་འདི་དག་གི་བརྗོད་བྱ་ལ་མཐའ་དྲུག་ག་ཚང་བ་དང་ཕལ་ཆེར་ངེས་དོན་དུ་སྣང་བས་བཤད་པ་ཡང་ཚུལ་བཞི་ཀ་དང་སྦས་བཤད་གཙོ་ཆེ་བ་ཡིན་ནོ། །</text:span></text:p>
      <text:p text:style-name="P14"><text:span text:style-name="T59">ཇ༣ གསུམ་པ་</text:span><text:span text:style-name="T52">[</text:span><text:span text:style-name="T53">ལེའུའི་མཚན་</text:span><text:span text:style-name="T52">]</text:span><text:span text:style-name="T59">ནི། </text:span></text:p>
      <text:p text:style-name="P15"><text:span text:style-name="T46">ཀྱེའི་རྡོ་རྗེ་མཁའ་འགྲོ་མ་དྲ་བའི་སྡོམ་པ་ལས། རྒྱུད་ཐམས་ཅད་ཀྱི་གླེང་བཞི་དང་གསང་བའི་སྐད་ཅེས་བྱ་བའི་ལེའུ་སྟེ། གསུམ་པའོ།། །།</text:span></text:p>
      <text:p text:style-name="P14"><text:span text:style-name="T59">ཞེས་པ་སྟེ། ཀྱེའི་རྡོ་རྗེ་དང་མཁའ་འགྲོ་མའི་དྲ་བ་དང་དེའི་སྡོམ་པ་རྣམས་སྔར་བཞིན་ལ། དེ་ལྟ་བུའི་རྒྱུད་ལས་ཐོག་མར་རྒྱུད་ཐམས་ཅད་ཀྱི་གླེང་གཞི་ཨེ་ཝཾ་གི་དོན་དང་། མཐའ་མར་གསང་བའི་སྐད་ཅེས་བྱ་བས་བསྡུས་པའི་ལེའུ་སྟེ། གཞུང་གི་དུམ་ཚན་གསུམ་པའོ་ཞེས་གསུངས་ཟིན་པའི་དོན་ཏོ།</text:span></text:p>
      <text:p text:style-name="P14"><text:span text:style-name="T59">ལེའུ་གསུམ་པ་བཤད་ཟིན་ཏོ།། །།</text:span></text:p>
      <text:p text:style-name="P3"><text:span text:style-name="T59">བརྟག་པ་ཕྱི་མ། བཞི་པ་ཕྱག་རྒྱ་བསྡུས་པའི་དོན་གྱི་ལེའུ།</text:span></text:p>
      <text:p text:style-name="P43"/>
      <text:p text:style-name="P14"><text:span text:style-name="T1">ཆ༤ </text:span><text:span text:style-name="T18">ད་ནི་ལེའུ་བཞི་པ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དང་པོར་སྡོམ་པའི་རྟེན་རྩའི་འཁོར་ལོ་ལ་སོགས་པ་དང་། གཉིས་པར་རྣལ་འབྱོར་མ་རྣམས་ཀྱི་ས་བོན་དང་གཏོར་སྔགས་དང་། བཞི་པར་རྒྱས་འདེབས། དྲུག་པར་གླུ་གར་ལ་སོགས་པ་ཁ་སྐོང་བའི་ཕྱིར་དུ་ལེའུ་འདི་གསུངས་སོ། །</text:span></text:p>
      <text:p text:style-name="P14"><text:span text:style-name="T59">ལེའུ་སྔ་ཕྱིའི་འབྲེལ་ནི། ལེའུ་གསུམ་པར་ཨེ་ཝཾ་གི་སྡོམ་པ་དང་དབང་དང་སྤྱོད་པའི་ཁྱད་པར་རྣམས་གསུངས་ཀྱང་། དེར་མཁོ་བའི་གླུ་གར་དང་རྒྱས་འདེབས་ལ་སོགས་པ་རྣམས་མ་གསུངས་པས་དེ་དག་སྟོན་པའི་ལེའུ་འདི་འཆད་པར་འབྲེལ་ལོ། །</text:span></text:p>
      <text:p text:style-name="P14"><text:span text:style-name="T59">ལེའུའི་མངོན་རྟོགས་ནི། གྲོལ་ལམ་བསྐྱེད་རྫོགས་གཉིས་དང་གྲོགས་སྤྱོད་པ་དང་འབྲེལ་ལོ། །</text:span></text:p>
      <text:p text:style-name="P14"><text:span text:style-name="T1">ཇ༢ </text:span><text:span text:style-name="T18">གཉིས་པ་</text:span><text:span text:style-name="T2">[</text:span><text:span text:style-name="T1">ལེའུའི་དོན་</text:span><text:span text:style-name="T2">]</text:span><text:span text:style-name="T18">ལ། </text:span><text:span text:style-name="T1">ཉ༡ </text:span><text:span text:style-name="T18">མཚམས་སྦྱོར་གྱི་ཚུལ་དུ་ཞུས་པ་དང་། </text:span><text:span text:style-name="T1">ཉ༢ </text:span><text:span text:style-name="T18">དེ་དག་གསུངས་ཚུལ་གཉིས་ཀྱི། </text:span></text:p>
      <text:p text:style-name="P14"><text:span text:style-name="T59">ཉ༡ དང་པོ་ནི། </text:span></text:p>
      <text:p text:style-name="P15"><text:span text:style-name="T46">དེ་ནས་རྡོ་རྗེ་སྙིང་པོ་ལ་སོགས་པ་མཁའ་འགྲོ་མ་ཐམས་ཅད་ཐེ་ཚོམ་དུ་གྱུར། ཡིད་གཉིས་སུ་གྱུར་ཏེ། བཅོམ་ལྡན་འདས་རྡོ་རྗེ་སེམས་དཔའ་ལ་འདི་སྐད་ཅེས་གསོལ་ཏོ། །</text:span><text:span text:style-name="T39">(</text:span><text:span text:style-name="T40">༢༠༧ན</text:span><text:span text:style-name="T39">)</text:span></text:p>
      <text:p text:style-name="P24"><text:span text:style-name="T49">བཅོམ་ལྡན་ཐེ་ཚོམ་བསལ་དུ་གསོལ། །སྤྱོད་པའི་ལེའུ་ལས་གང་བཤད་པ། །</text:span></text:p>
      <text:p text:style-name="P24"><text:soft-page-break/><text:span text:style-name="T49">གླུ་དང་གར་ནི་དངོས་གྲུབ་སྦྱིན། །དེ་ལ་བདག་ནི་ཐེ་ཚོམ་མཆིས། །</text:span></text:p>
      <text:p text:style-name="P24"><text:span text:style-name="T49">གླུ་ནི་ཅི་ལགས་གར་ཡང་ཅི། །ལྷ་ཡི་ལེའུ་ལས་གང་གསུངས་པ། །</text:span></text:p>
      <text:p text:style-name="P24"><text:span text:style-name="T49">ཞེ་སྡང་ལ་སོགས་ཕྱག་རྒྱ་རྣམས། །དེ་ལ་བདག་ནི་ཐེ་ཚོམ་མཆིས། །</text:span></text:p>
      <text:p text:style-name="P24"><text:span text:style-name="T49">གང་གི་ཕྱག་རྒྱ་ཕྱག་རྒྱ་ཅི། །སྔགས་ཀྱི་ལེའུ་ལས་གང་གསུངས་པ། །</text:span></text:p>
      <text:p text:style-name="P24"><text:span text:style-name="T49">བདག་མེད་ལ་སོགས་ས་བོན་ཉིད། །དེ་ལ་བདག་ནི་འཁྲུལ་པ་འཁྲུངས། །</text:span></text:p>
      <text:p text:style-name="P24"><text:span text:style-name="T49">གང་གི་ས་བོན་ས་བོན་གང་། །རིགས་ཀྱི་ལེའུ་ལས་གང་བཤད་པ། །</text:span></text:p>
      <text:p text:style-name="P24"><text:span text:style-name="T49">བཅུ་དྲུག་གཉིས་ཀྱི་བདག་ཉིད་རྩ། །བཅོམ་ལྡན་བདག་ནི་འཁྲུལ་གྱུར་པས། །</text:span></text:p>
      <text:p text:style-name="P24"><text:span text:style-name="T49">དེ་རྣམས་རྣམ་དག་བཤད་དུ་གསོལ། །</text:span></text:p>
      <text:p text:style-name="P14"><text:span text:style-name="T59">ཞེས་པ་སྟེ། ལེའུ་གསུམ་པ་གསུངས་པ་དེ་ནས་རྡོ་རྗེ་སྙིང་པོ་ལ་སོགས་པའི་དཔའ་བོ་དང་བདག་མེད་མ་ལ་སོགས་པའི་མཁའ་འགྲོ་མ་ཐམས་ཅད་སེམས་ཐེ་ཚོམ་དུ་གྱུར། སྒྲོ་འདོགས་མ་ཆོད་པས་ཡིད་གཉིས་སུ་གྱུར་ཏེ། སྟོན་པ་བཅོམ་ལྡན་འདས་རྡོ་རྗེ་སེམས་དཔའི་མཚན་ཅན་ལ་འདི་སྐད་ཅེས་གསོལ་ཏོ། །</text:span></text:p>
      <text:p text:style-name="P14"><text:span text:style-name="T59">བཅོམ་ལྡན་འདས་ཞེས་བོས་ཏེ། བདག་ཅག་གི་ཐེ་ཚོམ་བསལ་དུ་གསོལ་ཞེས་སྙན་གསན་ཕབ་ནས། དེ་ཡང་བརྟག་པ་དང་པོའི་</text:span><text:span text:style-name="T33">[</text:span><text:span text:style-name="T34">དྲུག་པ་</text:span><text:span text:style-name="T33">]</text:span><text:span text:style-name="T59">སྤྱོད་པའི་ལེའུ་ལས། གླུ་གར་གྱི་ཐ་སྙད་ཙམ་གང་བཤད་པའི་གླུ་དང་གར་གྱིས་ནི་དངོས་གྲུབ་སྦྱིན་པར་གསུངས་པ་དེ་ལ་བདག་ཅག་ནི་ཇི་ལྟ་བུ་ཞིག་ཡོད་སྙམ་དུ་ཐེ་ཚོམ་མཆིས་ལགས་ན། གླུ་ནི་ཅི་ལྟ་བུ་ལགས། དེ་བཞིན་དུ་གར་ཡང་ཅི་ལྟར་ལགས། </text:span></text:p>
      <text:p text:style-name="P14"><text:span text:style-name="T33">[</text:span><text:span text:style-name="T34">བརྟག་པ་སྔ་མ་བཞི་པ་</text:span><text:span text:style-name="T33">]</text:span><text:span text:style-name="T59">ལྷ་དབང་བསྐུར་བ་ཡི་ལེའུ་ལས། སྤྱི་བོར་རང་གི་རིགས་ཀྱི་བདག་པོར་འགྱུར་རོ་ཞེས་གང་གསུངས་པའི་དོན་ལ། ཞེ་སྡང་དག་པ་མི་བསྐྱོད་པ་ལ་སོགས་པའི་ཕྱག་རྒྱ་རྣམས་</text:span><text:soft-page-break/><text:span text:style-name="T59">ཀྱིས་རྒྱས་གདབ་པར་གསུངས་པ་དེ་ལའང་བདག་ཅག་ནི་ཇི་ལྟར་ཡིན་སྙམ་དུ་ཐེ་ཚོམ་མཆིས་པས་ལྷ་གང་དང་གང་གི་ཕྱག་རྒྱ་འདེབས་བྱེད་ཀྱི་ཕྱག་རྒྱ་དེ་ཅི་ཞིག་ལགས། </text:span></text:p>
      <text:p text:style-name="P14"><text:span text:style-name="T33">[</text:span><text:span text:style-name="T34">བརྟག་པ་སྔ་མ་གཉིས་པ་</text:span><text:span text:style-name="T33">]</text:span><text:span text:style-name="T59">སྔགས་ཀྱི་ལེའུ་ལས་དབྱངས་བཅོ་ལྔ་རྣལ་འབྱོར་མ་རྣམས་ཀྱི་ས་བོན་དུ་གང་གསུངས་པ་དེ་ལ་བདག་མེད་མ་ལ་སོགས་པ་སོ་སོའི་ས་བོན་ཉིད་གང་ཞིག་ཡིན་སྙམ་དུ་དེ་ལ་བདག་ཅག་ནི་ཡིད་འཁྲུལ་པ་འཁྲུངས་པས། ལྷ་མོ་གང་དང་གང་གི་ས་བོན་ལ་ས་བོན་གྱི་ཡི་གེ་གང་དང་</text:span><text:span text:style-name="T38">(</text:span><text:span text:style-name="T40">༢༠༧བ</text:span><text:span text:style-name="T38">)</text:span><text:span text:style-name="T59">གང་སྦྱོར་བ་ལགས། </text:span></text:p>
      <text:p text:style-name="P14"><text:span text:style-name="T33">[</text:span><text:span text:style-name="T34">བརྟག་པ་སྔ་མ་དང་པོ་</text:span><text:span text:style-name="T33">]</text:span><text:span text:style-name="T59">རྡོ་རྗེ་རིགས་ཀྱི་ལེའུ་ལས་གང་ཞིག་བཤད་པའི་བཅུ་དྲུག་ཕྲག་གཉིས་ཏེ་སུམ་ཅུ་རྩ་གཉིས་ཀྱི་བདག་ཉིད་ཀྱི་རྩ་གསུངས་ན། བཅོམ་ལྡན་འདས་བདག་ཅག་ནི་དེའི་དག་བྱེད་ཅི་ལྟ་བུ་སྙམ་དུ་བློ་འཁྲུལ་པར་གྱུར་པས། རྩ་དེ་རྣམས་ཀྱི་རྣམ་དག་ཀྱང་གང་ལགས། འདི་དག་ལེགས་པར་བཤད་དུ་གསོལ་ཞེས་ཞུས་པའོ། །</text:span></text:p>
      <text:p text:style-name="P14"><text:span text:style-name="T1">ཉ༢ </text:span><text:span text:style-name="T18">གཉིས་པ་</text:span><text:span text:style-name="T2">[</text:span><text:span text:style-name="T1">དེ་དག་གསུངས་ཚུལ་</text:span><text:span text:style-name="T2">]</text:span><text:span text:style-name="T18">ལ། </text:span><text:span text:style-name="T1">ཏ༡ </text:span><text:span text:style-name="T18">གོང་དུ་ཞུས་པ་དང་འབྲེལ་བའི་ལན་དང་། </text:span><text:span text:style-name="T1">ཏ༢ </text:span><text:span text:style-name="T18">དེ་ལས་འཕྲོས་པའི་ཞུས་ལན་གཉིས་ཀྱི། </text:span></text:p>
      <text:p text:style-name="P14"><text:span text:style-name="T1">ཏ༡ </text:span><text:span text:style-name="T18">དང་པོ་ལ། </text:span><text:span text:style-name="T1">ཐ༡ </text:span><text:span text:style-name="T18">གླུ་བཤད་པ། </text:span><text:span text:style-name="T1">ཐ༢ </text:span><text:span text:style-name="T18">གར་བཤད་པ། </text:span><text:span text:style-name="T1">ཐ༣ </text:span><text:span text:style-name="T18">ལྷའི་རྒྱས་འདེབས། </text:span><text:span text:style-name="T1">ཐ༤ </text:span><text:span text:style-name="T18">ལྷ་མོའི་ས་བོན། </text:span><text:span text:style-name="T1">ཐ༥ </text:span><text:span text:style-name="T18">རྩའི་རྣམ་དག་བཤད་པ་ལྔ་ལས། </text:span></text:p>
      <text:p text:style-name="P14"><text:span text:style-name="T59">ཐ༡ དང་པོ་ནི། </text:span></text:p>
      <text:p text:style-name="P16"><text:span text:style-name="T46">བཅོམ་ལྡན་འདས་ཀྱིས་བཀའ་སྩལ་པ། ཀོལླ་ཨེ་རིཊྠི་ཨ་པོ་ལཱ། མུམྨུ་ཎི་རེ་ཀཀྐོ་ལཱ། གྷ་ཎ་ཀི་པི་ཊ་ཧོ་བཛྫ་ཨི། ཀ་རུ་ཎེ་ཀི་ཨ་ཨི་ཎ་རོ་ལཱ། ཏ་ཧིཾ་བ་ལ་ཁཛྫ་ཨི། ག་ཌེཾ་མ་ཨ་ཎ་བིཛྫ་ཨ་ཨི། ཧ་ལེ་ཀ་ལིཉྫ་ར་བ་ཎི་ཨ་ཨི། དུ་དྷུ་ར་བཛྫི་ཨ་ཨི། ཙ་ཨུ་ས་མ་ཀཙྪུ་རི་སིཧླ། ཀཔྤུ་ར་ལ་</text:span><text:soft-page-break/><text:span text:style-name="T46">ཨི་ཨ་ཨི། མཱ་ལ་ཨིན་དྷ་ཎ་སཱ་ལི་ཛ། ཏ་ཧིཾ་གྷ་རུ་ཁ་ཨི་ཨ་ཨི། ཕེཾ་ཁ་ཎ་ཁེ་ཊ་ཀྐ་རནྟེ། ཤུད་དྷ་ཨ་ཤུད་དྷནྣ་མ་ཎི་ཨ་ཨི། ནི་རཾ་ཤུ་ཨཾ་ག་ཙ་ཌཱ་བི། ཏ་ཧིཾ་ཛ་ས་ར་ཝ་བ་ཎི་ཨ་ཨི། མ་ལ་ཨ་ཛེ་ཀུནྟུ་རུ་པཱ་ཌ་ཨི། ཌི་ཎྜི་མ་ཏ་ཧིཎྞ་བཛྫི་ཨ་ཨི། </text:span></text:p>
      <text:p text:style-name="P14"><text:span text:style-name="T59">ཞེས་པ་སྟེ། གླུ་ནི་ཅི་ལྟ་བུ་ཞེས་ཞུས་པའི་ལན། བཅོམ་ལྡན་འདས་ཀྱིས་བཀའ་སྩལ་པ། ཀོལླ་ཨི་རི་ནི་གནས། ཊྠི་ཨ་ནི་གནས་པ། བོ་ལཱ་ནི་རྡོ་རྗེ་སྟེ། དོན་གྱི་བསྒྱུར་ན། </text:span></text:p>
      <text:p text:style-name="P22"><text:span text:style-name="T32">གནས་ན་གནས་པའི་རྡོ་རྗེ་དང་། །</text:span></text:p>
      <text:p text:style-name="P14"><text:span text:style-name="T59">ཞེས་སོ། །</text:span></text:p>
      <text:p text:style-name="P14"><text:span text:style-name="T59">མུམྨུ་ཎི་ནི་ཞིང་། རེ་ནི་འདུས་པའི་དོན་དང་། ཀཀྐོ་ལཱ་ནི་པདྨ་སྟེ། </text:span></text:p>
      <text:p text:style-name="P22"><text:span text:style-name="T32">ཞིང་གི་པདྨ་འདུས་པ་ཡི། །</text:span></text:p>
      <text:p text:style-name="P14"><text:span text:style-name="T59">ཞེས་སོ། །</text:span></text:p>
      <text:p text:style-name="P14"><text:span text:style-name="T59">གྷ་ཎ་ནི་ཚོགས། ཀི་པི་ཊ་ནི་ཅང་ཏེའུ། ཧོ་བཛྫ་ཨི་ནི་དཀྲོལ་བར་བྱ་བ་སྟེ། </text:span></text:p>
      <text:p text:style-name="P22"><text:span text:style-name="T32">ཚོགས་སུ་ཅང་ཏེའུ་དཀྲོལ་བར་བྱ། །</text:span></text:p>
      <text:p text:style-name="P14"><text:span text:style-name="T59">ཞེས་སོ། །</text:span></text:p>
      <text:p text:style-name="P14"><text:span text:style-name="T59">ཀ་རུ་ཎེ་ནི་སྙིང་རྗེ། ཀི་ཨ་ཨི་ཎ་ནི་མི་བྱ་བ། རོ་ལཱ་ནི་ཀུ་ཅོ་སྟེ། </text:span></text:p>
      <text:p text:style-name="P22"><text:span text:style-name="T32">སྙིང་རྗེས་ཀུ་ཅོ་མི་བྱའོ། །</text:span></text:p>
      <text:p text:style-name="P14"><text:span text:style-name="T59">ཞེས་སོ། །</text:span></text:p>
      <text:p text:style-name="P14"><text:span text:style-name="T59">ཏ་ཧིཾ་ནི་དུས་དེར། བ་ལ་ནི་ཤ། ཁཛྫ་ཨི་ནི་བཟའ་བར་བྱ་བ་སྟེ། </text:span></text:p>
      <text:p text:style-name="P22"><text:span text:style-name="T32">དུས་དེར་ཤ་ནི་བཟའ་བར་བྱ། །</text:span></text:p>
      <text:p text:style-name="P14"><text:soft-page-break/><text:span text:style-name="T59">ཞེས་སོ། །</text:span></text:p>
      <text:p text:style-name="P14"><text:span text:style-name="T59">ག་ཌེཾ་ནི་འབད་པ། མ་ཨ་ཎ་ནི་ཆང་། བིཛྫ་ཨ་ཨི་ནི་</text:span><text:span text:style-name="T38">(</text:span><text:span text:style-name="T40">༢༠༨ན</text:span><text:span text:style-name="T38">)</text:span><text:span text:style-name="T59">བཏུང་བར་བྱ་བ་སྟེ། </text:span></text:p>
      <text:p text:style-name="P22"><text:span text:style-name="T32">འབད་པས་ཆང་ནི་བཏུང་བར་བྱ། །</text:span></text:p>
      <text:p text:style-name="P14"><text:span text:style-name="T59">ཞེས་སོ། །</text:span></text:p>
      <text:p text:style-name="P14"><text:span text:style-name="T59">ཧ་ལེ་ནི་ཀྱེ་ཧོ་ཞེས་འབོད་པ། ཀ་ལིཉྫ་ར་ནི་སྐལ་ལྡན། པ་ཎི་ཨ་ཨི་ནི་གཞུག་པར་བྱ་བ་སྟེ། </text:span></text:p>
      <text:p text:style-name="P22"><text:span text:style-name="T32">ཀྱེ་ཧོ་སྐལ་ལྡན་གཞུག་པར་བྱ། །</text:span></text:p>
      <text:p text:style-name="P14"><text:span text:style-name="T59">ཞེས་སོ། །</text:span></text:p>
      <text:p text:style-name="P14"><text:span text:style-name="T59">དུ་དྷུ་ར་ནི་སྐལ་བ་མེད་པ། བཛྫི་ཨ་ཨི་ནི་སྤང་བར་བྱ་བ་སྟེ། </text:span></text:p>
      <text:p text:style-name="P22"><text:span text:style-name="T32">སྐལ་བ་མེད་པ་སྤང་བར་བྱ། །</text:span></text:p>
      <text:p text:style-name="P14"><text:span text:style-name="T59">ཞེས་སོ། །</text:span></text:p>
      <text:p text:style-name="P14"><text:span text:style-name="T59">ཙ་ཨུ་ས་མ་ནི་བཞི་མཉམ་སྟེ་བཤང་བ། ཀཙྪུ་རི་ནི་གླ་རྩི་སྟེ་གཅི་བ། སིཧླ་ནི་སི་ལ་ཏེ་རཀྟའོ། །</text:span></text:p>
      <text:p text:style-name="P22"><text:span text:style-name="T32">བཞི་མཉམ་གླ་རྩི་སི་ལ་དང་། །</text:span></text:p>
      <text:p text:style-name="P14"><text:span text:style-name="T59">ཞེས་སོ། །</text:span></text:p>
      <text:p text:style-name="P14"><text:span text:style-name="T59">ཀཔྤུ་ར་ནི་ག་པུར་སྟེ་ཁུ་བ། ལ་ཨི་ཨ་ཨི་ནི་བྱུག་པར་བྱ་བ་སྟེ། </text:span></text:p>
      <text:p text:style-name="P22"><text:span text:style-name="T32">ག་པུར་དག་གིས་བྱུག་པར་བྱ། །</text:span></text:p>
      <text:p text:style-name="P14"><text:span text:style-name="T59">ཞེས་སོ། །</text:span></text:p>
      <text:p text:style-name="P14"><text:span text:style-name="T59">མཱ་ལ་ཨིནྡྷ་ཎ་ནི་ཚོད་མ། སཱ་ལི་ཛ་ནི་ཤ་ཆེན་ཏེ། </text:span></text:p>
      <text:p text:style-name="P22"><text:span text:style-name="T32">ཚོད་མ་ཤ་ཆེན་ལས་བྱས་པ། །</text:span></text:p>
      <text:p text:style-name="P14"><text:soft-page-break/><text:span text:style-name="T59">ཞེས་སོ། །</text:span></text:p>
      <text:p text:style-name="P14"><text:span text:style-name="T59">ཏ་ཧིཾ་ནི་དུས་དེར། བྷ་རུ་ནི་མང་པོ། ཁ་ཨི་ཨ་ཨི་ནི་བཟའ་བར་བྱ་བ་སྟེ། </text:span></text:p>
      <text:p text:style-name="P22"><text:span text:style-name="T32">དུས་དེར་མང་དུ་བཟའ་བར་བྱ། །</text:span></text:p>
      <text:p text:style-name="P14"><text:span text:style-name="T59">ཞེས་སོ། །</text:span></text:p>
      <text:p text:style-name="P14"><text:span text:style-name="T59">ཕེཾ་ཁ་ཎ་ནི་འོང་བ། ཁེ་ཊ་ནི་འགྲོ་བ། ཀ་རནྟེ་ནི་མི་རྟོག་པ་སྟེ། </text:span></text:p>
      <text:p text:style-name="P22"><text:span text:style-name="T32">འོང་དང་འགྲོ་བ་མི་རྟོག་ཅིང་། །</text:span></text:p>
      <text:p text:style-name="P14"><text:span text:style-name="T59">ཞེས་སོ། །</text:span></text:p>
      <text:p text:style-name="P14"><text:span text:style-name="T59">ཤུད་དྷ་ནི་དག་པ། ཨ་ཤུད་དྷཾ་ནི་མ་དག་པ། ཎ་མ་ཎི་ཨ་ཨི་ནི་མི་བལྟ་བ་སྟེ། </text:span></text:p>
      <text:p text:style-name="P22"><text:span text:style-name="T32">དག་དང་མ་དག་མི་བལྟའོ། །</text:span></text:p>
      <text:p text:style-name="P14"><text:span text:style-name="T59">ཞེས་སོ། །</text:span></text:p>
      <text:p text:style-name="P14"><text:span text:style-name="T59">ནི་རཾ་ཤུ་ནི་རུས་པའི་རྒྱན། ཨཾ་ག་ནི་ལུས། ཙ་ཌཱ་བི་ནི་གདགས་པ་སྟེ། </text:span></text:p>
      <text:p text:style-name="P22"><text:span text:style-name="T32">རུས་པའི་རྒྱན་ནི་ལུས་ལ་གདགས། །</text:span></text:p>
      <text:p text:style-name="P14"><text:span text:style-name="T59">ཞེས་སོ། །</text:span></text:p>
      <text:p text:style-name="P14"><text:span text:style-name="T59">ཏ་ཧིཾ་ཛ་ནི་དུས་དེར། ས་རཱ་པ་ནི་རོ། བ་ཎི་ཨ་ཨི་ནི་གཞུག་པར་བྱ་བ་སྟེ། </text:span></text:p>
      <text:p text:style-name="P22"><text:span text:style-name="T32">དུས་དེར་རོ་ནི་གཞུག་པར་བྱ། །</text:span></text:p>
      <text:p text:style-name="P14"><text:span text:style-name="T59">ཞེས་སོ། །</text:span></text:p>
      <text:p text:style-name="P14"><text:span text:style-name="T59">མ་ལ་ཨ་ཛེ་ནི་འདུ་བ། ཀུན་ཏུ་རུ་ནི་དབང་པོ་གཉིས་སྦྱོར་བ། པཱ་ཌཱ་ཨི་ནི་བྱེད་པ་སྟེ། </text:span></text:p>
      <text:p text:style-name="P22"><text:span text:style-name="T32">འདུས་ནས་དབང་པོ་གཉིས་སྦྱོར་བྱེད། །</text:span></text:p>
      <text:p text:style-name="P14"><text:soft-page-break/><text:span text:style-name="T59">ཅེས་སོ། །</text:span></text:p>
      <text:p text:style-name="P14"><text:span text:style-name="T59">ཌིཎྚི་ཌི་མ་ནི་རེག་མིན། ཏ་ཧི་ཎ་ནི་དུས་དེར། ཎ་བཛྫི་ཨ་ཨི་ནི་སྤང་བར་མི་བྱ་བ་སྟེ། </text:span></text:p>
      <text:p text:style-name="P22"><text:span text:style-name="T32">དུས་དེར་རེག་མིན་སྤང་མི་བྱ། །</text:span></text:p>
      <text:p text:style-name="P14"><text:span text:style-name="T59">ཞེས་སོ། །</text:span></text:p>
      <text:p text:style-name="P14"><text:span text:style-name="T59">འདི་དག་ནི་སྒྲ་ཇི་བཞིན་པའི་ཡིག་དོན་གྱི་བཤད་པ་སྟེ། དྲང་བའི་དོན་ཏོ། །</text:span></text:p>
      <text:p text:style-name="P57">ནང་ལ་སྦྱར་བ་ལ། རང་བྱིན་རླབས་ལྟར་ན། ཀོལླ་སོགས་ནི་སྤྱི་བོའི་འཁོར་ལོ་ལ་གནས་པའི་ཧྃ་ཡིག</text:p>
      <text:p text:style-name="P14"><text:span text:style-name="T59">མུམྨུ་སོགས་ནི་ལྟེ་བའི་པདྨར་གནས་པའི་ཨྃ་ཡིག །</text:span></text:p>
      <text:p text:style-name="P14"><text:span text:style-name="T59">གྷ་ཎ་སོགས་ནི་དེ་གཉིས་ཚོགས་པ་ལས་བདེ་ཆེན་</text:span><text:span text:style-name="T38">(</text:span><text:span text:style-name="T40">༢༠༨བ</text:span><text:span text:style-name="T38">)</text:span><text:span text:style-name="T59">མི་ཤིགས་པའི་སྒྲ་འབྱུང་བ། </text:span></text:p>
      <text:p text:style-name="P14"><text:span text:style-name="T59">ཀ་རུ་སོགས་ནི་ལྷན་སྐྱེས་ཡེ་ཤེས་དེས་ཀུན་རྟོག་འགོག་པ། </text:span></text:p>
      <text:p text:style-name="P14"><text:span text:style-name="T59">ཏ་ཧིཾ་སོགས་ནི་དེའི་ཚེ་ཐ་མལ་གྱི་ཕུང་ཁམས་འཇོམས་པ། </text:span></text:p>
      <text:p text:style-name="P14"><text:span text:style-name="T59">ག་ཌེཾ་སོགས་ནི་བདེ་སྟོང་གི་རོ་མྱོང་བ། </text:span></text:p>
      <text:p text:style-name="P14"><text:span text:style-name="T59">ཧ་ལེ་སོགས་ནི་གཉིས་མེད་ཀྱི་ཡེ་ཤེས་བསྟེན་པ། </text:span></text:p>
      <text:p text:style-name="P14"><text:span text:style-name="T59">དུ་དྷུ་ར་སོགས་ནི་གཉིས་སྣང་གི་རྟོག་པ་སྤོང་བ། </text:span></text:p>
      <text:p text:style-name="P14"><text:span text:style-name="T59">ཙ་ཨུ་སོགས་དང་ཀཔྤུ་སོགས་ནི་རྣམ་སྣང་སོགས་གཤེགས་པ་བཞིའམ་ཡེ་ཤེས་བཞི་ལྷན་སྐྱེས་ཀྱི་ངོ་བོར་གནས་པ། </text:span></text:p>
      <text:p text:style-name="P14"><text:span text:style-name="T59">མཱ་ལ་སོགས་དང་ཏ་ཧིཾ་སོགས་ནི་ལྷན་སྐྱེས་ཀྱི་དུས་སུ་ཕུང་ཁམས་སྐྱེ་མཆེད་ཀྱི་གཉིས་འཛིན་མང་པོ་འགོག་པ། </text:span></text:p>
      <text:p text:style-name="P14"><text:span text:style-name="T59">ཕེཾ་ཁ་ཎ་སོགས་ནི་ཐིག་ལེ་དབབ་བཟློག་བྱེད་པ། </text:span></text:p>
      <text:p text:style-name="P14"><text:soft-page-break/><text:span text:style-name="T59">ཤུད་དྷ་སོགས་ནི་མཚན་མའི་སྤྲོས་པ་མི་བསམ་པ། </text:span></text:p>
      <text:p text:style-name="P14"><text:span text:style-name="T59">ནི་རཾ་ཤུ་སོགས་ནི་བྱང་སེམས་ཀྱིས་ལུས་དང་ཡན་ལག་ཁྱབ་པར་བྱ་བ། </text:span></text:p>
      <text:p text:style-name="P14"><text:span text:style-name="T59">ཏ་ཧིཾ་སོགས་ནི་དེའི་ཚེ་ཆོས་ཉིད་རྣམ་པར་མི་རྟོག་པ་གཞུག་པར་བྱ་བ། </text:span></text:p>
      <text:p text:style-name="P14"><text:span text:style-name="T59">མ་ལ་སོགས་ནི་ཐིག་ལེ་དཀར་དམར་ཡང་ཡང་སྦྱོར་བ། </text:span></text:p>
      <text:p text:style-name="P14"><text:span text:style-name="T59">ཌིཎྜི་སོགས་ནི་དྷུ་ཏཱིའི་ལམ་མི་སྤོང་བའོ། །</text:span></text:p>
      <text:p text:style-name="P14"><text:span text:style-name="T59">ཡང་དཀྱིལ་འཁོར་འཁོར་ལོ་ལྟར་ན། ཀོལླ་སོགས་ནི་ལྟེ་འོག་ན་གནས་པའི་ཐབས་ཀྱི་རྡོ་རྗེ། </text:span></text:p>
      <text:p text:style-name="P14"><text:span text:style-name="T59">མུམྨུ་སོགས་ནི་ལྟེ་འོག་ན་གནས་པའི་ཤེས་རབ་ཀྱི་པདྨ། </text:span></text:p>
      <text:p text:style-name="P14"><text:span text:style-name="T59">གྷ་ཎ་སོགས་ནི་དེ་ཉིད་ཚོགས་ཤིང་བསྐྱོད་པ་ལས་བདེ་ཆེན་ཀྱི་སྒྲ་འབྱུང་བ། </text:span></text:p>
      <text:p text:style-name="P14"><text:span text:style-name="T59">ཀ་རུ་ཎ་སོགས་ནི་རྗེས་སུ་ཆགས་པས་རྩོད་པ་མི་བྱ་བ། </text:span></text:p>
      <text:p text:style-name="P14"><text:span text:style-name="T59">ཏ་ཧིཾ་སོགས་ནི་དེའི་ཚེ་དགའ་བ་ཟ་བ། </text:span></text:p>
      <text:p text:style-name="P29"><text:span text:style-name="T59">ག་ཌེཾ་སོགས་ནི་ཚོར་བ་བདེ་བ་མྱོང་བ། </text:span></text:p>
      <text:p text:style-name="P29"><text:span text:style-name="T59">ཧ་ལེ་སོགས་ནི་ལྷན་སྐྱེས་ཀྱི་བདེ་བ་བསྐྱེད་པ། </text:span></text:p>
      <text:p text:style-name="P29"><text:span text:style-name="T59">དུ་དྷུ་སོགས་ནི་ཐིག་ལེ་ཉམས་པའི་དགའ་བྲལ་སྤང་བ། </text:span></text:p>
      <text:p text:style-name="P29"><text:span text:style-name="T59">ཙ་ཨུ་སོགས་དང་ཀཔྤུ་སོགས་ནི་གོང་བཞིན་ཡེ་ཤེས་བཞི་ལྷན་སྐྱེས་སུ་རོ་མཉམ་པ། </text:span></text:p>
      <text:p text:style-name="P29"><text:span text:style-name="T59">མཱ་ལ་སོགས་འདི་མན་ཆད་གོང་དང་འདྲ་ཞིང་། འོན་ཀྱང་མཱ་ལ་སོགས་རྣལ་འབྱོར་ཕོ་མོ་འདུས་ནས་སྦྱོར་བ་དང་། </text:span></text:p>
      <text:p text:style-name="P29"><text:span text:style-name="T59">ཌིཎྜི་སོགས་རྟོག་པས་མི་རེག་པའི་ལྷན་སྐྱེས་ཀྱི་བདེ་བ་མི་སྤོང་བའོ། །</text:span></text:p>
      <text:p text:style-name="P29"><text:span text:style-name="T59">འདི་དག་ནི་གྲུབ་ཆེན་མཚོ་སྐྱེས་སོགས་ཀྱིས་རྒྱས་པར་བཤད་པའི་དོན་ཏེ། སྒྲ་ཇི་བཞིན་པ་མ་ཡིན་པ་དང་ངེས་དོན་དང་སྦས་པའི་དོན་ཏོ། །</text:span><text:span text:style-name="T38">(</text:span><text:span text:style-name="T40">༢༠༩ན</text:span><text:span text:style-name="T38">)</text:span></text:p>
      <text:p text:style-name="P14"><text:soft-page-break/><text:span text:style-name="T1">ཐ༢ </text:span><text:span text:style-name="T18">གཉིས་པ་</text:span><text:span text:style-name="T20">[</text:span><text:span text:style-name="T18">གར་བཤད་པ་</text:span><text:span text:style-name="T20">]</text:span><text:span text:style-name="T18">ལ། </text:span><text:span text:style-name="T1">ད༡ </text:span><text:span text:style-name="T18">གར་བྱེད་པའི་རྣལ་འབྱོར། </text:span><text:span text:style-name="T1">ད༢ </text:span><text:span text:style-name="T18">གར་བྱེད་པའི་དགོས་པ། </text:span><text:span text:style-name="T1">ད༢ </text:span><text:span text:style-name="T18">དེའི་བྱིན་རླབས་ཀྱི་མཚན་མ་བཤད་པ་གསུམ་གྱི། </text:span></text:p>
      <text:p text:style-name="P14"><text:span text:style-name="T59">ད༡ དང་པོ་ནི། </text:span></text:p>
      <text:p text:style-name="P24"><text:span text:style-name="T49">དྲན་པ་མི་འཕྲོགས་རྣལ་འབྱོར་ལས། །ཧེ་རུ་ཀ་ཡི་གཟུགས་ཀྱི་གར། །</text:span></text:p>
      <text:p text:style-name="P24"><text:span text:style-name="T50">ཆགས་བྲལ་མིན་གོམས་སེམས་ཀྱིས་ནི། །འདོད་ཆགས་སེམས་ཀྱིས་སྒོམ་པ་ཉིད། །</text:span></text:p>
      <text:p text:style-name="P24"><text:span text:style-name="T49">རྡོ་རྗེ་ཆོས་དང་སངས་རྒྱས་དང་། །རྣལ་འབྱོར་མ་དང་མ་མོ་ཡིས། །</text:span></text:p>
      <text:p text:style-name="P24"><text:span text:style-name="T49">གླུ་དང་གར་ནི་འདི་དག་གིས། །ལེགས་པར་གླུ་བླང་གར་ཡང་བྱ། །</text:span></text:p>
      <text:p text:style-name="P14"><text:span text:style-name="T59">ཞེས་པ་སྟེ། དེ་ཡང་གར་གྱི་ཚུལ་ལ་སྒོམ་དོན་ལས་མ་ཡེངས་པའི་དྲན་པ་དང་ཤེས་བཞིན་རྟོག་པ་གཞན་གྱིས་མི་འཕྲོགས་པའི་ལྷ་ཡི་རྣལ་འབྱོར་གོམས་པ་ལས། ཧེ་རུ་ཀ་ཡི་གཟུགས་ཀྱིས་གནས་པ་ནི་གར་ཏེ། གར་གྱི་ཉམས་དགུ་དང་ལྡན་པས་སོ། །</text:span></text:p>
      <text:p text:style-name="P14"><text:span text:style-name="T59">དེ་ཡང་ཆགས་པ་དང་བྲལ་བ་མིན་པ་ལྷན་སྐྱེས་ལ་གོམས་པའི་སེམས་ཀྱིས་ནི་བདེ་བ་ཆེན་པོའི་རང་བཞིན་གྱི་འདོད་ཆགས་ཀྱི་རྣམ་པའི་སེམས་ཀྱིས་གར་དེ་བསྒོམ་པར་བྱ་བ་ཉིད་དོ། །</text:span></text:p>
      <text:p text:style-name="P14"><text:span text:style-name="T59">ཡང་ན། ཐབས་ཀྱིས་གླུ་ལེན་ན་རྡོ་རྗེ་ཆོས་དང་། གར་བྱེད་ན་སངས་རྒྱས་རྣམ་སྣང་གི་ཚུལ་གྱིས་བྱ་བ་དང་། ཤེས་རབ་མས་གླུ་ལེན་ན་རྣལ་འབྱོར་མ་གོས་དཀར་མོ་དང་། གར་བྱེད་ན་མ་མོ་སྤྱན་མ་ཡིས་བྱ་སྟེ། དེས་ན་གླུ་དང་གར་ནི་ཐབས་ཤེས་སོ་སོའི་ལྷའི་རྣལ་འབྱོར་འདི་དག་གིས་ལེགས་པར་རྡོ་རྗེའི་གླུ་ཡང་བླང་ཞིང་རྐང་སྟབས་བརྒྱད་ལ་སོགས་པའི་གར་ཡང་བྱ་ཞེས་པའི་དོན་ཏོ། །</text:span></text:p>
      <text:p text:style-name="P14"><text:span text:style-name="T59">ད༢ གཉིས་པ་</text:span><text:span text:style-name="T61">[</text:span><text:span text:style-name="T59">གར་བྱེད་པའི་དགོས་པ་</text:span><text:span text:style-name="T61">]</text:span><text:span text:style-name="T59">ནི། </text:span></text:p>
      <text:p text:style-name="P24"><text:span text:style-name="T49">འདི་ཉིད་ཀྱིས་ནི་ཚོགས་བསྲུང་ཞིང་། །དེ་བཞིན་བདག་ཀྱང་བསྲུང་བ་ཉིད། །</text:span></text:p>
      <text:p text:style-name="P24"><text:soft-page-break/><text:span text:style-name="T49">འདིས་ནི་འཇིག་རྟེན་དབང་དུ་བྱེད། །འདིས་ནི་སྔགས་ཀྱི་བཟླས་པ་ཉིད། །</text:span></text:p>
      <text:p text:style-name="P24"><text:span text:style-name="T49">གང་དུ་གུས་པས་གླུ་ལེན་དང་། །གང་དུ་གུས་བཅས་གར་བྱེད་པ། །</text:span></text:p>
      <text:p text:style-name="P24"><text:span text:style-name="T49">ཚོགས་ཀྱི་བདག་པོའི་སྔར་བྱས་ནས། །</text:span></text:p>
      <text:p text:style-name="P14"><text:span text:style-name="T59">ཞེས་པ་སྟེ། དེ་ལྟ་བུའི་གླུ་གར་འདི་ཉིད་ཀྱིས་ནི་ཚོགས་འཁོར་གྱི་བར་ཆད་བསྲུང་ཞིང་། བདག་ཉིད་ཀྱང་འཇིགས་པ་ལས་བསྲུང་བར་འགྱུར་བ་ཉིད་དང་། དེ་བཞིན་དུ་འདིས་ནི་འཇིག་རྟེན་རྣམས་དབང་དུ་བྱེད་པ་དང་། འདིས་ནི་དཔའ་བོ་དང་རྣལ་འབྱོར་མ་རྒྱུད་བསྐུལ་བས་སྔགས་</text:span><text:span text:style-name="T38">(</text:span><text:span text:style-name="T40">༢༠༩བ</text:span><text:span text:style-name="T38">)</text:span><text:span text:style-name="T59">ཀྱི་བཟླས་པ་ཉིད་དུ་འགྱུར་རོ། །</text:span></text:p>
      <text:p text:style-name="P14"><text:span text:style-name="T59">དེ་ལ་གོ་རིམ་ནི། རྣལ་འབྱོར་གང་དུ་སེམས་གུས་པས་རྡོ་རྗེའི་གླུ་ལེན་པ་དང་། གང་དུ་རྣལ་འབྱོར་ལ་གུས་པ་དང་བཅས་པས་གར་བྱེད་པའི་ཚེ། ཐོག་མར་ཚོགས་ཀྱི་བདག་པོས་ཏེ་སློབ་དཔོན་གྱིས་སྔར་ཏེ་སྔོན་དུ་བྱས་ནས་ཕྱིས་གཞན་རྣམས་ཀྱིས་བྱ་ཞེས་པའོ། །</text:span></text:p>
      <text:p text:style-name="P14"><text:span text:style-name="T59">ད༣ གསུམ་པ་</text:span><text:span text:style-name="T61">[</text:span><text:span text:style-name="T59">དེའི་བྱིན་རླབས་ཀྱི་མཚན་མ་བཤད་པ་</text:span><text:span text:style-name="T61">]</text:span><text:span text:style-name="T59">ནི། </text:span></text:p>
      <text:p text:style-name="P24"><text:span text:style-name="T49">དེ་ལ་དྲི་ནི་མཚོན་པར་བྱ། །སྒོག་པའི་དྲི་ནི་དང་པོ་ཉིད། །</text:span></text:p>
      <text:p text:style-name="P24"><text:span text:style-name="T49">དེ་ནས་ཡང་ནི་བྱ་རྒོད་དྲི། །ག་པུར་མ་ལ་ཡ་ཛོ་ཉིད། །</text:span></text:p>
      <text:p text:style-name="P24"><text:span text:style-name="T49">ངང་པ་དང་ནི་བུང་བའི་སྒྲ། །གླུ་ཡི་མཐའ་ནས་མཉན་པར་བྱ། །</text:span></text:p>
      <text:p text:style-name="P24"><text:span text:style-name="T49">བ་གླང་འཚེ་ཡི་སྒྲ་ཡང་ནི། །ཕྱི་རོལ་ཚལ་དུ་མཚོན་བྱ་བ། །</text:span></text:p>
      <text:p text:style-name="P24"><text:span text:style-name="T49">གླུ་ཡི་བྱིན་རླབས་མཚན་ཉིད་དོ། །</text:span></text:p>
      <text:p text:style-name="P14"><text:span text:style-name="T59">ཞེས་པ་སྟེ། འདིའི་སྐབས་སུ་དཔའ་བོ་དང་རྣལ་འབྱོར་མས་བྱིན་གྱིས་བརླབས་པའི་དངོས་གྲུབ་ཆུང་འབྲིང་ཆེ་གསུམ་གྱི་ལྟས་རིམ་བཞིན་འབྱུང་བར་བཤད་དེ། དེ་ལ་གར་གྱི་བྱིན་རླབས་ཀྱི་ལྟས་སུ་</text:span><text:soft-page-break/><text:span text:style-name="T59">དྲི་ནི་འབྱུང་བ་མཚོན་པ་སྟེ་ཤེས་པར་བྱ་སྟེ། སྒོག་པའི་དྲི་ལྟ་བུ་ནི་དང་པོ་ཉིད་དང་། དེ་ནས་ཡང་ནི་བྱ་རྒོད་ཀྱི་དྲི་ལྟ་བུ་དང་། ག་པུར་དང་མ་ལ་ཡ་ཛེཾ་སྟེ་ཙནྡན་གྱི་དྲི་ལྟ་བུ་ཉིད་རྣམས་དང་། སྒྲས་མཚོན་པ་ནི་ངང་པའི་སྐད་ལྟ་བུ་དང་ནི། བུང་བའི་སྒྲ་ལྟ་བུ་འབྱུང་སྟེ་རང་གིས་གླུ་བླངས་པ་ཡི་མཐའ་སྟེ་རྗེས་ནས་མཉན་པར་བྱ་ཞིང་། དེ་བཞིན་དུ་བ་ལང་འཚེ་ཡི་སྟེ་ལྕེ་སྤྱང་གི་སྒྲ་ལྟ་བུ་ཡང་ནི་ཚོགས་ཁང་གི་ནང་ངམ་ཕྱི་རོལ་གྱི་ཚལ་དུའང་མཚོན་པར་བྱ་བ་སྟེ། རིམ་བཞིན་གླུ་ཡི་བྱིན་རླབས་ཀྱི་མཚན་ཉིད་དུ་བཤད་དོ་ཞེས་པའོ། །</text:span></text:p>
      <text:p text:style-name="P14"><text:span text:style-name="T1">ཐ༣ </text:span><text:span text:style-name="T18">གསུམ་པ་</text:span><text:span text:style-name="T2">[</text:span><text:span text:style-name="T1">ལྷའི་རྒྱས་འདེབས་བཤད་པ་</text:span><text:span text:style-name="T2">]</text:span><text:span text:style-name="T18">ལ། </text:span><text:span text:style-name="T1">ད༡ </text:span><text:span text:style-name="T18">རྒྱས་འདེབས་དགོས་པའི་རྒྱུ་མཚན་དང་། </text:span><text:span text:style-name="T1">ད༢ </text:span><text:span text:style-name="T18">ཇི་ལྟར་རྒྱས་འདེབས་ཚུལ་གཉིས་ཀྱི། </text:span></text:p>
      <text:p text:style-name="P14"><text:span text:style-name="T59">ད༡ དང་པོ་ནི། </text:span></text:p>
      <text:p text:style-name="P24"><text:span text:style-name="T49">ཕྱག་རྒྱ་རྟགས་དང་མཚན་མ་སྟེ། །འདིས་ནི་རིགས་ནི་མཚོན་པར་བྱ། །</text:span></text:p>
      <text:p text:style-name="P24"><text:span text:style-name="T49">རིགས་འཆོལ་སྒོམ་པའི་སྦྱོར་བ་ལས། །དངོས་གྲུབ་མེད་ཀྱང་སྒྲུབ་པོའང་མེད། །</text:span></text:p>
      <text:p text:style-name="P14"><text:span text:style-name="T59">ཅེས་པ་སྟེ། གོང་དུ། གང་གི་ཕྱག་རྒྱ་ཕྱག་རྒྱ་ཅི། །ཞེས་པའི་ལན་དུ་གསུངས་པ། ལྷ་རྣམས་ཀྱི་ཅོད་པན་གྱི་ཕྱག་རྒྱ་ནི་རིགས་ཀྱི་རྟགས་དང་། འདེབས་བྱེད་དེའི་རིགས་ཅན་དུ་མཚོན་པར་བྱེད་པའི་མཚན་མ་སྟེ། </text:span><text:span text:style-name="T38">(</text:span><text:span text:style-name="T40">༢༡༠ན</text:span><text:span text:style-name="T38">)</text:span><text:span text:style-name="T59">འདེབས་བྱེད་འདིས་ནི་གདབ་བྱ་དེ་གང་གི་རིགས་ཡིན་པ་ནི་མཚོན་པར་བྱ་བ་ཤེས་པས་སྒོམ་དགོས་ལ། དེ་མིན་པའི་རིགས་དང་རིགས་བདག་འཆོལ་བ་སྟེ་འཁྲུགས་པ་དང་། རིགས་བདག་མེད་པར་སྒོམ་པའི་སྦྱོར་བ་བྱས་པ་ལས་ནི་ཚུལ་ཇི་ལྟ་བའི་དངོས་གྲུབ་ཐོབ་པ་མེད་ཅིང་སྒྲུ་པ་པོའང་དོན་གྱི་འབྲས་བུ་མེད་པར་འགྱུར་ཞེས་པའི་དོན་ཏོ། །</text:span></text:p>
      <text:p text:style-name="P14"><text:span text:style-name="T59">ད༢ གཉིས་པ་</text:span><text:span text:style-name="T61">[</text:span><text:span text:style-name="T59">ཇི་ལྟར་རྒྱས་འདེབས་ཚུལ་</text:span><text:span text:style-name="T61">]</text:span><text:span text:style-name="T59">ནི། </text:span></text:p>
      <text:p text:style-name="P24"><text:soft-page-break/><text:span text:style-name="T49">ཞེ་སྡང་ཕྱག་རྒྱས་བདག་མེད་མ། །གཏི་མུག་ཕྱག་རྒྱས་རྡོ་རྗེ་མ། །</text:span></text:p>
      <text:p text:style-name="P24"><text:span text:style-name="T49">སེར་སྣའི་ཕྱག་རྒྱས་དཀར་མོ་ཉིད། །ཆགས་པས་ཆུ་མ་ཕྱག་རྒྱས་གདབ། །</text:span></text:p>
      <text:p text:style-name="P24"><text:span text:style-name="T49">ཕྲག་དོག་ཕྱག་རྒྱས་མཁའ་འགྲོ་མ། །ཞེ་སྡང་ཕྱག་རྒྱས་པུཀྐ་སཱི། །</text:span></text:p>
      <text:p text:style-name="P24"><text:span text:style-name="T49">གཏི་མུག་ཕྱག་རྒྱས་རི་ཁྲོད་མ། །སེར་སྣའི་ཕྱག་རྒྱས་གདོལ་པ་མོ། །</text:span></text:p>
      <text:p text:style-name="P24"><text:span text:style-name="T49">འདོད་ཆགས་ཕྱག་རྒྱས་གཡུང་མོ་ཉིད། །ཡང་ནི་དཀར་མོ་ཞེ་སྡང་ལས། །</text:span></text:p>
      <text:p text:style-name="P24"><text:span text:style-name="T49">གཏི་མུག་ཕྱག་རྒྱས་ཆོམ་རྐུན་མ། །སེར་སྣའི་ཕྱག་རྒྱས་རོ་ལངས་མ། །</text:span></text:p>
      <text:p text:style-name="P24"><text:span text:style-name="T49">འདོད་ཆགས་ཕྱག་རྒྱས་གྷསྨ་རཱི། །གཏི་མུག་ཕྱག་རྒྱས་ས་སྤྱོད་མ། །</text:span></text:p>
      <text:p text:style-name="P24"><text:span text:style-name="T49">འདོད་ཆགས་ཕྱག་རྒྱས་མཁའ་སྤྱོད་མ། །འདོད་པས་ཕྱག་རྒྱར་ཤེས་པར་བྱ། །</text:span></text:p>
      <text:p text:style-name="P27"><text:span text:style-name="T59">ཞེས་པ་སྟེ། འོ་ན་ལྷ་གང་ལ་ཕྱག་རྒྱ་གང་གིས་རྒྱས་གདབ་ཅེ་ན། ཞེ་སྡང་དག་པ་མི་བསྐྱོད་པའི་ཕྱག་རྒྱས་བདག་མེད་མ་ལ་འདེབས་པ་དང་། དེ་བཞིན་དུ་གཏི་མུག་རྣམ་སྣང་གི་ཕྱག་རྒྱས་རྡོ་རྗེ་མ་དང་། སེར་སྣའི་སྟེ་རིན་འབྱུང་གི་ཕྱག་རྒྱས་དཀར་མོ་ཉིད་དང་། ཆགས་པས་ཏེ་འོད་དཔག་མེད་ཀྱིས་ཆུ་མ་ཕྱག་རྒྱས་གདབ་པ་དང་། ཕྲག་དོག་དོན་གྲུབ་ཀྱི་ཕྱག་རྒྱས་རྡོ་རྗེ་མཁའ་འགྲོ་མ་ལ་བཏབ་པ་རྣམས་ངོ་བོ་ཉིད་ལ་ངོ་བོ་ཉིད་ཀྱི་རྒྱ་དང་། </text:span></text:p>
      <text:p text:style-name="P27"><text:span text:style-name="T59">ཞེ་སྡང་མི་བསྐྱོད་པའི་ཕྱག་རྒྱས་པུཀྐ་སཱི་ལ་བཏབ་པ་ལུས་ལ་སེམས་ཀྱི་རྒྱ་དང་། གཏི་མུག་རྣམ་སྣང་གི་ཕྱག་རྒྱས་རི་ཁྲོད་མ་ལ་བཏབ་པ་སེམས་ལ་ལུས་ཀྱི་རྒྱ་དང་། སེར་སྣའི་སྟེ་རིན་འབྱུང་གི་ཕྱག་རྒྱས་གདོལ་པ་མོ་ལ་བཏབ་པ་རྒྱུ་ལ་འབྲས་བུའི་རྒྱ་དང་། འདོད་ཆགས་སྣང་མཐའི་ཕྱག་རྒྱས་གཡུང་མོ་ཉིད་ལ་བཏབ་པ་འབྲས་བུ་ལ་རྒྱུའི་རྒྱ་དང་། </text:span></text:p>
      <text:p text:style-name="P14"><text:soft-page-break/><text:span text:style-name="T59">ཡང་ནི་དཀར་མོ་ལ་ཞེ་སྡང་ལས་བྱུང་བ་མི་བསྐྱོད་</text:span><text:span text:style-name="T38">(</text:span><text:span text:style-name="T40">༢༡༠བ</text:span><text:span text:style-name="T38">)</text:span><text:span text:style-name="T59">པས་རྒྱས་བཏབ་པ་ལུས་ལ་སེམས་ཀྱི་རྒྱ་དང་། གཏི་མུག་རྣམ་སྣང་གི་ཕྱག་རྒྱས་ཆོམ་རྐུན་མ་ལ་བཏབ་པ་སེམས་ལ་ལུས་ཀྱི་རྒྱ་དང་། སེར་སྣའི་སྟེ་རིན་འབྱུང་གི་ཕྱག་རྒྱས་རོ་ལངས་མ་ལ་བཏབ་པ་རྒྱུ་ལ་འབྲས་བུའི་རྒྱ་དང་། འདོད་ཆགས་སྣང་མཐའི་ཕྱག་རྒྱས་གྷསྨ་རཱི་ལ་བཏབ་པ་འབྲས་བུ་ལ་རྒྱུའི་རྒྱ་དང་། </text:span></text:p>
      <text:p text:style-name="P14"><text:span text:style-name="T59">གཏི་མུག་རྣམ་སྣང་གི་ཕྱག་རྒྱས་ས་སྤྱོད་མ་ལ་བཏབ་པ་དང་། འདོད་ཆགས་སྣང་མཐའི་ཕྱག་རྒྱས་མཁའ་སྤྱོད་མ་ལ་བཏབ་པ་གཉིས་ངོ་བོ་ཉིད་ལ་ངོ་བོ་ཉིད་ཀྱི་རྒྱ་སྟེ། རྒྱས་འདེབས་ཚུལ་བཞིན་བྱེད་པར་འདོད་པས་ཚུལ་དེ་དག་ལྷ་སོ་སོའི་ཕྱག་རྒྱར་ཤེས་པར་བྱའོ་ཞེས་པའོ། །</text:span></text:p>
      <text:p text:style-name="P14"><text:span text:style-name="T59">ཐ༤ བཞི་པ་</text:span><text:span text:style-name="T61">[</text:span><text:span text:style-name="T59">ལྷ་མོའི་ས་བོན་བཤད་པ་</text:span><text:span text:style-name="T61">]</text:span><text:span text:style-name="T59">ནི། </text:span></text:p>
      <text:p text:style-name="P25"><text:span text:style-name="T51">ཨ་ལི་དང་པོ་བདག་མེད་མ། །ཨ་ལི་གཉིས་པ་རྡོ་རྗེ་མ། །</text:span></text:p>
      <text:p text:style-name="P25"><text:span text:style-name="T51">ཨ་ལི་གསུམ་པ་དཀར་མོ་ཉིད། །བཞི་པ་ཆུའི་རྣལ་འབྱོར་མ། །</text:span></text:p>
      <text:p text:style-name="P25"><text:span text:style-name="T51">ལྔ་པ་རྡོ་རྗེ་མཁའ་འགྲོ་མ། །དྲུག་པ་པུཀྐ་སཱི་ཞེས་བརྗོད། །</text:span></text:p>
      <text:p text:style-name="P25"><text:span text:style-name="T51">བདུན་པ་ཉིད་ནི་རི་ཁྲོད་མ། །བརྒྱད་པ་སྨེ་ཤ་ཅན་དུ་བརྗོད། །</text:span></text:p>
      <text:p text:style-name="P25"><text:span text:style-name="T51">དགུ་པ་ཡང་ནི་གཡུང་མོ་ཉིད། །ཡང་ནི་ལྔ་གཉིས་དཀར་མོ་ཉིད། །</text:span></text:p>
      <text:p text:style-name="P24"><text:span text:style-name="T49">བཅུ་གཅིག་ཆོམ་རྐུན་མ་རུ་བརྗོད། །བཅུ་གཉིས་རོ་ལངས་མ་ཞེས་བརྗོད། །</text:span></text:p>
      <text:p text:style-name="P25"><text:span text:style-name="T51">བཅུ་གསུམ་པ་ནི་གྷསྨ་རཱི། །བཅུ་བཞི་པ་ནི་ས་སྤྱོད་མ། །</text:span></text:p>
      <text:p text:style-name="P25"><text:span text:style-name="T51">བཅོ་ལྔ་པ་ནི་མཁའ་སྤྱོད་མ། །རྣལ་འབྱོར་མ་ཡི་ས་བོན་ཉིད། །</text:span></text:p>
      <text:p text:style-name="P14"><text:span text:style-name="T59">ཅེས་པ་སྟེ། གོང་དུ། གང་གི་ས་བོན་ས་བོན་གང་། །ཞེས་པའི་ལན་དུ་གསུངས་པ་ནི། ཨ་ལི་དང་པོ་ཨ་ཐུང་ངུ་ནི་བདག་མེད་མའི་ས་བོན་དང་། དེ་བཞིན་དུ་ཨ་ལི་གཉིས་པ་ཨཱ་རིང་པོ་ནི་རྡོ་རྗེ་མའི་</text:span><text:soft-page-break/><text:span text:style-name="T59">དང་། ཨ་ལི་གསུམ་པ་ཨི་ཐུང་ངུ་ནི་གསང་བའི་དཀར་མོ་ཉིད་ཀྱི་དང་། བཞི་པ་ཨཱི་རིང་པོ་ནི་ཆུ་ཡི་རྣལ་འབྱོར་མ་དང་། ལྔ་པ་ཨུ་ཐུང་ངུ་ནི་རྡོ་རྗེ་མཁའ་འགྲོ་མའི་དང་། དྲུག་པ་ཨཱུ་རིང་པོ་ནི་པུཀྐ་སཱི་ཞེས་བརྗོད་པའི་དང་། བདུན་པ་རྀ་ཐུང་ངུ་ཉིད་ནི་རི་ཁྲོད་མའི་དང་། བརྒྱད་པ་རཱྀ་རིང་པོ་ནི་སྨེ་ཤ་ཅན་ཏེ་གདོལ་པ་མོའི་ས་བོན་དུ་བརྗོད་པ་དང་། དགུ་པ་ལྲྀ་ཐུང་ངུ་ཡང་ནི་གཡུང་མོ་ཉིད་ཀྱི་དང་། ཡང་ནི་ལྔ་གཉིས་ཏེ་བཅུ་པ་ལྲཱྀ་རིང་པོ་ནི་དཀར་མོ་ཉིད་ཀྱི་དང་། བཅུ་གཅིག་པ་ཨེ་ཐུང་ངུ་ནི་ཆོམ་རྐུན་མ་</text:span><text:span text:style-name="T38">(</text:span><text:span text:style-name="T40">༢༡༡ན</text:span><text:span text:style-name="T38">)</text:span><text:span text:style-name="T59">རུ་བརྗོད་པའི་དང་། བཅུ་གཉིས་པ་ཨཻ་རིང་པོ་ནི་རོ་ལངས་མ་ཞེས་བརྗོད་པའི་དང་། བཅུ་གསུམ་པ་ཨོ་ཐུང་ངུ་ནི་གྷསྨ་རཱིའི་དང་། བཅུ་བཞི་པ་ཨཽ་རིང་པོ་ནི་ས་སྤྱོད་མའི་དང་། བཅོ་ལྔ་པ་ཨཾ་ནི་མཁའ་སྤྱོད་མའི་ས་བོན་ཏེ། དེ་ལྟར་ཡི་གེ་བཅོ་ལྔ་པོ་དེ་དག་ནི་རྣལ་འབྱོར་མ་བཅོ་ལྔ་ཡི་ས་བོན་ཉིད་ཡིན་ཞེས་པའོ། །</text:span></text:p>
      <text:p text:style-name="P14"><text:span text:style-name="T1">ཐ༥ </text:span><text:span text:style-name="T18">ལྔ་པ་</text:span><text:span text:style-name="T20">[</text:span><text:span text:style-name="T18">རྩའི་རྣམ་དག་བཤད་པ་</text:span><text:span text:style-name="T20">]</text:span><text:span text:style-name="T18">ལ། </text:span><text:span text:style-name="T1">ད༡ </text:span><text:span text:style-name="T18">རྩ་སོ་གཅིག་ལྷ་མོ་དང་སྦྱར་བ་དང་། </text:span><text:span text:style-name="T1">ད༢ </text:span><text:span text:style-name="T18">ལྷག་མ་མི་སྦྱོར་བའི་རྒྱུ་མཚན་གཉིས་ཀྱི། </text:span></text:p>
      <text:p text:style-name="P14"><text:span text:style-name="T59">ད༡ དང་པོ་ནི། </text:span></text:p>
      <text:p text:style-name="P24"><text:span text:style-name="T49">རིགས་ཀྱི་ལེའུ་ལས་རྩ་རྣམས་གང་། །བཅུ་དྲུག་གཉིས་ཀྱི་བདག་ཉིད་གསུངས། །</text:span></text:p>
      <text:p text:style-name="P24"><text:span text:style-name="T49">རྩ་ནི་གཉིས་གཉིས་རྣལ་འབྱོར་མ། །རེ་རེའི་རྣམ་པ་རྣམས་སུ་བརྗོད། །</text:span></text:p>
      <text:p text:style-name="P24"><text:span text:style-name="T49">རྐྱང་མ་རོ་མ་ཀུན་འདར་མ། །བདག་མེད་རྣལ་འབྱོར་མ་ཞེས་བརྗོད། །</text:span></text:p>
      <text:p text:style-name="P14"><text:span text:style-name="T59">ཅེས་པ་སྟེ། གོང་དུ་རྩ་སོ་གཉིས་ཀྱི་རྣམ་དག་ཞུས་པའི་ལན་གསུངས་པ་ནི། བརྟག་པ་དང་པོའི་དང་པོར་རྡོ་རྗེ་རིགས་ཀྱི་ལེའུ་ལས་རྩ་རྣམས་གང་དག་བཅུ་དྲུག་གཉིས་ཏེ་སོ་གཉིས་ཀྱི་བདག་ཉིད་གསུངས་པ་ལས། མི་ཕྱེད་མ་ནས་བཟུང་སྟེ་རྩ་ནི་གཉིས་གཉིས་རྣམ་པར་དག་པ་རྡོ་རྗེ་མ་ལ་སོགས་པ་</text:span><text:soft-page-break/><text:span text:style-name="T59">རྣལ་འབྱོར་མ་རེ་རེའི་རྣམ་པ་རྣམས་སུ་བརྗོད་ཅིང་། རྩའི་གཙོ་མོ་རྐྱང་མ་དང་རོ་མ་དང་ཀུན་འདར་མ་གསུམ་རྣམ་པར་དག་པ་ནི་བདག་མེད་རྣལ་འབྱོར་མ་ཞེས་བྱ་བར་བརྗོད་དོ། །ཞེས་པའོ། །</text:span></text:p>
      <text:p text:style-name="P14"><text:span text:style-name="T1">ད༢ </text:span><text:span text:style-name="T18">གཉིས་པ་</text:span><text:span text:style-name="T20">[</text:span><text:span text:style-name="T18">ལྷག་མ་མི་སྦྱོར་བའི་རྒྱུ་མཚན་</text:span><text:span text:style-name="T20">]</text:span><text:span text:style-name="T18">ལ། </text:span><text:span text:style-name="T1">ན༡ </text:span><text:span text:style-name="T18">དོན་དངོས་དང་། </text:span><text:span text:style-name="T1">ན༢ </text:span><text:span text:style-name="T18">དོགས་གཅོད་གཉིས་ཀྱི། </text:span></text:p>
      <text:p text:style-name="P14"><text:span text:style-name="T59">ན༡ དང་པོ་ནི། </text:span></text:p>
      <text:p text:style-name="P24"><text:span text:style-name="T49">གང་ཕྱིར་བཅུ་དྲུག་ཆ་མེད་པས། །འབད་པས་ཀུན་གྱི་ལྷག་མ་སྤང། །</text:span></text:p>
      <text:p text:style-name="P24"><text:span text:style-name="T49">ཅིའི་སླད་དུ་ཞེ་ན། དོན་གྱི་བྱ་བ་མི་བྱེད་ཕྱིར། །</text:span></text:p>
      <text:p text:style-name="P24"><text:span text:style-name="T49">བཅོ་ལྔའི་ཆ་ཡི་བདག་ཉིད་ཀྱི། །ཟླ་བ་བྱང་ཆུབ་སེམས་སུ་འགྱུར། །</text:span></text:p>
      <text:p text:style-name="P24"><text:span text:style-name="T49">བདེ་བ་ཆེན་པོ་ཨ་ལིའི་གཟུགས། །རྣལ་འབྱོར་མ་རྣམས་དེ་ཡི་ཆ། །</text:span></text:p>
      <text:p text:style-name="P29"><text:span text:style-name="T59">ཞེས་པ་སྟེ། རྒྱུ་མཚན་གང་གི་ཕྱིར་ན། རྒྱུད་འདིར་ལྷ་མོ་བཅོ་ལྔ་ཕྱི་ནང་གི་ཟླ་བའི་ཆ་བཅོ་ལྔ་དང་སྦྱར་བ་ལས། ཕྱི་ནང་གི་ཟླ་བ་ལ་བཅུ་དྲུག་པའི་ཆ་ཤས་མེད་པ་ལྟར་ལྷ་མོའང་བཅུ་དྲུག་མེད་པས། འབད་པས་རྩ་དང་དབྱངས་ཡིག་ཀུན་གྱི་ལྷག་མ་བདུད་བྲལ་མ་</text:span><text:span text:style-name="T38">(</text:span><text:span text:style-name="T40">༢༡༡བ</text:span><text:span text:style-name="T38">)</text:span><text:span text:style-name="T59">དང་ཨཿཡིག་རྣལ་འབྱོར་མ་དང་སྤྱོད་པ་སྤང་བར་བྱའོ། །</text:span></text:p>
      <text:p text:style-name="P29"><text:span text:style-name="T59">འོ་ན་ཕྱི་ནང་གི་ཟླ་བ་ལ་ཆ་ཤས་བཅུ་དྲུག་མེད་པའི་རྒྱུ་མཚན་ཅིའི་སླད་དུ་ཞེ་ན། ཆ་ཤས་བཅུ་དྲུག་ཏུ་བྱས་ཀྱང་བཅུ་དྲུག་པ་དེས་ཟླ་བ་འཕེལ་བར་བྱེད་པའི་དོན་གྱི་བྱ་བ་མི་བྱེད་པའི་ཕྱིར་རོ། །</text:span></text:p>
      <text:p text:style-name="P29"><text:span text:style-name="T59">དེ་ལྟར་ན་བཅོ་ལྔའི་ཆ་ཡི་བདག་ཉིད་ཀྱི་ཕྱིའི་ཟླ་བ་ནི། ནང་ལྟར་ན་ཀུན་ད་ལྟ་བུའི་བྱང་ཆུབ་ཀྱི་སེམས་སུ་འགྱུར་ལ། བྱང་སེམས་བདེ་བ་ཆེན་པོ་དེ་ཉིད་ཀྱང་ཐིག་ལེའི་ཆ་བཅོ་ལྔ་ཨ་ལི་བཅོ་ལྔའི་གཟུགས་ཏེ་ངོ་བོར་གནས་ཤིང་། རྣལ་འབྱོར་མ་བཅོ་ལྔ་རྣམས་ནི་བྱང་སེམས་དེ་ཡི་ཆ་བཅོ་ལྔ་དག་པ་ཡིན་ནོ། །</text:span></text:p>
      <text:p text:style-name="P14"><text:soft-page-break/><text:span text:style-name="T59">འོ་ན་བདུད་བྲལ་མའི་དག་པ་མེད་དམ་ཞེ་ན། སྐྱོན་མེད་དེ། སྐབས་འདིར་ལྷ་དང་སྦྱར་བའི་རྣམ་དག་མེད་ཀྱང་། ཕྱི་ནང་གི་ཟླ་བའི་སྟོང་ཕྱོགས་མཚོན་པ་ལྷ་བཅོ་ལྔའི་ཆོས་ཉིད་ཀྱིས་རྣམ་པར་དག་པས་སོ། །</text:span></text:p>
      <text:p text:style-name="P14"><text:span text:style-name="T59">ན༢ གཉིས་པ་</text:span><text:span text:style-name="T33">[</text:span><text:span text:style-name="T34">དྭོགས་གཅོད་</text:span><text:span text:style-name="T33">]</text:span><text:span text:style-name="T59">ནི། ཁ་ཅིག །བཅུ་དྲུག་ཆ་མེད་ཅེས་པ་རྩ་སོ་གཅིག་ལྷ་དང་སྦྱར་ནས་བདུད་བྲལ་མ་ལ་ཆ་སྟེ་ཟླ་བོ་མེད་པས་དག་སྦྱོར་སྤང་བར་འཆད་པ་དང་། </text:span></text:p>
      <text:p text:style-name="P14"><text:span text:style-name="T59">ལ་ལ། དེ་དང་ཕྱོགས་འདྲ་བར་དབྱངས་དང་ལྷ་མོ་བཅུ་དྲུག་གི་ཆ་སྟེ་ཟུང་མེད་པས་ཞེས་སོགས་འཆད་པ་ཤིན་ཏུ་མི་འཐད་དེ། བཅུ་དྲུག་ཆ་མེད་དང་། བཅོ་ལྔའི་ཆའི་ཟླ་བ་དང་། རྣལ་འབྱོར་མ་དེའི་ཆ་ཡིན་པའི་ཆ་ཞེས་པ་རྣམས་བཤད་ཚུལ་གཅིག་ཏུ་བྱེད་དགོས་པ་ལས། དེ་ལྟར་དུ་མ་འབྲེལ་བའི་ཕྱིར་དང་། དེ་ལྟར་ཡིན་ན་བཅོ་ལྔ་ཆ་ཡང་ཟུང་ཡིན་དགོས་པ་དང་། རྣལ་འབྱོར་མ་དེའི་ཆ་ཡིན་པའི་འཆད་ཚུལ་ཡང་ཤིན་ཏུ་དཀའ་བར་འགྱུར་བའི་ཕྱིར་རོ། །</text:span></text:p>
      <text:p text:style-name="P14"><text:span text:style-name="T59">ཁ་ཅིག །ལྷ་མོ་རྣམ་བྱང་སེམས་འབབ་པའི་རྩ་དང་སྦྱོར་བ་ལས། བདུད་བྲལ་མ་ལ་བྱང་སེམས་མི་འབབ་པ་དང་། བྱང་སེམས་བསྐྱེད་པའི་བྱ་བ་མི་བྱེད་པས་ལྷ་དང་སྦྱོར་བ་སྤང་ཞེས་པ་ལྟར་འཆད་པའང་མི་འཐད་དེ། རྩ་རྣམས་ནི་སུམ་ཅུ་རྩ་གཉིས་ཏེ་བྱང་ཆུབ་ཀྱི་སེམས་སུམ་ཅུ་རྩ་གཉིས་འབབ་པ་ཞེས་པ་དང་། སུམ་སྐོར་མ་སོགས་རྩ་ལྔས་དབང་པོ་ལྔ་ལས་ཡུལ་ལྔ་འཛིན་པ་མཚུངས་པས་བདུད་བྲལ་མ་ཁོ་ནས་བྱང་སེམས་མི་བསྐྱེད་པའི་རྒྱུ་མཚན་ཡང་མེད་</text:span><text:span text:style-name="T38">(</text:span><text:span text:style-name="T40">༢༡༢ན</text:span><text:span text:style-name="T38">)</text:span><text:span text:style-name="T59">པའི་ཕྱིར་དང་། ཁྱད་པར་བདུད་བྲལ་མས་བྱང་སེམས་གྱེན་དུ་འདྲེན་པ་དང་རེག་བྱའི་ལས་བྱེད་པར བཤད་པའི་ཕྱིར་རོ། །</text:span></text:p>
      <text:p text:style-name="P14"><text:span text:style-name="T59">ལ་ལ་དག །ཨ་ལི་བཅོ་ལྔ་ཐིག་ལེ་འཕེལ་བ་དང་སྦྱར་ནས་ལྷ་མོ་རྣམས་དེའི་འགྲིབ་ཕྱོགས་སྟོང་པའི་ཆ་དང་སྦྱོར་བའང་མི་འཐད་དེ། </text:span></text:p>
      <text:p text:style-name="P14"><text:soft-page-break/><text:span text:style-name="T59">འདི་ཉིད་དུ། </text:span><text:span text:style-name="T43">[</text:span><text:span text:style-name="T44">བརྟག་པ་ཕྱི་མ། བཞི་པ་ཕྱག་རྒྱ་བསྡུས་པའི་དོན་གྱི་ལེའུར།</text:span><text:span text:style-name="T43">]</text:span></text:p>
      <text:p text:style-name="P22"><text:span text:style-name="T32">བདེ་བ་ཆེན་པོ་ཨ་ལིའི་གཟུགས། །རྣལ་འབྱོར་མ་རྣམས་དེ་ཡི་ཆ། །</text:span></text:p>
      <text:p text:style-name="P14"><text:span text:style-name="T59">ཞེས་དང་། </text:span></text:p>
      <text:p text:style-name="P23"><text:span text:style-name="T32">རྣལ་འབྱོར་མ་ཀུན་ལས་བྱུང་བ། །ལྷན་ཅིག་སྐྱེས་དགའི་རང་བཞིན་ཉིད། །</text:span></text:p>
      <text:p text:style-name="P14"><text:span text:style-name="T59">ཅེས་ལྷ་མོ་རྣམས་བདེ་བའི་ཆ་དང་། ལྷན་སྐྱེས་ཀྱི་ཆ་ལ་སྦྱར་བ་གསལ་བར་གསུངས་པ་དང་འགལ་བའི་ཕྱིར་རོ། །</text:span></text:p>
      <text:p text:style-name="P14"><text:span text:style-name="T59">དེ་ལྟར་ན། བཅུ་དྲུག་ཆ་མེད་ཅེས་པ་ཕྱི་རོལ་དུ་ཟླ་བའི་ཆ་ཤས་དང་། ནང་དུ་ཐིག་ལེའི་ཆ་ལ་བརྗོད་དགོས་ཤིང་། དེ་མེད་པས་དེ་དང་སྦྱོར་བའི་ལྷ་ཡང་བཅུ་དྲུག་མེད་ལ། དེ་མེད་པས་ཀུན་གྱི་ལྷག་མ་སྤང་རྒྱུ་དབྱངས་ཡིག་ལྷག་གཞན་ལས་འབྱུང་བའི་ཨཿཚེག་དྲག་ཅན་དང་རྩའི་ལྷག་བདུད་བྲལ་མ་ལྷ་དང་སྦྱོར་བ་འདིར་སྤང་བ་དང་། དོན་གྱིས་བྱ་བ་མི་བྱེད་པ་ཕྱི་ནང་གི་ཟླ་བའི་ཆ་བཅོ་ལྔ་རྫོགས་ནས། བཅུ་དྲུག་པ་འགྲིབ་པའི་ཆ་ཡིན་པས་འཕེལ་བའི་བྱ་བ་མི་བྱེད་པ་སོགས་སྔར་བཤད་པ་ཉིད་ལེགས་པ་ཡིན་ལ། གཞན་ནི་འདིར་གྲུབ་ཆེན་གྱི་འགྲེལ་པ་རྣམས་སུ་མི་གསལ་བའི་སྟོབས་ཀྱིས་བོད་ཀྱི་འགྲེལ་བྱེད་ཕལ་ཆེར་གྱིས་ཀྱང་གཏིང་ཚུགས་པ་མ་བཤད་པར་སྣང་ངོ་། །</text:span></text:p>
      <text:p text:style-name="P14"><text:span text:style-name="T59">འོ་ན་སྐབས་གཞན་དུ་ཐིག་ལེ་བཅུ་དྲུག་དང་དགའ་བ་བཅུ་དྲུག་གསུངས་པ་ཇི་ལྟར་ཡིན་ཞེ་ན། ཐིག་ལེ་ལ་གཡས་གཡོན་གྱི་ཐིག་ལེ་བཅོ་ལྔ་དབུས་ཀྱི་དང་བཅུ་དྲུག་གི་ཐ་སྙད་བཏགས་པ་ཡོད་ཀྱང་། བཅུ་དྲུག་པ་ནི་དཀར་དམར་གཉིས་ཀ་མཉམ་པས་མ་ནིང་ལྟ་བུ་གང་དུའང་མི་གནས་པས་དོན་བྱེད་ནུས་པ་དངོས་སུ་མེད་པའི་ཕྱིར་དང་། དགའ་བ་བཅུ་དྲུག་ནི་བྱང་སེམས་ཞུ་བའི་ཉམས་མྱོང་གི་རིམ་པ་བཞི་ལ་ནང་ཚན་དབྱེ་ཆུང་དུ་བྱས་པ་ཙམ་ཡིན་པའི་ཕྱིར། </text:span></text:p>
      <text:p text:style-name="P14"><text:soft-page-break/><text:span text:style-name="T45">[</text:span><text:span text:style-name="T44">འཇམ་དཔལ་མཚན་བརྗོད།</text:span><text:span text:style-name="T45">]</text:span></text:p>
      <text:p text:style-name="P22"><text:span text:style-name="T32">བཅུ་དྲུག་ཕྱེད་ཕྱེད་ཐིག་ལེ་ཅན། །</text:span></text:p>
      <text:p text:style-name="P14"><text:span text:style-name="T59">ཞེས་གསུངས་པ་ཡང་དགའ་བ་བཅུ་དྲུག་གི་རིམ་པ་ལ་བལྟོས་པའི་རྣམ་གཞག་གཞན་ཡིན་</text:span><text:span text:style-name="T38">(</text:span><text:span text:style-name="T40">༢༡༢བ</text:span><text:span text:style-name="T38">)</text:span><text:span text:style-name="T59">པའི་ཕྱིར་ཏེ། </text:span></text:p>
      <text:p text:style-name="P14"><text:span text:style-name="T59">རྡོ་རྗེ་སྙིང་འགྲེལ་ལས། རྣལ་འབྱོར་པ་བྱིས་པའི་བློ་ཅན་དག་འདི་སྐད་ཅེས། ཅི་སྟེ་ཨ་ལི་ཡང་བཅུ་དྲུག་ཏུ་གསུངས་ལ། ཐིག་ལེ་དང་དགའ་བ་དང་འཕོ་བ་བཅུ་དྲུག་ཏུ་གསུངས་པ་མ་ཡིན་ནམ། ཅིའི་ཕྱིར་བཅུ་དྲུག་པ་དང་སུམ་ཅུ་རྩ་གཉིས་པ་སྤང་ཞེས་སེམས་པ་དེ་ཡང་མ་ཡིན་ཏེ། འདི་ལྟར་དེ་བཞིན་གཤེགས་པས་བྱིས་པའི་སྐྱེ་བོ་རྣམས་ལ་དགོངས་ནས། སྐུ། གསུང་། ཐུགས། ཡེ་ཤེས་ཀྱི་དབྱེ་བས་ཕྱེ་བ་སྟེ། ངོ་བོ་ཉིད་དང་། ཆོས་དང་། ལོངས་སྤྱོད་རྫོགས་པ་དང་། སྤྲུལ་པ་སྟེ། སྐུ་བཞི་ལ་དགོངས་ནས་དགའ་བ་བཅུ་དྲུག་ཏུ་གསུངས་སོ། །དེ་བཞིན་དུ། ཨ་ལི་བཅུ་དྲུག་དང་ཐིག་ལེ་བཅུ་དྲུག་ནི་དངོས་སུ་ཡོད་པ་མ་ཡིན་ཏེ། ཆ་གཉིས་གསལ་བར་བྱེད་པའི་ཕྱིར། སྒྲ་གཅན་ནམ་མ་ནིང་ལྟ་བུ་ཡིན་ནོ། །དེ་བས་ན་སུམ་ཅུ་རྩ་གཉིས་པ་དང་བཅུ་དྲུག་པའི་འཁྲུལ་པ་མ་སྤངས་པ་དེ་བཞིན་དུ་གོས་པར་མི་བྱའོ། །ཞེས་སོ། །</text:span></text:p>
      <text:p text:style-name="P14"><text:span text:style-name="T59">འོ་ན་ཐིག་ལེའི་ཆ་བཅོ་ལྔ་དང་དེ་ཉིད་འཕོ་ཚུལ་ཇི་ལྟ་བུ་སྙམ་ན། རྐང་པ་ནས་སྤྱི་གཙུག་གི་བར་གྱི་གནས་བཅོ་ལྔར་རྣམ་ཤེས་ཀྱི་རྟེན་སྲོག་གི་གནད་འཛིན་པའི་ཁམས་དྭངས་མ་རེ་གནས་པ་ལ་ཐིག་ལེའི་ཆར་བཞེད་ཅིང་། </text:span></text:p>
      <text:p text:style-name="P14"><text:span text:style-name="T59">གནས་དང་འཕོ་ཚུལ་ནི། སྡོམ་འབྱུང་ལས། </text:span></text:p>
      <text:p text:style-name="P23"><text:span text:style-name="T32">དེ་ནས་གཞན་ཡང་ཐིག་ལེའི་གཟུགས། །འཕོ་བ་ཡང་དག་བཤད་པར་བྱ། །</text:span></text:p>
      <text:p text:style-name="P23"><text:soft-page-break/><text:span text:style-name="T32">ཡར་ངོའི་ཚེས་གཅིག་ནས་གཟུང་ནས། །ཇི་སྲིད་ཉ་ཡི་བར་དུ་སྟེ། །</text:span></text:p>
      <text:p text:style-name="P23"><text:span text:style-name="T32">ཡར་ངོ་ཡི་ནི་ཚེས་གཅིག་ལ། །རྐང་པའི་སོར་མོ་ཡི་གེ་ཨ། །</text:span></text:p>
      <text:p text:style-name="P23"><text:span text:style-name="T32">ཚེས་གཉིས་བྱིན་པར་ཡི་གེ་ཨཱ། །ཚེས་གསུམ་བརླ་ལ་ཡི་གེ་ཨི། །</text:span></text:p>
      <text:p text:style-name="P23"><text:span text:style-name="T32">བཞི་པ་སྐྱེ་གནས་ཡི་གེ་ཨཱི། །ལྔ་པ་ལྟེ་བར་ཡི་གེ་ཨུ། །</text:span></text:p>
      <text:p text:style-name="P23"><text:span text:style-name="T32">དྲུག་པ་སྙིང་གར་ཡི་གེ་ཨཱུ། །བདུན་པ་ནུ་མར་ཡི་གེ་རྀ། །</text:span></text:p>
      <text:p text:style-name="P23"><text:span text:style-name="T32">བརྒྱད་པ་མགྲིན་པར་ཡི་གེ་རཱྀ། །དགུ་པ་ལག་མཐིལ་ཡི་གེ་ལྲྀ། །</text:span></text:p>
      <text:p text:style-name="P23"><text:span text:style-name="T32">བཅུ་པ་མཁུར་ཚོས་ཡི་གེ་ལྲཱྀ། །བཅུ་གཅིག་མིག་ཏུ་ཡི་གེ་ཨེ། །</text:span></text:p>
      <text:p text:style-name="P23"><text:span text:style-name="T32">བཅུ་གཉིས་སྣ་རྩེར་ཡི་གེ་ཨཻ། །བཅུ་གསུམ་ཕྲག་པར་ཡི་གེ་ཨོ། །</text:span></text:p>
      <text:p text:style-name="P23"><text:span text:style-name="T32">བཅུ་བཞི་འཚོགས་མར་ཡི་གེ་ཨཽ། །ཉ་ལ་སྤྱི་གཙུག་གཡས་གཡོན་དུ། །</text:span></text:p>
      <text:p text:style-name="P23"><text:span text:style-name="T32">ཡི་གེ་ཨཾ་ཨཿའི་ངོ་བོ་ཉིད། །མར་ངོའི་ཚེས་</text:span><text:span text:style-name="T38">(</text:span><text:span text:style-name="T40">༢༡༣ན</text:span><text:span text:style-name="T38">)</text:span><text:span text:style-name="T32">གཅིག་ནས་གཟུང་སྟེ། །</text:span></text:p>
      <text:p text:style-name="P23"><text:span text:style-name="T32">ཇི་སྲིད་གནམ་སྟོང་གི་ནི་བར། དེ་ཉིད་ཀྱི་ནི་འཕོ་བར་འགྱུར། །</text:span></text:p>
      <text:p text:style-name="P23"><text:span text:style-name="T32">གཡོན་པར་ཨ་ལི་ཟླ་བ་སྟེ། །ཕྲ་བ་ཡི་ནི་རང་བཞིན་ཉིད། །</text:span></text:p>
      <text:p text:style-name="P23"><text:span text:style-name="T32">གཡས་པར་ཀ་ལི་ཉི་མ་སྟེ། །རགས་པ་ཡི་ནི་རང་བཞིན་ནོ། །</text:span></text:p>
      <text:p text:style-name="P14"><text:span text:style-name="T59">ཞེས་གསུངས་ཏེ། དེ་ཡང་ཡར་ངོའི་ཚེས་གཅིག་ལ་སྐྱེས་པའི་རྐང་པ་གཡས་ཀྱི་སོར་མོ་དང་། བུད་མེད་ཀྱི་གཡོན་པའི་སོར་མོ་ནས་མགོ་འཛིན་ལ། མར་ངོའི་ཚེས་གཅིག་ལ་སྐྱེས་པའི་རྐང་པ་གཡོན་པའི་སོར་མོ་དང་། བུད་མེད་ཀྱི་གཡས་པའི་སོར་མོ་ནས་མགོ་བཟུང་སྟེ་ཚེས་གྲངས་སོ་སོའི་གནས་སུ་རིམ་པས་འཕོ་ཞིང་། ཉ་ལ་ཉིན་མོ་སྐྱེས་པའི་གཡས་རོ་མ་དང་བུད་མེད་ཀྱི་གཡོན་རྐྱང་མའི་སྟེང་དུ་གནས་པ་དང་། གནམ་སྟོང་ལ་ཉིན་མོ་སྐྱེས་པའི་གཡོན་རྐྱང་མ་དང་བུད་མེད་ཀྱི་གཡས་རོ་མའི་སྟེང་དུ་</text:span><text:soft-page-break/><text:span text:style-name="T59">གནས་པ་དང་། ཉ་སྟོང་གི་མཚན་མོ་གཉིས་ཀའི་སྤྱི་གཙུག་གི་ཀུན་འདར་མར་གནས་ནས་ཐིམ་པར་འགྱུར་བར་བླ་མ་དག་བཞེད་ལ། </text:span></text:p>
      <text:p text:style-name="P14"><text:span text:style-name="T59">རཏྣ་དཀར་ཕྱོགས་ལ་ལུས་ཀྱི་གཡོན་ཕྱོགས་སུ་རྐང་སོར་ནས་སྤྱི་བོའི་བར་འཛེག་པའི་ཚུལ་དང་། ནག་ཕྱོགས་ལ་གཡས་ཕྱོགས་སུ་སྤྱི་བོ་ནས་རྐང་སོར་གྱི་བར་འབབ་པའི་ཚུལ་དུ་འཕོ་བར་བཤད་པ་དུས་འཁོར་དང་ཕྱོགས་མཐུན་ཏེ། </text:span></text:p>
      <text:p text:style-name="P14"><text:span text:style-name="T59">དུས་འཁོར་འགྲེལ་ཆེན་དུ། དཀར་པོའི་ཚེས་གཅིག་ནས་རིམ་པས་རྐང་པ་གཡོན་པའི་སོར་ཚིགས་གསུམ། ལོང་བུ། པུས་མོ། དཔྱི། ལག་པ་གཡོན་པའི་སོར་ཚིགས་གསུམ། འཁྲིག་མ། གྲུ་མོ། ཕྲག་པ། སྙིང་ག །མགྲིན་པ། དཔྲལ་བའི་མཐར་གཙུག་ཏོར་དུ་འཕོ་བ་དང་། ནག་པོའི་ཚེས་གཅིག་ལ་གཡས་ཕྱོགས་སུ་དཔྲལ་བ་ནས་རྐང་སོར་གྱི་བར་བཟློག་སྟེ་འཕོ་བར་བཤད་དོ། །</text:span></text:p>
      <text:p text:style-name="P27"><text:span text:style-name="T59">ཐིག་ལེ་འཕོ་བ་ཞེས་པ་ཡང་སྔ་མའི་ནུས་པ་ཕྱི་མ་ལ་འཕོ་བ་མིན་པར་དཀར་ཕྱོགས་ལ་དཀར་ཆ་འཕེལ་བའི་ཚུལ་གྱིས་སྔ་མ་སྔ་མའི་ནུས་པ་དེ་ཉིད་དུ་རྫོགས་པ་དང་ཕྱི་མ་ཕྱི་མའི་ནུས་པ་བསྐྱེད་པར་བཞེད་ལ། དེ་བཞིན་དུ་ནག་ཕྱོགས་ལ་དམར་ཆ་འཕེལ་བའི་ཚུལ་གྱིས་རིམ་པས་ཤེས་པར་བྱའོ། །</text:span></text:p>
      <text:p text:style-name="P19"><text:span text:style-name="T38">(</text:span><text:span text:style-name="T40">༢༡༣བ</text:span><text:span text:style-name="T38">)</text:span><text:span text:style-name="T59">དབྱངས་ཡིག་དང་ལྷ་མོའི་རྣམ་པའམ་གཟུགས་སུ་བཤད་པ་ཡང་དེའི་ངོ་བོའི་རང་བཞིན་ཅན་ཡིན་པའི་དོན་ཏོ། །</text:span></text:p>
      <text:p text:style-name="P14"><text:span text:style-name="T1">ཏ༢ </text:span><text:span text:style-name="T18">གཉིས་པ་དེ་ལས་འཕྲོས་པའིཞུས་ལན་ལ། </text:span><text:span text:style-name="T1">ཐ༡ </text:span><text:span text:style-name="T18">བྱང་སེམས་ཀྱི་ཞུས་ལན། </text:span><text:span text:style-name="T1">ཐ༢ </text:span><text:span text:style-name="T18">སྡོམ་པའི་དོན་གྱི་ཞུས་ལན། </text:span><text:span text:style-name="T1">ཐ༣ </text:span><text:span text:style-name="T18">ལྷ་མོ་བརྒྱད་ཀྱི་ཕྱག་རྒྱའི་དོགས་གཅོད། </text:span><text:span text:style-name="T1">ཐ༤ </text:span><text:span text:style-name="T18">གཏོར་ཆོག་ཞུས་ནས་གསུངས་ཚུལ། </text:span><text:span text:style-name="T1">ཐ༥ </text:span><text:span text:style-name="T18">ལྷ་མོ་གསུམ་གྱི་ཕྱག་རྒྱའི་ཞུས་ལན། </text:span><text:span text:style-name="T1">ཐ༦ </text:span><text:span text:style-name="T18">ཕྱག་རྒྱའི་དབྱེ་བསྡུ་བཤད་པ་དྲུག་ལས། </text:span></text:p>
      <text:p text:style-name="P14"><text:soft-page-break/><text:span text:style-name="T1">ཐ༡ </text:span><text:span text:style-name="T18">དང་པོ་ལ། </text:span><text:span text:style-name="T1">ད༡ </text:span><text:span text:style-name="T18">བྱང་སེམས་མི་སྤང་བའི་ཞུས་ལན་དང་། </text:span><text:span text:style-name="T1">ད༢ </text:span><text:span text:style-name="T18">བྱང་སེམས་བསྐྱེད་པའི་ཞུས་ལན་གཉིས་ཀྱི། </text:span></text:p>
      <text:p text:style-name="P14"><text:span text:style-name="T59">ད༡ དང་པོ་ནི། </text:span></text:p>
      <text:p text:style-name="P15"><text:span text:style-name="T46">རྡོ་རྗེ་སྙིང་པོས་གསོལ་པ། </text:span></text:p>
      <text:p text:style-name="P24"><text:span text:style-name="T49">རྣལ་འབྱོར་མ་ཀུན་ལས་བྱུང་བ། །ལྷན་ཅིག་སྐྱེད་དགའི་རང་བཞིན་ཉིད། །</text:span></text:p>
      <text:p text:style-name="P24"><text:span text:style-name="T49">འགྲིབ་མེད་ལྟུང་མཆོག་ནམ་མཁའ་ཉིད། །ག་པུར་ཅི་ནས་དེས་མི་སྤང་། །</text:span></text:p>
      <text:p text:style-name="P24"><text:span text:style-name="T49">བཅོམ་ལྡན་འདས་ཀྱིས་བཀའ་སྩལ་པ། </text:span></text:p>
      <text:p text:style-name="P24"><text:span text:style-name="T49">ཇི་སྐད་སྨྲས་པ་དེ་བཞིན་ནོ། །</text:span></text:p>
      <text:p text:style-name="P14"><text:span text:style-name="T59">ཞེས་པ་སྟེ། བྱང་སེམས་ཨ་ལི་དང་རྣལ་འབྱོར་མའི་ངོ་བོར་གསུངས་པའི་དོན་རྟོགས་ཤིང་དེ་ལས་འཕྲོས་ནས་རྡོ་རྗེ་སྙིང་པོས་གསོལ་པ། རྣལ་འབྱོར་མ་བཅོ་ལྔ་ཀུན་གྱིས་ངོ་བོ་ལས་བྱུང་བའི་བྱང་སེམས་བདེ་བ་ཆེན་པོ་ལྷན་ཅིག་སྐྱེས་པའི་དགའ་བའི་རང་བཞིན་དེ་ཉིད་ཉོན་མོངས་པས་འགྲིབ་པ་མེད་ཅིང་། བདེ་བས་རྒྱུད་གང་བས་བཏུང་བའི་མཆོག་ལྟ་བུ། སྤྲོས་པ་དང་བྲལ་བས་ནམ་མཁའ་ལྟ་བུ་ཉིད་དེ། དེ་ལྟ་བུའི་ག་པུར་ཏེ་ཁུ་བ་ཅི་ནས་ཀྱང་ངེས་པར་མི་སྤང་བར་བྱ་བ་ལགས་སམ། ཞེས་ཞུས་པས། བཅོམ་ལྡན་འདས་ཀྱིས་བཀའ་སྩལ་པ། ཁྱོད་ཀྱིས་ཇི་སྐད་སྨྲས་པ་དེ་བཞིན་དུ་ཅི་ལ་བབ་ཀྱང་ཁུ་བ་ཕྱི་རོལ་དུ་མི་འབྱུང་ཞིང་རྒྱས་པར་བྱ་བ་ཡིན་ནོ་ཞེས་པའོ། །</text:span></text:p>
      <text:p text:style-name="P14"><text:span text:style-name="T1">ད༢ </text:span><text:span text:style-name="T18">གཉིས་པ་</text:span><text:span text:style-name="T20">[</text:span><text:span text:style-name="T18">བྱང་སེམས་བསྐྱེད་པའི་ཞུས་ལན་</text:span><text:span text:style-name="T20">]</text:span><text:span text:style-name="T18">ལ། </text:span><text:span text:style-name="T1">ན༡ </text:span><text:span text:style-name="T18">ཞུས་པ་དང་། </text:span><text:span text:style-name="T1">ན༢ </text:span><text:span text:style-name="T18">ལན་གཉིས་ཀྱི། </text:span></text:p>
      <text:p text:style-name="P14"><text:span text:style-name="T59">ན༡ དང་པོ་ནི། </text:span></text:p>
      <text:p text:style-name="P15"><text:span text:style-name="T46">རྡོ་རྗེ་སྙིང་པོས་གསོལ་པ། </text:span></text:p>
      <text:p text:style-name="P24"><text:soft-page-break/><text:span text:style-name="T49">ཐབས་གང་གིས་བྱང་ཆུབ་ཀྱི་སེམས་བསྐྱེད་པ་ལགས། </text:span></text:p>
      <text:p text:style-name="P14"><text:span text:style-name="T59">ཞེས་པ་སྟེ། ག་པུར་རྒྱས་པའི་ཐབས་ཞུ་བའི་ཕྱིར་རྡོ་རྗེ་སྙིང་པོས་གསོལ་པ། ཐབས་གང་གིས་ཀུན་རྫོབ་དང་དོན་དམ་པའི་བྱང་ཆུབ་ཀྱི་སེམས་བསྐྱེད་ཅིང་རྒྱས་པར་བྱེད་པ་ལགས་ཞེས་ཞུས་པའོ། །</text:span></text:p>
      <text:p text:style-name="P14"><text:span text:style-name="T1">ན༢ </text:span><text:span text:style-name="T18">གཉིས་པ་</text:span><text:span text:style-name="T20">[</text:span><text:span text:style-name="T18">ལན་</text:span><text:span text:style-name="T20">]</text:span><text:span text:style-name="T18">ལ། </text:span><text:span text:style-name="T1">པ༡ </text:span><text:span text:style-name="T18">མདོར་བསྟན་དང་། </text:span><text:span text:style-name="T1">པ༢ </text:span><text:span text:style-name="T18">རྒྱས་བཤད་</text:span><text:span text:style-name="T38">(</text:span><text:span text:style-name="T40">༢༡༤ན</text:span><text:span text:style-name="T38">)</text:span><text:span text:style-name="T18">གཉིས་ཀྱི། </text:span></text:p>
      <text:p text:style-name="P14"><text:span text:style-name="T59">པ༡ དང་པོ་ནི། </text:span></text:p>
      <text:p text:style-name="P15"><text:span text:style-name="T46">བཅོམ་ལྡན་འདས་ཀྱིས་བཀའ་སྩལ་པ། </text:span></text:p>
      <text:p text:style-name="P24"><text:span text:style-name="T49">དཀྱིལ་འཁོར་འཁོར་ལོའི་ཐབས་དང་ནི། །རང་བྱིན་རླབ་པའི་རིམ་པས་ཀྱང་། །</text:span></text:p>
      <text:p text:style-name="P24"><text:span text:style-name="T49">ཀུན་རྫོབ་དོན་དམ་གཟུགས་ཅན་གྱི། །བྱང་ཆུབ་སེམས་ནི་རབ་ཏུ་བསྐྱེད། །</text:span></text:p>
      <text:p text:style-name="P24"><text:span text:style-name="T49">ཀུན་རྫོབ་ཀུན་ད་ལྟ་བུ་ཉིད། །དོམ་དམ་བདེ་བའི་གཟུགས་ཅན་ནོ། །</text:span></text:p>
      <text:p text:style-name="P14"><text:span text:style-name="T59">ཞེས་པ་སྟེ། དེའི་ལན་བཅོམ་ལྡན་འདས་ཀྱིས་བཀའ་སྩལ་པ་ནི། བཤད་ཅིང་འཆད་པར་འགྱུར་བའི་དཀྱིལ་འཁོར་འཁོར་ལོའི་མན་ངག་གི་ཐབས་དང་ནི། རང་བྱིན་གྱིས་བརླབ་པའི་རིམ་པས་ཀྱང་ཀུན་རྫོབ་ཀྱི་གཟུགས་ཅན་དང་དོན་དམ་པའི་གཟུགས་ཅན་ཏེ་རང་བཞིན་ཅན་གྱི་བྱང་ཆུབ་ཀྱི་སེམས་ནི་རབ་ཏུ་བསྐྱེད་ཅིང་རྒྱས་པར་བྱ་ལ། དེ་ཡང་ཀུན་རྫོབ་བྱང་སེམས་ནི་ཀུན་ད་ལྟ་བུའི་ཁུ་བ་ཉིད་དང་། དོམ་དམ་བྱང་སེམས་ནི་བདེ་བའི་གཟུགས་ཏེ་རང་བཞིན་ཅན་ཉིད་ཡིན་ནོ་ཞེས་པའོ། །</text:span></text:p>
      <text:p text:style-name="P14"><text:span text:style-name="T59">གྲུབ་ཆེན་ལ་ལ། སྐབས་འདིའི་དཀྱིལ་འཁོར་འཁོར་ལོ་བསྐྱེད་རིམ་ལ་བཞེད་པ་ནི། བྱང་སེམས་བསྐྱེད་པའི་སྔོན་དུ་བསྐྱེད་རིམ་འགྲོ་དགོས་པ་ལ་དགོངས་པ་འདྲ་ཡང་། གོང་དུ་བཤད་པ་ཉིད་ལེགས་ཏེ། བྱང་སེམས་བདེ་བ་ཆེན་པོའི་ཞུས་ལན་གྱི་སྐབས་ཡིན་པའི་ཕྱིར་དང་། རྒྱས་བཤད་དུའང་རྫོགས་རིམ་ཉིད་ཀྱི་དབང་དུ་བྱས་ནས་གསུངས་པའི་ཕྱིར་རོ། །</text:span></text:p>
      <text:p text:style-name="P14"><text:soft-page-break/><text:span text:style-name="T1">པ༢ </text:span><text:span text:style-name="T18">གཉིས་པ་</text:span><text:span text:style-name="T20">[</text:span><text:span text:style-name="T1">རྒྱས་བཤད་</text:span><text:span text:style-name="T2">]</text:span><text:span text:style-name="T18">ལ། </text:span><text:span text:style-name="T1">ཕ༡ </text:span><text:span text:style-name="T18">བྱང་སེམས་དེ་བསྐྱེད་པའི་གནས། </text:span><text:span text:style-name="T1">ཕ༢ </text:span><text:span text:style-name="T18">དེ་ཉིད་འཁོར་འདས་སུ་འགྱུར་ཚུལ། </text:span><text:span text:style-name="T1">ཕ༣ </text:span><text:span text:style-name="T18">བྱང་སེམས་བསྐྱེད་ཐབས་གསུམ་གྱི། </text:span></text:p>
      <text:p text:style-name="P14"><text:span text:style-name="T59">ཕ༡ དང་པོ་ནི། </text:span></text:p>
      <text:p text:style-name="P24"><text:span text:style-name="T49">བུད་མེད་ཀཀྐོལ་བདེ་བ་ཅན། །ཨེ་ཝཾ་རྣམ་པའི་རང་བཞིན་དུ། །</text:span></text:p>
      <text:p text:style-name="P24"><text:span text:style-name="T49">བདེ་བ་བསྲུང་བ་ཉིད་ཀྱི་ཕྱིར། །བདེ་བ་ཅན་ཞེས་རབ་ཏུ་བསྒྲགས། །</text:span></text:p>
      <text:p text:style-name="P24"><text:span text:style-name="T49">ས་རྒྱས་བྱང་ཆུབ་སེམས་དཔའ་དང་། །རྡོ་རྗེ་འཛིན་པ་རྣམས་ཀྱི་གནས། །</text:span></text:p>
      <text:p text:style-name="P14"><text:span text:style-name="T59">ཞེས་པ་སྟེ། བྱང་སེམས་དེ་གཉིས་གནས་གང་དུ་བསྐྱེད་སྙམ་ན། བུད་མེད་ཀྱི་ཀཀྐོ་ལ་སྟེ། ཤེས་རབ་ཀྱི་པདྨ་བདེ་བ་ཅན་དུ་བསྐྱེད་དོ། །དེ་ལ་ཅིའི་ཕྱིར་བདེ་བ་ཅན་དུ་བརྗོད་ཅེ་ན། སྔར་བཤད་པའི་རྟགས་ཀྱི་ཨེ་ཝཾ་གི་རྣམ་པའི་རང་བཞིན་ཅན་དུ་བྱང་སེམས་བདེ་བ་ཆེན་པོ་མི་ཉམས་ཤིང་བསྲུང་</text:span><text:span text:style-name="T38">(</text:span><text:span text:style-name="T40">༢༡༤བ</text:span><text:span text:style-name="T38">)</text:span><text:span text:style-name="T59">བ་ཉིད་ཀྱི་ཕྱིར། དེ་ལ་བདེ་བ་ཅན་ཞེས་བླ་མེད་ཀྱི་རྒྱུད་སྡེར་རབ་ཏུ་བསྒྲགས་ཤིང་། ཐེག་པ་འདིའི་སངས་རྒྱས་དང་བྱང་ཆུབ་སེམས་དཔའ་དང་རྡོ་རྗེ་འཛིན་པ་རྣམས་ཀྱི་འབྱུང་གནས་ཀྱང་ཡིན་པས་སོ་ཞེས་པའི་དོན་ཏོ། །</text:span></text:p>
      <text:p text:style-name="P14"><text:span text:style-name="T59">ཕ༢ གཉིས་པ་</text:span><text:span text:style-name="T61">[</text:span><text:span text:style-name="T59">དེ་ཉིད་འཁོར་འདས་སུ་འགྱུར་ཚུལ་</text:span><text:span text:style-name="T61">]</text:span><text:span text:style-name="T59">ནི། </text:span></text:p>
      <text:p text:style-name="P24"><text:span text:style-name="T49">འདི་ཉིད་འཁོར་བ་ཞེས་བྱ་སྟེ། །འདི་ཉིད་མྱ་ངན་འདས་པ་ཉིད། །</text:span></text:p>
      <text:p text:style-name="P24"><text:span text:style-name="T49">འཁོར་བ་སྤངས་ནས་གཞན་དུ་ནི། །མྱ་ངན་འདས་པ་རྟོགས་མི་འགྱུར། །</text:span></text:p>
      <text:p text:style-name="P24"><text:span text:style-name="T49">འཁོར་བ་གཟུགས་དང་སྒྲ་ལ་སོགས། །འཁོར་བ་ཚོར་བ་ལ་སོགས་པ། །</text:span></text:p>
      <text:p text:style-name="P24"><text:span text:style-name="T49">འཁོར་བ་དབང་པོ་རྣམས་ཉིད་དེ། །འཁོར་བ་ཞེ་སྡང་ལ་སོགས་པ། །</text:span></text:p>
      <text:p text:style-name="P24"><text:span text:style-name="T49">འདི་རྣམས་ཆོས་ནི་མྱ་ངན་འདས། །རྨོངས་ཕྱིར་འཁོར་བའི་གཟུགས་ཅན་ཉིད། །</text:span></text:p>
      <text:p text:style-name="P24"><text:soft-page-break/><text:span text:style-name="T49">རྨོངས་མེད་འཁོར་བ་དག་པས་ནི། །འཁོར་བ་མྱ་ངན་འདས་པར་འགྱུར། །</text:span></text:p>
      <text:p text:style-name="P24"><text:span text:style-name="T49">བྱང་ཆུབ་སེམས་ནི་མྱ་ངན་འདས། །ཀུན་རྫོབ་དོན་དམ་ཚུལ་ཅན་ནོ། །</text:span></text:p>
      <text:p text:style-name="P14"><text:span text:style-name="T59">ཞེས་པ་སྟེ། བྱང་སེམས་འདི་ཉིད་ཀྱང་འཁྲུལ་ངོར་མ་དག་པའི་ཆ་ལ་འཁོར་བ་ཞེས་བྱ་སྟེ། གཟུགས་འཛིན་ལ་རྨོངས་པས་སོ། །</text:span></text:p>
      <text:p text:style-name="P14"><text:span text:style-name="T59">འདི་ཉིད་རང་བཞིན་གྱིས་དག་པའི་ཆ་ལ་མྱ་ངན་ལས་འདས་པ་ཉིད་དུ་བརྗོད་དེ། གཟུང་འཛིན་གྱི་རྨོངས་པ་དག་པས་སོ། །</text:span></text:p>
      <text:p text:style-name="P14"><text:span text:style-name="T59">དེས་ན་འཁོར་བའི་རང་བཞིན་སྤངས་ནས་དེ་ལས་གཞན་དུ་ནི་མྱ་ངན་ལས་འདས་པའི་རང་བཞིན་རྟོགས་པར་མི་འགྱུར་ཏེ། </text:span></text:p>
      <text:p text:style-name="P14"><text:span text:style-name="T59">ཀླུ་སྒྲུབ་ཀྱིས། </text:span><text:span text:style-name="T45">[</text:span><text:span text:style-name="T44">དབུ་མ་ཆོས་དབྱིངས་བསྟོད་པ།</text:span><text:span text:style-name="T45">]</text:span></text:p>
      <text:p text:style-name="P22"><text:span text:style-name="T32">གང་ཞིག་འཁོར་བའི་རྒྱུར་གྱུར་པ། །དེ་ཉིད་སྦྱང་བ་བྱས་པ་ལས། །</text:span></text:p>
      <text:p text:style-name="P22"><text:span text:style-name="T32">དག་པ་དེ་ཉིད་མྱ་ངན་འདས། །</text:span></text:p>
      <text:p text:style-name="P14"><text:span text:style-name="T59">ཞེས་དང་། </text:span></text:p>
      <text:p text:style-name="P14"><text:span text:style-name="T45">[</text:span><text:span text:style-name="T44">དབུ་མ་རྩ་བ་ཤེས་རབ། རབ་བྱེད་ཉེར་ལྔ་པ་མྱ་ངན་ལས་འདས་པ་བརྟག་པ།</text:span><text:span text:style-name="T45">]</text:span></text:p>
      <text:p text:style-name="P22"><text:span text:style-name="T32">འཁོར་བ་མྱ་ངན་འདས་པ་ལ། །ཁྱད་པར་ཅུང་ཟད་ཡོད་མ་ཡིན། །</text:span></text:p>
      <text:p text:style-name="P22"><text:span text:style-name="T32">མྱ་ངན་འདས་པའང་འཁོར་བ་ལས། །ཁྱད་པར་ཅུང་ཟད་ཡོད་མ་ཡིན། །</text:span></text:p>
      <text:p text:style-name="P14"><text:span text:style-name="T59">ཞེས་སོ། །</text:span></text:p>
      <text:p text:style-name="P14"><text:span text:style-name="T59">འོན་ཀྱང་དག་མ་དག་གི་ཆ་ནས་འཁོར་འདས་གཉིས་སུ་བརྗོད་དེ། འཁོར་བ་ནི་ཡུལ་གཟུགས་དང་སྒྲ་ལ་སོགས་པ་དང་། འཁོར་བ་ཡུལ་ཅན་ཚོར་བ་དང་འདུ་ཤེས་ལ་སོགས་པ་དང་། འཁོར་བ་</text:span><text:soft-page-break/><text:span text:style-name="T59">མིག་སོགས་ཀྱི་དབང་པོ་རྣམས་ཉིད་དེ། དེ་དག་གཟུགས་འཛིན་དུ་འཁྲུལ་པས་འཁོར་བའི་རྒྱུ་ཞེ་སྡང་ལ་སོགས་པའི་ཉོན་མོངས་པ་རྣམས་སུ་འགྱུར་ལ། འདི་རྣམས་ཀྱི་ཆོས་ཉིད་</text:span><text:span text:style-name="T38">(</text:span><text:span text:style-name="T40">༢༡༥ན</text:span><text:span text:style-name="T38">)</text:span><text:span text:style-name="T59">ནི་གཟུགས་འཛིན་ལས་གྲོལ་བས་མྱ་ངན་ལས་འདས་པ་ཡིན་ནོ། །</text:span></text:p>
      <text:p text:style-name="P14"><text:span text:style-name="T59">དེས་ན་གཟུགས་སོགས་ཀྱི་རང་བཞིན་མ་ཤེས་པར་རྨོངས་པའི་ཕྱིར་ན་འཁོར་བའི་གཟུགས་ཅན་ཉིད་དུ་བརྗོད་ལ། རྨོངས་པ་མེད་པར་འཁོར་བའི་རང་བཞིན་ཤེས་ནས་འཁོར་བའི་སྐྱོན་དག་པས་ནི་འཁོར་བར་བཏགས་པ་ཉིད་མྱ་ངན་ལས་འདས་པར་འགྱུར་ཏེ། འཁོར་འདས་ཀྱི་དེ་བཞིན་ཉིད་སོ་སོ་བ་གཉིས་མེད་པས་སོ། །</text:span></text:p>
      <text:p text:style-name="P56">དེ་ལྟར་ན་བྱང་ཆུབ་ཀྱི་སེམས་དེ་ཉིད་ནི་མྱ་ངན་ལས་འདས་པའི་རང་བཞིན་ཅན། རྟེན་དང་བརྟེན་པའི་དབྱེ་བས་ཀུན་རྫོབ་ཀུན་དེ་ལྟ་བུ་དང་དོན་དམ་བདེ་བ་ཆེན་པོའི་ཚུལ་ཅན་ཡིན་ནོ་ཞེས་པའི་དོན་ཏོ།།</text:p>
      <text:p text:style-name="P14"><text:span text:style-name="T1">ཕ༣ </text:span><text:span text:style-name="T18">གསུམ་པ་</text:span><text:span text:style-name="T20">[</text:span><text:span text:style-name="T18">བྱང་སེམས་བསྐྱེད་ཐབས་</text:span><text:span text:style-name="T20">]</text:span><text:span text:style-name="T18">ལ། </text:span><text:span text:style-name="T1">བ༡ </text:span><text:span text:style-name="T18">ཀུན་རྫོབ་བྱང་སེམས་བསྐྱེད་ཐབས་དང་། </text:span><text:span text:style-name="T1">བ༢ </text:span><text:span text:style-name="T18">དོམ་དམ་བྱང་སེམས་བསྐྱེད་ཐབས་གཉིས་ལས། </text:span></text:p>
      <text:p text:style-name="P14"><text:span text:style-name="T4">བ༡ </text:span><text:span text:style-name="T22">དང་པོ་ལ། </text:span><text:span text:style-name="T4">མ༡ </text:span><text:span text:style-name="T22">ཕྱག་རྒྱའི་མཚན་ཉིད། </text:span><text:span text:style-name="T4">མ༢ </text:span><text:span text:style-name="T22">བསྟེན་པའི་ཚུལ། </text:span><text:span text:style-name="T4">མ༣ </text:span><text:span text:style-name="T22">ག་པུར་བླང་ཚུལ་གསུམ་གྱི།</text:span></text:p>
      <text:p text:style-name="P14"><text:span text:style-name="T59">མ༡ དང་པོ་ནི། </text:span></text:p>
      <text:p text:style-name="P24"><text:span text:style-name="T49">ཤིན་ཏུ་བཞིན་བཟང་མིག་ཡངས་མ། །གཟུགས་དང་ལང་ཚོས་རྣམ་པར་བརྒྱན། །</text:span></text:p>
      <text:p text:style-name="P24"><text:span text:style-name="T49">སྔོ་བསངས་དལ་མ་རིགས་བཟང་མ། །སིཧླ་ག་པུར་འབྱུང་བའི་གནས། །</text:span></text:p>
      <text:p text:style-name="P24"><text:span text:style-name="T49">རང་གི་དབང་བསྐུར་ཀྱེའི་རྡོ་རྗེ། །སྐྲ་བཟང་སྒྲུབ་པ་པོ་ལ་དགའ། །</text:span></text:p>
      <text:p text:style-name="P14"><text:span text:style-name="T59">ཞེས་པ་སྟེ། ཀུན་རྫོབ་བྱང་སེམས་བསྐྱེད་པའི་ཕྱག་རྒྱ་ནི། ཤིན་ཏུ་བཞིན་སྡུག་པས་བཟང་ཞིང་ཕྲག་དོག་མེད་པའི་མིག་ཡངས་མ། གཟུགས་མཛེས་པ་དང་ལང་ཚོས་ཏེ་དེ་དར་ལ་བབས་པས་རྣམ་</text:span><text:soft-page-break/><text:span text:style-name="T59">པར་བརྒྱན་མ། མདོག་སྔོ་བསངས་སྤྱོད་ལམ་དལ་མ་རང་རིགས་དང་མཐུན་པའི་རིགས་བཟང་མ། སིཧླ་ཁྲག་དང་ག་བུར་ཏེ་ཁུ་བ་གཉིས་ཀ་འབྱུང་བའི་གནས་སུ་གྱུར་པ། རང་གི་དབང་བསྐུར་ཀྱེའི་རྡོ་རྗེ་ཡབ་ཡུམ་ལ་བརྟེན་ནས་བྱས་ཤིང་རྒྱུད་སྦྱངས་པ། སྐྲ་གནག་ཅིང་བཟང་བས་མཚོན་ནས་ཁམས་རྒྱས་པའི་རྟགས་ཚང་བ། སྒྲུབ་པ་པོ་ལ་ཤིན་ཏུ་དགའ་བ་སྟེ། དེ་ལྟ་བུའི་མཚན་ཉིད་དང་ལྡན་པ་ལ་བསྟེན་དགོས་པའི་དོན་ཏོ། །</text:span></text:p>
      <text:p text:style-name="P14"><text:span text:style-name="T59">མ༢ གཉིས་པ་</text:span><text:span text:style-name="T61">[</text:span><text:span text:style-name="T59">བསྟེན་པའི་ཚུལ་</text:span><text:span text:style-name="T61">]</text:span><text:span text:style-name="T59">ནི། </text:span><text:span text:style-name="T38">(</text:span><text:span text:style-name="T40">༢༡༥བ</text:span><text:span text:style-name="T38">)</text:span></text:p>
      <text:p text:style-name="P24"><text:span text:style-name="T49">དེར་ནི་ཆང་ཡང་བཏུང་བར་བྱ། །དེ་ནས་རང་ཡང་བཏུང་བ་ཉིད། །</text:span></text:p>
      <text:p text:style-name="P24"><text:span text:style-name="T49">རང་གཞན་དོན་ནི་རབ་སྒྲུབ་ཕྱིར། །ཕྱི་ནས་ཕྱག་རྒྱ་རྗེས་ཆགས་བྱ། །</text:span></text:p>
      <text:p text:style-name="P24"><text:span text:style-name="T49">བོ་ལ་ཀཀྐོ་ལར་བཅུག་ནས། །ཀུན་ཏུ་རུ་བྱེད་བརྟུལ་ཞུགས་ཅན། །</text:span></text:p>
      <text:p text:style-name="P14"><text:span text:style-name="T59">ཞེས་པ་སྟེ། གནས་སྐབས་དེར་ནི་ཕྱག་རྒྱ་ལ་ཆང་ཡང་བླུད་དེ་བཏུང་བར་བྱ་ཞིང་། དེ་ནས་སྒྲུབ་པ་པོ་རང་ཡང་ཆང་བཏུང་བ་ཉིད་དུ་བྱས་ཏེ། དགོས་པ་རང་གཞན་ཐམས་ཅད་ཀྱི་དོན་ནི་རབ་ཏུ་སྒྲུབ་པའི་ཕྱིར་དུ་བསམས་ལ། དེའི་ཕྱི་ནས་འདུ་ཤེས་གསུམ་དང་ལྡན་པས་ཕྱག་རྒྱ་ལ་རྗེས་ཆགས་ཀྱི་རིམ་པ་བྱ་ཞིང་། བོ་ལ་ཀཀྐོ་ལར་བཅུག་ནས་ཀུན་ཏུ་རུའི་བདེ་བ་ལམ་དུ་བྱེད་པའི་བརྟུལ་ཞུགས་ཅན་གྱིས་ཆོ་ག་བཞིན་བསྟེན་པར་བྱ་བའི་དོན་ཏོ། །</text:span></text:p>
      <text:p text:style-name="P14"><text:span text:style-name="T59">མ༣ གསུམ་པ་</text:span><text:span text:style-name="T61">[</text:span><text:span text:style-name="T59">ག་པུར་བླང་ཚུལ་</text:span><text:span text:style-name="T61">]</text:span><text:span text:style-name="T59">ནི། </text:span></text:p>
      <text:p text:style-name="P24"><text:span text:style-name="T49">དེར་ནི་སྦྱོར་བ་ལས་བྱུང་བའི། །ག་པུར་མཁས་པས་མི་སྤང་སྟེ། །</text:span></text:p>
      <text:p text:style-name="P24"><text:span text:style-name="T49">དེ་ནི་ལག་ཏུ་མི་བླང་ཞིང་། །ཉ་ཕྱིས་དུང་ཆོས་ཉིད་དུ་མིན། །</text:span></text:p>
      <text:p text:style-name="P24"><text:span text:style-name="T49">ངེས་པར་བློ་དང་སྟོབས་ཀྱི་ཕྱིར། །མི་འཆི་ལྕེ་ཡིས་བླང་བ་ཉིད། །</text:span></text:p>
      <text:p text:style-name="P24"><text:soft-page-break/><text:span text:style-name="T49">ག་པུར་ཉིད་ནི་བདག་མེད་མ། །བདེ་བ་བདག་མེད་ཚུལ་ཅན་ཉིད། །</text:span></text:p>
      <text:p text:style-name="P14"><text:span text:style-name="T59">ཅེས་པ་སྟེ། དུས་དེར་ནི་ཐབས་ཤེས་ཀྱི་དབང་པོ་གཉིས་སྦྱོར་བར་བྱས་པ་ལས་བྱུང་བའི་ག་པུར་རྣམས་རྣལ་འབྱོར་པ་མཁས་པས་ཐབས་ཤེས་ཀྱི་ལུས་ལས་མི་སྤང་སྟེ། ག་པུར་དེ་ནི་ལག་ཏུ་མི་བླང་ཞིང་། ཉ་ཕྱིས་དང་དུང་ཆོས་སོགས་ཀྱི་སྣོད་ཉིད་དུའང་བླང་བ་མིན་ཏེ། ངེས་པར་བདག་མེད་པའི་བློ་དང་བདེ་བ་ཆེན་པོའི་སྟོབས་ཀྱི་ཕྱིར་དུ་མི་འཆི་བ་སྟེ་བདུད་རྩི་དེ་ཉིད་རྡོ་རྗེའི་མཆུའི་རྩའི་ལྕེའམ། མི་ནུས་ན་ཁ་ནང་གི་ལྕེ་ཡིས་བླང་བ་དང་བཏུང་བ་ཉིད་དུ་བྱ་སྟེ། རྟེན་ག་པུར་དེ་ཉིད་ནི་བདག་མེད་མའི་རང་བཞིན་ཅན་དང་། དེ་ལས་སྐྱེས་པའི་བརྟེན་པ་བདེ་བའང་བདག་མེད་མའི་ཚུལ་ལམ་རང་བཞིན་ཅན་ཉིད་ཡིན་པས་སོ་ཞེས་པའི་དོན་ཏོ། །</text:span></text:p>
      <text:p text:style-name="P14"><text:span text:style-name="T59">འགའ་ཞིག །བུད་མེད་ཀཀྐོ་ལ་ཞེས་པ་ནས་གཞུང་འདི་ཡན་གྱིས་དཀྱིལ་འཁོར་འཁོར་ལོ་དང་། འདི་ནས་སྡོམ་པ་ཞུས་པའི་གར་གྱིས་རང་བྱིན་རླབས་བསྟན་པར་འཆད་ཀྱང་། གཞུང་ཚིག་ལ་དེ་ལྟ་བུའི་འབྲེལ་མི་སྣང་བས་ལེགས་པར་མ་མཐོང་ལ། </text:span></text:p>
      <text:p text:style-name="P27"><text:span text:style-name="T59">སློབ་དཔོན་མི་ཐུབ་ཟླ་བས། ཤིན་ཏུ་བཞིན་བཟང་ནས་འདིའི་བར་གྱིས་ཀུན་རྫོབ་བྱང་སེམས་བསྐྱེད་ཚུལ་དང་། འདི་ནས་སྡོམ་པ་ཞུ་</text:span><text:span text:style-name="T38">(</text:span><text:span text:style-name="T40">༢༡༦ན</text:span><text:span text:style-name="T38">)</text:span><text:span text:style-name="T59">བའི་བར་གྱིས་དོན་དམ་བྱང་སེམས་བསྐྱེད་ཚུལ་བསྟན་པར་འཆད་པ་གཞུང་དང་འབྲེལ་ཆགས་ཤིང་ལེགས་པ་ཡིན་ནོ། །</text:span></text:p>
      <text:p text:style-name="P27"><text:span text:style-name="T59">འོ་ན་མདོར་བསྟན་དུ་རང་བྱིན་རླབས་གསུངས་ནས་རྒྱས་བཤད་དུ་མ་གསུངས་པར་འགྱུར་སྙམ་ན། སྐྱོན་མེད་དེ། འོག་གི་སྡོམ་པའི་ཞུས་ལན་ཉིད་རང་བྱིན་རླབས་ཀྱི་ཞུས་ལན་ཡིན་པའི་ཕྱིར་དང་། དེ་སྡོམ་པའི་ཞུ་ཚིག་གིས་ཀྱང་བསྟན་པའི་ཕྱིར་རོ། །</text:span></text:p>
      <text:p text:style-name="P14"><text:soft-page-break/><text:span text:style-name="T1">བ༢ </text:span><text:span text:style-name="T18">གཉིས་པ་</text:span><text:span text:style-name="T2">[</text:span><text:span text:style-name="T1">དོན་དམ་བྱང་སེམས་བསྐྱེད་ཐབས་</text:span><text:span text:style-name="T2">]</text:span><text:span text:style-name="T18">ལ། </text:span><text:span text:style-name="T1">མ༡ </text:span><text:span text:style-name="T18">དོན་དམ་བྱང་སེམས་ཀྱི་གནས་དང་རང་བཞིན། </text:span><text:span text:style-name="T1">མ༢ </text:span><text:span text:style-name="T18">དེའི་མཉམ་རྗེས་ཀྱི་རྣལ་འབྱོར། </text:span><text:span text:style-name="T1">མ༣ </text:span><text:span text:style-name="T18">དེ་ཉིད་ལྷན་སྐྱེས་སོགས་སུ་བསྟན་པ་གསུམ་གྱི། </text:span></text:p>
      <text:p text:style-name="P14"><text:span text:style-name="T59">མ༡ དང་པོ་ནི། </text:span></text:p>
      <text:p text:style-name="P24"><text:span text:style-name="T49">དེ་ཡི་བདེ་བ་ཕྱག་རྒྱ་ཆེ། །ལྟེ་བའི་དཀྱིལ་འཁོར་ཉིད་དུ་གནས། །</text:span></text:p>
      <text:p text:style-name="P24"><text:span text:style-name="T50">དང་པོའི་དབྱངས་ཡིག་རང་བཞིན་དེ། །བློ་ཞེས་སངས་རྒྱས་རྣམས་ཀྱིས་བརྟགས། །</text:span></text:p>
      <text:p text:style-name="P24"><text:span text:style-name="T49">རྫོགས་པའི་རིམ་པའི་རྣལ་འབྱོར་ལས། །དེ་ཉིད་བཅོམ་ལྡན་ཤེས་རབ་མ། །</text:span></text:p>
      <text:p text:style-name="P24"><text:span text:style-name="T49">དེ་ནི་རིང་མིན་ཐུང་བ་མིན། །གྲུ་བཞི་མ་ཡིན་ཟླུམ་པོ་མིན། །</text:span></text:p>
      <text:p text:style-name="P24"><text:span text:style-name="T49">དྲི་དང་རོ་དང་མྱང་ལས་འདས། །ལྷན་ཅིག་སྐྱེས་དགའ་བྱེད་པ་ཅན། །</text:span></text:p>
      <text:p text:style-name="P14"><text:span text:style-name="T59">ཞེས་པ་སྟེ། ཀུན་རྫོབ་ཀུན་ད་ལྟ་བུ་བསྐྱེད་ཚུལ་དེ་ལྟར་ཡིན་ན་དོན་དམ་བདེ་བའི་གཟུགས་ཅན་ཇི་ལྟ་བུ་ཞེ་ན། རྟེན་ག་པུར་དེ་ཡི་བརྟེན་པ་བདེ་བ་ཕྱག་རྒྱ་ཆེན་པོ་ནི། གནས་ལྟེ་བའི་དཀྱིལ་འཁོར་ཏེ་འཁོར་ལོའི་ལྟེ་བ་ཉིད་དུ་གནས་ཤིང་། དང་པོའི་དབྱངས་ཡིག་ཨ་ཐུང་གཏུམ་མོའི་རང་བཞིན་ཅན་དེ། དེ་ནི་བེམ་པོ་ལས་འདས་པའི་ཡེ་ཤེས་ཀྱི་རང་བཞིན་ཡིན་པས་བློ་ཞེས་བྱ་བར་སངས་རྒྱས་རྣམས་ཀྱིས་བརྟགས་ཤིང་བརྗོད་ལ། རྫོགས་པའི་རིམ་པའི་རྣལ་འབྱོར་བསྒོམས་པ་ལས་ནི་ཨ་ཐུང་དེ་ཉིད་སྐལ་བ་དྲུག་ལ་སྦྱོར་ཞིང་ཉོན་མོངས་པ་ལ་སོགས་པའི་བདུད་འཇོམས་པས་བཅོམ་ལྡན་དང་། བདེ་བ་ཆེན་པོ་བསྐྱེད་པར་བྱེད་པས་ཤེས་རབ་མར་བརྗོད་ཅིང་ལས་ཀྱི་ཕྱག་རྒྱ་ལས་ཁྱད་པར་དུ་གྱུར་པ་སྟེ། དེ་ནི་གཟུགས་ལས་འདས་པས་རིང་བ་མིན་ཞིང་ཐུང་བའང་མིན་ལ། དབྱིབས་ལས་འདས་པས་གྲུ་བཞི་མ་ཡིན་ཞིང་ཟླུམ་པོ་སོགས་ཀྱང་མིན་པ་དང་། དབང་པོའི་ཡུལ་ལས་འདས་</text:span><text:span text:style-name="T38">(</text:span><text:span text:style-name="T40">༢༡༦བ</text:span><text:span text:style-name="T38">)</text:span><text:span text:style-name="T59">པས་དྲི་དང་</text:span><text:soft-page-break/><text:span text:style-name="T59">རོ་སོགས་དང་ལྕེས་མྱང་བར་བྱ་བ་ལས་འདས་པ་སྟེ། འོན་ཀྱང་ལུས་སེམས་ལ་ལྷན་ཅིག་སྐྱེས་པའི་དགའ་བ་བསྐྱེད་པར་བྱེད་པ་ཅན་ཡིན་ནོ། །ཞེས་པའོ། །</text:span></text:p>
      <text:p text:style-name="P14"><text:span text:style-name="T59">མ༢ གཉིས་པ་</text:span><text:span text:style-name="T61">[</text:span><text:span text:style-name="T59">དེའི་མཉམ་རྗེས་ཀྱི་རྣལ་འབྱོར་</text:span><text:span text:style-name="T61">]</text:span><text:span text:style-name="T59">ནི། </text:span></text:p>
      <text:p text:style-name="P25"><text:span text:style-name="T51">དེ་ལས་སྐྱེས་པའི་རྣལ་འབྱོར་པ། །དེ་ཡི་བདེ་བ་ཟ་བ་ཉིད། །</text:span></text:p>
      <text:p text:style-name="P25"><text:span text:style-name="T51">དེ་དང་ལྷན་ཅིག་ཕྱག་རྒྱ་ཆེ། །བདེ་བ་སྦྱིན་པའི་དངོས་གྲུབ་འགྱུར། །</text:span></text:p>
      <text:p text:style-name="P25"><text:span text:style-name="T51">གཟུགས་སྒྲ་དེ་བཞིན་དྲི་དང་ནི། །རོ་དང་དེ་བཞིན་རེག་བྱ་ཉིད། །</text:span></text:p>
      <text:p text:style-name="P25"><text:span text:style-name="T51">ཆོས་ཀྱི་དབྱིངས་ཀྱི་རང་བཞིན་ཡང་། །ཤེས་རབ་ཀྱིས་ནི་སྤྱད་པར་བྱ། །</text:span></text:p>
      <text:p text:style-name="P14"><text:span text:style-name="T59">ཞེས་པ་སྟེ། ཤེས་རབ་དེ་ལས་སྐྱེས་པའི་ཡེ་ཤེས་དང་ལྡན་པའི་རྣལ་འབྱོར་པས། མཉམ་བཞག་ཏུ་གཏུམ་མོ་དེ་ཡི་རང་བཞིན་གྱི་བདེ་བ་ཆེན་པོ་ཟ་བ་སྟེ་ལོངས་སྤྱད་པ་ཉིད་དུ་བྱ་སྟེ། རང་གི་སེམས་བདེ་ཆེན་དེ་དང་ལྷན་ཅིག་པ་སྟེ་དབྱེར་མེད་པ་བྱས་པས་ཕྱག་རྒྱ་ཆེན་པོ་ཟག་མེད་ཀྱི་བདེ་བ་སྦྱིན་པའི་དངོས་གྲུབ་ཐོབ་པར་འགྱུར་ལ། བདེ་བ་ཆེན་པོ་སྤངས་ནས་ནི་མ་ཡིན་ནོ། །</text:span></text:p>
      <text:p text:style-name="P14"><text:span text:style-name="T59">དེར་མ་ཟད་རྗེས་ཐོབ་ཏུའང་ཡུལ་དུ་སྣང་བ་གཟུགས་དང་། སྒྲ་དང་། དེ་བཞིན་དུ། དྲི་དང་ནི། རོ་དང་། དེ་བཞིན་དུ་རེག་བྱ་ཉིད་དང་། ཆོས་ཀྱི་དབྱིངས་རྣམས་ཀྱི་རང་བཞིན་ཡང་ཤེས་རབ་མ་དེ་ཉིད་ཀྱིས་ནི་བདེ་བ་ཆེན་པོའི་རང་བཞིན་དུ་ལོངས་སྤྱད་པར་བྱའོ་ཞེས་པའོ། །</text:span></text:p>
      <text:p text:style-name="P14"><text:span text:style-name="T1">མ༣ </text:span><text:span text:style-name="T18">གསུམ་པ་</text:span><text:span text:style-name="T2">[</text:span><text:span text:style-name="T1">དེ་ཉིད་ལྷན་སྐྱེས་སུ་བསྟན་པ་</text:span><text:span text:style-name="T2">]</text:span><text:span text:style-name="T18">ལ། </text:span><text:span text:style-name="T1">ཙ༡ </text:span><text:span text:style-name="T18">སྤྱིར་བསྟན་པ་དང་། </text:span><text:span text:style-name="T1">ཙ༢ </text:span><text:span text:style-name="T18">བྱེ་བྲག་ཏུ་བཤད་པ་གཉིས་ཀྱི། </text:span></text:p>
      <text:p text:style-name="P14"><text:span text:style-name="T59">ཙ༡ དང་པོ་ནི། </text:span></text:p>
      <text:p text:style-name="P24"><text:span text:style-name="T49">དེ་ཉིད་ལྷན་ཅིག་སྐྱེས་པའི་གཟུགས། །བདེ་ཆེན་བཟང་པོའི་རྣལ་འབྱོར་མ། །</text:span></text:p>
      <text:p text:style-name="P24"><text:soft-page-break/><text:span text:style-name="T49">དེ་ཉིད་དཀྱིལ་འཁོར་འཁོར་ལོ་དང་། །ཡེ་ཤེས་ལྔ་ཡི་རང་བཞིན་ཅན། །</text:span></text:p>
      <text:p text:style-name="P14"><text:span text:style-name="T59">ཞེས་པ་སྟེ། དེ་ལྟ་བུའི་ཤེས་རབ་བདེ་སྟོང་གི་རང་བཞིན་ཅན་དེ་ཉིད་ཆོས་དུ་མའི་ངོ་བོར་གནས་ཏེ། ལྷན་ཅིག་སྐྱེས་པའི་ཡེ་ཤེས་ཀྱི་གཟུགས་སྟེ་རང་བཞིན་དང་། བདེ་ཆེན་བསྐྱེད་པའི་ཐབས་བཟང་པོའི་རྣལ་འབྱོར་མ་དང་། དེ་ཉིད་རྟེན་དང་བརྟེན་པར་བཅས་པའི་དཀྱིལ་འཁོར་གྱི་འཁོར་ལོ་དང་། ཡེ་ཤེས་ལྔའི་རང་བཞིན་ཅན་ཡིན་པས་སོ་ཞེས་པའོ། །</text:span></text:p>
      <text:p text:style-name="P14"><text:span text:style-name="T59">ཙ༢ གཉིས་པ་</text:span><text:span text:style-name="T61">[</text:span><text:span text:style-name="T59">བྱེ་བྲག་ཏུ་བཤད་པ་</text:span><text:span text:style-name="T61">]</text:span><text:span text:style-name="T59">ནི། </text:span><text:span text:style-name="T38">(</text:span><text:span text:style-name="T40">༢༡༧ན</text:span><text:span text:style-name="T38">)</text:span></text:p>
      <text:p text:style-name="P24"><text:span text:style-name="T49">དེ་ནི་མེ་ལོང་ཡེ་ཤེས་གཟུགས། །མཉམ་ཉིད་ཡེ་ཤེས་དངོས་པོ་ཅན། །</text:span></text:p>
      <text:p text:style-name="P24"><text:span text:style-name="T49">ཡང་དག་གྱུར་པ་སོ་སོར་རྟོགས། །དེ་ཉིད་བྱ་བ་ནན་ཏན་ཏེ། །</text:span></text:p>
      <text:p text:style-name="P24"><text:span text:style-name="T49">ཆོས་དབྱིངས་ཤིན་ཏུ་རྣམ་དག་མ། །དེ་ཉིད་དཀྱིལ་འཁོར་བདག་པོ་ང་། །</text:span></text:p>
      <text:p text:style-name="P24"><text:span text:style-name="T49">དེ་ཉིད་བདག་མེད་རྣལ་འབྱོར་མ། །ཆོས་ཀྱི་དབྱིངས་ཀྱི་རང་བཞིན་ཅན། །</text:span></text:p>
      <text:p text:style-name="P27"><text:span text:style-name="T59">ཞེས་པ་སྟེ། དེ་དག་གི་དོན་ཇི་ལྟར་ཞེ་ན། སྔ་མའི་གོ་རིམ་བཟློག་ནས་གསུངས་ཏེ། དེ་ཉིད་ནི་གསལ་ཞིང་དངས་ལ་རྙོགས་པ་མེད་པས་མེ་ལོང་ལྟ་བུའི་ཡེ་ཤེས་ཀྱི་གཟུགས་ཏེ་རང་བཞིན་དང་། འཁོར་འདས་ལ་མཉམ་པར་ཁྱབ་པ་མཉམ་ཉིད་ཡེ་ཤེས་ཀྱི་དངོས་པོ་སྟེ་རང་བཞིན་ཅན་དང་། ཆོས་ཀུན་མ་འདྲེས་པར་ཡང་དག་པར་རིག་པར་གྱུར་པས་སོ་སོར་རྟོགས་པའི་ཡེ་ཤེས་དང་། དེ་ཉིད་ལས་དོན་གཉིས་འབྱུང་བས་བྱ་བ་ནན་ཏན་ཏེ་དེའི་ཡེ་ཤེས་དང་། ཆོས་དབྱིངས་ཤིན་ཏུ་རྣམ་པར་དག་པའི་ངོ་བོ་ཉིད་ཀྱི་ཤེས་རབ་མ་ཡིན་པས་ཆོས་དབྱིངས་ཡེ་ཤེས་ཏེ་ཡེ་ཤེས་ལྔ། དེ་ཉིད་བརྟན་གཡོའི་དཀྱིལ་འཁོར་ཐམས་ཅད་ཀྱི་ཁྱབ་བདག་ཆེན་པོ་རྡོ་རྗེ་སེམས་དཔའ་ང་ཡིན་པས་དཀྱིལ་འཁོར་འཁོར་ལོ་</text:span><text:soft-page-break/><text:span text:style-name="T59">དང་། དེ་ཉིད་ཤེས་རབ་བདག་མེད་རྣལ་འབྱོར་མའི་ངོ་བོ་ཡིན་པས་རྣལ་འབྱོར་མ་དང་། དེ་ཉིད་ཆོས་ཀྱི་དབྱིངས་ཀྱི་རང་བཞིན་ཅན་ཡིན་པས་ལྷན་ཅིག་སྐྱེས་པ་ཞེས་བརྗོད་དོ་ཞེས་པའོ། །</text:span></text:p>
      <text:p text:style-name="P14"><text:span text:style-name="T1">ཐ༢ </text:span><text:span text:style-name="T18">གཉིས་པ་</text:span><text:span text:style-name="T20">[</text:span><text:span text:style-name="T18">སྡོམ་པའི་དོན་གྱི་ཞུས་ལན་</text:span><text:span text:style-name="T20">]</text:span><text:span text:style-name="T18">ལ། </text:span><text:span text:style-name="T1">ད༡ </text:span><text:span text:style-name="T18">ཞུས་པ་དང་། </text:span><text:span text:style-name="T1">ད༢ </text:span><text:span text:style-name="T18">ལན་གཉིས་ཀྱི། </text:span></text:p>
      <text:p text:style-name="P14"><text:span text:style-name="T59">ད༡ དང་པོ་ནི། </text:span></text:p>
      <text:p text:style-name="P24"><text:span text:style-name="T49">རྡོ་རྗེ་སྙིང་པོས་གསོལ་པ། </text:span></text:p>
      <text:p text:style-name="P24"><text:span text:style-name="T49">འཁོར་ལོ་སྒོམ་པའི་ལམ་དང་ནི། །ལྷ་རྣམས་ཇི་ལྟར་འབྱུང་བ་ཉིད། །</text:span></text:p>
      <text:p text:style-name="P24"><text:span text:style-name="T50">ཐམས་ཅད་བཅོམ་ལྡན་འདས་གསུངས་ན། །སྡོམ་པའང་བདག་ལ་བཤད་དུ་གསོལ། །</text:span></text:p>
      <text:p text:style-name="P14"><text:span text:style-name="T59">ཞེས་པ་སྟེ། དེ་ནས་སྡོམ་པའི་ཤུགས་ལས་རང་བྱིན་རླབས་ཀྱི་རིམ་པ་ཤེས་པར་བྱ་བའི་ཕྱིར་རྡོ་རྗེ་སྙིང་པོས་གསོལ་པ། གོང་དུ་སྙིང་པོ་ལེན་པའི་དོན་ཅན་གྱི་དཀྱིལ་འཁོར་འཁོར་ལོའི་མན་ངག་བསྒོམས་པའི་ལམ་དང་ནི། བྱང་སེམས་ཀྱི་ལྷ་རྣམས་ལས་ཁུ་བ་ཇི་ལྟར་འབྱུང་བ་ཉིད་དེ། དེ་དག་ཐམས་ཅད་བཅོམ་ལྡན་འདས་ཀྱིས་གསུངས་ལགས་ན་རང་བྱིན་རླབས་ཀྱི་རིམ་པ་ཕྱི་རོལ་ཇི་བཞིན་ནང་ལུས་ལ་སྡོམ་ཚུལ་སྔར་མ་གསུངས་པའང་བདག་ལ་བཤད་དུ་གསོལ། ཞེས་ཞུས་པའོ། །</text:span></text:p>
      <text:p text:style-name="P19"><text:span text:style-name="T38">(</text:span><text:span text:style-name="T40">༢༡༧བ</text:span><text:span text:style-name="T38">)</text:span><text:span text:style-name="T1">ད༢ </text:span><text:span text:style-name="T18">གཉིས་པ་</text:span><text:span text:style-name="T2">[</text:span><text:span text:style-name="T1">ལན་</text:span><text:span text:style-name="T2">]</text:span><text:span text:style-name="T18">ལ། </text:span><text:span text:style-name="T1">ན༡ </text:span><text:span text:style-name="T18">སྡོམ་པའི་དེ་ཉིད་སྤྱིར་བསྟན་པ། </text:span><text:span text:style-name="T1">ན༢ </text:span><text:span text:style-name="T18">འདི་ཉིད་གསང་བའི་སྙོམས་འཇུག་ཏུ་བཤད་པ། </text:span><text:span text:style-name="T1">ན༣ </text:span><text:span text:style-name="T18">གང་ཞིག་གང་དུ་སྡོམ་པའི་ཚུལ་བཤད་པ་གསུམ་གྱི། </text:span></text:p>
      <text:p text:style-name="P14"><text:span text:style-name="T59">ན༡ དང་པོ་ནི། </text:span></text:p>
      <text:p text:style-name="P15"><text:span text:style-name="T46">བཅོམ་ལྡན་འདས་ཀྱིས་བཀའ་སྩལ་པ། </text:span></text:p>
      <text:p text:style-name="P24"><text:span text:style-name="T49">རྣལ་འབྱོར་མ་ལུས་དབུས་གནས་སུ། །ཨ་ཡི་རྣམ་པ་སྡོམ་པའི་གནས། །</text:span></text:p>
      <text:p text:style-name="P24"><text:span text:style-name="T49">ཇི་ལྟར་ཕྱི་རོལ་དེ་བཞིན་ནང་། །སྡོམ་པའི་དེ་ཉིད་རབ་ཏུ་ཕྱེ། །</text:span></text:p>
      <text:p text:style-name="P14"><text:soft-page-break/><text:span text:style-name="T59">ཞེས་པ་སྟེ། བཅོམ་ལྡན་འདས་ཀྱིས་ལན་དུ་བཀའ་སྩལ་པ། བདག་མེད་རྣལ་འབྱོར་མའི་ངོ་བོ་རྡོ་རྗེའི་ལུས་ཀྱི་དབུས་ལྟེ་བའི་གནས་སུ། ཨ་ཐུང་ངུ་ཡི་རྣམ་པ་ཅན་དུ་སྣང་བ་ནི་གང་དུ་སྡོམ་པའི་གནས་ཀྱི་གཙོ་བོ་ཡིན་ལ། ཚུལ་ཇི་ལྟར་སྡོམ་ན། ཕྱི་རོལ་དུ་ཐབས་ཤེས་དང་རྡོ་རྗེ་དང་པདྨ་དང་སྙོམས་འཇུག་སོགས་དང་། སྐུ་དང་འབྲས་བུ་དང་སྡེ་པ་བཞི་ལ་སོགས་པ་གནས་པ་དེ་བཞིན་དུ། དེ་དག་གི་རྣམ་པ་ནང་དུ་སྡོམ་པར་བྱེད་པའི་དེ་ཁོ་ན་ཉིད་རབ་ཏུ་ཕྱེ་ནས་བཤད་པར་བྱ་ཞེས་པའི་དོན་ཏོ། །</text:span></text:p>
      <text:p text:style-name="P14"><text:span text:style-name="T59">ན༢ གཉིས་པ་</text:span><text:span text:style-name="T61">[</text:span><text:span text:style-name="T59">འདི་ཉིད་གསང་བའི་སྙོམས་འཇུག་ཏུ་བཤད་པ་</text:span><text:span text:style-name="T61">]</text:span><text:span text:style-name="T59">ནི། </text:span></text:p>
      <text:p text:style-name="P24"><text:span text:style-name="T49">བོ་ལའི་བདེ་བ་ཕྱག་རྒྱ་ཆེ། །རྡོ་རྗེ་སྐྱེ་མཆེད་ཐབས་ཅན་ཉིད། །</text:span></text:p>
      <text:p text:style-name="P24"><text:span text:style-name="T50">འདིས་ནི་གསང་བའི་སྙོམས་འཇུག་པས། །ཕྱི་རོལ་གཉིས་གཉིས་བསྟན་པ་མེད། །</text:span></text:p>
      <text:p text:style-name="P14"><text:span text:style-name="T59">ཅེས་པ་སྟེ། དེ་ཡང་བོ་ལ་ནི་རྡོ་རྗེ་སྟེ་ཐབས་ཤེས་མི་ཕྱེད་པ་ལ་འཇུག་པས། ནང་དུ་ལྟེ་བའི་ཨ་དང་སྙིང་གའི་ཧཱུྃ་ངམ་སྤྱི་བོའི་ཧཾ་སྦྱོར་བའི་དོན་དུ་བཤད་ལ། དེའི་བདེ་བས་ལུས་ལ་ཁྱབ་པ་ནི་ཕྱག་རྒྱ་ཆེན་པོ་དང་། རྡོ་རྗེ་ནི་ནང་དུ་སྙིང་གའི་མི་ཤིགས་པའི་ས་བོན་ཏེ། དེ་བདེ་ཆེན་སྐྱེ་ཞིང་མཆེད་པར་བྱེད་པ་ཐབས་ཀྱི་བདག་ཉིད་ཅན་ཉིད་ཡིན་ནོ། །དེ་ལྟ་བུའི་ནང་གི་ཐབས་ཤེས་སྦྱོར་བ་འདིས་ནི་གསང་བའི་སྙོམས་འཇུག་བསྟན་པས། ཕྱི་རོལ་གྱི་ཐབས་ཤེས་གཉིས་ཀྱི་དབང་པོ་གཉིས་སྦྱོར་བ་རང་བྱིན་རླབས་ཀྱི་སྐབས་འདིར་བསྟན་པ་མེད་ཅེས་པའི་དོན་ཏོ། །</text:span></text:p>
      <text:p text:style-name="P14"><text:span text:style-name="T59">འདིར་གྲུབ་ཆེན་མཚོ་སྐྱེས་ཀྱིས། </text:span></text:p>
      <text:p text:style-name="P22"><text:span text:style-name="T32">བོ་ལའི་བདེ་བ་ཕྱག་རྒྱ་ཆེ། །</text:span></text:p>
      <text:p text:style-name="P19"><text:span text:style-name="T59">ཞེས་པ་ལྟེ་བའི་པདྨའི་ཨ་ཐུང་དང་རྡོ་རྗེ་སྐྱེ་མཆེད་ནི་ཀྱེའི་རྡོ་རྗེའི་སྒྲུབ་པ་པོའི་རྒྱུད་ལ་བདེ་ཆེན་སྐྱེ་བ་ལ་བཤད་ལ། </text:span><text:span text:style-name="T38">(</text:span><text:span text:style-name="T40">༢༡༨ན</text:span><text:span text:style-name="T38">)</text:span></text:p>
      <text:p text:style-name="P14"><text:soft-page-break/><text:span text:style-name="T59">མི་ཐུབ་ཟླ་བས་བྱང་སེམས་འབབ་པའི་རྩ་ལ་བཤད་པ་སོགས་འཆད་ཚུལ་དུ་མ་སྣང་ཡང་། </text:span></text:p>
      <text:p text:style-name="P14"><text:span text:style-name="T59">ཤཱནྟི་པས་བོ་ལའི་དོན་རྡོ་རྗེ་དང་དེའི་དོན་ནང་གི་ཐབས་ཤེས་སྦྱོར་བ་གོང་དུ་བཤད་པ་ལྟར་བཀྲལ་བ་ལེགས་པ་ཡིན་ནོ། །</text:span></text:p>
      <text:p text:style-name="P14"><text:span text:style-name="T1">ན༣ </text:span><text:span text:style-name="T18">གསུམ་པ་</text:span><text:span text:style-name="T2">[</text:span><text:span text:style-name="T1">གང་ཞིག་གང་དུ་སྡོམ་པའི་ཚུལ་བཤད་པ་</text:span><text:span text:style-name="T2">]</text:span><text:span text:style-name="T18">ལ། </text:span><text:span text:style-name="T1">པ༡ </text:span><text:span text:style-name="T18">འཁོར་ལོ་བཞིས་ཆོས་མཐའ་དག་སྡོམ་ཚུལ་དང་། </text:span><text:span text:style-name="T1">པ༢ </text:span><text:span text:style-name="T18">ཞར་བྱུང་གི་འཕྲོས་དོན་བཤད་པ་གཉིས་ཀྱི། </text:span></text:p>
      <text:p text:style-name="P14"><text:span text:style-name="T1">པ༡ </text:span><text:span text:style-name="T18">དང་པོ་ལ། </text:span><text:span text:style-name="T1">ཕ༡ </text:span><text:span text:style-name="T18">དེར་སྐུ་བཞི་སྡོམ་ཚུལ། </text:span><text:span text:style-name="T1">ཕ༢ </text:span><text:span text:style-name="T18">འབྲས་བུ་བཞི་སྡོམ་ཚུལ། </text:span><text:span text:style-name="T1">ཕ༣ </text:span><text:span text:style-name="T18">སྡེ་པ་བཞི་སྡོམ་ཚུལ་གསུམ་ལས། </text:span></text:p>
      <text:p text:style-name="P14"><text:span text:style-name="T1">ཕ༡ </text:span><text:span text:style-name="T18">དང་པོ་ལ། </text:span><text:span text:style-name="T1">བ༡ </text:span><text:span text:style-name="T18">སྤྱིར་བསྟན་པ་དང་། </text:span><text:span text:style-name="T1">བ༢ </text:span><text:span text:style-name="T18">དེའི་དོན་བཤད་པ་གཉིས་ཀྱི། </text:span></text:p>
      <text:p text:style-name="P14"><text:span text:style-name="T59">བ༡ དང་པོ་ནི། </text:span></text:p>
      <text:p text:style-name="P24"><text:span text:style-name="T49">སྐུ་གསུམ་ལུས་ཀྱི་ནང་དུ་ནི། །འཁོར་ལོའི་གཟུགས་ཀྱིས་བརྗོད་པར་བྱ། །</text:span></text:p>
      <text:p text:style-name="P24"><text:span text:style-name="T49">སྐུ་གསུམ་ཡོངས་སུ་ཤེས་པ་ནི། །བདེ་བ་ཆེན་པོའི་འཁོར་ལོ་བརྗོད། །</text:span></text:p>
      <text:p text:style-name="P24"><text:span text:style-name="T49">ཆོས་དང་ལོངས་སྤྱོད་སྤྲུལ་པ་དང་། །དེ་བཞིན་དུ་ཡང་བདེ་ཆེན་ཉིད། །</text:span></text:p>
      <text:p text:style-name="P24"><text:span text:style-name="T49">སྐྱེ་གནས་སྙིང་མགྲིན་མགོ་བོར་ཡང་། །སྐུ་གསུམ་པོ་ནི་རྣམ་པར་གནས། །</text:span></text:p>
      <text:p text:style-name="P14"><text:span text:style-name="T59">ཞེས་པ་སྟེ། དེ་ལ་ཕྱི་རོལ་དུ་སངས་རྒྱས་ཀྱི་སྐུ་གསུམ་བཤད་པ་རྣལ་འབྱོར་པའི་ལུས་ཀྱི་ནང་དུ་ནི་རྩའི་འཁོར་ལོའི་གཟུགས་ཀྱིས་སྡོམ་པར་བརྗོད་པར་བྱའོ། །</text:span></text:p>
      <text:p text:style-name="P14"><text:span text:style-name="T59">དེ་ལ་སྐུ་གསུམ་འཁོར་ལོ་བཞིར་ཇི་ལྟར་སྦྱོར་སྙམ་ན། སྐུ་གསུམ་དབྱེར་མེད་པར་ཡོངས་སུ་ཤེས་པ་ནི་བདེ་བ་ཆེན་པོའི་སྐུའམ་ངོ་བོ་ཉིད་སྐུའི་ཐ་སྙད་བཞག་ཀྱང་སྐུ་གསུམ་ལས་གཞན་མ་ཡིན་པ་སྟེ། དེ་བདེ་བ་ཆེན་པོའི་འཁོར་ལོར་སྡོམ་པར་བརྗོད་པས། དོན་དུ། ཆོས་སྐུ་དང་། ལོངས་སྤྱོད་རྫོགས་</text:span><text:soft-page-break/><text:span text:style-name="T59">པའི་སྐུ་དང་། སྤྲུལ་པའི་སྐུ་དང་། དེ་བཞིན་དུ། ཡང་བདེ་བ་ཆེན་པོའི་སྐུ་ཉིད་རྣམས། སྐྱེ་གནས་ཏེ་ལྟེ་བ་དང་། སྙིང་ག་དང་། མགྲིན་པ་དང་། མགོ་བོར་ཏེ། སྤྱི་བོའི་འཁོར་ལོར་ཡང་ཅི་རིགས་པར་སྐུ་གསུམ་པོ་ནི་རྣམ་པར་གནས་ཞེས་པའོ། །</text:span></text:p>
      <text:p text:style-name="P14"><text:span text:style-name="T59">ཁ་ཅིག །ཆོས་དང་ལོངས་སྤྱོད་སྤྲུལ་པ་དང་། །ཞེས་སོགས་འཁོར་ལོའི་མིང་དུ་འཆད་པ་མི་འཐད་དེ། ཡར་མར་གྱི་གོ་རིམ་གང་དང་ཡང་མི་འགྲིག་པའི་ཕྱིར་རོ། །</text:span></text:p>
      <text:p text:style-name="P14"><text:span text:style-name="T59">བ༢ གཉིས་པ་</text:span><text:span text:style-name="T61">[</text:span><text:span text:style-name="T59">དེའི་དོན་བཤད་པ་</text:span><text:span text:style-name="T61">]</text:span><text:span text:style-name="T59">ནི། </text:span><text:span text:style-name="T38">(</text:span><text:span text:style-name="T40">༢༡༨བ</text:span><text:span text:style-name="T38">)</text:span></text:p>
      <text:p text:style-name="P24"><text:span text:style-name="T49">མ་ལུས་པ་ཡི་སེམས་ཅན་གྱི། །སྐྱེ་བ་གང་ལ་བརྗོད་བྱ་བ། །</text:span></text:p>
      <text:p text:style-name="P24"><text:span text:style-name="T49">གང་ཕྱིར་སྤྲུལ་པ་གནས་བརྟན་ཕྱིར། །དེ་ལ་སྤྲུལ་པའི་སྐུ་ཉིད་ཡིན། །</text:span></text:p>
      <text:p text:style-name="P24"><text:span text:style-name="T49">གང་ཕྱིར་བསྐྱེད་དང་སྤྲུལ་བྱེད་པའི། །སྐུ་ནི་སྤྲུལ་པ་ཅན་ཞེས་བརྗོད། །</text:span></text:p>
      <text:p text:style-name="P24"><text:span text:style-name="T49">སེམས་ནི་ཆོས་ཀྱི་རང་བཞིན་ཏེ། །ཆོས་ཀྱི་སྐུ་ཡང་སྙིང་གར་འགྱུར། །</text:span></text:p>
      <text:p text:style-name="P24"><text:span text:style-name="T49">རོ་རྣམས་དྲུག་གི་གཟུགས་ཅན་གྱི། །བཟའ་བ་ངེས་པར་ལོངས་སྤྱོད་བརྗོད། །</text:span></text:p>
      <text:p text:style-name="P24"><text:span text:style-name="T49">མགྲིན་པར་ལོངས་སྤྱོད་འཁོར་ལོ་དང་། །སྤྱི་བོར་བདེ་བ་ཆེན་པོ་གནས། །</text:span></text:p>
      <text:p text:style-name="P14"><text:span text:style-name="T59">ཞེས་པ་སྟེ། འཁོར་ལོ་བཞི་སྐུ་བཞིར་འཇོག་པའི་རྒྱུ་མཚན་ནི། མངལ་སྐྱེས་མ་ལུས་པ་ཡི་སེམས་ཅན་རྣམས་ཀྱི་སྐྱེ་བའི་གཞི་ལྟེ་བ་གང་ལ། བརྗོད་པར་བྱ་བ་གང་གི་ཕྱིར་སྤྲུལ་པའི་སྐུར་བརྗོད་ཅེ་ན། ལྟེ་བའི་འཁོར་ལོས་ལུས་སམ་བདེ་ཆེན་གསར་དུ་སྤྲུལ་ཞིང་བསྐྱེད་པ་དང་སྐྱེས་པ་གནས་ཤིང་བརྟན་པར་བྱེད་པའི་ཕྱིར། འཁོར་ལོ་དེ་ལ་སྤྲུལ་པའི་སྐུ་ཉིད་ཡིན་པར་བརྗོད་དེ། རྒྱུ་མཚན་གང་གི་ཕྱིར་ཞེ་ན། འགྲོ་དོན་དུ་སྣང་ཚུལ་སྣ་ཚོགས་བསྐྱེད་པ་དང་སྤྲུལ་པར་བྱེད་པའི་སྐུ་ནི་སྤྲུལ་པའི་སྐུ་ཅན་ཞེས་བརྗོད་པ་དང་ཆོས་མཐུན་པས་སོ། །</text:span></text:p>
      <text:p text:style-name="P14"><text:soft-page-break/><text:span text:style-name="T59">དེ་བཞིན་དུ། སྙིང་གར་གནས་པའི་སེམས་ནི་ཆོས་ཀྱི་དབྱིངས་ཀྱི་རང་བཞིན་ཅན་ཏེ། རྒྱུ་མཚན་དེས་ན་ཆོས་ཀྱི་སྐུ་ཡང་སྙིང་གར་ཏེ། དེའི་འཁོར་ལོ་ལ་བརྗོད་པར་འགྱུར་ཞིང་། སྐྱུར་བ་སོགས་རོ་རྣམ་པ་དྲུག་གི་གཟུགས་ཅན་གྱི་བཟའ་བ་དང་བཏུང་བ་མགྲིན་པར་ངེས་པར་ལོངས་སྤྱོད་པར་བརྗོད་པས། མགྲིན་པར་ལོངས་སྤྱོད་པའི་འཁོར་ལོ་ལ་ལོངས་སྐུར་བརྗོད་པ་དང་། སྤྱི་བོར་བདེ་བ་ཆེན་པོའི་རྟེན་ཧཾ་ཡིག་གནས་པས་དེའི་འཁོར་ལོ་ལའང་བདེ་བ་ཆེན་པོའི་སྐུར་བརྗོད་དོ་ཞེས་པའོ། །</text:span></text:p>
      <text:p text:style-name="P14"><text:span text:style-name="T1">ཕ༢ </text:span><text:span text:style-name="T18">གཉིས་པ་</text:span><text:span text:style-name="T20">[</text:span><text:span text:style-name="T18">འབྲས་བུ་བཞི་སྡོམ་ཚུལ་</text:span><text:span text:style-name="T20">]</text:span><text:span text:style-name="T18">ལ། </text:span><text:span text:style-name="T1">བ༡ </text:span><text:span text:style-name="T18">ཇི་ལྟར་བསྟན་པ་དང་། </text:span><text:span text:style-name="T1">བ༢ </text:span><text:span text:style-name="T18">དེའི་དོན་བཤད་པ་གཉིས་ཀྱི། </text:span></text:p>
      <text:p text:style-name="P14"><text:span text:style-name="T59">བ༡ དང་པོ་ནི། </text:span></text:p>
      <text:p text:style-name="P24"><text:span text:style-name="T49">ཨེ་ཝཾ་རྣམ་པ་རྒྱུ་མཐུན་ཉིད། །རྣམ་སྨིན་ཆོས་ཀྱི་འཁོར་ལོ་ལ། །</text:span></text:p>
      <text:p text:style-name="P24"><text:span text:style-name="T49">ལོངས་སྤྱོད་སྐྱེས་བུས་བྱེད་པ་ཉིད། །བདེ་བའི་འཁོར་ལོ་དྲི་མེད་ཉིད། །</text:span></text:p>
      <text:p text:style-name="P24"><text:span text:style-name="T49">རྒྱུ་མཐུན་སོགས་པས་རབ་ཕྱེ་བའི། །འབྲས་བུ་རྣམ་པ་བཞི་ཞེས་བརྗོད། །</text:span></text:p>
      <text:p text:style-name="P14"><text:span text:style-name="T59">ཅེས་པ་སྟེ། སྔར་བཤད་པའི་ཨེ་ཝཾ་གི་རྣམ་པ་ཅན་སྐྱེ་གནས་དང་ཕྱོགས་མཐུན་པའི་ལྟེ་བ་སྤྲུལ་པའི་འཁོར་ལོ་རྒྱུ་མཐུན་གྱི་འབྲས་བུ་ཉིད་དང་། རྣམ་སྨིན་གྱི་འབྲས་བུ་སྙིང་ག་ཆོས་ཀྱི་འཁོར་ལོ་ལ་བརྗོད་པ་དང་། མགྲིན་པ་ལོངས་སྤྱོད་ཀྱི་འཁོར་ལོ་ནི་སྐྱེས་</text:span><text:span text:style-name="T38">(</text:span><text:span text:style-name="T40">༢༡༩ན</text:span><text:span text:style-name="T38">)</text:span><text:span text:style-name="T59">བུས་བྱེད་པའི་འབྲས་བུ་ཉིད་དང་། སྤྱི་བོ་བདེ་བའི་འཁོར་ལོར་དྲི་མ་མེད་པའི་འབྲས་བུ་ཉིད་དེ། འཁོར་ལོ་བཞི་ལ་རྒྱུ་མཐུན་གྱི་འབྲས་བུ་ལ་སོགས་པས་རབ་ཏུ་ཕྱེ་བའི་འབྲས་བུ་རྣམ་པ་བཞི་ཞེས་བརྗོད་པར་བྱ་ཞེས་པའོ། །</text:span></text:p>
      <text:p text:style-name="P14"><text:span text:style-name="T59">བ༢ གཉིས་པ་</text:span><text:span text:style-name="T61">[</text:span><text:span text:style-name="T59">དེའི་དོན་བཤད་པ་</text:span><text:span text:style-name="T61">]</text:span><text:span text:style-name="T59">ནི། </text:span></text:p>
      <text:p text:style-name="P24"><text:span text:style-name="T49">ལས་ཀྱི་རླུང་གིས་བསྐུལ་བ་ཡིས། །ལས་ལ་བཅོམ་ལྡན་ཤེས་རབ་སྤྱོད། །</text:span></text:p>
      <text:p text:style-name="P24"><text:soft-page-break/><text:span text:style-name="T49">ཇི་ལྟར་བྱས་པ་དེ་བཞིན་སྤྱོད། །རྒྱུ་མཐུན་ཞེས་ནི་རབ་ཏུ་བསྒྲགས། །</text:span></text:p>
      <text:p text:style-name="P24"><text:span text:style-name="T49">ལས་ཆུང་འབྲས་བུ་ཆེ་བའི་ཕྱིར། །རྣམ་པར་སྨིན་པ་དེ་ལས་ལྡོག །</text:span></text:p>
      <text:p text:style-name="P24"><text:span text:style-name="T49">རྣལ་འབྱོར་དག་ཕྱིར་དྲི་མེད་ཉིད། །བསྐྱེད་པ་སྐྱེས་བུས་བྱེད་པ་ཉིད། །</text:span></text:p>
      <text:p text:style-name="P14"><text:span text:style-name="T59">ཅེས་པ་སྟེ། འཁོར་ལོ་བཞི་འབྲས་བུ་བཞིར་བརྗོད་པའི་རྒྱུ་མཚན་ཇི་ལྟར་ཡིན་ཅེ་ན། ཐུར་སེལ་གྱི་ལས་ཀྱི་རླུང་གིས་ལྟེ་བའི་གཏུམ་མོ་བསྐུལ་བ་ཡིས་དེའི་ལས་འབྲས་ལ། ནང་གི་བཅོམ་ལྡན་ཤེས་རབ་མ་སྟེ་ཨ་ཐུང་སྤྱོད་དེ། རྒྱུ་གཏུམ་མོ་བསྐུལ་བའི་བྱ་བ་ཆེ་ཆུང་ཇི་ལྟར་བྱས་པ་དེ་བཞིན་དུ་གཏུམ་མོའང་འབར་ཆེ་ཆུང་དང་བདེ་བ་ཆེ་ཆུང་དེ་ལྟར་འགྱུར་བའི་ཚུལ་དུ་སྤྱོད་པའོ། །དེས་ན་རྒྱུ་དང་འདྲ་བས་ལྟེ་བར་རྒྱུ་མཐུན་གྱི་འབྲས་བུ་ཞེས་ནི་རབ་ཏུ་བསྒྲགས་ཤིང་། སྙིང་གར་རླུང་སེམས་འདུས་པ་ན་རླུང་གཡོ་བའི་ལས་ཆུང་ཡང་འབྲས་བུ་བདེ་བ་ཤིན་ཏུ་ཆེ་བའི་ཕྱིར། རྣམ་པར་སྨིན་པའི་འབྲས་བུ་གོང་གི་རྒྱུ་མཐུན་དེ་ལས་བཟློག་པ་ཉིད་སྙིང་གའི་འཁོར་ལོ་ལ་བརྗོད་པ་དང་། ལྷན་སྐྱེས་ཀྱི་རྣལ་འབྱོར་ནི་གཉིས་སྣང་ཆེས་རྣམ་པར་དག་པའི་ཕྱིར་ན་དེའི་རྟེན་གང་ན་གནས་པའི་གནས་སྤྱི་བོ་ལ་དྲི་མ་མེད་པའི་འབྲས་བུ་ཉིད་དུ་བརྗོད་པ་དང་། རོ་དྲུག་གི་བདེ་བ་བསྐྱེད་པར་བྱེད་པས་ན་མགྲིན་པ་ལ་སྐྱེས་བུས་བྱེད་པའི་འབྲས་བུ་ཉིད་དུ་བརྗོད་ཅེས་པའི་དོན་ཏོ། །</text:span></text:p>
      <text:p text:style-name="P14"><text:span text:style-name="T59">ཕ༣ གསུམ་པ་</text:span><text:span text:style-name="T61">[</text:span><text:span text:style-name="T59">སྡེ་པ་བཞི་སྡོམ་ཚུལ་</text:span><text:span text:style-name="T61">]</text:span><text:span text:style-name="T59">ནི། </text:span><text:span text:style-name="T38">(</text:span><text:span text:style-name="T40">༢༡༩བ</text:span><text:span text:style-name="T38">)</text:span></text:p>
      <text:p text:style-name="P24"><text:span text:style-name="T49">གང་ཕྱིར་སྤྲུལ་པ་གནས་བརྟན་ཕྱིར། །སྤྲུལ་པའི་འཁོར་ལོར་གནས་བརྟན་ཉིད། །</text:span></text:p>
      <text:p text:style-name="P24"><text:span text:style-name="T49">ཆོས་ནི་སྨྲ་བས་བྱུང་བའི་ཕྱིར། །ཆོས་ཀྱི་འཁོར་ལོར་ཐམས་ཅད་ཡོད། །</text:span></text:p>
      <text:p text:style-name="P24"><text:span text:style-name="T49">གང་ཕྱིར་མགྲིན་པར་ཀུན་བཀུར་ཕྱིར། །ལོངས་སྤྱོད་འཁོར་ལོ་ཀུན་བཀུར་ཉིད། །</text:span></text:p>
      <text:p text:style-name="P24"><text:span text:style-name="T49">གང་ཕྱིར་བདེ་ཆེན་མགོར་གནས་པས། །བདེ་བའི་འཁོར་ལོ་དགེ་འདུན་ཆེ། །</text:span></text:p>
      <text:p text:style-name="P14"><text:soft-page-break/><text:span text:style-name="T59">ཞེས་པ་སྟེ། འཁོར་ལོ་བཞི་དང་སྡེ་པ་བཞི་སྦྱོར་བའི་ཚུལ་ཇི་ལྟར་ཞེ་ན། རྒྱུ་མཚན་གང་གི་ཕྱིར་ན། ལྟེ་བ་ནི་ལུས་དང་བདེ་ཆེན་བསྐྱེད་ཅིང་སྤྲུལ་པའི་གནས་སུ་བརྟན་པའི་ཕྱིར། ལྟེ་བ་སྤྲུལ་པའི་འཁོར་ལོ་ལ་གནས་བརྟན་པའི་སྡེ་པ་ཉིད་དང་། དུས་གསུམ་རྫས་ཡོད་ཀྱི་ཆོས་ནི་སྨྲ་བའི་ཀུན་སློང་སེམས་ལས་བྱུང་བའི་ཕྱིར། སེམས་ཀྱི་བརྟེན་གནས་པའི་སྙིང་ག་ཆོས་ཀྱི་འཁོར་ལོ་ལ་གཞི་ཐམས་ཅད་ཡོད་པར་སྨྲ་བ་དང་། རྒྱུ་མཚན་གང་གི་ཕྱིར་ན་མགྲིན་པ་རོ་དྲུག་ཀུན་གྱིས་བསྙེན་བཀུར་བར་བྱེད་པའི་ཕྱིར་དང་། མགྲིན་པ་ལོངས་སྤྱོད་ཀྱི་འཁོར་ལོ་ལ་ཀུན་གྱིས་བཀུར་བ་ཉིད་དང་། རྒྱུ་མཚན་གང་གི་ཕྱིར་ན་བདེ་བ་ཆེན་པོ་ཕལ་ཆེ་བའི་རྟེན་ཧཾ་ཡིག་མགོར་ཏེ་སྤྱི་བོར་གནས་པས། སྤྱི་བོ་བདེ་བའི་འཁོར་ལོ་ལ་དགེ་འདུན་ཕལ་ཆེན་པར་བརྗོད་ཅེས་པའོ། །</text:span></text:p>
      <text:p text:style-name="P14"><text:span text:style-name="T1">པ༢ </text:span><text:span text:style-name="T18">གཉིས་པ་ཞར་བྱུང་གི་འཕྲོས་དོན་བཤད་པ་ལ། </text:span><text:span text:style-name="T1">ཕ༡ </text:span><text:span text:style-name="T18">ལུས་བདེ་བའི་ཆོས་མཐུན་དུ་བཤད་པ། </text:span><text:span text:style-name="T1">ཕ༢ </text:span><text:span text:style-name="T18">དེ་ལ་འཁོར་རྣམས་ངོ་མཚར་ནས་བརྒྱལ་བ། </text:span><text:span text:style-name="T1">ཕ༣ </text:span><text:span text:style-name="T18">དགོངས་དོན་གསུང་བར་ཞལ་གྱིས་བཞེས་ནས་བསླང་བ། </text:span><text:span text:style-name="T1">ཕ༤ </text:span><text:span text:style-name="T18">དགོངས་དོན་ཉིད་བཤད་པ་བཞིའི། </text:span></text:p>
      <text:p text:style-name="P14"><text:span text:style-name="T59">ཕ༡ དང་པོ་ནི། </text:span></text:p>
      <text:p text:style-name="P24"><text:span text:style-name="T49">སྡེ་པ་ཞེས་བྱ་སྐུ་རུ་བརྗོད། །ལྟོ་བ་གནས་སུ་བརྗོད་པར་བྱ། །</text:span></text:p>
      <text:p text:style-name="P24"><text:span text:style-name="T49">སྐྱེས་གནས་འདོད་ཆགས་བྲལ་བར་འགྱུར། །མངལ་གྱི་ཁྲུ་མ་ཆོས་གོས་ཉིད། །</text:span></text:p>
      <text:p text:style-name="P24"><text:span text:style-name="T49">དེ་བཞིན་མ་ནི་མཁན་པོ་ཉིད། །མགོ་བོར་ཐལ་མོ་སྦྱར་བ་ཕྱག །</text:span></text:p>
      <text:p text:style-name="P24"><text:span text:style-name="T49">འགྲོ་བའི་བྱ་བ་ཁྲིམས་ཀྱི་གནས། །སྔགས་ཀྱི་བཟླས་པ་ཨ་དང་ཧཾ། །</text:span></text:p>
      <text:p text:style-name="P24"><text:span text:style-name="T49">སྐྱེ་གནས་འཁོར་ལོའི་རྣམ་པ་ཨ། །བདེ་ཆེན་གྱི་ཡང་རྣམ་པ་ཧཾ། །</text:span></text:p>
      <text:p text:style-name="P24"><text:span text:style-name="T49">གཅེར་བུ་སྐྲ་དང་ཁ་སྤུ་བྲེགས། །སྔགས་འདོན་སྐྱེས་པ་དགེ་སློང་ཉིད། །</text:span></text:p>
      <text:p text:style-name="P24"><text:soft-page-break/><text:span text:style-name="T49">འདི་དག་རྐྱེན་གྱིས་སེམས་ཅན་རྣམས། །སངས་རྒྱས་ཉིད་དུ་ཐེ་ཚོམ་མེད། །</text:span></text:p>
      <text:p text:style-name="P24"><text:span text:style-name="T49">ཟླ་བ་བཅུ་ཡང་ས་རྣམས་ཉིད། །སེམས་ཅན་ས་བཅུའི་དབང་ཕྱུག་གོ། །</text:span></text:p>
      <text:p text:style-name="P14"><text:span text:style-name="T59">ཞེས་པ་སྟེ། འཁོར་ལོ་བཞི་སྡེ་པ་བཞི་དང་སྦྱར་བ་ལས་འཕྲོས་ནས་ལུས་དགེ་སློང་གི་དགེ་འདུན་དང་ཆོས་མཐུན་པའང་ཞར་ལ་གསུངས་པ། དགེ་འདུན་ཚོགས་པའི་སྡེ་པ་ཞེས་བྱ་བ་ནི་སྐུ་རུ་སྟེ་ལུས་སུ་</text:span><text:span text:style-name="T38">(</text:span><text:span text:style-name="T40">༢༢༠ན</text:span><text:span text:style-name="T38">)</text:span><text:span text:style-name="T59">བརྗོད་དེ། ལུས་ཀྱི་སྒྲ་ཀཱ་ཡ་ནི་ཚོགས་པའམ་བསགས་པ་ལ་འཇུག་པས་སོ། །</text:span></text:p>
      <text:p text:style-name="P14"><text:span text:style-name="T59">དེ་ཡང་སོ་སོར་སྦྱར་ན། མའི་ལྟོ་བ་ནི་དགེ་འདུན་གྱི་ཀུན་དགའ་ར་བ་ལ་སོགས་པའི་གནས་སུ་བརྗོད་པར་བྱ་ཞིང་། ཟླ་བ་རྫོགས་ཏེ་སྐྱེ་གནས་ནས་ཕྱིར་འབྱུང་བར་འདོད་པ་ནི་ཁྱིམ་སོགས་ཀྱི་འདོད་ཆགས་དང་བྲལ་ནས་རབ་ཏུ་བྱུང་བ་དང་འདྲ་བར་འགྱུར་བ་དང་། མངལ་གྱི་ཁྲུ་མ་གོན་པ་ནི་ཆོས་གོས་ཀྱི་ཚུལ་ཉིད་དང་། དེ་བཞིན་དུ་མངལ་ནས་འབྱིན་པའི་མ་ནི་རབ་ཏུ་བྱུང་བའི་མཁན་པོ་ཉིད་དང་། སྐྱེ་བའི་ཚེ་ལག་པ་གཉིས་མགོ་བོར་ཐལ་མོ་སྦྱར་བ་ལྟར་འབྱུང་བ་ནི་སྡོམ་པ་ལེན་དུས་ཀྱི་ཕྱག་འཚལ་བ་དང་། སྐྱེས་ནས་བཟའ་བཏུང་ལ་སྤྱོད་པ་སོགས་འགྲོ་བ་སོ་སོའི་བྱ་བ་བྱེད་པ་ནི་རབ་ཏུ་བྱུང་ནས་ཁྲིམས་ཀྱི་གནས་ལ་སློབ་པ་དང་། མཁན་སློབ་ཀྱི་སྔགས་ཀྱི་བཟླས་པའི་རྗེས་སུ་བཟློ་བའི་ཚུལ་ནི་སྐྱེས་ནས་སྐད་ཀྱི་གདངས་ཨ་དང་ཧཾ་གི་རྣམ་པར་འདོན་པ་དང་། དེའི་དོན་ཡང་སྐྱེ་གནས་ལྟེ་བའི་འཁོར་ལོའི་དབུས་ན་རྣམ་པ་ཨ་ཡིག་ལྟ་བུའི་དམར་ཆ་དང་། བདེ་ཆེན་གྱི་འཁོར་ལོར་ཡང་རྣམ་པ་ཧཾ་ཡིག་ལྟ་བུའི་དཀར་ཆ་གནས་པའི་རྟེན་འབྲེལ་དུ་བཞེད་དོ། །</text:span></text:p>
      <text:p text:style-name="P14"><text:span text:style-name="T59">གཞན་ཡང་གཅེར་བུར་བྱུང་བ་ནི་སྐྲ་དང་ཁ་སྤུ་བྲེགས་པ་དང་། ཨ་ཧཾ་གི་སྔགས་འདོན་ཞིང་སྐྱེས་པ་དགེ་སློང་ཉིད་དང་མཐུན་ཏེ། ཆོས་མཐུན་འདི་དག་གི་རྐྱེན་གྱིས་མིའི་མངལ་སྐྱེས་ཀྱི་སེམས་ཅན་རྣམས་ནི་སངས་རྒྱས་དང་ཆོས་མཐུན་པ་ཉིད་དུ་ཐེ་ཚོམ་མེད་ལ། དེར་མ་ཟད་མངལ་གྱི་གནས་སྐབས་</text:span><text:soft-page-break/><text:span text:style-name="T59">ཟླ་བ་བཅུ་ཡང་བྱང་ཆུབ་སེམས་དཔའི་ས་བཅུ་པོ་རྣམས་ཉིད་དང་། ཟླ་བ་བཅུ་པའི་མངལ་གནས་ཀྱི་སེམས་ཅན་ཡང་ས་བཅུའི་དབང་ཕྱུག་གོ་ཞེས་ཆོས་མཐུན་དུ་སྦྱར་བའི་དོན་ཏོ། །</text:span></text:p>
      <text:p text:style-name="P14"><text:span text:style-name="T59">ཕ༢ གཉིས་པ་</text:span><text:span text:style-name="T61">[</text:span><text:span text:style-name="T59">དེ་ལ་འཁོར་རྣམས་ངོ་མཚར་ནས་བརྒྱལ་བ་</text:span><text:span text:style-name="T61">]</text:span><text:span text:style-name="T59">ནི། </text:span><text:span text:style-name="T38">(</text:span><text:span text:style-name="T40">༢༢༠</text:span><text:span text:style-name="T38">)</text:span></text:p>
      <text:p text:style-name="P16"><text:span text:style-name="T46">དེ་ནས་རྣལ་འབྱོར་མ་བདག་མེད་མ་ལ་སོགས་པའི་ལྷ་མོ་ཐམས་ཅད་ལ་འདི་ལྟ་སྟེ། སྤྱན་དང་། མ་མ་ཀི་དང་། གོས་དཀར་མོ་དང་། སྒྲོལ་མ་དང་། ཁྲོ་གཉེར་ཅན་དང་། ཙུན་དྷ་དང་། པརྣ་རི་ཁྲོད་མ་དང་། འོག་ཞལ་མ་དང་། དེ་དག་ལ་སོགས་པ་རི་རབ་ཀྱི་རྡུལ་ཕྲ་རབ་དང་མཉམ་པའི་རྣལ་འབྱོར་མ་རྣམས་ཚིག་འདི་དག་ཐོས་ནས་མཆོག་ཏུ་ངོ་མཚར་བར་གྱུར་ཅིང་། བརྒྱལ་བ་དང་སྐྲག་པ་དང་ས་ལ་འགྱེལ་པ་དང་འདར་བར་གྱུར་ཏོ། །</text:span></text:p>
      <text:p text:style-name="P14"><text:span text:style-name="T59">ཞེས་པ་སྟེ། དེ་ལྟར་སེམས་ཅན་སངས་རྒྱས་ཉིད་དང་མངལ་གནས་ཟླ་བ་བཅུ་པ་ས་བཅུའི་དབང་ཕྱུག་ཏུ་གསུངས་པ་ལ་རྗེས་འཇུག་ཐེ་ཚོམ་བསལ་བའི་དོན་དུ་འཁོར་རྣམས་ཀྱིས་གསུང་དེ་དག་བློར་མ་ཚུད་པའི་ཚུལ་བསྟན་པ་ནི། དེ་ནས་རྣལ་འབྱོར་མ་བདག་མེད་མ་ལ་སོགས་པའི་ལྷ་མོ་ཐམས་ཅད་ལ་གཙོ་ཆེ་བ་འདི་ལྟ་སྟེ། སྤྱན་མ་དང་། མ་མ་ཀི་དང་། གོས་དཀར་མོ་དང་། སྒྲོལ་མ་དང་། ཁྲོ་གཉེར་ཅན་མ་དང་། ཙུན་དྷ་སྟེ་བསྐུལ་བྱེད་མ་དང་། བརྣ་ཏེ་ལོ་མ་ཅན་གྱི་རི་ཁྲོད་མ་དང་། འོག་ཏུ་ཞལ་གཟིགས་མ་དང་། དེ་དག་ལ་སོགས་པ་རི་རབ་ཀྱི་རྡུལ་ཕྲ་རབ་དང་མཉམ་པའི་རྣལ་འབྱོར་མ་རྣམས་སེམས་ཅན་སངས་རྒྱས་ཉིད་དུ་གསུངས་པའི་ཚིག་འདི་དག་ཐོས་ནས་ཧ་ལས་ཏེ་མཆོག་ཏུ་ངོ་མཚར་བར་གྱུར་ཅིང་། </text:span></text:p>
      <text:p text:style-name="P14"><text:span text:style-name="T59">ཁ་ཅིག་བརྒྱལ་བ་དང་། ལ་ལ་སྐྲག་པ་དང་། གཞན་དག་ས་ལ་འགྱེལ་བ་དང་ལུས་འདར་བར་གྱུར་ཏོ། །ཞེས་པ་དྲང་བའི་དོན་དང་། </text:span></text:p>
      <text:p text:style-name="P14"><text:soft-page-break/><text:span text:style-name="T59">ནང་ལྟར་ན། བདག་མེད་མ་ནི་ཆོས་ཉིད་སྟོང་པ། སྤྱན་སོགས་བཞི་ནི་ལུས་ཀྱི་འབྱུང་བ་བཞི་དང་འཁོར་ལོ་བཞི། ཁྲོ་གཉེར་ཅན་སུམ་མདོའི་མེ། ཙུན་དྷ་འཐུར་སེར་གྱི་རླུང་། བརྣ་རི་ཁྲོད་མ་རྩ་གནས་རྣམས། འོག་ཞལ་མ་སྤྱི་བོའི་ཧཾ་མགོ་མཐུར་བསྟན། ཤུགས་བསྟན་སྟེང་ཞལ་མ་ལྟེ་བའི་ཨ་ཐུང་། རི་རབ་ཀྱི་རྡུལ་དང་མཉམ་པའི་རྣལ་འབྱོར་མ་རྩ་ཕྲན་བྱེ་བ་ཕྲག་ཕྱེད་བཞི། ཚིག་ཐོས་པ་གཏུམ་མོ་འབར་ནས་བྱང་སེམས་འཛག་པ། ངོ་མཚར་བ་ནི་བདེ་ཆེན་སྐྱེས་པ། བརྒྱལ་བ་ནི་མི་རྟོག་པ་སྐྱེས་པ། སྐྲག་པ་ནི་གཉིས་འཛིན་ཞི་བ། འགྱེལ་བ་ནི་ཕུང་སོགས་འཇིག་པ། འདར་བ་ནི་རླུང་ངྷུ་ཏཱིར་ཐིམ་པ་སྟེ། ངེས་དོན་ནོ། །</text:span></text:p>
      <text:p text:style-name="P14"><text:span text:style-name="T59">ཕ༣ གསུམ་པ་</text:span><text:span text:style-name="T61">[</text:span><text:span text:style-name="T59">དགོངས་དོན་གསུང་བར་ཞལ་གྱིས་བཞེས་ནས་བསླང་བ་</text:span><text:span text:style-name="T61">]</text:span><text:span text:style-name="T59">ནི། </text:span></text:p>
      <text:p text:style-name="P15"><text:span text:style-name="T46">ཡང་རྡོ་རྗེ་ཅན་གྱིས་ལྷ་མོ་དེ་རྣམས་ཐམས་ཅད་གཟིགས་ནས་བསླང་བའི་ཕྱིར་ཡང་དག་པར་བསྟོད་པ། </text:span><text:span text:style-name="T39">(</text:span><text:span text:style-name="T40">༢༢༡ན</text:span><text:span text:style-name="T39">)</text:span></text:p>
      <text:p text:style-name="P25"><text:span text:style-name="T51">ས་དང་ཆུ་རླུང་བྱིན་ཟ་ཡི། །ལྷ་མོ་སྣོད་ཅན་ཁྱོད་ཉིད་ལ། །</text:span></text:p>
      <text:p text:style-name="P25"><text:span text:style-name="T51">གང་ཞིག་སུས་ཀྱང་མི་ཤེས་པ། །དེ་ཉིད་ང་ཡིས་སྤྲོ་ཡི་ཉོན། །</text:span></text:p>
      <text:p text:style-name="P15"><text:span text:style-name="T46">བཅོམ་ལྡན་འདས་ཀྱི་གསུངས་རྨི་ལམ་ལྟ་བུ་ཉེ་བར་ཐོས་ནས་དེ་རྣམས་ཐམས་ཅད་སྲོག་རྙེད་པར་གྱུར་ཏོ། །</text:span></text:p>
      <text:p text:style-name="P14"><text:span text:style-name="T59">ཞེས་པ་སྟེ། དེ་ནས་ཡང་རྡོ་རྗེ་ཅན་གྱིས་ལྷ་མོ་བརྒྱལ་བ་ལ་སོགས་པ་དེ་རྣམས་ཐམས་ཅད་གཟིགས་ནས་བརྒྱལ་བ་སོགས་ལས་བསླང་བའི་ཕྱིར་ཡང་དག་པར་བསྟོད་པ། ས་དང་ཆུ་དང་རླུང་དང་བྱིན་ཟ་སྟེ། མེ་ཡི་ཁམས་སམ་རང་བཞིན་ཅན་གྱི་ལྷ་མོ་སྤྱན་མ་སོགས་ཟབ་དོན་བཤད་པའི་སྣོད་</text:span><text:soft-page-break/><text:span text:style-name="T59">དུ་གྱུར་པ་ཅན་ཁྱོད་རྣམས་ཉིད་ལ། དགོངས་དོན་གང་ཞིག །བློ་དམན་པ་སུས་ཀྱང་མི་ཤེས་པའི་ཟབ་དོན་དེ་ཉིད་ང་ཡིས་གསལ་བར་སྤྲོ་ཞིང་བཤད་པར་བྱ་ཡི། ལེགས་པར་ཉོན་ཅིག་ཅེས་གསུངས་པས། </text:span></text:p>
      <text:p text:style-name="P14"><text:span text:style-name="T59">དེ་རྣམས་ཀྱིས་བཅོམ་ལྡན་འདས་ཀྱི་གསུང་རྨི་ལམ་གྱི་སྒྲ་དབྱངས་ལྟ་བུ་ཉེ་བར་ཐོས་ནས་རྐྱེན་དེས་ལྷ་མོ་དེ་རྣམས་ཐམས་ཅད་སྲོག་དང་དྲན་པ་རྙེད་པར་གྱུར་པའི་ཚུལ་བསྟན་ཏོ། །ཞེས་པ་དྲང་བའི་དོན་ཏོ། །</text:span></text:p>
      <text:p text:style-name="P14"><text:span text:style-name="T59">ནང་ལྟར་ན། ས་ཆུ་སོགས་ཀྱི་ལྷ་མོ་འཁོར་ལོ་བཞི། སྣོད་ཅན་ཞུ་བདེ། སུས་ཀྱང་མི་ཤེས་པ་ལྷན་སྐྱེས་ཡེ་ཤེས། སྤྲོ་བ་དང་ཉོན་ཞེས་པ་དོན་རྟོགས་པར་གྱིས་ཤིག་པ། རྨི་ལམ་ལྟ་བུ་ཐོས་པ་ནི་འབར་འཛག་ལས་བདེ་སྟོང་ཉམས་སུ་མྱོང་བ། སྲོག་རྙེད་པ་ནི་ཡེ་ཤེས་མངོན་དུ་གྱུར་པ་སྟེ། ངེས་དོན་ནོ། །</text:span></text:p>
      <text:p text:style-name="P29"><text:span text:style-name="T1">ཕ༤ </text:span><text:span text:style-name="T18">བཞི་པ་</text:span><text:span text:style-name="T20">[</text:span><text:span text:style-name="T18">དགོངས་དོན་ཉིད་བཤད་པ་</text:span><text:span text:style-name="T20">]</text:span><text:span text:style-name="T18">ལ། </text:span><text:span text:style-name="T1">བ༡ </text:span><text:span text:style-name="T18">མདོར་བསྟན་པ། </text:span><text:span text:style-name="T1">བ༢ </text:span><text:span text:style-name="T18">རྒྱས་པར་བཤད་པ་གཉིས་ཀྱི།</text:span></text:p>
      <text:p text:style-name="P29"><text:span text:style-name="T59">བ༡ དང་པོ་ནི། </text:span></text:p>
      <text:p text:style-name="P30"><text:span text:style-name="T46">བཅོམ་ལྡན་འདས་ཀྱིས་བཀའ་སྩལ་པ། </text:span></text:p>
      <text:p text:style-name="P33"><text:span text:style-name="T49">སེམས་ཅན་རྣམས་ནི་སངས་རྒྱས་ཉིད། །འོན་ཀྱང་གློ་བུར་དྲི་མས་བསྒྲིབས། །</text:span></text:p>
      <text:p text:style-name="P33"><text:span text:style-name="T49">དེ་ཉིད་བསལ་ན་སངས་རྒྱས་ཉིད། །</text:span></text:p>
      <text:p text:style-name="P31"><text:span text:style-name="T46">ལྷ་མོས་གསོལ་པ། བཅོམ་ལྡན་འདས་དེ་དེ་བཞིན་ཏེ། བདེན་པ་མ་མཆིས་ཤིང་བརྫུན་པ་མ་མཆིས་སོ། །</text:span></text:p>
      <text:p text:style-name="P29"><text:span text:style-name="T59">ཞེས་པ་སྟེ། གོང་དུ་སེམས་ཅན་སངས་རྒྱས་སུ་གསུངས་པའི་དགོངས་དོན་གྱི་རྣམ་པ་བཅོམ་ལྡན་འདས་ཀྱིས་བཀའ་སྩལ་པ། སེམས་ཅན་རྣམས་ནི་རང་བཞིན་རྣམ་དག་གི་སངས་རྒྱས་ཉིད་ཡིན་ཏེ། དེ་བཞིན་ཉིད་</text:span><text:span text:style-name="T38">(</text:span><text:span text:style-name="T40">༢༢༡བ</text:span><text:span text:style-name="T38">)</text:span><text:span text:style-name="T59">དབྱེར་མེད་པས་སོ། །</text:span></text:p>
      <text:p text:style-name="P14"><text:soft-page-break/><text:span text:style-name="T59">འོ་ན། ལམ་སྒྲུབ་མི་དགོས་སམ་ཞེ་ན། དགོས་ཏེ། འོན་ཀྱང་གློ་བུར་གྱི་རྟོག་པའི་དྲི་མས་བསྒྲིབས་པ་དེ། དྲི་མ་དེ་ཉིད་བག་ཆགས་དང་བཅས་པ་བསལ་ན་གློ་བུར་དྲི་བྲལ་གྱི་རྫོགས་པའི་སངས་རྒྱས་ཉིད་དུ་འགྱུར་ཞེས་གསུངས་པ་ལ། </text:span></text:p>
      <text:p text:style-name="P14"><text:span text:style-name="T59">ལྷ་མོས་གསོལ་པ། བཅོམ་ལྡན་འདས། དེ་དེ་བཞིན་ཏེ། སེམས་ཅན་གློ་བུར་གྱི་དྲི་མ་དང་བཅས་པས་དག་པ་གཉིས་ལྡན་གྱི་སངས་རྒྱས་ཡིན་པར་བདེན་པ་མ་མཆིས་ཤིང་། རང་བཞིན་རྣམ་དག་གི་སངས་རྒྱས་བརྫུན་པ་མ་མཆིས་པ་ལགས་སོ། །ཞེས་མཐུན་འགྱུར་དུ་བརྗོད་པའོ། །</text:span></text:p>
      <text:p text:style-name="P14"><text:span text:style-name="T59">དེས་ན་འདིར་སེམས་ཅན་རྣམས་རང་བཞིན་རྣམ་དག་གི་སངས་རྒྱས་ཉིད་དུ་བཏགས་ཀྱི། གློ་བུར་རྣམ་དག་གམ་དག་པ་གཉིས་ལྡན་གྱི་སངས་རྒྱས་སུ་བརྗོད་པ་མིན་ཏེ། </text:span></text:p>
      <text:p text:style-name="P14"><text:span text:style-name="T59">ནཱ་རོ་པས། </text:span></text:p>
      <text:p text:style-name="P23"><text:span text:style-name="T32">འོན་ཀྱང་སེམས་དེ་གློ་བུར་གྱི། །རྣམ་རྟོག་དྲི་མས་ཉོན་མོངས་ཏེ། །</text:span></text:p>
      <text:p text:style-name="P23"><text:span text:style-name="T32">ཆུ་དང་གསེར་དང་ནམ་མཁའ་ལྟར། །གནས་སྐབས་དག་དང་མ་དག་གཉིས། །</text:span></text:p>
      <text:p text:style-name="P14"><text:span text:style-name="T59">ཞེས་གསུངས་པ་ལྟར་རོ། །</text:span></text:p>
      <text:p text:style-name="P14"><text:span text:style-name="T1">བ༢ </text:span><text:span text:style-name="T18">གཉིས་པ་</text:span><text:span text:style-name="T2">[</text:span><text:span text:style-name="T1">རྒྱས་པར་བཤད་པ་</text:span><text:span text:style-name="T2">]</text:span><text:span text:style-name="T18">ལ། </text:span><text:span text:style-name="T1">མ༡ </text:span><text:span text:style-name="T18">ཐབས་ཁྱད་པར་ཅན་གྱི་དཔེ་དོན། </text:span><text:span text:style-name="T1">མ༢ </text:span><text:span text:style-name="T18">སེམས་ཀྱི་རང་བཞིན་སངས་རྒྱས་སུ་བསྟན་པ། </text:span><text:span text:style-name="T1">མ༣ </text:span><text:span text:style-name="T18">དེ་ལས་གཞན་དུ་སངས་རྒྱས་མི་རྙེད་པ། </text:span><text:span text:style-name="T1">མ༤ </text:span><text:span text:style-name="T18">ཐབས་ཤེས་མ་ཤེས་ཀྱི་ཁྱད་པར། </text:span><text:span text:style-name="T1">མ༥ </text:span><text:span text:style-name="T18">ཐབས་རྙེད་པའི་འབྲས་བུ་དང་ལྔའི། </text:span></text:p>
      <text:p text:style-name="P14"><text:span text:style-name="T59">མ༡ དང་པོ་ནི། </text:span></text:p>
      <text:p text:style-name="P15"><text:span text:style-name="T46">བཅོམ་ལྡན་འདས་ཀྱིས་བཀའ་སྩལ་པ། </text:span></text:p>
      <text:p text:style-name="P24"><text:span text:style-name="T49">གང་གིས་མི་ཤེས་འཇིག་རྟེན་པ། །བཙན་དུག་ཟོས་པས་བརྒྱལ་བར་འགྱུར། །</text:span></text:p>
      <text:p text:style-name="P24"><text:soft-page-break/><text:span text:style-name="T49">རྨོངས་སྤངས་དེ་ཉིད་ཡིད་ཀྱིས་ནི། །དེ་ཡི་དེ་ཉིད་ཡོངས་སུ་གཅོད། །</text:span></text:p>
      <text:p text:style-name="P24"><text:span text:style-name="T49">དེ་བཞིན་ཞི་བའི་ཐབས་ཤེས་ཤིང་། །ཀྱེ་ཡི་རྡོ་རྗེར་ངལ་གསོས་ན། །</text:span></text:p>
      <text:p text:style-name="P24"><text:span text:style-name="T49">མ་རིག་སོགས་པས་མི་འཛིན་ཞིང་། །གཏི་མུག་ལ་སོགས་འཆིང་བས་མིན། །</text:span></text:p>
      <text:p text:style-name="P14"><text:span text:style-name="T59">ཞེས་པ་སྟེ། འོ་ན་དྲི་མ་སེལ་བའི་ཐབས་ཇི་ལྟ་བུ་ཞེ་ན། བཅོམ་ལྡན་འདས་ཀྱིས་བཀའ་སྩལ་པ། ཐབས་གང་གིས་དུག་ཞི་བར་བྱེད་པའི་དེ་ཉིད་མི་ཤེས་པའི་འཇིག་རྟེན་པ་དག་བཙན་དུག་ཟོས་ན་དེའི་ནུས་པས་བརྒྱལ་བའམ་འཆི་བར་འགྱུར་ཡང་། དུག་སྨན་དུ་བྱེད་པའི་ཐབས་ལ་རྨོངས་པ་སྤངས་པ། སྔགས་ཀྱི་དེ་ཉིད་དང་ལྡན་པའི་ཡིད་ཅན་གྱིས་ནི། དུག་</text:span><text:span text:style-name="T38">(</text:span><text:span text:style-name="T40">༢༢༢ན</text:span><text:span text:style-name="T38">)</text:span><text:span text:style-name="T59">དེ་ཡི་ནུས་པས་བརྒྱལ་བ་སོགས་ཀྱི་དེ་ཉིད་ཡོངས་སུ་གཅོད་པར་བྱེད་དོ། །</text:span></text:p>
      <text:p text:style-name="P14"><text:span text:style-name="T59">དཔེ་དེ་བཞིན་དུ། ཉོན་མོངས་པའི་ནུས་པ་ཞི་བའི་ཐབས་ཀྱི་དེ་ཁོ་ན་ཉིད་ཤེས་པར་བྱས་ཤིང་། ཀྱེ་ཡི་རྡོ་རྗེར་ཏེ། ཧེ་བཛྲའི་ངེས་དོན་བདེ་སྟོང་དབྱེར་མེད་ཀྱི་ཉམས་ལེན་ལ་འབད་དེ་སེམས་གཉིས་འཛིན་གྱི་སྤྲོས་པས་དུབ་པ་ངལ་གསོས་ན། མ་རིག་པ་དང་ལ་སོགས་པས་བསྟན་པ་རྒ་ཤིའི་བར་གྱི་རྟེན་འབྲེལ་བཅུ་གཉིས་ཀྱིས་སྲིད་པར་མི་འཛིན་ཞིང་། གཏི་མུག་དང་ལ་སོགས་ཀྱིས་བསྟན་པ་འདོད་ཆགས་དང་ཞེ་སྡང་གི་འཆིང་བས་འཁོར་བར་འཆིང་བ་མིན་ཞེས་པའོ། །</text:span></text:p>
      <text:p text:style-name="P14"><text:span text:style-name="T59">མ༢ གཉིས་པ་</text:span><text:span text:style-name="T61">[</text:span><text:span text:style-name="T59">སེམས་ཀྱི་རང་བཞིན་སངས་རྒྱས་སུ་བསྟན་པ་</text:span><text:span text:style-name="T61">]</text:span><text:span text:style-name="T59">ནི། </text:span></text:p>
      <text:p text:style-name="P24"><text:span text:style-name="T49">རང་དང་རང་གི་རྟོགས་པ་ལས། །སངས་རྒྱས་མ་ཡིན་སེམས་ཅན་ནི། །</text:span></text:p>
      <text:p text:style-name="P24"><text:span text:style-name="T49">གཅིག་ཀྱང་ཡོད་པ་མ་ཡིན་ནོ། །དམྱལ་བ་ཡི་དྭགས་བྱོལ་སོང་དང་། །</text:span></text:p>
      <text:p text:style-name="P24"><text:span text:style-name="T49">ལྷ་དང་ལྷ་མིན་མི་རྣམས་དང་། །བཤང་བའི་སྲིན་བུ་ལ་སོགས་པ། །</text:span></text:p>
      <text:p text:style-name="P24"><text:span text:style-name="T49">ལྷ་དང་ལྷ་མ་ཡིན་གྱི་ཡང་། །བདེ་བ་གང་ཕྱིར་མི་ཤེས་པ། །</text:span></text:p>
      <text:p text:style-name="P24"><text:soft-page-break/><text:span text:style-name="T49">རྟག་ཏུ་རང་བཞིན་བདེ་བ་ཅན། །</text:span></text:p>
      <text:p text:style-name="P14"><text:span text:style-name="T59">ཞེས་པ་སྟེ། དེ་ལྟར་ན་སེམས་ཅན་རང་དང་རང་གི་སེམས་ཀྱི་དེ་ཁོ་ན་ཉིད་རྟོགས་པར་བྱས་པ་ལས་ནི་རང་བཞིན་རྣམ་དག་གི་སངས་རྒྱས་མ་ཡིན་པའི་སེམས་ཅན་ནི་གཅིག་ཀྱང་ཡོད་པ་མ་ཡིན་ནོ།</text:span></text:p>
      <text:p text:style-name="P14"><text:span text:style-name="T59">ཅིའི་ཕྱིར་ཞེ་ན། དམྱལ་བ་དང་། ཡི་དྭགས་དང་། བྱོལ་སོང་སྟེ་དུད་འགྲོ་དང་། ལྷ་དང་། ལྷ་མ་ཡིན་དང་། མི་སྟེ་རིགས་དྲུག་རྣམས་དང་། བྱེ་བྲག་ཏུ་སེམས་ཅན་ངན་པ་བཤང་བའི་སྲིན་ལ་སོགས་པ་དང་། བཟང་བ་ལྷ་དང་ལྷ་མ་ཡིན་གྱི་ཡང་རང་བཞིན་ལྷན་སྐྱེས་ཀྱི་བདེ་བ་གང་གི་ཕྱིར་མི་ཤེས་པས་བསྒྲིབས་པ་ཙམ་ཞིག་ལས། ཡིན་ལུགས་ལ་དུས་རྟག་ཏུ་རང་བཞིན་ལྷན་སྐྱེས་ཀྱི་བདེ་བ་དང་ལྡན་པ་ཅན་ཡིན་པས་སོ། །</text:span></text:p>
      <text:p text:style-name="P14"><text:span text:style-name="T59">མ༣ གསུམ་པ་</text:span><text:span text:style-name="T61">[</text:span><text:span text:style-name="T59">དེ་ལས་གཞན་དུ་སངས་རྒྱས་མི་རྙེད་པ་</text:span><text:span text:style-name="T61">]</text:span><text:span text:style-name="T59">ནི། </text:span></text:p>
      <text:p text:style-name="P24"><text:span text:style-name="T49">འཇིག་རྟེན་ཁམས་ནི་གང་དུ་ཡང་། །སངས་རྒྱས་གཞན་དུ་རྙེད་མི་འགྱུར། །</text:span></text:p>
      <text:p text:style-name="P24"><text:span text:style-name="T49">སེམས་ནི་རྫོགས་པའི་སངས་རྒྱས་ཉིད། །སངས་རྒྱས་གཞན་དུ་བསྟན་པ་མེད། །</text:span></text:p>
      <text:p text:style-name="P14"><text:span text:style-name="T59">ཅེས་པ་སྟེ། སེམས་ཀྱི་རང་བཞིན་སྤངས་ནས་འཇིག་རྟེན་གྱི་ཁམས་ནི་གང་དུ་བཙལ་ཡང་སངས་རྒྱས་ཞེས་བྱ་བ་རང་བཞིན་</text:span><text:span text:style-name="T38">(</text:span><text:span text:style-name="T40">༢༢༢བ</text:span><text:span text:style-name="T38">)</text:span><text:span text:style-name="T59">ལས་གཞན་དུ་རྙེད་པར་མི་འགྱུར་ཏེ། སེམས་ཀྱི་རང་བཞིན་ནི་རྫོགས་པའི་སངས་རྒྱས་ཀྱི་རང་བཞིན་ཉིད་ཡིན་པས་སངས་རྒྱས་ཞེས་སེམས་ཀྱི་རང་བཞིན་དེ་ལས་གཞན་དུ་བསྟན་པ་མེད་པས་སོ། །</text:span></text:p>
      <text:p text:style-name="P14"><text:span text:style-name="T59">དེ་ལྟར་ཡང་། </text:span></text:p>
      <text:p text:style-name="P23"><text:span text:style-name="T32">རིན་ཆེན་སེམས་ལས་ཕྱིར་གྱུར་པའི། །སེམས་ཅན་མེད་ཅིང་སངས་རྒྱས་མེད། །</text:span></text:p>
      <text:p text:style-name="P14"><text:span text:style-name="T59">ཅེས་སོ། །</text:span></text:p>
      <text:p text:style-name="P14"><text:soft-page-break/><text:span text:style-name="T59">མ༤ བཞི་པ་</text:span><text:span text:style-name="T61">[</text:span><text:span text:style-name="T59">ཐབས་ཤེས་མ་ཤེས་ཀྱི་ཁྱད་པར་</text:span><text:span text:style-name="T61">]</text:span><text:span text:style-name="T59">ནི། </text:span></text:p>
      <text:p text:style-name="P24"><text:span text:style-name="T49">གདོལ་པ་སྨིག་མཁན་ལ་སོགས་པ། །གསོད་དོན་དོན་དུ་སེམས་པ་པོ། །</text:span></text:p>
      <text:p text:style-name="P24"><text:span text:style-name="T49">དེ་རྣམས་ཀྱེའི་རྡོ་རྗེ་ཤེས་ན། །འགྲུབ་འགྱུར་འདི་ལ་ཐེ་ཚོམ་མེད། །</text:span></text:p>
      <text:p text:style-name="P24"><text:span text:style-name="T49">བྱིས་པ་མི་ཤེས་པས་བསྒྲིབས་པ། །འདི་ཡི་འགྲོ་བ་མི་ཤེས་པ། །</text:span></text:p>
      <text:p text:style-name="P24"><text:span text:style-name="T49">འགྲོ་བ་དྲུག་གི་སྲིད་པའི་མཐར། །གང་ཞིག་རྨོངས་པ་འཁོར་བར་འགྱུར། །</text:span></text:p>
      <text:p text:style-name="P14"><text:span text:style-name="T59">ཞེས་པ་སྟེ། དེ་ལ་ཐབས་ཤེས་པའི་ཕན་ཡོན་ནི། གདོལ་པ་སྟེ་གཤན་པ་དང་། སྨིག་མ་མཁན་ཏེ་མདའ་མཁན་ལ་སོགས་པ། མདོར་ན། སྲོགས་ཆགས་གསོད་པའི་དོན་གྱི་བྱ་བ་དོན་དུ་གཉེར་བས་དེ་ཡིད་ལ་སེམས་ཤིང་ལས་བྱེད་པ་པོ་དེ་རྣམས་ཀྱིས་ཀྱང་ཀྱེའི་རྡོ་རྗེའི་ཐབས་ཁྱད་པར་ཅན་འདི་ཤེས་ཤིང་ཉམས་སུ་བླངས་ན་མྱུར་དུ་མཆོག་འགྲུབ་པར་འགྱུར་བ་འདི་ལ་ཐེ་ཚོམ་མེད་ལ། ཐབས་མ་ཤེས་པའི་སྐྱོན་ནི། བླང་དོར་མི་འབྱེད་པ་བྱིས་པ་ལྟ་བུའི་འགྲོ་བ་མི་ཤེས་པ་རྨོངས་པས་བསྒྲིབས་པ་ཀྱེའི་རྡོ་</text:span><text:span text:style-name="T74">རྗེ་འདི་ཡི་བསྟན་དོན་གྱི་འགྲོ་བའི་དེ་ཁོ་ན་ཉིད་མི་ཤེས་པ་རྣམས། འགྲོ་བ་རིགས་དྲུག་གི་སྲིད་པའི་མཐར་ལྷུང་སྟེ། གང་ཞིག་རྨོངས་པའི་ངང་དུ་ཡུན་རིང་མོར་འཁོར་ཞིང་སྡུག་བསྔལ་བར་འགྱུར་ཞེས་པའོ། །</text:span></text:p>
      <text:p text:style-name="P14"><text:span text:style-name="T59">མ༥ ལྔ་པ་</text:span><text:span text:style-name="T61">[</text:span><text:span text:style-name="T59">ཐབས་རྙེད་པའི་འབྲས་བུ་</text:span><text:span text:style-name="T61">]</text:span><text:span text:style-name="T59">ནི། </text:span></text:p>
      <text:p text:style-name="P24"><text:span text:style-name="T49">རྡོ་རྗེ་སྙིང་པོ་སྙིང་རྗེ་ཆེ། །ཀྱེ་ཡི་རྡོ་རྗེའི་ཐབས་རྙེད་ནས། །</text:span></text:p>
      <text:p text:style-name="P24"><text:span text:style-name="T49">གང་ཞིག་ཡུལ་རྣམས་རྣམ་སྦྱོང་བ། །དེས་ནི་བླ་མེད་རྙེད་པར་འགྱུར། །</text:span></text:p>
      <text:p text:style-name="P53">ཞེས་པ་སྟེ། རྡོ་རྗེ་སྙིང་པོ་སྙིང་རྗེ་ཆེན་པོ་ཞེས་བོས་ནས་གོང་གི་རྒྱུ་མཚན་དེས་ན་ཀྱེ་ཡི་རྡོ་རྗེའི་ཐབས་བསྐྱེད་རྫོགས་ཀྱི་མན་ངག་རྙེད་ནས། སྒྲུབ་པ་པོ་གང་ཞིག་ཡུལ་དང་ཡུལ་ཅན་གྱི་རྟོག་པ་རྣམས་རྣམ་པར་སྦྱོང་བར་བྱེད་པ་དེས་ནི་འབྲས་བུ་བླ་ན་མེད་པའི་བྱང་ཆུབ་རྙེད་པར་འགྱུར་རོ་ཞེས་པའོ།།</text:p>
      <text:p text:style-name="P14"><text:soft-page-break/><text:span text:style-name="T9">ཐ༣ </text:span><text:span text:style-name="T24">གསུམ་པ་</text:span><text:span text:style-name="T6">[</text:span><text:span text:style-name="T7">ལྷ་མོ་བརྒྱད་ཀྱི་ཕྱག་རྒྱའི་དོགས་གཅོད་</text:span><text:span text:style-name="T6">]</text:span><text:span text:style-name="T24">ལ། </text:span><text:span text:style-name="T9">ད༡ </text:span><text:span text:style-name="T24">སྤྱི་དོན་དང་། </text:span><text:span text:style-name="T9">ད༢ </text:span><text:span text:style-name="T24">གཞུང་དོན་གཉིས་ཀྱི། </text:span></text:p>
      <text:p text:style-name="P14"><text:span text:style-name="T59">ད༡ དང་པོ་</text:span><text:span text:style-name="T38">(</text:span><text:span text:style-name="T40">༢༢༣ན</text:span><text:span text:style-name="T38">)</text:span><text:span text:style-name="T59">ནི། སྤྱིར་ཕྱག་རྒྱ་དང་དེས་གདབ་ཚུལ་དང་རིགས་རིགས་ཅན་སོགས་ཀྱི་རྣམ་སྤྱི་ནི་དང་པོའི་ལྔ་པར་བཤད་ཟིན་ལ། </text:span></text:p>
      <text:p text:style-name="P14"><text:span text:style-name="T59">རྒྱས་འདེབས་ཚུལ་ནི། རྡོ་རྗེ་སྙིང་འགྲེལ་ལས། </text:span></text:p>
      <text:p text:style-name="P23"><text:span text:style-name="T32">རིགས་ཀྱིས་བྱིས་པ་རྒྱས་བཏབ་ཅིང་། །བྱིས་པས་རིགས་ལ་རྒྱས་བཏབ་པ། །</text:span></text:p>
      <text:p text:style-name="P23"><text:span text:style-name="T32">ཕ་ཡིས་བུ་ལ་རྒྱས་བཏབ་ཅིང་། །བུས་ཀྱང་ཕ་ལ་དེ་བཞིན་ནོ། །</text:span></text:p>
      <text:p text:style-name="P23"><text:span text:style-name="T32">འབྲས་བུས་རྒྱུ་ལ་རྒྱས་བཏབ་པ། །རྒྱུ་ཡིས་འབྲས་བུ་རྒྱས་བཏབ་ཅིང་། །</text:span></text:p>
      <text:p text:style-name="P27"><text:span text:style-name="T59">ཞེས་གསུངས་ཏེ། དེ་ཡང་མགར་བའི་རིགས་དང་མགར་བ་ལྟ་བུ་རིགས་དང་རིགས་ཅན་དང་། བུ་དང་ཕ་ལྟ་བུ་བསྐྱེད་བྱ་དང་སྐྱེད་བྱེད་དང་། འཇིམ་པ་དང་དེ་ལས་བྱུང་བའི་བུམ་པ་ལྟ་བུ་རྒྱུ་དང་འབྲས་བུ་རྣམས་ཕན་ཚུན་དུ་རྒྱས་འདེབས་པའི་རྣམ་གཞག་བཤད་ཅིང་། རྒྱུད་ཕལ་ཆེར་དུ་རིགས་དང་རིགས་ཅན་གྱི་རྒྱས་འདེབས་གསུངས་པ་མང་ངོ་། །</text:span></text:p>
      <text:p text:style-name="P27"><text:span text:style-name="T59">འདིར་ནི་རྒྱས་གདབ་ཚུལ་ལྔ་ལས། ངོ་བོ་ཉིད་ཀྱི་རྒྱས་འདེབས་ནི། ཞེ་སྡང་དག་པ་རྣམ་ཤེས་ཀྱི་ངོ་བོ་ཉིད་ཀྱི་ལྷ་ལ་མི་བསྐྱོད་པ་སེམས་ཀྱི་ངོ་བོ་ཉིད་ཀྱི་རྒྱས་འདེབས་པ། དཔེར་ན། གཙོ་བོ་ཡབ་ཡུམ་གྱི་རྒྱས་འདེབས་ལྟ་བུ་སྟེ། </text:span></text:p>
      <text:p text:style-name="P14"><text:span text:style-name="T59">སཾཊིར། </text:span></text:p>
      <text:p text:style-name="P23"><text:span text:style-name="T32">འདོད་ཆགས་དག་པས་འདོད་ཆགས་ཉིད། །ཞེ་སྡང་དག་པས་ཞེ་སྡང་ཉིད། །</text:span></text:p>
      <text:p text:style-name="P14"><text:span text:style-name="T59">ཅེས་སོགས་སོ། །</text:span></text:p>
      <text:p text:style-name="P14"><text:soft-page-break/><text:span text:style-name="T59">ལུས་ལ་སེམས་ཀྱི་རྒྱུ་ནི། ས་ཁམས་དང་གཟུགས་དང་གཟུགས་ཕུང་དག་པའི་ལྷ་རྣམ་སྣང་གི་རིགས་ཅན་ལ་སེམས་དག་པ་མི་བསྐྱོད་པས་རྒྱས་འདེབས་པ། དཔེར་ན། གཽ་རཱི་དང་པུཀྐ་སཱིའི་ལྟ་བུ། </text:span></text:p>
      <text:p text:style-name="P14"><text:span text:style-name="T59">སེམས་ལ་ལུས་ཀྱི་རྒྱ་ནི། ཆུ་དང་རླུང་དང་ཚོར་བ་དག་པ་སེམས་མི་བསྐྱོད་པའི་རིགས་ཅན་ལ་ལུས་དག་པ་རྣམ་སྣང་གིས་རྒྱས་འདེབས་པ། དཔེར་ན། ཙཽ་རཱི་དང་ཤ་བ་རཱིའི་ལྟ་བུ། </text:span></text:p>
      <text:p text:style-name="P14"><text:span text:style-name="T59">རྒྱུ་ལ་འབྲས་བུའི་རྒྱ་ནི། མེ་དང་དྲི་དང་འདུ་ཤེས་དག་པ་རྒྱུ་འདོད་ཆགས་འོད་དཔག་མེད་ཀྱི་རིགས་ཅན་ལ་འབྲས་བུ་སེར་སྣ་དག་པ་རིན་འབྱུང་གི་རྒྱས་འདེབས་པ། དཔེར་ན། བེཏྟ་ལཱི་དང་ཙནྜ་ལཱིའི་ལྟ་བུ། </text:span></text:p>
      <text:p text:style-name="P14"><text:span text:style-name="T59">འབྲས་བུ་ལ་རྒྱུའི་རྒྱ་ནི། རླུང་དང་རོ་དང་འདུ་བྱེད་དག་པའི་ལྷ་འབྲས་བུ་ཕྲག་དོག་དོན་འགྲུབ་ཀྱི་རིགས་ཅན་ལ་</text:span><text:span text:style-name="T38">(</text:span><text:span text:style-name="T40">༢༢༣བ</text:span><text:span text:style-name="T38">)</text:span><text:span text:style-name="T59">རྒྱུ་འདོད་ཆགས་དག་པ་འོད་དཔག་མེད་ཀྱི་རྒྱས་འདེབས་པ། དཔེར་ན། གྷསྨ་རཱི་དང་ཌོཾ་བྷི་ནཱིའི་རྒྱས་འདེབས་པ་ལྟ་བུ་སྟེ། གཞུང་ལས་ཤེས་སོ། །</text:span></text:p>
      <text:p text:style-name="P14"><text:span text:style-name="T1">ད༢ </text:span><text:span text:style-name="T18">གཉིས་པ་</text:span><text:span text:style-name="T2">[</text:span><text:span text:style-name="T1">གཞུང་དོན་</text:span><text:span text:style-name="T2">]</text:span><text:span text:style-name="T18">ལ། </text:span><text:span text:style-name="T1">ན༡ </text:span><text:span text:style-name="T18">མཚམས་མ་བཞིའི་རྒྱས་འདེབས་ཀྱི་དོགས་གཅོད་དང་། </text:span><text:span text:style-name="T1">ན༢ </text:span><text:span text:style-name="T18">ཕྱོགས་མ་བཞིའི་དེ་དང་མཚུངས་པར་བསྟན་པ་གཉིས་ལས། </text:span></text:p>
      <text:p text:style-name="P14"><text:span text:style-name="T1">ན༡ </text:span><text:span text:style-name="T18">དང་པོ་ལ། </text:span><text:span text:style-name="T1">པ༡ </text:span><text:span text:style-name="T18">པུཀྐ་སཱིའི་རྒྱས་འདེབས་ཀྱི་ཞུས་ལན། </text:span><text:span text:style-name="T1">པ༢ </text:span><text:span text:style-name="T18">རི་ཁྲོད་མའི། </text:span><text:span text:style-name="T1">པ༣ </text:span><text:span text:style-name="T18">གདོལ་བ་མོའི། </text:span><text:span text:style-name="T1">པ༤ </text:span><text:span text:style-name="T18">གཡུང་མོའི་རྒྱས་འདེབས་ཀྱི་ཞུས་ལན་བཞིའི། </text:span></text:p>
      <text:p text:style-name="P14"><text:span text:style-name="T59">པ༡ དང་པོ་ནི། </text:span></text:p>
      <text:p text:style-name="P15"><text:span text:style-name="T46">རྡོ་རྗེ་སྙིང་པོས་གསོལ་པ། </text:span></text:p>
      <text:p text:style-name="P24"><text:span text:style-name="T49">ས་ནི་པུཀྐ་སཱིར་བཤད་པ། །གང་ཕྱིར་གཏི་མུག་སྲ་བ་ཉིད། །</text:span></text:p>
      <text:p text:style-name="P24"><text:span text:style-name="T49">སྐུ་ནི་རྣམ་སྣང་ཉིད་གསུངས་པ། །ཇི་ལྟ་མི་བསྐྱོད་ཕྱག་རྒྱ་ལགས། །</text:span></text:p>
      <text:p text:style-name="P15"><text:soft-page-break/><text:span text:style-name="T46">བཅོམ་ལྡན་འདས་ཀྱིས་བཀའ་སྩལ་པ། </text:span></text:p>
      <text:p text:style-name="P24"><text:span text:style-name="T49">སེམས་སྤང་ནས་ནི་ལུས་ཀྱིས་ནི། །མཛེས་པ་བཞིན་དུ་མི་འགྱུར་རོ། །</text:span></text:p>
      <text:p text:style-name="P24"><text:span text:style-name="T49">དེ་ཕྱིར་རྣམ་པར་སྣང་མཛད་སེམས། །སྐུ་ལ་ཐུགས་ཀྱི་ཕྱག་རྒྱས་གདབ། །</text:span></text:p>
      <text:p text:style-name="P14"><text:span text:style-name="T59">ཅེས་པ་སྟེ། ལྷ་མོ་རྣམས་ཀྱི་རྒྱས་འདེབས་སྔར་གསུངས་པ་དེ་དག་རིགས་རིགས་ཅན་ལྟ་བུའི་རྒྱས་འདེབས་རྒྱུད་གཞན་ལས་གསུངས་པ་དང་མི་འགལ་ལམ་སྙམ་པའི་དོགས་པ་སེལ་བའི་དོན་དུ་རྡོ་རྗེ་སྙིང་པོས་གསོལ་པ། ས་ཁམས་དག་པ་ནི་པུཀྐ་སཱིར་བཤད་པ་གང་གི་ཕྱིར་གཏི་མུག་གི་རིགས་ཅན་སྲ་བ་སྟེ་ས་ཉིད་དང་། སྐུ་སྟེ་ལུས་ནི་རྣམ་སྣང་གི་རིགས་ཉིད་དུ་གསུངས་པས་པུཀྐ་སཱི་ལ་རྣམ་སྣང་གི་རྒྱས་འདེབས་རིགས་པ་ལ་རྒྱུ་མཚན་ཇི་ལྟར་མི་བསྐྱོད་པས་ཕྱག་རྒྱས་གདབ་པ་ལགས་ཞེས་ཞུས་པ་ལ། བཅོམ་ལྡན་འདས་ཀྱིས་བཀའ་སྩལ་པ། བརྟེན་པ་སེམས་སྤངས་ནས་ནི་རྟེན་ལུས་གཅིག་པུ་ཉིད་ཀྱིས་ནི་རྣམ་འགྱུར་སོགས་མཛེས་པ་གཞན་དུ་འབྱུང་བར་མི་འགྱུར་རོ། །</text:span></text:p>
      <text:p text:style-name="P14"><text:span text:style-name="T59">དེའི་ཕྱིར་དུ་པུཀྐ་སཱི་རྣམ་པར་སྣང་མཛད་ཀྱི་རིགས་ཅན་ལ་སེམས་མི་བསྐྱོད་པས་རྒྱས་བཏབ་པ་ནི། སྐུ་ལ་ཐུགས་སམ་ལུས་ལ་སེམས་ཀྱི་ཕྱག་རྒྱས་གདབ་པ་ཡིན་ཞེས་པའོ། །</text:span></text:p>
      <text:p text:style-name="P14"><text:span text:style-name="T59">པ༢ གཉིས་པ་</text:span><text:span text:style-name="T61">[</text:span><text:span text:style-name="T59">རི་ཁྲོད་མའི་ཞུས་ལན་</text:span><text:span text:style-name="T61">]</text:span><text:span text:style-name="T59">ནི། </text:span></text:p>
      <text:p text:style-name="P15"><text:span text:style-name="T46">རྡོ་རྗེ་སྙིང་པོས་གསོལ་པ། </text:span><text:span text:style-name="T39">(</text:span><text:span text:style-name="T40">༢༢༤ན</text:span><text:span text:style-name="T39">)</text:span></text:p>
      <text:p text:style-name="P24"><text:span text:style-name="T49">ཆུ་ཁམས་རི་ཁྲོད་མར་བཤད་པ། །མི་བསྐྱོད་ཁུ་བའི་གཟུགས་ཅན་ཉིད། །</text:span></text:p>
      <text:p text:style-name="P24"><text:span text:style-name="T49">གཙོ་བོ་མི་བསྐྱོད་ཕྱག་རྒྱས་ནི། །རི་ཁྲོད་མ་ལ་ཕྱག་རྒྱར་རིགས། །</text:span></text:p>
      <text:p text:style-name="P15"><text:span text:style-name="T46">བཅོམ་ལྡན་འདས་ཀྱིས་བཀའ་སྩལ་པ། </text:span></text:p>
      <text:p text:style-name="P24"><text:span text:style-name="T49">ལུས་སྤངས་ནས་ནི་སེམས་ཀྱིས་ནི། །གནས་པ་གཞན་དུ་མཐོང་མི་འགྱུར། །</text:span></text:p>
      <text:p text:style-name="P24"><text:soft-page-break/><text:span text:style-name="T49">དེ་ཕྱིར་སེམས་ནི་གཏི་མུག་འགྱུར། །ཐུགས་ལ་གཏི་མུག་ཕྱག་རྒྱས་གདབ། །</text:span></text:p>
      <text:p text:style-name="P14"><text:span text:style-name="T59">ཅེས་པ་སྟེ། ཡང་རྡོ་རྗེ་སྙིང་པོས་གསོལ་པ། ཆུ་ཁམས་དག་པ་ནི་རི་ཁྲོད་མར་བཤད་པས་ན་མི བསྐྱོད་པའི་རང་བཞིན་ཁུ་བའི་གཟུགས་ཅན་ཉིད་ཡིན་པས། གཙོ་བོ་ཞེས་བོས་ནས། མི་བསྐྱོད་པའི་ཕྱག་རྒྱས་ནི་རི་ཁྲོད་མ་ལ་ཕྱག་རྒྱས་གདབ་པར་རིགས་ན། ཅིའི་ཕྱིར་རྣམ་སྣང་གི་རྒྱས་འདེབས་པ་ལགས། ཞེས་ཞུས་པ་ལ། </text:span></text:p>
      <text:p text:style-name="P14"><text:span text:style-name="T59">བཅོམ་ལྡན་འདས་ཀྱིས་བཀའ་སྩལ་པ། གནས་ལུས་སྤངས་ནས་ནི་སེམས་གཅིག་ཉིད་ཀྱིས་ནི་གནས་པ་གཞན་དུ་མཐོང་བར་མི་འགྱུར་བའི་རྒྱུ་མཚན་དེའི་ཕྱིར། སེམས་ནི་གཏི་མུག་གི་རང་བཞིན་དུ་འགྱུར་བས། ཐུགས་མི་བསྐྱོད་པའི་རིགས་ཅན་ལ་གཏི་མུག་དག་པ་རྣམ་སྣང་གི་ཕྱག་རྒྱས་གདབ་པ་ནི་སེམས་ལ་ལུས་ཀྱི་རྒྱས་འདེབས་སོ་ཞེས་པའོ། །</text:span></text:p>
      <text:p text:style-name="P14"><text:span text:style-name="T59">པ༣ གསུམ་པ་</text:span><text:span text:style-name="T61">[</text:span><text:span text:style-name="T59">གདོལ་བ་མོའི་ཞུས་ལན་</text:span><text:span text:style-name="T61">]</text:span><text:span text:style-name="T59">ནི། </text:span></text:p>
      <text:p text:style-name="P15"><text:span text:style-name="T46">རྡོ་རྗེ་སྙིང་པོས་གསོལ་པ། </text:span></text:p>
      <text:p text:style-name="P24"><text:span text:style-name="T49">མེ་ནི་གདོལ་པ་མོར་བཤད་པ། །འདོད་ཆགས་ཕྱག་རྒྱ་གདོལ་པ་མོ། །</text:span></text:p>
      <text:p text:style-name="P24"><text:span text:style-name="T49">རིགས་ཏེ་ཕྱག་རྒྱ་གཞན་མིན་ན། །ཇི་ལྟར་རིན་ཆེན་ཕྱག་རྒྱ་ལགས། །</text:span></text:p>
      <text:p text:style-name="P15"><text:span text:style-name="T46">བཅོམ་ལྡན་འདས་ཀྱིས་བཀའ་སྩལ་པ། </text:span></text:p>
      <text:p text:style-name="P24"><text:span text:style-name="T49">གང་ཕྱིར་འདོད་ཆགས་ཁྲག་བཤད་པ། །ཁྲག་ནི་རིན་ཆེན་འབྱུང་གནས་ཉིད། །</text:span></text:p>
      <text:p text:style-name="P24"><text:span text:style-name="T49">དྲོད་ནི་ཁྲག་གི་རང་བཞིན་ཕྱིར། །འདོད་ཆགས་སེར་སྣའི་ཕྱག་རྒྱས་གདབ། །</text:span></text:p>
      <text:p text:style-name="P14"><text:span text:style-name="T59">ཅེས་པ་སྟེ། རྡོ་རྗེ་སྙིང་པོའི་གསོལ་པ། མེ་ཁམས་དག་པ་ནི་གདོལ་པ་མོར་བཤད་པ་དང་། འདོད་ཆགས་དག་པ་འོད་དཔག་མེད་ཀྱང་མེ་དག་པ་ཡིན་པས་དེའི་ཕྱག་རྒྱས་གདོལ་པ་མོ་ལ་རྒྱས་འདེབས་</text:span><text:soft-page-break/><text:span text:style-name="T59">པར་རིགས་ཏེ། ཕྱག་རྒྱ་གཞན་རིགས་པ་མིན་ན། རྒྱུ་མཚན་ཇི་ལྟར། རིན་ཆེན་འབྱུང་ལྡན་གྱི་ཕྱག་རྒྱས་འདེབས་པ་ལགས། ཞེས་ཞུས་པས། </text:span></text:p>
      <text:p text:style-name="P14"><text:span text:style-name="T59">བཅོམ་ལྡན་འདས་ཀྱིས་བཀའ་སྩལ་པ། གང་གི་ཕྱིར་འདོད་ཆགས་ནི་ལུས་ལ་ཁྲག་</text:span><text:span text:style-name="T38">(</text:span><text:span text:style-name="T40">༢༢༤བ</text:span><text:span text:style-name="T38">)</text:span><text:span text:style-name="T59">ཡོད་པ་ལས་འབྱུང་བར་བཤད་པ་དང་། ཁྲག་དག་པ་ནི་རིན་ཆེན་འབྱུང་གནས་ཉིད་ཡིན་ལ། དྲོད་དེ་མེ་ནི་ཁྲག་གི་རང་བཞིན་ཅན་ཡིན་པའི་ཕྱིར། རྒྱུ་འདོད་ཆགས་དག་པ་འོད་དཔག་མེད་ཀྱི་རིགས་ཅན་ལ་འབྲས་བུ་སེར་སྣའི་རྣམ་དག་ཅན་རིན་འབྱུང་གི་ཕྱག་རྒྱས་གདབ་པ་ནི་རྒྱུ་ལ་འབྲས་བུའི་རྒྱས་འདེབས་སོ་ཞེས་པའོ། །</text:span></text:p>
      <text:p text:style-name="P14"><text:span text:style-name="T59">པ༤ བཞི་པ་</text:span><text:span text:style-name="T61">[</text:span><text:span text:style-name="T59">གཡུང་མོའི་རྒྱས་འདེབས་ཀྱི་ཞུས་ལན་</text:span><text:span text:style-name="T61">]</text:span><text:span text:style-name="T59">ནི། </text:span></text:p>
      <text:p text:style-name="P15"><text:span text:style-name="T46">རྡོ་རྗེ་སྙིང་པོས་གསོལ་པ། </text:span></text:p>
      <text:p text:style-name="P24"><text:span text:style-name="T49">གང་ཕྱིར་གཡུང་མོ་རླུང་ཉིད་དེ། །དོན་ཡོད་རླུང་གི་གཟུགས་ཅན་ཉིད། །</text:span></text:p>
      <text:p text:style-name="P24"><text:span text:style-name="T49">དོན་ཡོད་ཕྱག་རྒྱས་གཡུང་མོ་ལ། །གཙོ་བོ་ཕྱག་རྒྱར་རིགས་པར་འགྱུར། །</text:span></text:p>
      <text:p text:style-name="P15"><text:span text:style-name="T46">བཅོམ་ལྡན་འདས་ཀྱིས་བཀའ་སྩལ་པ། </text:span></text:p>
      <text:p text:style-name="P24"><text:span text:style-name="T49">འདོད་ཆགས་མ་གཏོགས་ཕྲག་དོག་ནི། །གཞན་དུ་འབྱུང་བ་མ་ཡིན་ཏེ། །</text:span></text:p>
      <text:p text:style-name="P24"><text:span text:style-name="T49">དེ་ཕྱིར་འདོད་ཆགས་ཕྱག་རྒྱ་ཡིས། །མཁས་པས་གཡུང་མོ་ཕྱག་རྒྱས་གདབ། །</text:span></text:p>
      <text:p text:style-name="P14"><text:span text:style-name="T59">ཅེས་པ་སྟེ། རྡོ་རྗེ་སྙིང་པོས་གསོལ་པ། གང་གི་ཕྱིར། གཡུང་མོ་ནི་རླུང་ཁམས་དག་པ་ཉིད་དུ་བཤད་དེ། དོན་ཡོད་གྲུབ་པའང་རླུང་དག་པ་དག་གི་གཟུགས་ཏེ་རང་བཞིན་ཅན་ཉིད་ཡིན་པས། དོན་ཡོད་གྲུབ་པའི་ཕྱག་རྒྱས་གཡུང་མོ་ལ། གཙོ་བོ་ཞེས་བོས་ནས། ཕྱག་རྒྱས་གདབ་པར་རིགས་པར་འགྱུར་ན། འོད་དཔག་མེད་ཀྱི་རྒྱས་འདེབས་པ་ཇི་ལྟར་ཡིན་ཞེས་ཞུས་པ་ལ། </text:span></text:p>
      <text:p text:style-name="P14"><text:soft-page-break/><text:span text:style-name="T59">བཅོམ་ལྡན་འདས་ཀྱིས་བཀའ་སྩལ་པ། རྒྱུ་འདོད་ཆགས་ཀྱིས་ཀུན་ནས་བསླངས་པ་མ་གཏོགས་པའི་འབྲས་བུ་ཕྲག་དོག་ནི་གཞན་གང་དུའང་འབྱུང་བ་མ་ཡིན་ཏེ། རྒྱུ་མཚན་དེའི་ཕྱིར། རྒྱུ་འདོད་ཆགས་དག་པ་འོད་དཔག་མེད་ཀྱི་ཕྱག་རྒྱ་ཡིས་རྒྱས་འདེབས་མཁས་པས་འབྲས་བུ་ཕྲག་དོག་དག་པ་དོན་གྲུབ་ཀྱི་རིགས་ཅན་གྱི་གཡུང་མོ་ལ་ཕྱག་རྒྱས་གདབ་པ་ནི་འབྲས་བུ་ལ་རྒྱུའི་རྒྱས་འདེབས་སོ་ཞེས་པའོ། །</text:span></text:p>
      <text:p text:style-name="P14"><text:span text:style-name="T59">ན༢ གཉིས་པ་</text:span><text:span text:style-name="T61">[</text:span><text:span text:style-name="T59">ཕྱོགས་མ་བཞིའི་དེ་དང་མཚུངས་པར་བསྟན་པ་</text:span><text:span text:style-name="T61">]</text:span><text:span text:style-name="T59">ནི། </text:span></text:p>
      <text:p text:style-name="P24"><text:span text:style-name="T49">གང་ཕྱིར་གཟུགས་ནི་སྲ་བ་ཉིད། །དཀར་མོ་སྣང་མཛད་གསུངས་པ་ཉིད། །</text:span></text:p>
      <text:p text:style-name="P24"><text:span text:style-name="T49">སྔར་གསུངས་ཉིད་ཀྱི་རིམ་པ་ཡིས། །སེམས་ཀྱི་བདག་པོས་ཕྱག་རྒྱས་གདབ། །</text:span></text:p>
      <text:p text:style-name="P24"><text:span text:style-name="T49">དེ་ཉིད་རིམ་པས་ཆོམ་རྐུན་མ། །དེ་བཞིན་རོ་ལངས་མ་ཉིད་དང་། །</text:span></text:p>
      <text:p text:style-name="P24"><text:span text:style-name="T49">དེ་ཡི་རིགས་པས་གྷསྨ་རཱི། །མ་ལོག་པ་ལས་ཕྱག་རྒྱའོ། །</text:span></text:p>
      <text:p text:style-name="P14"><text:span text:style-name="T59">ཞེས་པ་སྟེ། གང་གི་ཕྱིར། གཟུགས་ནི་སྲ་བ་ས་</text:span><text:span text:style-name="T38">(</text:span><text:span text:style-name="T40">༢༢༥ན</text:span><text:span text:style-name="T38">)</text:span><text:span text:style-name="T59">ཁམས་ཀྱི་རང་བཞིན་ཉིད་ཡིན་པའི་ཕྱིར་གཟུགས་དག་པ་དཀར་མོ་ནི་རྣམ་པར་སྣང་མཛད་ཀྱི་ངོ་བོར་གསུངས་པ་ཉིད་ཡིན་ཡང་། དེ་ལ་པུཀྐ་སཱིའི་རྒྱས་འདེབས་སྔར་ཏེ་གོང་དུ་གསུངས་པ་ཉིད་ཀྱི་རིམ་པ་ལྟ་བུ་ཡིས། ལུས་ལ་སེམས་ཀྱི་བདག་པོ་མི་བསྐྱོད་པས་ཕྱག་རྒྱས་གདབ་པ་དང་། དེ་བཞིན་དུ་རི་ཁྲོད་མའི་རྒྱས་འདེབས་གསུངས་པ་དེ་ཉིད་ཀྱི་རིམ་པས་སྒྲ་དག་པ་མི་བསྐྱོད་པའི་ངོ་བོ་ཆོམ་རྐུན་མ་ལ་གཟུགས་དག་པ་རྣམ་སྣང་གི་རྒྱས་འདེབས་པ་སེམས་ལ་ལུས་ཀྱི་རྒྱ་དང་། དེ་བཞིན་དུ་ཙནྜ་ལཱིའི་རྒྱས་འདེབས་ལྟར་དྲི་དག་པ་རོ་ལངས་མ་ཉིད་ལ་རིན་འབྱུང་གིས་རྒྱས་འདེབས་པ་རྒྱུ་ལ་འབྲས་བུའི་རྒྱ་དང་། དེ་ཡི་རིགས་པས་གཡུང་མོའི་རྒྱས་འདེབས་ལྟར་རོ་དག་པ་གྷསྨ་རཱི་ལ་འོད་དཔག་མེད་ཀྱི་རྒྱས་འདེབས་པ་འབྲས་བུ་ལ་རྒྱུའི་རྒྱས་</text:span><text:soft-page-break/><text:span text:style-name="T59">འདེབས་ཏེ། དེ་ལྟར་ན་རིགས་དང་རིགས་བདག་གོ་མ་ལོག་པ་ལས་སྒོ་མ་བཞི་ལ་ཕྱག་རྒྱ་འདེབས་པའོ། །ཞེས་པའི་དོན་ཏེ་དགོངས་མིན་ནོ། །</text:span></text:p>
      <text:p text:style-name="P57"><text:span text:style-name="T13">ཐ༤ </text:span><text:span text:style-name="T27">བཞི་པ་གཏོར་ཆོག་ཞུས་ནས་གསུངས་ཚུལ་ལ། </text:span><text:span text:style-name="T13">ད༡ </text:span><text:span text:style-name="T27">སྤྱི་དོན་དང་། </text:span><text:span text:style-name="T13">ད༢ </text:span><text:span text:style-name="T27">གཞུང་དོན་གཉིས་ལས།</text:span></text:p>
      <text:p text:style-name="P14"><text:span text:style-name="T1">ད༡ </text:span><text:span text:style-name="T18">དང་པོ་ལ། སྔོན་དུ་བྱ་བའི་རྣམ་ངེས་དང་། གཏོར་མའི་ཆོ་ག་གཉིས་ཀྱི། </text:span></text:p>
      <text:p text:style-name="P14"><text:span text:style-name="T59">དང་པོ་ནི། གཏོར་མ་གཏང་བའི་གནས་ལ། ཕྱག་ཆེན་ཐེག་ལེར། </text:span></text:p>
      <text:p text:style-name="P22"><text:span text:style-name="T32">དུར་ཁྲོད་ཡང་ན་ཆུ་ངོགས་སམ། །ཡུལ་གྱི་མཐའ་འམ་ཡང་ན་ནི། །</text:span></text:p>
      <text:p text:style-name="P22"><text:span text:style-name="T32">ཤིང་གཅིག་དང་ནི་ཁང་སྟོང་དུ། །གཏོར་མ་འབད་དེ་སྦྱིན་པར་བྱ། །</text:span></text:p>
      <text:p text:style-name="P14"><text:span text:style-name="T59">ཞེས་པ་དང་། </text:span></text:p>
      <text:p text:style-name="P60">ཨ་བྷྱས་དཀྱིལ་འཁོར་ཁང་པའི་ཕྱི་རོལ་དང་རང་གི་གནས་ཁང་ལ་སོགས་པར་ཡང་བྱ་བར་བཤད་དོ།།</text:p>
      <text:p text:style-name="P14"><text:span text:style-name="T59">གཏོར་མ་གཏང་བའི་དུས་ནི། སཾ་ཊིར། </text:span></text:p>
      <text:p text:style-name="P22"><text:span text:style-name="T32">ཟླ་བ་མར་ངོའི་བཅུ་བཞི་དང་། །ཁྱད་པར་དུ་ནི་བརྒྱད་པ་དང་། །</text:span></text:p>
      <text:p text:style-name="P22"><text:span text:style-name="T32">ཡར་གྱི་ངོ་ཡི་བཅུ་པ་ལ། །མཆོད་པ་མཆོད་པའི་བདག་ཉིད་འགྱུར། །</text:span></text:p>
      <text:p text:style-name="P14"><text:span text:style-name="T59">ཞེས་པ་དང་། </text:span></text:p>
      <text:p text:style-name="P14"><text:span text:style-name="T59">མཚོ་སྐྱེས་སོགས་ཀྱིས་སྒྲུབ་ཐབས་ཉམས་སུ་ལེན་པའི་ཐུན་བཞི་གའམ། ཐོག་མའི་མགོ་དང་མཐའ་མའི་མཐར་ངེས་པར་བྱ་དགོས་པར་བཤད་པ་ལྟར་རོ། །</text:span></text:p>
      <text:p text:style-name="P14"><text:span text:style-name="T59">གཏོར་སྣོད་ནི། གཞུང་ཕལ་ཆེར་དུ་པདྨའི་སྣོད་བཤད་པ་མང་སྟེ། དེ་ནི་ཐོད་</text:span><text:span text:style-name="T38">(</text:span><text:span text:style-name="T40">༢༢༥བ</text:span><text:span text:style-name="T38">)</text:span><text:span text:style-name="T59">པ་ཡིན་ལ། </text:span></text:p>
      <text:p text:style-name="P14"><text:span text:style-name="T59">ཨ་བྷྱས། གཞོང་པ་སོགས་དང་ཁམ་ཕོར་དང་ལག་པའི་ཁྱོར་བར་ཡང་བྱ་བར་གསུངས་ཤིང་། </text:span></text:p>
      <text:p text:style-name="P14"><text:span text:style-name="T59">འགའ་ཞིག་ཏུ ཁྱོགས་ཀྱི་སྟེང་དུ་བྱ་བར་ཡང་གསུངས་པས་གཅིག་ཏུ་མ་ངེས་སོ། །</text:span></text:p>
      <text:p text:style-name="P14"><text:soft-page-break/><text:span text:style-name="T59">གཏོར་མའི་རྫས་དང་བཤམ་ཚུལ་ནི། སཾ་ཊིར། </text:span></text:p>
      <text:p text:style-name="P23"><text:span text:style-name="T32">མཆོད་ཡོན་མཆོད་སོགས་རིམ་གྲོ་དང་། །ཉ་དང་ཤ་སོགས་བཟའ་བ་དང་། །</text:span></text:p>
      <text:p text:style-name="P23"><text:span text:style-name="T32">ཆང་དང་མྱོས་བྱེད་སྤྲོ་བ་ཡང་། །གཡོན་དུ་ཉེ་བར་དགོས་པ་ཀུན། །</text:span></text:p>
      <text:p text:style-name="P23"><text:span text:style-name="T32">གཡས་པ་དག་ཏུ་ཆུ་ཡི་སྣོད། །རྫས་ནི་འདི་དག་ཐམས་ཅད་རྣམས། །</text:span></text:p>
      <text:p text:style-name="P23"><text:span text:style-name="T32">བདུད་རྩི་ལྔ་ཡིས་སྦྱང་བར་བྱ། །</text:span></text:p>
      <text:p text:style-name="P14"><text:span text:style-name="T59">ཞེས་དང་། </text:span></text:p>
      <text:p text:style-name="P14"><text:span text:style-name="T59">ཨ་དྷྱས། ཟན་དང་། འབྲས་ཆན་དང་། སྲན་མ་དང་། ཤ་དང་། ཉ་ཤ་དང་། ཆང་དང་། ཆུ་དང་། ཙོང་དང་། སྒོག་སྐྱ་དང་། ཆན་ཐུག་དང་། ཁུར་བ་དང་འོ། ་མ་ལ་སོགས་པ་གསུངས་པས། ལོངས་སྤྱད་རུང་གི་བཟའ་བཏུང་ཇི་སྙེད་པ་རྣམས་སོ། །</text:span></text:p>
      <text:p text:style-name="P14"><text:span text:style-name="T59">སྡོམ་འབྱུང་ལས། </text:span></text:p>
      <text:p text:style-name="P22"><text:span text:style-name="T32">གཏོར་མ་མྱོས་བྱེད་མེད་པར་ལས། །མྱུར་དུ་འགྲུབ་པར་མི་འགྱུར་རོ། །</text:span></text:p>
      <text:p text:style-name="P14"><text:span text:style-name="T59">ཞེས་ཁྱད་པར་དུ་ཆང་གལ་ཆེ་བར་བཤད་དོ། །</text:span></text:p>
      <text:p text:style-name="P14"><text:span text:style-name="T18">གཉིས་པ</text:span><text:span text:style-name="T1">་</text:span><text:span text:style-name="T2">[</text:span><text:span text:style-name="T1">གཏོར་མའི་ཆོ་ག་</text:span><text:span text:style-name="T2">]</text:span><text:span text:style-name="T18">ལ། གཏོར་མགྲོན་བསྐྱེད་ཚུལ། གཏོར་མ་བྱིན་རླབས།</text:span><text:span text:style-name="T1"> </text:span><text:span text:style-name="T18">གཏོར་མ་འབུལ་ཚུལ།</text:span><text:span text:style-name="T1"> </text:span><text:span text:style-name="T18">ཕུལ་བའི་དགོས་པ་བཞིའི། </text:span></text:p>
      <text:p text:style-name="P14"><text:span text:style-name="T59">དང་པོ་ནི། གུར་ལས། </text:span></text:p>
      <text:p text:style-name="P23"><text:span text:style-name="T32">ནམ་མཁའི་དབྱིངས་ཀྱི་དབུས་གནས་པར། །པདྨ་འདབ་བརྒྱད་བསྒོམ་བྱས་ལ། །</text:span></text:p>
      <text:p text:style-name="P23"><text:span text:style-name="T32">དབང་པོ་ཤར་གྱི་འདབ་མར་བསམ། །མཐར་བྱེད་ལྷོ་རུ་དགོད་པར་བྱ། །</text:span></text:p>
      <text:p text:style-name="P23"><text:span text:style-name="T32">ཆུ་བདག་ནུབ་ཀྱི་འདབ་མར་རོ། །བྱང་དུ་གནོད་སྦྱིན་དགོད་པར་བྱ། །</text:span></text:p>
      <text:p text:style-name="P23"><text:soft-page-break/><text:span text:style-name="T32">མེར་ནི་བྱིན་ཟ་ཆེན་པོ་སྟེ། །དེ་བཞིན་རོ་ཟན་བདེན་བྲལ་དུའོ། །</text:span></text:p>
      <text:p text:style-name="P23"><text:span text:style-name="T32">རླུང་དུ་རླུང་ཉིད་བསམ་པར་བྱ། །འབྱུང་པོའི་གཙོ་བོ་དབང་ལྡན་དུའོ། །</text:span></text:p>
      <text:p text:style-name="P23"><text:span text:style-name="T32">ཉི་ཟླ་ཚངས་ལྷ་ལ་སོགས་དང་། །ཚངས་རིས་ཀྱི་ནི་དམ་པ་དང་། །</text:span></text:p>
      <text:p text:style-name="P23"><text:span text:style-name="T32">ཚངས་པ་མདུན་ན་འདོན་ཉིད་དང་། །དགའ་ལྡན་འཐབ་བྲལ་པ་རྣམས་དང་། །</text:span></text:p>
      <text:p text:style-name="P23"><text:span text:style-name="T32">རྒྱལ་པོ་ཆེན་པོ་བཞི་རྣམས་དང་། །གཞན་འཕྲུལ་དབང་བྱེད་པ་རྣམས་དང་། །</text:span></text:p>
      <text:p text:style-name="P23"><text:span text:style-name="T32">གང་ཞིག་འཕྲུལ་དགའི་ལྷ་རྣམས་དང་། །དག་པའི་གནས་ན་གང་གནས་དང་། །</text:span></text:p>
      <text:p text:style-name="P23"><text:span text:style-name="T32">བདེ་བ་ཅན་དེར་འདུག་རྣམས་དང་། །འོག་མ་མིན་ན་གནས་རྣམས་དང་། །</text:span></text:p>
      <text:p text:style-name="P23"><text:span text:style-name="T32">འོད་ཟེར་ཅན་གྱི་འཇིག་རྟེན་ཁམས། །སུམ་ཅུ་རྩ་གསུམ་ན་གནས་</text:span><text:span text:style-name="T38">(</text:span><text:span text:style-name="T40">༢༢༦ན</text:span><text:span text:style-name="T38">)</text:span><text:span text:style-name="T32">རྣམས།</text:span></text:p>
      <text:p text:style-name="P23"><text:span text:style-name="T32">ཆོས་འབྱུང་ནང་དུ་སོན་པ་སྟེ། །ཐམས་ཅད་སྟེང་དུ་བསམ་པར་བྱ། །</text:span></text:p>
      <text:p text:style-name="P23"><text:span text:style-name="T32">སྟོབས་ཀྱི་རྒྱུ་དང་དུང་སྐྱོང་དང་། །དེ་བཞིན་མཐའ་ཡས་ནོར་རྒྱས་བུ། །</text:span></text:p>
      <text:p text:style-name="P23"><text:span text:style-name="T32">འཇོག་པོ་དང་ནི་རིགས་ལྡན་ཉིད། །བདེ་ཆེན་པདྨ་བཟང་པོ་ཅན། །</text:span></text:p>
      <text:p text:style-name="P23"><text:span text:style-name="T32">ལྟ་མིན་སེམས་ཅན་དམྱལ་བ་རྣམས། །ཆོས་འབྱུང་གནས་སུ་འོག་ཏུ་འོ། །</text:span></text:p>
      <text:p text:style-name="P23"><text:span text:style-name="T32">ༀ་ལས་ཚངས་ལྷ་ལ་སོགས་ཏེ། །ཧཱུྃ་ལས་དུམ་བུ་གླང་ལ་སོགས། །</text:span></text:p>
      <text:p text:style-name="P23"><text:span text:style-name="T32">ཨཱཿལས་སྟོབས་ཀྱི་རྒྱུ་སོགས་པའོ། །ལག་གཉིས་གདོང་གཅིག་ཅན་རྣམས་ཏེ། །</text:span></text:p>
      <text:p text:style-name="P23"><text:span text:style-name="T32">སྟེང་དུ་ལྷ་རྣམས་དཀར་པོ་ཆེ། །དབང་པོ་ལ་སོགས་ཁྱབ་འཇུག་འདྲ། །</text:span></text:p>
      <text:p text:style-name="P23"><text:span text:style-name="T32">སྟོབས་ཀྱི་རྒྱུ་སོགས་དམར་པོ་ཆེ། །རང་འོད་རིག་མས་ལུས་སྤྲས་ལྡན། །</text:span></text:p>
      <text:p text:style-name="P23"><text:span text:style-name="T32">རྡོ་རྗེ་དྲིལ་བུའི་ལག་པ་བྲེལ། །གཡས་བརྐྱང་བས་ནི་སྟན་ལ་གནས། །</text:span></text:p>
      <text:p text:style-name="P23"><text:span text:style-name="T32">ཚངས་སོགས་རྟག་པའི་ཕྱག་རྒྱས་གདབ། །རྡོ་རྗེས་རྒྱ་བྱིན་སོགས་པ་ལ། །</text:span></text:p>
      <text:p text:style-name="P23"><text:soft-page-break/><text:span text:style-name="T32">སྟོབས་ཀྱི་རྒྱུ་སོགས་གར་གྱི་གཙོས། །ཐམས་ཅད་རིགས་གསུམ་གནས་སུ་སྐྱེས། །</text:span></text:p>
      <text:p text:style-name="P23"><text:span text:style-name="T32">དཀར་མོས་དགུག་པ་བྱས་ནས་ནི། །ཆོམ་རྐུན་མ་ཡིས་ཞགས་པས་བཅུག །</text:span></text:p>
      <text:p text:style-name="P23"><text:span text:style-name="T32">རོ་ལངས་མས་ནི་སྒྲོག་གིས་བཅིངས། །ཟ་ནུས་དྲིལ་བུས་དབང་བྱས་ཏེ། །</text:span></text:p>
      <text:p text:style-name="P14"><text:span text:style-name="T59">ཞེས་གསུངས་པ་ལ། གྲུབ་ཆེན་གྱི་གཞུང་ལ་ལར། འདིའི་དངོས་བསྟན་ཉིད་བྱས་པ་དང་། </text:span></text:p>
      <text:p text:style-name="P14"><text:span text:style-name="T59">ཁ་ཅིག་ཏུ། ཆོས་འབྱུང་གཅིག་གི་ནང་དུ་པདྨ་འདབ་བརྒྱད་སུམ་བརྩེགས་བྱེད་པ་དང་། </text:span></text:p>
      <text:p text:style-name="P14"><text:span text:style-name="T59">ལ་ལར། ཆོས་འབྱུང་པདྨ་དང་བཅས་པ་སུམ་བརྩེགས་བྱ་བར་ཡང་བཤད་ལ། </text:span></text:p>
      <text:p text:style-name="P14"><text:span text:style-name="T59">པདྨ་ནི་ཕལ་ཆེར་གྱིས་དམར་པོར་བཤད་ཅིང་། </text:span></text:p>
      <text:p text:style-name="P14"><text:span text:style-name="T59">འགའ་ཞིག་གིས། སྟེང་དཀར་པོ། འོག་དམར་པོ། བར་ནག་པོར་ཡང་བཤད་དོ། །</text:span></text:p>
      <text:p text:style-name="P14"><text:span text:style-name="T59">དེར་མགྲོན་དགོད་ཚུལ་ལ། པདྨའི་ལྟེ་བར་མགྲོན་ཇི་ལྟར་འགོད་གཞུང་ཕལ་ཆེར་དུ་མི་གསལ་ལ། </text:span></text:p>
      <text:p text:style-name="P14"><text:span text:style-name="T59">ཛ་ལན་དྷ་ར་པས། པདྨ་སུམ་བརྩེགས་བྱས་པའི་སྟེང་མའི་ལྟེ་བར་ཚངས་པ། བར་པ་ལ་ས་ལྷ། འོག་མ་ལ་ཀླུ་ལྷག་པ་འགོད་པར་བཞེད་ཅིང་། </text:span></text:p>
      <text:p text:style-name="P14"><text:span text:style-name="T59">བོད་སྔ་རབས་པ་དག །པདྨ་སུམ་རིམ་གྱི་ལྟེ་བ་གསུམ་དུ་སྐུ་གསུང་ཐུགས་ཀྱི་རྡོ་རྗེ་གསུམ་དགོད་པར་བཞེད་དོ། །</text:span></text:p>
      <text:p text:style-name="P14"><text:span text:style-name="T59">པདྨའི་འདབ་མར་མགྲོན་འགོད་</text:span><text:span text:style-name="T38">(</text:span><text:span text:style-name="T40">༢༢༦བ</text:span><text:span text:style-name="T38">)</text:span><text:span text:style-name="T59">ཚུལ་ནི། མི་ཐུབ་ཟླ་བས། </text:span></text:p>
      <text:p text:style-name="P23"><text:span text:style-name="T32">ཆོས་ཀྱི་འབྱུང་གནས་ནང་དུ་ནི། །པདྨ་འདབ་བརྒྱད་སུམ་བརྩེགས་ལ། །</text:span></text:p>
      <text:p text:style-name="P23"><text:span text:style-name="T32">དཀར་ནག་དམར་བ་ཨོཾ་ཨཱཿཧཱུྃ། །རིམ་པས་ལྷ་ཆེན་བརྒྱད་དང་ནི། །</text:span></text:p>
      <text:p text:style-name="P23"><text:span text:style-name="T32">ཀླུ་ཆེན་བརྒྱད་དང་ཕྱོགས་སྐྱོང་བརྒྱད། །པདྨའི་མདོག་བཞིན་བསྐྱེད་བྱས་ཏེ། །</text:span></text:p>
      <text:p text:style-name="P14"><text:span text:style-name="T59">ཞེས་དང་། </text:span></text:p>
      <text:p text:style-name="P23"><text:soft-page-break/><text:span text:style-name="T32">རང་རང་ཐུགས་ཀའི་ས་བོན་ལས། །འོད་ཟེར་ལྕགས་ཀྱུའི་ཚུལ་སྤྲོས་པས། །</text:span></text:p>
      <text:p text:style-name="P23"><text:span text:style-name="T32">ལྷ་ཆེན་བརྒྱད་ལ་གཟུགས་ཁམས་དང་། །གཟུགས་མེད་པ་ཡི་ལྷ་བསྡུ་འོ། །</text:span></text:p>
      <text:p text:style-name="P23"><text:span text:style-name="T32">འདོད་པའི་ཁམས་ཀྱི་ལྷ་དང་མི། །ཕྱོགས་སྐྱོང་བརྒྱད་ལ་རབ་ཏུ་བསྡུ། །</text:span></text:p>
      <text:p text:style-name="P23"><text:span text:style-name="T32">ངན་སོང་གསུམ་དང་ལྷ་མ་ཡིན། །ཀླུ་ཆེན་བརྒྱད་ལ་རབ་ཏུ་བསྡུ། །</text:span></text:p>
      <text:p text:style-name="P14"><text:span text:style-name="T59">ཞེས་བཞེད་ཀྱང་། ལྷ་ཆེན་བརྒྱད་ནི་གཞུང་ཕལ་ཆེར་ལས་མ་བཤད་ཅིང་། མགྲོན་བརྒྱད་ཚན་གསུམ་ཁོ་ནར་འདོད་པ་རྣམས་ཀྱང་བཤད་རྒྱུད་དང་མི་མཐུན་ནོ། །</text:span></text:p>
      <text:p text:style-name="P14"><text:span text:style-name="T59">གཞན་ཡང་ཛ་ལན་དྷ་ར་པས་སྟེང་གི་པད་འདབ་ལ་གཟའ་བརྒྱད་འགོད་པར་བཤད་པ་སོགས་རྣམ་གྲངས་དུ་མ་ཞིག་སྣང་ཡང་། བཤད་རྒྱུད་ཀྱི་དངོས་བསྟན་ལྟར། ཆོས་འབྱུང་གི་ནང་དུ་པདྨ་འདབ་བརྒྱད་ཀྱི་འདབ་མར་ཕྱོགས་སྐྱོང་བརྒྱད་དང་། དེའི་སྟེང་གི་ནམ་མཁར་ཟླ་ཉི་སོགས་ལྷ་རྣམས་དང་པདྨའི་འོག་ཏུ་ཀླུ་བརྒྱད་དང་ལྷ་མིན་དང་དམྱལ་བ་རྣམས་འགོད་པར་བཤད་པ་དང་། </text:span></text:p>
      <text:p text:style-name="P14"><text:span text:style-name="T59">དཀྱིལ་འཁོར་བ་ལ་གཏོར་མ་དབུལ་བའི་ཚེ་པདྨའི་ལྟེ་བར་དཀྱིལ་འཁོར་གྱི་འཁོར་ལོ་འགོད་པར་བཤད་པའི་ཚུལ་ཉིད་ལེགས་ཤིང་། དེ་དག་ཀྱང་ཡི་གེ་གསུམ་ལས་སྐུ་གསུང་ཐུགས་རྡོ་རྗེ་གསུམ་གྱི་རྣམ་པར་བསྐྱེད་ཚུལ་དང་དེའི་མངོན་རྟོགས་ལ་སོགས་པའི་བཤད་ཚུལ་ཞིབ་པར་མང་བའི་འཇིགས་པས་མ་སྤྲོས་ཀྱང་། ཕལ་ཆེར་བཤད་རྒྱུད་ཀྱི་ལུང་གིས་ཤེས་སོ། །</text:span></text:p>
      <text:p text:style-name="P14"><text:span text:style-name="T59">གཉིས་པ་</text:span><text:span text:style-name="T61">[</text:span><text:span text:style-name="T59">གཏོར་མ་བྱིན་རླབས་</text:span><text:span text:style-name="T61">]</text:span><text:span text:style-name="T59">ནི། སཾ་ཊིར། </text:span></text:p>
      <text:p text:style-name="P22"><text:span text:style-name="T32">རྫས་ནི་འདི་དག་ཐམས་ཅད་རྣམས། །བདུད་རྩིའི་ལྔ་ཡིས་སྦྱང་བར་བྱ། །</text:span></text:p>
      <text:p text:style-name="P14"><text:span text:style-name="T59">ཞེས་གསུངས་པ་ལྟར་བདུད་རྩིས་བྲན་དགོས་ཤིང་། </text:span></text:p>
      <text:p text:style-name="P14"><text:span text:style-name="T59">མི་ཐུབ་ཟླ་བས། </text:span></text:p>
      <text:p text:style-name="P22"><text:soft-page-break/><text:span text:style-name="T32">ཆོ་གས་གཏོར་མ་བསྒྲུབ་བྱ་བ། །རླུང་དང་མེའི་དཀྱིལ་འཁོར་བསམ། །</text:span></text:p>
      <text:p text:style-name="P22"><text:span text:style-name="T32">ཨ་ལས་བྱུང་བའི་པདྨ་ནི། །དེ་ལས་འབར་དང་གདུངས་པ་ལས། །</text:span></text:p>
      <text:p text:style-name="P22"><text:span text:style-name="T32">བདུད་རྩི་ལྔ་ནི་བསྒྲུབ་པར་བྱ། །</text:span></text:p>
      <text:p text:style-name="P14"><text:span text:style-name="T59">ཞེས་པ་ལྟར། གཏོར་</text:span><text:span text:style-name="T38">(</text:span><text:span text:style-name="T40">༢༢༧ན</text:span><text:span text:style-name="T38">)</text:span><text:span text:style-name="T59">མའང་བདུད་རྩིའི་བྱིན་གྱིས་བརླབ་དགོས་ལ། དེའི་ཚུལ་ནི་དང་པོའི་བཅུ་གཅིག་པར་བཤད་ཟིན་པ་ལྟར་རོ། །</text:span></text:p>
      <text:p text:style-name="P29"><text:span text:style-name="T59">གསུམ་པ་</text:span><text:span text:style-name="T61">[</text:span><text:span text:style-name="T59">གཏོར་མ་འབུལ་ཚུལ་</text:span><text:span text:style-name="T61">]</text:span><text:span text:style-name="T59">ནི། དེ་ནས་གཞུང་དོན་དུ་འཆད་པའི་སྔགས་ཀྱིས་གཏོར་མ་དབུལ་ཞིང་ཕྲིན་ལས་བཅོལ་བ་དང་བཟོད་གསོལ་བྱས་ཏེ་མགྲོན་གཤེགས་པ་ཡིན་ལ། </text:span></text:p>
      <text:p text:style-name="P29"><text:span text:style-name="T59">གུར་ལས། </text:span></text:p>
      <text:p text:style-name="P32"><text:span text:style-name="T32">དེ་ནས་མཆོད་ཡོན་ཞབས་བསིལ་དབུལ། །</text:span></text:p>
      <text:p text:style-name="P29"><text:span text:style-name="T59">ཞེས་པ་དང་། </text:span></text:p>
      <text:p text:style-name="P29"><text:span text:style-name="T59">སཾ་ཊིར། </text:span></text:p>
      <text:p text:style-name="P32"><text:span text:style-name="T32">མེ་ཏོག་དམར་པོ་བདུག་པ་སོགས། །དྲི་ལ་སོགས་པ་དབུལ་བར་བྱ། །</text:span></text:p>
      <text:p text:style-name="P29"><text:span text:style-name="T59">ཞེས་མཆོད་པ་འབུལ་བར་ཡང་གསུངས་ཤིང་། </text:span></text:p>
      <text:p text:style-name="P29"><text:span text:style-name="T59">གུར་ལས། </text:span></text:p>
      <text:p text:style-name="P32"><text:span text:style-name="T32">སྔགས་འདི་ཡིས་ནི་གཤེགས་སུ་གསོལ། །ཨོཾ་བཛྲ་སཏྭ་ས་མ་ཡ། </text:span></text:p>
      <text:p text:style-name="P29"><text:span text:style-name="T59">ཞེས་སོགས་ཡིག་བརྒྱའི་མཐར་མུཿཞེས་པའི་བར་གསུངས་པའི་སྔགས་དོན་ནི་ཕྲིན་ལས་བཅོལ་བ་དང་བཟོད་གསོལ་གཉིས་ཀར་འགྱུར་བ་ཡིན་ནོ། །</text:span></text:p>
      <text:p text:style-name="P29"><text:span text:style-name="T59">གྲུབ་ཆེན་མཚོ་སྐྱེས་སོགས་ཀྱིས། ཚོགས་དང་གཏོར་མ་ལ་སོགས་པའི་མཐར་རྡོ་རྗེའི་གླུ་ཡང་བླངས་པར་བཤད་དོ། །</text:span></text:p>
      <text:p text:style-name="P14"><text:soft-page-break/><text:span text:style-name="T59">བཞི་པ་</text:span><text:span text:style-name="T61">[</text:span><text:span text:style-name="T59">ཕུལ་བའི་དགོས་པ་</text:span><text:span text:style-name="T61">]</text:span><text:span text:style-name="T59">ནི། བར་ཆད་ཞི་བ་དང་ཕྲིན་ལས་མྱུར་དུ་འགྲུབ་པར་བྱ་བའི་ཆེད་ཡིན་ཏེ། </text:span></text:p>
      <text:p text:style-name="P14"><text:span text:style-name="T59">མི་ཐུབ་ཟླ་བས། </text:span></text:p>
      <text:p text:style-name="P22"><text:span text:style-name="T32">བར་ཆད་ཐམས་ཅད་ཉེར་ཞིའི་ཕྱིར། །གཏོར་མ་རྒྱུན་དུ་སྦྱིན་པར་བྱ། །</text:span></text:p>
      <text:p text:style-name="P14"><text:span text:style-name="T59">ཞེས་དང་། </text:span></text:p>
      <text:p text:style-name="P14"><text:span text:style-name="T59">འདིར། </text:span><text:span text:style-name="T43">[</text:span><text:span text:style-name="T44">བརྟག་པ་ཕྱི་མ། བཞི་པ་ཕྱག་རྒྱ་བསྡུས་པའི་དོན་གྱི་ལེའུར།</text:span><text:span text:style-name="T43">]</text:span></text:p>
      <text:p text:style-name="P15"><text:span text:style-name="T54">གལ་ཏེ། འདིས་གཏོར་མས་འབྱུང་པོ་ཐམས་ཅད་མཆོད་པར་བྱེད་ན་རྣལ་འབྱོར་པ་རྣམས་ལེགས་པར་འགྱུར་རོ། །</text:span></text:p>
      <text:p text:style-name="P14"><text:span text:style-name="T59">ཞེས་སོགས་གསུངས་པ་ལྟར་རོ། །</text:span></text:p>
      <text:p text:style-name="P14"><text:span text:style-name="T1">ད༢ </text:span><text:span text:style-name="T18">གཉིས་པ་གཞུང་དོན་ལ། </text:span><text:span text:style-name="T1">ན༡ </text:span><text:span text:style-name="T18">གཏོར་ཆོག་ཞུས་ནས་བསྟན་ཚུལ། </text:span><text:span text:style-name="T1">ན༢ </text:span><text:span text:style-name="T18">གསུངས་པའི་གཏོར་སྔགས། </text:span><text:span text:style-name="T1">ན༣ </text:span><text:span text:style-name="T18">གཏོར་མ་བྱིན་པའི་ཕན་ཡོན་གསུམ་གྱི། </text:span></text:p>
      <text:p text:style-name="P14"><text:span text:style-name="T59">ན༡ དང་པོ་ནི། </text:span></text:p>
      <text:p text:style-name="P24"><text:span text:style-name="T49">ཀྱེ་ཡི་རྡོ་རྗེ་རྡོ་རྗེ་འཛིན། །སྙོམས་འཇུག་གནས་པའི་ལྷ་ཉིད་ལ། །</text:span></text:p>
      <text:p text:style-name="P24"><text:span text:style-name="T49">སེམས་ཅན་དོན་ཕྱིར་གཏོར་མ་ཆེ། །དེ་ལ་བདག་མེད་མས་ཞུས་པ། །</text:span></text:p>
      <text:p text:style-name="P24"><text:span text:style-name="T49">ཨེ་ཝཾ་རྣམ་པར་བཞུགས་ནས་ནི། །བགེགས་དང་ལོག་པར་འདྲེན་པ་ལས། །</text:span></text:p>
      <text:p text:style-name="P24"><text:span text:style-name="T49">སེམས་ཅན་རྣམས་ཀྱི་སྲོག་བསྲུང་ཕྱིར། །རྡོ་རྗེ་སེམས་དཔས་གཏོར་མ་བསྟན། །</text:span></text:p>
      <text:p text:style-name="P14"><text:span text:style-name="T59">ཞེས་པ་སྟེ། ཀྱེ་ཡི་རྡོ་རྗེ་སྙིང་རྗེ་དང་སྟོང་པ་དབྱེར་མེད་པའི་རྡོ་རྗེ་འཛིན་པ་སྟེ་སྟོན་པ་རྡོ་རྗེ་འཆང་། ཡུམ་བདག་མེད་མ་དང་སྙོམས་འཇུག་མཛད་པའི་ཚུལ་དུ་གནས་པའི་ལྷ་</text:span><text:span text:style-name="T38">(</text:span><text:span text:style-name="T40">༢༢༧བ</text:span><text:span text:style-name="T38">)</text:span><text:span text:style-name="T59">དེ་ཉིད་ལ། སེམས་</text:span><text:soft-page-break/><text:span text:style-name="T59">ཅན་ལ་ཕན་པ་དང་བདེ་བའི་དོན་དུ་འགྱུར་བའི་ཕྱིར་འབྱུང་པོའི་གཏོར་མའི་ཆོ་ག་ཆེན་པོ་ཞུ་བའི་སྐབས་རྙེད་ནས། སྟོན་པ་དེ་ལ་ཡུམ་བདག་མེད་མས་གསུངས་པར་ཞུས་པ་ལས་ཡབ་ཡུམ་ཨེ་ཝཾ་གི་རྣམ་པར་ཏེ་ཐབས་ཤེས་སམ་བདེ་སྟོང་རོ་མཉམ་པར་བཞུགས་ནས་ནི། བགེགས་དང་ལོག་པར་འདྲེན་པ་ལས་སེམས་ཅན་རྣམས་ཀྱི་སྲོག་ལ་སོགས་པའི་བར་ཆད་བསྲུང་པའི་ཕྱིར། སྟོན་པ་རྡོ་རྗེ་སེམས་དཔས་གཏོར་མ་སྦྱིན་པའི་སྔགས་བསྟན་ཞེས་པའི་དོན་ཏོ། །</text:span></text:p>
      <text:p text:style-name="P14"><text:span text:style-name="T59">ན༢ གཉིས་པ་</text:span><text:span text:style-name="T61">[</text:span><text:span text:style-name="T59">གསུངས་པའི་གཏོར་སྔགས་</text:span><text:span text:style-name="T61">]</text:span><text:span text:style-name="T59">ནི། </text:span></text:p>
      <text:p text:style-name="P16"><text:span text:style-name="T46">ཨོཾ་ཨིནྡྲ་ཛ་མ་ཛ་ལ་ཛཀྵ་བྷུ་ད་བཧྣི་བཱ་ཨུ་རཀྵ་ཙནྡྲ་སུཛྫ་མཱ་ད་པཔྤ་ཏ་པཱ་ཏཱ་ལཾ་ཨཊྛ་སར་པ་སྭཱ་ཧཱ། ཨི་དཾ་བ་ལིཾ་བྷུཉྫ་ཛིགྷ་ཕུལླ་དྷུཔྤ་མཱཾ་ས་བིཾ་གྷ་ཨཾ་བྷ་སཔྤ་ཀཛྫ་སརྦ་སཱ་དྷ་ཁཱནྟི་ཁུ་ཎི་ཕེ་ཌ་གཱ་ད། ཨོཾ་ཨ་ཀཱ་རོ་མུ་ཁཾ་སརྦ་དྷརྨཱ་ཎཱཾ་ཨདྱ་ནུཏྤནྣ་ཏྭཱ་ཏ། ཨོཾ་ཨཱཿ་ཧཱུྃ་ཕཊ་སྭཱ་ཧཱ། </text:span></text:p>
      <text:p text:style-name="P14"><text:span text:style-name="T59">ཞེས་པ་སྟེ། གཏོར་སྔགས་འདི་ཕལ་ཆེར་ཟུར་ཆག་གི་སྐད་དུ་གནས་པ་ལས། ཨོཾ་དམ་བཅའ་བ་</text:span><text:span text:style-name="T73">སྟེ་མགོ་འདྲེན། ཨིནྡྲ་ནི་དབང་པོ། ཛ་མ་གཤིན་རྗེ། ཛ་ལ་ཆུ་སྟེ་ཆུ་ལྷ། ཛཀྵ་གནོད་སྦྱིན། བྷུ་ད་འབྱུང་པོ། བཧྣི་མེ་སྟེ་མེ་ལྷ། བཱ་ཨུ་རླུང་སྟེ་རླུང་ལྷ། རཀྵ་སྲིན་པོ། ཙནྡྲ་ཟླ་བ། སུཛྫ་ཉི་མ། མཱ་ད་མ་སྟེ་ས་ལྷ། པྤ་པ་སྟེ་ཚངས་པ། ཏ་ལ་ས་སྟེང་། པཱ་ཏཱ་ལཾ་ས་འོག །ཨཊྛ་བརྒྱད། སར་པ་སྦྲུལ་ཏེ་ཀླུ། སྭཱ་ཧྭ་གཞི་ཚུགས།</text:span><text:span text:style-name="T59"> </text:span></text:p>
      <text:p text:style-name="P14"><text:span text:style-name="T59">ཨི་དཾ་འདི། བ་ལིཾ་གཏོར་མ། བྷུཉྫ་ཟོ་ཞིག །ཛི་གྷ་སྣོམས་ཤིག །ཕུལླ་མེ་ཏོག །དྷུཔྤ་བདུག་སྤོས། མཱཾ་ས་ཤ། བིཾ་གྷ་ཉ་ཤ། ཨཾ་བྷ་བདག་གི། སཔྤ་ཐམས་ཅད། ཀཛྫ་དགོས་པ། སརྦ་ཐམས་ཅད། སཱ་དྷ་སྒྲུབས་ཤིག །ཁཱནྟི་བཟོད་པ། ཁུ་ཎི་གསོལ། ཕེ་ཌ་གཱ་ད་གནོད་པ་སོལ། </text:span></text:p>
      <text:p text:style-name="P14"><text:span text:style-name="T59">ཨོཾ་ཨ་ཀཱ་རོ་སོགས་ནི་ལེགས་སྦྱར་སོར་བཞག་སྟེ། དེའི་དོན་སྔར་བཤད་ཟིན་ལ། </text:span></text:p>
      <text:p text:style-name="P14"><text:soft-page-break/><text:span text:style-name="T59">འདིར་ཡང་། ཨོཾ་བཀྲ་ཤིས་པའི་མགོ་འདྲེན། ཨ་ཀཱ་རོ་ཨ་ཡིག་ནི། མུ་ཁཾ་སྒོ། སརྦ་དྷརྨཱ་ཎཾ་ཆོས་ཐམས་ཅད་ཀྱི། ཨདྱ་གདོད་མ་ནས། ཨ་ནུཏཱནྣ་ཏྭཱ་ཏ་མ་སྐྱེས་པའི་ཕྱིར། </text:span></text:p>
      <text:p text:style-name="P14"><text:span text:style-name="T59">སླར་ཡང་། ཨོཾ་སྨོན་ལམ། ཨཱཿམཉེས་</text:span><text:span text:style-name="T38">(</text:span><text:span text:style-name="T40">༢༢༨ན</text:span><text:span text:style-name="T38">)</text:span><text:span text:style-name="T59">པ། ཧཱུྃ་ཚིམ་པ། ཕཊ་ཉེར་བསྡུ། སྭཱ་ཧྭ་གཞི་ཚུགས་ཞེས་པའི་དོན་དུ་བཤད་དོ། །</text:span></text:p>
      <text:p text:style-name="P14"><text:span text:style-name="T59">ན༣ གསུམ་པ་</text:span><text:span text:style-name="T61">[</text:span><text:span text:style-name="T59">གཏོར་མ་བྱིན་པའི་ཕན་ཡོན་</text:span><text:span text:style-name="T61">]</text:span><text:span text:style-name="T59">ནི། </text:span></text:p>
      <text:p text:style-name="P16"><text:span text:style-name="T46">གལ་ཏེ་འདིས་གཏོར་མས་འབྱུང་པོ་ཐམས་ཅད་མཆོད་པར་བྱེད་ན་རྣལ་འབྱོར་པ་རྣམས་ལེགས་པར་འགྱུར་རོ། །དེ་རྣམས་ལ་བདེ་བ་དྲི་མ་མེད་པ་དང་། ལྷ་མོ་རྣམས་དང་འགྲོ་བ་རབ་ཏུ་འབྱོར་པ་རྣམས་དགའ་བར་འགྱུར་རོ། །གལ་ཏེ་འདིས་འབྱུང་པོའི་ཚོགས་ཀྱི་ཕྱིར་རྟག་ཏུ་གཏོར་མ་བྱིན་ན། དབང་དང་མངོན་སྤྱོད་དང་དགྲའི་སྡེ་འཇིགས་པ་དང་བསྐྲད་པ་དང་བསད་པ་དང་དགུག་པ་དང་ཞི་བ་དང་རྒྱས་པར་ཡང་འགྱུར་རོ། །</text:span></text:p>
      <text:p text:style-name="P14"><text:span text:style-name="T59">ཞེས་པ་སྟེ། དེ་ལྟར་གཏོར་མ་བྱིན་པའི་དགོས་པ་ཇི་ལྟ་བུ་སྙམ་ན། གལ་ཏེ་ཚུལ་འདིས་ཀུན་ནས་བསླངས་པའི་གཏོར་མས་འབྱུང་པོ་ཐམས་ཅད་མཆོད་པར་བྱེད་ན། དེ་ལ་འབད་པའི་རྣལ་འབྱོར་པ་རྣམས་ལེགས་པ་ཐོབ་པར་འགྱུར་རོ། །</text:span></text:p>
      <text:p text:style-name="P14"><text:span text:style-name="T59">ཚུལ་ཇི་ལྟར་ཞེ་ན། རྣལ་འབྱོར་པ་དེ་རྣམས་ལ་མཐར་ཐུག་ལྷན་སྐྱེས་ཀྱི་བདེ་བ་གཉིས་སྣང་གི་དྲི་མ་མེད་པ་ཐོབ་པ་དང་། གནས་སྐབས་སུ་ལྷ་མོ་རྣམས་མཉེས་པ་དང་། འགྲོ་བ་རབ་ཏུ་འབྱོར་པ་རྒྱས་པ་རྣམས་དགའ་བར་འགྱུར་རོ། །</text:span></text:p>
      <text:p text:style-name="P14"><text:span text:style-name="T59">གལ་ཏེ་ཚུལ་འདིས་གཏོར་མགྲོན་འབྱུང་པོའི་ཚོགས་ཀྱི་ཕྱིར་དུས་རྟག་ཏུ་སྟེ་རྒྱུན་དུ་གཏོར་མ་བྱིན་ན། འགྲོ་བ་དབང་དུ་བྱ་བ་དང་། མངོན་སྤྱོད་ཀྱི་ལས་དང་། དགྲའི་སྡེ་དང་དཔུང་འཇིག་པ་དང་། </text:span><text:soft-page-break/><text:span text:style-name="T59">གཞན་དུ། བསྐྲད་པ་དང་། བསད་པ་དང་། བསྒྲུབ་བྱ་དགུག་པ་དང་། ནད་སོགས་ཞི་བ་དང་། ཚེ་སོགས་རྒྱས་པར་ཡང་འགྱུར་རོ། །ཞེས་པ་སྟེ་སྒྲ་ཇི་བཞིན་པའོ། །</text:span></text:p>
      <text:p text:style-name="P14"><text:span text:style-name="T1">ཐ༥ </text:span><text:span text:style-name="T18">ལྔ་པ་ལྷ་མོ་གསུམ་གྱི་ཕྱག་རྒྱའི་ཞུས་ལན་ལ། </text:span><text:span text:style-name="T1">ད༡ </text:span><text:span text:style-name="T18">ཞུས་པ་དང་། </text:span><text:span text:style-name="T1">ད༢ </text:span><text:span text:style-name="T18">ལན་གཉིས་ཀྱི། </text:span></text:p>
      <text:p text:style-name="P14"><text:span text:style-name="T59">ད༡ དང་པོ་ནི། </text:span></text:p>
      <text:p text:style-name="P15"><text:span text:style-name="T46">རྡོ་རྗེ་སྙིང་པོས་གསོལ་པ། </text:span></text:p>
      <text:p text:style-name="P24"><text:span text:style-name="T49">ཕྱག་རྒྱ་གང་གིས་མཁའ་སྤྱོད་མ། །གང་གི་ཕྱག་རྒྱས་ས་སྤྱོད་མ། །</text:span></text:p>
      <text:p text:style-name="P24"><text:span text:style-name="T49">གཙོ་བོ་བདག་གིས་སྔར་མ་འཚལ། །བཅོམ་ལྡན་ཇི་ལྟར་ཕྱག་རྒྱ་བགྱི། །</text:span></text:p>
      <text:p text:style-name="P14"><text:span text:style-name="T59">ཞེས་པ་སྟེ། ལྷ་མོ་གསུམ་གྱི་རྒྱས་འདེབས་ཞུ་བའི་ཕྱིར་རྡོ་རྗེ་སྙིང་པོས་གསོལ་པ། ཕྱག་རྒྱ་གང་གིས་ལྷ་མོ་མཁའ་སྤྱོད་མ་ལ་འདེབས་པ་དང་། </text:span><text:span text:style-name="T38">(</text:span><text:span text:style-name="T40">༢༢༨བ</text:span><text:span text:style-name="T38">)</text:span><text:span text:style-name="T59">ལྷ་གང་གི་ཕྱག་རྒྱས་ལྷ་མོ་ས་སྤྱོད་མ་ལ་རྒྱས་འདེབས་པ་ནི་གཙོ་བོ་ཞེས་བོས་ནས། བདག་གིས་སྔར་ཤེས་པར་མ་འཚལ་བས། བཅོམ་ལྡན་འདས། ཚུལ་ཇི་ལྟར་ཕྱག་རྒྱས་གདབ་པར་བགྱི་ཞེས་ཞུས་པའོ། །</text:span></text:p>
      <text:p text:style-name="P14"><text:span text:style-name="T59">ད༢ གཉིས་པ་</text:span><text:span text:style-name="T61">[</text:span><text:span text:style-name="T59">ལན་</text:span><text:span text:style-name="T61">]</text:span><text:span text:style-name="T59">ནི། </text:span></text:p>
      <text:p text:style-name="P15"><text:span text:style-name="T46">བཅོམ་ལྡན་འདས་ཀྱིས་བཀའ་བསྩལ་པ། </text:span></text:p>
      <text:p text:style-name="P24"><text:span text:style-name="T49">གསང་གསུམ་འཁོར་ལོའི་དབུས་སུ་ནི། །སྐུ་གསུང་ཐུགས་སུ་ཕྱེ་བ་ལས། །</text:span></text:p>
      <text:p text:style-name="P24"><text:span text:style-name="T49">སྟེང་དང་འོག་དང་དབུས་གནས་ཀྱི། །འཁོར་ལོའི་དབུས་སུ་རྣམ་པར་གནས། །</text:span></text:p>
      <text:p text:style-name="P24"><text:span text:style-name="T49">ས་སྤྱོད་སྐུ་ཡི་ཕྱག་རྒྱ་ཅན། །སྟེང་ཞལ་སྐུ་ཡི་རྡོ་རྗེ་མ། །</text:span></text:p>
      <text:p text:style-name="P24"><text:span text:style-name="T49">མཁའ་སྤྱོད་འདོད་ཆགས་ཕྱག་རྒྱ་ཅན། །འོག་ཞལ་གསུང་གི་རྡོ་རྗེ་མ། །</text:span></text:p>
      <text:p text:style-name="P24"><text:span text:style-name="T49">ཐུགས་ཀྱི་རྡོ་རྗེས་བདག་མེད་མ། །སེམས་ནི་བདག་མེད་ཚུལ་ཅན་ཉིད། །</text:span></text:p>
      <text:p text:style-name="P24"><text:soft-page-break/><text:span text:style-name="T49">སེམས་ནི་དབུས་ཀྱི་གནས་སུ་སྟེ། །དེས་ན་བདག་མེད་མ་དབུས་སྐྱེ། །</text:span></text:p>
      <text:p text:style-name="P14"><text:span text:style-name="T59">ཞེས་པ་སྟེ། དེའི་ལན་དུ། བཅོམ་ལྡན་འདས་ཀྱིས་བཀའ་བསྩལ་པ། སྐུ་གསུང་ཐུགས་ཀྱི་གསང་བ་གསུམ་གྱི་དབྱེ་བས། བདག་མེད་མའི་དཀྱིལ་འཁོར་འཁོར་ལོའི་དབུས་སུ་ནི་སྐུ་གསུང་ཐུགས་སུ་ཕྱེ་བའི་ལྷ་མོ་གསུམ་ལས། སྟེང་དང་འོག་དང་དབུས་སུ་གནས་པ་ཉིད་ཀྱི་སྒོ་ནས་དཀྱིལ་འཁོར་འཁོར་ལོའི་དབུས་སུ་རྣམ་པར་གནས་པར་བརྗོད་ལ། དེ་ཡང་གནས་ས་འོག་ཏུ་སྤྱོད་པས་ས་སྤྱོད་མ་ལ་སྐུ་ཡི་ངོ་བོ་རྣམ་སྣང་གི་ཕྱག་རྒྱ་ཅན་དུ་བྱ་ཞིང་། དེ་ལ་ཞལ་སྟེང་དུ་གཟིགས་པས་སྟེང་ཞལ་མ་དང་ལུས་དག་པས་སྐུ་ཡི་རྡོ་རྗེ་མ་ཞེས་བྱའོ། །</text:span></text:p>
      <text:p text:style-name="P14"><text:span text:style-name="T59">ཡང་གནས་མཁའ་ལ་སྤྱོད་པས་མཁའ་སྤྱོད་ལ་མ་འདོད་ཆགས་དག་པ་འོད་དཔག་མེད་ཀྱི་ཕྱག་རྒྱ་ཅན་དུ་བྱ་ཞིང་། དེ་ལ་ཞལ་འོག་ཏུ་གཟིགས་པས་འོག་ཞལ་མ་དང་ངག་དག་པས་གསུང་གི་རྡོ་རྗེ་མ་ཞེས་བྱའོ། །</text:span></text:p>
      <text:p text:style-name="P14"><text:span text:style-name="T59">ཐུགས་ཀྱི་རྡོ་རྗེ་མི་བསྐྱོད་པས་བདག་མེད་མ་ལ་རྒྱས་འདེབས་ཏེ། སེམས་ནི་རང་བཞིན་གྱི་མ་གྲུབ་པ་བདག་མེད་པའི་ཚུལ་ཅན་ཉིད་ཡིན་པས་སོ། །</text:span></text:p>
      <text:p text:style-name="P14"><text:span text:style-name="T59">ཡང་སེམས་ནི་ལུས་ཀྱི་དབུས་སུ་སྙིང་ག་ཉིད་ཀྱི་གནས་སུ་གནས་པ་ལྟ་བུ་སྟེ། རྒྱུ་མཚན་དེས་ན་བདག་མེད་མའང་དཀྱིལ་འཁོར་གྱི་དབུས་སུ་སྐྱེ་བའི་ཚུལ་དུ་བྱས་ཤེས་པའི་</text:span><text:span text:style-name="T38">(</text:span><text:span text:style-name="T40">༢༢༩ན</text:span><text:span text:style-name="T38">)</text:span><text:span text:style-name="T59">དོན་ཏོ། །</text:span></text:p>
      <text:p text:style-name="P14"><text:span text:style-name="T59">ཁ་ཅིག །འདིར་སྟེང་ཞལ་དང་འོག་ཞལ་གཉིས་ཀྱི་འགྱུར་འཁྲུགས་པར་སྨྲ་ཞིང་། འགྱུར་གཞན་ལས། འོག་ཞལ་སྐུ་ཡི་རྡོ་རྗེ་མ། ཞེས་དང་། སྟེང་ཞལ་གསུང་གི་རྡོ་རྗེ་མ། ཞེས་འགྱུར་བ་དག་པར་འདོད་ཀྱང་། ས་སྤྱོད་མ་ཞལ་འོག་ཏུ་བལྟ་བ་དང་སྟེང་ཞལ་མ་ཞལ་སྟེང་དུ་བསྟན་པར་འདོད་སྣང་བ་ཙམ་མ་གཏོགས་པའི་ཤེས་བྱེད་གཞན་མ་མཐོང་ལ། དེ་འདོད་པའི་རྒྱུ་མཚན་ཡང་མཁའ་ལ་སྤྱོད་པས་</text:span><text:soft-page-break/><text:span text:style-name="T59">སྟེང་དུ་བལྟ་བ་དང་ས་འོག་ལ་སྤྱོད་པས་འོག་ཏུ་བལྟ་བར་རིགས་སྙམ་མོད། དེ་ལྟར་ན་སྒོ་སྐྱོང་མ་རྣམས་ཀྱང་ཞལ་ཕྱིར་བསྟན་དུ་བཞུགས་དགོས་པར་ཐལ་ལོ། །</text:span></text:p>
      <text:p text:style-name="P14"><text:span text:style-name="T59">དེས་ན་མཁའ་སྤྱོད་མ་ཞལ་འོག་ཏུ་གཟིགས་པ་དང་། ས་སྤྱོད་མ་ཞལ་སྟེང་དུ་གཟིགས་པར་འཆད་པ་ལ་སྐྱོན་མེད་དེ། ལྷ་ཐམས་ཅད་ཀྱང་དཀྱིལ་འཁོར་གྱི་བདག་མོ་ལ་ཞལ་ཕྱོགས་པའི་རྣམ་པས་བཞུགས་པ་སྐབས་སུ་བབ་པའི་ཕྱིར་རོ། །</text:span></text:p>
      <text:p text:style-name="P14"><text:span text:style-name="T1">ཐ༦ </text:span><text:span text:style-name="T18">དྲུག་པ་ཕྱག་རྒྱའི་དབྱེ་བསྡུ་བཤད་པ་ལ། </text:span><text:span text:style-name="T1">ད༡ </text:span><text:span text:style-name="T18">ཉན་པར་གདམས་པ། </text:span><text:span text:style-name="T1">ད༢ </text:span><text:span text:style-name="T18">རིགས་དྲུག་ཏུ་དབྱེ་བ། </text:span><text:span text:style-name="T1">ད༣ </text:span><text:span text:style-name="T18">བསྡུ་ཚུལ་གསུམ་གྱི། </text:span></text:p>
      <text:p text:style-name="P14"><text:span text:style-name="T59">ད༡ དང་པོ་ནི། </text:span></text:p>
      <text:p text:style-name="P24"><text:span text:style-name="T49">རྒྱས་པར་རབ་ཏུ་ཕྱེ་བ་ལས། །རིགས་ནི་རྣམས་པ་དྲུག་ཏུ་བརྗོད། །</text:span></text:p>
      <text:p text:style-name="P24"><text:span text:style-name="T49">རྣམ་གསུམ་རྣམ་པ་ལྔ་ཉིད་ཀྱང་། །བཤད་ཀྱི་རྣལ་འབྱོར་མ་ཉིད་ཉོན། །</text:span></text:p>
      <text:p text:style-name="P14"><text:span text:style-name="T59">ཞེས་པ་སྟེ། རྒྱས་འདེབས་ཀྱི་རིགས་ཇི་ཙམ་ཡོད་སྙམ་ན། རིགས་བདག་རྒྱས་པར་རབ་ཏུ་ཕྱེ་བ་ལས། རིགས་བདག་ནི་རྣམ་པ་དྲུག་ཏུ་བརྗོད་ཅིང་། བསྡུ་ན། རིགས་རྣམ་པ་གསུམ་མམ། འབྲིང་ལྟར་ན་རྣམ་པ་ལྔར་འགྱུར་ཚུལ་ཉིད་ཀྱང་ལེགས་པར་བཤད་ཀྱི། རྣལ་འབྱོར་མ་ཉིད་ཉོན་ཅིག་ཅེས་གདམས་པའོ། །</text:span></text:p>
      <text:p text:style-name="P14"><text:span text:style-name="T59">ད༢ གཉིས་པ་</text:span><text:span text:style-name="T61">[</text:span><text:span text:style-name="T59">རིགས་དྲུག་ཏུ་དབྱེ་བ་</text:span><text:span text:style-name="T61">]</text:span><text:span text:style-name="T59">ནི། </text:span></text:p>
      <text:p text:style-name="P24"><text:span text:style-name="T49">མི་བསྐྱོད་རྣམ་སྣང་རིན་ཆེན་འབྱུང་། །དཔག་མེད་ཕྲག་དོག་རྡོ་རྗེ་སེམས། །</text:span></text:p>
      <text:p text:style-name="P24"><text:span text:style-name="T49">ཞེ་སྡང་གཏི་མུག་སེར་སྣ་དང་། །འདོད་ཆགས་ཕྲག་དོག་བདེ་བ་དག །</text:span></text:p>
      <text:p text:style-name="P24"><text:span text:style-name="T49">འདིས་ནི་རིམ་པས་སྒོམ་པ་ཉིད། །</text:span></text:p>
      <text:p text:style-name="P14"><text:soft-page-break/><text:span text:style-name="T59">ཅེས་པ་སྟེ། རིགས་ཀྱི་དབྱེ་བ་ཇི་ལྟ་བུ་སྙམ་ན། སྦྱོང་བྱེད། མི་བསྐྱོད་པ་དང་། རྣམ་སྣང་དང་། རིན་ཆེན་འབྱུང་ལྡན་དང་། འོད་དཔག་མེད་དང་། ཕྲག་དོག་</text:span><text:span text:style-name="T38">(</text:span><text:span text:style-name="T40">༢༢༩བ</text:span><text:span text:style-name="T38">)</text:span><text:span text:style-name="T59">གིས་མཚོན་པ་དོན་འགྲུབ་དང་། རྡོ་རྗེ་སེམས་དཔའ་དྲུག་ཏུ་དབྱེ་སྟེ། </text:span></text:p>
      <text:p text:style-name="P14"><text:span text:style-name="T59">སྦྱང་གཞི། ཞེ་སྡང་དང་། གཏི་མུག་དང་། སེར་སྣ་དང་། འདོད་ཆགས་དང་། ཕྲག་དོག་དང་། བདེ་བ་དག་སྦྱོང་བའི་ཚུལ་འདིས་ནི་གོང་གི་སྦྱང་གཞི་སྦྱོང་བྱེད་ཀྱི་རིམ་པ་ངེས་པས་བསྒོམ་པར་བྱ་བ་ཉིད་དོ། །ཞེས་པའོ། །</text:span></text:p>
      <text:p text:style-name="P14"><text:span text:style-name="T59">ད༣ གསུམ་པ་</text:span><text:span text:style-name="T61">[</text:span><text:span text:style-name="T59">བསྡུ་ཚུལ་</text:span><text:span text:style-name="T61">]</text:span><text:span text:style-name="T59">ནི། </text:span></text:p>
      <text:p text:style-name="P24"><text:span text:style-name="T49">རྡོ་རྗེ་སེམས་དཔའ་སྤངས་ན་ནི། །ཕྱི་ནས་རིགས་ནི་རྣམ་པ་ལྔ། །</text:span></text:p>
      <text:p text:style-name="P24"><text:span text:style-name="T49">འདོད་ཆགས་ཞེ་སྡང་གཏི་མུག་གིས། །དེ་རྗེས་རྣམ་པ་གསུམ་དུ་འགྱུར། །</text:span></text:p>
      <text:p text:style-name="P24"><text:span text:style-name="T49">མི་བསྐྱོད་ཞེ་སྡང་གཟུགས་ཅན་གྱི། །ཐུགས་ཀྱི་བདག་པོ་རིགས་གཅིག་ཉིད། །</text:span></text:p>
      <text:p text:style-name="P24"><text:span text:style-name="T49">ཞེ་སྡང་རྡོ་རྗེའི་བྱིན་རླབས་འདི། །རིགས་ནི་དྲུག་དང་ལྔ་རུ་བརྗོད། །</text:span></text:p>
      <text:p text:style-name="P14"><text:span text:style-name="T59">ཅེས་པ་སྟེ། རིགས་དེ་དག་བསྡུ་ན། སྦྱང་གཞི་བདེ་བ་དང་། སྦྱོང་བྱེད་རྡོ་རྗེ་སེམས་དཔའ་མི་བསྐྱོད་པའི་རིགས་སུ་བསྡུས་ནས་ལོགས་སུ་དབྱེ་བ་སྤངས་ན་ནི། ཕྱི་ནས་རིགས་ནི་གཞན་རྣམ་པ་ལྔ་དང་། སྦྱང་གཞི་ང་རྒྱལ་དང་ཕྲག་དོག་འདོད་ཆགས་ལས་འབྱུང་བས་དེར་བསྡུས་ནས་འདོད་ཆགས་དང་ཞེ་སྡང་དང་གཏི་མུག་གི་དབྱེ་བས་ཕྱེ་ན་རིགས་ལྔར་ཕྱེ་བ་དེའི་རྗེས་སུ་རྣམ་སྣང་སོགས་སྐུ་གསུང་ཐུགས་ཀྱི་རིགས་རྣམ་པ་གསུམ་དུ་འགྱུར་ལ། གཏི་མུག་དང་འདོད་ཆགས་ཀྱང་སེམས་ལས་གཞན་མིན་པས། དེས་ན་མི་བསྐྱོད་པ་ཞེ་སྡང་དག་པའི་གཟུགས་ཅན་གྱི་ཐུགས་ཀྱི་བདག་པོ་གསང་ཆེན་རིགས་གཅིག་ཉིད་དུ་འདུ་སྟེ། ཞེ་སྡང་རྡོ་རྗེ་མི་བསྐྱོད་པའི་བྱིན་རླབས་ཏེ་རྣམ་རོལ་འདི་ལས་ཕྱེ་ནས་</text:span><text:soft-page-break/><text:span text:style-name="T59">རིགས་ནི་གོང་དུ་བཤད་པའི་དྲུག་དང་ལྔ་རུ་བརྗོད་པར་བྱེད་དོ་ཞེས་པའི་དོན་ཏེ། དགོངས་པ་ཅན་མ་ཡིན་པའོ། །</text:span></text:p>
      <text:p text:style-name="P14"><text:span text:style-name="T59">ཇ༣ གསུམ་པ་</text:span><text:span text:style-name="T61">[</text:span><text:span text:style-name="T59">ལེའུའི་མཚན་</text:span><text:span text:style-name="T61">]</text:span><text:span text:style-name="T59">ནི། </text:span></text:p>
      <text:p text:style-name="P54"><text:span text:style-name="T48">ཀྱེའི་རྡོ་རྗེ་ལས། རྒྱུད་ཐམས་ཅད་ཀྱི་ཕྱག་རྒྱ་བསྡུས་པའི་དོན་ཞེས་བྱ་བའི་ལེའུ་སྟེ་བཞི་པའོ།།</text:span></text:p>
      <text:p text:style-name="P27"><text:span text:style-name="T59">ཞེས་པ་སྟེ། ཀྱེའི་རྡོ་རྗེའི་རྒྱུད་བརྟག་པ་ཕྱི་མ་ལས་རྒྱུད་ཐམས་ཅད་ཀྱི་ལྷའི་རིགས་བདག་ཕྱག་རྒྱ་བསྡུས་པའི་དོན་ཞེས་བྱ་བ་གཙོ་བོར་བྱས་ནས། གཞན་ཡང་གླུ་གར་སོགས་དོན་མང་པོ་སྟོན་པའི་ལེའུ་སྟེ། གཞུང་གི་དུམ་ཚན་བཞི་པའོ་ཞེས་དེ་ཉིད་གསུངས་ཟིན་པའི་དོན་ཏོ། །</text:span><text:span text:style-name="T38">(</text:span><text:span text:style-name="T40">༢༣༠ན</text:span><text:span text:style-name="T38">)</text:span></text:p>
      <text:p text:style-name="P14"><text:span text:style-name="T59">ལེའུ་བཞི་པ་བཤད་ཟིན་ཏོ།། །།</text:span></text:p>
      <text:p text:style-name="P1"/>
      <text:p text:style-name="P2"><text:span text:style-name="T59">བརྟག་པ་ཕྱི་མ། ལྔ་པ་མངོན་པར་འབྱུང་བའི་ལེའུ།</text:span></text:p>
      <text:p text:style-name="P43"/>
      <text:p text:style-name="P14"><text:span text:style-name="T1">ཆ༥ </text:span><text:span text:style-name="T18">ད་ནི་ལེའུ་ལྔ་པ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</text:span></text:p>
      <text:p text:style-name="P14"><text:span text:style-name="T59">ཇ༡ དང་པོ་ནི། བརྟག་པ་དང་པོའི་</text:span><text:span text:style-name="T33">[</text:span><text:span text:style-name="T34">གསུམ་པ་</text:span><text:span text:style-name="T33">]</text:span><text:span text:style-name="T59">ལྷའི་ལེའུར་ཧེ་རུ་ཀ་གསུམ་གྱི་མངོན་རྟོགས་གསུངས་ཀྱང་ཕྱག་བཅུ་དྲུག་པའི་མངོན་རྟོགས་མ་གསུངས་པ་དང་། བརྒྱད་པར་བདག་མེད་མའི་རྟེན་དང་བརྟེན་པའི་དཀྱིལ་འཁོར་བཤད་ཀྱང་ཡབ་ཀྱི་དཀྱིལ་འཁོར་དང་འཁོར་གྱི་ལྷ་མོའི་མངོན་རྟོགས་མ་གསུངས་པ་དང་། </text:span><text:span text:style-name="T33">[</text:span><text:span text:style-name="T34">གཉིས་པ་</text:span><text:span text:style-name="T33">]</text:span><text:span text:style-name="T59">སྔགས་ཀྱི་ལེའུར་ཡབ་ཀྱི་རྩ་སྔགས་མ་གསུངས་པ་དང་། </text:span><text:span text:style-name="T33">[</text:span><text:span text:style-name="T34">བཞི་པ་</text:span><text:span text:style-name="T33">]</text:span><text:span text:style-name="T59">དབང་གི་ལེའུར་ཡུམ་གྱི་དཀྱིལ་འཁོར་དུ་དབང་བསྐུར་བ་གསུངས་ཀྱང་ཡབ་ཀྱི་དཀྱིལ་འཁོར་དུ་དབང་བསྐུར་བ་མ་གསུངས་པས་དེ་དག་ཁ་བསྐང་པའི་ཕྱིར་ཞུས་ནས་ལེའུ་འདི་གསུངས་སོ། །</text:span></text:p>
      <text:p text:style-name="P27"><text:span text:style-name="T59">ལེའུ་སྔ་ཕྱིའི་འབྲེལ་ནི། འདི་ཉིད་ཀྱི་བཞི་པར་ལྷ་རྒྱས་འདེབས་ཀྱི་ཕྱག་རྒྱ་སོགས་ཁ་སྐོང་གི་ཡན་ལག་མང་པོ་གསུངས་ཀྱང་། རྒྱས་གདབ་བྱ་ལ་སོགས་པའི་དོན་གྱི་གཙོ་བོ་སྙིང་པོ་ཀྱེའི་རྡོ་རྗེའི་དཀྱིལ་འཁོར་མ་གསུངས་པས། དེ་སྟོན་བྱེད་ཀྱི་ལེའུ་འདི་འཆད་པར་འབྲེལ་ལོ། །</text:span></text:p>
      <text:p text:style-name="P14"><text:span text:style-name="T59">ལེའུའི་མངོན་རྟོགས་ནི། ཕྱག་བཅུ་དྲུག་པའི་དཀྱིལ་འཁོར་རྩ་སྔགས་དབང་བསྐུར་སོགས་སྟོན་པས་སྨིན་གྲོལ་གཉིས་ཀ་དང་འབྲེལ་ལོ། །</text:span></text:p>
      <text:p text:style-name="P14"><text:span text:style-name="T1">ཇ༢ </text:span><text:span text:style-name="T18">གཉིས་པ་</text:span><text:span text:style-name="T2">[</text:span><text:span text:style-name="T1">ལེའུའི་དོན་</text:span><text:span text:style-name="T2">]</text:span><text:span text:style-name="T18">ལ། </text:span><text:span text:style-name="T1">ཉ༡ </text:span><text:span text:style-name="T18">སྤྱི་དོན་དང་། </text:span><text:span text:style-name="T1">ཉ༢ </text:span><text:span text:style-name="T18">གཞུང་དོན་གཉིས་ལས། </text:span></text:p>
      <text:p text:style-name="P14"><text:span text:style-name="T1">ཉ༡ </text:span><text:span text:style-name="T18">དང་པོ་ལ། རྟེན་གཞལ་ཡས་ཁང་བསྐྱེད་ཚུལ་དང་། བརྟེན་པ་ལྷ་བསྐྱེད་ཚུལ་གཉིས་ཀྱི། </text:span></text:p>
      <text:p text:style-name="P14"><text:soft-page-break/><text:span text:style-name="T59">དང་པོ་ནི། གཞལ་ཡས་ཁང་གི་གཞི་ཆོས་འབྱུང་སྣ་ཚོགས་པདྨ་རྡོ་རྗེ་དང་བཅས་པ་དང་། དེར་འབྱུང་བཞི་འཁོར་ལོ་དང་བཅས་པ་ལས་གཞལ་ཡས་ཁང་བསྐྱེད་པའི་རྣམ་གཞག་དང་། གཙོ་འཁོར་གྱི་བཞུགས་གནས་ཇི་ལྟར་བྱ་བའི་ཚུལ་རྣམས་བརྟག་པ་དང་པོའི་བརྒྱད་པར་བཤད་ཟིན་ལ། འོན་ཀྱང་འདིར་གཙོ་འཁོར་རྣམས་ཀྱི་གནས་གཞལ་ཡས་ཁང་གི་དབུས་དང་སྒོ་མཚམས་རྣམས་སུ་སྣ་ཚོགས་པདྨའི་ལྟེ་བར་གཙོ་བོ་ལ་ཉི་མ་དང་། འཁོར་</text:span><text:span text:style-name="T38">(</text:span><text:span text:style-name="T40">༢༣༠བ</text:span><text:span text:style-name="T38">)</text:span><text:span text:style-name="T59">རྣམས་ལ་ཟླ་བའི་གདན་དང་། དེའི་སྟེང་དུ་གཙོ་བོ་ལ་བདུད་བཞིའི་གདན་དང་། འཁོར་རྣམས་ལའང་ཚངས་པ་ལ་སོགས་པའི་གདན་དགོད་པར་བྱ་སྟེ། དེ་དག་གི་མངོན་རྟོགས་ནི་གཞུང་དོན་དུ་འཆད་དོ། །</text:span></text:p>
      <text:p text:style-name="P14"><text:span text:style-name="T18">གཉིས་པ་</text:span><text:span text:style-name="T2">[</text:span><text:span text:style-name="T1">བརྟེན་པ་ལྷ་བསྐྱེད་ཚུལ་</text:span><text:span text:style-name="T2">]</text:span><text:span text:style-name="T18">ལ། རྒྱུ་རྡོ་རྗེ་འཛིན་པ་བསྐྱེད་ཚུལ། འཁོར་གྱི་ལྷ་མོ་བསྐྱེད་ཚུལ། འབྲས་བུ་རྡོ་རྗེ་འཆང་བསྐྱེད་ཚུལ་གསུམ་གྱི། </text:span></text:p>
      <text:p text:style-name="P14"><text:span text:style-name="T59">དང་པོ་ནི། དབུས་ཀྱི་གདན་ལ་ཨ་ལི་ལས་ཟླ་བ། ཀ་ལི་ལས་ཉི་མ། དེ་གཉིས་ཀྱི་བར་དུ་ས་བོན་ལས་བྱུང་བའི་ཕྱག་མཚན་ས་བོན་གྱིས་མཚན་པ་ལས་འོད་ཟེར་འཕྲོས་འདུས། དེ་ཐམས་ཅད་འདྲེས་པ་ལས་རྒྱུ་རྡོ་རྗེ་འཛིན་པ་བསྐྱེད་པའི་མངོན་བྱང་ལྔ་བསྐྱེད་གྲུབ་ཆེན་གྱི་གཞུང་ཕལ་ཆེར་མཐུན་ཡང་། </text:span></text:p>
      <text:p text:style-name="P14"><text:span text:style-name="T76">ཁ་ཅིག་ཏུ། ཡབ་ཡུམ་གཉིས་ཀའི་ས་བོན་དང་ཕྱག་མཚན་མི་འབྱུང་བ་ནི་སྐབས་འདིར་མི་ལེགས་ཏེ།</text:span><text:span text:style-name="T59"> </text:span></text:p>
      <text:p text:style-name="P14"><text:span text:style-name="T43">[</text:span><text:span text:style-name="T44">བརྟག་པ་ཕྱི་མ། ལྔ་པ་མངོན་པར་འབྱུང་བའི་ལེའུར།</text:span><text:span text:style-name="T43">]</text:span></text:p>
      <text:p text:style-name="P22"><text:span text:style-name="T32">ༀ་དང་ཧཱུྃ་གིས་རྡོ་རྗེ་ཆེ། །</text:span></text:p>
      <text:p text:style-name="P14"><text:span text:style-name="T59">ཞེས་དང་། </text:span></text:p>
      <text:p text:style-name="P22"><text:span text:style-name="T32">ༀ་ཧཱུྃ་སྔོན་པོ་འབར་འཇིགས་པས། །</text:span></text:p>
      <text:p text:style-name="P14"><text:span text:style-name="T59">ཞེས་འབྱུང་བས་སོ། །</text:span></text:p>
      <text:p text:style-name="P14"><text:soft-page-break/><text:span text:style-name="T59">འདིའི་སྐུ་མདོག་ལ། སློབ་དཔོན་མི་ཐུབ་ཟླ་བས། </text:span><text:span text:style-name="T43">[</text:span><text:span text:style-name="T44">བརྟག་པ་ཕྱི་མ། ལྔ་པ་མངོན་པར་འབྱུང་བའི་ལེའུར།</text:span><text:span text:style-name="T43">]</text:span></text:p>
      <text:p text:style-name="P22"><text:span text:style-name="T32">ཟླ་བ་ཆུ་ཤེལ་ནོར་བུའི་འོད། །</text:span></text:p>
      <text:p text:style-name="P14"><text:span text:style-name="T59">ཅེས་པས་དཀར་པོར་བསྟན་པར་བཀྲལ་ཞིང་། སྒྲུབ་ཐབས་སུའང་དཀར་པོར་བཤད་པ་ལ་བརྟེན་ནས་རྒྱ་གར་བ་དང་བོད་གྱི་བླ་མ་མང་པོས་དཀར་པོར་ནན་གྱིས་འཆད་ཀྱང་། གཞུང་དེས་དཀར་པོར་བསྟན་པ་མི་འགྲུབ་པའི་རྒྱུ་མཚན་ནི་སྔར་བཤད་ཟིན་ཞིང་། </text:span></text:p>
      <text:p text:style-name="P14"><text:span text:style-name="T59">ཀྱེ་རྡོར་གྱི་གཞུང་དང་སྐབས་གཞན་དུའང་རྒྱུ་འབྲས་ཀྱི་རྡོ་རྗེ་འཆང་སྐུ་མདོག་དང་ཞལ་ཕྱག་འདྲ་མི་འདྲ་མང་པོ་ཞིག་སྣང་བས་མཐའ་གཅིག་ཏུ་མ་ངེས་པར་སྣང་མོད། </text:span></text:p>
      <text:p text:style-name="P14"><text:span text:style-name="T59">འོན་ཀྱང་གྲུབ་ཆེན་མཚོ་སྐྱེས། ནཱ་རོ་པ། ཤཱནྟི་པ། ནག་པོ་པ། མཻ་ཏྲི་པ་སོགས་ཕལ་ཆེར་གྱིས་རྒྱུ་འབྲས་ཀྱི་ཧེ་རུ་ཀ་གཉིས་མདོག་དང་ཞལ་ཕྱག་འདྲ་བར་བཤད་པ་ཉིད་ལེགས་ཏེ། ཡབ་ཀྱི་དཀྱིལ་འཁོར་མངོན་འབྱུང་གི་ལེའུ་འདིའི་དངོས་བསྟན་དུ་སྣང་བའི་ཕྱིར་རོ། །</text:span></text:p>
      <text:p text:style-name="P27"><text:span text:style-name="T59">ཡབ་ཀྱི་ཞབས་སྟབས་ལ་གྲུབ་ཆེན་གྱི་གཞུང་ཕལ་ཆེར་དུ་གསལ་བདེ་བ་མི་འབྱུང་བ་དང་། འགའ་རེར་གཡས་བརྐྱང་དང་། ལ་ལར་དཀྱིལ་དཀྲུང་ཕྱེད་པ་བཤད་པ་ལ་</text:span><text:span text:style-name="T38">(</text:span><text:span text:style-name="T40">༢༣༡ན</text:span><text:span text:style-name="T38">)</text:span><text:span text:style-name="T59">བརྟེན་ནས། ཕྱིས་ཀྱི་བླ་མ་ཁ་ཅིག་ཞབས་བཞིའི་གཡས་གཉིས་བརྐྱང་། གཡོན་གཉིས་བསྐུམ་པའི་དཀྱིལ་དཀྲུང་བྱེད་པར་ནན་གྱིས་འཆད་ཅིང་ཚུལ་གཞན་འཕོག་པ་མི་འཐད་དེ། རྒྱུད་ཚིག་བརླིང་ཆེས་པ་ལ་བརྟེན་ནས་གྲུབ་ཆེན་གྱི་གཞེད་སྲོལ་མི་འདྲ་བ་མང་པོ་སྣང་བའི་ཕྱིར་དང་། </text:span></text:p>
      <text:p text:style-name="P14"><text:span text:style-name="T59">ཁྱད་པར་གྲུབ་ཆེན་མཚོ་སྐྱེས་དང་ནཱ་རོ་པའི་གཞུང་ལས། གཅེར་བུ་ཞབས་གཡས་བརྐྱང་བས་བཞུགས་པ། ཕུང་པོ་དང་། ཉོན་མོངས་པ་དང་། འཆི་བ་དང་། ལྷའི་བུའི་བདུད་བཞི་མཉམ་པར་</text:span><text:soft-page-break/><text:span text:style-name="T59">མནན་པ་ཉི་མའི་དཀྱིལ་འཁོར་དུ་རོལ་མོའི་ཚུལ་གྱིས་བཞུགས་པ་ཞེས་བཤད་པའི། སྔ་མས་ཞབས་མདུན་མ་གཡས་བརྐྱང་པའི་སྟབས་དང་། ཕྱི་མས་རྒྱབ་མ་རོལ་མོའི་ཚུལ་མཛད་པར་སྟོན་ཏེ། </text:span></text:p>
      <text:p text:style-name="P14"><text:span text:style-name="T59">གཡས་བརྐྱང་ནི། ཨ་བྷྱས། དེ་ལ་གཡོན་པའི་བྱིན་པ་བསྐུམ་ནས་མཐོ་ལྔའི་བར་དུ་རྐང་པ་གཡས་པ་འགྱིང་བ་དང་བཅས་པས་དྲང་པོར་བརྐྱང་བ་ནི་གཡས་བརྐྱང་པའོ། །ཞེས་བཤད་ཅིང་། </text:span></text:p>
      <text:p text:style-name="P14"><text:span text:style-name="T59">རོལ་མོའི་ཚུལ་ནི། སྐྱིལ་དཀྲུང་ཕྱེད་པའི་གར་སྟབས་སུ་གཞུང་དུ་མར་བཤད་པས། གཡས་བརྐྱང་དང་རོལ་མོའི་ཚུལ་གཉིས་ལ་མི་འདྲ་བ་ཡོད་པའི་ཕྱིར་དང་། </text:span></text:p>
      <text:p text:style-name="P29"><text:span text:style-name="T59">ཨ་བྷྱས། ཞབས་གཉིས་དཀྱིལ་དཀྲུང་ཕྱེད་པ་དང་། ཞབས་གཉིས་ཀྱི་གཡོན་བསྐུམ་པ་དང་གཡས་བརྐྱང་པའི་གར་གྱི་ཚུལ་གྱིས་གནས་པ། ཞེས་དང་། </text:span></text:p>
      <text:p text:style-name="P29"><text:span text:style-name="T59">རིན་ཆེན་འབར་བར། </text:span></text:p>
      <text:p text:style-name="P32"><text:span text:style-name="T32">ཉི་མར་ཞབས་གཡས་བརྐྱང་གཡོན་བསྐུམ། །</text:span></text:p>
      <text:p text:style-name="P32"><text:span text:style-name="T32">ལྷག་མ་གར་གྱི་ཚུལ་གྱིས་བཞེངས། །</text:span></text:p>
      <text:p text:style-name="P29"><text:span text:style-name="T59">ཞེས་དང་། </text:span></text:p>
      <text:p text:style-name="P29"><text:span text:style-name="T59">མཚོ་སྐྱེས་ཀྱིས། </text:span></text:p>
      <text:p text:style-name="P32"><text:span text:style-name="T32">ཉི་མར་ཞབས་གཡས་བརྐྱང་དང་བསྐུམ། །</text:span></text:p>
      <text:p text:style-name="P32"><text:span text:style-name="T32">གར་མཛད། </text:span></text:p>
      <text:p text:style-name="P29"><text:span text:style-name="T59">ཅེས་པ་རྣམས་ཀྱིས་ཀྱང་སྙོན་མེད་པར་གོང་དུ་བཤད་པའི་ཞབས་སྟབས་བསྟན་པའི་ཕྱིར་དང་། </text:span></text:p>
      <text:p text:style-name="P29"><text:span text:style-name="T59">རྒྱ་གར་བའི་འབུར་དོད་དང་བྲིས་སྐུ་ཕལ་ཆེར་ཡང་དེ་བཞིན་དུ་འབྱུང་ཞིང་། པན་གྲུབ་ཀྱི་དྲུང་དུ་སྒྲོ་འདོགས་བཅད་པའི་མར་པ་དང་འབྲོག་མའི་བརྒྱུད་པ་དང་བཅས་པས་ཀྱང་དེ་ལྟར་བཞེད་པའི་ཚུལ་འདི་རྒྱ་བོད་གཉིས་ཀར་ཡོངས་སུ་གྲགས་པའི་ཕྱིར་རོ། །</text:span></text:p>
      <text:p text:style-name="P14"><text:soft-page-break/><text:span text:style-name="T59">འོ་ན་མཚོ་སྐྱེས་ཀྱི་འགྲེལ་པར། དེ་དག་ཀྱང་མཉམ་པར་བརྩེགས་</text:span><text:span text:style-name="T38">(</text:span><text:span text:style-name="T40">༢༣༡བ</text:span><text:span text:style-name="T38">)</text:span><text:span text:style-name="T59">པའི་སྙིང་གར་ཞབས་གཡས་པ་ཉིད་ཀྱིས་མནན་པའོ། །རོལ་མོའི་ཚུལ་ནི་སྐྱིལ་དཀྲུང་ཕྱེད་པའོ། །དེའི་གཡས་བརྐྱང་པ་ནི་ཐུགས་རྗེས་སེམས་ཅན་ལ་ཁྱབ་པའོ། །གཡོན་བརྐུམ་པ་ནི་ཤེས་རབ་ཀྱི་ཆོས་གང་ཡང་མི་འཛིན་པའོ། །ཞེས་པ་ཇི་ལྟར་ཡིན་སྙམ་ན། བདུད་བཞི་འཁོད་མཉམ་པར་ཉི་མའི་སྟེང་དུ་བརྩེགས་པ་དང་། ཞབས་གཡས་པ་ཞིག་གིས་བདུད་ཅིག་གི་སྙིང་གར་མནན་པ་དང་། ལྷག་མ་སྔར་བཞིན་དུ་འཆད་དགོས་ཏེ། དེ་ལྟ་མིན་ན། </text:span></text:p>
      <text:p text:style-name="P14"><text:span text:style-name="T59">མཚོ་སྐྱེས་ཉིད་ཀྱིས། </text:span></text:p>
      <text:p text:style-name="P22"><text:span text:style-name="T32">ཞབས་བཞི་ཡིས་ནི་བདུད་བཞི་པོ། །མཉམ་པར་མནན་ཞིང་། </text:span></text:p>
      <text:p text:style-name="P14"><text:span text:style-name="T59">ཞེས་བཤད་པ་དང་འགལ་བའི་ཕྱིར་ཏེ། ཞབས་གཡས་ཁོ་ནས་མནན་པར་འགྱུར་བའི་ཕྱིར་རོ། །</text:span></text:p>
      <text:p text:style-name="P29"><text:span text:style-name="T59">གཞན་ཡང་། ཞལ་གྱི་སྐབས་སུ་ཁ་ཅིག་རྩ་བ་དང་གཡས་གཡོན་རྒྱབ་ཞལ་བཞི་འོག་ཏུ་དང་། དེའི་སྟེང་དུ་གསུམ་དང་། སླར་སྟེང་ཞལ་གཅིག་ཏུ་འགྲེལ་མོད་ཀྱང་། དེ་ནི་གྲུབ་ཆེན་གྱི་གཞུང་ཐམས་ཅད་དང་མི་མཐུན་པའི་བློ་བཟོ་ཁོ་ནར་སྣང་བས་སྨྱོན་ཚིག་ཡིན་ལ། </text:span></text:p>
      <text:p text:style-name="P29"><text:span text:style-name="T59">འགའ་ཞིག །ཞལ་མདུན་རྒྱབ་ཀྱི་མཚམས་མེད་པར་འཁོར་ཞལ་དུ་འདོད་པ་དང་། ཅི་རིགས་རྒྱབ་ཞལ་དུ་འདོད་པའང་མི་འཐད་དེ། </text:span></text:p>
      <text:p text:style-name="P29"><text:span text:style-name="T59">མཚོ་སྐྱེས་ཀྱིས། ཞལ་དང་པོ་གནག་པ། གཡས་པ་ནི་དཀར་བ། གཡོན་པ་ནི་དམར་བ། ཡང་གཡོན་པ་ནི་ཞལ་གཉིས་གནག་པ། དེ་བཞིན་དུ་གཡས་པའང་ཞལ་གཉིས་གནག་པ། སྟེང་ཞལ་ནི་དུ་བའི་མདོག་དང་། ཞེས་པ་ལྟར། </text:span></text:p>
      <text:p text:style-name="P29"><text:span text:style-name="T59">ནཱ་རོ་པ། མར་མེ་མཛད། མཻ་ཏྲི་པ་རྣམས་ཀྱིས་གསལ་བར་གསུངས་པས། རྒྱབ་ངོས་ཉིད་དུ་ཞལ་མེད་པར་ལྟག་པ་དབུ་སྐྲ་དང་བཅས་པའི་བར་མཚམས་ཡོད་པར་བསྟན་ཏོ། །</text:span></text:p>
      <text:p text:style-name="P14"><text:soft-page-break/><text:span text:style-name="T59">མངོན་རྟོགས་གཞན་ཕལ་ཆེར་པན་གྲུབ་རྣམས་མཐུན་པར་སྣང་ཞིང་གཞུང་དོན་ལས་ཤེས་པས་འདིར་མ་སྤྲོས་སོ། །</text:span></text:p>
      <text:p text:style-name="P14"><text:span text:style-name="T59">གཉིས་པ་</text:span><text:span text:style-name="T61">[</text:span><text:span text:style-name="T59">འཁོར་གྱི་ལྷ་མོ་བསྐྱེད་ཚུལ་</text:span><text:span text:style-name="T61">]</text:span><text:span text:style-name="T59">ནི། གྲོང་ཁྱེར་ཉམས་དགར་ཞེས་སོགས་ཀྱི་དོན་ལ། རྒྱུ་རྡོ་རྗེ་འཛིན་པ་ཡབ་ཡུམ་སྙོམས་འཇུག་བྱས་པའི་དགའ་བའི་སྒྲས་ཕྱོགས་བཅུའི་སངས་རྒྱས་བཀུག་ནས་ཞུ་བའི་ཐིག་ལེ་ལས་ལྷ་མོ་</text:span><text:span text:style-name="T38">(</text:span><text:span text:style-name="T40">༢༣༢ན</text:span><text:span text:style-name="T38">)</text:span><text:span text:style-name="T59">རྣམས་སྤྲོ་བ་ནི་གཞུང་ཕལ་ཆེར་མཐུན་ཡང་། </text:span></text:p>
      <text:p text:style-name="P14"><text:span text:style-name="T59">སྤྲོ་ཚུལ་ལ། རྡོ་རྗེ་སྙིང་འགྲེལ་ལས། འདི་ལྟར་རང་རང་གི་གདན་གྱི་སྟེང་དུ་ཟླ་ཉི་ཁ་སྦྱར་བའི་ནང་ན་སྔོན་གྱི་ཡི་གེ་རྣམས་གནས་པར་གསུངས་ཤིང་། དེ་དག་ཡོངས་སུ་གྱུར་པ་ལས་གཡས་པའི་ཕྱག་མཚན་བརྒྱད་དུ་བསམ། དེ་ཡོངས་སུ་གྱུར་པ་ལས་ལྷ་མོ་བརྒྱད་ཡོངས་སུ་རྫོགས་པར་བྱའོ། །ཞེས་སོགས་ལུང་དང་སྦྱར་ནས་བཤད་ཅིང་། </text:span></text:p>
      <text:p text:style-name="P14"><text:span text:style-name="T59">དེ་བཞིན་དུ་གྲུབ་ཆེན་མཚོ་སྐྱེས། ནག་པོ་པ། མཻ་ཏྲི་པ་སོགས་ཀྱིས་ཀྱང་འཁོར་བརྒྱད་པོའི་གདན་གྱི་སྟེང་ཟླ་ཉི་ཁ་སྦྱར་གྱི་བར་དུ་གྃ་སོགས་ཀྱི་ས་བོན་བརྒྱད་གྲི་གུག་སོགས་ཀྱི་ཕྱག་མཚན་ས་བོན་གྱིས་མཚན་པ་བརྒྱད་དུ་གྱུར་པ་སོ་སོར་འདྲེས་པ་ལས་ལྷ་མོ་བརྒྱད་དུ་བསྐྱེད་པའི་མངོན་བྱང་ལྔ་བསྐྱེད་བྱ་བར་བཤད་ལ། </text:span></text:p>
      <text:p text:style-name="P14"><text:span text:style-name="T59">མི་ཐུབ་ཟླ་བའི་འགྲེལ་པར། </text:span></text:p>
      <text:p text:style-name="P22"><text:span text:style-name="T32">དེ་བཞིན་གཤེགས་པའི་ཐིག་ལེ་དེ། །ས་བོན་བརྒྱད་དུ་གྱུར་པ་འོ། །</text:span></text:p>
      <text:p text:style-name="P14"><text:span text:style-name="T59">ཞེས་དང་། </text:span></text:p>
      <text:p text:style-name="P22"><text:span text:style-name="T32">ས་བོན་གྱིས་ནི་ལྷ་མོ་དབྱུང་། །</text:span></text:p>
      <text:p text:style-name="P14"><text:span text:style-name="T59">ཞེས་དང་། </text:span></text:p>
      <text:p text:style-name="P14"><text:soft-page-break/><text:span text:style-name="T59">གུར་གྱི་སྒྲུབ་ཐབས་སུ། </text:span></text:p>
      <text:p text:style-name="P22"><text:span text:style-name="T32">སངས་རྒྱས་འཁོར་ལོ་སོ་སོ་རུ། །ས་བོན་བརྒྱད་ནི་བསམ་པར་བྱ། །</text:span></text:p>
      <text:p text:style-name="P22"><text:span text:style-name="T32">མིང་གི་དང་པོ་གྃ་ཙྃ་སོགས། །ཡི་གེ་ལས་ནི་ལྷ་མོ་དབྱུང་། །</text:span></text:p>
      <text:p text:style-name="P14"><text:span text:style-name="T59">ཞེས་སངས་རྒྱས་རྣམས་ཞུ་བ་ས་བོན་བརྒྱད་དུ་འགྱུར། དེ་ཡང་ལྷ་མོར་གྱུར་པ་ཡུམ་གྱི་པདྨ་ནས་ཕྱུང་སྟེ་གནས་སོ་སོར་འགོད་པར་བཤད་པ་དང་། </text:span></text:p>
      <text:p text:style-name="P14"><text:span text:style-name="T59">འགའ་ཞིག་ཏུ། འབྱིན་སྔགས་བརྗོད་པས་ས་བོན་པདྨ་ནས་ཕྱུང་བ་ལྷ་མོར་གྱུར་ཏེ་སོ་སོར་འགོད་པའི་ཚུལ་ཡང་བཤད་དེ། བསྐྱེད་ཚུལ་རྒྱས་བསྡུས་ཀྱི་ཁྱད་པར་རོ། །</text:span></text:p>
      <text:p text:style-name="P14"><text:span text:style-name="T59">ལྷ་མོ་རྣམས་འགོད་པའི་གནས་ལ། རྒྱུད་ཀྱི་དངོས་བསྟན་དུ་སྒོ་མཚམས་སུ་འགོད་པར་གསུངས་པ་ལྟར། གྲུབ་ཆེན་མཚོ་སྐྱེས། ནག་པོ་པ། ཤཱནྟི་པ། མཻ་ཏྲི་པ། བྱང་ཆུབ་སྙིང་པོ་སོགས་སྒོ་བཞི་དང་མཚམས་ཀྱི་བཞིར་བསྐྱེད་པར་བཤད་ལ། </text:span></text:p>
      <text:p text:style-name="P14"><text:span text:style-name="T59">མི་ཐུབ་ཟླ་བ། ཌོ་བྷི་པ། ནཱ་རོའི་ཞལ་ལུང་རྣམས་ཀྱིས་པདྨའི་འདབ་མ་བརྒྱད་ལ་འགོད་པར་བཤད་པ་ལྟར། བོད་ཀྱི་བླ་མ་སྔ་མ་ཕལ་མོ་ཆེས་ཀྱང་བཞེད་དེ། སློབ་དཔོན་སོ་སོའི་ལུགས་ཐ་དད་པས་གང་ཡང་རུང་བའོ། །</text:span><text:span text:style-name="T38">(</text:span><text:span text:style-name="T40">༢༣༢བ</text:span><text:span text:style-name="T38">)</text:span></text:p>
      <text:p text:style-name="P14"><text:span text:style-name="T18">གསུམ་པ་</text:span><text:span text:style-name="T2">[</text:span><text:span text:style-name="T1">འབྲས་བུ་རྡོ་རྗེ་འཆང་བསྐྱེད་ཚུལ་</text:span><text:span text:style-name="T2">]</text:span><text:span text:style-name="T18">ལ། ཞུ་བ་གླུས་བསྐུལ་དང་། དེ་ལས་བཞེངས་ཚུལ་གཉིས་ཀྱི། </text:span></text:p>
      <text:p text:style-name="P14"><text:span text:style-name="T59">དང་པོ་ནི། དེ་ནས་རྡོ་རྗེ་ཆགས་ཆེན་ལས། །ཞེས་སོགས་ཕྱི་དོན། རྒྱུའི་ཧེ་རུ་ཀ་ཐིག་ལེར་ཞུ་བ་གླུས་བསྐུལ་བས་འབྲས་བུའི་ཧེ་རུ་ཀར་བཞེངས་པ་བསྟན་པ་ལས། </text:span></text:p>
      <text:p text:style-name="P14"><text:span text:style-name="T59">ཐིག་ལེར་ཞུ་བའི་རྒྱུ་རྐྱེན་ནི། གུར་ལས། </text:span></text:p>
      <text:p text:style-name="P22"><text:soft-page-break/><text:span text:style-name="T32">དྲི་ཟ་རབ་ཏུ་ཞུགས་པ་ནི། །ལྷུང་སྟེ་ཞུ་བ་རྗེས་དྲན་པ། །</text:span></text:p>
      <text:p text:style-name="P22"><text:span text:style-name="T32">མཚམས་ཀྱི་ལྷ་མོ་རྣམས་ཀྱིས་བསྐུལ། །</text:span></text:p>
      <text:p text:style-name="P14"><text:span text:style-name="T59">ཞེས་སྔར་གྱི་བར་སྲིད་ཞུགས་པས་རྐྱེན་བྱས་ཏེ་ཞུ་བར་གསུངས་ཏེ། དེའི་ཚུལ་ནི། བར་སྲིད་ཀྱི སེམས་ཅན་དེས་ཕ་མ་ཉལ་པོ་བྱེད་པ་མཐོང་ནས་ཆགས་སེམས་ཀྱིས་འོང་སྟེ་ཕའི་ཁ་ནས་ཞུགས་ཤིང་ཕ་མའི་རྩ་རྣམས་བསྐུལ་བས་ཁུ་ཁྲག་ཞུ་བའི་ཐིག་ལེའི་དབུས་སུ་གནས་ནས་སྐྱེ་སྲིད་ལེན་པ་ལྟར། སྔར་གྱི་བར་སྲིད་མཚོན་བྱེད་ཀྱི་ནམ་མཁའི་ནཱ་དའམ་ཡི་གེ་ལྔས་བཅོམ་ལྡན་འདས་ཡབ་ཡུམ་སྙོམས་འཇུག་བྱང་བའི་ཀུན་སྤྱོད་མཐོང་ནས་ཆགས་སེམས་ཀྱིས་ཡབ་ཀྱི་ཞལ་ནས་ཞུགས། རྗེས་ཆགས་ཀྱིས་མེས་ཞུ་བ་སྐུའི་དབྱིབས་བརྒྱུད་དེ་རྡོ་རྗེའི་ལམ་ནས་ཐིག་ལེའི་རྣམ་པར་བབས་པས་ཡབ་ཡུམ་གཉིས་ཀ་བདེ་བ་ཆེན་པོའི་ངོ་བོར་ཞུ་ནས་ཐིག་ལེའི་གཟུགས་སམ་ཐིག་ལེའི་དབུས་སུ་ས་བོན་གྱི་གཟུགས་སུ་གནས་པ་སྟེ། </text:span></text:p>
      <text:p text:style-name="P14"><text:span text:style-name="T59">སྡོམ་འབྱུང་ལས། </text:span></text:p>
      <text:p text:style-name="P23"><text:span text:style-name="T32">ཕ་མའི་ཀུན་ཏུ་སྦྱོར་སོགས་ནི། །སྲིད་པའི་སྐྱེ་བོས་མཐོང་གྱུར་ནས། །</text:span></text:p>
      <text:p text:style-name="P23"><text:span text:style-name="T32">རྟ་ལ་ཞོན་བཞིན་རྣམ་ཤེས་ནི། །རླུང་གི་བཞོན་པ་ཞོན་ནས་སུ། །</text:span></text:p>
      <text:p text:style-name="P23"><text:span text:style-name="T32">སྐད་ཅིག་ཐང་གཅིག་ཉིད་ལ་ནི། །ཤིན་ཏུ་མྱུར་བར་འོངས་གྱུར་ནས། །</text:span></text:p>
      <text:p text:style-name="P23"><text:span text:style-name="T32">ཤིན་ཏུ་དགའ་དང་བཅས་སྟོབས་ཀྱི། །ཁ་ཡི་ལམ་ནས་འཇུག་པར་འགྱུར། །</text:span></text:p>
      <text:p text:style-name="P23"><text:span text:style-name="T32">རྩ་ནི་སྟོང་ཕྲག་བདུན་ཅུ་གཉིས། །རབ་བསྐུལ་དེ་ཡི་སྐད་ཅིག་ལ། །</text:span></text:p>
      <text:p text:style-name="P23"><text:span text:style-name="T32">ཨ་ལི་ཀ་ལི་ཞུ་བྱས་པས། །མཆོག་ཏུ་དགའ་བ་ཡང་དག་ཐོབ། །</text:span></text:p>
      <text:p text:style-name="P23"><text:span text:style-name="T32">ཁུ་ཁྲག་དེ་ཡི་དབུས་སུ་ནི། །ཐིག་ལེའི་དབུས་སུ་ཡང་དག་གནས། །</text:span></text:p>
      <text:p text:style-name="P14"><text:soft-page-break/><text:span text:style-name="T59">ཞེས་དང་། </text:span></text:p>
      <text:p text:style-name="P14"><text:span text:style-name="T59">གྲུབ་ཆེན་མཚོ་སྐྱེས་ཀྱིས། འདིའི་མཐར་བཅོམ་ལྡན་འདས་ཤིན་ཏུ་འཇུངས་པས་མཆོག་ཏུ་བདེ་བ་ཆེན་པོར་རོ་གཅིག་པར་ལྡན་པས། རིག་མ་དང་ལྷན་ཅིག་ཞུ་བས་ས་བོན་</text:span><text:span text:style-name="T2">(</text:span><text:span text:style-name="T1">༢༣༣ན</text:span><text:span text:style-name="T2">)</text:span><text:span text:style-name="T59">གྱི་གཟུགས་སུ་གནས་པར་གྱུར་ཏོ། །ཞེས་དང་། </text:span></text:p>
      <text:p text:style-name="P14"><text:span text:style-name="T59">སྙིང་འགྲེལ་དུ། </text:span></text:p>
      <text:p text:style-name="P23"><text:span text:style-name="T32">རྣམ་ལྔས་མངོན་པར་རྫོགས་བྱང་ཆུབ། །ཨ་བ་དྷཱུ་ཏཱིར་བདེ་བས་བརྒྱལ། །</text:span></text:p>
      <text:p text:style-name="P14"><text:span text:style-name="T59">ཞེས་དང་། </text:span></text:p>
      <text:p text:style-name="P14"><text:span text:style-name="T59">དོན་གསལ་མཁན་པོས། དེ་ནས་ཡབ་ཡུམ་་གྱི་རོལ་པའི་སྒྲས་བསྐུལ་བས། སྲིད་པ་བར་མའི་བག་ཆགས་ཀྱི་ཡི་གེ་ལྔ་པོ། ཧོཿཨོཾ་ཨཱཿ་ཧཱུྃ་ཧོཿརྣམས་ཞལ་ནས་ཞུགས་ཏེ་པདྨར་ཕྱིན་པ་ཙམ་གྱིས་ཡབ་ཡུམ་གཉིས་འོད་ཀྱི་གོང་བུར་གྱུར་པ་ལ། ཞེས་བར་སྲིད་ཡི་གེ་ལྔའི་རྣམ་པ་ཞུགས་པ་དང་། མཐར་འོད་ཀྱི་གོང་བུར་གནས་པར་བཤད་ཅིང་། </text:span></text:p>
      <text:p text:style-name="P14"><text:span text:style-name="T59">མར་མེ་མཛད་ཀྱིས། </text:span></text:p>
      <text:p text:style-name="P23"><text:span text:style-name="T32">བར་དོར་གནས་པའི་ལུས་ངག་ཡིད། །ཨོཾ་ཨཱཿཧཱུྃ་ནི་དཀར་དམར་གནག །</text:span></text:p>
      <text:p text:style-name="P23"><text:span text:style-name="T32">ཧོཿགཉིས་ཐབས་དང་ཤེས་རབ་བརྟེན། །འཁོར་ལོ་སྒྱུ་མ་ལྟར་མཐོང་ནས། །</text:span></text:p>
      <text:p text:style-name="P23"><text:span text:style-name="T32">གཙོ་བོའི་སྤྱིར་ཞུགས་གཙོ་ཉིད་ཞུ། །ཡུམ་ཡང་ཞུ་ནས་ཨྃ་ཧཱུྃ་གཉིས། །</text:span></text:p>
      <text:p text:style-name="P23"><text:span text:style-name="T32">ས་བོན་དཀྱིལ་འཁོར་དབུས་གནས་པ། །རྟོག་མེད་བདེ་བ་ཆེན་པོར་བཞུགས། །</text:span></text:p>
      <text:p text:style-name="P14"><text:span text:style-name="T59">ཞེས་གཞན་སྔ་མ་དང་འདྲ་བ་ལ། བར་སྲིད་ཞུགས་ས་སྤྱི་བོ་ནས་ཞུགས་པ་དང་། མཐར་ས་བོན་གྱི་གཟུགས་སུ་གནས་པར་བཤད་དེ། ཐམས་ཅད་སྦྱང་གཞི་དང་མཐུན་པས་གང་ཡང་རུང་བའོ། །</text:span></text:p>
      <text:p text:style-name="P14"><text:soft-page-break/><text:span text:style-name="T59">དེ་ནས་གླུས་བསྐུལ་ནི། སྙིང་འགྲེལ་དུ། </text:span></text:p>
      <text:p text:style-name="P22"><text:span text:style-name="T32">ཕྱི་ཡི་སྐྱེ་མཆེད་ལོངས་སྤྱོད་ཆེ། །བདེ་བ་ཆེན་པོ་སད་བྱེད་དེ། །</text:span></text:p>
      <text:p text:style-name="P22"><text:span text:style-name="T32">པུཀྐ་སཱི་དང་རི་ཁྲོད་མ། །གཏུམ་མོ་དེ་བཞིན་གཡུང་མོ་སྟེ། །</text:span></text:p>
      <text:p text:style-name="P22"><text:span text:style-name="T32">ས་དང་ཆུ་དང་མེ་རླུང་གིས། །</text:span></text:p>
      <text:p text:style-name="P14"><text:span text:style-name="T59">ཞེས་པ་ལྟར། ཁུ་ཁྲག་རྣམ་ཤེས་གསུམ་འདྲེས་ནས་བརྒྱལ་བའི་ཚུལ་དུ་གནས་པ་དེ་ཡང་། ལུས་འགྲུབ་བྱེད་ཀྱི་རྐྱེན་ས་ཆུ་མེ་རླུང་གི་འབྱུང་བ་བཞིས་བསྐུལ་པ་ལྟར། འབྱུང་བཞིའི་རང་བཞིན་གྱི་ལྷ་མོ་བཞིའི་གླུས་བསྐུལ་བ་ཡིན་ལ། </text:span></text:p>
      <text:p text:style-name="P14"><text:span text:style-name="T59">དེའི་ཚུལ་ནི། ཀཾ་པ་ལས། </text:span></text:p>
      <text:p text:style-name="P23"><text:span text:style-name="T32">དེ་ནས་འཁོར་གྱི་ལྷ་མོ་རྣམས། །རང་རང་གཙོ་བོ་མ་མཐོང་ནས། །</text:span></text:p>
      <text:p text:style-name="P23"><text:span text:style-name="T32">ཡིད་ཆེར་གདུངས་ནས་རྡོ་རྗེས་གླུས། །བཞེངས་པར་འདོད་ནས་གཙོ་བོ་བསྐུལ། །</text:span></text:p>
      <text:p text:style-name="P14"><text:span text:style-name="T59">ཞེས་དང་། </text:span></text:p>
      <text:p text:style-name="P14"><text:span text:style-name="T59">མཚོ་སྐྱེས་ཀྱིས། དེ་ནས་པུཀྐ་སཱི་ལ་སོགས་པའི་ལྷ་མོ་བཞི་པོ་རྣམས། རང་ཅག་རྣམས་མགོན་མེད་པ་ཞེས་བྱ་བར་ཤེས་ནས། ཡིད་གཉིས་ཆེན་པོར་གྱུར་ནས་ཤིན་ཏུ་འདོད་</text:span><text:span text:style-name="T2">(</text:span><text:span text:style-name="T1">༢༣༣བ</text:span><text:span text:style-name="T2">)</text:span><text:span text:style-name="T59">པའི་སེམས་དང་རབ་ཏུ་སད་པར་མཛད་པ་རྣམས་ཀྱིས། ཞེས་བཤད་པ་ལྟར་རོ། །</text:span></text:p>
      <text:p text:style-name="P14"><text:span text:style-name="T18">གཉིས་པ་</text:span><text:span text:style-name="T2">[</text:span><text:span text:style-name="T1">དེ་ལས་བཞེངས་ཚུལ་</text:span><text:span text:style-name="T2">]</text:span><text:span text:style-name="T18">ལ། ཧེ་རུ་ཀར་བཞེངས་ཚུལ་དང་། སེམས་དཔའ་སུམ་བརྩེགས་སོགས་བྱ་ཚུལ་གཉིས་ཀྱི། </text:span></text:p>
      <text:p text:style-name="P14"><text:span text:style-name="T59">དང་པོ་ནི། སྙིང་འགྲེལ་དུ། </text:span></text:p>
      <text:p text:style-name="P23"><text:span text:style-name="T32">རྨི་ལམ་གནས་སྐབས་རང་བཞིན་ལས། །བྱིས་པ་དེ་རྣམས་ཀྱིས་བསླང་བ། །</text:span></text:p>
      <text:p text:style-name="P23"><text:soft-page-break/><text:span text:style-name="T32">མ་ཡི་མངལ་ནས་ཕྱིར་ཕྱུང་སྟེ། །སད་པའི་གནས་སྐབས་ཐོབ་པ་ནི། །</text:span></text:p>
      <text:p text:style-name="P14"><text:span text:style-name="T59">ཞེས་དཔེར་ན། རྨི་ལམ་གྱི་གནས་སྐབས་སུ་བག་ཆགས་ཀྱི་ཡུལ་ཡུལ་ཅན་ཙམ་གྱི་གནས་སྐབས་སུ་གནས་པ། གཉིད་ལས་བསླང་བ་ན་ཡུལ་དང་དབང་པོ་གཉིས་འཕྲད་པའི་སྐྱེ་མཆེད་འཆར་བ་ལྟར། མངལ་དུ་གནས་པའི་སྲོགས་ཆགས་དེའི་ཡིད་ཀྱི་ཡུལ་ཆོས་ཀྱི་སྐྱེ་མཆེད་ཙམ་གྱིས་བསྡུས་པའི་ཚོགས་དྲུག་གི་རྣམ་པ་དེ་ཡང་། མངལ་ནས་བཙས་པ་ན་ཡུལ་དྲུག་དང་དབང་པོ་དྲུག་ཕྲད་པའི་སྐྱེ་མཆེད་རྒྱས་པ་ཐོབ་པ་ལྟར་འབྲས་བུའི་ཧེ་རུ་ཀ་བཞེངས་པར་བཤད་ལ། </text:span></text:p>
      <text:p text:style-name="P14"><text:span text:style-name="T59">འོན་ཀྱང་གོང་གི་དཀར་དམར་སེམས་གསུམ་འབྱུང་བཞིས་བསྐུལ་བ་ལས་ལུས་རིམ་པས་རྫོགས་པར་འགྱུར་བ་ལྟར། བདེ་ཆེན་གྱི་ངོ་བོ་ཐིག་ལེའི་གཟུགས་སུ་གནས་པ་ལྷ་མོས་བསྐུལ་བས་རྐྱེན་བྱས་ཏེ། སྔོན་གྱི་སྨོན་ལམ་རྗེས་སུ་དྲན་ནས་རིམ་པས་ཧེ་རུ་ཀར་བཞེངས་པའོ། །</text:span></text:p>
      <text:p text:style-name="P14"><text:span text:style-name="T59">བཞེངས་ཚུལ་ནི། མཚོ་སྐྱེས། ཤཱནྟི་པ། མཻ་ཏྲི་པ། ཀཾ་པ་ལ། ཛ་ལན་དྷ་ར་པ་རྣམས་ཀྱིས་གླུས་བསྐུལ་བའི་རྐྱེན་གྱིས་ཐིག་ལེ་དེ་དུམ་བུ་གསུམ་དུ་གྱུར་ཏེ། འོག་གི་ཐིག་ལེ་ཨ་ལི་ལས་ཟླ་བ། སྟེང་གི་ཐིག་ལེ་ཀ་ལི་ལས་ཉི་མ། བར་གྱི་ཐིག་ལེ་ས་བོན་ལས་བྱུང་བའི་ཕྱག་མཚན་ས་བོན་གྱིས་མཚན་པ། དེ་ཐམས་ཅད་འདྲེས་པ་ལས་ཧེ་རུ་ཀ་རྫོགས་པར་བཤད་ཅིང་། </text:span></text:p>
      <text:p text:style-name="P14"><text:span text:style-name="T59">མར་མེ་མཛད་ཀྱིས་ཀྱང་། </text:span></text:p>
      <text:p text:style-name="P23"><text:span text:style-name="T32">རྨི་ལམ་ལྟ་བུར་གཙོ་བོ་བཞེངས། །མངོན་བྱང་ལྔ་ཡི་ཡེ་ཤེས་ལས། །</text:span></text:p>
      <text:p text:style-name="P24"><text:span text:style-name="T55">བཅོམ་ལྡན་དགྱེས་པའི་རྡོ་རྗེ་ཉིད། །དཀྱིལ་འཁོར་དབུས་སུ་གར་དགུར་བཞུགས། །</text:span></text:p>
      <text:p text:style-name="P14"><text:span text:style-name="T59">ཞེས་མངོན་བྱང་ལྔ་བསྐྱེད་བྱ་བར་བཞེད་ལ། </text:span></text:p>
      <text:p text:style-name="P14"><text:span text:style-name="T59">ཌཾ་བྷི་བས། </text:span></text:p>
      <text:p text:style-name="P23"><text:soft-page-break/><text:span text:style-name="T32">ༀ་ཧཱུྃ་དག་ལས་གྲི་གུག་དང་། །པདྨའི་སྣོད་ནི་བསམ་པར་བྱ། །</text:span></text:p>
      <text:p text:style-name="P23"><text:span text:style-name="T32">སྤྲོས་ནས་ལྷ་ཡི་རྣམ་</text:span><text:span text:style-name="T38">(</text:span><text:span text:style-name="T40">༢༣༤ན</text:span><text:span text:style-name="T38">)</text:span><text:span text:style-name="T32">པ་རུ། །ཞུ་བའི་གཟུགས་ལས་རབ་ཏུ་བཞེངས། །</text:span></text:p>
      <text:p text:style-name="P14"><text:span text:style-name="T59">ཞེས་དང་། </text:span></text:p>
      <text:p text:style-name="P14"><text:span text:style-name="T59">ལྷའི་རིགས་ཀྱི་བློ་གྲོས་དང་། དོན་གསལ་མཁན་པོས་ཀྱང་དེ་ལྟར་དུ་བཤད་དེ། ཆོ་ག་སུམ་བསྐྱེད་དུ་མཛད་དོ། །</text:span></text:p>
      <text:p text:style-name="P14"><text:span text:style-name="T59">རིན་ཆེན་འབར་བར། </text:span></text:p>
      <text:p text:style-name="P23"><text:span text:style-name="T32">བསྐུལ་བས་སྨོན་ལམ་རྗེས་དྲན་ནས། །ཨོཾ་དང་ཧཱུྃ་ལས་རབ་བཞེངས་པ། །</text:span></text:p>
      <text:p text:style-name="P14"><text:span text:style-name="T59">ཞེས་དང་། </text:span></text:p>
      <text:p text:style-name="P14"><text:span text:style-name="T59">མི་ཐུབ་ཟླ་བས་ཀྱང་དེ་ལྟར་བཤད་དེ། འདིར། </text:span></text:p>
      <text:p text:style-name="P23"><text:span text:style-name="T32">ཨོཾ་དང་ཧཱུྃ་གིས་རྡོ་རྗེ་ཆེ། །ཁུ་བའི་གཟུགས་ལས་བཞེངས་ནས་ནི། །</text:span></text:p>
      <text:p text:style-name="P14"><text:span text:style-name="T59">ཞེས་པའི་དངོས་བསྟན་ས་བོན་ཙམ་ལས་བསྐྱེད་པའི་ཚུལ་ཏེ། དེ་དག་ཀྱང་རྒྱས་བསྡུས་ཀྱི་ཁྱད་པར་རོ། །</text:span></text:p>
      <text:p text:style-name="P14"><text:span text:style-name="T59">དེ་ལྟར་ཞུ་བ་གླུས་བསྐུལ་ལས་བཞེངས་པ་ནི། སྦྱང་འབྲས་ལ་མཚོན་ན། སངས་རྒྱས་རྣམས་བདེ་བ་ཆེན་པོའི་སྐུར་གནས་པ་ཉིད་བྱམས་སོགས་ཚད་མེད་བཞིའི་མཐུས་བསྐུལ་བ་ལས་སེམས་ཅན་སྒྲོལ་བའི་སྔོན་གྱི་སྨོན་ལམ་དྲན་ནས་སྤྲུལ་པའི་སྐུར་བཞེངས་ཏེ་འགྲོ་དོན་མཛད་པ་ལྟ་བུ་ཡིན་པར་སློབ་དཔོན་ཨ་བྷྱས་བཤད་ཅིང་བོད་ཀྱི་མཁས་པ་དག་ཀྱང་བཞེད་དོ། །</text:span></text:p>
      <text:p text:style-name="P14"><text:span text:style-name="T59">གཉིས་པ་</text:span><text:span text:style-name="T61">[</text:span><text:span text:style-name="T59">སེམས་དཔའ་སུམ་བརྩེགས་སོགས་བྱ་ཚུལ་</text:span><text:span text:style-name="T61">]</text:span><text:span text:style-name="T59">ནི། རིན་ཆེན་འབར་བར། </text:span></text:p>
      <text:p text:style-name="P23"><text:span text:style-name="T32">ཡབ་ཡུམ་འཁོར་བཅས་ཐུགས་ཀར་ནི། །པད་ཉིར་ས་བོན་ཕྱག་མཚན་ལས། །</text:span></text:p>
      <text:p text:style-name="P23"><text:soft-page-break/><text:span text:style-name="T32">ཡེ་ཤེས་སེམས་དཔའ་བསྐྱེད་པར་བྱ། །</text:span></text:p>
      <text:p text:style-name="P14"><text:span text:style-name="T59">ཞེས་དང་། </text:span></text:p>
      <text:p text:style-name="P14"><text:span text:style-name="T59">དོན་གསལ་མཁན་པོས། དེ་ནས་སྙིང་གར་པཾ་ལས་པདྨ། དེའི་སྟེང་དུ་རཾ་ལས་ཉི་མའི་དཀྱིལ་འཁོར། དེའི་སྟེང་དུ་ཧཱུྃ་ལས་རྡོ་རྗེ། དེ་ལས་རང་འདྲ་བའི་ཡེ་ཤེས་སེམས་དཔའ་འམ། དེའི་ཐུགས་ཀར་པདྨ་དང་ཉི་མ་དང་ཧཱུྃ་ལས་རྡོ་རྗེ། དེའི་ལྟེ་བ་ལ་ཧཱུྃ་བསམ་པར་བྱའོ། །ཞེས་པ་ལྟར། མི་ཐུབ་ཟླ་བའི་གཞུང་རྣམས་སུ་གཙོ་འཁོར་ཐམས་ཅད་སེམས་དཔའ་སུམ་བརྩེགས་སུ་བྱ་བར་བཤད་དེ། སེམས་དཔའ་སུམ་བརྩེགས་དངོས་སུ་སྒོམ་པའི་ཚུལ་ལོ། །</text:span></text:p>
      <text:p text:style-name="P27"><text:span text:style-name="T59">མཻ་ཏྲི་པས། དེ་ནས་བཅོམ་ལྡན་འདས་ཀྱི་ཐུགས་ཀར་པདྨ། དེའི་སྟེང་དུ་ཉི་མ། དེའི་སྟེང་དུ་ཧཱུྃ་ལས་བྱུང་བའི་ཐོད་པ། དེའི་སྟེང་དུ་ཧཱུྃ་སྔོན་པོ། བདག་མེད་མའི་ཐུགས་ཀར་པདྨ། དེའི་སྟེང་དུ་ཟླ་བ། དེའི་སྟེང་དུ་ཨཾ་ལས་བྱུང་པའི་གྲི་གུག །དེའི་སྟེང་དུ་ཡང་ཨཾ་བསམ་པར་བྱའོ། །རྣལ་འབྱོར་མ་བརྒྱད་ཀྱི་ཐུགས་</text:span><text:span text:style-name="T2">(</text:span><text:span text:style-name="T1">༢༣༤བ</text:span><text:span text:style-name="T2">)</text:span><text:span text:style-name="T59">ཀ་ན་ཡང་པདྨ་དང་ཟླ་བའི་སྟེང་དུ་རང་རང་གི་ས་བོན། དེ་གྱུར་པ་ལས་ཕྱག་མཚན། དེ་ལས་ཡང་ཟླ་བའི་སྟེང་དུ་ས་བོན་བསམ་པར་བྱའོ། །ཞེས་པ་ལྟར། མར་མེ་མཛད་དང་ཀཾ་པ་ལས་ཀྱང་བཤད་དེ། དེ་ནི་ཡེ་ཤེས་སེམས་དཔའ་ཕྱག་མཚན་གྱི་ཚུལ་དང་། ཏིང་ངེ་འཛིན་སེམས་དཔའ་ས་བོན་གྱི་རྣམ་པར་བྱས་པའོ། །</text:span></text:p>
      <text:p text:style-name="P27"><text:span text:style-name="T59">མཚོ་སྐྱེས་ཀྱིས། རང་གི་སྙིང་གར་གནས་པའི་ས་བོན་ལས་འོད་ཟེར་བྱུང་སྟེ། འོད་ཟེར་དེ་རྣམས་ཀྱིས་ཀྱང་ཁམས་གསུམ་ཐམས་ཅད་མངོན་པར་ཁྱབ་པར་བྱས་ནས། ཡི་གེ་དེ་ཉིད་ལ་སྙོམས་པར་ཞུགས་སོ། །ཞེས་ས་བོན་ཙམ་སྒོམ་པར་བཤད་དེ། </text:span></text:p>
      <text:p text:style-name="P14"><text:soft-page-break/><text:span text:style-name="T59">དེ་ཡང་ས་བོན་གྱི་ཡི་གེ་དངོས་གཞི་ཡེ་ཤེས་སེམས་དཔའ་དང་། ཐིག་ལེ་ཏིང་ངེ་འཛིན་སེམས་དཔའ་ཉིད་དུ་བཤད་དེ། ཐམས་ཅད་རྒྱས་བསྡུས་ཀྱི་ཁྱད་པར་རོ། །</text:span></text:p>
      <text:p text:style-name="P14"><text:span text:style-name="T59">དེ་ནས་སྐྱེ་མཆེད་བྱིན་རླབས་ནི། ཕྱི་མའི་གསུམ་པ་སོགས་སུ་གསུང་ཤིང་། </text:span></text:p>
      <text:p text:style-name="P14"><text:span text:style-name="T59">གུར་ལས་ཀྱང་། </text:span></text:p>
      <text:p text:style-name="P23"><text:span text:style-name="T32">མིག་ལ་སོགས་ལ་གཏི་མུག་སོགས། །རྡོ་རྗེ་གསུམ་པོ་གནས་སུ་དགོད། །</text:span></text:p>
      <text:p text:style-name="P14"><text:span text:style-name="T59">ཅེས་གསུངས་ཏེ། </text:span></text:p>
      <text:p text:style-name="P14"><text:span text:style-name="T59">དེ་ཡང་སྙིང་འགྲེལ་ལས། </text:span></text:p>
      <text:p text:style-name="P22"><text:span text:style-name="T32">མིག་ལ་སོགས་པ་བྱིན་རླབས་པ། རྣམ་ཤེས་དྲུག་པོ་རབ་སད་པས། །</text:span></text:p>
      <text:p text:style-name="P22"><text:span text:style-name="T32">ཡུལ་ལྔ་པོ་དག་འཛིན་པར་བྱེད། །</text:span></text:p>
      <text:p text:style-name="P14"><text:span text:style-name="T59">ཅེས་པ་ལྟར། བྱིས་པ་བཙས་པ་དེའི་མིག་སོགས་དབང་པོ་དྲུག་གིས་གཟུགས་སོགས་ཡུལ་དྲུག་ལ་སད་ཅིང་རྟོག་པར་བྱེད་པ་སོགས་དང་མཐུན་པར་སྐྱེ་མཆེད་སྦྱོང་བྱེད་ཀྱི་ལྷ་སྒོམ་པར་བཤད་དེ། </text:span></text:p>
      <text:p text:style-name="P14"><text:span text:style-name="T59">རིན་ཆེན་འབར་བར། </text:span></text:p>
      <text:p text:style-name="P23"><text:span text:style-name="T32">མིག་དང་རྣ་བ་སྣ་ལྕེ་ལུས། །ཡིད་ཀྱི་སྐྱེ་མཆེད་རྣམ་དག་པ། །</text:span></text:p>
      <text:p text:style-name="P23"><text:span text:style-name="T32">གཏི་མུག་ཞེ་སྡང་སེར་སྣ་དང་། །འདོད་ཆགས་ཕྲག་དོག་རྡོ་རྗེ་མ། །</text:span></text:p>
      <text:p text:style-name="P23"><text:span text:style-name="T32">བདག་མེད་མ་རྣམས་རང་གནས་དགོད། །ལུས་ངག་ཡིད་གསུམ་རྣམ་དག་པ། </text:span></text:p>
      <text:p text:style-name="P23"><text:span text:style-name="T32">མཁའ་སྤྱོད་ས་སྤྱོད་ས་འོག་མ། །སྐུ་གསུང་ཐུགས་ཀྱི་གནས་སུ་འོ། །</text:span></text:p>
      <text:p text:style-name="P14"><text:span text:style-name="T59">ཞེས་བཤད་པ་ལྟར་རོ། །</text:span></text:p>
      <text:p text:style-name="P14"><text:span text:style-name="T59">དེ་དག་བསྐྱེད་ཚུལ་ནི། ཀཾ་པ་ལས། </text:span></text:p>
      <text:p text:style-name="P22"><text:soft-page-break/><text:span text:style-name="T32">པད་ཟླར་ས་བོན་གྲི་གུག་ལས། །</text:span></text:p>
      <text:p text:style-name="P14"><text:span text:style-name="T59">ཞེས་ལྷ་སོ་སོའི་ཕྱག་མཚན་ས་བོན་དང་བཅས་པ་ལས་བསྐྱེད་པར་བཤད་ཅིང་། </text:span></text:p>
      <text:p text:style-name="P14"><text:span text:style-name="T59">དོན་གསལ་མཁན་པོ་དང་མེེ་</text:span><text:span text:style-name="T38">(</text:span><text:span text:style-name="T40">༢༣༥ན</text:span><text:span text:style-name="T38">)</text:span><text:span text:style-name="T59">ཏྲི་པ་སོགས་མང་པོས་རང་རང་གི་ས་བོན་ཙམ་ལས་བསྐྱེད་པར་བཤད་དོ། །</text:span></text:p>
      <text:p text:style-name="P14"><text:span text:style-name="T59">དེ་དག་གི་མངོན་རྟོགས་ལ། སྐུ་མདོག་ནི། མར་མེ་མཛད་ཀྱིས། </text:span></text:p>
      <text:p text:style-name="P22"><text:span text:style-name="T32">མིག་ཏུ་གཏི་མུག་རྡོ་རྗེ་དཀར། །རྣ་བར་ཞེ་སྡང་རྡོ་རྗེ་ནག །</text:span></text:p>
      <text:p text:style-name="P14"><text:span text:style-name="T59">ཅེས་སོགས་མདོག་སོ་སོ་བ་དང་། </text:span></text:p>
      <text:p text:style-name="P14"><text:span text:style-name="T59">ཉིན་འབྱུང་གིས། </text:span></text:p>
      <text:p text:style-name="P22"><text:span text:style-name="T32">བདག་མེད་མ་མཚུངས་དེ་རྣམ་ནི། །</text:span></text:p>
      <text:p text:style-name="P14"><text:span text:style-name="T59">ཞེས་ཐམས་ཅད་ནག་མོར་བཤད་པ་དང་། </text:span></text:p>
      <text:p text:style-name="P14"><text:span text:style-name="T59">མི་ཐུབ་ཟླ་བ་དང་དོན་གསལ་མཁན་པོས་སྣ་ཚོགས་མདོག་ཏུའང་བཤད་པས་གང་ཡང་རུང་བའོ།།</text:span></text:p>
      <text:p text:style-name="P14"><text:span text:style-name="T59">ཕྱག་མཚན་ནི། མར་མེ་མཛད་ཀྱིས། </text:span></text:p>
      <text:p text:style-name="P22"><text:span text:style-name="T32">གྲི་གུག་ཐོད་པ་ཕྱག་རྒྱ་ལྔ། །</text:span></text:p>
      <text:p text:style-name="P14"><text:span text:style-name="T59">ཞེས་དང་། </text:span></text:p>
      <text:p text:style-name="P14"><text:span text:style-name="T59">ནག་པོ་པས་ཁ་ཊཱཾ་འཛིན་པར་ཡང་བཤད་དོ། །</text:span></text:p>
      <text:p text:style-name="P14"><text:span text:style-name="T59">གདན་ནི། ཉིན་འབྱུང་གིས། </text:span></text:p>
      <text:p text:style-name="P22"><text:span text:style-name="T32">རོ་ཡི་སྙིང་གར་ཟླ་བར་གནས། །</text:span></text:p>
      <text:p text:style-name="P14"><text:span text:style-name="T59">ཞེས་བཤད་ཅིང་། </text:span></text:p>
      <text:p text:style-name="P14"><text:soft-page-break/><text:span text:style-name="T59">མཻ་ཏྲི་པ། མར་མེ་མཛད། ཀཾ་པ་ལ་རྣམས་ཀྱིས་པད་ཟླ་དང་རོ་གདན་དུ་བཤད་དོ། །</text:span></text:p>
      <text:p text:style-name="P14"><text:span text:style-name="T59">ལྷ་ཅི་ཙམ་ལ་འགོད་ནི་ཕལ་ཆེར་དུ་མི་གསལ་ལ། </text:span></text:p>
      <text:p text:style-name="P14"><text:span text:style-name="T59">མར་མེ་མཛད་ཀྱིས། </text:span></text:p>
      <text:p text:style-name="P22"><text:span text:style-name="T32">གཙོ་བོ་འཁོར་ལོ་ཐམས་ཅད་ཀྱི། །མིག་ཏུ་གཏི་མུག་རྡོ་རྗེ་དཀར། །</text:span></text:p>
      <text:p text:style-name="P14"><text:span text:style-name="T59">ཞེས་ལྷ་ཐམས་ཅད་ལ་འགོད་པར་བཞེད་ཅིང་། ཤཱནྟི་པ། ཉིན་འབྱུང་། ནག་པོ་པ་རྣམས་ཀྱིས་གཙོ་བོ་ལ་འགོད་པར་བཤད་ལ། </text:span></text:p>
      <text:p text:style-name="P14"><text:span text:style-name="T59">མི་ཐུབ་ཟླ་བ་དང་། ཉིན་འབྱུང་གིས། མིག་གཉིས་དང་རྣ་བ་གཉིས་སོགས་སུ་འགོད་པའི་ངེས་གསལ་གསུངས་པས། </text:span></text:p>
      <text:p text:style-name="P29"><text:span text:style-name="T59">གཙོ་བོའི་ཡང་རྩ་ཞལ་གྱི་མིག་དང་རྣ་བ་སོགས་ལ་འགོད་ཀྱི་གཞན་ལ་མི་འགོད་ཅིང་། ཡུམ་དང་འཁོར་ལའང་མི་འགོད་པར་གསལ་ལོ། །</text:span></text:p>
      <text:p text:style-name="P29"><text:span text:style-name="T59">སྐྱེ་མཆེད་སོགས་བྱིན་རླབས་བྱེད་པའི་དུས་ནི། མཚོ་སྐྱེས། མི་ཐུབ་ཟླ་བ། མཻ་ཏྲི་པ། ཌོཾ་བྷི་པ་སོགས་མང་པོས། ཡེ་ཤེས་པ་བཅུག་པའི་རྗེས་ལ་མཛད་ལ། </text:span></text:p>
      <text:p text:style-name="P29"><text:span text:style-name="T59">ཤཱནྟི་པ། ཉིན་འབྱུང་། ནག་པོ་པ་རྣམས་ཀྱིས་གཙོ་བོ་ཡབ་ཡུམ་བསྐྱེད་ནས་འཁོར་གྱི་ལྷ་མོ་མ་ཕྱུང་བའི་སྔ་རོལ་དུ་མཛད་ཀྱང་། </text:span></text:p>
      <text:p text:style-name="P29"><text:span text:style-name="T59">གུར་ལས། </text:span></text:p>
      <text:p text:style-name="P34"><text:span text:style-name="T32">མིག་ལ་སོགས་ལ་གཏི་མུག་སོགས། །རྡོ་རྗེ་གསུམ་པོ་གནས་སུ་དགོད། །</text:span></text:p>
      <text:p text:style-name="P34"><text:span text:style-name="T32">དེ་ནས་རྡོ་རྗེ་རྗེས་ཆགས་ཏེ། །ཡེ་ཤེས་དངོས་པོ་རབ་བཅུག་ལ། །</text:span></text:p>
      <text:p text:style-name="P29"><text:span text:style-name="T59">ཞེས་དམ་ཚིག་པ་བསྐྱེད། ཡེ་ཤེས་པ་མ་བཅུག་པའི་གོང་</text:span><text:span text:style-name="T38">(</text:span><text:span text:style-name="T40">༢༣༥བ</text:span><text:span text:style-name="T38">)</text:span><text:span text:style-name="T59">དུ་གསུང་པ་ལྟར། རྗེ་མར་རྔོག་གིས་ཀྱང་མཛད་པས་དེ་ལྟར་ལེགས་པ་ཡིན་ལ། </text:span></text:p>
      <text:p text:style-name="P14"><text:soft-page-break/><text:span text:style-name="T59">ཁ་ཅིག</text:span><text:span text:style-name="T60"> </text:span><text:span text:style-name="T59">།རྫོགས་རིམ་ཡང་བསྒོམས་པའི་རྗེས་སུ་བྱེད་པ་ཤིན་ཏུ་མི་འཐད་དེ། བསྐྱེད་རིམ་གྱི་སྐབས་ཀྱི་སྦྱང་གཞི་སྦྱོང་བྱེད་མ་ཚང་བར་འགྱུར་བའི་ཕྱིར་དང་། རྒྱུད་གཞུང་རྣམས་ལ་དབང་ཟོས་པར་འགྱུར་བའི་ཕྱིར་རོ། །</text:span></text:p>
      <text:p text:style-name="P14"><text:span text:style-name="T59">དེ་ནས་ཡེ་ཤེས་པ་གཞུག་པ་སོགས་རྫོགས་བྱེད་ཀྱི་ཡན་ལག་རྣམས་སྦྱར་ཚུལ་ནི་བརྟག་པ་དང་པོར་བཤད་ཟིན་པ་ལྟར་རོ། །</text:span></text:p>
      <text:p text:style-name="P14"><text:span text:style-name="T59">སྤྱི་དོན་གྱི་ཚུལ་འདི་དག་ཀྱང་མངས་པར་འགྱུར་བའི་འཇིགས་པས་ཆེ་ལོང་ཙམ་ཞིག་བརྗོད་པ་སྟེ། རྒྱས་པར་བསྐྱེད་རིམ་གྱི་གཞུང་འགྲེལ་གཞན་ལས་ཤེས་དགོས་སོ། །</text:span></text:p>
      <text:p text:style-name="P14"><text:span text:style-name="T1">ཉ༢ </text:span><text:span text:style-name="T18">གཉིས་པ་གཞུང་དོན་ལ། </text:span><text:span text:style-name="T1">ཏ༡ </text:span><text:span text:style-name="T18">ཕྱག་བཅུ་དྲུག་པའི་དཀྱིལ་འཁོར་གྱི་ཞུས་ལན། </text:span><text:span text:style-name="T1">ཏ༢ </text:span><text:span text:style-name="T18">དེའི་རྩ་སྔགས་ཀྱི་ཞུས་ལན། </text:span><text:span text:style-name="T1">ཏ༣ </text:span><text:span text:style-name="T18">དཀྱིལ་འཁོར་དུ་དབང་བསྐུར་བའི་ཞུས་ལན་གསུམ་ལས། </text:span></text:p>
      <text:p text:style-name="P14"><text:span text:style-name="T1">ཏ༡ </text:span><text:span text:style-name="T18">དང་པོ་ལ། </text:span><text:span text:style-name="T1">ཐ༡ </text:span><text:span text:style-name="T18">ཞུས་པ་དང་། </text:span><text:span text:style-name="T1">ཐ༢ </text:span><text:span text:style-name="T18">ལན་གཉིས་ཀྱི། </text:span></text:p>
      <text:p text:style-name="P14"><text:span text:style-name="T59">ཐ༡ དང་པོ་ནི། </text:span></text:p>
      <text:p text:style-name="P24"><text:span text:style-name="T49">ཕྱག་ནི་བཅུ་དྲུག་ཞལ་བརྒྱད་པ། །ཞབས་བཞི་པ་དང་འཇིགས་པ་པོ། །</text:span></text:p>
      <text:p text:style-name="P24"><text:span text:style-name="T49">དཔའ་བོ་ཐོད་པའི་ཕྲེང་བ་ཅན། །བདག་མེད་མས་ནི་སྐུ་ལ་འཁྱུད། །</text:span></text:p>
      <text:p text:style-name="P24"><text:span text:style-name="T49">ཕྱག་རྒྱ་ལྔ་ནི་འཛིན་ལྷ་ལ། །བདག་མེད་མ་ནི་ཉིད་ཀྱིས་ཞུས། །</text:span></text:p>
      <text:p text:style-name="P24"><text:span text:style-name="T49">བཅོ་ལྔ་ཡོངས་སུ་བསྐོར་བ་ཡི། །བདག་གི་འཁོར་ལོ་ཁྱོད་བཤད་ན། །</text:span></text:p>
      <text:p text:style-name="P24"><text:span text:style-name="T49">ཁྱོད་ཀྱི་དཀྱིལ་འཁོར་ཇི་ལྟར་ལགས། །གཙོ་བོ་བདག་གི་སྔར་མ་འཚལ། །</text:span></text:p>
      <text:p text:style-name="P14"><text:span text:style-name="T59">ཞེས་པ་སྟེ། ཡབ་ཀྱི་དཀྱིལ་འཁོར་གསལ་བར་ཞུ་བའི་ཕྱིར། སྟོན་པ་ཕྱག་ནི་བཅུ་དྲུག་དང་ཞལ་བརྒྱད་པ། ཞབས་བཞི་པ་དང་ལྡན་པ། གདུག་པ་ཅན་འཇིགས་ཤིང་སྐྲག་པར་མཛད་པ་པོ། འཁོར་</text:span><text:soft-page-break/><text:span text:style-name="T59">བའི་གཡུལ་ལས་རྒྱལ་བའི་དཔའ་བོ། ཐོད་པའི་ཕྲེང་བ་སྐམ་རློན་གྱིས་བརྒྱན་པ་ཅན། ཡུམ་བདག་མེད་མས་ནི་སྐུ་ལ་འཁྲིལ་ཞིང་འཁྱུད་པ། རུས་པའི་ཕྱག་རྒྱ་ལྔ་ནི་རྒྱན་དུ་འཛིན་པའི་ལྷ་དེ་ཉིད་ལ་ཡུམ་བདག་མེད་མ་ནི་ཉིད་ཀྱིས་ཞུས་སོ། །</text:span></text:p>
      <text:p text:style-name="P14"><text:span text:style-name="T59">ཇི་སྐད་དུ་ཞུས་ཞེ་ན། དཀྱིལ་འཁོར་ལ་ལྷ་མོ་བཅོ་ལྔ་ཡོངས་སུ་བསྐོར་བ་དང་ལྡན་པ་ཡི། བདག་མེད་མ་བདག་གི་དཀྱིལ་འཁོར་འཁོར་ལོ་སྟོན་པ་ཁྱོད་ཀྱིས་བརྟག་པ་དང་པོར་རྒྱས་པར་</text:span><text:span text:style-name="T38">(</text:span><text:span text:style-name="T40">༢༣༦ན</text:span><text:span text:style-name="T38">)</text:span><text:span text:style-name="T40"> </text:span><text:span text:style-name="T59">བཤད་ལགས་ནའང་། ཕྱག་བཅུ་དྲུག་པ་ཁྱོད་ཉིད་ཀྱི་རྟེན་དང་བརྟེན་པའི་དཀྱིལ་འཁོར་ཇི་ལྟར་བགྱི་བ་ལགས། གཙོ་བོ་ཞེས་བོས་ནས། བདག་གིས་སྔར་ཤེས་པར་མ་འཚལ་བ་ལགས་ཞེས་ཞུས་པའོ། །</text:span></text:p>
      <text:p text:style-name="P14"><text:span text:style-name="T1">ཐ༢ </text:span><text:span text:style-name="T18">གཉིས་པ་</text:span><text:span text:style-name="T20">[</text:span><text:span text:style-name="T18">ལན་</text:span><text:span text:style-name="T20">]</text:span><text:span text:style-name="T18">ལ། </text:span><text:span text:style-name="T1">ད༡ </text:span><text:span text:style-name="T18">གསུངས་ཚུལ་སྤྱིར་བསྟན་པ་དང་། </text:span><text:span text:style-name="T1">ད༢ </text:span><text:span text:style-name="T18">གསུངས་པའི་དོན་དངོས་གཉིས་ཀྱི། </text:span></text:p>
      <text:p text:style-name="P14"><text:span text:style-name="T59">ད༡ དང་པོ་ནི། </text:span></text:p>
      <text:p text:style-name="P24"><text:span text:style-name="T49">བདག་མེད་ཙུམ་ན་མཛད་ནས། །རྡོ་རྗེ་ཐོད་པར་སྩལ་ནས་ནི། །</text:span></text:p>
      <text:p text:style-name="P24"><text:span text:style-name="T49">ལྷ་ཡིས་སྟ་ནམ་མཉེས་མཛད་དེ། །དཀྱིལ་འཁོར་ཡང་དག་རབ་ཏུ་དབྱེ། །</text:span></text:p>
      <text:p text:style-name="P14"><text:span text:style-name="T59">ཞེས་པ་སྟེ། དེ་ནས་སྟོན་པས་ཡུམ་བདག་མེད་མ་ལ་ཙུམྦྷ་ན་ཏེ་འོ་མཛད་ནས་གསང་བའི་རྡོ་རྗེ་ཐོད་པར་ཏེ་བདེ་བ་སྐྱོང་བ་ཡུམ་གྱི་པདྨར་སྩལ་ནས་ནི། ལྷ་སྟེ་བདེ་བ་ལ་རོལ་པ་ཡིས་ཡུམ་གྱི་སྟ་ནམ་སྟེ་ནུ་འབུར་མཉེས་ནས་དགའ་བར་མཛད་དེ། ཉིད་ཀྱི་དཀྱིལ་འཁོར་ཡང་དག་པར་རབ་ཏུ་དབྱེ་བ་སྟེ་བཤད་པར་མཛད་ཅེས་པའི་དོན་ཏོ། །</text:span></text:p>
      <text:p text:style-name="P14"><text:span text:style-name="T1">ད༢ </text:span><text:span text:style-name="T18">གཉིས་པ་</text:span><text:span text:style-name="T20">[</text:span><text:span text:style-name="T18">གསུངས་པའི་དོན་དངོས་</text:span><text:span text:style-name="T20">]</text:span><text:span text:style-name="T18">ལ། </text:span><text:span text:style-name="T1">ན༡ </text:span><text:span text:style-name="T18">རྟེན་གཞལ་ཡས་ཁང་བསྐྱེད་པ་དང་། </text:span><text:span text:style-name="T1">ན༢ </text:span><text:span text:style-name="T18">བརྟེན་པ་ལྷ་བསྐྱེད་པ་གཉིས་ཀྱི། </text:span></text:p>
      <text:p text:style-name="P14"><text:soft-page-break/><text:span text:style-name="T59">ན༡ དང་པོ་ནི། </text:span></text:p>
      <text:p text:style-name="P24"><text:span text:style-name="T49">འཁོར་ལོ་ཇི་ལྟར་སྔར་གསུངས་པ། །དོ་ཤལ་དོ་ཤལ་ཕྱེད་པས་བརྒྱན། །</text:span></text:p>
      <text:p text:style-name="P24"><text:span text:style-name="T49">མཚམས་བཞི་པ་ལ་སྒོ་བཞི་པ། །རྡོ་རྗེ་སྲད་བུས་ཡང་དག་བརྒྱན། །</text:span></text:p>
      <text:p text:style-name="P14"><text:span text:style-name="T59">ཞེས་པ་སྟེ། གཏོར་མ་ནས་བསྲུང་འཁོར་གྱི་བར་སྔོན་དུ་འགྲོ་བས། ཆོས་འབྱུང་དང་འབྱུང་རིམ་སྒོམ་པ་སོགས་རྟེན་གྱི་དཀྱིལ་འཁོར་འཁོར་ལོ་ཇི་ལྟར་སྔར་དང་པོའི་བརྒྱད་པ་དང་། ཕོ་བྲང་གི་ཚུལ་དང་པོའི་བཅུ་པར་གསུངས་པ་བཞིན། ཉོན་མོངས་འཇོམས་པ་དག་པའི་དོ་ཤལ་དང་དོ་ཤལ་ཕྱེད་པ་ལ་སོགས་པས་བརྒྱན་པ། ཆོས་ཐམས་ཅད་མི་མཉམ་པ་མེད་པ་དག་པའི་མཚམས་ཏེ་གྲུ་བཞི་པ་ལ། རྣམ་པར་ཐར་པ་བཞི་དག་པའི་སྒོ་བཞི་དང་ལྡན་པ། དབང་པོ་ལྔ་དག་པའི་རྡོ་རྗེའི་སྲད་བུས་ཏེ་མཉམ་པའི་ཐིག་གི་ཡང་དག་པར་བརྒྱན་པ་སོགས་ཕྱི་ནང་གི་བཀོད་པ་ཐམས་ཅད་ཡོངས་སུ་རྫོགས་པར་བསྐྱེད་པར་བྱ་ཞེས་པའོ། །</text:span></text:p>
      <text:p text:style-name="P14"><text:span text:style-name="T1">ན༢ </text:span><text:span text:style-name="T18">གཉིས་པ</text:span><text:span text:style-name="T1">་</text:span><text:span text:style-name="T2">[</text:span><text:span text:style-name="T1">བརྟེན་པ་ལྷ་བསྐྱེད་པ་</text:span><text:span text:style-name="T2">]</text:span><text:span text:style-name="T18">ལ། </text:span><text:span text:style-name="T1">པ༡ </text:span><text:span text:style-name="T18">རྒྱུའི་ཧེ་རུ་ཀ་བསྐྱེད་པ། </text:span><text:span text:style-name="T1">པ༢ </text:span><text:span text:style-name="T18">འཁོར་གྱི་ལྷ་མོ་དགོད་པ། </text:span><text:span text:style-name="T1">པ༣ </text:span><text:span text:style-name="T18">ཞུ་བ་གླུས་བསྐུལ་བ། </text:span><text:span text:style-name="T1">པ༤ </text:span><text:span text:style-name="T18">འབྲས་བུའི་ཧེ་རུ་ཀ་བཞེངས་པ་བཞིའི། </text:span></text:p>
      <text:p text:style-name="P14"><text:span text:style-name="T1">པ༡ </text:span><text:span text:style-name="T18">དང་པོ་ལ། </text:span><text:span text:style-name="T38">(</text:span><text:span text:style-name="T40">༢༣༦བ</text:span><text:span text:style-name="T38">)</text:span><text:span text:style-name="T1">ཕ༡ </text:span><text:span text:style-name="T18">སྤྱིར་བསྟན་པ་དང་། </text:span><text:span text:style-name="T1">ཕ༢</text:span><text:span text:style-name="T18"> དེའི་མངོན་རྟོགས་གཉིས་ཀྱི། </text:span></text:p>
      <text:p text:style-name="P14"><text:span text:style-name="T59">ཕ༡ དང་པོ་ནི། </text:span></text:p>
      <text:p text:style-name="P24"><text:span text:style-name="T50">འདོད་ཆགས་ཆེན་པོ་རྗེས་ཆགས་པས། །ལྷན་ཅིག་སྐྱེས་དགའི་རང་བཞིན་ལས། །</text:span></text:p>
      <text:p text:style-name="P24"><text:span text:style-name="T49">ཁྱོད་དང་ལྷན་ཅིག་བཞིན་བཟང་མ། །དེ་ལ་དབུས་སུ་ང་ཡོད་དེ། །</text:span></text:p>
      <text:p text:style-name="P14"><text:span text:style-name="T59">ཞེས་པ་སྟེ། གདུལ་བྱ་ཆགས་ཅན་གཞུག་པའི་ཕྱིར། འདོད་ཆགས་ཆེན་པོས་རྗེས་སུ་ཆགས་པའི་ཚུལ་གྱིས་ངོ་བོ་བདེ་སྟོང་ལྷན་ཅིག་སྐྱེས་པའི་དགའ་བའི་རང་བཞིན་ལས་རྣམ་པ་བདག་མེད་མ་ཁྱོད་</text:span><text:soft-page-break/><text:span text:style-name="T59">དང་ལྷན་ཅིག་ཏུ་བཞིན་བཟང་མ་དང་མཉམ་པར་སྦྱོར་བ་ཅན་གྱི་དཀྱིལ་འཁོར་དེ་ལ་དབུས་སུ་ང་ཡོད་དེ་འཁོར་ལོའི་བདག་པོའོ་ཞེས་པའི་དོན་ཏོ། །</text:span></text:p>
      <text:p text:style-name="P14"><text:span text:style-name="T59">འདིར་བསྐྱེད་ཚུལ་ཇི་ལྟར་བྱ་བ་མ་གསུངས་ཀྱང་། དང་པོའི་བརྒྱད་པར་གསུངས་པའི་རིགས་པས་དེར་བཤད་པའི་མངོན་བྱང་ལྔའི་སྒོ་ནས་བསྐྱེད་དགོས་པར་ཤེས་ལ། </text:span></text:p>
      <text:p text:style-name="P14"><text:span text:style-name="T59">འགའ་ཞིག །དངོས་བསྟན་ལྟར་ཀྲོང་བསྐྱེད་དུ་འཆད་དོ། །</text:span></text:p>
      <text:p text:style-name="P14"><text:span text:style-name="T59">ཕ༢ གཉིས་པ་</text:span><text:span text:style-name="T61">[</text:span><text:span text:style-name="T59">དེའི་མངོན་རྟོགས་</text:span><text:span text:style-name="T61">]</text:span><text:span text:style-name="T59">ནི། </text:span></text:p>
      <text:p text:style-name="P24"><text:span text:style-name="T49">ཞལ་བརྒྱད་པ་ལ་ཞལ་བཞི་པ། །ཕྱག་ནི་བཅུ་དྲུག་དག་གིས་བརྒྱན། །</text:span></text:p>
      <text:p text:style-name="P24"><text:span text:style-name="T49">བདུད་བཞི་མཉམ་པར་མནན་པ་ཉིད། །འཇིགས་པ་ཡང་ནི་འཇིགས་པ་འོ། །</text:span></text:p>
      <text:p text:style-name="P24"><text:span text:style-name="T49">མགོ་བོའི་ཕྲེང་བ་དོ་ཤལ་མཛད། །ཉི་མར་བཞུགས་ཤིང་རོལ་མོ་བཅས། །</text:span></text:p>
      <text:p text:style-name="P24"><text:span text:style-name="T49">ཁ་དོག་ནག་པོ་འཇིགས་པ་པོ། །སྣ་ཚོགས་རྡོ་རྗེ་སྤྱི་བོར་འཛིན། །</text:span></text:p>
      <text:p text:style-name="P24"><text:span text:style-name="T49">ཉིད་ཀྱི་ཞལ་ནས་ཧཱུྃ་སྤྲོ་ཞིང་། །ཐལ་བས་ལུས་ལ་བྱུགས་པ་ཉིད། །</text:span></text:p>
      <text:p text:style-name="P24"><text:span text:style-name="T50">བདག་མེད་ལྷན་ཅིག་མཉམ་སྦྱོར་ཞིང་། །དགའ་བ་གཉིས་གཉིས་སྙོམས་འཇུག་པས། །</text:span></text:p>
      <text:p text:style-name="P24"><text:span text:style-name="T49">རྦ་རླབས་མེད་པའི་བདེ་བ་ཐོབ། །རློམས་སེམས་མེད་པའི་རང་བཞིན་ཅན། །</text:span></text:p>
      <text:p text:style-name="P24"><text:span text:style-name="T49">རྩ་བའི་ཞལ་ནི་ནག་པོ་ཆེ། །གཡས་པ་ལ་ནི་ཀུན་ད་མཚུངས། །</text:span></text:p>
      <text:p text:style-name="P24"><text:span text:style-name="T49">གཡོན་པ་དམར་ཞིང་ཆེར་འཇིགས་པ། །སྤྱི་བོའི་ཞལ་ནི་གཙིགས་པ་ཅན། །</text:span></text:p>
      <text:p text:style-name="P24"><text:span text:style-name="T49">སྤྱན་ནི་ཉི་ཤུ་རྩ་བཞིས་ཕྱེ། །ལྷག་མའི་ཞལ་ནི་བུང་བ་བཞིན། །</text:span></text:p>
      <text:p text:style-name="P27"><text:span text:style-name="T59">ཞེས་པ་སྟེ། དེའི་མངོན་རྟོགས་ཇི་ལྟར་ཞེ་ན། དེ་ཡང་རྣམ་ཐར་བརྒྱད་དག་པའི་ཞལ་བརྒྱད་པ་ལ། བསྡུ་དངོས་དག་པའི་ཞབས་བཞི་པ། སྟོང་ཉིད་དག་པའི་ཕྱག་ནི་བཅུ་དྲུག་དག་གིས་བརྒྱན་པ། ཕུང་</text:span><text:soft-page-break/><text:span text:style-name="T59">པོ། འཆི་བདག །ཉོན་མོངས། ལྷའི་བུ་སྟེ། བདུད་བཞི་ཞབས་ཀྱིས་དུས་མཉམ་པར་མནན་པ་ཉིད། འཇིགས་པ་ལྷ་ཆེན་པོ་དང་ལྷ་</text:span><text:span text:style-name="T38">(</text:span><text:span text:style-name="T40">༢༣༧ན</text:span><text:span text:style-name="T38">)</text:span><text:span text:style-name="T59">མིན་ཡང་ནི་འཇིགས་པར་མཛད་པ་པོ། ཨ་ལི་ཀ་ལིའི་ཡི་གེ་ལྔ་བཅུ་དག་པའི་མགོ་བོའི་ཕྲེང་བ་རློན་པའི་དོ་ཤལ་མགུལ་དུ་འཆང་བར་མཛད་པ། ཤེས་རབ་དག་པའི་ཉི་མར་བདུད་བཞིའི་གདན་ལ་ཞབས་མདུན་མ་གཉིས་གཡས་བརྐྱང་གིས་བཞུགས་ཤིང་། རྒྱབ་མ་གཉིས་རོལ་མོར་ཏེ་ཕྱེད་དཀྲུང་གི་གར་དང་བཅས་པ། བྱམས་པའི་ཐུགས་སམ་ཆོས་ཉིད་མི་འགྱུར་བ་དག་པའི་སྐུའི་ཁ་དོག་ནག་པོ། མ་རུངས་པ་རྣམས་སྐྲག་ཅིང་འཇིགས་པར་མཛད་པ་པོ། རྟེན་འབྲེལ་བཅུ་གཉིས་སམ་ཕྲིན་ལས་བཞི་དག་པའི་སྣ་ཚོགས་རྡོ་རྗེ་སྤྱི་བོར་འཛིན་པ། ཉིད་ཀྱིས་ཞལ་ནས་གདུག་པ་དངངས་བྱེད་ཀྱི་ཧཱུྃ་སྒྲ་སྤྲོ་ཞིང་ཆེར་སྒྲོག་པ། སྒྲིབ་པ་ཀུན་བསྲེགས་པ་མཚོན་པར་རོ་བསྲེགས་པའི་ཐལ་བས་ལུས་ལ་བྱུག་པ་ཉིད། ཐབས་ཤེས་ཟུང་འཇུག་མཚོན་པར་ཡུམ་བདག་མེད་མ་དང་ལྷན་ཅིག་རྡོ་རྗེ་དང་པད་མ་མཉམ་པར་སྦྱོར་ཞིང་། ལྷན་སྐྱེས་ཀྱི་དགའ་བ་མངོན་དུ་བྱ་བའི་ཕྱིར་ཡབ་ཡུམ་གཉིས་ཀྱི་དབང་པོ་གཉིས་སྦྱོར་ནས་སྙོམས་པར་འཇུག་པས། གཉིས་སྣང་གི་རྦ་རླབས་གཡོ་བ་མེད་པའི་ཟག་མེད་ཀྱི་བདེ་བ་ཐོབ་པ། རློམ་སེམས་མེད་པའི་བདེ་སྟོང་གི་རང་བཞིན་ཅན་ཆོས་ཉིད་མི་འགྱུར་བ་མཚོན་པས་རྩ་བའི་ཞལ་ནི་མདོག་ནག་པོ་ཆེན་པོ། རང་བཞིན་རྣམ་དག་མཚོན་པས་གཡས་པའི་ཞལ་ལ་ནི་མེ་ཏོག་ཀུན་ད་དང་མཚུངས་པར་མདོག་དཀར་བ། སྙིང་རྗེས་ཆགས་པ་མཚོན་པས་གཡོན་པའི་ཞལ་དམར་ཞིང་ཆེར་འཇིགས་པ། བདུད་རྣམས་སྐྲག་པར་མཛད་པས་སྤྱི་བོའི་ཞལ་དུད་ཁ་ནི་མཆེ་བ་རབ་ཏུ་གཙིགས་པ་ཅན། ཞལ་རེ་ལ་དུས་གསུམ་མཁྱེན་པ་མཚོན་པའི་སྤྱན་གསུམ་གསུམ་དང་ལྡན་པས་ཡོངས་སུ་ཡུལ་ཉེར་བཞི་དག་པའི་སྤྱན་ནི་ཉི་ཤུ་རྩ་བཞིས་རྣམ་པར་ཕྱེ་ཞིང་སྤྲས་</text:span><text:soft-page-break/><text:span text:style-name="T59">པ། ལྷག་མའི་ཞལ་གཡས་གཉིས་དང་གཡོན་གཉིས་ནི་བདུད་བཞི་འཇོམས་པས་བུང་བ་བཞིན་མདོག་ནག་པ་ཅན་ནོ་ཞེས་པའོ། །</text:span></text:p>
      <text:p text:style-name="P14"><text:span text:style-name="T59">པ༢ གཉིས་པ་</text:span><text:span text:style-name="T61">[</text:span><text:span text:style-name="T59">འཁོར་གྱི་ལྷ་མོ་དགོད་པ་</text:span><text:span text:style-name="T61">]</text:span><text:span text:style-name="T59">ནི། </text:span><text:span text:style-name="T38">(</text:span><text:span text:style-name="T40">༢༣༧བ</text:span><text:span text:style-name="T38">)</text:span></text:p>
      <text:p text:style-name="P24"><text:span text:style-name="T49">གྲོང་ཁྱེར་ཉམས་དགའ་ཁྱོད་དང་ང་། །དགའ་བས་ཤིན་ཏུ་རོལ་པ་ལས། །</text:span></text:p>
      <text:p text:style-name="P24"><text:span text:style-name="T49">དཀར་མོ་དབང་པོའི་ཕྱོགས་ཕྱུང་ནས། །ཤར་གྱི་སྒོ་རུ་ཡང་དག་གནས། །</text:span></text:p>
      <text:p text:style-name="P24"><text:span text:style-name="T49">བསྲུབ་དང་བསྲུབ་པའི་སྦྱོར་བ་ལས། །ཆོམ་ཀུན་མ་ཡང་ཕྱུང་ནས་ནི། །</text:span></text:p>
      <text:p text:style-name="P24"><text:span text:style-name="T49">ཕྱུང་ནས་ལྷོ་ཡི་སྒོ་རུ་ནི། །ཆོམ་རྐུན་མ་ནི་སྒོ་སྲུང་མ། །</text:span></text:p>
      <text:p text:style-name="P24"><text:span text:style-name="T49">བོ་ལ་ཀཀྐོ་ལ་སྦྱོར་བས། །རོ་ལངས་མ་ཡང་ཕྱུང་ནས་ནི། །</text:span></text:p>
      <text:p text:style-name="P24"><text:span text:style-name="T49">ཕྱུང་ནས་ནུབ་ཀྱི་སྒོ་རུ་ནི། །བདུད་འཇོམས་མ་ནི་རྣམ་པར་གནས། །</text:span></text:p>
      <text:p text:style-name="P24"><text:span text:style-name="T49">དགའ་བ་ཆེན་པོའི་སྙོམས་འཇུག་ལས། །གྷསྨ་རཱི་ཡང་ཕྱུང་ནས་ནི། །</text:span></text:p>
      <text:p text:style-name="P24"><text:span text:style-name="T49">ཕྱུང་ནས་བྱང་གི་སྒོ་ལ་ནི། །འཇིགས་པའི་གཟུགས་ཅན་མ་ཉིད་གནས། །</text:span></text:p>
      <text:p text:style-name="P24"><text:span text:style-name="T49">གཉིས་ཀྱིས་སྤྱོད་པའི་སྦྱོར་བ་ལས། །པུཀྐ་སཱི་ཡང་ཕྱུང་ནས་ནི། །</text:span></text:p>
      <text:p text:style-name="P24"><text:span text:style-name="T50">ཕྱུང་ནས་དབང་ལྡན་མཚམས་སུ་ཡང་། །དྲག་པོའི་གཟུགས་ཅན་མ་ཉིད་གནས། །</text:span></text:p>
      <text:p text:style-name="P24"><text:span text:style-name="T49">ཡང་ནི་བསྲུབ་བའི་སྦྱོར་བ་ཡིས། །འཚེད་པའི་མཚམས་སུ་རི་ཁྲོད་མ། །</text:span></text:p>
      <text:p text:style-name="P24"><text:span text:style-name="T49">སྲིན་པོའི་མཚམས་སུ་གདོལ་པ་མོ། །རླུང་གི་མཚམས་སུ་གཡུང་མོ་ཉིད། །</text:span></text:p>
      <text:p text:style-name="P14"><text:span text:style-name="T59">ཅེས་པ་སྟེ། དེ་ནས་ཡབ་ཡུམ་རྗེས་ཆགས་ཀྱི་དགའ་བའི་སྒྲས་སངས་རྒྱས་རྣམས་བཀུག་པ་ཞུ་བའི་ཐིག་ལེ་པདྨར་ཕབ་ལ། དེ་ནས་ལྷ་མོ་རྣམས་བསྐྱེད་པར་བྱ་བ་ལས། བསྐྱེད་ཚུལ་འདིར་མི་གསལ་བས་གྲུབ་ཆེན་གྱི་གཞུང་རྣམས་ལས་འབྱུང་བ་ལྟར་བསྐྱེད་དགོས་ཀྱང་། </text:span></text:p>
      <text:p text:style-name="P14"><text:soft-page-break/><text:span text:style-name="T59">རེ་ཞིག་ཡིག་དོན་ལྟར་བཤད་ན། གྲོང་ཁྱེར་ཏེ་སྔར་བཤད་པའི་གཞལ་ཡས་ཁང་ཉམས་དགར་གྱུར་པའི་དབུས་དེར་ཡུམ་ཁྱོད་དང་གཙོ་བོ་ང་སྙོམས་འཇུག་གི་དགའ་བས་རྡོ་རྗེ་དང་པདྨ་ཤིན་ཏུ་རོལ་པ་ལས། ཡུམ་གྱི་པདྨ་ནས་ལྷ་མོ་དཀར་མོ་དབང་པོའི་ཕྱོགས་ཤར་དུ་ཕྱུང་ནས། གཞལ་ཡས་ཁང་གི་ཤར་གྱི་སྒོ་རུ་པད་ཟླ་ལ་ཡང་དག་པར་གནས་པར་བྱ་ཞིང་། </text:span></text:p>
      <text:p text:style-name="P14"><text:span text:style-name="T59">དེ་བཞིན་དུ། རྡོ་རྗེ་དང་པདྨ་བསྲུབས་པ་དང་བསྲུབ་པའི་སྦྱོར་བ་ལས་པདྨ་ནས་ཆོམ་རྐུན་མ་ཡང་ཕྱུང་ནས་ནི། ཕྱུང་ཟིན་ནས་ལྷོ་ཡི་སྒོ་རུ་ནི། ཆོམ་རྐུན་མ་ནི་སྒོ་བསྲུང་མའི་ཚུལ་དང་། </text:span></text:p>
      <text:p text:style-name="P14"><text:span text:style-name="T59">བོ་ལ་རྡོ་རྗེ་དང་ཀཀྐོ་ལ་པདྨ་སྦྱོར་བ་ལས། གོང་བཞིན་རོ་ལངས་མ་ཡང་ཕྱུང་ནས་ནི། ཕྱུང་ཟིན་ནས་ནུབ་ཀྱི་སྒོ་རུ་ནི་བདུད་འཇོམས་མ་ཞེས་བྱ་བར་ནི་རྣམ་པར་གནས་པ་དང་། </text:span></text:p>
      <text:p text:style-name="P14"><text:span text:style-name="T59">ལྷན་སྐྱེས་ཀྱི་དགའ་བ་ཆེན་</text:span><text:span text:style-name="T38">(</text:span><text:span text:style-name="T40">༢༣༨ན</text:span><text:span text:style-name="T38">)</text:span><text:span text:style-name="T59">པོའི་སྙོམས་འཇུག་བྱས་པ་ལས་གྷསྨ་རཱི་སྟེ་ཟ་ཕོད་མ་ཡང་ཕྱུང་ནས་ནི། ཕྱུང་ནས་བྱང་གི་སྒོ་བསྲུང་ལ་ནི་འཇིགས་པའི་གཟུགས་ཅན་མ་ཉིད་དུ་གནས་པ་དང་། </text:span></text:p>
      <text:p text:style-name="P14"><text:span text:style-name="T59">དབང་པོ་གཉིས་ཀྱིས་ཕན་ཚུན་བསྐྱོད་པའི་སྦྱོར་བ་ལས་པུཀྐ་སཱི་སྟེ་སྤོས་མོ་ཡང་ཕྱུང་ནས་ནི། ཕྱུང་ནས་དབང་ལྡན་ཏེ་བྱང་ཤར་མཚམས་སུ་ཡང་དྲག་པོའི་གཟུགས་ཅན་མ་ཉིད་དུ་གནས་པ་དང་། </text:span></text:p>
      <text:p text:style-name="P14"><text:span text:style-name="T59">ཡང་ན། རྡོ་རྗེ་དང་པདྨ་བསྲུབ་པའི་སྦྱོར་བ་དེ་ཡིས་འཚེད་པའི་སྟེ་མེའི་མཚམས་སུ་ལྷ་མོ་རི་ཁྲོད་མ་དང་། དེ་བཞིན་དུ། སྲིན་པོའི་སྟེ་ལྷོ་ནུབ་ཀྱི་མཚམས་སུ་གདོལ་པ་མོ་དང་། རླུང་སྟེ་ནུབ་བྱང་གི་མཚམས་སུ་གཡུང་མོ་ཉིད་རྣམས་དགོད་པར་བྱ་ཞེས་པའོ། །</text:span></text:p>
      <text:p text:style-name="P14"><text:span text:style-name="T1">པ༣ </text:span><text:span text:style-name="T18">གསུམ་པ་</text:span><text:span text:style-name="T20">[</text:span><text:span text:style-name="T18">ཞུ་བ་གླུས་བསྐུལ་བ་</text:span><text:span text:style-name="T20">]</text:span><text:span text:style-name="T18">ལ། </text:span><text:span text:style-name="T1">ཕ༡ </text:span><text:span text:style-name="T18">སྤྱིར་བསྟན་པ་དང་། </text:span><text:span text:style-name="T1">ཕ༢ </text:span><text:span text:style-name="T18">བྱེ་བྲག་ཏུ་བཤད་པ་གཉིས་ཀྱི། </text:span></text:p>
      <text:p text:style-name="P14"><text:span text:style-name="T59">ཕ༡ དང་པོ་ནི། </text:span></text:p>
      <text:p text:style-name="P24"><text:soft-page-break/><text:span text:style-name="T49">དེ་ནས་རྡོ་རྗེ་ཆགས་ཆེན་ལས། །རིག་མར་བཅས་པ་ཁུ་བར་གྱུར། །</text:span></text:p>
      <text:p text:style-name="P24"><text:span text:style-name="T49">སྣ་ཚོགས་གླུ་ཡི་མཆོད་པ་ལས། །དེ་ནས་ལྷ་མོ་རྣམས་ཀྱིས་བསྐུལ། །</text:span></text:p>
      <text:p text:style-name="P14"><text:span text:style-name="T59">ཞེས་པ་སྟེ། དེ་ནས་རྡོ་རྗེ་ཅན་ཡབ་ཡུམ་རྗེས་སུ་ཆགས་པ་ཆེན་པོས་སྙོམས་པར་ཞུགས་པས་བར་དོ་མཚོན་པའི་ནཱ་དའམ་ཡི་གེ་བསྐུལ་བས། དེ་ཉིད་ཡབ་ཀྱི་ཞལ་ནས་ཞུགས། ཆགས་པའི་མེས་ཞུ་བ་རྡོ་རྗེ་ནས་པད་མར་བབས་པ་ལས། ཡབ་རིག་མར་བཅས་པ་བདེ་བ་ཆེན་པོའི་ངོ་བོར་ཞུ་ནས་ཁུ་བར་ཏེ་དེའི་རྣམ་པར་གྱུར། དེ་མཚམས་ཀྱི་ལྷ་མོ་བཞིས་མཐོང་ནས་ཡིད་གདུངས་ཏེ་བཞེངས་སུ་གསོལ་བའི་ཚིགས་བཅད་སྣ་ཚོགས་པའི་སྒོ་ནས་གླུ་ཡི་ཚུལ་དུ་མཆོད་པར་སེམས་པ་ལས། དེ་ནས་ཚད་མེད་བཞིའི་རང་བཞིན་ལྷ་མོ་བཞི་པོ་རྣམས་ཀྱིས་འདི་སྐད་ཅེས་བསྐུལ་བའི་དོན་ཏོ། །</text:span></text:p>
      <text:p text:style-name="P14"><text:span text:style-name="T59">ཕ༢ གཉིས་པ་</text:span><text:span text:style-name="T61">[</text:span><text:span text:style-name="T59">བྱེ་བྲག་ཏུ་བཤད་པ་</text:span><text:span text:style-name="T61">]</text:span><text:span text:style-name="T59">ནི། </text:span><text:span text:style-name="T38">(</text:span><text:span text:style-name="T40">༢༣༨བ</text:span><text:span text:style-name="T38">)</text:span></text:p>
      <text:p text:style-name="P24"><text:span text:style-name="T49">རྗེ་བཙུན་སྙིང་རྗེའི་ཡིད་བཞེངས་ཤིག །པུཀྐ་སཱི་ནི་བདག་ལ་སྐྱོབས། །</text:span></text:p>
      <text:p text:style-name="P24"><text:span text:style-name="T49">སྟོང་པའི་རང་བཞིན་ཉིད་སྤོངས་ལ། །བདག་ལ་བདེ་ཆེན་སྦྱོར་བཞེད་མཛོད། །</text:span></text:p>
      <text:p text:style-name="P28"><text:span text:style-name="T49">ཁྱོད་མེད་ན་ནི་བདག་འགུམ་པས། །ཀྱེ་ཡི་རྡོ་རྗེ་ཁྱོད་བཞེངས་ཤིག །</text:span></text:p>
      <text:p text:style-name="P28"><text:span text:style-name="T49">སྟོང་པའི་རང་བཞིན་ཉིད་སྤོངས་ལ། །རི་ཁྲོད་མ་འབྲས་གྲུབ་པར་མཛོད། །</text:span></text:p>
      <text:p text:style-name="P28"><text:span text:style-name="T49">དགའ་གཙོ་འཇིག་རྟེན་མགྲོན་གཉེར་བ། །སྟོང་པ་ཉིད་ལ་བཞུགས་སམ་ཅི། །</text:span></text:p>
      <text:p text:style-name="P28"><text:span text:style-name="T49">ཁྱོད་མེད་ཕྱོགས་ནི་མི་འཚལ་བས། །གདོལ་བ་མོ་བདག་ཞུ་བ་བགྱིད། །</text:span></text:p>
      <text:p text:style-name="P28"><text:span text:style-name="T49">བདག་གི་ཁྱོད་ཀྱི་ཐུགས་འཚལ་གྱི། །མིག་འཕྲུལ་མངའ་བ་ཁྱོད་བཞེངས་ཤིག །</text:span></text:p>
      <text:p text:style-name="P28"><text:span text:style-name="T49">གཡུང་མོ་བདག་ཡང་དྲན་ཉམས་པས། །སྙིང་རྗེ་རྒྱུན་ཆད་མ་མཛད་ཅིག །</text:span></text:p>
      <text:p text:style-name="P14"><text:soft-page-break/><text:span text:style-name="T59">ཅེས་པ་སྟེ། དེ་ཡང་ཇི་ལྟར་བསྐུལ་ཞེ་ན། དང་པོར་བྱམས་པའི་རང་བཞིན་པུཀྐ་སཱིས་མཆོད་པའི་གནས་སུ་གྱུར་པས་ན་རྗེ་བཙུན། འགྲོ་བ་ལ་རྗེས་སུ་སྙིང་རྗེའི་ཡིད་དང་ལྡན་པ་ཁྱོད་བཞེངས་ཤིག །བཞེངས་ནས་པུཀྐ་སཱི་ཞེས་བྱ་བའི་ནི་ལྷ་མོ་བདག་ལ་སྐྱོབས་ཤིག །ཇི་ལྟར་ཞེ་ན། སྟོང་པ་ཁོ་ནའི་རང་བཞིན་ཉིད་ལ་བཞུགས་པ་འདི་སྤོངས་ལ། པུཀྐ་སཱི་བདག་ལ་ལྷན་སྐྱེས་བདེ་ཆེན་བསྐྱེད་པའི་སྦྱོར་བ་མཛད་པར་བཞེད་ཅིང་རོལ་བར་མཛོད་ཅིག །ཅེས་དང་། </text:span></text:p>
      <text:p text:style-name="P27"><text:span text:style-name="T59">སྙིང་རྗེ་རང་བཞིན་རི་ཁྲོད་མས། མགོན་པོ་ཁྱོད་མེད་པར་གྱུར་ན་ནི་བདག་ཀྱང་འགུམ་པ་སྟེ་འཆི་བར་འགྱུར་བས། བདག་ལ་བརྩེ་བའི་སྒོ་ནས་ཀྱེ་ཡི་རྡོ་རྗེ་ཁྱོད་བཞེངས་ཤིག །དེ་ཡང་སྟོང་པ་ཁོ་ནའི་རང་བཞིན་དུ་གནས་པའི་ཚུལ་ཉིད་སྤོངས་ལ། རི་ཁྲོད་མ་བདག་གི་འདོད་པའི་འབྲས་བུ་གྲུབ་པར་མཛོད་ཅིག །ཅེས་དང་། </text:span></text:p>
      <text:p text:style-name="P27"><text:span text:style-name="T59">དགའ་བའི་ང་བཞིན་གཏུམ་མོས། དགའ་བ་བཞིའི་གཙོ་བོ་ལྷན་སྐྱེས་ཀྱི་བདག་ཉིད་འཇིག་རྟེན་ཀུན་ལ་ཕན་པར་བཞེད་པས་མགྲོན་དུ་གཉེར་བ་ཁྱོད་འགྲོ་དོན་མི་མཛད་པར་སྟོང་པ་ཉིད་ཁོ་ནའི་ངང་ལ་བཞུགས་སམ་ཅི་ཞིག་ལགས། གཙོ་བོ་ཁྱོད་མེད་ན་འགྲོ་བ་ཀུན་མི་ཤེས་པའི་མུན་པས་འཐོམས་ནས་ཐར་པའི་ཕྱོགས་ནི་རྙེད་པར་མི་འཚལ་བས། གདོལ་པ་མོ་བདག་བཞེངས་པར་ཞུ་བ་བགྱིད་པས་གསན་དུ་གསོལ། ཞེས་དང་། </text:span></text:p>
      <text:p text:style-name="P14"><text:span text:style-name="T59">བཏང་སྙོམས་ཀྱི་རང་བཞིན་གཡུང་མོས། གཡུང་མོ་བདག་གིས་མགོན་པོ་ཁྱོད་ཀྱི་ཐུགས་བརྩེ་བ་ཆེན་པོས་སྣ་ཚོགས་པའི་སྣང་ཚུལ་མཛད་པ་ཤེས་པར་འཚལ་གྱི། གཅིག་ཉིད་སྣ་ཚོགས་སུ་སྣང་བ་མིག་འཕྲུལ་ལྟ་བུའི་ཏིང་ངེ་འཛིན་མངའ་བ་ཁྱོད་</text:span><text:span text:style-name="T38">(</text:span><text:span text:style-name="T40">༢༣༩ན</text:span><text:span text:style-name="T38">)</text:span><text:span text:style-name="T59">སྟོང་པ་ཉིད་ལས་བཞེངས་ཤིག །མ་</text:span><text:soft-page-break/><text:span text:style-name="T59">བཞེངས་ན་གཡུང་མོ་བདག་གི་ཡིད་དྲན་པ་ཉམས་པས་བརྒྱལ་བ་ལྟར་འགྱུར་ཏེ། དེ་བས་ན་གདུལ་བྱ་ལ་སྙིང་རྗེ་ཆེན་པོ་རྒྱུན་ཆད་པར་མ་མཛད་ཅིག །ཅེས་བསྐུལ་བའི་དོན་ཏོ། །</text:span></text:p>
      <text:p text:style-name="P14"><text:span text:style-name="T1">པ༤ </text:span><text:span text:style-name="T18">བཞི་པ</text:span><text:span text:style-name="T1">་</text:span><text:span text:style-name="T2">[</text:span><text:span text:style-name="T1">འབྲས་བུ་ཧེ་རུ་ཀ་བཞེངས་པ་</text:span><text:span text:style-name="T2">]</text:span><text:span text:style-name="T18">ལ། </text:span><text:span text:style-name="T1">ཕ༡ </text:span><text:span text:style-name="T18">སྔོན་དུ་གཙོ་བོའི་ཕྱག་མཚན་སོགས་བཤད་པ་དང་། </text:span><text:span text:style-name="T1">ཕ༢ </text:span><text:span text:style-name="T18">བཞེངས་ཚུལ་སོགས་བཤད་པ་གཉིས་ཀྱི། </text:span></text:p>
      <text:p text:style-name="P14"><text:span text:style-name="T59">ཕ༡ དང་པོ་ནི། </text:span></text:p>
      <text:p text:style-name="P24"><text:span text:style-name="T49">གླང་པོ་རྟ་བོང་གླང་རྔ་མོ། །མི་དང་ཤ་ར་བྷ་བྱི་ལ། །</text:span></text:p>
      <text:p text:style-name="P24"><text:span text:style-name="T49">གཡས་པའི་ཐོད་པ་བརྒྱད་པོ་ལ། །གཉིས་འཐུང་ལ་སོགས་རིམ་ཤེས་བྱ། །</text:span></text:p>
      <text:p text:style-name="P24"><text:span text:style-name="T49">ས་དང་ཆུ་དང་རླུང་དང་ནི། །མེ་དང་ཟླ་བ་ཉི་མ་ཉིད། །</text:span></text:p>
      <text:p text:style-name="P24"><text:span text:style-name="T49">མཐར་བྱེད་དང་ནི་ནོར་སྦྱིན་ཉིད། །གཡོན་པའི་ཐོད་པ་བརྒྱད་ན་འོ། །</text:span></text:p>
      <text:p text:style-name="P24"><text:span text:style-name="T49">སྒེག་ཅིང་དཔའ་བ་མི་སྡུག་པ། །རྒོད་ཅིང་དྲག་ཤུལ་འཇིགས་རུང་བ། །</text:span></text:p>
      <text:p text:style-name="P24"><text:span text:style-name="T49">སྙིང་རྗེ་རྔམ་དང་ཞི་བ་ཡིས། །གར་དགུའི་རོ་དང་ལྡན་པ་ཉིད། །</text:span></text:p>
      <text:p text:style-name="P14"><text:span text:style-name="T59">ཅེས་པ་སྟེ། བཞེངས་རྒྱུའི་ཧེ་རུ་ཀ་དེའི་ཕྱག་མཚན་སྔར་མ་བཤད་པས་ཇི་ལྟ་བུ་ཞེ་ན། གླང་པོ་ཆེ་དམར་སྐྱ། རྟ་ལྗང་སྔོན། བོང་བུ་དཀར་པོ། གླང་དུད་ཁ། རྔ་མོ་སེར་སྐྱ། མི་དམར་སེར་དང་། རི་དྭགས་ཤ་ར་བྷ་དཀར་པོ་རྣམས་སུ་ཉིན་འབྱུང་བཞེད་ལ། བྱི་ལ་ནི་ཁྲ་བོར་གཞན་ལས་བཤད་དེ། ཕྱག་གཡས་པའི་ཐོད་པ་བརྒྱད་པོ་ལ་དང་པོ་ནས་རིམ་བཞིན་གཉིས་འཐུང་སྟེ་གླང་པོ་ལ་སོགས་པའི་རིམ་པས་ཤེས་པར་བྱ་ཞིང་། ཡང་ས་ལྷ་སེར་པོ་བུམ་པ་འཛིན་པ་དང་། ཆུ་ལྷ་དཀར་པོ་ཞགས་པ་དང་དུང་འཛིན་པ་དང་། རླུང་ལྷ་སྔོན་པོ་རླུང་རས་འཛིན་པ་དང་ནི། མེ་ལྷ་དམར་པོ་ཕྱག་བཞིས་དགང་གཟར་དང་དབྱུག་པ་བགྲང་ཕྲེང་དང་རིལ་བ་དང་། ཟླ་བ་དཀར་པོ་པདྨར་གནས་པའི་ཟླ་བ་དང་། ཉི་</text:span><text:soft-page-break/><text:span text:style-name="T59">མ་དམར་པོ་པདྨར་གནས་པའི་ཉི་མ་ཉིད་དང་། མཐར་བྱེད་དེ་གཤིན་རྗེ་ནག་པོ་དབྱུག་པ་དང་མདུང་འཛིན་པ་ནོར་སྦྱིན་སེར་པོ་བེ་ཅོན་དང་ལྕགས་ཀྱུ་འཛིན་པ་ཉིད་རྣམས་ཀྱང་ཉིན་འབྱུང་བཞེད་དེ། སྔར་ལྟར་ཕྱག་གཡོན་པའི་དང་པོ་ནས་རིམ་པས་ཐོད་པ་བརྒྱད་ན་བསྣམས་པའོ། །</text:span></text:p>
      <text:p text:style-name="P14"><text:span text:style-name="T59">དེ་ཡང་འགྲོ་བའི་ནད་ལ་སོགས་པ་བསྡུས་ནས་སེལ་བའི་</text:span><text:span text:style-name="T38">(</text:span><text:span text:style-name="T40">༢༣༩བ</text:span><text:span text:style-name="T38">)</text:span><text:span text:style-name="T59">ཕྱིར་གླང་པོ་སོགས་ཁ་ནང་དུ་བསྟན་ནས་འཛིན་པར་བཤད་དེ། </text:span></text:p>
      <text:p text:style-name="P14"><text:span text:style-name="T59">གུར་ལས། </text:span></text:p>
      <text:p text:style-name="P23"><text:span text:style-name="T32">རབ་མཆོག་དེ་ལྟ་བུ་འགྲོ་བ། །ཐམས་ཅད་ནད་ཀྱིས་ཁྱབ་མཐོང་ནས། །</text:span></text:p>
      <text:p text:style-name="P23"><text:span text:style-name="T32">སངས་རྒྱས་ལྔར་ནི་ཆེར་གྲགས་པ། །བདག་གི་ལུས་ལ་གཞུག་པར་བྱ། །</text:span></text:p>
      <text:p text:style-name="P23"><text:span text:style-name="T32">སེམས་ཅན་རྣམས་ལ་གདུང་མ་གྱུར། །ནད་རྣམས་ཞི་ཕྱིར་སངས་རྒྱས་ནི། །</text:span></text:p>
      <text:p text:style-name="P23"><text:span text:style-name="T32">གླང་པོ་ལ་སོགས་ནད་འཛིན་ཏོ། །དེ་ལྟར་སྒོམ་པར་གྱུར་པ་ལ། །</text:span></text:p>
      <text:p text:style-name="P23"><text:span text:style-name="T32">ནད་མེད་རུ་ཛ་ཏྲཾ་དྲུཾ་མེད། །འཆི་མེད་ངེས་པར་བྱ་དྷི་མེད། །</text:span></text:p>
      <text:p text:style-name="P23"><text:span text:style-name="T32">ང་རྒྱལ་མེད་ཅིང་གཏི་མུག་མེད། །བཀྲེས་པ་མེད་ཅིང་སྐོམ་པ་མེད། །</text:span></text:p>
      <text:p text:style-name="P23"><text:span text:style-name="T32">དུ་ཁཿ་ངན་འགྲོ་དེ་བཞིན་མེད། །ལྷ་དང་ལྷ་མིན་མི་རྣམས་སམ། །</text:span></text:p>
      <text:p text:style-name="P23"><text:span text:style-name="T32">གང་གིས་ཀྱང་ནི་ནད་བྱེད་མིན། །</text:span></text:p>
      <text:p text:style-name="P14"><text:span text:style-name="T59">ཞེས་སོ། །</text:span></text:p>
      <text:p text:style-name="P14"><text:span text:style-name="T59">ནད་རྣམས་ནི། གུར་ལས། </text:span></text:p>
      <text:p text:style-name="P23"><text:span text:style-name="T32">གློ་དང་དབུགས་དང་དེ་བཞིན་འབོག །ཁོང་སྐམ་འཛེ་དང་རྐང་ཤུ་དང་། །</text:span></text:p>
      <text:p text:style-name="P23"><text:span text:style-name="T32">མཆིན་པ་མཚེར་པའི་རང་བཞིན་ཡང་། །གླང་པོ་ལ་སོགས་རབ་ཏུ་གྲགས། །</text:span></text:p>
      <text:p text:style-name="P14"><text:soft-page-break/><text:span text:style-name="T59">ཞེས་པ་ལྟར་རོ། །</text:span></text:p>
      <text:p text:style-name="P14"><text:span text:style-name="T59">གཡོན་པའི་ལྷ་བརྒྱད་ནི་འགྲོ་བ་ལ་དབང་ཕྱུག་བརྒྱད་སྩོལ་བའི་དོན་དུ་ཁ་ཕྱིར་ལྟ་བ་སྟེ། </text:span></text:p>
      <text:p text:style-name="P14"><text:span text:style-name="T59">མི་ཐུབ་ཟླ་བས། </text:span></text:p>
      <text:p text:style-name="P23"><text:span text:style-name="T32">དབང་ཕྱུག་ཐམས་ཅད་སྒྲུབ་པའི་ཕྱིར། །ས་ནི་དང་པོར་ནོར་སྦྱིན་མཐའ། །</text:span></text:p>
      <text:p text:style-name="P14"><text:span text:style-name="T59">ཞེས་སོ། །</text:span></text:p>
      <text:p text:style-name="P14"><text:span text:style-name="T59">དབང་ཕྱུག་བརྒྱད་ནི། སྒྲོན་གསལ་ལས། </text:span></text:p>
      <text:p text:style-name="P22"><text:span text:style-name="T32">སྐུ་ཡི་དབང་ཕྱུག་གསུང་གི་དབང་ཕྱུག་དང་། །</text:span></text:p>
      <text:p text:style-name="P22"><text:span text:style-name="T32">དེ་བཞིན་དུ་ནི་ཐུགས་ཀྱི་དབང་ཕྱུག་དང་། །</text:span></text:p>
      <text:p text:style-name="P22"><text:span text:style-name="T32">རྫུ་འཕྲུལ་ཀུན་ཏུ་འགྲོ་བའི་དབང་ཕྱུག་དང་། །</text:span></text:p>
      <text:p text:style-name="P22"><text:span text:style-name="T32">ཅི་འདོད་བསྐྱེད་དང་ཡོན་ཏན་བརྒྱད་པའོ། །</text:span></text:p>
      <text:p text:style-name="P14"><text:span text:style-name="T59">ཞེས་བཤད་པ་ནི། རིམ་པས་སྐུ་སྣ་ཚོགས་སུ་སྟོན་པ་དང་། འགྲོ་བ་སོ་སོའི་སྐད་དུ་ཆོས་གསུང་བ་དང་། སེམས་ཅན་ཀུན་གྱི་སེམས་ཤེས་པ་དང་། འབར་ཞིང་སྣང་བ་སོགས་དང་། གཟུགས་གཅིག་གིས་ཐམས་ཅད་ཁྱབ་པ་དང་། འགྲོ་བ་ཅི་འདོད་ཀྱི་དོན་སྒྲུབ་པ་དང་། འགྲོ་དོན་དུ་གཟུགས་སྣ་ཚོགས་པར་སྤྲུལ་པ་དང་། སྟོབས་དང་མི་འཇིགས་པ་སོགས་ཀྱི་ཡོན་ཏན་རྣམས་ལ་བཤད་ཅིང་། ཕྱག་གི་ཐོད་པ་བཅུ་དྲུག་ནི་སྟོང་པ་བཅུ་དྲུག་སྙིང་རྗེའི་ཆ་བཅུ་དྲུག་དང་། དེ་ཕྱག་བཅུ་དྲུག་གིས་འཛིན་པ་ནི་སྟོང་ཉིད་དང་སྙིང་རྗེ་དབྱེར་མེད་པར་མཚོན་པར་བཞེད་དོ། །</text:span></text:p>
      <text:p text:style-name="P14"><text:span text:style-name="T59">དེ་ནས་གར་ཉམས་ལ། སྒེག་ཅིང་ཞེས་པ་སྐུ་འགྱིང་</text:span><text:span text:style-name="T38">(</text:span><text:span text:style-name="T40">༢༤༠ན</text:span><text:span text:style-name="T38">)</text:span><text:span text:style-name="T59">བག་སོགས་དང་ལྡན་པའི་ཉམས། དཔའ་བ་ནི་བདུད་འཇོམས་པའི་ཉམས། མི་སྡུག་པ་ནི་ཁྲོ་ཉེར་བསྡུས་པ་སོགས་ཁྲོས་པའི་ཉམས། </text:span><text:soft-page-break/><text:span text:style-name="T59">རྒོད་ཅིང་ཞེས་པ་ཞལ་བཞད་པའི་རྣམ་པའི་ཉམས། དྲག་ཤུལ་ནི་འོད་འཁྲུག་པའི་གཟི་བྱིན་གྱི་ཉམས། འཇིགས་སུ་རུང་བ་ནི་བདུད་རྣམས་སྐྲག་པར་བྱེད་པའི་ཉམས། སྙིང་རྗེ་ནི་སེམས་ཅན་ལ་བརྩེ་བའི་ཐུགས་དང་ལྡན་པའི་ཉམས། རྔམ་པ་དང་ཞེས་པ་གདུག་པ་འདུལ་བར་ཤིན་ཏུ་སྤྲོ་བའི་ཉམས། ཞི་བ་ཡིས་ཞེས་པ་མཚན་འཛིན་དང བྲལ་བའི་ཉམས་ཏེ་དེ་ལྟར་གར་ཉམས་དགུ་དང་། དེའི་རོ་ཞེས་པ་ཉམས་སུ་མྱོང་བར་བྱ་བ་ཡིན་པས་ན་དེ་སྐད་དུ་བརྗོད་དེ། ཚུལ་དེ་དག་དང་ལྡན་པ་ཉིད་དོ། །</text:span></text:p>
      <text:p text:style-name="P14"><text:span text:style-name="T59">འདི་ལ་འཆད་ཚུལ་མང་དུ་སྣང་ཞིང་། འགའ་ཞིག །སྐུ་གསུང་ཐུགས་ཀྱི་ཉམས་གསུམ་གསུམ་སྟེ་དགུར་འཆད་པ་ནི། དེ་ལྟར་སྦྱར་ན་སྦྱར་དུ་ཡོད་ཀྱང་། དེའི་ངེས་པ་ནི་མི་སྣང་ངོ་། །</text:span></text:p>
      <text:p text:style-name="P14"><text:span text:style-name="T1">ཕ༢ </text:span><text:span text:style-name="T18">གཉིས་པ་</text:span><text:span text:style-name="T20">[</text:span><text:span text:style-name="T18">བཞེངས་ཚུལ་སོགས་བཤད་པ་</text:span><text:span text:style-name="T20">]</text:span><text:span text:style-name="T18">ལ། </text:span><text:span text:style-name="T1">བ༡ </text:span><text:span text:style-name="T18">བཞེངས་ཚུལ་ཉིད་དང་། </text:span><text:span text:style-name="T1">བ༢ </text:span><text:span text:style-name="T18">འཁོར་ལོ་སྒོམ་ཚུལ་གཉིས་ཀྱི། </text:span></text:p>
      <text:p text:style-name="P14"><text:span text:style-name="T59">བ༡ དང་པོ་ནི། </text:span></text:p>
      <text:p text:style-name="P24"><text:span text:style-name="T49">ༀ་དང་ཧཱུྃ་གིས་རྡོ་རྗེ་ཆེ། །ཁུ་བའི་གཟུགས་ལས་བཞེངས་ནས་ནི། །</text:span></text:p>
      <text:p text:style-name="P24"><text:span text:style-name="T49">ཞབས་རྣམས་ས་ལ་རྡེབས་པ་དང་། །ལྷ་དང་ལྷ་མིན་སྡིགས་པར་མཛད། །</text:span></text:p>
      <text:p text:style-name="P14"><text:span text:style-name="T59">ཅེས་པ་སྟེ། གོང་གི་ལྷ་མོའི་གླུས་བསྐུལ་བས་བཅོམ་ལྡན་འདས་ཞུ་བའི་རྣམ་པ་ཅན་དེས་སྔོན་གྱི་སྨོན་ལམ་དྲན་ནས་འབྲས་བུའི་ཧེ་རུ་ཀར་བཞེངས་པ་ལས། བཞེངས་ཚུལ་ནི། འདིར། ཨོཾ་དང་ཧཱུྃ་གིས། ཞེས་པ་ས་བོན་ཙམ་ལས་རྡོ་རྗེ་འཛིན་པ་ཆེན་པོར་བཞེངས་པ་གཞུང་ཚིག་གི་དངོས་བསྟན་དུ་སྣང་ལ། དེ་ལྟར་ན་ཁུ་བའི་གཟུགས་ལས་གོང་གི་ས་བོན་དང་། དེ་ལས་ཧེ་རུ་ཀའི་སྐུར་བཞེངས་ནས་ནི། ཞབས་བཞི་པོ་རྣམས་ས་ལ་རྡེབས་པ་དང་། ལྷ་དང་ལྷ་མིན་རྣམས་སྡིགས་པར་མཛད་པ་བསྐྱེད་དགོས་པའི་དོན་ཏོ། །</text:span></text:p>
      <text:p text:style-name="P14"><text:soft-page-break/><text:span text:style-name="T59">གཞན་ནི་གྲུབ་ཆེན་གྱི་གཞུང་ལས་བསྐྱེད་ཚུལ་གསལ་བར་གསུངས་པ་ལྟར་བྱ་དགོས་ཏེ། དེའི་ཚུལ་བཤད་ཟིན་ཏོ། ། </text:span></text:p>
      <text:p text:style-name="P14"><text:span text:style-name="T1">བ༢ </text:span><text:span text:style-name="T18">གཉིས་པ་</text:span><text:span text:style-name="T2">[</text:span><text:span text:style-name="T1">འཁོར་ལོ་སྒོམ་ཚུལ་</text:span><text:span text:style-name="T2">]</text:span><text:span text:style-name="T18">ལ། </text:span><text:span text:style-name="T1">མ༡ </text:span><text:span text:style-name="T18">སྒོམ་ཚུལ་སྤྱིར་བསྟན་པ་དང་། </text:span><text:span text:style-name="T1">མ༢ </text:span><text:span text:style-name="T18">ལྷ་མོའི་མངོན་རྟོགས་བྱེ་བྲག་ཏུ་བཤད་པ་གཉིས་ཀྱི། </text:span></text:p>
      <text:p text:style-name="P14"><text:span text:style-name="T59">མ༡ དང་པོ་ནི། </text:span><text:span text:style-name="T38">(</text:span><text:span text:style-name="T40">༢༤༠བ</text:span><text:span text:style-name="T38">)</text:span></text:p>
      <text:p text:style-name="P24"><text:span text:style-name="T49">གྃ་ཙྃ་བྃ་གྷྃ་པྃ་ཤྃ་ལྃ་ཌྃ། །འདི་ཡིས་ས་བོན་ཕྱུང་བ་དང་། །</text:span></text:p>
      <text:p text:style-name="P24"><text:span text:style-name="T49">བདག་པོའི་ས་བོན་དག་གི་ནི། །ༀ་ཧཱུྃ་སྔོན་པོ་འབར་འཇིགས་པས། །</text:span></text:p>
      <text:p text:style-name="P24"><text:span text:style-name="T49">མ་མོའི་འཁོར་ལོ་གྲོང་ཉམས་དགར། །ཁ་དོག་ནག་པོ་འཇིགས་ཆེན་པོ། །</text:span></text:p>
      <text:p text:style-name="P24"><text:span text:style-name="T49">བདག་མེད་བདེ་བ་སྦྱིན་པ་པོ། །གཙོ་བོ་འདི་ལྟར་སྒོམ་པ་ཉིད། །</text:span></text:p>
      <text:p text:style-name="P27"><text:span text:style-name="T59">ཅེས་པ་སྟེ། དེ་ལ་ཧེ་རུ་ཀ་བཞེངས་ནས་འཁོར་ལོ་སྒོམ་ཚུལ་ཇི་ལྟར་བྱ་སྙམ་ན། དེ་ཡང་སྔོན་དུ། གྃ་ཙྃ་བྃ་གྷྃ་པྃ་ཤྃ་ལྃ་ཌྃ། །ཞེས་པ་འདི་ཡིས་ཡུམ་གྱི་པདྨ་ནས་ས་བོན་ཕྱུང་བ་རིམ་པས་མ་མོར་བསྐྱེད་པ་དང་། འདིར་ཁུ་བའི་གཟུགས་ལས་དཀྱིལ་འཁོར་བདག་པོའི་ས་བོན་དག་གི་ཡི་གེ་ནི་ཨོཾ་དང་ཧཱུྃ་སྔོན་པོ་འོད་འབར་ཞིང་འཇིགས་པ་ལས་རིམ་པས་བསྐྱེད་པའི་འབྲས་བུའི་ཧེ་རུའི་ཀ་རྣམས་བསྒོམས་པར་བྱ་སྟེ། ཇི་ལྟར་ཞེ་ན། མ་མོའི་འཁོར་ལོ་དང་བཅས་པའི་གྲོང་སྟེ་གཞལ་ཡས་ཁང་ཉམས་དགར། དབུས་སུ་ཧེ་རུ་ཀ་ཁ་དོག་ནག་པོ་བདུད་རྣམས་འཇིགས་ཤིང་སྐྲག་པར་མཛད་པ་ཆེན་པོ། ཡུམ་བདག་མེད་མ་ལ་སྙོམས་པར་འཇུག་ཅིང་ལྷན་སྐྱེས་ཀྱི་བདེ་བ་སྦྱིན་པར་མཛད་པ་པོ་སྟེ། ཧེ་རུ་ཀ་གཙོ་བོ་འཁོར་བཅས་ཀྱི་དཀྱིལ་འཁོར་ཚུལ་འདི་ལྟར་བསྒོམ་པར་བྱ་བ་ཉིད་དོ་ཞེས་པའི་དོན་ཏོ། །</text:span></text:p>
      <text:p text:style-name="P14"><text:soft-page-break/><text:span text:style-name="T1">མ༢ </text:span><text:span text:style-name="T18">གཉིས་པ་</text:span><text:span text:style-name="T2">[</text:span><text:span text:style-name="T1">ལྷ་མོའི་མངོན་རྟོགས་བྱེ་བྲག་ཏུ་བཤད་པ་</text:span><text:span text:style-name="T2">]</text:span><text:span text:style-name="T18">ལ། </text:span><text:span text:style-name="T1">ཙ༡ </text:span><text:span text:style-name="T18">ཕྱག་མཚན་སོགས་བཤད་པ། </text:span><text:span text:style-name="T1">ཙ༢ </text:span><text:span text:style-name="T18">སྐུ་མདོག་བཤད་པ། </text:span><text:span text:style-name="T1">ཙ༣ </text:span><text:span text:style-name="T18">གདན་བཤད་པ་གསུམ་གྱི། </text:span></text:p>
      <text:p text:style-name="P14"><text:span text:style-name="T59">ཙ༡ དང་པོ་ནི། </text:span></text:p>
      <text:p text:style-name="P24"><text:span text:style-name="T49">དཀར་མོ་གཡས་ན་གྲི་གུག་སྟེ། །དེ་བཞིན་གཡོན་ན་རོ་ཧི་ཏ། །</text:span></text:p>
      <text:p text:style-name="P24"><text:span text:style-name="T49">ཆོམ་རྐུན་མ་གཡས་ཅང་ཏེའུ་སྟེ། །གཡོན་པའི་ཕྱག་ན་ཕག་པ་ཉིད། །</text:span></text:p>
      <text:p text:style-name="P24"><text:span text:style-name="T49">རོ་ལངས་མ་གཡས་རུས་སྦལ་ཏེ། །གཡོན་པ་ཡིས་ནི་པདྨའི་སྣོད། །</text:span></text:p>
      <text:p text:style-name="P24"><text:span text:style-name="T49">གྷསྨ་རཱི་ཡི་གཡས་ན་སྦྲུལ། །གཡོན་པས་རྣལ་འབྱོར་ལྷུང་བཟེད་ཉིད། །</text:span></text:p>
      <text:p text:style-name="P24"><text:span text:style-name="T49">པུཀྐ་སཱི་གཡས་སེང་གེ་སྟེ། །གཡོན་པས་དགྲ་སྟ་དེ་བཞིན་ནོ། །</text:span></text:p>
      <text:p text:style-name="P24"><text:span text:style-name="T49">རི་ཁྲོད་མ་གཡས་དགེ་སློང་སྟེ། །གཡོན་ན་གསིལ་བྱེད་དེ་བཞིན་ནོ། །</text:span></text:p>
      <text:p text:style-name="P24"><text:span text:style-name="T49">གདོལ་པ་མོ་གཡས་འཁོར་ལོ་སྟེ། །གཡོན་པས་ཐོད་པ་དེ་བཞིན་ནོ། །</text:span></text:p>
      <text:p text:style-name="P24"><text:span text:style-name="T49">གཡུང་མོའི་གཡས་ན་རྡོ་རྗེ་ཉིད། །གཡོན་ན་སྡིག་འཛུབ་དེ་བཞིན་ནོ། །</text:span></text:p>
      <text:p text:style-name="P24"><text:span text:style-name="T50">སྐྱིལ་དཀྲུང་ཕྱེད་པའི་གར་གྱིས་གནས། །དཀར་མོ་ལ་སོགས་ཕྱག་གཉིས་བརྗོད། །</text:span></text:p>
      <text:p text:style-name="P24"><text:span text:style-name="T49">སྤྱན་གསུམ་སྐྲ་ནི་གྱེན་</text:span><text:span text:style-name="T39">(</text:span><text:span text:style-name="T40">༢༤༡ན</text:span><text:span text:style-name="T39">)</text:span><text:span text:style-name="T49">དུ་སྟེ། །ཕྱག་རྒྱ་ལྔ་ཡིས་རྣམ་པར་བརྒྱན། །</text:span></text:p>
      <text:p text:style-name="P14"><text:span text:style-name="T59">ཞེས་པ་སྟེ། འཁོར་རྣམས་ཀྱི་ཕྱག་མཚན་ནི། ལྷ་མོ་དཀར་མོ་ཕྱག་གཡས་ན་ཉོན་མོངས་གཅོད་པའི་གྲི་གུག་སྟེ། དེ་བཞིན་དུ། གཡོན་ན་རེག་ན་བདེ་བ་མཚོན་པར་ཉའི་བྱེ་བྲག་རོ་ཧི་ཏ་ཞེས་བྱ་བ་ནད་ཆེན་པོའི་སྨན་ཁ་དོག་དཀར་པོ་ཟོས་པ་ཙམ་གྱིས་ནད་ཞི་བར་བྱེད་པ་ཞིག་ཏུ་བཤད་པ་འཛིན་པ་དང་། ཆོམ་རྐུན་མ་གཡས་སྟོང་ཉིད་ཀྱི་སྒྲ་སྒྲོག་པའི་ཅང་ཏེའུ་འཛིན་པ་སྟེ། གཡོན་པའི་ཕྱག་ན་གཏི་མུག་སད་པར་བྱ་བའི་ཕག་པ་འཛིན་པ་ཉིད་དོ། །</text:span></text:p>
      <text:p text:style-name="P14"><text:soft-page-break/><text:span text:style-name="T59">རོ་ལངས་མ་གཡས་མི་གཡོ་བའི་བདེ་བ་མཚོན་པའི་རུས་སྦལ་འཛིན་པ་སྟེ། གཡོན་པ་ཡིས་ནི་བདེ་བ་སྐྱོང་བའི་པདྨའི་སྣོད་དེ་ཐོད་པ་འཛིན་པ། གྷསྨ་རཱི་ཡི་གཡས་ན་ཞེ་སྡང་སོགས་དེ་ཁོ་ན་ཉིད་ཀྱིས་དྲག་ཏུ་བཅིངས་པ་དག་པའི་སྦྲུལ་དང་། གཡོན་པས་ཡེ་ཤེས་བླང་པའི་རྣལ་འབྱོར་པའི་ལྷུང་བཟེད་དེ་ཐོད་པའི་སྣོད་ཉིད་འཛིན་པ། པུཀྐ་སཱི་གཡས་བྱ་བ་ཐམས་ཅད་ཐེ་ཚོམ་མེད་པར་བྱ་བ་མཚོན་པའི་སེང་གེ་འཛིན་པ་སྟེ། གཡོན་པས་ཉོན་མོངས་ཚར་གཅོད་པའི་དགྲ་སྟ་འཛིན་པ་སྔ་མ་དེ་བཞིན་ནོ། །རི་ཁྲོད་མ་གཡས་དགྲ་བཅོམ་པ་མཚོན་པའི་དགེ་སློང་འཛིན་པ་སྟེ། གཡོན་ན་བདེ་བ་དམ་པ་མཚོན་པའི་གསིལ་བྱེད་དེ་མཁར་གསིལ་དེ་བཞིན་ནོ། །</text:span></text:p>
      <text:p text:style-name="P14"><text:span text:style-name="T59">གདོལ་པ་མོ་གཡས་ཆོས་འཁོར་བསྐོར་བ་མཚོན་པའི་འཁོར་ལོ་འཛིན་པ་སྟེ། གཡོན་པས་ཉོན་མོངས་མེད་པར་བྱེད་པ་མཚོན་པའི་ཐོད་པ་དེ་བཞིན་ནོ། །</text:span></text:p>
      <text:p text:style-name="P27"><text:span text:style-name="T59">གཡུང་མོའི་གཡས་ན་ཉོན་མོངས་གཞོན་པའི་རྡོ་རྗེ་འཛིན་པ་ཉིད་དང་། གཡོན་ན་དྲི་མ་མེད་པའི་གནས་མཚོན་པའི་སྡིགས་འཛུབ་མཛད་པ་དེ་བཞིན་ནོ། །</text:span></text:p>
      <text:p text:style-name="P27"><text:span text:style-name="T59">ཕྱག་མཚན་གྱི་མཚོན་དོན་འདི་དག་ནི་སྙིང་འགྲེལ་དུ་བཤད་ལ། གཞན་ཡང་། མཚོན་དོན་རྣམ་པ་འདྲ་མིན་མང་ངོ་། །</text:span></text:p>
      <text:p text:style-name="P14"><text:span text:style-name="T59">ལྷ་མོ་དེ་ཐམས་ཅད་ཀྱང་བྱང་སེམས་ཀྱི་རྐང་པ་ཐོབ་པ་དག་པས་ཞབས་གཡས་བསྐུམ་ཞིང་གཡོན་རྐྱང་པའི་སྐྱིལ་དཀྲུང་ཕྱེད་པའི་གར་གྱིས་རང་རང་གི་གདན་ལ་གནས་པ། དཀར་མོ་ལ་སོགས་པ་ཐམས་ཅད་ཀྱང་ཐབས་</text:span><text:span text:style-name="T38">(</text:span><text:span text:style-name="T40">༢༤༡བ</text:span><text:span text:style-name="T38">)</text:span><text:span text:style-name="T59">མཚོན་པའི་ཕྱག་གཉིས་པར་བརྗོད་ལ། རྡོ་རྗེ་གསུམ་དག་པའི་སྤྱན་གསུམ་མ་སངས་རྒྱས་ཀྱི་ཡོན་ཏན་གོང་དུ་རྒྱས་པ་མཚོན་པས་དབུ་སྐྲ་དམར་སེར་ནི་གྱེན་དུ་</text:span><text:soft-page-break/><text:span text:style-name="T59">བརྫེས་པ་སྟེ། སངས་རྒྱས་ལྔ་དག་པའི་འཁོར་ལོ། རྣ་ཆ། ནོར་བུ། ལག་གདུབ། སྐ་རགས་ཏེ། རུས་པའི་ཕྱག་རྒྱ་ལྔ་ཡིས་སྐུ་ལ་རྣམ་པར་བརྒྱན་པ་ཅན་ནོ། །ཞེས་པའོ། །</text:span></text:p>
      <text:p text:style-name="P14"><text:span text:style-name="T59">ཙ༢ གཉིས་པ་</text:span><text:span text:style-name="T61">[</text:span><text:span text:style-name="T59">སྐུ་མདོག་བཤད་པ་</text:span><text:span text:style-name="T61">]</text:span><text:span text:style-name="T59">ནི། </text:span></text:p>
      <text:p text:style-name="P24"><text:span text:style-name="T49">གཽ་རཱི་ཁ་དོག་ནག་མོར་འགྱུར། །ཆོམ་ཀུན་མ་ནི་བཙོད་དང་མཚུངས། །</text:span></text:p>
      <text:p text:style-name="P24"><text:span text:style-name="T49">རོ་ལངས་མ་ནི་གསེར་བཙོས་བཞིན། །གྷསྨ་རཱི་ནི་མར་གད་མཚུངས། །</text:span></text:p>
      <text:p text:style-name="P24"><text:span text:style-name="T49">པུཀྐ་སཱི་ནི་དབང་སྔོན་མཚུངས། །རི་ཁྲོད་མ་ནི་ཟླ་ནོར་འོད། །</text:span></text:p>
      <text:p text:style-name="P24"><text:span text:style-name="T49">གཏུམ་མོ་ནམ་མཁའི་སྔོ་སངས་མ། །གཡུང་མོ་སྣ་ཚོགས་པ་ཞེས་བརྗོད། །</text:span></text:p>
      <text:p text:style-name="P14"><text:span text:style-name="T59">ཅེས་པ་སྟེ། དེ་དག་གི་སྐུ་མདོག་ལ། གཽ་རཱི་ནི་སེམས་ཅན་བདུད་ཀྱི་དབང་དུ་སོང་བ་འདུལ་བར་མཛད་པས་ཁ་དོག་ནག་མོར་འགྱུར་བ་དང་། </text:span></text:p>
      <text:p text:style-name="P14"><text:span text:style-name="T59">ཆོམ་རྐུན་མ་ནི་འདོད་ཆགས་ཅན་འདུལ་བས་བཙོད་དང་མཚུངས་པའི་དམར་པོ། </text:span></text:p>
      <text:p text:style-name="P14"><text:span text:style-name="T59">རོ་ལངས་མ་ནི་རྒྱས་པའི་ལས་ཀྱིས་གདུལ་བྱ་འདུལ་བས་གསེར་བཙོས་པ་བཞིན་གྱི་སེར་པོ། </text:span></text:p>
      <text:p text:style-name="P14"><text:span text:style-name="T59">གྷསྨ་རཱི་ནི་མངོན་སྤྱོད་ཀྱིས་གདུལ་བྱ་འདུལ་བས་མརྒད་ཀྱི་མདོག་དང་མཚུངས་པའི་ལྗང་གུ། </text:span></text:p>
      <text:p text:style-name="P14"><text:span text:style-name="T59">པུཀྐ་སཱི་ནི་སེམས་ཅན་རྨུགས་པའི་ལས་ཀྱིས་འདུལ་བས་དབང་སྔོན་ཏེ་ཨིནྡྲ་ནི་ལ་དང་མཚུངས་པའི་སྔོན་པོ། </text:span></text:p>
      <text:p text:style-name="P14"><text:span text:style-name="T59">རི་ཁྲོད་མ་ནི་སེམས་ཅན་ཞི་བའི་ལས་ཀྱིས་འདུལ་བས་ཟླ་བ་ནོར་བུའི་འོད་དང་མཚུངས་པའི་དཀར་པོ། </text:span></text:p>
      <text:p text:style-name="P14"><text:span text:style-name="T59">གཏུམ་མོ་ནི་སེམས་ཅན་རེངས་པའི་ལས་ཀྱིས་འདུལ་བས་སྟེང་གི་རྒྱན་ནམ་མཁའི་མཐོང་སྣང་ལྟ་བུ་མདོག་སྔོ་སངས་མ། </text:span></text:p>
      <text:p text:style-name="P14"><text:soft-page-break/><text:span text:style-name="T59">གཡུང་མོ་ནི་ཕྲིན་ལས་སྣ་ཚོགས་ཀྱིས་སེམས་ཅན་འདུལ་བས་སྣ་ཚོགས་པ་ཞེས་བྱ་བའི་མདོག་ཏུ་བརྗོད་དེ། </text:span></text:p>
      <text:p text:style-name="P14"><text:span text:style-name="T59">སྐུ་མདོག་གི་དག་པ་འདི་ཛ་ལན་དྷ་ར་བ་སོགས་བཞེད་དོ། །</text:span></text:p>
      <text:p text:style-name="P14"><text:span text:style-name="T59">གཡུང་མོ་སྣ་ཚོགས་མདོག་གི་དོན་ལ། བློ་བཟོའི་འཆད་ལུགས་དུ་མ་ཞིག་སྣང་མོད་ཀྱང་། གྲུབ་ཆེན་གྱི་གཞུང་དུ་མི་གསལ་བས་ཡོ་ག་ལས་སྣ་ཚོགས་མདོག་གསུངས་པ་ལྟར། ཞལ་དང་བྱིན་པ་མན་ཆད་དཀར་པོ། ཞལ་གྱི་འོག་ནས་རྐེད་པའི་བར་དམར་སྐྱ། རྐེད་པའི་བར་དང་</text:span><text:span text:style-name="T38">(</text:span><text:span text:style-name="T40">༢༤༢ན</text:span><text:span text:style-name="T38">)</text:span><text:span text:style-name="T59">ཕྱག་གཉིས་སྔོ་སྐྱ། བརླ་གཉིས་སེར་སྐྱ། ལྷག་མ་སྔོན་པོ་བྱ་བར་སྔ་རབས་པ་དག་བཞེད་ལ། </text:span></text:p>
      <text:p text:style-name="P14"><text:span text:style-name="T59">ཡང་ན། ཉ་ཕྱིས་ཀྱི་འཇའ་ཚོན་ལྟ་བུའི་སྣ་ཚོགས་མདོག་ལྟ་བུ་ཡང་རིགས་ཤིང་། ཚོན་སྣ་ལྔ་འདྲེས་མཉམ་པ་ལྟ་བུའི་མདོག་ཀྱང་ལྗང་གུའི་ཕྱོགས་ལ་ཉེ་བས། མདངས་སྣ་ཚོགས་འཆར་བའི་ལྗང་ཤས་ཆེ་བ་ཙམ་བྱས་ཀྱང་རྩ་བཤད་གཉིས་ཀ་དང་འབྱོར་རོ། །</text:span></text:p>
      <text:p text:style-name="P14"><text:span text:style-name="T59">ཙ༣ གསུམ་པ་</text:span><text:span text:style-name="T61">[</text:span><text:span text:style-name="T59">གདན་བཤད་པ་</text:span><text:span text:style-name="T61">]</text:span><text:span text:style-name="T59">ནི། </text:span></text:p>
      <text:p text:style-name="P24"><text:span text:style-name="T49">ཚངས་པ་དབང་པོ་ཉེ་དབང་དྲག །གཤིན་རྗེ་དང་ནི་ནོར་བདག་དང་། །</text:span></text:p>
      <text:p text:style-name="P24"><text:span text:style-name="T49">བདེན་བྲལ་དང་ནི་ཐག་བཟངས་རིས། །གོ་རཱི་ལ་སོགས་པ་ཡི་གདན། །</text:span></text:p>
      <text:p text:style-name="P14"><text:span text:style-name="T59">ཞེས་པ་སྟེ། དེ་དག་གི་གདན་ནི། སྒོ་མཚམས་ཀྱི་པད་ཟླ་ལ་ཤར་ནས་རིམ་པས་ཕྱོགས་བཞིར། ཚངས་པ་དང་དབང་པོ་སྟེ་བརྒྱ་བྱིན་དང་། ཉེ་དབང་སྟེ་ཁྱབ་འཇུག་དང་། དྲག་པོ་སྟེ་དབང་ཕྱུག་ཆེན་པོ་རྣམས་དང་། བྱང་ཤར་ནས་རིམ་བཞིན། གཤིན་རྗེ་དང་ནི་ནོར་བདག་སྟེ་གནོད་སྦྱིན་དང་། བདེན་བྲལ་ཏེ་སྲིན་པོ་དང་ནི། ཐག་བཟངས་རིས་ཏེ་ལྷ་མིན་གྱི་བདག་པོ་རྣམས་རིམ་པས། གཽ་རཱི་དང་པུཀྐ་སཱི་ལ་སོགས་པ་ཡི་གདན་དུ་བྱས་པ་སྟེ། དེ་དག་གི་དག་པ་དང་མངོན་རྟོགས་ནི་ཉིན་འབྱུང་གིས། </text:span></text:p>
      <text:p text:style-name="P14"><text:soft-page-break/><text:span text:style-name="T59">དེ་ལ་ཚངས་པ་ནི། གཏི་མུག་སྟེ་ཁ་དོག་སེར་ལ་གདོང་བཞི་པ། གཡས་ཀྱི་ཕྱག་གཉིས་ན་ནི་བགྲང་ཕྲེང་དང་རིལ་པ་སྤྱི་བླུགས་འཛིན་པའོ། །གཡོན་གྱི་ཕྱག་གཉིས་ན་ནི་པདྨ་དང་ཤིང་གི་དབྱུག་པ་འཛིན་པའོ། །</text:span></text:p>
      <text:p text:style-name="P14"><text:span text:style-name="T59">དབང་པོ་ནི། ང་རྒྱལ་ཏེ་ཁ་དོག་སེར་པོ་ཕྱག་གཉིས་པ་རྡོ་རྗེ་འཛིན་པའོ། །</text:span></text:p>
      <text:p text:style-name="P14"><text:span text:style-name="T59">ཁྱབ་འཇུག་ནི། ཞེ་སྡང་སྟེ་ཁ་དོག་ནག་པོ་ཕྱག་བཞི་པ་འཁོར་ལོ་དང་བེ་ཅོན་དང་དུང་དང་ཞགས་པ་འཛིན་པའོ། །</text:span></text:p>
      <text:p text:style-name="P14"><text:span text:style-name="T59">དབང་ཕྱུག་ཆེན་པོ་ནི། འདོད་ཆགས་ཏེ་ཁ་དོག་དཀར་པོ་སྐྲའི་ཐོར་ཚུགས་ལ་ཟླ་བས་བརྒྱན་པ་རྩེ་གསུམ་དང་ཐོད་པ་འཛིན་པའོ། །</text:span></text:p>
      <text:p text:style-name="P14"><text:span text:style-name="T59">གཤིན་རྗེ་ནི། འཆི་བདག་སྟེ་ཁ་དོག་ནག་པོ་དབྱུག་པ་དང་མདུང་འཛིན་པའོ། །</text:span></text:p>
      <text:p text:style-name="P14"><text:span text:style-name="T59">གནོད་སྦྱིན་གྱི་རྒྱལ་པོ་ནི། ཞེན་པ་སྟེ་གསེར་གྱི་མདོག་ཅན་ལྕགས་ཀྱུ་དང་བེ་ཅོན་འཛིན་པའོ། །</text:span></text:p>
      <text:p text:style-name="P14"><text:span text:style-name="T59">བདེན་བྲལ་ནི། ཁྲོ་བོ་སྟེ་ཁ་དོག་སྔོན་པོ་རལ་གྲི་དང་ཕུབ་འཛིན་པའོ། །</text:span></text:p>
      <text:p text:style-name="P14"><text:span text:style-name="T59">ཐག་བཟངས་རིས་ནི། དྲེགས་པ་སྟེ་ཁ་དོག་ནག་</text:span><text:span text:style-name="T38">(</text:span><text:span text:style-name="T40">༢༤༢བ</text:span><text:span text:style-name="T38">)</text:span><text:span text:style-name="T59">པོ་ཡ་ལད་བགོས་པ་དང་བྲལ་བས་རལ་གྲི་དང་ཕུབ་འཛིན་པའོ། །ཞེས་པ་ལྟར་རོ། །</text:span></text:p>
      <text:p text:style-name="P14"><text:span text:style-name="T59">ལྷ་མོས་དེ་དག་གདན་དུ་བྱས་པ་ནི་ཉོན་མོངས་པ་དེ་དག་འཇོམས་པར་བྱེད་པའི་དོན་ཏོ། །</text:span></text:p>
      <text:p text:style-name="P14"><text:span text:style-name="T59">ལེའུ་འདིར་ལྷ་གཞན་ཐམས་ཅད་ཀྱི་མངོན་རྟོགས་གསུངས་ནས་བདག་མེད་མའི་མངོན་རྟོགས་མ་གསུངས་པ་ནི་སྔར་དང་པོའི་བརྒྱད་པར་གསུངས་ཟིན་པ་ལས་ཤེས་པར་ནུས་པ་ལ་དགོངས་པས་དེ་བཞིན་དུ་བྱ་ལ། འོན་ཀྱང་དེར་སྟག་ཤམ་དང་གཡོན་པའི་གྲུ་མོར་ཁ་ཊཱཾ་ག་འཛིན་པ་འདིར་འདོར་དགོས་ཏེ། གཽ་རཱི་སོགས་བརྒྱད་ལ་མ་གསུངས་པའི་རིགས་པས་གོ་དགོས་པའི་ཕྱིར་རོ། །</text:span></text:p>
      <text:p text:style-name="P14"><text:soft-page-break/><text:span text:style-name="T59">ཁ་ཅིག །སྟག་ཤམ་དང་ཁ་ཊཱཾ་ངེས་པར་དགོས་པར་སྨྲ་བ་ནི་སྐབས་དོན་མ་ཕྱེད་པའོ། །</text:span></text:p>
      <text:p text:style-name="P14"><text:span text:style-name="T59">དེ་ལྟར་འབྲས་བུ་རྡོ་རྗེ་འཆང་བཞེངས་ནས་སེམས་དཔའ་སུམ་བརྩེགས་དང་སྐྱེ་མཆེད་བྱིན་རླབས་བྱས་ཏེ་ཡེ་ཤེས་པ་གཞུག་པ་སོགས་བསྐྱེད་རིམ་རྫོགས་བྱེད་ཀྱི་ཡན་ལག་རྣམས་སྦྱར་ནས་སྒོམ་བཟླས་དང་གཏོར་མའི་རྣལ་འབྱོར་སོགས་བྱ་བ་ཡིན་ནོ། །</text:span></text:p>
      <text:p text:style-name="P14"><text:span text:style-name="T1">ཏ༢ </text:span><text:span text:style-name="T18">གཉིས་པ་རྩ་སྔགས་ཀྱི་ཞུས་ལན་ལ། </text:span><text:span text:style-name="T1">ཐ༡ </text:span><text:span text:style-name="T18">ཞུས་ཚུལ། </text:span><text:span text:style-name="T1">ཐ༢ </text:span><text:span text:style-name="T18">ཉན་པར་གདམས་པ། </text:span><text:span text:style-name="T1">ཐ༣ </text:span><text:span text:style-name="T18">སྔགས་ཀྱི་བྱེད་ལས། </text:span><text:span text:style-name="T1">ཐ༤ </text:span><text:span text:style-name="T18">སྔགས་དངོས་བཤད་པ་བཞིའི། </text:span></text:p>
      <text:p text:style-name="P14"><text:span text:style-name="T59">ཐ༡ དང་པོ་ནི། </text:span></text:p>
      <text:p text:style-name="P24"><text:span text:style-name="T49">བོ་ལ་བཞིབས་པར་མཛད་ནས་ནི། །དམ་འཁྱུད་ཙུམྦྷ་ན་མཛད་ནས། །</text:span></text:p>
      <text:p text:style-name="P24"><text:span text:style-name="T49">བཅོམ་ལྡན་གུས་པས་མཆོད་ནས་ནི། །བདག་མེད་མ་ཡིས་སྔགས་ཞུས་སོ། །</text:span></text:p>
      <text:p text:style-name="P14"><text:span text:style-name="T59">ཞེས་པ་སྟེ། རྩ་སྔགས་ཞུ་བའི་ཕྱིར་ཡབ་ཀྱི་བོ་ལ་ཡུམ་གྱི་ཀཀྐོ་ལས་བཞིབ་པར་མཛད་ནས་ནི་ཕྱག་གིས་སྐུ་ལ་དམ་དུ་འཁྱུད། ཞལ་གྱི་ཙུམྦྷ་ན་མཛད་པའི་ཁ་སྦྱོར་གྱི་བདེ་ཆེན་བསྐུལ་ནས་གསང་བ་དང་དེ་ཁོ་ན་ཉིད་ཀྱི་མཆོད་པས་བཅོམ་ལྡན་འདས་གུས་པས་མཆོད་ནས་ནི། རྗེས་འཇུག་གིས་སྔགས་ཀྱི་དེ་ཁོ་ན་ཉིད་རྟོགས་པ་དང་སྔགས་ཀྱི་དངོས་གྲུབ་ཐོབ་པར་བྱ་བའི་དོན་དུ་བདག་མེད་མ་ཡིས་སྔར་མ་གསུངས་པའི་རྩ་སྔགས་འདི་ཉིད་ཞུས་སོ། །ཞེས་པའི་དོན་ཏོ། །</text:span></text:p>
      <text:p text:style-name="P14"><text:span text:style-name="T59">ཐ༢ གཉིས་པ་</text:span><text:span text:style-name="T61">[</text:span><text:span text:style-name="T59">ཉན་པར་གདམས་པ་</text:span><text:span text:style-name="T61">]</text:span><text:span text:style-name="T59">ནི། </text:span><text:span text:style-name="T38">(</text:span><text:span text:style-name="T40">༢༤༣ན</text:span><text:span text:style-name="T38">)</text:span></text:p>
      <text:p text:style-name="P24"><text:span text:style-name="T49">བུད་མེད་རྣམས་ཀྱི་དབང་བྱེད་སྔགས། །དེ་བཞིན་གདུག་པ་སྡིགས་པ་དང་། །</text:span></text:p>
      <text:p text:style-name="P24"><text:span text:style-name="T49">ཀླུ་རྣམས་སྡིགས་པར་བྱེད་པ་ཉིད། །ལྷ་དང་ལྷ་མིན་རྣམས་ཉེད་པ། །</text:span></text:p>
      <text:p text:style-name="P24"><text:span text:style-name="T49">དེ་ནི་ང་ཡིས་བཤད་བྱ་ཡི། །ལྷ་མོ་བདེ་བ་སྦྱིན་མ་ཉོན། །</text:span></text:p>
      <text:p text:style-name="P24"><text:soft-page-break/><text:span text:style-name="T49">སངས་རྒྱས་བྱང་ཆུབ་སེམས་དཔའ་ལ། །བདག་གིས་གཞན་དུ་མ་བསྟན་ཏོ། །</text:span></text:p>
      <text:p text:style-name="P24"><text:span text:style-name="T49">འདི་ཡི་སྔགས་ཀྱིས་གང་བྱུང་དང་། །རྡོ་རྗེ་སེམས་དཔས་གང་མཛད་པ། །</text:span></text:p>
      <text:p text:style-name="P24"><text:span text:style-name="T49">ལྷ་མོ་ཤིན་ཏུ་འཇིགས་པ་སྟེ། །ངོ་མི་ཆོག་པས་ཁྱོད་ལ་བཤད། །</text:span></text:p>
      <text:p text:style-name="P14"><text:span text:style-name="T59">ཅེས་པ་སྟེ། སྔགས་འདི་ཉིད་ཀྱི་ཆེ་བའི་ཁྱད་པར་ནི། བུད་མེད་རྣམས་ཀྱི་ཡིད་རང་དབང་དུ་བྱེད་པའི་སྔགས། དེ་བཞིན་དུ། གདུག་པ་ཅན་རྣམས་སྡིགས་པར་བྱེད་པ་དང་། ཀླུ་བརྒྱད་ལ་སོགས་པ་རྣམས་ཀྱང་སྡིགས་པར་བྱེད་པ་ཉིད་དང་། ལྷ་དང་ལྷ་མིན་ལ་སོགས་པ་རྣམས་ཀྱང་ཉེད་པ་སྟེ་འདུལ་བར་བྱེད་པའི་སྔགས་དེ་ནི་སྟོན་པ་ང་ཡིས་བཤད་པར་བྱ་ཡི། ལྷ་མོ་ལྷན་སྐྱེས་ཀྱི་བདེ་བ་སྦྱིན་པར་བྱེད་མ་ཁྱོད་ལེགས་པར་ཉོན་ཅིག །ཕྲེང་སྔགས་འདི་སངས་རྒྱས་དང་བྱང་ཆུབ་སེམས་དཔའ་རྣམས་ལ་བདག་གིས་རྒྱུད་སྡེ་གཞན་དུ་མ་བསྟན་ཏོ། །འདི་ཡི་སྔགས་ཀྱིས་དངོས་གྲུབ་གང་བྱུང་བ་དང་། སྔོན་བྱུང་རྡོ་རྗེ་སེམས་དཔས་ཕྲིན་ལས་གང་མཛད་པའང་ལྷ་མོ་ཞེས་བོས་ནས། ཕྲིན་ལས་ཤིན་ཏུ་འཇིགས་པ་ཡོད་པ་སྟེ། བདག་མེད་མ་ཁྱོད་ཀྱི་ངོ་མི་ཆོག་པས་ཁྱོད་ལ་བཤད་པར་བྱའོ། །ཞེས་པའི་དོན་ཏོ། །</text:span></text:p>
      <text:p text:style-name="P14"><text:span text:style-name="T59">ཐ༣ གསུམ་པ་</text:span><text:span text:style-name="T61">[</text:span><text:span text:style-name="T59">སྔགས་ཀྱི་བྱེད་ལས་</text:span><text:span text:style-name="T61">]</text:span><text:span text:style-name="T59">ནི། </text:span></text:p>
      <text:p text:style-name="P24"><text:span text:style-name="T49">འབར་བའི་ཕྲེང་བ་འཁྲུགས་པ་ཡི། །དཀྱིལ་འཁོར་རབ་ཏུ་བཞེངས་ནས་ནི། །</text:span></text:p>
      <text:p text:style-name="P24"><text:span text:style-name="T49">རྡོ་རྗེ་སྙིང་པོ་དབང་སྦྱིན་ཕྱིར། །ཐིག་ལེ་མཆོག་ནི་བཀུག་པ་ཉིད། །</text:span></text:p>
      <text:p text:style-name="P24"><text:span text:style-name="T49">བཟླས་པ་ཁྲི་ཡིས་གསལ་བ་དང་། །སྒྲ་རིང་བ་དང་བཟང་བ་ཡིས། །</text:span></text:p>
      <text:p text:style-name="P24"><text:span text:style-name="T49">ཀྱེ་ཡི་རྡོ་རྗེ་སྦྱོར་ལྡན་པས། །བཙུན་མོ་ཐམས་ཅད་དགུག་པར་བྱ། །</text:span></text:p>
      <text:p text:style-name="P24"><text:span text:style-name="T49">བཟླས་པ་འབུམ་གྱིས་རྣལ་འབྱོར་བདག །ཀྱེ་ཡི་རྡོ་རྗེ་རྣལ་འབྱོར་གྱིས། །</text:span></text:p>
      <text:p text:style-name="P24"><text:span text:style-name="T49">དོགས་པ་མེད་པའི་སེམས་ཀྱིས་ནི། །འདི་ཡིས་ལས་རྣམས་ཐམས་ཅད་བྱེད། །</text:span></text:p>
      <text:p text:style-name="P14"><text:soft-page-break/><text:span text:style-name="T59">ཅེས་པ་སྟེ། བཤད་མ་ཐག་པའི་བྱེད་ལས་དེ་ཇི་ལྟར་སྙམ་ན། སྔོན་བྱུང་ནི། རྡོ་རྗེ་སེམས་དཔས་འོད་ཟེར་འབར་བའི་ཕྲེང་བ་འཁྲུགས་པ་ཡི་སྤྲུལ་པའི་</text:span><text:span text:style-name="T38">(</text:span><text:span text:style-name="T40">༢༤༣བ</text:span><text:span text:style-name="T38">)</text:span><text:span text:style-name="T59">དཀྱིལ་འཁོར་རབ་ཏུ་བཞེངས་ནས་ནི། བྱང་ཆུབ་སེམས་དཔའ་རྡོ་རྗེ་སྙིང་པོ་ལ་དབང་སྦྱིན་པའི་ཕྱིར་བརྒྱ་བྱིན་གྱི་ཆུང་མ་ལྷ་མོ་ཐིག་ལེ་མཆོག་མ་ནི་སྔགས་འདིས་བཀུག་པ་ཉིད་དོ། །</text:span></text:p>
      <text:p text:style-name="P14"><text:span text:style-name="T59">རྗེས་འཇུག་གིས་སྒྲུབ་ཚུལ་ནི། བསྙེན་པ་སྔོན་དུ་སོང་ནས་ལས་སྦྱོར་ལ་རྩ་སྔགས་ཀྱི་བཟླས་པ་ཁྲི་ཡིས་འགྲུབ་སྟེ། དེ་ཡང་བཟླ་ཚུལ་ལ་སྔགས་ཀྱི་ཚིག་གསལ་བ་དང་། སྒྲ་རིང་ཐུང་ཕྱེད་པར་བྱ་བ་དང་། བཟླ་ཚུལ་གྱི་སྐྱོན་གཞན་ཡང་མེད་པར་བཟང་བ་ཡིས་ཀྱེ་ཡི་རྡོ་རྗེའི་རྣལ་འབྱོར་གྱི་སྦྱོར་བ་དང་ལྡན་པས་རྡོ་རྗེའི་བཙུན་མོ་སྟེ་ལས་རྒྱ་ཐམས་ཅད་དགུག་པར་བྱའོ། །</text:span></text:p>
      <text:p text:style-name="P14"><text:span text:style-name="T59">གཞན་ཡང་ལས་སྦྱོར་གྱི་བཟླས་པ་འབུམ་གྱིས་རྣལ་འབྱོར་པ་བདག་ཀྱེ་ཡི་རྡོ་རྗེའི་བསྐྱེད་རིམ་གྱི་རྣལ་འབྱོར་གྱིས་དོགས་པ་སྟེ་ཐེ་ཚོམ་མེད་པའི་སེམས་ཀྱིས་ནི་རྩ་སྔགས་འདི་ཡིས་ཞི་རྒྱས་ལ་སོགས་པའི་ལས་རྣམས་ཐམས་ཅད་འགྲུབ་པར་བྱེད་ཅེས་པའི་དོན་ཏོ། །</text:span></text:p>
      <text:p text:style-name="P14"><text:span text:style-name="T59">ཐ༤ བཞི་པ་</text:span><text:span text:style-name="T61">[</text:span><text:span text:style-name="T59">སྔགས་དངོས་བཤད་པ་</text:span><text:span text:style-name="T61">]</text:span><text:span text:style-name="T59">ནི། </text:span></text:p>
      <text:p text:style-name="P24"><text:span text:style-name="T49">རིག་བྱེད་རྣམས་ཀྱི་དང་པོ་སྦྱིན། །ཟླ་ཕྱེད་ཐིག་ལེས་རྣམ་པར་བརྒྱན། །</text:span></text:p>
      <text:p text:style-name="P15"><text:span text:style-name="T46">དེ་ནས་ཨཥྚཱ་ན་ནཱ་ཡ། པིཾ་གོརྡྷ་ཀེ་ཤ་ཝརྟ་མ་ནེ། ཙ་ཏུར་བིཾ་ཤ་ཏི་ནེ་ཏྲཱ་ཡ། ཥོ་ཌ་ཤ་བྷུ་ཛ་ཡ། ཀྲྀཥྞ་ཛཱི་མཱུ་ཏ་ཝ་པུ་ཥེ། ཀ་པཱ་ལ་མཱ་ལཱ་ནེ་ཀ་དྷཱ་རི་ཎེ། ཨཱདྷ་མཱ་ཏ། ཀྲཱུ་ར་ཙིཏ་ཏཱ་ཡ། ཨརྡྷེན་དུ་དཾ་ཥཊཾ་ཎེ། ཨོཾ་མཱ་ར་ཡ་མཱ་ར་ཡ། ཀཱ་ར་ཡ་ཀཱ་ར་ཡ། གརྫ་ཡ་གརྫ་ཡ། ཏརྫ་ཡ་ཏརྫ་ཡ། ཤོ་ཥ་ཡ་ཤོ་ཥ་ཡ། སཔྟ་སཱ་ག་རཱ་ན། བན་དྷ་བན་དྷ། ནཱ་ག་ཨཥྚ་ཀན། གྲྀཧྞ་གྲྀཧྞ། ཤ་ཏྲཱུ་ན། ཧ་ཧཱ་ཧི་ཧཱི་ཧུ་ཧཱུ་ཧེ་ཧཻ་ཧོ་ཧཽ་ཧྃ་ཧཿཕཊ་སྭཱ་ཧཱ། </text:span></text:p>
      <text:p text:style-name="P14"><text:soft-page-break/><text:span text:style-name="T59">ཞེས་པ་སྟེ། རྩ་སྔགས་དེ་གང་ཞེ་ན། ངེས་བརྗོད། སྙན་དངགས། སྲིད་སྲུང་། མཆོད་སྦྱིན་བཞི་རིམ་བཞིན། ཨོ་ཨུ་ཨཾ་ཨཿབཞིའི་བརྡས་བསྟན་པར་བཤད་པ་ལྟར། འདིར་ཡང་རིག་བྱེད་བཞི་པོ་རྣམས་ཀྱི་དང་པོ་ཨོ་སྦྱིན་ལ། དེའི་སྟེང་དུ་ཟླ་ཕྱེད་དང་ཐིག་ལེས་རྣམ་པར་བརྒྱན་པས་ཨོཾ་སྟེ་བཀྲ་ཤིས་པའམ་དམ་བཅའ་བ། དེ་ནས་ཨཥྚ་བརྒྱད། ཨ་ན་ན་ཞལ། དེ་ལ་རྣམ་དབྱེ་བཞི་པའི་གཅིག་ཚིག་ངེ་བྱིན། ངེ་ཡའོ་ཞེས་པས་ཡ་རུ་བསྒྱུར་ནས་མཚམས་སྦྱར་བས། ཨཥྚཱ་ན་ནཱ་ཡ་སྟེ། ཞལ་བརྒྱད་པ་ལ་ཞེས་སོ། །</text:span></text:p>
      <text:p text:style-name="P14"><text:span text:style-name="T59">དེ་བཞིན་དུ། པིངྒ་</text:span><text:span text:style-name="T38">(</text:span><text:span text:style-name="T40">༢༤༤ན</text:span><text:span text:style-name="T38">)</text:span><text:span text:style-name="T59">དམར་སེར། ཨཱུརྡྷ་གྱེན་ནམ་སྟེང་། ཀེ་ཤ་སྐྲ། ཝ་རྟ་མན་བརྫེས་པའམ་ཕྱུར་བ། ནའི་འབྲེང་བུ་ནི་བཞི་པ་སྟེ་དེ་བྱིན་ནས་མཚམས་སྦྱར་བས། པིཾ་གོརྡྷ་ཀེ་ཤ་ཝརྟ་མ་ནེ་སྟེ་སྐྲ་དམར་སེར་གྱེན་དུ་བརྫེས་པ་ལ། ཞེས་སོ། །</text:span></text:p>
      <text:p text:style-name="P14"><text:span text:style-name="T59">ཙ་ཏུར་བཞི། བིཾཤ་ཏི་ཉི་ཤུ། ནེ་ཏྲཱ་ཡ་སྤྱན་ལ་སྟེ། སྤྱན་ཉེར་བཞི་པ་ལ། ཞེས་སོ། །</text:span></text:p>
      <text:p text:style-name="P14"><text:span text:style-name="T59">ཥ་ཌ་དྲུག །ད་ཥ་བཅུ། མཚམས་སྦྱར་བས་ཥོ་ཌ་ཤ། བྷུ་ཛ་ཡ་ཕྱག་ལ་སྟེ། ཕྱག་བཅུ་དྲུག་པ་ལ། ཞེས་སོ། །</text:span></text:p>
      <text:p text:style-name="P14"><text:span text:style-name="T59">ཀྲྀཥྞ་ནག་པོའམ་གནག་པ། ཛཱི་མཱུ་ཏ་ཆར་སྤྲིན། ཝ་པུ་ཥེ་སྐུ་ལ་སྟེ། ཆར་སྤྲིན་ནག་པོ་ལྟ་བུའི་སྐུ་ལ། ཞེས་སོ། །</text:span></text:p>
      <text:p text:style-name="P14"><text:span text:style-name="T59">ཀ་པཱ་ལ་ཐོད་པ། མཱ་ལ་ཕྲེང་བ། ཨ་ནེ་ཀ་དུ་མ། དྷཱ་རི་ཎེ་འཛིན་པ་ལ་སྟེ། ཐོད་པའི་ཕྲེང་བ་དུ་མ་འཛིན་པ་ལ། ཞེས་སོ། །</text:span></text:p>
      <text:p text:style-name="P14"><text:span text:style-name="T59">ཨཱདྷ་མཱ་ཏཿཁོང་ནས་སམ་ནང་ནས། ཀྲཱུ་ར་ཁྲོས་པའམ་འཁྲུགས་པ། ཙིཏྟཱ་ཡ་ཐུགས་ལ་སྟེ། ནང་ནས་ཁྲོས་པའི་ཐུགས་ཅན་ལ། ཞེས་སོ། །</text:span></text:p>
      <text:p text:style-name="P14"><text:soft-page-break/><text:span text:style-name="T59">ཨརྡྷ་ཕྱེད། ཨིནྡཱུ་ཟླ་བ། མཚམས་སྦྱར་བས། ཨརྡྷེནྜུ། དཾཥྚྀ་ཎེ་མཆེ་བ་ཅན་ལ་སྟེ། ཟླ་བ་ཕྱེད་པའི་མཆེ་བ་ཅན་ལ། ཞེས་སོ། །</text:span></text:p>
      <text:p text:style-name="P14"><text:span text:style-name="T59">འདི་ཡན་མངོན་རྟོགས་ཀྱི་སྒོ་ནས་བསྔགས་པ་སྟེ་ཕྱག་འཚལ་ལོ། །ཞེས་དོན་གྱི་ཐོབ་བོ། །</text:span></text:p>
      <text:p text:style-name="P14"><text:span text:style-name="T59">དེ་ནས་ཨོཾ་སྔར་ལྟར། མཱ་ར་ཡ་མཱ་ར་ཡ་ནི་སོད་ཅིག་གཉིས། ཀཱ་ར་ཡ་ཀཱ་ར་ཡ་ནི་བྱེད་དུ་ཆུག་གཉིས། གརྫ་ཡ་གརྫ་ཡ་ནི་སྒྲོགས་ཤིག་གཉིས། ཏརྫ་ཡ་ཏརྫ་ཡ་ནི་སྡིགས་ཤིག་གཉིས། ཤོ་ཥ་ཡ་ཤོ་ཥ་ཡ་ནི་སྐོམས་ཤིག་གཉིས། སབྟ་སཱ་ག་རཱ་ན་རྒྱ་མཚོ་བདུན་རྣམས། བནྡྷ་བནྡྷ་ནི་ཆིངས་ཤིག་གཉིས། ནཱ་ག་ཨཥྚ་ཀན་ནི་ཀླུ་བརྒྱད་རྣམས། གྲྀཧཧྞ་གྲྀཧྞ་ནི་ཟུངས་ཤིག་གཉིས། ཤ་ཏྲཱུན་ནི་དགྲ་བོ་རྣམས། ཧ་ཧཱ་ཧི་ཧཱི་ཧུ་ཧཱུ་ཧེ་ཧཻ་ཧོ་ཧཽ་ཧཾ་ཧཿ དགྱེས་པའི་གད་མོ་བཅུ་གཉིས། ཕཊ་འགེམས་པའི་དོན། སྭཱ་ཧཱ་གཞི་ཚུགས་ཤིག་པའོ། །</text:span></text:p>
      <text:p text:style-name="P14"><text:span text:style-name="T1">ཏ༣ </text:span><text:span text:style-name="T18">གསུམ་པ་དཀྱིལ་འཁོར་དུ་དབང་བསྐུར་བའི་ཞུས་ལན་ལ། </text:span><text:span text:style-name="T1">ཐ༡ </text:span><text:span text:style-name="T18">ཞུས་པ་དང་། </text:span><text:span text:style-name="T1">ཐ༢ </text:span><text:span text:style-name="T18">ལན་གཉིས་ཀྱི། </text:span></text:p>
      <text:p text:style-name="P14"><text:span text:style-name="T59">ཐ༡ དང་པོ་ནི། </text:span><text:span text:style-name="T38">(</text:span><text:span text:style-name="T40">༢༤༤བ</text:span><text:span text:style-name="T38">)</text:span></text:p>
      <text:p text:style-name="P24"><text:span text:style-name="T49">དེ་ནས་ལྷ་མོ་དེ་དགྱེས་ནས། །བསྲུབས་དང་བསྲུབ་པའི་སྦྱོར་བ་ལས། །</text:span></text:p>
      <text:p text:style-name="P24"><text:span text:style-name="T49">དམ་འཁྱུད་ཙུམྦྷ་ན་བྱེད་པས། །དཀྱིལ་འཁོར་ཡིད་དུ་འོང་བ་ཞུས། །</text:span></text:p>
      <text:p text:style-name="P14"><text:span text:style-name="T59">ཞེས་པ་སྟེ། དེ་ལྟར་རྩ་སྔགས་གསུངས་པ་དེ་ནས་ལྷ་མོ་བདག་མེད་མ་དེ་དགྱེས་ནས་ཡབ་ཡུམ་གྱི་བོ་ལ་དང་ཀཀྐོ་ལ་བསྲུབས་པ་དང་བསྲུབ་པའི་སྦྱོར་བ་ལས་ཕྱག་གིས་དམ་དུ་འཁྱུད་པ་དང་ཞལ་གྱིས་ཙུམྦྷ་ན་བྱེད་པས་སྔར་བཞིན་མཆོད་དེ། ཀྱེའི་རྡོ་རྗེའི་དཀྱིལ་འཁོར་དུ་དབང་བསྐུར་ཚུལ་ཡིད་དུ་འོང་བ་ཞུས་པའི་དོན་ཏོ། །</text:span></text:p>
      <text:p text:style-name="P14"><text:soft-page-break/><text:span text:style-name="T1">ཐ༢ </text:span><text:span text:style-name="T18">གཉིས་པ་</text:span><text:span text:style-name="T20">[</text:span><text:span text:style-name="T18">ལན་</text:span><text:span text:style-name="T20">]</text:span><text:span text:style-name="T18">ལ། </text:span><text:span text:style-name="T1">ད༡ </text:span><text:span text:style-name="T18">དཀྱིལ་འཁོར་འབྲི་བ་སོགས་བཤད་པ། </text:span><text:span text:style-name="T1">ད༢ </text:span><text:span text:style-name="T18">དབང་རྟེན་གྱི་རིག་མ་བསྟེན་ཚུལ། </text:span><text:span text:style-name="T1">ད༣ </text:span><text:span text:style-name="T18">སློབ་མ་ལ་དབང་བསྐུར་ཚུལ་བཤད་པ་གསུམ་ལས། </text:span></text:p>
      <text:p text:style-name="P14"><text:span text:style-name="T1">ད༡ </text:span><text:span text:style-name="T18">དང་པོ་ལ། </text:span><text:span text:style-name="T1">ན༡ </text:span><text:span text:style-name="T18">མདོར་བསྟན་དང་། </text:span><text:span text:style-name="T1">ན༢ </text:span><text:span text:style-name="T18">རྒྱས་བཤད་གཉིས་ཀྱི། </text:span></text:p>
      <text:p text:style-name="P14"><text:span text:style-name="T59">ན༡ དང་པོ་ནི། </text:span></text:p>
      <text:p text:style-name="P24"><text:span text:style-name="T49">དེ་ལ་སྟོན་པ་ཡེ་ཤེས་ཆེ། །རྡོ་རྗེ་པདྨ་མཉམ་སྦྱར་ནས། །</text:span></text:p>
      <text:p text:style-name="P24"><text:span text:style-name="T49">དགྱེས་པའི་ཐུགས་ཀྱི་མཉམ་བཞག་པས། །ཉིད་ཀྱི་དཀྱིལ་འཁོར་བྲི་བར་མཛད། །</text:span></text:p>
      <text:p text:style-name="P14"><text:span text:style-name="T59">ཅེས་པ་སྟེ། ཞུས་པའི་དུས་དེ་ལ་སྟོན་པ་ཀྱེའི་རྡོ་རྗེ་ཡེ་ཤེས་ཆེན་པོ་དང་ལྡན་པས་རྡོ་རྗེ་དང་ཡུམ་གྱི་པདྨ་མཉམ་པར་སྦྱར་ནས་ལྷན་སྐྱེས་ཀྱི་རོ་ལ་དགྱེས་པའི་ཐུགས་ཀྱིས་དེ་ཁོ་ན་ཉིད་ལ་རྩེ་གཅིག་ཏུ་མཉམ་པར་བཞག་པས་རང་ཉིད་ཀྱི་དཀྱིལ་འཁོར་བྲི་བ་བཤད་པར་མཛད་པའི་དོན་ཏོ། །</text:span></text:p>
      <text:p text:style-name="P14"><text:span text:style-name="T1">ན༢ </text:span><text:span text:style-name="T18">གཉིས་པ་</text:span><text:span text:style-name="T2">[</text:span><text:span text:style-name="T1">རྒྱས་བཤད་</text:span><text:span text:style-name="T2">]</text:span><text:span text:style-name="T18">ལ། </text:span><text:span text:style-name="T1">པ༡ </text:span><text:span text:style-name="T18">དཀྱིལ་འཁོར་འབྲི་ཚུལ་རྡུལ་ཚོན་དང་བཅས་པ། </text:span><text:span text:style-name="T1">པ༢ </text:span><text:span text:style-name="T18">དེ་ལ་ལྷ་མཚན་རྣམས་དགོད་ཚུལ། </text:span><text:span text:style-name="T1">པ༣ </text:span><text:span text:style-name="T18">བུམ་པ་བཤམ་ཚུལ་ཞལ་འཕངས་དང་བཅས་པ་གསུམ་གྱི། </text:span></text:p>
      <text:p text:style-name="P14"><text:span text:style-name="T59">པ༡ དང་པོ་ནི། </text:span></text:p>
      <text:p text:style-name="P24"><text:span text:style-name="T49">འཕར་མ་གཅིག་དང་སྒོ་བཞི་པ། །སྣ་ཚོགས་འོད་ཀྱི་ཡང་དག་འཁྲུགས། །</text:span></text:p>
      <text:p text:style-name="P24"><text:span text:style-name="T49">རྟ་བབས་བཞི་དང་ཡང་དག་ལྡན། །རྡོ་རྗེ་སྲད་བུས་རྣམ་པར་བརྒྱན། །</text:span></text:p>
      <text:p text:style-name="P24"><text:span text:style-name="T49">རེ་ཁ་ལྔ་དང་ཡང་དག་ལྡན། །དེ་ནས་བུམ་པ་བརྒྱད་པོ་བྲི། །</text:span></text:p>
      <text:p text:style-name="P24"><text:span text:style-name="T49">རིན་ཆེན་ལྔ་ཡི་ཕྱེ་མ་འམ། །ཡང་ན་འབྲས་ལ་སོགས་པ་ཡིས། །</text:span></text:p>
      <text:p text:style-name="P24"><text:span text:style-name="T49">དུར་ཁྲོད་ཀྱི་ནི་སོ་ཕག་གམ། །དེ་བཞིན་དུར་ཁྲོད་སོལ་བ་ཡིས། །</text:span></text:p>
      <text:p text:style-name="P24"><text:span text:style-name="T49">དེ་དབུས་པདྨ་འདབ་མ་ནི། །བརྒྱད་པ་ཟེ་འབྲུར་བཅས་པ་བྲི། །</text:span></text:p>
      <text:p text:style-name="P14"><text:soft-page-break/><text:span text:style-name="T59">ཞེས་པ་སྟེ། དེ་ཡང་འབྲི་བྱའི་དཀྱིལ་འཁོར་གྱི་མཚན་ཉིད་ནི། འདིར་འཕར་མ་གཅིག་པ་ཞེས་པ་འཁོར་གྱི་ལྷ་གནས་ཀྱི་རིམ་པ་ལ་བྱ་སྟེ། འགའ་ཞིག་གིས་པད་འདབ་ཉིས་རིམ་ཡོད་མེད་དང་། ལ་ལས་སྒོ་ཁྱམས་</text:span><text:span text:style-name="T38">(</text:span><text:span text:style-name="T40">༢༤༥ན</text:span><text:span text:style-name="T38">)</text:span><text:span text:style-name="T59">ཡོད་པ་དང་མེད་པ་ལ་འཕར་མ་གཉིས་པ་དང་གཅིག་པར་འཇོག་པ་དོན་མིན་ཏེ། རྒྱུ་མཚན་སྔར་བརྗོད་ཟིན་ཏོ། །</text:span></text:p>
      <text:p text:style-name="P14"><text:span text:style-name="T59">དེ་ལྟར་ན་འཕར་མ་སྟེ། འཁོར་གྱི་གནས་རིམ་པ་གཅིག་དང་ཕྱོགས་བཞིར་སྒོ་བཞི་པ། ཁ་དོག་སྣ་ཚོགས་པའི་འོད་ཀྱིས་ཡང་དག་པར་འཁྲུགས་ཤིང་མདངས་གསལ་བ། སྒོ་བཞིའི་མདུན་དུ་རྟ་བབས་བཞི་དང་ཡང་དག་པར་ལྡན་པ། རྡོ་རྗེ་སྲད་བུས་ཏེ་མཉམ་པའི་ཐིག་གིས་རྣམ་པར་བརྒྱན་པ། རེ་ཁ་སྟེ་རྩིག་པ་ལྔ་དང་ཡང་དག་པར་ལྡན་པ། དེ་ནས་ཁྱམས་རྣམས་སུ་ཕྱོགས་བཞིར་བུམ་པ་གཉིས་གཉིས་ཏེ་བརྒྱད་པོ་བྲི་སྟེ། </text:span></text:p>
      <text:p text:style-name="P14"><text:span text:style-name="T59">སྤྱི་རྒྱུད་ལས། </text:span></text:p>
      <text:p text:style-name="P22"><text:span text:style-name="T32">རྒྱལ་བ་དང་ནི་བཀྲ་ཤིས་ཞེས། །བྱ་བ་ཤར་གྱི་ཕྱོགས་སུ་ཡིན། །</text:span></text:p>
      <text:p text:style-name="P22"><text:span text:style-name="T32">ལྷོ་རུ་དངོས་གྲུབ་བསྲུང་བ་སྟེ། །ནུབ་ཏུ་གྲུབ་པ་རྫུ་འཕྲུལ་ཡིན། །</text:span></text:p>
      <text:p text:style-name="P22"><text:span text:style-name="T32">བྱང་དུ་རྒྱལ་བ་རྣམ་པར་རྒྱལ། །</text:span></text:p>
      <text:p text:style-name="P14"><text:span text:style-name="T59">ཞེས་པ་ལྟར་རོ། །</text:span></text:p>
      <text:p text:style-name="P14"><text:span text:style-name="T59">དེ་ཡང་ཚོན་ཇི་ལྟ་བུའི་བྲི་སྙམ་ན། རབ་རིན་ཆེན་སྣ་ལྔ་ཡི་ཕྱེ་མའམ། ཡང་ན་འབྲིང་འབྲས་ལ་སོགས་པ་ཚོན་གྱིས་ཁ་བསྒྱུར་བ་ཡིས་བྲི་ཞིང་། ཐ་མ་དུར་ཁྲོད་ཀྱི་ནི་སོ་ཕག་གམ། དེ་བཞིན་དུ་དུར་ཁྲོད་ཀྱི་སོལ་བ་ལ་སོགས་པ་ཡིས་བྲི་ལ། དཀྱིལ་འཁོར་དེའི་དབུས་སུ་པདྨ་འདབ་མ་ནི་བརྒྱད་པ་ཟེ་འབྲུའི་ཕྲེང་བར་བཅས་པ་བྲི་ཞེས་པའོ། །</text:span></text:p>
      <text:p text:style-name="P14"><text:soft-page-break/><text:span text:style-name="T59">པ༢ གཉིས་པ་</text:span><text:span text:style-name="T61">[</text:span><text:span text:style-name="T59">དེ་ལ་ལྷ་མཚན་རྣམས་དགོད་ཚུལ་</text:span><text:span text:style-name="T61">]</text:span><text:span text:style-name="T59">ནི། </text:span></text:p>
      <text:p text:style-name="P24"><text:span text:style-name="T49">སྙིང་པོར་སྐྱེས་པའི་ཐོད་པ་ཉིད། །མདོག་དཀར་ཆ་གསུམ་པ་ནི་བྲི། །</text:span></text:p>
      <text:p text:style-name="P24"><text:span text:style-name="T49">དབང་ལྡན་དུ་ནི་ཤ་ར་བ། །མེ་ཡི་མཚམས་སུ་དགེ་སློང་བྲི། །</text:span></text:p>
      <text:p text:style-name="P24"><text:span text:style-name="T49">བདེན་བྲལ་དུ་ནི་འཁོར་ལོ་བྲི། །རླུང་དུ་རིགས་ཀྱི་བདག་པོ་བྲི། །</text:span></text:p>
      <text:p text:style-name="P24"><text:span text:style-name="T49">ཤར་སྒོར་དེ་བཞིན་གྲི་གུག་ཉིད། །གཡས་སུ་ཅང་ཏེའུ་བྲི་བ་ཉིད། །</text:span></text:p>
      <text:p text:style-name="P24"><text:span text:style-name="T49">ནུབ་ཏུ་རུས་སྦལ་བྲི་བ་ཉིད། །ལྟོ་འཕྱེ་བྱང་དུ་དེ་བཞིན་ནོ། །</text:span></text:p>
      <text:p text:style-name="P24"><text:span text:style-name="T49">ལྷ་མོ་ཁ་དོག་དབྱེ་བ་ཡིས། །ཕྱག་མཚན་བརྒྱད་དུ་རབ་ཏུ་གྲགས། །</text:span></text:p>
      <text:p text:style-name="P24"><text:span text:style-name="T49">དབུས་སུ་ཐོད་པ་དཀར་པོ་ཡང་། །སྣ་ཚོགས་རྡོ་རྗེས་མཚན་པ་བྲི། །</text:span></text:p>
      <text:p text:style-name="P14"><text:span text:style-name="T59">ཞེས་པ་སྟེ། དབུས་ཀྱི་པདྨའི་སྙིང་པོར་ཏེ་ལྟེ་བ་ལ་སྐྱེས་པའི་ཐོད་པ་ཉིད་ནི་མདོག་དཀར་པོ་ཆ་སྟེ་དུམ་བུ་གསུམ་པ་ནི་བྲི། འཁོར་གྱི་གནས་སུ་དབང་ལྡན་ཏེ་བྱང་ཤར་དུ་ནི་རི་དྭགས་ཤ་ར་བ་བྲི་སྟེ། </text:span><text:span text:style-name="T38">(</text:span><text:span text:style-name="T40">༢༤༥བ</text:span><text:span text:style-name="T38">)</text:span><text:span text:style-name="T59">ཁ་ཅིག །སེང་གེ་སྔོན་པོ་དང་། ལ་ལ། སེང་གེ་རྭ་ཅན་དུ་འཆད་དོ། །</text:span></text:p>
      <text:p text:style-name="P14"><text:span text:style-name="T59">མེ་ཡི་མཚམས་སུ་སྟེ་ཤར་ལྷོར་དགེ་སློང་བྲི། བདེན་བྲལ་ཏེ་ལྷོ་ནུབ་ཏུ་ནི་འཁོར་ལོ་བྲི། རླུང་སྟེ་ནུབ་བྱང་དུ་རིགས་ཀྱི་བདག་པོ་སྟེ་རྡོ་རྗེ་བྲི། ཤར་སྒོར་དེ་བཞིན་དུ་གྲི་གུག་ཉིད་དང་། གཡས་སུ་སྟེ་ལྷོ་སྒོར་ཅང་ཏེའུ་བྲི་བ་ཉིད་དོ། །</text:span></text:p>
      <text:p text:style-name="P14"><text:span text:style-name="T59">ནུབ་ཏུ་རུས་སྦལ་བྲི་བ་ཉིད་དང་། ལྟོ་འཕྱེ་སྟེ་སྦྲུལ་བྱང་དུ་བྲི་བ་སྔ་མ་དེ་བཞིན་ནོ། །</text:span></text:p>
      <text:p text:style-name="P14"><text:span text:style-name="T59">དེ་དག་གི་ཁ་དོག་ཀྱང་ལྷ་མོ་སོ་སོའི་ཁ་དོག་གི་དབྱེ་བ་ཡིས་ཕྱེ་ནས་སོ་སོའི་མདོག་ཅན་གྱི་ཕྱག་མཚན་བརྒྱད་དུ་བྲི་བར་རབ་ཏུ་གྲགས་ཤིང་པདྨའི་དབུས་སུ་ཐོད་པ་དཀར་པོ་བྲི་བ་དེ་ཡང་སྟེང་དུ་སྣ་ཚོགས་རྡོ་རྗེས་མཚན་པ་བྲི་སྟེ། </text:span></text:p>
      <text:p text:style-name="P14"><text:soft-page-break/><text:span text:style-name="T59">སྤྱི་རྒྱུད་ལས། </text:span></text:p>
      <text:p text:style-name="P22"><text:span text:style-name="T32">དང་པོར་གཟུགས་སུ་བྲི་བར་བྱ། །གཉིས་པ་ཕྱག་རྒྱ་བྲི་བར་བྱ། །</text:span></text:p>
      <text:p text:style-name="P22"><text:span text:style-name="T32">གསུམ་པ་གདན་དུ་ཡང་དག་བཤད། །</text:span></text:p>
      <text:p text:style-name="P14"><text:span text:style-name="T59">ཅེས་སོགས་དང་། </text:span></text:p>
      <text:p text:style-name="P14"><text:span text:style-name="T59">གཟུགས་དང་གདན་གྱི་སྐྱོན་མང་དུ་གསུངས་ནས། </text:span></text:p>
      <text:p text:style-name="P22"><text:span text:style-name="T32">དེས་ན་ཕྱག་རྒྱའི་གཟུགས་སུ་བྲི། །</text:span></text:p>
      <text:p text:style-name="P14"><text:span text:style-name="T59">ཞེས་པ་ལྟར་རོ། །</text:span></text:p>
      <text:p text:style-name="P14"><text:span text:style-name="T59">པ༣ གསུམ་པ་</text:span><text:span text:style-name="T61">[</text:span><text:span text:style-name="T59">བུམ་པ་བཤམ་ཚུལ་ཞལ་འཕངས་དང་བཅས་པ་</text:span><text:span text:style-name="T61">]</text:span><text:span text:style-name="T59">ནི། </text:span></text:p>
      <text:p text:style-name="P24"><text:span text:style-name="T49">དེ་ནས་རྣམ་རྒྱལ་བུམ་པ་ཉིད། །ཡལ་གའི་རྩེ་མོ་གོས་བཟང་ཅན། །</text:span></text:p>
      <text:p text:style-name="P24"><text:span text:style-name="T49">ལྟོ་བ་རིན་ཆེན་ལྔས་གང་བ། །ས་ལུ་སྐྱེས་པ་ཡོངས་གང་བཞག །</text:span></text:p>
      <text:p text:style-name="P24"><text:span text:style-name="T49">མང་དུ་རབ་ཏུ་བརྗོད་པས་ཅི། །ཇི་ལྟར་དེ་ཉིད་བསྡུས་པ་ཡི། །</text:span></text:p>
      <text:p text:style-name="P24"><text:span text:style-name="T49">དཀྱིལ་འཁོར་ཆོ་ག་དེ་བཞིན་བྱ། །</text:span></text:p>
      <text:p text:style-name="P14"><text:span text:style-name="T59">ཞེས་པ་སྟེ། དེ་ལྟར་དཀྱིལ་འཁོར་བྲིས་པའི་རྗེས་དེ་ནས་བུམ་པ་དགོད་པར་བྱ་སྟེ། དེའང་རྣམ་རྒྱལ་བུམ་པ་ཉིད་ལྗོན་ཤིང་གི་ཡལ་གའི་རྩེ་མོ་མ་ཉམས་པའི་ཁ་རྒྱན་དང་། དར་རམ་རས་ཀྱི་གོས་བཟང་སྟེ་མགུལ་ཆིངས་ཅན། བུམ་པའི་ལྟོ་བ་རིན་ཆེན་ལྔས་མཚོན་པའི་བུམ་རྫས་ཀྱིས་གང་བ་ས་ལུ་སྐྱེས་པས་ཏེ་ཤ་ཆེན་དང་དེས་མཚོན་པའི་ཤ་ལྔ་དང་བདུད་རྩི་ལྔའི་རིལ་བུས་ཡོངས་སུ་གང་བ་ཤར་དུ་བཞག་ཅིང་། མདོར་ན་རྒྱུད་འདིར་དཀྱིལ་ཆོག་མང་དུ་རབ་ཏུ་བརྗོད་པས་ཅི་ཞིག་བྱ་སྟེ། ཇི་ལྟར་ན་དེ་ཉིད་བསྡུས་པ་ཡི་དཀྱིལ་འཁོར་གྱི་ཆོ་ག་དེ་བཞིན་དུ་འདིར་ཡང་བྱ་བ་ཡིན་ཞེས་པའི་དོན་ཏོ། །</text:span></text:p>
      <text:p text:style-name="P14"><text:soft-page-break/><text:span text:style-name="T59">དེ་ཡང་བུམ་པ་ལྷ་གྲངས་དང་མཉམ་པ་ལས་ཐམས་ཅད་པ་དང་བཅས་པ་འམ། </text:span><text:span text:style-name="T38">(</text:span><text:span text:style-name="T40">༢༤༦ན</text:span><text:span text:style-name="T38">)</text:span><text:span text:style-name="T59">ཡང་ན་རྣམ་རྒྱལ་དང་ལས་ཐམས་ཅད་པ་གཉིས་ཀྱང་རུང་སྟེ་ཚུལ་བཞིན་དུ་དགོད་པ་དང་དཀྱིལ་འཁོར་བརྒྱན་པ་སོགས་ཀྱང་བྱའོ། །</text:span></text:p>
      <text:p text:style-name="P14"><text:span text:style-name="T59">བུམ་པ་དང་བཅུད་ཀྱི་ཁྱད་པར་ནི། བཟང་པོ་ཡོངས་བཟུང་ལས་ཀྱང་། </text:span></text:p>
      <text:p text:style-name="P22"><text:span text:style-name="T32">མགྲིན་པ་རིང་བ་ལྟོ་བ་ཆེ། །ཡལ་ག་བཟང་པོས་ཁ་རྣམས་མཛེས། །</text:span></text:p>
      <text:p text:style-name="P22"><text:span text:style-name="T32">འོ་མ་དྲི་ཆུ་ལ་སོགས་པས། །གང་བ་མགུར་བ་རས་ཀྱིས་དཀྲི། །</text:span></text:p>
      <text:p text:style-name="P14"><text:span text:style-name="T59">ཞེས་དང་། </text:span></text:p>
      <text:p text:style-name="P22"><text:span text:style-name="T32">གསེར་དང་དངུལ་དང་མུ་ཏིག་དང་། །རྒྱལ་པོ་འཆར་བ་བྱེ་རུ་རྣམས། །</text:span></text:p>
      <text:p text:style-name="P22"><text:span text:style-name="T32">འདི་དག་རིན་ཆེན་ལྔ་རུ་བཤད། །</text:span></text:p>
      <text:p text:style-name="P14"><text:span text:style-name="T59">ཅེས་དང་། </text:span></text:p>
      <text:p text:style-name="P32"><text:span text:style-name="T32">ཏིལ་དང་གྲོ་དང་སྲིན་མ་འབྲས། །ནས་རྣམས་འབྲུ་རུ་ཤེས་པར་བྱ། །</text:span></text:p>
      <text:p text:style-name="P32"><text:span text:style-name="T32">ཀན་དྷ་ཀ་རི་བྲི་ཧ་ཏི། །ཧ་ས་དེ་ཝ་ཧ་ས་དང་། །</text:span></text:p>
      <text:p text:style-name="P32"><text:span text:style-name="T32">སེ་ཏ་ཨ་པ་ར་ཛི་ཏེ། །འདི་དག་ཅིག་ཤོས་སྨན་གྱི་ཚོགས། །</text:span></text:p>
      <text:p text:style-name="P32"><text:span text:style-name="T32">ཙནྡན་གཉིས་དང་གུར་ཀུམ་དང་། །ལ་ཀུ་དྲན་ཐི་ཀ་དང་ལྔ། །</text:span></text:p>
      <text:p text:style-name="P32"><text:span text:style-name="T32">འདི་དག་དྲི་ལྔར་བསྟན་པ་སྟེ། །བ་ཡི་མར་དང་གཅི་བ་ཆུ། །</text:span></text:p>
      <text:p text:style-name="P32"><text:span text:style-name="T32">ཞོ་དང་འོ་མ་ཡང་དག་བསྲེག །འདི་དག་བ་ཡི་ལྔར་ཤེས་བྱ། །</text:span></text:p>
      <text:p text:style-name="P29"><text:span text:style-name="T59">ཞེས་བཤད་དོ། །</text:span></text:p>
      <text:p text:style-name="P29"><text:span text:style-name="T1">ད༢ </text:span><text:span text:style-name="T18">གཉིས་པ་</text:span><text:span text:style-name="T20">[</text:span><text:span text:style-name="T18">དབང་རྟེན་གྱི་རིག་མ་བསྟེན་ཚུལ་</text:span><text:span text:style-name="T20">]</text:span><text:span text:style-name="T18">ལ། </text:span><text:span text:style-name="T1">ན༡ </text:span><text:span text:style-name="T18">བསྟེན་བྱ་རིག་མ་དང་། </text:span><text:span text:style-name="T1">ན༢ </text:span><text:span text:style-name="T18">ཇི་ལྟར་བསྟེན་ཚུལ་གཉིས་ཀྱི། </text:span></text:p>
      <text:p text:style-name="P14"><text:soft-page-break/><text:span text:style-name="T59">ན༡ དང་པོ་ནི། </text:span></text:p>
      <text:p text:style-name="P24"><text:span text:style-name="T49">བཅུ་གཉིས་བརྒྱད་གཉིས་ལོན་པ་ཡི། །རིག་མ་བདེ་ཆེན་བརྒྱད་པོ་ཉིད། །</text:span></text:p>
      <text:p text:style-name="P24"><text:span text:style-name="T49">དོ་ཤལ་རྐང་གདུབ་ཀྱིས་བརྒྱན་ནས། །དཀྱིལ་འཁོར་དུ་ནི་རབ་ཏུ་གཞུག །</text:span></text:p>
      <text:p text:style-name="P24"><text:span text:style-name="T49">མ་དང་སྲིང་མོ་ཉིད་དང་ཡང་། །བུ་མོ་སྲིང་མོའི་བུ་མོ་དང་། །</text:span></text:p>
      <text:p text:style-name="P24"><text:span text:style-name="T49">དེ་བཞིན་ཞང་པོའི་ཆུང་མ་དང་། །མ་ཡི་སྤུན་དང་སྒྱུག་མོ་དང་། །</text:span></text:p>
      <text:p text:style-name="P24"><text:span text:style-name="T49">དེ་བཞིན་ཕ་ཡི་སྲིང་མོ་ཉིད། །རིག་མ་བརྒྱད་དུ་རབ་ཏུ་གྲགས། །</text:span></text:p>
      <text:p text:style-name="P14"><text:span text:style-name="T59">ཞེས་པ་སྟེ། དེ་ལྟར་དཀྱིལ་འཁོར་བྲི་བ་སོགས་གྲུབ་ནས་སྒྲུབ་མཆོད་དང་བདག་འཇུག་སོགས་བྱ་བ་ལས། དེའི་གྲོགས་ཀྱི་ཁྱད་པར་དབང་རྟེན་གྱི་རིག་མ་དང་བཅས་ཏེ་འཇུག་པར་བྱའོ། །</text:span></text:p>
      <text:p text:style-name="P14"><text:span text:style-name="T59">དེ་ཡང་དབང་དུས་སུ་ལང་ཚོ་གཙོ་བོར་བྱས་ནས་ལོ་བཅུ་གཉིས་མའམ། བརྒྱད་ཚན་གཉིས་ཏེ་བཅུ་དྲུག་ལོན་པ་ཡི་རིག་མ་ལྷན་སྐྱེས་བདེ་ཆེན་བསྐྱེད་ནུས་པ་བརྒྱད་པོ་འཆད་པར་འགྱུར་བ་ཉིད་དོ་ཤལ་དང་རྐང་གདུབ་ཀྱིས་མཚོན་པའི་རྒྱ་ཐམས་ཅད་ཀྱིས་བརྒྱན་ནས་རང་དང་ལྷན་ཅིག་དཀྱིལ་འཁོར་</text:span><text:span text:style-name="T38">(</text:span><text:span text:style-name="T40">༢༤༦བ</text:span><text:span text:style-name="T38">)</text:span><text:span text:style-name="T59">དུ་ནི་འཇུག་པའི་ཆོ་གས་རབ་ཏུ་འཇུག་པར་བྱའོ། །</text:span></text:p>
      <text:p text:style-name="P14"><text:span text:style-name="T59">རིག་མ་བརྒྱད་གང་དང་གང་སྙམ་ན། མ་སྟེ་བྲམ་ཟེ་མོ་དང་། སྲིང་མོ་ཉིད་དེ་གར་མ་དང་། ཡང་བུ་མོ་སྟེ་གཡུང་མོ་དང་། སྲིང་མོའི་བུ་མོ་སྟེ་ཚོས་མ་དང་། དེ་བཞིན་དུ་ཞང་པོའི་ཆུང་མ་སྟེ། རྗེའུ་མོ་ཉིད་དང་། མ་ཡི་སྤུན་ཏེ་རྒྱལ་རིགས་མོ་དང་། སྒྱུག་མོ་སྟེ་དམངས་རིགས་མོ་དང་། དེ་བཞིན་དུ་ཕ་ཡི་སྲིང་མོ་སྟེ་གདོལ་པ་མོ་ཉིད་རྣམས་རིག་མ་བརྒྱད་དུ་རབ་ཏུ་གྲགས་སོ། །</text:span></text:p>
      <text:p text:style-name="P14"><text:span text:style-name="T59">དེ་ལྟར་ཡང་ཡེ་ཤེས་ཐིག་ལེ་ལས། </text:span></text:p>
      <text:p text:style-name="P22"><text:span text:style-name="T32">མ་ནི་སྐྱེ་གཉིས་དེ་བཞིན་གཤེགས། །བུ་མོ་གཡུང་མོར་བརྗོད་པ་ཡིན། །</text:span></text:p>
      <text:p text:style-name="P22"><text:soft-page-break/><text:span text:style-name="T32">མནའ་མ་གདོལ་པ་མོ་ཞེས་བྱ། །སྲིང་མོ་གར་མར་བརྗོད་པ་ཉིད། །</text:span></text:p>
      <text:p text:style-name="P22"><text:span text:style-name="T32">སྲིང་མོའི་བུ་མོ་ཚོས་མར་བརྗོད། །ཞང་པོའི་ཆུང་མ་རྗེའུ་མོ་ཉིད། །</text:span></text:p>
      <text:p text:style-name="P22"><text:span text:style-name="T32">མ་ཡི་སྤུན་ནི་རྒྱལ་རིགས་ཏེ། །སྒྱུག་མོ་དམངས་མོར་ཤེས་པར་བྱ། །</text:span></text:p>
      <text:p text:style-name="P14"><text:span text:style-name="T59">ཞེས་དང་། </text:span></text:p>
      <text:p text:style-name="P14"><text:span text:style-name="T59">ནཱ་རོ་པས། འདིར། མ་ནི་དེ་བཞིན་གཤེགས་པའི་རིགས་དང་། བྲམ་ཟེ་མོ་དང་། སྤྱན་མ་སྟེ། ལྟེ་བའི་པདྨ་ལའོ། །སྲིང་མོ་ནི། མ་མ་ཀི་དང་། སྙིང་ག་དང་། རྡོ་རྗེའི་རིགས་ཅན་མ་དང་། གཡུང་མོའོ། །བུ་མོ་ནི། མེའི་ཁམས་དང་། པདྨའི་རིགས་ཅན་མ་དང་། གར་མ་སྟེ་མགྲིན་པར་རོ། །སྲིང་མོའི་བུ་མོ་ནི། རླུང་གི་ཁམས་དང་། ལས་ཀྱི་རིགས་ཅན་མ་དང་། ཚོས་མ་སྟེ་དཔྲལ་བར་བྱའོ། །ཆུང་མ་ནི། རྡོ་རྗེ་དབྱིངས་ཀྱི་དབང་ཕྱུག་མ་དང་། ནམ་མཁའི་ཁམས་དང་། གཏུམ་མོ་དང་། རིན་པོ་ཆེའི་རིགས་ཅན་མ་སྟེ་གཙུག་གཏོར་དུའོ། །ཞེས་སོགས་བཤད་ལ། </text:span></text:p>
      <text:p text:style-name="P14"><text:span text:style-name="T59">མནའ་མ་ནི་ཕའི་སྲིང་མོ་དང་གཅིག་གོ། །</text:span></text:p>
      <text:p text:style-name="P14"><text:span text:style-name="T59">དུས་འཁོར་འགྲེལ་ཆེན་ལས་ནི། འདིར་རྣལ་འབྱོར་པ་རྣམས་བུད་མེད་ལ་སེམས་པར་བྱེད་ན་དེའི་ཚེ་སེམས་ཀྱིས་བསམ་པར་བྱས་པས་མར་འགྱུར་རོ། །རེག་པས་ནི་སྲིང་མོའོ། །རྡོ་རྗེ་ཞུགས་པས་བུ་མོར་འགྱུར་རོ། །བྱེད་པ་དང་བཅས་ཤིན་ཏུ་དགའ་བར་བྱས་པས་ཚ་མོ་ཉིད་དུ་འགྱུར་རོ། །ཐིག་ལེ་ལྷུང་བར་གྱུར་ན་ཆུང་མའོ། །ཞེས་ཕྱག་རྒྱ་གཅིག་ཉིད་ལ་བསྒྲོད་པའི་གནས་སྐབས་ཀྱིས་མ་སྲིང་སོགས་སུ་འགྱུར་བའི་ཐ་སྙད་ཀྱང་གསུངས་སོ། །</text:span></text:p>
      <text:p text:style-name="P14"><text:span text:style-name="T59">འདི་ལ་རྒྱ་འགྲེལ་འགའ་ཞིག་དང་བོད་ཀྱི་</text:span><text:span text:style-name="T38">(</text:span><text:span text:style-name="T40">༢༤༧ན</text:span><text:span text:style-name="T38">)</text:span><text:span text:style-name="T59">འགྲེལ་བྱེད་ཕལ་མོ་ཆེས་འཆད་པ་ལྟར་ན། རང་གིས་གསང་དབང་ཐོབ་དུས་ཀྱི་བླ་མའི་ཕྱག་རྒྱ་ནི་མ་དང་། བླ་མ་ལ་རང་དང་དུས་མཉམ་དུ་དབང་</text:span><text:soft-page-break/><text:span text:style-name="T59">ཐོབ་པའི་བུད་མེད་ནི་སྲིང་མོ་དང་། རང་གི་དབང་བསྐུར་བའི་བུད་མེད་ནི་བུ་མོ་དང་། གོང་གི་སྲིང་མོས་དབང་བསྐུར་བའི་བུད་མེད་ནི་སྲིང་མོས་བུ་མོ་དང་། གོང་གི་མ་དང་དུས་མཉམ་དུ་དབང་ཐོབ་པའི་རྣལ་འབྱོར་པའི་ཕྱག་རྒྱ་ནི་ཞང་པོའི་ཆུང་མ་དང་། གོང་གི་མ་དང་དུས་གཅིག་ཏུ་དབང་ཐོབ་པའི་བུད་མེད་ནི་མའི་སྤུན་དང་། བླ་མས་གསང་དབང་ཐོབ་དུས་ཀྱི་བླ་མ་དེའི་ཕྱག་རྒྱ་ནི་སྒྱུག་མོ་དང་། བླ་མ་དང་དུས་མཉམ་དུ་དབང་ཐོབ་པའི་བུད་མེད་ནི་ཕའི་སྲིང་མོ་དང་། </text:span></text:p>
      <text:p text:style-name="P14"><text:span text:style-name="T59">གཞུང་ལ་ལར། མནའ་མ་ཞེས་པ་ནི་རང་དང་གསང་དབང་དུས་གཅིག་ཏུ་ཐོབ་པའི་རྣལ་འབྱོར་པའི་ཕྱག་རྒྱ་དང་། </text:span></text:p>
      <text:p text:style-name="P14"><text:span text:style-name="T59">ལ་ལར། ཆུང་མ་ཞེས་པ་ནི་རང་གིས་དབང་གསུམ་པ་ཐོབ་བྱེད་ཀྱི་བུད་མེད་ལ་འཆད་དོ། །</text:span></text:p>
      <text:p text:style-name="P14"><text:span text:style-name="T59">ཁ་ཅིག །བླ་མའི་ཕྱག་རྒྱ་མོ་ཐམས་ཅད་མ་དང་། བླ་མ་ལ་དབང་ཐོབ་བའི་བུད་མེད་ཐམས་ཅད་སྲིང་མོར་འཆད་ལ། </text:span></text:p>
      <text:p text:style-name="P29"><text:span text:style-name="T59">འགའ་ཞིག །རང་གིས་དབང་གསུམ་པ་ཐོབ་བྱེད་ཀྱི་ཕྱག་རྒྱ་སྲིང་མོ་དང་། དེས་མཚོན་པ་གཞན་ཡང་འཆད་མོད་ཀྱང་ལེགས་པར་མ་མཐོང་སྟེ། འདི་དག་འཇིག་རྟེན་གྱི་འབྲེལ་བ་དཔེར་བྱས་ནས་དབང་དུས་ཀྱི་རྣམ་དབྱེས་འབྱེད་དགོས་པའི་ཕྱིར་རོ། །</text:span></text:p>
      <text:p text:style-name="P29"><text:span text:style-name="T59">ཁ་ཅིག །འདི་དག་འཇིག་རྟེན་གྱི་འབྲེལ་བ་ལའང་འཆད་པ་མི་འཐད་དེ། རྫོགས་རིམ་གྱི་རྟོགས་པ་ཁྱད་པར་ཅན་ཐོབ་པ་དང་སྤྱོད་པ་སྤྱད་པའི་སྐབས་སུ་བསྒྲོད་བྱ་དང་བསྒྲོད་བྱ་མིན་པ་མཉམ་པར་སྤྱོད་པ་གསུངས་མོད་ཀྱང་། སྐབས་འདིར་རྣམ་གཞག་མིན་ལ། བཅུ་གཉིས་སམ་བརྒྱད་གཉིས་ཀྱི་ལོ་དང་ལྡན་པའི་རང་ལུས་སྐྱེད་བྱེད་ཀྱི་མ་རང་གི་ཕྱག་རྒྱར་འགྱུར་བ་མི་སྲིད་པའི་ཕྱིར་དང་། </text:span></text:p>
      <text:p text:style-name="P29"><text:span text:style-name="T59">ནག་པོ་པའི་དཀའ་འགྲེལ་དུའང་། འདི་དག་འཇིག་རྟེན་གྱི་འབྲེལ་པས་མ་ཡིན་གྱི། བླ་མའི་འབྲེལ་པས་ཡིན་ནོ། །ཞེས་སོ། །</text:span><text:span text:style-name="T38">(</text:span><text:span text:style-name="T40">༢༤༧བ</text:span><text:span text:style-name="T38">)</text:span></text:p>
      <text:p text:style-name="P14"><text:soft-page-break/><text:span text:style-name="T59">དེ་ལྟར་ན་མ་དང་སྲིང་མོ་སོགས་ཆོས་ཀྱི་བརྡས་གསུངས་པ་སྟེ། སྒྲ་ཇི་བཞིན་པ་མ་ཡིན་པའོ། །</text:span></text:p>
      <text:p text:style-name="P14"><text:span text:style-name="T59">ནང་ལྟར་ན། ལོ་བཅུ་གཉིས་ཉི་མའི་ཁམས། ལོ་བཅུ་དྲུག་ཟླ་བའི་ཆ། རིག་མ་བརྒྱད་དགའ་བ་བཅུ་དྲུག་གཉིས་གཉིས་སུ་ཕྱེ་བ། དོ་ཤལ་སོགས་ཀྱིས་བརྒྱན་པ་བདེ་བའི་ཐིག་ལེ་འཛིན་པ་སོགས་ལ་བཤད་དེ། </text:span></text:p>
      <text:p text:style-name="P14"><text:span text:style-name="T59">རྡོ་རྗེ་སྙིང་འགྲེལ་དུ། </text:span></text:p>
      <text:p text:style-name="P23"><text:span text:style-name="T32">བཅུ་གཉིས་ལོ་ནི་རྣམ་དག་པས། །རྡོ་རྗེ་ཉི་མ་སྣང་བ་ཆེ། །</text:span></text:p>
      <text:p text:style-name="P23"><text:span text:style-name="T32">བཅུ་དྲུག་ལོ་ནི་རྣམ་དག་པས། །ཟླ་བ་བཅུ་དྲུག་པ་ཡིས་ནི། །</text:span></text:p>
      <text:p text:style-name="P23"><text:span text:style-name="T32">རྡོ་རྗེ་ཟླ་བ་དྲི་མེད་འོད། །ཆགས་བྲལ་ལ་སོགས་ཆགས་པ་ཆེ། །</text:span></text:p>
      <text:p text:style-name="P23"><text:span text:style-name="T32">བཅུ་དྲུག་ཕྱེད་ཕྱེད་རིགས་པ་འདིས། །རིག་མ་བརྒྱད་དུ་རྣམ་པར་བཤད། །</text:span></text:p>
      <text:p text:style-name="P23"><text:span text:style-name="T32">བདེ་བའི་ཐིག་ལེས་རབ་བརྒྱན་པས། །དོ་ཤལ་རྐང་གདུབ་རྣམས་སུ་གྲགས། །</text:span></text:p>
      <text:p text:style-name="P14"><text:span text:style-name="T59">ཞེས་དང་། </text:span></text:p>
      <text:p text:style-name="P14"><text:span text:style-name="T59">ངེས་པའི་དོན་དུ། སྙིང་གའི་ཐིག་ལེ་རིག་མ་བརྒྱད་ཀྱི་རང་བཞིན་ཁ་གྱེན་དུ་བལྟས་པའི་ཐིག་ལེ་ནི་ངེས་པའོ། །ཞེས་པ་ལྟར་རོ། །</text:span></text:p>
      <text:p text:style-name="P14"><text:span text:style-name="T1">ན༢ </text:span><text:span text:style-name="T18">གཉིས་པ་</text:span><text:span text:style-name="T20">[</text:span><text:span text:style-name="T18">ཇི་ལྟར་བསྟེན་ཚུལ་</text:span><text:span text:style-name="T20">]</text:span><text:span text:style-name="T18">ལ། </text:span><text:span text:style-name="T1">པ༡ </text:span><text:span text:style-name="T18">སྤྱིར་བསྟན་པ་དང་། </text:span><text:span text:style-name="T1">པ༢ </text:span><text:span text:style-name="T18">བྱེ་བྲག་ཏུ་བཤད་པ་གཉིས་ཀྱི། </text:span></text:p>
      <text:p text:style-name="P14"><text:span text:style-name="T59">པ༡ དང་པོ་ནི། </text:span></text:p>
      <text:p text:style-name="P24"><text:span text:style-name="T49">དམ་འཁྱུད་ཙུམྦ་ན་བྱེད་པས། །འདི་རྣམས་རྣལ་འབྱོར་པ་ཡིས་མཆོད། །</text:span></text:p>
      <text:p text:style-name="P24"><text:span text:style-name="T49">དེ་ལས་ག་བུར་བཏུང་བ་ཉིད། །དེས་ནི་དཀྱིལ་འཁོར་བསང་གཏོར་བྱ། །</text:span></text:p>
      <text:p text:style-name="P24"><text:soft-page-break/><text:span text:style-name="T49">དེ་རྣམས་རྣལ་འབྱོར་པས་བཏུང་བྱ། །དངོས་གྲུབ་མྱུར་དུ་ཐོབ་པར་འགྱུར། །</text:span></text:p>
      <text:p text:style-name="P27"><text:span text:style-name="T59">ཞེས་པ་སྟེ། རིག་མ་དེ་བསྟེན་ཚུལ་ཇི་ལྟར་བྱ་ཞེ་ན། འདུ་ཤེས་གསུམ་དང་ལྡན་པས་དེ་ལ་ལག་པས་དམ་དུ་འཁྱུད་པ་དང་ཙུམྦ་ན་བྱེད་པས་རིག་མ་འདི་རྣམས་རྣལ་འབྱོར་པ་ཡིས་སྙོམས་འཇུག་གིས་མཆོད་ཅིང་། དེ་ལས་བྱུང་བའི་ག་བུར་ཏེ་བྱང་སེམས་པདྨ་ནས་རྡོ་རྗེས་བཏུང་བ་ཉིད་དུ་བྱ་བ་དང་། གཞན་ཡང་སངས་རྒྱས་ཐམས་ཅད་ཀྱི་ངོ་བོ་བྱང་སེམས་དེས་ནི་དཀྱིལ་འཁོར་ལ་བསང་གཏོར་བྱ་བ་དང་། བྱང་སེམས་དེ་རྣམས་རྣལ་འབྱོར་པས་མི་ཉམས་པར་པདྨ་ནས་ལྕེས་བླངས་ལ་བཏུང་བར་ཡང་བྱ་སྟེ། ཕན་ཡོན་ནི་བདེ་བ་ཆེན་པོའི་དངོས་གྲུབ་མྱུར་དུ་ཐོབ་པར་འགྱུར་ཞེས་པའི་དོན་ཏོ། །</text:span></text:p>
      <text:p text:style-name="P14"><text:span text:style-name="T59">པ༢ གཉིས་པ་</text:span><text:span text:style-name="T61">[</text:span><text:span text:style-name="T59">བྱེ་བྲག་ཏུ་བཤད་པ་</text:span><text:span text:style-name="T61">]</text:span><text:span text:style-name="T59">ནི། </text:span><text:span text:style-name="T38">(</text:span><text:span text:style-name="T40">༢༤༨ན</text:span><text:span text:style-name="T38">)</text:span></text:p>
      <text:p text:style-name="P24"><text:span text:style-name="T49">དེ་ལ་ཆང་ཡང་བཏུང་བ་དང་། །ཤ་དང་སཱ་ལུ་སྐྱེས་པ་བཟའ། །</text:span></text:p>
      <text:p text:style-name="P24"><text:span text:style-name="T49">དེ་ཡང་གོས་དང་བྲལ་བྱས་ནས། །བྷ་གར་ཙུམྦ་ཡང་ཡང་བྱེད། །</text:span></text:p>
      <text:p text:style-name="P24"><text:span text:style-name="T49">དེས་ཀྱང་བོ་ལ་གཞིབ་པར་བྱ། །གར་བྱ་གླུ་ཡང་བླང་བར་བྱ། །</text:span></text:p>
      <text:p text:style-name="P24"><text:span text:style-name="T49">བོ་ལ་ཀཀྐོ་ལ་སྦྱར་ནས། །དེ་ལ་རྩེད་མོ་རྩེ་བར་བྱ། །</text:span></text:p>
      <text:p text:style-name="P14"><text:span text:style-name="T59">ཞེས་པ་སྟེ། དེ་ལྟར་རིག་མ་བསྟེན་པ་དེ་ལ་ཡང་། སྔོན་དུ་བྱང་སེམས་འཕེལ་བར་བྱ་བའི་ཕྱིར་རང་དང་རིག་མ་གཉིས་ཀས་ཆང་བཟང་པོ་ཡང་མ་མྱོས་པར་བཏུང་བ་དང་། ཤ་ཕལ་པ་བཅུད་ཅན་དང་། ས་ལུ་སྐྱེས་པ་སྟེ་ཤ་ཆེན་ཡང་བཟའ་ཞིང་། སྙོམས་འཇུག་གི་ཚེ་རིག་མ་དེ་ཡང་གོས་དང་ཕྲལ་བར་བྱས་ནས་དེའི་བྷ་གར་བོ་ལས་ཙུམྦྷ་ན་ཡང་ཡང་བྱེད་པ་དང་། བྷ་ག་དེས་ཀྱང་བོ་ལ་བཞིབ་པར་བྱ་ཞིང་། ཕྱི་མའི་བཞི་པར་བཤད་པའི་གར་བྱ་བ་དང་། རྡོ་རྗེའི་གླུ་ཡང་བླང་བར་བྱ་བ་དང་། ཐབས་ཀྱི་བོ་</text:span><text:soft-page-break/><text:span text:style-name="T59">ལ་དང་ཤེས་རབ་ཀྱི་ཀཀྐོ་ལ་གཉིས་སྦྱར་ནས། བདེ་སྟོང་གི་ཉམས་མྱོང་དེ་ལ་རོལ་ཞིང་རྩེད་མོ་རྩེ་བར་བྱ་ཞེས་པའོ། །</text:span></text:p>
      <text:p text:style-name="P14"><text:span text:style-name="T59">ནང་ལྟར་ན། སྙིང་འགྲེལ་ལས། ངེས་པའི་དོན་དུ་སྲོག་གི་རླུང་བརྒྱད་པོ་གཡས་ཀྱི་ལམ་ནས་བགྲོད་དེ་ཡེ་ཤེས་ཀྱི་བདུད་རྩི་དགུག་པས་ལུས་ཀྱི་དཀྱིལ་འཁོར་བསང་གཏོར་བྱས་པས་ངེས་པ་ཁོ་ནར་དངོས་གྲུབ་ཐོབ་པར་འགྱུར་བ་ནི་དེ་བཞིན་གཤེགས་པའི་གདམས་ངག་གོ། །ཞེས་པ་ལྟར་རོ། །</text:span></text:p>
      <text:p text:style-name="P14"><text:span text:style-name="T1">ད༣ </text:span><text:span text:style-name="T18">གསུམ་པ་</text:span><text:span text:style-name="T20">[</text:span><text:span text:style-name="T18">སློབ་མ་ལ་དབང་བསྐུར་ཚུལ་བཤད་པ་</text:span><text:span text:style-name="T20">]</text:span><text:span text:style-name="T18">ལ། </text:span><text:span text:style-name="T1">ན༡ </text:span><text:span text:style-name="T18">སློབ་མ་དཀྱིལ་འཁོར་དུ་གཞུགས་པ་དང་། </text:span><text:span text:style-name="T1">ན༢ </text:span><text:span text:style-name="T18">ཞུགས་པ་ལ་དབང་བསྐུར་བ་གཉིས་ཀྱི། </text:span></text:p>
      <text:p text:style-name="P14"><text:span text:style-name="T59">ན༡ དང་པོ་ནི། </text:span></text:p>
      <text:p text:style-name="P24"><text:span text:style-name="T49">དེ་ནས་ཐུན་ཚོད་གཉིས་པ་ལ། །གོས་ཀྱིས་མིག་ནི་བཀབ་ནས་སུ། །</text:span></text:p>
      <text:p text:style-name="P24"><text:span text:style-name="T49">དེར་ནི་སློབ་མ་གཞུག་པ་ཉིད། །ཕྱི་ནས་དཀྱིལ་འཁོར་རབ་ཏུ་བསྟན། །</text:span></text:p>
      <text:p text:style-name="P14"><text:span text:style-name="T59">ཞེས་པ་སྟེ། དེ་ལྟར་རིག་མ་དང་བཅས་ཏེ་དཀྱིལ་འཁོར་སྒྲུབ་མཆོད་དང་དབང་བླང་བ་སོགས་བྱས་པའི་རྗེས་དེ་ནས་མཚན་མོ་ལ་ཐུན་བཞི་ཡོད་པའི་ཐུན་ཚོད་གཉིས་པའི་དུས་ལ་གོས་ཏེ་གདོང་གཡོགས་ཀྱིས་སློབ་མའི་མིག་ནི་བཀབ་ནས་སུ། དཀྱིལ་འཁོར་དེར་ནི་ཕྱི་ནང་གི་འཇུག་པས་སློབ་མ་གཞུག་པ་ཉིད་དང་། བཅུག་པའི་ཕྱི་ནས་དཀྱིལ་འཁོར་རབ་ཏུ་བསྟན་པར་བྱ་ཞེས་པའོ། །</text:span></text:p>
      <text:p text:style-name="P14"><text:span text:style-name="T1">ན༢ </text:span><text:span text:style-name="T18">གཉིས་པ་</text:span><text:span text:style-name="T20">[</text:span><text:span text:style-name="T18">ཞུགས་པ་ལ་དབང་བསྐུར་བ་</text:span><text:span text:style-name="T20">]</text:span><text:span text:style-name="T18">ལ། </text:span><text:span text:style-name="T1">པ༡ </text:span><text:span text:style-name="T18">སྤྱིར་བསྟན་པ་དང་། </text:span><text:span text:style-name="T1">པ༢ </text:span><text:span text:style-name="T18">དབང་གསུམ་པ་བྱེ་བྲག་ཏུ་བཤད་པ་གཉིས་ཀྱི། </text:span></text:p>
      <text:p text:style-name="P14"><text:span text:style-name="T59">པ༡ དང་པོ་ནི། </text:span><text:span text:style-name="T38">(</text:span><text:span text:style-name="T40">༢༤༨བ</text:span><text:span text:style-name="T38">)</text:span></text:p>
      <text:p text:style-name="P24"><text:span text:style-name="T49">མཚན་མོ་སྐྱེ་བོ་མེད་ཁྱིམ་དུ། །སློབ་དཔོན་ལ་སོགས་རབ་ཕྱེ་ནས། །</text:span></text:p>
      <text:p text:style-name="P24"><text:soft-page-break/><text:span text:style-name="T49">དབང་ནི་ཇི་ལྟར་གསུངས་པ་ཉིད། །དེ་ལ་དབང་ནི་སྦྱིན་པར་བྱ། །</text:span></text:p>
      <text:p text:style-name="P24"><text:span text:style-name="T49">ཇི་ལྟར་མཆོད་དང་བསྟོད་བཤད་པ། །སློབ་མ་བཟང་པོས་སྔར་ཤེས་བྱ། །</text:span></text:p>
      <text:p text:style-name="P14"><text:span text:style-name="T59">ཞེས་པ་སྟེ། དུས་མཚན་མོ་མ་དག་པའི་སྐྱེ་བོ་མེད་པའི་ཁྱིམ་དུ། སློབ་དཔོན་གྱི་དབང་དང་། ལ་སོགས་པས་བསྟན་པ་གསང་བ་དང་ཤེས་རབ་ཡེ་ཤེས་དང་བཞི་པ་རྣམས་ཀྱི་ཚིག་དོན་རབ་ཏུ་ཕྱེ་ནས་དབང་རྣམས་ནི་དང་པོའི་བཅུ་པར་ཇི་ལྟར་གསུངས་པ་ཉིད་ཀྱི་ཆོ་གས། སློབ་མ་དེ་ལ་དབང་ནི་ཚུལ་བཞིན་དུ་སྦྱིན་པར་བྱ་ཞིང་། དབང་བསྐུར་བའི་སྔོན་དུ་ཇི་ལྟར་བླ་མ་ལ་མཆོད་པ་དང་བསྟོད་པ་བྱ་བར་ཕྱི་མའི་གསུམ་པར་བཤད་པ་བཞིན་སློབ་མ་བཟང་པོས་སྔར་ལྟར་ཤེས་པར་བྱའོ་ཞེས་པའི་དོན་ཏོ། །</text:span></text:p>
      <text:p text:style-name="P14"><text:span text:style-name="T1">པ༢ </text:span><text:span text:style-name="T18">གཉིས་པ་</text:span><text:span text:style-name="T20">[</text:span><text:span text:style-name="T18">དབང་གསུམ་པ་བྱེ་བྲག་ཏུ་བཤད་པ་</text:span><text:span text:style-name="T20">]</text:span><text:span text:style-name="T18">ལ། </text:span><text:span text:style-name="T1">ཕ༡ </text:span><text:span text:style-name="T18">ཡེ་ཤེས་ངོས་བཟུང་བ་དང་། </text:span><text:span text:style-name="T1">ཕ༢ </text:span><text:span text:style-name="T18">དེའི་ཞུས་ལན་གཉིས་ཀྱི། </text:span></text:p>
      <text:p text:style-name="P14"><text:span text:style-name="T59">ཕ༡ དང་པོ་ནི། </text:span></text:p>
      <text:p text:style-name="P24"><text:span text:style-name="T49">དེ་ཉིད་དེ་ལ་བསྟན་པ་ནི། །དགའ་བྲལ་དང་པོ་མཆོག་མཐའ་ཅན། །</text:span></text:p>
      <text:p text:style-name="P24"><text:span text:style-name="T49">ཐམས་ཅད་རྒྱུད་དུ་སྦས་པ་སྟེ། །མཐའ་ཡི་མཐའ་རུ་ཕྱེ་བ་ཉིད། །</text:span></text:p>
      <text:p text:style-name="P14"><text:span text:style-name="T59">ཅེས་པ་སྟེ། དབང་གསུམ་པའི་དེ་ཁོ་ན་ཉིད་སློབ་མ་གསང་དབང་ཐོབ་པ་དེ་ལ་བསྟན་པར་བྱ་བ་ནི། དགའ་བྲལ་ཆགས་བྲལ་ལམ་མྱང་འདས་ཀྱི་མཐའ་དང་། དེའི་དང་པོ་ནི་དེ་ལ་མི་གནས་པ་དང་། མཆོག་དགའ་ཆགས་པའམ་སྲིད་པའི་མཐའ་དང་དེའི་མཐའ་ནི་དེ་ལ་མི་གནས་པ་སྟེ། སྲིད་ཞི་ལ་མི་གནས་པ་ཅན་གྱི་ལྷན་སྐྱེས་ཡེ་ཤེས་འདི་ནི། རྒྱུད་སྡེ་འོག་མ་ཐམས་ཅད་ཀྱི་རྒྱུད་དུ་སྦས་པར་མཛད་པ་སྟེ། རྒྱུད་རྣམས་ཀྱི་མཐའ་ཡི་རྒྱུད་བླ་མེད་ཀྱི་ཡང་མཐའ་རྣལ་འབྱོར་མའི་རྒྱུད་འདི་རུ་གསལ་བར་ཕྱེ་བ་ཉིད་ཡིན་ནོ། །ཞེས་པའི་དོན་ཏོ། །</text:span></text:p>
      <text:p text:style-name="P14"><text:soft-page-break/><text:span text:style-name="T59">ཡང་ན། ཁུ་བ་འཕོས་པས་དགའ་བ་དང་བྲལ་བའི་དང་པོ་སྟེ། སྔོན་དུ་མཆོག་དགའི་མཐའ་ཁྱད་དགས་མཚོན་པ་ཅན་གྱི་ལྷན་སྐྱེས་ཞེས་བཤད་ཀྱང་རུང་སྟེ། ཚུལ་འདི་དང་པོའི་བཅུ་པ་དང་ཕྱི་མའི་གཉིས་པར་ཡང་བརྗོད་ཟིན་ཏོ། །</text:span></text:p>
      <text:p text:style-name="P14"><text:span text:style-name="T1">ཕ༢ </text:span><text:span text:style-name="T18">གཉིས་པ་</text:span><text:span text:style-name="T2">[</text:span><text:span text:style-name="T1">དེའི་ཞུས་ལན་</text:span><text:span text:style-name="T2">]</text:span><text:span text:style-name="T18">ལ། </text:span><text:span text:style-name="T1">བ༡ </text:span><text:span text:style-name="T18">ཞུས་པ་དང་། </text:span><text:span text:style-name="T1">བ༢ </text:span><text:span text:style-name="T18">ལན་གཉིས་ཀྱི། </text:span></text:p>
      <text:p text:style-name="P14"><text:span text:style-name="T59">བ༡ དང་པོ་ནི། </text:span></text:p>
      <text:p text:style-name="P24"><text:span text:style-name="T49">རྡོ་རྗེ་མཆོད་པ་རབ་སྦྱར་ནས། །དེ་ལ་ལྷ་མོ་དེས་ཞུས་པ། །</text:span></text:p>
      <text:p text:style-name="P24"><text:span text:style-name="T49">ལྷ་དེའི་སྐད་ཅིག་ཇི་ལྟར་ལགས། །གཙོ་བོ་ཆེན་པོས་བཤད་དུ་གསོལ། །</text:span></text:p>
      <text:p text:style-name="P29"><text:span text:style-name="T59">ཞེས་པ་སྟེ། ལྷན་སྐྱེས་དེའི་སྐད་ཅིག་མའི་</text:span><text:span text:style-name="T38">(</text:span><text:span text:style-name="T40">༢༤༩ན</text:span><text:span text:style-name="T38">)</text:span><text:span text:style-name="T59">ངོ་བོ་ལ་སྒྲོ་འདོགས་གཅོད་པར་བྱ་བའི་ཕྱིར། ཀུན་ཏུ་རུས་རྡོ་རྗེ་མཆོད་པ་རབ་ཏུ་སྦྱར་ནས་སྟོན་པ་དེ་ལ་ལྷ་མོ་བདག་མེད་མ་དེས་ཞུས་པ། བདེ་ཆེན་ལ་རོལ་བས་ན་ལྷ་ཞེས་བོས་ནས། ལྷན་སྐྱེས་ཡེ་ཤེས་དེའི་སྐད་ཅིག་གི་རང་བཞིན་ཇི་ལྟར་ལགས། དཀྱིལ་འཁོར་གྱི་གཙོ་བོ་ཆེན་པོས་བཤད་དུ་གསོལ། །ཞེས་ཞུས་པའོ། །</text:span></text:p>
      <text:p text:style-name="P29"><text:span text:style-name="T1">བ༢ </text:span><text:span text:style-name="T18">གཉིས་པ་</text:span><text:span text:style-name="T20">[</text:span><text:span text:style-name="T18">ལན་</text:span><text:span text:style-name="T20">]</text:span><text:span text:style-name="T18">ལ། </text:span><text:span text:style-name="T1">མ༡ </text:span><text:span text:style-name="T18">ལྷན་སྐྱེས་ཀྱི་རང་བཞིན་དང་། </text:span><text:span text:style-name="T1">མ༢ </text:span><text:span text:style-name="T18">དེ་ཐབས་གཞན་གྱིས་ཀྱང་མཚོན་ཚུལ་གཉིས་ཀྱི། </text:span></text:p>
      <text:p text:style-name="P29"><text:span text:style-name="T59">མ༡ དང་པོ་ནི། </text:span></text:p>
      <text:p text:style-name="P30"><text:span text:style-name="T46">བཅོམ་ལྡན་འདས་ཀྱིས་བཀའ་སྩལ་པ། </text:span></text:p>
      <text:p text:style-name="P33"><text:span text:style-name="T49">དེར་ནི་ཐོག་མ་དབུས་མཐའ་མེད། །སྲིད་མེད་མྱ་ངན་འདས་པ་མེད། །</text:span></text:p>
      <text:p text:style-name="P33"><text:span text:style-name="T49">འདི་ནི་མཆོག་ཏུ་བདེ་ཆེན་ཉིད། །བདག་མེད་གཞན་ཡང་མེད་པ་ཉིད། །</text:span></text:p>
      <text:p text:style-name="P14"><text:span text:style-name="T59">ཅེས་པ་སྟེ། དེ་ལ་བཅོམ་ལྡན་འདས་ཀྱིས་ལན་དུ་བཀའ་སྩལ་པ། ལྷན་སྐྱེས་ཀྱི་སྐད་ཅིག་དེར་ནི་ཐོག་མར་སྐྱེ་བ་དང་། དབུས་ཏེ་བར་དུ་གནས་པ་དང་། མཐའ་མར་འགག་པ་མེད་པས་དུས་གསུམ་</text:span><text:soft-page-break/><text:span text:style-name="T59">གྱི་སྤྲོས་པ་ཐམས་ཅད་དང་བྲལ་བ། སྲིད་པ་འཁོར་བར་འཛིན་པ་མེད་ཅིང་ཞི་བ་མྱ་ངན་ལས་འདས་པར་ཡང་ཞེན་པ་མེད་པས་མཐའ་གཉིས་ལ་མི་གནས་པ་འམསྲིད་པ་སྟེ་དགའ་བ་དང་པོ་གཉིས་ཀྱི་རྟོག་པ་མེད་ཅིང་། མྱ་ངན་ལས་འདས་པ་སྟེ་དགའ་བྲལ་གྱི་ཉམས་མྱོང་ཡང་མེད་པ། ཡེ་ཤེས་འདི་ནི་མཚན་མ་དང་བྲལ་བས་མཆོག་ཏུ་བདེ་བ་ཆེན་པོར་གྱུར་པ་ཉིད། ང་དང་བདག་ཏུ་ཞེན་པ་མེད་ཅིང་ཆོས་གཞན་དུ་ཡང་འཛིན་པ་མེད་པས་གཉིས་སྣང་དང་བྲལ་བ་ཉིད་ཡིན་ནོ། །ཞེས་པའི་དོན་ཏོ། །</text:span></text:p>
      <text:p text:style-name="P27"><text:span text:style-name="T59">མ༢ གཉིས་པ་</text:span><text:span text:style-name="T61">[</text:span><text:span text:style-name="T59">དེ་ཐབས་གཞན་གྱིས་ཀྱང་མཚོན་ཚུལ་</text:span><text:span text:style-name="T61">]</text:span><text:span text:style-name="T59">ནི། </text:span></text:p>
      <text:p text:style-name="P28"><text:span text:style-name="T49">ལོངས་སྤྱོད་ཀྱི་ནི་རླབས་གཉིས་ལ། །རང་གི་གཡས་དང་ལག་གཞན་གྱི། །</text:span></text:p>
      <text:p text:style-name="P28"><text:span text:style-name="T49">མཐེ་བོ་དང་ནི་སྲིན་ལག་གིས། །དེ་ནི་རྣལ་འབྱོར་པ་ཡིས་བཙིར། །</text:span></text:p>
      <text:p text:style-name="P28"><text:span text:style-name="T49">དེ་ནས་ཡེ་ཤེས་སྐྱེ་བར་འགྱུར། །དེ་ལ་ཅི་ཞིག་སྐྱེ་ཞེ་ན། །</text:span></text:p>
      <text:p text:style-name="P28"><text:span text:style-name="T49">གཞོན་ནུའི་དགའ་བ་ཇི་ལྟ་བའམ། །ལྐུགས་པའི་རྨི་ལམ་ཇི་ལྟ་བའོ། །</text:span></text:p>
      <text:p text:style-name="P28"><text:span text:style-name="T49">མཆོག་གི་མཐའ་དང་དགའ་བྲལ་དབུས། །སྟོང་དང་སྟོང་མིན་ཧེ་རུ་ཀ། །</text:span></text:p>
      <text:p text:style-name="P27"><text:span text:style-name="T59">ཞེས་པ་བརྟེན་ཕྱག་རྒྱའི་ལམ་དགའ་བ་</text:span><text:span text:style-name="T38">(</text:span><text:span text:style-name="T40">༢༤༩བ</text:span><text:span text:style-name="T38">)</text:span><text:span text:style-name="T59">བཞི་ལ་བརྟེན་པའི་ཡེ་ཤེས་དེ་ཐབས་གཞན་གྱིས་མཚོན་ཚུལ་ཇི་ལྟ་བུ་སྙམ་ན། མགྲིན་པ་ལོངས་སྤྱོད་ཀྱི་ནི་འཁོར་ལོའི་རླབས་རྩེ་ཆུང་གི་ཁམས་རྒྱུ་བའི་རྩ་གཉིས་ལ་རང་གི་ལག་པ་གཡས་དང་ལག་པ་གཞན་ཏེ་གཡོན་གྱི་མཐེ་བོ་ཆེ་དང་ནི། སྲིན་ལག་གིས་རྩ་དེ་གཉིས་ནི་རྣལ་འབྱོར་པ་ཡིས་རེས་འཇོག་ཏུ་བཙིར་བས། དེ་ནས་ཅི་ཞིག་ན་དཔེའི་ཡེ་ཤེས་རྗེས་མཐུན་པ་སྐྱེ་བར་འགྱུར་རོ། །</text:span></text:p>
      <text:p text:style-name="P39"><text:soft-page-break/><text:span text:style-name="T59">དེ་ལ་ཡང་དཔེ་ཅི་འདྲ་ཞིག་ལྟར་སྐྱེ་ཞེ་ན། བུད་མེད་གཞོན་ནུའི་འཁྲིག་པའི་དགའ་བ་མྱོང་བ་ཇི་ལྟ་བའམ། ལྐུགས་པའི་རྨི་ལམ་ཇི་ལྟ་བར་རང་གིས་ཉམས་སུ་མྱོང་ཡང་བརྗོད་པའི་ཚིག་གིས་སྨྲ་བར་དཀའ་བའོ། །</text:span></text:p>
      <text:p text:style-name="P14"><text:span text:style-name="T59">དེ་ལྟ་བུར་མཆོག་གི་དགའ་བའི་མཐའ་ཁྱད་དགའི་ཉམས་མྱོང་དང་། ཁུ་བ་འཕོས་ནས་དགའ་བ་དང་བྲལ་བའི་དབུས་ཏེ་བར་དུ་གཟུང་འཛིན་གྱི་དངོས་པོ་ཐམས་ཅད་དང་བྲལ་བས་སྟོང་པ་དང་རང་གིས་རིག་ཅིང་ཉམས་སུ་མྱོང་བས་སྟོང་མིན་ཏེ། ཤྲཱི་ཧེ་རུ་ཀའི་དོན་ཅན་བདེ་སྟོང་གཉིས་མེད་ཀྱི་ཡེ་ཤེས་སྐྱེའོ། །ཞེས་པའི་དོན་ཏེ་རྡོ་རྗེ་སྙིང་འགྲེལ་གྱི་དགོངས་པའོ། །</text:span></text:p>
      <text:p text:style-name="P14"><text:span text:style-name="T59">གྲུབ་ཆེན་མཚོ་སྐྱེས་དང་ཤཱནྟི་པ་སོགས་ཀྱིས་གཞུང་འདི་ཡང་ཕྱག་རྒྱའི་ལམ་ལ་སྦྱར་ནས་བཤད་པར་མཛད་དོ། །</text:span></text:p>
      <text:p text:style-name="P14"><text:span text:style-name="T59">ཇ༣ གསུམ་པ་</text:span><text:span text:style-name="T61">[</text:span><text:span text:style-name="T59">ལེའུའི་མཚན་</text:span><text:span text:style-name="T61">]</text:span><text:span text:style-name="T59">ནི། </text:span></text:p>
      <text:p text:style-name="P15"><text:span text:style-name="T46">ཀྱེའི་རྡོ་རྗེ་ལས་ཀྱེའི་རྡོ་རྗེ་མངོན་པར་འབྱུང་བ་ཞེས་བྱ་བའི་ལེའུ་སྟེ། ལྔ་པའོ།།</text:span></text:p>
      <text:p text:style-name="P14"><text:span text:style-name="T59">ཞེས་པ་སྟེ། ཀྱེའི་རྡོ་རྗེ་ཞེས་བྱ་བའི་རྒྱུད་ལས་སྟོན་པ་ཀྱེའི་རྡོ་རྗེ་ཕྱག་བཅུ་དྲུག་པའི་དཀྱིལ་འཁོར་མངོན་པར་འབྱུང་བ་ཞེས་བྱ་བའི་ལེའུ་སྟེ། གཞུང་དུམ་ཚན་ལྔ་པའོ་ཞེས་དེ་ཉིད་གསུངས་ཟིན་པའི་དོན་ཏོ། །</text:span></text:p>
      <text:p text:style-name="P14"><text:span text:style-name="T59">ལེའུ་ལྔ་པ་བཤད་ཟིན་ཏོ།། །།</text:span></text:p>
      <text:p text:style-name="P4"><text:span text:style-name="T59">བརྟག་པ་ཕྱི་མ། དྲུག་པ་བྲིས་སྐུའི་ཆོ་གའི་ལེའུ།</text:span></text:p>
      <text:p text:style-name="P43"/>
      <text:p text:style-name="P14"><text:span text:style-name="T1">ཆ༦ </text:span><text:span text:style-name="T18">ད་ནི་ལེའུ་དྲུག་པ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གསུམ་པ་དང་བརྒྱད་པར་བསྐྱེད་རིམ་གསུངས་ཀྱང་དེའི་རྣམ་པ་ལ་གསལ་སྣང་འདོན་པའི་རྟེན་བྲིས་སྐུ་མ་གསུངས་པ་དང་། དྲུག་པར་རྒྱན་དྲུག་གསུངས་ཀྱང་དེའི་དགོས་པ་མ་གསུངས་པས་དེ་དག་</text:span><text:span text:style-name="T38">(</text:span><text:span text:style-name="T40">༢༥༠ན</text:span><text:span text:style-name="T38">)</text:span><text:span text:style-name="T59">ཁ་བསྐང་བའི་ཕྱིར་ལེའུ་འདི་གསུངས་སོ། །</text:span></text:p>
      <text:p text:style-name="P14"><text:span text:style-name="T59">ལེའུ་སྔ་ཕྱིའི་འབྲེལ་ནི། ལེའུ་ལྔ་པར་ཕྱག་བཅུ་དྲུག་པའི་བསྐྱེད་རིམ་གསུངས་ནས། དེའི་རྗེས་སུ་དམིགས་རྟེན་གྱི་བྲིས་སྐུ་དང་རྒྱན་ཆའི་དགོས་པ་སྟོན་པའི་ལེའུ་འདི་འཆད་པར་འབྲེལ་ལོ། །</text:span></text:p>
      <text:p text:style-name="P27"><text:span text:style-name="T59">ལེའུའི་མངོན་རྟོགས་ནི། ལྷའི་གསལ་སྣང་སྒྲུབ་པའི་ཐབས་དང་རྒྱན་ཆའི་དགོས་པ་སྟོན་པས་གཙོ་བོར་བསྐྱེད་རིམ་དང་འབྲེལ་ལོ། །</text:span></text:p>
      <text:p text:style-name="P27"><text:span text:style-name="T1">ཇ༢ </text:span><text:span text:style-name="T18">གཉིས་པ་</text:span><text:span text:style-name="T20">[</text:span><text:span text:style-name="T18">ལེའུའི་དོན་</text:span><text:span text:style-name="T20">]</text:span><text:span text:style-name="T18">ལ། </text:span><text:span text:style-name="T1">ཉ༡ </text:span><text:span text:style-name="T18">སྤྱི་དོན་དང་། </text:span><text:span text:style-name="T1">ཉ༢ </text:span><text:span text:style-name="T18">གཞུང་དོན་གཉིས་ཀྱི། </text:span></text:p>
      <text:p text:style-name="P27"><text:span text:style-name="T1">ཉ༡ </text:span><text:span text:style-name="T18">དང་པོ་ལ། རུས་རྒྱན་གྱི་རྣམ་ངེས་དང་། བྲིས་སྐུ་བྱ་ཚུལ་གཉིས་ལས། </text:span></text:p>
      <text:p text:style-name="P27"><text:span text:style-name="T59">དང་པོ་ནི། སྤྱིར་རུས་རྒྱན་ལ། ཕྱག་རྒྱ་དྲུག་དང་ལྔར་བཤད་པའི། </text:span></text:p>
      <text:p text:style-name="P27"><text:span text:style-name="T59">སྔ་མ་ནི། གྲུབ་ཆེན་ལོ་ཧི་པས། གཙུག་གི་ནོར་བུ། མགུལ་རྒྱན། རྣ་ཆ། གདུ་བུ། མཆོད་ཕྱིར་ཐོགས། ཐལ་ཆེན་རྣམས་ལ་བཤད་པ་ལྟར། བདེ་མཆོག་གི་སྐོར་མང་པོར་འབྱུང་ལ། </text:span></text:p>
      <text:p text:style-name="P27"><text:span text:style-name="T59">མངོན་བརྗོད་ལས། གཙུག་གི་ནོར་བུ་མ་བགྲངས་པར་མགོ་ཕྲེང་ལའང་བཤད་པ་དང་། </text:span></text:p>
      <text:p text:style-name="P14"><text:soft-page-break/><text:span text:style-name="T59">བདེ་མཆོག་གི་སྒྲུབ་ཐབས་འཁྲུལ་སྤོང་དུ། གཙུག་གི་ནོར་བུའི་དོད་ལ་འཁོར་ལོ་དང་། མཆོད་ཕྱིར་ཐོགས་ཀྱི་དོད་ལ་རྐེ་རྒྱན་བཤད་ལ། </text:span></text:p>
      <text:p text:style-name="P14"><text:span text:style-name="T59">རྒྱུད་འདིར། </text:span></text:p>
      <text:p text:style-name="P26"><text:span text:style-name="T32">འཁོར་ལོ་རྣ་ཆ་ནོར་བུ་དང་། །ལག་གདུབ་དང་ནི་སྐ་རགས་ཉིད། །</text:span></text:p>
      <text:p text:style-name="P14"><text:span text:style-name="T59">ཅེས་པའི་ཕྱག་རྒྱ་ལྔ་དང་ཐལ་ཆེན་གྱིས་ལུས་ལ་བྱུགས་པ་སྟེ། ཕྱག་རྒྱ་དྲུག་གསུངས་པ་ལྟར་ཀྱེ་རྡོར་གྱི་སྐོར་མང་པོ་ནས་གསུངས་ཏེ། </text:span></text:p>
      <text:p text:style-name="P14"><text:span text:style-name="T59">ནོར་བུ་ཞེས་པ་ནི། འདིར་མགུལ་རྒྱན་གྱི་རྣམ་གྲངས་སུ་གསུངས་པས། དེ་ལ་ནོར་བུ་རིན་པོ་ཆེས་མཚན་པ་བྱ་བར་འགའ་ཞིག་འཆད་དོ། །</text:span></text:p>
      <text:p text:style-name="P14"><text:span text:style-name="T59">ཀུན་སྤྱོད་ལས། </text:span></text:p>
      <text:p text:style-name="P21"><text:span text:style-name="T32">ཀུན་ཏུ་དབུག་དང་བཅིང་བ་དང་། །གཞུག་དང་དེ་བཞིན་སྤྱོད་པ་དང་། །</text:span></text:p>
      <text:p text:style-name="P21"><text:span text:style-name="T32">འབེབས་དང་འདིར་ནི་འཁྱིལ་བ་འོ། །དེ་བཞིན་ལུས་ཀྱི་དང་པོའི་རྒྱན། །</text:span></text:p>
      <text:p text:style-name="P21"><text:span text:style-name="T32">ཚངས་སྐུད་ལུས་ལས་གྲོལ་བ་དང་། །རྣམ་པ་ཀུན་ཏུ་བཅིང་བ་དང་། །</text:span></text:p>
      <text:p text:style-name="P21"><text:span text:style-name="T32">རྐང་གདུབ་རབ་ཏུ་གཞུག་པ་དང་། །ལག་པའི་རྒྱན་ནི་ཉིད་དག་དང་། །</text:span></text:p>
      <text:p text:style-name="P21"><text:span text:style-name="T32">སྲོག་ཤིང་གཅིག་གྱུར་སྲད་བུ་ཡིན། །འོག་པག་སྲོག་ཤིང་བརྒྱད་ཉིད་དེ། །</text:span></text:p>
      <text:p text:style-name="P21"><text:span text:style-name="T32">རོ་ལྡན་བཅུ་དྲུག་ཤེས་པར་བྱ། །ཕྲེང་བ་ཉི་ཤུ་རྩ་ལྔ་</text:span><text:span text:style-name="T38">(</text:span><text:span text:style-name="T40">༢༥༠བ</text:span><text:span text:style-name="T38">)</text:span><text:span text:style-name="T32">ཡིན། །</text:span></text:p>
      <text:p text:style-name="P14"><text:span text:style-name="T59">ཞེས་གསུངས་པ་ལ། བླ་མ་དག །ཀུན་ཏུ་དབུག་པ་སྤྱི་བོའི་ནོར་བུའམ་འཁོར་ལོ། བཅིང་བ་ཚངས་སྐུད། གཞུག་པ་རྐང་གདུབ་དང་། བསྐྱོད་པ་ལག་གདུབ་སྟེ་གདུབ་བུ། འབེབས་པ་མགུལ་རྒྱན། འཁྱིལ་བ་རྣ་རྒྱན་རྣམས་དང་། འོག་པག་སྟེ་དྲུག་ལ་བཞེད་དེ། ཚུལ་མི་འདྲ་བ་དུ་མ་ཞིག་བྱུང་ངོ་། །</text:span></text:p>
      <text:p text:style-name="P14"><text:soft-page-break/><text:span text:style-name="T59">དེ་ལ་འཁོར་ལོ་ནི། རུས་པའི་འཁོར་ལོ་རྩིབས་བརྒྱད་ལྟེ་བ་མུ་ཁྱུད་དང་བཅས་པའི་ལྟེ་བ་ལས་འཐོན་པའི་ནོར་བུ་ཆ་བརྒྱད་པའམ་དགུ་པ། རྩེ་མོ་རྡོ་རྗེ་རྩེ་ལྔ་རྫོགས་པའམ་ཕྱེད་པས་མཚན་པ། མུ་ཁྱུད་ལས་འཐོན་པའི་རུས་པའི་ཕྲེང་བ་འཁོར་ལོའི་རྩིབས་བརྒྱད་ཀྱི་རྣམ་པ་ཅན་དུ་བྱས་པའི་མཐར་རྡོ་རྗེའི་ཕྲེང་བས་སྦྲེལ་བའི་ཐོད་སྐམ་ལྔ་བྱས་པ་ཞིག་ཏུ་བཞེད་དོ། །</text:span></text:p>
      <text:p text:style-name="P14"><text:span text:style-name="T59">ཚངས་སྐུད་ནི། སྙིང་གི་ཐད་ཀྱི་མདུན་རྒྱབ་ཏུ་རྡོ་རྗེ་རྩེ་གསུམ་པས་མཚན་པའི་རུས་པའི་འཁོར་ལོ། གཞི་གྲུ་བཞིར་བྱས་པའི་ལོགས་བཞི་ལས་ཐོན་པའི་ཕྲེང་བ་རྒྱ་གྲམ་དུ་བརྒྱུས་པ་ཞིག་ཏུ་བཞེད་དེ། འདི་ལ་མཆོད་ཕྱིར་ཐོགས་དང་སེ་རལ་ཁ་ཞེས་ཀྱང་ཟེར་རོ། །</text:span></text:p>
      <text:p text:style-name="P14"><text:span text:style-name="T59">གདུ་བུ་ནི། དབུས་དང་མཐའ་གཉིས་སུ་རུས་པའི་ཐུར་མ་གསུམ་ལས་ཕན་ཚུན་བརྒྱུས་པའི་རུས་པའི་ཕྲེང་བ་ལྔ་ལྔས་བསྣོལ་མར་བསྡམས་པ་དེང་སང་འོང་བ་ལྟ་བུ་ལས་སྨད་ངོས་སུ་རུས་པའི་ཤར་བུ་དང་གཡེར་ཁ་འཕྱང་བས་མཛེས་པར་བྱས་པ་ཞིག་ཏུ་བཞེད་དེ། དཔུང་རྒྱན་དང་རྐང་གདུབ་ལག་གདུབ་རྣམས་སོ། །</text:span></text:p>
      <text:p text:style-name="P14"><text:span text:style-name="T59">མགུལ་རྒྱན་ནི། དབུས་དང་མཐའ་རྟེན་གདུ་བུ་བཞིན་བྱས་པ་ལས་རུས་པའི་ཕྲེང་བ་བརྒྱད་ཀྱིས་བསྣོལ་མར་བསྡམས་ཤིང་། དེ་ལས་དོ་ཤལ་གྱི་ཚུལ་དུ་བྱས་པའི་ཕྲེང་བ་ཤར་བུ་དུ་མས་མཛེས་པ་བརྒྱད་འཕྱང་བ་ཞིག་ཏུ་བཞེད་དོ། །</text:span></text:p>
      <text:p text:style-name="P14"><text:span text:style-name="T59">རྣ་རྒྱན་ནི། རྡོ་རྗེ་རྩེ་གསུམ་པས་མཚན་པའི་རུས་པའི་འཁོར་ལོ་མཐར་ཕྲེང་བ་པ་གསུམ་དང་ཁུག་ཕྱེད་གཉིས་ཀྱིས་བརྒྱན་པ་ཞིག་ཏུ་བཞེད་དོ། །</text:span></text:p>
      <text:p text:style-name="P14"><text:span text:style-name="T59">འོག་པག་ནི། རུས་པའི་གཞུང་ཐུར་གསུམ་དང་མཐའ་རྟེན་གཉིས་ལ་རུས་པའི་ཕྲེང་བ་བརྒྱད་དམ་བཅུ་དྲུག་གིས་བསྣོལ་མར་</text:span><text:span text:style-name="T38">(</text:span><text:span text:style-name="T40">༢༥༡ན</text:span><text:span text:style-name="T38">)</text:span><text:span text:style-name="T59">བསྡམས་པ་ལས་འཕྱང་བའི་དྲྭ་བ་ལྔ་དང་། དྲྭ་ཕྱེད་བཅུ་གསུམ་</text:span><text:soft-page-break/><text:span text:style-name="T59">མམ་བཅོ་བརྒྱད་དུ་བྱས་པའི་གཡས་གཡོན་གྱི་གསུམ་གསུམ་གྱི་དབུས་བྱིན་པ་དང་དེའི་གཡས་གཡོན་གྱི་གཉིས་གཉིས་པུས་མོ་ནོན་པ་ཙམ་བྱས་པ། ཐམས་ཅད་ཀྱི་སྣེ་མོར་རུས་པའི་ཤར་བུ་དང་དྲིལ་བུ་གཡེར་ཁ་ལ་སོགས་པ་འཕྱང་བ་ཞིག་ཏུ་བཞེད་དེ། སྐ་རགས་ཞེས་ཀྱང་བྱའོ། །</text:span></text:p>
      <text:p text:style-name="P14"><text:span text:style-name="T59">ཕྱག་རྒྱ་དྲུག་གི་དག་པ་ལ། དུས་འཁོར་དང་བདེ་མཆོག་རྩ་རྒྱུད་དང་ལོ་ཧི་པ་སོགས་གྲུབ་ཆེན་དུ་མས། ཕྱག་རྒྱ་དྲུག་གིས་ཕར་ཕྱིན་དྲུག་དག་པར་གསུངས་ལ། </text:span></text:p>
      <text:p text:style-name="P14"><text:span text:style-name="T59">རྒྱུད་འདིར་ནི། </text:span><text:span text:style-name="T43">[</text:span><text:span text:style-name="T44">བརྟག་པ་སྔ་མ། དྲུག་པ་སྤྱོད་པའི་ལེའུར།</text:span><text:span text:style-name="T43">]</text:span></text:p>
      <text:p text:style-name="P26"><text:span text:style-name="T32">འཁོར་ལོའི་གཟུགས་ཀྱིས་མི་བསྐྱོད་པ། །</text:span></text:p>
      <text:p text:style-name="P14"><text:span text:style-name="T59">ཞེས་སོགས་ལྷའི་དག་པ་དང་སྦྱར་བ་དང་། </text:span></text:p>
      <text:p text:style-name="P14"><text:span text:style-name="T59">ལེའུ་འདིར། </text:span><text:span text:style-name="T43">[</text:span><text:span text:style-name="T44">བརྟག་པ་ཕྱི་མ། དྲུག་པ་བྲིས་སྐུའི་ཆོ་གའི་ལེའུར།</text:span><text:span text:style-name="T43">]</text:span></text:p>
      <text:p text:style-name="P26"><text:span text:style-name="T32">བླ་མ་སློབ་དཔོན་འདོད་ལྷ་ལ། །ཕྱག་འཚལ་དོན་དུ་འཁོར་ལོ་འཛིན། །</text:span></text:p>
      <text:p text:style-name="P14"><text:span text:style-name="T59">ཞེས་སོགས་ཀྱི་དགོས་པའང་གསུངས་ཏེ། འཆད་པར་འགྱུར་རོ། །</text:span></text:p>
      <text:p text:style-name="P14"><text:span text:style-name="T59">ཀུན་སྤྱོད་ལས། </text:span></text:p>
      <text:p text:style-name="P26"><text:span text:style-name="T32">དཔའ་བོའི་གོ་ཆ་དྲུག་གིས་ནི། །རྒྱ་འདིས་ལུས་ནི་མཛེས་པ་ཡིན། །</text:span></text:p>
      <text:p text:style-name="P14"><text:span text:style-name="T59">ཞེས་སོགས་གསུངས་པ་ལྟར། </text:span></text:p>
      <text:p text:style-name="P14"><text:span text:style-name="T59">ལོ་ཧི་པས་ཀྱང་། </text:span></text:p>
      <text:p text:style-name="P21"><text:span text:style-name="T32">དཔའ་བོའི་རྩ་བའི་སྔགས་སོགས་གང་། །ཚངས་པའི་སྐུད་པ་སོགས་སུ་བརྟགས། །</text:span></text:p>
      <text:p text:style-name="P14"><text:span text:style-name="T59">ཞེས་སོགས་སྔགས་ཀྱི་དག་པ་དང་སྦྱར་ནས་བཤད་དོ། །</text:span></text:p>
      <text:p text:style-name="P14"><text:span text:style-name="T59">གཉིས་པ་</text:span><text:span text:style-name="T61">[</text:span><text:span text:style-name="T59">བྲིས་སྐུ་བྱ་ཚུལ་</text:span><text:span text:style-name="T61">]</text:span><text:span text:style-name="T59">ནི། བྲིས་སྐུ་བཞེང་པ་ལ། </text:span></text:p>
      <text:p text:style-name="P14"><text:soft-page-break/><text:span text:style-name="T59">རི་མོ་མཁན་ནི། སཾ་ཊིར། </text:span></text:p>
      <text:p text:style-name="P26"><text:span text:style-name="T32">དད་བདག་ལང་ཚོ་དལ་བ་དང་། །རྒྱས་ཤིང་རྣམ་རྟོག་མེད་པ་དང་། །</text:span></text:p>
      <text:p text:style-name="P26"><text:span text:style-name="T32">ཁྲོ་མེད་ལྐོག་ཆས་མེད་པ་དང་། །ཤིན་ཏུ་ཆ་ཕྲ་མཁས་སྤྲོ་དང་། །</text:span></text:p>
      <text:p text:style-name="P26"><text:span text:style-name="T32">བཟོད་དང་དད་པ་སྙིང་བརྩེར་ལྡན། །དེ་ལྟར་གྱུར་པའི་རི་མོ་མཁན། །</text:span></text:p>
      <text:p text:style-name="P14"><text:span text:style-name="T59">ཞེས་པའི་མཚན་ཉིད་གསུངས་ལ། དེའི་ཆ་ཕྲ་བ་ནི་བློ་རྣོ་བ་ལ་འཆད་དོ། །</text:span></text:p>
      <text:p text:style-name="P29"><text:span text:style-name="T59">ཡང་ན། དེ་ཉིད་དུ། </text:span></text:p>
      <text:p text:style-name="P35"><text:span text:style-name="T32">ཡང་ན་དམ་ཚིག་ཅན་གྱིས་ཀྱང་། །</text:span></text:p>
      <text:p text:style-name="P29"><text:span text:style-name="T59">ཞེས་དང་། </text:span></text:p>
      <text:p text:style-name="P29"><text:span text:style-name="T59">འདི་ཉིད་དུའང་། </text:span><text:span text:style-name="T43">[</text:span><text:span text:style-name="T44">བརྟག་པ་ཕྱི་མ། དྲུག་པ་བྲིས་སྐུའི་ཆོ་གའི་ལེའུར།</text:span><text:span text:style-name="T43">]</text:span></text:p>
      <text:p text:style-name="P35"><text:span text:style-name="T32">འདིར་ནི་འབྲི་མཁན་དམ་ཚིག་ཅན། །</text:span></text:p>
      <text:p text:style-name="P29"><text:span text:style-name="T59">ཞེས་པས་རྩ་བ་དང་ཡན་ལག་གི་སྡོམ་པ་དང་དམ་ཚིག་བསྲུང་བའི་རི་མོ་མཁན་ལ་གོང་གི་མཚན་ཉིད་ཕལ་ཆེར་ཚང་འགྲོ་བ་ལ་དགོངས་སོ། །</text:span></text:p>
      <text:p text:style-name="P29"><text:span text:style-name="T59">བྲི་བའི་གཞི་ནི། སཾ་ཊིར། སྒྲུབ་པ་པོ་དམ་པས་དཔའ་བོ་ཤི་བའི་རས་ཀྱིས་སམ། རོ་ལ་དཀྲིས་པའི་རས་སམ། བུ་བཙས་པའི་རས་སམ། ཁྲག་ཆེན་པོས་བཙོས་པའི་</text:span><text:span text:style-name="T38">(</text:span><text:span text:style-name="T40">༢༥༡བ</text:span><text:span text:style-name="T38">)</text:span><text:span text:style-name="T59">རས་སམ། བུད་མེད་ཀྱི་མེ་ཏོག་གིས་རབ་ཏུ་བསྒྲུབས་པའི་རས་རྣམས་ལ། ཞེས་གསུངས་པ་འམ། འདིར་དམ་ཚིག་ཅན་གྱི་བུད་མེད་ཀྱིས་བཀལ་ཐགས་བྱས་པའི་རས་ལ་བྱ་བར་གསུངས་པ་ལྟར་རོ། །</text:span></text:p>
      <text:p text:style-name="P29"><text:span text:style-name="T59">ཚོན་ཀོང་དང་པིར་ནི། སཾ་ཊིར། སྐྱེས་པའི་ཐོད་པར་གནས་པའི་ཇི་ལྟར་གསུངས་པའི་ཁ་དོག་ལྔ་སིཧླ་དང་ག་པུར་ལ་སོགས་པ་བསྲེས་པ་དང་རོའི་སྐྲའི་པིར་གྱིས་བྲིས་སྐུ་འཇིགས་པར་བྲི་བར་བྱའོ། །ཞེས་བདུད་རྩི་ལྔ་བསྲེས་པའི་ཚོན་སྣ་ལྔ་དང་རོ་སྐྲའི་པིར་གྱིས་བྲི་བར་གསུངས་ཤིང་། </text:span></text:p>
      <text:p text:style-name="P14"><text:soft-page-break/><text:span text:style-name="T59">དེ་ཉིད་དུ། </text:span></text:p>
      <text:p text:style-name="P26"><text:span text:style-name="T32">པིར་ལ་བྱིན་རླབས་བྲིས་མཁན་ལ། །བྱིན་ཏེ་བྲིས་སྐུ་འཇིགས་པ་ནི། །</text:span></text:p>
      <text:p text:style-name="P26"><text:span text:style-name="T32">དངོས་གྲུབ་ཐམས་ཅད་རབ་སྟེར་བ། །དེ་ནས་ཡང་དག་འབྲི་བར་བྱ། །</text:span></text:p>
      <text:p text:style-name="P14"><text:span text:style-name="T59">ཞེས་པིར་བྱིན་རླབས་བྱ་བར་བཤད་ཅིང་། དེའི་རིགས་པས་མཚོན་ལའང་ཤེས་པར་བྱའོ། །</text:span></text:p>
      <text:p text:style-name="P14"><text:span text:style-name="T59">གནས་དང་དུས་ནི། དམ་ཚིག་མེད་པའི་མིས་མི་ཚོར་བའི་ཁྱིམ་དབེན་པ་སོགས་སུ་ཉི་ཤུ་དགུའི་ཉིན་ནམ་ནམ་ཕྱེད་ཀྱི་དུས་ལ་བྲི་བར་བཤད་དེ། </text:span></text:p>
      <text:p text:style-name="P26"><text:span text:style-name="T32">ཟླ་བ་ཟླ་བའི་མར་ངོ་ཡི། །བཅུ་བཞི་པ་ལ་ཁྱིམ་དབེན་པར། །</text:span></text:p>
      <text:p text:style-name="P26"><text:span text:style-name="T32">ཕྱེད་ན་མ་རུངས་སེམས་ཀྱིས་ནི། །</text:span></text:p>
      <text:p text:style-name="P14"><text:span text:style-name="T59">ཞེས་པ་ལྟར་རོ། །</text:span></text:p>
      <text:p text:style-name="P14"><text:span text:style-name="T59">ཆོ་ག་ནི། ལྷའི་ང་རྒྱལ་གྱིས་ལུས་ལ་རུས་རྒྱན་བརྒྱན་པའམ་བསམ་ཞིང་གཅེར་བུར་བྱས་ཏེ་ཕྱག་རྒྱ་ཡོད་ན་གཡོན་དུ་བཞག །བྱིན་གྱིས་རླབས་པའི་ཆང་ཅུང་ཟད་བཏུང་། མཆོད་གཏོར་དང་ལྷའི་རྣལ་འབྱོར་དང་ལྡན་པས། ཚོན་སྣ་ལྔ་རིགས་ལྔ་དང་པིར་རྡོར་སེམས་སུ་བསྐྱེད། སྙིང་པོ་ཉེར་གཅིག་གིས་བྱིན་གྱིས་རླབས་ཏེ་བྲིས་མཁན་ལ་གཏད། འབྲི་མཁན་དེ་ཡང་ཧེ་རུ་ཀར་བསྐྱེད་གནས་གསུམ་བྱིན་གྱིས་བརླབས་ལ། ལག་པར་ཟླ་བ་ལ་གནས་པའི་པིར་རྡོ་རྗེ་དང་། པདྨར་གནས་པའི་ཚོན་བདུད་རྩིར་མོས་པས་བྲིར་འཇུག་པར་བཞེད་དེ། </text:span></text:p>
      <text:p text:style-name="P14"><text:span text:style-name="T59">སཾ་ཊིར། གསང་བའི་ཕྱོགས་གཅིག་ཏུ་འདུག་ནས་ཤིན་ཏུ་མཉམ་པར་བཞག་པས་བྲིར་གཞུགས་པར་བྱའོ། །ཞེས་དང་། </text:span></text:p>
      <text:p text:style-name="P14"><text:span text:style-name="T59">འདིར་ཡང་། </text:span><text:span text:style-name="T45">[</text:span><text:span text:style-name="T44">བརྟག་པ་ཕྱི་མ། དྲུག་པ་བྲིས་སྐུའི་ཆོ་གའི་ལེའུར།</text:span><text:span text:style-name="T43">]</text:span></text:p>
      <text:p text:style-name="P26"><text:soft-page-break/><text:span text:style-name="T32">ཕྱེད་ན་མ་རུང་སེམས་ཀྱིས་ནི། །</text:span></text:p>
      <text:p text:style-name="P14"><text:span text:style-name="T59">ཞེས་སོགས་གསུངས་པ་ལྟར་རོ། །</text:span></text:p>
      <text:p text:style-name="P14"><text:span text:style-name="T1">ཉ༢ </text:span><text:span text:style-name="T18">གཉིས་པ་གཞུང་དོན་ལ། </text:span><text:span text:style-name="T1">ཏ༡ </text:span><text:span text:style-name="T18">ཕྱག་རྒྱའི་དགོས་པ་དང་། </text:span><text:span text:style-name="T1">ཏ༢ </text:span><text:span text:style-name="T18">བྲིས་སྐུའི་ཆོ་ག་གཉིས་ལས། </text:span></text:p>
      <text:p text:style-name="P14"><text:span text:style-name="T1">ཏ༡ </text:span><text:span text:style-name="T18">དང་པོ་ལ། </text:span><text:span text:style-name="T1">ཐ༡ </text:span><text:span text:style-name="T18">ཚུལ་ཇི་ལྟར་</text:span><text:span text:style-name="T38">(</text:span><text:span text:style-name="T40">༢༥༢ན</text:span><text:span text:style-name="T38">)</text:span><text:span text:style-name="T18">གསུངས་པ་དང་། </text:span><text:span text:style-name="T1">ཐ༢ </text:span><text:span text:style-name="T18">ཕྱག་རྒྱའི་དགོས་པ་དངོས་བཤད་པ་གཉིས་ཀྱི། </text:span></text:p>
      <text:p text:style-name="P14"><text:span text:style-name="T59">ཐ༡ དང་པོ་ནི། </text:span></text:p>
      <text:p text:style-name="P24"><text:span text:style-name="T49">ལྷ་མོ་ལ་ནི་དམ་འཁྱུད་ཅིང་། །བོ་ལ་ཐོད་པར་བཅུག་ནས་ནི། །</text:span></text:p>
      <text:p text:style-name="P24"><text:span text:style-name="T49">དམ་དུ་ཀུ་ཙ་གཟུངས་མཛད་ནས། །སྐྱེས་པའི་སྣ་ནི་བཞིབས་ནས་ཀྱང་། །</text:span></text:p>
      <text:p text:style-name="P24"><text:span text:style-name="T49">ཚེམས་ཀྱིས་མ་མཆུ་བཙིར་ནས་ནི། །མཆན་ཁུང་སེན་མོས་རྨ་མཛད་དེ། །</text:span></text:p>
      <text:p text:style-name="P24"><text:span text:style-name="T49">མཉམ་སྦྱར་བདེ་བ་མྱང་མཛད་ནས། །ཕྱག་རྒྱ་ལྔ་ནི་རྣམ་ཕྱེ་བ། །</text:span></text:p>
      <text:p text:style-name="P14"><text:span text:style-name="T59">ཞེས་པ་སྟེ། ཕྱག་རྒྱའི་དགོས་པ་བསྟན་པའི་ཕྱིར་སྟོན་པས་ལྷ་མོ་བདག་མེད་མ་ལ་ནི་ཕྱག་གིས་དམ་དུ་འཁྱུད་ཅིང་། བོ་ལ་ཐོད་པར་ཏེ་བདེ་བ་སྐྱོང་བ་པདྨར་བཅུག་ནས་ནི་ཕྱག་གིས་དམ་དུ་ཀུ་ཙ་སྟེ་ནུ་མ་བཟུང་ཞིང་ཉེད་པར་མཛད་ནས་ཡུམ་གྱི་པདྨས་ཀྱང་སྐྱེས་པའི་སྟེ་ཡབ་ཀྱི་གསང་བའི་སྣ་བོ་ལ་ནི་བཞིབས་ནས་ཀྱང་། ཡབ་ཀྱི་ཚེམས་ཀྱིས་ཡུམ་གྱི་མ་མཆུ་བཙིར་ནས་ནི། ཡུམ་གྱི་མཆན་ཁུང་དུ་ཕྱག་གི་སེན་མོས་བཏབ་པས་རྨ་བྱ་བ་ལྟར་མཛད་དེ། ཚུལ་དེ་དག་གིས་མཉམ་སྦྱར་བདེ་བ་ཆེན་པོའི་ཡེ་ཤེས་ཀྱི་རོ་མྱང་བར་མཛད་ནས། ཕྱག་རྒྱ་ལྔའི་དགོས་པ་ནི་རྣམ་པར་ཕྱེ་བར་མཛད་པའི་དོན་ཏོ། །</text:span></text:p>
      <text:p text:style-name="P14"><text:span text:style-name="T59">ཐ༢ གཉིས་པ་</text:span><text:span text:style-name="T61">[</text:span><text:span text:style-name="T59">ཕྱག་རྒྱའི་དགོས་པ་དངོས་བཤད་པ་</text:span><text:span text:style-name="T61">]</text:span><text:span text:style-name="T59">ནི། </text:span></text:p>
      <text:p text:style-name="P24"><text:span text:style-name="T49">བླ་མ་སློབ་དཔོན་འདོད་ལྷ་ལ། །ཕྱག་མཚལ་དོན་དུ་འཁོར་ལོ་འཛིན། །</text:span></text:p>
      <text:p text:style-name="P24"><text:soft-page-break/><text:span text:style-name="T49">བླ་མ་རྡོ་རྗེ་འཛིན་པ་ལ། །སྨོད་ཚིག་མི་ཉན་པ་ཡི་ཕྱིར། །</text:span></text:p>
      <text:p text:style-name="P24"><text:span text:style-name="T49">རྣ་བ་དག་ལ་རྣ་ཆ་འཛིན། །སྔགས་ཀྱི་བཟླས་པ་འང་མགུལ་རྒྱན་ཉིད། །</text:span></text:p>
      <text:p text:style-name="P24"><text:span text:style-name="T49">གདུ་བུ་སྲོག་ཆགས་གསོད་པ་སྤངས། །ཕྱག་རྒྱ་བསྟེན་པ་སྐ་རགས་ཉིད།</text:span></text:p>
      <text:p text:style-name="P24"><text:span text:style-name="T49">སངས་རྒྱས་ལྔ་ཡི་ཕྱག་རྒྱས་ནི། །རྟག་ཏུ་ལུས་ལ་ཕྱག་རྒྱས་གདབ། །</text:span></text:p>
      <text:p text:style-name="P14"><text:span text:style-name="T59">ཅེས་པ་སྟེ། ཕྱག་རྒྱས་བརྒྱན་པའི་དགོས་པ་ཇི་ལྟ་བུ་ཞེ་ན། བླ་མ་རྡོ་རྗེ་སློབ་དཔོན་དང་འདོད་ལྷ་སྟེ་ཡི་དམ་ལ་ཕྱག་འཚལ་བ་མི་བརྗེད་པར་བྱ་བའི་དོན་དུ་སྤྱི་བོར་མི་བསྐྱོད་པ་དག་པའི་རུས་པའི་འཁོར་ལོ་འཛིན་པ་དང་། བླ་མ་རྡོ་རྗེ་འཛིན་པ་ལ་གཞན་གྱིས་སྨོད་པའི་ཚིག་མི་ཉན་པའི་ཕྱིར་རྣ་བ་དག་ལ་འོད་དཔག་མེད་དག་པའི་རྣ་ཆ་འཛིན་པ་དང་། ཡིད་རྟོག་པ་ལས་སྐྱོབ་པའི་ཕྱི་ནང་གི་སྔགས་ཀྱི་བཟླས་པའང་མི་བརྗེད་པའི་དོན་དུ་རིན་འབྱུང་དག་པའི་མགུལ་རྒྱན་</text:span><text:span text:style-name="T38">(</text:span><text:span text:style-name="T40">༢༥༢བ</text:span><text:span text:style-name="T38">)</text:span><text:span text:style-name="T59">ཉིད་འཆང་བ་དང་། རྣམ་སྣང་དག་པའི་གདུ་བུ་དྲུག་སྲོག་ཆགས་གསོད་པ་སྤངས་པ་དང་། དེས་མཚོན་ནས་མི་འཚེ་བའི་དོན་དུ་ལག་པ་དང་རྐང་པར་འཛིན་པ་དང་། ཕྱི་ནང་གི་ཕྱག་རྒྱ་བསྟེན་པས་བྱང་ཆུབ་ཀྱི་སེམས་འཆིང་བའི་དོན་དུ་རྐེད་པར་དོན་གྲུབ་དག་པའི་སྐ་རགས་འཆིང་བ་ཉིད་དང་། རྒྱུ་མཚན་དེ་ལྟར་ན་སངས་རྒྱས་ལྔ་ཡི་དག་པ་དང་ལྡན་པའི་ཕྱག་རྒྱ་ལྔས་ནི། རྟག་ཏུ་ཀྱེའི་རྡོ་རྗེའི་རྣལ་འབྱོར་བའི་ལུས་ལ་ཕྱག་རྒྱས་གདབ་པར་བྱ་ཞེས་པའོ། །</text:span></text:p>
      <text:p text:style-name="P14"><text:span text:style-name="T59">ཕྱག་རྒྱའི་ངེས་དོན་ནི། ནཱ་རོ་པས། སྤྱི་བོ་སོགས་འཁོར་ལོ་ལྔའི་གནས་སུ་རླུང་ལྔ་བཅིངས་པས་བྱང་སེམས་འགོག་པ་ལ་བཤད་དོ། །</text:span></text:p>
      <text:p text:style-name="P14"><text:span text:style-name="T1">ཏ༢ </text:span><text:span text:style-name="T18">གཉིས་པ་</text:span><text:span text:style-name="T20">[</text:span><text:span text:style-name="T18">བྲིས་སྐུའི་ཆོ་ག་</text:span><text:span text:style-name="T20">]</text:span><text:span text:style-name="T18">ལ། </text:span><text:span text:style-name="T1">ཐ༡ </text:span><text:span text:style-name="T18">ཞུས་ཚུལ་དང་། </text:span><text:span text:style-name="T1">ཐ༢ </text:span><text:span text:style-name="T18">ལན་གསུངས་པ་གཉིས་ཀྱི། </text:span></text:p>
      <text:p text:style-name="P14"><text:span text:style-name="T59">ཐ༡ དང་པོ་ནི། </text:span></text:p>
      <text:p text:style-name="P24"><text:soft-page-break/><text:span text:style-name="T49">དེ་ནས་རབ་ཏུ་བཞད་མཛད་ནས། །ཚེམས་ཀྱིས་མ་མཆུ་བཙིར་ནས་ནི། །</text:span></text:p>
      <text:p text:style-name="P24"><text:span text:style-name="T49">ཀྱེ་ཡི་རྡོ་རྗེ་ཞེས་བྱ་བ། །ལྷན་ཅིག་སྐྱེས་པའི་གཟུགས་ཅན་ཉིད། །</text:span></text:p>
      <text:p text:style-name="P24"><text:span text:style-name="T49">དེ་ལ་ལྷ་མོ་དེས་ཞུས་པ། །གཙོ་བོ་ཆོ་ག་གང་གིས་དང་། །</text:span></text:p>
      <text:p text:style-name="P24"><text:span text:style-name="T49">དེ་བཞིན་བྱ་བ་གང་གིས་ནི། །ཀྱེ་ཡི་རྡོ་རྗེའི་བྲིས་སྐུ་ཡི། །</text:span></text:p>
      <text:p text:style-name="P24"><text:span text:style-name="T49">བྱེད་པ་བདེ་བ་ཆེན་པོས་གསུངས། །</text:span></text:p>
      <text:p text:style-name="P14"><text:span text:style-name="T59">ཞེས་པ་སྟེ། ཕྱག་རྒྱས་བརྒྱན་པའི་དགོས་པ་གསུངས་ཟིན་པ་དེ་ནས་སྟོན་པས་རབ་ཏུ་བཞད་པར་མཛད་ནས་ཚེམས་ཀྱིས་མ་མཆུ་བཙིར་ནས་བཞུགས་པ་ནི་ཀྱེ་ཡི་རྡོ་རྗེ་ཞེས་བྱ་བ་བདེ་ཆེན་ལྷན་ཅིག་སྐྱེས་པའི་གཟུགས་ཏེ་རང་བཞིན་ཅན་ཉིད་ཀྱི་སྟོན་པ་དེ་ལ་ལྷ་མོ་བདག་མེད་མ་དེས་ཞུས་པ། གཙོ་བོ་ཞེས་བོས་ནས། རྣལ་འབྱོར་གྱི་ཆོ་ག་གང་གིས་དང་། དེ་བཞིན་དུ་ལུས་ཀྱི་བྱ་བ་གང་གིས་ནི་ཀྱེ་ཡི་རྡོ་རྗེའི་བྲིས་སྐུ་ཡི་ལས་བྱེད་པའི་ཚུལ་རྣམས་བདེ་བ་ཆེན་པོས་རྒྱུད་གང་བ་ཁྱོད་ཀྱིས་གསུངས་ཤིག</text:span><text:span text:style-name="T60"> </text:span><text:span text:style-name="T59">ཅེས་ཞུས་པའི་དོན་ཏོ། །</text:span></text:p>
      <text:p text:style-name="P14"><text:span text:style-name="T1">ཐ༢ </text:span><text:span text:style-name="T18">གཉིས་པ་</text:span><text:span text:style-name="T20">[</text:span><text:span text:style-name="T18">ལན་གསུངས་པ་</text:span><text:span text:style-name="T20">]</text:span><text:span text:style-name="T18">ལ། </text:span><text:span text:style-name="T1">ད༡ </text:span><text:span text:style-name="T18">སྔོན་དུ་བྱ་བའི་རྣམ་ངེས། </text:span><text:span text:style-name="T1">ད༢ </text:span><text:span text:style-name="T18">རྣལ་འབྱོར་སོགས་ཇི་ལྟར་བྱ་བ། </text:span><text:span text:style-name="T1">ད༣ </text:span><text:span text:style-name="T18">གྲོགས་ཀྱི་ཁྱད་པར་གསུམ་གྱི། </text:span></text:p>
      <text:p text:style-name="P14"><text:span text:style-name="T59">ད༡ དང་པོ་ནི། </text:span></text:p>
      <text:p text:style-name="P17"><text:span text:style-name="T46">བཅོམ་ལྡན་འདས་ཀྱིས་བཀའ་སྩལ་པ། </text:span></text:p>
      <text:p text:style-name="P24"><text:span text:style-name="T49">འདིར་ནི་འབྲི་མཁན་དམ་ཚིག་ཅན། །སྒྲུབ་པོའང་དམ་ཚིག་ཅན་གྱིས་ནི། །</text:span></text:p>
      <text:p text:style-name="P24"><text:span text:style-name="T49">བྲིས་སྐུ་འཇིགས་པ་བྲི་བ་ཉིད། །སྐྱེས་པའི་ཐོད་གནས་ཁ་དོག་ལྔས། །</text:span></text:p>
      <text:p text:style-name="P24"><text:span text:style-name="T49">རོ་ཡི་སྐྲ་ཡི་</text:span><text:span text:style-name="T39">(</text:span><text:span text:style-name="T40">༢༥༣ན</text:span><text:span text:style-name="T39">)</text:span><text:span text:style-name="T49">པིར་ཉིད་ཀྱིས། །བྲིས་སྐུ་བླ་མ་བྲི་བ་ཉིད། །</text:span></text:p>
      <text:p text:style-name="P24"><text:soft-page-break/><text:span text:style-name="T49">གང་གང་སྐུད་པ་མཁལ་བ་དང་། །གང་གང་རས་ཡུག་འཐག་པ་ཡང་། །</text:span></text:p>
      <text:p text:style-name="P24"><text:span text:style-name="T49">དེ་ཡང་དམ་ཚིག་ཅན་ངེས་པས། །དམ་ཚིག་བྱིན་རླབས་རྣལ་འབྱོར་ལས། །</text:span></text:p>
      <text:p text:style-name="P14"><text:span text:style-name="T59">ཞེས་པ་སྟེ། དེ་ལྟར་ཞུས་པས་བཅོམ་ལྡན་འདས་ཀྱིས་ལན་བཀའ་སྩལ་པ། བྲིས་སྐུ་བཞེངས་ཚུལ་བཤད་པ་འདིར་ནི། འབྲི་མཁན་གྱི་ཁྱད་པར་དབང་ཐོབ་ཅིང་དམ་ཚིག་དང་ལྡན་པ་ཅན་དང་། དོན་གཉེར་གྱི་སྒྲུབ་པ་པོའང་དམ་ཚིག་ལེགས་པར་བསྲུང་བ་ཅན་གྱིས་ནི། ཧེ་རུ་ཀ་ལ་སོགས་པའི་བྲིས་སྐུ་གདུག་པ་ཅན་འཇིགས་པར་བྱེད་པ་བྲི་བར་བྱ་བ་ཉིད་དོ། །</text:span></text:p>
      <text:p text:style-name="P14"><text:span text:style-name="T59">དེ་ལ་ཚོན་དང་སྣོད་ཀྱི་ཁྱད་པར་སྐྱེས་པའི་ཐོད་པར་གནས་པའི་ཚོན་རྩིས་ཁ་དོག་ལྔས་བྲི་ཞིང་། ལག་ཆའི་ཁྱད་པར་རོ་ཡི་སྐྲ་ལས་བྱས་པ་ཡི་པིར་ཉིད་ཀྱིས་བྲིས་སྐུ་བྱིན་རླབས་སྩོལ་བས་བླ་མར་གྱུར་པ་འབྲི་བར་བྱ་བ་ཉིད་དོ། །</text:span></text:p>
      <text:p text:style-name="P14"><text:span text:style-name="T59">བྲི་གཞིའི་ཁྱད་པར་བྱེད་ལས་གང་དང་གང་གིས་རས་གཞི་སྒྲུབ་རྒྱུའི་སྐུད་པ་མཁལ་བ་དང་། གང་དང་གང་གིས་རས་ཡུག་འཐག་པར་བྱེད་པ་ཡང་དམ་ཚིག་ཅན་གྱིས་བྱས་པ། རས་དེ་ཡང་དམ་ཚིག་ཅན་གྱིས་བྱས་པར་ངེས་པས་རས་གཞིར་བྱ་སྟེ། དེ་ཡང་སྔོན་དུ་དབང་བསྐུར་ཞིང་དམ་ཚིག་གི་བྱིན་རླབས་ཐོབ་ནས་ལྷའི་རྣལ་འབྱོར་དང་ལྡན་པ་ལས་བསྒྲུབ་པའི་རས་སོ། །ཞེས་པའི་དོན་ཏོ། །</text:span></text:p>
      <text:p text:style-name="P14"><text:span text:style-name="T59">ད༢ གཉིས་པ་</text:span><text:span text:style-name="T61">[</text:span><text:span text:style-name="T59">རྣལ་འབྱོར་སོགས་ཇི་ལྟར་བྱ་བ་</text:span><text:span text:style-name="T61">]</text:span><text:span text:style-name="T59">ནི། </text:span></text:p>
      <text:p text:style-name="P24"><text:span text:style-name="T49">ཟླ་བ་ཟླ་བའི་མར་ངོ་ཡི། །བཅུ་བཞི་པ་ལ་ཁྱིམ་དབེན་པར། །</text:span></text:p>
      <text:p text:style-name="P24"><text:span text:style-name="T49">ཕྱེད་ན་མ་རུངས་སེམས་ཀྱིས་ནི། །ཆང་གི་བཏུང་བ་ཅུང་ཟད་ལས། །</text:span></text:p>
      <text:p text:style-name="P24"><text:span text:style-name="T49">ལུས་ལ་ནི་རང་ཤུ་བསམ་ནས། །དེ་བཞིན་གཅེར་བུར་གྱུར་པས་ཀྱང་། །</text:span></text:p>
      <text:p text:style-name="P24"><text:span text:style-name="T49">འབགས་པ་དང་ནི་མ་དག་པས། །དེ་ནས་དམ་ཚིག་རབ་ཏུ་བཟའ། །</text:span></text:p>
      <text:p text:style-name="P14"><text:soft-page-break/><text:span text:style-name="T59">ཞེས་པ་སྟེ། དེ་ལ་དུས་ཀྱི་ཁྱད་པར། ཟླ་བ་གང་ཡང་རུང་བའི་ཟླ་བའི་མར་ངོ་ཡི་ཚེས་གྲངས་བཅུ་བཞི་པ་སྟེ་ཉི་ཤུ་དགུ་ལ། གནས་ཀྱི་ཁྱད་པར་དམ་ཚིག་མེད་པའི་སྐྱེ་བོ་དང་བྲལ་བའི་ཁྱིམ་དབེན་པར་ཉིན་ཕྱེད་དམ་ནམ་ཕྱེད་ན། རྣལ་འབྱོར་གྱི་ཁྱད་པར་མ་རུངས་པ་སྟེ་ཧེ་རུ་ཀའི་རྣལ་འབྱོར་གྱི་སེམས་ཀྱིས་ནི། སྤྱོད་ལམ་གྱི་ཁྱད་པར་</text:span><text:span text:style-name="T38">(</text:span><text:span text:style-name="T40">༢༥༣བ</text:span><text:span text:style-name="T38">)</text:span><text:span text:style-name="T59">ཆང་གི་བཏུང་བ་ཅུང་ཟད་བཏུངས་པ་ལས། ལུས་ལ་ནི་རང་ཤུ་སྟེ་རུས་རྒྱན་བསམ་པའམ་དངོས་སུ་བགོས་ནས། དེ་བཞིན་དུ་ལུས་གཅེར་བུར་གྱུར་པར་བྱས་པས་ཀྱང་། འབགས་པ་དང་ནི་མ་དག་པའི་རྣམ་རྟོག་སྤངས་པས་འཇུག་ཅིང་། དེ་ནས་དམ་ཚིག་གི་རྫས་ཤ་ལྔ་དང་བདུད་རྩི་ལྔ་རབ་ཏུ་བཟའ་ཞིང་བཏུང་བར་བྱ་བའི་སྒོ་ནས་སྒྲུབ་ཅེས་པའི་དོན་ཏོ། །</text:span></text:p>
      <text:p text:style-name="P14"><text:span text:style-name="T59">ད༣ གསུམ་པ་</text:span><text:span text:style-name="T61">[</text:span><text:span text:style-name="T59">གྲོགས་ཀྱི་ཁྱད་པར་</text:span><text:span text:style-name="T61">]</text:span><text:span text:style-name="T59">ནི། </text:span></text:p>
      <text:p text:style-name="P24"><text:span text:style-name="T49">བཞིན་བཟང་སྙིང་རྗེར་ལྡན་པ་དང་། །གཟུགས་དང་ལང་ཚོ་སྐལ་བཟང་མ། །</text:span></text:p>
      <text:p text:style-name="P24"><text:span text:style-name="T49">མེ་ཏོག་བཅས་ཤིང་སྒྲུབ་པོར་དགའ། །རང་གི་ཕྱག་རྒྱ་གཡོན་དུ་བཞག །</text:span></text:p>
      <text:p text:style-name="P14"><text:span text:style-name="T59">ཅེས་པ་སྟེ། གྲོགས་ཀྱི་ཁྱད་པར་བྱད་བཞིན་སྡུག་ཅིང་བཟང་བ་དང་། སེམས་སྙིང་རྗེར་ལྡན་པ་དང་། གཟུགས་མཛེས་པ་དང་ལང་ཚོ་རྒྱས་པ། ཡོན་ཏན་དང་ལྡན་པའི་སྐལ་བཟང་མ། རང་བྱུང་གི་མེ་ཏོག་སྟེ་རཀྟ་དང་བཅས་ཤིང་སྒྲུབ་པ་པོར་མོས་པས་དགའ་བ། དེ་ལྟ་བུའི་རང་གི་ཕྱག་རྒྱ་མོ་གཞོགས་གཡོན་དུ་བཞག་ནས་བྲི་བའི་དོན་ཏོ། །</text:span></text:p>
      <text:p text:style-name="P14"><text:span text:style-name="T59">འདིའི་ངེས་དོན་ལ། ནཱ་རོ་པས། </text:span></text:p>
      <text:p text:style-name="P21"><text:span text:style-name="T32">ཆོས་ཀྱི་འབྱུང་གནས་བྲིས་སྐུ་མཆོག །བྱང་ཆུབ་སེམས་ནི་ལྷ་རྣམས་ཉིད། །</text:span></text:p>
      <text:p text:style-name="P21"><text:span text:style-name="T32">བདེ་བ་ཆེན་པོའི་གཟུགས་ཀྱིས་དེ། །རྣལ་འབྱོར་རིག་པས་རྟག་ཏུ་མཆོད། །</text:span></text:p>
      <text:p text:style-name="P14"><text:span text:style-name="T59">ཅེས་བཤད་དོ། །</text:span></text:p>
      <text:p text:style-name="P14"><text:soft-page-break/><text:span text:style-name="T59">ཇ༣ གསུམ་པ་</text:span><text:span text:style-name="T61">[</text:span><text:span text:style-name="T59">ལེའུའི་མཚན་</text:span><text:span text:style-name="T61">]</text:span><text:span text:style-name="T59">ནི། </text:span></text:p>
      <text:p text:style-name="P17"><text:span text:style-name="T46">ཀྱེའི་རྡོ་རྗེ་ལས། བྲིས་སྐུའི་ཆོ་གའི་ལེའུ་སྟེ། དྲུག་པའོ།། །།</text:span></text:p>
      <text:p text:style-name="P14"><text:span text:style-name="T59">ཞེས་པ་སྟེ། ཀྱེའི་རྡོ་རྗེ་ཞེས་བྱ་བའི་རྒྱུད་ལས། ཕྱག་རྒྱའི་དགོས་པ་དང་བྲིས་སྐུའི་ཆོ་གའི་རྣམ་ངེས་སྟོན་པའི་ལེའུ་སྟེ། གཞུང་དུམ་ཚན་དྲུག་པའོ་ཞེས་དེ་ཉིད་གསུངས་ཟིན་པའི་དོན་ཏོ། །</text:span></text:p>
      <text:p text:style-name="P14"><text:span text:style-name="T59">ལེའུ་དྲུག་པ་བཤད་ཟིན་ཏོ།། །།</text:span></text:p>
      <text:p text:style-name="P2"><text:span text:style-name="T59">བརྟག་པ་ཕྱི་མ། བདུན་པ་བཟའ་བའི་ལེའུ།</text:span></text:p>
      <text:p text:style-name="P43"/>
      <text:p text:style-name="P14"><text:span text:style-name="T1">ཆ༧ </text:span><text:span text:style-name="T18">ད་ནི་ལེའུ་བདུན་པ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བཅུ་པར་དབང་གསུངས་ཀྱང་དེ་དང་འབྲེལ་བའི་དམ་ཚིག་མ་གསུངས་པ་དང་། བདུན་པར་ཚོགས་རྫས་དང་། བཅུ་གཅིག་པར་དམ་ཚིག་གི་བཟའ་བ་བསྟན་ཡང་ཚོགས་འཁོར་གྱི་ཆོ་ག་མ་གསུངས་པས། དེ་དག་ཁ་བསྐང་བའི་ཕྱིར་ལེའུ་འདི་གསུངས་སོ། །</text:span></text:p>
      <text:p text:style-name="P14"><text:span text:style-name="T59">ལེའུ་སྔ་ཕྱིའི་འབྲེལ་ནི། ལེའུ་</text:span><text:span text:style-name="T38">(</text:span><text:span text:style-name="T40">༢༥༤ན</text:span><text:span text:style-name="T38">)</text:span><text:span text:style-name="T59">དྲུག་པར་སྐུའི་རྟེན་བྲིས་སྐུ་བཞེང་ཚུལ་དང་དེའི་ཚེ་ཚོགས་འཁོར་བྱ་བར་གསུངས་ཀྱང་། གསུང་གི་རྟེན་གླེགས་བམ་བྱ་ཚུལ་དང་ཚོགས་འཁོར་གྱི་ཆོ་ག་མ་གསུངས་པས། དེ་མ་ཐག་ཏུ་དེ་དག་གསལ་བར་བྱེད་པའི་ལེའུ་འདི་གསུངས་སོ། །</text:span></text:p>
      <text:p text:style-name="P14"><text:span text:style-name="T59">ལེའུའི་མངོན་རྟོགས་ནི། གླེགས་བམ་ལམ་གྱི་གྲོགས་དང་ཚོགས་འཁོར་ལམ་གྱི་ཡན་ལག་དང་འབྲེལ་ལོ། །</text:span></text:p>
      <text:p text:style-name="P14"><text:span text:style-name="T9">ཇ༢ </text:span><text:span text:style-name="T24">གཉིས་པ་</text:span><text:span text:style-name="T25">[</text:span><text:span text:style-name="T24">ལེའུའི་དོན་</text:span><text:span text:style-name="T25">]</text:span><text:span text:style-name="T24">ལ། </text:span><text:span text:style-name="T9">ཉ༡ </text:span><text:span text:style-name="T24">གླེགས་བམ་བྱ་ཚུལ་དང་། </text:span><text:span text:style-name="T9">ཉ༢ </text:span><text:span text:style-name="T24">ཚོགས་འཁོར་བྱ་ཚུལ་གཉིས་ཀྱི། </text:span></text:p>
      <text:p text:style-name="P14"><text:span text:style-name="T1">ཉ༡ </text:span><text:span text:style-name="T18">དང་པོ་ལ། </text:span><text:span text:style-name="T1">ཏ༡ </text:span><text:span text:style-name="T18">ཞུས་པ་དང་། </text:span><text:span text:style-name="T1">ཏ༢ </text:span><text:span text:style-name="T18">ལན་གཉིས་ལས། </text:span></text:p>
      <text:p text:style-name="P14"><text:span text:style-name="T59">ཏ༡ དང་པོ་ནི། </text:span></text:p>
      <text:p text:style-name="P24"><text:span text:style-name="T49">དེ་ནས་དེ་ལ་ལྷ་མོས་ཞུས། །བོ་ལ་ཀཀྐོ་ལ་སྦྱར་ནས། །</text:span></text:p>
      <text:p text:style-name="P24"><text:span text:style-name="T49">ཚེམས་ཀྱིས་མ་མཆུ་བཙིར་ནས་ནི། །གླེགས་བམ་ཡང་ནི་ཇི་ལྟར་འགྱུར། །</text:span></text:p>
      <text:p text:style-name="P14"><text:soft-page-break/><text:span text:style-name="T59">ཞེས་པ་སྟེ། བྲིས་སྐུའི་ཆོ་ག་གསུངས་ཟིན་པ་དེ་ནས་སྟོན་པ་དེ་ལ་ལྷ་མོས་ཏེ་བདག་མེད་མས་ཞུས་པའི་ཚུལ་ལ། ཡབ་ཀྱི་བོ་ལ་དང་ཡུམ་གྱི་ཀཀྐོ་ལ་སྦྱར་ནས། ཡུམ་གྱི་ཚེམས་ཀྱིས་ཡབ་ཀྱི་མ་མཆུ་ཅུང་ཟད་ཙམ་བཙིར་བས་བདེ་སྟོང་གི་ཡེ་ཤེས་བསྐྱེད་ནས་ནི། གོང་གི་བྲིས་སྐུར་མ་ཟད་རྒྱུད་ཀྱི་གླེགས་བམ་ཡང་ནི་ཚུལ་ཇི་ལྟར་བྲི་བ་དང་བཅང་བར་འགྱུར་ཞེས་ཞུས་པའོ། །</text:span></text:p>
      <text:p text:style-name="P14"><text:span text:style-name="T1">ཏ༢ </text:span><text:span text:style-name="T18">གཉིས་པ་</text:span><text:span text:style-name="T20">[</text:span><text:span text:style-name="T18">ལན་</text:span><text:span text:style-name="T20">]</text:span><text:span text:style-name="T18">ལ། </text:span><text:span text:style-name="T1">ཐ༡ </text:span><text:span text:style-name="T18">ཉན་པར་གདམས་པ། </text:span><text:span text:style-name="T1">ཐ༢ </text:span><text:span text:style-name="T18">བྲི་བའི་ཚུལ། </text:span><text:span text:style-name="T1">ཐ༣ </text:span><text:span text:style-name="T18">བསྟན་མི་བསྟན་གྱི་རྣམ་དབྱེ། </text:span><text:span text:style-name="T1">ཐ༤ </text:span><text:span text:style-name="T18">འགྲོ་དུས་ཇི་ལྟར་བྱ་བ་བཞིའི། </text:span></text:p>
      <text:p text:style-name="P14"><text:span text:style-name="T59">ཐ༡ དང་པོ་ནི། </text:span></text:p>
      <text:p text:style-name="P24"><text:span text:style-name="T49">རྡོ་རྗེ་པདྨ་མཉམ་སྦྱར་ནས། །དགྱེས་པས་ལྷ་ཡི་རབ་ཕྱེ་བ། །</text:span></text:p>
      <text:p text:style-name="P24"><text:span text:style-name="T49">གླེགས་བམ་ང་ཡི་བཤད་བྱ་ཡི། །ལྷ་མོ་སྐལ་པ་ཆེན་མོ་ཉོན། །</text:span></text:p>
      <text:p text:style-name="P14"><text:span text:style-name="T59">ཞེས་པ་སྟེ། ཡབ་ཡུམ་རྡོ་རྗེ་དང་པདྨ་མཉམ་པར་སྦྱར་ནས་བདེ་སྟོང་གི་རོ་ལ་དགྱེས་པས་རོལ་པའི་ལྷ་སྟེ་ཀྱེའི་རྡོ་རྗེ་ཡིས་གླེགས་བམ་གྱི་ཆོ་ག་བཤད་པའི་སྐབས་རབ་ཏུ་ཕྱེ་བ་ནི། རྒྱུད་ཀྱི་གླེགས་བམ་བྲི་ཚུལ་ང་ཡིས་བཤད་པར་བྱ་ཡི། ལྷ་མོ་དངོས་གྲུབ་ཀྱི་སྐལ་པ་ཆེན་མོ་ཅན་ཁྱོད་ལེགས་པར་ཉོན་ཅིག་ཅེས་གདམས་པའོ། །</text:span></text:p>
      <text:p text:style-name="P14"><text:span text:style-name="T59">ཐ༢ གཉིས་པ་</text:span><text:span text:style-name="T61">[</text:span><text:span text:style-name="T59">བྲི་བའི་ཚུལ་</text:span><text:span text:style-name="T61">]</text:span><text:span text:style-name="T59">ནི། </text:span></text:p>
      <text:p text:style-name="P24"><text:span text:style-name="T49">སྦྲང་ཆེན་སྣག་ཚ་བྱས་ནས་ནི། །མི་ཡི་རུས་པའི་སྨྱུག་གུས་ནི། །</text:span></text:p>
      <text:p text:style-name="P24"><text:span text:style-name="T49">གླེགས་བམ་སོར་ནི་བཅུ་གཉིས་པ། །གྲོ་གར་དམ་ཚིག་ཅན་གྱིས་བྲི། །</text:span></text:p>
      <text:p text:style-name="P14"><text:span text:style-name="T59">ཞེས་པ་སྟེ། དེ་ཡང་སྦྲང་ཆེན་ཏེ་མིའི་ཞུན་མར་</text:span><text:span text:style-name="T38">(</text:span><text:span text:style-name="T40">༢༥༤བ</text:span><text:span text:style-name="T38">)</text:span><text:span text:style-name="T59">གྱི་མེའི་དུད་པ་ལ་སྣག་ཚ་བྱས་ནས་ནི། མི་ཡི་རུས་པའི་ཆ་ལས་བྱས་པའི་སྨྱུག་གུས་ནི་གླེགས་བམ་དཀྱུས་ལ་རྟེན་འབྲེལ་བཅུ་གཉིས་དག་པའི་</text:span><text:soft-page-break/><text:span text:style-name="T59">སོར་ནི་བཅུ་གཉིས་པ། བཞིའམ་ཅི་རིགས་པ། བྲི་གཞི་གྲོ་གར་བྲི་བའམ། སཾ་ཊིར་ཏ་ལའི་འདབ་མ་ལའང་བཤད་དེ། དེ་ལ་ཡིག་མཁན་དམ་ཚིག་དང་ལྡན་པ་ཅན་གྱིས་བྲི་བར་བྱ་ཞེས་པའི་དོན་ཏོ། །</text:span></text:p>
      <text:p text:style-name="P14"><text:span text:style-name="T59">ཐ༣ གསུམ་པ་</text:span><text:span text:style-name="T61">[</text:span><text:span text:style-name="T59">བསྟན་མི་བསྟན་གྱི་རྣམ་དབྱེ་</text:span><text:span text:style-name="T61">]</text:span><text:span text:style-name="T59">ནི། </text:span></text:p>
      <text:p text:style-name="P24"><text:span text:style-name="T49">གླེགས་བམ་དང་ནི་བྲིས་སྐུ་ཉིད། །གལ་ཏེ་སྐལ་མེད་མཐོང་ན་ནི། །</text:span></text:p>
      <text:p text:style-name="P24"><text:span text:style-name="T49">སྐྱེ་བ་འདིར་ནི་དངོས་གྲུབ་མེད། །འཇིག་རྟེན་ཕ་རོལ་སྤྱོད་ཡུལ་མིན། །</text:span></text:p>
      <text:p text:style-name="P24"><text:span text:style-name="T49">ཡང་དག་རབ་སྦྱིན་ལྡན་པ་ལ། །རེས་འགའ་ཙམ་ཞིག་བསྟན་པ་ཉིད། །</text:span></text:p>
      <text:p text:style-name="P14"><text:span text:style-name="T59">ཅེས་པ་སྟེ། དེ་ལྟ་བུ་གླེགས་བམ་དང་ནི་གོང་དུ་བཤད་པའི་བྲིས་སྐུ་ཉིད། གལ་ཏེ་གསང་ཆེན་ལ་འཇུག་པའི་སྐལ་པ་མེད་པའམ་ཡོད་ཀྱང་སྨིན་བྱེད་སྔོན་དུ་མ་སོང་བས་མཐོང་ན་ནི། གསང་སྒྲོག་ལྟ་བུའི་ཉེས་པ་ཕོག་ནས་སྐྱེ་བ་འདིར་ནི་མཆོག་གི་དངོས་གྲུབ་ཐོབ་པ་མེད་ཅིང་། འཇིག་རྟེན་ཕ་རོལ་རྣམས་སུའང་དངོས་གྲུབ་ཀྱི་སྤྱོད་ཡུལ་དུ་འགྱུར་བ་མིན་པས་གནས་སྐབས་ཕལ་ཆེར་དུ་སྦ་བར་བྱ་ཞིང་། ཡང་ཀྱེའི་རྡོ་རྗེའི་དབང་བསྐུར་ཡང་དག་པ་རབ་ཏུ་སྦྱིན་པ་སྔོན་དུ་སོང་བའི་དམ་ཚིག་དང་ལྡན་པ་ལ་ལྐོག་ཏུ་དུས་རེས་འགའ་ཙམ་ཞིག་ངེས་པ་བསྐྱེད་པའི་ཕྱིར་བསྟན་པར་བྱ་བ་ཉིད་ཡིན་ཞེས་པའི་དོན་ཏོ། །</text:span></text:p>
      <text:p text:style-name="P14"><text:span text:style-name="T59">ཐ༤ བཞི་པ་</text:span><text:span text:style-name="T61">[</text:span><text:span text:style-name="T59">འགྲོ་དུས་ཇི་ལྟར་བྱ་བ་</text:span><text:span text:style-name="T61">]</text:span><text:span text:style-name="T59">ནི། </text:span></text:p>
      <text:p text:style-name="P24"><text:span text:style-name="T49">གླེགས་བམ་ལམ་གྱི་སྤྱོད་ཡུལ་དུ། །སྐྲ་དང་མཆན་ཁུང་ཉིད་དུ་སྦ། །</text:span></text:p>
      <text:p text:style-name="P14"><text:span text:style-name="T59">ཞེས་པ་སྟེ། འོ་ན་ཐག་རིང་མོར་འགྲོ་བའི་ཚེ་གླེགས་བམ་སྦེད་ཚུལ་ཇི་ལྟར་བྱ་སྙམ་ན། སྒྲུབ་པ་པོ་ལམ་གྱི་སྤྱོད་ཡུལ་དུ་རྒྱུ་བའི་ཚེ་ཐོར་གཙུགས་ཡོད་ན་སྐྲའི་གསེབ་དང་། མེད་ན་མཆན་ཁུང་ཉིད་དུ་བཅང་ཞིང་སྦ་བར་བྱ་ཞེས་པའོ། །</text:span></text:p>
      <text:p text:style-name="P14"><text:soft-page-break/><text:span text:style-name="T1">ཉ༢ </text:span><text:span text:style-name="T18">གཉིས་པ་ཚོགས་འཁོར་བྱ་ཚུལ་ལ། </text:span><text:span text:style-name="T1">ཏ༡ </text:span><text:span text:style-name="T18">སྤྱི་དོན་དང་། </text:span><text:span text:style-name="T1">ཏ༢ </text:span><text:span text:style-name="T18">གཞུང་དོན་གཉིས་ཀྱི། </text:span></text:p>
      <text:p text:style-name="P14"><text:span text:style-name="T1">ཏ༡ </text:span><text:span text:style-name="T18">དང་པོ་ལ། སྔོན་དུ་བྱ་བའི་རྣམ་ངེས་དང་། ཆོ་ག་དངོས་གཉིས་ལས། </text:span></text:p>
      <text:p text:style-name="P14"><text:span text:style-name="T59">དང་པོ་ནི། མིང་གི་དབྱེ་བ་ལ། སྐྱེས་པ་ཁོ་ན་འདུས་ན་དཔའ་བོའི་སྟོན་མོ། བུད་མེད་ཁོ་ན་འདུས་ན་དཔའ་མོའི་སྟོན་མོ། གཉིས་ཀ་འདུས་ན་ཚོགས་འཁོར་ཞེས་བྱ་ཞིང་། དབང་བསྐུར་དང་</text:span><text:span text:style-name="T38">(</text:span><text:span text:style-name="T40">༢༥༥ན</text:span><text:span text:style-name="T38">)</text:span><text:span text:style-name="T59">སྦྱིན་བསྲེགས་དང་རབ་གནས་དང་འབྲེལ་ན་དགའ་སྟོན་ནམ་བཙའ་རུའི་བཟའ་བ་ཞེས་བྱ་ལ། ལྷའི་རྣལ་འབྱོར་མི་འདྲ་བ་སྒོམ་པ་འདུས་ན་འཛའ་བ་འདུས་པའི་སྟོན་མོ་དང་། ལྷ་གྲངས་དང་མཉམ་པའི་གང་ཟག་འདུས་ནས་རྣལ་འབྱོར་གཅིག་ཏུ་སྒོམ་ན་ལྷ་མཆོད་པའི་སྟོན་མོ་ཞེས་པ་སོགས་སུ་བརྗོད་དོ། །</text:span></text:p>
      <text:p text:style-name="P14"><text:span text:style-name="T59">ཚོགས་ཀྱི་སློབ་དཔོན་ནི། ཕྱག་ཆེན་ཐིག་ལེར། </text:span></text:p>
      <text:p text:style-name="P26"><text:span text:style-name="T32">དེ་ཉིད་བཅུ་ནི་ཡོངས་ཤེས་ཕྱིར། །གསུམ་པོ་དག་ལས་དགེ་སློང་མཆོག །</text:span></text:p>
      <text:p text:style-name="P26"><text:span text:style-name="T32">འབྲིང་ནི་དགེ་ཚུལ་ཞེས་བྱ་སྟེ། །དེ་དག་ཁྱིམ་པ་ཐ་མ་འོ། །</text:span></text:p>
      <text:p text:style-name="P14"><text:span text:style-name="T59">ཞེས་པ་ལྟར་རོ། །</text:span></text:p>
      <text:p text:style-name="P14"><text:span text:style-name="T59">གང་ཟག་གཞན་ནི། དེ་ཉིད་དུ། </text:span></text:p>
      <text:p text:style-name="P21"><text:span text:style-name="T32">ཐམས་ཅད་དམ་ཚིག་གཅིག་པ་དང་། །ཐམས་ཅད་རྟོག་པ་མེད་པ་དང་། །</text:span></text:p>
      <text:p text:style-name="P21"><text:span text:style-name="T32">སེར་སྣ་ང་རྒྱལ་སྤངས་པ་དང་། འདོད་ཆགས་ཞེ་སྡང་བྲལ་བ་དང་། །</text:span></text:p>
      <text:p text:style-name="P21"><text:span text:style-name="T32">བླ་མ་ལ་གུས་བསམ་གཏན་ལྡན། །ཕྲག་དོག་མེད་ཅིང་རྩེ་གཅིག་པ། །</text:span></text:p>
      <text:p text:style-name="P21"><text:span text:style-name="T32">དེ་ལྟར་བགྱིས་ལ་ཚོགས་འཁོར་ལོ། །མཁས་པས་འབད་དེ་གཞུགས་པར་བྱ། །</text:span></text:p>
      <text:p text:style-name="P14"><text:soft-page-break/><text:span text:style-name="T59">ཞེས་པ་ལྟར་རོ། །</text:span></text:p>
      <text:p text:style-name="P14"><text:span text:style-name="T59">གནས་ནི། འདིར་དུར་ཁྲོད་སོགས་གསུངས་པའམ། </text:span></text:p>
      <text:p text:style-name="P14"><text:span text:style-name="T59">ཌོཾ་བྷི་པས། </text:span></text:p>
      <text:p text:style-name="P21"><text:span text:style-name="T32">དུར་ཁྲོད་དང་ནི་ཤིང་གཅིག་དང་། །སྐྱེད་མོས་ཚལ་དང་ཀུན་དགའ་དང་། །</text:span></text:p>
      <text:p text:style-name="P21"><text:span text:style-name="T32">དེ་བཞིན་རང་གི་ཁྱིམ་དང་ནི། །གཞན་ཡང་དབེན་པའི་ཁྱིམ་རྣམས་དང་། །</text:span></text:p>
      <text:p text:style-name="P14"><text:span text:style-name="T59">ཞེས་པ་ལྟར་རོ། །</text:span></text:p>
      <text:p text:style-name="P14"><text:span text:style-name="T59">དུས་ནི། ཌོཾ་བྷི་པས། </text:span></text:p>
      <text:p text:style-name="P21"><text:span text:style-name="T32">ཡར་ངོའི་བརྒྱད་དང་བཅུ་བཞི་དང་། །བཅོ་ལྔ་དག་ནི་རབ་ཏུ་བསྔགས། །</text:span></text:p>
      <text:p text:style-name="P21"><text:span text:style-name="T32">དེ་བཞིན་མར་ངོའི་བརྒྱད་དང་ནི། །བཅུ་བཞི་དང་ནི་བཅོ་ལྔ་ལ། །</text:span></text:p>
      <text:p text:style-name="P14"><text:span text:style-name="T59">ཞེས་དང་། </text:span></text:p>
      <text:p text:style-name="P14"><text:span text:style-name="T59">འདིར། </text:span><text:span text:style-name="T43">[</text:span><text:span text:style-name="T44">བརྟག་པ་སྔ་མ། བདུན་པ་བརྡ་དང་གནས་གཏན་ལ་དབབ་པའི་ལེའུར།</text:span><text:span text:style-name="T43">]</text:span></text:p>
      <text:p text:style-name="P26"><text:span text:style-name="T32">ཡི་དྭགས་ཟླ་ཕྱེད། </text:span></text:p>
      <text:p text:style-name="P14"><text:span text:style-name="T59">ཅེས་གསུངས་པ་ལྟར་རོ། །</text:span></text:p>
      <text:p text:style-name="P14"><text:span text:style-name="T59">ཡོ་བྱད་ནི། ཡེ་ཤེས་ཐིག་ལེར། </text:span></text:p>
      <text:p text:style-name="P26"><text:span text:style-name="T32">ཁྲག་ཆེན་དང་ནི་ཤ་ཆེན་པོ། །ཇི་སྙེད་པ་ནི་བརྟག་པ་ཡིན། །</text:span></text:p>
      <text:p text:style-name="P26"><text:span text:style-name="T32">གཞན་ནི་སྣ་ཚོགས་མཆོད་བྱེ་བྲག །ཉ་དང་ཤ་ལ་སོགས་པར་ལྡན། །</text:span></text:p>
      <text:p text:style-name="P26"><text:span text:style-name="T32">མི་འཚེ་བ་དང་སྐྱོན་ཀུན་བྲལ། །སྡིག་པ་མེད་དང་མ་སླངས་པའོ། །</text:span></text:p>
      <text:p text:style-name="P14"><text:span text:style-name="T59">ཞེས་པ་ལྟར་རོ། །</text:span></text:p>
      <text:p text:style-name="P14"><text:soft-page-break/><text:span text:style-name="T59">གནས་བརྒྱན་པ་ནི། ཌོཾ་བྷི་པས། </text:span></text:p>
      <text:p text:style-name="P26"><text:span text:style-name="T32">ས་གཞི་བ་ཡི་ལྔས་བྱུགས་ལ། །མེ་ཏོག་དྲི་ཞིམ་སྣ་ཚོགས་དགྲམ། །</text:span></text:p>
      <text:p text:style-name="P14"><text:span text:style-name="T59">ཞེས་པ་ལྟར་རོ། །</text:span></text:p>
      <text:p text:style-name="P14"><text:span text:style-name="T59">རྫས་བཤམ་པ་ནི། ཕྱག་ཆེན་ཐིག་ལེར། </text:span></text:p>
      <text:p text:style-name="P26"><text:span text:style-name="T32">དང་པོ་ཡིད་འཕྲོག་དགྱེས་པ་ཡི། །མེ་ཏོག་དཀྱིལ་འཁོར་བྲི་བར་བྱ། །</text:span></text:p>
      <text:p text:style-name="P26"><text:span text:style-name="T32">དེ་རུ་སྣ་ཚོགས་མཆོད་པ་ནི། །རྩེ་གཅིག་གིས་ནི་ལེགས་པར་བྱ། །</text:span></text:p>
      <text:p text:style-name="P14"><text:span text:style-name="T59">ཞེས་པ་</text:span><text:span text:style-name="T38">(</text:span><text:span text:style-name="T40">༢༥༥བ</text:span><text:span text:style-name="T38">)</text:span><text:span text:style-name="T59">ལྟར། གྲུ་བཞི་པའི་སྟེགས་བུ་བ་བྱུང་གིས་བྱུགས་པར་ཚོན་ནམ་མེ་ཏོག་གིས་རེ་ཁ་དཀར་པོ་གྲུ་བཞི་པ་ཉིས་རིམ་དུ་བྱས་ལ། དེར་མཆོད་གཏོར་ཚོགས་ཀྱི་ཡོ་བྱད་དང་བཅས་པ་ཚུལ་བཞིན་བཤམ་མོ། །</text:span></text:p>
      <text:p text:style-name="P14"><text:span text:style-name="T59">ཚོགས་གདན་ལ། སྟག་པགས་སོགས་འདིང་བར་བཞེད་པ་སྣང་ཡང་། གྲུབ་ཆེན་གྱི་ཕྱག་བཞེས་ལ་བརྟེན་པ་དང་། རྣལ་འབྱོར་པའི་གདན་དེ་ལྟར་བཤད་པ་དང་ནོར་བ་དཔྱད་གཞིར་སྣང་ངོ་། །</text:span></text:p>
      <text:p text:style-name="P14"><text:span text:style-name="T59">གདན་དགོད་པ་ནི། འདིར། </text:span><text:span text:style-name="T43">[</text:span><text:span text:style-name="T44">བརྟག་པ་ཕྱི་མ། བདུན་པ་བཟའ་བའི་ལེའུར།</text:span><text:span text:style-name="T43">]</text:span></text:p>
      <text:p text:style-name="P26"><text:span text:style-name="T32">རོ་ཡི་གཟུགས་ཅན། </text:span></text:p>
      <text:p text:style-name="P14"><text:span text:style-name="T59">ཞེས་སོགས་དང་། </text:span></text:p>
      <text:p text:style-name="P14"><text:span text:style-name="T59">ཌོཾ་བྷི་པས། </text:span></text:p>
      <text:p text:style-name="P21"><text:span text:style-name="T32">དེ་ནས་སློབ་དཔོན་སྟན་བཟང་ལ། །དབུས་ཕྱོགས་སུ་ནི་ཡང་དག་བཞུགས། །</text:span></text:p>
      <text:p text:style-name="P21"><text:span text:style-name="T32">དེ་བཞིན་སྟན་ནི་བཟང་པོ་ལ། །རྣལ་འབྱོར་པ་ཡི་འཁོར་ལོ་གཡས། །</text:span></text:p>
      <text:p text:style-name="P21"><text:span text:style-name="T32">རྣལ་འབྱོར་མ་ཡི་གཡོན་དུ་བཤམ། །</text:span></text:p>
      <text:p text:style-name="P14"><text:soft-page-break/><text:span text:style-name="T59">ཞེས་པ་ལྟར་རོ། །</text:span></text:p>
      <text:p text:style-name="P14"><text:span text:style-name="T18">གཉིས་པ་</text:span><text:span text:style-name="T20">[</text:span><text:span text:style-name="T18">ཆོས་ག་དངོས་</text:span><text:span text:style-name="T20">]</text:span><text:span text:style-name="T18">ལ། སྦྱོར་བ། དངོས་གཞི། རྗེས་ཆོག་གསུམ་གྱི། </text:span></text:p>
      <text:p text:style-name="P14"><text:span text:style-name="T59">དང་པོ་ནི། ལས་ཀྱི་རྡོ་རྗེས་འདུ་བར་འོས་པ་རྣམས་ལ་མཎྜ་ལ་ཕུལ། སྙན་གསན་དབབ། མེ་ཏོག་གཏད། མི་གནང་ན་མེ་ཏོག་མི་ལེན་ནོ། །</text:span></text:p>
      <text:p text:style-name="P14"><text:span text:style-name="T59">དེ་ནས་དེ་དག་ཁྲུས་བྱས་ཏེ་སྒོ་སྲུང་མི་གཡོ་བའི་ཆས་སུ་བཅུག་པ་ལ། </text:span></text:p>
      <text:p text:style-name="P14"><text:span text:style-name="T45">[</text:span><text:span text:style-name="T44">སྡེ་བསྟན། རྒྱུད། ཟི༽ སློབ་དཔོན་ནག་པོ་པས་ཚོགས་ཀྱི་འཁོར་ལོའི་ཆོ་གར།</text:span><text:span text:style-name="T45">]</text:span></text:p>
      <text:p text:style-name="P21"><text:span text:style-name="T32">ཁྲོ་བོ་སྔོན་པོ་མཛེས་པ་སྟེ། །</text:span></text:p>
      <text:p text:style-name="P14"><text:span text:style-name="T59">སོགས་ཀྱིས་གསོལ་བ་གདབ། དེས་ཀྱང་དང་པོའི་བདུན་པ་ནས་འབྱུང་བའི་བརྡ་བྱ་སྟེ། བརྡའི་ལན་ཤེས་ན་གཞུག །མི་ཤེས་ན་མི་གཞུག་གོ། །</text:span></text:p>
      <text:p text:style-name="P14"><text:span text:style-name="T59">གཉིས་པ</text:span><text:span text:style-name="T53">་</text:span><text:span text:style-name="T52">[</text:span><text:span text:style-name="T53">དངོས་གཞི་</text:span><text:span text:style-name="T52">]</text:span><text:span text:style-name="T59">ནི། དེ་ནས་སྟན་ལ་འཁོད་ཅིང་ལས་ཀྱི་རྡོ་རྗེས་ཏིང་ངེ་འཛིན་ལ་བསྐུལ་ཏེ། རིམ་པས་ལྷའི་རྣལ་འབྱོར་སྒོམ་པ་དང་། བསམ་གཏན་གྱི་དཀྱིལ་འཁོར་བསྒོམས་ཏེ་མཆོད་གཏོར་དབུལ་བ་དང་ཚོགས་ཀྱི་ཡོ་བྱད་བྱིན་གྱིས་བརླབས་ཏེ་ལེགས་པར་མཆོད་པ་རྣམས་བྱས་ཏེ། དེ་ནས་རྣལ་འབྱོར་ཅན་རྣམས་ཀྱིས་ལོངས་སྤྱད་པར་བྱའོ། །</text:span></text:p>
      <text:p text:style-name="P14"><text:span text:style-name="T59">དེའི་ཚེ་ལས་ཀྱི་རྡོ་རྗེས་སློབ་དཔོན་ལ་ཕྱག་བྱས་ཏེ་པད་སྐོར་དང་བཅས་པས་གཡས་མ་ད་ནའི་སྣོད་བཟུང་། གཡོན་བ་དན་གསུམ་པའི་ཕྱག་རྒྱ་བསྟན་ལ། </text:span></text:p>
      <text:p text:style-name="P14"><text:span text:style-name="T45">[</text:span><text:span text:style-name="T44">སྡེ་བསྟན། རྒྱུད། ཟི༽ སློབ་དཔོན་ནག་པོ་པས་ཚོགས་ཀྱི་འཁོར་ལོའི་ཆོ་གར།</text:span><text:span text:style-name="T45">]</text:span></text:p>
      <text:p text:style-name="P21"><text:span text:style-name="T32">ལྟོས་ཤིག་མཛེས་པ་དམ་པའི་ཆོས། །</text:span></text:p>
      <text:p text:style-name="P14"><text:span text:style-name="T59">ཞེས་སོགས་བརྗོད་དེ་དྲང་། ལེན་པ་པོས་ཀྱང་པད་སྐོར་དང་བཅས་པས། </text:span></text:p>
      <text:p text:style-name="P14"><text:span text:style-name="T45">[</text:span><text:span text:style-name="T44">སྡེ་བསྟན། རྒྱུད། ཟི༽ སློབ་དཔོན་ནག་པོ་པས་ཚོགས་ཀྱི་འཁོར་ལོའི་ཆོ་གར།</text:span><text:span text:style-name="T45">]</text:span></text:p>
      <text:p text:style-name="P21"><text:soft-page-break/><text:span text:style-name="T32">འདོད་ཆགས་དྲི་མ་དང་བྲལ་བའི། །</text:span></text:p>
      <text:p text:style-name="P14"><text:span text:style-name="T59">ཞེས་སོགས་བརྗོད་ཅིང་བླང་། </text:span></text:p>
      <text:p text:style-name="P14"><text:span text:style-name="T59">དེ་བཞིན་དུ་ཚོགས་ཀྱི་ཡོ་བྱད་གཞན་དང་གང་ཟག་གཞན་ལའང་ཤེས་པར་བྱས་ལ།</text:span><text:span text:style-name="T38">(</text:span><text:span text:style-name="T40">༢༥༦ན</text:span><text:span text:style-name="T38">)</text:span><text:span text:style-name="T40"> </text:span><text:span text:style-name="T59">བྱིན་ལེན་གྱི་ཚིག་དོན་དང་མཐུན་པས་ཟས་ཀྱི་རྣལ་འབྱོར་ལྟར་ལོངས་སྤྱད་པར་བྱ་སྟེ། </text:span></text:p>
      <text:p text:style-name="P14"><text:span text:style-name="T59">ཕྱག་ཆེན་ཐིག་ལེར། </text:span></text:p>
      <text:p text:style-name="P21"><text:span text:style-name="T32">ཧཱུྃ་གི་རྡོ་རྗེས་དཀར་ལེགས་སྦྱང། །ཨཱཿཡིས་རབ་ཏུ་རྟོགས་བྱས་ཤིང་། །</text:span></text:p>
      <text:p text:style-name="P21"><text:span text:style-name="T32">ཨོཾ་གྱི་འོད་ཀྱིས་འབར་གྱུར་པ། །བྱིན་གྱིས་རླབས་ནས་མངོན་པར་བཟའ། །</text:span></text:p>
      <text:p text:style-name="P21"><text:span text:style-name="T32">རང་ལྕེ་པད་འདབ་དབུས་མ་རུ། །ཧཱུྃ་བྱུང་རྡོ་རྗེ་དཀར་པོ་དགོད། །</text:span></text:p>
      <text:p text:style-name="P21"><text:span text:style-name="T32">ཕྱི་ནང་བདག་ཉིད་ཐམས་ཅད་ཀུན། །འཁོར་ལོ་དེ་ཡིས་རབ་ཚིམ་བྱ། །</text:span></text:p>
      <text:p text:style-name="P14"><text:span text:style-name="T59">ཞེས་པ་ལྟར་རོ། །</text:span></text:p>
      <text:p text:style-name="P14"><text:span text:style-name="T59">དེའི་ཚེ་སྤྱོད་ལམ་ཇི་ལྟར་བྱ་བའང་། དེ་ཉིད་དུ། </text:span></text:p>
      <text:p text:style-name="P21"><text:span text:style-name="T32">ཚོགས་ཀྱི་འཁོར་ལོའི་དབུས་སུ་ནི། །མཆིལ་མ་ལ་སོགས་དོར་མི་བྱ། །</text:span></text:p>
      <text:p text:style-name="P21"><text:span text:style-name="T32">གཏམ་ཡང་སྨྲ་བར་མི་བྱ་སྟེ། །རྐང་པ་ལ་སོགས་བརྐྱང་མི་བྱ། །</text:span></text:p>
      <text:p text:style-name="P21"><text:span text:style-name="T32">ཕྱག་རྒྱའི་བརྡ་དང་གསང་བའི་སྐད། །དེ་ལ་འབད་པས་བྱ་བ་འོ། །</text:span></text:p>
      <text:p text:style-name="P21"><text:span text:style-name="T32">བཀའ་ལུང་མེད་པས་གར་དང་གླུ། །ནམ་ཡང་ཚོགས་ཀྱིས་མི་བྱ་འོ། །</text:span></text:p>
      <text:p text:style-name="P14"><text:span text:style-name="T59">ཞེས་དང་། </text:span></text:p>
      <text:p text:style-name="P14"><text:span text:style-name="T59">ཡེ་ཤེས་ཐིག་ལེར། </text:span></text:p>
      <text:p text:style-name="P26"><text:span text:style-name="T32">ཤིན་ཏུ་དབྱངས་ནི་སྙན་པ་ཡིས། །ཡིད་འཕྲོག་པ་ཡི་གླུ་བླང་བྱ། །</text:span></text:p>
      <text:p text:style-name="P26"><text:soft-page-break/><text:span text:style-name="T32">ཐེ་ཚོམ་དང་ནི་ཚིགས་བཅད་མིན། །</text:span></text:p>
      <text:p text:style-name="P14"><text:span text:style-name="T59">ཞེས་པ་ལྟར་རོ། །</text:span></text:p>
      <text:p text:style-name="P14"><text:span text:style-name="T59">འདིར་བླ་མ་རྣམས་ཚོགས་གྲལ་དེར་སྣོད་སྟོང་པར་མི་བཞག །ཁད་བཅད་དུ་མི་དགང་། ཚོགས་རྫས་ས་རྗེན་ལ་མི་བཞག །བླ་མའི་བཀའ་མེད་པར་ས་ལ་མི་སྡོད། དེ་མེད་པར་གླུ་གར་དང་རོལ་མོ་དང་དྲིས་ལན་དང་ལེགས་པར་སྨྲ་བ་རྣམས་མི་བྱ། ཀུ་ཅོ་དང་རྒོད་བག་དང་རྩེ་འཇོ་མི་བྱ། ལྷའི་རྣལ་འབྱོར་དང་མ་བྲལ་བ་དང་། ཐམས་ཅད་དལ་བུས་བྱ། ཧ་ཅང་འཐུང་བས་བཟི་བའམ་སེམས་གཡེང་པ་ལས་དངོས་གྲུབ་མེད་ཅིང་ངུ་འབོད་དུ་སྐྱེ་བས་ཚོད་ཟིན་པར་བྱ། འགྲོ་བར་འདོད་པས་བླ་མ་ལ་ཕྱག་བྱས་ཏེ་ཞུས་ནས་འགྲོ། ཟོས་པའི་ལྷག་མི་ཁྱེར་ཞིང་ལྷག་གཏོར་དུ་བཏང་། ཞེས་གསུངས་པ་ནི་ཤིན་ཏུ་ལེགས་ཏེ། རྟེན་འབྲེལ་ཟབ་ཅིང་དུས་གཉན་པའི་ཕྱིར་རོ། །</text:span></text:p>
      <text:p text:style-name="P14"><text:span text:style-name="T59">གཞན་ཡང་མཁས་པ་དག །ཏིང་ངེ་འཛིན་གྱི་དཀྱིལ་འཁོར་མཆོད་པ་རྒྱས་པས་ཚིམ་པ། ཡེ་ཤེས་ཀྱི་དཀྱིལ་འཁོར་བདུད་རྩི་མྱང་བས་ཚིམ་པ། ཆོས་སྐྱོང་དང་འབྱུང་པོ་གཏོར་མས་ཚིམ་པ། དཔའ་བོ་དང་དཔའ་མོ་</text:span><text:span text:style-name="T38">(</text:span><text:span text:style-name="T40">༢༥༦བ</text:span><text:span text:style-name="T38">)</text:span><text:span text:style-name="T59">ཁ་ཟས་ཀྱིས་ཚིམ་པ། སྐྱེ་མཆེད་ཀྱི་ལྷ་གླུ་གར་གྱིས་ཚིམ་པ། བདེ་ཆེན་ལྷན་སྐྱེས་ཡེ་ཤེས་ཀྱིས་ཚིམ་པ་སྟེ། ཚིམ་པ་དྲུག་གི་ཐ་སྙད་མཛད་དོ། །</text:span></text:p>
      <text:p text:style-name="P14"><text:span text:style-name="T59">གསུམ་པ་</text:span><text:span text:style-name="T61">[</text:span><text:span text:style-name="T53">རྗེས་ཀྱི་ཆོ་ག་</text:span><text:span text:style-name="T61">]</text:span><text:span text:style-name="T59">ནི། དེ་ནས་ལྷག་མའི་གཏོར་མ་བཏང་བ། སྨོན་ལམ་བཏབ་ཅིང་བཟོད་པར་གསོལ་བ། དངོས་གྲུབ་ཞུ་ཞིང་གཤེགས་སུ་གསོལ་བ། ཤིས་པ་བརྗོད་ཅིང་ལས་ཀྱི་མཇུག་བསྡུ་བ་ལ་སོགས་ཏེ། </text:span></text:p>
      <text:p text:style-name="P14"><text:span text:style-name="T59">ཕྱག་ཆེན་ཐིག་ལེར། </text:span></text:p>
      <text:p text:style-name="P26"><text:span text:style-name="T32">ལྷག་མའི་གཏོར་མ་བཟུང་ནས་ནི། །དགོན་པ་ཆེན་པོར་བཏང་བར་བྱ། །</text:span></text:p>
      <text:p text:style-name="P14"><text:soft-page-break/><text:span text:style-name="T59">ཞེས་དང་། </text:span></text:p>
      <text:p text:style-name="P14"><text:span text:style-name="T59">འདིར། </text:span><text:span text:style-name="T43">[</text:span><text:span text:style-name="T44">བརྟག་པ་ཕྱི་མ། བརྒྱད་པ་གདུལ་དཀའ་འདུལ་བའི་ལེའུར།</text:span><text:span text:style-name="T43">]</text:span></text:p>
      <text:p text:style-name="P26"><text:span text:style-name="T32">རིགས་སུ་སྐྱེ་དང་། </text:span></text:p>
      <text:p text:style-name="P14"><text:span text:style-name="T59">ཞེས་སོགས་དང་། </text:span></text:p>
      <text:p text:style-name="P14"><text:span text:style-name="T59">ཌོཾ་བྷི་པས། </text:span></text:p>
      <text:p text:style-name="P26"><text:span text:style-name="T32">མེ་ཏོག་ལ་སོགས་བསྡུས་ནས་ནི། ཐིག་ལེ་དག་ནི་དབྱེ་བར་བྱ། །</text:span></text:p>
      <text:p text:style-name="P26"><text:span text:style-name="T32">རང་རང་ལྷ་ཡི་རྣལ་འབྱོར་ནི། །ཏིང་འཛིན་སྔགས་དང་ཕྱག་རྒྱས་ནི། །</text:span></text:p>
      <text:p text:style-name="P26"><text:span text:style-name="T32">འགྲོ་བའི་དོན་དུ་གཤེགས་གསོལ་གདབ། །</text:span></text:p>
      <text:p text:style-name="P14"><text:span text:style-name="T59">ཅེས་སོགས་མང་དུ་བཤད་དོ། །</text:span></text:p>
      <text:p text:style-name="P14"><text:span text:style-name="T59">ཚོགས་ཀྱི་ཕན་ཡོན་ནི། ཕྱག་ཆེན་ཐིག་ལེར། </text:span></text:p>
      <text:p text:style-name="P21"><text:span text:style-name="T32">དེ་རྣམས་མཆོད་པས་དངོས་གྲུབ་ནི། །གང་ཞིག་སེམས་ལ་བསམ་པ་ཡོད། །</text:span></text:p>
      <text:p text:style-name="P14"><text:span text:style-name="T59">ཅེས་དང་། </text:span></text:p>
      <text:p text:style-name="P21"><text:span text:style-name="T32">དམ་ཚིག་བསྲུང་ན་འགྲུབ་པ་ནི། །ལྷ་ཡི་དབང་ཕྱུག་རྙེད་པ་འོ། །</text:span></text:p>
      <text:p text:style-name="P14"><text:span text:style-name="T59">ཞེས་དང་། </text:span></text:p>
      <text:p text:style-name="P14"><text:span text:style-name="T59">འདིར། </text:span><text:span text:style-name="T43">[</text:span><text:span text:style-name="T44">བརྟག་པ་ཕྱི་མ། བདུན་པ་བཟའ་བའི་ལེའུར།</text:span><text:span text:style-name="T43">]</text:span></text:p>
      <text:p text:style-name="P26"><text:span text:style-name="T32">གང་དུ་ཟོས་པས། </text:span></text:p>
      <text:p text:style-name="P14"><text:span text:style-name="T59">ཞེས་སོགས་གསུངས་པ་ལྟར་རོ། །</text:span></text:p>
      <text:p text:style-name="P14"><text:soft-page-break/><text:span text:style-name="T1">ཏ༢ </text:span><text:span text:style-name="T18">གཉིས་པ་གཞུང་དོན་ལ། </text:span><text:span text:style-name="T1">ཐ༡ </text:span><text:span text:style-name="T18">ཇི་ལྟར་བསྟན་པའི་ཚུལ། </text:span><text:span text:style-name="T1">ཐ༢ </text:span><text:span text:style-name="T18">ཉན་པར་གདམས་པ། </text:span><text:span text:style-name="T1">ཐ༣ </text:span><text:span text:style-name="T18">བསྟན་བྱའི་དོན་གསུམ་གྱི། </text:span></text:p>
      <text:p text:style-name="P14"><text:span text:style-name="T59">ཐ༡ དང་པོ་ནི། </text:span></text:p>
      <text:p text:style-name="P24"><text:span text:style-name="T49">བྷ་གར་ལིང་ག་རབ་སྦྱར་ནས། །ཡང་ཡང་ཙུམྦྷ་ན་མཛད་ནས། །</text:span></text:p>
      <text:p text:style-name="P24"><text:span text:style-name="T49">བདེ་ཆེན་མཉམ་པར་མྱང་མཛད་དེ། །རྡོ་རྗེ་ཅན་གྱི་བཟའ་བ་བསྟན། །</text:span></text:p>
      <text:p text:style-name="P14"><text:span text:style-name="T59">ཞེས་པ་སྟེ། སྟོན་པས་ཡུམ་གྱི་བྷ་གར་ལིང་ག་རབ་ཏུ་སྦྱར་ནས། ཡང་ནས་ཡང་དུ་ཞལ་ཙུམྦྷ་ན་མཛད་ནས་ལྷན་སྐྱེས་བདེ་བ་ཆེན་པོའི་རོ་ཡབ་ཡུམ་མཉམ་པར་མྱང་བར་མཛད་དེ། འཁོར་གྱི་བཟའ་བ་ལ་ལོངས་སྤྱད་ཚུལ་བསྟན་པའི་དོན་ཏོ། །</text:span></text:p>
      <text:p text:style-name="P14"><text:span text:style-name="T59">དེ་ནས་ཀྱེའི་རྡོ་རྗེ་ཅན་གྱིས་ཚོགས་འཁོར་གྱི་བཟའ་བ་ལ་ལོངས་སྤྱད་ཚུལ་བསྟན་པའི་དོན་ཏོ། །</text:span></text:p>
      <text:p text:style-name="P14"><text:span text:style-name="T59">ཐ༢ གཉིས་པ་</text:span><text:span text:style-name="T61">[</text:span><text:span text:style-name="T59">ཉན་པར་གདམས་པ་</text:span><text:span text:style-name="T61">]</text:span><text:span text:style-name="T59">ནི། </text:span></text:p>
      <text:p text:style-name="P24"><text:span text:style-name="T49">ཚོགས་ཀྱི་དཀྱིལ་འཁོར་བཟའ་བ་ནི། །ཉོན་ཅིག་ལྷ་མོ་མིག་ཡངས་མ། །</text:span></text:p>
      <text:p text:style-name="P14"><text:span text:style-name="T59">ཞེས་པ་སྟེ། རྣལ་འབྱོར་ཕོ་མོ་ཚོགས་ནས་སྙིང་པོ་ལེན་པས་སམ། ལྷའི་འཁོར་ལོ་ལྟར་འཁོད་པས་ཚོགས་ཀྱི་དཀྱིལ་འཁོར་ཏེ། དེར་དམ་ཚིག་གི་བཟའ་བ་བྱ་ཚུལ་ནི་ངས་</text:span><text:span text:style-name="T38">(</text:span><text:span text:style-name="T40">༢༥༧ན</text:span><text:span text:style-name="T38">)</text:span><text:span text:style-name="T59">བསྟན་གྱི། ཉོན་ཅིག་ལྷ་མོ་མིག་ཡངས་མ། ཞེས་བདག་མེད་མ་ལ་གདམས་པའི་ཚིག་གོ། ། </text:span></text:p>
      <text:p text:style-name="P14"><text:span text:style-name="T1">ཐ༣ </text:span><text:span text:style-name="T18">གསུམ་པ་</text:span><text:span text:style-name="T2">[</text:span><text:span text:style-name="T1">བསྟན་བྱའི་དོན་</text:span><text:span text:style-name="T2">]</text:span><text:span text:style-name="T18">ལ། </text:span><text:span text:style-name="T1">ད༡ </text:span><text:span text:style-name="T18">ཚོགས་ཀྱི་དགོས་པ། </text:span><text:span text:style-name="T1">ད༢ </text:span><text:span text:style-name="T18">གནས་ཀྱི་དབྱེ་བ། </text:span><text:span text:style-name="T1">ད༣ </text:span><text:span text:style-name="T18">གདན་གྱི་ཁྱད་པར། </text:span><text:span text:style-name="T1">ད༤ </text:span><text:span text:style-name="T18">འདུག་པའི་ཚུལ། </text:span><text:span text:style-name="T1">ད༥ </text:span><text:span text:style-name="T18">བཟའ་བའི་ཁྱད་པར། </text:span><text:span text:style-name="T1">ད༦ </text:span><text:span text:style-name="T18">མ་མོ་མཆོད་ཚུལ། </text:span><text:span text:style-name="T1">ད༧ </text:span><text:span text:style-name="T18">བླ་མ་མཆོད་ཚུལ་བདུན་གྱི། </text:span></text:p>
      <text:p text:style-name="P14"><text:span text:style-name="T59">ད༡ དང་པོ་ནི། </text:span></text:p>
      <text:p text:style-name="P24"><text:soft-page-break/><text:span text:style-name="T49">གང་དུ་ཟོས་པས་འདོད་དོན་ཀུན། །སྒྲུབ་པ་ཅན་གྱི་དངོས་གྲུབ་འགྱུར། །</text:span></text:p>
      <text:p text:style-name="P14"><text:span text:style-name="T59">ཞེས་པ་སྟེ། གནས་གང་དུ་ཚོགས་ཀྱི་ཡོ་བྱད་རྣམས་རྣལ་འབྱོར་དང་མཐུན་པར་ཟོས་པས། དེའི་མཐུས་མཆོག་དང་ཐུན་མོང་སོགས་འདོད་པའི་དོན་ཀུན། ལམ་སྒྲུབ་པ་ལ་བརྩོན་པ་ཅན་གྱིས་མྱུར་དུ་དངོས་གྲུབ་དེ་ཉིད་འགྲུབ་པར་འགྱུར་ཞེས་པའོ། །</text:span></text:p>
      <text:p text:style-name="P14"><text:span text:style-name="T59">ད༢ གཉིས་པ་</text:span><text:span text:style-name="T61">[</text:span><text:span text:style-name="T59">གནས་ཀྱི་དབྱེ་བ་</text:span><text:span text:style-name="T61">]</text:span><text:span text:style-name="T59">ནི། </text:span></text:p>
      <text:p text:style-name="P24"><text:span text:style-name="T49">དུར་ཁྲོད་རི་ཡི་བྱ་སྐྱིབས་དང་། །དེ་བཞིན་མི་མེད་གྲོང་ཁྱེར་དང་། །</text:span></text:p>
      <text:p text:style-name="P24"><text:span text:style-name="T49">ཡང་ན་དབེན་པའང་རྒྱ་མཚོའི་མཐར། །བཟའ་བ་འདི་ནི་རབ་ཏུ་བཟའ། །</text:span></text:p>
      <text:p text:style-name="P14"><text:span text:style-name="T59">ཞེས་པ་སྟེ། ཚོགས་འཁོར་བྱ་བའི་གནས་ནི་དུར་ཁྲོད་དང་བྲག་རི་ཡི་བྱ་སྐྱིབས་དང་། དེ་བཞིན་དུ་མི་མེད་པར་མི་མ་ཡིན་གནས་པའི་གྲོང་ཁྱེར་སྟོང་པ་དང་། ཡང་ན་སྐྱེ་བོའི་དབེན་པའི་ནགས་ཚལ་ལྟ་བུའམ། རྒྱ་མཚོའི་མཐའ་ལྟ་བུའི་བས་མཐར་དམ་ཚིག་གི་བཟའ་བ་འདི་ནི། རྣལ་འབྱོར་པས་རབ་ཏུ་བཟའ་བར་བྱ་ཞེས་པའོ། །</text:span></text:p>
      <text:p text:style-name="P14"><text:span text:style-name="T59">ད༣ གསུམ་པ་</text:span><text:span text:style-name="T61">[</text:span><text:span text:style-name="T59">གདན་གྱི་ཁྱད་པར་</text:span><text:span text:style-name="T61">]</text:span><text:span text:style-name="T59">ནི། </text:span></text:p>
      <text:p text:style-name="P24"><text:span text:style-name="T49">དེ་ལ་གདན་དུ་བརྟག་པ་ནི། །རོ་ཡི་གཟུགས་ཅན་དགུ་དང་ནི། །</text:span></text:p>
      <text:p text:style-name="P24"><text:span text:style-name="T49">ཡང་ན་སྟག་གི་པགས་པ་དང་། །དུར་ཁྲོད་རས་ནི་དེ་བཞིན་ནོ། །</text:span></text:p>
      <text:p text:style-name="P14"><text:span text:style-name="T59">ཞེས་པ་སྟེ། ཚོགས་འཁོར་བྱ་བ་དེ་ལ་གདན་གྱི་ཁྱད་པར་དུ་བརྟག་པར་བྱ་བ་ནི། རོ་ཡི་གཟུགས་ཅན་ཏེ་མིའི་གཡང་གཞིའམ། རོའི་གཟུགས་བྲིས་པའི་གདན་དགུ་དབུས་དང་ཕྱོགས་མཚམས་བརྒྱད་དུ་འདིང་བ་དང་ནི། པགས་པ་དང་དུར་ཁྲོད་ཀྱི་རོ་རས་ནི་དགུ་འདིང་བ་སྔ་མ་དེ་བཞིན་ནོ་ཞེས་པའོ། །</text:span></text:p>
      <text:p text:style-name="P14"><text:span text:style-name="T59">ད༤ བཞི་པ་</text:span><text:span text:style-name="T61">[</text:span><text:span text:style-name="T59">འཇུག་པའི་ཚུལ་</text:span><text:span text:style-name="T61">]</text:span><text:span text:style-name="T59">ནི། </text:span></text:p>
      <text:p text:style-name="P24"><text:soft-page-break/><text:span text:style-name="T49">དབུས་སུ་ཀྱེའི་རྡོ་རྗེས་གཟུགས། །ཇི་ལྟར་སྔར་བཞིན་གནས་ཤེས་ནས། །</text:span></text:p>
      <text:p text:style-name="P24"><text:span text:style-name="T49">ཕྱོགས་དང་ཕྱོགས་བྲལ་དག་ཏུ་ཡང་། །དེ་ནས་རྣལ་འབྱོར་མ་རྣམས་དགོད། །</text:span></text:p>
      <text:p text:style-name="P14"><text:span text:style-name="T59">ཅེས་པ་སྟེ། གདན་དེ་རྣམས་ཀྱི་དབུས་སུ་སློབ་དཔོན་ཀྱེ་ཡི་རྡོ་རྗེའི་གཟུགས་ཀྱི་ཆས་སུ་ཞུགས་པའམ་རྣལ་</text:span><text:span text:style-name="T38">(</text:span><text:span text:style-name="T40">༢༥༧བ</text:span><text:span text:style-name="T38">)</text:span><text:span text:style-name="T59">འབྱོར་དང་ལྡན་པ་འཁོད། ཕྱོགས་མཚམས་སུ་ཇི་ལྟར་སྔར་བཤད་པ་བཞིན་ལྷ་མོ་བརྒྱད་ཀྱི་གནས་ཤེས་པར་བྱས་ནས། དེ་ལྟ་བུར་ཕྱོགས་དང་ཕྱོགས་བྲལ་གྱི་གདན་དག་ཏུ་ཡང་དེ་ནས་གཽ་རཱི་ལ་སོགས་པའི་ཚུལ་གྱི་རྣལ་འབྱོར་མ་རྣམས་དགོད་པར་བྱ་བའི་དོན་ཏོ། །</text:span></text:p>
      <text:p text:style-name="P14"><text:span text:style-name="T59">ད༥ ལྔ་པ་</text:span><text:span text:style-name="T61">[</text:span><text:span text:style-name="T59">བཟའ་བའི་ཁྱད་པར་</text:span><text:span text:style-name="T61">]</text:span><text:span text:style-name="T59">ནི། </text:span></text:p>
      <text:p text:style-name="P24"><text:span text:style-name="T49">དམ་ཚིག་མ་ལ་ཏིན་དྷ་ནཾ། །སྟག་གི་པགས་པའི་སྟེང་དུ་བཟའ། །</text:span></text:p>
      <text:p text:style-name="P24"><text:span text:style-name="T49">འབད་པས་རྒྱལ་པོ་ས་ལུ་ཡི། །བཟའ་བ་དེ་ཉིད་བཟའ་བ་ཉིད། །</text:span></text:p>
      <text:p text:style-name="P14"><text:span text:style-name="T59">ཅེས་པ་སྟེ། དེ་ནས་དམ་ཚིག་བཟའ་བ་མ་ལ་ཏིནྡྷ་ནཾ་ཞེས་པ་ཚོད་མ་དང་། དེས་མཚོན་པའི་བཟའ་བཏུང་གི་ལོངས་སྤྱོད་གཞན་ཡང་སྟག་གི་པགས་པ་ལ་སོགས་པའི་གདན་གྱི་སྟེང་དུ་བཟའ་ཞིང་། ཁྱད་པར་དུ་འབད་པས་ཤ་ཡི་རྒྱལ་པོ་ས་ལུ་ཡི་བཟའ་བ་སྟེ། ཤ་ཆེན་གྱི་ཟས་དེ་ཉིད་བཟའ་བར་བྱ་བ་ཉིད་ཡིན་ཞེས་པའོ། །</text:span></text:p>
      <text:p text:style-name="P14"><text:span text:style-name="T59">ད༦ དྲུག་པ་</text:span><text:span text:style-name="T61">[</text:span><text:span text:style-name="T59">མ་མོ་མཆོད་ཚུལ་</text:span><text:span text:style-name="T61">]</text:span><text:span text:style-name="T59">ནི། </text:span></text:p>
      <text:p text:style-name="P24"><text:span text:style-name="T49">དེར་ནི་ཟོས་ཤིང་ཟོས་ནས་ཀྱང་། །དེར་ནི་མ་མོ་མཆོད་པར་བྱ། །</text:span></text:p>
      <text:p text:style-name="P24"><text:span text:style-name="T49">སྲིང་མོའི་བུ་མོ་སྒྱུག་མོ་དང་། །གལ་ཏེ་མ་སྲིང་ཡིན་ན་ཡང་། །</text:span></text:p>
      <text:p text:style-name="P24"><text:span text:style-name="T49">དེ་རྣམས་རྟག་ཏུ་ལེགས་མཆོད་ན། །ཚོགས་ཀྱི་དཀྱིལ་འཁོར་འགྲུབ་པར་འགྱུར། །</text:span></text:p>
      <text:p text:style-name="P14"><text:soft-page-break/><text:span text:style-name="T59">ཞེས་པ་སྟེ། སྐབས་དེར་ནི་ཚོགས་ཀྱི་བཟའ་བཏུང་རྣམས་ཟོས་ཤིང་ལེགས་པར་ཟོས་ཟིན་ནས་ཀྱང་གནས་དེར་ནི་མ་མོ་སྟེ་རྣལ་འབྱོར་མ་རྣམས་སྙོམས་འཇུག་གི་བདེ་བས་མཆོད་པར་བྱ་སྟེ། དེ་ཡང་། བླ་མ་ལ་རང་དང་མཉམ་དུ་དབང་ཐོབ་པའི་བུད་མེད་ནི་སྲིང་མོ་ཡིན་ལ། དེས་དབང་བསྐུར་བའི་བུད་མེད་ནི་སྲིང་མོའི་བུ་མོ་དང་། བླ་མས་གསང་དབང་ཐོབ་དུས་ཀྱི་བླ་མ་དེའི་ཕྱག་རྒྱ་ནི་སྒྱུག་མོ་དང་། གལ་ཏེ་རང་གིས་གསང་དབང་ཐོབ་དུས་ཀྱི་བླ་མའི་ཕྱག་རྒྱ་ནི་མ་དང་། གོང་གི་སྲིང་མོ་ལྟ་བུ་ཡིན་ན་ཡང་ཕྱག་རྒྱ་དེ་རྣམས་དུས་རྟག་ཏུ་སྙོམས་འཇུག་གིས་ལེགས་པར་མཆོད་ན། ཚོགས་ཀྱི་དཀྱིལ་འཁོར་གྱི་དངོས་གྲུབ་མྱུར་དུ་འགྲུབ་པར་འགྱུར་ཞེས་པའོ། །</text:span></text:p>
      <text:p text:style-name="P14"><text:span text:style-name="T59">ད༧ བདུན་པ་</text:span><text:span text:style-name="T61">[</text:span><text:span text:style-name="T59">བླ་མ་མཆོད་ཚུལ་</text:span><text:span text:style-name="T61">]</text:span><text:span text:style-name="T59">ནི། </text:span><text:span text:style-name="T38">(</text:span><text:span text:style-name="T40">༢༥༨ན</text:span><text:span text:style-name="T38">)</text:span></text:p>
      <text:p text:style-name="P24"><text:span text:style-name="T49">སྐྱེས་པའི་ཐོད་ཆེན་ཆ་གཅིག་པར། །ཆང་ནི་བཟང་པོའི་ཡོངས་བཀང་སྟེ། །</text:span></text:p>
      <text:p text:style-name="P24"><text:span text:style-name="T49">བླ་མ་ལ་དབུལ་སྐལ་ཆེན་མ། །ཕྱག་འཚལ་ནས་ནི་རང་ཡང་བཏུང་། །</text:span></text:p>
      <text:p text:style-name="P24"><text:span text:style-name="T49">པད་མའི་ལག་པས་བླང་བ་དང་། །དེ་ཉིད་ཀྱི་ནི་ལག་པས་དབུལ།</text:span></text:p>
      <text:p text:style-name="P24"><text:span text:style-name="T49">ཡང་ནས་ཡང་དུ་རབ་བཏུད་པ། །དེར་ནི་སྒྲུབ་པ་པོ་ཡིས་བྱ། །</text:span></text:p>
      <text:p text:style-name="P14"><text:span text:style-name="T59">ཞེས་པ་སྟེ། སྐབས་དེར་སྣོད་སྐྱེས་པའི་ཐོད་ཆེན་ཆ་སྟེ་དུམ་བུ་གཅིག་པར། བཅུད་ཆང་ནི་རོ་ནུས་སོགས་བཟང་པོས་ཡོངས་སུ་བཀང་སྟེ་བླ་མ་ལ་དབུལ་བར་བྱ་སྟེ། དེ་ཡང་སྐལ་ཆེན་མ་ལས་ཀྱི་ཕྱག་རྒྱས་སོ། །དེ་ལྟར་བླ་མ་ལ་ཕུལ་ཟིན་པ་ན་ཕྱག་འཚལ་ནས་ནི་ཕྱག་རྒྱ་རང་ཡང་བཏུང་བར་བྱས་ལ། ཚུལ་དེ་བླ་མས་པདྨའི་ལག་པ་སྟེ་པད་སྐོར་དང་བཅས་པས་བླང་བ་དང་། ཕྱག་རྒྱ་དེས་ཀྱང་ཚུལ་དེ་ཉིད་ཀྱི་ནི་ལག་པས་དབུལ་ཞིང་དུས་ཡང་ནས་ཡང་དུ་བླ་མ་ལ་རབ་ཏུ་བཏུད་པ་སྟེ་གུས་པས་འདུད་པར་བྱའོ། །</text:span></text:p>
      <text:p text:style-name="P14"><text:soft-page-break/><text:span text:style-name="T59">གནས་སྐབས་དེར་ནི་ལམ་སྒྲུབ་པ་པོ་ཡིས་ཚུལ་དེ་ལྟར་བྱའོ་ཞེས་མཇུག་བསྡུ་བའི་ཚིག་གོ། །</text:span></text:p>
      <text:p text:style-name="P14"><text:span text:style-name="T59">འདིར་ཕལ་ཆེར་གྱིས་སྐལ་ཆེན་མ་བདག་མེད་མ་ལ་འབོད་པའི་ཚིག་དང་། ཐོད་ཆང་དབུལ་བ་པོ་དང་། རང་ཡང་འཐུང་བ་དང་། ཡང་ཡང་བཏུད་པ་པོ་རྣམས་ལས་ཀྱི་རྡོ་རྗེ་ལ་འཆད་དོ། །</text:span></text:p>
      <text:p text:style-name="P14"><text:span text:style-name="T59">འདི་དག་གི་ངེས་དོན་ནི། དུར་ཁྲོད་རི་ཡི་བྱ་སྐྱིབ་སོགས་ནི་ལུས་ཀྱི་རྩ་འཁོར། བཟའ་བ་ནི་བདེ་བ་ཆེན་པོའི་རོ། རབ་ཏུ་བཟའ་བ་ནི་ཉམས་སུ་མྱོང་བར་བྱེད་པ། རོའི་གཟུགས་ཅན་སོགས་གདན་དགུ་ནི་སྙིང་གའི་རྩ་འཁོར་གྱི་ལྟེ་བ་དང་འདབ་མ། ཀྱེའི་རྡོ་རྗེ་དང་རྣལ་འབྱོར་མ་དགོད་པ་ནི་དེ་དག་ཏུ་ཡི་གེ་རྣམས་དགོད་པ། དམ་ཚིག་གི་ཟས་མ་ལ་ཏིནྡྷ་ནཾ་ནི་བདག་མེད་ཀྱི་རྟོགས་པ་བསྐྱེད་པ། མ་མོ་དང་སྲིང་མོའི་བུ་མོ་སོགས་ནི། </text:span></text:p>
      <text:p text:style-name="P14"><text:span text:style-name="T59">ཕྱག་ཆེན་ཐིག་ལེར། </text:span></text:p>
      <text:p text:style-name="P26"><text:span text:style-name="T32">མ་ནི་སེམས་ཞེས་བསྟན་པ་སྟེ། །གསུང་ནི་འདི་རུ་སྲིང་མོར་དྲན། །</text:span></text:p>
      <text:p text:style-name="P26"><text:span text:style-name="T32">བུ་མོ་སྐུ་རུ་རྣམ་པར་གྲགས། །ཆུང་མ་སྲོག་ཅེས་བྱ་བར་དྲན། །</text:span></text:p>
      <text:p text:style-name="P26"><text:span text:style-name="T32">མནའ་མ་རྩོལ་བར་དྲན་པ་སྟེ། སྒྱུག་མོ་མཉམ་པར་དྲན་པ་འོ། །</text:span></text:p>
      <text:p text:style-name="P14"><text:span text:style-name="T59">ཞེས་པ་ལྟར་རམ། ས་ཆུ་ལ་སོགས་པ་འབྱུང་བའི་ཁམས་རྣམས་སོ། །</text:span></text:p>
      <text:p text:style-name="P27"><text:span text:style-name="T59">སྐྱེས་པའི་ཐོད་པ་བདེ་བ་ཆེན་པོ། ཆ་གཅིག་པ་གཟུང་འཛིན་གཉིས་མེད། ཆང་བྱང་ཆུབ་སེམས་ཀྱི་བདུད་རྩི། བླ་མ་ལ་དབུལ་བ་སྤྱི་བོའི་ཧྃ་ལ་འདྲེན་པ། རང་འཐུང་བ་སླར་ལྟེ་བར་དབབ་ཅིང་ཉམས་སུ་མྱོང་བ། པདྨའི་ལག་པ་འཁོར་ལོའི་</text:span><text:span text:style-name="T38">(</text:span><text:span text:style-name="T40">༢༥༨བ</text:span><text:span text:style-name="T38">)</text:span><text:span text:style-name="T59">རྩ་འདབ། ཡང་ཡང་བཏུད་པ་དེ་ཁོ་ན་ཉིད་ལ་ནན་ཏན་དུ་བྱེད་པ་དག་ཡིན་ཏེ། </text:span></text:p>
      <text:p text:style-name="P14"><text:soft-page-break/><text:span text:style-name="T59">རྡོ་རྗེ་སྙིང་འགྲེལ་ལས། རེ་ཞིག །ཕྱི་རོལ་གྱི་གནས་རྣམས་སུ་ཆང་དང་། གླང་ལ་སོགས་པའི་ཤ་ཟ་བ་དང་། བུད་མེད་སྐྱེ་བོ་ལ་འཁྲིག་ཐབས་སྦྱར་བས་འདོད་པའི་དངོས་གྲུབ་གྲུབ་པ་ནི་མེད་དེ། འདི་ལྟར་གང་དེ་རྣམས་ཀྱིས་འདོད་པའི་དངོས་གྲུབ་ཏུ་འགྱུར་བ་ལ་ནི། ཆོས་ཀྱི་ཕུང་པོ་བརྒྱད་ཁྲི་བཞི་སྟོང་ཡང་མེད་པར་འགྱུར་ལ། རྣལ་འབྱོར་པའི་འབད་པ་ཕུན་སུམ་ཚོགས་པ་ཡང་དོན་མེད་པར་འགྱུར་རོ། །དེ་བས་ན་ཅིའི་ཕྱིར་བཟའ་བ་དང་བཏུང་བ་ལ་སོགས་པའི་ཚོགས་ཀྱི་མཆོད་པས་འདོད་པའི་དངོས་གྲུབ་ཐོབ། ཅེས་གསུངས་པ་ནི་བྱིས་པའི་སྐྱེ་བོ་རྣམས་དྲང་བར་ཟད་དོ། །</text:span></text:p>
      <text:p text:style-name="P14"><text:span text:style-name="T59">ངེས་པའི་དོན་དུ། ཀུན་ཏུ་རྟོག་པས་མི་གོས་པའི་གནས་འགའ་ཞིག་ལ་བརྟེན་ཏེ། མེས་བསྲེགས་ཤིང་བཙོས་པའི་བཅུད་གང་ཡིན་པ་དེས་མྱོས་པར་བྱ་བ་དང་། ཚིམ་པར་ཟོས་ཏེ་གནས་པས་ཚེ་འཕེལ་བར་བྱེད་ཅིང་རྡོ་རྗེ་འཆང་གི་གཟི་མདངས་ལྟ་བུ་སྟེར་བར་འགྱུར་ཏེ། ངེས་པའི་དོན་ནོ་ཞེས་དང་། </text:span></text:p>
      <text:p text:style-name="P14"><text:span text:style-name="T59">ངེས་པའི་དོན་དུ་ནི་བདུད་རྩི་ལྟ་བུའི་བཏུང་བ་བདེ་བའི་འཁོར་ལོ་ནས་རྒྱལ་མཚན་གྱི་རྩེ་མོར་རྒྱུན་དྲང་ཞིང་། སླར་དེ་ཉིད་ཀྱི་གནས་སུ་འཕང་བའི་ཚུལ་གྱིས་དྲང་ཞིང་བླ་མ་ཚིམ་པར་བྱ་སྟེ། དེ་བཞིན་གཤེགས་པའི་བཀའ་ལུང་ངོ་། །ཞེས་བཤད་པ་ལྟར་རོ། །</text:span></text:p>
      <text:p text:style-name="P14"><text:span text:style-name="T59">ཇ༣ གསུམ་པ་</text:span><text:span text:style-name="T61">[</text:span><text:span text:style-name="T59">ལེའུའི་མཚན་</text:span><text:span text:style-name="T61">]</text:span><text:span text:style-name="T59">ནི། </text:span></text:p>
      <text:p text:style-name="P17"><text:span text:style-name="T46">ཀྱེའི་རྡོ་རྗེ་ལས། བཟའ་བའི་ལེའུ་སྟེ། བདུན་པའོ།། །།</text:span></text:p>
      <text:p text:style-name="P14"><text:span text:style-name="T59">ཞེས་པ་སྟེ། ཀྱེའི་རྡོ་རྗེ་ཞེས་བྱ་བའི་རྒྱུད་ལས་ཚོགས་འཁོར་གྱི་བཟའ་བ་སྟོན་པའི་ལེའུ་སྟེ། གཞུང་དུམ་ཚན་བདུན་པའོ་ཞེས་དེ་ཉིད་གསུངས་ཟིན་པའི་དོན་ཏོ། །</text:span></text:p>
      <text:p text:style-name="P14"><text:span text:style-name="T59">ལེའུ་བདུན་པ་བཤད་ཟིན་ཏོ།། །།</text:span></text:p>
      <text:p text:style-name="P2"><text:span text:style-name="T59">བརྟག་པ་ཕྱི་མ། བརྒྱད་པ་གདུལ་དཀའ་འདུལ་བའི་ལེའུ།</text:span></text:p>
      <text:p text:style-name="P43"/>
      <text:p text:style-name="P14"><text:span text:style-name="T1">ཆ༨ </text:span><text:span text:style-name="T18">ད་ནི་ལེའུ་བརྒྱད་པ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ལྔ་པ་ལ་སོགས་པར་ཕྱག་རྒྱའི་དབྱེ་བ་གསུངས་ཀྱང་པད་མ་ཅན་གྱི་མཚན་ཉིད་མ་གསུངས་པ་དང་། བརྟག་པ་དང་པོར་བསྐྱེད་རྫོགས་ཀྱི་ལམ་མཐའ་དག་གསུངས་ཀྱང་</text:span><text:span text:style-name="T38">(</text:span><text:span text:style-name="T40">༢༥༩ན</text:span><text:span text:style-name="T38">)</text:span><text:span text:style-name="T59">སྨོན་ལམ་འདེབས་པ་མ་གསུངས་པ་དང་། བདུན་པར་མངོན་སྤྱོད་དྲག་པོས་འདུལ་བ་དང་། བཅུ་གཅིག་པར་ལྟ་སྟངས་ཀྱིས་འདུལ་བ་གསུངས་ཀྱང་བསླབ་པ་དང་ལྟ་བའི་རིམ་པས་འདུལ་བ་མ་གསུངས་པས། དེ་དག་ཁ་བསྐང་བའི་ཕྱིར་ལེའུ་འདི་གསུངས་སོ། །</text:span></text:p>
      <text:p text:style-name="P14"><text:span text:style-name="T59">ལེའུ་སྔ་ཕྱིའི་འབྲེལ་ནི། བདུན་པར་ཚོགས་འཁོར་དང་མ་མོ་མཆོད་པ་གསུངས་ཀྱང་། ཕྱག་རྒྱའི་མཚན་ཉིད་དང་སྨོན་ལམ་མ་གསུངས་པས། དེ་མ་ཐག་ཏུ་དེ་དག་སྟོན་པའི་ལེའུ་འདི་གསུངས་པར་འབྲེལ་ལོ། །</text:span></text:p>
      <text:p text:style-name="P14"><text:span text:style-name="T59">ལེའུའི་མངོན་རྟོགས་ནི། ཕྱག་རྒྱའི་མཚན་ཉིད་རྫོགས་རིམ་དང་སྨོན་ལམ་ལམ་མཐའ་དག་དང་གདུལ་དཀའ་འདུལ་ཐབས་སྨིན་བྱེད་ཀྱི་ལམ་དང་འབྲེལ་ལོ། །</text:span></text:p>
      <text:p text:style-name="P14"><text:span text:style-name="T1">ཇ༢ </text:span><text:span text:style-name="T18">གཉིས་པ་</text:span><text:span text:style-name="T20">[</text:span><text:span text:style-name="T18">ལེའུའི་དོན་</text:span><text:span text:style-name="T20">]</text:span><text:span text:style-name="T18">ལ། </text:span><text:span text:style-name="T1">ཉ༡ </text:span><text:span text:style-name="T18">ཕྱག་རྒྱའི་མཚན་ཉིད། </text:span><text:span text:style-name="T1">ཉ༢ </text:span><text:span text:style-name="T18">སྨོན་ལམ་གདབ་པ། </text:span><text:span text:style-name="T1">ཉ༣ </text:span><text:span text:style-name="T18">གདུལ་དཀའ་འདུལ་ཚུལ་གསུམ་ལས། </text:span></text:p>
      <text:p text:style-name="P14"><text:span text:style-name="T1">ཉ༡ </text:span><text:span text:style-name="T18">དང་པོ་ལ། </text:span><text:span text:style-name="T1">ཏ༡ </text:span><text:span text:style-name="T18">ཞུས་པ་དང་། </text:span><text:span text:style-name="T1">ཏ༢ </text:span><text:span text:style-name="T18">ལན་གཉིས་ཀྱི། </text:span></text:p>
      <text:p text:style-name="P14"><text:span text:style-name="T59">ཏ༡ དང་པོ་ནི། </text:span></text:p>
      <text:p text:style-name="P24"><text:soft-page-break/><text:span text:style-name="T49">དེ་ནས་རྣལ་འབྱོར་མས་ཞུས་པ། །ཕྱག་རྒྱ་ཆེན་པོ་ཇི་ལྟ་བུ། །</text:span></text:p>
      <text:p text:style-name="P24"><text:span text:style-name="T49">ཀུན་རྫོབ་རྣམ་པའི་གཟུགས་ཀྱིས་ནི། །བདེ་བ་སྦྱིན་པས་བཤད་དུ་གསོལ། །</text:span></text:p>
      <text:p text:style-name="P14"><text:span text:style-name="T59">ཞེས་པ་སྟེ། ལེའུ་བདུན་པ་གསུངས་པ་དེ་ནས་བདག་མེད་རྣལ་འབྱོར་མས་སྟོན་པ་ལ་ཞུས་པ། ཕྱག་རྒྱས་དངོས་གྲུབ་སྒྲུབ་པར་ལན་མང་དུ་གསུངས་ན། འདིར་གང་ལ་བརྟེན་ནས་ཕྱག་རྒྱ་ཆེན་པོའི་དངོས་གྲུབ་འགྲུབ་པའི་བུད་མེད་དེ་ཇི་ལྟ་བུ་ལགས། ཀུན་རྫོབ་ཏུ་ཧེ་རུ་ཀའི་རྣམ་པའི་གཟུགས་ཀྱིས་ནི་ལྷན་སྐྱེས་ཀྱི་བདེ་བ་རབ་ཏུ་སྦྱིན་པས་བདག་ལ་བཤད་དུ་གསོལ་ཞེས་ཞུས་པའོ། །</text:span></text:p>
      <text:p text:style-name="P14"><text:span text:style-name="T59">ཡང་ན། བུད་མེད་ལ་ཕྱག་རྒྱ་བཞིར་བཤད་པའི་ཕྱག་རྒྱ་ཆེན་པོ་ཇི་ལྟ་བུ་ཞུས་པ་སྟེ། </text:span></text:p>
      <text:p text:style-name="P14"><text:span text:style-name="T59">སཾ་ཊིར། </text:span></text:p>
      <text:p text:style-name="P26"><text:span text:style-name="T32">ཕྱག་རྒྱ་ཆེན་པོ་མ་མ་ཀི། །ལས་ཀྱི་ཕྱག་རྒྱ་སངས་རྒྱས་སྤྱན། །</text:span></text:p>
      <text:p text:style-name="P26"><text:span text:style-name="T32">དམ་ཚིག་ཕྱག་རྒྱ་སྒྲོལ་མ་ཡིན། །ཆོས་ཀྱི་ཕྱག་རྒྱ་ན་བཟའ་དཀར། །</text:span></text:p>
      <text:p text:style-name="P14"><text:span text:style-name="T59">ཞེས་པ་ལྟར་རོ། །</text:span></text:p>
      <text:p text:style-name="P14"><text:span text:style-name="T59">ཏ༢ གཉིས་པ་</text:span><text:span text:style-name="T61">[</text:span><text:span text:style-name="T59">ལན་</text:span><text:span text:style-name="T61">]</text:span><text:span text:style-name="T59">ནི། </text:span></text:p>
      <text:p text:style-name="P17"><text:span text:style-name="T46">བཅོམ་ལྡན་འདས་ཀྱིས་བཀའ་སྩལ་པ། </text:span><text:span text:style-name="T39">(</text:span><text:span text:style-name="T40">༢༥༩བ</text:span><text:span text:style-name="T39">)</text:span></text:p>
      <text:p text:style-name="P24"><text:span text:style-name="T49">ཤིན་ཏུ་རིང་མིན་ཐུང་བ་མིན། །གནག་པ་མ་ཡིན་དཀར་བ་མིན། །</text:span></text:p>
      <text:p text:style-name="P24"><text:span text:style-name="T49">པདྨའི་འདབ་མའི་རྣམ་པ་འདྲ། །དེ་ཡི་དབུགས་ནི་དྲི་ཞིམ་ལྡན། །</text:span></text:p>
      <text:p text:style-name="P24"><text:span text:style-name="T49">རྔུལ་ཀྱང་དྲི་ཞིམ་ལྡན་གྱུར་ཏེ། །རི་དྭགས་ལྟེ་བའི་དྲི་དང་མཚུངས། །</text:span></text:p>
      <text:p text:style-name="P24"><text:span text:style-name="T49">པདྨ་ལ་ཡང་དབང་མཆོག་དྲི། །སྐད་ཅིག་པདྨ་ལྟ་བུ་འབྱུང་། །</text:span></text:p>
      <text:p text:style-name="P24"><text:span text:style-name="T49">དེ་ཡི་ག་བུར་སིཧླ་དག །མཁས་པས་དྲི་བཟང་མཚོན་པར་བྱ། །</text:span></text:p>
      <text:p text:style-name="P24"><text:soft-page-break/><text:span text:style-name="T49">ཨུད་པ་ལ་ཡི་དྲི་འགྱུར་ཞིང་། །ཨ་ཀ་རུ་ནི་ནག་པོ་མཚུངས། །</text:span></text:p>
      <text:p text:style-name="P24"><text:span text:style-name="T49">དལ་ཞིང་མི་གཡོ་མ་ཉིད་དང་། །སྙན་པར་སྨྲ་ཞིང་ཡིད་འོང་མ། །</text:span></text:p>
      <text:p text:style-name="P24"><text:span text:style-name="T49">སྐྲ་བཟང་དབུས་སུ་གཉེར་མ་གསུམ། །ཕལ་པས་པདྨ་ཅན་དུ་བརྗོད། །</text:span></text:p>
      <text:p text:style-name="P24"><text:span text:style-name="T49">ལྷན་ཅིག་སྐྱེས་པའི་གཟུགས་ཅན་མ། །དེ་རྙེད་ནས་ནི་དངོས་གྲུབ་འགྱུར། །</text:span></text:p>
      <text:p text:style-name="P14"><text:span text:style-name="T59">ཞེས་པ་སྟེ། བཅོམ་ལྡན་འདས་ཀྱིས་ལན་བཀའ་སྩལ་པ། ཕྱག་རྒྱ་ཆེན་པོའི་བུད་མེད་དེ་ནི། གཟུགས་ཚུལ་དང་མི་ལྡན་པར་ཤིན་ཏུ་རིང་བ་མིན་པ། གེལ་པ་ལྟ་བུ་ཧ་ཅང་ཐུང་བ་མིན་པ། མདོག་གནག་པ་མ་ཡིན་ཞིང་དཀར་བའང་མིན་པའི་སྔོ་སངས། པདྨའི་འདབ་མའི་རྣམ་པ་འདྲ་བར་གཞོན་ཤ་ཆགས་ཤིང་ལང་ཚོ་རྒྱས་པ། དེ་ཡི་ཁའི་དབུགས་ནི་དྲི་ཞིམ་པོ་དང་ལྡན་ཞིང་། ལུས་ཀྱི་རྔུལ་ཀྱང་དྲི་ཞིམ་པོ་དང་ལྡན་པར་གྱུར་ཏེ། དཔེར་ན། རི་དྭགས་ལྟེ་བའི་དྲི་སྟེ་གླ་རྩིའི་དྲི་ལྟ་བུ་དང་ཕྱོགས་མཚུངས་པ། དེའི་པདྨ་སྟེ་བྷ་ག་ལ་ཡང་དབང་མཆོག་སྟེ་ཙནྡན་ས་མཆོག་གི་དྲི་འདྲ་བ་སྐད་ཅིག་ཙམ་རེ་པདྨ་ལྟ་བུ་རེས་འགའ་འབྱུང་བ། དེ་ཡི་ག་བུར་ཏེ་བྱང་སེམས་དང་སིཧླ་སྟེ་རཀྟ་དག་དྲི་ཞིམ་པ་དང་ལྡན་པ། སྒྲུབ་པ་པོ་མཁས་པས་དྲི་དེས་དྲི་བཟང་པོ་མཚོན་ཞིང་ཤེས་པར་བྱ་སྟེ། དཔེར་ན། མེ་ཏོག་ཨུད་པ་ལ་ཡི་དྲིར་སྣང་བར་འགྱུར་ཞིང་། ཨ་ཀ་རུ་ནི་ནག་པོའི་དྲི་དང་མཚུངས་པ། སྤྱོད་ལམ་དལ་ཞིང་ཡིད་བརྟན་པས་མི་གཡོ་མ་ཉིད་དང་། ངག་འཇམ་པོས་སྙན་པར་སྨྲ་ཞིང་། ཡིད་རབ་ཏུ་འཇུག་པས་ཡིད་འོང་མ། སྐྲ་འཇམ་ཞིང་དྲི་ཞིམ་ལ་མཚམས་ཕྱེད་པས་སྐྲ་བཟང་བ། སྐྱེ་གནས་ཀྱི་དབུས་སུ་གཉེར་མ་གསུམ་དང་ལྡན་པ། དེ་ལྟ་བུ་ནི་སྐྱེ་བོ་ཕལ་པས་སམ་འདོད་པའི་བསྟན་བཅོས་ལས་པདྨ་ཅན་ཞེས་བུད་མེད་མཆོག་ཏུ་བརྗོད་ཅིང་། </text:span><text:span text:style-name="T38">(</text:span><text:span text:style-name="T40">༢༦༠ན</text:span><text:span text:style-name="T38">)</text:span><text:span text:style-name="T59">དེས་བདེ་སྟོང་ལྷན་ཅིག་སྐྱེས་པའི་ཡེ་ཤེས་བསྐྱེད་པར་བྱེད་</text:span><text:soft-page-break/><text:span text:style-name="T59">པས་ན་དེའི་གཟུགས་ཅན་མ་ཞེས་བྱ་ལ། དེ་ལྟ་བུ་ཤེས་ཤིང་རྙེད་ནས་བསྟེན་ན་ནི་ཕྱག་རྒྱ་ཆེན་པོའི་དངོས་གྲུབ་མྱུར་དུ་ཐོབ་པར་འགྱུར་ཞེས་པའི་དོན་ཏེ། </text:span></text:p>
      <text:p text:style-name="P14"><text:span text:style-name="T59">ནཱ་རོ་འགྲེལ་ཆེན་དུའང་། </text:span></text:p>
      <text:p text:style-name="P26"><text:span text:style-name="T32">ལྷ་མོ་འདི་ཉིད་གཅིག་པུ་ཉིད། །མཐའ་ཡས་ཡོན་ཏན་སྟེར་བ་འོ། །</text:span></text:p>
      <text:p text:style-name="P26"><text:span text:style-name="T32">དེ་ནི་བྷ་ག་བཟང་མོར་ཤེས། །སྒྲུབ་པ་པོ་ཡི་མཆོག་སྟེར་རབ། །</text:span></text:p>
      <text:p text:style-name="P14"><text:span text:style-name="T59">ཅེས་སོ། །</text:span></text:p>
      <text:p text:style-name="P14"><text:span text:style-name="T1">ཉ༢ </text:span><text:span text:style-name="T18">གཉིས་པ་</text:span><text:span text:style-name="T2">[</text:span><text:span text:style-name="T1">སྨོན་ལམ་གདབ་པ་</text:span><text:span text:style-name="T2">]</text:span><text:span text:style-name="T18">ལ། </text:span><text:span text:style-name="T1">ཏ༡ </text:span><text:span text:style-name="T18">ཞུས་པ་དང་། </text:span><text:span text:style-name="T1">ཏ༢ </text:span><text:span text:style-name="T18">ལན་གཉིས་ཀྱི། </text:span></text:p>
      <text:p text:style-name="P14"><text:span text:style-name="T59">ཏ༡ དང་པོ་ནི། </text:span></text:p>
      <text:p text:style-name="P17"><text:span text:style-name="T46">དེ་ནས་རྣལ་འབྱོར་མ་བདག་མེད་མས་གསོལ་པ། བཅོམ་ལྡན་འདས། སྨོན་ལམ་ཇི་ལྟར་གདབ་པར་བགྱི། །</text:span></text:p>
      <text:p text:style-name="P14"><text:span text:style-name="T59">ཞེས་པ་སྟེ། དེ་ནས་རྣལ་འབྱོར་མ་བདག་མེད་མས་སྟོན་པ་ལ་གསོལ་པ། ཀྱེ་བཅོམ་ལྡན་འདས། ལམ་སྒོམ་པའི་སྐབས་མཐའ་དག་ཏུ་སྨོན་ལམ་ཇི་ལྟར་གདབ་པར་བགྱི་བ་ལགས་ཞེས་ཞུས་པའོ། །</text:span></text:p>
      <text:p text:style-name="P14"><text:span text:style-name="T59">ཏ༢ གཉིས་པ་</text:span><text:span text:style-name="T61">[</text:span><text:span text:style-name="T59">ལན་</text:span><text:span text:style-name="T61">]</text:span><text:span text:style-name="T59">ནི། </text:span></text:p>
      <text:p text:style-name="P17"><text:span text:style-name="T46">བཅོམ་ལྡན་འདས་ཀྱིས་བཀའ་སྩལ་པ། </text:span></text:p>
      <text:p text:style-name="P24"><text:span text:style-name="T49">རིགས་སུ་སྐྱེ་དང་དམ་ཚིག་ཅན། །སྨྱོ་མེད་ཀྱེ་ཡི་རྡོ་རྗེ་སྟོན། །</text:span></text:p>
      <text:p text:style-name="P24"><text:span text:style-name="T49">བླ་མ་ལ་གུས་སྙིང་རྗེ་ཅན། །སྐྱེ་ཞིང་སྐྱེ་བར་འགྱུར་བར་ཤོག །</text:span></text:p>
      <text:p text:style-name="P24"><text:span text:style-name="T49">ལག་པས་རྡོ་རྗེ་དྲིལ་བུ་འཁྲོལ། །ཟབ་མོའི་ཆོས་ནི་ཀློག་པ་དང་། །</text:span></text:p>
      <text:p text:style-name="P24"><text:span text:style-name="T49">བཙུན་མོའི་ཁུ་བ་མཉམ་ཟས་ཅན། །སྐྱེ་ཞིང་སྐྱེ་བར་འགྱུར་བར་ཤོག །</text:span></text:p>
      <text:p text:style-name="P14"><text:soft-page-break/><text:span text:style-name="T59">ཅེས་པ་སྟེ། དེའི་ལན་བཅོམ་ལྡན་འདས་ཀྱིས་བཀའ་སྩལ་པ། རྡོ་རྗེའི་ཐེག་པ་ལ་འཇུག་པའི་རིགས་བཟང་པོ་རྣམས་སུ་སྐྱེ་བ་དང་། དེ་ལ་ཞུགས་ནས་ཀྱང་དམ་ཚིག་ཚུལ་བཞིན་བསྲུང་བ་ཅན་དུ་འགྱུར་བ་དང་། དོན་དང་མི་ལྡན་པའི་སྨྱོ་བཤད་མེད་པར་ཀྱེ་ཡི་རྡོ་རྗེའི་རྒྱུད་དོན་ཕྱིན་ཅི་མ་ལོག་པར་སྟོན་པའི་བླ་མ་ལ་གུས་ཤིང་སྙིང་རྗེ་ཆེ་བ་ཅན་དུ། སྲིད་པར་སྐྱེ་ཞིང་སླར་ཡང་སྐྱེ་བར་འགྱུར་བ་རྣམས་སུ་དེ་ལྟར་འགྱུར་བར་ཤོག་ཅིག་པ་དང་། དེ་བཞིན་དུ་དེ་ཁོ་ན་ཉིད་ཤེས་པའི་ལག་པས་རྡོ་རྗེ་བཟུང་ཞིང་དྲིལ་བུ་འཁྲོལ་བ་དང་། ཤིན་ཏུ་ཟབ་མོའི་ཆོས་རྒྱུད་འདི་ལྟ་བུ་ནི་ཀློག་པས་མཚོན་ཏེ། ཐོས་བསམ་སྒོམ་གསུམ་བགྱིད་པ་དང་། བཙུན་མོའི་སྟེ་ཕྱག་རྒྱ་</text:span><text:span text:style-name="T38">(</text:span><text:span text:style-name="T40">༢༦༠བ</text:span><text:span text:style-name="T38">)</text:span><text:span text:style-name="T59">མཚན་ལྡན་གྱི་ཁུ་བ་མཉམ་ཟས་ཏེ་ཕན་ཚུན་དཀར་ཆའི་དྭངས་མ་རླུང་སྟོབས་ཀྱིས་འདྲེན་ཞིང་སྟེར་བ་ཅན་དུ་གོང་བཞིན་སྐྱེ་ཞིང་སྐྱེ་བར་འགྱུར་བར་ཤོག་ཅེས་སྨོན་ལམ་གདབ་དགོས་པའི་དོན་ཏོ། །</text:span></text:p>
      <text:p text:style-name="P14"><text:span text:style-name="T1">ཉ༣ </text:span><text:span text:style-name="T18">གསུམ་པ་</text:span><text:span text:style-name="T20">[</text:span><text:span text:style-name="T1">གདུལ་དཀའ་འདུལ་ཚུལ་</text:span><text:span text:style-name="T2">]</text:span><text:span text:style-name="T18">ལ། </text:span><text:span text:style-name="T1">ཏ༡ </text:span><text:span text:style-name="T18">སྤྱི་དོན་དང་། </text:span><text:span text:style-name="T1">ཏ༢ </text:span><text:span text:style-name="T18">གཞུང་དོན་གཉིས་ལས། </text:span></text:p>
      <text:p text:style-name="P14"><text:span text:style-name="T1">ཏ༡ </text:span><text:span text:style-name="T18">དང་པོ་ལ། ཐུན་མོང་བའི་ལམ་རིམ་དང་། ཐུན་མོང་མིན་པའི་ལམ་རིམ་གཉིས་ཀྱི། </text:span></text:p>
      <text:p text:style-name="P14"><text:span text:style-name="T18">དང་པོ་ལ། སྤྱོད་པ་རིམ་ཅན་དུ་བསླབ་ཚུལ་དང་། ལྟ་བ་རིམ་ཅན་དུ་བསླབ་ཚུལ་གཉིས་ལས། </text:span></text:p>
      <text:p text:style-name="P14"><text:span text:style-name="T59">དང་པོ་ནི། བློ་དམན་ཐེག་པ་ལ་རིམ་གྱིས་འཇུག་པའི་ཐོག་མར་གསོ་སྦྱོང་བསླབ་སྡོམ་སྦྱིན་པར་བཤད་པ་ལས། </text:span></text:p>
      <text:p text:style-name="P14"><text:span text:style-name="T59">སྤྱིར་གསོ་སྦྱོང་གིས་དོན་ནི། གསོ་སྦྱོང་རང་གི་བླང་བའི་ཆོ་གར། </text:span></text:p>
      <text:p text:style-name="P26"><text:span text:style-name="T32">དགེ་བ་གསོ་ཕྱིར་སྡིག་པ་རྣམ་སྦྱོང་ཕྱིར། །</text:span></text:p>
      <text:p text:style-name="P26"><text:span text:style-name="T32">དེ་བཞིན་གཤེགས་པས་གསོ་སྦྱོང་བླང་ཞེས་གསུངས། །</text:span></text:p>
      <text:p text:style-name="P14"><text:span text:style-name="T59">ཞེས་པ་ལྟར་རོ། །</text:span></text:p>
      <text:p text:style-name="P14"><text:soft-page-break/><text:span text:style-name="T59">དེ་ལ། ཁྱིམ་པའི་གསོ་སྦྱོང་དང་། རབ་བྱུང་གི་གསོ་སྦྱོང་གཉིས་ལས། འདིར་སྔ་མ་ཡིན་ལ། </text:span></text:p>
      <text:p text:style-name="P14"><text:span text:style-name="T59">དེ་ཡང་སོ་ཐར་བརྒྱད་ཀྱི་ཁུངས་སུ་གཏོགས་པ་ལས་དང་པོ་པའི་གསོ་སྦྱོང་བསྙེན་གནས་ཡན་ལག་བརྒྱད་པར་གྲགས་པ་སྟེ། </text:span></text:p>
      <text:p text:style-name="P14"><text:span text:style-name="T59">འགྱུར་འགའ་ཞིག་ཏུ། </text:span></text:p>
      <text:p text:style-name="P26"><text:span text:style-name="T32">དང་པོར་བསྙེན་གནས་ཁྲིམས་ནི་སྦྱིན། །</text:span></text:p>
      <text:p text:style-name="P14"><text:span text:style-name="T59">ཞེས་འབྱུང་བ་ལྟར་རོ། །</text:span></text:p>
      <text:p text:style-name="P14"><text:span text:style-name="T59">དེ་ཡང་དགྲ་བཅོམ་པ་དང་ཉེ་བར་གནས་པར་བྱེད་པའི་ཕྱིར་བསྙེན་གནས་ཏེ། ཇི་སྐད་དུ། </text:span></text:p>
      <text:p text:style-name="P26"><text:span text:style-name="T32">གང་ཕྱིར་ཡིད་ཀྱི་དགེ་བ་གསོས་འདེབས་དེ་ཡི་ཕྱིར། །</text:span></text:p>
      <text:p text:style-name="P26"><text:span text:style-name="T32">འདིར་ནི་བཅོམ་ལྡན་འདས་ཀྱིས་གསོ་སྦྱོང་བཤད་ཅེས་གྲགས། །</text:span></text:p>
      <text:p text:style-name="P14"><text:span text:style-name="T59">ཞེས་སོ། །</text:span></text:p>
      <text:p text:style-name="P14"><text:span text:style-name="T59">འདི་ནི་ཡུན་དུ་བསླབ་པ་བསྲུང་མི་ནུས་པའི་སྐྱེས་པ་དང་བུད་མེད་དག་ལ་ཉིན་ཞག་གི་མཐའ་ཅན་གྱི་བསླབ་པ་ཕན་ཡོན་ཅན་ཡིན་ཏེ། </text:span></text:p>
      <text:p text:style-name="P14"><text:span text:style-name="T59">བཤེས་སྤྲིང་དུ། </text:span></text:p>
      <text:p text:style-name="P26"><text:span text:style-name="T32">གསོ་སྦྱོང་འདོད་སྤྱོད་ལྷ་ལུས་ཡིད་འོང་བ། །</text:span></text:p>
      <text:p text:style-name="P26"><text:span text:style-name="T32">སྐྱེས་པ་བུད་མེད་དག་ལ་སྩོལ་བར་བགྱིད། །</text:span></text:p>
      <text:p text:style-name="P14"><text:span text:style-name="T59">ཅེས་པ་ལྟར་རོ། །</text:span></text:p>
      <text:p text:style-name="P53">དེ་ནས་བསླབས་པའི་གནས་བཅུ་ལ་རིམ་པས་བསླབ་པར་བྱ་བ་ལས་གནས་བཅུ་ནི་ཕལ་ཆེར་གྱིས་མི་དགེ་བཅུ་སྤོང་གི་བསླབ་པ་དགེ་བསྙེན་ནས་དགེ་སློང་གི་བར་གྱི་སོ་ཐར་རིས་བདུན་ལ་འཆད་ལ།</text:p>
      <text:p text:style-name="P14"><text:soft-page-break/><text:span text:style-name="T59">མཁས་པ་དག །སྐྱབས་གསུམ་</text:span><text:span text:style-name="T38">(</text:span><text:span text:style-name="T40">༢༦༡ན</text:span><text:span text:style-name="T38">)</text:span><text:span text:style-name="T59">འཛིན་པ། སྣ་གཅིག་སྤྱོད་པ། སྣ་འགའ་སྤྱོད་པ། ཕལ་ཆེར་སྤྱོད་པ། ཡོངས་རྫོགས་ཀྱི་དགེ་བསྙེན་ཏེ་ཁྱིམ་པའི་བསླབ་པ་ལྔ་དང་། ཚངས་སྤྱོད། གོ་མི། དགེ་ཚུལ། བར་སློབ་མ། དགེ་སློང་སྟེ་རབ་བྱུང་གི་ཕྱོགས་དང་བཅུ་ཞེས་ཀྱང་འཆད་དོ། །</text:span></text:p>
      <text:p text:style-name="P14"><text:span text:style-name="T59">ཁ་ཅིག །བསླབ་པའི་གནས་བཅུ་དགེ་ཚུལ་གྱི་བསླབ་བྱ་དང་གྲངས་མཉམ་པར་སྣང་བའི་བློས་དགེ་ཚུལ་ལ་འཆད་པ་ནི་མི་ལེགས་ཏེ། བསླབ་པ་རིམ་ཅན་དུ་སློབ་པར་གསུངས་པའི་སྐབས་འདིར་དགེ་ཚུལ་ཁོ་ན་སྨོས་པ་མ་འབྲེལ་བའི་ཕྱིར་རོ། །</text:span></text:p>
      <text:p text:style-name="P14"><text:span text:style-name="T59">བསླབ་པ་དེ་རྣམས་ཀྱང་དང་པོར་མ་ཐོབ་པ་ཐོབ་པར་བྱེད་པའི་ཐབས། ཐོབ་པ་མི་ཉམས་པ་བསྲུང་བའི་བསླབ་བྱ། ཉམས་ན་ཕྱིར་བཅོས་པའི་ཐབས་སོགས་རྒྱས་པར་གཞན་ལས་ཤེས་པར་བྱ་དགོས་སོ། །</text:span></text:p>
      <text:p text:style-name="P29"><text:span text:style-name="T18">གཉིས་པ་</text:span><text:span text:style-name="T20">[</text:span><text:span text:style-name="T18">ལྟ་བ་རིམ་ཅན་དུ་བསླབ་ཚུལ་</text:span><text:span text:style-name="T20">]</text:span><text:span text:style-name="T18">ལ། བྱེ་བྲག་ཏུ་སྨྲ་བའི་ལུགས། མདོ་སྡེ་པའི། སེམས་ཙམ་པའི། དབུ་མ་པའི་ལུགས་བཞིའི། </text:span></text:p>
      <text:p text:style-name="P29"><text:span text:style-name="T59">དང་པོ་ནི། བྱེ་བྲག་ཏུ་སྨྲ་བས་ཤེས་བྱ་ཐམས་ཅད་གཞི་ལྔར་འཇོག་པ་ལས། </text:span></text:p>
      <text:p text:style-name="P29"><text:span text:style-name="T59">གཟུགས་ཀྱི་གཞི་ནི། མིག་སོགས་ནང་གི་དབང་པོ་ལྔ་དང་། གཟུགས་སོགས་ཕྱིའི་ཡུལ་ལྔ་དང་། རྣམ་པར་རིག་བྱེད་མིན་པའི་གཟུགས་རྣམས་སོ། །</text:span></text:p>
      <text:p text:style-name="P29"><text:span text:style-name="T59">སེམས་ཀྱི་གཞི་ནི། མིག་གི་རྣམ་ཤེས་སོགས་རྣམ་ཤེས་ཚོགས་དྲུག་གོ། །</text:span></text:p>
      <text:p text:style-name="P29"><text:span text:style-name="T59">སེམས་བྱུང་གི་གཞི་ནི། མིག་གི་འདུས་ཏེ་རེག་པ་སོགས་ཚོར་བ་རྣམས་དང་། དོན་ལ་མཚན་མར་འཛིན་པ་སོགས་འདུ་ཤེས་རྣམས་དང་། སེམས་བྱུང་གི་འདུ་བྱེད་ཕལ་ཆེར་རྣམས་སོ། །</text:span></text:p>
      <text:p text:style-name="P14"><text:span text:style-name="T59">སེམས་དང་མཚུངས་པར་མི་ལྡན་པའི་འདུ་བྱེད་ཀྱི་གཞི་ནི། ཐོབ་པ་དང་མ་ཐོབ་པ་ལ་སོགས་པའི་འདུ་བྱེད་བཅུ་བཞིའོ། །</text:span></text:p>
      <text:p text:style-name="P14"><text:soft-page-break/><text:span text:style-name="T59">འདུས་མ་བྱས་ཀྱི་གཞི་ནི། ནམ་མཁའ་དང་། སོ་སོར་བརྟགས་འགོག་དང་། སོ་སོར་བརྟགས་མིན་གྱི་འགོག་པ་གསུམ་མམ། ཁ་ཅིག །དེ་བཞིན་ཉིད་དང་བཞིར་འདོད་དོ། །</text:span></text:p>
      <text:p text:style-name="P14"><text:span text:style-name="T59">རྣམ་གཞག་བདེན་པ་བཞི་ལ། སྡུག་བསྔལ་བདེན་པ་ནི། སྡུག་བསྔལ་གྱི་སྡུག་བསྔལ་ཚོར་བ་སྡུག་བསྔལ་བ་དང་། འགྱུར་བའི་སྡུག་བསྔལ་ཚོར་བ་བདེ་བ་དང་། འདུ་</text:span><text:span text:style-name="T38">(</text:span><text:span text:style-name="T40">༢༦༡བ</text:span><text:span text:style-name="T38">)</text:span><text:span text:style-name="T59">བྱེད་ཀྱི་སྡུག་བསྔལ་ཚོར་བ་བཏང་སྙོམས་པར་སྣང་བ་རྣམས་སོ། །</text:span></text:p>
      <text:p text:style-name="P14"><text:span text:style-name="T59">ཀུན་འབྱུང་བདེན་པ་ལ། ལས་ཀྱི་ཀུན་འབྱུང་ནི། སེམས་པ་ཡིད་ཀྱི་ལས་དང་བསམ་པ་ལུས་ངག་གི་ལས་ཏེ། དགེ་མི་དགེ་ལུང་མ་བསྟན་གསུམ་མམ། བསོད་ནམས་དང་བསོད་ནམས་མ་ཡིན་པ་དང་མི་གཡོ་བའི་ལས་གསུམ་དུ་ཕྱེ་བ་རྣམས་སོ། །</text:span></text:p>
      <text:p text:style-name="P14"><text:span text:style-name="T59">ཉོན་མོངས་པའི་ཀུན་འབྱུང་ནི། འདོད་ཆགས་དང་ཁོང་ཁྲོ་སོགས་རྩ་ཉོན་དྲུག་དང་། ཁྲོ་བ་དང་མཁོན་འཛིན་སོགས་ཉེ་ཉོན་ཉི་ཤུའམ། དེ་ལས་ལྷག་པ་རྣམས་སོ། །</text:span></text:p>
      <text:p text:style-name="P14"><text:span text:style-name="T59">འགོག་བདེན་ནི། བར་ཆད་མེད་ལམ་གྱི་ཤེས་རབ་ཀྱིས་སོ་སོར་བརྟགས་པ་ལས་ཐོབ་པའི་ཟག་མེད་ཀྱི་འགོག་པའོ། །</text:span></text:p>
      <text:p text:style-name="P14"><text:span text:style-name="T59">ལམ་བདེན་ནི། མྱང་འདས་སུ་ཕྱིན་པར་བྱེད་པའི་འདུས་བྱས་ཟག་པ་མེད་པའི་ཆོས་འཇིག་རྟེན་ལས་འདས་པའི་ལམ་རྣམས་སོ། །</text:span></text:p>
      <text:p text:style-name="P14"><text:span text:style-name="T59">དེ་དག་ཤེས་པར་བྱེད་པའི་ཐབས་ནི། འདོད་ཆགས་ཤས་ཆེ་བས་མི་སྡུག་པ་དང་། ཞེ་སྡང་ཤས་ཆེ་</text:span><text:span text:style-name="T75">བས་བྱམས་པ་སྒོམ་པ་སོགས་དང་། དབུགས་འབྱུང་བརྔུབ་དྲན་པ་སོགས་ཀྱིས་ཞི་གནས་སྒྲུབ་པ་དང་། དྲན་པ་ཉེར་བཞག་ལ་སོགས་པའི་སྒོ་ནས་ལྷག་མཐོང་བསྐྱེད་དེ་ལམ་ལྔའི་རྟོགས་པ་རྣམས་སྒྲུབ་པའོ། །</text:span></text:p>
      <text:p text:style-name="P14"><text:soft-page-break/><text:span text:style-name="T59">དེ་ལ་འཇུག་པའི་གང་ཟག་ནི། རྒྱུན་ཞུགས་དང་། ཕྱིར་འོང་དང་། ཕྱིར་མི་འོང་དང་། དགྲ་བཅོམ་པ་བཞི་སྟེ། རེ་རེ་ལའང་ཞུགས་པ་དང་འབྲས་གནས་གཉིས་གཉིས་ཏེ་བརྒྱད་དོ། །</text:span></text:p>
      <text:p text:style-name="P14"><text:span text:style-name="T59">འབྲས་བུ་མངོན་དུ་བྱེད་ཚུལ་ནི། ཉན་རང་གི་རིགས་ཅན་གཉིས་ཀ་འཁོར་བའི་སྡུག་བསྔལ་ལས་ཐར་བར་བྱ་བའི་སེམས་བསྐྱེད་དེ། མཐོང་ལམ་དང་སྒོམ་ལམ་རྣམས་སུ། སྡུག་བསྔལ་ཀུན་ལ་ཡིད་འབྱུང་བ་དང་འདོད་ཆགས་དང་བྲལ་བ་དང་ཉོན་མོངས་ལས་རྣམ་པར་གྲོལ་བའི་བསམ་པས། ཐེག་དམན་གྱི་སྡེ་སྣོད་ལ་དམིགས་ནས་མྱང་འདས་དང་རྗེས་སུ་མཐུན་པའི་ལམ་བསྒྲུབས་པས་ཁམས་གསུམ་གྱི་འདོད་ཆགས་དང་བྲལ་བའི་ཞི་བ་ཐོབ་པར་འགྱུར་བའོ། །</text:span></text:p>
      <text:p text:style-name="P14"><text:span text:style-name="T59">དེ་ཡང་ཉན་ཐོས་ཀྱི་འབྲས་བུ་ནི། བརྩོན་འགྲུས་མྱུར་བས་སྲིད་པ་གསུམ་གྱི་མཐར་ཐོབ་པ་</text:span><text:span text:style-name="T38">(</text:span><text:span text:style-name="T40">༢༦༢ན</text:span><text:span text:style-name="T38">)</text:span><text:span text:style-name="T59">དང་། བུལ་བ་ངེས་པ་མེད་པ་དང་། རང་རྒྱལ་དབང་རྣོན་བསྐལ་བ་བརྒྱས་བསེ་རུ་ལྟ་བུའི་བྱང་ཆུབ་ཐོབ་པ་དང་། འབྲིང་དང་རྟུལ་པོ་དུས་མ་ངེས་པ་ཚོགས་སྤྱོད་ཆེ་ཆུང་དུ་འགྱུར་བ་དང་། རྫོགས་པའི་སངས་རྒྱས་ནི། བསྐལ་པ་གྲངས་མེད་གསུམ་གྱིས་ཐོབ་པར་བཤད་དོ། །</text:span></text:p>
      <text:p text:style-name="P14"><text:span text:style-name="T59">གྲུབ་མཐའི་འདོད་ཚུལ་ནི། གོང་གི་ཤེས་བྱ་གཞི་ལྔ་པོ་ཐམས་ཅད་རྫས་སུ་གྲུབ་པར་འདོད་དེ། </text:span></text:p>
      <text:p text:style-name="P14"><text:span text:style-name="T59">དེ་ལ་གཟུགས་ཀྱི་གཞི་འདུས་བྱས་རྣམས་ནི། སྐད་ཅིག་མ་བདག་པོ་མེད་པར་འདོད་ཅིང་། དེ་ལ་བེམ་རིག་གཉིས་ཀྱི་བེམ་པོ་ལ་རྡུལ་ཕྲན་དང་རགས་པ་གཉིས་ལས། སྔ་མ་ཆ་ཤས་མེད་པ་དབུས་ཀྱི་རྡུལ་ལ་སོགས་དྲུག་གི་རྡུལ་གྱིས་བསྐོར་བ་བར་དང་བཅས་པ་དང་། ཕྱི་མ་གཡག་རྔ་དང་ནེའུ་གསིང་ལྟ་བུ་དང་། རྡུལ་ཕྲན་སོ་སོ་མི་འགྱེས་པ་ནི་འཛིན་བྱེད་ཀྱི་རླུང་གིས་བསྡུས་པར་འདོད། །</text:span></text:p>
      <text:p text:style-name="P14"><text:span text:style-name="T59">སེམས་ཀྱི་གཞི་ནི། རྣམ་ཤེས་ཚོགས་དྲུག་དོན་གྱིས་རྣམ་པ་མ་ཤར་བར་དོན་ཉིད་གཅེར་ཕྲད་དུ་འཛིན་པའི་རྫས་གྲུབ་དང་། </text:span></text:p>
      <text:p text:style-name="P14"><text:soft-page-break/><text:span text:style-name="T59">སེམས་བྱུང་གི་གཞི་ནི། རྣམ་མེད་རྫས་གྲུབ་པ་དང་། </text:span></text:p>
      <text:p text:style-name="P61">ལྡན་མིན་འདུ་བྱེད་རྣམས་ནི། གཟུགས་དང་སེམས་དང་སེམས་བྱུང་རྣམས་ལས་ཐ་དད་རྫས་གྲུབ་དང་།</text:p>
      <text:p text:style-name="P14"><text:span text:style-name="T59">འདུས་མ་བྱས་རྣམས་ནི། མི་འཇིག་པ་རྟག་པའི་རྫས་སུ་འདོད་དོ། །</text:span></text:p>
      <text:p text:style-name="P14"><text:span text:style-name="T59">འདི་ནི་དུས་གསུམ་རྫས་ཀྱི་བྱེ་བྲག་ཏུ་ཡོད་པར་སྨྲ་བས་བྱེ་བྲག་ཏུ་སྨྲ་བ་ཞེས་བྱའོ། །</text:span></text:p>
      <text:p text:style-name="P14"><text:span text:style-name="T59">གཉིས་པ་</text:span><text:span text:style-name="T61">[</text:span><text:span text:style-name="T59">མདོ་སྡེ་པའི་ལུགས་</text:span><text:span text:style-name="T61">]</text:span><text:span text:style-name="T59">ནི། འདིའི་རྣམ་གཞག་ཕལ་ཆེར་བྱེ་བྲག་ཏུ་སྨྲ་བ་དང་འདྲ་ཡང་ཤེས་བྱ་གཞི་ལྔའི་ཐ་སྙད་མི་བྱེད་ཅིང་། ལམ་གྱི་སྐབས་སུ་བདེན་བཞིའི་རྣམ་པ་བཅུ་དྲུག་གོམས་པར་བྱས་པས་ལས་ཉོན་བག་ཆགས་དང་བཅས་པ་སྤངས་ཏེ། མར་མེ་ཤི་བ་ལྟར་ལྷག་མེད་ཀྱི་མྱང་འདས་མངོན་དུ་བྱེད་པར་བཤད་དོ། །འདིས་ནི་སྣང་བ་སེམས་སུ་འདོད་ཅིང་ཕྱི་རོལ་གྱི་དོན་ཡང་རྫས་སུ་གྲུབ་པར་འདོད་དེ། </text:span></text:p>
      <text:p text:style-name="P14"><text:span text:style-name="T59">དེ་ཡང་ཕུང་པོ་གསུམ་དང་གཟུགས་དང་འདུ་བྱེད་ཕལ་ཆེར་དང་ཡིད་ཀྱི་ཁམས་དང་། ཆོས་ཀྱི་ཕྱོགས་གཅིག་མ་གཏོགས་པའི་ཁམས་ཕྱེད་དང་བཅུ་བདུན་དང་། སྐྱེ་མཆེད་བཅུ་གཉིས་རྣམས་རྫས་གྲུབ་ཏུ་འདོད་ལ། གཟུགས་ནི་རྡུལ་ཕྲན་དང་དེས་</text:span><text:span text:style-name="T38">(</text:span><text:span text:style-name="T40">༢༦༢བ</text:span><text:span text:style-name="T38">)</text:span><text:span text:style-name="T59">བརྩམས་པའི་རགས་པ་གཉིས་ལས། སྔ་མ་ནི་མ་འབྱར་ཡང་བར་མེད་པ་པོ་ཏི་བསྡམས་པ་ལྟ་བུ་དང་། ཕྱི་མ་གོང་བུར་གྲུབ་པ་ལྟ་བུ་དང་། </text:span></text:p>
      <text:p text:style-name="P14"><text:span text:style-name="T59">སེམས་ནི། རྣམ་ཤེས་ཚོགས་དྲུག་ཡུལ་གྱི་རྣམ་པ་དང་བཅས་པ་དང་། </text:span></text:p>
      <text:p text:style-name="P14"><text:span text:style-name="T59">སེམས་བྱུང་ཡང་རྣམ་པ་དང་བཅས་པའི་རྫས་གྲུབ་ཏུ་འདོད། དུས་གསུམ་གྱི་འདས་པ་འགགས་པ་དང་། མ་འོངས་པ་མ་སྐྱེས་པས་མེད་པ་དང་། ད་ལྟ་བ་རྫས་སུ་ཡོད་པར་འདོད། རྣམ་པར་རིག་བྱེད་མིན་པ་གཟུགས་སུ་མ་གྲུབ་པ་དང་། </text:span></text:p>
      <text:p text:style-name="P14"><text:soft-page-break/><text:span text:style-name="T59">ལྡན་མིན་འདུ་བྱེད་རྣམས་ནི། སེམས་སེམས་བྱུང་གི་གནས་སྐབས་ལ་བཏགས་པ་ཙམ་ལས་ལྡོག་པ་དེ་ཉིད་རྫས་གཞན་དུ་བརྗོད་དུ་མེད་པར་འདོད་ཅིང་། </text:span></text:p>
      <text:p text:style-name="P14"><text:span text:style-name="T59">འདུས་མ་བྱས་ཀྱང་རྫས་སུ་མེད་པར་འདོད་དོ། །</text:span></text:p>
      <text:p text:style-name="P14"><text:span text:style-name="T59">འདི་ནི་མདོ་སྡེ་ཕལ་ཆེར་སྒྲ་ཇི་བཞིན་པར་ཁས་ལེན་པས་ན་མདོ་སྡེ་པ་ཞེས་བྱའོ། །</text:span></text:p>
      <text:p text:style-name="P14"><text:span text:style-name="T59">གསུམ་པ་</text:span><text:span text:style-name="T61">[</text:span><text:span text:style-name="T59">སེམས་ཙམ་པའི་ལུགས་</text:span><text:span text:style-name="T61">]</text:span><text:span text:style-name="T59">ནི། འདིར་ཕུང་ཁམས་སྐྱེ་མཆེད་དང་སེམས་སེམས་བྱུང་གི་རྣམ་གཞག་ཕལ་ཆེར་སྔར་དང་ཕྱོགས་འདྲ་ལ། </text:span></text:p>
      <text:p text:style-name="P14"><text:span text:style-name="T59">འོན་ཀྱང་སེམས་ནི་རྣམ་ཤེས་ཚོགས་བརྒྱད་དེ། ཀུན་གཞི་དང་། ཉོན་ཡིད་དང་། མིག་གི་རྣམ་ཤེས་སོགས་དྲུག་གོ། །</text:span></text:p>
      <text:p text:style-name="P27"><text:span text:style-name="T59">སེམས་བྱུང་ནི་འདིར་ལྔ་བཅུ་རྩ་གཅིག་སྟེ། འདུ་ཤེས་སོགས་ཀུན་འགྲོ་ལྔ། འདུན་པ་སོགས་ཡུལ་ངེས་ལྔ། དད་པ་སོགས་དགེ་བ་བཅུ་གཅིག །འདོད་ཆགས་སོགས་རྩ་ཉོན་དྲུག །ཁྲོ་བ་སོགས་ཉེ་ཉོན་ཉི་ཤུ། གཉིད་སོགས་གཞན་འགྱུར་བཞི་རྣམས་སོ། །</text:span></text:p>
      <text:p text:style-name="P27"><text:span text:style-name="T59">འདིར་ངོ་བོ་ཉིད་གསུམ་གྱི་རྣམ་གཞག་ཀྱང་བྱེད་དེ། ཀུན་བཏགས་ནི། རང་གི་རྟོགས་པས་ཕྱི་ནང་གི་དངོས་པོར་བཏགས་པའི་ཆ་རྣམས་ཏེ། དཔེར་ན། རི་བོང་གི་རྭ་བཞིན་ནོ། །</text:span></text:p>
      <text:p text:style-name="P14"><text:span text:style-name="T59">གཞན་དབང་ནི། ཀུན་བཏགས་གི་བརྟག་གཞི་དང་རྟོག་བྱེད་རྒྱུ་རྐྱེན་ལས་བྱུང་བ་སྟེ། དཔེར་ན་ཆུ་ཟླ་བཞིན་ནོ། །</text:span></text:p>
      <text:p text:style-name="P14"><text:span text:style-name="T59">ཡོངས་གྲུབ་ནི། གཞན་དབང་རྣམ་རིག་ཙམ་དེ་ཡང་རང་བཞིན་ནམ་བདག་མེད་པར་གྱུར་པ་སྟེ། དཔེར་ན་ནམ་མཁའ་བཞིན་ནོ། །</text:span></text:p>
      <text:p text:style-name="P14"><text:soft-page-break/><text:span text:style-name="T59">འབྲས་བུ་མངོན་དུ་བྱེད་ཚུལ་ནི། རྣམ་རིག་ཙམ་ལ་ཞུགས་པའི་གང་ཟག་གིས་མཐོང་སྒོམ་ལ་བརྟེན་ཏེ་ས་བཅུ་རིམ་གྱིས་བགྲོད་པས། ཀུན་གཞིའི་རྣམ་ཤེས་གནས་འགྱུར་ཏེ་སྒྲིབ་</text:span><text:span text:style-name="T38">(</text:span><text:span text:style-name="T40">༢༦༣ན</text:span><text:span text:style-name="T38">)</text:span><text:span text:style-name="T59">གཉིས་ཀྱི་གནས་ངན་ལེན་དང་རྣམ་སྨིན་དང་བག་ཆགས་ཀྱི་དངོས་པོ་ལོག་པར་གྱུར་པ་ན། ཆོས་སྐུ་དང་དབྱེར་མེད་པའི་ཡེ་ཤེས་ཆེན་པོ་ཐོབ་པར་བཤད་དོ། །</text:span></text:p>
      <text:p text:style-name="P14"><text:span text:style-name="T59">འདིའི་འདོད་ཚུལ་ལ་རྣམ་བདེན་པ་ལ་ནི། ཕྱི་རོལ་གཟུགས་སོགས་སུ་སྣང་བ་ནི་རྣམ་པ་ཞེས་བྱ་ཞིང་། དེ་ཤེས་པར་བདེན་པར་འདོད་དེ། གཟུང་འཛིན་གྱི་རྣམ་པ་ཐ་དད་དུས་མཉམ་དུ་འདོད་པ་དང་། གཟུང་འཛིན་གྱི་རྣམ་པ་ཐ་དད་དུ་འཛིན་པ་རྟོགས་པ་དང་། དེ་དོན་ལ་ཤེས་པའི་ངོ་བོར་འདོད་ཅིང་། དོན་དམ་པར་གཟུང་འཛིན་གཉིས་མེད་ཀྱི་སེམས་བདེན་འགྲུབ་ཏུ་འདོད་དོ། །</text:span></text:p>
      <text:p text:style-name="P14"><text:span text:style-name="T59">རྣམ་རྫུན་པ་ནི། སྣང་བ་འདི་མེད་བཞིན་དུ་སྣང་བ་རབ་རིབ་ཅན་གྱི་སྐྲ་ཤད་ལྟར་རང་གི་ཤེས་པས་ཀུན་བཏགས་པར་འདོད་དེ། རྣམ་པ་དཀར་དམར་སོགས་སུ་སྣང་བ་ཡང་བདེན་པའི་གཅིག་དང་དུ་མ་དང་བྲལ་བའི་ཕྱིར་བརྫུན་པ་དང་། གཉིས་མེད་ཀྱི་ཤེས་པ་རྣམ་པ་དང་བྲལ་བ་ཡེ་ཤེས་ཀྱི་སྤྱོད་ཡུལ་དུ་འདོད། དེས་ན་ཆོས་ཐམས་ཅད་ཀྱང་གཉིས་མེད་ཀྱི་རང་བཞིན་རྒྱུ་མེད་དང་རྟག་པ་མིན་པ་ཤེས་པར་བདེན་པ་དང་། དཔྱད་ན་རང་རིག་པར་འདོད་དོ། །</text:span></text:p>
      <text:p text:style-name="P14"><text:span text:style-name="T59">དེས་ན་སེམས་ཙམ་པས་རྡུལ་ཕྲན་དོན་དམ་དུ་མ་གྲུབ་པས་གཟུང་བ་མི་བདེན་ཞིང་། དེ་མི་བདེན་པས་འཛིན་པའང་མི་བདེན་ལ། དེས་ན་གཟུང་འཛིན་གཉིས་མེད་ཀྱི་ཤེས་པ་རང་རིག་རང་གསལ་སྐད་ཅིག་ཆ་མེད་བདེན་གྲུབ་ཏུ་འདོད་དོ། །</text:span></text:p>
      <text:p text:style-name="P14"><text:span text:style-name="T59">བཞི་པ་</text:span><text:span text:style-name="T61">[</text:span><text:span text:style-name="T59">དབུ་མ་པའི་ལུགས་</text:span><text:span text:style-name="T61">]</text:span><text:span text:style-name="T59">ནི། འདིར་ཐ་སྙད་རྣམ་འཇོག་ཏུ་བདེན་གཉིས་དང་ངོ་བོ་ཉིད་གསུམ་ཁས་ལེན་པ་ལས། བདེན་པ་གཉིས་ཀྱི། </text:span></text:p>
      <text:p text:style-name="P14"><text:soft-page-break/><text:span text:style-name="T59">ཀུན་རྫོབ་ནི། བཅོས་མར་གྱུར་པའི་རྟེན་འབྲེལ་ཡན་ལག་བཅུ་གཉིས་ཀྱིས་བསྡུས་པ། གཟུགས་ཚོར་ལ་སོགས་པ་མ་རིག་པའི་དབང་གིས་བདེན་པར་སྣང་བ་རྣམས་སོ། །</text:span></text:p>
      <text:p text:style-name="P14"><text:span text:style-name="T59">དོན་དམ་ནི། རབ་རིབ་ཅན་ཀྱིས་སྐྲ་ཤད་སོགས་སུ་མཐོང་བ་དེ་རབ་རིབ་མེད་པས་གང་ཡང་མེད་པར་མཐོང་བ་ལྟར། ཕུང་ཁམས་སྐྱེ་མཆེད་ལ་སོགས་པ་རྣམས་རང་གི་ངོ་བོ་གང་དུའང་མ་མཐོང་བར་སྤྲོས་པ་དང་བྲལ་བའོ། །</text:span></text:p>
      <text:p text:style-name="P14"><text:span text:style-name="T59">ངོ་བོ་ཉིད་གསུམ་ལ། གཞན་དབང་ནི། མ་བརྟགས་པའི་</text:span><text:span text:style-name="T38">(</text:span><text:span text:style-name="T40">༢༦༣བ</text:span><text:span text:style-name="T38">)</text:span><text:span text:style-name="T59">ཚེ་ཇི་ལྟར་སྣང་བ་སྒྱུ་མ་བཞིན་དུ་རྟེན་ཅིང་འབྲེལ་བར་འབྱུང་བའོ། །</text:span></text:p>
      <text:p text:style-name="P14"><text:span text:style-name="T59">ཀུན་བརྟགས་ནི། གཞན་དབང་དེ་ལ་རྟག་མི་རྟག་སོགས་དོན་དམ་པའི་ངོར་སྒྲོ་བཏགས་པའོ། །</text:span></text:p>
      <text:p text:style-name="P59">ཡོངས་གྲུབ་ནི། ཆོས་ཐམས་ཅད་དོན་དམ་པར་རང་བཞིན་གྱི་ངོ་བོ་ཉིད་མེད་པར་རྟག་ཏུ་གནས་པའོ། </text:p>
      <text:p text:style-name="P14"><text:span text:style-name="T59">དེ་ལ་དབུ་མ་རང་རྒྱུད་པའམ་རྣམ་པ་དང་བཅས་པའམ་སྒྱུ་མ་ལྟ་བུ་གཉིས་མེད་དུ་སྨྲ་བས། སྐྱེ་འཇིག་ཅན་གྱི་ཆོས་རྟེན་འབྲེལ་གྱི་རང་བཞིན་དུ་ཀུན་རྫོབ་དང་། སྤྲོས་པའི་མཐའ་ཐམས་ཅད་དང་བྲལ་བ་དོན་དམ་དུ་འཇོག་ཅིང་། ཀུན་རྫོབ་ཏུ་ནི་ཇི་ལྟར་སྣང་བཞིན་བདེན་པར་ཁས་ལེན་ནོ། །</text:span></text:p>
      <text:p text:style-name="P14"><text:span text:style-name="T59">དབུ་མ་ཐལ་འགྱུར་བས། མཐོང་བ་བརྫུན་པའི་ཡུལ་དུ་གྱུར་པ་ཀུན་རྫོབ་དང་། ཡང་དག་མཐོང་བའི་ཤེས་ངོར་རྙེད་པ་དོན་དམ་དུ་འཇོག་ཅིང་། ཀུན་རྫོབ་ཏུ་སྣང་བ་བདེན་པར་མེད་ཀྱང་འཇིག་རྟེན་གྱི་ངོར་ཡོད་པ་ཙམ་དུ་ཁས་ལེན་ནོ། །</text:span></text:p>
      <text:p text:style-name="P14"><text:span text:style-name="T59">དབུ་མ་རྣམ་མེད་པའམ་ཟུང་འཇུག་རབ་ཏུ་མི་གནས་པར་སྨྲ་བས་ནི། ཀུན་རྫོབ་པ་ཐམས་ཅད་སྒྱུ་མ་ལྟ་བུ་དང་། བརྫུན་པར་ཡང་ཁས་མི་ལེན་ཞིང་། ཡང་དག་པར་བདེན་གཉིས་ལ་སོགས་པའི་རྣམ གཞག་གང་ཡང་ཁས་མི་ལེན་པར། མཐའ་བཞི་ལས་གྲོལ་བའི་རྟེན་འབྲེལ་དེ་ཉིད་དབུ་མའི་ལམ་དུ་</text:span><text:soft-page-break/><text:span text:style-name="T59">འདོད་དེ། དེ་དག་ཐམས་ཅད་ཀྱང་དོན་དམ་པར་ཆོས་ཐམས་ཅད་སྤྲོས་པ་དང་བྲལ་བའི་སྟོང་པ་ཉིད་དུ་གནས་པ་དང་། སྟོང་ཉིད་རྟོགས་པ་ལ་བརྟེན་ནས་རྣམ་གྲོལ་ཐོབ་པར་འདོད་པ་མཐུན་ནོ། །</text:span></text:p>
      <text:p text:style-name="P14"><text:span text:style-name="T59">དེ་ལྟར་དུ་གྲུབ་མཐའ་སྨྲ་བ་བཞིའི་སྤྱི་རྣམ་ཙམ་འཆར་བའི་དོན་དུ་ཆེ་ལོང་ཙམ་བརྗོད་པར་ཟད་ཀྱི། རྣམ་གཞག་རྒྱས་པར་མདོ་ཕྱོགས་ཀྱི་གཞུང་ལུགས་ལས་ཤེས་དགོས་པ་ཡིན་ནོ། །</text:span></text:p>
      <text:p text:style-name="P14"><text:span text:style-name="T59">གཉིས་པ་</text:span><text:span text:style-name="T61">[</text:span><text:span text:style-name="T59">ཐུན་མོང་མིན་པའི་ལམ་རིམ་</text:span><text:span text:style-name="T61">]</text:span><text:span text:style-name="T59">ནི། སྤྱོད་བསྡུས་ལས། </text:span></text:p>
      <text:p text:style-name="P21"><text:span text:style-name="T32">སེམས་ཅན་དང་པོའི་ལས་ཅན་རྣམས། །དམ་པའི་དོན་ལ་འཇུག་པ་ལ། །</text:span></text:p>
      <text:p text:style-name="P21"><text:span text:style-name="T32">ཐབས་འདི་རྫོགས་པའི་སངས་རྒྱས་ཀྱིས། །སྐས་ཀྱི་རིམ་པ་ལྟ་བུར་བཞག །</text:span></text:p>
      <text:p text:style-name="P14"><text:span text:style-name="T59">ཅེས་པ་ལྟར། སྔགས་ཀྱི་ཚུལ་ལའང་རིམ་གྱིས་འཇུག་པར་གསུངས་ལ། </text:span></text:p>
      <text:p text:style-name="P14"><text:span text:style-name="T59">དེའི་རིམ་པ་ནི། བདེ་མཆོག་རྩ་རྒྱུད་དུ། </text:span><text:span text:style-name="T38">(</text:span><text:span text:style-name="T40">༢༦༤ན</text:span><text:span text:style-name="T38">)</text:span></text:p>
      <text:p text:style-name="P21"><text:span text:style-name="T32">མདོ་དང་བྱ་བ་སྤྱོད་པ་དང། །རྣལ་འབྱོར་གསང་མཐའི་དབྱེ་བ་ཡིས། །</text:span></text:p>
      <text:p text:style-name="P21"><text:span text:style-name="T32">སེམས་ཅན་མོས་པས་འཇུག་པ་རྣམས། །དེ་དང་དེ་ལ་དགའ་བ་སྦྱིན། །</text:span></text:p>
      <text:p text:style-name="P14"><text:span text:style-name="T59">ཞེས་པ་ལྟར་གྱིས་རིམ་པས་འཇུག་པ་ལ། བྱ་རྒྱུད་ཀྱི་ལམ་ནི། སྨིན་བྱེད་དུ་ཆུ་དང་ཅོད་པན་གྱི་དབང་བསྐུར་ནས། གྲོལ་བྱེད་དུ་ལྷའི་སྒོམ་བཟླས་བྱ་བ་དང་། བསམ་གཏན་གསུམ་གྱིས་ཞི་ལྷག་སྒྲུབ་པའོ། །</text:span></text:p>
      <text:p text:style-name="P14"><text:span text:style-name="T59">སྤྱོད་རྒྱུད་ཀྱི་ལམ་ནི། སྨིན་བྱེད་དུ་ཆུ་ཅོད་པན་རྡོ་རྗེ་དྲིལ་བུ་མིང་དབང་རྣམས་བསྐུར་ནས། གྲོལ་བྱེད་དུ་མཚན་བཅས་ཕྱི་ནང་གི་བཟླས་བརྗོད་གཉིས་བྱ་བ་དང་། མཚན་མེད་ཞི་ལྷག་གི་ཏིང་ངེ་འཛིན་སྒྲུབ་པའོ། །</text:span></text:p>
      <text:p text:style-name="P14"><text:soft-page-break/><text:span text:style-name="T59">རྣལ་འབྱོར་རྒྱུད་ཀྱི་ལམ་ནི། སྨིན་བྱེད་དུ་ཆུ་ལ་སོགས་པའི་དབང་ལྔ་དང་། སློབ་དཔོན་གྱི་དབང་འཁོར་བཅས་བསྐུར་ནས། གྲོལ་བྱེད་དུ་མཚན་བཅས་ཏིང་ངེ་འཛིན་གསུམ་གྱི་སྒོ་ནས་ལྷ་དང་ཕྱག་མཚན་ལ་དམིགས་པའི་རྣལ་འབྱོར་དང་། མཚན་མེད་ཞི་ལྷག་གི་ཏིང་ངེ་འཛིན་སྒྲུབ་པའོ། །</text:span></text:p>
      <text:p text:style-name="P14"><text:span text:style-name="T59">རྣལ་འབྱོར་བླ་མེད་ཀྱི་ལམ་ནི། སྨིན་བྱེད་དུ་བུམ་པ། གསང་བ། ཤེས་རབ་ཡེ་ཤེས། ཚིག་དབང་རྣམས་འཁོར་དང་བཅས་པ་བསྐུར་ནས། གྲོལ་བྱེད་དུ་བསྙེན་སྒྲུབ་ཡན་ལག་བཞི་ལ་སོགས་པའི་བསྐྱེད་རིམ་དང་། རང་བྱིན་རླབས་ལ་སོགས་པའི་རྫོགས་རིམ་ཡན་ལག་དང་བཅས་པ་བསྒོམ་པའོ། །</text:span></text:p>
      <text:p text:style-name="P14"><text:span text:style-name="T59">འདི་དག་ཀྱང་རྒྱས་པར་གཞན་དུ་ཤེས་དགོས་སོ། །</text:span></text:p>
      <text:p text:style-name="P14"><text:span text:style-name="T1">ཏ༢ </text:span><text:span text:style-name="T18">གཉིས་པ་གཞུང་དོན་ལ། </text:span><text:span text:style-name="T1">ཐ༡ </text:span><text:span text:style-name="T18">ཞུས་པ་དང་། </text:span><text:span text:style-name="T1">ཐ༢ </text:span><text:span text:style-name="T18">ལན་གཉིས་ཀྱི། </text:span></text:p>
      <text:p text:style-name="P14"><text:span text:style-name="T59">ཐ༡ དང་པོ་ནི། </text:span></text:p>
      <text:p text:style-name="P24"><text:span text:style-name="T49">དེ་ནས་ལྷ་མོ་དེ་མཉེས་ནས། །ཚིག་ནི་འདི་ཉིད་ཡང་ཞུས་པ། །</text:span></text:p>
      <text:p text:style-name="P24"><text:span text:style-name="T49">སྐལ་མེད་སེམས་ཅན་གདུལ་དཀའ་བ། །གང་གིས་འདུལ་བར་གྱུར་པ་ལགས། །</text:span></text:p>
      <text:p text:style-name="P14"><text:span text:style-name="T59">ཞེས་པ་སྟེ། སྨོན་ལམ་གསུངས་ཟིན་པ་དེ་ནས་ལྷ་མོ་བདག་མེད་མ་དེ་ཉིད་མཉེས་ནས་གདུལ་དཀའ་འདུལ་ཐབས་ཞུ་བའི་ཚིག་ནི་འདི་ཉིད་སླར་ཡང་ཞུས་པ། དང་པོ་ཉིད་ནས་ལམ་འདི་ཉིད་ལ་འཇུག་པའི་སྐལ་བ་མེད་པའི་སེམས་ཅན་འདུལ་བར་དཀའ་བ་རྣམས་ཐབས་གང་དང་ལམ་གང་གིས་འདུལ་བར་འགྱུར་བ་ལགས། ཞེས་ཞུས་པའོ། །</text:span></text:p>
      <text:p text:style-name="P14"><text:span text:style-name="T59">ཐ༢ གཉིས་པ་</text:span><text:span text:style-name="T61">[</text:span><text:span text:style-name="T59">ལན་</text:span><text:span text:style-name="T61">]</text:span><text:span text:style-name="T59">ནི། </text:span></text:p>
      <text:p text:style-name="P17"><text:span text:style-name="T46">བཅོམ་ལྡན་འདས་ཀྱིས་བཀའ་སྩལ་པ། </text:span><text:span text:style-name="T39">(</text:span><text:span text:style-name="T40">༢༦༤བ</text:span><text:span text:style-name="T39">)</text:span></text:p>
      <text:p text:style-name="P24"><text:span text:style-name="T49">དང་པོར་གསོ་སྦྱོང་སྦྱིན་པར་བྱ། །དེ་རྗེས་བསླབ་པའི་གནས་བཅུ་ཉིད། །</text:span></text:p>
      <text:p text:style-name="P24"><text:soft-page-break/><text:span text:style-name="T49">དེ་ལ་བྱེ་བྲག་སྨྲ་བ་བསྟན། །མདོ་སྡེ་པ་ཡང་དེ་བཞིན་ནོ། །</text:span></text:p>
      <text:p text:style-name="P24"><text:span text:style-name="T49">དེ་ནས་རྣལ་འབྱོར་སྤྱོད་པ་ཉིད། །དེ་ཡི་རྗེས་སུ་དབུ་མ་བསྟན། །</text:span></text:p>
      <text:p text:style-name="P24"><text:span text:style-name="T49">སྔགས་ཀྱི་རིམ་པ་ཀུན་ཤེས་ནས། །དེ་རྗེས་ཀྱེ་ཡི་རྡོ་རྗེ་བསྟན། །</text:span></text:p>
      <text:p text:style-name="P24"><text:span text:style-name="T49">སློབ་མས་གུས་པས་བླངས་ནས་ནི། །འགྲུབ་འགྱུར་འདི་ལ་ཐེ་ཚོམ་མེད། །</text:span></text:p>
      <text:p text:style-name="P14"><text:span text:style-name="T59">ཅེས་པ་སྟེ། བཅོམ་ལྡན་འདས་ཀྱིས་བདག་མེད་མ་ལ་ཡང་བཀའ་སྩལ་པ། སྐལ་དམན་དེ་ལ་ཐོག་མར་འཁོར་བའི་ཉེས་དམིགས་དང་ཐར་པའི་ཡོན་ཏན་བརྗོད་པས་ཡིད་ཕྱུང་ནས། ཉམས་ལེན་གྱི་དང་པོར་ཡན་ལག་བརྒྱད་པའི་གསོ་སྦྱོང་གི་ཆོ་ག་སྦྱིན་པར་བྱ་ཞིང་། དེའི་བསྲུང་སྡོམ་ཚུལ་བཞིན་སྒྲུབ་ནུས་པ་ན། དེའི་རྗེས་སུ་དགེ་བསྙེན་སོགས་མི་དགེ་བཅུ་སྤོང་གི་བསླབ་པའི་གནས་བཅུ་ཅི་རིགས་པ་རིམ་གྱིས་སྦྱིན་པ་ཉིད་དང་། དེ་ནས་དེ་ལ་དུས་གསུམ་རྫས་ཀྱི་བྱེ་བྲག་ཏུ་སྨྲ་བའི་ཐེག་དམན་གྱི་གྲུབ་མཐའ་བསྟན་ཞིང་། དེ་དང་ཕྱོགས་འདྲ་བར་མདོ་སྡེ་ཉིད་སྒྲ་ཇི་བཞིན་པར་ཁས་ལེན་པའི་གྲུབ་མཐའ་ཡང་སྔ་མ་དེ་བཞིན་དུ་བསྟན་ནོ། །</text:span></text:p>
      <text:p text:style-name="P14"><text:span text:style-name="T59">དེ་ནས་རིམ་པས་རྣལ་འབྱོར་སྤྱོད་པ་སེམས་ཙམ་པའི་གྲུབ་མཐའ་བསྟན་པ་ཉིད་དང་། དེ་ཡི་རྗེས་སུ་སྤྲོས་པ་དང་བྲལ་བ་དབུ་མའི་གྲུབ་མཐའ་བསྟན་ལ། </text:span></text:p>
      <text:p text:style-name="P14"><text:span text:style-name="T59">དེ་ནས་བྱ་སྤྱོད་རྣལ་འབྱོར་བླ་མེད་དང་བཅས་པའི་གསང་སྔགས་ཀྱི་ལམ་གྱི་རིམ་པའི་རྣམ་གཞག་ཀུན་ཤེས་པར་བྱས་ནས། དེ་དག་ཐམས་ཅད་ཀྱི་རྗེས་སུ་ཀྱེ་ཡི་རྡོ་རྗེའི་ལམ་འདི་ཉིད་བསྟན་པར་བྱ་སྟེ། དེ་ལྟ་བུའི་རིམ་པ་རྣམས་སློབ་མས་སེམས་རབ་ཏུ་གུས་པས་ཉམས་སུ་བླངས་ནས་ཚུལ་བཞིན་བསྒྲུབ་ན་ནི། ཕྱག་རྒྱ་ཆེན་པོའི་དངོས་གྲུབ་མྱུར་དུ་འགྲུབ་པར་འགྱུར་བ་འདི་ལ་ཐེ་ཚོམ་དང་སོམ་ཉི་མེད་ཅེས་པའི་དོན་ཏོ། །</text:span></text:p>
      <text:p text:style-name="P14"><text:soft-page-break/><text:span text:style-name="T59">ཇ༣ གསུམ་པ་</text:span><text:span text:style-name="T61">[</text:span><text:span text:style-name="T59">ལེའུའི་མཚན་</text:span><text:span text:style-name="T61">]</text:span><text:span text:style-name="T59">ནི། </text:span></text:p>
      <text:p text:style-name="P17"><text:span text:style-name="T46">ཀྱེའི་རྡོ་རྗེ་ལས། འདུལ་བའི་ལེའུ་ཞེས་བྱ་བ་སྟེ། བརྒྱད་པའོ།། །།</text:span></text:p>
      <text:p text:style-name="P14"><text:span text:style-name="T59">ཞེས་པ་སྟེ། ཀྱེའི་རྡོ་རྗེའི་རྒྱུད་བརྟག་པ་ཕྱི་མ་ལས། སྐལ་དམན་ལམ་རིམ་གྱིས་འདུལ་བའི་ཚུལ་བཤད་པའི་ལེའུ་ཞེས་བྱ་བ་སྟེ། གཞུང་དུམ་ཚན་བརྒྱད་པའོ་ཞེས་དེ་ཉིད་གསུང་ཟིན་པའི་དོན་ཏོ།། །།</text:span></text:p>
      <text:p text:style-name="P14"><text:span text:style-name="T59">ལེའུ་བརྒྱད་པ་བཤད་ཟིན་ཏོ།། །།</text:span></text:p>
      <text:p text:style-name="P2"><text:span text:style-name="T59">བརྟག་པ་ཕྱི་མ། དགུ་པ་སྔགས་བཏུ་བའི་ལེའུ། </text:span></text:p>
      <text:p text:style-name="P43"/>
      <text:p text:style-name="P14"><text:span text:style-name="T1">ཆ༩ </text:span><text:span text:style-name="T18">ད་ནི་ལེའུ་དགུ་པ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བདུན་པར་གདུག་པ་ཅན་བསྒྲལ་བར་གསུང་ཀྱང་། བསྒྲལ་བའི་ཡུལ་དང་ཆོ་ག་མ་གསུངས་པ་དང་། དགུ་པར་དག་པ་གཞན་གསུངས་ཀྱང་ཕྱག་བཅུ་དྲུག་པའི་དག་པ་མ་གསུངས་པ་དང་། གཉིས་པར་སྔགས་རྣམས་གསུངས་ཀྱང་དེ་དག་བྱེད་ཀྱི་སྔགས་བཏུ་མ་གསུངས་པས་དེ་དག་ཁ་བསྐང་བའི་ཕྱིར་ལེའུ་འདི་གསུངས་སོ། །</text:span></text:p>
      <text:p text:style-name="P14"><text:span text:style-name="T59">ལེའུ་སྔ་ཕྱིའི་འབྲེལ་ནི། ལེའུ་གོང་མར་ལམ་རིམ་གྱིས་འདུལ་བ་གསུངས་ཀྱང་མངོན་སྤྱོད་ཀྱིས་འདུལ་བ་མ་གསུངས་པས་དེ་བསྟན་པའི་ཕྱིར་ལེའུ་འདི་གསུངས་པར་འབྲེལ་ལོ། །</text:span></text:p>
      <text:p text:style-name="P14"><text:span text:style-name="T59">མངོན་རྟོགས་ནི། མངོན་སྤྱོད། རྣམ་དག །སྔགས་བཏུ་རྣམས་བསྟན་པས་གཙོ་བོར་བསྐྱེད་རིམ་དང་འབྲེལ་ལོ། །</text:span></text:p>
      <text:p text:style-name="P14"><text:span text:style-name="T1">ཇ༢ </text:span><text:span text:style-name="T18">གཉིས་པ་</text:span><text:span text:style-name="T20">[</text:span><text:span text:style-name="T18">ལེའུའི་དོན་</text:span><text:span text:style-name="T20">]</text:span><text:span text:style-name="T18">ལ། </text:span><text:span text:style-name="T1">ཉ༡ </text:span><text:span text:style-name="T18">མངོན་སྤྱོད་ཀྱི་ཕྲིན་ལས། </text:span><text:span text:style-name="T1">ཉ༢ </text:span><text:span text:style-name="T18">ལྷའི་རྣམ་དག །</text:span><text:span text:style-name="T1">ཉ༣ </text:span><text:span text:style-name="T18">སྔགས་བཏུ་བཤད་པ་གསུམ་ལས། </text:span></text:p>
      <text:p text:style-name="P14"><text:span text:style-name="T1">ཉ༡ </text:span><text:span text:style-name="T18">དང་པོ་ལ། </text:span><text:span text:style-name="T1">ཏ༡ </text:span><text:span text:style-name="T18">བཤད་པར་དམ་བཅའ་བ་དང་། </text:span><text:span text:style-name="T1">ཏ༢ </text:span><text:span text:style-name="T18">དོན་དངོས་གཉིས་ཀྱི། </text:span></text:p>
      <text:p text:style-name="P14"><text:span text:style-name="T59">ཏ༡ དང་པོ་ནི། </text:span></text:p>
      <text:p text:style-name="P24"><text:span text:style-name="T49">དེ་ནས་ཁ་སྦྱར་འབྱེད་པ་ཡི། །མཚན་ཉིད་ཡང་དག་རབ་ཏུ་བཤད། །</text:span></text:p>
      <text:p text:style-name="P24"><text:span text:style-name="T49">གང་གིས་རྣམ་པར་ཤེས་ཙམ་གྱིས། །སྒྲུབ་པོས་དངོས་གྲུབ་ཐོབ་འགྱུར་བ། །</text:span></text:p>
      <text:p text:style-name="P14"><text:soft-page-break/><text:span text:style-name="T59">ཞེས་པ་སྟེ། ལེའུ་བརྒྱད་པ་གསུངས་པ་དེ་ནས་གནོད་བྱེད་གདུག་པ་ཅན་གྱི་ལུས་དང་རྣམ་ཤེས་ལྷན་ཅིག་ཁ་སྦྱར་དུ་འདུས་པ་སོ་སོར་འབྱེད་པ་ཡི། མངོན་སྤྱོད་ཀྱི་ཆོ་གའི་མཚན་ཉིད་ཕྱིན་ཅི་མ་ལོག་པ་ཡང་དག་པར་རབ་ཏུ་བཤད་པར་བྱ་སྟེ། རྣལ་འབྱོར་པ་གང་གིས་ཆོ་གའི་ཚུལ་འདི་ཉིད་རྣམ་པར་ཤེས་པ་ཙམ་གྱིས་སྒྲུབ་པ་པོས་མངོན་སྤྱོད་ཀྱི་ལས་ཀྱི་དངོས་གྲུབ་ཐོབ་པར་འགྱུར་བ་ཡིན་ཞེས་ཕན་ཡོན་དང་བཅས་ཏེ་བཤད་པར་ཞལ་གྱིས་བཞེས་པའོ། །</text:span></text:p>
      <text:p text:style-name="P14"><text:span text:style-name="T1">ཏ༢ </text:span><text:span text:style-name="T18">གཉིས་པ་</text:span><text:span text:style-name="T20">[</text:span><text:span text:style-name="T18">དོན་དངོས་</text:span><text:span text:style-name="T20">]</text:span><text:span text:style-name="T18">ལ། </text:span><text:span text:style-name="T1">ཐ༡ </text:span><text:span text:style-name="T18">མདོར་བསྟན་པ། </text:span><text:span text:style-name="T1">ཐ༢ </text:span><text:span text:style-name="T18">ཆོ་ག་དངོས་གཞི། </text:span><text:span text:style-name="T1">ཐ༣ </text:span><text:span text:style-name="T18">རྒྱུད་ཀྱི་ཆེ་བ་བསྟན་པ་གསུམ་གྱི། </text:span></text:p>
      <text:p text:style-name="P14"><text:span text:style-name="T59">ཐ༡ དང་པོ་ནི། </text:span><text:span text:style-name="T38">(</text:span><text:span text:style-name="T40">༢༦༥བ</text:span><text:span text:style-name="T38">)</text:span></text:p>
      <text:p text:style-name="P24"><text:span text:style-name="T49">བསྒྲུབ་བྱའི་ལྟེ་བའི་རྩ་བ་ལ། །བརྟུལ་ཞུགས་ཅན་གྱིས་ལག་པས་གདོན། །</text:span></text:p>
      <text:p text:style-name="P24"><text:span text:style-name="T49">ཧེ་རུ་ཀ་མཉམ་རྣལ་འབྱོར་གྱིས། །ནང་གི་མ་རུང་སེམས་ཀྱིས་ནི། །</text:span></text:p>
      <text:p text:style-name="P24"><text:span text:style-name="T49">འདི་ནི་སྒོམ་པ་ཙམ་གྱིས་ནི། །སངས་རྒྱས་ཀྱང་ནི་ངེས་པར་འཇིག །</text:span></text:p>
      <text:p text:style-name="P27"><text:span text:style-name="T59">ཅེས་པ་སྟེ། དེ་ཡང་བསད་པར་བྱ་བའི་བསྒྲུབ་བྱའི་ལྟེ་བའི་རྩ་ཁ་བྱེ་བར་བལྟས་ལ། ཧེ་རུ་ཀའི་བརྟུལ་ཞུགས་ཅན་གྱིས་སྤྲུལ་པའི་ལས་བྱེད་སྤྲོས་པའི་ལག་པས་དེའི་རྒྱུ་མ་ལ་སོགས་པ་གདོན་པར་བསམ་སྟེ། དེ་ཡང་བདག་ཉིད་ཧེ་རུ་ཀ་མཉམ་སྟེ་དེར་སྒོམ་པའི་རྣལ་འབྱོར་ཅན་གྱིས། གདུག་པ་ཅན་བསྒྲལ་བར་བྱའོ་སྙམ་པའི་ནང་གི་མ་རུངས་པའི་སེམས་ཀྱིས་ནི། ཚུལ་འདི་ཉིད་ནི་བསྒོམ་པ་ཙམ་གྱིས་ནི། བསྒྲུབ་བྱ་སངས་རྒྱས་ལྟ་བུ་ཡིན་ཀྱང་ནི་ངེས་པར་འཇིག་པར་འགྱུར་ན། གཞན་སྨོས་ཀྱང་ཅི་དགོས་ཞེས་པའི་དོན་ཏོ། །</text:span></text:p>
      <text:p text:style-name="P14"><text:soft-page-break/><text:span text:style-name="T59">གཞན་དག་ནི་སངས་རྒྱས་ཀྱི་བསྲུངས་ཀྱང་ཞེས་པ་དང་། སངས་རྒྱས་ཀྱི་རྣལ་འབྱོར་བསྒོམས་ཀྱང་ངེས་པར་འཇིག་ཅེས་འཆད་དོ། །</text:span></text:p>
      <text:p text:style-name="P14"><text:span text:style-name="T59">འདིར་བསྒྲུབ་བྱའི་ལྟེ་བའི་རྩ་བ་ནས་གདོན་ཚུལ་ཕལ་ཆེར་དུ་མི་གསལ་ཡང་། </text:span></text:p>
      <text:p text:style-name="P14"><text:span text:style-name="T59">དེ་ཁོ་ན་ཉིད་བཅུ་པར། འདིའི་ཚུལ་ཞིབ་ཏུ་གསུངས་པའི་མཐར། །</text:span></text:p>
      <text:p text:style-name="P21"><text:span text:style-name="T32">གཽ་རཱིའི་ལག་པའི་ལྕགས་ཀྱུ་ཡིས། །བསྒྲུབ་བྱའི་ལྟེ་བའི་རྩ་བ་ནས། །</text:span></text:p>
      <text:p text:style-name="P21"><text:span text:style-name="T32">རྒྱུ་མ་མ་ལུས་དྲངས་ནས་ནི། །དཀའ་ཐུབ་ཅན་གྱིས་དེ་མ་ཐག །</text:span></text:p>
      <text:p text:style-name="P21"><text:span text:style-name="T32">དྲག་པོའི་ལས་ལ་སྦྱར་བར་བྱ། །</text:span></text:p>
      <text:p text:style-name="P29"><text:span text:style-name="T59">ཞེས་བཤད་ཅིང་། </text:span></text:p>
      <text:p text:style-name="P29"><text:span text:style-name="T59">བཤང་ལམ་དུ་མེ་འབར་བའི་གཟུགས་ཅན་གྱི་ཁབ་བཅུག་སྟེ། ཨོཾ་བྷྱཿསྭཱ་ཧཱ་ཞེས་བརྗོད་ནས་ལྟེ་བའི་རྩ་བར་དབྱུང་བར་ནག་པོ་པས་བཤད་དོ། །</text:span></text:p>
      <text:p text:style-name="P29"><text:span text:style-name="T4">ཐ༢ </text:span><text:span text:style-name="T22">གཉིས་པ་</text:span><text:span text:style-name="T23">[</text:span><text:span text:style-name="T22">ཆོ་ག་དངོས་གཞི་</text:span><text:span text:style-name="T23">]</text:span><text:span text:style-name="T22">ལ། </text:span><text:span text:style-name="T4">ད༡ </text:span><text:span text:style-name="T22">གསད་བྱའི་ཡུལ་དང་། </text:span><text:span text:style-name="T4">ད༢ </text:span><text:span text:style-name="T22">གསོད་པའི་ཆོ་ག་གཉིས་ཀྱི།</text:span></text:p>
      <text:p text:style-name="P29"><text:span text:style-name="T59">ད༡ དང་པོ་ནི། </text:span></text:p>
      <text:p text:style-name="P33"><text:span text:style-name="T49">བསྟན་ལ་གནོད་པ་བྱེད་པ་དང་། །བླ་མ་སངས་རྒྱས་འཇིག་པ་ནི། །</text:span></text:p>
      <text:p text:style-name="P33"><text:span text:style-name="T49">བླ་མ་ཐུབ་པ་ལ་ཞུས་ནས། །སྙིང་རྗེས་བསད་པར་བྱ་བ་ཉིད། །</text:span></text:p>
      <text:p text:style-name="P14"><text:span text:style-name="T59">ཅེས་པ་སྟེ། སངས་རྒྱས་ཀྱི་བསྟན་པ་སྤྱི་ལ་གནོད་པར་བྱེད་པ། གཙུག་ལག་དང་དགེ་འདུན་གྱི་སྡེ་འཇིག་པར་བྱེད་པ་སོགས་དང་། ཁྱད་པར་བླ་མ་དམ་པ་སངས་རྒྱས་ཐམས་ཅད་ཀྱི་ངོ་བོ་ཉིད་དེའི་སྐུ་ལ་བསྡོས་ཏེ་འཇིག་པར་བྱེད་པ་</text:span><text:span text:style-name="T38">(</text:span><text:span text:style-name="T40">༢༦༦ན</text:span><text:span text:style-name="T38">)</text:span><text:span text:style-name="T59">དེ་ནི་བླ་མ་དང་ཐུབ་པ་སྟེ་སངས་རྒྱས་རྣམས་ལ་དངོས་སམ་ཡིད་ཀྱིས་བཀའི་གནང་བ་ཞུས་ནས། བསམ་པའི་ཁྱད་པར་དགྲ་བོ་འདི་ལས་འདི་ལྟ་བུས་མནར་མེད་དུ་ལྷུང་ན་མི་རུང་སྙམ་པའི་སྙིང་རྗེས་ཀུན་ནས་བླངས་ལ་བསད་པར་བྱ་བ་ཉིད་དེ། </text:span></text:p>
      <text:p text:style-name="P14"><text:soft-page-break/><text:span text:style-name="T59">གུར་ལས། </text:span></text:p>
      <text:p text:style-name="P21"><text:span text:style-name="T32">འདི་ནི་སངས་རྒྱས་དཔའ་བོ་དང་། །རྡོ་རྗེ་སེམས་དཔའ་བཀྲོངས་པ་སྟེ། །</text:span></text:p>
      <text:p text:style-name="P21"><text:span text:style-name="T32">འདི་ནི་སྡིག་པ་ཆེན་པོ་ཅན། །མནར་མེད་འགྲོ་བའི་བདག་ཉིད་དེ། །</text:span></text:p>
      <text:p text:style-name="P21"><text:span text:style-name="T32">འདི་ནི་དམྱལ་བ་ཆེན་པོར་ལྟུང་། །དེ་ལྟར་བསམ་ནས་བསད་པར་བྱ། །</text:span></text:p>
      <text:p text:style-name="P14"><text:span text:style-name="T59">ཞེས་པ་ལྟར་རོ། །</text:span></text:p>
      <text:p text:style-name="P14"><text:span text:style-name="T59">ད༢ གཉིས་པ་</text:span><text:span text:style-name="T61">[</text:span><text:span text:style-name="T59">གསོད་པའི་ཆོ་ག་</text:span><text:span text:style-name="T61">]</text:span><text:span text:style-name="T59">ནི། </text:span></text:p>
      <text:p text:style-name="P24"><text:span text:style-name="T49">ཇི་ལྟར་ཕྱུགས་ཀྱི་གཟུགས་མཐོང་ནས། །ཁྲག་ནི་སྐྱུག་པ་ཉིད་དང་ཡང་། །</text:span></text:p>
      <text:p text:style-name="P24"><text:span text:style-name="T49">འདར་ཞིང་མགོ་སྐྱེས་གྲོལ་བ་དང་། །ཁ་ནི་འོག་ཏུ་རྣམ་པར་སྒོམ། །</text:span></text:p>
      <text:p text:style-name="P24"><text:span text:style-name="T49">དེ་ཡི་ལམ་དུ་ཁབ་ནི་མེའི། །གཟུགས་ཅན་འཇུག་པར་རབ་བསམས་ཏེ། །</text:span></text:p>
      <text:p text:style-name="P24"><text:span text:style-name="T49">སྙིང་ཁར་བྱིན་ཟའི་ས་བོན་ཉིད། །དམིགས་ནས་སྐད་ཅིག་གསོད་པར་བྱེད། །</text:span></text:p>
      <text:p text:style-name="P14"><text:span text:style-name="T59">ཅེས་པ་སྟེ། དེ་ཡང་འདིར་བླ་མ་དག །རྣལ་འབྱོར་ལ་སེམས་བརྟན་པས་སྙིང་གའི་ཡེ་ཤེས་སེམས་དཔའ་ཕྱུང་སྟེ། དེས་བསྒྲུབ་བྱའི་ལུས་ཀྱི་ལྷ་ལ་སོགས་པ་ལ་དགྲ་བོའི་སྐྱོན་བརྗོད་དེ། འདི་སྤོངས་ཤིག་པར་བསྒོས་ནས། དེའི་སྒོ་གསུམ་ལ་གནས་པའི་ལྷ་རྣམས་བཀུག་སྟེ། རང་གི་སྒོ་གསུམ་ལ་ཐིམ་པས་དེའི་ལུས་ཁང་སྟོང་ལྟར་གྱུར་པ་བསམ་པར་བཞེད་ལ། དེ་ཁོ་ན་ཉིད་བཅུ་པར་ཚུལ་ཤིན་ཏུ་རྒྱས་པར་བཤད་དོ། །</text:span></text:p>
      <text:p text:style-name="P14"><text:span text:style-name="T59">དེ་ནས་དཔེ་ཇི་ལྟར་མཆོད་སྦྱིན་གྱི་རྒྱུའི་ཕྱུགས་ཀྱི་གཟུགས་ལྟ་བུར་དུས་ལ་བབ་ཅིང་ཉམས་ཉེས་པའི་དགྲ་བོ་རང་གཟུགས་ཇི་ལྟ་བར་འདུག་པ་མཐོང་བ་སྟེ་དམིགས་པར་བྱས་ནས། ཁ་ནས་ཁྲག་ནི་སྐྱུག་པ་ཉིད་དང་། ཡང་ལུས་འདར་ཞིང་མགོ་སྐྱེས་ཏེ་སྐྲ་གྲོལ་བ་དང་། ཁ་ནི་འོག་ཏུ་བལྟས་པར་རྣམ་</text:span><text:soft-page-break/><text:span text:style-name="T59">པར་སྒོམ་ཞིང་དེ་ཡི་བཤང་ལམ་དུ་ཁབ་ནི་མེའི་གཟུགས་ལྟར་འབར་ཞིང་བསྲེག་པ་ཅན་ཞིག་འཇུག་པར་རབ་ཏུ་བསམས་ཏེ། དེའི་སྙིང་གར་བྱིན་ཟའི་ས་བོན་རཾ་ཡིག་ཉིད་ཀྱང་དམིགས་ནས་དེ་དང་ལྷན་ཅིག་ཏུ་འབར་བས་སྲོག་གི་རྟེན་ཐིག་པ་</text:span><text:span text:style-name="T38">(</text:span><text:span text:style-name="T40">༢༦༦བ</text:span><text:span text:style-name="T38">)</text:span><text:span text:style-name="T59">ཙམ་ཡང་མ་ལུས་པ་བསྲེགས་པར་མོས་པས། སྐད་ཅིག་དེ་ཉིད་ལ་དགྲ་བོ་གསོད་པར་བྱེད་ཅིང་། ཤི་བའི་འོག་ཏུ་རྣམ་ཤེས་མི་བསྐྱོད་པའི་ཞིང་དུ་སྐྱེས་པར་བསམས་ན་སྔགས་ལ་སོགས་པའི་མཐུས་འགྲུབ་པར་བཤད་དོ། །</text:span></text:p>
      <text:p text:style-name="P14"><text:span text:style-name="T59">ཐ༣ གསུམ་པ་</text:span><text:span text:style-name="T61">[</text:span><text:span text:style-name="T59">རྒྱུད་ཀྱི་ཆེ་བ་བསྟན་པ་</text:span><text:span text:style-name="T61">]</text:span><text:span text:style-name="T59">ནི། </text:span></text:p>
      <text:p text:style-name="P24"><text:span text:style-name="T49">རྒྱུད་འདི་ལ་ནི་སྲེག་བླུགས་མེད། །ཕྱག་རྒྱ་བཅིང་དང་བྱ་བ་མེད། །</text:span></text:p>
      <text:p text:style-name="P24"><text:span text:style-name="T49">རྒྱུད་ཆེན་ཀླགས་པས་འགྲུབ་པ་ཉིད། །བསམ་གཏན་ཙམ་གྱིས་འགྲུབ་པར་འགྱུར།</text:span></text:p>
      <text:p text:style-name="P14"><text:span text:style-name="T59">ཞེས་པ་སྟེ། དེ་ལྟར་བསྒྲལ་ལས་བསྟན་པའི་རྒྱུད་འདི་ལ་ནི་སྲེགས་བླུགས་ཏེ་དྲག་པོའི་སྦྱིན་སྲེག་མེད་ཅིང་། ལུས་ཀྱི་ཕྱག་རྒྱ་བཅིང་བ་དང་། དེས་མཚོན་པའི་སྤྲོས་པ་མང་དུ་བྱ་བ་མེད་པས། རྒྱུད་ཆེན་བཀླགས་པས་ཕྲིན་ལས་འགྲུབ་པ་ཉིད་དང་། བསམ་གཏན་སྒོམ་པ་ཙམ་གྱིས་ལས་འགྲུབ་པར་འགྱུར་བ་ཡིན་ནོ། །ཞེས་པའོ། །</text:span></text:p>
      <text:p text:style-name="P14"><text:span text:style-name="T59">འོ་ན་འདིར་སྙིང་རྗེས་ཀྱང་བསད་པར་བྱེད་ན་མཆོད་སྦྱིན་དང་འདྲ་བས་སྡིག་ཏུ་མི་འགྱུར་རམ་སྙམ་ན། སྐྱོན་མེད་དེ། འདོད་ཆགས་སོགས་ཀྱིས་ཀུན་ནས་བླངས་པས་སྲོག་གཅོད་སོགས་ངན་འགྲོའི་རྒྱུ་ཡིན་ཡང་། འདིར་སྙིང་རྗེས་ཀུན་ནས་བླངས་ཏེ་སྟོང་ཉིད་ཀྱི་ཏིང་ངེ་འཛིན་གྱིས་ཕ་རོལ་པོའི་སྡུག་བསྔལ་ཆེན་པོ་སྒྲུབ་པའི་རྒྱུ་སུན་ཕྱུང་བ་ནི། བསྒྲུབ་བྱ་དེ་ཉིད་འཇིག་རྟེན་གཞན་དུ་བདེ་བའི་རྒྱུར་གྱུར་པའི་ཕྱིར་ཏེ། </text:span></text:p>
      <text:p text:style-name="P14"><text:span text:style-name="T59">ནག་པོ་པས། </text:span></text:p>
      <text:p text:style-name="P21"><text:soft-page-break/><text:span text:style-name="T32">སྣོད་དང་མི་ལྡན་སྐྱེ་བོ་རྣམས། །སྣོད་དུ་བྱ་བར་འདོད་པ་ཡིས། །</text:span></text:p>
      <text:p text:style-name="P21"><text:span text:style-name="T32">སྙིང་རྗེས་བསྟན་པ་བསྲུང་མཛད་པ། །སྡང་བས་མ་ཡིན་ཆགས་པས་མིན། །</text:span></text:p>
      <text:p text:style-name="P14"><text:span text:style-name="T59">ཞེས་དང་། </text:span></text:p>
      <text:p text:style-name="P14"><text:span text:style-name="T59">སྤྱོད་འཇུག་ཏུའང་། </text:span></text:p>
      <text:p text:style-name="P21"><text:span text:style-name="T32">གལ་ཏེ་སྡུག་བསྔལ་གཅིག་གིས་ནི། །མང་པོའི་སྡུག་བསྔལ་ཟད་འགྱུར་ན། །</text:span></text:p>
      <text:p text:style-name="P21"><text:span text:style-name="T32">བློ་དང་ལྡན་པས་སྡུག་བསྔལ་དེ། །བདག་དང་གཞན་ལ་བསྐྱེད་བྱ་ཉིད། །</text:span></text:p>
      <text:p text:style-name="P14"><text:span text:style-name="T59">ཅེས་པ་ལྟར་རོ། །</text:span></text:p>
      <text:p text:style-name="P14"><text:span text:style-name="T59">འདི་དག་གི་ངེས་དོན་ནི། ལྟེ་བའི་རྩ་བ་ནི་དེའི་རྩ་འདབ། བཤང་ལམ་ནས་མེ་ཁབ་འཇུག་པ་ནི་དབུ་མའི་ལམ་ནས་གཏུམ་མོ་སྦར་བ། ཁ་འོག་ཏུ་བལྟ་བ་ནི་ཧཾ་ལས་བྱང་སེམས་འབབ་པ། འདར་བ་སོགས་ནི་བདེ་བས་རྒྱུད་གང་བ། སྙིང་གའི་བྱིན་ཟའི་</text:span><text:span text:style-name="T38">(</text:span><text:span text:style-name="T40">༢༦༧ན</text:span><text:span text:style-name="T38">)</text:span><text:span text:style-name="T59">ས་བོན་ནི་མི་ཤིགས་པའི་ས་བོན། སྐད་ཅིག་གིས་གསོད་པ་རྣམ་རྟོག་འགག་པ་སོགས་ལ་སྦྱར་བར་བྱ་སྟེ། </text:span></text:p>
      <text:p text:style-name="P14"><text:span text:style-name="T59">འགྲེལ་ཆེན་ལས། </text:span></text:p>
      <text:p text:style-name="P26"><text:span text:style-name="T32">ལྟེ་བའི་དབུས་སུ་པདྨ་ཆེ། །སྐུད་པ་བཅུ་དྲུག་ཡང་དག་ལྡན། །</text:span></text:p>
      <text:p text:style-name="P26"><text:span text:style-name="T32">ཡི་གེ་ཉིད་ནི་མཉམ་པར་སྦྱོར། །ཁ་སྦྱོར་འབྱེད་པ་བླ་ན་མེད། །</text:span></text:p>
      <text:p text:style-name="P26"><text:span text:style-name="T32">དེ་དབུས་སྟོང་ཉིད་དམ་པ་ནི། །སྤྲོ་དང་བསྡུ་བ་བྱེད་པ་ཅན། །</text:span></text:p>
      <text:p text:style-name="P26"><text:span text:style-name="T32">དེ་འདིར་དེ་ཁོ་ཉིད་དུ་འགྱུར། །རང་བྱུང་ཐམས་ཅད་ཁྱབ་པ་པོ། །</text:span></text:p>
      <text:p text:style-name="P14"><text:span text:style-name="T59">ཞེས་དང་། </text:span></text:p>
      <text:p text:style-name="P14"><text:span text:style-name="T59">རྡོ་རྗེ་སྙིང་འགྲེལ་དུ། འདིའི་ངེས་པའི་དོན་ནི་རྩ་བའི་རྒྱུད་ལས། ཇི་སྐད་དུ། </text:span></text:p>
      <text:p text:style-name="P26"><text:soft-page-break/><text:span text:style-name="T32">བྱིན་ཟ་མེ་ལ་རླུང་གིས་བསྐྱོད། །བྱང་སེམས་ཧྃ་ནི་འཐུར་དུ་བལྟས། །</text:span></text:p>
      <text:p text:style-name="P26"><text:span text:style-name="T32">གང་གི་བདེ་བས་མྱོས་པ་ན། །འདར་ཞིང་ཁ་ནི་འཐུར་དུ་བལྟ། །</text:span></text:p>
      <text:p text:style-name="P14"><text:span text:style-name="T59">ཞེས་གསུངས་པའི་དོན་ཁུང་དུ་ཆུད་པར་བྱའོ། །</text:span></text:p>
      <text:p text:style-name="P26"><text:span text:style-name="T32">རྒྱུད་འདི་ལ་ནི་བསྲེགས་བླུགས་མེད། །</text:span></text:p>
      <text:p text:style-name="P26"><text:span text:style-name="T32">ཕྱག་རྒྱ་བཅིང་དང་བྱ་བ་མེད། །</text:span></text:p>
      <text:p text:style-name="P26"><text:span text:style-name="T32">རྒྱུད་ཆེན་བཀླགས་པས་འགྲུབ་པ་ཉིད། །</text:span></text:p>
      <text:p text:style-name="P26"><text:span text:style-name="T32">བསམ་གཏན་ཙམ་གྱིས་འགྲུབ་པར་འགྱུར། །</text:span></text:p>
      <text:p text:style-name="P14"><text:span text:style-name="T59">ཞེས་བྱ་བ་ནི། འདི་ལྟར་ཕྱིའི་བསྲེག་བླུགས་དང་། ལག་པའི་ཕྱག་རྒྱ་བཅིང་བ་དང་། ཚིག་གི་རྒྱུད་བཀླགས་པ་དང་། ལྷའི་རྣལ་འབྱོར་ཙམ་གྱིས་འགྲུབ་པ་མ་ཡིན་གྱི། འདི་ནི་འཕོ་བ་མེད་པའི་མེ་ལྷ་སེང་གེ་རྣམ་པར་རྩེ་བའི་ཕྱག་རྒྱ་བཅིངས་ཏེ། རང་གི་རྒྱུད་སྲོག་གི་འདོན་བཟློས་བྱེད་ཅིང་ནམ་མཁའ་ལྟ་བུའི་བསམ་གཏན་གྱིས་འགྲུབ་པར་འགྱུར་ཞེས་བསྟན་ཏོ། །ཞེས་པ་ལྟར་རོ། །</text:span></text:p>
      <text:p text:style-name="P14"><text:span text:style-name="T1">ཉ༢ </text:span><text:span text:style-name="T18">གཉིས་པ་ལྷའི་རྣམ་དག་ལ། </text:span><text:span text:style-name="T1">ཏ༡ </text:span><text:span text:style-name="T18">བཤད་པར་དམ་བཅའ་བ། </text:span><text:span text:style-name="T1">ཏ༢ </text:span><text:span text:style-name="T18">ཐབས་ཀྱི་ཁྱད་པར་བརྗོད་པ། </text:span><text:span text:style-name="T1">ཏ༣ </text:span><text:span text:style-name="T18">དོན་དངོས་བསྟན་པ་གསུམ་གྱི། </text:span></text:p>
      <text:p text:style-name="P14"><text:span text:style-name="T59">ཏ༡ དང་པོ་ནི། </text:span></text:p>
      <text:p text:style-name="P24"><text:span text:style-name="T49">རྟོག་མེད་དངོས་གྲུབ་སྦྱིན་པ་པོ། །སྲིད་པ་སྦྱོར་བ་ཉམས་དགའ་བ། །</text:span></text:p>
      <text:p text:style-name="P24"><text:span text:style-name="T49">གསང་བ་མཆོག་ནི་བཤད་བྱ་ཡི། །ཉོན་ཅིག་ལྷ་མོ་བཞིན་བཟང་མ། །</text:span></text:p>
      <text:p text:style-name="P14"><text:span text:style-name="T59">ཞེས་པ་སྟེ། འདིར་འཁོར་བའི་འདོད་ཡོན་ལ་བརྟེན་ནས་རྣམ་པར་རྟོག་པ་མེད་པ་འོད་གསལ་ལྷན་ཅིག་སྐྱེས་པའི་ཡེ་ཤེས་ཀྱི་དངོས་གྲུབ་སྦྱིན་པ་པོ། ཐ་མལ་གྱི་སྲིད་པ་སྦྱོང་བ་ཉམས་མྱོང་དགའ་བ་</text:span><text:soft-page-break/><text:span text:style-name="T59">དང་བདེ་བའི་རང་བཞིན་ཅན། རྒྱུད་སྡེ་འོག་མ་ལས་གསང་བ་དོན་མཆོག་ཏུ་གྱུར་པ་ནི་ངས་བཤད་པར་བྱ་ཡི། ལེགས་པར་ཉོན་ཅིག་ལྷ་མོ་བཞིན་བཟང་མ་ཞེས་བདག་མེད་མ་ལ་གདམས་པའོ། །</text:span></text:p>
      <text:p text:style-name="P20"><text:span text:style-name="T59">ཏ༢ གཉིས་པ་</text:span><text:span text:style-name="T61">[</text:span><text:span text:style-name="T59">ཐབས་ཀྱི་ཁྱད་པར་བརྗོད་པ་</text:span><text:span text:style-name="T61">]</text:span><text:span text:style-name="T59">ནི། </text:span><text:span text:style-name="T38">(</text:span><text:span text:style-name="T40">༢༦༧བ</text:span><text:span text:style-name="T38">)</text:span></text:p>
      <text:p text:style-name="P24"><text:span text:style-name="T49">རིན་ཆེན་གཟི་བརྗིད་འབར་བ་ཡི། །ཕྲེང་བ་འཁྲུགས་པ་ལྷ་མོ་ལྟོས། །</text:span></text:p>
      <text:p text:style-name="P24"><text:span text:style-name="T49">མ་ཕུག་པས་ནི་སྦྱོར་བྲལ་འགྱུར། །ཕུག་པས་དགའ་བ་སྦྱིན་པ་པོ། །</text:span></text:p>
      <text:p text:style-name="P24"><text:span text:style-name="T49">དེ་ལྟར་འཁོར་བ་འདོད་པ་ཡི། །ཡོན་ཏན་ལྔ་ལྡན་རིན་ཆེན་ཉིད། །</text:span></text:p>
      <text:p text:style-name="P24"><text:span text:style-name="T49">མ་དག་པས་ནི་དུག་ཏུ་འགྲོ། །དག་པས་བདུད་རྩི་ལྟ་བུར་འགྱུར། །</text:span></text:p>
      <text:p text:style-name="P14"><text:span text:style-name="T59">ཞེས་པ་སྟེ། དེ་ཡང་དཔེར་ན། ཡིད་བཞིན་གྱི་ནོར་བུ་རིན་ཆེན་སྐྱེ་བོའི་ཡིད་འཕྲོག་པའི་གཟི་བརྗིད་ཀྱི་འོད་འབར་བ་ཡི། ཕྲེང་བ་ཀུན་ནས་འཁྲུགས་པ་ལ་ལྷ་མོ་ཁྱོད་ལྟོས་ཤིག །རིན་ཆེན་དེ་ཤུན་པ་མ་བཤུས་ཤིང་མིག་མ་ཕུག་པས་ནི་རྒྱན་གྱི་བྱ་བ་བྱེད་པའི་སྦྱོར་བ་དང་བྲལ་བར་འགྱུར་ལ། དེ་ཤུན་པ་བཤུས་ཤིང་མིག་ཕུག་པས་རྒྱན་གྱི་ཁྱད་པར་སོགས་ཀྱི་བྱ་བ་བྱས་ཏེ་སེམས་ཚིམ་པའི་དགའ་བ་སྦྱིན་པ་པོར་འགྱུར་རོ། །</text:span></text:p>
      <text:p text:style-name="P27"><text:span text:style-name="T59">དཔེ་དེ་ལྟར་འཁོར་བའི་ཚུལ་འདོད་པ་ཡི་ཡོན་ཏན་ལྔ་དང་ལྡན་པ་རིན་ཆེན་ལྟ་བུ་དེ་ཉིད། ཐབས་མི་ཤེས་པས་ཀུན་རྫོབ་ལྷའི་མངོན་རྟོགས་དང་། དོན་དམ་དེ་ཁོ་ན་ཉིད་ལ་སོགས་པས་མ་དག་པར་བསྟེན་པས་ནི་འབྲས་བུ་སྡུག་བསྔལ་བསྐྱེད་པས་དུག་ཟོས་པ་བཞིན་དུ་འགྲོ་ལ། ཐབས་མཁས་པས་ཀུན་རྫོབ་དང་དོན་དམ་གྱི་དག་པས་འདོད་ཡོན་བསྟེན་ན་བདུད་རྩིའི་ཟས་ཀྱི་དགའ་བདེ་བསྐྱེད་པ་ལྟ་བུར་རྣམ་གྲོལ་གྱི་བདེ་ཆེན་བསྐྱེད་པར་འགྱུར་ཞེས་པའི་དོན་ཏོ། །</text:span></text:p>
      <text:p text:style-name="P14"><text:soft-page-break/><text:span text:style-name="T1">ཏ༣ </text:span><text:span text:style-name="T18">གསུམ་པ་</text:span><text:span text:style-name="T20">[</text:span><text:span text:style-name="T18">དོན་དངོས་བསྟན་པ་</text:span><text:span text:style-name="T20">]</text:span><text:span text:style-name="T18">ལ། </text:span><text:span text:style-name="T1">ཐ༡ </text:span><text:span text:style-name="T18">ཉན་པར་བསྐུལ་བ་དང་། </text:span><text:span text:style-name="T1">ཐ༢ </text:span><text:span text:style-name="T18">མངོན་རྟོགས་ཀྱི་དག་པ་བཤད་པ་གཉིས་ཀྱི། </text:span></text:p>
      <text:p text:style-name="P14"><text:span text:style-name="T59">ཐ༡ དང་པོ་ནི། </text:span></text:p>
      <text:p text:style-name="P24"><text:span text:style-name="T49">འཁོར་བའི་རྣམ་པ་ཧེ་རུ་ཀ །འགྲོ་བ་སྒྲོལ་བའི་གཙོ་བོ་ཉིད། །</text:span></text:p>
      <text:p text:style-name="P24"><text:span text:style-name="T49">གང་གི་གཟུགས་ཀྱི་འགྱུར་བ་ཉིད། །དེ་ནི་ང་ཡི་སྨྲ་བ་ཉོན། །</text:span></text:p>
      <text:p text:style-name="P14"><text:span text:style-name="T59">ཞེས་པ་སྟེ། དེ་ལྟར་འདོད་ཡོན་དང་ལྡན་པའི་འཁོར་བའི་རྣམ་པར་བསྟན་པའི་ཧེ་རུ་ཀ་དེ་ནི། འགྲོ་བ་སྲིད་པ་ལས་སྒྲོལ་བའི་གཙོ་བོ་ཉིད་ཡིན་ལ། གང་གི་སྐུ་ཕྱག་བཅུ་དྲུག་པའི་གཟུགས་ཀྱི་རྣམ་པར་འགྱུར་བའི་རྣམ་དག་ཉིད་ཀྱི་ཚུལ་དེ་ནི་ང་ཡིས་ལེགས་པར་སྨྲ་ཡི། ཉོན་ཅིག་ཅེས་པའོ། །</text:span></text:p>
      <text:p text:style-name="P14"><text:span text:style-name="T59">ཐ༢ གཉིས་པ་</text:span><text:span text:style-name="T61">[</text:span><text:span text:style-name="T59">མངོན་རྟོགས་ཀྱི་དག་པ་བཤད་པ་</text:span><text:span text:style-name="T61">]</text:span><text:span text:style-name="T59">ནི། </text:span><text:span text:style-name="T38">(</text:span><text:span text:style-name="T40">༢༦༨ན</text:span><text:span text:style-name="T38">)</text:span></text:p>
      <text:p text:style-name="P24"><text:span text:style-name="T49">སྙིང་རྗེའི་སྤྱན་ནི་དམར་པོ་ལ། །བྱམས་པའི་ཐུགས་ལས་ཡན་ལག་གནག །</text:span></text:p>
      <text:p text:style-name="P24"><text:span text:style-name="T49">བསྡུ་བའི་དངོས་པོ་བཞི་ཡིས་ནི། །ཞབས་ནི་རྣམ་པ་བཞི་ཞེས་བརྗོད། །</text:span></text:p>
      <text:p text:style-name="P24"><text:span text:style-name="T49">ཞལ་བརྒྱད་རྣམ་པར་ཐར་པ་བརྒྱད། །ཕྱག་ནི་སྟོང་པ་བཅུ་དྲུག་ཉིད། །</text:span></text:p>
      <text:p text:style-name="P24"><text:span text:style-name="T49">གུག་སྐྱེད་ཀྱིས་ནི་སངས་རྒྱས་ལྔ། །གདུགས་པ་འདུལ་ཕྱིར་ཁྲོ་བོ་ཉིད། །</text:span></text:p>
      <text:p text:style-name="P24"><text:span text:style-name="T49">ཤ་ཡིས་པུཀྐ་སཱི་རུ་བྱ། །དེ་བཞིན་ཁྲག་གིས་རི་ཁྲོད་མ། །</text:span></text:p>
      <text:p text:style-name="P24"><text:span text:style-name="T49">གདོལ་པ་མོ་ནི་ཁུ་བར་བརྗོད། །གཡུང་མོ་རྐང་དང་ཚིལ་བུ་དག །</text:span></text:p>
      <text:p text:style-name="P24"><text:span text:style-name="T49">པགས་པ་བྱང་ཆུབ་ཡན་ལག་བདུན། །རུས་པ་བདེན་པ་བཞི་པོ་ཉིད། །</text:span></text:p>
      <text:p text:style-name="P14"><text:span text:style-name="T59">ཅེས་པ་སྟེ། དེ་ཡང་སྙིང་རྗེའི་བདག་ཉིད་ཀྱིས་འགྲོ་བ་ལ་རྗེས་སུ་ཆགས་པ་དག་པར་མཚོན་པས་སྤྱན་རྣམས་ནི་དམར་པོ་གྱུར་ལ། </text:span></text:p>
      <text:p text:style-name="P14"><text:soft-page-break/><text:span text:style-name="T59">འགྲོ་བ་ལ་བྱམས་པའི་ཐུགས་མི་འགྱུར་བ་དག་པ་ལས་ཡན་ལག་དང་བཅས་པའི་སྐུ་མདོག་གནག་པ་དང་། </text:span></text:p>
      <text:p text:style-name="P14"><text:span text:style-name="T59">སེམས་ཅན་གྱི་དོན་སྒྲུབ་པ་ན། སྦྱིན་པ། སྙན་པར་སྨྲ་བ། དོན་སྤྱོད་པ། དོན་མཐུན་པ་སྟེ། བསྡུ་བའི་དངོས་པོ་བཞི་དག་པ་ཡིས་ནི་ཞབས་ནི་རྣམ་པ་བཞི་ཞེས་བརྗོད་པ་དང་། </text:span></text:p>
      <text:p text:style-name="P14"><text:span text:style-name="T59">ཞལ་བརྒྱད་ནི་གཟུགས་ཅན་གཟུགས་ལ་བལྟ་བ་ལ་སོགས་པའི་རྣམ་པར་ཐར་པ་བརྒྱད་དང་། </text:span></text:p>
      <text:p text:style-name="P14"><text:span text:style-name="T59">ཕྱག་བཅུ་དྲུག་ནི་ནང་སྟོང་པ་ཉིད་ལ་སོགས་པ་སྟོང་པ་བཅུ་དྲུག་ཉིད་དང་། </text:span></text:p>
      <text:p text:style-name="P14"><text:span text:style-name="T59">གུག་སྐྱེད་ཀྱིས་ཞེས་པ། གུག་སྐྱེད་ཀྱི་སྒྲ་མ་ཏྲ་ལ་ཨུའི་རྐྱེན་བྱིན་པས་མུ་ཏྲར་འགྱུར་ཞིང་། དེ་ཕྱག་རྒྱ་ལ་འཇུག་པས་དེ་དག་པ་ནི་སངས་རྒྱས་ལྔ་དང་། གདུག་པ་ཅན་དྲག་པོས་འདུལ་བའི་ཕྱིར་མི་སྡུག་པ་སོགས་ཀྱི་ཉམས་དང་ལྡན་པའི་ཁྲོ་བོའི་ཚུལ་བསྟན་པ་ཉིད་དང་། </text:span></text:p>
      <text:p text:style-name="P14"><text:span text:style-name="T59">གཞན་ཡང་ཤ་དག་པ་ཡིས་པུཀྐ་སཱི་རུ་བྱ་ཞིང་། དེ་བཞིན་དུ་ཁྲག་དག་གིས་རི་ཁྲོད་མ་དང་། གདོལ་པ་མོ་ནི་ཁུ་བར་ཏེ་དེ་དག་པར་བརྗོད་ལ། གཡུང་མོ་ནི་རྐང་དང་ཚིལ་བུ་རྣམ་པར་དག་པར་བརྗོད་པ་དང་། </text:span></text:p>
      <text:p text:style-name="P14"><text:span text:style-name="T59">པགས་པའི་རིམ་པ་བདུན་དག་པ་ནི། དྲན་པ་ཡང་དག །ཆོས་རབ་ཏུ་འབྱེད་པ། བརྩོན་འགྲུས། དགའ་བ། ཤིན་ཏུ་སྦྱངས་པ། ཏིང་ངེ་འཛིན། བཏང་སྙོམས་ཡང་དག་བྱང་ཆུབ་ཀྱི་ཡན་ལག་སྟེ། བྱང་ཆུབ་ཀྱི་ཡན་ལག་བདུན་དང་། </text:span><text:span text:style-name="T38">(</text:span><text:span text:style-name="T40">༢༦༨བ</text:span><text:span text:style-name="T38">)</text:span></text:p>
      <text:p text:style-name="P14"><text:span text:style-name="T59">མགོ། རྐང་། ཚིགས་པ། རྩིབ་མའི་རུས་པ་བཞི་ནི། སྡུག །ཀུན། འགོག །ལམ་གྱི་བདེན་པ་བཞི་པོ་རྣམ་པར་དག་པ་ཉིད་དོ་ཞེས་པའོ། །</text:span></text:p>
      <text:p text:style-name="P14"><text:span text:style-name="T1">ཉ༣ </text:span><text:span text:style-name="T18">གསུམ་པ་སྔགས་བཏུ་བཤད་པ་ལ། </text:span><text:span text:style-name="T1">ཏ༡ </text:span><text:span text:style-name="T18">ཞུས་པ་དང་། </text:span><text:span text:style-name="T1">ཏ༢ </text:span><text:span text:style-name="T18">ལན་གཉིས་ཀྱི། </text:span></text:p>
      <text:p text:style-name="P14"><text:soft-page-break/><text:span text:style-name="T59">ཏ༡ དང་པོ་ནི། </text:span></text:p>
      <text:p text:style-name="P17"><text:span text:style-name="T46">བདག་མེད་མས་གསོལ་པ། </text:span></text:p>
      <text:p text:style-name="P24"><text:span text:style-name="T49">སྔགས་བཏུ་བ་ནི་ཇི་ལྟར་འགྱུར། །གང་གིས་སྔགས་ཀྱིས་སྐྱེ་བོ་ཡི། །</text:span></text:p>
      <text:p text:style-name="P24"><text:span text:style-name="T49">ལས་ཀྱི་དངོས་གྲུབ་འགྱུར་བ་ཉིད། །བདེ་བ་ཆེན་པོས་བཤད་དུ་གསོལ། །</text:span></text:p>
      <text:p text:style-name="P14"><text:span text:style-name="T59">ཞེས་པ་སྟེ། དེ་ནས་སྔགས་དག་པར་བྱེད་པའི་ཕྱིར་བདག་མེད་མས་གསོལ་པ། འདིར་སྔགས་ཀྱི་ཡིག་འབྲུ་བཏུ་བའི་ཚུལ་ནི་ཇི་ལྟར་འགྱུར་བ་དང་། བཏུས་པ་གང་གི་སྔགས་རྣམས་ཀྱིས་སྐྱེ་བོ་ཡི་རེངས་པ་སོགས་ཀྱི་ཕྲིན་ལས་ཀྱི་དངོས་གྲུབ་འགྲུབ་པར་འགྱུར་བ་དེ་ཉིད་བཅོམ་ལྡན་འདས་བདེ་བ་ཆེན་པོས་བདག་ལ་བཤད་དུ་གསོལ་ཞེས་ཞུས་པའོ། །</text:span></text:p>
      <text:p text:style-name="P29"><text:span text:style-name="T15">ཏ༢ </text:span><text:span text:style-name="T30">གཉིས་པ་</text:span><text:span text:style-name="T31">[</text:span><text:span text:style-name="T30">ལན་</text:span><text:span text:style-name="T31">]</text:span><text:span text:style-name="T30">ལ། </text:span><text:span text:style-name="T15">ཐ༡ </text:span><text:span text:style-name="T30">ཉན་པར་གདམས་པ་དང་། </text:span><text:span text:style-name="T15">ཐ༢ </text:span><text:span text:style-name="T30">སྔགས་བཏུ་ཚུལ་བཤད་པ་གཉིས་ཀྱི།</text:span><text:span text:style-name="T18"> </text:span></text:p>
      <text:p text:style-name="P29"><text:span text:style-name="T59">ཐ༡ དང་པོ་ནི། </text:span></text:p>
      <text:p text:style-name="P31"><text:span text:style-name="T47">བཅོམ་ལྡན་འདས་རྡོ་རྗེ་ཅན་ཆེན་པོ་རྡོ་རྗེ་སྙིང་པོ་གཟི་བརྗིད་ཆེན་པོས་བཀའ་སྩལ་པ།</text:span><text:span text:style-name="T46"> </text:span></text:p>
      <text:p text:style-name="P33"><text:span text:style-name="T49">སྔགས་ནི་ཁྱོད་ལ་ངས་བཤད་ཀྱི། །ལྷ་མོ་ཤེས་རབ་ཆེན་མོ་ཉོན། །</text:span></text:p>
      <text:p text:style-name="P29"><text:span text:style-name="T59">ཞེས་པ་སྟེ། དེ་ནས་བཅོམ་ལྡན་འདས་སྙིང་རྗེ་དང་སྟོང་པ་མི་ཕྱེད་པའི་རྡོ་རྗེ་ཅན་ཆེན་པོ། མཚན་མས་མི་གཡོ་བས་རྡོ་རྗེ་སྙིང་པོ། དེའི་བདག་ཉིད་ཀྱི་སྐུ་བསྐལ་པའི་མེ་ལྟ་བུའི་གཟི་བརྗིད་ཆེན་པོས་ལན་བཀའ་སྩལ་པ། བརྡས་བཤད་པ་མ་གཏོགས་སྐལ་མིན་གྱིས་རང་གར་མི་ཤེས་པའི་སྔགས་བཏུ་ཚུལ་ནི་བདག་མེད་མ་ཁྱོད་ལ་སྟོན་པ་ངས་བཤད་ཀྱི། ལྷ་མོ་སྟོང་པ་ཉིད་ཀྱི་བདག་ཉིད་ཀྱི་ཤེས་རབ་ཆེན་མོ་ཁྱོད་ཉོན་ཅིག་ཅེས་གདམས་པའོ། །</text:span></text:p>
      <text:p text:style-name="P29"><text:span text:style-name="T1">ཐ༢ </text:span><text:span text:style-name="T18">གཉིས་པ་</text:span><text:span text:style-name="T20">[</text:span><text:span text:style-name="T18">སྔགས་བཏུ་ཚུལ་བཤད་པ་</text:span><text:span text:style-name="T20">]</text:span><text:span text:style-name="T18">ལ། </text:span><text:span text:style-name="T1">ད༡</text:span><text:span text:style-name="T18"> སྔོན་དུ་བྱ་བའི་རྣམ་ངེས་དང་། </text:span><text:span text:style-name="T1">ད༢ </text:span><text:span text:style-name="T18">གཞུང་དོན་གཉིས་ལས། </text:span></text:p>
      <text:p text:style-name="P14"><text:soft-page-break/><text:span text:style-name="T59">ད༡ དང་པོ་ནི། དེ་ལ་སྔགས་ཀྱི་ཡི་གེ་རྣམས་གང་ལས་བཏུ་བའི་གཞི་ནི། ཨ་ཨཱ་སོགས་དབྱངས་ཡིག་རྣམས་དང་། ཀ་ཁ་ག་གྷ་ང་སོགས་གསལ་བྱེད་ཀྱི་ཡི་གེ་རྣམས་ཏེ། དེ་ཡང་དབྱངས་ཡིག་ནི་བཅུ་དྲུག་ཡིན་ལ། གསལ་བྱེད་ཅི་རིགས་ཡོད་ཀྱང་འདིར་སོ་བཞི་ཡིན་ནོ། །</text:span></text:p>
      <text:p text:style-name="P14"><text:span text:style-name="T59">དེ་ཡང་ཀ་ཁ་ག་གྷ་ང་ནི་སྡེ་ཚན་དང་</text:span><text:span text:style-name="T38">(</text:span><text:span text:style-name="T40">༢༦༩ན</text:span><text:span text:style-name="T38">)</text:span><text:span text:style-name="T59">པོ་དང་། དེ་བཞིན་དུ། ཙ་ཊ་ཏ་པའི་སྡེ་ཚན་ལ་རིམ་བཞིན། སྡེ་ཚན་གཉིས་པ་དང་གསུམ་པ་དང་བཞི་པ་དང་ལྔ་པའི་ཡི་གེ་དང་། དེ་རེ་རེ་ལའང་ལྔ་ལྔར་བྱས་ནས། དང་པོའི་དང་པོ་དང་། དང་པོའི་གཉིས་པ་སོགས་དང་། གཉིས་པའི་དང་པོ། གཉིས་པའི་གཉིས་པ་སོགས་སུ་བརྗོད་པར་བྱ་ཞིང་། </text:span></text:p>
      <text:p text:style-name="P14"><text:span text:style-name="T59">ཡ་ར་ལ་ཝ་བཞི་ནི་སྡེ་ཚན་ལྔའི་མཐར་གནས་པས་མཐར་གནས་ཞེས་དང་། </text:span></text:p>
      <text:p text:style-name="P14"><text:span text:style-name="T59">ཤ་ཥ་ས་ཧ་བཞི་ནི་བརྗོད་པའི་ཚེ་དབུགས་དྲོ་བར་གྱུར་པས་དྲོ་བའི་ཡི་གེའམ། ཨུཥྨ་ཎའི་ཡི་གེ་ཞེས་བརྗོད་དེ། དེ་དག་ལའང་མཐར་གནས་ཀྱི་དང་པོ་སོགས་དང་། ཨུཥྨ་ཎའི་དང་པོ་ཞེས་སོགས་ཤེས་པར་བྱའོ། །</text:span></text:p>
      <text:p text:style-name="P14"><text:span text:style-name="T59">དབྱངས་ཡིག་རྣམས་ནི། པུཀྐ་སཱི་དང་རྡོ་རྗེ་མ་ལ་སོགས་པའི་བརྡས་བསྟན་ཏེ། </text:span></text:p>
      <text:p text:style-name="P14"><text:span text:style-name="T59">ཕྱི་མའི་བཞི་པར། </text:span></text:p>
      <text:p text:style-name="P26"><text:span text:style-name="T32">ཨ་ལི་དང་པོ་བདག་མེད་མ། །</text:span></text:p>
      <text:p text:style-name="P57">ཞེས་སོགས་ལྷ་མོ་བཅོ་ལྔ་དང་དབྱངས་བཅོ་ལྔ་སྦྱར་བའི་སོ་སོའི་ཡི་གེ་ངོས་བཟུང་སྟེ་ཤེས་པར་བྱའོ།།</text:p>
      <text:p text:style-name="P14"><text:span text:style-name="T59">དེ་དག་ལས་སྔགས་ཇི་ལྟར་བཏུ་བའི་ཚུལ་ནི། དེ་ལ་གསལ་བྱེད་རྣམས་ནི་ལུས་ཀྱི་ཡི་གེ་སྟེ། དེ་ལ་སྔགས་རྣམས་ཀྱི་ལུས་སམ་ཁོག་བཏུ། དབྱངས་རྣམས་ནི་སྲོག་གི་ཡི་གེ་སྟེ་དེ་སྲོག་ཏུ་ཞུགས་པས་གུག་སྐྱེད་དུ་གྱུར་པ་ཡི་གེའི་ཡན་ལག་རྣམས་བཏུའོ། །</text:span></text:p>
      <text:p text:style-name="P14"><text:soft-page-break/><text:span text:style-name="T59">འདིར་རྣམ་པར་སྣང་མཛད་དང་གཏི་མུག་རིས་དང་ཡི་གེའི་བདག་པོ་དང་ཡི་གེའི་ཐུ་བོ་དང་ཡི་གེའི་དབང་ཕྱུག་དང་རིག་བྱེད་རྣམས་ཀྱི་དང་པོ་ཞེས་པ་རྣམས་ཨོཾ་གྱི་བརྡ་དང་། སྟོང་པ་ཞེས་པ་ནི་ཐིག་ལེའི་བརྡར་ཤེས་པར་བྱའོ། །</text:span></text:p>
      <text:p text:style-name="P14"><text:span text:style-name="T59">གང་བཏུ་བའི་སྔགས་ནི་དང་པོའི་གཉིས་པར་གསུངས་པའི་སྔགས་རྣམས་སོ། །</text:span></text:p>
      <text:p text:style-name="P14"><text:span text:style-name="T59">སྔགས་བཏུ་བའི་དགོས་པ་ནི་སྔགས་རྣམས་དག་པར་བྱེད་པའོ། །</text:span></text:p>
      <text:p text:style-name="P14"><text:span text:style-name="T1">ད༢ </text:span><text:span text:style-name="T18">གཉིས་པ་</text:span><text:span text:style-name="T20">[</text:span><text:span text:style-name="T18">གཞུན་དོན་</text:span><text:span text:style-name="T20">]</text:span><text:span text:style-name="T18">ལ། </text:span><text:span text:style-name="T1">ད༡ </text:span><text:span text:style-name="T18">ལས་བདུན་གྱི་སྔགས། </text:span><text:span text:style-name="T1">ད༢ </text:span><text:span text:style-name="T18">ཀུ་རུ་ཀུ་ལླེའི། </text:span><text:span text:style-name="T1">ད༣ </text:span><text:span text:style-name="T18">ཧེ་རུ་ཀ་བཞིའི། </text:span><text:span text:style-name="T1">ད༤ </text:span><text:span text:style-name="T18">གྲོང་ཁྱེར་དཀྲུག་པའི། </text:span><text:span text:style-name="T1">ད༥ </text:span><text:span text:style-name="T18">ས་སྦྱང་བའི། </text:span><text:span text:style-name="T1">ད༦ </text:span><text:span text:style-name="T18">བཟའ་བཏུང་བྱིན་གྱིས་བརློབ་པའི། </text:span><text:span text:style-name="T1">ད༧ </text:span><text:span text:style-name="T18">འབྱུང་པོ་ཐམས་ཅད་པའི་གཏོར་སྔགས་བདུན་ལས། </text:span></text:p>
      <text:p text:style-name="P14"><text:span text:style-name="T1">ད༡ </text:span><text:span text:style-name="T18">དང་པོ་ལ། </text:span><text:span text:style-name="T1">ན༡ </text:span><text:span text:style-name="T18">རེངས་པར་བྱེད་པའི་སྔགས། </text:span><text:span text:style-name="T1">ན༢ </text:span><text:span text:style-name="T18">དབང་དུ་བྱེད་པའི། </text:span><text:span text:style-name="T1">ན༣ </text:span><text:span text:style-name="T18">སྐྲོད་པར་བྱེད་པའི། </text:span><text:span text:style-name="T1">ན༤ </text:span><text:span text:style-name="T18">སྡང་</text:span><text:span text:style-name="T2">(</text:span><text:span text:style-name="T1">༢༦༩བ</text:span><text:span text:style-name="T2">)</text:span><text:span text:style-name="T18">བར་བྱེད་པའི། </text:span><text:span text:style-name="T1">ན༥ </text:span><text:span text:style-name="T18">མངོན་སྤྱོད་ཀྱི། </text:span><text:span text:style-name="T1">ན༦ </text:span><text:span text:style-name="T18">འགུགས་པར་བྱེད་པའི། </text:span><text:span text:style-name="T1">ན༧ </text:span><text:span text:style-name="T18">གསོད་པར་བྱེད་པའི་སྔགས་བདུན་གྱི། </text:span></text:p>
      <text:p text:style-name="P14"><text:span text:style-name="T59">ན༡ དང་པོ་ནི། </text:span></text:p>
      <text:p text:style-name="P24"><text:span text:style-name="T49">དང་པོར་རྣམ་པར་སྣང་མཛད་སྦྱིན། །ཨུཥྨ་རྣམས་ཀྱི་བཞི་པ་ལ། །</text:span></text:p>
      <text:p text:style-name="P24"><text:span text:style-name="T49">པུཀྐ་སཱིས་བརྒྱན་སྟོང་པས་མནན། །མདོག་དཀར་དང་ནི་སྭཱ་ཧཱ་སྦྱར། །</text:span></text:p>
      <text:p text:style-name="P24"><text:span text:style-name="T49">འདིས་ནི་བཟླས་པ་འབུམ་གྱིས་ནི། །འགྲོ་བ་རྟགས་ཏུ་རེངས་པར་བྱེད། །</text:span></text:p>
      <text:p text:style-name="P14"><text:span text:style-name="T59">ཅེས་པ་སྟེ། དེ་ལ་དང་པོར་རྣམ་པར་སྣང་མཛད་ཀྱི་ས་བོན་ཨོཾ་ཡིག་སྦྱིན་པ་སྟེ་བཏུས་ལ། དེ་ནས་ཨུཥྨ་རྣམས་ཀྱི་བཞི་པ་ཧ་ལ་པུཀྐ་སཱིས་ཏེ་དེའི་ས་བོན་དབྱངས་དྲུག་པ་ཨཱུ་ཡིས་བརྒྱན་ཏེ། མགོ་བོར་སྟོང་པས་ཏེ་ཐིག་ལེས་མནན་ནས། སྔགས་ཀྱི་མདོག་དཀར་པོ་བསམ་ཞིང་མཐར་ནི་སྭཱ་ཧཱ་སྦྱར་བ། </text:span><text:soft-page-break/><text:span text:style-name="T59">ཨོཾ་ཧཱུྃ་སྭཱ་ཧཱ་ཞེས་པ་འདིས་ནི་སྔོན་དུ་བཟླས་པ་འབུམ་སོང་བ་ཅན་གྱིས་ནི་ལས་སྦྱོར་བྱས་ན་བསྒྲུབ་བྱའི་འགྲོ་བ་རྟག་ཏུ་རེངས་པར་བྱེད་ཅེས་པའོ། །</text:span></text:p>
      <text:p text:style-name="P14"><text:span text:style-name="T59">ན༢ གཉིས་པ་</text:span><text:span text:style-name="T61">[</text:span><text:span text:style-name="T59">དབང་དུ་བྱེད་པའི་སྔགས་</text:span><text:span text:style-name="T61">]</text:span><text:span text:style-name="T59">ནི། </text:span></text:p>
      <text:p text:style-name="P24"><text:span text:style-name="T49">དང་པོར་ཡི་གེའི་བདག་པོ་བཞག །དེ་རྗེས་མཁའ་སྤྱོད་མ་དེ་ནས། །</text:span></text:p>
      <text:p text:style-name="P24"><text:span text:style-name="T49">མཐར་ནི་སྭཱ་ཧཱ་སྦྱར་བྱས་ན། །སངས་རྒྱས་རྣམས་ཀྱང་དབང་དུ་བྱེད། །</text:span></text:p>
      <text:p text:style-name="P14"><text:span text:style-name="T59">ཅེས་པ་སྟེ། དང་པོར་ཡི་གེའི་བདག་པོ་ཨོཾ་བཞག །དེ་རྗེས་མཁའ་སྤྱོད་མ་དབྱངས་བཅོ་ལྔ་པ་ཨྃ་ཡིག་དང་། དེ་ནས་མཐར་ནི་སྭཱ་ཧཱ་སྦྱར་བར་བྱས་ན། ཨོཾ་ཨྃ་སྭཱ་ཧཱ་ཞེས་པ་སྟེ། མདོག་དམར་པོ་འབུམ་བཟླས་ནས་ལས་ལ་སྦྱར་ན། སངས་རྒྱས་རྣམས་ཀྱང་དབང་དུ་བྱེད་ན་གཞན་ལ་སྨོས་ཅི་དགོས་པའི་དོན་ཏོ། །</text:span></text:p>
      <text:p text:style-name="P14"><text:span text:style-name="T59">ན༣ གསུམ་པ་</text:span><text:span text:style-name="T65">[</text:span><text:span text:style-name="T59">སྐྲོད་པར་བྱེད་པའི་སྔགས་</text:span><text:span text:style-name="T65">]</text:span><text:span text:style-name="T59">ནི། </text:span></text:p>
      <text:p text:style-name="P24"><text:span text:style-name="T49">རིག་བྱེད་རྣམས་ཀྱི་དང་པོ་སྦྱིན། །དང་པོ་ཡི་ནི་གཉིས་པ་ལ། །</text:span></text:p>
      <text:p text:style-name="P24"><text:span text:style-name="T49">སྟོང་བཅས་མཐར་ནི་སྭཱ་ཧཱ་སྦྱར། །སངས་རྒྱས་ཀྱང་སྐྲོད་ཤེས་རབ་ཅན། །</text:span></text:p>
      <text:p text:style-name="P14"><text:span text:style-name="T59">ཞེས་པ་སྟེ། རིག་བྱེད་བཞི་རྣམས་ཀྱི་དང་པོ་ཨོཾ་ཡིག་སྦྱིན། སྡེ་ཚན་དང་པོ་ཡི་ནི་གཉིས་པ་ཁ་ལ་སྟོང་པ་ཐིག་ལེ་དང་བཅས་ཤིང་མཐར་ནི་སྭཱ་ཧྭ་སྦྱར་ནས། ཨོཾ་ཁྃ་སྭཱ་ཧཱ་ཞེས་པ་དུ་བའི་མདོག་ཅན་འབུམ་བཟླས་ནས་ལས་ལ་སྦྱར་ན། སངས་རྒྱས་རྣམས་ཀྱང་སྐྲོད་པར་བྱེད་དོ་ཤེས་རབ་ཅན་མ་ཞེས་བདག་མེད་མ་ལ་འབོད་པའོ། །</text:span></text:p>
      <text:p text:style-name="P14"><text:span text:style-name="T59">ན༤ བཞི་པ་</text:span><text:span text:style-name="T65">[</text:span><text:span text:style-name="T59">སྡང་བར་བྱེད་པའི་སྔགས་</text:span><text:span text:style-name="T65">]</text:span><text:span text:style-name="T59">ནི། </text:span><text:span text:style-name="T38">(</text:span><text:span text:style-name="T40">༢༧༠ན</text:span><text:span text:style-name="T38">)</text:span></text:p>
      <text:p text:style-name="P24"><text:span text:style-name="T49">དང་པོར་རྣམ་པར་སྣང་མཛད་སྦྱིན། །གཉིས་པ་ཡི་ནི་གསུམ་པ་ལ། །</text:span></text:p>
      <text:p text:style-name="P24"><text:soft-page-break/><text:span text:style-name="T49">ར་དང་ལྡན་ཞིང་ཆུ་མས་བརྒྱན། །སྟོང་བཅས་སྭཱ་ཧཱ་ཡང་དག་ལྡན། །</text:span></text:p>
      <text:p text:style-name="P24"><text:span text:style-name="T49">མི་རྣམས་ཐམས་ཅད་སྔང་བར་བྱེད། །</text:span></text:p>
      <text:p text:style-name="P14"><text:span text:style-name="T59">ཅེས་པ་སྟེ། དང་པོ་རྣམ་པར་སྣང་མཛད་དེ་ཨོཾ་སྦྱིན། དེ་ནས་སྡེ་ཚན་གཉིས་པ་ཡི་ནི་གསུམ་པ་ཛ་ལ་འོག་ཏུ་ར་དང་ལྡན་ཞིང་མགོར་ཆུ་མས་ཏེ་དེའི་ས་བོན་ཨིས་བརྒྱན་ཏེ། སྟེང་དུ་སྟོང་པ་ཐིག་ལེ་དང་བཅས་པ་ལ་མཐར་སྭཱ་ཧཱ་ཡང་དག་པར་ལྡན་པ། ཨོཾ་ཛྲིཾ་སྭཱ་ཧཱ་ཞེས་པ་མདོག་ནག་པོ་འབུམ་བཟླས་ཏེ་ལས་ལ་སྦྱར་ན་མི་རྣམས་ཐམས་ཅད་སྔང་བར་ཏེ་འབྱེད་པར་བྱེད་ཅེས་པའོ། །</text:span></text:p>
      <text:p text:style-name="P14"><text:span text:style-name="T59">ན༥ ལྔ་པ་</text:span><text:span text:style-name="T65">[</text:span><text:span text:style-name="T59">མངོན་སྤྱོད་ཀྱི་སྔགས་</text:span><text:span text:style-name="T65">]</text:span><text:span text:style-name="T59">ནི། </text:span></text:p>
      <text:p text:style-name="P24"><text:span text:style-name="T49">དང་པོར་ཡི་གེའི་དབང་ཕྱུག་བཞག །ལྔ་པ་ཉིད་ཀྱི་གསུམ་པ་ལ། །</text:span></text:p>
      <text:p text:style-name="P24"><text:span text:style-name="T49">སྟོང་པ་མཁའ་འགྲོ་མ་དང་ལྡན། །མཐར་ནི་སྭཱ་ཧཱ་མངོན་སྤྱོད་ཆེ། །</text:span></text:p>
      <text:p text:style-name="P14"><text:span text:style-name="T59">ཞེས་པ་སྟེ། དང་པོར་ཡི་གེའི་དབང་ཕྱུག་སྟེ་ཨོཾ་བཞག །དེ་ནས་སྡེ་ཚན་ལྔ་པ་ཉིད་ཀྱི་གསུམ་པ་བ་ལ་མགོར་སྟོང་པ་ཐིག་ལེ་དང་། མཁའ་འགྲོ་མའི་ས་བོན་ཨུ་དང་ལྡན་ཞིང་མཐར་ནི་སྭཱ་ཧྭ་སྦྱར་བ། ཨོཾ་བུཾ་སྭཱ་ཧཱ་ཞེས་པ་མདོག་ནག་པོ་འབུམ་བཟླས་ཏེ་ལས་ལ་སྦྱར་ན་རིམས་ཀྱིས་འདེབས་པའི་མངོན་སྤྱོད་ཆེན་པོ་འགྲུབ་ཅེས་པའོ། །</text:span></text:p>
      <text:p text:style-name="P14"><text:span text:style-name="T59">ན༦ དྲུག་པ་</text:span><text:span text:style-name="T65">[</text:span><text:span text:style-name="T59">འགུགས་པར་བྱེད་པའི་སྔགས་</text:span><text:span text:style-name="T65">]</text:span><text:span text:style-name="T59">ནི། </text:span></text:p>
      <text:p text:style-name="P24"><text:span text:style-name="T49">ཡང་ནི་ཡི་གེའི་ཐུ་བོ་སྦྱིན། །ཧཱུྃ་ནི་ཁྲག་དང་འདྲ་བ་ཡི། །</text:span></text:p>
      <text:p text:style-name="P24"><text:span text:style-name="T49">མཐར་ནི་སྭཱ་ཧཱ་ཐིག་ལེ་མཆོག །དགའ་བཟང་མ་སོགས་རྟག་ཏུ་འགུགས། །</text:span></text:p>
      <text:p text:style-name="P14"><text:span text:style-name="T59">ཞེས་པ་སྟེ། ཡང་ནི་ཡི་གེའི་ཐུ་བོ་ཨོཾ་སྦྱིན། དེ་ནས་ཧཱུྃ་དང་བཅས་པའི་མདོག་ནི་ཁྲག་དང་འདྲ་བ་ཡི་མཐར་ནི་སྭཱ་ཧཱ་སྦྱར་བ། ཨོཾ་ཧཱུྃ་སྭཱ་ཧཱ་ཞེས་པ་འབུམ་བཟླས་ཏེ་ལས་ལ་སྦྱར་ན། བརྒྱ་བྱིན་གྱི་ཆུང་མ་</text:span><text:soft-page-break/><text:span text:style-name="T59">ཐིག་ལེ་མཆོག་མ་དང་། བདུད་སྡིག་ཅན་གྱི་ཆུང་མ་དགའ་བཟང་མ་ལ་སོགས་པའི་བསྒྲུབ་བྱ་རྟག་ཏུ་འགུགས་པར་བྱེད་ཅེས་པའོ། །</text:span></text:p>
      <text:p text:style-name="P14"><text:span text:style-name="T59">ན༧ བདུན་པ་</text:span><text:span text:style-name="T65">[</text:span><text:span text:style-name="T59">གསོད་པར་བྱེད་པའི་སྔགས་</text:span><text:span text:style-name="T65">]</text:span><text:span text:style-name="T59">ནི། </text:span></text:p>
      <text:p text:style-name="P24"><text:span text:style-name="T49">གཏི་མུག་རིགས་ནི་དང་པོར་སྦྱིན། །གླུ་ནི་ཡང་དག་རབ་ཏུ་སྦྱར། །</text:span></text:p>
      <text:p text:style-name="P24"><text:span text:style-name="T49">མཐར་ནི་སྭཱ་ཧཱ་ཡང་བྱས་ན། །ལྷ་དང་མི་རྣམས་གསོད་པར་བྱེད། །</text:span></text:p>
      <text:p text:style-name="P14"><text:span text:style-name="T59">ཅེས་པ་སྟེ། གཏི་མུག་གི་རིགས་རྣམ་སྣང་གི་ས་བོན་ཨོཾ་ནི་དང་པོར་སྦྱིན། གྷུཿཡིག་ཚེག་དྲག་དང་བཅས་པ་ནི་ཡང་དག་པར་དེ་ལ་རབ་ཏུ་སྦྱར་ཞིང་། </text:span><text:span text:style-name="T38">(</text:span><text:span text:style-name="T40">༢༧༠བ</text:span><text:span text:style-name="T38">)</text:span><text:span text:style-name="T59">མཐར་ནི་སྭཱ་ཧཱ་ཡང་སྦྱར་བར་བྱས་ནས། ཨོཾ་གྷུཿསྭཱ་ཧཱ། ཞེས་པ་མདོག་ནག་པོ་འབུམ་བཟླས་ཏེ་ལས་ལ་སྦྱར་ན་ལྷ་དང་མི་རྣམས་གསོད་པར་བྱེད་ཅེས་པའོ། །</text:span></text:p>
      <text:p text:style-name="P29"><text:span text:style-name="T59">ད༢ གཉིས་པ་</text:span><text:span text:style-name="T65">[</text:span><text:span text:style-name="T59">ཀུ་རུ་ཀུལླེའི་སྔགས་</text:span><text:span text:style-name="T65">]</text:span><text:span text:style-name="T59">ནི། </text:span></text:p>
      <text:p text:style-name="P33"><text:span text:style-name="T49">དང་པོར་རྣམ་པར་སྣང་མཛད་བཞག །དང་པོ་ཉིད་ཀྱི་དང་པོ་ལ། །</text:span></text:p>
      <text:p text:style-name="P33"><text:span text:style-name="T49">རྡོ་རྗེ་མཁའ་འགྲོ་མ་དང་སྦྱར། །མཐར་གནས་པ་ཡི་གཉིས་པ་ལ། །</text:span></text:p>
      <text:p text:style-name="P33"><text:span text:style-name="T49">རྡོ་རྗེ་མཁའ་འགྲོ་མ་དང་ལྡན། །ཡང་ནི་དང་པོའི་རྩེ་མོ་ལ། །</text:span></text:p>
      <text:p text:style-name="P33"><text:span text:style-name="T49">རྡོ་རྗེ་མཁའ་འགྲོ་མ་དང་ལྡན། །མཐར་གནས་པ་ཡི་གསུམ་པ་ལ། །</text:span></text:p>
      <text:p text:style-name="P33"><text:span text:style-name="T49">ཡང་ནི་དེ་ཉིད་ཡང་དག་ལྡན། །སྟེང་དུ་ཆོམ་རྐུན་མ་ཡིས་བརྒྱན། །</text:span></text:p>
      <text:p text:style-name="P33"><text:span text:style-name="T49">དེ་རྗེས་ཧྲཱིཿ་ཡི་རྣམ་པ་སྦྱར། །མཐར་ཡང་སྭཱ་ཧཱ་སྤྱོད་པ་ཉིད། །</text:span></text:p>
      <text:p text:style-name="P33"><text:span text:style-name="T49">ཀུ་རུ་ཀུལླེའི་སྔགས་སོ། །</text:span></text:p>
      <text:p text:style-name="P14"><text:span text:style-name="T59">ཞེས་པ་སྟེ། དང་པོར་རྣམ་པར་སྣང་མཛད་ཀྱི་ས་བོན་ཨོཾ་བཞག །དེ་ནས་སྡེ་ཚན་དང་པོ་ཉིད་ཀྱི་དང་པོ་ཀ་ལ་རྡོ་རྗེ་མཁའ་འགྲོ་མའི་ས་བོན་ཨུ་དང་སྦྱར་བ་དང་། མཐར་གནས་པ་ཡི་གཉིས་པ་ར་ལ་རྡོ་</text:span><text:soft-page-break/><text:span text:style-name="T59">རྗེ་མཁའ་འགྲོ་མ་ཨུ་དང་ལྡན་པ་དང་། ཡང་ནི་སྡེ་ཚན་དང་པོའི་རྩེ་མོ་ཀ་ལ་རྡོ་རྗེ་མཁའ་འགྲོ་མ་ཨུ་དང་ལྡན་པ་དང་། ཡང་མཐར་གནས་པ་ཡི་གསུམ་པ་ལ་ཡིག་ལ་ཡང་ནི་དེ་ཉིད་བརྩེགས་པ་དང་ཡང་དག་པར་ལྡན་པའི་སྟེང་དུ་ཆོམ་རྐུན་མའི་ས་བོན་ཨེ་ཡིས་བརྒྱན་ཏེ། དེའི་རྗེས་སུ་ཧྲཱིཿཚེག་དྲག་དང་བཅས་པ་ཡི་རྣམ་པ་སྦྱར་བའི་མཐར་ཡང་སྭཱ་ཧཱ་སྤྱོད་པ་སྟེ་སྦྱར་བ་ཉིད་དུ་བྱས་ན། ཨོཾ་ཀུ་རུ་ཀུ་ལླེ་ཧྲཱིཿསྭཱ་ཧྭ། ཞེས་པ་ལྷ་མོ་ཀུ་རུ་ཀུ་ལླེའི་སྔགས་སོ་ཞེས་པའོ། །</text:span></text:p>
      <text:p text:style-name="P29"><text:span text:style-name="T1">ད༣ </text:span><text:span text:style-name="T18">གསུམ་པ་</text:span><text:span text:style-name="T21">[</text:span><text:span text:style-name="T18">ཧེ་རུ་ཀ་བཞིའི་སྔགས་</text:span><text:span text:style-name="T21">]</text:span><text:span text:style-name="T18">ལ། </text:span><text:span text:style-name="T1">ན༡ </text:span><text:span text:style-name="T18">ཕྱག་བཅུ་དྲུག་པའི། </text:span><text:span text:style-name="T1">ན༢ </text:span><text:span text:style-name="T18">ཕྱག་བཞི་པའི། </text:span><text:span text:style-name="T1">ན༣ </text:span><text:span text:style-name="T18">ཕྱག་དྲུག་པའི། </text:span><text:span text:style-name="T1">ན༤ </text:span><text:span text:style-name="T18">ཕྱག་གཉིས་པའི་སྔགས་བཞིའི། </text:span></text:p>
      <text:p text:style-name="P29"><text:span text:style-name="T59">ན༡ དང་པོ་ནི། </text:span></text:p>
      <text:p text:style-name="P33"><text:span text:style-name="T49">ༀ་ནི་དང་པོ་བཞི་པ་ཡི། །གསུམ་པ་ཆོམ་རྐུན་མ་ཡིས་བརྒྱན། །</text:span></text:p>
      <text:p text:style-name="P33"><text:span text:style-name="T49">མཐར་གནས་པ་ཡི་བཞི་པ་ལ། །པི་ཙུ་བཛྲ་སྦྱར་བ་དང་། །</text:span></text:p>
      <text:p text:style-name="P33"><text:span text:style-name="T49">ཨུཥྨ་རྣམས་ཀྱི་བཞི་པ་ལ། །པུཀྐ་སཱི་ཡིས་རྣམ་པར་བརྒྱན། །</text:span></text:p>
      <text:p text:style-name="P33"><text:span text:style-name="T49">སྟོང་པས་མནན་ཅིང་སུམ་འགྱུར་ཉིད། །ལྔ་པ་ཡི་ནི་གཉིས་པ་དང་། །</text:span></text:p>
      <text:p text:style-name="P33"><text:span text:style-name="T49">གསུམ་པའི་དང་པོ་མཐར་སྭཱ་ཧཱ། །ཀྱེའི་རྡོ་རྗེའི་སྙིང་པོའོ། །</text:span></text:p>
      <text:p text:style-name="P14"><text:span text:style-name="T59">ཞེས་པ་སྟེ། ཨོཾ་ཡིག་ནི་དང་པོར་བྱས་ཏེ། སྡེ་ཚན་བཞི་པ་ཡི་གསུམ་པ་དེ་ལ་ཆོམ་རྐུན་མའི་ས་བོན་ཨེ་ཡིས་བརྒྱན་ཞིང་། མཐར་གནས་</text:span><text:span text:style-name="T38">(</text:span><text:span text:style-name="T40">༢༧༡ན</text:span><text:span text:style-name="T38">)</text:span><text:span text:style-name="T59">པ་ཡི་བཞི་པ་ཝ་ཡིག་ལ་པི་ཙུ་བཛྲ་ཞེས་པ་སྦྱར་བ་དང་། ཨུཥྤ་རྣམས་ཀྱི་བཞི་པ་ཧ་ཡིག་ལ་པུཀྐ་སཱི་ཡིས་ཏེ། དེའི་ས་བོན་ཨཱུས་རྣམ་པར་རྒྱན་ནས་སྟོང་པས་སྟེ་ཐིག་ལེས་མནན་ཅིང་། དེ་སུམ་འགྱུར་ཏེ་གསུམ་དུ་བྱས་པ་ཉིད་དང་། སྡེ་ཚན་ལྔ་པ་ཡི་ནི་གཉིས་པ་ཕ་ཡིག་དང་། དེ་ནས་སྡེ་ཚན་གསུམ་པའི་དང་པོ་ཊ་སྟེ་སྲོག་མེད་དང་མཐར་སྭཱ་ཧཱ་སྦྱར་བ། ཨོཾ་དེ་ཝ་པི་ཙུ་བཛྲ་ཧཱུྃ་ཧཱུྃ་ཧཱུྃ་ཕཊ་སྭཱ་ཧཱ། ཞེས་པ་ནི། ཀྱེའི་རྡོ་རྗེའི་སྟེ་ཕྱག་བཅུ་དྲུག་པའི་སྙིང་པོའོ་ཞེས་པའོ། །</text:span></text:p>
      <text:p text:style-name="P14"><text:soft-page-break/><text:span text:style-name="T59">ན༢ གཉིས་པ་</text:span><text:span text:style-name="T61">[</text:span><text:span text:style-name="T59">ཕྱག་བཞི་པའི་སྔགས་</text:span><text:span text:style-name="T61">]</text:span><text:span text:style-name="T59">ནི། </text:span></text:p>
      <text:p text:style-name="P24"><text:span text:style-name="T49">སྣང་མཛད་དང་པོར་ཛྭ་ལ་གཉིས། །སྦྱར་ནས་ལྔ་པའི་བཞི་པ་ལ། །</text:span></text:p>
      <text:p text:style-name="P24"><text:span text:style-name="T49">མཐར་གནས་རྣམས་ཀྱི་དང་པོ་ལྡན། །གྷསྨ་རཱིས་ནི་རྣམ་པར་བརྒྱན། །</text:span></text:p>
      <text:p text:style-name="P24"><text:span text:style-name="T49">ཨུཥྨ་རྣམས་ཀྱི་བཞི་པ་ལ། །རྡོ་རྗེ་མཁའ་འགྲོ་མ་ཡིས་བརྒྱན། །</text:span></text:p>
      <text:p text:style-name="P24"><text:span text:style-name="T49">སྟོང་པས་མནན་ཅིང་སུམ་འགྱུར་ཉིད། །ལྔ་པ་ཡི་ནི་གཉིས་པ་དང་། །</text:span></text:p>
      <text:p text:style-name="P24"><text:span text:style-name="T49">གསུམ་པའི་དང་པོ་མཐར་སྭཱ་ཧཱ། །ཕྱག་བཞི་པའི་སྔགས་སོ། །</text:span></text:p>
      <text:p text:style-name="P14"><text:span text:style-name="T59">ཞེས་པ་སྟེ། རྣམ་པར་སྣང་མཛད་ཀྱི་ས་བོན་ཨོཾ་དང་པོར་བཞག་པ་ཛྭ་ལ་ཞེས་པ་གཉིས་སྦྱར་ནས། སྡེ་ཚན་ལྔ་པའི་བཞི་པ་བྷ་ཡིག་ལ་མཐར་གནས་རྣམས་ཀྱི་དང་པོ་ཡ་དང་ལྡན་པའི་སྟེང་དུ་གྷསྨ་རཱིས་ཏེ་དེའི་ས་བོན་ཨོས་ནི་རྣམ་པར་བརྒྱན། དེ་ནས་ཨུཥྨ་རྣམས་ཀྱི་བཞི་པ་ཧ་ཡིག་ལ་རྡོ་རྗེ་མཁའ་འགྲོ་མ་ཨུ་ཡིས་བརྒྱན་ཏེ་སྟོང་པས་སྟེ་ཐིག་ལེས་མནན་ཅིང་དེ་སུམ་འགྱུར་ཏེ་གསུམ་དུ་བྱས་པ་ཉིད། སྡེ་ཚན་ལྔ་པ་ཡི་ནི་གཉིས་པ་ཕ་ཡིག་དང་། གསུམ་པའི་དང་པོ་ཊ་དང་མཐར་སྭཱ་ཧཱ་སྦྱར་བ། ༀ་ཛྭ་ལ་ཛྭ་ལ་བྷྱོ་ཧཱུྃ་ཧཱུྃ་ཧཱུྃ་ཕཊ་སྭཱ་ཧཱ། ཞེས་པ་ཕྱག་བཞི་པའི་སྔགས་སོ་ཞེས་པའོ། །</text:span></text:p>
      <text:p text:style-name="P14"><text:span text:style-name="T59">ན༣ གསུམ་པ་</text:span><text:span text:style-name="T65">[</text:span><text:span text:style-name="T59">ཕྱག་དྲུག་པའི་སྔགས་</text:span><text:span text:style-name="T65">]</text:span><text:span text:style-name="T59">ནི། </text:span></text:p>
      <text:p text:style-name="P24"><text:span text:style-name="T49">དང་པོར་རྣམ་སྣང་དང་པོ་ཡི། །དང་པོ་ནང་གི་དཀར་མོས་བརྒྱན། །</text:span></text:p>
      <text:p text:style-name="P24"><text:span text:style-name="T49">གསུམ་པ་ཉིད་ཀྱི་དང་པོ་ལ། །ནང་གི་དཀར་མོས་རྣམ་པར་བརྒྱན། །</text:span></text:p>
      <text:p text:style-name="P24"><text:span text:style-name="T49">ཉིས་འགྱུར་ལྔ་པའི་གསུམ་པ་དང་། །གཉིས་པའི་གསུམ་པ་མེ་ཡིས་བརྒྱན།</text:span></text:p>
      <text:p text:style-name="P24"><text:span text:style-name="T49">ཧཱུྃ་གི་རྣམ་པ་གསུམ་སྦྱར་ནས། །ལྔ་པ་ཉིད་ཀྱིས་གཉིས་པ་དང་། །</text:span></text:p>
      <text:p text:style-name="P24"><text:span text:style-name="T49">གསུམ་པའི་དང་པོ་མཐར་སྭཱ་ཧཱ། །ཕྱག་དྲུག་པའི་སྔགས་སོ། །</text:span></text:p>
      <text:p text:style-name="P14"><text:soft-page-break/><text:span text:style-name="T59">ཞེས་པ་སྟེ། དང་པོར་རྣམ་སྣང་</text:span><text:span text:style-name="T38">(</text:span><text:span text:style-name="T40">༢༧༡བ</text:span><text:span text:style-name="T38">)</text:span><text:span text:style-name="T59">གི་ས་བོན་ཨོཾ་དང་། སྡེ་ཚན་དང་པོ་ཡི་དང་པོ་ཀ་ལ་ནང་གི་དཀར་མོས་ཏེ་དེའི་ས་བོན་ཨིས་བརྒྱན། སྡེ་གསུམ་པ་ཉིད་ཀྱི་དང་པོ་ཊ་ཡིག་ལ། ནང་གི་དཀར་མོས་ཏེ་ཨིས་རྣམ་པར་བརྒྱན་པ་ཉིས་འགྱུར་ཏེ་གཉིས་སུ་བྱས། སྡེ་ཚན་ལྔ་པའི་གསུམ་པ་བ་དང་། གཉིས་པའི་གསུམ་པ་ཛ་ལ་འོག་ཏུ་མེ་ཡིས་ཏེ། དེའི་ས་བོན་ར་ཡིས་བརྒྱན་ལ་ཧཱུྃ་ཡིག་གི་རྣམ་པ་གསུམ་སྦྱར་ནས། སྡེ་ཚན་ལྔ་པ་ཉིད་ཀྱི་གཉིས་པ་ཕ་ཡིག་དང་། གསུམ་པའི་དང་པོ་ཊ་སྦྱར་ཞིང་མཐར་སྭཱ་ཧཱ་བཏགས་པ། ཨོྃ་ཀི་ཊི་ཀི་ཊི་བཛྲ་ཧཱུྃ་ཧཱུྃ་ཧཱུྃ་ཕཊ་སྭཱ་ཧཱ། ཞེས་པ་ཕྱག་དྲུག་པའི་སྔགས་སོ་ཞེས་པའོ། །</text:span></text:p>
      <text:p text:style-name="P14"><text:span text:style-name="T59">ན༤ བཞི་པ་</text:span><text:span text:style-name="T65">[</text:span><text:span text:style-name="T59">ཕྱག་གཉིས་པའི་སྔགས་</text:span><text:span text:style-name="T65">]</text:span><text:span text:style-name="T59">ནི། </text:span></text:p>
      <text:p text:style-name="P24"><text:span text:style-name="T49">དང་པོར་རྣམ་སྣང་བཞི་པ་ཡི། །དང་པོར་བྱིན་ཟ་ཡང་དག་ལྡན། །</text:span></text:p>
      <text:p text:style-name="P24"><text:span text:style-name="T49">རོ་ལངས་མ་ཡིས་རྣམ་པར་བརྒྱན། །མཐར་གནས་པ་ཡི་གསུམ་པ་ལ། །</text:span></text:p>
      <text:p text:style-name="P24"><text:span text:style-name="T49">གྷསྨ་རཱི་ཡིས་རྣམ་པར་བརྒྱན། །དང་པོ་ཡི་ནི་དང་པོ་ལ། །</text:span></text:p>
      <text:p text:style-name="P24"><text:span text:style-name="T49">མཐར་གནས་པ་ཡི་དང་པོ་དང་། །རྡོ་རྗེ་མ་ཡིས་རྣམ་པར་བརྒྱན། །</text:span></text:p>
      <text:p text:style-name="P24"><text:span text:style-name="T49">ཀྵ་ནི་ཆོས་རྐུན་མ་ཡིས་བརྒྱན། །ལྔ་པ་ཉིད་ཀྱི་དང་པོ་དང་། །</text:span></text:p>
      <text:p text:style-name="P24"><text:span text:style-name="T49">ཨུཥྨ་རྣམས་ཀྱི་བཞི་པ་ལ། །རྡོ་རྗེ་མཁའ་འགྲོ་མ་ཡིས་བརྒྱན། །</text:span></text:p>
      <text:p text:style-name="P24"><text:span text:style-name="T49">སྟོང་པས་མནན་ཅིང་སུམ་འགྱུར་ཏེ། །ཕཊ་དང་མཐར་ནི་སྭཱ་ཧཱ་ཉིད། །</text:span></text:p>
      <text:p text:style-name="P24"><text:span text:style-name="T49">ཕྱག་གཉིས་པའི་སྔགས་སོ། །</text:span></text:p>
      <text:p text:style-name="P14"><text:span text:style-name="T59">ཞེས་པ་སྟེ། དང་པོར་རྣམ་སྣང་གི་ས་བོན་ཨོཾ་དང་། དེ་ནས་སྡེ་ཚན་བཞི་པ་ཡི་དང་པོར་བྱུང་བ་ཏ་ལ་བྱིན་ཟའི་ས་བོན་ར་འོག་ཏུ་ཡང་དག་པར་ལྡན་པ་ལ། རོ་ལངས་མ་ཡིས་ཏེ། དེའི་ས་བོན་ཨེས་རྣམ་པར་བརྒྱན། དེ་ནས་མཐར་གནས་པ་ཡི་གསུམ་པ་ལ་ཡིག་ལ་གྷསྨ་རཱིའི་ས་བོན་ཨོ་ཡིས་རྣམ་པར་</text:span><text:soft-page-break/><text:span text:style-name="T59">བརྒྱན་ཞིང་། སྡེ་ཚན་དང་པོ་ཡི་ནི་དང་པོ་ཀ་ཡིག་ལ་འོག་ཏུ་མཐར་གནས་པ་ཡི་དང་པོ་ཡ་དང་རྡོ་རྗེ་མའི་ས་བོན་ཨཱ་ཡིས་རྣམ་པར་བརྒྱན་ལ། ཀྵ་ནི་ཆོམ་རྐུན་མའི་ས་བོན་ཨེ་ཡིས་བརྒྱན་པ་དང་། སྡེ་ཚན་ལྔ་པ་ཉིད་ཀྱི་དང་པོ་པ་ཡིག་དང་། ཨུཥྨ་རྣམས་ཀྱི་བཞི་པ་ཧ་ཡིག་ལ་རྡོ་རྗེ་མཁའ་འགྲོ་མའི་ས་བོན་ཨུ་ཡིས་བརྒྱན་</text:span><text:span text:style-name="T38">(</text:span><text:span text:style-name="T40">༢༧༢ན</text:span><text:span text:style-name="T38">)</text:span><text:span text:style-name="T59">སྟོང་པས་ཏེ་ཐིག་ལེས་མནན་ཅིང་སུམ་འགྱུར་ཏེ་གསུམ་དུ་བྱས་ཏེ། ཕཊ་དང་དེའི་མཐར་ནི་སྭཱ་ཧཱ་ཉིད་སྦྱར་བ། ཨོཾ་ཏྲཻ་ལོཀྱཱ་ཀྵེ་པ་ཧཱུྃ་ཧཱུྃ་ཧཱུྃ་ཕཊ་སྭཱ་ཧཱ། ཞེས་པ་ཕྱག་གཉིས་པའི་སྔགས་སོ་ཞེས་པའོ། །</text:span></text:p>
      <text:p text:style-name="P14"><text:span text:style-name="T59">ད༤ བཞི་པ་</text:span><text:span text:style-name="T65">[</text:span><text:span text:style-name="T59">གྲོང་ཁྱེར་དཀྲུགས་པའི་སྔགས་</text:span><text:span text:style-name="T65">]</text:span><text:span text:style-name="T59">ནི། </text:span></text:p>
      <text:p text:style-name="P24"><text:span text:style-name="T49">བདག་མེད་དང་པོའི་དང་པོ་དང་། །གཉིས་པ་ཉིད་ཀྱི་དང་པོ་དང་། །</text:span></text:p>
      <text:p text:style-name="P24"><text:span text:style-name="T49">གསུམ་པ་ཡི་ནི་དང་པོ་དང་། །བཞི་པ་ཉིད་ཀྱི་དང་པོ་དང་། །</text:span></text:p>
      <text:p text:style-name="P24"><text:span text:style-name="T49">ལྔ་པ་ཡི་ནི་དང་པོ་དང་། །མཐར་གནས་ཀྱི་ནི་དང་པོ་དང་། །</text:span></text:p>
      <text:p text:style-name="P24"><text:span text:style-name="T49">ཨུཥྨ་རྣམས་ཀྱི་དང་པོ་ཉིད། །དང་པོ་རྣམ་སྣང་མཐར་སྭཱ་ཧཱ། །</text:span></text:p>
      <text:p text:style-name="P24"><text:span text:style-name="T49">གྲོང་ཁྱེར་དཀྲུག་པའི་སྔགས་ཀྱི་བཟླས་པ་ནི་འབུམ་མོ། །</text:span></text:p>
      <text:p text:style-name="P14"><text:span text:style-name="T59">ཞེས་པ་སྟེ། བདག་མེད་མའི་ས་བོན་ཨ་དང་། སྡེ་ཚན་དང་པོའི་དང་པོ་ཀ་དང་། གཉིས་པ་ཉིད་ཀྱི་དང་པོ་ཙ་དང་། གསུམ་པ་ཡི་ནི་དང་པོ་ཊ་དང་། བཞི་པ་ཉིད་ཀྱི་དང་པོ་ཏ་དང་། ལྔ་པ་ཡི་ནི་དང་པོ་པ་དང་། མཐར་གནས་རྣམས་ཀྱི་ནི་དང་པོ་ཡ་དང་། ཨུཥྨ་རྣམས་ཀྱི་དང་པོ་ཤ་ཉིད་རྣམས་ཀྱི་དང་པོར་རྣམ་སྣང་གི་ས་བོན་ཨོཾ་དང་མཐར་སྭཱ་ཧཱ་སྦྱར་བ། ཨོཾ་ཨ་ཀ་ཙ་ཊ་ཏ་པ་ཡ་ཤ་སྭཱ་ཧཱ། ཞེས་པ་གྲོང་ཁྱེར་དཀྲུག་པའི་སྔགས་ཏེ། དེ་ཉིད་ཀྱི་བསྙེན་པའི་བཟླས་པ་ནི་གྲངས་འབུམ་མོ་ཞེས་པའོ། །</text:span></text:p>
      <text:p text:style-name="P14"><text:span text:style-name="T59">ད༥ ལྔ་པ་</text:span><text:span text:style-name="T65">[</text:span><text:span text:style-name="T59">ས་སྦྱང་བའི་སྔགས་</text:span><text:span text:style-name="T65">]</text:span><text:span text:style-name="T59">ནི། </text:span></text:p>
      <text:p text:style-name="P24"><text:soft-page-break/><text:span text:style-name="T49">མཐར་གནས་རྣམས་ཀྱི་གཉིས་པ་དང་། །ཀྵ་ཡི་རྣམ་པ་གཉིས་འགྱུར་ཉིད།</text:span></text:p>
      <text:p text:style-name="P24"><text:span text:style-name="T49">ཧཱུྃ་གི་རྣམ་པ་གསུམ་དང་ལྡན། །དང་པོར་རྣམ་སྣང་ཕཊ་ཉིད་ཀྱི། །</text:span></text:p>
      <text:p text:style-name="P24"><text:span text:style-name="T49">རྣམ་པ་ནང་བཅུག་མཐར་སྭཱ་ཧཱ། །ས་སྦྱོང་བའི་སྔགས་སོ། </text:span></text:p>
      <text:p text:style-name="P14"><text:span text:style-name="T59">ཞེས་པ་སྟེ། མཐར་གནས་ཀྱི་ཡི་གེ་རྣམས་ཀྱི་གཉིས་པ་ར་དང་ཀྵ་ཡི་རྣམ་པ་གཉིས་ཀ་ཉིས་འགྱུར་ཏེ་གཉིས་ཉིད་དང་། དེ་ནས་ཧཱུྃ་ཡིག་གི་རྣམ་པ་གསུམ་དང་ལྡན་པ་བྱས་ཏེ། དང་པོར་རྣམ་སྣང་གི་ས་བོན་ཨོཾ་དང་། མཇུག་ཏུ་ཕཊ་ཡིག་ཉིད་ཀྱི་རྣམ་པ་སྦྱར་བའི་ནང་དུ་དེ་དག་བཅུག་ནས་མཐར་སྭཱ་ཧཱ་སྦྱར་བ། ཨོཾ་རཀྵ་རཀྵ་ཧཱུྃ་ཧཱུྃ་ཧཱུྃ་ཕཊ་སྭཱ་ཧཱ། ཞེས་པ་ས་སྦྱོང་པའི་སྔགས་སོ་ཞེས་པའོ། །</text:span></text:p>
      <text:p text:style-name="P14"><text:span text:style-name="T59">ད༦ དྲུག་པ་</text:span><text:span text:style-name="T65">[</text:span><text:span text:style-name="T59">བཟའ་བཏུང་བྱིན་གྱིས་བརླབ་པའི་སྔགས་</text:span><text:span text:style-name="T65">]</text:span><text:span text:style-name="T59">ནི། </text:span></text:p>
      <text:p text:style-name="P24"><text:span text:style-name="T49">དང་པོར་རྣམ་སྣང་དེ་རྗེས་སུ། །རྡོ་རྗེ་མ་ཡི་མཐའ་རུ་ཧཱུྃ། །</text:span></text:p>
      <text:p text:style-name="P24"><text:span text:style-name="T49">བཟའ་བ་དང་བཏུང་བ་བྱིན་གྱིས་བརླབ་པའོ། །</text:span><text:span text:style-name="T39">(</text:span><text:span text:style-name="T40">༢༧༢བ</text:span><text:span text:style-name="T39">)</text:span></text:p>
      <text:p text:style-name="P14"><text:span text:style-name="T59">ཞེས་པ་སྟེ། དང་པོར་རྣམ་སྣང་གི་ས་བོན་ཨོཾ་དང་དེའི་རྗེས་སུ་རྡོ་རྗེ་མ་ཡི་ས་བོན་ཨཱ་དང་། མཐའ་ཞེས་དབྱངས་ཡིག་གི་མཐར་འབྱུང་བ་ཚེག་དྲག་ལ་མི་ཐུབ་ཟླ་བས་བཤད་ཅིང་། དེ་རུ་ཧཱུྃ་སྦྱར་བ་ཨོཾ་ཨཱཿཧཱུྃ་ཞེས་པས་བཟའ་བ་དང་བཏུང་བ་བྱིན་གྱིས་བརླབ་པའོ་ཞེས་པའོ། །</text:span></text:p>
      <text:p text:style-name="P14"><text:span text:style-name="T59">ད༧ བདུན་པ་</text:span><text:span text:style-name="T65">[</text:span><text:span text:style-name="T59">འབྱུང་པོ་ཐམས་ཅད་པའི་གཏོར་སྔགས་</text:span><text:span text:style-name="T65">]</text:span><text:span text:style-name="T59">ནི། </text:span></text:p>
      <text:p text:style-name="P24"><text:span text:style-name="T49">དང་པོར་རྣམ་པར་སྣང་མཛད་ཉིད། །དེ་རྗེས་ཨ་ཀཱ་རོ་མུ་ཁཾ། །</text:span></text:p>
      <text:p text:style-name="P24"><text:span text:style-name="T49">ཨུཥྨ་རྣམས་ཀྱི་གསུམ་པ་དང་། །མཐར་གནས་པ་ཡི་བཞི་པ་ཉིད། །</text:span></text:p>
      <text:p text:style-name="P24"><text:span text:style-name="T49">སྟེང་དུ་མེ་ཡི་རྣམ་པར་བརྒྱན། །དྷརྨཱ་ཎཱཾ་དེ་རྗེས་རྡོ་རྗེས་མ། །</text:span></text:p>
      <text:p text:style-name="P24"><text:span text:style-name="T49">བྱིན་ལ་དྱཱ་ནུཏྤནྣ་ཏྭཱ་ཏ། ཨོཾ་ཨཱཿཧཱུྃ་ཕཊ་སྭཱ་ཧཱ། </text:span></text:p>
      <text:p text:style-name="P24"><text:soft-page-break/><text:span text:style-name="T49">འབྱུང་པོ་ཐམས་ཅད་ཀྱི་གཏོར་མའི་བསྔགས་སོ། །</text:span></text:p>
      <text:p text:style-name="P14"><text:span text:style-name="T59">ཞེས་པ་སྟེ། དང་པོ་རྣམ་པར་སྣང་མཛད་ཀྱི་ས་བོན་ཨོཾ་ཉིད་དང་། དེའི་རྗེས་སུ་ཨ་ཀཱ་རོ་མུ་ཁཾ་ཞེས་པ་དང་། དེ་ནས་ཨུཥྨའི་ཡི་གེ་རྣམས་ཀྱིས་ནི་གསུམ་པ་ས་དང་མཐར་གནས་ས་ཡི་ཡི་གེ་བཞི་པ་ཉིད། སྟེང་དུ་མེའི་ས་བོན་ར་ཡིག་རྣམ་པར་བརྒྱན་པ་ལ་དྷརྨ་ཎཾ་སྦྱར་ནས། དེའི་རྗེས་སུ་རྡོ་རྗེ་མའི་ས་བོན་ཨཱ་བྱིན་ལ། སླར་ཡང་དྱཱ་ནུཏྤནྣ་ཏྭཱ་ཏ་ཨོཾ་ཨཿཧཱུྃ་ཕཊ་སྭཱ་ཧཱ་བཏགས་པ། ཨོཾ་ཨ་ཀཱ་རོ་མུ་ཁཾ་སརྦ་དྷརྨཱ་ཎཾ་ཨཱ་དྱཱ་ནུཏྤནྣ་ཏྭཱ་ཏ་ཨོཾ་ཨཱཿཧཱུྃ་ཕཊ་སྭཱ་ཧཱ། ཞེས་པ་འབྱུང་པོ་ཐམས་ཅད་ཀྱི་གཏོར་མའི་ཆོ་ག་བྱེད་པའི་སྔགས་སོ་ཞེས་པའོ། །</text:span></text:p>
      <text:p text:style-name="P14"><text:span text:style-name="T59">ཇ༣ གསུམ་པ་</text:span><text:span text:style-name="T61">[</text:span><text:span text:style-name="T59">ལེའུའི་མཚན་</text:span><text:span text:style-name="T61">]</text:span><text:span text:style-name="T59">ནི། </text:span></text:p>
      <text:p text:style-name="P17"><text:span text:style-name="T46">ཀྱེའི་རྡོ་རྗེ་ལས། སྔགས་བཏུ་བ་ཞེས་བྱ་བའི་ལེའུ་སྟེ། དགུ་པའོ།། །།</text:span></text:p>
      <text:p text:style-name="P14"><text:span text:style-name="T59">ཞེས་པ་སྟེ། ཀྱེའི་རྡོ་རྗེ་ཞེས་བྱ་བའི་རྒྱུད་བརྟག་པ་ཕྱི་མ་ལས། དང་པོའི་གཉིས་པར་གསུངས་པའི་སྔགས་བཏུ་བའི་ཚུལ་བརྗོད་པ་ཞེས་བྱ་བའི་ལེའུ་སྟེ། གཞུང་དུམ་ཚན་དགུ་པའོ་ཞེས་དེ་ཉིད་གསུངས་ཟིན་པའི་དོན་ཏོ། །</text:span></text:p>
      <text:p text:style-name="P14"><text:span text:style-name="T59">ལེའུ་དགུ་པ་བཤད་ཟིན་ཏོ།། །།</text:span></text:p>
      <text:p text:style-name="P14"/>
      <text:p text:style-name="P2"><text:span text:style-name="T59">བརྟག་པ་ཕྱི་མ། བཅུ་པ་བཟླས་པའི་ལེའུ།</text:span></text:p>
      <text:p text:style-name="P43"/>
      <text:p text:style-name="P14"><text:span text:style-name="T18">ཆ༡༠ ད་ནི་ལེའུ་བཅུ་པ་བཤད་པར་བྱ་སྟེ། དེ་ལ། </text:span><text:span text:style-name="T1">ཇ༡</text:span><text:span text:style-name="T18"> ལེའུའི་འབྲེལ། </text:span><text:span text:style-name="T1">ཇ༡ </text:span><text:span text:style-name="T18">ལེའུའི་དོན། </text:span><text:span text:style-name="T1">ཇ༢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གཉིས་པར་སྔགས་རྣམས་གསུང་ཀྱང་དེ་བཟླས་པའི་ཕྲེང་བ་སོགས་མ་གསུངས་པས་དེ་དག་ཁ་བསྐང་བའི་</text:span><text:span text:style-name="T38">(</text:span><text:span text:style-name="T40">༢༧༣ན</text:span><text:span text:style-name="T38">)</text:span><text:span text:style-name="T59">ཕྱིར་ལེའུ་འདི་གསུངས་སོ། །</text:span></text:p>
      <text:p text:style-name="P14"><text:span text:style-name="T59">ལེའུ་སྔ་ཕྱིའི་འབྲེལ་ནི། དགུ་པར་སྔགས་བཏུ་གསུངས་ནས་དེ་མ་ཐག་ཏུ་སྔགས་བཟླས་པའི་ཕྲེང་བ་སོགས་སྟོན་པའི་ལེའུ་འདི་འཆད་པར་འབྲེལ་ལོ། །</text:span></text:p>
      <text:p text:style-name="P14"><text:span text:style-name="T59">ལེའུའི་མངོན་རྟོགས་ནི། བཟླས་པའི་ཕྲེང་བ་སོགས་སྟོན་པས་གཙོ་བོར་བསྐྱེད་རིམ་དང་། འབྲས་རྒྱུད་ཀྱི་དངོས་གྲུབ་སྒྲུབ་པ་དང་འབྲེལ་ལོ། །</text:span></text:p>
      <text:p text:style-name="P14"><text:span text:style-name="T1">ཇ༢ </text:span><text:span text:style-name="T18">གཉིས་པ་</text:span><text:span text:style-name="T20">[</text:span><text:span text:style-name="T18">ལེའུའི་དོན་</text:span><text:span text:style-name="T20">]</text:span><text:span text:style-name="T18">ལ། </text:span><text:span text:style-name="T1">ཉ༡ </text:span><text:span text:style-name="T18">སྤྱི་དོན་དང་། </text:span><text:span text:style-name="T1">ཉ༢ </text:span><text:span text:style-name="T18">གཞུང་དོན་གཉིས་ལས། </text:span></text:p>
      <text:p text:style-name="P14"><text:span text:style-name="T1">ཉ༡ </text:span><text:span text:style-name="T18">དང་པོ་ལ། བགྲང་ཕྲེང་གི་རྣམ་གཞག །བཟླས་རིམ་གྱི་རྣམ་དབྱེ། སྔགས་བཟླ་ཚུལ། བཟླས་པའི་ཕན་ཡོན་བཞིའི། </text:span></text:p>
      <text:p text:style-name="P14"><text:span text:style-name="T59">དང་པོ་ནི། ཕྲེང་བའི་རྒྱུ་ལ་སཾ་ཊིར། </text:span></text:p>
      <text:p text:style-name="P21"><text:span text:style-name="T32">ཤེལ་དང་ཉ་ཕྱིས་མུ་ཏིག་དང་། །ཁམས་ནི་དཀར་པོ་ལ་སོགས་གཞན། །</text:span></text:p>
      <text:p text:style-name="P21"><text:span text:style-name="T32">ཞི་བའི་ལས་ལ་ཁྱད་པར་དུ། །ཕྲེང་བ་ཡི་ནི་མཚན་ཉིད་དོ། །</text:span></text:p>
      <text:p text:style-name="P21"><text:span text:style-name="T32">གསེར་དང་དངུལ་དང་ཟངས་དག་དང་། །པདྨའི་ས་བོན་ཁྱད་པར་དུ། །</text:span></text:p>
      <text:p text:style-name="P21"><text:span text:style-name="T32">རྒྱས་པ་ལ་ནི་ཕྲེང་བ་ཉིད། །རྣམ་པར་མཁས་པས་བགྲང་བར་བྱ། །</text:span></text:p>
      <text:p text:style-name="P21"><text:soft-page-break/><text:span text:style-name="T32">གུར་ཀུམ་ལ་སོགས་དྲི་སོགས་ཀྱི། །དྲི་ནི་ཐམས་ཅད་ཁྱད་པར་དུ། །</text:span></text:p>
      <text:p text:style-name="P21"><text:span text:style-name="T32">སྒྲུབ་ཤིང་རི་ལུ་བྱས་ནས་ནི། །དབང་ལ་ཡོངས་སུ་རབ་ཏུ་གྲགས། །</text:span></text:p>
      <text:p text:style-name="P21"><text:span text:style-name="T32">རུ་རཀྵ་དང་ལུང་ཐང་དང་། །དེ་བཞིན་སྐྱེས་པའི་རུས་ཉིད་དང་། །</text:span></text:p>
      <text:p text:style-name="P21"><text:span text:style-name="T32">དྲག་པོའི་ལས་ལ་སྦྱར་བར་བྱ། །མངོན་སྤྱོད་ལ་ནི་ཡོངས་སུ་གྲགས། །</text:span></text:p>
      <text:p text:style-name="P21"><text:span text:style-name="T32">ཞི་རྒྱས་དབང་དང་མངོན་སྤྱོད་ལ། །བོ་དྷི་ཙི་ནི་ལས་ཀུན་བྱེད། །</text:span></text:p>
      <text:p text:style-name="P14"><text:span text:style-name="T59">ཅེས་དང་། </text:span></text:p>
      <text:p text:style-name="P14"><text:span text:style-name="T59">འདིར། </text:span><text:span text:style-name="T43">[</text:span><text:span text:style-name="T44">བརྟག་པ་ཕྱི་མ། བཅུ་པ་བཟླས་པའི་ལེའུར།</text:span><text:span text:style-name="T43">]</text:span></text:p>
      <text:p text:style-name="P26"><text:span text:style-name="T32">ཤེལ་གྱིས་རེངས་པའི་བཟླས་པ་ཉིད། །</text:span></text:p>
      <text:p text:style-name="P14"><text:span text:style-name="T59">ཅེས་སོགས་གསུངས་པ་ལྟར་རོ། །</text:span></text:p>
      <text:p text:style-name="P14"><text:span text:style-name="T59">ཕྲེང་རྡོག་གི་གྲངས་ནི། གཞུང་ཕལ་ཆེར་དུ་གྲངས་ཀྱི་ངེས་པ་མ་གསུངས་པས་བརྒྱ་རྩ་བརྒྱད་དུ་ངེས་པར་བྷ་ཝ་པ་བཞེད་ལ། </text:span></text:p>
      <text:p text:style-name="P14"><text:span text:style-name="T59">སཾ་ཊིར། </text:span></text:p>
      <text:p text:style-name="P26"><text:span text:style-name="T32">སྔགས་ཀྱི་སྒྲུབ་པ་ལྔ་བཅུ་སྟེ། དབང་ལ་དེ་ཡི་ཕྱེད་ཉིད་དོ། །</text:span></text:p>
      <text:p text:style-name="P26"><text:span text:style-name="T32">བརྒྱ་ཕྲག་གཅིག་ནི་ཞི་བ་ལ། །དེ་བཞིན་རྒྱས་ལ་ལྷག་པར་བརྒྱད། །</text:span></text:p>
      <text:p text:style-name="P26"><text:span text:style-name="T32">མངོན་སྤྱོད་ལ་ནི་དྲུག་ཅུ་ཉིད། །</text:span></text:p>
      <text:p text:style-name="P14"><text:span text:style-name="T59">ཅེས་གྲངས་ཀྱི་ཁྱད་པར་དང་། ཕྲེང་ཐག་དང་། ཕྲེང་བ་བརྒྱུ་ཚུལ་དང་། བྱིན་རླབས་དང་། བགྲང་ཚུལ་སོགས་རྒྱས་པར་གསུངས་ཤིང་། </text:span></text:p>
      <text:p text:style-name="P14"><text:span text:style-name="T59">མཁའ་འགྲོ་ལས་ཀྱང་། </text:span><text:span text:style-name="T38">(</text:span><text:span text:style-name="T40">༢༧༣བ</text:span><text:span text:style-name="T38">)</text:span></text:p>
      <text:p text:style-name="P21"><text:soft-page-break/><text:span text:style-name="T32">ཞི་བ་ལ་ནི་མཛུབ་མོར་བཞག །རྒྱས་ལ་གོང་མོར་དགལ་བར་བྱ། །</text:span></text:p>
      <text:p text:style-name="P21"><text:span text:style-name="T32">དབང་དུ་བྱ་བ་སྲིན་ལག་གསུངས། །ཐ་མ་ལ་ནི་མངོན་སྤྱོད་བྱ། །</text:span></text:p>
      <text:p text:style-name="P21"><text:span text:style-name="T32">མཐེ་བོང་ལྕགས་ཀྱུར་བྱས་ནས་ནི། །ལྷ་རྣམས་ཐམས་ཅད་འགུགས་པར་བསམ། །</text:span></text:p>
      <text:p text:style-name="P14"><text:span text:style-name="T59">ཞེས་སོ། །</text:span></text:p>
      <text:p text:style-name="P14"><text:span text:style-name="T59">གཉིས་པ་</text:span><text:span text:style-name="T61">[</text:span><text:span text:style-name="T59">བཟླས་རིམ་གྱི་རྣམ་དབྱེ་</text:span><text:span text:style-name="T61">]</text:span><text:span text:style-name="T59">ནི། མན་སྙེ་ལས། སྔགས་ཀྱི་བརྗོད་པ་ཙམ་ནི་སྔགས་ཀྱི་བཟླས་པའོ། །ལྷའི་རྣལ་འབྱོར་ཙམ་རྗེས་སུ་དྲན་པ་ནི་གཟུགས་ཀྱི་བཟླས་པའོ། །དེ་ཁོ་ན་ཉིད་ཙམ་དུ་སེམས་པ་ནི་རྣལ་འབྱོར་གྱི་བཟླས་པའོ། །ཞེས་བཟླས་པ་གསུམ་དུ་བཤད་ཅིང་། སྔགས་ཀྱི་བཟླས་པ་ལའང་། ཚུལ་བཞི་བཤད་པའི། </text:span></text:p>
      <text:p text:style-name="P14"><text:span text:style-name="T59">དམ་ཚིག་གི་བཟླས་པའམ་སྤྲོ་བསྡུའི་བཟླས་པ་ནི། ཐུགས་ཀའི་ས་བོན་ལས་རླུང་འབྱུང་བ་ན་ལྷ་རྣམས་སྤྲོས་འགྲོ་དོན་བྱས་ནས། རླུང་འཇུག་པ་ན་སླར་ས་བོན་ལ་བསྡུ་ཞིང་། དེའང་སྔགས་མགོ་བརྗོད་པ་ན་སྤྲོ་བ་དང་། བརྗོད་པ་རྫོགས་པ་ན་བསྡུ་བ་སྟེ། </text:span></text:p>
      <text:p text:style-name="P14"><text:span text:style-name="T59">མཛད་ཀྱིས། </text:span></text:p>
      <text:p text:style-name="P26"><text:span text:style-name="T32">ཡེ་ཤེས་སྐུ་ནི་སྤྲོ་ཞིང་བཟླས། །བརྗོད་ཅིང་སྲོག་གིས་སྤྲོ་བྱ་ཞིང་། །</text:span></text:p>
      <text:p text:style-name="P26"><text:span text:style-name="T32">སྔགས་ནི་རྩོལ་བས་བསྡུ་བར་བྱ། །</text:span></text:p>
      <text:p text:style-name="P14"><text:span text:style-name="T59">ཞེས་སོ། །</text:span></text:p>
      <text:p text:style-name="P14"><text:span text:style-name="T59">ཁྱོགས་ཀྱི་བཟླས་པའམ་དོ་ལིའི་བཟླས་པ་ནི། ཆོས་ཐམས་ཅད་མཉམ་པ་ཉིད་དུ་མོས་པས་སྔགས་ཕྲེང་རང་གི་ཞལ་དུ་ཞུགས་པ་རྡོ་རྗེ་ནས་ཡུམ་གྱི་པདྨར་སོང་ཞིང་དྷུ་ཏཱི་ལས་ཞལ་ནས་བྱུང་བ་རང་གི་ཞལ་དུ་ཞུགས་ཤིང་འཁོར་བར་བསམ་པའོ། །</text:span></text:p>
      <text:p text:style-name="P14"><text:soft-page-break/><text:span text:style-name="T59">དྲག་པོའི་བཟླས་པའམ་ཁྲོས་པའི་བཟླས་པ་ནི། སྔགས་ཕྲེང་རང་གི་ཞལ་ནས་ཡུམ་གྱི་ཞལ་དུ་ཞུགས་ཏེ་པདྨ་ནས་རྡོ་རྗེར་བྱུང་ཞིང་འཁོར་བར་བསམ་པའོ། །</text:span></text:p>
      <text:p text:style-name="P14"><text:span text:style-name="T59">ཁྲོ་བོའི་བཟླས་པ་ནི། སྔགས་དྲག་ཏུ་བརྗོད་པ་སྟེ། གསང་འདུས་ལས། </text:span></text:p>
      <text:p text:style-name="P26"><text:span text:style-name="T32">སྔགས་ཀྱི་ཡི་གེའི་ཚིག་ཐོས་པ། །དེ་ནི་ཁྲོ་བོའི་བཟླས་པར་བཤད། །</text:span></text:p>
      <text:p text:style-name="P14"><text:span text:style-name="T59">ཅེས་པ་ལྟར་རོ། །</text:span></text:p>
      <text:p text:style-name="P14"><text:span text:style-name="T59">འགའ་ཞིག་ཏུ། བཟླས་རིམ་སྔ་མ་གཉིས་ཀྱི་ཐོག་ཏུ། གོང་བུའི་བཟླས་པ་དང་། རྡོ་རྗེའི་བཟླས་པ་སྟེ་བཞི་བཤད་པ་ལྟར་ན། </text:span></text:p>
      <text:p text:style-name="P14"><text:span text:style-name="T59">གོང་བུའི་བཟླས་པ་ནི། ཐུགས་ཀའི་ས་བོན་ལ་ཟླ་བྱའི་སྔགས་མགོ་གྱེན་བསྟན་ཟླུམ་པོར་བསྐོར་བ་དམིགས་ལ། དེ་སེམས་ཀྱིས་བྲི་བའམ་ཀླག་པ་ལྟར་བཟླ་བ་དང་། </text:span></text:p>
      <text:p text:style-name="P14"><text:span text:style-name="T59">རྡོར་བཟླས་ནི། རླུང་འབྱུང་</text:span><text:span text:style-name="T38">(</text:span><text:span text:style-name="T40">༢༧༤ན</text:span><text:span text:style-name="T38">)</text:span><text:span text:style-name="T59">འཇུག་གནས་གསུམ་དང་སྦྱར་ཏེ་བཟླ་བ་ལ་བཤད་དོ། །</text:span></text:p>
      <text:p text:style-name="P14"><text:span text:style-name="T59">བླ་མ་དག །སྔགས་ངག་ཏུ་མི་བརྗོད་པར་ཡིད་ཀྱིས་བཟླ་བ་ཡིད་བཟླས་དང་། རླུང་བསྡམས་ནས་ཡིད་ཀྱི་བཟླ་བ་འགོག་བཟླས་དང་། རླུང་འབྱུང་འཇུག་དང་སྦྱར་ནས་བཟླ་བ་རྡོ་རྗེའི་བཟླས་པ་དང་། ལྕེ་མཆུ་གཡོ་བ་ཙམ་དུ་བཟླ་བ་ཤུབ་བུའི་བཟླས་པ་དང་། ཡི་གེ་རིང་ཐུང་ཕྱེད་པར་སྐད་གསང་ཆེན་པོས་བཟླ་བ་རིག་བྱེད་འདོན་པ་ལྟ་བུའི་བཟླས་པ་དང་ལྔར་འཆད་དོ། །</text:span></text:p>
      <text:p text:style-name="P14"><text:span text:style-name="T59">གསུམ་པ་</text:span><text:span text:style-name="T61">[</text:span><text:span text:style-name="T59">སྔགས་བཟླ་ཚུལ་</text:span><text:span text:style-name="T61">]</text:span><text:span text:style-name="T59">ནི། སྔགས་དང་སྔགས་ཀྱི་འོད་ཟེར་གྱི་ཁ་དོག་ནི། </text:span></text:p>
      <text:p text:style-name="P14"><text:span text:style-name="T59">འདིར། </text:span><text:span text:style-name="T43">[</text:span><text:span text:style-name="T44">བརྟག་པ་ཕྱི་མ། དགུ་པ་སྔགས་བཏུ་བའི་ལེའུར།</text:span><text:span text:style-name="T43">]</text:span></text:p>
      <text:p text:style-name="P26"><text:span text:style-name="T32">མདོག་དཀར་མཐར་ནི་སྭཱ་ཧཱ་སྦྱར། །</text:span></text:p>
      <text:p text:style-name="P14"><text:span text:style-name="T59">ཞེས་དང་། </text:span></text:p>
      <text:p text:style-name="P26"><text:soft-page-break/><text:span text:style-name="T32">ཧཱུྃ་ནི་ཁྲག་དང་འདྲ་བ་ཉིད། །</text:span></text:p>
      <text:p text:style-name="P14"><text:span text:style-name="T59">ཅེས་པས་མཚོན་ཏེ་གསུངས་ལ། </text:span></text:p>
      <text:p text:style-name="P14"><text:span text:style-name="T53">པདྨའི་མྱུ་གུ</text:span><text:span text:style-name="T59">ས། ཞི་བ་ལ་དཀར། དབང་ལ་དམར། རེངས་པ་ལ་སེར། རྒྱས་པ་ལ་དམར་སེར། དགུག་པ་ལ་དམར། བསད་དབྱེ་ལ་ནག་པོར་བྱ་བ་བཤད་དོ། །</text:span></text:p>
      <text:p text:style-name="P14"><text:span text:style-name="T59">སྔགས་ཀྱི་འོད་ཟེར་གྱི་དབྱིབས་ནི། སྐལ་བཟང་རྡོ་རྗེས། བཟླས་པའི་དུས་སུ་ཐབས་ནི་མགལ་མེ་བསྐོར་བ་ལྟ་བུའམ། ཐག་མདུང་འཕེན་པ་ལྟ་བུའམ། སྒྲོའི་ཆུན་པོ་ལྟ་བུའམ། ཐིག་གུ་བསྒྲིལ་བ་ལྟ་བུའམ། ལྕགས་སྒྲོག་སྦྲེལ་བ་ལྟ་བུ་སྟེ་སྐབས་ཀྱིས་སྟོབས་ཀྱིས་ཤེས་པར་བྱའོ། །ཞེས་པ་ལྟར། ཞི་བ་ལ་མགལ་མེའི་སྐོར་བ་ལྟ་བུ། དྲག་པོ་རྣམས་ལ་ཐག་མདུང་འཕེན་པ་ལྟ་བུ། རྒྱས་པ་ལ་སྒྲོའི་ཆུན་པོ་ལྟ་བུ། དབང་ལ་ཐིག་གུ་བསྒྲིལ་བ་ལྟ་བུའམ་ལྕགས་སྒྲོག་སྦྲེལ་བ་ལྟ་བུ་བྱ་བར་བཞེད་དོ། །</text:span></text:p>
      <text:p text:style-name="P29"><text:span text:style-name="T59">བསམ་པའི་ཁྱད་པར་ནི། པདྨའི་མྱུ་གུས། ཞི་བ་ལ་ཞི་བ། དབང་ལ་ཆགས་པ། རེངས་པ་ལ་ངན་པ། རྒྱས་པ་ལ་དཔའ་བ། དབང་ལ་སྙིང་རྗེ། བསད་པ་ལ་ཁྲོ་བ། དབྱེ་བ་ལ་གཞན་འཇིག་པར་བྱེད་པའི་བསམ་པས་བྱ་བར་བཤད་དོ། །</text:span></text:p>
      <text:p text:style-name="P29"><text:span text:style-name="T59">ཁ་ཟས་ཀྱི་ཁྱད་པར་ནི། </text:span><text:span text:style-name="T43">[</text:span><text:span text:style-name="T44">བརྟག་པ་ཕྱི་མ། བཅུ་པ་བཟླས་པའི་ལེའུར།</text:span><text:span text:style-name="T43">]</text:span></text:p>
      <text:p text:style-name="P35"><text:span text:style-name="T32">རེངས་པར་འོ་མའི་བཏུང་བ་ཉིད། །</text:span></text:p>
      <text:p text:style-name="P29"><text:span text:style-name="T59">ཅེས་སོགས་ལྟར་རོ། །</text:span></text:p>
      <text:p text:style-name="P29"><text:span text:style-name="T59">སྔགས་བཟླ་ཚུལ་ནི། དཔལ་འབྲས་རྡོ་རྗེས། གསལ་བར་ཞེས་བྱ་བ་ནི། གུག་ཀྱེད་དང་ཚད་དང་ཡོངས་སུ་མ་བྲལ་བ་སྟེ། རིངས་</text:span><text:span text:style-name="T2">(</text:span><text:span text:style-name="T1">༢༧༤བ</text:span><text:span text:style-name="T2">)</text:span><text:span text:style-name="T59">པར་མ་ཡིན་དལ་བར་མ་ཡིན། དབུགས་བརྔུབ་པ་དང་འབྱིན་པས་ཀྱང་གནོད་པར་མ་གྱུར་པ་དང་། དབང་པོ་དང་རྩོལ་བས་བསྐྱོད་པའི་སྒྲ་ཆེ་བས་གསལ་བ་མ་ཡིན་པས་ཏེ། ཞེས་པ་ལྟར་རོ། །</text:span></text:p>
      <text:p text:style-name="P14"><text:soft-page-break/><text:span text:style-name="T59">བཞི་པ་</text:span><text:span text:style-name="T61">[</text:span><text:span text:style-name="T59">བཟླས་པའི་ཕན་ཡོན་</text:span><text:span text:style-name="T61">]</text:span><text:span text:style-name="T59">ནི། རྩེ་མོ་ལས། </text:span></text:p>
      <text:p text:style-name="P21"><text:span text:style-name="T32">ཅི་ཡི་ཕྱིར་ན་སྔགས་ཞེས་བརྗོད། །སྔགས་ནི་ཀུན་ནས་ཐམས་ཅད་འདོད། །</text:span></text:p>
      <text:p text:style-name="P24"><text:span text:style-name="T55">ཉོན་མོངས་ཞགས་པ་རྣམས་ནི་འདུལ། །སངས་རྒྱས་ཆོས་རྣམས་སྤྱན་འདྲེན་བྱེད། །</text:span></text:p>
      <text:p text:style-name="P14"><text:span text:style-name="T59">ཅེས་དང་། </text:span></text:p>
      <text:p text:style-name="P14"><text:span text:style-name="T59">རྡོ་རྗེ་སྙིང་འགྲེལ་དུ། </text:span></text:p>
      <text:p text:style-name="P21"><text:span text:style-name="T32">སྔགས་ཀྱི་ལྷ་ཀུན་འགྲུབ་འགྱུར་ཏེ། །སྔགས་པས་གང་ཞིག་རབ་བླངས་ན། །</text:span></text:p>
      <text:p text:style-name="P21"><text:span text:style-name="T32">དེས་ནི་མཆོག་སྩོལ་གྲུབ་པར་མཛད། །</text:span></text:p>
      <text:p text:style-name="P14"><text:span text:style-name="T59">ཅེས་པ་ལྟར་རོ། །</text:span></text:p>
      <text:p text:style-name="P14"><text:span text:style-name="T1">ཉ༢ </text:span><text:span text:style-name="T18">གཉིས་པ་གཞུང་དོན་ལ། </text:span><text:span text:style-name="T1">ཏ༡ </text:span><text:span text:style-name="T18">བཟླས་པའི་ཕྲེང་བ་དང་། </text:span><text:span text:style-name="T1">ཏ༢ </text:span><text:span text:style-name="T18">དེ་དུས་ཀྱི་ཁ་ཟས་གཉིས་ལས། </text:span></text:p>
      <text:p text:style-name="P14"><text:span text:style-name="T1">ཏ༡ </text:span><text:span text:style-name="T18">དང་པོ་ལ། </text:span><text:span text:style-name="T1">ཐ༡ </text:span><text:span text:style-name="T18">མཚམས་སྦྱར་དང་། </text:span><text:span text:style-name="T1">ཐ༢ </text:span><text:span text:style-name="T18">ཕྲེང་བའི་རྒྱུ་བཤད་པ་གཉིས་ཀྱི། </text:span></text:p>
      <text:p text:style-name="P14"><text:span text:style-name="T59">ཐ༡ དང་པོ་ནི། </text:span></text:p>
      <text:p text:style-name="P24"><text:span text:style-name="T49">དེ་ནས་ཆོས་ཀུན་སྡོམ་གཅིག་པའི། །རྡོ་རྗེ་སེམས་དཔའ་ཞེས་བྱས་གསུངས། །</text:span></text:p>
      <text:p text:style-name="P24"><text:span text:style-name="T49">བདག་མེད་ཙུམྦྷ་ན་མཛད་ནས། །བཟླས་པའི་ཡུལ་ནི་རབ་ཏུ་དབྱེ། །</text:span></text:p>
      <text:p text:style-name="P14"><text:span text:style-name="T59">ཞེས་པ་སྟེ། སྔགས་བཏུ་གསུངས་པ་དེ་ནས་འཁོར་འདས་ཀྱི་ཆོས་ཀུན་བདེ་སྟོང་ལྷན་སྐྱེས་ཀྱི་རང་བཞིན་དུ་སྡོམ་པ་གཅིག་པའི་རང་བཞིན་སྟོན་པ་རྡོ་རྗེ་སེམས་དཔའ་ཞེས་བྱ་བས་སླར་ཡང་གསུངས་ཏེ། ཚུལ་ཇི་ལྟར་ཞེ་ན། བདེ་སྟོང་མཚོན་པའི་ཕྱིར་ཡུམ་བདག་མེད་མ་དང་མཉམ་པར་སྦྱོར་ཞིང་ཞལ་ཙུམྦྷ་ན་མཛད་ནས་བཟླས་པའི་ཡུལ་ཕྲེང་བ་ནི་ལས་སོ་སོ་ལ་རབ་ཏུ་དབྱེ་བར་མཛད་ཅེས་པའོ། །</text:span></text:p>
      <text:p text:style-name="P14"><text:span text:style-name="T59">ཐ༢ གཉིས་པ་</text:span><text:span text:style-name="T61">[</text:span><text:span text:style-name="T59">ཕྲེང་བའི་རྒྱུ་བཤད་པ་</text:span><text:span text:style-name="T61">]</text:span><text:span text:style-name="T59">ནི། </text:span></text:p>
      <text:p text:style-name="P24"><text:soft-page-break/><text:span text:style-name="T49">ཤེལ་གྱིས་རེངས་པའི་བཟླས་པ་ཉིད། །དབང་ལ་ཙནྡན་དམར་པོ་ཉིད། །</text:span></text:p>
      <text:p text:style-name="P24"><text:span text:style-name="T49">ལུང་ཐང་གིས་ནི་མངོན་སྤྱོད་ཉིད། །ནི་རང་ཤུས་ནི་སྡང་བ་ལ། །</text:span></text:p>
      <text:p text:style-name="P24"><text:span text:style-name="T49">རྟ་ཡི་རུས་པས་སྐྲོད་པ་ཉིད། །བྲམ་ཟེའི་རུས་པས་དགུག་པ་ཉིད། །</text:span></text:p>
      <text:p text:style-name="P24"><text:span text:style-name="T49">གླང་པོའི་རུས་པས་ཆར་པ་ལ། །མ་ཧེ་ཡིས་ཀྱང་བསད་པ་ལ། །</text:span></text:p>
      <text:p text:style-name="P14"><text:span text:style-name="T59">ཞེས་པ་སྟེ། དེ་ཡང་ལས་སོ་སོའི་ཕྲེང་བའི་ཁྱད་པར་ནི། རྒྱུ་ཤེལ་དཀར་གྱིས་བྱས་པའི་ཕྲེང་བས་ནི་རེངས་པའི་ལས་སྒྲུབ་པའི་བཟླས་པ་བྱ་བ་ཉིད་དང་། དབང་དུ་བྱ་བ་ལ་ཙནྡན་དམར་པོའི་ཕྲེང་བ་ཉིད་དང་། ལུང་ཐང་གི་ཕྲེང་བ་དག་གིས་</text:span><text:span text:style-name="T38">(</text:span><text:span text:style-name="T40">༢༧༥ན</text:span><text:span text:style-name="T38">)</text:span><text:span text:style-name="T59">ནི་མངོན་སྤྱོད་ཀྱི་ལས་ཉིད་དང་། ནི་རཾ་ཤུས་ཏེ་མི་རུས་ཀྱི་ཕྲེང་བས་ནི་སྡང་བ་སྟེ་དབྱེ་བ་ལ་དང་། རྟ་ཡི་རུས་པས་ཏེ་དེའི་ཕྲེང་བས་གནས་ནས་སྐྲོད་པ་ཉིད་དང་། བྲམ་ཟེའི་རུས་པས་ཏེ་དེའི་ཕྲེང་བས་དགུག་པའི་ལས་ཉིད་དང་། གླང་པོའི་རུས་པས་ཏེ་དེའི་ཕྲེང་བས་ཆར་པ་འབེབས་པ་ལ་བྱ་བ་དང་། མ་ཧེ་ཡིས་ཏེ་དེའི་རུས་པའི་ཕྲེང་བས་ཀྱང་བསད་པའི་ལས་སྒྲུབ་པ་ལ་བསྔགས་སོ་ཞེས་པའོ། །</text:span></text:p>
      <text:p text:style-name="P14"><text:span text:style-name="T59">འདིའི་ངེས་དོན་ནི། ཁ་སྦྱོར་ལ་བརྟེན་ནས་བདེ་སྟོང་ལྷན་ཅིག་སྐྱེས་པའི་ཡེ་ཤེས་བསྐྱེད་པ་ལ་བཤད་དེ། </text:span></text:p>
      <text:p text:style-name="P26"><text:span text:style-name="T32">པདྨར་རྡོ་རྗེ་རབ་ཞུགས་པ། སྐུད་པ་ཁ་སྦྱར་དབུས་ཉིད་དུ། །</text:span></text:p>
      <text:p text:style-name="P26"><text:span text:style-name="T32">ཐམས་ཅད་དེ་ཉིད་བསྒོམས་པ་ཡིས། །ཕྲེང་བ་རབ་ཏུ་གནས་པར་བྱ། །</text:span></text:p>
      <text:p text:style-name="P26"><text:span text:style-name="T32">སྔགས་ཀྱི་དེ་ཉིད་གསལ་བ་ནི། །ཡེ་ཤེས་ལྔ་ཡི་ངོ་བོ་ཉིད། །</text:span></text:p>
      <text:p text:style-name="P26"><text:span text:style-name="T32">རྟོག་གེ་པ་ཡི་མི་ཤེས་ཤིང་། །རྣལ་འབྱོར་པ་ཡི་སྤྱོད་ཡུལ་ཡིན། །</text:span></text:p>
      <text:p text:style-name="P14"><text:span text:style-name="T59">ཞེས་པ་ལྟར་རོ། །</text:span></text:p>
      <text:p text:style-name="P14"><text:soft-page-break/><text:span text:style-name="T59">ཏ༢ གཉིས་པ་</text:span><text:span text:style-name="T65">[</text:span><text:span text:style-name="T59">དེ་དུས་ཀྱི་ཁ་ཟས་</text:span><text:span text:style-name="T65">]</text:span><text:span text:style-name="T59">ནི། </text:span></text:p>
      <text:p text:style-name="P24"><text:span text:style-name="T49">རེངས་པར་འོ་མའི་བཏུང་བ་ཉིད། །དབང་ལ་རང་གི་བདུན་པས་སྤྱད། །</text:span></text:p>
      <text:p text:style-name="P24"><text:span text:style-name="T49">བསད་པ་ལ་ནི་སིཧླ་ཉིད། །དགུག་པ་ལ་ནི་བཞི་མཉམ་ཉིད། །</text:span></text:p>
      <text:p text:style-name="P24"><text:span text:style-name="T49">སྡང་ལ་ས་ལུ་སྐྱེས་པ་བརྗོད། །བསྐྲད་པ་ཉིད་ལ་གླ་རྩི་བརྗོད། །</text:span></text:p>
      <text:p text:style-name="P16"><text:span text:style-name="T46">ཡང་ན། མཐའི་ཤྭ་དང་། དང་པོའི་ཤྭ་དང་། ན་དང་པོ་དང་། ག་དང་པོ་དང་། ཧ་དང་པོ་ཉིད་ཀྱང་དེ་བཞིན་ནོ། །</text:span></text:p>
      <text:p text:style-name="P14"><text:span text:style-name="T59">ཞེས་པ་སྟེ། ལས་དེ་དག་སྒྲུབ་པའི་ཚེ་ཁ་ཟས་ཀྱི་ཁྱད་པར་ནི། རེངས་པའི་ལས་སྒྲུབ་པར་འོ་མའི་བཏུང་བ་ཉིད་དང་། དབང་གི་ལས་ལ་རང་གི་འདུན་པས་ཅི་འདོད་པའི་ཟས་ལ་ལོངས་སྤྱད་པ་དང་། བསད་པའི་ལས་ལ་ནི་སིཧླ་སྟེ་རཀྟ་ཉིད་དང་། དགུག་པའི་ལས་ལ་ནི་བཞི་མཉམ་སྟེ་དྲི་ཆེན་ཉིད་དང་། སྡང་བའི་ལས་ལ་ས་ལུ་སྐྱེས་པ་སྟེ་ཤ་ཆེན་དུ་བརྗོད་པ་དང་། བསྐྲད་པའི་ལས་ཉིད་ལ་གླ་རྩི་སྟེ་དྲི་ཆུར་བརྗོད་པ་རྣམས་སམ། </text:span></text:p>
      <text:p text:style-name="P14"><text:span text:style-name="T59">ཡང་ན། རེངས་པ་ལ་མཐའི་ཤྭ་ནི་ཨ་ཤྭ་སྟེ་རྟའི་ཤ་དང་། དབང་ལ་དང་པོའི་ཤྭ་ནི་ཤྭ་ན་སྟེ་ཁྱིའི་ཤ་དང་། བསད་པ་ལ་ན་དང་པོ་ནི་ན་ར་སྟེ་མིའི་ཤ་དང་། དགུག་པ་ལ་ག་དང་པོ་ནི་ག་ཝི་སྟེ་བ་གླང་གི་ཤ་དང་། སྡང་བ་ལ་ཧ་དང་པོ་ནི་ཧསྟི་</text:span><text:span text:style-name="T38">(</text:span><text:span text:style-name="T40">༢༧༥བ</text:span><text:span text:style-name="T38">)</text:span><text:span text:style-name="T59">སྟེ་གླང་པོ་ཆེའི་ཤ་ཉིད་རྣམས་ཀྱང་བཟའ་བའི་ཚུལ་སྔ་མ་དེ་བཞིན་ནོ་ཞེས་པའོ། །</text:span></text:p>
      <text:p text:style-name="P14"><text:span text:style-name="T59">ནང་ལྟར་ན། ལྷན་སྐྱེས་ཀྱི་རྟོགས་པ་རྒྱས་པའི་ཆེད་དུ་ཕུང་ཁམས་ཀྱི་དངས་མ་བསྟེན་པར་བྱ་བའི་དོན་ཏོ། །</text:span></text:p>
      <text:p text:style-name="P14"><text:span text:style-name="T59">ཇ༣ གསུམ་པ་</text:span><text:span text:style-name="T65">[</text:span><text:span text:style-name="T59">ལེའུའི་མཚན་</text:span><text:span text:style-name="T65">]</text:span><text:span text:style-name="T59">ནི། </text:span></text:p>
      <text:p text:style-name="P17"><text:soft-page-break/><text:span text:style-name="T46">ཀྱེའི་རྡོ་རྗེ་ལས། བཟླས་པའི་ལེའུ་ཞེས་བྱ་བ་སྟེ། བཅུ་པའོ།། །།</text:span></text:p>
      <text:p text:style-name="P14"><text:span text:style-name="T59">ཞེས་པ་སྟེ། ཀྱེའི་རྡོ་རྗེའི་རྒྱུད་བརྟག་པ་ཕྱི་མ་ལས་བཟླས་པའི་ཕྲེང་བ་དང་ཁ་ཟས་སྟོན་པའི་ལེའུ་ཞེས་བྱ་བ་སྟེ། གཞུང་དུམ་ཚན་བཅུ་པའོ་ཞེས་དེ་ཉིད་གསུངས་ཟིན་པའི་དོན་ཏོ། །</text:span></text:p>
      <text:p text:style-name="P14"><text:span text:style-name="T59">ལེའུ་བཅུ་པ་བཤད་ཟིན་ཏོ།། །།</text:span></text:p>
      <text:p text:style-name="P2"><text:span text:style-name="T59">བརྟག་པ་ཕྱི་མ། བཅུ་གཅིག་པ་ལྷན་ཅིག་སྐྱེས་པའི་སྦྱོར་བ་དོན་གྱི་ལེའུ།</text:span></text:p>
      <text:p text:style-name="P43"/>
      <text:p text:style-name="P14"><text:span text:style-name="T1">ཆ༡༡ </text:span><text:span text:style-name="T18">ད་ནི་ལེའུ་བཅུ་གཅིག་པ་བཤད་པར་བྱ་སྟེ། དེ་ལ། </text:span><text:span text:style-name="T1">ཇ༡ </text:span><text:span text:style-name="T18">ལེའུའི་འབྲེལ། </text:span><text:span text:style-name="T1">ཇ༢ </text:span><text:span text:style-name="T18">ལེའུའི་དོན། </text:span><text:span text:style-name="T1">ཇ༣ </text:span><text:span text:style-name="T18">ལེའུའི་མཚན་གསུམ་གྱི། </text:span></text:p>
      <text:p text:style-name="P14"><text:span text:style-name="T59">ཇ༡ དང་པོ་ནི། བརྟག་པ་དང་པོའི་ལྔ་པ་དང་དྲུག་པ་ལ་སོགས་པར་ཕྱག་རྒྱའི་རིགས་དང་བསྟེན་ཚུལ་གསུངས་ཀྱང་། དེའི་རྟགས་མཚན་དང་སྦྱོར་ཐབས་ཀྱི་ཡན་ལག་མ་གསུངས་པས་དེ་དག་ཁ་བསྐང་བའི་ཕྱིར་ལེའུ་འདི་གསུངས་སོ། །</text:span></text:p>
      <text:p text:style-name="P14"><text:span text:style-name="T59">ལེའུ་སྔ་ཕྱིའི་འབྲེལ་ནི། གོང་དུ་བཟླས་པ་དང་བཟའ་བའི་དམ་ཚིག་གསུངས་ཀྱང་། དེ་སྒྲུབ་པའི་གང་ཟག་དང་ཕྱག་རྒྱའི་དམ་ཚིག་མ་གསུངས་པས་དེ་མ་ཐག་ཏུ་དེ་དག་སྟོན་པའི་ལེའུ་འདི་གསུང་བར་འབྲེལ་ལོ། །</text:span></text:p>
      <text:p text:style-name="P14"><text:span text:style-name="T59">ལེའུའི་མངོན་རྟོགས་ནི། རྟེན་གྱི་གང་ཟག་གི་རྟགས་མཚན་དང་། ཕྱག་རྒྱ་བསྟེན་ཚུལ་སོགས་སྟོན་པས་རྒྱུའི་རྒྱུད་དང་། དཀྱིལ་འཁོར་འཁོར་ལོའི་རྫོགས་རིམ་དང་། ལམ་གྱི་ཡན་ལག་དང་འབྲེལ་ལོ།།</text:span></text:p>
      <text:p text:style-name="P14"><text:span text:style-name="T1">ཇ༢ </text:span><text:span text:style-name="T18">གཉིས་པ་ལ། </text:span><text:span text:style-name="T1">ཉ༡ </text:span><text:span text:style-name="T18">སྤྱི་དོན་དང་། </text:span><text:span text:style-name="T1">ཉ༢ </text:span><text:span text:style-name="T18">གཞུང་དོན་གཉིས་ལས། </text:span></text:p>
      <text:p text:style-name="P14"><text:span text:style-name="T1">ཉ༡ </text:span><text:span text:style-name="T18">དང་པོ་ལ། རིགས་ཀྱི་རྣམ་གཞག་དང་། རིགས་ཅན་གྱི་རྣམ་དབྱེ་གཉིས་ཀྱི། </text:span></text:p>
      <text:p text:style-name="P14"><text:span text:style-name="T59">དང་པོ་ནི། སྤྱིར་སངས་རྒྱས་ཀྱི་རིགས་ནི། སེམས་ཅན་ཐམས་ཅད་ལ་ཐོག་མ་མེད་པ་ནས་རང་</text:span><text:span text:style-name="T73">བཞིན་གྱི་གནས་པའི་རིགས་དང་། རྐྱེན་གྱིས་ཡང་དག་པར་བསྒྲུབ་པ་རྒྱས་འགྱུར་གྱི་རིགས་གཉིས་ཏེ།</text:span><text:span text:style-name="T59"> </text:span></text:p>
      <text:p text:style-name="P14"><text:span text:style-name="T59">རྒྱུད་བླར། </text:span><text:span text:style-name="T45">[</text:span><text:span text:style-name="T44">དང་པོ། ཁམས་བསྟན་པའི་སྐབས་སུ།</text:span><text:span text:style-name="T45">]</text:span></text:p>
      <text:p text:style-name="P21"><text:span text:style-name="T32">རིགས་ནི་རྣམ་གཉིས་ཤེས་བྱ་སྟེ། །ཐོག་མེད་རང་བཞིན་གནས་པ་དང་། །</text:span></text:p>
      <text:p text:style-name="P21"><text:soft-page-break/><text:span text:style-name="T32">ཡང་དག་བླངས་པ་མཆོག་ཉིད་དོ། །</text:span></text:p>
      <text:p text:style-name="P14"><text:span text:style-name="T59">ཞེས་སོ། །</text:span></text:p>
      <text:p text:style-name="P14"><text:span text:style-name="T59">དེ་ཡང་སྔ་མ་ནི། སེམས་ཅན་ཐམས་</text:span><text:span text:style-name="T38">(</text:span><text:span text:style-name="T40">༢༧༦ན</text:span><text:span text:style-name="T38">)</text:span><text:span text:style-name="T59">ཅད་ཀྱི་རྒྱུད་ལ་ཡོད་པའི་ཆོས་ཉིད་དེ་བཞིན་ཉིད་དེ། </text:span></text:p>
      <text:p text:style-name="P14"><text:span text:style-name="T59">མདོ་སྡེ་རྒྱན་ལས། </text:span><text:span text:style-name="T45">[</text:span><text:span text:style-name="T44">བཅུ་པ། བྱང་ཆུབ་ཀྱི་ལེའུར།</text:span><text:span text:style-name="T45">]</text:span></text:p>
      <text:p text:style-name="P21"><text:span text:style-name="T32">དེ་བཞིན་ཉིད་ནི་ཐམས་ཅད་ལ། །ཁྱད་པར་མེད་ཀྱང་དག་གྱུར་པ། །</text:span></text:p>
      <text:p text:style-name="P21"><text:span text:style-name="T32">དེ་བཞིན་གཤེགས་ཉིད་དེ་ཡི་ཕྱིར། །འགྲོ་ཀུན་དེ་ཡི་སྙིང་པོ་ཅན། །</text:span></text:p>
      <text:p text:style-name="P14"><text:span text:style-name="T59">ཞེས་སོ། །</text:span></text:p>
      <text:p text:style-name="P14"><text:span text:style-name="T59">ཕྱི་མ་ནི། རྒྱུ་རང་བཞིན་གནས་རིགས་དེ་ལ་ཁྱད་པར་མེད་ཀྱང་། རྐྱེན་དགེ་བའི་བྱེ་བྲག་སྣ་ཚོགས་ཀྱིས་བསྒྲུབས་པ་ཉན་རང་ལ་སོགས་པའི་རིགས་སོ་སོ་པ་རྣམས་ཏེ། </text:span></text:p>
      <text:p text:style-name="P14"><text:span text:style-name="T59">དེ་ཉིད་དུ། </text:span><text:span text:style-name="T43">[</text:span><text:span text:style-name="T44">མདོ་སྡེ་རྒྱན། བཞི་པ། <text:s/>རིགས་ཀྱི་ལེའུར།</text:span><text:span text:style-name="T43">]</text:span></text:p>
      <text:p text:style-name="P21"><text:span text:style-name="T32">ཁམས་རྣམས་དང་ནི་མོས་པ་དང་། །སྒྲུབ་པ་ཐ་དད་དབྱེ་བ་དང་། །</text:span></text:p>
      <text:p text:style-name="P21"><text:span text:style-name="T32">འབྲས་བུ་ཐ་དད་དམིགས་པའི་ཕྱིར། །རིགས་ཡོད་ཉིད་དུ་ངེས་པར་བརྗོད། །</text:span></text:p>
      <text:p text:style-name="P14"><text:span text:style-name="T59">ཅེས་སོ། །</text:span></text:p>
      <text:p text:style-name="P14"><text:span text:style-name="T59">རིགས་སོ་སོ་བ་དེ་དག་ལས་ཐེག་ཆེན་གྱི་རིགས་ནི། དགེ་བ་ཁྱད་པར་དུ་འཕགས་པ་དང་། ཡོན་ཏན་ཐམས་ཅད་དང་ལྡན་པ་དང་། དོན་གཉིས་སྒྲུབ་པ་དང་། བར་མ་དོར་ནུས་པ་མི་ཟད་པའི་ཕྱིར་རིགས་ཐམས་ཅད་ལས་ཁྱད་པར་དུ་འཕགས་ཏེ། </text:span></text:p>
      <text:p text:style-name="P14"><text:span text:style-name="T59">དེ་ཉིད་དུ། </text:span><text:span text:style-name="T43">[</text:span><text:span text:style-name="T44">མདོ་སྡེ་རྒྱན། བཞི་པ། <text:s/>རིགས་ཀྱི་ལེའུར།</text:span><text:span text:style-name="T43">]</text:span></text:p>
      <text:p text:style-name="P26"><text:span text:style-name="T32">དེ་དགེ་ཁྱད་པར་འཕགས་པ་དང་། །ཐམས་ཅད་དང་ནི་དོན་ཆེན་དང་། </text:span></text:p>
      <text:p text:style-name="P26"><text:soft-page-break/><text:span text:style-name="T32">མི་ཟད་པ་ཡི་རྒྱུ་མཚན་ཕྱིར། རིགས་མཆོག་ཉིད་ཀྱིས་བརྗོད་པ་ཡིན། །</text:span></text:p>
      <text:p text:style-name="P14"><text:span text:style-name="T59">ཞེས་སོ། །</text:span></text:p>
      <text:p text:style-name="P14"><text:span text:style-name="T59">དེ་ལའང་། རིགས་ངེས་མི་ངེས་དང་། རྐྱེན་གྱིས་གཞན་དུ་བསྒྱུར་ནུས་མི་ནུས་གཉིས་སམ་བཞི་སྟེ། </text:span></text:p>
      <text:p text:style-name="P14"><text:span text:style-name="T59">དེ་ཉིད་དུ། </text:span><text:span text:style-name="T43">[</text:span><text:span text:style-name="T44">མདོ་སྡེ་རྒྱན། བཞི་པ། <text:s/>རིགས་ཀྱི་ལེའུར།</text:span><text:span text:style-name="T43">]</text:span></text:p>
      <text:p text:style-name="P26"><text:span text:style-name="T32">རིགས་ནི་ངེས་དང་མ་ངེས་སྟེ། །རྐྱེན་རྣམས་ཀྱིས་ནི་མི་འཕྲོག་དང་། །</text:span></text:p>
      <text:p text:style-name="P26"><text:span text:style-name="T32">འཕྲོག་པ་ཉིད་དེ་མདོར་ན་རིགས། །དབྱེ་བ་དེ་ནི་རྣམ་པ་བཞི། །</text:span></text:p>
      <text:p text:style-name="P14"><text:span text:style-name="T59">ཞེས་སོ། །</text:span></text:p>
      <text:p text:style-name="P14"><text:span text:style-name="T59">རིགས་ཀྱི་ཡོན་ཏན་སྐྱེ་བའི་གེགས་སམ་ཉེས་དམིགས་ནི། ཉོན་མོངས་པ་ལ་སྐྱོན་དུ་མི་ལྟ་བར་ཡུན་དུ་གོམས་པ་དང་། མི་དགེ་བ་དང་སྦྱོར་བའི་གྲོགས་ངན་དང་འགྲོགས་པ་དང་། ཡོ་བྱད་ཀྱི་འཕོངས་ནས་ལམ་སྒྲུབ་མི་ནུས་པ་དང་། གཞན་དབང་དུ་སོང་ནས་ལམ་སྒྲུབ་པར་མི་སྐབས་པ་བཞིར་བཤད་དེ། </text:span></text:p>
      <text:p text:style-name="P14"><text:span text:style-name="T59">དེ་ཉིད་དུ། </text:span><text:span text:style-name="T43">[</text:span><text:span text:style-name="T44">མདོ་སྡེ་རྒྱན། བཞི་པ། <text:s/>རིགས་ཀྱི་ལེའུར།</text:span><text:span text:style-name="T43">]</text:span></text:p>
      <text:p text:style-name="P21"><text:span text:style-name="T32">ཉོན་མོངས་གོམས་དང་གྲོགས་ངན་དང་། །འཕོངས་དང་གཞན་གྱི་དབང་ཉིད་དེ། །</text:span></text:p>
      <text:p text:style-name="P21"><text:span text:style-name="T32">མདོར་ན་རིགས་ཀྱི་ཉེས་དམིགས་དག །རྣམ་པ་བཞིར་ནི་ཤེས་པར་བྱ། །</text:span></text:p>
      <text:p text:style-name="P14"><text:span text:style-name="T59">ཞེས་སོ། །</text:span></text:p>
      <text:p text:style-name="P14"><text:span text:style-name="T59">ཐེག་ཆེན་གྱི་རིགས་ཡོད་པའི་</text:span><text:span text:style-name="T38">(</text:span><text:span text:style-name="T40">༢༧༦བ</text:span><text:span text:style-name="T38">)</text:span><text:span text:style-name="T59">རྟགས་ནི། སྐྱེས་སྟོབས་ཀྱི་སྙིང་རྗེ་ཆེ་བ། ཐེག་ཆེན་ལ་མོས་པ། གཞན་དོན་གྱི་དཀའ་སྤྱད་བཟོད་པ། དགེ་བ་སྒྲུབ་པ་ལ་དགའ་བ་སོགས་ཏེ། </text:span></text:p>
      <text:p text:style-name="P14"><text:span text:style-name="T59">དེ་ཉིད་དུ། </text:span><text:span text:style-name="T43">[</text:span><text:span text:style-name="T44">མདོ་སྡེ་རྒྱན། བཞི་པ། <text:s/>རིགས་ཀྱི་ལེའུར།</text:span><text:span text:style-name="T43">]</text:span></text:p>
      <text:p text:style-name="P26"><text:soft-page-break/><text:span text:style-name="T32">སྦྱོར་བའི་སྔོན་དུ་སྙིང་རྗེ་དང་། །མོས་པ་དང་ནི་བཟོད་པ་དང་། །</text:span></text:p>
      <text:p text:style-name="P26"><text:span text:style-name="T32">དགེ་ལ་ཡང་དག་སྤྱོད་པ་ནི། །རིགས་ཀྱི་རྟགས་སུ་ངེས་པར་བཤད། །</text:span></text:p>
      <text:p text:style-name="P14"><text:span text:style-name="T59">ཅེས་སོ། །</text:span></text:p>
      <text:p text:style-name="P14"><text:span text:style-name="T59">རིགས་ཡོད་པའི་ཕན་ཡོན་ནི། དེས་མི་དགེ་བ་བྱས་ཀྱང་མྱུར་དུ་ངན་སོང་དུ་མི་འགྲོ། སོང་ཡང་མྱུར་དུ་ཐར་ཞིང་སྡུག་བསྔལ་ཆེན་པོ་མི་མྱོང་། མི་དགེ་བས་ཡིད་སྐྱོ་ཞིང་ངན་འགྲོའི་སེམས་ཅན་སྨིན་པར་བྱེད་ནུས་པ་སྟེ། </text:span></text:p>
      <text:p text:style-name="P14"><text:span text:style-name="T59">དེ་ཉིད་དུ། </text:span><text:span text:style-name="T43">[</text:span><text:span text:style-name="T44">མདོ་སྡེ་རྒྱན། བཞི་པ། <text:s/>རིགས་ཀྱི་ལེའུར།</text:span><text:span text:style-name="T43">]</text:span></text:p>
      <text:p text:style-name="P21"><text:span text:style-name="T32">རིང་མོ་ཞིག་ནས་ངན་སོང་དུ། །འགྲོ་ཞིང་མྱུར་དུ་ཐར་པ་དང་། །</text:span></text:p>
      <text:p text:style-name="P21"><text:span text:style-name="T32">དེར་ཡང་སྡུག་བསྔལ་ཆུང་ངུ་མྱོང་། །སྐྱོ་བཅས་སེམས་ཅན་སྨིན་པར་བྱེད། །</text:span></text:p>
      <text:p text:style-name="P14"><text:span text:style-name="T59">ཅེས་སོ། །</text:span></text:p>
      <text:p text:style-name="P14"><text:span text:style-name="T59">དེ་ལ་སྔགས་ཀྱི་སྐབས་འདིར་རྡོ་རྗེ་ལ་སོགས་པའི་རིགས་ལྔར་བརྗོད་པ་ཇི་ལྟ་བུ་ཞེ་ན། སེམས་ཉིད་ལྷན་སྐྱེས་བདེ་བ་ཆེན་པོ་ཉིད་ལ་ཆགས་སོགས་ཉོན་མོངས་ལྔ་དང་། ས་སོགས་འབྱུང་བ་ལྔའི་དབྱེ་བས་རིགས་ལྔར་འགྱུར་བ་དང་། དེ་ལས་ཕྱེ་ན་སྟོང་ཕྲག་དང་གྲངས་མེད་དུ་འགྱུར་བ་སོགས་གསུངས་ཏེ། </text:span></text:p>
      <text:p text:style-name="P14"><text:span text:style-name="T59">འདི་ཉིད་དུ། </text:span><text:span text:style-name="T43">[</text:span><text:span text:style-name="T44">བརྟག་པ་ཕྱི་མ། གཉིས་པ་དངོས་གྲུབ་གཏན་ལ་དབབ་པའི་ལེའུར།</text:span><text:span text:style-name="T43">]</text:span></text:p>
      <text:p text:style-name="P21"><text:span text:style-name="T32">འདོད་ཆགས་ལ་སོགས་སེམས་ལྔ་ཡི། །དབྱེ་བས་ལྔ་རུ་འགྲོ་བར་འགྱུར། །</text:span></text:p>
      <text:p text:style-name="P14"><text:span text:style-name="T59">ཞེས་དང་། </text:span></text:p>
      <text:p text:style-name="P21"><text:span text:style-name="T32">འབྱུང་བ་ལྔ་ཡི་རང་བཞིན་ལས། །ཀུན་ཏུ་རུ་ལས་ལྔ་རུ་འགྱུར། །</text:span></text:p>
      <text:p text:style-name="P21"><text:soft-page-break/><text:span text:style-name="T32">དགའ་བ་ཆེན་པོ་གཅིག་ཉིད་ལས། །དབྱེ་བས་ལྔ་རུ་འགྲོ་བར་འགྱུར། །</text:span></text:p>
      <text:p text:style-name="P14"><text:span text:style-name="T59">ཞེས་དང་། </text:span></text:p>
      <text:p text:style-name="P21"><text:span text:style-name="T32">སེམས་ནི་ཆེན་པོ་གཅིག་ཉིད་ལས། །ལྔ་ཡི་གཟུགས་ཀྱིས་རྣམ་པར་མཚོན། །</text:span></text:p>
      <text:p text:style-name="P21"><text:span text:style-name="T32">རིགས་ནི་ལྔ་པོ་དེ་ཉིད་ལས། །སྟོང་ཕྲག་དུ་མ་སྐྱེས་པ་ཉིད། །</text:span></text:p>
      <text:p text:style-name="P14"><text:span text:style-name="T59">ཅེས་སོགས་གསུངས་ཏེ། ཕྱི་མའི་གཉིས་པར་བཤད་ཟིན་ཏོ། །</text:span></text:p>
      <text:p text:style-name="P14"><text:span text:style-name="T59">འོ་ན་སེམས་ཉིད་རང་བཞིན་ལྷན་སྐྱེས་དེ་རྒྱུ་རྐྱེན་གང་གིས་འཁོར་བར་འགྱུར་ཞེ་ན། ཐོག་མེད་ནས་ལྷན་ཅིག་ཏུ་སྐྱེས་པའི་མ་རིག་པའི་དྲི་མས་བསྒྲིབས་ནས། གཟུགས་སོགས་ཡུལ་རྣམས་ཀྱི་གནས་ལུགས་མ་ཤེས་པར་དེས་ཆགས་སྡང་སྐྱེ་བའི་རྐྱེན་བྱས་ཏེ་མི་དགེ་བའི་ལས་འདུ་བྱས་པས་སྲིད་པར་</text:span><text:span text:style-name="T38">(</text:span><text:span text:style-name="T40">༢༧༧ན</text:span><text:span text:style-name="T38">)</text:span><text:span text:style-name="T59">སྐྱེས་པ་སྟེ། </text:span></text:p>
      <text:p text:style-name="P14"><text:span text:style-name="T59">འདི་ཉིད་དུ། </text:span><text:span text:style-name="T43">[</text:span><text:span text:style-name="T44">བརྟག་པ་ཕྱི་མ། བཞི་པ་ཕྱག་རྒྱ་བསྡུས་པའི་དོན་གྱི་ལེའུར།</text:span><text:span text:style-name="T43">]</text:span></text:p>
      <text:p text:style-name="P21"><text:span text:style-name="T32">བྱིས་པ་མི་ཤེས་པས་བསྒྲིབས་པ། འདི་ཡི་འགྲོ་བ་མི་ཤེས་པ། །</text:span></text:p>
      <text:p text:style-name="P21"><text:span text:style-name="T32">འགྲོ་བ་དྲུག་གི་སྲིད་པའི་མཐར། །གང་ཞིག་རྨོངས་པ་འཁོར་བར་འགྱུར། །</text:span></text:p>
      <text:p text:style-name="P14"><text:span text:style-name="T59">ཞེས་དང་། </text:span></text:p>
      <text:p text:style-name="P14"><text:span text:style-name="T59">རིན་ཆེན་ཕྲེང་བར། </text:span></text:p>
      <text:p text:style-name="P21"><text:span text:style-name="T32">ཇི་སྲིད་ཕུང་པོར་འཛིན་ཡོད་པར། །དེ་སྲིད་དེ་ལ་ངར་འཛིན་ཡོད། །</text:span></text:p>
      <text:p text:style-name="P21"><text:span text:style-name="T32">ངར་འཛིན་ལས་ནི་ཡང་ལས་ཏེ། །དེ་ལས་ཀྱང་ནི་སྐྱེ་བར་འགྱུར། །</text:span></text:p>
      <text:p text:style-name="P14"><text:span text:style-name="T59">ཞེས་སོ། །</text:span></text:p>
      <text:p text:style-name="P14"><text:span text:style-name="T59">སེམས་ཉིད་དེའི་མ་རིག་པའི་དྲི་མ་སྦྱངས་པས་གྲོལ་བར་འགྱུར་ཚུལ་ནི། </text:span></text:p>
      <text:p text:style-name="P14"><text:soft-page-break/><text:span text:style-name="T59">གུར་ལས། </text:span></text:p>
      <text:p text:style-name="P21"><text:span text:style-name="T32">ནམ་མཁའ་ལྟ་བུ་དྲི་མ་མེད། །ངན་པར་ལྟ་བའི་རྣམ་རྟོག་གིས། །</text:span></text:p>
      <text:p text:style-name="P21"><text:span text:style-name="T32">རིན་ཆེན་སེམས་ནི་དྲི་ཅན་བྱས། །སེམས་དག་པས་ནི་དག་པར་འགྱུར། །</text:span></text:p>
      <text:p text:style-name="P14"><text:span text:style-name="T59">ཞེས་པ་ལྟར་རོ། །</text:span></text:p>
      <text:p text:style-name="P14"><text:span text:style-name="T59">གཉིས་པ་</text:span><text:span text:style-name="T61">[</text:span><text:span text:style-name="T59">རིགས་ཅན་གྱི་རྣམ་དབྱེ་</text:span><text:span text:style-name="T61">]</text:span><text:span text:style-name="T59">ནི། རྟེན་གྱི་གང་ཟག་སྔར་བཤད་པའི་རིགས་ཅན་སོ་སོ་བ་མང་ཡང་། འདིར་རིགས་ལྔའི་རིགས་ཅན་ལྔར་དབྱེ་བ་ལ། སྦྱང་གཞི་ཉོན་མོངས་ཀྱི་སྒོ་ནས་ཕྱེ་ན། ཞེ་སྡང་ཤས་ཆེ་བ་མི་བསྐྱོད་པ་དང་། གཏི་མུག་ཤས་ཆེ་བ་རྣམ་སྣང་གི་རིགས་ཅན་སོགས་སུ་གསུངས་ཏེ། </text:span></text:p>
      <text:p text:style-name="P14"><text:span text:style-name="T59">གུར་ལས། </text:span></text:p>
      <text:p text:style-name="P26"><text:span text:style-name="T32">ཞེ་སྡང་གཏི་མུག་ང་རྒྱལ་དང་། །སྐྱེ་བོ་ཆགས་ལྡན་སེར་སྣ་ཅན། །</text:span></text:p>
      <text:p text:style-name="P26"><text:span text:style-name="T32">བསྡུ་ཕྱིར་རྡོ་རྗེ་ཅན་འཁོར་ལོ། །དུ་མའི་རྣམ་པར་རང་ཉིད་འགྱུར། །</text:span></text:p>
      <text:p text:style-name="P14"><text:span text:style-name="T59">ཞེས་སོ། །</text:span></text:p>
      <text:p text:style-name="P14"><text:span text:style-name="T59">ཁ་དོག་གི་སྒོ་ནས་ཕྱེ་བ་ནི། མདོག་ནག་པོ་མི་བསྐྱོད་པ་དང་དཀར་པོ་རྣམ་སྣང་གི་རིགས་ཅན་སོགས་སུ་བཤད་དེ། </text:span></text:p>
      <text:p text:style-name="P14"><text:span text:style-name="T43">[</text:span><text:span text:style-name="T44">བརྟག་པ་ཕྱི་མ། བཅུ་གཅིག་པ་ལྷན་ཅིག་སྐྱེས་པའི་སྦྱོར་བ་དོན་གྱི་ལེའུར།</text:span><text:span text:style-name="T43">]</text:span></text:p>
      <text:p text:style-name="P26"><text:span text:style-name="T32">རྣལ་འབྱོར་པ་གང་ནག་པོ་ཆེ། །</text:span></text:p>
      <text:p text:style-name="P14"><text:span text:style-name="T59">ཞེས་སོགས་སོ། །</text:span></text:p>
      <text:p text:style-name="P14"><text:span text:style-name="T59">མཚན་རྟགས་ཀྱི་སྒོ་ནས་ཕྱེ་ན། སྲིན་ལག་གི་རྩ་བ་ལ་རྡོ་རྗེའི་རི་མོ་ཡོད་པ་མི་བསྐྱོད་པ་དང་། འཁོར་ལོ་ཡོད་པ་རྣམ་སྣང་གི་རིགས་ཅན་སོགས་སུ་བཤད་དེ། </text:span></text:p>
      <text:p text:style-name="P21"><text:soft-page-break/><text:span text:style-name="T32">གང་གི་སྲིན་ལག་རྩ་བ་ལ། །རྡོ་རྗེ་རྩེ་དགུ་པར་གྱུར་པ། །</text:span></text:p>
      <text:p text:style-name="P14"><text:span text:style-name="T59">ཞེས་སོགས་སོ། །</text:span></text:p>
      <text:p text:style-name="P14"><text:span text:style-name="T59">འོ་ན་རྣལ་འབྱོར་པ་རིགས་གང་གིས་ཕྱག་རྒྱ་རིགས་གང་བསྟེན་པར་བྱ་ཞེ་ན། གཙོ་བོར་རྡོ་རྗེའི་རིགས་སམ་རང་རིགས་དང་མཐུན་པ་བསྔགས་ཤིང་། མ་འབྱོར་ན་རིགས་གཞན་ཡང་རུང་བ་ཉིད་དེ། </text:span></text:p>
      <text:p text:style-name="P14"><text:span text:style-name="T59">འདི་ཉིད་དུ། </text:span><text:span text:style-name="T43">[</text:span><text:span text:style-name="T44">བརྟག་པ་སྔ་མ། དྲུག་པ་སྤྱོད་པའི་ལེའུར།</text:span><text:span text:style-name="T43">]</text:span></text:p>
      <text:p text:style-name="P26"><text:span text:style-name="T32">རྡོ་རྗེའི་རིགས་ཀྱི་དངོས་མེད་ན། །</text:span></text:p>
      <text:p text:style-name="P14"><text:span text:style-name="T59">ཞེས་སོགས་དང་། </text:span><text:span text:style-name="T38">(</text:span><text:span text:style-name="T40">༢༧༧བ</text:span><text:span text:style-name="T38">)</text:span></text:p>
      <text:p text:style-name="P14"><text:span text:style-name="T43">[</text:span><text:span text:style-name="T44">བརྟག་པ་སྔ་མ། ལྔ་པ་དེ་ཁོ་ན་ཉིད་ཀྱི་ལེའུར།</text:span><text:span text:style-name="T43">]</text:span></text:p>
      <text:p text:style-name="P26"><text:span text:style-name="T32">རྡོ་རྗེའི་ཕྱག་རྒྱ་གཡུང་མོ་ཉིད། །</text:span></text:p>
      <text:p text:style-name="P14"><text:span text:style-name="T59">ཅེས་སོགས་དང་། </text:span></text:p>
      <text:p text:style-name="P14"><text:span text:style-name="T43">[</text:span><text:span text:style-name="T44">བརྟག་པ་ཕྱི་མ། གསུམ་པ་རྒྱུད་ཀྱི་གླེང་གཞི་དང་གསང་བའི་སྐད་ཀྱི་ལེའུར།</text:span><text:span text:style-name="T43">]</text:span></text:p>
      <text:p text:style-name="P26"><text:span text:style-name="T32">གཡུང་མོ་རྡོ་རྗེའི་རིགས་སུ་བཤད། །</text:span></text:p>
      <text:p text:style-name="P14"><text:span text:style-name="T59">ཅེས་སོགས་སྔར་བཤད་ཟིན་ཏོ། །</text:span></text:p>
      <text:p text:style-name="P14"><text:span text:style-name="T1">ཉ༢ </text:span><text:span text:style-name="T18">གཉིས་པ་གཞུང་དོན་ལ། </text:span><text:span text:style-name="T1">ཏ༡ </text:span><text:span text:style-name="T18">རིགས་ཀྱི་རྟགས་མཚན་དང་། </text:span><text:span text:style-name="T1">ཏ༢ </text:span><text:span text:style-name="T18">ལྷན་སྐྱེས་བསྐྱེད་ཐབས་གཉིས་ལས། </text:span></text:p>
      <text:p text:style-name="P14"><text:span text:style-name="T1">ཏ༡ </text:span><text:span text:style-name="T18">དང་པོ་ལ། </text:span><text:span text:style-name="T1">ཐ༡ </text:span><text:span text:style-name="T18">ཞུས་པ་དང་། </text:span><text:span text:style-name="T1">ཐ༢ </text:span><text:span text:style-name="T18">ལན་གཉིས་ཀྱི། </text:span></text:p>
      <text:p text:style-name="P14"><text:span text:style-name="T59">ཐ༡ དང་པོ་ནི། </text:span></text:p>
      <text:p text:style-name="P24"><text:span text:style-name="T49">ཀྱེའི་རྡོ་རྗེ་ལ་དམ་འཁྱུད་ཅིང་། །ཚེམས་ཀྱིས་མ་མཆུ་རབ་བཙིར་ནས། །</text:span></text:p>
      <text:p text:style-name="P24"><text:soft-page-break/><text:span text:style-name="T49">ལུས་ཅན་རྣམས་ཀྱི་རིགས་ཀྱི་གཟུགས། །དེ་ལ་བདག་མེད་མས་ཞུས་པ། །</text:span></text:p>
      <text:p text:style-name="P14"><text:span text:style-name="T59">ཞེས་པ་སྟེ། དེ་ནས་རིགས་ཀྱི་མཚན་མ་ཞུ་བའི་ཕྱིར་ཡང་ཀྱེའི་རྡོ་རྗེ་ལ་དམ་དུ་འཁྱུད་ཅིང་། ཚེམས་ཀྱིས་མ་མཆུ་རབ་ཏུ་བཙིར་བ་སོགས་བདེ་སྟོང་གི་ཉམས་བསྐྱེད་ནས། ལུས་ཅན་སྐྱེས་པ་དང་བུད་མེད་རྣམས་ཀྱི་རིགས་མཚོན་པའི་མཚན་མ་དང་ཁ་དོག་སོགས་ཀྱི་གཟུགས་ཇི་ལྟ་བུ་ཞེས་སྟོན་པ་དེ་ལ་ཡུམ་བདག་མེད་མས་ཞུས་པའི་དོན་ཏོ། །</text:span></text:p>
      <text:p text:style-name="P14"><text:span text:style-name="T1">ཐ༢ </text:span><text:span text:style-name="T18">གཉིས་པ་</text:span><text:span text:style-name="T20">[</text:span><text:span text:style-name="T18">ལན་</text:span><text:span text:style-name="T20">]</text:span><text:span text:style-name="T18">ལ། </text:span><text:span text:style-name="T1">ད༡ </text:span><text:span text:style-name="T18">ཉན་པར་གདམས་པ། </text:span><text:span text:style-name="T1">ད༢ </text:span><text:span text:style-name="T18">མཚན་མའི་རྟགས། </text:span><text:span text:style-name="T1">ད༣ </text:span><text:span text:style-name="T18">ཁ་དོག་གི་རྟགས། </text:span><text:span text:style-name="T1">ད༤ </text:span><text:span text:style-name="T18">དམ་ཚིག་བརྗོད་པ་བཞིའི། </text:span></text:p>
      <text:p text:style-name="P14"><text:span text:style-name="T59">ད༡ དང་པོ་ནི། </text:span></text:p>
      <text:p text:style-name="P24"><text:span text:style-name="T49">བྷ་གར་ལིང་ག་བཞག་ནས་ནི། །འཁོར་ལོའི་འདྲེན་པས་འདི་སྐད་གསུངས། །</text:span></text:p>
      <text:p text:style-name="P24"><text:span text:style-name="T49">ལུས་ཅན་རང་གི་རིགས་བཤད་ཀྱི། །ཤེས་རབ་ཕ་རོལ་ཕྱིན་མ་ཉོན། །</text:span></text:p>
      <text:p text:style-name="P14"><text:span text:style-name="T59">ཞེས་པ་སྟེ། ཡུམ་གྱི་བྷ་གར་ཡབ་ཀྱི་ལིང་ག་སྟེ་རྡོ་རྗེ་བཞག་པས་མཉམ་སྦྱོར་གྱི་དགའ་བ་ལ་རོལ་པར་མཛད་ནས་ནི་དཀྱིལ་འཁོར་འཁོར་ལོའི་འདྲེན་པས་ཏེ། ཀྱེའི་རྡོ་རྗེས་འདི་སྐད་ཅེས་གསུངས་ཏེ། ལུས་ཅན་སྐྱེས་པ་དང་བུད་མེད་ཀྱི་རང་རང་གི་རིགས་ཀྱི་རྟགས་རྣམས་བཤད་ཀྱི། ལྷ་མོ་ཤེས་རབ་ཀྱི་ཕ་རོལ་ཏུ་ཕྱིན་པའི་རང་བཞིན་ཅན་མ་ཁྱོད་ཉོན་ཅིག་ཅེས་པའོ། །</text:span></text:p>
      <text:p text:style-name="P14"><text:span text:style-name="T59">ད༢ གཉིས་པ་</text:span><text:span text:style-name="T61">[</text:span><text:span text:style-name="T59">མཚན་མའི་རྟགས་</text:span><text:span text:style-name="T61">]</text:span><text:span text:style-name="T59">ནི། </text:span></text:p>
      <text:p text:style-name="P24"><text:span text:style-name="T49">བུད་མེད་དམ་ནི་སྐྱེས་པ་ཡི། །གང་གི་སྲིན་ལག་རྩབ་ལ། །</text:span></text:p>
      <text:p text:style-name="P24"><text:span text:style-name="T49">རྡོ་རྗེ་རྩེ་དགུ་པར་གྱུར་པ། །མི་བསྐྱོད་པ་ཡི་རིགས་མཆོག་ཉིད། །</text:span></text:p>
      <text:p text:style-name="P24"><text:span text:style-name="T50">རྣམ་སྣང་མཛད་ཀྱི་འཁོར་ལོར་འགྱུར། །དཔག་མེད་མགོན་གྱིས་འདམ་སྐྱེས་ཉིད། །</text:span></text:p>
      <text:p text:style-name="P24"><text:soft-page-break/><text:span text:style-name="T49">རིན་ཆེན་འབྱུང་གི་རིན་ཆེན་ཉིད། །ལས་ཀྱི་རིགས་ཀྱི་རལ་གྲི་ཉིད། །</text:span></text:p>
      <text:p text:style-name="P14"><text:span text:style-name="T59">ཅེས་པ་སྟེ། ལུས་ཅན་བུད་མེད་དམ་ནི་ཡང་ན་སྐྱེས་པ་ཡི། ལག་པ་གང་གི་སྲིན་ལག་གི་རྩ་བ་ལ་རྡོ་རྗེ་རྩེ་དགུ་</text:span><text:span text:style-name="T38">(</text:span><text:span text:style-name="T40">༢༧༨ན</text:span><text:span text:style-name="T38">)</text:span><text:span text:style-name="T59">པའི་རི་མོའི་རྣམ་པ་ཡོད་པར་གྱུར་པ་ནི། མི་བསྐྱོད་པ་ཡི་རིགས་ཏེ་རིགས་ཐམས་ཅད་ཀྱི་མཆོག་ཉིད་དང་། དེ་བཞིན་དུ་རྣམ་པར་སྣང་མཛད་ཀྱི་རིགས་ལ་སྲིན་ལག་གི་རྩ་བར་འཁོར་ལོར་ཏེ་དེའི་རི་མོའི་རྣམ་པ་ཡོད་པར་འགྱུར་ཞིང་། འོད་དཔག་མེད་མགོན་གྱི་མཚན་མ་ལ་འདམ་སྐྱེས་ཏེ་པདྨ་ཉིད་དང་། རིན་ཆེན་འབྱུང་གི་མཚན་མ་རིན་ཆེན་གྱི་རྣམ་པ་ཉིད་དང་། ལས་ཀྱི་རིགས་དོན་འགྲུབ་ཀྱི་མཚན་མ་རལ་གྲིའི་རྣམ་པ་ཉིད་འབྱུང་ཞེས་པའི་དོན་ཏོ། །</text:span></text:p>
      <text:p text:style-name="P14"><text:span text:style-name="T59">ད༣ གསུམ་པ་</text:span><text:span text:style-name="T65">[</text:span><text:span text:style-name="T59">ཁ་དོག་གི་རྟགས་</text:span><text:span text:style-name="T65">]</text:span><text:span text:style-name="T59">ནི། </text:span></text:p>
      <text:p text:style-name="P24"><text:span text:style-name="T49">རྣལ་འབྱོར་པ་གང་ནག་པོ་ཉིད། །དེ་ཡི་ལྷ་ནི་མི་བསྐྱོད་པ། །</text:span></text:p>
      <text:p text:style-name="P24"><text:span text:style-name="T49">རྣལ་འབྱོར་པ་གང་དཀར་པོ་ཆེ། །དེ་ཡི་ལྷ་ནི་རྣམ་སྣང་མཛད། །</text:span></text:p>
      <text:p text:style-name="P24"><text:span text:style-name="T49">རྣལ་འབྱོར་པ་གང་སྔོ་སངས་ཆེ། །དེ་ཡི་ལྷ་ནི་དོན་ཡོད་ཉིད། །</text:span></text:p>
      <text:p text:style-name="P24"><text:span text:style-name="T49">རྣལ་འབྱོར་པ་གང་སེར་པོ་ཆེ། །རིན་ཆེན་བདག་པོ་རིགས་ཀྱི་ལྷ། །</text:span></text:p>
      <text:p text:style-name="P24"><text:span text:style-name="T49">རྣལ་འབྱོར་པ་གང་དཀར་དམར་ཉིད། །འོད་དཔག་མེད་པ་རིགས་ཀྱི་ལྷ། །</text:span></text:p>
      <text:p text:style-name="P24"><text:span text:style-name="T49">རྣལ་འབྱོར་པ་གང་དཀར་དང་སེར། །དེ་ནི་སེམས་དཔའི་རིགས་སུ་འགྱུར། །</text:span></text:p>
      <text:p text:style-name="P14"><text:span text:style-name="T59">ཞེས་པ་སྟེ། རྣལ་འབྱོར་པ་དང་དེས་མཚོན་པའི་རྣལ་འབྱོར་མ་གང་དག་ལུས་ཀྱི་མདོག་ནག་པོ་ཤས་ཆེ་བ་ཉིད་དེ། དེ་ཡི་ལྷ་ནི་མི་བསྐྱོད་པར་གསུངས་པས་དེའི་རིགས་ཅན་དང་། དེ་བཞིན་དུ་རྣལ་འབྱོར་པ་གང་དག་གི་མདོག་དཀར་པོ་ཤས་ཆེ་བ་དེ་ཡི་ལྷ་ནི་རྣམ་པར་སྣང་མཛད་དང་། རྣལ་འབྱོར་པ་གང་དག་མདོག་སྔོ་སངས་ཏེ་ལྗང་ཤས་ཆེ་བ་དེ་ཡི་ལྷ་ནི་དོན་ཡོད་གྲུབ་པ་ཉིད་དང་། རྣལ་འབྱོར་པ་</text:span><text:soft-page-break/><text:span text:style-name="T59">གང་ཞིག་མདོག་སེར་པོ་ཤས་ཆེ་བ་དེ་ལ་ནི་རིན་ཆེན་བདག་པོ་སྟེ་རིན་འབྱུང་དེའི་རིགས་ཀྱི་ལྷར་འགྱུར་བ་དང་། རྣལ་འབྱོར་པ་གང་དག་མདོག་དཀར་དམར་གཉིས་ཀའི་མདོག་ཅན་ཉིད་ལ་ནི། འོད་དཔག་ཏུ་མེད་པ་དེའི་རིགས་ཀྱི་ལྷར་འགྱུར་བ་དང་། རྣལ་འབྱོར་པ་གང་དག་དཀར་པོ་དང་སེར་པོ་གཉིས་ཀའི་མདོག་ཅན་དེ་ནི་རྡོ་རྗེ་སེམས་དཔའི་རིགས་སུ་འགྱུར་ཞེས་པའོ། །</text:span></text:p>
      <text:p text:style-name="P14"><text:span text:style-name="T59">ད༤ བཞི་པ་</text:span><text:span text:style-name="T65">[</text:span><text:span text:style-name="T59">དམ་ཚིག་བརྗོད་པ་</text:span><text:span text:style-name="T65">]</text:span><text:span text:style-name="T59">ནི། </text:span><text:span text:style-name="T38">(</text:span><text:span text:style-name="T40">༢༧༨བ</text:span><text:span text:style-name="T38">)</text:span></text:p>
      <text:p text:style-name="P24"><text:span text:style-name="T49">སྐྱེ་བོ་རྣལ་འབྱོར་མཐར་ཕྱིན་པས། །ང་རྒྱལ་མི་བཅག་ཐོ་མི་བཙམ། །</text:span></text:p>
      <text:p text:style-name="P24"><text:span text:style-name="T49">ཀུན་རྫོབ་གཟུགས་སུ་གནས་ནས་ནི། །དེ་རྣམས་བདེ་གཤེགས་རིགས་སུ་འགྱུར།</text:span></text:p>
      <text:p text:style-name="P24"><text:span text:style-name="T49">བུད་མེད་རྣམས་ཀྱི་མཚན་ཉིད་འདི། །ཇི་ལྟར་སྐྱེས་པ་དེ་བཞིན་ནོ། །</text:span></text:p>
      <text:p text:style-name="P24"><text:span text:style-name="T49">ཀུན་རྫོབ་ཐ་སྙད་ཚུལ་ལས་ནི། །དེ་ཡི་རིགས་སུའང་དེ་འགྱུར་རོ། །</text:span></text:p>
      <text:p text:style-name="P27"><text:span text:style-name="T59">ཞེས་པ་སྟེ། སྐྱེ་བོ་ལམ་གྱི་རྣལ་འབྱོར་མཐར་ཕྱིན་པས་ཀྱང་རང་ཉིད་རང་རིགས་ཀྱི་ལྷ་དེའི་ང་རྒྱལ་མི་བཅག་པར་བརྟན་པར་གནས་པ་དང་། མཚན་མ་དང་ཁ་དོག་དེ་ལྟ་བུ་མེད་པའི་སྐྱེ་བོ་རྣལ་འབྱོར་དང་མི་ལྡན་པ་གཞན་ལའང་ཐོ་མི་བཙམ་ཞིང་བརྙས་པར་མི་བྱ་སྟེ། དེས་མཚོན་པའི་ཀུན་རྫོབ་ཀྱི་ལྷའི་གཟུགས་སུ་གནས་ཕྱིན་ཆད་ནས་ནི་ལུས་ཅན་དེ་རྣམས་བདེ་བར་གཤེགས་པའི་རིགས་སུ་འགྱུར་བས་སོ། །བུད་མེད་རྣམས་ཀྱི་རིགས་མཚོན་པའི་མཚན་ཉིད་འདི་ཡང་། གོང་དུ་ཇི་ལྟར་སྐྱེས་པ་རྣལ་འབྱོར་པ་ལ་གསུངས་པ་དེ་བཞིན་ནོ། །</text:span></text:p>
      <text:p text:style-name="P14"><text:span text:style-name="T59">ཀུན་རྫོབ་ཀྱི་ཐ་སྙད་ཀྱི་ཚུལ་དེ་ལྟ་བུ་ལས་ནི། རིགས་བདག་སངས་རྒྱས་དེ་ཡི་རིགས་སུའང་བུད་མེད་དེ་དག་འགྱུར་རོ་ཞེས་པའོ། །</text:span></text:p>
      <text:p text:style-name="P14"><text:soft-page-break/><text:span text:style-name="T10">ཏ༢ </text:span><text:span text:style-name="T26">གཉིས་པ་</text:span><text:span text:style-name="T12">[</text:span><text:span text:style-name="T10">ལྷན་སྐྱེས་བསྐྱེད་ཐབས་</text:span><text:span text:style-name="T12">]</text:span><text:span text:style-name="T26">ལ། </text:span><text:span text:style-name="T10">ཐ༡ </text:span><text:span text:style-name="T26">ཉན་པར་གདམས་པ། </text:span><text:span text:style-name="T10">ཐ༢ </text:span><text:span text:style-name="T26">གནས་ཀྱི་ཁྱད་པར། </text:span><text:span text:style-name="T10">ཐ༣ </text:span><text:span text:style-name="T26">སྙོམས་འཇུག་གི་བྱ་བ། </text:span><text:span text:style-name="T10">ཐ༤ </text:span><text:span text:style-name="T26">སྦྱོར་ཐབས་ཀྱི་ཡན་ལག །</text:span><text:span text:style-name="T10">ཐ༥ </text:span><text:span text:style-name="T26">བྱང་སེམས་བསྐྱེད་ཐབས་ལྔའི།</text:span><text:span text:style-name="T18"> </text:span></text:p>
      <text:p text:style-name="P14"><text:span text:style-name="T59">ཐ༡ དང་པོ་ནི། </text:span></text:p>
      <text:p text:style-name="P24"><text:span text:style-name="T49">བྷ་གར་ལིང་གས་ཙུམ་མཛད་ནས། །དེ་ལ་རྡོ་རྗེ་ཆེ་མཉེས་ནས། །</text:span></text:p>
      <text:p text:style-name="P24"><text:span text:style-name="T49">བདག་མེད་མ་ཡི་གོ་མཛད་པ། །ལྷ་མོ་རབ་ཏུ་མཆོད་པ་ཉོན། །</text:span></text:p>
      <text:p text:style-name="P14"><text:span text:style-name="T59">ཞེས་པ་སྟེ། ཡུམ་གྱི་བྷ་གར་ཡབ་ཀྱི་ལིང་གས་ཙུམ་བྷ་ན་མཛད་དེ་མཉམ་སྦྱོར་གྱི་བདེ་བ་བསྐྱེད་པར་མཛད་ནས། དེ་ལ་རྡོ་རྗེ་འཆང་ཆེན་པོ་རབ་ཏུ་མཉེས་ནས་བདག་མེད་མ་ཡིས་ཡེ་ཤེས་བསྐྱེད་ཐབས་ཀྱི་དོན་གོ་བར་མཛད་པའི་ཕྱིར་ལྷ་མོ་བདེ་སྟོང་གསང་བའི་མཆོད་པས་རབ་ཏུ་མཆོད་པར་བྱེད་པ་ཁྱོད་ཉོན་ཅིག་ཅེས་གདམས་པའོ། །</text:span></text:p>
      <text:p text:style-name="P14"><text:span text:style-name="T59">ཐ༢ གཉིས་པ་</text:span><text:span text:style-name="T61">[</text:span><text:span text:style-name="T59">གནས་ཀྱི་ཁྱད་པར་</text:span><text:span text:style-name="T61">]</text:span><text:span text:style-name="T59">ནི། </text:span></text:p>
      <text:p text:style-name="P24"><text:span text:style-name="T49">ཚལ་དང་སྐྱེ་བོ་མེད་གནས་དང་། །བདག་གི་ཁྱིམ་གྱི་ནང་དུ་ཡང་། །</text:span></text:p>
      <text:p text:style-name="P24"><text:span text:style-name="T49">གཅེར་བུ་ཕྱག་རྒྱ་ཆེ་བྱས་ནས། །རྣལ་འབྱོར་རིགས་པས་རྟག་ཏུ་མཆོད། །</text:span></text:p>
      <text:p text:style-name="P14"><text:span text:style-name="T59">ཅེས་པ་སྟེ། དེ་ཡང་དབེན་པའི་ནགས་ཚལ་དང་། སྐྱེ་བོ་མེད་པའི་གནས་རི་ཁྲོད་སོགས་དང་། བདག་གི་ཁྱིམ་གྱི་ནང་ཉིད་དུ་ཡང་། ཐབས་ཤེས་གཉིས་ཀ་ལུས་གཅེར་བུ་ལྷ་སྐུ་ཕྱག་རྒྱ་ཆེན་པོ་སྒོམ་པ་དང་མཁའ་གསང་བྱིན་རླབས་བྱས་ནས་སྙོམས་འཇུག་གི་རྣལ་འབྱོར་གྱིས་ལྷན་སྐྱེས་ཡེ་ཤེས་རིག་པས་དུས་རྟག་ཏུ་ལས་ཀྱི་ཕྱག་རྒྱ་</text:span><text:span text:style-name="T38">(</text:span><text:span text:style-name="T40">༢༧༩ན</text:span><text:span text:style-name="T38">)</text:span><text:span text:style-name="T59">མཆོད་པར་བྱ་ཞེས་པའོ། །</text:span></text:p>
      <text:p text:style-name="P14"><text:span text:style-name="T59">ཐ༣ གསུམ་པ་</text:span><text:span text:style-name="T65">[</text:span><text:span text:style-name="T59">སྙོམས་འཇུག་གི་བྱ་བ་</text:span><text:span text:style-name="T65">]</text:span><text:span text:style-name="T59">ནི། </text:span></text:p>
      <text:p text:style-name="P24"><text:span text:style-name="T49">ཙུམ་བྷ་འཁྱུད་པ་བྱས་ནས་ནི། །དེ་བཞིན་བྷ་གར་རེག་པ་ཉིད། །</text:span></text:p>
      <text:p text:style-name="P24"><text:soft-page-break/><text:span text:style-name="T49">སྐྱེས་པའི་སྣ་ནི་བཞིབ་པ་ཉིད། །མ་མཆུའི་སྦྲང་རྩི་བཏུང་བ་ཉིད། །</text:span></text:p>
      <text:p text:style-name="P25"><text:span text:style-name="T51">རྟག་ཏུ་མྱོས་པའི་མཚན་མ་ལས། །བོ་ལ་ལྡན་པས་ལག་པས་བྱ། །</text:span></text:p>
      <text:p text:style-name="P14"><text:span text:style-name="T59">ཞེས་པ་སྟེ། དེ་ནས་ཡབ་ཡུམ་ཕན་ཚུན་ཙུམ་བྷ་ན་དང་འཁྱུད་པ་སོགས་འདོད་པའི་སྒྱུ་རྩལ་ཅི་རིགས་བྱས་ནས་ནི། དེ་བཞིན་བོ་ལས་བྷ་གར་རེག་པ་ཙམ་ཉིད་དང་། དེ་ནས་སྐྱེས་པའི་སྣ་སྟེ་ཡབ་ཀྱི་བོ་ལ་ནི་ཡུམ་གྱི་བྷ་གས་བཞིབ་པ་ཉིད་དང་། ཕན་ཚུན་སྟེང་འོག་གི་མ་མཆུའི་རོ་སྦྲང་རྩི་ལྟ་བུ་ཡང་བཞིབ་ཅིང་བཏུང་བ་ཉིད་དང་། དེ་བས་རྟག་ཏུ་མྱོས་པར་གྱུར་པའི་མཚན་མ་རྙེད་པ་ལས། བོ་ལ་ལྡན་པས་ཏེ་ཡབ་ཀྱི་ལག་པས་བྱང་སེམས་འཆིང་བའི་ལས་སྒྲུབ་པར་བྱ་ཞེས་པའོ། །</text:span></text:p>
      <text:p text:style-name="P14"><text:span text:style-name="T59">ཁ་ཅིག །སྐྱེས་པའི་སྣ་གསང་རྩ་གཉིས་དང་། ལག་པའི་བྱ་བ་མྱོངས་ལྡན་མ་ཕྱག་རྒྱའི་ལག་པས་བྱང་སེམས་འཆིང་བར་འདོད་ལ། </text:span></text:p>
      <text:p text:style-name="P14"><text:span text:style-name="T59">འགའ་ཞིག་ཏུ། ཕྱག་རྒྱ་མྱོས་པའི་མཚན་མ་བྱུང་བ་ན། ཡབ་ཀྱི་ལག་པས་དེའི་སྣ་རྩ་བསྲིང་བ་བསྟན་པར་བཞེད་དོ། །</text:span></text:p>
      <text:p text:style-name="P14"><text:span text:style-name="T59">ཐ༤ བཞི་པ་</text:span><text:span text:style-name="T65">[</text:span><text:span text:style-name="T59">སྦྱོར་ཐབས་ཀྱི་ཡན་ལག་</text:span><text:span text:style-name="T65">]</text:span><text:span text:style-name="T59">ནི། </text:span></text:p>
      <text:p text:style-name="P24"><text:span text:style-name="T49">ཁྱོགས་དང་བརླ་ཞེས་བྱ་བ་དང་། །དེ་བཞིན་ཤིན་ཏུ་བཀལ་བ་ཉིད། །</text:span></text:p>
      <text:p text:style-name="P24"><text:span text:style-name="T49">ཡང་ཡང་རྡོ་རྗེས་འདོད་པ་བྱ། །སྟེང་དང་འོག་ཏུ་ལྟ་བ་ཉིད། །</text:span></text:p>
      <text:p text:style-name="P24"><text:span text:style-name="T49">དངོས་གྲུབ་རྒྱས་པ་ཐོབ་པ་སྟེ། །སངས་རྒྱས་ཀུན་དང་མཉམ་པར་འགྱུར། །</text:span></text:p>
      <text:p text:style-name="P14"><text:span text:style-name="T59">ཞེས་པ་སྟེ། དེ་ཡང་ཕྱག་རྒྱའི་རིགས་བརྟགས་ནས་སོ་སོའི་ཁྱད་པར་གྱི་སྦྱོར་ཐབས་ལ། ཁྱོགས་ལྟ་བུ་དང་བརླ་ཞེས་བྱ་བ་དང་། དེ་བཞིན་དུ་བཀལ་བ་དང་ཤིན་ཏུ་བཀལ་བ་ཉིད་ལ་སོགས་པའི་སྒོ་ནས། ཡང་དང་ཡང་དུ་རྡོ་རྗེས་པདྨ་ལ་འདོད་ཆགས་ཀྱི་སྤྱོད་པ་བྱ་ཞིང་། སྟེང་ཕྱག་རྒྱའི་གདོང་དང་འོག་ཏུ་བྷ་</text:span><text:soft-page-break/><text:span text:style-name="T59">ག་ལ་ལྟ་བ་ཉིད་ཀྱིས་ཀྱང་ཉམས་མྱོང་བསྐྱེད་པར་བྱ་སྟེ། འདིས་དགའ་བ་བཞི་དང་ཁྱད་པར་དོན་གྱིས་ལྷན་སྐྱེས་ཕྱག་རྒྱ་ཆེན་པོའི་དངོས་གྲུབ་རྒྱས་པ་མྱུར་དུ་ཐོབ་པ་སྟེ། སངས་རྒྱས་ཀུན་གྱི་ཡེ་ཤེས་དང་མཉམ་པ་ཐོབ་པར་འགྱུར་ཞེས་པའི་དོན་ཏོ། །</text:span></text:p>
      <text:p text:style-name="P14"><text:span text:style-name="T59">འདི་དག་ནི། ཕྱག་རྒྱ་རི་དྭགས་</text:span><text:span text:style-name="T38">(</text:span><text:span text:style-name="T40">༢༧༩བ</text:span><text:span text:style-name="T38">)</text:span><text:span text:style-name="T59">ཅན་དང་། དུང་ཅན་དང་། གླང་པོ་ཅན་དང་། སྣ་ཚོགས་ཅན་དང་། པདྨ་ཅན་རྣམས་ཀྱི་གསང་རྩ་བརྟགས་ལ། སོ་སོའི་སྦྱོར་ཐབས་དང་འདོད་པའི་སྒྱུ་རྩལ་ལ་བརྟེན་ནས་ཉམས་མྱོང་ཁྱད་པར་ཅན་བསྐྱེད་པའི་དོན་ཏེ། རྩ་བའི་སྦྱོར་བ་བཞི་</text:span><text:span text:style-name="T53">ཞལ་ལུང་</text:span><text:span text:style-name="T59">ལས་བཤད་ཅིང་ཡན་ལག་དྲུག་ཅུ་རྩ་བཞི་རྡོ་རྗེ་མཁའ་འགྲོར་བཤད་ལ། </text:span></text:p>
      <text:p text:style-name="P14"><text:span text:style-name="T59">འགྲེལ་ཆེན་དུའང་། </text:span></text:p>
      <text:p text:style-name="P21"><text:span text:style-name="T32">ཕོ་མཚན་སྟེང་དུ་གནས་པ་དང་། །མདུན་དུ་རྒྱབ་ནས་མི་མོ་ཡིས། །</text:span></text:p>
      <text:p text:style-name="P21"><text:span text:style-name="T32">རིམ་པས་རྐེད་པ་འདེགས་པར་བྱ། །མི་མོའི་ཁྱོགས་སུ་རབ་ཏུ་གྲགས། །</text:span></text:p>
      <text:p text:style-name="P21"><text:span text:style-name="T32">མི་མོས་པུས་མོའི་མཐིལ་བླངས་ནས། །གཡས་དང་གཡོན་གྱིས་དཔུང་པ་ཡིས། །</text:span></text:p>
      <text:p text:style-name="P21"><text:span text:style-name="T32">སྦྱར་ཏེ་སྟེང་གི་ཀ་ར་ཎ། །གཉིས་ཀ་སྟེང་དུ་ཕྱོགས་པར་གནས། །</text:span></text:p>
      <text:p text:style-name="P21"><text:span text:style-name="T32">བརླ་ཞེས་བྱ་བའི་མཚན་ཉིད་དོ། །ངང་པའི་གཤོག་པ་མཚུངས་རྣམ་པ། །</text:span></text:p>
      <text:p text:style-name="P21"><text:span text:style-name="T32">གན་རྐྱལ་བ་རུ་རབ་ཏུ་གྲགས། །རྐང་པ་རབ་ཏུ་བརྐྱང་གྱུར་པ། །</text:span></text:p>
      <text:p text:style-name="P21"><text:span text:style-name="T32">གཉིས་ཀྱིས་རབ་ཏུ་བརྐྱང་པའོ། །</text:span></text:p>
      <text:p text:style-name="P14"><text:span text:style-name="T59">ཞེས་པ་ལ་སོགས་པ་གསུངས་ཏེ་མན་ངག་ལས་ཤེས་པར་བྱའོ། །</text:span></text:p>
      <text:p text:style-name="P14"><text:span text:style-name="T59">ཐ༥ ལྔ་པ་</text:span><text:span text:style-name="T65">[</text:span><text:span text:style-name="T59">བྱང་སེམས་བསྐྱེད་ཐབས་</text:span><text:span text:style-name="T65">]</text:span><text:span text:style-name="T59">ནི། </text:span></text:p>
      <text:p text:style-name="P24"><text:span text:style-name="T49">དེ་ལ་ག་པུར་བཏུང་བར་བྱ། །དེ་ལ་ག་པུར་རྒྱུ་ཡི་ཕྱིར། །</text:span></text:p>
      <text:p text:style-name="P24"><text:soft-page-break/><text:span text:style-name="T49">ཤ་ནི་བཟའ་བ་ཉིད་དུ་བྱ། །ཁྱད་པར་དུ་ཡང་ཆང་ཉིད་དོ། །</text:span></text:p>
      <text:p text:style-name="P14"><text:span text:style-name="T59">ཞེས་པ་སྟེ། གནས་སྐབས་དེ་ལ་གལ་ཏེ་བྱང་སེམས་མ་བརྟན་ན་ག་པུར་ཏེ་བྱང་སེམས་དེ་ཉིད་བཏུང་བར་བྱ་ལ། བྱང་སེམས་འཕེལ་བར་བྱེད་པ་དེ་ལ་ག་པུར་འཕེན་བྱེད་ཀྱི་རྒྱུ་ཡི་ཕྱིར། ཤ་ནི་བཟའ་བ་ཉིད་དུ་བྱ་ཞིང་། ཁྱད་པར་དུ་ཡང་ཆང་ནི་བཏུང་བར་བྱ་བ་ཉིད་དོ་ཞེས་པའོ། །</text:span></text:p>
      <text:p text:style-name="P14"><text:span text:style-name="T59">ཇ༣ གསུམ་པ་</text:span><text:span text:style-name="T65">[</text:span><text:span text:style-name="T59">ལེའུའི་མཚན་</text:span><text:span text:style-name="T65">]</text:span><text:span text:style-name="T59">ནི། </text:span></text:p>
      <text:p text:style-name="P24"><text:span text:style-name="T49">ཀྱེའི་རྡོ་རྗེ་ལས། ལྷན་ཅིག་སྐྱེས་པའི་དོན་གྱི་ལེའུ་ཞེས་བྱ་བ་སྟེ། བཅུ་གཅིག་པའོ།།</text:span></text:p>
      <text:p text:style-name="P58">ཞེས་པ་སྟེ། ཀྱེའི་རྡོ་རྗེའི་རྒྱུད་བརྟག་པ་ཕྱི་མ་ལས། ལྷན་ཅིག་སྐྱེས་པའི་ཡེ་ཤེས་བསྐྱེད་ཐབས་སྟོན་པའི་དོན་གྱི་ལེའུ་ཞེས་བྱ་བ་སྟེ། གཞུང་དུམ་ཚན་བཅུ་གཅིག་པའོ་ཞེས་དེ་ཉིད་གསུངས་ཟིན་པའི་དོན་ཏོ། །</text:p>
      <text:p text:style-name="P14"><text:span text:style-name="T59">ལེའུ་བཅུ་གཅིག་པ་བཤད་ཟིན་ཏོ།། །།</text:span></text:p>
      <text:p text:style-name="P45"/>
      <text:p text:style-name="P1"/>
      <text:p text:style-name="P2"><text:span text:style-name="T59">བརྟག་པ་ཕྱི་མ། བཅུ་གཉིས་པ་རྫོགས་པའི་ལེའུ། </text:span></text:p>
      <text:p text:style-name="P43"/>
      <text:p text:style-name="P14"><text:span text:style-name="T1">ཆ༡༢ </text:span><text:span text:style-name="T18">ད་ནི་ལེའུ་བཅུ་གཉིས་པ་བཤད་པར་བྱ་སྟེ། དེ་ལ། </text:span><text:span text:style-name="T1">ཇ༡ </text:span><text:span text:style-name="T18">ལེའུའི་འབྲེལ་དང་། </text:span><text:span text:style-name="T1">ཇ༢ </text:span><text:span text:style-name="T18">ལེའུའི་དོན་གཉིས་ཀྱི། </text:span></text:p>
      <text:p text:style-name="P14"><text:span text:style-name="T59">ཇ༡ དང་པོ་</text:span><text:span text:style-name="T38">(</text:span><text:span text:style-name="T40">༢༨༠ན</text:span><text:span text:style-name="T38">)</text:span><text:span text:style-name="T59">ནི། བརྟག་པ་དང་པོའི་བཅུ་པ་དང་བཞི་པར་དབང་གསུངས་ཀྱང་། དབང་བཞི་སྦྱིན་པའི་ཚིག་བཅད་མ་གསུངས་པ་དང་། གཞན་ཡང་སྨིན་བྱེད་དང་གྲོལ་བྱེད་སྟོན་པའི་སྐབས་རྣམས་སུ་ཐབས་ཤེས་ཀྱི་སྙོམས་འཇུག་བྱ་ཚུལ་གསུངས་ཀྱང་། མཁའ་གསང་བྱིན་རླབས་སོགས་མ་གསུངས་པས། དེ་དག་སྟོན་པའི་ཕྱིར་ལེའུ་འདི་གསུང་བར་འབྲེལ་ལོ། །</text:span></text:p>
      <text:p text:style-name="P14"><text:span text:style-name="T59">ལེའུ་སྔ་ཕྱིའི་འབྲེལ་ནི། གོང་ཉིད་དུ་ཕྱག་རྒྱའི་ལམ་གསུངས་ཀྱང་། དེ་སྨིན་བྱེད་ཀྱི་དབང་དང་མཁའ་གསང་བྱིན་རླབས་སོགས་མ་གསུངས་པས། དེ་མ་ཐག་ཏུ་དེ་དག་སྟོན་པའི་ལེའུ་འདི་འཆད་པར་འབྲེལ་ལོ། །</text:span></text:p>
      <text:p text:style-name="P14"><text:span text:style-name="T59">ལེའུའི་མངོན་རྟོགས་ནི། དབང་བཞི་སྦྱིན་པའི་ཚིག་སྨིན་བྱེད་དབང་དང་འབྲེལ་ལ། རྡོ་རྗེ་དང་པདྨ་བྱིན་རླབས་སོགས་སྨིན་གྲོལ་མཐའ་དག་དང་འབྲེལ་ལོ། །</text:span></text:p>
      <text:p text:style-name="P14"><text:span text:style-name="T1">ཇ༢ </text:span><text:span text:style-name="T18">གཉིས་པ་</text:span><text:span text:style-name="T20">[</text:span><text:span text:style-name="T18">ལེའུའི་དོན་</text:span><text:span text:style-name="T20">]</text:span><text:span text:style-name="T18">ལ། </text:span><text:span text:style-name="T1">ཉ༡ </text:span><text:span text:style-name="T18">དབང་སྦྱིན་པའི་ཚིགས་བཅད། </text:span><text:span text:style-name="T1">ཉ༢ </text:span><text:span text:style-name="T18">མཁའ་གསང་བྱིན་རླབས། </text:span><text:span text:style-name="T1">ཉ༣ </text:span><text:span text:style-name="T18">སྐུ་གསུང་ཐུགས་བྱིན་རླབས་གསུམ་ལས། </text:span></text:p>
      <text:p text:style-name="P14"><text:span text:style-name="T1">ཉ༡ </text:span><text:span text:style-name="T18">དང་པོ་ལ། </text:span><text:span text:style-name="T1">ཏ༡ </text:span><text:span text:style-name="T18">མཚམས་སྦྱར་བ། </text:span><text:span text:style-name="T1">ཏ༢ </text:span><text:span text:style-name="T18">སློབ་དཔོན་གྱི་དབང་གི། </text:span><text:span text:style-name="T1">ཏ༣ </text:span><text:span text:style-name="T18">གསང་དབང་གི། </text:span><text:span text:style-name="T1">ཏ༤ </text:span><text:span text:style-name="T18">ཤེས་རབ་ཡེ་ཤེས་ཀྱི། </text:span><text:span text:style-name="T1">ཏ༥ </text:span><text:span text:style-name="T18">དབང་བཞི་པའི་ཚིགས་བཅད་ལྔའི། </text:span></text:p>
      <text:p text:style-name="P14"><text:span text:style-name="T59">ཏ༡ དང་པོ་ནི། </text:span></text:p>
      <text:p text:style-name="P24"><text:soft-page-break/><text:span text:style-name="T49">དེ་ནས་རྡོ་རྗེ་ཅན་གྱི་དབང་། །བཞི་ཡི་དོན་ནི་བཀའ་སྩལ་པ། །</text:span></text:p>
      <text:p text:style-name="P14"><text:span text:style-name="T59">ཞེས་པ་སྟེ། ལེའུ་བཅུ་གཅིག་པ་གསུངས་ཟིན་པ་དེ་ནས་སྟོན་པ་སྙིང་རྗེ་དང་སྟོང་པ་མི་ཕྱེད་པའི་རྡོ་རྗེ་ཅན་གྱིས་སྨིན་བྱེད་དབང་བཞི་ཡི་དོན་གྱི་ཚིགས་བཅད་ནི་བཀའ་སྩལ་པ་སྟེ། ཞེས་པའོ། །</text:span></text:p>
      <text:p text:style-name="P14"><text:span text:style-name="T59">ཏ༢ གཉིས་པ་</text:span><text:span text:style-name="T61">[</text:span><text:span text:style-name="T59">སློབ་དཔོན་གྱི་དབང་</text:span><text:span text:style-name="T61">]</text:span><text:span text:style-name="T59">ནི། </text:span></text:p>
      <text:p text:style-name="P24"><text:span text:style-name="T49">རྡོ་རྗེ་རབ་གནས་རྡོ་རྗེ་ཉིད། །ཆེ་དང་དྲིལ་བུ་ཆེན་པོ་ཟུང་། །</text:span></text:p>
      <text:p text:style-name="P24"><text:span text:style-name="T49">དེ་རིང་རྡོ་རྗེ་སློབ་དཔོན་འགྱུར། །སློབ་མ་བསྡུ་བ་ཉིད་དུ་གྱིས། །</text:span></text:p>
      <text:p text:style-name="P14"><text:span text:style-name="T59">ཞེས་པ་སྟེ། སློབ་མ་རྡོ་རྗེ་འཆང་ཡུམ་ལ་འཁྱུད་པའི་སྐུར་རབ་ཏུ་གནས་པ་སྐུའི་དམ་ཚིག་ཅན་ལ། ཧཱུྃ་ལས་བྱུང་བའི་རྡོ་རྗེ་ཉིད་ཆེན་པོ་གཏད་པ་ཐོག་མཐའ་མེད་པའི་བྱང་ཆུབ་སེམས་ཀྱི་ངོ་བོ་ཐུགས་ཀྱི་དམ་ཚིག་དང་། ཨཱཿལས་བྱུང་བའི་དྲིལ་བུ་ཆེན་པོ་སྲིད་གསུམ་ངོ་བོ་ཉིད་མེད་པར་སྟོན་པ་གསུང་གི་དམ་ཚིག་སྟེ། དེ་ཁོ་ན་ཉིད་དྲན་པའི་སྒོ་ནས་ཟུང་ཞིག་པའོ། །</text:span></text:p>
      <text:p text:style-name="P14"><text:span text:style-name="T59">དམ་ཚིག་</text:span><text:span text:style-name="T38">(</text:span><text:span text:style-name="T40">༢༨༠བ</text:span><text:span text:style-name="T38">)</text:span><text:span text:style-name="T59">གསུམ་བྱིན་པའི་དུས་དེ་རིང་ཁྱོད་རྡོ་རྗེ་སློབ་དཔོན་དུ་གྱུར་པས་ན། དེང་ཕྱིན་ཆད་དབང་བསྐུར་བ་དང་རྒྱུད་སྟོན་པ་སོགས་ཀྱི་སྒོ་ནས་སྐལ་ལྡན་གྱི་སློབ་མ་བསྡུ་བ་དང་དེ་དག་གི་དོན་སྒྲུབ་པ་ཉིད་དུ་གྱིས་ཞེས་རྗེས་སུ་གནང་བ་སྟེར་བའི་དོན་ཏོ། </text:span></text:p>
      <text:p text:style-name="P14"><text:span text:style-name="T59">ཏ༣ གསུམ་པ་</text:span><text:span text:style-name="T65">[</text:span><text:span text:style-name="T59">གསང་དབང་</text:span><text:span text:style-name="T65">]</text:span><text:span text:style-name="T59">ནི། </text:span></text:p>
      <text:p text:style-name="P24"><text:span text:style-name="T49">ཇི་ལྟར་འདས་པའི་སངས་རྒྱས་ཀྱིས། །བྱང་ཆུབ་སྲས་རྣམས་དབང་བསྐུར་བ། །</text:span></text:p>
      <text:p text:style-name="P24"><text:span text:style-name="T49">བདག་གི་གསང་བའི་དབང་གིས་ནི། །སེམས་ཀྱི་རྒྱུན་གྱིས་དབང་བསྐུར་ཏོ། །</text:span></text:p>
      <text:p text:style-name="P14"><text:span text:style-name="T59">ཞེས་པ་སྟེ། དཔེ་ཇི་ལྟར་ན། སྔོན་བྱོན་འདས་པའི་སངས་རྒྱས་རྣམས་ཀྱིས་བྱང་ཆུབ་བརྙེས་པའི་སྲས་ཏེ་བྱང་ཆུབ་སེམས་དཔའ་རྣམས་ལ་དབང་བསྐུར་བ་ལྟར། སློབ་དཔོན་བདག་གིས་སྣོད་མིན་ལ་</text:span><text:soft-page-break/><text:span text:style-name="T59">གསང་བའི་དབང་གིས་ནི་ཡབ་ཡུམ་གྱི་ཀུན་རྫོབ་བྱང་སེམས་ཀྱི་རྒྱུན་གྱིས་སློབ་མ་ཁྱོད་ལ་དབང་བསྐུར་ཏོ་ཞེས་པའི་དོན་ཏོ། །</text:span></text:p>
      <text:p text:style-name="P14"><text:span text:style-name="T59">ཏ༤ བཞི་པ་</text:span><text:span text:style-name="T65">[</text:span><text:span text:style-name="T59">ཤེས་རབ་ཡེ་ཤེས་ཀྱི་དབང་</text:span><text:span text:style-name="T65">]</text:span><text:span text:style-name="T59">ནི། </text:span></text:p>
      <text:p text:style-name="P24"><text:span text:style-name="T49">ལྷ་མོ་དགའ་སྦྱིན་གནས་སྦྱིན་མ། །སྣ་ཚོགས་གཟུགས་ཅན་ཡིད་འོང་མ། །</text:span></text:p>
      <text:p text:style-name="P24"><text:span text:style-name="T49">ཁྱེར་ཅིག་ཁྱེར་ཅིག་སེམས་དཔའ་ཆེ། །ཁྱེར་ལ་མཆོད་པ་དག་ཏུ་གྱིས། །</text:span></text:p>
      <text:p text:style-name="P14"><text:span text:style-name="T59">ཞེས་པ་སྟེ། ཕྱག་རྒྱ་བདག་མེད་མ་ལ་སོགས་པར་བསྐྱེད་པས་ན་ལྷ་མོ་དགའ་བ་བཞིའི་ཡེ་ཤེས་སྦྱིན་ཞིང་། དེ་བསྐྱེད་པའི་གནས་སུ་གྱུར་པས་མཆོག་གི་བདུད་རྩི་སྦྱིན་པར་བྱེད་མ། རྡོ་རྗེ་ཕག་མོ་དང་རེག་བྱ་རྡོ་རྗེ་མ་སོགས་རྣམ་པ་སྣ་ཚོགས་པའི་གཟུགས་ཅན། སྐལ་ལྡན་གྱི་ཡིད་དུ་འོང་མ་འདི་ཉིད། དབང་གི་ཡེ་ཤེས་བསྐྱེད་པའི་དོན་དུ་ཁྱེར་ཅིག་ཁྱེར་ཅིག་ཅེས་ནན་ཏན་དུ་བྱ་བ་དང་། སེམས་དཔའ་ཆེན་པོ་ཞེས་སློབ་མ་ལ་འབོད་པའི་དོན་དང་། ཁྱེར་ལ་སྙོམས་འཇུག་གི་མཆོད་པས་ཡེ་ཤེས་ངོས་བཟུང་བ་དག་ཏུ་གྱིས་ཞེས་པའི་དོན་ཏོ། །</text:span></text:p>
      <text:p text:style-name="P14"><text:span text:style-name="T59">ཏ༥ ལྔ་པ་</text:span><text:span text:style-name="T65">[</text:span><text:span text:style-name="T59">དབང་བཞི་པའི་ཚིགས་བཅད་</text:span><text:span text:style-name="T65">]</text:span><text:span text:style-name="T59">ནི། </text:span></text:p>
      <text:p text:style-name="P24"><text:span text:style-name="T49">ཡེ་ཤེས་འདི་ནི་ཆེས་ཕྲ་ཞིང་། །རྡོ་རྗེ་ནམ་མཁའི་དཀྱིལ་ལྟ་བུ། །</text:span></text:p>
      <text:p text:style-name="P24"><text:span text:style-name="T49">རྡུལ་བྲལ་མཐར་སྦྱིན་ཞི་བ་ཉིད། །ཁྱོད་རང་ཡང་ནི་དེ་ཡི་ཕ། །</text:span></text:p>
      <text:p text:style-name="P14"><text:span text:style-name="T59">ཞེས་པ་སྟེ། དབང་བཞི་པའི་ཡེ་ཤེས་འདི་ནི་ཕལ་གྱིས་རྟོགས་པར་དཀའ་བས་ཆེས་ཕྲ་བའི་གནས་ཡིན་ཞིང་། མཚན་རྟོག་གིས་མི་ཕྱེད་པས་རྡོ་རྗེ་དང་། སྤྲོས་པའི་ཚོགས་དག་པས་ནམ་མཁའི་དཀྱིལ་ལྟ་བུ་དང་། ཉོན་མོངས་སོགས་ཀྱི་སྒྲིབ་</text:span><text:span text:style-name="T38">(</text:span><text:span text:style-name="T40">༢༨༡ན</text:span><text:span text:style-name="T38">)</text:span><text:span text:style-name="T59">པ་མེད་པས་རྡུལ་དང་བྲལ་བ་དང་། སྲིད་པ་ཟད་པས་ཐར་པ་མཆོག་གི་བདེ་བ་སྦྱིན་པ་དང་། སྡུག་བསྔལ་ཐམས་ཅད་ཞི་བས་ཉེ་བར་ཞི་བ་ཉིད་དོ། །</text:span></text:p>
      <text:p text:style-name="P14"><text:soft-page-break/><text:span text:style-name="T59">དེ་ལྟ་བུའི་ཡེ་ཤེས་ཁྱོད་རང་ཡང་ནི་ཡེ་ཤེས་དེ་ཡི་ཕ་ལྟ་བུ་སྟེ། རྒྱུ་འབྲས་དབྱེར་མེད་རང་བྱུང་གི་ཡེ་ཤེས་ཡིན་པས་སོ། །</text:span></text:p>
      <text:p text:style-name="P14"><text:span text:style-name="T59">འགྱུར་གཞན་དུ། ཁྱོད་རང་ཡང་ནི་ཁྱོད་ཀྱི་ཕ། །ཞེས་དང་། ཁྱོད་ཀྱི་ཕ་ནི་ཁྱོད་ཉིད་དོ། །ཞེས་ཀྱང་འབྱུང་སྟེ། ཡེ་ཤེས་དེ་གདོད་མ་ནས་རང་གཤིས་ལ་ལྷུན་གྲུབ་ཏུ་གནས་པ་ལ་བརྟེན་ནས་སླར་ཡེ་ཤེས་དེ་ཉིད་རང་གིས་རང་རིག་པའི་དོན་ཏོ། །</text:span></text:p>
      <text:p text:style-name="P14"><text:span text:style-name="T59">ཉ༢ གཉིས་པ་</text:span><text:span text:style-name="T65">[</text:span><text:span text:style-name="T59">མཁའ་གསང་བྱིན་རླབས་</text:span><text:span text:style-name="T65">]</text:span><text:span text:style-name="T59">ནི། </text:span></text:p>
      <text:p text:style-name="P16"><text:span text:style-name="T46">རྡོ་རྗེ་དང་པདྨ་བྱིན་གྱིས་རླབས་པའི་སྔགས་ནི། ཨོཾ་པདྨ་སུ་ཁཱ་དྷ་རཱ་མ་ཧཱ་རཱ་ག་སུ་ཁཾ་ད་ད། ཙ་ཏུར་ཨཱ་ནནྟ་བྷཱ་ག་བི་ཤྭ་ཧཱུྃ་ཧཱུྃ་ཧཱུྃ་ཀཱཪྱཾ་ཀུ་རུ་ཥཱ་མེ། ཨོཾ་བཛྲ་མ་ཧཱ་དྭེ་ཥ་ཙ་ཏུར་ཨཱ་ནནྟ་དཱ་ཡ་ཀ །ཁ་ག་མུ་ཁ་ཨེ་ཀ་ར་སོ་ནཱ་ཐ་ཧཱུྃ་ཧཱུྃ་ཧཱུྃ་ཀཱཪྱཾ་ཀུ་རུ་ཥྭ་མེ། </text:span></text:p>
      <text:p text:style-name="P14"><text:span text:style-name="T59">ཞེས་པ་སྟེ། ཡབ་ཀྱི་རྡོ་རྗེ་དང་ཡུམ་གྱི་པདྨ་ཕན་ཚུན་བྱིན་གྱིས་བརླབ་པར་བྱེད་པའི་སྔགས་ལ། པདྨ་བྱིན་རླབས་ཀྱི་སྔགས་ནི། ཨོཾ་རྡོ་རྗེ་གསུམ་དབྱེར་མེད་པའི་དོན། པདྨ་ནི་ཀཀྐོ་ལ་སྟེ་ཡུམ་གྱི་སྐྱེ་གནས། སུ་ཁཱ་བདེ་བ། དྷ་རཱ་འཛིན་པ། མ་ཧཱ་ཆེན་པོ། རཱ་ག་ཆགས་པ། སུ་ཁ་ན་བདེ་བ། ད་ད་སྦྱིན་པ་སྟེ། མཚམས་སྦྱར་བས་སུ་ཁནྡ་ད་སྟེ་ཡུམ་གྱི་བྷ་ག་ལ་བརྗོད་པའོ། །ཙ་ཏུར་བཞི་དང་། ཨཱ་ནནྟ་ཀུན་དགའ་སྟེ་དགའ་བ་བཞི། བྷཱ་ག་སྐལ་བ། བི་ཤྭ་སྣ་ཚོགས། ཧཱུྃ་ཧཱུྃ་ཧཱུྃ་ནི་ལུས་ངག་ཡིད་གསུམ་མཚོན་ཏེ་དེ་ལས་གང་སྐྱེས་པ་ལྷན་སྐྱེས་སུ་སྟོན་པའི་བརྡ། ཀཱཪྱཾ་བྱ་བའམ་དགོས་པ། ཀུ་རུ་མཛོད་ཅིག །ཥྭ་མེ་བདག་གིས་ཞེས་པ་སྟེ། བདེ་ཆེན་བསྐྱེད་པའི་དོན་དུ་ཡབ་ཀྱིས་ཡུམ་ལ་བསྐུལ་བའི་དོན་ཏོ། །</text:span></text:p>
      <text:p text:style-name="P14"><text:span text:style-name="T59">རྡོ་རྗེ་བྱིན་རླབས་ནི། ཨོཾ་སྔར་བཞིན། བཛྲ་རྡོ་རྗེ། མ་ཧཱ་ཆེན་པོ། དྭེ་ཥ་ཞེ་སྡང་སྟེ། ཞེ་སྡང་འཇོམས་པའི་རྡོ་རྗེ་ཆེན་པོ་ཞེས་ཡབ་ཀྱི་གསང་བའི་རྡོ་རྗེ་ལ་བརྗོད་པའོ། །</text:span></text:p>
      <text:p text:style-name="P14"><text:soft-page-break/><text:span text:style-name="T59">ཙ་ཏུར་ཨཱནནྟ་དགའ་བ་བཞི། དཱ་ཡ་ཀ་སྦྱིན་པ། ཁ་ག་མཁའ་འགྲོ་སྟེ་བྱ། མུ་ཁ་གདོང་། ཨེ་ཀ་ར་སོ་རོ་གཅིག་པ་སྟེ། </text:span><text:span text:style-name="T38">(</text:span><text:span text:style-name="T40">༢༨༡བ</text:span><text:span text:style-name="T38">)</text:span><text:span text:style-name="T59">དེས་རྩ་ཁྱད་པར་ཅན་ཕྲད་པས་གཉིས་ཀའི་བྱང་སེམས་འཆིང་བ་མཚོན། ནཱ་ཐ་མགོན་པོ་སྟེ་ཡབ་ལ་འབོད་པ། ཧཱུྃ་ཧཱུྃ་ཧཱུྃ་ཀཱཪྱཾ་ཀུ་རུ་ཥྭ་མེ་རྣམས་སྔར་ལྟར། ཡུམ་གྱིས་ཡབ་ལ་བསྐུལ་བ་སྟེ། ཡབ་ཡུམ་གཉིས་ཀ་ཕན་ཚུན་དུ་ལྷན་སྐྱེས་ཀྱི་དགའ་བ་ལ་སྦྱོར་བའི་དོན་ཏོ། །</text:span></text:p>
      <text:p text:style-name="P14"><text:span text:style-name="T59">ཉ༣ གསུམ་པ་</text:span><text:span text:style-name="T65">[</text:span><text:span text:style-name="T59">སྐུ་གསུང་ཐུགས་ཀྱི་བྱིན་རླབས་</text:span><text:span text:style-name="T65">]</text:span><text:span text:style-name="T59">ནི། </text:span></text:p>
      <text:p text:style-name="P16"><text:span text:style-name="T46">སྤྱི་བོར་ནི་ཨོཾ་གྱི་རྣམ་པ། སྙིང་གར་ནི་ཧཱུྃ་གི་རྣམ་པ། ཟེའུ་འབྲུ་ལ་ཨཱཿའི་རྣམ་པའོ། །</text:span></text:p>
      <text:p text:style-name="P14"><text:span text:style-name="T59">ཞེས་པ་སྟེ། འདིས་སྐུ་གསུང་ཐུགས་བྱིན་རླབས་དང་མཁའ་གསང་བྱིན་རླབས་གཉིས་བསྟན་པར་བཤད་པ་ལས། སྔ་མ་ལྟར་ན། སྤྱི་བོར་ནི་ཟླ་བ་ལ་སྐུ་རྡོ་རྗེའི་ས་བོན་ཨོཾ་གྱི་རྣམ་པ་དཀར་པོ་དང་། སྙིང་གར་ནི་ཉི་མ་ལ་ཐུགས་རྡོ་རྗེའི་ས་བོན་ཧཱུྃ་གི་རྣམ་པ་སྔོན་པོ་དང་། མགྲིན་པར་པདྨའི་ཟེའུ་འབྲུ་ལ་གསུང་རྡོ་རྗེའི་ས་བོན་ཨཱཿའི་རྣམ་པ་དམར་པོ་བསྒོམ་པའོ། །</text:span></text:p>
      <text:p text:style-name="P14"><text:span text:style-name="T59">ཕྱི་མ་ལྟར་ན། ཧཱུྃ་ལས་ཡབ་ཀྱི་རྡོ་རྗེ་དང་། ཨོཾ་གྱིས་ནོར་བུ་དང་། ཨཱཿས་ཡུམ་གྱི་པདྨ་བསྐྱེད་པ་བསྟན་པར་བཤད་ལ། </text:span></text:p>
      <text:p text:style-name="P14"><text:span text:style-name="T59">བྷ་ཝ་པས་ནི། ཧཱུྃ་གི་ཡུམ་གྱི་པདྨ་དང་ཡབ་ཀྱི་རྡོ་རྗེ་དང། ཨཱཿས་ཡུམ་གྱི་ཟེའུ་འབྲུ་དང་ཡབ་ཀྱི་ནོར་བུ་དང་། གཉིས་ཀའི་བུག་པ་ཕཊ་སེར་པོས་མཚན་པ་བསྐྱེད་པར་འཆད་དོ། །</text:span></text:p>
      <text:p text:style-name="P14"><text:span text:style-name="T59">ལེའུ་བཅུ་གཉིས་པ་བཤད་ཟིན་ཏོ།། །།</text:span></text:p>
      <text:p text:style-name="P2"><text:span text:style-name="T59">བརྟག་པའི་མཚན་བསྟན་པ།</text:span></text:p>
      <text:p text:style-name="P43"/>
      <text:p text:style-name="P14"><text:span text:style-name="T59">ཅ༢ གཉིས་པ་བརྟག་པའི་མཚན་བསྟན་པ་ནི། </text:span></text:p>
      <text:p text:style-name="P16"><text:span text:style-name="T46">རྒྱུད་ཀྱི་རྒྱལ་པོ་ཆེན་པོ་སྒྱུ་མའི་བརྟག་པ་ཞེས་བྱ་བ་བརྟག་པ་སུམ་ཅུ་རྩ་གཉིས་ལས་ཕྱུང་བ། བརྟག་པ་གཉིས་ཀྱི་བདག་ཉིད་ཀྱེའི་རྡོ་རྗེ་མཁའ་འགྲོ་མ་དྲ་བའི་སྡོམ་པའི་རྒྱུད་ཀྱི་རྒྱལ་པོ་ཆེན་པོ་རྫོགས་སོ།། །།</text:span></text:p>
      <text:p text:style-name="P14"><text:span text:style-name="T59">ཞེས་པ་སྟེ། རྒྱུད་གསུམ་སྟོན་པའི་བརྗོད་བྱེད་ཀྱི་རྒྱུད་ཐམས་ཅད་ལས་བརྗོད་བྱའི་དོན་ཆེས་གསལ་བས་ན་རྒྱུད་ཀྱི་རྒྱལ་པོ་ཆེན་པོ། སྒྱུ་མའི་དོན་ནི་བདག་མེད་མ་སོགས་ཀྱི་བུད་མེད་སྒྱུ་མས་ཞུས་པ་གཙོ་ཆེ་བས་ན་སྒྱུ་མའི་མཚན་བཏགས་པ་སྟེ། </text:span></text:p>
      <text:p text:style-name="P14"><text:span text:style-name="T59">མཉམ་སྦྱོར་དུ། </text:span></text:p>
      <text:p text:style-name="P26"><text:span text:style-name="T32">བུད་མེད་ཀུན་གྱི་སྒྱུ་མའི་རྒྱུ། །འདི་ནི་གཉིས་སུ་མེད་པའི་མཆོག །</text:span></text:p>
      <text:p text:style-name="P26"><text:span text:style-name="T32">སྒྱུ་མ་དག་ནི་ཐམས་ཅད་ལས། བུད་མེད་སྒྱུ་མ་ཁྱད་པར་འཕགས། །</text:span></text:p>
      <text:p text:style-name="P14"><text:span text:style-name="T59">ཞེས་སོ། །</text:span></text:p>
      <text:p text:style-name="P14"><text:span text:style-name="T59">བརྟག་པའི་དོན་ནི། ཡང་དག་པའི་དོན་བརྟག་པར་བྱེད་པས་ན་བརྟག་སྟེ། </text:span></text:p>
      <text:p text:style-name="P14"><text:span text:style-name="T59">རྩེ་མོ་ལས། </text:span><text:span text:style-name="T38">(</text:span><text:span text:style-name="T40">༢༨༢ན</text:span><text:span text:style-name="T38">)</text:span></text:p>
      <text:p text:style-name="P21"><text:span text:style-name="T32">ཆོས་ཀུན་གཟུགས་ཅན་མ་ཡིན་ཡང་། །གཟུགས་སུ་ཡང་ནི་འདི་རུ་བརྟགས། །</text:span></text:p>
      <text:p text:style-name="P21"><text:span text:style-name="T32">ཆོས་ཀུན་ཚིག་གི་སྤྱོད་ཡུལ་མིན། །སྒྲ་རུ་ཡང་ནི་འདི་རུ་བརྟགས། །</text:span></text:p>
      <text:p text:style-name="P21"><text:span text:style-name="T32">དེ་བས་ངོ་མཚར་ཆོས་འདི་ལ། །བརྟགས་པས་བརྟག་པ་ཡིན་པར་བཤད། །</text:span></text:p>
      <text:p text:style-name="P14"><text:soft-page-break/><text:span text:style-name="T59">ཅེས་སོ། །</text:span></text:p>
      <text:p text:style-name="P14"><text:span text:style-name="T59">དེ་ལྟར་ན་སྒྱུ་མའི་བརྟག་པ་ཞེས་བྱ་བའོ། །</text:span></text:p>
      <text:p text:style-name="P14"><text:span text:style-name="T59">རྩ་རྒྱུད་འབུམ་ལྔའི་བརྟག་པ་སུམ་ཅུ་རྩ་གཉིས་ལས་དོན་བསྡུས་ཏེ་ཟུར་དུ་ཕྱུང་བ། ཐབས་ཤེས་མཚོན་པས་བརྟག་པ་གཉིས་ཀྱི་བདག་ཉིད། སྙིང་རྗེ་དང་སྟོང་པ་མི་ཕྱེད་པའི་ཀྱེའི་རྡོ་རྗེ། དེ་ལས་བྱུང་བའི་བདག་མེད་མ་སོགས་ཀྱི་མཁའ་འགྲོ་མ། དེ་དག་དང་བཅས་པའི་དཀྱིལ་འཁོར་ནི་དྲྭ་བ་དང་། ཐམས་ཅད་བདེ་ཆེན་ལྷན་སྐྱེས་སུ་སྡོམ་པས་དྲྭ་བའི་སྡོམ་པ། དེ་ལྟར་སྡོམ་པར་བྱེད་པའི་རྒྱུད་ཐམས་ཅད་ཀྱི་གཙོ་བོར་གྱུར་པས་རྒྱུད་ཀྱི་རྒྱལ་པོ་ཆེན་པོ། ཡོངས་སུ་རྫོགས་སོ་ཞེས་དོན་མ་ཚང་བ་མེད་པར་རྟོགས་པའི་ཕྱིར་བརྗོད་པའོ། །</text:span></text:p>
      <text:p text:style-name="P2"><text:span text:style-name="T59">མཐའ་མར་བསྟན་པ་མཇུག་གི་དོན།</text:span></text:p>
      <text:p text:style-name="P43"/>
      <text:p text:style-name="P14"><text:span text:style-name="T59">ཁ༣ གསུམ་པ་མཐའ་མར་བསྟན་པ་མཇུག་གི་དོན་ནི། </text:span></text:p>
      <text:p text:style-name="P16"><text:span text:style-name="T46">རྒྱ་གར་གྱི་མཁན་པོ་ག་ཡ་དྷཱ་ར་དང་། དགེ་སློང་ཤཱཀྱ་ཡེ་ཤེས་ཀྱིས་བསྒྱུར་ཅིང་ཞུས་ཏེ་གཏན་ལ་ཕབ་པའོ། །</text:span></text:p>
      <text:p text:style-name="P14"><text:span text:style-name="T59">ཞེས་པ་སྟེ། རྒྱུད་འདི་ལ་འགྱུར་བདུན་ཡོད་པར་བཤད་པ་ལས་གྲགས་ཆེ་བ་ནི། རྒྱ་གར་འཕགས་ཡུལ་གྱི་མཁན་པོ་ཡིག་མཁན་གྱི་རིགས་ལས་འཁྲུངས་པ་ག་ཡ་དྷཱ་ར་སྟེ་གླུ་འཛིན་ཞེས་བྱ་བ་དང་། བོད་ཀྱི་ལོ་ཙཱ་བ་འབྲོག་མིའི་རིགས་ལས་འཁྲུངས་པ་དགེ་སློང་ཤཱཀྱ་ཡེ་ཤེས་གཉིས་ཀྱིས་སྒྲ་སྒྱུར་ཞིང་ཞུ་དག་བྱས་ཏེ། སླར་འཆད་ཉན་གྱི་སྒོ་ནས་ཀྱང་ལེགས་པར་གཏན་ལ་ཕབ་པས་འགྱུར་ཁྱད་པར་དུ་འཕགས་པའོ་ཞེས་པའི་དོན་ཏོ། ། </text:span></text:p>
      <text:p text:style-name="P14"><text:span text:style-name="T59">བརྟག་པ་ཕྱི་མའང་བཤད་ཟིན་ཏོ།། །།</text:span></text:p>
      <text:p text:style-name="P14"><text:span text:style-name="T59">འདིར་སྨྲས་པ། </text:span><text:span text:style-name="T38">(</text:span><text:span text:style-name="T40">༢༨༢བ</text:span><text:span text:style-name="T38">)</text:span></text:p>
      <text:p text:style-name="P24"><text:span text:style-name="T16">ཐུགས་རྗེ་ལྷ་ཡི་དགའ་ཚལ་ལས་འཁྲུངས་ཟབ་དོན་ཡལ་གའི་འཇོ་སྒེག་བསྒྱུར། །</text:span></text:p>
      <text:p text:style-name="P24"><text:span text:style-name="T16">བདེ་སྟོང་ལང་ཚོ་གསར་པའི་ལོ་འདབ་དགའ་བཞིའི་གྲིབ་བསིལ་ཕུན་ཚོགས་སྩོལ། །</text:span></text:p>
      <text:p text:style-name="P24"><text:span text:style-name="T16">ཟུང་འཇུག་རྣམ་བཀྲའི་མེ་ཏོག་ཕྲེང་བས་ལྷན་སྐྱེས་ཡིད་འོང་འཛུམ་མདངས་ངོམ། །</text:span></text:p>
      <text:p text:style-name="P24"><text:span text:style-name="T16">རྒྱུད་རྒྱལ་དཔག་བསམ་ལྗོན་པ་གང་འདི་འཇིག་རྟེན་ཀུན་ཏུ་རྒྱས་གྱུར་ཅིག །</text:span></text:p>
      <text:p text:style-name="P26"><text:span text:style-name="T16">ཉི་ཟླ་ལྟར་གྲགས་རྒྱུད་རྒྱལ་འདི་ཉིད་ལ། །</text:span></text:p>
      <text:p text:style-name="P26"><text:span text:style-name="T16">རྒྱ་བོད་མཁས་གྲུབ་མང་པོས་རྣམ་བཀྲལ་བའི། །</text:span></text:p>
      <text:p text:style-name="P26"><text:soft-page-break/><text:span text:style-name="T16">མཐའ་དྲུག་རྣམ་དབྱེའི་བཤད་པས་རྒྱུད་དོན་མཆོག །</text:span></text:p>
      <text:p text:style-name="P26"><text:span text:style-name="T32">བློ་ལ་རབ་གསལ་སྟེར་རྣམས་རྒྱལ་གྱུར་ཅིག །</text:span></text:p>
      <text:p text:style-name="P26"><text:span text:style-name="T16">ཚིག་ཉུང་དོན་རྒྱ་ཆེ་བ་ཟབ་མོའི་རྒྱུད། །</text:span></text:p>
      <text:p text:style-name="P26"><text:span text:style-name="T16">འདི་ཉིད་ཐོས་བསམ་སྒོམ་ལ་མཁའ་འགྲོ་མས། །</text:span></text:p>
      <text:p text:style-name="P26"><text:span text:style-name="T16">བུ་ལྟར་བརྩེ་བས་སྐྱོང་ཞིང་བྱིན་བརློབ་པའི། །</text:span></text:p>
      <text:p text:style-name="P26"><text:span text:style-name="T32">སྒྲ་དབྱངས་ཐོས་པས་བདག་ཡིད་ཡང་ཡང་དྲངས། །</text:span></text:p>
      <text:p text:style-name="P26"><text:span text:style-name="T16">བདག་ནི་ཡུན་རིང་ལེགས་སྦྱངས་སྟོབས་དམན་ཞིང་། །</text:span></text:p>
      <text:p text:style-name="P26"><text:span text:style-name="T16">བསླུ་བྲིད་རྣམ་གཡེང་ལེ་ལོས་དུས་འདའ་ཡང་། །</text:span></text:p>
      <text:p text:style-name="P26"><text:span text:style-name="T16">བླ་མ་ལྷ་ཡིས་བྱིན་རླབས་མཆོག་བསྩལ་བས། །</text:span></text:p>
      <text:p text:style-name="P26"><text:span text:style-name="T32">རྒྱུད་དོན་ཕལ་ཆེར་འབྱེད་པའི་རྣམ་དཔྱོད་རྙེད། །</text:span></text:p>
      <text:p text:style-name="P26"><text:span text:style-name="T16">སླར་ཡང་རྩ་བཤད་རྒྱུད་ཀྱི་དགོངས་དོན་གང་། །</text:span></text:p>
      <text:p text:style-name="P26"><text:span text:style-name="T16">རྒྱ་བོད་འགྲེལ་པ་དང་སྦྱར་ལེགས་དཔྱད་ནས། །</text:span></text:p>
      <text:p text:style-name="P26"><text:span text:style-name="T16">ཐོས་བསམས་བསྒོམ་པའི་མྱོང་བས་དྲངས་པ་ལས། །</text:span></text:p>
      <text:p text:style-name="P26"><text:span text:style-name="T32">རྒྱུད་གཞུང་ཇི་བཞིན་འགྲེལ་བའི་སྤོབས་པ་ཐོབ། །</text:span></text:p>
      <text:p text:style-name="P26"><text:span text:style-name="T16">རྒྱུད་དོན་སེམས་དཔས་འགྲེལ་བའི་གཞུང་བཟང་དང་། །</text:span></text:p>
      <text:p text:style-name="P26"><text:span text:style-name="T16">རྒྱ་བོད་མཁས་པ་མང་པོའི་ལེགས་བཤད་ཀྱིས། །</text:span></text:p>
      <text:p text:style-name="P26"><text:span text:style-name="T16">སྣང་བ་ཕྱོགས་བཅུར་འགྱེད་པའི་རྟ་བདུན་ཅན། །</text:span></text:p>
      <text:p text:style-name="P26"><text:span text:style-name="T32">རྣམ་འགྲེལ་ཉི་མའི་འོད་ཟེར་དེང་འདིར་སྤྲོས། །</text:span></text:p>
      <text:p text:style-name="P26"><text:soft-page-break/><text:span text:style-name="T16">སྐར་ཚོགས་བྱེ་བ་འཁྲིགས་ཚེ་རྒྱུ་སྐར་དང་། །</text:span></text:p>
      <text:p text:style-name="P26"><text:span text:style-name="T16">རྒྱུ་སྐར་ཕྲེང་བའི་དབུས་ན་ཟླ་རྒྱས་ལྟར། །</text:span></text:p>
      <text:p text:style-name="P26"><text:span text:style-name="T16">མཁས་པའི་འགྲེལ་མང་འཛོམས་ན་རྣམ་འགྲེལ་འདིའི། །</text:span></text:p>
      <text:p text:style-name="P26"><text:span text:style-name="T32">ཚིག་དོན་ཆེས་ཆེར་བཀྲ་ཞིང་གསལ་བ་སྙམ། །</text:span></text:p>
      <text:p text:style-name="P26"><text:span text:style-name="T16">གཞུང་དོན་དཔྱོད་པའི་བློ་གྲོས་མ་རྙེད་པར། །</text:span></text:p>
      <text:p text:style-name="P26"><text:span text:style-name="T16">གཞན་སྨྲས་ཅལ་སྒྲོག་སླར་ཡང་བྲིས་པ་དང་། །</text:span></text:p>
      <text:p text:style-name="P26"><text:span text:style-name="T16">གཟུ་ལུམ་རང་བཟོར་བཀོད་པའི་རྒྱུད་འགྲེལ་དེ། །</text:span></text:p>
      <text:p text:style-name="P26"><text:span text:style-name="T32">མཁས་རྣམས་གད་རྒྱངས་བསྐྱེད་པའི་གནས་མིན་ནམ། །</text:span></text:p>
      <text:p text:style-name="P26"><text:span text:style-name="T16">རྡོ་རྗེའི་ཚིག་དོན་ཕལ་གྱི་ལྐོག་གྱུར་དུ། །</text:span></text:p>
      <text:p text:style-name="P26"><text:span text:style-name="T16">ཟབ་མོའི་ཕྱག་རྒྱས་བཅིངས་པ་མ་ཁྲོལ་བར། །</text:span></text:p>
      <text:p text:style-name="P26"><text:span text:style-name="T16">རང་བཟོའི་འབྲུ་གནོན་བྱེད་པའི་བཤད་པས་ཀྱང་། །</text:span></text:p>
      <text:p text:style-name="P26"><text:span text:style-name="T32">བློ་དམན་མིན་པའི་ཤེས་ལྡན་སུ་ཞིག་མགུ། །</text:span></text:p>
      <text:p text:style-name="P26"><text:span text:style-name="T16">དེ་ལྟར་བྱས་འདི་མཁས་པའི་གྲགས་འདོད་དང་། །</text:span></text:p>
      <text:p text:style-name="P26"><text:span text:style-name="T16">གཞན་ལ་འགྲན་ཟླའི་བསམ་པས་མ་ཡིན་ཏེ། །</text:span></text:p>
      <text:p text:style-name="P26"><text:span text:style-name="T16">རང་ཉིད་མོས་དང་</text:span><text:span text:style-name="T38">(</text:span><text:span text:style-name="T40">༢༨༣ན</text:span><text:span text:style-name="T38">)</text:span><text:span text:style-name="T16">འགའ་ལའང་ཕན་སེམས་དང་། །</text:span></text:p>
      <text:p text:style-name="P26"><text:span text:style-name="T32">སློབ་མས་བསྐུལ་བའི་རེ་འདོད་སྐོང་ཕྱིར་ཡིན། །</text:span></text:p>
      <text:p text:style-name="P26"><text:span text:style-name="T16">འོན་ཀྱང་རྡོ་རྗེའི་ཚིག་རྣམས་དཔག་དཀའ་བས། །</text:span></text:p>
      <text:p text:style-name="P26"><text:span text:style-name="T16">མ་རྟོགས་ལོག་རྟོག་ཐེ་ཚོམ་གྱུར་པ་ཡི། །</text:span></text:p>
      <text:p text:style-name="P26"><text:soft-page-break/><text:span text:style-name="T16">ཉེས་པ་མཆིས་ན་བླ་མ་ཡི་དམ་ལྷ། །</text:span></text:p>
      <text:p text:style-name="P26"><text:span text:style-name="T32">གསང་བདག་མཁའ་འགྲོས་བདག་ལ་སྒྲིབ་མེད་འཛོད། །</text:span></text:p>
      <text:p text:style-name="P26"><text:span text:style-name="T16">འདིར་འབད་དགེ་བའི་ནུས་པ་ཅི་ཡོད་པ། །</text:span></text:p>
      <text:p text:style-name="P26"><text:span text:style-name="T16">འགྲོ་ཀུན་བྱང་ཆུབ་ཐོབ་པའི་རྒྱུར་གྱུར་ཅིང་། །</text:span></text:p>
      <text:p text:style-name="P26"><text:span text:style-name="T16">ཁྱད་པར་བདག་གི་ཚེ་འདིའི་ཕ་མ་གཉིས། །</text:span></text:p>
      <text:p text:style-name="P26"><text:span text:style-name="T32">ཧེ་རུ་ཀ་དང་ལྷན་ཅིག་གར་བྱེད་ཤོག །</text:span></text:p>
      <text:p text:style-name="P26"><text:span text:style-name="T16">བདག་ཀྱང་ཚེ་རབས་ཀུན་ཏུ་རྡོ་རྗེ་ཡི། །</text:span></text:p>
      <text:p text:style-name="P26"><text:span text:style-name="T16">ཐེག་མཆོག་བསྟེན་པའི་སྐལ་བཟང་རྙེད་པ་དང་། །</text:span></text:p>
      <text:p text:style-name="P26"><text:span text:style-name="T16">ཟབ་མོའི་ལམ་འདི་སྒྲུབ་ལ་བརྩོན་པ་ཡིས། །</text:span></text:p>
      <text:p text:style-name="P26"><text:span text:style-name="T32">མཆོག་དང་ཐུན་མོང་དངོས་གྲུབ་ཐོབ་པར་ཤོག །</text:span></text:p>
      <text:p text:style-name="P26"><text:span text:style-name="T16">གཞི་ཡི་ལྷན་སྐྱེས་གློ་བུར་དྲི་བྲལ་ཞིང་། །</text:span></text:p>
      <text:p text:style-name="P26"><text:span text:style-name="T16">ལམ་གྱི་ལྷན་སྐྱེས་རྟོགས་པ་མཐར་ཕྱིན་ཏེ། །</text:span></text:p>
      <text:p text:style-name="P26"><text:span text:style-name="T16">འབྲས་བུའི་ལྷན་སྐྱེས་ཟུང་འཇུག་རྡོ་རྗེའི་སྐུ། །</text:span></text:p>
      <text:p text:style-name="P26"><text:span text:style-name="T32">རིང་པོར་མི་ཐོགས་མྱུར་དུ་ཐོབ་པར་ཤོག །</text:span></text:p>
      <text:p text:style-name="P14"><text:span text:style-name="T59">ཅེས་པ་འདི་ཡང་གསང་ཆེན་གྱི་ཐེག་པ་ལ་ཐོས་བསམ་སྒོམ་པའི་སྐལ་པ་མཆོག་ཏུ་གྱུར་པ་སློབ་དཔོན་ཉི་མ་གྲགས་ལ་སོགས་པའི་དོན་གཉེར་དུ་མས་ཡང་ཡང་བསྐུལ་བ་ལ་བརྟེན་ནས། སྒམ་པོ་བ་མཾ་ག་ལའི་མིང་ཅན་གྱིས་དུས་དགེ་བ་ལ་ཐོག་མར་བརྩམས་ཏེ། འབྲུག་ལོ་ཟླ་བ་གསུམ་པ་ལ་རྒྱལ་བས་ལུང་བསྟན་པའི་གནས་གདན་ས་ཆེན་པོ་དཔལ་དྭགས་ལྷ་སྒམ་པོ་དང་། དེའི་ལྷ་ཞོལ་ནཱ་ག་ཀོ་ཊ་</text:span><text:soft-page-break/><text:span text:style-name="T59">ཞེས་བྱ་བའི་ཆོས་སྡེ་རྣམས་སུ་སྦྱར་བའི་ཡི་གེ་པ་ཡང་རང་གི་སློབ་བུ་དུ་མས་བགྱིས་པ་སྟེ། འདིས་ཀྱང་འགྲོ་བ་མཐའ་དག་ལ་དགེ་ལེགས་སུ་གྱུར་ཅིག །</text:span></text:p>
      <text:p text:style-name="P26"><text:span text:style-name="T16">སྭ་སྟི། ཡན་ལག་བདུན་རྫོགས་ཟུང་འཇུག་རྡོ་རྗེའི་སྐུ། །</text:span></text:p>
      <text:p text:style-name="P26"><text:span text:style-name="T16">ཆོས་ཚུལ་ལེགས་འདོམས་དབྱངས་སུ་སྣང་བའི་གསུང་། །</text:span></text:p>
      <text:p text:style-name="P26"><text:span text:style-name="T16">ཤེས་བྱ་མ་ལུས་ས་ལེར་མཁྱེན་པའི་ཐུགས། །</text:span></text:p>
      <text:p text:style-name="P26"><text:span text:style-name="T32">གསང་བ་གསུམ་ལྡན་དགྱེས་པའི་རྡོ་རྗེར་འདུད། །</text:span></text:p>
      <text:p text:style-name="P26"><text:span text:style-name="T16">དེ་ཡི་རྒྱུད་སྡེ་རྡོ་རྗེའི་ཚིག་དོན་རྣམས། །</text:span></text:p>
      <text:p text:style-name="P26"><text:span text:style-name="T16">མཐའ་དྲུག་ཕྱག་རྒྱ་དགྲོལ་ལ་འགྲན་མེད་ཅིང་། །</text:span></text:p>
      <text:p text:style-name="P26"><text:span text:style-name="T16">བསྟན་བྱའི་གཙོ་བོ་ལྷན་སྐྱེས་མངོན་</text:span><text:span text:style-name="T38">(</text:span><text:span text:style-name="T40">༢༨༣བ</text:span><text:span text:style-name="T38">)</text:span><text:span text:style-name="T16">གྱུར་ནས། །</text:span></text:p>
      <text:p text:style-name="P26"><text:span text:style-name="T32">སྨིན་གྲོལ་མཆོག་སྩོལ་སྒམ་པོ་པ་ལ་འདུད། །</text:span></text:p>
      <text:p text:style-name="P26"><text:span text:style-name="T16">རྒྱུད་དོན་རྣམ་འབྱེད་རྒྱ་བོད་མཁས་པ་ཡིས། །</text:span></text:p>
      <text:p text:style-name="P26"><text:span text:style-name="T16">ལེགས་བཤད་དུ་མས་ཅི་ནུས་བཀྲལ་གྱུར་མོད། །</text:span></text:p>
      <text:p text:style-name="P26"><text:span text:style-name="T16">འོན་ཀྱང་ནོར་བུའི་དབུས་ན་དབང་སྔོན་ལྟར། །</text:span></text:p>
      <text:p text:style-name="P26"><text:span text:style-name="T32">ཆེར་གསལ་བསྟན་བཅོས་འདི་ཉིད་རྒྱལ་གྱུར་ཅིག །</text:span></text:p>
      <text:p text:style-name="P26"><text:span text:style-name="T16">རྣལ་འབྱོར་མ་རྒྱུད་སྤྱི་དང་བྱེ་བྲག་པའི། །</text:span></text:p>
      <text:p text:style-name="P26"><text:span text:style-name="T16">རྩ་བཤད་གཞུང་གི་དགོངས་དོན་གཙོར་མཛད་དེ། །</text:span></text:p>
      <text:p text:style-name="P26"><text:span text:style-name="T16">གཞན་པའི་རྒྱུད་དང་གྲུབ་ཆེན་མཐའ་དག་གིས། །</text:span></text:p>
      <text:p text:style-name="P26"><text:span text:style-name="T32">ལེགས་བཤད་སྤེལ་བ་ཚུལ་འདིའི་མངོན་རྟོགས་སོ། །</text:span></text:p>
      <text:p text:style-name="P26"><text:soft-page-break/><text:span text:style-name="T16">སྤྱི་དོན་རྣམས་ཀྱིས་བརྗོད་བྱའི་ཁོག་ཕུབ་ནས། །</text:span></text:p>
      <text:p text:style-name="P26"><text:span text:style-name="T16">གཞུང་དོན་ཚིག་གིས་འབྲུ་ཚོགས་ཆེར་གསལ་ཞིང་། །</text:span></text:p>
      <text:p text:style-name="P26"><text:span text:style-name="T16">ལུང་རིགས་རྣོན་པོས་སྨྲ་ངན་ཚར་བཅད་དེ། །</text:span></text:p>
      <text:p text:style-name="P26"><text:span text:style-name="T32">རང་ལུགས་ཚོམ་མེད་བཤད་འདི་ཁྱད་འཕགས་གནས། །</text:span></text:p>
      <text:p text:style-name="P26"><text:span text:style-name="T16">རྒྱ་ཆེན་མདོ་སྔགས་གཞུང་ལུགས་དུ་མ་ཡིས། །</text:span></text:p>
      <text:p text:style-name="P26"><text:span text:style-name="T16">བརྗོད་བྱའི་རྣམ་སྤྱི་ཤར་བས་ཡིད་དྲངས་ཤིང་། །</text:span></text:p>
      <text:p text:style-name="P26"><text:span text:style-name="T16">བྱེ་བྲག་བླ་མེད་ཐེག་པའི་ཚུལ་གོ་ནས། །</text:span></text:p>
      <text:p text:style-name="P26"><text:span text:style-name="T32">རྒྱུད་དོན་འབྱེད་པར་འདོད་རྣམས་བག་ཡོད་བྱོས། །</text:span></text:p>
      <text:p text:style-name="P26"><text:span text:style-name="T16">མདོ་རྒྱུད་གཞུང་དོན་མཐའ་དག་རིང་དོར་ཞིང་། །</text:span></text:p>
      <text:p text:style-name="P26"><text:span text:style-name="T16">དྲི་མེད་ལུང་རིགས་དཔྱད་གཞིག་མི་བཟོད་ཀྱང་། །</text:span></text:p>
      <text:p text:style-name="P26"><text:span text:style-name="T16">རྒན་རབས་ཚིག་སྤྲོས་བདག་འཛིན་ལྷུར་ལེན་པའི། །</text:span></text:p>
      <text:p text:style-name="P26"><text:span text:style-name="T32">རྨོངས་ཞེན་ཨ་འཐས་ཅན་ལ་ཅི་བྱར་ཡོད། །</text:span></text:p>
      <text:p text:style-name="P26"><text:span text:style-name="T16">མང་དུ་ཐོས་བསམ་སྒོམ་པ་རྒྱང་བསྲིངས་ནས། །</text:span></text:p>
      <text:p text:style-name="P26"><text:span text:style-name="T16">ཐ་སྙད་རྟོག་གེའི་ཚིག་ལ་ལྕེ་བྱང་དང་། །</text:span></text:p>
      <text:p text:style-name="P26"><text:span text:style-name="T16">ཕྱོགས་རེའི་ཉམས་མྱོང་བསྒྲུབས་པར་རློམ་པས་ཀྱང་། །</text:span></text:p>
      <text:p text:style-name="P26"><text:span text:style-name="T32">རྒྱུད་གཞུང་རྡོ་རྗེའི་ཚིག་དོན་འབྱེད་པ་མིན། །</text:span></text:p>
      <text:p text:style-name="P26"><text:span text:style-name="T16">ཡིག་རིས་ལུང་ཙམ་ཀླག་པའི་འཆད་ཉན་དང་། །</text:span></text:p>
      <text:p text:style-name="P26"><text:span text:style-name="T16">འབྲེལ་མེད་མུ་ཅོར་སྨྲ་བའི་རྩོད་པ་དང་། །</text:span></text:p>
      <text:p text:style-name="P26"><text:soft-page-break/><text:span text:style-name="T16">གཞན་སྨྲས་ཅལ་སྒྲོག་འབྲི་བའི་རྩོམ་པ་རྣམས། །</text:span></text:p>
      <text:p text:style-name="P26"><text:span text:style-name="T32">རེ་ཞིག་བཏང་སྙོམས་བཞག་ན་ངལ་བ་ཆུང་། །</text:span></text:p>
      <text:p text:style-name="P26"><text:span text:style-name="T16">མདོ་རྒྱུད་འཆད་རྩོད་རྩོམ་པའི་རྣམ་དཔྱོད་ཀྱི། །</text:span></text:p>
      <text:p text:style-name="P26"><text:span text:style-name="T16">བློ་ཡིས་དབེན་ཡང་གཞན་ལ་ཕྲག་དོག་གིས། །</text:span></text:p>
      <text:p text:style-name="P26"><text:span text:style-name="T16">ངན་སྨྲས་ཅལ་ཅོལ་སྒྲོག་པ་ལྷུར་ལེན་རྣམས། །</text:span></text:p>
      <text:p text:style-name="P26"><text:span text:style-name="T32">རང་གིས་རང་ཉིད་བསྲེག་པར་མ་ཟད་ཀྱེ། །</text:span></text:p>
      <text:p text:style-name="P26"><text:span text:style-name="T16">རྒྱུད་དོན་འབྱེད་པའི་བློ་མིག་ཆེར་གསལ་ཞིང་། །</text:span></text:p>
      <text:p text:style-name="P26"><text:span text:style-name="T16">འགྲེལ་བྱེད་རྣམས་ཀྱི་ལེགས་ཉེས་དཔྱོད་ནུས་པའི། །</text:span></text:p>
      <text:p text:style-name="P26"><text:span text:style-name="T16">གཟུར་གནས་བློ་གྲོས་ལྡན་པའི་སྐལ་བཟང་ལ། །</text:span></text:p>
      <text:p text:style-name="P26"><text:span text:style-name="T32">ལེགས་བཤད་ཁྱོད་ཀྱིས་དགེ་ལེགས་བདེ་བླག་སྩོལ། །</text:span></text:p>
      <text:p text:style-name="P26"><text:span text:style-name="T16">ཆོ་གའི་</text:span><text:span text:style-name="T38">(</text:span><text:span text:style-name="T40">༢༨༤ན</text:span><text:span text:style-name="T38">)</text:span><text:span text:style-name="T16">ངག་འདོན་ཙམ་གྱིས་ཆེར་དྲེགས་ཤིང་། །</text:span></text:p>
      <text:p text:style-name="P26"><text:span text:style-name="T16">རྒྱུད་དོན་སྙེགས་པའི་སྐལ་མེད་ཟང་ཟིང་ནོར། །</text:span></text:p>
      <text:p text:style-name="P26"><text:span text:style-name="T16">དོན་གཉེར་འཇུངས་པ་ཅན་དང་ཆོས་ཀྱི་མིག །</text:span></text:p>
      <text:p text:style-name="P26"><text:span text:style-name="T32">དམུས་ལོང་ཅན་ལའང་སྤྱི་བོར་བྱིན་རླབས་མཛོད། །</text:span></text:p>
      <text:p text:style-name="P26"><text:span text:style-name="T16">དེ་ལྟར་གཞན་ལས་ཕུལ་བྱུང་རྣམ་འགྲེལ་འདིའི། །</text:span></text:p>
      <text:p text:style-name="P26"><text:span text:style-name="T16">གླེགས་བམ་མང་དུ་སྤེལ་བའི་པར་གྱི་འཕྲུལ། །</text:span></text:p>
      <text:p text:style-name="P26"><text:span text:style-name="T16">སྒྲུབ་པའི་མཐུན་རྐྱེན་སྒམ་པོ་སྒོམ་སྡེ་ནས། །</text:span></text:p>
      <text:p text:style-name="P26"><text:span text:style-name="T32">མ་ཡུམ་རིག་འཛིན་སྒྲོལ་མའི་དོན་དུ་སྦྱར། །</text:span></text:p>
      <text:p text:style-name="P26"><text:soft-page-break/><text:span text:style-name="T16">ཡི་གེའི་འདུ་བྱེད་ལྷ་ཡུལ་བོད་སྙི་བ། །</text:span></text:p>
      <text:p text:style-name="P26"><text:span text:style-name="T16">དབོན་ཡིག་ཚེ་དབང་དར་རྒྱས་ཞེས་བྱས་བྲིས། །</text:span></text:p>
      <text:p text:style-name="P26"><text:span text:style-name="T16">ཞུས་དག་བྱེད་པོ་བུ་ཆུ་བདེ་སྟེངས་ཀྱི། །</text:span></text:p>
      <text:p text:style-name="P26"><text:span text:style-name="T32">དགེ་སློང་སངས་རྒྱས་ཆོས་སྐྱབས་ཞེས་པས་བགྱིས། །</text:span></text:p>
      <text:p text:style-name="P26"><text:span text:style-name="T16">རིག་བྱེད་འབྱུང་ཁུངས་གཉལ་གྱི་ས་ཕྱོགས་ནས། །</text:span></text:p>
      <text:p text:style-name="P26"><text:span text:style-name="T16">བརྐོས་ལ་མཁས་པ་ཚེ་དར་བཀྲ་ཤིས་དང་། །</text:span></text:p>
      <text:p text:style-name="P26"><text:span text:style-name="T16">དགོས་པ་ཚེ་དར་ཀུན་དགའ་ལ་སོགས་པ། །</text:span></text:p>
      <text:p text:style-name="P26"><text:span text:style-name="T32">གསུམ་གྱིས་ལྷག་པའི་བཅུ་ཕྲག་དག་གིས་བརྐོས། །</text:span></text:p>
      <text:p text:style-name="P26"><text:span text:style-name="T16">འདིར་འབད་དགེ་བས་མ་ཡུམ་དེ་ཉིད་དང་། །</text:span></text:p>
      <text:p text:style-name="P26"><text:span text:style-name="T16">རྒྱུ་སྦྱོར་དད་བརྩོན་ངལ་བ་ལྷུར་བྱས་ཀྱིས། །</text:span></text:p>
      <text:p text:style-name="P26"><text:span text:style-name="T16">ཐོག་དྲངས་མཐའ་ཡས་འགྲོ་བ་མ་ལུས་པ། །</text:span></text:p>
      <text:p text:style-name="P26"><text:span text:style-name="T32">ཀྱེ་ཡི་རྡོ་རྗེའི་གོ་འཕང་མྱུར་ཐོབ་ཤོག །</text:span></text:p>
      <text:p text:style-name="P26"><text:span text:style-name="T16">གནས་སྐབས་སུ་ཡང་མི་ཁོམ་བརྒྱད་དང་ནི། །</text:span></text:p>
      <text:p text:style-name="P26"><text:span text:style-name="T16">སྡིག་སྤྱོད་ལུས་སུ་ནམ་ཡང་མི་སྐྱེ་ཞིང་། །</text:span></text:p>
      <text:p text:style-name="P26"><text:span text:style-name="T16">དད་བརྩོན་ཤེས་རབ་སྙིང་རྗེ་ཆེ་ལྡན་པས། །</text:span></text:p>
      <text:p text:style-name="P26"><text:span text:style-name="T32">དགེ་སྡིག་བླང་དོར་ཚུལ་བཞིན་བསྒྲུབ་པར་ཤོག །</text:span></text:p>
      <text:p text:style-name="P26"><text:span text:style-name="T16">ཚེ་རབས་ཀུན་ཏུ་རྡོ་རྗེའི་ལུས་ཐོབ་ཅིང་། །</text:span></text:p>
      <text:p text:style-name="P26"><text:span text:style-name="T16">མཚན་ལྡན་རྡོ་རྗེའི་སློབ་དཔོན་གུས་བསྟེན་ནས། །</text:span></text:p>
      <text:p text:style-name="P26"><text:soft-page-break/><text:span text:style-name="T16">སྨིན་གྲོལ་རྡོ་རྗེའི་ཐེག་པའི་ལམ་ཞུགས་ཏེ། །</text:span></text:p>
      <text:p text:style-name="P26"><text:span text:style-name="T32">དགྱེས་པའི་རྡོ་རྗེའི་བྱིན་རླབས་འཇུག་པར་ཤོག །</text:span></text:p>
      <text:p text:style-name="P14"><text:span text:style-name="T59">ཤུབྷམྨསྟུ་སཱརྦ་ཛ་ག་ཏཱཾ། ཡེ་དྷརྨཱ་ཧེ་ཏུ་པྲ་བྷ་བཱ་ཧེ་ཏུནྟེ་ཥཱཾ་ཏ་ཐཱ་ག་ཏོ་ཧྱ་བ་དཏ། ཏེ་ཥཱཉྩ་ཡོ་ནི་རོ་དྷ་ཨེ་བཾ་བཱ་དཱི་མ་ཧཱ་ཤྲ་མ་ཎཿ </text:span></text:p>
      <text:p text:style-name="P10"><text:span text:style-name="T59">ས་བཅད་ཀྱི་ཟུར་མཆན། </text:span></text:p>
      <text:p text:style-name="P46"/>
      <text:p text:style-name="P6"><text:span text:style-name="T59">༄༅། ། ས་བཅད་འདི་བསྒྲིགས་སྐབས་སོ་སོའི་དབྱེ་གཞི་ལ་ནང་གསེས་དུ་ཡོད་གྲངས་སྨོས་པ་དང་། ནང་གསེས་ཀྱི་རིམ་པར་ཀ་ཁ་སོགས་ལ་ཨང་གྲངས་ཀྱི་རྟགས་བཀོད་ཡོད། དེའང་ཐོག་མར་གཞུང་འདིའི་དབྱེ་གཞིའི་ས་བཅད་ལ། ཀ་དང་པོ། (ཀ༡)ཀ་གཉིས་པ། (ཀ༢)སོགས་ཀ་ལ་ཨང་གྲངས་བཀོད་ནས་གོ་རིམ་མཚོན་པར་བྱས་པ་དང་། དེ་ནས་ཀ་དང་པོའི་(ཀ༡)ནང་གསེས་ཀྱི་དབྱེ་བ་ལ། ཁ་དང་པོ། (ཁ༡)ཁ་གཉིས་པ། (ཁ༢)སོགས་དང་། ཁ་དང་པོའི་(ཁ༡)ནང་གསེས་ལ། ག་དང་པོ། (ག༡)ག་གཉིས་པ། (ག༢)སོགས་དང་། ག་དང་པོའི་(ག༡)ནང་གསེས་ལ། ང་དང་པོ། (ང༡)ང་གཉིས་པ། (ང༢)ང་གསུམ་པ། (ང༣)སོགས་ཀྱིས་མཚོན་པར་བྱས་ཡོད། དེ་བཞིན་དུ་ཀ་གཉིས་པ། (ཀ༢)ཀ་གསུམ་པ། (ཀ༣)སོགས་ཀྱི་ནང་གསེས་ལའང་། ཁ་དང་པོ། (ཁ༡)ཁ་གཉིས་པ། (ཁ༢)ཁ་གསུམ་པ། (ཁ༣)སོགས་ཀྱི་གོ་རིམ་ཀ་དང་པོའི་(ཀ༡)ནང་གསེས་དབྱེ་ཚུལ་དང་མཚུངས་པས། ས་བཅད་དེ་དག་གི་ནང་གསེས་ཇི་ཙམ་ཡོད་ཀྱང་རྟགས་འདྲ་མིན་སྣ་ཚོགས་བཀོད་མི་དགོས་པ་བོད་ཡིག་གི་གསལ་བྱེད་དང་ཨང་རྟགས་ཁོ་ནས་ཐམས་ཅད་གོ་རིམ་མ་འདྲེས་པ་གསལ་པོར་གོ་ཐུབ་པའི་ཁྱད་ཆོས་ཀྱང་ལྡན་ཡོད་དོ། ། </text:span></text:p>
      <text:p text:style-name="P47"/>
      <text:p text:style-name="P9"><text:span text:style-name="T59"/></text:p>
      <text:p text:style-name="P50"><text:span text:style-name="T59">བརྟག་གཉིས་འགྲེལ་པ་ལེགས་བཤད་ཉི་མའི་འོད་ཟེར། </text:span></text:p>
      <text:p text:style-name="P51"><text:span text:style-name="T59">བརྟག་པ་ཕྱི་མ། </text:span></text:p>
      <text:p text:style-name="P52"><text:span text:style-name="T59">བརྟག་པ་ཕྱི་མ། དང་པོ་རབ་གནས་ཀྱི་ལེའུ།</text:span></text:p>
      <text:p text:style-name="P42"><text:span text:style-name="T1">ང༢ </text:span><text:span text:style-name="T59">བརྟག་པ་ཕྱི་མ་མ་ཚང་བ་ཁ་སྐོང་བའི་ཚུལ་དུ་བཤད་པ་ལ་གཉིས། </text:span><text:span text:style-name="T64">(</text:span><text:span text:style-name="T59">༡༦༧ན</text:span><text:span text:style-name="T64">)</text:span></text:p>
      <text:p text:style-name="P42"><text:span text:style-name="T59">ཅ༡ གཞུང་དངོས་ལ་ལེའུ་བཅུ་གཉིས། </text:span><text:span text:style-name="T64">(</text:span><text:span text:style-name="T59">༡༦༧ན</text:span><text:span text:style-name="T64">)</text:span></text:p>
      <text:p text:style-name="P42"><text:span text:style-name="T1">ཆ༡</text:span><text:span text:style-name="T56">༽</text:span><text:span text:style-name="T1"> </text:span><text:span text:style-name="T59">རབ་གནས་ཀྱི་ལེའུ་བཤད་པ་ལ་གཉིས། </text:span><text:span text:style-name="T64">(</text:span><text:span text:style-name="T59">༡༦༧ན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༡༦༧ན</text:span><text:span text:style-name="T64">)</text:span><text:span text:style-name="T59"> </text:span></text:p>
      <text:p text:style-name="P42"><text:span text:style-name="T1">ཇ༢ </text:span><text:span text:style-name="T59">ལེའུའི་དོན་ལ་གཉིས། </text:span><text:span text:style-name="T64">(</text:span><text:span text:style-name="T59">༡༦༧ན</text:span><text:span text:style-name="T64">)</text:span></text:p>
      <text:p text:style-name="P42"><text:span text:style-name="T59">ཉ༡ སྤྱི་དོན། </text:span><text:span text:style-name="T64">(</text:span><text:span text:style-name="T59">༡༦༧ན</text:span><text:span text:style-name="T64">)</text:span></text:p>
      <text:p text:style-name="P42"><text:span text:style-name="T59">ཉ༢ གཞུང་དོན་ལ་གཉིས། </text:span><text:span text:style-name="T64">(</text:span><text:span text:style-name="T59">༡༧༢ན</text:span><text:span text:style-name="T64">)</text:span></text:p>
      <text:p text:style-name="P42"><text:span text:style-name="T1">ཏ༡ </text:span><text:span text:style-name="T59">རབ་གནས་ཀྱི་ཆོ་ག་ལ་གཉིས། </text:span><text:span text:style-name="T64">(</text:span><text:span text:style-name="T59">༡༧༢ན</text:span><text:span text:style-name="T64">)</text:span></text:p>
      <text:p text:style-name="P42"><text:span text:style-name="T1">ཐ༡ </text:span><text:span text:style-name="T59">རབ་གནས་དངོས་ལ་གཉིས། </text:span><text:span text:style-name="T64">(</text:span><text:span text:style-name="T59">༡༧༢ན</text:span><text:span text:style-name="T64">)</text:span><text:span text:style-name="T59"> </text:span></text:p>
      <text:p text:style-name="P42"><text:span text:style-name="T59">ད༡ ཞུས་པ། </text:span><text:span text:style-name="T64">(</text:span><text:span text:style-name="T59">༡༧༢ན</text:span><text:span text:style-name="T64">)</text:span></text:p>
      <text:p text:style-name="P42"><text:span text:style-name="T59">ད༢ ལན་བསྟན་པ་ལ་གཉིས། </text:span><text:span text:style-name="T64">(</text:span><text:span text:style-name="T59">༡༧༢ན</text:span><text:span text:style-name="T64">)</text:span></text:p>
      <text:p text:style-name="P42"><text:span text:style-name="T1">ན༡ </text:span><text:span text:style-name="T59">རབ་གནས་ཀྱི་ཆོ་ག་བཤད་པ།</text:span><text:span text:style-name="T64">(</text:span><text:span text:style-name="T59">༡༧༢ན</text:span><text:span text:style-name="T64">)</text:span></text:p>
      <text:p text:style-name="P42"><text:span text:style-name="T1">ན༢ </text:span><text:span text:style-name="T59">སློབ་དཔོན་བཤད་པ། </text:span><text:span text:style-name="T64">(</text:span><text:span text:style-name="T59">༡༧༢བ</text:span><text:span text:style-name="T64">)</text:span></text:p>
      <text:p text:style-name="P42"><text:span text:style-name="T1">ཐ༢ </text:span><text:span text:style-name="T59">མཆོད་པ་འབུལ་ཚུལ། </text:span><text:span text:style-name="T64">(</text:span><text:span text:style-name="T59">༡༧༢བ</text:span><text:span text:style-name="T64">)</text:span></text:p>
      <text:p text:style-name="P42"><text:span text:style-name="T1">ཏ༢ </text:span><text:span text:style-name="T59">འཕྲོས་དོན་སྦྱིན་སྲེག་བཤད་པ་ལ་དྲུག །</text:span><text:span text:style-name="T64">(</text:span><text:span text:style-name="T59">༡༧༣ན</text:span><text:span text:style-name="T64">)</text:span></text:p>
      <text:p text:style-name="P42"><text:soft-page-break/><text:span text:style-name="T59">ཐ༡ ཐབ་ཀྱི་རྣམ་དབྱེ་བཤད་པ་ལ་གསུམ། </text:span><text:span text:style-name="T64">(</text:span><text:span text:style-name="T59">༡༧༣ན</text:span><text:span text:style-name="T64">)</text:span></text:p>
      <text:p text:style-name="P42"><text:span text:style-name="T59">ད༡ ཐབ་ཀྱི་དབྱིབས། </text:span><text:span text:style-name="T64">(</text:span><text:span text:style-name="T59">༡༧༣ན</text:span><text:span text:style-name="T64">)</text:span></text:p>
      <text:p text:style-name="P42"><text:span text:style-name="T59">ད༢ ཐབ་ཀྱི་ཚད། </text:span><text:span text:style-name="T64">(</text:span><text:span text:style-name="T59">༡༧༣བ</text:span><text:span text:style-name="T64">)</text:span></text:p>
      <text:p text:style-name="P42"><text:span text:style-name="T59">ད༣ ཐབ་ཀྱི་ཁ་དོག ། </text:span><text:span text:style-name="T64">(</text:span><text:span text:style-name="T59">༡༧༣བ</text:span><text:span text:style-name="T64">)</text:span></text:p>
      <text:p text:style-name="P42"><text:span text:style-name="T59">ཐ༢ སྲེག་རྫས། </text:span><text:span text:style-name="T64">(</text:span><text:span text:style-name="T59">༡༧༣བ</text:span><text:span text:style-name="T64">)</text:span><text:span text:style-name="T59"> </text:span></text:p>
      <text:p text:style-name="P42"><text:span text:style-name="T59">ཐ༣ མེ་ལྷ་དགུག་པ། </text:span><text:span text:style-name="T64">(</text:span><text:span text:style-name="T59">༡༧༤ན</text:span><text:span text:style-name="T64">)</text:span><text:span text:style-name="T59"> </text:span></text:p>
      <text:p text:style-name="P42"><text:span text:style-name="T59">ཐ༤ ས་ལྷ་མཁྱེན་གསོལ། </text:span><text:span text:style-name="T64">(</text:span><text:span text:style-name="T59">༡༧༤ན</text:span><text:span text:style-name="T64">)</text:span><text:span text:style-name="T59"> </text:span></text:p>
      <text:p text:style-name="P42"><text:span text:style-name="T59">ཐ༥ མེ་ལྷ་གཤེགས་པ། </text:span><text:span text:style-name="T64">(</text:span><text:span text:style-name="T59">༡༧༤ན</text:span><text:span text:style-name="T64">)</text:span><text:span text:style-name="T59"> </text:span></text:p>
      <text:p text:style-name="P42"><text:span text:style-name="T59">ཐ༦ མཆོད་སྔགས་བཤད་པ། </text:span><text:span text:style-name="T64">(</text:span><text:span text:style-name="T59">༡༧༤བ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༡༧༥ན</text:span><text:span text:style-name="T64">)</text:span></text:p>
      <text:p text:style-name="P52"><text:span text:style-name="T59">བརྟག་པ་ཕྱི་མ། གཉིས་པ་དངོས་གྲུབ་གཏན་ལ་དབབ་པའི་ལེའུ། </text:span></text:p>
      <text:p text:style-name="P42"><text:span text:style-name="T56">ཆ༢༽ </text:span><text:span text:style-name="T59">གཉིས་པ་དངོས་གྲུབ་གཏན་ལ་དབབ་པའི་ལེའུ་འཆད་པ་ལ་གསུམ། </text:span><text:span text:style-name="T64">(</text:span><text:span text:style-name="T59">༡༧༥ན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༡༧༥ན</text:span><text:span text:style-name="T64">)</text:span></text:p>
      <text:p text:style-name="P42"><text:span text:style-name="T1">ཇ༢ </text:span><text:span text:style-name="T59">ལེའུའི་དོན་ལ་གཉིས། </text:span><text:span text:style-name="T64">(</text:span><text:span text:style-name="T59">༡༧༥བ</text:span><text:span text:style-name="T64">)</text:span><text:span text:style-name="T59"> </text:span></text:p>
      <text:p text:style-name="P42"><text:span text:style-name="T1">ཉ༡ </text:span><text:span text:style-name="T59">དོགས་གཅོད་ཀྱི་ཚུལ་དུ་ཞུས་པ། </text:span><text:span text:style-name="T64">(</text:span><text:span text:style-name="T59">༡༧༥བ</text:span><text:span text:style-name="T64">)</text:span><text:span text:style-name="T59"> </text:span></text:p>
      <text:p text:style-name="P42"><text:span text:style-name="T1">ཉ༢ </text:span><text:span text:style-name="T59">ལན་གྱི་ཚུལ་དུ་གསུངས་པ་ལ་བཞི། </text:span><text:span text:style-name="T64">(</text:span><text:span text:style-name="T59">༡༧༥བ</text:span><text:span text:style-name="T64">)</text:span></text:p>
      <text:p text:style-name="P42"><text:span text:style-name="T1">ཏ༡ </text:span><text:span text:style-name="T59">ལྷའི་རྣལ་འབྱོར་དགོས་ཚུལ། </text:span><text:span text:style-name="T64">(</text:span><text:span text:style-name="T59">༡༧༥བ</text:span><text:span text:style-name="T64">)</text:span></text:p>
      <text:p text:style-name="P42"><text:span text:style-name="T1">ཐ༡ </text:span><text:span text:style-name="T59">མདོར་བསྟན་པ། </text:span><text:span text:style-name="T64">(</text:span><text:span text:style-name="T59">༡༧༥བ</text:span><text:span text:style-name="T64">)</text:span><text:span text:style-name="T59"> </text:span></text:p>
      <text:p text:style-name="P42"><text:soft-page-break/><text:span text:style-name="T1">ཐ༢ </text:span><text:span text:style-name="T59">རྒྱས་པར་བཤད་ལ་གཉིས། </text:span><text:span text:style-name="T64">(</text:span><text:span text:style-name="T59">༡༧༦ན</text:span><text:span text:style-name="T64">)</text:span></text:p>
      <text:p text:style-name="P42"><text:span text:style-name="T1">ད༡ </text:span><text:span text:style-name="T59">ལས་དང་པོ་པས་སྒོམ་ཚུལ། </text:span><text:span text:style-name="T64">(</text:span><text:span text:style-name="T59">༡༧༦ན</text:span><text:span text:style-name="T64">)</text:span></text:p>
      <text:p text:style-name="P42"><text:span text:style-name="T1">ད༢ </text:span><text:span text:style-name="T59">ཅུང་ཟད་བརྟན་པ་ཐོབ་པས་སྒོམ་ཚུལ། </text:span><text:span text:style-name="T64">(</text:span><text:span text:style-name="T59">༡༧༦ན</text:span><text:span text:style-name="T64">)</text:span></text:p>
      <text:p text:style-name="P42"><text:span text:style-name="T1">ཏ༢ </text:span><text:span text:style-name="T59">དེ་ནས་སྤྱོད་པ་སྤྱད་ཚུལ་ལ་གཉིས། </text:span><text:span text:style-name="T64">(</text:span><text:span text:style-name="T59">༡༧༦བ</text:span><text:span text:style-name="T64">)</text:span></text:p>
      <text:p text:style-name="P42"><text:span text:style-name="T59">ད༡ སྔོན་འགྲོའི་རྣམ་ངེས་ལ་བཞི། </text:span><text:span text:style-name="T64">(</text:span><text:span text:style-name="T59">༡༧༦བ</text:span><text:span text:style-name="T64">)</text:span></text:p>
      <text:p text:style-name="P42"><text:span text:style-name="T59">ན༡ རྣལ་འབྱོར་བརྟན་མི་བརྟན་བརྟགས་པ། </text:span><text:span text:style-name="T64">(</text:span><text:span text:style-name="T59">༡༧༧ན</text:span><text:span text:style-name="T64">)</text:span></text:p>
      <text:p text:style-name="P42"><text:span text:style-name="T59">ན༢ ཕྱག་རྒྱའི་ལམ་གྱི་ཁྱད་པར་བརྗོད་པ། </text:span><text:span text:style-name="T64">(</text:span><text:span text:style-name="T59">༡༧༧ན</text:span><text:span text:style-name="T64">)</text:span><text:span text:style-name="T59"> </text:span></text:p>
      <text:p text:style-name="P42"><text:span text:style-name="T59">ན༣ དྲོད་རྟགས་ཀྱི་རིམ་པ་བསྟན་པ། </text:span><text:span text:style-name="T64">(</text:span><text:span text:style-name="T59">༡༧༧བ</text:span><text:span text:style-name="T64">)</text:span><text:span text:style-name="T59"> </text:span></text:p>
      <text:p text:style-name="P42"><text:span text:style-name="T59">ན༤ ལམ་སྒྲུབ་པའི་གང་ཟག་བཤད་པ་ལ་གཉིས། </text:span><text:span text:style-name="T64">(</text:span><text:span text:style-name="T59">༡༧༨ན</text:span><text:span text:style-name="T64">)</text:span></text:p>
      <text:p text:style-name="P42"><text:span text:style-name="T1">ད༡ </text:span><text:span text:style-name="T59">རྟེན་དམན་པས་ཀྱང་འགྲུབ་ཚུལ། </text:span><text:span text:style-name="T64">(</text:span><text:span text:style-name="T59">༡༧༨ན</text:span><text:span text:style-name="T64">)</text:span><text:span text:style-name="T59"> </text:span></text:p>
      <text:p text:style-name="P42"><text:span text:style-name="T1">ད༢ </text:span><text:span text:style-name="T59">མཆོག་གིས་ངེས་པར་འགྲུབ་ཚུལ། </text:span><text:span text:style-name="T64">(</text:span><text:span text:style-name="T59">༡༧༨བ</text:span><text:span text:style-name="T64">)</text:span></text:p>
      <text:p text:style-name="P42"><text:span text:style-name="T59">ད༢ སྤྱོད་པ་སྤྱད་ཚུལ་ལ་ལྔ། </text:span><text:span text:style-name="T64">(</text:span><text:span text:style-name="T59">༡༧༨བ</text:span><text:span text:style-name="T64">)</text:span><text:span text:style-name="T59"> </text:span></text:p>
      <text:p text:style-name="P42"><text:span text:style-name="T59">ན༡ དང་པོར་གསང་སྤྱོད་བྱ་ཚུལ། </text:span><text:span text:style-name="T64">(</text:span><text:span text:style-name="T59">༡༧༨བ</text:span><text:span text:style-name="T64">)</text:span><text:span text:style-name="T59"> </text:span></text:p>
      <text:p text:style-name="P42"><text:span text:style-name="T59">ན༢ ཕྱག་རྒྱའི་གནང་བ་རྙེད་ཚུལ། </text:span><text:span text:style-name="T64">(</text:span><text:span text:style-name="T59">༡༧༩ན</text:span><text:span text:style-name="T64">)</text:span><text:span text:style-name="T59"> </text:span></text:p>
      <text:p text:style-name="P42"><text:span text:style-name="T59">ན༣ དེའི་རྒྱུད་སྦྱང་ཚུལ། </text:span><text:span text:style-name="T64">(</text:span><text:span text:style-name="T59">༡༧༩ན</text:span><text:span text:style-name="T64">)</text:span><text:span text:style-name="T59"> </text:span></text:p>
      <text:p text:style-name="P42"><text:span text:style-name="T59">ན༤ ཡང་ན་ནུས་པས་དགུག་ཚུལ། </text:span><text:span text:style-name="T64">(</text:span><text:span text:style-name="T59">༡༧༩བ</text:span><text:span text:style-name="T64">)</text:span><text:span text:style-name="T59"> </text:span></text:p>
      <text:p text:style-name="P42"><text:span text:style-name="T59">ན༥ སྤྱོད་པའི་དགོས་དོན། </text:span><text:span text:style-name="T64">(</text:span><text:span text:style-name="T59">༡༧༩བ</text:span><text:span text:style-name="T64">)</text:span></text:p>
      <text:p text:style-name="P42"><text:span text:style-name="T1">ཏ༣ </text:span><text:span text:style-name="T59">དེ་ལས་འཕྲོས་པའི་དོན་བཤད་པ་ལ་གཉིས། </text:span><text:span text:style-name="T64">(</text:span><text:span text:style-name="T59">༡༨༠ན</text:span><text:span text:style-name="T64">)</text:span></text:p>
      <text:p text:style-name="P42"><text:span text:style-name="T1">ཐ༡ </text:span><text:span text:style-name="T59">དོགས་གཅོད་ཞུས་པ། </text:span><text:span text:style-name="T64">(</text:span><text:span text:style-name="T59">༡༨༠ན</text:span><text:span text:style-name="T64">)</text:span></text:p>
      <text:p text:style-name="P42"><text:soft-page-break/><text:span text:style-name="T1">ཐ༢ </text:span><text:span text:style-name="T59">ལན་གསུངས་པ་ལ་གཉིས། </text:span><text:span text:style-name="T64">(</text:span><text:span text:style-name="T59">༡༨༠ན</text:span><text:span text:style-name="T64">)</text:span></text:p>
      <text:p text:style-name="P42"><text:span text:style-name="T1">ད༡ </text:span><text:span text:style-name="T59">དེའི་དངོས་ལན། </text:span><text:span text:style-name="T64">(</text:span><text:span text:style-name="T59">༡༨༠ན</text:span><text:span text:style-name="T64">)</text:span><text:span text:style-name="T59"> </text:span></text:p>
      <text:p text:style-name="P42"><text:span text:style-name="T1">ད༢ </text:span><text:span text:style-name="T59">ཕྱག་རྒྱའི་དངོས་གྲུབ་བཤད་པ། </text:span><text:span text:style-name="T64">(</text:span><text:span text:style-name="T59">༡༨༡བ</text:span><text:span text:style-name="T64">)</text:span></text:p>
      <text:p text:style-name="P42"><text:span text:style-name="T1">ཏ༣ </text:span><text:span text:style-name="T59">དངོས་གྲུབ་སྒྲུབ་ཚུལ་བཤད་པ་ལ་གཉིས། </text:span><text:span text:style-name="T64">(</text:span><text:span text:style-name="T59">༡༨༢ན</text:span><text:span text:style-name="T64">)</text:span></text:p>
      <text:p text:style-name="P42"><text:span text:style-name="T1">ཐ༡ </text:span><text:span text:style-name="T59">ལམ་གྱི་རྣམ་གཞག་བཤད་པ་ལ་བཞི། </text:span><text:span text:style-name="T64">(</text:span><text:span text:style-name="T59">༡༨༢ན</text:span><text:span text:style-name="T64">)</text:span><text:span text:style-name="T59"> </text:span></text:p>
      <text:p text:style-name="P42"><text:span text:style-name="T1">ད༡ </text:span><text:span text:style-name="T59">རིམ་གཉིས་ཀྱི་གོ་རིམ། </text:span><text:span text:style-name="T64">(</text:span><text:span text:style-name="T59">༡༨༢ན</text:span><text:span text:style-name="T64">)</text:span><text:span text:style-name="T59"> </text:span></text:p>
      <text:p text:style-name="P42"><text:span text:style-name="T1">ད༢ </text:span><text:span text:style-name="T59">ཟུང་འཇུག་ཏུ་བྱ་ཚུལ། </text:span><text:span text:style-name="T64">(</text:span><text:span text:style-name="T59">༡༨༢བ</text:span><text:span text:style-name="T64">)</text:span><text:span text:style-name="T59"> </text:span></text:p>
      <text:p text:style-name="P42"><text:span text:style-name="T1">ད༣ </text:span><text:span text:style-name="T59">དེ་གང་ལས་བྱུང་བ། </text:span><text:span text:style-name="T64">(</text:span><text:span text:style-name="T59">༡༨༣ན</text:span><text:span text:style-name="T64">)</text:span><text:span text:style-name="T59"> </text:span></text:p>
      <text:p text:style-name="P42"><text:span text:style-name="T1">ད༤ </text:span><text:span text:style-name="T59">ཐམས་ཅད་བདེ་ཆེན་དུ་བསྟན་པ་ལ་གཉིས། </text:span><text:span text:style-name="T64">(</text:span><text:span text:style-name="T59">༡༨༣ན</text:span><text:span text:style-name="T64">)</text:span></text:p>
      <text:p text:style-name="P42"><text:span text:style-name="T59">ན༡ སྤྱི་དོན། </text:span><text:span text:style-name="T64">(</text:span><text:span text:style-name="T59">༡༨༣ན</text:span><text:span text:style-name="T64">)</text:span></text:p>
      <text:p text:style-name="P42"><text:span text:style-name="T59">ན༢ གཞུང་དོན། </text:span><text:span text:style-name="T64">(</text:span><text:span text:style-name="T59">༡༨༤བ</text:span><text:span text:style-name="T64">)</text:span></text:p>
      <text:p text:style-name="P42"><text:span text:style-name="T1">ཐ༢ </text:span><text:span text:style-name="T59">དེའི་དོགས་གཅོད་ལ་གཉིས། </text:span><text:span text:style-name="T64">(</text:span><text:span text:style-name="T59">༡༨༤བ</text:span><text:span text:style-name="T64">)</text:span></text:p>
      <text:p text:style-name="P42"><text:span text:style-name="T59">ད༡ ཞུས་པ། </text:span><text:span text:style-name="T64">(</text:span><text:span text:style-name="T59">༡༨༤བ</text:span><text:span text:style-name="T64">)</text:span></text:p>
      <text:p text:style-name="P42"><text:span text:style-name="T59">ད༢ ལན་བསྟན་པལ་གཉིས། </text:span><text:span text:style-name="T64">(</text:span><text:span text:style-name="T59">༡༨༥ན</text:span><text:span text:style-name="T64">)</text:span></text:p>
      <text:p text:style-name="P42"><text:span text:style-name="T59">ན༡ དངོས་ལན། </text:span><text:span text:style-name="T64">(</text:span><text:span text:style-name="T59">༡༨༥ན</text:span><text:span text:style-name="T64">)</text:span></text:p>
      <text:p text:style-name="P42"><text:span text:style-name="T59">ན༢ འཕྲོས་དོན་ལ་གསུམ། </text:span><text:span text:style-name="T64">(</text:span><text:span text:style-name="T59">༡༨༥བ</text:span><text:span text:style-name="T64">)</text:span></text:p>
      <text:p text:style-name="P42"><text:span text:style-name="T1">ད༡ </text:span><text:span text:style-name="T59">བསྒྲུབ་བྱ་འབྲས་བུའི་རྣམ་གཞག་བཤད་པ་ལ་ལྔ། </text:span><text:span text:style-name="T64">(</text:span><text:span text:style-name="T59">༡༨༥བ</text:span><text:span text:style-name="T64">)</text:span></text:p>
      <text:p text:style-name="P42"><text:span text:style-name="T1">ན༡ </text:span><text:span text:style-name="T59">བསྒྲུབ་བྱའི་སངས་རྒྱས། </text:span><text:span text:style-name="T64">(</text:span><text:span text:style-name="T59">༡༨༥བ</text:span><text:span text:style-name="T64">)</text:span><text:span text:style-name="T59"> </text:span></text:p>
      <text:p text:style-name="P42"><text:span text:style-name="T1">ན༢ </text:span><text:span text:style-name="T59">དེའི་བཞུགས་གནས། </text:span><text:span text:style-name="T64">(</text:span><text:span text:style-name="T59">༡༨༥བ</text:span><text:span text:style-name="T64">)</text:span><text:span text:style-name="T59"> </text:span></text:p>
      <text:p text:style-name="P42"><text:soft-page-break/><text:span text:style-name="T1">ན༣ </text:span><text:span text:style-name="T59">དེ་ཉིད་དུ་བཞུགས་ཚུལ་ལ་གཉིས། </text:span><text:span text:style-name="T64">(</text:span><text:span text:style-name="T59">༡༨༥བ</text:span><text:span text:style-name="T64">)</text:span><text:span text:style-name="T59"> </text:span></text:p>
      <text:p text:style-name="P42"><text:span text:style-name="T1">པ༡ </text:span><text:span text:style-name="T59">བརྟེན་པ་ཆོས་སྐུའི་བཞུགས་ཚུལ། </text:span><text:span text:style-name="T64">(</text:span><text:span text:style-name="T59">༡༨༥བ</text:span><text:span text:style-name="T64">)</text:span><text:span text:style-name="T59"> </text:span></text:p>
      <text:p text:style-name="P42"><text:span text:style-name="T1">པ༢ </text:span><text:span text:style-name="T59">རྟེན་གཟུགས་སྐུའི་བཞུགས་ཚུལ། </text:span><text:span text:style-name="T64">(</text:span><text:span text:style-name="T59">༡༨༦བ</text:span><text:span text:style-name="T64">)</text:span></text:p>
      <text:p text:style-name="P42"><text:span text:style-name="T1">ན༤ </text:span><text:span text:style-name="T59">སངས་རྒྱས་དེའི་རང་བཞིན། </text:span><text:span text:style-name="T64">(</text:span><text:span text:style-name="T59">༡༨༧ན</text:span><text:span text:style-name="T64">)</text:span></text:p>
      <text:p text:style-name="P42"><text:span text:style-name="T1">ན༥ </text:span><text:span text:style-name="T59">དེའི་རིགས་འདྲ་བརྗོད་པ། </text:span><text:span text:style-name="T64">(</text:span><text:span text:style-name="T59">༡༨༧ན</text:span><text:span text:style-name="T64">)</text:span></text:p>
      <text:p text:style-name="P42"><text:span text:style-name="T1">ད༢ </text:span><text:span text:style-name="T59">སྒྲུབ་བྱེད་ལམ་གྱི་དཔེ་དོན་བཤད་པ་ལ་གསུམ། </text:span><text:span text:style-name="T64">(</text:span><text:span text:style-name="T59">༡༨༧བ</text:span><text:span text:style-name="T64">)</text:span><text:span text:style-name="T59"> </text:span></text:p>
      <text:p text:style-name="P42"><text:span text:style-name="T1">ན༡ </text:span><text:span text:style-name="T59">རྣམ་རྟོག་དང་སྲིད་པ་སྦྱང་བའི་དཔེ་དོན། </text:span><text:span text:style-name="T64">(</text:span><text:span text:style-name="T59">༡༨༧བ</text:span><text:span text:style-name="T64">)</text:span><text:span text:style-name="T59"> </text:span></text:p>
      <text:p text:style-name="P42"><text:span text:style-name="T1">ན༢ </text:span><text:span text:style-name="T59">རྣམ་རྟོག་དང་འདོད་ཆགས་སྦྱང་བའི་དཔེ་དོན། </text:span><text:span text:style-name="T64">(</text:span><text:span text:style-name="T59">༡༨༧བ</text:span><text:span text:style-name="T64">)</text:span><text:span text:style-name="T59"> </text:span></text:p>
      <text:p text:style-name="P42"><text:span text:style-name="T1">ན༣ </text:span><text:span text:style-name="T59">ཐབས་དེ་ཉིད་ཀྱི་ཁྱད་པར་བཤད་པ། </text:span><text:span text:style-name="T64">(</text:span><text:span text:style-name="T59">༡༨༨ན</text:span><text:span text:style-name="T64">)</text:span></text:p>
      <text:p text:style-name="P42"><text:span text:style-name="T1">ད༣ </text:span><text:span text:style-name="T59">གྲུབ་འབྲས་བདེ་ཆེན་གྱི་དབྱེ་བསྡུ་བཤད་པ་ལ་གཉིས། </text:span><text:span text:style-name="T64">(</text:span><text:span text:style-name="T59">༡༨༨བ</text:span><text:span text:style-name="T64">)</text:span></text:p>
      <text:p text:style-name="P42"><text:span text:style-name="T1">ན༡ </text:span><text:span text:style-name="T59">སངས་རྒྱས་ལྔའི་རིགས་སུ་དབྱེ་བ་ལ་གཉིས། </text:span><text:span text:style-name="T64">(</text:span><text:span text:style-name="T59">༡༨༨བ</text:span><text:span text:style-name="T64">)</text:span></text:p>
      <text:p text:style-name="P42"><text:span text:style-name="T1">པ༡ </text:span><text:span text:style-name="T59">མདོར་བསྟན་པ། </text:span><text:span text:style-name="T64">(</text:span><text:span text:style-name="T59">༡༨༨བ</text:span><text:span text:style-name="T64">)</text:span></text:p>
      <text:p text:style-name="P42"><text:span text:style-name="T1">པ༢ </text:span><text:span text:style-name="T59">རྒྱས་པར་བཤད་པ། </text:span><text:span text:style-name="T64">(</text:span><text:span text:style-name="T59">༡༨༨བ</text:span><text:span text:style-name="T64">)</text:span></text:p>
      <text:p text:style-name="P42"><text:span text:style-name="T1">ན༢ </text:span><text:span text:style-name="T59">དེ་ལས་ཕྱེ་བའི་དབྱེ་བསྡུ་ལ་གཉིས། </text:span><text:span text:style-name="T64">(</text:span><text:span text:style-name="T59">༡༨༩ན</text:span><text:span text:style-name="T64">)</text:span></text:p>
      <text:p text:style-name="P42"><text:span text:style-name="T59">པ༡ སྤྱིར་བསྟན་པ། </text:span><text:span text:style-name="T64">(</text:span><text:span text:style-name="T59">༡༨༩ན</text:span><text:span text:style-name="T64">)</text:span></text:p>
      <text:p text:style-name="P42"><text:span text:style-name="T59">པ༢ བྱེ་བྲག་ཏུ་བཤད་པ། </text:span><text:span text:style-name="T64">(</text:span><text:span text:style-name="T59">༡༨༩བ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༡༩༠ན</text:span><text:span text:style-name="T64">)</text:span></text:p>
      <text:p text:style-name="P52"><text:span text:style-name="T1">བརྟག་པ་ཕྱི་མ། </text:span><text:span text:style-name="T59">གསུམ་པ་རྒྱུད་ཐམས་ཅད་ཀྱི་གླེང་གཞི་དང་གསང་བའི་སྐད་ཀྱི་ལེའུ། </text:span></text:p>
      <text:p text:style-name="P42"><text:soft-page-break/><text:span text:style-name="T56">ཆ༣༽ </text:span><text:span text:style-name="T59">རྒྱུད་ཐམས་ཅད་ཀྱི་གླེང་གཞི་དང་གསང་བའི་སྐད་ཀྱི་ལེའུ་ལ་གསུམ། </text:span><text:span text:style-name="T64">(</text:span><text:span text:style-name="T59">༡༩༠བ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༡༩༠བ</text:span><text:span text:style-name="T64">)</text:span><text:span text:style-name="T59"> </text:span></text:p>
      <text:p text:style-name="P42"><text:span text:style-name="T1">ཇ༢ </text:span><text:span text:style-name="T59">ལེའུའི་དོན་ལ་གཉིས། </text:span><text:span text:style-name="T64">(</text:span><text:span text:style-name="T59">༡༩༠བ</text:span><text:span text:style-name="T64">)</text:span><text:span text:style-name="T59"> </text:span></text:p>
      <text:p text:style-name="P42"><text:span text:style-name="T59">ཉ༡ མཚམས་སྦྱར་བ། </text:span><text:span text:style-name="T64">(</text:span><text:span text:style-name="T59">༡༩༠བ</text:span><text:span text:style-name="T64">)</text:span><text:span text:style-name="T59"> </text:span></text:p>
      <text:p text:style-name="P42"><text:span text:style-name="T59">ཉ༢ གཞུང་དངོས་གཞི་བཤད་པ་ལ་ལྔ། </text:span><text:span text:style-name="T64">(</text:span><text:span text:style-name="T59">༡༩༡ན</text:span><text:span text:style-name="T64">)</text:span><text:span text:style-name="T59"> </text:span></text:p>
      <text:p text:style-name="P42"><text:span text:style-name="T59">ཏ༡ སྡོམ་པའི་རྣམ་དབྱེ་བཤད་པ་ལ་གཉིས། </text:span><text:span text:style-name="T64">(</text:span><text:span text:style-name="T59">༡༩༡ན</text:span><text:span text:style-name="T64">)</text:span></text:p>
      <text:p text:style-name="P42"><text:span text:style-name="T59">ཐ༡ མདོར་བསྟན་པ། </text:span><text:span text:style-name="T64">(</text:span><text:span text:style-name="T59">༡༩༡ན</text:span><text:span text:style-name="T64">)</text:span></text:p>
      <text:p text:style-name="P42"><text:span text:style-name="T59">ཐ༢ རྒྱས་པར་བཤད་པ་ལ་གཉིས། </text:span><text:span text:style-name="T64">(</text:span><text:span text:style-name="T59">༡༩༡ན</text:span><text:span text:style-name="T64">)</text:span></text:p>
      <text:p text:style-name="P42"><text:span text:style-name="T59">ད༡ ཞུས་པ། </text:span><text:span text:style-name="T64">(</text:span><text:span text:style-name="T59">༡༩༡ན</text:span><text:span text:style-name="T64">)</text:span></text:p>
      <text:p text:style-name="P42"><text:span text:style-name="T59">ད༢ ལན་བསྟན་པ་ལ་གཉིས། </text:span><text:span text:style-name="T64">(</text:span><text:span text:style-name="T59">༡༩༡ན</text:span><text:span text:style-name="T64">)</text:span></text:p>
      <text:p text:style-name="P42"><text:span text:style-name="T4">ན༡ </text:span><text:span text:style-name="T71">ཨེ་ཝཾ་གི་སྡོམ་པ། </text:span><text:span text:style-name="T64">(</text:span><text:span text:style-name="T59">༡༩༡ན</text:span><text:span text:style-name="T64">)</text:span></text:p>
      <text:p text:style-name="P42"><text:span text:style-name="T4">ན༢ </text:span><text:span text:style-name="T71">དེ་ཤེས་པའི་ཐབས་བསྟན་པ་ལ་གསུམ། </text:span><text:span text:style-name="T64">(</text:span><text:span text:style-name="T59">༡༩༡བ</text:span><text:span text:style-name="T64">)</text:span></text:p>
      <text:p text:style-name="P42"><text:span text:style-name="T1">པ༡ </text:span><text:span text:style-name="T59">སྐད་ཅིག་མ་བཞི་མདོར་བསྟན་པ། </text:span><text:span text:style-name="T64">(</text:span><text:span text:style-name="T59">༡༩༡བ</text:span><text:span text:style-name="T64">)</text:span></text:p>
      <text:p text:style-name="P42"><text:span text:style-name="T1">པ༢ </text:span><text:span text:style-name="T59">དེའི་དོན་རྒྱས་པར་བཤད་པ། </text:span><text:span text:style-name="T64">(</text:span><text:span text:style-name="T59">༡༩༡བ</text:span><text:span text:style-name="T64">)</text:span></text:p>
      <text:p text:style-name="P42"><text:span text:style-name="T1">པ༣ </text:span><text:span text:style-name="T59">དེ་ལས་དགའ་བ་བཞི་ངོས་བཟུང་བ། </text:span><text:span text:style-name="T64">(</text:span><text:span text:style-name="T59">༡༩༢ན</text:span><text:span text:style-name="T64">)</text:span></text:p>
      <text:p text:style-name="P42"><text:span text:style-name="T59">ཏ༢ དབང་གི་རྣམ་གཞག་བཤད་པ་ལ་གསུམ། </text:span><text:span text:style-name="T64">(</text:span><text:span text:style-name="T59">༡༩༢བ</text:span><text:span text:style-name="T64">)</text:span></text:p>
      <text:p text:style-name="P42"><text:span text:style-name="T59">ཐ༡ དབང་གི་དབྱེ་བ་དང་དག་པ། </text:span><text:span text:style-name="T64">(</text:span><text:span text:style-name="T59">༡༩༢བ</text:span><text:span text:style-name="T64">)</text:span></text:p>
      <text:p text:style-name="P42"><text:span text:style-name="T59">ཐ༢ དགོས་པ་དང་སྒྲ་དོན། </text:span><text:span text:style-name="T64">(</text:span><text:span text:style-name="T59">༡༩༣ན</text:span><text:span text:style-name="T64">)</text:span></text:p>
      <text:p text:style-name="P42"><text:span text:style-name="T59">ཐ༣ དབང་བཞི་བསྐུར་ཚུལ་ལ་བཞི། </text:span><text:span text:style-name="T64">(</text:span><text:span text:style-name="T59">༡༩༣ན</text:span><text:span text:style-name="T64">)</text:span></text:p>
      <text:p text:style-name="P42"><text:soft-page-break/><text:span text:style-name="T1">ད༡ </text:span><text:span text:style-name="T59">སློབ་དཔོན་གྱི་དབང་། </text:span><text:span text:style-name="T64">(</text:span><text:span text:style-name="T59">༡༩༣ན</text:span><text:span text:style-name="T64">)</text:span></text:p>
      <text:p text:style-name="P42"><text:span text:style-name="T1">ད༢ </text:span><text:span text:style-name="T59">གསང་དབང་། </text:span><text:span text:style-name="T64">(</text:span><text:span text:style-name="T59">༡༩༣བ</text:span><text:span text:style-name="T64">)</text:span></text:p>
      <text:p text:style-name="P42"><text:span text:style-name="T1">ད༣ </text:span><text:span text:style-name="T59">ཤེས་རབ་ཡེ་ཤེས་ཀྱི་དབང་ལ་གསུམ། </text:span><text:span text:style-name="T64">(</text:span><text:span text:style-name="T59">༡༩༣བ</text:span><text:span text:style-name="T64">)</text:span><text:span text:style-name="T59"> </text:span></text:p>
      <text:p text:style-name="P42"><text:span text:style-name="T1">ན༡ </text:span><text:span text:style-name="T59">ཤེས་རབ་མ་གཏད་པ། </text:span><text:span text:style-name="T64">(</text:span><text:span text:style-name="T59">༡༩༣བ</text:span><text:span text:style-name="T64">)</text:span><text:span text:style-name="T59"> </text:span></text:p>
      <text:p text:style-name="P42"><text:span text:style-name="T1">ན༢ </text:span><text:span text:style-name="T59">མཆོད་ཅིང་གསོལ་བ་གདབ་པ་ལ་གསུམ། </text:span><text:span text:style-name="T64">(</text:span><text:span text:style-name="T59">༡༩༣བ</text:span><text:span text:style-name="T64">)</text:span></text:p>
      <text:p text:style-name="P42"><text:span text:style-name="T1">པ༡</text:span><text:span text:style-name="T59"> སློབ་དཔོན་མཆོད་ཚུལ། </text:span><text:span text:style-name="T64">(</text:span><text:span text:style-name="T59">༡༩༣བ</text:span><text:span text:style-name="T64">)</text:span></text:p>
      <text:p text:style-name="P42"><text:span text:style-name="T1">པ༢ </text:span><text:span text:style-name="T59">གསོལ་བ་འདེབས་ཚུལ། </text:span><text:span text:style-name="T64">(</text:span><text:span text:style-name="T59">༡༩༤ན</text:span><text:span text:style-name="T64">)</text:span></text:p>
      <text:p text:style-name="P42"><text:span text:style-name="T1">པ༣ </text:span><text:span text:style-name="T59">མཆོད་རྫས་བཤད་པ། </text:span><text:span text:style-name="T64">(</text:span><text:span text:style-name="T59">༡༩༤ན</text:span><text:span text:style-name="T64">)</text:span></text:p>
      <text:p text:style-name="P42"><text:span text:style-name="T1">ན༣ </text:span><text:span text:style-name="T59">ཡེ་ཤེས་ངོ་སྤྲོད་པ། </text:span><text:span text:style-name="T64">(</text:span><text:span text:style-name="T59">༡༩༤བ</text:span><text:span text:style-name="T64">)</text:span></text:p>
      <text:p text:style-name="P42"><text:span text:style-name="T1">ད༤ </text:span><text:span text:style-name="T59">དབང་བཞི་པ་ལ་གསུམ། </text:span><text:span text:style-name="T64">(</text:span><text:span text:style-name="T59">༡༩༤བ</text:span><text:span text:style-name="T64">)</text:span></text:p>
      <text:p text:style-name="P42"><text:span text:style-name="T1">ན༡ </text:span><text:span text:style-name="T59">དབང་གི་ངོ་བོ། </text:span><text:span text:style-name="T64">(</text:span><text:span text:style-name="T59">༡༩༤བ</text:span><text:span text:style-name="T64">)</text:span><text:span text:style-name="T59"> </text:span></text:p>
      <text:p text:style-name="P42"><text:span text:style-name="T1">ན༢ </text:span><text:span text:style-name="T59">དེ་མངོན་དུ་བྱེད་ཐབས། </text:span><text:span text:style-name="T64">(</text:span><text:span text:style-name="T59">༡༩༥ན</text:span><text:span text:style-name="T64">)</text:span></text:p>
      <text:p text:style-name="P42"><text:span text:style-name="T1">ན༣ </text:span><text:span text:style-name="T59">དེའི་འཕྲོས་དོན་ལ་གསུམ། </text:span><text:span text:style-name="T64">(</text:span><text:span text:style-name="T59">༡༩༥བ</text:span><text:span text:style-name="T64">)</text:span></text:p>
      <text:p text:style-name="P42"><text:span text:style-name="T1">པ༡ </text:span><text:span text:style-name="T59">དཀྱིལ་འཁོར་འཁོར་ལོའི་ཞུས་ལན་ལ་གཉིས། </text:span><text:span text:style-name="T64">(</text:span><text:span text:style-name="T59">༡༩༥བ</text:span><text:span text:style-name="T64">)</text:span></text:p>
      <text:p text:style-name="P42"><text:span text:style-name="T59">ཕ༡ ཞུས་པ། </text:span><text:span text:style-name="T64">(</text:span><text:span text:style-name="T59">༡༩༥བ</text:span><text:span text:style-name="T64">)</text:span></text:p>
      <text:p text:style-name="P42"><text:span text:style-name="T59">ཕ༢ ལན་བསྟན་པ། </text:span><text:span text:style-name="T64">(</text:span><text:span text:style-name="T59">༡༩༥བ</text:span><text:span text:style-name="T64">)</text:span></text:p>
      <text:p text:style-name="P42"><text:span text:style-name="T1">པ༢ </text:span><text:span text:style-name="T59">སྡོམ་པ་དང་དམ་ཚིག་གི་ཞུས་ལན་ལ་གཉིས། </text:span><text:span text:style-name="T64">(</text:span><text:span text:style-name="T59">༡༩༦ན</text:span><text:span text:style-name="T64">)</text:span></text:p>
      <text:p text:style-name="P42"><text:span text:style-name="T59">ཕ༡ སྤྱི་དོན། </text:span><text:span text:style-name="T64">(</text:span><text:span text:style-name="T59">༡༩༦ན</text:span><text:span text:style-name="T64">)</text:span></text:p>
      <text:p text:style-name="P42"><text:span text:style-name="T59">ཕ༢ གཞུང་དོན་ལ་གཉིས། </text:span><text:span text:style-name="T64">(</text:span><text:span text:style-name="T59">༡༩༨བ</text:span><text:span text:style-name="T64">)</text:span></text:p>
      <text:p text:style-name="P42"><text:soft-page-break/><text:span text:style-name="T59">བ༡ ཞུས་པ། </text:span><text:span text:style-name="T64">(</text:span><text:span text:style-name="T59">༡༩༨བ</text:span><text:span text:style-name="T64">)</text:span></text:p>
      <text:p text:style-name="P42"><text:span text:style-name="T59">བ༢ ལ་བསྟན་པ་ལ་གཉིས། </text:span><text:span text:style-name="T64">(</text:span><text:span text:style-name="T59">༡༩༨བ</text:span><text:span text:style-name="T64">)</text:span></text:p>
      <text:p text:style-name="P42"><text:span text:style-name="T59">མ༡ རྩ་བ་མདོར་བསྟན་པ། </text:span><text:span text:style-name="T64">(</text:span><text:span text:style-name="T59">༡༩༨བ</text:span><text:span text:style-name="T64">)</text:span><text:span text:style-name="T59"> </text:span></text:p>
      <text:p text:style-name="P42"><text:span text:style-name="T59">མ༢ དེའི་དོན་བཤད་པ། </text:span><text:span text:style-name="T64">(</text:span><text:span text:style-name="T59">༡༩༨བ</text:span><text:span text:style-name="T64">)</text:span></text:p>
      <text:p text:style-name="P42"><text:span text:style-name="T1">པ༣ </text:span><text:span text:style-name="T59">སྦྱང་གཞི་ཡུལ་དབང་སོགས་ཀྱི་ཞུས་ལན་ལ་གསུམ། </text:span><text:span text:style-name="T64">(</text:span><text:span text:style-name="T59">༡༩༩ན</text:span><text:span text:style-name="T64">)</text:span></text:p>
      <text:p text:style-name="P42"><text:span text:style-name="T1">ཕ༡ </text:span><text:span text:style-name="T59">ཞུས་པ། </text:span><text:span text:style-name="T64">(</text:span><text:span text:style-name="T59">༡༩༩ན</text:span><text:span text:style-name="T64">)</text:span><text:span text:style-name="T59"> </text:span></text:p>
      <text:p text:style-name="P42"><text:span text:style-name="T1">ཕ༢ </text:span><text:span text:style-name="T59">དེའི་ལན་ལ་གསུམ། </text:span><text:span text:style-name="T64">(</text:span><text:span text:style-name="T59">༡༩༩ན</text:span><text:span text:style-name="T64">)</text:span><text:span text:style-name="T59"> </text:span></text:p>
      <text:p text:style-name="P42"><text:span text:style-name="T1">བ༡ </text:span><text:span text:style-name="T59">ཡུལ་དང་དབང་པོ་བཤད་པ། </text:span><text:span text:style-name="T64">(</text:span><text:span text:style-name="T59">༡༩༩ན</text:span><text:span text:style-name="T64">)</text:span><text:span text:style-name="T59"> </text:span></text:p>
      <text:p text:style-name="P42"><text:span text:style-name="T1">བ༢ </text:span><text:span text:style-name="T59">སྐྱེ་མཆེད་དང་ཕུང་ཁམས་བཤད་པ། </text:span><text:span text:style-name="T64">(</text:span><text:span text:style-name="T59">༡༩༩བ</text:span><text:span text:style-name="T64">)</text:span><text:span text:style-name="T59"> </text:span></text:p>
      <text:p text:style-name="P42"><text:span text:style-name="T1">བ༣ </text:span><text:span text:style-name="T59">དེ་དག་གི་རང་བཞིན་བཤད་པ་ལ་གཉིས། </text:span><text:span text:style-name="T64">(</text:span><text:span text:style-name="T59">༢༠༠ན</text:span><text:span text:style-name="T64">)</text:span></text:p>
      <text:p text:style-name="P42"><text:span text:style-name="T1">མ༡ </text:span><text:span text:style-name="T59">སྣང་སྟོང་དབྱེར་མེད་དུ་བསྟན་པ། </text:span><text:span text:style-name="T64">(</text:span><text:span text:style-name="T59">༢༠༠ན</text:span><text:span text:style-name="T64">)</text:span></text:p>
      <text:p text:style-name="P42"><text:span text:style-name="T1">མ༢ </text:span><text:span text:style-name="T59">དེ་ཉིད་དཔེ་དང་སྦྱར་བ། </text:span><text:span text:style-name="T64">(</text:span><text:span text:style-name="T59">༢༠༠བ</text:span><text:span text:style-name="T64">)</text:span></text:p>
      <text:p text:style-name="P42"><text:span text:style-name="T1">ཕ༣ </text:span><text:span text:style-name="T59">རྣལ་འབྱོར་མའི་མཆོད་པ། </text:span><text:span text:style-name="T64">(</text:span><text:span text:style-name="T59">༢༠༡ན</text:span><text:span text:style-name="T64">)</text:span></text:p>
      <text:p text:style-name="P42"><text:span text:style-name="T59">ཏ༣ སྤྱོད་པའི་ཚུལ་ལ་གསུམ། </text:span><text:span text:style-name="T64">(</text:span><text:span text:style-name="T59">༢༠༡ན</text:span><text:span text:style-name="T64">)</text:span></text:p>
      <text:p text:style-name="P42"><text:span text:style-name="T1">ཐ༡ </text:span><text:span text:style-name="T59">མཉན་པར་གདམས་པ། </text:span><text:span text:style-name="T64">(</text:span><text:span text:style-name="T59">༢༠༡ན</text:span><text:span text:style-name="T64">)</text:span></text:p>
      <text:p text:style-name="P42"><text:span text:style-name="T1">ཐ༢ </text:span><text:span text:style-name="T59">ཉན་པའི་ཚུལ། </text:span><text:span text:style-name="T64">(</text:span><text:span text:style-name="T59">༢༠༡བ</text:span><text:span text:style-name="T64">)</text:span></text:p>
      <text:p text:style-name="P42"><text:span text:style-name="T1">ཐ༣ </text:span><text:span text:style-name="T59">གསུངས་པའི་སྤྱོད་པ་ལ་ལྔ། </text:span><text:span text:style-name="T64">(</text:span><text:span text:style-name="T59">༢༠༡བ</text:span><text:span text:style-name="T64">)</text:span></text:p>
      <text:p text:style-name="P42"><text:span text:style-name="T1">ད༡ </text:span><text:span text:style-name="T59">རྟོག་པ་བཅོམ་ཞིང་སྤྲོས་པ་སྐྱུང་བ། </text:span><text:span text:style-name="T64">(</text:span><text:span text:style-name="T59">༢༠༡བ</text:span><text:span text:style-name="T64">)</text:span><text:span text:style-name="T59"> </text:span></text:p>
      <text:p text:style-name="P42"><text:span text:style-name="T1">ད༢ </text:span><text:span text:style-name="T59">འདོད་པ་བསྟེན་ཞིང་ཆགས་སོགས་སྤང་བ། </text:span><text:span text:style-name="T64">(</text:span><text:span text:style-name="T59">༢༠༢ན</text:span><text:span text:style-name="T64">)</text:span></text:p>
      <text:p text:style-name="P42"><text:soft-page-break/><text:span text:style-name="T1">ད༣ </text:span><text:span text:style-name="T59">གཙང་བཙོག་རོ་མཉམ་པ། </text:span><text:span text:style-name="T64">(</text:span><text:span text:style-name="T59">༢༠༢ན</text:span><text:span text:style-name="T64">)</text:span><text:span text:style-name="T59"> </text:span></text:p>
      <text:p text:style-name="P42"><text:span text:style-name="T1">ད༤ </text:span><text:span text:style-name="T59">བཟའ་བཏུང་གི་ཁྱད་པར། </text:span><text:span text:style-name="T64">(</text:span><text:span text:style-name="T59">༢༠༢ན</text:span><text:span text:style-name="T64">)</text:span><text:span text:style-name="T59"> </text:span></text:p>
      <text:p text:style-name="P42"><text:span text:style-name="T1">ད༥ </text:span><text:span text:style-name="T59">ཆ་ལུགས་ཀྱི་ཁྱད་པར། </text:span><text:span text:style-name="T64">(</text:span><text:span text:style-name="T59">༢༠༣ན</text:span><text:span text:style-name="T64">)</text:span></text:p>
      <text:p text:style-name="P42"><text:span text:style-name="T59">ཏ༤ དབང་པོའི་དག་པ་ལ་གཉིས། </text:span><text:span text:style-name="T64">(</text:span><text:span text:style-name="T59">༢༠༣ན</text:span><text:span text:style-name="T64">)</text:span><text:span text:style-name="T59"> </text:span></text:p>
      <text:p text:style-name="P42"><text:span text:style-name="T59">ཐ༡ ཞུས་པ། </text:span><text:span text:style-name="T64">(</text:span><text:span text:style-name="T59">༢༠༣ན</text:span><text:span text:style-name="T64">)</text:span></text:p>
      <text:p text:style-name="P42"><text:span text:style-name="T59">ཐ༢ ལན་བསྟན་པ། </text:span><text:span text:style-name="T64">(</text:span><text:span text:style-name="T59">༢༠༣ན</text:span><text:span text:style-name="T64">)</text:span></text:p>
      <text:p text:style-name="P42"><text:span text:style-name="T59">ཏ༥ གསང་བའི་བརྡ་སྐད་ལ་གཉིས། </text:span><text:span text:style-name="T64">(</text:span><text:span text:style-name="T59">༢༠༣བ</text:span><text:span text:style-name="T64">)</text:span></text:p>
      <text:p text:style-name="P42"><text:span text:style-name="T59">ཐ༡ ཞུས་པ། </text:span><text:span text:style-name="T64">(</text:span><text:span text:style-name="T59">༢༠༣བ</text:span><text:span text:style-name="T64">)</text:span></text:p>
      <text:p text:style-name="P42"><text:span text:style-name="T59">ཐ༢ ལན་བསྟན་པ་ལ་གསུམ། </text:span><text:span text:style-name="T64">(</text:span><text:span text:style-name="T59">༢༠༣བ</text:span><text:span text:style-name="T64">)</text:span></text:p>
      <text:p text:style-name="P42"><text:span text:style-name="T1">ད༡ </text:span><text:span text:style-name="T59">ཉན་པར་བསྐུལ་བ། </text:span><text:span text:style-name="T64">(</text:span><text:span text:style-name="T59">༢༠༣བ</text:span><text:span text:style-name="T64">)</text:span><text:span text:style-name="T59"> </text:span></text:p>
      <text:p text:style-name="P42"><text:span text:style-name="T1">ད༢ </text:span><text:span text:style-name="T59">བརྡ་སྐད་དངོས་ལ་གཉིས། </text:span><text:span text:style-name="T64">(</text:span><text:span text:style-name="T59">༢༠༤ན</text:span><text:span text:style-name="T64">)</text:span></text:p>
      <text:p text:style-name="P42"><text:span text:style-name="T1">ན༡ </text:span><text:span text:style-name="T59">རྣལ་འབྱོར་ཚོགས་པ་ལ་མཁོ་བའི་སྐད། </text:span><text:span text:style-name="T64">(</text:span><text:span text:style-name="T59">༢༠༤ན</text:span><text:span text:style-name="T64">)</text:span></text:p>
      <text:p text:style-name="P42"><text:span text:style-name="T1">ན༢ </text:span><text:span text:style-name="T59">དཀྱིལ་འཁོར་འཁོར་ལོ་ལ་མཁོ་བའི་སྐད་འཕྲོས་དང་བཅས་པ།</text:span><text:span text:style-name="T64">(</text:span><text:span text:style-name="T59">༢༠༤བ</text:span><text:span text:style-name="T64">)</text:span></text:p>
      <text:p text:style-name="P42"><text:span text:style-name="T1">ད༣ </text:span><text:span text:style-name="T59">འཛིན་པར་གདམས་པ་ལ་གཉིས། </text:span><text:span text:style-name="T64">(</text:span><text:span text:style-name="T59">༢༠༥བ</text:span><text:span text:style-name="T64">)</text:span></text:p>
      <text:p text:style-name="P42"><text:span text:style-name="T1">ན༡ </text:span><text:span text:style-name="T59">སྤྱིར་བསྟན་པ། </text:span><text:span text:style-name="T64">(</text:span><text:span text:style-name="T59">༢༠༥བ</text:span><text:span text:style-name="T64">)</text:span></text:p>
      <text:p text:style-name="P42"><text:span text:style-name="T1">ན༢ </text:span><text:span text:style-name="T59">བྱེ་བྲག་ཏུ་བཤད་པ། </text:span><text:span text:style-name="T64">(</text:span><text:span text:style-name="T59">༢༠༥ན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༢༠༦བ</text:span><text:span text:style-name="T64">)</text:span></text:p>
      <text:p text:style-name="P52"><text:span text:style-name="T59">བརྟག་པ་ཕྱི་མ། བཞི་པ་ཕྱག་རྒྱ་བསྡུས་པའི་དོན་གྱི་ལེའུ། </text:span></text:p>
      <text:p text:style-name="P42"><text:soft-page-break/><text:span text:style-name="T56">ཆ༤༽ </text:span><text:span text:style-name="T59">བཞི་པ་ཕྱག་རྒྱ་བསྡུས་པའི་དོན་གྱི་ལེའུ་བཤད་པ་ལ་གསུམ། </text:span><text:span text:style-name="T64">(</text:span><text:span text:style-name="T59">༢༠༦བ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༢༠༦བ</text:span><text:span text:style-name="T64">)</text:span><text:span text:style-name="T59"> </text:span></text:p>
      <text:p text:style-name="P42"><text:span text:style-name="T1">ཇ༢ </text:span><text:span text:style-name="T59">ལེའུའི་དོན་ལ་གཉིས། </text:span><text:span text:style-name="T64">(</text:span><text:span text:style-name="T59">༢༠༦བ</text:span><text:span text:style-name="T64">)</text:span></text:p>
      <text:p text:style-name="P42"><text:span text:style-name="T59">ཉ༡ མཚམས་སྦྱོར་གྱི་ཚུལ་དུ་ཞུས་པ། </text:span><text:span text:style-name="T64">(</text:span><text:span text:style-name="T59">༢༠༦བ</text:span><text:span text:style-name="T64">)</text:span><text:span text:style-name="T59"> </text:span></text:p>
      <text:p text:style-name="P42"><text:span text:style-name="T59">ཉ༢ དེ་དག་གསུངས་ཚུལ་ལ་གཉིས། </text:span><text:span text:style-name="T64">(</text:span><text:span text:style-name="T59">༢༠༧བ</text:span><text:span text:style-name="T64">)</text:span></text:p>
      <text:p text:style-name="P42"><text:span text:style-name="T1">ཏ༡ </text:span><text:span text:style-name="T59">གོང་དུ་ཞུས་པ་དང་འབྲེལ་བའི་ལན་ལ་ལྔ། </text:span><text:span text:style-name="T64">(</text:span><text:span text:style-name="T59">༢༠༧བ</text:span><text:span text:style-name="T64">)</text:span></text:p>
      <text:p text:style-name="P42"><text:span text:style-name="T1">ཐ༡ </text:span><text:span text:style-name="T59">གླུ་བཤད་པ། </text:span><text:span text:style-name="T64">(</text:span><text:span text:style-name="T59">༢༠༧བ</text:span><text:span text:style-name="T64">)</text:span></text:p>
      <text:p text:style-name="P42"><text:span text:style-name="T1">ཐ༢ </text:span><text:span text:style-name="T59">གར་བཤད་པ་ལ་གསུམ། </text:span><text:span text:style-name="T64">(</text:span><text:span text:style-name="T59">༢༠༩ན</text:span><text:span text:style-name="T64">)</text:span><text:span text:style-name="T59"> </text:span></text:p>
      <text:p text:style-name="P42"><text:span text:style-name="T1">ད༡ </text:span><text:span text:style-name="T59">གར་བྱེད་པའི་རྣལ་འབྱོར། </text:span><text:span text:style-name="T64">(</text:span><text:span text:style-name="T59">༢༠༩ན</text:span><text:span text:style-name="T64">)</text:span><text:span text:style-name="T59"> </text:span></text:p>
      <text:p text:style-name="P42"><text:span text:style-name="T1">ད༢ </text:span><text:span text:style-name="T59">གར་བྱེད་པའི་དགོས་པ། </text:span><text:span text:style-name="T64">(</text:span><text:span text:style-name="T59">༢༠༩ན</text:span><text:span text:style-name="T64">)</text:span><text:span text:style-name="T59"> </text:span></text:p>
      <text:p text:style-name="P42"><text:span text:style-name="T1">ད༢ </text:span><text:span text:style-name="T59">དེའི་བྱིན་རླབས་ཀྱི་མཚན་མ་བཤད་པ། </text:span><text:span text:style-name="T64">(</text:span><text:span text:style-name="T59">༢༠༩བ</text:span><text:span text:style-name="T64">)</text:span></text:p>
      <text:p text:style-name="P42"><text:span text:style-name="T1">ཐ༣ </text:span><text:span text:style-name="T59">ལྷའི་རྒྱས་འདེབས་བཤད་པ་ལ་གཉིས། </text:span><text:span text:style-name="T64">(</text:span><text:span text:style-name="T59">༢༠༩བ</text:span><text:span text:style-name="T64">)</text:span><text:span text:style-name="T59"> </text:span></text:p>
      <text:p text:style-name="P42"><text:span text:style-name="T1">ད༡ </text:span><text:span text:style-name="T59">རྒྱས་འདེབས་དགོས་པའི་རྒྱུ་མཚན། </text:span><text:span text:style-name="T64">(</text:span><text:span text:style-name="T59">༢༠༩བ</text:span><text:span text:style-name="T64">)</text:span><text:span text:style-name="T59"> </text:span></text:p>
      <text:p text:style-name="P42"><text:span text:style-name="T1">ད༢ </text:span><text:span text:style-name="T59">ཇི་ལྟར་རྒྱས་འདེབས་ཚུལ། </text:span><text:span text:style-name="T64">(</text:span><text:span text:style-name="T59">༢༡༠ན</text:span><text:span text:style-name="T64">)</text:span></text:p>
      <text:p text:style-name="P42"><text:span text:style-name="T1">ཐ༤ </text:span><text:span text:style-name="T59">ལྷ་མོའི་ས་བོན། </text:span><text:span text:style-name="T64">(</text:span><text:span text:style-name="T59">༢༡༠བ</text:span><text:span text:style-name="T64">)</text:span><text:span text:style-name="T59"> </text:span></text:p>
      <text:p text:style-name="P42"><text:span text:style-name="T1">ཐ༥ </text:span><text:span text:style-name="T59">རྩའི་རྣམ་དག་བཤད་པ་ལ་གཉིས། </text:span><text:span text:style-name="T64">(</text:span><text:span text:style-name="T59">༢༡༡ན</text:span><text:span text:style-name="T64">)</text:span></text:p>
      <text:p text:style-name="P42"><text:span text:style-name="T1">ད༡ </text:span><text:span text:style-name="T59">རྩ་སོ་གཅིག་ལྷ་མོ་དང་སྦྱར་བ། </text:span><text:span text:style-name="T64">(</text:span><text:span text:style-name="T59">༢༡༡ན</text:span><text:span text:style-name="T64">)</text:span></text:p>
      <text:p text:style-name="P42"><text:span text:style-name="T1">ད༢ </text:span><text:span text:style-name="T59">ལྷག་མ་མི་སྦྱོར་བའི་རྒྱུ་མཚན་ལ་གཉིས། </text:span><text:span text:style-name="T64">(</text:span><text:span text:style-name="T59">༢༡༡ན</text:span><text:span text:style-name="T64">)</text:span></text:p>
      <text:p text:style-name="P42"><text:span text:style-name="T1">ན༡ </text:span><text:span text:style-name="T59">དོན་དངོས། </text:span><text:span text:style-name="T64">(</text:span><text:span text:style-name="T59">༢༡༡ན</text:span><text:span text:style-name="T64">)</text:span></text:p>
      <text:p text:style-name="P42"><text:soft-page-break/><text:span text:style-name="T1">ན༢ </text:span><text:span text:style-name="T59">དོགས་གཅོད། </text:span><text:span text:style-name="T64">(</text:span><text:span text:style-name="T59">༢༡༡བ</text:span><text:span text:style-name="T64">)</text:span></text:p>
      <text:p text:style-name="P42"><text:span text:style-name="T1">ཏ༢ </text:span><text:span text:style-name="T59">དེ་ལས་འཕྲོས་པའི་ཞུས་ལན་བཤད་པ་ལ་དྲུག །</text:span><text:span text:style-name="T64">(</text:span><text:span text:style-name="T59">༢༡༣བ</text:span><text:span text:style-name="T64">)</text:span></text:p>
      <text:p text:style-name="P42"><text:span text:style-name="T1">ཐ༡ </text:span><text:span text:style-name="T59">བྱང་སེམས་ཀྱི་ཞུས་ལན་བཤད་པ་ལ་གཉིས། </text:span><text:span text:style-name="T64">(</text:span><text:span text:style-name="T59">༢༡༣བ</text:span><text:span text:style-name="T64">)</text:span></text:p>
      <text:p text:style-name="P42"><text:span text:style-name="T1">ད༡ </text:span><text:span text:style-name="T59">བྱང་སེམས་མི་སྤང་བའི་ཞུས་ལན་བཤད་པ། </text:span><text:span text:style-name="T64">(</text:span><text:span text:style-name="T59">༢༡༣བ</text:span><text:span text:style-name="T64">)</text:span><text:span text:style-name="T59"> </text:span></text:p>
      <text:p text:style-name="P42"><text:span text:style-name="T1">ད༢ </text:span><text:span text:style-name="T59">བྱང་སེམས་བསྐྱེད་པའི་ཞུས་ལན་བཤད་པ་ལ་གཉིས། </text:span><text:span text:style-name="T64">(</text:span><text:span text:style-name="T59">༢༡༣བ</text:span><text:span text:style-name="T64">)</text:span></text:p>
      <text:p text:style-name="P42"><text:span text:style-name="T59">ན༡ ཞུས་པ། </text:span><text:span text:style-name="T64">(</text:span><text:span text:style-name="T59">༢༡༣བ</text:span><text:span text:style-name="T64">)</text:span></text:p>
      <text:p text:style-name="P42"><text:span text:style-name="T59">ན༢ ལན་བསྟན་པ་ལ་གཉིས། </text:span><text:span text:style-name="T64">(</text:span><text:span text:style-name="T59">༢༡༣བ</text:span><text:span text:style-name="T64">)</text:span></text:p>
      <text:p text:style-name="P42"><text:span text:style-name="T59">པ༡ མདོར་བསྟན་པ། </text:span><text:span text:style-name="T64">(</text:span><text:span text:style-name="T59">༢༡༤ན</text:span><text:span text:style-name="T64">)</text:span></text:p>
      <text:p text:style-name="P42"><text:span text:style-name="T59">པ༢ རྒྱས་པར་བཤད་པ་ལ་གསུམ། </text:span><text:span text:style-name="T64">(</text:span><text:span text:style-name="T59">༢༡༤ན</text:span><text:span text:style-name="T64">)</text:span></text:p>
      <text:p text:style-name="P42"><text:span text:style-name="T1">ཕ༡ </text:span><text:span text:style-name="T59">བྱང་སེམས་དེ་བསྐྱེད་པའི་གནས། </text:span><text:span text:style-name="T64">(</text:span><text:span text:style-name="T59">༢༡༤ན</text:span><text:span text:style-name="T64">)</text:span><text:span text:style-name="T59"> </text:span></text:p>
      <text:p text:style-name="P42"><text:span text:style-name="T1">ཕ༢ </text:span><text:span text:style-name="T59">དེ་ཉིད་འཁོར་འདས་སུ་འགྱུར་ཚུལ། </text:span><text:span text:style-name="T64">(</text:span><text:span text:style-name="T59">༢༡༤བ</text:span><text:span text:style-name="T64">)</text:span></text:p>
      <text:p text:style-name="P42"><text:span text:style-name="T1">ཕ༣ </text:span><text:span text:style-name="T59">བྱང་སེམས་བསྐྱེད་ཐབས་ལ་གཉིས། </text:span><text:span text:style-name="T64">(</text:span><text:span text:style-name="T59">༢༡༥ན</text:span><text:span text:style-name="T64">)</text:span></text:p>
      <text:p text:style-name="P42"><text:span text:style-name="T1">བ༡ </text:span><text:span text:style-name="T59">ཀུན་རྫོབ་བྱང་སེམས་བསྐྱེད་ཐབས་བསྟན་པ་ལ་གསུམ། </text:span><text:span text:style-name="T64">(</text:span><text:span text:style-name="T59">༢༡༥ན</text:span><text:span text:style-name="T64">)</text:span></text:p>
      <text:p text:style-name="P42"><text:span text:style-name="T1">མ༡ </text:span><text:span text:style-name="T59">ཕྱག་རྒྱའི་མཚན་ཉིད། </text:span><text:span text:style-name="T64">(</text:span><text:span text:style-name="T59">༢༡༥ན</text:span><text:span text:style-name="T64">)</text:span><text:span text:style-name="T59"> </text:span></text:p>
      <text:p text:style-name="P42"><text:span text:style-name="T1">མ༢ </text:span><text:span text:style-name="T59">བསྟེན་པའི་ཚུལ། </text:span><text:span text:style-name="T64">(</text:span><text:span text:style-name="T59">༢༡༥ན</text:span><text:span text:style-name="T64">)</text:span><text:span text:style-name="T59"> </text:span></text:p>
      <text:p text:style-name="P42"><text:span text:style-name="T1">མ༣ </text:span><text:span text:style-name="T59">ག་པུར་བླང་ཚུལ། </text:span><text:span text:style-name="T64">(</text:span><text:span text:style-name="T59">༢༡༥བ</text:span><text:span text:style-name="T64">)</text:span></text:p>
      <text:p text:style-name="P42"><text:span text:style-name="T1">བ༢ </text:span><text:span text:style-name="T59">དོམ་དམ་བྱང་སེམས་བསྐྱེད་ཐབས་བསྟན་པ་ལ་གསུམ། </text:span><text:span text:style-name="T64">(</text:span><text:span text:style-name="T59">༢༡༦ན</text:span><text:span text:style-name="T64">)</text:span></text:p>
      <text:p text:style-name="P42"><text:span text:style-name="T1">མ༡ </text:span><text:span text:style-name="T59">དོན་དམ་བྱང་སེམས་ཀྱི་གནས་དང་རང་བཞིན། </text:span><text:span text:style-name="T64">(</text:span><text:span text:style-name="T59">༢༡༦ན</text:span><text:span text:style-name="T64">)</text:span></text:p>
      <text:p text:style-name="P42"><text:span text:style-name="T1">མ༢ </text:span><text:span text:style-name="T59">དེའི་མཉམ་རྗེས་ཀྱི་རྣལ་འབྱོར། </text:span><text:span text:style-name="T64">(</text:span><text:span text:style-name="T59">༢༡༦བ</text:span><text:span text:style-name="T64">)</text:span></text:p>
      <text:p text:style-name="P42"><text:soft-page-break/><text:span text:style-name="T1">མ༣ </text:span><text:span text:style-name="T59">དེ་ཉིད་ལྷན་སྐྱེས་སོགས་སུ་བསྟན་པ་ལ་གཉིས། </text:span><text:span text:style-name="T64">(</text:span><text:span text:style-name="T59">༢༡༦བ</text:span><text:span text:style-name="T64">)</text:span></text:p>
      <text:p text:style-name="P42"><text:span text:style-name="T59">ཙ༡ སྤྱིར་བསྟན་པ། </text:span><text:span text:style-name="T64">(</text:span><text:span text:style-name="T59">༢༡༦བ</text:span><text:span text:style-name="T64">)</text:span></text:p>
      <text:p text:style-name="P42"><text:span text:style-name="T59">ཙ༢ བྱེ་བྲག་ཏུ་བཤད་པ། </text:span><text:span text:style-name="T64">(</text:span><text:span text:style-name="T59">༢༡༦བ</text:span><text:span text:style-name="T64">)</text:span></text:p>
      <text:p text:style-name="P42"><text:span text:style-name="T1">ཐ༢ </text:span><text:span text:style-name="T59">སྡོམ་པའི་དོན་གྱི་ཞུས་ལན་ལ་གཉིས། </text:span><text:span text:style-name="T64">(</text:span><text:span text:style-name="T59">༢༡༧ན</text:span><text:span text:style-name="T64">)</text:span><text:span text:style-name="T59"> </text:span></text:p>
      <text:p text:style-name="P42"><text:span text:style-name="T59">ད༡ ཞུས་པ། </text:span><text:span text:style-name="T64">(</text:span><text:span text:style-name="T59">༢༡༧ན</text:span><text:span text:style-name="T64">)</text:span></text:p>
      <text:p text:style-name="P42"><text:span text:style-name="T59">ད༢ ལན་བསྟན་པ་ལ་གསུམ། </text:span><text:span text:style-name="T64">(</text:span><text:span text:style-name="T59">༢༡༧བ</text:span><text:span text:style-name="T64">)</text:span></text:p>
      <text:p text:style-name="P42"><text:span text:style-name="T1">ན༡ </text:span><text:span text:style-name="T59">སྡོམ་པའི་དེ་ཉིད་སྤྱིར་བསྟན་པ། </text:span><text:span text:style-name="T64">(</text:span><text:span text:style-name="T59">༢༡༧བ</text:span><text:span text:style-name="T64">)</text:span><text:span text:style-name="T59"> </text:span></text:p>
      <text:p text:style-name="P42"><text:span text:style-name="T1">ན༢ </text:span><text:span text:style-name="T59">འདི་ཉིད་གསང་བའི་སྙོམས་འཇུག་ཏུ་བཤད་པ། </text:span><text:span text:style-name="T64">(</text:span><text:span text:style-name="T59">༢༡༧བ</text:span><text:span text:style-name="T64">)</text:span><text:span text:style-name="T59"> </text:span></text:p>
      <text:p text:style-name="P42"><text:span text:style-name="T1">ན༣ </text:span><text:span text:style-name="T59">གང་ཞིག་གང་དུ་སྡོམ་པའི་ཚུལ་བཤད་པ་ལ་གཉིས། </text:span><text:span text:style-name="T64">(</text:span><text:span text:style-name="T59">༢༡༨ན</text:span><text:span text:style-name="T64">)</text:span></text:p>
      <text:p text:style-name="P42"><text:span text:style-name="T1">པ༡ </text:span><text:span text:style-name="T59">འཁོར་ལོ་བཞིས་ཆོས་མཐའ་དག་སྡོམ་ཚུལ་ལ་གསུམ། </text:span><text:span text:style-name="T64">(</text:span><text:span text:style-name="T59">༢༡༨ན</text:span><text:span text:style-name="T64">)</text:span></text:p>
      <text:p text:style-name="P42"><text:span text:style-name="T1">ཕ༡ </text:span><text:span text:style-name="T59">དེར་སྐུ་བཞི་སྡོམ་ཚུལ་ལ་གཉིས། </text:span><text:span text:style-name="T64">(</text:span><text:span text:style-name="T59">༢༡༨ན</text:span><text:span text:style-name="T64">)</text:span></text:p>
      <text:p text:style-name="P42"><text:span text:style-name="T1">བ༡ </text:span><text:span text:style-name="T59">སྤྱིར་བསྟན་པ། </text:span><text:span text:style-name="T64">(</text:span><text:span text:style-name="T59">༢༡༨ན</text:span><text:span text:style-name="T64">)</text:span><text:span text:style-name="T59"> </text:span></text:p>
      <text:p text:style-name="P42"><text:span text:style-name="T1">བ༢ </text:span><text:span text:style-name="T59">དེའི་དོན་བཤད་པ། </text:span><text:span text:style-name="T64">(</text:span><text:span text:style-name="T59">༢༡༨ན</text:span><text:span text:style-name="T64">)</text:span></text:p>
      <text:p text:style-name="P42"><text:span text:style-name="T1">ཕ༢ </text:span><text:span text:style-name="T59">འབྲས་བུ་བཞི་སྡོམ་ཚུལ་ལ་གཉིས། </text:span><text:span text:style-name="T64">(</text:span><text:span text:style-name="T59">༢༡༨བ</text:span><text:span text:style-name="T64">)</text:span><text:span text:style-name="T59"> </text:span></text:p>
      <text:p text:style-name="P42"><text:span text:style-name="T1">བ༡ </text:span><text:span text:style-name="T59">ཇི་ལྟར་བསྟན་པ། </text:span><text:span text:style-name="T64">(</text:span><text:span text:style-name="T59">༢༡༨བ</text:span><text:span text:style-name="T64">)</text:span><text:span text:style-name="T59"> </text:span></text:p>
      <text:p text:style-name="P42"><text:span text:style-name="T1">བ༢ </text:span><text:span text:style-name="T59">དེའི་དོན་བཤད་པ། </text:span><text:span text:style-name="T64">(</text:span><text:span text:style-name="T59">༢༡༩ན</text:span><text:span text:style-name="T64">)</text:span></text:p>
      <text:p text:style-name="P42"><text:span text:style-name="T1">ཕ༣ </text:span><text:span text:style-name="T59">སྡེ་པ་བཞི་སྡོམ་ཚུལ། </text:span><text:span text:style-name="T64">(</text:span><text:span text:style-name="T59">༢༡༩ན</text:span><text:span text:style-name="T64">)</text:span></text:p>
      <text:p text:style-name="P42"><text:span text:style-name="T1">པ༢ </text:span><text:span text:style-name="T59">ཞར་བྱུང་གི་འཕྲོས་དོན་བཤད་པ་ལ་བཞི། </text:span><text:span text:style-name="T64">(</text:span><text:span text:style-name="T59">༢༡༩བ</text:span><text:span text:style-name="T64">)</text:span></text:p>
      <text:p text:style-name="P42"><text:span text:style-name="T1">ཕ༡ </text:span><text:span text:style-name="T59">ལུས་བདེ་བའི་ཆོས་མཐུན་དུ་བཤད་པ། </text:span><text:span text:style-name="T64">(</text:span><text:span text:style-name="T59">༢༡༩བ</text:span><text:span text:style-name="T64">)</text:span><text:span text:style-name="T59"> </text:span></text:p>
      <text:p text:style-name="P42"><text:soft-page-break/><text:span text:style-name="T1">ཕ༢ </text:span><text:span text:style-name="T59">དེ་ལ་འཁོར་རྣམས་ངོ་མཚར་ནས་བརྒྱལ་བ། </text:span><text:span text:style-name="T64">(</text:span><text:span text:style-name="T59">༢༢༠ན</text:span><text:span text:style-name="T64">)</text:span><text:span text:style-name="T59"> </text:span></text:p>
      <text:p text:style-name="P42"><text:span text:style-name="T1">ཕ༣ </text:span><text:span text:style-name="T59">དགོངས་དོན་གསུང་བར་ཞལ་གྱིས་བཞེས་ནས་བསླང་བ། </text:span><text:span text:style-name="T64">(</text:span><text:span text:style-name="T59">༢༢༠བ</text:span><text:span text:style-name="T64">)</text:span><text:span text:style-name="T59"> </text:span></text:p>
      <text:p text:style-name="P42"><text:span text:style-name="T1">ཕ༤ </text:span><text:span text:style-name="T59">དགོངས་དོན་ཉིད་བཤད་པ་ལ་གཉིས། </text:span><text:span text:style-name="T64">(</text:span><text:span text:style-name="T59">༢༢༡ན</text:span><text:span text:style-name="T64">)</text:span></text:p>
      <text:p text:style-name="P42"><text:span text:style-name="T59">བ༡ མདོར་བསྟན་པ། </text:span><text:span text:style-name="T64">(</text:span><text:span text:style-name="T59">༢༢༡ན</text:span><text:span text:style-name="T64">)</text:span></text:p>
      <text:p text:style-name="P42"><text:span text:style-name="T59">བ༢ རྒྱས་པར་བཤད་པ་ལ་ལྔ། </text:span><text:span text:style-name="T64">(</text:span><text:span text:style-name="T59">༢༢༡བ</text:span><text:span text:style-name="T64">)</text:span></text:p>
      <text:p text:style-name="P42"><text:span text:style-name="T1">མ༡ </text:span><text:span text:style-name="T59">ཐབས་ཁྱད་པར་ཅན་གྱི་དཔེ་དོན། </text:span><text:span text:style-name="T64">(</text:span><text:span text:style-name="T59">༢༢༡བ</text:span><text:span text:style-name="T64">)</text:span></text:p>
      <text:p text:style-name="P42"><text:span text:style-name="T1">མ༢ </text:span><text:span text:style-name="T59">སེམས་ཀྱི་རང་བཞིན་སངས་རྒྱས་སུ་བསྟན་པ། </text:span><text:span text:style-name="T64">(</text:span><text:span text:style-name="T59">༢༢༢ན</text:span><text:span text:style-name="T64">)</text:span></text:p>
      <text:p text:style-name="P42"><text:span text:style-name="T1">མ༣ </text:span><text:span text:style-name="T59">དེ་ལས་གཞན་དུ་སངས་རྒྱས་མི་རྙེད་པ། </text:span><text:span text:style-name="T64">(</text:span><text:span text:style-name="T59">༢༢༢ན</text:span><text:span text:style-name="T64">)</text:span></text:p>
      <text:p text:style-name="P42"><text:span text:style-name="T1">མ༤ </text:span><text:span text:style-name="T59">ཐབས་ཤེས་མ་ཤེས་ཀྱི་ཁྱད་པར། </text:span><text:span text:style-name="T64">(</text:span><text:span text:style-name="T59">༢༢༢བ</text:span><text:span text:style-name="T64">)</text:span></text:p>
      <text:p text:style-name="P42"><text:span text:style-name="T1">མ༥ </text:span><text:span text:style-name="T59">ཐབས་རྙེད་པའི་འབྲས་བུ། </text:span><text:span text:style-name="T64">(</text:span><text:span text:style-name="T59">༢༢༢བ</text:span><text:span text:style-name="T64">)</text:span></text:p>
      <text:p text:style-name="P42"><text:span text:style-name="T1">ཐ༣ </text:span><text:span text:style-name="T59">ལྷ་མོ་བརྒྱད་ཀྱི་ཕྱག་རྒྱའི་དོགས་གཅོད་ལ་གཉིས། </text:span><text:span text:style-name="T64">(</text:span><text:span text:style-name="T59">༢༢༢བ</text:span><text:span text:style-name="T64">)</text:span></text:p>
      <text:p text:style-name="P42"><text:span text:style-name="T59">ད༡ སྤྱི་དོན། </text:span><text:span text:style-name="T64">(</text:span><text:span text:style-name="T59">༢༢༢བ</text:span><text:span text:style-name="T64">)</text:span></text:p>
      <text:p text:style-name="P42"><text:span text:style-name="T59">ད༢ གཞུང་དོན་ལ་གཉིས། </text:span><text:span text:style-name="T64">(</text:span><text:span text:style-name="T59">༢༢༣བ</text:span><text:span text:style-name="T64">)</text:span></text:p>
      <text:p text:style-name="P42"><text:span text:style-name="T1">ན༡ </text:span><text:span text:style-name="T59">མཚམས་མ་བཞིའི་རྒྱས་འདེབས་ཀྱི་དོགས་གཅོད་ལ་བཞི། </text:span><text:span text:style-name="T64">(</text:span><text:span text:style-name="T59">༢༢༣བ</text:span><text:span text:style-name="T64">)</text:span></text:p>
      <text:p text:style-name="P42"><text:span text:style-name="T1">པ༡ </text:span><text:span text:style-name="T59">པུཀྐ་སཱིའི་རྒྱས་འདེབས་ཀྱི་ཞུས་ལན། </text:span><text:span text:style-name="T64">(</text:span><text:span text:style-name="T59">༢༢༣བ</text:span><text:span text:style-name="T64">)</text:span><text:span text:style-name="T59"> </text:span></text:p>
      <text:p text:style-name="P42"><text:span text:style-name="T1">པ༢ </text:span><text:span text:style-name="T59">རི་ཁྲོད་མའི་རྒྱས་འདེབས་ཀྱི་ཞུས་ལན། </text:span><text:span text:style-name="T64">(</text:span><text:span text:style-name="T59">༢༢༣བ</text:span><text:span text:style-name="T64">)</text:span><text:span text:style-name="T59"> </text:span></text:p>
      <text:p text:style-name="P42"><text:span text:style-name="T1">པ༣ </text:span><text:span text:style-name="T59">གདོལ་བ་མོའི་རྒྱས་འདེབས་ཀྱི་ཞུས་ལན། </text:span><text:span text:style-name="T64">(</text:span><text:span text:style-name="T59">༢༢༤ན</text:span><text:span text:style-name="T64">)</text:span><text:span text:style-name="T59"> </text:span></text:p>
      <text:p text:style-name="P42"><text:span text:style-name="T1">པ༤ </text:span><text:span text:style-name="T59">གཡུང་མོའི་རྒྱས་འདེབས་ཀྱི་ཞུས་ལན། </text:span><text:span text:style-name="T64">(</text:span><text:span text:style-name="T59">༢༢༤བ</text:span><text:span text:style-name="T64">)</text:span></text:p>
      <text:p text:style-name="P42"><text:span text:style-name="T1">ན༢ </text:span><text:span text:style-name="T59">ཕྱོགས་མ་བཞིའི་དེ་དང་མཚུངས་པར་བསྟན་པ། </text:span><text:span text:style-name="T64">(</text:span><text:span text:style-name="T59">༢༢༤བ</text:span><text:span text:style-name="T64">)</text:span></text:p>
      <text:p text:style-name="P42"><text:soft-page-break/><text:span text:style-name="T1">ཐ༤ </text:span><text:span text:style-name="T59">གཏོར་ཆོག་ཞུས་ནས་གསུངས་ཚུལ་ལ་གཉིས། </text:span><text:span text:style-name="T64">(</text:span><text:span text:style-name="T59">༢༢༥ན</text:span><text:span text:style-name="T64">)</text:span><text:span text:style-name="T59"> </text:span></text:p>
      <text:p text:style-name="P42"><text:span text:style-name="T59">ད༡ སྤྱི་དོན། </text:span><text:span text:style-name="T64">(</text:span><text:span text:style-name="T59">༢༢༥ན</text:span><text:span text:style-name="T64">)</text:span></text:p>
      <text:p text:style-name="P42"><text:span text:style-name="T59">ད༢ གཞུང་དོན་ལ་གསུམ། </text:span><text:span text:style-name="T64">(</text:span><text:span text:style-name="T59">༢༢༧ན</text:span><text:span text:style-name="T64">)</text:span></text:p>
      <text:p text:style-name="P42"><text:span text:style-name="T1">ན༡ </text:span><text:span text:style-name="T59">གཏོར་ཆོག་ཞུས་ནས་བསྟན་ཚུལ། </text:span><text:span text:style-name="T64">(</text:span><text:span text:style-name="T59">༢༢༧ན</text:span><text:span text:style-name="T64">)</text:span></text:p>
      <text:p text:style-name="P42"><text:span text:style-name="T1">ན༢ </text:span><text:span text:style-name="T59">གསུངས་པའི་གཏོར་སྔགས། </text:span><text:span text:style-name="T64">(</text:span><text:span text:style-name="T59">༢༢༧བ</text:span><text:span text:style-name="T64">)</text:span></text:p>
      <text:p text:style-name="P42"><text:span text:style-name="T1">ན༣ </text:span><text:span text:style-name="T59">གཏོར་མ་བྱིན་པའི་ཕན་ཡོན། </text:span><text:span text:style-name="T64">(</text:span><text:span text:style-name="T59">༢༢༨ན</text:span><text:span text:style-name="T64">)</text:span></text:p>
      <text:p text:style-name="P42"><text:span text:style-name="T1">ཐ༥ </text:span><text:span text:style-name="T59">ལྷ་མོ་གསུམ་གྱི་ཕྱག་རྒྱའི་ཞུས་ལན་ལ་གཉིས། </text:span><text:span text:style-name="T64">(</text:span><text:span text:style-name="T59">༢༢༨ན</text:span><text:span text:style-name="T64">)</text:span><text:span text:style-name="T59"> </text:span></text:p>
      <text:p text:style-name="P42"><text:span text:style-name="T59">ད༡ ཞུས་པ། </text:span><text:span text:style-name="T64">(</text:span><text:span text:style-name="T59">༢༢༨ན</text:span><text:span text:style-name="T64">)</text:span></text:p>
      <text:p text:style-name="P42"><text:span text:style-name="T59">ད༢ ལན་བསྟན་པ། </text:span><text:span text:style-name="T64">(</text:span><text:span text:style-name="T59">༢༢༨བ</text:span><text:span text:style-name="T64">)</text:span></text:p>
      <text:p text:style-name="P42"><text:span text:style-name="T1">ཐ༦ </text:span><text:span text:style-name="T59">ཕྱག་རྒྱའི་དབྱེ་བསྡུ་བཤད་པ་ལ་གསུམ། </text:span><text:span text:style-name="T64">(</text:span><text:span text:style-name="T59">༢༢༩ན</text:span><text:span text:style-name="T64">)</text:span></text:p>
      <text:p text:style-name="P42"><text:span text:style-name="T1">ད༡ </text:span><text:span text:style-name="T59">ཉན་པར་གདམས་པ། </text:span><text:span text:style-name="T64">(</text:span><text:span text:style-name="T59">༢༢༩ན</text:span><text:span text:style-name="T64">)</text:span><text:span text:style-name="T59"> </text:span></text:p>
      <text:p text:style-name="P42"><text:span text:style-name="T1">ད༢ </text:span><text:span text:style-name="T59">རིགས་དྲུག་ཏུ་དབྱེ་བ། </text:span><text:span text:style-name="T64">(</text:span><text:span text:style-name="T59">༢༢༩ན</text:span><text:span text:style-name="T64">)</text:span><text:span text:style-name="T59"> </text:span></text:p>
      <text:p text:style-name="P42"><text:span text:style-name="T1">ད༣ </text:span><text:span text:style-name="T59">བསྡུ་ཚུལ། </text:span><text:span text:style-name="T64">(</text:span><text:span text:style-name="T59">༢༢༩བ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༢༢༩བ</text:span><text:span text:style-name="T64">)</text:span></text:p>
      <text:p text:style-name="P52"><text:span text:style-name="T59">བརྟག་པ་ཕྱི་མ། ལྔ་པ་མངོན་པར་འབྱུང་བའི་ལེའུ། </text:span></text:p>
      <text:p text:style-name="P42"><text:span text:style-name="T56">ཆ</text:span><text:span text:style-name="T57">༥༽ </text:span><text:span text:style-name="T59">ལྔ་པ་མངོན་པར་འབྱུང་བའི་ལེའུ་བཤད་པ་ལ་གསུམ། </text:span><text:span text:style-name="T64">(</text:span><text:span text:style-name="T59">༢༣༠ན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༢༣༠ན</text:span><text:span text:style-name="T64">)</text:span><text:span text:style-name="T59"> </text:span></text:p>
      <text:p text:style-name="P42"><text:span text:style-name="T1">ཇ༢ </text:span><text:span text:style-name="T59">ལེའུའི་དོན་ལ་གཉིས། </text:span><text:span text:style-name="T64">(</text:span><text:span text:style-name="T59">༢༣༠ན</text:span><text:span text:style-name="T64">)</text:span><text:span text:style-name="T59"> </text:span></text:p>
      <text:p text:style-name="P42"><text:soft-page-break/><text:span text:style-name="T59">ཉ༡ སྤྱི་དོན། </text:span><text:span text:style-name="T64">(</text:span><text:span text:style-name="T59">༢༣༠ན</text:span><text:span text:style-name="T64">)</text:span></text:p>
      <text:p text:style-name="P42"><text:span text:style-name="T59">ཉ༢ གཞུང་དོན་ལ་གསུམ། </text:span><text:span text:style-name="T64">(</text:span><text:span text:style-name="T59">༢༣༥བ</text:span><text:span text:style-name="T64">)</text:span></text:p>
      <text:p text:style-name="P42"><text:span text:style-name="T1">ཏ༡ </text:span><text:span text:style-name="T59">ཕྱག་བཅུ་དྲུག་པའི་དཀྱིལ་འཁོར་གྱི་ཞུས་ལན་ལ་གཉིས། </text:span><text:span text:style-name="T64">(</text:span><text:span text:style-name="T59">༢༣༥བ</text:span><text:span text:style-name="T64">)</text:span><text:span text:style-name="T59"> </text:span></text:p>
      <text:p text:style-name="P42"><text:span text:style-name="T59">ཐ༡ ཞུས་པ། </text:span><text:span text:style-name="T64">(</text:span><text:span text:style-name="T59">༢༣༥བ</text:span><text:span text:style-name="T64">)</text:span></text:p>
      <text:p text:style-name="P42"><text:span text:style-name="T59">ཐ༢ ལན་བསྟན་པ་ལ་གཉིས། </text:span><text:span text:style-name="T64">(</text:span><text:span text:style-name="T59">༢༣༦ན</text:span><text:span text:style-name="T64">)</text:span></text:p>
      <text:p text:style-name="P42"><text:span text:style-name="T1">ད༡ </text:span><text:span text:style-name="T59">གསུངས་ཚུལ་སྤྱིར་བསྟན་པ། </text:span><text:span text:style-name="T64">(</text:span><text:span text:style-name="T59">༢༣༦ན</text:span><text:span text:style-name="T64">)</text:span></text:p>
      <text:p text:style-name="P42"><text:span text:style-name="T1">ད༢ </text:span><text:span text:style-name="T59">གསུངས་པའི་དོན་དངོས་ལ་གཉིས། </text:span><text:span text:style-name="T64">(</text:span><text:span text:style-name="T59">༢༣༦ན</text:span><text:span text:style-name="T64">)</text:span></text:p>
      <text:p text:style-name="P42"><text:span text:style-name="T1">ན༡ </text:span><text:span text:style-name="T59">རྟེན་གཞལ་ཡས་ཁང་བསྐྱེད་པ། </text:span><text:span text:style-name="T64">(</text:span><text:span text:style-name="T59">༢༣༦ན</text:span><text:span text:style-name="T64">)</text:span></text:p>
      <text:p text:style-name="P42"><text:span text:style-name="T1">ན༢ </text:span><text:span text:style-name="T59">བརྟེན་པ་ལྷ་བསྐྱེད་པ་ལ་བཞི། </text:span><text:span text:style-name="T64">(</text:span><text:span text:style-name="T59">༢༣༦ན</text:span><text:span text:style-name="T64">)</text:span></text:p>
      <text:p text:style-name="P42"><text:span text:style-name="T1">པ༡ </text:span><text:span text:style-name="T59">རྒྱུའི་ཧེ་རུ་ཀ་བསྐྱེད་པ་ལ་གཉིས། </text:span><text:span text:style-name="T64">(</text:span><text:span text:style-name="T59">༢༣༦བ</text:span><text:span text:style-name="T64">)</text:span></text:p>
      <text:p text:style-name="P42"><text:span text:style-name="T1">ཕ༡ </text:span><text:span text:style-name="T59">སྤྱིར་བསྟན་པ། </text:span><text:span text:style-name="T64">(</text:span><text:span text:style-name="T59">༢༣༦བ</text:span><text:span text:style-name="T64">)</text:span><text:span text:style-name="T59"> </text:span></text:p>
      <text:p text:style-name="P42"><text:span text:style-name="T1">ཕ༢</text:span><text:span text:style-name="T59"> དེའི་མངོན་རྟོགས། </text:span><text:span text:style-name="T64">(</text:span><text:span text:style-name="T59">༢༣༦བ</text:span><text:span text:style-name="T64">)</text:span><text:span text:style-name="T59"> </text:span></text:p>
      <text:p text:style-name="P42"><text:span text:style-name="T1">པ༢ </text:span><text:span text:style-name="T59">འཁོར་གྱི་ལྷ་མོ་དགོད་པ། </text:span><text:span text:style-name="T64">(</text:span><text:span text:style-name="T59">༢༣༧ན</text:span><text:span text:style-name="T64">)</text:span><text:span text:style-name="T59"> </text:span></text:p>
      <text:p text:style-name="P42"><text:span text:style-name="T1">པ༣ </text:span><text:span text:style-name="T59">ཞུ་བ་གླུས་བསྐུལ་བ་ལ་གཉིས། </text:span><text:span text:style-name="T64">(</text:span><text:span text:style-name="T59">༢༣༨ན</text:span><text:span text:style-name="T64">)</text:span><text:span text:style-name="T59"> </text:span></text:p>
      <text:p text:style-name="P42"><text:span text:style-name="T59">ཕ༡ སྤྱིར་བསྟན་པ། </text:span><text:span text:style-name="T64">(</text:span><text:span text:style-name="T59">༢༣༨ན</text:span><text:span text:style-name="T64">)</text:span></text:p>
      <text:p text:style-name="P42"><text:span text:style-name="T59">ཕ༢ བྱེ་བྲག་ཏུ་བཤད་པ། </text:span><text:span text:style-name="T64">(</text:span><text:span text:style-name="T59">༢༣༨ན</text:span><text:span text:style-name="T64">)</text:span></text:p>
      <text:p text:style-name="P42"><text:span text:style-name="T1">པ༤ </text:span><text:span text:style-name="T59">འབྲས་བུའི་ཧེ་རུ་ཀ་བཞེངས་པ་ལ་གཉིས། </text:span><text:span text:style-name="T64">(</text:span><text:span text:style-name="T59">༢༣༩ན</text:span><text:span text:style-name="T64">)</text:span></text:p>
      <text:p text:style-name="P42"><text:span text:style-name="T1">ཕ༡ </text:span><text:span text:style-name="T59">སྔོན་དུ་གཙོ་བོའི་ཕྱག་མཚན་སོགས་བཤད་པ། </text:span><text:span text:style-name="T64">(</text:span><text:span text:style-name="T59">༢༣༩ན</text:span><text:span text:style-name="T64">)</text:span></text:p>
      <text:p text:style-name="P42"><text:span text:style-name="T1">ཕ༢ </text:span><text:span text:style-name="T59">བཞེངས་ཚུལ་སོགས་བཤད་པ་ལ་གཉིས། </text:span><text:span text:style-name="T64">(</text:span><text:span text:style-name="T59">༢༤༠ན</text:span><text:span text:style-name="T64">)</text:span></text:p>
      <text:p text:style-name="P42"><text:soft-page-break/><text:span text:style-name="T1">བ༡ </text:span><text:span text:style-name="T59">བཞེངས་ཚུལ་ཉིད། </text:span><text:span text:style-name="T64">(</text:span><text:span text:style-name="T59">༢༤༠ན</text:span><text:span text:style-name="T64">)</text:span><text:span text:style-name="T59"> </text:span></text:p>
      <text:p text:style-name="P42"><text:span text:style-name="T1">བ༢ </text:span><text:span text:style-name="T59">འཁོར་ལོ་སྒོམ་ཚུལ་ལ་གཉིས། </text:span><text:span text:style-name="T64">(</text:span><text:span text:style-name="T59">༢༤༠ན</text:span><text:span text:style-name="T64">)</text:span></text:p>
      <text:p text:style-name="P42"><text:span text:style-name="T1">མ༡ </text:span><text:span text:style-name="T59">སྒོམ་ཚུལ་སྤྱིར་བསྟན་པ། </text:span><text:span text:style-name="T64">(</text:span><text:span text:style-name="T59">༢༤༠ན</text:span><text:span text:style-name="T64">)</text:span></text:p>
      <text:p text:style-name="P42"><text:span text:style-name="T1">མ༢ </text:span><text:span text:style-name="T59">ལྷ་མོའི་མངོན་རྟོགས་བྱེ་བྲག་ཏུ་བཤད་པ་ལ་གསུམ། </text:span><text:span text:style-name="T64">(</text:span><text:span text:style-name="T59">༢༤༠བ</text:span><text:span text:style-name="T64">)</text:span></text:p>
      <text:p text:style-name="P42"><text:span text:style-name="T1">ཙ༡ </text:span><text:span text:style-name="T59">ཕྱག་མཚན་སོགས་བཤད་པ། </text:span><text:span text:style-name="T64">(</text:span><text:span text:style-name="T59">༢༤༠བ</text:span><text:span text:style-name="T64">)</text:span><text:span text:style-name="T59"> </text:span></text:p>
      <text:p text:style-name="P42"><text:span text:style-name="T1">ཙ༢ </text:span><text:span text:style-name="T59">སྐུ་མདོག་བཤད་པ། </text:span><text:span text:style-name="T64">(</text:span><text:span text:style-name="T59">༢༤༡བ</text:span><text:span text:style-name="T64">)</text:span><text:span text:style-name="T59"> </text:span></text:p>
      <text:p text:style-name="P42"><text:span text:style-name="T1">ཙ༣ </text:span><text:span text:style-name="T59">གདན་བཤད་པ། </text:span><text:span text:style-name="T64">(</text:span><text:span text:style-name="T59">༢༤༢ན</text:span><text:span text:style-name="T64">)</text:span></text:p>
      <text:p text:style-name="P42"><text:span text:style-name="T1">ཏ༢ </text:span><text:span text:style-name="T59">དེའི་རྩ་སྔགས་ཀྱི་ཞུས་ལན་ལ་བཞི། </text:span><text:span text:style-name="T64">(</text:span><text:span text:style-name="T59">༢༤༢བ</text:span><text:span text:style-name="T64">)</text:span><text:span text:style-name="T59"> </text:span></text:p>
      <text:p text:style-name="P42"><text:span text:style-name="T1">ཐ༡ </text:span><text:span text:style-name="T59">ཞུས་ཚུལ། </text:span><text:span text:style-name="T64">(</text:span><text:span text:style-name="T59">༢༤༢བ</text:span><text:span text:style-name="T64">)</text:span></text:p>
      <text:p text:style-name="P42"><text:span text:style-name="T1">ཐ༢ </text:span><text:span text:style-name="T59">ཉན་པར་གདམས་པ། </text:span><text:span text:style-name="T64">(</text:span><text:span text:style-name="T59">༢༤༢བ</text:span><text:span text:style-name="T64">)</text:span></text:p>
      <text:p text:style-name="P42"><text:span text:style-name="T1">ཐ༣ </text:span><text:span text:style-name="T59">སྔགས་ཀྱི་བྱེད་ལས། </text:span><text:span text:style-name="T64">(</text:span><text:span text:style-name="T59">༢༤༣ན</text:span><text:span text:style-name="T64">)</text:span></text:p>
      <text:p text:style-name="P42"><text:span text:style-name="T1">ཐ༤ </text:span><text:span text:style-name="T59">སྔགས་དངོས་བཤད་པ། </text:span><text:span text:style-name="T64">(</text:span><text:span text:style-name="T59">༢༤༣བ</text:span><text:span text:style-name="T64">)</text:span></text:p>
      <text:p text:style-name="P42"><text:span text:style-name="T1">ཏ༣ </text:span><text:span text:style-name="T59">དཀྱིལ་འཁོར་དུ་དབང་བསྐུར་བའི་ཞུས་ལན་ལ་གཉིས། </text:span><text:span text:style-name="T64">(</text:span><text:span text:style-name="T59">༢༤༤ན</text:span><text:span text:style-name="T64">)</text:span></text:p>
      <text:p text:style-name="P42"><text:span text:style-name="T59">ཐ༡ ཞུས་པ། </text:span><text:span text:style-name="T64">(</text:span><text:span text:style-name="T59">༢༤༤ན</text:span><text:span text:style-name="T64">)</text:span></text:p>
      <text:p text:style-name="P42"><text:span text:style-name="T59">ཐ༢ ལན་བསྟན་པ་ལ་གསུམ། </text:span><text:span text:style-name="T64">(</text:span><text:span text:style-name="T59">༢༤༤བ</text:span><text:span text:style-name="T64">)</text:span></text:p>
      <text:p text:style-name="P42"><text:span text:style-name="T1">ད༡ </text:span><text:span text:style-name="T59">དཀྱིལ་འཁོར་འབྲི་བ་སོགས་བཤད་པ་ལ་གཉིས། </text:span><text:span text:style-name="T64">(</text:span><text:span text:style-name="T59">༢༤༤བ</text:span><text:span text:style-name="T64">)</text:span></text:p>
      <text:p text:style-name="P42"><text:span text:style-name="T59">ན༡ མདོར་བསྟན་པ། </text:span><text:span text:style-name="T64">(</text:span><text:span text:style-name="T59">༢༤༤བ</text:span><text:span text:style-name="T64">)</text:span></text:p>
      <text:p text:style-name="P42"><text:span text:style-name="T59">ན༢ རྒྱས་པར་བཤད་པ་ལ་གསུམ། </text:span><text:span text:style-name="T64">(</text:span><text:span text:style-name="T59">༢༤༤བ</text:span><text:span text:style-name="T64">)</text:span></text:p>
      <text:p text:style-name="P42"><text:span text:style-name="T1">པ༡ </text:span><text:span text:style-name="T59">དཀྱིལ་འཁོར་འབྲི་ཚུལ་རྡུལ་ཚོན་དང་བཅས་པ། </text:span><text:span text:style-name="T64">(</text:span><text:span text:style-name="T59">༢༤༤བ</text:span><text:span text:style-name="T64">)</text:span></text:p>
      <text:p text:style-name="P42"><text:soft-page-break/><text:span text:style-name="T1">པ༢ </text:span><text:span text:style-name="T59">དེ་ལ་ལྷ་མཚན་རྣམས་དགོད་ཚུལ། </text:span><text:span text:style-name="T64">(</text:span><text:span text:style-name="T59">༢༤༥ན</text:span><text:span text:style-name="T64">)</text:span></text:p>
      <text:p text:style-name="P42"><text:span text:style-name="T1">པ༣ </text:span><text:span text:style-name="T59">བུམ་པ་བཤམ་ཚུལ་ཞལ་འཕངས་དང་བཅས་པ། </text:span><text:span text:style-name="T64">(</text:span><text:span text:style-name="T59">༢༤༥བ</text:span><text:span text:style-name="T64">)</text:span></text:p>
      <text:p text:style-name="P42"><text:span text:style-name="T1">ད༢ </text:span><text:span text:style-name="T59">དབང་རྟེན་གྱི་རིག་མ་བསྟེན་ཚུལ་ལ་གཉིས། </text:span><text:span text:style-name="T64">(</text:span><text:span text:style-name="T59">༢༤༦ན</text:span><text:span text:style-name="T64">)</text:span></text:p>
      <text:p text:style-name="P42"><text:span text:style-name="T1">ན༡ </text:span><text:span text:style-name="T59">བསྟེན་བྱ་རིག་མ། </text:span><text:span text:style-name="T64">(</text:span><text:span text:style-name="T59">༢༤༦ན</text:span><text:span text:style-name="T64">)</text:span><text:span text:style-name="T59"> </text:span></text:p>
      <text:p text:style-name="P42"><text:span text:style-name="T1">ན༢ </text:span><text:span text:style-name="T59">ཇི་ལྟར་བསྟེན་ཚུལ་ལ་གཉིས། </text:span><text:span text:style-name="T64">(</text:span><text:span text:style-name="T59">༢༤༧བ</text:span><text:span text:style-name="T64">)</text:span></text:p>
      <text:p text:style-name="P42"><text:span text:style-name="T59">པ༡ སྤྱིར་བསྟན་པ། </text:span><text:span text:style-name="T64">(</text:span><text:span text:style-name="T59">༢༤༧བ</text:span><text:span text:style-name="T64">)</text:span></text:p>
      <text:p text:style-name="P42"><text:span text:style-name="T59">པ༢ བྱེ་བྲག་ཏུ་བཤད་པ། </text:span><text:span text:style-name="T64">(</text:span><text:span text:style-name="T59">༢༤༧བ</text:span><text:span text:style-name="T64">)</text:span></text:p>
      <text:p text:style-name="P42"><text:span text:style-name="T1">ད༣ </text:span><text:span text:style-name="T59">སློབ་མ་ལ་དབང་བསྐུར་ཚུལ་བཤད་པ་ལ་གཉིས། </text:span><text:span text:style-name="T64">(</text:span><text:span text:style-name="T59">༢༤༨ན</text:span><text:span text:style-name="T64">)</text:span></text:p>
      <text:p text:style-name="P42"><text:span text:style-name="T1">ན༡ </text:span><text:span text:style-name="T59">སློབ་མ་དཀྱིལ་འཁོར་དུ་གཞུགས་པ། </text:span><text:span text:style-name="T64">(</text:span><text:span text:style-name="T59">༢༤༨ན</text:span><text:span text:style-name="T64">)</text:span><text:span text:style-name="T59"> </text:span></text:p>
      <text:p text:style-name="P42"><text:span text:style-name="T1">ན༢ </text:span><text:span text:style-name="T59">ཞུགས་པ་ལ་དབང་བསྐུར་བ་ལ་གཉིས། </text:span><text:span text:style-name="T64">(</text:span><text:span text:style-name="T59">༢༤༨ན</text:span><text:span text:style-name="T64">)</text:span></text:p>
      <text:p text:style-name="P42"><text:span text:style-name="T1">པ༡ </text:span><text:span text:style-name="T59">སྤྱིར་བསྟན་པ། </text:span><text:span text:style-name="T64">(</text:span><text:span text:style-name="T59">༢༤༨ན</text:span><text:span text:style-name="T64">)</text:span><text:span text:style-name="T59"> </text:span></text:p>
      <text:p text:style-name="P42"><text:span text:style-name="T1">པ༢ </text:span><text:span text:style-name="T59">དབང་གསུམ་པ་བྱེ་བྲག་ཏུ་བཤད་པ་ལ་གཉིས། </text:span><text:span text:style-name="T64">(</text:span><text:span text:style-name="T59">༢༤༨བ</text:span><text:span text:style-name="T64">)</text:span></text:p>
      <text:p text:style-name="P42"><text:span text:style-name="T1">ཕ༡ </text:span><text:span text:style-name="T59">ཡེ་ཤེས་ངོས་བཟུང་བ། </text:span><text:span text:style-name="T64">(</text:span><text:span text:style-name="T59">༢༤༨བ</text:span><text:span text:style-name="T64">)</text:span></text:p>
      <text:p text:style-name="P42"><text:span text:style-name="T1">ཕ༢ </text:span><text:span text:style-name="T59">དེའི་ཞུས་ལན་ལ་གཉིས། </text:span><text:span text:style-name="T64">(</text:span><text:span text:style-name="T59">༢༤༨བ</text:span><text:span text:style-name="T64">)</text:span></text:p>
      <text:p text:style-name="P42"><text:span text:style-name="T59">བ༡ ཞུས་པ། </text:span><text:span text:style-name="T64">(</text:span><text:span text:style-name="T59">༢༤༨བ</text:span><text:span text:style-name="T64">)</text:span></text:p>
      <text:p text:style-name="P42"><text:span text:style-name="T59">བ༢ ལན་བསྟན་པ་ལ་གཉིས། </text:span><text:span text:style-name="T64">(</text:span><text:span text:style-name="T59">༢༤༩ན</text:span><text:span text:style-name="T64">)</text:span></text:p>
      <text:p text:style-name="P42"><text:span text:style-name="T1">མ༡ </text:span><text:span text:style-name="T59">ལྷན་སྐྱེས་ཀྱི་རང་བཞིན། </text:span><text:span text:style-name="T64">(</text:span><text:span text:style-name="T59">༢༤༩ན</text:span><text:span text:style-name="T64">)</text:span></text:p>
      <text:p text:style-name="P42"><text:span text:style-name="T1">མ༢ </text:span><text:span text:style-name="T59">དེ་ཐབས་གཞན་གྱིས་ཀྱང་མཚོན་ཚུལ། </text:span><text:span text:style-name="T64">(</text:span><text:span text:style-name="T59">༢༤༩ན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༢༤༩བ</text:span><text:span text:style-name="T64">)</text:span></text:p>
      <text:p text:style-name="P52"><text:soft-page-break/><text:span text:style-name="T59">བརྟག་པ་ཕྱི་མ། དྲུག་པ་བྲིས་སྐུའི་ཆོ་གའི་ལེའུ། </text:span></text:p>
      <text:p text:style-name="P42"><text:span text:style-name="T56">ཆ</text:span><text:span text:style-name="T57">༦༽ </text:span><text:span text:style-name="T59">དྲུག་པ་བྲིས་སྐུའི་ཆོ་གའི་ལེའུ་བཤད་པ་ལ་གསུམ། </text:span><text:span text:style-name="T64">(</text:span><text:span text:style-name="T59">༢༤༩བ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༢༤༩བ</text:span><text:span text:style-name="T64">)</text:span><text:span text:style-name="T59"> </text:span></text:p>
      <text:p text:style-name="P42"><text:span text:style-name="T1">ཇ༢ </text:span><text:span text:style-name="T59">ལེའུའི་དོན་ལ་གཉིས། </text:span><text:span text:style-name="T64">(</text:span><text:span text:style-name="T59">༢༥༠ན</text:span><text:span text:style-name="T64">)</text:span><text:span text:style-name="T59"> </text:span></text:p>
      <text:p text:style-name="P42"><text:span text:style-name="T59">ཉ༡ སྤྱི་དོན། </text:span><text:span text:style-name="T64">(</text:span><text:span text:style-name="T59">༢༥༠ན</text:span><text:span text:style-name="T64">)</text:span></text:p>
      <text:p text:style-name="P42"><text:span text:style-name="T59">ཉ༢ གཞུང་དོན་ལ་གཉིས། </text:span><text:span text:style-name="T64">(</text:span><text:span text:style-name="T59">༢༥༡བ</text:span><text:span text:style-name="T64">)</text:span></text:p>
      <text:p text:style-name="P42"><text:span text:style-name="T1">ཏ༡ </text:span><text:span text:style-name="T59">ཕྱག་རྒྱའི་དགོས་པ་ལ་གཉིས། </text:span><text:span text:style-name="T64">(</text:span><text:span text:style-name="T59">༢༥༢ན</text:span><text:span text:style-name="T64">)</text:span></text:p>
      <text:p text:style-name="P42"><text:span text:style-name="T1">ཐ༡ </text:span><text:span text:style-name="T59">ཚུལ་ཇི་ལྟར་གསུངས་པ། </text:span><text:span text:style-name="T64">(</text:span><text:span text:style-name="T59">༢༥༢ན</text:span><text:span text:style-name="T64">)</text:span><text:span text:style-name="T59"> </text:span></text:p>
      <text:p text:style-name="P42"><text:span text:style-name="T1">ཐ༢ </text:span><text:span text:style-name="T59">ཕྱག་རྒྱའི་དགོས་པ་དངོས་བཤད་པ། </text:span><text:span text:style-name="T64">(</text:span><text:span text:style-name="T59">༢༥༢ན</text:span><text:span text:style-name="T64">)</text:span></text:p>
      <text:p text:style-name="P42"><text:span text:style-name="T1">ཏ༢ </text:span><text:span text:style-name="T59">བྲིས་སྐུའི་ཆོ་ག་ལ་གཉིས། </text:span><text:span text:style-name="T64">(</text:span><text:span text:style-name="T59">༢༥༢བ</text:span><text:span text:style-name="T64">)</text:span></text:p>
      <text:p text:style-name="P42"><text:span text:style-name="T59">ཐ༡ ཞུས་ཚུལ། </text:span><text:span text:style-name="T64">(</text:span><text:span text:style-name="T59">༢༥༢བ</text:span><text:span text:style-name="T64">)</text:span></text:p>
      <text:p text:style-name="P42"><text:span text:style-name="T59">ཐ༢ ལན་གསུངས་ཚུལ་ལ་གསུམ། </text:span><text:span text:style-name="T64">(</text:span><text:span text:style-name="T59">༢༥༢བ</text:span><text:span text:style-name="T64">)</text:span></text:p>
      <text:p text:style-name="P42"><text:span text:style-name="T1">ད༡ </text:span><text:span text:style-name="T59">སྔོན་དུ་བྱ་བའི་རྣམ་ངེས། </text:span><text:span text:style-name="T64">(</text:span><text:span text:style-name="T59">༢༥༢བ</text:span><text:span text:style-name="T64">)</text:span></text:p>
      <text:p text:style-name="P42"><text:span text:style-name="T1">ད༢ </text:span><text:span text:style-name="T59">རྣལ་འབྱོར་སོགས་ཇི་ལྟར་བྱ་བ། </text:span><text:span text:style-name="T64">(</text:span><text:span text:style-name="T59">༢༥༣ན</text:span><text:span text:style-name="T64">)</text:span></text:p>
      <text:p text:style-name="P42"><text:span text:style-name="T1">ད༣ </text:span><text:span text:style-name="T59">གྲོགས་ཀྱི་ཁྱད་པར། </text:span><text:span text:style-name="T64">(</text:span><text:span text:style-name="T59">༢༥༣བ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༢༥༣བ</text:span><text:span text:style-name="T64">)</text:span></text:p>
      <text:p text:style-name="P52"><text:span text:style-name="T59">བརྟག་པ་ཕྱི་མ། བདུན་པ་བཟའ་བའི་ལེའུ། </text:span></text:p>
      <text:p text:style-name="P42"><text:span text:style-name="T57">ཆ༧༽ </text:span><text:span text:style-name="T59">བདུན་པ་བཟའ་བའི་ལེའུ་བཤད་པ་ལ་གསུམ། </text:span><text:span text:style-name="T64">(</text:span><text:span text:style-name="T59">༢༥༣བ</text:span><text:span text:style-name="T64">)</text:span></text:p>
      <text:p text:style-name="P42"><text:soft-page-break/><text:span text:style-name="T1">ཇ༡ </text:span><text:span text:style-name="T59">ལེའུའི་འབྲེལ། </text:span><text:span text:style-name="T64">(</text:span><text:span text:style-name="T59">༢༥༣བ</text:span><text:span text:style-name="T64">)</text:span><text:span text:style-name="T59"> </text:span></text:p>
      <text:p text:style-name="P42"><text:span text:style-name="T1">ཇ༢ </text:span><text:span text:style-name="T59">ལེའུའི་དོན་ལ་གཉིས། </text:span><text:span text:style-name="T64">(</text:span><text:span text:style-name="T59">༢༥༤ན</text:span><text:span text:style-name="T64">)</text:span><text:span text:style-name="T59"> </text:span></text:p>
      <text:p text:style-name="P42"><text:span text:style-name="T1">ཉ༡ </text:span><text:span text:style-name="T59">གླེགས་བམ་བྱ་ཚུལ། </text:span><text:span text:style-name="T64">(</text:span><text:span text:style-name="T59">༢༥༤ན</text:span><text:span text:style-name="T64">)</text:span></text:p>
      <text:p text:style-name="P42"><text:span text:style-name="T59">ཏ༡ ཞུས་པ། </text:span><text:span text:style-name="T64">(</text:span><text:span text:style-name="T59">༢༥༤ན</text:span><text:span text:style-name="T64">)</text:span></text:p>
      <text:p text:style-name="P42"><text:span text:style-name="T59">ཏ༢ ལན་གསུངས་ཚུལ་ལ་བཞི། </text:span><text:span text:style-name="T64">(</text:span><text:span text:style-name="T59">༢༥༤ན</text:span><text:span text:style-name="T64">)</text:span></text:p>
      <text:p text:style-name="P42"><text:span text:style-name="T1">ཐ༡ </text:span><text:span text:style-name="T59">ཉན་པར་གདམས་པ། </text:span><text:span text:style-name="T64">(</text:span><text:span text:style-name="T59">༢༥༤ན</text:span><text:span text:style-name="T64">)</text:span><text:span text:style-name="T59"> </text:span></text:p>
      <text:p text:style-name="P42"><text:span text:style-name="T1">ཐ༢ </text:span><text:span text:style-name="T59">བྲི་བའི་ཚུལ། </text:span><text:span text:style-name="T64">(</text:span><text:span text:style-name="T59">༢༥༤ན</text:span><text:span text:style-name="T64">)</text:span><text:span text:style-name="T59"> </text:span></text:p>
      <text:p text:style-name="P42"><text:span text:style-name="T1">ཐ༣ </text:span><text:span text:style-name="T59">བསྟན་མི་བསྟན་གྱི་རྣམ་དབྱེ། </text:span><text:span text:style-name="T64">(</text:span><text:span text:style-name="T59">༢༥༤བ</text:span><text:span text:style-name="T64">)</text:span><text:span text:style-name="T59"> </text:span></text:p>
      <text:p text:style-name="P42"><text:span text:style-name="T1">ཐ༤ </text:span><text:span text:style-name="T59">འགྲོ་དུས་ཇི་ལྟར་བྱ་བ། </text:span><text:span text:style-name="T64">(</text:span><text:span text:style-name="T59">༢༥༤བ</text:span><text:span text:style-name="T64">)</text:span></text:p>
      <text:p text:style-name="P42"><text:span text:style-name="T1">ཉ༢ </text:span><text:span text:style-name="T59">ཚོགས་འཁོར་བྱ་ཚུལ་ལ་གཉིས། </text:span><text:span text:style-name="T64">(</text:span><text:span text:style-name="T59">༢༥༤བ</text:span><text:span text:style-name="T64">)</text:span></text:p>
      <text:p text:style-name="P42"><text:span text:style-name="T59">ཏ༡ སྤྱི་དོན། </text:span><text:span text:style-name="T64">(</text:span><text:span text:style-name="T59">༢༥༤བ</text:span><text:span text:style-name="T64">)</text:span></text:p>
      <text:p text:style-name="P42"><text:span text:style-name="T59">ཏ༢ གཞུང་དོན་ལ་གསུམ། </text:span><text:span text:style-name="T64">(</text:span><text:span text:style-name="T59">༢༥༦བ</text:span><text:span text:style-name="T64">)</text:span></text:p>
      <text:p text:style-name="P42"><text:span text:style-name="T1">ཐ༡ </text:span><text:span text:style-name="T59">ཇི་ལྟར་བསྟན་པའི་ཚུལ། </text:span><text:span text:style-name="T64">(</text:span><text:span text:style-name="T59">༢༥༦བ</text:span><text:span text:style-name="T64">)</text:span><text:span text:style-name="T59"> </text:span></text:p>
      <text:p text:style-name="P42"><text:span text:style-name="T1">ཐ༢ </text:span><text:span text:style-name="T59">ཉན་པར་གདམས་པ། </text:span><text:span text:style-name="T64">(</text:span><text:span text:style-name="T59">༢༥༦བ</text:span><text:span text:style-name="T64">)</text:span><text:span text:style-name="T59"> </text:span></text:p>
      <text:p text:style-name="P42"><text:span text:style-name="T1">ཐ༣ </text:span><text:span text:style-name="T59">བསྟན་བྱའི་དོན་ལ་བདུན། </text:span><text:span text:style-name="T64">(</text:span><text:span text:style-name="T59">༢༥༧ན</text:span><text:span text:style-name="T64">)</text:span></text:p>
      <text:p text:style-name="P42"><text:span text:style-name="T1">ད༡ </text:span><text:span text:style-name="T59">ཚོགས་ཀྱི་དགོས་པ། </text:span><text:span text:style-name="T64">(</text:span><text:span text:style-name="T59">༢༥༧ན</text:span><text:span text:style-name="T64">)</text:span><text:span text:style-name="T59"> </text:span></text:p>
      <text:p text:style-name="P42"><text:span text:style-name="T1">ད༢ </text:span><text:span text:style-name="T59">གནས་ཀྱི་དབྱེ་བ། </text:span><text:span text:style-name="T64">(</text:span><text:span text:style-name="T59">༢༥༧ན</text:span><text:span text:style-name="T64">)</text:span><text:span text:style-name="T59"> </text:span></text:p>
      <text:p text:style-name="P42"><text:span text:style-name="T1">ད༣ </text:span><text:span text:style-name="T59">གདན་གྱི་ཁྱད་པར། </text:span><text:span text:style-name="T64">(</text:span><text:span text:style-name="T59">༢༥༧ན</text:span><text:span text:style-name="T64">)</text:span><text:span text:style-name="T59"> </text:span></text:p>
      <text:p text:style-name="P42"><text:span text:style-name="T1">ད༤ </text:span><text:span text:style-name="T59">འདུག་པའི་ཚུལ། </text:span><text:span text:style-name="T64">(</text:span><text:span text:style-name="T59">༢༥༧ན</text:span><text:span text:style-name="T64">)</text:span><text:span text:style-name="T59"> </text:span></text:p>
      <text:p text:style-name="P42"><text:soft-page-break/><text:span text:style-name="T1">ད༥ </text:span><text:span text:style-name="T59">བཟའ་བའི་ཁྱད་པར། </text:span><text:span text:style-name="T64">(</text:span><text:span text:style-name="T59">༢༥༧བ</text:span><text:span text:style-name="T64">)</text:span><text:span text:style-name="T59"> </text:span></text:p>
      <text:p text:style-name="P42"><text:span text:style-name="T1">ད༦ </text:span><text:span text:style-name="T59">མ་མོ་མཆོད་ཚུལ། </text:span><text:span text:style-name="T64">(</text:span><text:span text:style-name="T59">༢༥༧བ</text:span><text:span text:style-name="T64">)</text:span><text:span text:style-name="T59"> </text:span></text:p>
      <text:p text:style-name="P42"><text:span text:style-name="T1">ད༧ </text:span><text:span text:style-name="T59">བླ་མ་མཆོད་ཚུལ། </text:span><text:span text:style-name="T64">(</text:span><text:span text:style-name="T59">༢༥༧བ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༢༥༨བ</text:span><text:span text:style-name="T64">)</text:span></text:p>
      <text:p text:style-name="P52"><text:span text:style-name="T59">བརྟག་པ་ཕྱི་མ། བརྒྱད་པ་གདུལ་དཀའ་འདུལ་བའི་ལེའུ། </text:span></text:p>
      <text:p text:style-name="P42"><text:span text:style-name="T56">ཆ</text:span><text:span text:style-name="T57">༨༽ </text:span><text:span text:style-name="T59">བརྒྱད་པ་གདུལ་དཀའ་འདུལ་བའི་ལེའུ་བཤད་པ་ལ་གསུམ། </text:span><text:span text:style-name="T64">(</text:span><text:span text:style-name="T59">༢༥༨བ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༢༥༨བ</text:span><text:span text:style-name="T64">)</text:span></text:p>
      <text:p text:style-name="P42"><text:span text:style-name="T1">ཇ༢ </text:span><text:span text:style-name="T59">ལེའུའི་དོན་ལ་གསུམ། </text:span><text:span text:style-name="T64">(</text:span><text:span text:style-name="T59">༢༥༩ན</text:span><text:span text:style-name="T64">)</text:span></text:p>
      <text:p text:style-name="P42"><text:span text:style-name="T1">ཉ༡ </text:span><text:span text:style-name="T59">ཕྱག་རྒྱའི་མཚན་ཉིད་བཤད་པ་ལ་གཉིས། </text:span><text:span text:style-name="T64">(</text:span><text:span text:style-name="T59">༢༥༩ན</text:span><text:span text:style-name="T64">)</text:span><text:span text:style-name="T59"> </text:span></text:p>
      <text:p text:style-name="P42"><text:span text:style-name="T59">ཏ༡ ཞུས་པ། </text:span><text:span text:style-name="T64">(</text:span><text:span text:style-name="T59">༢༥༩ན</text:span><text:span text:style-name="T64">)</text:span></text:p>
      <text:p text:style-name="P42"><text:span text:style-name="T59">ཏ༢ ལན་གསུངས་ཚུལ། </text:span><text:span text:style-name="T64">(</text:span><text:span text:style-name="T59">༢༥༩ན</text:span><text:span text:style-name="T64">)</text:span></text:p>
      <text:p text:style-name="P42"><text:span text:style-name="T1">ཉ༢ </text:span><text:span text:style-name="T59">སྨོན་ལམ་གདབ་པ་ལ་གཉིས། </text:span><text:span text:style-name="T64">(</text:span><text:span text:style-name="T59">༢༦༠ན</text:span><text:span text:style-name="T64">)</text:span></text:p>
      <text:p text:style-name="P42"><text:span text:style-name="T59">ཏ༡ ཞུས་པ། </text:span><text:span text:style-name="T64">(</text:span><text:span text:style-name="T59">༢༦༠ན</text:span><text:span text:style-name="T64">)</text:span></text:p>
      <text:p text:style-name="P42"><text:span text:style-name="T59">ཏ༢ ལན་གསུངས་ཚུལ། </text:span><text:span text:style-name="T64">(</text:span><text:span text:style-name="T59">༢༦༠ན</text:span><text:span text:style-name="T64">)</text:span></text:p>
      <text:p text:style-name="P42"><text:span text:style-name="T1">ཉ༣ </text:span><text:span text:style-name="T59">གདུལ་དཀའ་འདུལ་ཚུལ་ལ་གཉིས། </text:span><text:span text:style-name="T64">(</text:span><text:span text:style-name="T59">༢༦༠བ</text:span><text:span text:style-name="T64">)</text:span></text:p>
      <text:p text:style-name="P42"><text:span text:style-name="T59">ཏ༡ སྤྱི་དོན། </text:span><text:span text:style-name="T64">(</text:span><text:span text:style-name="T59">༢༦༠བ</text:span><text:span text:style-name="T64">)</text:span></text:p>
      <text:p text:style-name="P42"><text:span text:style-name="T59">ཏ༢ གཞུང་དོན་ལ་གཉིས། </text:span><text:span text:style-name="T64">(</text:span><text:span text:style-name="T59">༢༦༤ན</text:span><text:span text:style-name="T64">)</text:span></text:p>
      <text:p text:style-name="P42"><text:span text:style-name="T59">ཐ༡ ཞུས་པ། </text:span><text:span text:style-name="T64">(</text:span><text:span text:style-name="T59">༢༦༤ན</text:span><text:span text:style-name="T64">)</text:span></text:p>
      <text:p text:style-name="P42"><text:soft-page-break/><text:span text:style-name="T59">ཐ༢ ལན་གསུངས་ཚུལ། </text:span><text:span text:style-name="T64">(</text:span><text:span text:style-name="T59">༢༦༤ན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༢༦༤བ</text:span><text:span text:style-name="T64">)</text:span></text:p>
      <text:p text:style-name="P52"><text:span text:style-name="T59">བརྟག་པ་ཕྱི་མ། དགུ་པ་སྔགས་བཏུ་བའི་ལེའུ། </text:span></text:p>
      <text:p text:style-name="P42"><text:span text:style-name="T56">ཆ</text:span><text:span text:style-name="T57">༩༽ </text:span><text:span text:style-name="T59">དགུ་པ་སྔགས་བཏུ་བའི་ལེའུ་བཤད་པ་ལ་གསུམ། </text:span><text:span text:style-name="T64">(</text:span><text:span text:style-name="T59">༢༦༥ན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༢༦༥ན</text:span><text:span text:style-name="T64">)</text:span><text:span text:style-name="T59"> </text:span></text:p>
      <text:p text:style-name="P42"><text:span text:style-name="T1">ཇ༢ </text:span><text:span text:style-name="T59">ལེའུའི་དོན་ལ་གསུམ། </text:span><text:span text:style-name="T64">(</text:span><text:span text:style-name="T59">༢༦༥ན</text:span><text:span text:style-name="T64">)</text:span><text:span text:style-name="T59"> </text:span></text:p>
      <text:p text:style-name="P42"><text:span text:style-name="T1">ཉ༡ </text:span><text:span text:style-name="T59">མངོན་སྤྱོད་ཀྱི་ཕྲིན་ལས་ལ་གཉིས། </text:span><text:span text:style-name="T64">(</text:span><text:span text:style-name="T59">༢༦༥ན</text:span><text:span text:style-name="T64">)</text:span></text:p>
      <text:p text:style-name="P42"><text:span text:style-name="T1">ཏ༡ </text:span><text:span text:style-name="T59">བཤད་པར་དམ་བཅའ་བ། </text:span><text:span text:style-name="T64">(</text:span><text:span text:style-name="T59">༢༦༥ན</text:span><text:span text:style-name="T64">)</text:span><text:span text:style-name="T59"> </text:span></text:p>
      <text:p text:style-name="P42"><text:span text:style-name="T1">ཏ༢ </text:span><text:span text:style-name="T59">དོན་དངོས་ལ་གསུམ། </text:span><text:span text:style-name="T64">(</text:span><text:span text:style-name="T59">༢༦༥ན</text:span><text:span text:style-name="T64">)</text:span></text:p>
      <text:p text:style-name="P42"><text:span text:style-name="T1">ཐ༡ </text:span><text:span text:style-name="T59">མདོར་བསྟན་པ། </text:span><text:span text:style-name="T64">(</text:span><text:span text:style-name="T59">༢༦༥ན</text:span><text:span text:style-name="T64">)</text:span></text:p>
      <text:p text:style-name="P42"><text:span text:style-name="T1">ཐ༢ </text:span><text:span text:style-name="T59">ཆོ་ག་དངོས་གཞི་ལ་གཉིས། </text:span><text:span text:style-name="T64">(</text:span><text:span text:style-name="T59">༢༦༥བ</text:span><text:span text:style-name="T64">)</text:span></text:p>
      <text:p text:style-name="P42"><text:span text:style-name="T1">ད༡ </text:span><text:span text:style-name="T59">གསད་བྱའི་ཡུལ། </text:span><text:span text:style-name="T64">(</text:span><text:span text:style-name="T59">༢༦༥བ</text:span><text:span text:style-name="T64">)</text:span><text:span text:style-name="T59"> </text:span></text:p>
      <text:p text:style-name="P42"><text:span text:style-name="T1">ད༢ </text:span><text:span text:style-name="T59">གསོད་པའི་ཆོ་ག །</text:span><text:span text:style-name="T64">(</text:span><text:span text:style-name="T59">༢༦༦ན</text:span><text:span text:style-name="T64">)</text:span></text:p>
      <text:p text:style-name="P42"><text:span text:style-name="T1">ཐ༣ </text:span><text:span text:style-name="T59">རྒྱུད་ཀྱི་ཆེ་བ་བསྟན་པ། </text:span><text:span text:style-name="T64">(</text:span><text:span text:style-name="T59">༢༦༦བ</text:span><text:span text:style-name="T64">)</text:span></text:p>
      <text:p text:style-name="P42"><text:span text:style-name="T1">ཉ༢ </text:span><text:span text:style-name="T59">ལྷའི་རྣམ་དག་བཤད་པ་ལ་གསུམ། </text:span><text:span text:style-name="T64">(</text:span><text:span text:style-name="T59">༢༦༧ན</text:span><text:span text:style-name="T64">)</text:span></text:p>
      <text:p text:style-name="P42"><text:span text:style-name="T1">ཏ༡ </text:span><text:span text:style-name="T59">བཤད་པར་དམ་བཅའ་བ། </text:span><text:span text:style-name="T64">(</text:span><text:span text:style-name="T59">༢༦༧ན</text:span><text:span text:style-name="T64">)</text:span><text:span text:style-name="T59"> </text:span></text:p>
      <text:p text:style-name="P42"><text:span text:style-name="T1">ཏ༢ </text:span><text:span text:style-name="T59">ཐབས་ཀྱི་ཁྱད་པར་བརྗོད་པ། </text:span><text:span text:style-name="T64">(</text:span><text:span text:style-name="T59">༢༦༧བ</text:span><text:span text:style-name="T64">)</text:span></text:p>
      <text:p text:style-name="P42"><text:span text:style-name="T1">ཏ༣ </text:span><text:span text:style-name="T59">དོན་དངོས་བསྟན་པ་ལ་གཉིས། </text:span><text:span text:style-name="T64">(</text:span><text:span text:style-name="T59">༢༦༧བ</text:span><text:span text:style-name="T64">)</text:span></text:p>
      <text:p text:style-name="P42"><text:soft-page-break/><text:span text:style-name="T1">ཐ༡ </text:span><text:span text:style-name="T59">ཉན་པར་བསྐུལ་བ། </text:span><text:span text:style-name="T64">(</text:span><text:span text:style-name="T59">༢༦༧བ</text:span><text:span text:style-name="T64">)</text:span><text:span text:style-name="T59"> </text:span></text:p>
      <text:p text:style-name="P42"><text:span text:style-name="T1">ཐ༢ </text:span><text:span text:style-name="T59">མངོན་རྟོགས་ཀྱི་དག་པ་བཤད་པ། </text:span><text:span text:style-name="T64">(</text:span><text:span text:style-name="T59">༢༦༧བ</text:span><text:span text:style-name="T64">)</text:span></text:p>
      <text:p text:style-name="P42"><text:span text:style-name="T1">ཉ༣ </text:span><text:span text:style-name="T59">སྔགས་བཏུ་བཤད་པ་ལ་གཉིས། </text:span><text:span text:style-name="T64">(</text:span><text:span text:style-name="T59">༢༦༨བ</text:span><text:span text:style-name="T64">)</text:span></text:p>
      <text:p text:style-name="P42"><text:span text:style-name="T59">ཏ༡ ཞུས་པ། </text:span><text:span text:style-name="T64">(</text:span><text:span text:style-name="T59">༢༦༨བ</text:span><text:span text:style-name="T64">)</text:span></text:p>
      <text:p text:style-name="P42"><text:span text:style-name="T59">ཏ༢ ལན་གསུངས་ཚུལ་ལ་གཉིས། </text:span><text:span text:style-name="T64">(</text:span><text:span text:style-name="T59">༢༦༨བ</text:span><text:span text:style-name="T64">)</text:span></text:p>
      <text:p text:style-name="P42"><text:span text:style-name="T1">ཐ༡ </text:span><text:span text:style-name="T59">ཉན་པར་གདམས་པ། </text:span><text:span text:style-name="T64">(</text:span><text:span text:style-name="T59">༢༦༨བ</text:span><text:span text:style-name="T64">)</text:span></text:p>
      <text:p text:style-name="P42"><text:span text:style-name="T1">ཐ༢ </text:span><text:span text:style-name="T59">སྔགས་བཏུ་ཚུལ་བཤད་པ་ལ་གཉིས། </text:span><text:span text:style-name="T64">(</text:span><text:span text:style-name="T59">༢༦༨བ</text:span><text:span text:style-name="T64">)</text:span></text:p>
      <text:p text:style-name="P42"><text:span text:style-name="T1">ད༡</text:span><text:span text:style-name="T59"> སྔོན་དུ་བྱ་བའི་རྣམ་ངེས། </text:span><text:span text:style-name="T64">(</text:span><text:span text:style-name="T59">༢༦༨བ</text:span><text:span text:style-name="T64">)</text:span></text:p>
      <text:p text:style-name="P42"><text:span text:style-name="T1">ད༢ </text:span><text:span text:style-name="T59">གཞུང་དོན་ལ་བདུན། </text:span><text:span text:style-name="T64">(</text:span><text:span text:style-name="T59">༢༦༩ན</text:span><text:span text:style-name="T64">)</text:span></text:p>
      <text:p text:style-name="P42"><text:span text:style-name="T1">ད༡ </text:span><text:span text:style-name="T59">ལས་བདུན་གྱི་སྔགས་ལ་བདུན། </text:span><text:span text:style-name="T64">(</text:span><text:span text:style-name="T59">༢༦༩ན</text:span><text:span text:style-name="T64">)</text:span></text:p>
      <text:p text:style-name="P42"><text:span text:style-name="T1">ན༡ </text:span><text:span text:style-name="T59">རེངས་པར་བྱེད་པའི་སྔགས། </text:span><text:span text:style-name="T64">(</text:span><text:span text:style-name="T59">༢༦༩བ</text:span><text:span text:style-name="T64">)</text:span><text:span text:style-name="T59"> </text:span></text:p>
      <text:p text:style-name="P42"><text:span text:style-name="T1">ན༢ </text:span><text:span text:style-name="T59">དབང་དུ་བྱེད་པའི་སྔགས། </text:span><text:span text:style-name="T64">(</text:span><text:span text:style-name="T59">༢༦༩བ</text:span><text:span text:style-name="T64">)</text:span><text:span text:style-name="T59"> </text:span></text:p>
      <text:p text:style-name="P42"><text:span text:style-name="T1">ན༣ </text:span><text:span text:style-name="T59">སྐྲོད་པར་བྱེད་པའི་སྔགས། </text:span><text:span text:style-name="T64">(</text:span><text:span text:style-name="T59">༢༦༩བ</text:span><text:span text:style-name="T64">)</text:span><text:span text:style-name="T59"> </text:span></text:p>
      <text:p text:style-name="P42"><text:span text:style-name="T1">ན༤ </text:span><text:span text:style-name="T59">སྡང་བར་བྱེད་པའི་སྔགས། </text:span><text:span text:style-name="T64">(</text:span><text:span text:style-name="T59">༢༦༩བ</text:span><text:span text:style-name="T64">)</text:span><text:span text:style-name="T59"> </text:span></text:p>
      <text:p text:style-name="P42"><text:span text:style-name="T1">ན༥ </text:span><text:span text:style-name="T59">མངོན་སྤྱོད་ཀྱི་སྔགས། </text:span><text:span text:style-name="T64">(</text:span><text:span text:style-name="T59">༢༧༠ན</text:span><text:span text:style-name="T64">)</text:span></text:p>
      <text:p text:style-name="P42"><text:span text:style-name="T1">ན༦ </text:span><text:span text:style-name="T59">འགུགས་པར་བྱེད་པའི་སྔགས། </text:span><text:span text:style-name="T64">(</text:span><text:span text:style-name="T59">༢༧༠ན</text:span><text:span text:style-name="T64">)</text:span><text:span text:style-name="T59"> </text:span></text:p>
      <text:p text:style-name="P42"><text:span text:style-name="T1">ན༧ </text:span><text:span text:style-name="T59">གསོད་པར་བྱེད་པའི་སྔགས། </text:span><text:span text:style-name="T64">(</text:span><text:span text:style-name="T59">༢༧༠ན</text:span><text:span text:style-name="T64">)</text:span></text:p>
      <text:p text:style-name="P42"><text:span text:style-name="T1">ད༢ </text:span><text:span text:style-name="T59">ཀུ་རུ་ཀུ་ལླེའི་སྔགས། </text:span><text:span text:style-name="T64">(</text:span><text:span text:style-name="T59">༢༧༠བ</text:span><text:span text:style-name="T64">)</text:span><text:span text:style-name="T59"> </text:span></text:p>
      <text:p text:style-name="P42"><text:span text:style-name="T1">ད༣ </text:span><text:span text:style-name="T59">ཧེ་རུ་ཀ་བཞིའི་སྔགས་ལ་བཞི། </text:span><text:span text:style-name="T64">(</text:span><text:span text:style-name="T59">༢༧༠བ</text:span><text:span text:style-name="T64">)</text:span><text:span text:style-name="T59"> </text:span></text:p>
      <text:p text:style-name="P42"><text:soft-page-break/><text:span text:style-name="T1">ན༡ </text:span><text:span text:style-name="T59">ཕྱག་བཅུ་དྲུག་པའི་སྔགས། </text:span><text:span text:style-name="T64">(</text:span><text:span text:style-name="T59">༢༧༠བ</text:span><text:span text:style-name="T64">)</text:span><text:span text:style-name="T59"> </text:span></text:p>
      <text:p text:style-name="P42"><text:span text:style-name="T1">ན༢ </text:span><text:span text:style-name="T59">ཕྱག་བཞི་པའི་སྔགས། </text:span><text:span text:style-name="T64">(</text:span><text:span text:style-name="T59">༢༧༡ན</text:span><text:span text:style-name="T64">)</text:span></text:p>
      <text:p text:style-name="P42"><text:span text:style-name="T1">ན༣ </text:span><text:span text:style-name="T59">ཕྱག་དྲུག་པའི་སྔགས། </text:span><text:span text:style-name="T64">(</text:span><text:span text:style-name="T59">༢༧༡ན</text:span><text:span text:style-name="T64">)</text:span><text:span text:style-name="T59"> </text:span></text:p>
      <text:p text:style-name="P42"><text:span text:style-name="T1">ན༤ </text:span><text:span text:style-name="T59">ཕྱག་གཉིས་པའི་སྔགས། </text:span><text:span text:style-name="T64">(</text:span><text:span text:style-name="T59">༢༧༡བ</text:span><text:span text:style-name="T64">)</text:span></text:p>
      <text:p text:style-name="P42"><text:span text:style-name="T1">ད༤ </text:span><text:span text:style-name="T59">གྲོང་ཁྱེར་དཀྲུག་པའི་སྔགས། </text:span><text:span text:style-name="T64">(</text:span><text:span text:style-name="T59">༢༧༢ན</text:span><text:span text:style-name="T64">)</text:span><text:span text:style-name="T59"> </text:span></text:p>
      <text:p text:style-name="P42"><text:span text:style-name="T1">ད༥ </text:span><text:span text:style-name="T59">ས་སྦྱང་བའི་སྔགས། </text:span><text:span text:style-name="T64">(</text:span><text:span text:style-name="T59">༢༧༢ན</text:span><text:span text:style-name="T64">)</text:span><text:span text:style-name="T59"> </text:span></text:p>
      <text:p text:style-name="P42"><text:span text:style-name="T1">ད༦ </text:span><text:span text:style-name="T59">བཟའ་བཏུང་བྱིན་གྱིས་བརློབ་པའི་སྔགས། </text:span><text:span text:style-name="T64">(</text:span><text:span text:style-name="T59">༢༧༢ན</text:span><text:span text:style-name="T64">)</text:span><text:span text:style-name="T59"> </text:span></text:p>
      <text:p text:style-name="P42"><text:span text:style-name="T1">ད༧ </text:span><text:span text:style-name="T59">འབྱུང་པོ་ཐམས་ཅད་པའི་གཏོར་སྔགས། </text:span><text:span text:style-name="T64">(</text:span><text:span text:style-name="T59">༢༧༢བ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༢༧༢བ</text:span><text:span text:style-name="T64">)</text:span></text:p>
      <text:p text:style-name="P52"><text:span text:style-name="T59">བརྟག་པ་ཕྱི་མ། བཅུ་པ་བཟླས་པའི་ལེའུ། </text:span></text:p>
      <text:p text:style-name="P42"><text:span text:style-name="T56">ཆ</text:span><text:span text:style-name="T58">(</text:span><text:span text:style-name="T57">༡༠༽ </text:span><text:span text:style-name="T59">བཅུ་པ་བཟླས་པའི་ལེའུ་བཤད་པ་ལ་གསུམ། </text:span><text:span text:style-name="T64">(</text:span><text:span text:style-name="T59">༢༧༣བ</text:span><text:span text:style-name="T64">)</text:span></text:p>
      <text:p text:style-name="P42"><text:span text:style-name="T1">ཇ༡</text:span><text:span text:style-name="T59"> ལེའུའི་འབྲེལ། </text:span><text:span text:style-name="T64">(</text:span><text:span text:style-name="T59">༢༧༣བ</text:span><text:span text:style-name="T64">)</text:span><text:span text:style-name="T59"> </text:span></text:p>
      <text:p text:style-name="P42"><text:span text:style-name="T1">ཇ༡ </text:span><text:span text:style-name="T59">ལེའུའི་དོན་ལ་གཉིས། </text:span><text:span text:style-name="T64">(</text:span><text:span text:style-name="T59">༢༧༤ན</text:span><text:span text:style-name="T64">)</text:span></text:p>
      <text:p text:style-name="P42"><text:span text:style-name="T59">ཉ༡ སྤྱི་དོན། </text:span><text:span text:style-name="T64">(</text:span><text:span text:style-name="T59">༢༧༤ན</text:span><text:span text:style-name="T64">)</text:span></text:p>
      <text:p text:style-name="P42"><text:span text:style-name="T59">ཉ༢ གཞུང་དོན་ལ་གཉིས། </text:span><text:span text:style-name="T64">(</text:span><text:span text:style-name="T59">༢༧༤བ</text:span><text:span text:style-name="T64">)</text:span></text:p>
      <text:p text:style-name="P42"><text:span text:style-name="T1">ཏ༡ </text:span><text:span text:style-name="T59">བཟླས་པའི་ཕྲེང་བ་བཤད་པ་ལ་གཉིས། </text:span><text:span text:style-name="T64">(</text:span><text:span text:style-name="T59">༢༧༤བ</text:span><text:span text:style-name="T64">)</text:span></text:p>
      <text:p text:style-name="P42"><text:span text:style-name="T1">ཐ༡ </text:span><text:span text:style-name="T59">མཚམས་སྦྱར་བ། </text:span><text:span text:style-name="T64">(</text:span><text:span text:style-name="T59">༢༧༤བ</text:span><text:span text:style-name="T64">)</text:span></text:p>
      <text:p text:style-name="P42"><text:span text:style-name="T1">ཐ༢ </text:span><text:span text:style-name="T59">ཕྲེང་བའི་རྒྱུ་བཤད་པ། </text:span><text:span text:style-name="T64">(</text:span><text:span text:style-name="T59">༢༧༤བ</text:span><text:span text:style-name="T64">)</text:span></text:p>
      <text:p text:style-name="P42"><text:soft-page-break/><text:span text:style-name="T1">ཏ༢ </text:span><text:span text:style-name="T59">དེ་དུས་ཀྱི་ཁ་ཟས་གཉིས་ལས། </text:span><text:span text:style-name="T64">(</text:span><text:span text:style-name="T59">༢༧༥ན</text:span><text:span text:style-name="T64">)</text:span></text:p>
      <text:p text:style-name="P42"><text:span text:style-name="T1">ཇ༢ </text:span><text:span text:style-name="T59">ལེའུའི་མཚན། </text:span><text:span text:style-name="T64">(</text:span><text:span text:style-name="T59">༢༧༥ན</text:span><text:span text:style-name="T64">)</text:span></text:p>
      <text:p text:style-name="P52"><text:span text:style-name="T59">བརྟག་པ་ཕྱི་མ། བཅུ་གཅིག་པ་ལྷན་ཅིག་སྐྱེས་པའི་སྦྱོར་བ་དོན་གྱི་ལེའུ། </text:span></text:p>
      <text:p text:style-name="P42"><text:span text:style-name="T56">ཆ</text:span><text:span text:style-name="T57">༡༡༽ </text:span><text:span text:style-name="T59">བཅུ་གཅིག་པ་ལྷན་ཅིག་སྐྱེས་པའི་སྦྱོར་བ་དོན་གྱི་ལེའུ་བཤད་པ་ལ་གསུམ། </text:span><text:span text:style-name="T64">(</text:span><text:span text:style-name="T59">༢༧༥ན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༢༧༥ན</text:span><text:span text:style-name="T64">)</text:span><text:span text:style-name="T59"> </text:span></text:p>
      <text:p text:style-name="P42"><text:span text:style-name="T1">ཇ༢ </text:span><text:span text:style-name="T59">ལེའུའི་དོན་ལ་གཉིས། </text:span><text:span text:style-name="T64">(</text:span><text:span text:style-name="T59">༢༧༥ན</text:span><text:span text:style-name="T64">)</text:span></text:p>
      <text:p text:style-name="P42"><text:span text:style-name="T59">ཉ༡ སྤྱི་དོན། </text:span><text:span text:style-name="T64">(</text:span><text:span text:style-name="T59">༢༧༥ན</text:span><text:span text:style-name="T64">)</text:span></text:p>
      <text:p text:style-name="P42"><text:span text:style-name="T59">ཉ༢ གཞུང་དོན་ལ་གཉིས། </text:span><text:span text:style-name="T64">(</text:span><text:span text:style-name="T59">༢༧༧བ</text:span><text:span text:style-name="T64">)</text:span></text:p>
      <text:p text:style-name="P42"><text:span text:style-name="T1">ཏ༡ </text:span><text:span text:style-name="T59">རིགས་ཀྱི་རྟགས་མཚན་བཤད་པ་ལ་གཉིས། </text:span><text:span text:style-name="T64">(</text:span><text:span text:style-name="T59">༢༧༧བ</text:span><text:span text:style-name="T64">)</text:span><text:span text:style-name="T59"> </text:span></text:p>
      <text:p text:style-name="P42"><text:span text:style-name="T59">ཐ༡ ཞུས་པ། </text:span><text:span text:style-name="T64">(</text:span><text:span text:style-name="T59">༢༧༧བ</text:span><text:span text:style-name="T64">)</text:span></text:p>
      <text:p text:style-name="P42"><text:span text:style-name="T59">ཐ༢ ལན་གསུངས་ཚུལ་ལ་བཞི། </text:span><text:span text:style-name="T64">(</text:span><text:span text:style-name="T59">༢༧༧བ</text:span><text:span text:style-name="T64">)</text:span></text:p>
      <text:p text:style-name="P42"><text:span text:style-name="T1">ད༡ </text:span><text:span text:style-name="T59">ཉན་པར་གདམས་པ། </text:span><text:span text:style-name="T64">(</text:span><text:span text:style-name="T59">༢༧༧བ</text:span><text:span text:style-name="T64">)</text:span></text:p>
      <text:p text:style-name="P42"><text:span text:style-name="T1">ད༢ </text:span><text:span text:style-name="T59">མཚན་མའི་རྟགས། </text:span><text:span text:style-name="T64">(</text:span><text:span text:style-name="T59">༢༧༧བ</text:span><text:span text:style-name="T64">)</text:span></text:p>
      <text:p text:style-name="P42"><text:span text:style-name="T1">ད༣ </text:span><text:span text:style-name="T59">ཁ་དོག་གི་རྟགས། </text:span><text:span text:style-name="T64">(</text:span><text:span text:style-name="T59">༢༧༨ན</text:span><text:span text:style-name="T64">)</text:span></text:p>
      <text:p text:style-name="P42"><text:span text:style-name="T1">ད༤ </text:span><text:span text:style-name="T59">དམ་ཚིག་བརྗོད་པ། </text:span><text:span text:style-name="T64">(</text:span><text:span text:style-name="T59">༢༧༨ན</text:span><text:span text:style-name="T64">)</text:span></text:p>
      <text:p text:style-name="P42"><text:span text:style-name="T1">ཏ༢ </text:span><text:span text:style-name="T59">ལྷན་སྐྱེས་བསྐྱེད་ཐབས་བཤད་པ་ལ་ལྔ། </text:span><text:span text:style-name="T64">(</text:span><text:span text:style-name="T59">༢༧༨བ</text:span><text:span text:style-name="T64">)</text:span></text:p>
      <text:p text:style-name="P42"><text:span text:style-name="T1">ཐ༡ </text:span><text:span text:style-name="T59">ཉན་པར་གདམས་པ། </text:span><text:span text:style-name="T64">(</text:span><text:span text:style-name="T59">༢༧༨བ</text:span><text:span text:style-name="T64">)</text:span></text:p>
      <text:p text:style-name="P42"><text:span text:style-name="T1">ཐ༢ </text:span><text:span text:style-name="T59">གནས་ཀྱི་ཁྱད་པར། </text:span><text:span text:style-name="T64">(</text:span><text:span text:style-name="T59">༢༧༨བ</text:span><text:span text:style-name="T64">)</text:span></text:p>
      <text:p text:style-name="P42"><text:soft-page-break/><text:span text:style-name="T1">ཐ༣ </text:span><text:span text:style-name="T59">སྙོམས་འཇུག་གི་བྱ་བ། </text:span><text:span text:style-name="T64">(</text:span><text:span text:style-name="T59">༢༧༩ན</text:span><text:span text:style-name="T64">)</text:span></text:p>
      <text:p text:style-name="P42"><text:span text:style-name="T1">ཐ༤ </text:span><text:span text:style-name="T59">སྦྱོར་ཐབས་ཀྱི་ཡན་ལག །</text:span><text:span text:style-name="T64">(</text:span><text:span text:style-name="T59">༢༧༩ན</text:span><text:span text:style-name="T64">)</text:span><text:span text:style-name="T59"> </text:span></text:p>
      <text:p text:style-name="P42"><text:span text:style-name="T1">ཐ༥ </text:span><text:span text:style-name="T59">བྱང་སེམས་བསྐྱེད་ཐབས། </text:span><text:span text:style-name="T64">(</text:span><text:span text:style-name="T59">༢༧༩བ</text:span><text:span text:style-name="T64">)</text:span></text:p>
      <text:p text:style-name="P42"><text:span text:style-name="T1">ཇ༣ </text:span><text:span text:style-name="T59">ལེའུའི་མཚན། </text:span><text:span text:style-name="T64">(</text:span><text:span text:style-name="T59">༢༧༩བ</text:span><text:span text:style-name="T64">)</text:span></text:p>
      <text:p text:style-name="P52"><text:span text:style-name="T59">བརྟག་པ་ཕྱི་མ། བཅུ་གཉིས་པ་རྫོགས་པའི་ལེའུ། </text:span></text:p>
      <text:p text:style-name="P42"><text:span text:style-name="T56">ཆ</text:span><text:span text:style-name="T57">༡༢༽ </text:span><text:span text:style-name="T59">བཅུ་གཉིས་པ་རྫོགས་པའི་ལེའུ་བཤད་པ་ལ་གཉིས། </text:span><text:span text:style-name="T64">(</text:span><text:span text:style-name="T59">༢༧༩བ</text:span><text:span text:style-name="T64">)</text:span></text:p>
      <text:p text:style-name="P42"><text:span text:style-name="T1">ཇ༡ </text:span><text:span text:style-name="T59">ལེའུའི་འབྲེལ། </text:span><text:span text:style-name="T64">(</text:span><text:span text:style-name="T59">༢༧༩བ</text:span><text:span text:style-name="T64">)</text:span><text:span text:style-name="T59"> </text:span></text:p>
      <text:p text:style-name="P42"><text:span text:style-name="T1">ཇ༢ </text:span><text:span text:style-name="T59">ལེའུའི་དོན་ལ་གསུམ། </text:span><text:span text:style-name="T64">(</text:span><text:span text:style-name="T59">༢༨༠ན</text:span><text:span text:style-name="T64">)</text:span></text:p>
      <text:p text:style-name="P42"><text:span text:style-name="T1">ཉ༡ </text:span><text:span text:style-name="T59">དབང་སྦྱིན་པའི་ཚིགས་བཅད། </text:span><text:span text:style-name="T64">(</text:span><text:span text:style-name="T59">༢༨༠ན</text:span><text:span text:style-name="T64">)</text:span></text:p>
      <text:p text:style-name="P42"><text:span text:style-name="T1">ཏ༡ </text:span><text:span text:style-name="T59">མཚམས་སྦྱར་བ། </text:span><text:span text:style-name="T64">(</text:span><text:span text:style-name="T59">༢༨༠ན</text:span><text:span text:style-name="T64">)</text:span><text:span text:style-name="T59"> </text:span></text:p>
      <text:p text:style-name="P42"><text:span text:style-name="T1">ཏ༢ </text:span><text:span text:style-name="T59">སློབ་དཔོན་གྱི་དབང་གི་ཚིགས་བཅད། </text:span><text:span text:style-name="T64">(</text:span><text:span text:style-name="T59">༢༨༠ན</text:span><text:span text:style-name="T64">)</text:span><text:span text:style-name="T59"> </text:span></text:p>
      <text:p text:style-name="P42"><text:span text:style-name="T1">ཏ༣ </text:span><text:span text:style-name="T59">གསང་དབང་གི་ཚིགས་བཅད། </text:span><text:span text:style-name="T64">(</text:span><text:span text:style-name="T59">༢༨༠བ</text:span><text:span text:style-name="T64">)</text:span><text:span text:style-name="T59"> </text:span></text:p>
      <text:p text:style-name="P42"><text:span text:style-name="T1">ཏ༤ </text:span><text:span text:style-name="T59">ཤེས་རབ་ཡེ་ཤེས་ཀྱི་ཚིགས་བཅད། </text:span><text:span text:style-name="T64">(</text:span><text:span text:style-name="T59">༢༨༠བ</text:span><text:span text:style-name="T64">)</text:span><text:span text:style-name="T59"> </text:span></text:p>
      <text:p text:style-name="P42"><text:span text:style-name="T1">ཏ༥ </text:span><text:span text:style-name="T59">དབང་བཞི་པའི་ཚིགས་བཅད། </text:span><text:span text:style-name="T64">(</text:span><text:span text:style-name="T59">༢༨༠བ</text:span><text:span text:style-name="T64">)</text:span></text:p>
      <text:p text:style-name="P42"><text:span text:style-name="T1">ཉ༢ </text:span><text:span text:style-name="T59">མཁའ་གསང་བྱིན་རླབས། </text:span><text:span text:style-name="T64">(</text:span><text:span text:style-name="T59">༢༨༡ན</text:span><text:span text:style-name="T64">)</text:span><text:span text:style-name="T59"> </text:span></text:p>
      <text:p text:style-name="P42"><text:span text:style-name="T1">ཉ༣ </text:span><text:span text:style-name="T59">སྐུ་གསུང་ཐུགས་བྱིན་རླབས། </text:span><text:span text:style-name="T64">(</text:span><text:span text:style-name="T59">༢༨༡བ</text:span><text:span text:style-name="T64">)</text:span></text:p>
      <text:p text:style-name="P42"><text:span text:style-name="T59">ཅ༢ བརྟག་པའི་མཚན་བསྟན་པ། </text:span><text:span text:style-name="T64">(</text:span><text:span text:style-name="T59">༢༨༡བ</text:span><text:span text:style-name="T64">)</text:span></text:p>
      <text:p text:style-name="P42"><text:span text:style-name="T59">ཁ༣ མཐའ་མར་བསྟན་པ་མཇུག་གི་དོན། </text:span><text:span text:style-name="T38">(</text:span><text:span text:style-name="T40">༢༨༢ན</text:span><text:span text:style-name="T38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/>
    <style:font-face style:name="Helvetica" svg:font-family="Helvetica"/>
    <style:font-face style:name="Helvetica Neue" svg:font-family="'Helvetica Neue'"/>
    <style:font-face style:name="Kailasa Regular" svg:font-family="'Kailasa Regular'"/>
    <style:font-face style:name="Liberation Sans" svg:font-family="'Liberation Sans'" style:font-family-generic="swiss" style:font-pitch="variable"/>
    <style:font-face style:name="Monlam Uni OuChan2" svg:font-family="'Monlam Uni OuChan2'"/>
    <style:font-face style:name="Monlam Uni OuChan21" svg:font-family="'Monlam Uni OuChan2'" style:font-family-generic="system" style:font-pitch="variable"/>
    <style:font-face style:name="Monlam Uni OuChan3" svg:font-family="'Monlam Uni OuChan3'"/>
    <style:font-face style:name="Monlam Uni OuChan31" svg:font-family="'Monlam Uni OuChan3'" style:font-family-generic="system" style:font-pitch="variable"/>
    <style:font-face style:name="Monlam Uni OuChan32" svg:font-family="'Monlam Uni OuChan3'" style:font-pitch="variable"/>
    <style:font-face style:name="PingFang SC" svg:font-family="'PingFang SC'" style:font-family-generic="system" style:font-pitch="variable"/>
    <style:font-face style:name="SambhotaUnicode" svg:font-family="SambhotaUnicode" style:font-pitch="variable"/>
    <style:font-face style:name="SambhotaUnicode Regular" svg:font-family="'SambhotaUnicode Regular'"/>
    <style:font-face style:name="SambhotaUnicode Regular1" svg:font-family="'SambhotaUnicode Regular'" style:font-family-generic="system" style:font-pitch="variable"/>
    <style:font-face style:name="SambhotaUnicode1" svg:font-family="SambhotaUnicode"/>
    <style:font-face style:name="Times New Roman" svg:font-family="'Times New Roman'"/>
    <style:font-face style:name="Times New Roman1" svg:font-family="'Times New Roman'" style:font-family-generic="system" style:font-pitch="variable"/>
    <style:font-face style:name="Times Roman" svg:font-family="'Times Roman'"/>
    <style:font-face style:name="Times Roman1" svg:font-family="'Times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SambhotaUnicode1" fo:font-family="SambhotaUnicode" fo:font-size="12pt"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SambhotaUnicode1" fo:font-family="SambhotaUnicode"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ambhotaUnicode1" fo:font-family="SambhotaUnicode" fo:font-size="12pt" fo:language="zxx" fo:country="none" style:font-size-asian="12pt" style:language-asian="zxx" style:country-asian="none" style:font-name-complex="Arial Unicode MS2" style:font-family-complex="'Arial Unicode MS'" style:font-family-generic-complex="swiss" style:language-complex="zxx" style:country-complex="non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Default" style:family="paragraph" style:default-outline-level="">
      <loext:graphic-properties draw:fill="none" draw:fill-color="#ffffff"/>
      <style:paragraph-properties fo:margin-left="0in" fo:margin-right="0in" fo:margin-top="0.111in" fo:margin-bottom="0in" style:contextual-spacing="false" fo:line-height="12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12pt" fo:letter-spacing="normal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start" style:justify-single-word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" officeooo:paragraph-rsid="0019eb68" style:font-name-complex="SambhotaUnicode"/>
    </style:style>
    <style:style style:name="MP3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" officeooo:paragraph-rsid="001e9e9f" style:font-name-complex="SambhotaUnicode"/>
    </style:style>
    <style:style style:name="MP4" style:family="paragraph" style:parent-style-name="Default">
      <style:paragraph-properties fo:margin-left="0in" fo:margin-right="0in" fo:margin-top="0in" fo:margin-bottom="0in" style:contextual-spacing="false" fo:text-align="end" style:justify-single-word="false" fo:text-indent="0.25in" style:auto-text-indent="false" style:writing-mode="lr-tb"/>
      <style:text-properties style:font-name="SambhotaUnicode" officeooo:paragraph-rsid="002291b8" style:font-name-complex="SambhotaUnicode"/>
    </style:style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MP1"><text:tab/><text:page-number text:select-page="current">1</text:page-number></text:p>
      </style:footer>
    </style:master-page>
    <style:master-page style:name="Converted1" style:page-layout-name="Mpm1" draw:style-name="Mdp1">
      <style:header>
        <text:p text:style-name="Standard"/>
      </style:header>
      <style:footer>
        <text:p text:style-name="MP1"><text:tab/><text:page-number text:select-page="current">2</text:page-number></text:p>
      </style:footer>
    </style:master-page>
    <style:master-page style:name="Converted2" style:page-layout-name="Mpm1" draw:style-name="Mdp1">
      <style:header>
        <text:p text:style-name="Standard"/>
      </style:header>
      <style:footer>
        <text:p text:style-name="MP1"><text:tab/><text:page-number text:select-page="current">3</text:page-number></text:p>
      </style:footer>
    </style:master-page>
    <style:master-page style:name="Converted3" style:page-layout-name="Mpm1" draw:style-name="Mdp1">
      <style:header>
        <text:p text:style-name="MP2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117</text:page-number></text:p>
      </style:footer>
    </style:master-page>
    <style:master-page style:name="Converted4" style:page-layout-name="Mpm1" draw:style-name="Mdp1">
      <style:header>
        <text:p text:style-name="MP3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237</text:page-number></text:p>
      </style:footer>
    </style:master-page>
    <style:master-page style:name="Converted5" style:page-layout-name="Mpm1" draw:style-name="Mdp1">
      <style:header>
        <text:p text:style-name="MP4"><text:span text:style-name="MT1">ནི་ཏཱརྠའི་ཤེས་རིག་དཔེ་སྐྲུན་ཁང་།</text:span></text:p>
      </style:header>
      <style:footer>
        <text:p text:style-name="MP1"><text:tab/><text:page-number text:select-page="current">369</text:page-number></text:p>
      </style:footer>
    </style:master-page>
    <style:master-page style:name="Converted6" style:page-layout-name="Mpm1" draw:style-name="Mdp1">
      <style:header>
        <text:p text:style-name="Standard"/>
      </style:header>
      <style:footer>
        <text:p text:style-name="MP1"><text:tab/><text:page-number text:select-page="current">36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7-10T11:11:00.812541663</dc:date>
    <meta:editing-duration>PT1H15M10S</meta:editing-duration>
    <meta:editing-cycles>16</meta:editing-cycles>
    <meta:generator>LibreOffice/7.2.2.2$MacOSX_X86_64 LibreOffice_project/02b2acce88a210515b4a5bb2e46cbfb63fe97d56</meta:generator>
    <meta:document-statistic meta:table-count="0" meta:image-count="0" meta:object-count="0" meta:page-count="369" meta:paragraph-count="4039" meta:word-count="14171" meta:character-count="286847" meta:non-whitespace-character-count="275577"/>
  </office:meta>
</office:document-meta>
</file>